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ExtendedModel">
            <text:p>ExtendedMode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Extended Model of Synechocystis">
            <text:p>Extended Model of Synechocysti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I">
            <text:p>KI</text:p>
          </table:table-cell>
          <table:table-cell office:value-type="string" office:string-value="Inhibition constant matrix">
            <text:p>Inhibition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opt">
            <text:p>qopt</text:p>
          </table:table-cell>
          <table:table-cell office:value-type="string" office:string-value="Optimal solutions per condition">
            <text:p>Optimal solutions per condition</text:p>
          </table:table-cell>
        </table:table-row>
      </table:table>
      <table:table table:name="M">
        <table:table-row>
          <table:table-cell/>
          <table:table-cell table:style-name="pd1" office:value-type="string" office:string-value="Carbon_T">
            <text:p>Carbon_T</text:p>
          </table:table-cell>
          <table:table-cell table:style-name="pd1" office:value-type="string" office:string-value="PSII">
            <text:p>PSII</text:p>
          </table:table-cell>
          <table:table-cell table:style-name="pd1" office:value-type="string" office:string-value="PSI">
            <text:p>PSI</text:p>
          </table:table-cell>
          <table:table-cell table:style-name="pd1" office:value-type="string" office:string-value="Cyt6bf">
            <text:p>Cyt6bf</text:p>
          </table:table-cell>
          <table:table-cell table:style-name="pd1" office:value-type="string" office:string-value="ATPsyn">
            <text:p>ATPsyn</text:p>
          </table:table-cell>
          <table:table-cell table:style-name="pd1" office:value-type="string" office:string-value="C_fix">
            <text:p>C_fix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-0.99">
            <text:p>-0.9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O2">
            <text:p>CO2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H+">
            <text:p>H+</text:p>
          </table:table-cell>
          <table:table-cell office:value-type="float" office:value="0.0">
            <text:p/>
          </table:table-cell>
          <table:table-cell office:value-type="float" office:value="0.02">
            <text:p>0.02</text:p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">
            <text:p>P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9">
            <text:p>0.99</text:p>
          </table:table-cell>
          <table:table-cell office:value-type="float" office:value="-0.7">
            <text:p>-0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-">
            <text:p>PC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69">
            <text:p>0.6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">
            <text:p>PQ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H2">
            <text:p>PQH2</text:p>
          </table:table-cell>
          <table:table-cell office:value-type="float" office:value="0.0">
            <text:p/>
          </table:table-cell>
          <table:table-cell office:value-type="float" office:value="0.98">
            <text:p>0.98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-0.01">
            <text:p>-0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05">
            <text:p>-0.05</text:p>
          </table:table-cell>
          <table:table-cell office:value-type="float" office:value="-0.05">
            <text:p>-0.05</text:p>
          </table:table-cell>
          <table:table-cell office:value-type="float" office:value="-0.3">
            <text:p>-0.3</text:p>
          </table:table-cell>
        </table:table-row>
        <table:table-row>
          <table:table-cell table:style-name="pd1" office:value-type="string" office:string-value="NADPH">
            <text:p>NADP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-0.05">
            <text:p>-0.0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3">
            <text:p>C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7">
            <text:p>-0.7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Carbon_T">
            <text:p>Carbon_T</text:p>
          </table:table-cell>
          <table:table-cell table:style-name="pd1" office:value-type="string" office:string-value="PSII">
            <text:p>PSII</text:p>
          </table:table-cell>
          <table:table-cell table:style-name="pd1" office:value-type="string" office:string-value="PSI">
            <text:p>PSI</text:p>
          </table:table-cell>
          <table:table-cell table:style-name="pd1" office:value-type="string" office:string-value="Cyt6bf">
            <text:p>Cyt6bf</text:p>
          </table:table-cell>
          <table:table-cell table:style-name="pd1" office:value-type="string" office:string-value="ATPsyn">
            <text:p>ATPsyn</text:p>
          </table:table-cell>
          <table:table-cell table:style-name="pd1" office:value-type="string" office:string-value="C_fix">
            <text:p>C_fix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51.544473190226">
            <text:p>51.544473190226</text:p>
          </table:table-cell>
          <table:table-cell office:value-type="float" office:value="3.69205776839722">
            <text:p>3.69205776839722</text:p>
          </table:table-cell>
          <table:table-cell office:value-type="float" office:value="37.9659872964601">
            <text:p>37.9659872964601</text:p>
          </table:table-cell>
          <table:table-cell office:value-type="float" office:value="1404.89106667044">
            <text:p>1404.89106667044</text:p>
          </table:table-cell>
          <table:table-cell office:value-type="float" office:value="4.9">
            <text:p>4.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02.44">
            <text:p>702.4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Carbon_T">
            <text:p>Carbon_T</text:p>
          </table:table-cell>
          <table:table-cell table:style-name="pd1" office:value-type="string" office:string-value="PSII">
            <text:p>PSII</text:p>
          </table:table-cell>
          <table:table-cell table:style-name="pd1" office:value-type="string" office:string-value="PSI">
            <text:p>PSI</text:p>
          </table:table-cell>
          <table:table-cell table:style-name="pd1" office:value-type="string" office:string-value="Cyt6bf">
            <text:p>Cyt6bf</text:p>
          </table:table-cell>
          <table:table-cell table:style-name="pd1" office:value-type="string" office:string-value="ATPsyn">
            <text:p>ATPsyn</text:p>
          </table:table-cell>
          <table:table-cell table:style-name="pd1" office:value-type="string" office:string-value="C_fix">
            <text:p>C_fix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0315">
            <text:p>0.003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440.0">
            <text:p>440.0</text:p>
          </table:table-cell>
          <table:table-cell office:value-type="float" office:value="440.0">
            <text:p>44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O2">
            <text:p>CO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91">
            <text:p>11.9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H+">
            <text:p>H+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">
            <text:p>P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175">
            <text:p>1.4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-">
            <text:p>PC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617">
            <text:p>1.61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">
            <text:p>PQ</text:p>
          </table:table-cell>
          <table:table-cell office:value-type="float" office:value="0.0">
            <text:p/>
          </table:table-cell>
          <table:table-cell office:value-type="float" office:value="1.258656">
            <text:p>1.25865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H2">
            <text:p>PQH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003">
            <text:p>0.000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NADPH">
            <text:p>NADP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3">
            <text:p>C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91">
            <text:p>11.9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I">
        <table:table-row>
          <table:table-cell/>
          <table:table-cell table:style-name="pd1" office:value-type="string" office:string-value="Carbon_T">
            <text:p>Carbon_T</text:p>
          </table:table-cell>
          <table:table-cell table:style-name="pd1" office:value-type="string" office:string-value="PSII">
            <text:p>PSII</text:p>
          </table:table-cell>
          <table:table-cell table:style-name="pd1" office:value-type="string" office:string-value="PSI">
            <text:p>PSI</text:p>
          </table:table-cell>
          <table:table-cell table:style-name="pd1" office:value-type="string" office:string-value="Cyt6bf">
            <text:p>Cyt6bf</text:p>
          </table:table-cell>
          <table:table-cell table:style-name="pd1" office:value-type="string" office:string-value="ATPsyn">
            <text:p>ATPsyn</text:p>
          </table:table-cell>
          <table:table-cell table:style-name="pd1" office:value-type="string" office:string-value="C_fix">
            <text:p>C_fix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string" office:string-value="CO2">
            <text:p>CO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H+">
            <text:p>H+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">
            <text:p>P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-">
            <text:p>PC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">
            <text:p>PQ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H2">
            <text:p>PQH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ADPH">
            <text:p>NADP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3">
            <text:p>C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85.67">
            <text:p>385.67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  <table:table-cell table:style-name="pd1" office:value-type="string" office:string-value="26">
            <text:p>26</text:p>
          </table:table-cell>
          <table:table-cell table:style-name="pd1" office:value-type="string" office:string-value="27">
            <text:p>27</text:p>
          </table:table-cell>
          <table:table-cell table:style-name="pd1" office:value-type="string" office:string-value="28">
            <text:p>28</text:p>
          </table:table-cell>
          <table:table-cell table:style-name="pd1" office:value-type="string" office:string-value="29">
            <text:p>29</text:p>
          </table:table-cell>
          <table:table-cell table:style-name="pd1" office:value-type="string" office:string-value="30">
            <text:p>30</text:p>
          </table:table-cell>
          <table:table-cell table:style-name="pd1" office:value-type="string" office:string-value="31">
            <text:p>31</text:p>
          </table:table-cell>
          <table:table-cell table:style-name="pd1" office:value-type="string" office:string-value="32">
            <text:p>32</text:p>
          </table:table-cell>
          <table:table-cell table:style-name="pd1" office:value-type="string" office:string-value="33">
            <text:p>33</text:p>
          </table:table-cell>
          <table:table-cell table:style-name="pd1" office:value-type="string" office:string-value="34">
            <text:p>34</text:p>
          </table:table-cell>
          <table:table-cell table:style-name="pd1" office:value-type="string" office:string-value="35">
            <text:p>35</text:p>
          </table:table-cell>
          <table:table-cell table:style-name="pd1" office:value-type="string" office:string-value="36">
            <text:p>36</text:p>
          </table:table-cell>
          <table:table-cell table:style-name="pd1" office:value-type="string" office:string-value="37">
            <text:p>37</text:p>
          </table:table-cell>
          <table:table-cell table:style-name="pd1" office:value-type="string" office:string-value="38">
            <text:p>38</text:p>
          </table:table-cell>
          <table:table-cell table:style-name="pd1" office:value-type="string" office:string-value="39">
            <text:p>39</text:p>
          </table:table-cell>
          <table:table-cell table:style-name="pd1" office:value-type="string" office:string-value="40">
            <text:p>40</text:p>
          </table:table-cell>
          <table:table-cell table:style-name="pd1" office:value-type="string" office:string-value="41">
            <text:p>41</text:p>
          </table:table-cell>
          <table:table-cell table:style-name="pd1" office:value-type="string" office:string-value="42">
            <text:p>42</text:p>
          </table:table-cell>
          <table:table-cell table:style-name="pd1" office:value-type="string" office:string-value="43">
            <text:p>43</text:p>
          </table:table-cell>
          <table:table-cell table:style-name="pd1" office:value-type="string" office:string-value="44">
            <text:p>44</text:p>
          </table:table-cell>
          <table:table-cell table:style-name="pd1" office:value-type="string" office:string-value="45">
            <text:p>45</text:p>
          </table:table-cell>
          <table:table-cell table:style-name="pd1" office:value-type="string" office:string-value="46">
            <text:p>46</text:p>
          </table:table-cell>
          <table:table-cell table:style-name="pd1" office:value-type="string" office:string-value="47">
            <text:p>47</text:p>
          </table:table-cell>
          <table:table-cell table:style-name="pd1" office:value-type="string" office:string-value="48">
            <text:p>48</text:p>
          </table:table-cell>
          <table:table-cell table:style-name="pd1" office:value-type="string" office:string-value="49">
            <text:p>49</text:p>
          </table:table-cell>
          <table:table-cell table:style-name="pd1" office:value-type="string" office:string-value="50">
            <text:p>50</text:p>
          </table:table-cell>
          <table:table-cell table:style-name="pd1" office:value-type="string" office:string-value="51">
            <text:p>51</text:p>
          </table:table-cell>
          <table:table-cell table:style-name="pd1" office:value-type="string" office:string-value="52">
            <text:p>52</text:p>
          </table:table-cell>
          <table:table-cell table:style-name="pd1" office:value-type="string" office:string-value="53">
            <text:p>53</text:p>
          </table:table-cell>
          <table:table-cell table:style-name="pd1" office:value-type="string" office:string-value="54">
            <text:p>54</text:p>
          </table:table-cell>
          <table:table-cell table:style-name="pd1" office:value-type="string" office:string-value="55">
            <text:p>55</text:p>
          </table:table-cell>
          <table:table-cell table:style-name="pd1" office:value-type="string" office:string-value="56">
            <text:p>56</text:p>
          </table:table-cell>
          <table:table-cell table:style-name="pd1" office:value-type="string" office:string-value="57">
            <text:p>57</text:p>
          </table:table-cell>
          <table:table-cell table:style-name="pd1" office:value-type="string" office:string-value="58">
            <text:p>58</text:p>
          </table:table-cell>
          <table:table-cell table:style-name="pd1" office:value-type="string" office:string-value="59">
            <text:p>59</text:p>
          </table:table-cell>
          <table:table-cell table:style-name="pd1" office:value-type="string" office:string-value="60">
            <text:p>60</text:p>
          </table:table-cell>
          <table:table-cell table:style-name="pd1" office:value-type="string" office:string-value="61">
            <text:p>61</text:p>
          </table:table-cell>
          <table:table-cell table:style-name="pd1" office:value-type="string" office:string-value="62">
            <text:p>62</text:p>
          </table:table-cell>
          <table:table-cell table:style-name="pd1" office:value-type="string" office:string-value="63">
            <text:p>63</text:p>
          </table:table-cell>
          <table:table-cell table:style-name="pd1" office:value-type="string" office:string-value="64">
            <text:p>64</text:p>
          </table:table-cell>
          <table:table-cell table:style-name="pd1" office:value-type="string" office:string-value="65">
            <text:p>65</text:p>
          </table:table-cell>
          <table:table-cell table:style-name="pd1" office:value-type="string" office:string-value="66">
            <text:p>66</text:p>
          </table:table-cell>
          <table:table-cell table:style-name="pd1" office:value-type="string" office:string-value="67">
            <text:p>67</text:p>
          </table:table-cell>
          <table:table-cell table:style-name="pd1" office:value-type="string" office:string-value="68">
            <text:p>68</text:p>
          </table:table-cell>
          <table:table-cell table:style-name="pd1" office:value-type="string" office:string-value="69">
            <text:p>69</text:p>
          </table:table-cell>
          <table:table-cell table:style-name="pd1" office:value-type="string" office:string-value="70">
            <text:p>70</text:p>
          </table:table-cell>
          <table:table-cell table:style-name="pd1" office:value-type="string" office:string-value="71">
            <text:p>71</text:p>
          </table:table-cell>
          <table:table-cell table:style-name="pd1" office:value-type="string" office:string-value="72">
            <text:p>72</text:p>
          </table:table-cell>
          <table:table-cell table:style-name="pd1" office:value-type="string" office:string-value="73">
            <text:p>73</text:p>
          </table:table-cell>
          <table:table-cell table:style-name="pd1" office:value-type="string" office:string-value="74">
            <text:p>74</text:p>
          </table:table-cell>
          <table:table-cell table:style-name="pd1" office:value-type="string" office:string-value="75">
            <text:p>75</text:p>
          </table:table-cell>
          <table:table-cell table:style-name="pd1" office:value-type="string" office:string-value="76">
            <text:p>76</text:p>
          </table:table-cell>
          <table:table-cell table:style-name="pd1" office:value-type="string" office:string-value="77">
            <text:p>77</text:p>
          </table:table-cell>
          <table:table-cell table:style-name="pd1" office:value-type="string" office:string-value="78">
            <text:p>78</text:p>
          </table:table-cell>
          <table:table-cell table:style-name="pd1" office:value-type="string" office:string-value="79">
            <text:p>79</text:p>
          </table:table-cell>
          <table:table-cell table:style-name="pd1" office:value-type="string" office:string-value="80">
            <text:p>80</text:p>
          </table:table-cell>
          <table:table-cell table:style-name="pd1" office:value-type="string" office:string-value="81">
            <text:p>81</text:p>
          </table:table-cell>
          <table:table-cell table:style-name="pd1" office:value-type="string" office:string-value="82">
            <text:p>82</text:p>
          </table:table-cell>
          <table:table-cell table:style-name="pd1" office:value-type="string" office:string-value="83">
            <text:p>83</text:p>
          </table:table-cell>
          <table:table-cell table:style-name="pd1" office:value-type="string" office:string-value="84">
            <text:p>84</text:p>
          </table:table-cell>
          <table:table-cell table:style-name="pd1" office:value-type="string" office:string-value="85">
            <text:p>85</text:p>
          </table:table-cell>
          <table:table-cell table:style-name="pd1" office:value-type="string" office:string-value="86">
            <text:p>86</text:p>
          </table:table-cell>
          <table:table-cell table:style-name="pd1" office:value-type="string" office:string-value="87">
            <text:p>87</text:p>
          </table:table-cell>
          <table:table-cell table:style-name="pd1" office:value-type="string" office:string-value="88">
            <text:p>88</text:p>
          </table:table-cell>
          <table:table-cell table:style-name="pd1" office:value-type="string" office:string-value="89">
            <text:p>89</text:p>
          </table:table-cell>
          <table:table-cell table:style-name="pd1" office:value-type="string" office:string-value="90">
            <text:p>90</text:p>
          </table:table-cell>
          <table:table-cell table:style-name="pd1" office:value-type="string" office:string-value="91">
            <text:p>91</text:p>
          </table:table-cell>
          <table:table-cell table:style-name="pd1" office:value-type="string" office:string-value="92">
            <text:p>92</text:p>
          </table:table-cell>
          <table:table-cell table:style-name="pd1" office:value-type="string" office:string-value="93">
            <text:p>93</text:p>
          </table:table-cell>
          <table:table-cell table:style-name="pd1" office:value-type="string" office:string-value="94">
            <text:p>94</text:p>
          </table:table-cell>
          <table:table-cell table:style-name="pd1" office:value-type="string" office:string-value="95">
            <text:p>95</text:p>
          </table:table-cell>
          <table:table-cell table:style-name="pd1" office:value-type="string" office:string-value="96">
            <text:p>96</text:p>
          </table:table-cell>
          <table:table-cell table:style-name="pd1" office:value-type="string" office:string-value="97">
            <text:p>97</text:p>
          </table:table-cell>
          <table:table-cell table:style-name="pd1" office:value-type="string" office:string-value="98">
            <text:p>98</text:p>
          </table:table-cell>
          <table:table-cell table:style-name="pd1" office:value-type="string" office:string-value="99">
            <text:p>99</text:p>
          </table:table-cell>
          <table:table-cell table:style-name="pd1" office:value-type="string" office:string-value="100">
            <text:p>100</text:p>
          </table:table-cell>
          <table:table-cell table:style-name="pd1" office:value-type="string" office:string-value="101">
            <text:p>101</text:p>
          </table:table-cell>
          <table:table-cell table:style-name="pd1" office:value-type="string" office:string-value="102">
            <text:p>102</text:p>
          </table:table-cell>
          <table:table-cell table:style-name="pd1" office:value-type="string" office:string-value="103">
            <text:p>103</text:p>
          </table:table-cell>
          <table:table-cell table:style-name="pd1" office:value-type="string" office:string-value="104">
            <text:p>104</text:p>
          </table:table-cell>
          <table:table-cell table:style-name="pd1" office:value-type="string" office:string-value="105">
            <text:p>105</text:p>
          </table:table-cell>
          <table:table-cell table:style-name="pd1" office:value-type="string" office:string-value="106">
            <text:p>106</text:p>
          </table:table-cell>
          <table:table-cell table:style-name="pd1" office:value-type="string" office:string-value="107">
            <text:p>107</text:p>
          </table:table-cell>
          <table:table-cell table:style-name="pd1" office:value-type="string" office:string-value="108">
            <text:p>108</text:p>
          </table:table-cell>
          <table:table-cell table:style-name="pd1" office:value-type="string" office:string-value="109">
            <text:p>109</text:p>
          </table:table-cell>
          <table:table-cell table:style-name="pd1" office:value-type="string" office:string-value="110">
            <text:p>110</text:p>
          </table:table-cell>
          <table:table-cell table:style-name="pd1" office:value-type="string" office:string-value="111">
            <text:p>111</text:p>
          </table:table-cell>
          <table:table-cell table:style-name="pd1" office:value-type="string" office:string-value="112">
            <text:p>112</text:p>
          </table:table-cell>
          <table:table-cell table:style-name="pd1" office:value-type="string" office:string-value="113">
            <text:p>113</text:p>
          </table:table-cell>
          <table:table-cell table:style-name="pd1" office:value-type="string" office:string-value="114">
            <text:p>114</text:p>
          </table:table-cell>
          <table:table-cell table:style-name="pd1" office:value-type="string" office:string-value="115">
            <text:p>115</text:p>
          </table:table-cell>
          <table:table-cell table:style-name="pd1" office:value-type="string" office:string-value="116">
            <text:p>116</text:p>
          </table:table-cell>
          <table:table-cell table:style-name="pd1" office:value-type="string" office:string-value="117">
            <text:p>117</text:p>
          </table:table-cell>
          <table:table-cell table:style-name="pd1" office:value-type="string" office:string-value="118">
            <text:p>118</text:p>
          </table:table-cell>
          <table:table-cell table:style-name="pd1" office:value-type="string" office:string-value="119">
            <text:p>119</text:p>
          </table:table-cell>
          <table:table-cell table:style-name="pd1" office:value-type="string" office:string-value="120">
            <text:p>120</text:p>
          </table:table-cell>
          <table:table-cell table:style-name="pd1" office:value-type="string" office:string-value="121">
            <text:p>121</text:p>
          </table:table-cell>
          <table:table-cell table:style-name="pd1" office:value-type="string" office:string-value="122">
            <text:p>122</text:p>
          </table:table-cell>
          <table:table-cell table:style-name="pd1" office:value-type="string" office:string-value="123">
            <text:p>123</text:p>
          </table:table-cell>
          <table:table-cell table:style-name="pd1" office:value-type="string" office:string-value="124">
            <text:p>124</text:p>
          </table:table-cell>
          <table:table-cell table:style-name="pd1" office:value-type="string" office:string-value="125">
            <text:p>125</text:p>
          </table:table-cell>
          <table:table-cell table:style-name="pd1" office:value-type="string" office:string-value="126">
            <text:p>126</text:p>
          </table:table-cell>
          <table:table-cell table:style-name="pd1" office:value-type="string" office:string-value="127">
            <text:p>127</text:p>
          </table:table-cell>
          <table:table-cell table:style-name="pd1" office:value-type="string" office:string-value="128">
            <text:p>128</text:p>
          </table:table-cell>
          <table:table-cell table:style-name="pd1" office:value-type="string" office:string-value="129">
            <text:p>129</text:p>
          </table:table-cell>
          <table:table-cell table:style-name="pd1" office:value-type="string" office:string-value="130">
            <text:p>130</text:p>
          </table:table-cell>
          <table:table-cell table:style-name="pd1" office:value-type="string" office:string-value="131">
            <text:p>131</text:p>
          </table:table-cell>
          <table:table-cell table:style-name="pd1" office:value-type="string" office:string-value="132">
            <text:p>132</text:p>
          </table:table-cell>
          <table:table-cell table:style-name="pd1" office:value-type="string" office:string-value="133">
            <text:p>133</text:p>
          </table:table-cell>
          <table:table-cell table:style-name="pd1" office:value-type="string" office:string-value="134">
            <text:p>134</text:p>
          </table:table-cell>
          <table:table-cell table:style-name="pd1" office:value-type="string" office:string-value="135">
            <text:p>135</text:p>
          </table:table-cell>
          <table:table-cell table:style-name="pd1" office:value-type="string" office:string-value="136">
            <text:p>136</text:p>
          </table:table-cell>
          <table:table-cell table:style-name="pd1" office:value-type="string" office:string-value="137">
            <text:p>137</text:p>
          </table:table-cell>
          <table:table-cell table:style-name="pd1" office:value-type="string" office:string-value="138">
            <text:p>138</text:p>
          </table:table-cell>
          <table:table-cell table:style-name="pd1" office:value-type="string" office:string-value="139">
            <text:p>139</text:p>
          </table:table-cell>
          <table:table-cell table:style-name="pd1" office:value-type="string" office:string-value="140">
            <text:p>140</text:p>
          </table:table-cell>
          <table:table-cell table:style-name="pd1" office:value-type="string" office:string-value="141">
            <text:p>141</text:p>
          </table:table-cell>
          <table:table-cell table:style-name="pd1" office:value-type="string" office:string-value="142">
            <text:p>142</text:p>
          </table:table-cell>
          <table:table-cell table:style-name="pd1" office:value-type="string" office:string-value="143">
            <text:p>143</text:p>
          </table:table-cell>
          <table:table-cell table:style-name="pd1" office:value-type="string" office:string-value="144">
            <text:p>144</text:p>
          </table:table-cell>
          <table:table-cell table:style-name="pd1" office:value-type="string" office:string-value="145">
            <text:p>145</text:p>
          </table:table-cell>
          <table:table-cell table:style-name="pd1" office:value-type="string" office:string-value="146">
            <text:p>146</text:p>
          </table:table-cell>
          <table:table-cell table:style-name="pd1" office:value-type="string" office:string-value="147">
            <text:p>147</text:p>
          </table:table-cell>
          <table:table-cell table:style-name="pd1" office:value-type="string" office:string-value="148">
            <text:p>148</text:p>
          </table:table-cell>
          <table:table-cell table:style-name="pd1" office:value-type="string" office:string-value="149">
            <text:p>149</text:p>
          </table:table-cell>
          <table:table-cell table:style-name="pd1" office:value-type="string" office:string-value="150">
            <text:p>150</text:p>
          </table:table-cell>
          <table:table-cell table:style-name="pd1" office:value-type="string" office:string-value="151">
            <text:p>151</text:p>
          </table:table-cell>
          <table:table-cell table:style-name="pd1" office:value-type="string" office:string-value="152">
            <text:p>152</text:p>
          </table:table-cell>
          <table:table-cell table:style-name="pd1" office:value-type="string" office:string-value="153">
            <text:p>153</text:p>
          </table:table-cell>
          <table:table-cell table:style-name="pd1" office:value-type="string" office:string-value="154">
            <text:p>154</text:p>
          </table:table-cell>
          <table:table-cell table:style-name="pd1" office:value-type="string" office:string-value="155">
            <text:p>155</text:p>
          </table:table-cell>
          <table:table-cell table:style-name="pd1" office:value-type="string" office:string-value="156">
            <text:p>156</text:p>
          </table:table-cell>
          <table:table-cell table:style-name="pd1" office:value-type="string" office:string-value="157">
            <text:p>157</text:p>
          </table:table-cell>
          <table:table-cell table:style-name="pd1" office:value-type="string" office:string-value="158">
            <text:p>158</text:p>
          </table:table-cell>
          <table:table-cell table:style-name="pd1" office:value-type="string" office:string-value="159">
            <text:p>159</text:p>
          </table:table-cell>
          <table:table-cell table:style-name="pd1" office:value-type="string" office:string-value="160">
            <text:p>160</text:p>
          </table:table-cell>
          <table:table-cell table:style-name="pd1" office:value-type="string" office:string-value="161">
            <text:p>161</text:p>
          </table:table-cell>
          <table:table-cell table:style-name="pd1" office:value-type="string" office:string-value="162">
            <text:p>162</text:p>
          </table:table-cell>
          <table:table-cell table:style-name="pd1" office:value-type="string" office:string-value="163">
            <text:p>163</text:p>
          </table:table-cell>
          <table:table-cell table:style-name="pd1" office:value-type="string" office:string-value="164">
            <text:p>164</text:p>
          </table:table-cell>
          <table:table-cell table:style-name="pd1" office:value-type="string" office:string-value="165">
            <text:p>165</text:p>
          </table:table-cell>
          <table:table-cell table:style-name="pd1" office:value-type="string" office:string-value="166">
            <text:p>166</text:p>
          </table:table-cell>
          <table:table-cell table:style-name="pd1" office:value-type="string" office:string-value="167">
            <text:p>167</text:p>
          </table:table-cell>
          <table:table-cell table:style-name="pd1" office:value-type="string" office:string-value="168">
            <text:p>168</text:p>
          </table:table-cell>
          <table:table-cell table:style-name="pd1" office:value-type="string" office:string-value="169">
            <text:p>169</text:p>
          </table:table-cell>
          <table:table-cell table:style-name="pd1" office:value-type="string" office:string-value="170">
            <text:p>170</text:p>
          </table:table-cell>
          <table:table-cell table:style-name="pd1" office:value-type="string" office:string-value="171">
            <text:p>171</text:p>
          </table:table-cell>
          <table:table-cell table:style-name="pd1" office:value-type="string" office:string-value="172">
            <text:p>172</text:p>
          </table:table-cell>
          <table:table-cell table:style-name="pd1" office:value-type="string" office:string-value="173">
            <text:p>173</text:p>
          </table:table-cell>
          <table:table-cell table:style-name="pd1" office:value-type="string" office:string-value="174">
            <text:p>174</text:p>
          </table:table-cell>
          <table:table-cell table:style-name="pd1" office:value-type="string" office:string-value="175">
            <text:p>175</text:p>
          </table:table-cell>
          <table:table-cell table:style-name="pd1" office:value-type="string" office:string-value="176">
            <text:p>176</text:p>
          </table:table-cell>
          <table:table-cell table:style-name="pd1" office:value-type="string" office:string-value="177">
            <text:p>177</text:p>
          </table:table-cell>
          <table:table-cell table:style-name="pd1" office:value-type="string" office:string-value="178">
            <text:p>178</text:p>
          </table:table-cell>
          <table:table-cell table:style-name="pd1" office:value-type="string" office:string-value="179">
            <text:p>179</text:p>
          </table:table-cell>
          <table:table-cell table:style-name="pd1" office:value-type="string" office:string-value="180">
            <text:p>180</text:p>
          </table:table-cell>
          <table:table-cell table:style-name="pd1" office:value-type="string" office:string-value="181">
            <text:p>181</text:p>
          </table:table-cell>
          <table:table-cell table:style-name="pd1" office:value-type="string" office:string-value="182">
            <text:p>182</text:p>
          </table:table-cell>
          <table:table-cell table:style-name="pd1" office:value-type="string" office:string-value="183">
            <text:p>183</text:p>
          </table:table-cell>
          <table:table-cell table:style-name="pd1" office:value-type="string" office:string-value="184">
            <text:p>184</text:p>
          </table:table-cell>
          <table:table-cell table:style-name="pd1" office:value-type="string" office:string-value="185">
            <text:p>185</text:p>
          </table:table-cell>
          <table:table-cell table:style-name="pd1" office:value-type="string" office:string-value="186">
            <text:p>186</text:p>
          </table:table-cell>
          <table:table-cell table:style-name="pd1" office:value-type="string" office:string-value="187">
            <text:p>187</text:p>
          </table:table-cell>
          <table:table-cell table:style-name="pd1" office:value-type="string" office:string-value="188">
            <text:p>188</text:p>
          </table:table-cell>
          <table:table-cell table:style-name="pd1" office:value-type="string" office:string-value="189">
            <text:p>189</text:p>
          </table:table-cell>
          <table:table-cell table:style-name="pd1" office:value-type="string" office:string-value="190">
            <text:p>190</text:p>
          </table:table-cell>
          <table:table-cell table:style-name="pd1" office:value-type="string" office:string-value="191">
            <text:p>191</text:p>
          </table:table-cell>
          <table:table-cell table:style-name="pd1" office:value-type="string" office:string-value="192">
            <text:p>192</text:p>
          </table:table-cell>
          <table:table-cell table:style-name="pd1" office:value-type="string" office:string-value="193">
            <text:p>193</text:p>
          </table:table-cell>
          <table:table-cell table:style-name="pd1" office:value-type="string" office:string-value="194">
            <text:p>194</text:p>
          </table:table-cell>
          <table:table-cell table:style-name="pd1" office:value-type="string" office:string-value="195">
            <text:p>195</text:p>
          </table:table-cell>
          <table:table-cell table:style-name="pd1" office:value-type="string" office:string-value="196">
            <text:p>196</text:p>
          </table:table-cell>
          <table:table-cell table:style-name="pd1" office:value-type="string" office:string-value="197">
            <text:p>197</text:p>
          </table:table-cell>
          <table:table-cell table:style-name="pd1" office:value-type="string" office:string-value="198">
            <text:p>198</text:p>
          </table:table-cell>
          <table:table-cell table:style-name="pd1" office:value-type="string" office:string-value="199">
            <text:p>199</text:p>
          </table:table-cell>
          <table:table-cell table:style-name="pd1" office:value-type="string" office:string-value="200">
            <text:p>200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1100.0">
            <text:p>1100.0</text:p>
          </table:table-cell>
          <table:table-cell office:value-type="float" office:value="1057.692307692308">
            <text:p>1057.692307692308</text:p>
          </table:table-cell>
          <table:table-cell office:value-type="float" office:value="1017.011834319526">
            <text:p>1017.011834319526</text:p>
          </table:table-cell>
          <table:table-cell office:value-type="float" office:value="977.8959945380062">
            <text:p>977.8959945380062</text:p>
          </table:table-cell>
          <table:table-cell office:value-type="float" office:value="940.2846101326984">
            <text:p>940.2846101326984</text:p>
          </table:table-cell>
          <table:table-cell office:value-type="float" office:value="904.1198174352868">
            <text:p>904.1198174352868</text:p>
          </table:table-cell>
          <table:table-cell office:value-type="float" office:value="869.3459783031603">
            <text:p>869.3459783031603</text:p>
          </table:table-cell>
          <table:table-cell office:value-type="float" office:value="835.9095945222696">
            <text:p>835.9095945222696</text:p>
          </table:table-cell>
          <table:table-cell office:value-type="float" office:value="803.7592255021823">
            <text:p>803.7592255021823</text:p>
          </table:table-cell>
          <table:table-cell office:value-type="float" office:value="772.8454091367137">
            <text:p>772.8454091367137</text:p>
          </table:table-cell>
          <table:table-cell office:value-type="float" office:value="743.1205857083785">
            <text:p>743.1205857083785</text:p>
          </table:table-cell>
          <table:table-cell office:value-type="float" office:value="714.5390247195946">
            <text:p>714.5390247195946</text:p>
          </table:table-cell>
          <table:table-cell office:value-type="float" office:value="687.0567545380717">
            <text:p>687.0567545380717</text:p>
          </table:table-cell>
          <table:table-cell office:value-type="float" office:value="660.6314947481459">
            <text:p>660.6314947481459</text:p>
          </table:table-cell>
          <table:table-cell office:value-type="float" office:value="635.2225911039864">
            <text:p>635.2225911039864</text:p>
          </table:table-cell>
          <table:table-cell office:value-type="float" office:value="610.7909529846022">
            <text:p>610.7909529846022</text:p>
          </table:table-cell>
          <table:table-cell office:value-type="float" office:value="587.2989932544252">
            <text:p>587.2989932544252</text:p>
          </table:table-cell>
          <table:table-cell office:value-type="float" office:value="564.7105704369474">
            <text:p>564.7105704369474</text:p>
          </table:table-cell>
          <table:table-cell office:value-type="float" office:value="542.9909331124494">
            <text:p>542.9909331124494</text:p>
          </table:table-cell>
          <table:table-cell office:value-type="float" office:value="522.1066664542783">
            <text:p>522.1066664542783</text:p>
          </table:table-cell>
          <table:table-cell office:value-type="float" office:value="502.0256408214214">
            <text:p>502.0256408214214</text:p>
          </table:table-cell>
          <table:table-cell office:value-type="float" office:value="482.7169623282898">
            <text:p>482.7169623282898</text:p>
          </table:table-cell>
          <table:table-cell office:value-type="float" office:value="464.1509253156632">
            <text:p>464.1509253156632</text:p>
          </table:table-cell>
          <table:table-cell office:value-type="float" office:value="446.2989666496762">
            <text:p>446.2989666496762</text:p>
          </table:table-cell>
          <table:table-cell office:value-type="float" office:value="429.1336217785348">
            <text:p>429.1336217785348</text:p>
          </table:table-cell>
          <table:table-cell office:value-type="float" office:value="412.6284824793603">
            <text:p>412.6284824793603</text:p>
          </table:table-cell>
          <table:table-cell office:value-type="float" office:value="396.7581562301542">
            <text:p>396.7581562301542</text:p>
          </table:table-cell>
          <table:table-cell office:value-type="float" office:value="381.498227144379">
            <text:p>381.498227144379</text:p>
          </table:table-cell>
          <table:table-cell office:value-type="float" office:value="366.8252184080567">
            <text:p>366.8252184080567</text:p>
          </table:table-cell>
          <table:table-cell office:value-type="float" office:value="352.716556161593">
            <text:p>352.716556161593</text:p>
          </table:table-cell>
          <table:table-cell office:value-type="float" office:value="339.1505347707625">
            <text:p>339.1505347707625</text:p>
          </table:table-cell>
          <table:table-cell office:value-type="float" office:value="326.1062834334255">
            <text:p>326.1062834334255</text:p>
          </table:table-cell>
          <table:table-cell office:value-type="float" office:value="313.5637340706014">
            <text:p>313.5637340706014</text:p>
          </table:table-cell>
          <table:table-cell office:value-type="float" office:value="301.5035904525013">
            <text:p>301.5035904525013</text:p>
          </table:table-cell>
          <table:table-cell office:value-type="float" office:value="289.9072985120205">
            <text:p>289.9072985120205</text:p>
          </table:table-cell>
          <table:table-cell office:value-type="float" office:value="278.7570178000197">
            <text:p>278.7570178000197</text:p>
          </table:table-cell>
          <table:table-cell office:value-type="float" office:value="268.0355940384804">
            <text:p>268.0355940384804</text:p>
          </table:table-cell>
          <table:table-cell office:value-type="float" office:value="257.7265327293081">
            <text:p>257.7265327293081</text:p>
          </table:table-cell>
          <table:table-cell office:value-type="float" office:value="247.8139737781809">
            <text:p>247.8139737781809</text:p>
          </table:table-cell>
          <table:table-cell office:value-type="float" office:value="238.2826670944047">
            <text:p>238.2826670944047</text:p>
          </table:table-cell>
          <table:table-cell office:value-type="float" office:value="229.1179491292353">
            <text:p>229.1179491292353</text:p>
          </table:table-cell>
          <table:table-cell office:value-type="float" office:value="220.3057203165724">
            <text:p>220.3057203165724</text:p>
          </table:table-cell>
          <table:table-cell office:value-type="float" office:value="211.8324233813196">
            <text:p>211.8324233813196</text:p>
          </table:table-cell>
          <table:table-cell office:value-type="float" office:value="203.6850224820381">
            <text:p>203.6850224820381</text:p>
          </table:table-cell>
          <table:table-cell office:value-type="float" office:value="195.8509831558058">
            <text:p>195.8509831558058</text:p>
          </table:table-cell>
          <table:table-cell office:value-type="float" office:value="188.3182530344286">
            <text:p>188.3182530344286</text:p>
          </table:table-cell>
          <table:table-cell office:value-type="float" office:value="181.0752433023353">
            <text:p>181.0752433023353</text:p>
          </table:table-cell>
          <table:table-cell office:value-type="float" office:value="174.1108108676301">
            <text:p>174.1108108676301</text:p>
          </table:table-cell>
          <table:table-cell office:value-type="float" office:value="167.414241218875">
            <text:p>167.414241218875</text:p>
          </table:table-cell>
          <table:table-cell office:value-type="float" office:value="160.975231941226">
            <text:p>160.975231941226</text:p>
          </table:table-cell>
          <table:table-cell office:value-type="float" office:value="154.7838768665635">
            <text:p>154.7838768665635</text:p>
          </table:table-cell>
          <table:table-cell office:value-type="float" office:value="148.8306508332341">
            <text:p>148.8306508332341</text:p>
          </table:table-cell>
          <table:table-cell office:value-type="float" office:value="143.1063950319559">
            <text:p>143.1063950319559</text:p>
          </table:table-cell>
          <table:table-cell office:value-type="float" office:value="137.6023029153422">
            <text:p>137.6023029153422</text:p>
          </table:table-cell>
          <table:table-cell office:value-type="float" office:value="132.3099066493675">
            <text:p>132.3099066493675</text:p>
          </table:table-cell>
          <table:table-cell office:value-type="float" office:value="127.2210640859302">
            <text:p>127.2210640859302</text:p>
          </table:table-cell>
          <table:table-cell office:value-type="float" office:value="122.3279462364714">
            <text:p>122.3279462364714</text:p>
          </table:table-cell>
          <table:table-cell office:value-type="float" office:value="117.6230252273763">
            <text:p>117.6230252273763</text:p>
          </table:table-cell>
          <table:table-cell office:value-type="float" office:value="113.0990627186311">
            <text:p>113.0990627186311</text:p>
          </table:table-cell>
          <table:table-cell office:value-type="float" office:value="108.7490987679145">
            <text:p>108.7490987679145</text:p>
          </table:table-cell>
          <table:table-cell office:value-type="float" office:value="104.5664411229947">
            <text:p>104.5664411229947</text:p>
          </table:table-cell>
          <table:table-cell office:value-type="float" office:value="100.5446549259564">
            <text:p>100.5446549259564</text:p>
          </table:table-cell>
          <table:table-cell office:value-type="float" office:value="96.67755281341968">
            <text:p>96.67755281341968</text:p>
          </table:table-cell>
          <table:table-cell office:value-type="float" office:value="92.95918539751892">
            <text:p>92.95918539751892</text:p>
          </table:table-cell>
          <table:table-cell office:value-type="float" office:value="89.38383211299895">
            <text:p>89.38383211299895</text:p>
          </table:table-cell>
          <table:table-cell office:value-type="float" office:value="85.94599241634513">
            <text:p>85.94599241634513</text:p>
          </table:table-cell>
          <table:table-cell office:value-type="float" office:value="82.64037732340879">
            <text:p>82.64037732340879</text:p>
          </table:table-cell>
          <table:table-cell office:value-type="float" office:value="79.46190127250844">
            <text:p>79.46190127250844</text:p>
          </table:table-cell>
          <table:table-cell office:value-type="float" office:value="76.40567430048888">
            <text:p>76.40567430048888</text:p>
          </table:table-cell>
          <table:table-cell office:value-type="float" office:value="73.46699451970085">
            <text:p>73.46699451970085</text:p>
          </table:table-cell>
          <table:table-cell office:value-type="float" office:value="70.64134088432773">
            <text:p>70.64134088432773</text:p>
          </table:table-cell>
          <table:table-cell office:value-type="float" office:value="67.9243662349305">
            <text:p>67.9243662349305</text:p>
          </table:table-cell>
          <table:table-cell office:value-type="float" office:value="65.31189061051009">
            <text:p>65.31189061051009</text:p>
          </table:table-cell>
          <table:table-cell office:value-type="float" office:value="62.79989481779816">
            <text:p>62.79989481779816</text:p>
          </table:table-cell>
          <table:table-cell office:value-type="float" office:value="60.38451424788285">
            <text:p>60.38451424788285</text:p>
          </table:table-cell>
          <table:table-cell office:value-type="float" office:value="58.06203293065658">
            <text:p>58.06203293065658</text:p>
          </table:table-cell>
          <table:table-cell office:value-type="float" office:value="55.82887781793902">
            <text:p>55.82887781793902</text:p>
          </table:table-cell>
          <table:table-cell office:value-type="float" office:value="53.68161328647983">
            <text:p>53.68161328647983</text:p>
          </table:table-cell>
          <table:table-cell office:value-type="float" office:value="51.61693585238445">
            <text:p>51.61693585238445</text:p>
          </table:table-cell>
          <table:table-cell office:value-type="float" office:value="49.6316690888312">
            <text:p>49.6316690888312</text:p>
          </table:table-cell>
          <table:table-cell office:value-type="float" office:value="47.72275873926077">
            <text:p>47.72275873926077</text:p>
          </table:table-cell>
          <table:table-cell office:value-type="float" office:value="45.88726801851997">
            <text:p>45.88726801851997</text:p>
          </table:table-cell>
          <table:table-cell office:value-type="float" office:value="44.12237309473074">
            <text:p>44.12237309473074</text:p>
          </table:table-cell>
          <table:table-cell office:value-type="float" office:value="42.4253587449334">
            <text:p>42.4253587449334</text:p>
          </table:table-cell>
          <table:table-cell office:value-type="float" office:value="40.79361417782058">
            <text:p>40.79361417782058</text:p>
          </table:table-cell>
          <table:table-cell office:value-type="float" office:value="39.22462901713517">
            <text:p>39.22462901713517</text:p>
          </table:table-cell>
          <table:table-cell office:value-type="float" office:value="37.71598943955305">
            <text:p>37.71598943955305</text:p>
          </table:table-cell>
          <table:table-cell office:value-type="float" office:value="36.2653744611087">
            <text:p>36.2653744611087</text:p>
          </table:table-cell>
          <table:table-cell office:value-type="float" office:value="34.87055236645067">
            <text:p>34.87055236645067</text:p>
          </table:table-cell>
          <table:table-cell office:value-type="float" office:value="33.52937727543334">
            <text:p>33.52937727543334</text:p>
          </table:table-cell>
          <table:table-cell office:value-type="float" office:value="32.23978584176282">
            <text:p>32.23978584176282</text:p>
          </table:table-cell>
          <table:table-cell office:value-type="float" office:value="30.9997940786181">
            <text:p>30.9997940786181</text:p>
          </table:table-cell>
          <table:table-cell office:value-type="float" office:value="29.80749430636356">
            <text:p>29.80749430636356</text:p>
          </table:table-cell>
          <table:table-cell office:value-type="float" office:value="28.66105221765726">
            <text:p>28.66105221765726</text:p>
          </table:table-cell>
          <table:table-cell office:value-type="float" office:value="27.55870405543968">
            <text:p>27.55870405543968</text:p>
          </table:table-cell>
          <table:table-cell office:value-type="float" office:value="26.49875389946123">
            <text:p>26.49875389946123</text:p>
          </table:table-cell>
          <table:table-cell office:value-type="float" office:value="25.47957105717425">
            <text:p>25.47957105717425</text:p>
          </table:table-cell>
          <table:table-cell office:value-type="float" office:value="24.49958755497525">
            <text:p>24.49958755497525</text:p>
          </table:table-cell>
          <table:table-cell office:value-type="float" office:value="23.55729572593773">
            <text:p>23.55729572593773</text:p>
          </table:table-cell>
          <table:table-cell office:value-type="float" office:value="22.65124589032474">
            <text:p>22.65124589032474</text:p>
          </table:table-cell>
          <table:table-cell office:value-type="float" office:value="21.78004412531225">
            <text:p>21.78004412531225</text:p>
          </table:table-cell>
          <table:table-cell office:value-type="float" office:value="20.94235012049255">
            <text:p>20.94235012049255</text:p>
          </table:table-cell>
          <table:table-cell office:value-type="float" office:value="20.13687511585822">
            <text:p>20.13687511585822</text:p>
          </table:table-cell>
          <table:table-cell office:value-type="float" office:value="19.36237991909445">
            <text:p>19.36237991909445</text:p>
          </table:table-cell>
          <table:table-cell office:value-type="float" office:value="18.61767299912928">
            <text:p>18.61767299912928</text:p>
          </table:table-cell>
          <table:table-cell office:value-type="float" office:value="17.90160865300892">
            <text:p>17.90160865300892</text:p>
          </table:table-cell>
          <table:table-cell office:value-type="float" office:value="17.21308524327781">
            <text:p>17.21308524327781</text:p>
          </table:table-cell>
          <table:table-cell office:value-type="float" office:value="16.55104350315174">
            <text:p>16.55104350315174</text:p>
          </table:table-cell>
          <table:table-cell office:value-type="float" office:value="15.91446490687667">
            <text:p>15.91446490687667</text:p>
          </table:table-cell>
          <table:table-cell office:value-type="float" office:value="15.30237010276603">
            <text:p>15.30237010276603</text:p>
          </table:table-cell>
          <table:table-cell office:value-type="float" office:value="14.7138174065058">
            <text:p>14.7138174065058</text:p>
          </table:table-cell>
          <table:table-cell office:value-type="float" office:value="14.14790135240942">
            <text:p>14.14790135240942</text:p>
          </table:table-cell>
          <table:table-cell office:value-type="float" office:value="13.60375130039367">
            <text:p>13.60375130039367</text:p>
          </table:table-cell>
          <table:table-cell office:value-type="float" office:value="13.08053009653238">
            <text:p>13.08053009653238</text:p>
          </table:table-cell>
          <table:table-cell office:value-type="float" office:value="12.57743278512728">
            <text:p>12.57743278512728</text:p>
          </table:table-cell>
          <table:table-cell office:value-type="float" office:value="12.0936853703147">
            <text:p>12.0936853703147</text:p>
          </table:table-cell>
          <table:table-cell office:value-type="float" office:value="11.62854362530259">
            <text:p>11.62854362530259</text:p>
          </table:table-cell>
          <table:table-cell office:value-type="float" office:value="11.18129194740634">
            <text:p>11.18129194740634</text:p>
          </table:table-cell>
          <table:table-cell office:value-type="float" office:value="10.75124225712148">
            <text:p>10.75124225712148</text:p>
          </table:table-cell>
          <table:table-cell office:value-type="float" office:value="10.33773293953988">
            <text:p>10.33773293953988</text:p>
          </table:table-cell>
          <table:table-cell office:value-type="float" office:value="9.940127826480657">
            <text:p>9.940127826480657</text:p>
          </table:table-cell>
          <table:table-cell office:value-type="float" office:value="9.55781521776986">
            <text:p>9.55781521776986</text:p>
          </table:table-cell>
          <table:table-cell office:value-type="float" office:value="9.190206940163328">
            <text:p>9.190206940163328</text:p>
          </table:table-cell>
          <table:table-cell office:value-type="float" office:value="8.836737442464736">
            <text:p>8.836737442464736</text:p>
          </table:table-cell>
          <table:table-cell office:value-type="float" office:value="8.49686292544686">
            <text:p>8.49686292544686</text:p>
          </table:table-cell>
          <table:table-cell office:value-type="float" office:value="8.170060505237366">
            <text:p>8.170060505237366</text:p>
          </table:table-cell>
          <table:table-cell office:value-type="float" office:value="7.855827408882082">
            <text:p>7.855827408882082</text:p>
          </table:table-cell>
          <table:table-cell office:value-type="float" office:value="7.553680200848156">
            <text:p>7.553680200848156</text:p>
          </table:table-cell>
          <table:table-cell office:value-type="float" office:value="7.263154039277072">
            <text:p>7.263154039277072</text:p>
          </table:table-cell>
          <table:table-cell office:value-type="float" office:value="6.983801960843339">
            <text:p>6.983801960843339</text:p>
          </table:table-cell>
          <table:table-cell office:value-type="float" office:value="6.715194193118595">
            <text:p>6.715194193118595</text:p>
          </table:table-cell>
          <table:table-cell office:value-type="float" office:value="6.456917493383265">
            <text:p>6.456917493383265</text:p>
          </table:table-cell>
          <table:table-cell office:value-type="float" office:value="6.208574512868523">
            <text:p>6.208574512868523</text:p>
          </table:table-cell>
          <table:table-cell office:value-type="float" office:value="5.969783185450503">
            <text:p>5.969783185450503</text:p>
          </table:table-cell>
          <table:table-cell office:value-type="float" office:value="5.740176139856252">
            <text:p>5.740176139856252</text:p>
          </table:table-cell>
          <table:table-cell office:value-type="float" office:value="5.519400134477165">
            <text:p>5.519400134477165</text:p>
          </table:table-cell>
          <table:table-cell office:value-type="float" office:value="5.307115513920351">
            <text:p>5.307115513920351</text:p>
          </table:table-cell>
          <table:table-cell office:value-type="float" office:value="5.102995686461876">
            <text:p>5.102995686461876</text:p>
          </table:table-cell>
          <table:table-cell office:value-type="float" office:value="4.906726621597957">
            <text:p>4.906726621597957</text:p>
          </table:table-cell>
          <table:table-cell office:value-type="float" office:value="4.718006366921112">
            <text:p>4.718006366921112</text:p>
          </table:table-cell>
          <table:table-cell office:value-type="float" office:value="4.536544583577992">
            <text:p>4.536544583577992</text:p>
          </table:table-cell>
          <table:table-cell office:value-type="float" office:value="4.362062099594223">
            <text:p>4.362062099594223</text:p>
          </table:table-cell>
          <table:table-cell office:value-type="float" office:value="4.194290480379061">
            <text:p>4.194290480379061</text:p>
          </table:table-cell>
          <table:table-cell office:value-type="float" office:value="4.032971615749097">
            <text:p>4.032971615749097</text:p>
          </table:table-cell>
          <table:table-cell office:value-type="float" office:value="3.87785732283567">
            <text:p>3.87785732283567</text:p>
          </table:table-cell>
          <table:table-cell office:value-type="float" office:value="3.728708964265067">
            <text:p>3.728708964265067</text:p>
          </table:table-cell>
          <table:table-cell office:value-type="float" office:value="3.585297081024103">
            <text:p>3.585297081024103</text:p>
          </table:table-cell>
          <table:table-cell office:value-type="float" office:value="3.447401039446253">
            <text:p>3.447401039446253</text:p>
          </table:table-cell>
          <table:table-cell office:value-type="float" office:value="3.314808691775243">
            <text:p>3.314808691775243</text:p>
          </table:table-cell>
          <table:table-cell office:value-type="float" office:value="3.187316049783887">
            <text:p>3.187316049783887</text:p>
          </table:table-cell>
          <table:table-cell office:value-type="float" office:value="3.064726970946045">
            <text:p>3.064726970946045</text:p>
          </table:table-cell>
          <table:table-cell office:value-type="float" office:value="2.946852856678889">
            <text:p>2.946852856678889</text:p>
          </table:table-cell>
          <table:table-cell office:value-type="float" office:value="2.833512362191239">
            <text:p>2.833512362191239</text:p>
          </table:table-cell>
          <table:table-cell office:value-type="float" office:value="2.724531117491576">
            <text:p>2.724531117491576</text:p>
          </table:table-cell>
          <table:table-cell office:value-type="float" office:value="2.619741459126516">
            <text:p>2.619741459126516</text:p>
          </table:table-cell>
          <table:table-cell office:value-type="float" office:value="2.518982172237034">
            <text:p>2.518982172237034</text:p>
          </table:table-cell>
          <table:table-cell office:value-type="float" office:value="2.422098242535609">
            <text:p>2.422098242535609</text:p>
          </table:table-cell>
          <table:table-cell office:value-type="float" office:value="2.328940617822701">
            <text:p>2.328940617822701</text:p>
          </table:table-cell>
          <table:table-cell office:value-type="float" office:value="2.239365978675674">
            <text:p>2.239365978675674</text:p>
          </table:table-cell>
          <table:table-cell office:value-type="float" office:value="2.153236517957379">
            <text:p>2.153236517957379</text:p>
          </table:table-cell>
          <table:table-cell office:value-type="float" office:value="2.070419728805172">
            <text:p>2.070419728805172</text:p>
          </table:table-cell>
          <table:table-cell office:value-type="float" office:value="1.990788200774204">
            <text:p>1.990788200774204</text:p>
          </table:table-cell>
          <table:table-cell office:value-type="float" office:value="1.91421942382135">
            <text:p>1.91421942382135</text:p>
          </table:table-cell>
          <table:table-cell office:value-type="float" office:value="1.840595599828221">
            <text:p>1.840595599828221</text:p>
          </table:table-cell>
          <table:table-cell office:value-type="float" office:value="1.769803461373289">
            <text:p>1.769803461373289</text:p>
          </table:table-cell>
          <table:table-cell office:value-type="float" office:value="1.701734097474316">
            <text:p>1.701734097474316</text:p>
          </table:table-cell>
          <table:table-cell office:value-type="float" office:value="1.636282786032996">
            <text:p>1.636282786032996</text:p>
          </table:table-cell>
          <table:table-cell office:value-type="float" office:value="1.573348832724035">
            <text:p>1.573348832724035</text:p>
          </table:table-cell>
          <table:table-cell office:value-type="float" office:value="1.512835416080803">
            <text:p>1.512835416080803</text:p>
          </table:table-cell>
          <table:table-cell office:value-type="float" office:value="1.454649438539234">
            <text:p>1.454649438539234</text:p>
          </table:table-cell>
          <table:table-cell office:value-type="float" office:value="1.398701383210801">
            <text:p>1.398701383210801</text:p>
          </table:table-cell>
          <table:table-cell office:value-type="float" office:value="1.344905176164232">
            <text:p>1.344905176164232</text:p>
          </table:table-cell>
          <table:table-cell office:value-type="float" office:value="1.293178054004069">
            <text:p>1.293178054004069</text:p>
          </table:table-cell>
          <table:table-cell office:value-type="float" office:value="1.243440436542374">
            <text:p>1.243440436542374</text:p>
          </table:table-cell>
          <table:table-cell office:value-type="float" office:value="1.195615804367668">
            <text:p>1.195615804367668</text:p>
          </table:table-cell>
          <table:table-cell office:value-type="float" office:value="1.149630581122757">
            <text:p>1.149630581122757</text:p>
          </table:table-cell>
          <table:table-cell office:value-type="float" office:value="1.105414020310343">
            <text:p>1.105414020310343</text:p>
          </table:table-cell>
          <table:table-cell office:value-type="float" office:value="1.062898096452253">
            <text:p>1.062898096452253</text:p>
          </table:table-cell>
          <table:table-cell office:value-type="float" office:value="1.022017400434859">
            <text:p>1.022017400434859</text:p>
          </table:table-cell>
          <table:table-cell office:value-type="float" office:value="0.982709038879672">
            <text:p>0.982709038879672</text:p>
          </table:table-cell>
          <table:table-cell office:value-type="float" office:value="0.9449125373842998">
            <text:p>0.9449125373842998</text:p>
          </table:table-cell>
          <table:table-cell office:value-type="float" office:value="0.9085697474849036">
            <text:p>0.9085697474849036</text:p>
          </table:table-cell>
          <table:table-cell office:value-type="float" office:value="0.8736247571970227">
            <text:p>0.8736247571970227</text:p>
          </table:table-cell>
          <table:table-cell office:value-type="float" office:value="0.8400238049971371">
            <text:p>0.8400238049971371</text:p>
          </table:table-cell>
          <table:table-cell office:value-type="float" office:value="0.8077151971126318">
            <text:p>0.8077151971126318</text:p>
          </table:table-cell>
          <table:table-cell office:value-type="float" office:value="0.7766492279929152">
            <text:p>0.7766492279929152</text:p>
          </table:table-cell>
          <table:table-cell office:value-type="float" office:value="0.7467781038393415">
            <text:p>0.7467781038393415</text:p>
          </table:table-cell>
          <table:table-cell office:value-type="float" office:value="0.7180558690762899">
            <text:p>0.7180558690762899</text:p>
          </table:table-cell>
          <table:table-cell office:value-type="float" office:value="0.6904383356502788">
            <text:p>0.6904383356502788</text:p>
          </table:table-cell>
          <table:table-cell office:value-type="float" office:value="0.663883015048345">
            <text:p>0.663883015048345</text:p>
          </table:table-cell>
          <table:table-cell office:value-type="float" office:value="0.638349052931101">
            <text:p>0.638349052931101</text:p>
          </table:table-cell>
          <table:table-cell office:value-type="float" office:value="0.6137971662799048">
            <text:p>0.6137971662799048</text:p>
          </table:table-cell>
          <table:table-cell office:value-type="float" office:value="0.5901895829614469">
            <text:p>0.5901895829614469</text:p>
          </table:table-cell>
          <table:table-cell office:value-type="float" office:value="0.5674899836167758">
            <text:p>0.5674899836167758</text:p>
          </table:table-cell>
          <table:table-cell office:value-type="float" office:value="0.5456634457853613">
            <text:p>0.5456634457853613</text:p>
          </table:table-cell>
          <table:table-cell office:value-type="float" office:value="0.524676390178232">
            <text:p>0.524676390178232</text:p>
          </table:table-cell>
          <table:table-cell office:value-type="float" office:value="0.5044965290175307">
            <text:p>0.5044965290175307</text:p>
          </table:table-cell>
          <table:table-cell office:value-type="float" office:value="0.4850928163630102">
            <text:p>0.4850928163630102</text:p>
          </table:table-cell>
          <table:table-cell office:value-type="float" office:value="0.4664354003490483">
            <text:p>0.4664354003490483</text:p>
          </table:table-cell>
          <table:table-cell office:value-type="float" office:value="0.4484955772587003">
            <text:p>0.4484955772587003</text:p>
          </table:table-cell>
        </table:table-row>
      </table:table>
      <table:table table:name="q">
        <table:table-row>
          <table:table-cell/>
          <table:table-cell table:style-name="pd1" office:value-type="string" office:string-value="Carbon_T">
            <text:p>Carbon_T</text:p>
          </table:table-cell>
          <table:table-cell table:style-name="pd1" office:value-type="string" office:string-value="PSII">
            <text:p>PSII</text:p>
          </table:table-cell>
          <table:table-cell table:style-name="pd1" office:value-type="string" office:string-value="PSI">
            <text:p>PSI</text:p>
          </table:table-cell>
          <table:table-cell table:style-name="pd1" office:value-type="string" office:string-value="Cyt6bf">
            <text:p>Cyt6bf</text:p>
          </table:table-cell>
          <table:table-cell table:style-name="pd1" office:value-type="string" office:string-value="ATPsyn">
            <text:p>ATPsyn</text:p>
          </table:table-cell>
          <table:table-cell table:style-name="pd1" office:value-type="string" office:string-value="C_fix">
            <text:p>C_fix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0.3262927513303981">
            <text:p>0.3262927513303981</text:p>
          </table:table-cell>
          <table:table-cell office:value-type="float" office:value="2.0474513064649438">
            <text:p>2.0474513064649438</text:p>
          </table:table-cell>
          <table:table-cell office:value-type="float" office:value="4.722250455364117">
            <text:p>4.722250455364117</text:p>
          </table:table-cell>
          <table:table-cell office:value-type="float" office:value="6.663552205403822">
            <text:p>6.663552205403822</text:p>
          </table:table-cell>
          <table:table-cell office:value-type="float" office:value="0.10014792946883908">
            <text:p>0.10014792946883908</text:p>
          </table:table-cell>
          <table:table-cell office:value-type="float" office:value="0.2638216706869716">
            <text:p>0.2638216706869716</text:p>
          </table:table-cell>
          <table:table-cell office:value-type="float" office:value="0.19472393533033355">
            <text:p>0.19472393533033355</text:p>
          </table:table-cell>
          <table:table-cell office:value-type="float" office:value="0.19000000000000003">
            <text:p>0.19000000000000003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0.28126496513430327">
            <text:p>0.28126496513430327</text:p>
          </table:table-cell>
          <table:table-cell office:value-type="float" office:value="2.1812380716371034">
            <text:p>2.1812380716371034</text:p>
          </table:table-cell>
          <table:table-cell office:value-type="float" office:value="5.034238773533296">
            <text:p>5.034238773533296</text:p>
          </table:table-cell>
          <table:table-cell office:value-type="float" office:value="7.064364205539652">
            <text:p>7.064364205539652</text:p>
          </table:table-cell>
          <table:table-cell office:value-type="float" office:value="0.1120974297509034">
            <text:p>0.1120974297509034</text:p>
          </table:table-cell>
          <table:table-cell office:value-type="float" office:value="0.25114316032720185">
            <text:p>0.25114316032720185</text:p>
          </table:table-cell>
          <table:table-cell office:value-type="float" office:value="0.23951428818230183">
            <text:p>0.23951428818230183</text:p>
          </table:table-cell>
          <table:table-cell office:value-type="float" office:value="0.23355614466440325">
            <text:p>0.23355614466440325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0.2810201086323835">
            <text:p>0.2810201086323835</text:p>
          </table:table-cell>
          <table:table-cell office:value-type="float" office:value="2.1818930623337605">
            <text:p>2.1818930623337605</text:p>
          </table:table-cell>
          <table:table-cell office:value-type="float" office:value="5.036007862205645">
            <text:p>5.036007862205645</text:p>
          </table:table-cell>
          <table:table-cell office:value-type="float" office:value="7.0668001862027445">
            <text:p>7.0668001862027445</text:p>
          </table:table-cell>
          <table:table-cell office:value-type="float" office:value="0.11214056620789976">
            <text:p>0.11214056620789976</text:p>
          </table:table-cell>
          <table:table-cell office:value-type="float" office:value="0.25072722689585464">
            <text:p>0.25072722689585464</text:p>
          </table:table-cell>
          <table:table-cell office:value-type="float" office:value="0.23906032585965342">
            <text:p>0.23906032585965342</text:p>
          </table:table-cell>
          <table:table-cell office:value-type="float" office:value="0.23458061098078584">
            <text:p>0.23458061098078584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0.28077340257986333">
            <text:p>0.28077340257986333</text:p>
          </table:table-cell>
          <table:table-cell office:value-type="float" office:value="2.1825542686373836">
            <text:p>2.1825542686373836</text:p>
          </table:table-cell>
          <table:table-cell office:value-type="float" office:value="5.037789045821971">
            <text:p>5.037789045821971</text:p>
          </table:table-cell>
          <table:table-cell office:value-type="float" office:value="7.069260805865142">
            <text:p>7.069260805865142</text:p>
          </table:table-cell>
          <table:table-cell office:value-type="float" office:value="0.11218446248579232">
            <text:p>0.11218446248579232</text:p>
          </table:table-cell>
          <table:table-cell office:value-type="float" office:value="0.2503152270633115">
            <text:p>0.2503152270633115</text:p>
          </table:table-cell>
          <table:table-cell office:value-type="float" office:value="0.23861462961209745">
            <text:p>0.23861462961209745</text:p>
          </table:table-cell>
          <table:table-cell office:value-type="float" office:value="0.235598870501754">
            <text:p>0.235598870501754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0.2805228480277459">
            <text:p>0.2805228480277459</text:p>
          </table:table-cell>
          <table:table-cell office:value-type="float" office:value="2.183227718602887">
            <text:p>2.183227718602887</text:p>
          </table:table-cell>
          <table:table-cell office:value-type="float" office:value="5.039596085922431">
            <text:p>5.039596085922431</text:p>
          </table:table-cell>
          <table:table-cell office:value-type="float" office:value="7.071766052549798">
            <text:p>7.071766052549798</text:p>
          </table:table-cell>
          <table:table-cell office:value-type="float" office:value="0.11222943048069436">
            <text:p>0.11222943048069436</text:p>
          </table:table-cell>
          <table:table-cell office:value-type="float" office:value="0.24990690475458505">
            <text:p>0.24990690475458505</text:p>
          </table:table-cell>
          <table:table-cell office:value-type="float" office:value="0.23817741759690958">
            <text:p>0.23817741759690958</text:p>
          </table:table-cell>
          <table:table-cell office:value-type="float" office:value="0.23661172895280896">
            <text:p>0.23661172895280896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0.28027009499686795">
            <text:p>0.28027009499686795</text:p>
          </table:table-cell>
          <table:table-cell office:value-type="float" office:value="2.1839084780980023">
            <text:p>2.1839084780980023</text:p>
          </table:table-cell>
          <table:table-cell office:value-type="float" office:value="5.041417581433008">
            <text:p>5.041417581433008</text:p>
          </table:table-cell>
          <table:table-cell office:value-type="float" office:value="7.074299526300251">
            <text:p>7.074299526300251</text:p>
          </table:table-cell>
          <table:table-cell office:value-type="float" office:value="0.11227521913990392">
            <text:p>0.11227521913990392</text:p>
          </table:table-cell>
          <table:table-cell office:value-type="float" office:value="0.24950250094563362">
            <text:p>0.24950250094563362</text:p>
          </table:table-cell>
          <table:table-cell office:value-type="float" office:value="0.2377485861168547">
            <text:p>0.2377485861168547</text:p>
          </table:table-cell>
          <table:table-cell office:value-type="float" office:value="0.23761851467525594">
            <text:p>0.23761851467525594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0.2800165754330765">
            <text:p>0.2800165754330765</text:p>
          </table:table-cell>
          <table:table-cell office:value-type="float" office:value="2.1845922629660963">
            <text:p>2.1845922629660963</text:p>
          </table:table-cell>
          <table:table-cell office:value-type="float" office:value="5.043243640246448">
            <text:p>5.043243640246448</text:p>
          </table:table-cell>
          <table:table-cell office:value-type="float" office:value="7.076847002967228">
            <text:p>7.076847002967228</text:p>
          </table:table-cell>
          <table:table-cell office:value-type="float" office:value="0.11232161024515154">
            <text:p>0.11232161024515154</text:p>
          </table:table-cell>
          <table:table-cell office:value-type="float" office:value="0.24910219533083608">
            <text:p>0.24910219533083608</text:p>
          </table:table-cell>
          <table:table-cell office:value-type="float" office:value="0.23732801959138608">
            <text:p>0.23732801959138608</text:p>
          </table:table-cell>
          <table:table-cell office:value-type="float" office:value="0.23861863561919416">
            <text:p>0.23861863561919416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0.2797597526846499">
            <text:p>0.2797597526846499</text:p>
          </table:table-cell>
          <table:table-cell office:value-type="float" office:value="2.1852867202959345">
            <text:p>2.1852867202959345</text:p>
          </table:table-cell>
          <table:table-cell office:value-type="float" office:value="5.0450917281260335">
            <text:p>5.0450917281260335</text:p>
          </table:table-cell>
          <table:table-cell office:value-type="float" office:value="7.0794338075470336">
            <text:p>7.0794338075470336</text:p>
          </table:table-cell>
          <table:table-cell office:value-type="float" office:value="0.11236899739179407">
            <text:p>0.11236899739179407</text:p>
          </table:table-cell>
          <table:table-cell office:value-type="float" office:value="0.24870566745064">
            <text:p>0.24870566745064</text:p>
          </table:table-cell>
          <table:table-cell office:value-type="float" office:value="0.2369159884138411">
            <text:p>0.2369159884138411</text:p>
          </table:table-cell>
          <table:table-cell office:value-type="float" office:value="0.2396131191580175">
            <text:p>0.2396131191580175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0.2795008086701672">
            <text:p>0.2795008086701672</text:p>
          </table:table-cell>
          <table:table-cell office:value-type="float" office:value="2.1859883181569937">
            <text:p>2.1859883181569937</text:p>
          </table:table-cell>
          <table:table-cell office:value-type="float" office:value="5.046953676008354">
            <text:p>5.046953676008354</text:p>
          </table:table-cell>
          <table:table-cell office:value-type="float" office:value="7.082048193931358">
            <text:p>7.082048193931358</text:p>
          </table:table-cell>
          <table:table-cell office:value-type="float" office:value="0.11241719995784047">
            <text:p>0.11241719995784047</text:p>
          </table:table-cell>
          <table:table-cell office:value-type="float" office:value="0.24831306203477116">
            <text:p>0.24831306203477116</text:p>
          </table:table-cell>
          <table:table-cell office:value-type="float" office:value="0.2365123957750217">
            <text:p>0.2365123957750217</text:p>
          </table:table-cell>
          <table:table-cell office:value-type="float" office:value="0.24060147472968174">
            <text:p>0.24060147472968174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0.27923848145726976">
            <text:p>0.27923848145726976</text:p>
          </table:table-cell>
          <table:table-cell office:value-type="float" office:value="2.1867008744604086">
            <text:p>2.1867008744604086</text:p>
          </table:table-cell>
          <table:table-cell office:value-type="float" office:value="5.0488381591126235">
            <text:p>5.0488381591126235</text:p>
          </table:table-cell>
          <table:table-cell office:value-type="float" office:value="7.084702762308992">
            <text:p>7.084702762308992</text:p>
          </table:table-cell>
          <table:table-cell office:value-type="float" office:value="0.11246641405024237">
            <text:p>0.11246641405024237</text:p>
          </table:table-cell>
          <table:table-cell office:value-type="float" office:value="0.2479242305554292">
            <text:p>0.2479242305554292</text:p>
          </table:table-cell>
          <table:table-cell office:value-type="float" office:value="0.2361173956887072">
            <text:p>0.2361173956887072</text:p>
          </table:table-cell>
          <table:table-cell office:value-type="float" office:value="0.24158421308863182">
            <text:p>0.24158421308863182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0.2789730542961572">
            <text:p>0.2789730542961572</text:p>
          </table:table-cell>
          <table:table-cell office:value-type="float" office:value="2.1874235597850533">
            <text:p>2.1874235597850533</text:p>
          </table:table-cell>
          <table:table-cell office:value-type="float" office:value="5.050743202682992">
            <text:p>5.050743202682992</text:p>
          </table:table-cell>
          <table:table-cell office:value-type="float" office:value="7.087394707250166">
            <text:p>7.087394707250166</text:p>
          </table:table-cell>
          <table:table-cell office:value-type="float" office:value="0.11251659669303643">
            <text:p>0.11251659669303643</text:p>
          </table:table-cell>
          <table:table-cell office:value-type="float" office:value="0.24753920515557729">
            <text:p>0.24753920515557729</text:p>
          </table:table-cell>
          <table:table-cell office:value-type="float" office:value="0.23573097682889219">
            <text:p>0.23573097682889219</text:p>
          </table:table-cell>
          <table:table-cell office:value-type="float" office:value="0.24256121046768384">
            <text:p>0.24256121046768384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0.278708437227151">
            <text:p>0.278708437227151</text:p>
          </table:table-cell>
          <table:table-cell office:value-type="float" office:value="2.1881446254086017">
            <text:p>2.1881446254086017</text:p>
          </table:table-cell>
          <table:table-cell office:value-type="float" office:value="5.052641846042605">
            <text:p>5.052641846042605</text:p>
          </table:table-cell>
          <table:table-cell office:value-type="float" office:value="7.090085096633316">
            <text:p>7.090085096633316</text:p>
          </table:table-cell>
          <table:table-cell office:value-type="float" office:value="0.1125671435885648">
            <text:p>0.1125671435885648</text:p>
          </table:table-cell>
          <table:table-cell office:value-type="float" office:value="0.24715837575432087">
            <text:p>0.24715837575432087</text:p>
          </table:table-cell>
          <table:table-cell office:value-type="float" office:value="0.23535268055639244">
            <text:p>0.23535268055639244</text:p>
          </table:table-cell>
          <table:table-cell office:value-type="float" office:value="0.2435308349762704">
            <text:p>0.2435308349762704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0.2784343466023419">
            <text:p>0.2784343466023419</text:p>
          </table:table-cell>
          <table:table-cell office:value-type="float" office:value="2.1888950498290094">
            <text:p>2.1888950498290094</text:p>
          </table:table-cell>
          <table:table-cell office:value-type="float" office:value="5.054604918807808">
            <text:p>5.054604918807808</text:p>
          </table:table-cell>
          <table:table-cell office:value-type="float" office:value="7.092876354904695">
            <text:p>7.092876354904695</text:p>
          </table:table-cell>
          <table:table-cell office:value-type="float" office:value="0.11261964400249365">
            <text:p>0.11261964400249365</text:p>
          </table:table-cell>
          <table:table-cell office:value-type="float" office:value="0.24678068642070664">
            <text:p>0.24678068642070664</text:p>
          </table:table-cell>
          <table:table-cell office:value-type="float" office:value="0.2349837491800937">
            <text:p>0.2349837491800937</text:p>
          </table:table-cell>
          <table:table-cell office:value-type="float" office:value="0.2444973429732536">
            <text:p>0.2444973429732536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0.2781604653828591">
            <text:p>0.2781604653828591</text:p>
          </table:table-cell>
          <table:table-cell office:value-type="float" office:value="2.189645704497821">
            <text:p>2.189645704497821</text:p>
          </table:table-cell>
          <table:table-cell office:value-type="float" office:value="5.056565688211877">
            <text:p>5.056565688211877</text:p>
          </table:table-cell>
          <table:table-cell office:value-type="float" office:value="7.095672039842581">
            <text:p>7.095672039842581</text:p>
          </table:table-cell>
          <table:table-cell office:value-type="float" office:value="0.11267259995449684">
            <text:p>0.11267259995449684</text:p>
          </table:table-cell>
          <table:table-cell office:value-type="float" office:value="0.24640710211712016">
            <text:p>0.24640710211712016</text:p>
          </table:table-cell>
          <table:table-cell office:value-type="float" office:value="0.23462301649000783">
            <text:p>0.23462301649000783</text:p>
          </table:table-cell>
          <table:table-cell office:value-type="float" office:value="0.24545670332759073">
            <text:p>0.24545670332759073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0.27787652120504325">
            <text:p>0.27787652120504325</text:p>
          </table:table-cell>
          <table:table-cell office:value-type="float" office:value="2.1904275465965672">
            <text:p>2.1904275465965672</text:p>
          </table:table-cell>
          <table:table-cell office:value-type="float" office:value="5.058594893473508">
            <text:p>5.058594893473508</text:p>
          </table:table-cell>
          <table:table-cell office:value-type="float" office:value="7.098574414336728">
            <text:p>7.098574414336728</text:p>
          </table:table-cell>
          <table:table-cell office:value-type="float" office:value="0.11272759892740794">
            <text:p>0.11272759892740794</text:p>
          </table:table-cell>
          <table:table-cell office:value-type="float" office:value="0.24603665362869923">
            <text:p>0.24603665362869923</text:p>
          </table:table-cell>
          <table:table-cell office:value-type="float" office:value="0.23427179754188024">
            <text:p>0.23427179754188024</text:p>
          </table:table-cell>
          <table:table-cell office:value-type="float" office:value="0.24641319096679085">
            <text:p>0.24641319096679085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0.2775933988647424">
            <text:p>0.2775933988647424</text:p>
          </table:table-cell>
          <table:table-cell office:value-type="float" office:value="2.1912078143105225">
            <text:p>2.1912078143105225</text:p>
          </table:table-cell>
          <table:table-cell office:value-type="float" office:value="5.060617536928531">
            <text:p>5.060617536928531</text:p>
          </table:table-cell>
          <table:table-cell office:value-type="float" office:value="7.101475083926498">
            <text:p>7.101475083926498</text:p>
          </table:table-cell>
          <table:table-cell office:value-type="float" office:value="0.11278295466583955">
            <text:p>0.11278295466583955</text:p>
          </table:table-cell>
          <table:table-cell office:value-type="float" office:value="0.24567032603637498">
            <text:p>0.24567032603637498</text:p>
          </table:table-cell>
          <table:table-cell office:value-type="float" office:value="0.23392868538468292">
            <text:p>0.23392868538468292</text:p>
          </table:table-cell>
          <table:table-cell office:value-type="float" office:value="0.24736224656513828">
            <text:p>0.24736224656513828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0.2773018603733568">
            <text:p>0.2773018603733568</text:p>
          </table:table-cell>
          <table:table-cell office:value-type="float" office:value="2.192014357139765">
            <text:p>2.192014357139765</text:p>
          </table:table-cell>
          <table:table-cell office:value-type="float" office:value="5.062697225164006">
            <text:p>5.062697225164006</text:p>
          </table:table-cell>
          <table:table-cell office:value-type="float" office:value="7.1044659724182155">
            <text:p>7.1044659724182155</text:p>
          </table:table-cell>
          <table:table-cell office:value-type="float" office:value="0.11284009418157537">
            <text:p>0.11284009418157537</text:p>
          </table:table-cell>
          <table:table-cell office:value-type="float" office:value="0.24530730232067377">
            <text:p>0.24530730232067377</text:p>
          </table:table-cell>
          <table:table-cell office:value-type="float" office:value="0.2335949091685085">
            <text:p>0.2335949091685085</text:p>
          </table:table-cell>
          <table:table-cell office:value-type="float" office:value="0.2483077280388271">
            <text:p>0.2483077280388271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0.27701525933544435">
            <text:p>0.27701525933544435</text:p>
          </table:table-cell>
          <table:table-cell office:value-type="float" office:value="2.1928069564790786">
            <text:p>2.1928069564790786</text:p>
          </table:table-cell>
          <table:table-cell office:value-type="float" office:value="5.0647419761000245">
            <text:p>5.0647419761000245</text:p>
          </table:table-cell>
          <table:table-cell office:value-type="float" office:value="7.10741414511155">
            <text:p>7.10741414511155</text:p>
          </table:table-cell>
          <table:table-cell office:value-type="float" office:value="0.11289694602779497">
            <text:p>0.11289694602779497</text:p>
          </table:table-cell>
          <table:table-cell office:value-type="float" office:value="0.2449486417667032">
            <text:p>0.2449486417667032</text:p>
          </table:table-cell>
          <table:table-cell office:value-type="float" office:value="0.23326860283355386">
            <text:p>0.23326860283355386</text:p>
          </table:table-cell>
          <table:table-cell office:value-type="float" office:value="0.24924400148713963">
            <text:p>0.24924400148713963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0.2767333397514785">
            <text:p>0.2767333397514785</text:p>
          </table:table-cell>
          <table:table-cell office:value-type="float" office:value="2.193586390034119">
            <text:p>2.193586390034119</text:p>
          </table:table-cell>
          <table:table-cell office:value-type="float" office:value="5.066753546426247">
            <text:p>5.066753546426247</text:p>
          </table:table-cell>
          <table:table-cell office:value-type="float" office:value="7.11032214266231">
            <text:p>7.11032214266231</text:p>
          </table:table-cell>
          <table:table-cell office:value-type="float" office:value="0.11295354430350166">
            <text:p>0.11295354430350166</text:p>
          </table:table-cell>
          <table:table-cell office:value-type="float" office:value="0.2445941985123784">
            <text:p>0.2445941985123784</text:p>
          </table:table-cell>
          <table:table-cell office:value-type="float" office:value="0.232949696433689">
            <text:p>0.232949696433689</text:p>
          </table:table-cell>
          <table:table-cell office:value-type="float" office:value="0.250171130191702">
            <text:p>0.250171130191702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0.2764324828159823">
            <text:p>0.2764324828159823</text:p>
          </table:table-cell>
          <table:table-cell office:value-type="float" office:value="2.1944238687193303">
            <text:p>2.1944238687193303</text:p>
          </table:table-cell>
          <table:table-cell office:value-type="float" office:value="5.068894551402447">
            <text:p>5.068894551402447</text:p>
          </table:table-cell>
          <table:table-cell office:value-type="float" office:value="7.113424882912434">
            <text:p>7.113424882912434</text:p>
          </table:table-cell>
          <table:table-cell office:value-type="float" office:value="0.11301354425961449">
            <text:p>0.11301354425961449</text:p>
          </table:table-cell>
          <table:table-cell office:value-type="float" office:value="0.2442422250618059">
            <text:p>0.2442422250618059</text:p>
          </table:table-cell>
          <table:table-cell office:value-type="float" office:value="0.23264161533806593">
            <text:p>0.23264161533806593</text:p>
          </table:table-cell>
          <table:table-cell office:value-type="float" office:value="0.25109908444921814">
            <text:p>0.25109908444921814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0.27612323603792205">
            <text:p>0.27612323603792205</text:p>
          </table:table-cell>
          <table:table-cell office:value-type="float" office:value="2.195287627521024">
            <text:p>2.195287627521024</text:p>
          </table:table-cell>
          <table:table-cell office:value-type="float" office:value="5.0710923357035504">
            <text:p>5.0710923357035504</text:p>
          </table:table-cell>
          <table:table-cell office:value-type="float" office:value="7.116617327041572">
            <text:p>7.116617327041572</text:p>
          </table:table-cell>
          <table:table-cell office:value-type="float" office:value="0.11307530715519604">
            <text:p>0.11307530715519604</text:p>
          </table:table-cell>
          <table:table-cell office:value-type="float" office:value="0.24389355361335519">
            <text:p>0.24389355361335519</text:p>
          </table:table-cell>
          <table:table-cell office:value-type="float" office:value="0.23234287614203636">
            <text:p>0.23234287614203636</text:p>
          </table:table-cell>
          <table:table-cell office:value-type="float" office:value="0.25202340949900315">
            <text:p>0.25202340949900315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0.27580928012041095">
            <text:p>0.27580928012041095</text:p>
          </table:table-cell>
          <table:table-cell office:value-type="float" office:value="2.1961665885916397">
            <text:p>2.1961665885916397</text:p>
          </table:table-cell>
          <table:table-cell office:value-type="float" office:value="5.073321538216294">
            <text:p>5.073321538216294</text:p>
          </table:table-cell>
          <table:table-cell office:value-type="float" office:value="7.1198627779333865">
            <text:p>7.1198627779333865</text:p>
          </table:table-cell>
          <table:table-cell office:value-type="float" office:value="0.11313825658082101">
            <text:p>0.11313825658082101</text:p>
          </table:table-cell>
          <table:table-cell office:value-type="float" office:value="0.24354842969635804">
            <text:p>0.24354842969635804</text:p>
          </table:table-cell>
          <table:table-cell office:value-type="float" office:value="0.2320529192648581">
            <text:p>0.2320529192648581</text:p>
          </table:table-cell>
          <table:table-cell office:value-type="float" office:value="0.25294253063543176">
            <text:p>0.25294253063543176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0.27548956111813483">
            <text:p>0.27548956111813483</text:p>
          </table:table-cell>
          <table:table-cell office:value-type="float" office:value="2.1970639462441324">
            <text:p>2.1970639462441324</text:p>
          </table:table-cell>
          <table:table-cell office:value-type="float" office:value="5.075589398686335">
            <text:p>5.075589398686335</text:p>
          </table:table-cell>
          <table:table-cell office:value-type="float" office:value="7.123171625612805">
            <text:p>7.123171625612805</text:p>
          </table:table-cell>
          <table:table-cell office:value-type="float" office:value="0.11320254941887832">
            <text:p>0.11320254941887832</text:p>
          </table:table-cell>
          <table:table-cell office:value-type="float" office:value="0.2432067685348314">
            <text:p>0.2432067685348314</text:p>
          </table:table-cell>
          <table:table-cell office:value-type="float" office:value="0.23177188617519975">
            <text:p>0.23177188617519975</text:p>
          </table:table-cell>
          <table:table-cell office:value-type="float" office:value="0.2538568789764607">
            <text:p>0.2538568789764607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0.2751718469713635">
            <text:p>0.2751718469713635</text:p>
          </table:table-cell>
          <table:table-cell office:value-type="float" office:value="2.1979562860004886">
            <text:p>2.1979562860004886</text:p>
          </table:table-cell>
          <table:table-cell office:value-type="float" office:value="5.077842428983015">
            <text:p>5.077842428983015</text:p>
          </table:table-cell>
          <table:table-cell office:value-type="float" office:value="7.126466553903119">
            <text:p>7.126466553903119</text:p>
          </table:table-cell>
          <table:table-cell office:value-type="float" office:value="0.11326697271749103">
            <text:p>0.11326697271749103</text:p>
          </table:table-cell>
          <table:table-cell office:value-type="float" office:value="0.24286897408214528">
            <text:p>0.24286897408214528</text:p>
          </table:table-cell>
          <table:table-cell office:value-type="float" office:value="0.23149849531018335">
            <text:p>0.23149849531018335</text:p>
          </table:table-cell>
          <table:table-cell office:value-type="float" office:value="0.25476311294856807">
            <text:p>0.25476311294856807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0.2748575636775107">
            <text:p>0.2748575636775107</text:p>
          </table:table-cell>
          <table:table-cell office:value-type="float" office:value="2.1988393130758452">
            <text:p>2.1988393130758452</text:p>
          </table:table-cell>
          <table:table-cell office:value-type="float" office:value="5.080070806516802">
            <text:p>5.080070806516802</text:p>
          </table:table-cell>
          <table:table-cell office:value-type="float" office:value="7.129733321336114">
            <text:p>7.129733321336114</text:p>
          </table:table-cell>
          <table:table-cell office:value-type="float" office:value="0.11333129606781073">
            <text:p>0.11333129606781073</text:p>
          </table:table-cell>
          <table:table-cell office:value-type="float" office:value="0.2425350160743965">
            <text:p>0.2425350160743965</text:p>
          </table:table-cell>
          <table:table-cell office:value-type="float" office:value="0.2312324136706721">
            <text:p>0.2312324136706721</text:p>
          </table:table-cell>
          <table:table-cell office:value-type="float" office:value="0.2556605809321757">
            <text:p>0.2556605809321757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0.27454366907667943">
            <text:p>0.27454366907667943</text:p>
          </table:table-cell>
          <table:table-cell office:value-type="float" office:value="2.1997222107757812">
            <text:p>2.1997222107757812</text:p>
          </table:table-cell>
          <table:table-cell office:value-type="float" office:value="5.082295465365095">
            <text:p>5.082295465365095</text:p>
          </table:table-cell>
          <table:table-cell office:value-type="float" office:value="7.133002087911875">
            <text:p>7.133002087911875</text:p>
          </table:table-cell>
          <table:table-cell office:value-type="float" office:value="0.11339598221745556">
            <text:p>0.11339598221745556</text:p>
          </table:table-cell>
          <table:table-cell office:value-type="float" office:value="0.24220463408719936">
            <text:p>0.24220463408719936</text:p>
          </table:table-cell>
          <table:table-cell office:value-type="float" office:value="0.23097404104900887">
            <text:p>0.23097404104900887</text:p>
          </table:table-cell>
          <table:table-cell office:value-type="float" office:value="0.25655054692532325">
            <text:p>0.25655054692532325</text:p>
          </table:table-cell>
        </table:table-row>
        <table:table-row>
          <table:table-cell table:style-name="pd1" office:value-type="string" office:string-value="26">
            <text:p>26</text:p>
          </table:table-cell>
          <table:table-cell office:value-type="float" office:value="0.27422803020123204">
            <text:p>0.27422803020123204</text:p>
          </table:table-cell>
          <table:table-cell office:value-type="float" office:value="2.200611422537121">
            <text:p>2.200611422537121</text:p>
          </table:table-cell>
          <table:table-cell office:value-type="float" office:value="5.084531078470683">
            <text:p>5.084531078470683</text:p>
          </table:table-cell>
          <table:table-cell office:value-type="float" office:value="7.136293951980887">
            <text:p>7.136293951980887</text:p>
          </table:table-cell>
          <table:table-cell office:value-type="float" office:value="0.11346135266605975">
            <text:p>0.11346135266605975</text:p>
          </table:table-cell>
          <table:table-cell office:value-type="float" office:value="0.24187765071391756">
            <text:p>0.24187765071391756</text:p>
          </table:table-cell>
          <table:table-cell office:value-type="float" office:value="0.23072365635485798">
            <text:p>0.23072365635485798</text:p>
          </table:table-cell>
          <table:table-cell office:value-type="float" office:value="0.2574338948466146">
            <text:p>0.2574338948466146</text:p>
          </table:table-cell>
        </table:table-row>
        <table:table-row>
          <table:table-cell table:style-name="pd1" office:value-type="string" office:string-value="27">
            <text:p>27</text:p>
          </table:table-cell>
          <table:table-cell office:value-type="float" office:value="0.27385056717505235">
            <text:p>0.27385056717505235</text:p>
          </table:table-cell>
          <table:table-cell office:value-type="float" office:value="2.2016882428083306">
            <text:p>2.2016882428083306</text:p>
          </table:table-cell>
          <table:table-cell office:value-type="float" office:value="5.087191142158654">
            <text:p>5.087191142158654</text:p>
          </table:table-cell>
          <table:table-cell office:value-type="float" office:value="7.140205566424033">
            <text:p>7.140205566424033</text:p>
          </table:table-cell>
          <table:table-cell office:value-type="float" office:value="0.11353673555371604">
            <text:p>0.11353673555371604</text:p>
          </table:table-cell>
          <table:table-cell office:value-type="float" office:value="0.2415516380290323">
            <text:p>0.2415516380290323</text:p>
          </table:table-cell>
          <table:table-cell office:value-type="float" office:value="0.2304916656244676">
            <text:p>0.2304916656244676</text:p>
          </table:table-cell>
          <table:table-cell office:value-type="float" office:value="0.2583365319581668">
            <text:p>0.2583365319581668</text:p>
          </table:table-cell>
        </table:table-row>
        <table:table-row>
          <table:table-cell table:style-name="pd1" office:value-type="string" office:string-value="28">
            <text:p>28</text:p>
          </table:table-cell>
          <table:table-cell office:value-type="float" office:value="0.27355201961883835">
            <text:p>0.27355201961883835</text:p>
          </table:table-cell>
          <table:table-cell office:value-type="float" office:value="2.202528019457283">
            <text:p>2.202528019457283</text:p>
          </table:table-cell>
          <table:table-cell office:value-type="float" office:value="5.0893069863162195">
            <text:p>5.0893069863162195</text:p>
          </table:table-cell>
          <table:table-cell office:value-type="float" office:value="7.143338790011147">
            <text:p>7.143338790011147</text:p>
          </table:table-cell>
          <table:table-cell office:value-type="float" office:value="0.11360024677872743">
            <text:p>0.11360024677872743</text:p>
          </table:table-cell>
          <table:table-cell office:value-type="float" office:value="0.2412322205921815">
            <text:p>0.2412322205921815</text:p>
          </table:table-cell>
          <table:table-cell office:value-type="float" office:value="0.2302535738212903">
            <text:p>0.2302535738212903</text:p>
          </table:table-cell>
          <table:table-cell office:value-type="float" office:value="0.2591977077092637">
            <text:p>0.2591977077092637</text:p>
          </table:table-cell>
        </table:table-row>
        <table:table-row>
          <table:table-cell table:style-name="pd1" office:value-type="string" office:string-value="29">
            <text:p>29</text:p>
          </table:table-cell>
          <table:table-cell office:value-type="float" office:value="0.27317762483279984">
            <text:p>0.27317762483279984</text:p>
          </table:table-cell>
          <table:table-cell office:value-type="float" office:value="2.203597756112033">
            <text:p>2.203597756112033</text:p>
          </table:table-cell>
          <table:table-cell office:value-type="float" office:value="5.091943758043251">
            <text:p>5.091943758043251</text:p>
          </table:table-cell>
          <table:table-cell office:value-type="float" office:value="7.14723061257812">
            <text:p>7.14723061257812</text:p>
          </table:table-cell>
          <table:table-cell office:value-type="float" office:value="0.11367593333528611">
            <text:p>0.11367593333528611</text:p>
          </table:table-cell>
          <table:table-cell office:value-type="float" office:value="0.24091346288641038">
            <text:p>0.24091346288641038</text:p>
          </table:table-cell>
          <table:table-cell office:value-type="float" office:value="0.23003647215301115">
            <text:p>0.23003647215301115</text:p>
          </table:table-cell>
          <table:table-cell office:value-type="float" office:value="0.2600842606777222">
            <text:p>0.2600842606777222</text:p>
          </table:table-cell>
        </table:table-row>
        <table:table-row>
          <table:table-cell table:style-name="pd1" office:value-type="string" office:string-value="30">
            <text:p>30</text:p>
          </table:table-cell>
          <table:table-cell office:value-type="float" office:value="0.27281771366242696">
            <text:p>0.27281771366242696</text:p>
          </table:table-cell>
          <table:table-cell office:value-type="float" office:value="2.2046248802768105">
            <text:p>2.2046248802768105</text:p>
          </table:table-cell>
          <table:table-cell office:value-type="float" office:value="5.094479754465165">
            <text:p>5.094479754465165</text:p>
          </table:table-cell>
          <table:table-cell office:value-type="float" office:value="7.150983744619217">
            <text:p>7.150983744619217</text:p>
          </table:table-cell>
          <table:table-cell office:value-type="float" office:value="0.11374974077074207">
            <text:p>0.11374974077074207</text:p>
          </table:table-cell>
          <table:table-cell office:value-type="float" office:value="0.24059868754150998">
            <text:p>0.24059868754150998</text:p>
          </table:table-cell>
          <table:table-cell office:value-type="float" office:value="0.22982438988390563">
            <text:p>0.22982438988390563</text:p>
          </table:table-cell>
          <table:table-cell office:value-type="float" office:value="0.2609571235043457">
            <text:p>0.2609571235043457</text:p>
          </table:table-cell>
        </table:table-row>
        <table:table-row>
          <table:table-cell table:style-name="pd1" office:value-type="string" office:string-value="31">
            <text:p>31</text:p>
          </table:table-cell>
          <table:table-cell office:value-type="float" office:value="0.27246494967358265">
            <text:p>0.27246494967358265</text:p>
          </table:table-cell>
          <table:table-cell office:value-type="float" office:value="2.205631528331989">
            <text:p>2.205631528331989</text:p>
          </table:table-cell>
          <table:table-cell office:value-type="float" office:value="5.096965469899546">
            <text:p>5.096965469899546</text:p>
          </table:table-cell>
          <table:table-cell office:value-type="float" office:value="7.154670950408764">
            <text:p>7.154670950408764</text:p>
          </table:table-cell>
          <table:table-cell office:value-type="float" office:value="0.11382279621157627">
            <text:p>0.11382279621157627</text:p>
          </table:table-cell>
          <table:table-cell office:value-type="float" office:value="0.24028747844047324">
            <text:p>0.24028747844047324</text:p>
          </table:table-cell>
          <table:table-cell office:value-type="float" office:value="0.22961847130062257">
            <text:p>0.22961847130062257</text:p>
          </table:table-cell>
          <table:table-cell office:value-type="float" office:value="0.26181941876275033">
            <text:p>0.26181941876275033</text:p>
          </table:table-cell>
        </table:table-row>
        <table:table-row>
          <table:table-cell table:style-name="pd1" office:value-type="string" office:string-value="32">
            <text:p>32</text:p>
          </table:table-cell>
          <table:table-cell office:value-type="float" office:value="0.2721113276327395">
            <text:p>0.2721113276327395</text:p>
          </table:table-cell>
          <table:table-cell office:value-type="float" office:value="2.2066418612065632">
            <text:p>2.2066418612065632</text:p>
          </table:table-cell>
          <table:table-cell office:value-type="float" office:value="5.099455995229318">
            <text:p>5.099455995229318</text:p>
          </table:table-cell>
          <table:table-cell office:value-type="float" office:value="7.158371574663552">
            <text:p>7.158371574663552</text:p>
          </table:table-cell>
          <table:table-cell office:value-type="float" office:value="0.11389633186590485">
            <text:p>0.11389633186590485</text:p>
          </table:table-cell>
          <table:table-cell office:value-type="float" office:value="0.2399794999112162">
            <text:p>0.2399794999112162</text:p>
          </table:table-cell>
          <table:table-cell office:value-type="float" office:value="0.22942006330078266">
            <text:p>0.22942006330078266</text:p>
          </table:table-cell>
          <table:table-cell office:value-type="float" office:value="0.26267458653678766">
            <text:p>0.26267458653678766</text:p>
          </table:table-cell>
        </table:table-row>
        <table:table-row>
          <table:table-cell table:style-name="pd1" office:value-type="string" office:string-value="33">
            <text:p>33</text:p>
          </table:table-cell>
          <table:table-cell office:value-type="float" office:value="0.2717551224835904">
            <text:p>0.2717551224835904</text:p>
          </table:table-cell>
          <table:table-cell office:value-type="float" office:value="2.207661087405308">
            <text:p>2.207661087405308</text:p>
          </table:table-cell>
          <table:table-cell office:value-type="float" office:value="5.10196320000715">
            <text:p>5.10196320000715</text:p>
          </table:table-cell>
          <table:table-cell office:value-type="float" office:value="7.162102585770949">
            <text:p>7.162102585770949</text:p>
          </table:table-cell>
          <table:table-cell office:value-type="float" office:value="0.1139706031109173">
            <text:p>0.1139706031109173</text:p>
          </table:table-cell>
          <table:table-cell office:value-type="float" office:value="0.23967464516246498">
            <text:p>0.23967464516246498</text:p>
          </table:table-cell>
          <table:table-cell office:value-type="float" office:value="0.2292293997170495">
            <text:p>0.2292293997170495</text:p>
          </table:table-cell>
          <table:table-cell office:value-type="float" office:value="0.2635233519372667">
            <text:p>0.2635233519372667</text:p>
          </table:table-cell>
        </table:table-row>
        <table:table-row>
          <table:table-cell table:style-name="pd1" office:value-type="string" office:string-value="34">
            <text:p>34</text:p>
          </table:table-cell>
          <table:table-cell office:value-type="float" office:value="0.27134435921179284">
            <text:p>0.27134435921179284</text:p>
          </table:table-cell>
          <table:table-cell office:value-type="float" office:value="2.2088461007954607">
            <text:p>2.2088461007954607</text:p>
          </table:table-cell>
          <table:table-cell office:value-type="float" office:value="5.104844743007792">
            <text:p>5.104844743007792</text:p>
          </table:table-cell>
          <table:table-cell office:value-type="float" office:value="7.166379416480513">
            <text:p>7.166379416480513</text:p>
          </table:table-cell>
          <table:table-cell office:value-type="float" office:value="0.11405369243805263">
            <text:p>0.11405369243805263</text:p>
          </table:table-cell>
          <table:table-cell office:value-type="float" office:value="0.23937201623219068">
            <text:p>0.23937201623219068</text:p>
          </table:table-cell>
          <table:table-cell office:value-type="float" office:value="0.2290564249711186">
            <text:p>0.2290564249711186</text:p>
          </table:table-cell>
          <table:table-cell office:value-type="float" office:value="0.26438842390398637">
            <text:p>0.26438842390398637</text:p>
          </table:table-cell>
        </table:table-row>
        <table:table-row>
          <table:table-cell table:style-name="pd1" office:value-type="string" office:string-value="35">
            <text:p>35</text:p>
          </table:table-cell>
          <table:table-cell office:value-type="float" office:value="0.27098766878502284">
            <text:p>0.27098766878502284</text:p>
          </table:table-cell>
          <table:table-cell office:value-type="float" office:value="2.2098689899515844">
            <text:p>2.2098689899515844</text:p>
          </table:table-cell>
          <table:table-cell office:value-type="float" office:value="5.107353089076692">
            <text:p>5.107353089076692</text:p>
          </table:table-cell>
          <table:table-cell office:value-type="float" office:value="7.1701241805464395">
            <text:p>7.1701241805464395</text:p>
          </table:table-cell>
          <table:table-cell office:value-type="float" office:value="0.11412866742291443">
            <text:p>0.11412866742291443</text:p>
          </table:table-cell>
          <table:table-cell office:value-type="float" office:value="0.23907347688108466">
            <text:p>0.23907347688108466</text:p>
          </table:table-cell>
          <table:table-cell office:value-type="float" office:value="0.22888021562047967">
            <text:p>0.22888021562047967</text:p>
          </table:table-cell>
          <table:table-cell office:value-type="float" office:value="0.26522230580427214">
            <text:p>0.26522230580427214</text:p>
          </table:table-cell>
        </table:table-row>
        <table:table-row>
          <table:table-cell table:style-name="pd1" office:value-type="string" office:string-value="36">
            <text:p>36</text:p>
          </table:table-cell>
          <table:table-cell office:value-type="float" office:value="0.2705798389881546">
            <text:p>0.2705798389881546</text:p>
          </table:table-cell>
          <table:table-cell office:value-type="float" office:value="2.2110473527007932">
            <text:p>2.2110473527007932</text:p>
          </table:table-cell>
          <table:table-cell office:value-type="float" office:value="5.110212241316479">
            <text:p>5.110212241316479</text:p>
          </table:table-cell>
          <table:table-cell office:value-type="float" office:value="7.174380349046497">
            <text:p>7.174380349046497</text:p>
          </table:table-cell>
          <table:table-cell office:value-type="float" office:value="0.11421190411591235">
            <text:p>0.11421190411591235</text:p>
          </table:table-cell>
          <table:table-cell office:value-type="float" office:value="0.2387773799311297">
            <text:p>0.2387773799311297</text:p>
          </table:table-cell>
          <table:table-cell office:value-type="float" office:value="0.2287210710573164">
            <text:p>0.2287210710573164</text:p>
          </table:table-cell>
          <table:table-cell office:value-type="float" office:value="0.2660710210107429">
            <text:p>0.2660710210107429</text:p>
          </table:table-cell>
        </table:table-row>
        <table:table-row>
          <table:table-cell table:style-name="pd1" office:value-type="string" office:string-value="37">
            <text:p>37</text:p>
          </table:table-cell>
          <table:table-cell office:value-type="float" office:value="0.27018972812360653">
            <text:p>0.27018972812360653</text:p>
          </table:table-cell>
          <table:table-cell office:value-type="float" office:value="2.212173322134289">
            <text:p>2.212173322134289</text:p>
          </table:table-cell>
          <table:table-cell office:value-type="float" office:value="5.112948369442008">
            <text:p>5.112948369442008</text:p>
          </table:table-cell>
          <table:table-cell office:value-type="float" office:value="7.178464772029604">
            <text:p>7.178464772029604</text:p>
          </table:table-cell>
          <table:table-cell office:value-type="float" office:value="0.11429265974079886">
            <text:p>0.11429265974079886</text:p>
          </table:table-cell>
          <table:table-cell office:value-type="float" office:value="0.23848460671458355">
            <text:p>0.23848460671458355</text:p>
          </table:table-cell>
          <table:table-cell office:value-type="float" office:value="0.22856547237885647">
            <text:p>0.22856547237885647</text:p>
          </table:table-cell>
          <table:table-cell office:value-type="float" office:value="0.2669043911728648">
            <text:p>0.2669043911728648</text:p>
          </table:table-cell>
        </table:table-row>
        <table:table-row>
          <table:table-cell table:style-name="pd1" office:value-type="string" office:string-value="38">
            <text:p>38</text:p>
          </table:table-cell>
          <table:table-cell office:value-type="float" office:value="0.269795111998262">
            <text:p>0.269795111998262</text:p>
          </table:table-cell>
          <table:table-cell office:value-type="float" office:value="2.213313983131983">
            <text:p>2.213313983131983</text:p>
          </table:table-cell>
          <table:table-cell office:value-type="float" office:value="5.115714408085225">
            <text:p>5.115714408085225</text:p>
          </table:table-cell>
          <table:table-cell office:value-type="float" office:value="7.182597683394479">
            <text:p>7.182597683394479</text:p>
          </table:table-cell>
          <table:table-cell office:value-type="float" office:value="0.11437438270247652">
            <text:p>0.11437438270247652</text:p>
          </table:table-cell>
          <table:table-cell office:value-type="float" office:value="0.23819482903082587">
            <text:p>0.23819482903082587</text:p>
          </table:table-cell>
          <table:table-cell office:value-type="float" office:value="0.22841768048575561">
            <text:p>0.22841768048575561</text:p>
          </table:table-cell>
          <table:table-cell office:value-type="float" office:value="0.26773213986581595">
            <text:p>0.26773213986581595</text:p>
          </table:table-cell>
        </table:table-row>
        <table:table-row>
          <table:table-cell table:style-name="pd1" office:value-type="string" office:string-value="39">
            <text:p>39</text:p>
          </table:table-cell>
          <table:table-cell office:value-type="float" office:value="0.26939994213091284">
            <text:p>0.26939994213091284</text:p>
          </table:table-cell>
          <table:table-cell office:value-type="float" office:value="2.214457401145989">
            <text:p>2.214457401145989</text:p>
          </table:table-cell>
          <table:table-cell office:value-type="float" office:value="5.118483171757977">
            <text:p>5.118483171757977</text:p>
          </table:table-cell>
          <table:table-cell office:value-type="float" office:value="7.186739723715215">
            <text:p>7.186739723715215</text:p>
          </table:table-cell>
          <table:table-cell office:value-type="float" office:value="0.11445644208019005">
            <text:p>0.11445644208019005</text:p>
          </table:table-cell>
          <table:table-cell office:value-type="float" office:value="0.23790801825692512">
            <text:p>0.23790801825692512</text:p>
          </table:table-cell>
          <table:table-cell office:value-type="float" office:value="0.22827680658152646">
            <text:p>0.22827680658152646</text:p>
          </table:table-cell>
          <table:table-cell office:value-type="float" office:value="0.26855251493328974">
            <text:p>0.26855251493328974</text:p>
          </table:table-cell>
        </table:table-row>
        <table:table-row>
          <table:table-cell table:style-name="pd1" office:value-type="string" office:string-value="40">
            <text:p>40</text:p>
          </table:table-cell>
          <table:table-cell office:value-type="float" office:value="0.2690001616420984">
            <text:p>0.2690001616420984</text:p>
          </table:table-cell>
          <table:table-cell office:value-type="float" office:value="2.2156158174051086">
            <text:p>2.2156158174051086</text:p>
          </table:table-cell>
          <table:table-cell office:value-type="float" office:value="5.12128258233812">
            <text:p>5.12128258233812</text:p>
          </table:table-cell>
          <table:table-cell office:value-type="float" office:value="7.190930916156784">
            <text:p>7.190930916156784</text:p>
          </table:table-cell>
          <table:table-cell office:value-type="float" office:value="0.11453945564103028">
            <text:p>0.11453945564103028</text:p>
          </table:table-cell>
          <table:table-cell office:value-type="float" office:value="0.23762411468365097">
            <text:p>0.23762411468365097</text:p>
          </table:table-cell>
          <table:table-cell office:value-type="float" office:value="0.22814358033333235">
            <text:p>0.22814358033333235</text:p>
          </table:table-cell>
          <table:table-cell office:value-type="float" office:value="0.2693672917117484">
            <text:p>0.2693672917117484</text:p>
          </table:table-cell>
        </table:table-row>
        <table:table-row>
          <table:table-cell table:style-name="pd1" office:value-type="string" office:string-value="41">
            <text:p>41</text:p>
          </table:table-cell>
          <table:table-cell office:value-type="float" office:value="0.2685772996211859">
            <text:p>0.2685772996211859</text:p>
          </table:table-cell>
          <table:table-cell office:value-type="float" office:value="2.2168449881401178">
            <text:p>2.2168449881401178</text:p>
          </table:table-cell>
          <table:table-cell office:value-type="float" office:value="5.124239745610144">
            <text:p>5.124239745610144</text:p>
          </table:table-cell>
          <table:table-cell office:value-type="float" office:value="7.195354056192077">
            <text:p>7.195354056192077</text:p>
          </table:table-cell>
          <table:table-cell office:value-type="float" office:value="0.11462629129027174">
            <text:p>0.11462629129027174</text:p>
          </table:table-cell>
          <table:table-cell office:value-type="float" office:value="0.23734317613615508">
            <text:p>0.23734317613615508</text:p>
          </table:table-cell>
          <table:table-cell office:value-type="float" office:value="0.22802177443382687">
            <text:p>0.22802177443382687</text:p>
          </table:table-cell>
          <table:table-cell office:value-type="float" office:value="0.270184630159543">
            <text:p>0.270184630159543</text:p>
          </table:table-cell>
        </table:table-row>
        <table:table-row>
          <table:table-cell table:style-name="pd1" office:value-type="string" office:string-value="42">
            <text:p>42</text:p>
          </table:table-cell>
          <table:table-cell office:value-type="float" office:value="0.268155762115666">
            <text:p>0.268155762115666</text:p>
          </table:table-cell>
          <table:table-cell office:value-type="float" office:value="2.21807122337955">
            <text:p>2.21807122337955</text:p>
          </table:table-cell>
          <table:table-cell office:value-type="float" office:value="5.127186731675359">
            <text:p>5.127186731675359</text:p>
          </table:table-cell>
          <table:table-cell office:value-type="float" office:value="7.19976708413413">
            <text:p>7.19976708413413</text:p>
          </table:table-cell>
          <table:table-cell office:value-type="float" office:value="0.11471312636155416">
            <text:p>0.11471312636155416</text:p>
          </table:table-cell>
          <table:table-cell office:value-type="float" office:value="0.23706514928614722">
            <text:p>0.23706514928614722</text:p>
          </table:table-cell>
          <table:table-cell office:value-type="float" office:value="0.22790627413272652">
            <text:p>0.22790627413272652</text:p>
          </table:table-cell>
          <table:table-cell office:value-type="float" office:value="0.27099375745129384">
            <text:p>0.27099375745129384</text:p>
          </table:table-cell>
        </table:table-row>
        <table:table-row>
          <table:table-cell table:style-name="pd1" office:value-type="string" office:string-value="43">
            <text:p>43</text:p>
          </table:table-cell>
          <table:table-cell office:value-type="float" office:value="0.2677274468730231">
            <text:p>0.2677274468730231</text:p>
          </table:table-cell>
          <table:table-cell office:value-type="float" office:value="2.2193189738275847">
            <text:p>2.2193189738275847</text:p>
          </table:table-cell>
          <table:table-cell office:value-type="float" office:value="5.1301793021294895">
            <text:p>5.1301793021294895</text:p>
          </table:table-cell>
          <table:table-cell office:value-type="float" office:value="7.2042500691390865">
            <text:p>7.2042500691390865</text:p>
          </table:table-cell>
          <table:table-cell office:value-type="float" office:value="0.1148012102910535">
            <text:p>0.1148012102910535</text:p>
          </table:table-cell>
          <table:table-cell office:value-type="float" office:value="0.2367900400600923">
            <text:p>0.2367900400600923</text:p>
          </table:table-cell>
          <table:table-cell office:value-type="float" office:value="0.22779867926292086">
            <text:p>0.22779867926292086</text:p>
          </table:table-cell>
          <table:table-cell office:value-type="float" office:value="0.27179825356946413">
            <text:p>0.27179825356946413</text:p>
          </table:table-cell>
        </table:table-row>
        <table:table-row>
          <table:table-cell table:style-name="pd1" office:value-type="string" office:string-value="44">
            <text:p>44</text:p>
          </table:table-cell>
          <table:table-cell office:value-type="float" office:value="0.2672976692327544">
            <text:p>0.2672976692327544</text:p>
          </table:table-cell>
          <table:table-cell office:value-type="float" office:value="2.220572181741586">
            <text:p>2.220572181741586</text:p>
          </table:table-cell>
          <table:table-cell office:value-type="float" office:value="5.133180892854147">
            <text:p>5.133180892854147</text:p>
          </table:table-cell>
          <table:table-cell office:value-type="float" office:value="7.208750159581677">
            <text:p>7.208750159581677</text:p>
          </table:table-cell>
          <table:table-cell office:value-type="float" office:value="0.11488969811867439">
            <text:p>0.11488969811867439</text:p>
          </table:table-cell>
          <table:table-cell office:value-type="float" office:value="0.23651777276800096">
            <text:p>0.23651777276800096</text:p>
          </table:table-cell>
          <table:table-cell office:value-type="float" office:value="0.22769777266476107">
            <text:p>0.22769777266476107</text:p>
          </table:table-cell>
          <table:table-cell office:value-type="float" office:value="0.27259576560112064">
            <text:p>0.27259576560112064</text:p>
          </table:table-cell>
        </table:table-row>
        <table:table-row>
          <table:table-cell table:style-name="pd1" office:value-type="string" office:string-value="45">
            <text:p>45</text:p>
          </table:table-cell>
          <table:table-cell office:value-type="float" office:value="0.2668629454687406">
            <text:p>0.2668629454687406</text:p>
          </table:table-cell>
          <table:table-cell office:value-type="float" office:value="2.2218413526885312">
            <text:p>2.2218413526885312</text:p>
          </table:table-cell>
          <table:table-cell office:value-type="float" office:value="5.136215487170939">
            <text:p>5.136215487170939</text:p>
          </table:table-cell>
          <table:table-cell office:value-type="float" office:value="7.213301654286433">
            <text:p>7.213301654286433</text:p>
          </table:table-cell>
          <table:table-cell office:value-type="float" office:value="0.11497911872343863">
            <text:p>0.11497911872343863</text:p>
          </table:table-cell>
          <table:table-cell office:value-type="float" office:value="0.236248352979575">
            <text:p>0.236248352979575</text:p>
          </table:table-cell>
          <table:table-cell office:value-type="float" office:value="0.22760420070302104">
            <text:p>0.22760420070302104</text:p>
          </table:table-cell>
          <table:table-cell office:value-type="float" office:value="0.2733878414910443">
            <text:p>0.2733878414910443</text:p>
          </table:table-cell>
        </table:table-row>
        <table:table-row>
          <table:table-cell table:style-name="pd1" office:value-type="string" office:string-value="46">
            <text:p>46</text:p>
          </table:table-cell>
          <table:table-cell office:value-type="float" office:value="0.2664214885591778">
            <text:p>0.2664214885591778</text:p>
          </table:table-cell>
          <table:table-cell office:value-type="float" office:value="2.2231318687297175">
            <text:p>2.2231318687297175</text:p>
          </table:table-cell>
          <table:table-cell office:value-type="float" office:value="5.1392953945344235">
            <text:p>5.1392953945344235</text:p>
          </table:table-cell>
          <table:table-cell office:value-type="float" office:value="7.217922032332021">
            <text:p>7.217922032332021</text:p>
          </table:table-cell>
          <table:table-cell office:value-type="float" office:value="0.11506973644308958">
            <text:p>0.11506973644308958</text:p>
          </table:table-cell>
          <table:table-cell office:value-type="float" office:value="0.2359817950268489">
            <text:p>0.2359817950268489</text:p>
          </table:table-cell>
          <table:table-cell office:value-type="float" office:value="0.22751826484924553">
            <text:p>0.22751826484924553</text:p>
          </table:table-cell>
          <table:table-cell office:value-type="float" office:value="0.2741752850910458">
            <text:p>0.2741752850910458</text:p>
          </table:table-cell>
        </table:table-row>
        <table:table-row>
          <table:table-cell table:style-name="pd1" office:value-type="string" office:string-value="47">
            <text:p>47</text:p>
          </table:table-cell>
          <table:table-cell office:value-type="float" office:value="0.2659688669215317">
            <text:p>0.2659688669215317</text:p>
          </table:table-cell>
          <table:table-cell office:value-type="float" office:value="2.2244570940802357">
            <text:p>2.2244570940802357</text:p>
          </table:table-cell>
          <table:table-cell office:value-type="float" office:value="5.142451123396603">
            <text:p>5.142451123396603</text:p>
          </table:table-cell>
          <table:table-cell office:value-type="float" office:value="7.222654933907697">
            <text:p>7.222654933907697</text:p>
          </table:table-cell>
          <table:table-cell office:value-type="float" office:value="0.11516222932222145">
            <text:p>0.11516222932222145</text:p>
          </table:table-cell>
          <table:table-cell office:value-type="float" office:value="0.23571818872444003">
            <text:p>0.23571818872444003</text:p>
          </table:table-cell>
          <table:table-cell office:value-type="float" office:value="0.22744086082241452">
            <text:p>0.22744086082241452</text:p>
          </table:table-cell>
          <table:table-cell office:value-type="float" office:value="0.274960084756659">
            <text:p>0.274960084756659</text:p>
          </table:table-cell>
        </table:table-row>
        <table:table-row>
          <table:table-cell table:style-name="pd1" office:value-type="string" office:string-value="48">
            <text:p>48</text:p>
          </table:table-cell>
          <table:table-cell office:value-type="float" office:value="0.26551465271843805">
            <text:p>0.26551465271843805</text:p>
          </table:table-cell>
          <table:table-cell office:value-type="float" office:value="2.2257881170760667">
            <text:p>2.2257881170760667</text:p>
          </table:table-cell>
          <table:table-cell office:value-type="float" office:value="5.145616821011399">
            <text:p>5.145616821011399</text:p>
          </table:table-cell>
          <table:table-cell office:value-type="float" office:value="7.227405399240529">
            <text:p>7.227405399240529</text:p>
          </table:table-cell>
          <table:table-cell office:value-type="float" office:value="0.11525508681262285">
            <text:p>0.11525508681262285</text:p>
          </table:table-cell>
          <table:table-cell office:value-type="float" office:value="0.23545734362433715">
            <text:p>0.23545734362433715</text:p>
          </table:table-cell>
          <table:table-cell office:value-type="float" office:value="0.2273698053161397">
            <text:p>0.2273698053161397</text:p>
          </table:table-cell>
          <table:table-cell office:value-type="float" office:value="0.2757379969057595">
            <text:p>0.2757379969057595</text:p>
          </table:table-cell>
        </table:table-row>
        <table:table-row>
          <table:table-cell table:style-name="pd1" office:value-type="string" office:string-value="49">
            <text:p>49</text:p>
          </table:table-cell>
          <table:table-cell office:value-type="float" office:value="0.26505649761248284">
            <text:p>0.26505649761248284</text:p>
          </table:table-cell>
          <table:table-cell office:value-type="float" office:value="2.227132011859834">
            <text:p>2.227132011859834</text:p>
          </table:table-cell>
          <table:table-cell office:value-type="float" office:value="5.148808661776588">
            <text:p>5.148808661776588</text:p>
          </table:table-cell>
          <table:table-cell office:value-type="float" office:value="7.232196470684959">
            <text:p>7.232196470684959</text:p>
          </table:table-cell>
          <table:table-cell office:value-type="float" office:value="0.11534866119199598">
            <text:p>0.11534866119199598</text:p>
          </table:table-cell>
          <table:table-cell office:value-type="float" office:value="0.23519928197795323">
            <text:p>0.23519928197795323</text:p>
          </table:table-cell>
          <table:table-cell office:value-type="float" office:value="0.22730551361667573">
            <text:p>0.22730551361667573</text:p>
          </table:table-cell>
          <table:table-cell office:value-type="float" office:value="0.2765100828062708">
            <text:p>0.2765100828062708</text:p>
          </table:table-cell>
        </table:table-row>
        <table:table-row>
          <table:table-cell table:style-name="pd1" office:value-type="string" office:string-value="50">
            <text:p>50</text:p>
          </table:table-cell>
          <table:table-cell office:value-type="float" office:value="0.2645949871435484">
            <text:p>0.2645949871435484</text:p>
          </table:table-cell>
          <table:table-cell office:value-type="float" office:value="2.228486995059298">
            <text:p>2.228486995059298</text:p>
          </table:table-cell>
          <table:table-cell office:value-type="float" office:value="5.152022632219576">
            <text:p>5.152022632219576</text:p>
          </table:table-cell>
          <table:table-cell office:value-type="float" office:value="7.237022154365956">
            <text:p>7.237022154365956</text:p>
          </table:table-cell>
          <table:table-cell office:value-type="float" office:value="0.11544284636662717">
            <text:p>0.11544284636662717</text:p>
          </table:table-cell>
          <table:table-cell office:value-type="float" office:value="0.2349439688900535">
            <text:p>0.2349439688900535</text:p>
          </table:table-cell>
          <table:table-cell office:value-type="float" office:value="0.22724775556201932">
            <text:p>0.22724775556201932</text:p>
          </table:table-cell>
          <table:table-cell office:value-type="float" office:value="0.27727610077293474">
            <text:p>0.27727610077293474</text:p>
          </table:table-cell>
        </table:table-row>
        <table:table-row>
          <table:table-cell table:style-name="pd1" office:value-type="string" office:string-value="51">
            <text:p>51</text:p>
          </table:table-cell>
          <table:table-cell office:value-type="float" office:value="0.26412960572216504">
            <text:p>0.26412960572216504</text:p>
          </table:table-cell>
          <table:table-cell office:value-type="float" office:value="2.229854606653679">
            <text:p>2.229854606653679</text:p>
          </table:table-cell>
          <table:table-cell office:value-type="float" office:value="5.15526229669689">
            <text:p>5.15526229669689</text:p>
          </table:table-cell>
          <table:table-cell office:value-type="float" office:value="7.241887352491789">
            <text:p>7.241887352491789</text:p>
          </table:table-cell>
          <table:table-cell office:value-type="float" office:value="0.11553770863860623">
            <text:p>0.11553770863860623</text:p>
          </table:table-cell>
          <table:table-cell office:value-type="float" office:value="0.23469139977536285">
            <text:p>0.23469139977536285</text:p>
          </table:table-cell>
          <table:table-cell office:value-type="float" office:value="0.227196546630393">
            <text:p>0.227196546630393</text:p>
          </table:table-cell>
          <table:table-cell office:value-type="float" office:value="0.278036303883977">
            <text:p>0.278036303883977</text:p>
          </table:table-cell>
        </table:table-row>
        <table:table-row>
          <table:table-cell table:style-name="pd1" office:value-type="string" office:string-value="52">
            <text:p>52</text:p>
          </table:table-cell>
          <table:table-cell office:value-type="float" office:value="0.263660698358381">
            <text:p>0.263660698358381</text:p>
          </table:table-cell>
          <table:table-cell office:value-type="float" office:value="2.231233788214833">
            <text:p>2.231233788214833</text:p>
          </table:table-cell>
          <table:table-cell office:value-type="float" office:value="5.158525298037197">
            <text:p>5.158525298037197</text:p>
          </table:table-cell>
          <table:table-cell office:value-type="float" office:value="7.246788455673117">
            <text:p>7.246788455673117</text:p>
          </table:table-cell>
          <table:table-cell office:value-type="float" office:value="0.11563317994985407">
            <text:p>0.11563317994985407</text:p>
          </table:table-cell>
          <table:table-cell office:value-type="float" office:value="0.23444154876548282">
            <text:p>0.23444154876548282</text:p>
          </table:table-cell>
          <table:table-cell office:value-type="float" office:value="0.2271517086041811">
            <text:p>0.2271517086041811</text:p>
          </table:table-cell>
          <table:table-cell office:value-type="float" office:value="0.2787905642407957">
            <text:p>0.2787905642407957</text:p>
          </table:table-cell>
        </table:table-row>
        <table:table-row>
          <table:table-cell table:style-name="pd1" office:value-type="string" office:string-value="53">
            <text:p>53</text:p>
          </table:table-cell>
          <table:table-cell office:value-type="float" office:value="0.2631866437922931">
            <text:p>0.2631866437922931</text:p>
          </table:table-cell>
          <table:table-cell office:value-type="float" office:value="2.23262941576025">
            <text:p>2.23262941576025</text:p>
          </table:table-cell>
          <table:table-cell office:value-type="float" office:value="5.161822810696051">
            <text:p>5.161822810696051</text:p>
          </table:table-cell>
          <table:table-cell office:value-type="float" office:value="7.251741299958765">
            <text:p>7.251741299958765</text:p>
          </table:table-cell>
          <table:table-cell office:value-type="float" office:value="0.11572950020858042">
            <text:p>0.11572950020858042</text:p>
          </table:table-cell>
          <table:table-cell office:value-type="float" office:value="0.23419445878250647">
            <text:p>0.23419445878250647</text:p>
          </table:table-cell>
          <table:table-cell office:value-type="float" office:value="0.2271135132660673">
            <text:p>0.2271135132660673</text:p>
          </table:table-cell>
          <table:table-cell office:value-type="float" office:value="0.27953963773757545">
            <text:p>0.27953963773757545</text:p>
          </table:table-cell>
        </table:table-row>
        <table:table-row>
          <table:table-cell table:style-name="pd1" office:value-type="string" office:string-value="54">
            <text:p>54</text:p>
          </table:table-cell>
          <table:table-cell office:value-type="float" office:value="0.2627040291345913">
            <text:p>0.2627040291345913</text:p>
          </table:table-cell>
          <table:table-cell office:value-type="float" office:value="2.2340517716955235">
            <text:p>2.2340517716955235</text:p>
          </table:table-cell>
          <table:table-cell office:value-type="float" office:value="5.165178339872025">
            <text:p>5.165178339872025</text:p>
          </table:table-cell>
          <table:table-cell office:value-type="float" office:value="7.256779425346917">
            <text:p>7.256779425346917</text:p>
          </table:table-cell>
          <table:table-cell office:value-type="float" office:value="0.11582719030052545">
            <text:p>0.11582719030052545</text:p>
          </table:table-cell>
          <table:table-cell office:value-type="float" office:value="0.2339502579799801">
            <text:p>0.2339502579799801</text:p>
          </table:table-cell>
          <table:table-cell office:value-type="float" office:value="0.22708265691033508">
            <text:p>0.22708265691033508</text:p>
          </table:table-cell>
          <table:table-cell office:value-type="float" office:value="0.2802850896734119">
            <text:p>0.2802850896734119</text:p>
          </table:table-cell>
        </table:table-row>
        <table:table-row>
          <table:table-cell table:style-name="pd1" office:value-type="string" office:string-value="55">
            <text:p>55</text:p>
          </table:table-cell>
          <table:table-cell office:value-type="float" office:value="0.26221376692994236">
            <text:p>0.26221376692994236</text:p>
          </table:table-cell>
          <table:table-cell office:value-type="float" office:value="2.235498081860964">
            <text:p>2.235498081860964</text:p>
          </table:table-cell>
          <table:table-cell office:value-type="float" office:value="5.168585625532608">
            <text:p>5.168585625532608</text:p>
          </table:table-cell>
          <table:table-cell office:value-type="float" office:value="7.2618936013223125">
            <text:p>7.2618936013223125</text:p>
          </table:table-cell>
          <table:table-cell office:value-type="float" office:value="0.11592609457128175">
            <text:p>0.11592609457128175</text:p>
          </table:table-cell>
          <table:table-cell office:value-type="float" office:value="0.2337089334889181">
            <text:p>0.2337089334889181</text:p>
          </table:table-cell>
          <table:table-cell office:value-type="float" office:value="0.22705884695991532">
            <text:p>0.22705884695991532</text:p>
          </table:table-cell>
          <table:table-cell office:value-type="float" office:value="0.2810265522585943">
            <text:p>0.2810265522585943</text:p>
          </table:table-cell>
        </table:table-row>
        <table:table-row>
          <table:table-cell table:style-name="pd1" office:value-type="string" office:string-value="56">
            <text:p>56</text:p>
          </table:table-cell>
          <table:table-cell office:value-type="float" office:value="0.2617254441942283">
            <text:p>0.2617254441942283</text:p>
          </table:table-cell>
          <table:table-cell office:value-type="float" office:value="2.236939392340276">
            <text:p>2.236939392340276</text:p>
          </table:table-cell>
          <table:table-cell office:value-type="float" office:value="5.171978710136867">
            <text:p>5.171978710136867</text:p>
          </table:table-cell>
          <table:table-cell office:value-type="float" office:value="7.266988880104376">
            <text:p>7.266988880104376</text:p>
          </table:table-cell>
          <table:table-cell office:value-type="float" office:value="0.11602469901520433">
            <text:p>0.11602469901520433</text:p>
          </table:table-cell>
          <table:table-cell office:value-type="float" office:value="0.23347009787414458">
            <text:p>0.23347009787414458</text:p>
          </table:table-cell>
          <table:table-cell office:value-type="float" office:value="0.2270397506818412">
            <text:p>0.2270397506818412</text:p>
          </table:table-cell>
          <table:table-cell office:value-type="float" office:value="0.2817597623796442">
            <text:p>0.2817597623796442</text:p>
          </table:table-cell>
        </table:table-row>
        <table:table-row>
          <table:table-cell table:style-name="pd1" office:value-type="string" office:string-value="57">
            <text:p>57</text:p>
          </table:table-cell>
          <table:table-cell office:value-type="float" office:value="0.26122502543161413">
            <text:p>0.26122502543161413</text:p>
          </table:table-cell>
          <table:table-cell office:value-type="float" office:value="2.2384180435210514">
            <text:p>2.2384180435210514</text:p>
          </table:table-cell>
          <table:table-cell office:value-type="float" office:value="5.1754542047059715">
            <text:p>5.1754542047059715</text:p>
          </table:table-cell>
          <table:table-cell office:value-type="float" office:value="7.272203792713513">
            <text:p>7.272203792713513</text:p>
          </table:table-cell>
          <table:table-cell office:value-type="float" office:value="0.11612518910113144">
            <text:p>0.11612518910113144</text:p>
          </table:table-cell>
          <table:table-cell office:value-type="float" office:value="0.23323433269315536">
            <text:p>0.23323433269315536</text:p>
          </table:table-cell>
          <table:table-cell office:value-type="float" office:value="0.22702855242182826">
            <text:p>0.22702855242182826</text:p>
          </table:table-cell>
          <table:table-cell office:value-type="float" office:value="0.28249106633409593">
            <text:p>0.28249106633409593</text:p>
          </table:table-cell>
        </table:table-row>
        <table:table-row>
          <table:table-cell table:style-name="pd1" office:value-type="string" office:string-value="58">
            <text:p>58</text:p>
          </table:table-cell>
          <table:table-cell office:value-type="float" office:value="0.2607288631072159">
            <text:p>0.2607288631072159</text:p>
          </table:table-cell>
          <table:table-cell office:value-type="float" office:value="2.239884664789999">
            <text:p>2.239884664789999</text:p>
          </table:table-cell>
          <table:table-cell office:value-type="float" office:value="5.178899590448567">
            <text:p>5.178899590448567</text:p>
          </table:table-cell>
          <table:table-cell office:value-type="float" office:value="7.277376566846455">
            <text:p>7.277376566846455</text:p>
          </table:table-cell>
          <table:table-cell office:value-type="float" office:value="0.11622499134290172">
            <text:p>0.11622499134290172</text:p>
          </table:table-cell>
          <table:table-cell office:value-type="float" office:value="0.23300092502117242">
            <text:p>0.23300092502117242</text:p>
          </table:table-cell>
          <table:table-cell office:value-type="float" office:value="0.22702130621764524">
            <text:p>0.22702130621764524</text:p>
          </table:table-cell>
          <table:table-cell office:value-type="float" office:value="0.2832131609233648">
            <text:p>0.2832131609233648</text:p>
          </table:table-cell>
        </table:table-row>
        <table:table-row>
          <table:table-cell table:style-name="pd1" office:value-type="string" office:string-value="59">
            <text:p>59</text:p>
          </table:table-cell>
          <table:table-cell office:value-type="float" office:value="0.26022805049849085">
            <text:p>0.26022805049849085</text:p>
          </table:table-cell>
          <table:table-cell office:value-type="float" office:value="2.2413661167647176">
            <text:p>2.2413661167647176</text:p>
          </table:table-cell>
          <table:table-cell office:value-type="float" office:value="5.182376183300225">
            <text:p>5.182376183300225</text:p>
          </table:table-cell>
          <table:table-cell office:value-type="float" office:value="7.282595046976117">
            <text:p>7.282595046976117</text:p>
          </table:table-cell>
          <table:table-cell office:value-type="float" office:value="0.11632548888819244">
            <text:p>0.11632548888819244</text:p>
          </table:table-cell>
          <table:table-cell office:value-type="float" office:value="0.23277025572046248">
            <text:p>0.23277025572046248</text:p>
          </table:table-cell>
          <table:table-cell office:value-type="float" office:value="0.22702000227726332">
            <text:p>0.22702000227726332</text:p>
          </table:table-cell>
          <table:table-cell office:value-type="float" office:value="0.28393009678391073">
            <text:p>0.28393009678391073</text:p>
          </table:table-cell>
        </table:table-row>
        <table:table-row>
          <table:table-cell table:style-name="pd1" office:value-type="string" office:string-value="60">
            <text:p>60</text:p>
          </table:table-cell>
          <table:table-cell office:value-type="float" office:value="0.25972483275283115">
            <text:p>0.25972483275283115</text:p>
          </table:table-cell>
          <table:table-cell office:value-type="float" office:value="2.2428556044125076">
            <text:p>2.2428556044125076</text:p>
          </table:table-cell>
          <table:table-cell office:value-type="float" office:value="5.185868551334466">
            <text:p>5.185868551334466</text:p>
          </table:table-cell>
          <table:table-cell office:value-type="float" office:value="7.287836884662184">
            <text:p>7.287836884662184</text:p>
          </table:table-cell>
          <table:table-cell office:value-type="float" office:value="0.1164263184537902">
            <text:p>0.1164263184537902</text:p>
          </table:table-cell>
          <table:table-cell office:value-type="float" office:value="0.2325422158891807">
            <text:p>0.2325422158891807</text:p>
          </table:table-cell>
          <table:table-cell office:value-type="float" office:value="0.22702400444931273">
            <text:p>0.22702400444931273</text:p>
          </table:table-cell>
          <table:table-cell office:value-type="float" office:value="0.2846409146424831">
            <text:p>0.2846409146424831</text:p>
          </table:table-cell>
        </table:table-row>
        <table:table-row>
          <table:table-cell table:style-name="pd1" office:value-type="string" office:string-value="61">
            <text:p>61</text:p>
          </table:table-cell>
          <table:table-cell office:value-type="float" office:value="0.2592195329050497">
            <text:p>0.2592195329050497</text:p>
          </table:table-cell>
          <table:table-cell office:value-type="float" office:value="2.244352133502089">
            <text:p>2.244352133502089</text:p>
          </table:table-cell>
          <table:table-cell office:value-type="float" office:value="5.189374490737921">
            <text:p>5.189374490737921</text:p>
          </table:table-cell>
          <table:table-cell office:value-type="float" office:value="7.293098730382509">
            <text:p>7.293098730382509</text:p>
          </table:table-cell>
          <table:table-cell office:value-type="float" office:value="0.11652741820415308">
            <text:p>0.11652741820415308</text:p>
          </table:table-cell>
          <table:table-cell office:value-type="float" office:value="0.23231678121936392">
            <text:p>0.23231678121936392</text:p>
          </table:table-cell>
          <table:table-cell office:value-type="float" office:value="0.22703312856435773">
            <text:p>0.22703312856435773</text:p>
          </table:table-cell>
          <table:table-cell office:value-type="float" office:value="0.2853455218511107">
            <text:p>0.2853455218511107</text:p>
          </table:table-cell>
        </table:table-row>
        <table:table-row>
          <table:table-cell table:style-name="pd1" office:value-type="string" office:string-value="62">
            <text:p>62</text:p>
          </table:table-cell>
          <table:table-cell office:value-type="float" office:value="0.2587070214525543">
            <text:p>0.2587070214525543</text:p>
          </table:table-cell>
          <table:table-cell office:value-type="float" office:value="2.245871161791808">
            <text:p>2.245871161791808</text:p>
          </table:table-cell>
          <table:table-cell office:value-type="float" office:value="5.192929325827907">
            <text:p>5.192929325827907</text:p>
          </table:table-cell>
          <table:table-cell office:value-type="float" office:value="7.298431080411564">
            <text:p>7.298431080411564</text:p>
          </table:table-cell>
          <table:table-cell office:value-type="float" office:value="0.11662958159438368">
            <text:p>0.11662958159438368</text:p>
          </table:table-cell>
          <table:table-cell office:value-type="float" office:value="0.23209422661221318">
            <text:p>0.23209422661221318</text:p>
          </table:table-cell>
          <table:table-cell office:value-type="float" office:value="0.22704850960146164">
            <text:p>0.22704850960146164</text:p>
          </table:table-cell>
          <table:table-cell office:value-type="float" office:value="0.2860462882061578">
            <text:p>0.2860462882061578</text:p>
          </table:table-cell>
        </table:table-row>
        <table:table-row>
          <table:table-cell table:style-name="pd1" office:value-type="string" office:string-value="63">
            <text:p>63</text:p>
          </table:table-cell>
          <table:table-cell office:value-type="float" office:value="0.25818750225368753">
            <text:p>0.25818750225368753</text:p>
          </table:table-cell>
          <table:table-cell office:value-type="float" office:value="2.247412052805538">
            <text:p>2.247412052805538</text:p>
          </table:table-cell>
          <table:table-cell office:value-type="float" office:value="5.196531674882958">
            <text:p>5.196531674882958</text:p>
          </table:table-cell>
          <table:table-cell office:value-type="float" office:value="7.303831752965165">
            <text:p>7.303831752965165</text:p>
          </table:table-cell>
          <table:table-cell office:value-type="float" office:value="0.11673276668134976">
            <text:p>0.11673276668134976</text:p>
          </table:table-cell>
          <table:table-cell office:value-type="float" office:value="0.23187456521926217">
            <text:p>0.23187456521926217</text:p>
          </table:table-cell>
          <table:table-cell office:value-type="float" office:value="0.2270700092220727">
            <text:p>0.2270700092220727</text:p>
          </table:table-cell>
          <table:table-cell office:value-type="float" office:value="0.28674318419726685">
            <text:p>0.28674318419726685</text:p>
          </table:table-cell>
        </table:table-row>
        <table:table-row>
          <table:table-cell table:style-name="pd1" office:value-type="string" office:string-value="64">
            <text:p>64</text:p>
          </table:table-cell>
          <table:table-cell office:value-type="float" office:value="0.2576718509237035">
            <text:p>0.2576718509237035</text:p>
          </table:table-cell>
          <table:table-cell office:value-type="float" office:value="2.2489419729701146">
            <text:p>2.2489419729701146</text:p>
          </table:table-cell>
          <table:table-cell office:value-type="float" office:value="5.200106702885223">
            <text:p>5.200106702885223</text:p>
          </table:table-cell>
          <table:table-cell office:value-type="float" office:value="7.309193224716539">
            <text:p>7.309193224716539</text:p>
          </table:table-cell>
          <table:table-cell office:value-type="float" office:value="0.11683525804614518">
            <text:p>0.11683525804614518</text:p>
          </table:table-cell>
          <table:table-cell office:value-type="float" office:value="0.23165718021285864">
            <text:p>0.23165718021285864</text:p>
          </table:table-cell>
          <table:table-cell office:value-type="float" office:value="0.2270948797468775">
            <text:p>0.2270948797468775</text:p>
          </table:table-cell>
          <table:table-cell office:value-type="float" office:value="0.28743136154949483">
            <text:p>0.28743136154949483</text:p>
          </table:table-cell>
        </table:table-row>
        <table:table-row>
          <table:table-cell table:style-name="pd1" office:value-type="string" office:string-value="65">
            <text:p>65</text:p>
          </table:table-cell>
          <table:table-cell office:value-type="float" office:value="0.2571460492326442">
            <text:p>0.2571460492326442</text:p>
          </table:table-cell>
          <table:table-cell office:value-type="float" office:value="2.2505031969930105">
            <text:p>2.2505031969930105</text:p>
          </table:table-cell>
          <table:table-cell office:value-type="float" office:value="5.2037509156038135">
            <text:p>5.2037509156038135</text:p>
          </table:table-cell>
          <table:table-cell office:value-type="float" office:value="7.314653745197114">
            <text:p>7.314653745197114</text:p>
          </table:table-cell>
          <table:table-cell office:value-type="float" office:value="0.11693924474915514">
            <text:p>0.11693924474915514</text:p>
          </table:table-cell>
          <table:table-cell office:value-type="float" office:value="0.23144288651796088">
            <text:p>0.23144288651796088</text:p>
          </table:table-cell>
          <table:table-cell office:value-type="float" office:value="0.22712643662260865">
            <text:p>0.22712643662260865</text:p>
          </table:table-cell>
          <table:table-cell office:value-type="float" office:value="0.2881172145253157">
            <text:p>0.2881172145253157</text:p>
          </table:table-cell>
        </table:table-row>
        <table:table-row>
          <table:table-cell table:style-name="pd1" office:value-type="string" office:string-value="66">
            <text:p>66</text:p>
          </table:table-cell>
          <table:table-cell office:value-type="float" office:value="0.256625661196691">
            <text:p>0.256625661196691</text:p>
          </table:table-cell>
          <table:table-cell office:value-type="float" office:value="2.2520487490073418">
            <text:p>2.2520487490073418</text:p>
          </table:table-cell>
          <table:table-cell office:value-type="float" office:value="5.20735720514542">
            <text:p>5.20735720514542</text:p>
          </table:table-cell>
          <table:table-cell office:value-type="float" office:value="7.3200595458826205">
            <text:p>7.3200595458826205</text:p>
          </table:table-cell>
          <table:table-cell office:value-type="float" office:value="0.11704227624748575">
            <text:p>0.11704227624748575</text:p>
          </table:table-cell>
          <table:table-cell office:value-type="float" office:value="0.23123075183754083">
            <text:p>0.23123075183754083</text:p>
          </table:table-cell>
          <table:table-cell office:value-type="float" office:value="0.22716076368469018">
            <text:p>0.22716076368469018</text:p>
          </table:table-cell>
          <table:table-cell office:value-type="float" office:value="0.2887937757688611">
            <text:p>0.2887937757688611</text:p>
          </table:table-cell>
        </table:table-row>
        <table:table-row>
          <table:table-cell table:style-name="pd1" office:value-type="string" office:string-value="67">
            <text:p>67</text:p>
          </table:table-cell>
          <table:table-cell office:value-type="float" office:value="0.2560982641728413">
            <text:p>0.2560982641728413</text:p>
          </table:table-cell>
          <table:table-cell office:value-type="float" office:value="2.253616087660669">
            <text:p>2.253616087660669</text:p>
          </table:table-cell>
          <table:table-cell office:value-type="float" office:value="5.211011097028205">
            <text:p>5.211011097028205</text:p>
          </table:table-cell>
          <table:table-cell office:value-type="float" office:value="7.325533111976735">
            <text:p>7.325533111976735</text:p>
          </table:table-cell>
          <table:table-cell office:value-type="float" office:value="0.11714629268558104">
            <text:p>0.11714629268558104</text:p>
          </table:table-cell>
          <table:table-cell office:value-type="float" office:value="0.23102153505606937">
            <text:p>0.23102153505606937</text:p>
          </table:table-cell>
          <table:table-cell office:value-type="float" office:value="0.22720080807732485">
            <text:p>0.22720080807732485</text:p>
          </table:table-cell>
          <table:table-cell office:value-type="float" office:value="0.2894667280846047">
            <text:p>0.2894667280846047</text:p>
          </table:table-cell>
        </table:table-row>
        <table:table-row>
          <table:table-cell table:style-name="pd1" office:value-type="string" office:string-value="68">
            <text:p>68</text:p>
          </table:table-cell>
          <table:table-cell office:value-type="float" office:value="0.2555704049346758">
            <text:p>0.2555704049346758</text:p>
          </table:table-cell>
          <table:table-cell office:value-type="float" office:value="2.255185443379325">
            <text:p>2.255185443379325</text:p>
          </table:table-cell>
          <table:table-cell office:value-type="float" office:value="5.214667547767387">
            <text:p>5.214667547767387</text:p>
          </table:table-cell>
          <table:table-cell office:value-type="float" office:value="7.331009705894849">
            <text:p>7.331009705894849</text:p>
          </table:table-cell>
          <table:table-cell office:value-type="float" office:value="0.11725025859261241">
            <text:p>0.11725025859261241</text:p>
          </table:table-cell>
          <table:table-cell office:value-type="float" office:value="0.23081482893416194">
            <text:p>0.23081482893416194</text:p>
          </table:table-cell>
          <table:table-cell office:value-type="float" office:value="0.22724485402919878">
            <text:p>0.22724485402919878</text:p>
          </table:table-cell>
          <table:table-cell office:value-type="float" office:value="0.29013318047122433">
            <text:p>0.29013318047122433</text:p>
          </table:table-cell>
        </table:table-row>
        <table:table-row>
          <table:table-cell table:style-name="pd1" office:value-type="string" office:string-value="69">
            <text:p>69</text:p>
          </table:table-cell>
          <table:table-cell office:value-type="float" office:value="0.255040629501744">
            <text:p>0.255040629501744</text:p>
          </table:table-cell>
          <table:table-cell office:value-type="float" office:value="2.2567611837074124">
            <text:p>2.2567611837074124</text:p>
          </table:table-cell>
          <table:table-cell office:value-type="float" office:value="5.218336584225325">
            <text:p>5.218336584225325</text:p>
          </table:table-cell>
          <table:table-cell office:value-type="float" office:value="7.336503559035064">
            <text:p>7.336503559035064</text:p>
          </table:table-cell>
          <table:table-cell office:value-type="float" office:value="0.11735439420015095">
            <text:p>0.11735439420015095</text:p>
          </table:table-cell>
          <table:table-cell office:value-type="float" office:value="0.2306107247760907">
            <text:p>0.2306107247760907</text:p>
          </table:table-cell>
          <table:table-cell office:value-type="float" office:value="0.22729315663365585">
            <text:p>0.22729315663365585</text:p>
          </table:table-cell>
          <table:table-cell office:value-type="float" office:value="0.29079386152971554">
            <text:p>0.29079386152971554</text:p>
          </table:table-cell>
        </table:table-row>
        <table:table-row>
          <table:table-cell table:style-name="pd1" office:value-type="string" office:string-value="70">
            <text:p>70</text:p>
          </table:table-cell>
          <table:table-cell office:value-type="float" office:value="0.2545124610800833">
            <text:p>0.2545124610800833</text:p>
          </table:table-cell>
          <table:table-cell office:value-type="float" office:value="2.2583326629840608">
            <text:p>2.2583326629840608</text:p>
          </table:table-cell>
          <table:table-cell office:value-type="float" office:value="5.221993972323117">
            <text:p>5.221993972323117</text:p>
          </table:table-cell>
          <table:table-cell office:value-type="float" office:value="7.341979803098048">
            <text:p>7.341979803098048</text:p>
          </table:table-cell>
          <table:table-cell office:value-type="float" office:value="0.11745813886755686">
            <text:p>0.11745813886755686</text:p>
          </table:table-cell>
          <table:table-cell office:value-type="float" office:value="0.23040897736420932">
            <text:p>0.23040897736420932</text:p>
          </table:table-cell>
          <table:table-cell office:value-type="float" office:value="0.22734473124462568">
            <text:p>0.22734473124462568</text:p>
          </table:table-cell>
          <table:table-cell office:value-type="float" office:value="0.2914472474945157">
            <text:p>0.2914472474945157</text:p>
          </table:table-cell>
        </table:table-row>
        <table:table-row>
          <table:table-cell table:style-name="pd1" office:value-type="string" office:string-value="71">
            <text:p>71</text:p>
          </table:table-cell>
          <table:table-cell office:value-type="float" office:value="0.2539786686224627">
            <text:p>0.2539786686224627</text:p>
          </table:table-cell>
          <table:table-cell office:value-type="float" office:value="2.259921674256168">
            <text:p>2.259921674256168</text:p>
          </table:table-cell>
          <table:table-cell office:value-type="float" office:value="5.225689506381453">
            <text:p>5.225689506381453</text:p>
          </table:table-cell>
          <table:table-cell office:value-type="float" office:value="7.347509665251351">
            <text:p>7.347509665251351</text:p>
          </table:table-cell>
          <table:table-cell office:value-type="float" office:value="0.11756262074651808">
            <text:p>0.11756262074651808</text:p>
          </table:table-cell>
          <table:table-cell office:value-type="float" office:value="0.23021008820187858">
            <text:p>0.23021008820187858</text:p>
          </table:table-cell>
          <table:table-cell office:value-type="float" office:value="0.2274012842071759">
            <text:p>0.2274012842071759</text:p>
          </table:table-cell>
          <table:table-cell office:value-type="float" office:value="0.2920966887736101">
            <text:p>0.2920966887736101</text:p>
          </table:table-cell>
        </table:table-row>
        <table:table-row>
          <table:table-cell table:style-name="pd1" office:value-type="string" office:string-value="72">
            <text:p>72</text:p>
          </table:table-cell>
          <table:table-cell office:value-type="float" office:value="0.25344770755827933">
            <text:p>0.25344770755827933</text:p>
          </table:table-cell>
          <table:table-cell office:value-type="float" office:value="2.2615026959924163">
            <text:p>2.2615026959924163</text:p>
          </table:table-cell>
          <table:table-cell office:value-type="float" office:value="5.22936499918062">
            <text:p>5.22936499918062</text:p>
          </table:table-cell>
          <table:table-cell office:value-type="float" office:value="7.353009638925009">
            <text:p>7.353009638925009</text:p>
          </table:table-cell>
          <table:table-cell office:value-type="float" office:value="0.11766650550424251">
            <text:p>0.11766650550424251</text:p>
          </table:table-cell>
          <table:table-cell office:value-type="float" office:value="0.23001345901062006">
            <text:p>0.23001345901062006</text:p>
          </table:table-cell>
          <table:table-cell office:value-type="float" office:value="0.22746059277874853">
            <text:p>0.22746059277874853</text:p>
          </table:table-cell>
          <table:table-cell office:value-type="float" office:value="0.29273842846772297">
            <text:p>0.29273842846772297</text:p>
          </table:table-cell>
        </table:table-row>
        <table:table-row>
          <table:table-cell table:style-name="pd1" office:value-type="string" office:string-value="73">
            <text:p>73</text:p>
          </table:table-cell>
          <table:table-cell office:value-type="float" office:value="0.25291018332853554">
            <text:p>0.25291018332853554</text:p>
          </table:table-cell>
          <table:table-cell office:value-type="float" office:value="2.2631040454623235">
            <text:p>2.2631040454623235</text:p>
          </table:table-cell>
          <table:table-cell office:value-type="float" office:value="5.233085139585177">
            <text:p>5.233085139585177</text:p>
          </table:table-cell>
          <table:table-cell office:value-type="float" office:value="7.3585722849980355">
            <text:p>7.3585722849980355</text:p>
          </table:table-cell>
          <table:table-cell office:value-type="float" office:value="0.11777126220046266">
            <text:p>0.11777126220046266</text:p>
          </table:table-cell>
          <table:table-cell office:value-type="float" office:value="0.2298197736571306">
            <text:p>0.2298197736571306</text:p>
          </table:table-cell>
          <table:table-cell office:value-type="float" office:value="0.22752492286979573">
            <text:p>0.22752492286979573</text:p>
          </table:table-cell>
          <table:table-cell office:value-type="float" office:value="0.2933768036127393">
            <text:p>0.2933768036127393</text:p>
          </table:table-cell>
        </table:table-row>
        <table:table-row>
          <table:table-cell table:style-name="pd1" office:value-type="string" office:string-value="74">
            <text:p>74</text:p>
          </table:table-cell>
          <table:table-cell office:value-type="float" office:value="0.25238091285813047">
            <text:p>0.25238091285813047</text:p>
          </table:table-cell>
          <table:table-cell office:value-type="float" office:value="2.26468101830602">
            <text:p>2.26468101830602</text:p>
          </table:table-cell>
          <table:table-cell office:value-type="float" office:value="5.236747944398491">
            <text:p>5.236747944398491</text:p>
          </table:table-cell>
          <table:table-cell office:value-type="float" office:value="7.364051394720638">
            <text:p>7.364051394720638</text:p>
          </table:table-cell>
          <table:table-cell office:value-type="float" office:value="0.11787455758877935">
            <text:p>0.11787455758877935</text:p>
          </table:table-cell>
          <table:table-cell office:value-type="float" office:value="0.22962792351765227">
            <text:p>0.22962792351765227</text:p>
          </table:table-cell>
          <table:table-cell office:value-type="float" office:value="0.22759042657584153">
            <text:p>0.22759042657584153</text:p>
          </table:table-cell>
          <table:table-cell office:value-type="float" office:value="0.2940051694318969">
            <text:p>0.2940051694318969</text:p>
          </table:table-cell>
        </table:table-row>
        <table:table-row>
          <table:table-cell table:style-name="pd1" office:value-type="string" office:string-value="75">
            <text:p>75</text:p>
          </table:table-cell>
          <table:table-cell office:value-type="float" office:value="0.25183818934647806">
            <text:p>0.25183818934647806</text:p>
          </table:table-cell>
          <table:table-cell office:value-type="float" office:value="2.266299062105787">
            <text:p>2.266299062105787</text:p>
          </table:table-cell>
          <table:table-cell office:value-type="float" office:value="5.240502863364083">
            <text:p>5.240502863364083</text:p>
          </table:table-cell>
          <table:table-cell office:value-type="float" office:value="7.369660927778221">
            <text:p>7.369660927778221</text:p>
          </table:table-cell>
          <table:table-cell office:value-type="float" office:value="0.11797979608826123">
            <text:p>0.11797979608826123</text:p>
          </table:table-cell>
          <table:table-cell office:value-type="float" office:value="0.2294395619665459">
            <text:p>0.2294395619665459</text:p>
          </table:table-cell>
          <table:table-cell office:value-type="float" office:value="0.2276625108354089">
            <text:p>0.2276625108354089</text:p>
          </table:table-cell>
          <table:table-cell office:value-type="float" office:value="0.29463345663807416">
            <text:p>0.29463345663807416</text:p>
          </table:table-cell>
        </table:table-row>
        <table:table-row>
          <table:table-cell table:style-name="pd1" office:value-type="string" office:string-value="76">
            <text:p>76</text:p>
          </table:table-cell>
          <table:table-cell office:value-type="float" office:value="0.25130246243474597">
            <text:p>0.25130246243474597</text:p>
          </table:table-cell>
          <table:table-cell office:value-type="float" office:value="2.2678964882760466">
            <text:p>2.2678964882760466</text:p>
          </table:table-cell>
          <table:table-cell office:value-type="float" office:value="5.244209133619972">
            <text:p>5.244209133619972</text:p>
          </table:table-cell>
          <table:table-cell office:value-type="float" office:value="7.375199164396973">
            <text:p>7.375199164396973</text:p>
          </table:table-cell>
          <table:table-cell office:value-type="float" office:value="0.11808375987338146">
            <text:p>0.11808375987338146</text:p>
          </table:table-cell>
          <table:table-cell office:value-type="float" office:value="0.22925311650236085">
            <text:p>0.22925311650236085</text:p>
          </table:table-cell>
          <table:table-cell office:value-type="float" office:value="0.22773588368809045">
            <text:p>0.22773588368809045</text:p>
          </table:table-cell>
          <table:table-cell office:value-type="float" office:value="0.2952524620198833">
            <text:p>0.2952524620198833</text:p>
          </table:table-cell>
        </table:table-row>
        <table:table-row>
          <table:table-cell table:style-name="pd1" office:value-type="string" office:string-value="77">
            <text:p>77</text:p>
          </table:table-cell>
          <table:table-cell office:value-type="float" office:value="0.250764497147536">
            <text:p>0.250764497147536</text:p>
          </table:table-cell>
          <table:table-cell office:value-type="float" office:value="2.2695011311627447">
            <text:p>2.2695011311627447</text:p>
          </table:table-cell>
          <table:table-cell office:value-type="float" office:value="5.247930347076651">
            <text:p>5.247930347076651</text:p>
          </table:table-cell>
          <table:table-cell office:value-type="float" office:value="7.380757086267804">
            <text:p>7.380757086267804</text:p>
          </table:table-cell>
          <table:table-cell office:value-type="float" office:value="0.11818789504420517">
            <text:p>0.11818789504420517</text:p>
          </table:table-cell>
          <table:table-cell office:value-type="float" office:value="0.22906930148234528">
            <text:p>0.22906930148234528</text:p>
          </table:table-cell>
          <table:table-cell office:value-type="float" office:value="0.22781279662306977">
            <text:p>0.22781279662306977</text:p>
          </table:table-cell>
          <table:table-cell office:value-type="float" office:value="0.29586645861090527">
            <text:p>0.29586645861090527</text:p>
          </table:table-cell>
        </table:table-row>
        <table:table-row>
          <table:table-cell table:style-name="pd1" office:value-type="string" office:string-value="78">
            <text:p>78</text:p>
          </table:table-cell>
          <table:table-cell office:value-type="float" office:value="0.25022205143658455">
            <text:p>0.25022205143658455</text:p>
          </table:table-cell>
          <table:table-cell office:value-type="float" office:value="2.2711197350953953">
            <text:p>2.2711197350953953</text:p>
          </table:table-cell>
          <table:table-cell office:value-type="float" office:value="5.25168195568242">
            <text:p>5.25168195568242</text:p>
          </table:table-cell>
          <table:table-cell office:value-type="float" office:value="7.386356718239382">
            <text:p>7.386356718239382</text:p>
          </table:table-cell>
          <table:table-cell office:value-type="float" office:value="0.11829254968457535">
            <text:p>0.11829254968457535</text:p>
          </table:table-cell>
          <table:table-cell office:value-type="float" office:value="0.22888830930337814">
            <text:p>0.22888830930337814</text:p>
          </table:table-cell>
          <table:table-cell office:value-type="float" office:value="0.22789373385878117">
            <text:p>0.22789373385878117</text:p>
          </table:table-cell>
          <table:table-cell office:value-type="float" office:value="0.2964765473160168">
            <text:p>0.2964765473160168</text:p>
          </table:table-cell>
        </table:table-row>
        <table:table-row>
          <table:table-cell table:style-name="pd1" office:value-type="string" office:string-value="79">
            <text:p>79</text:p>
          </table:table-cell>
          <table:table-cell office:value-type="float" office:value="0.24968942128585084">
            <text:p>0.24968942128585084</text:p>
          </table:table-cell>
          <table:table-cell office:value-type="float" office:value="2.2727091771641836">
            <text:p>2.2727091771641836</text:p>
          </table:table-cell>
          <table:table-cell office:value-type="float" office:value="5.255365552105896">
            <text:p>5.255365552105896</text:p>
          </table:table-cell>
          <table:table-cell office:value-type="float" office:value="7.391857085562732">
            <text:p>7.391857085562732</text:p>
          </table:table-cell>
          <table:table-cell office:value-type="float" office:value="0.11839547253089948">
            <text:p>0.11839547253089948</text:p>
          </table:table-cell>
          <table:table-cell office:value-type="float" office:value="0.2287089513564095">
            <text:p>0.2287089513564095</text:p>
          </table:table-cell>
          <table:table-cell office:value-type="float" office:value="0.22797492700326644">
            <text:p>0.22797492700326644</text:p>
          </table:table-cell>
          <table:table-cell office:value-type="float" office:value="0.29707631091687337">
            <text:p>0.29707631091687337</text:p>
          </table:table-cell>
        </table:table-row>
        <table:table-row>
          <table:table-cell table:style-name="pd1" office:value-type="string" office:string-value="80">
            <text:p>80</text:p>
          </table:table-cell>
          <table:table-cell office:value-type="float" office:value="0.24914955068706848">
            <text:p>0.24914955068706848</text:p>
          </table:table-cell>
          <table:table-cell office:value-type="float" office:value="2.274320872332129">
            <text:p>2.274320872332129</text:p>
          </table:table-cell>
          <table:table-cell office:value-type="float" office:value="5.259098575865895">
            <text:p>5.259098575865895</text:p>
          </table:table-cell>
          <table:table-cell office:value-type="float" office:value="7.397426241339813">
            <text:p>7.397426241339813</text:p>
          </table:table-cell>
          <table:table-cell office:value-type="float" office:value="0.11849934086036946">
            <text:p>0.11849934086036946</text:p>
          </table:table-cell>
          <table:table-cell office:value-type="float" office:value="0.22853264438529408">
            <text:p>0.22853264438529408</text:p>
          </table:table-cell>
          <table:table-cell office:value-type="float" office:value="0.22806066765056646">
            <text:p>0.22806066765056646</text:p>
          </table:table-cell>
          <table:table-cell office:value-type="float" office:value="0.2976735847328396">
            <text:p>0.2976735847328396</text:p>
          </table:table-cell>
        </table:table-row>
        <table:table-row>
          <table:table-cell table:style-name="pd1" office:value-type="string" office:string-value="81">
            <text:p>81</text:p>
          </table:table-cell>
          <table:table-cell office:value-type="float" office:value="0.2486135024117803">
            <text:p>0.2486135024117803</text:p>
          </table:table-cell>
          <table:table-cell office:value-type="float" office:value="2.2759214488877646">
            <text:p>2.2759214488877646</text:p>
          </table:table-cell>
          <table:table-cell office:value-type="float" office:value="5.262804877235612">
            <text:p>5.262804877235612</text:p>
          </table:table-cell>
          <table:table-cell office:value-type="float" office:value="7.402955097620327">
            <text:p>7.402955097620327</text:p>
          </table:table-cell>
          <table:table-cell office:value-type="float" office:value="0.11860241208423147">
            <text:p>0.11860241208423147</text:p>
          </table:table-cell>
          <table:table-cell office:value-type="float" office:value="0.22835845238871455">
            <text:p>0.22835845238871455</text:p>
          </table:table-cell>
          <table:table-cell office:value-type="float" office:value="0.22814801411737193">
            <text:p>0.22814801411737193</text:p>
          </table:table-cell>
          <table:table-cell office:value-type="float" office:value="0.2982634204970791">
            <text:p>0.2982634204970791</text:p>
          </table:table-cell>
        </table:table-row>
        <table:table-row>
          <table:table-cell table:style-name="pd1" office:value-type="string" office:string-value="82">
            <text:p>82</text:p>
          </table:table-cell>
          <table:table-cell office:value-type="float" office:value="0.24807695899066107">
            <text:p>0.24807695899066107</text:p>
          </table:table-cell>
          <table:table-cell office:value-type="float" office:value="2.277523910896955">
            <text:p>2.277523910896955</text:p>
          </table:table-cell>
          <table:table-cell office:value-type="float" office:value="5.266514195095502">
            <text:p>5.266514195095502</text:p>
          </table:table-cell>
          <table:table-cell office:value-type="float" office:value="7.408486154575633">
            <text:p>7.408486154575633</text:p>
          </table:table-cell>
          <table:table-cell office:value-type="float" office:value="0.11870536185076065">
            <text:p>0.11870536185076065</text:p>
          </table:table-cell>
          <table:table-cell office:value-type="float" office:value="0.22818673920593557">
            <text:p>0.22818673920593557</text:p>
          </table:table-cell>
          <table:table-cell office:value-type="float" office:value="0.22823798981227675">
            <text:p>0.22823798981227675</text:p>
          </table:table-cell>
          <table:table-cell office:value-type="float" office:value="0.2988478638380211">
            <text:p>0.2988478638380211</text:p>
          </table:table-cell>
        </table:table-row>
        <table:table-row>
          <table:table-cell table:style-name="pd1" office:value-type="string" office:string-value="83">
            <text:p>83</text:p>
          </table:table-cell>
          <table:table-cell office:value-type="float" office:value="0.24754314865523808">
            <text:p>0.24754314865523808</text:p>
          </table:table-cell>
          <table:table-cell office:value-type="float" office:value="2.2791185117577055">
            <text:p>2.2791185117577055</text:p>
          </table:table-cell>
          <table:table-cell office:value-type="float" office:value="5.27020431655544">
            <text:p>5.27020431655544</text:p>
          </table:table-cell>
          <table:table-cell office:value-type="float" office:value="7.4139875577219385">
            <text:p>7.4139875577219385</text:p>
          </table:table-cell>
          <table:table-cell office:value-type="float" office:value="0.118807679627471">
            <text:p>0.118807679627471</text:p>
          </table:table-cell>
          <table:table-cell office:value-type="float" office:value="0.22801721400291325">
            <text:p>0.22801721400291325</text:p>
          </table:table-cell>
          <table:table-cell office:value-type="float" office:value="0.22832966767323792">
            <text:p>0.22832966767323792</text:p>
          </table:table-cell>
          <table:table-cell office:value-type="float" office:value="0.2994255277414268">
            <text:p>0.2994255277414268</text:p>
          </table:table-cell>
        </table:table-row>
        <table:table-row>
          <table:table-cell table:style-name="pd1" office:value-type="string" office:string-value="84">
            <text:p>84</text:p>
          </table:table-cell>
          <table:table-cell office:value-type="float" office:value="0.24701036057553905">
            <text:p>0.24701036057553905</text:p>
          </table:table-cell>
          <table:table-cell office:value-type="float" office:value="2.280710396647276">
            <text:p>2.280710396647276</text:p>
          </table:table-cell>
          <table:table-cell office:value-type="float" office:value="5.273887033654891">
            <text:p>5.273887033654891</text:p>
          </table:table-cell>
          <table:table-cell office:value-type="float" office:value="7.419476125331201">
            <text:p>7.419476125331201</text:p>
          </table:table-cell>
          <table:table-cell office:value-type="float" office:value="0.11890963187981175">
            <text:p>0.11890963187981175</text:p>
          </table:table-cell>
          <table:table-cell office:value-type="float" office:value="0.22785001968052293">
            <text:p>0.22785001968052293</text:p>
          </table:table-cell>
          <table:table-cell office:value-type="float" office:value="0.22842340278417014">
            <text:p>0.22842340278417014</text:p>
          </table:table-cell>
          <table:table-cell office:value-type="float" office:value="0.29999727261332115">
            <text:p>0.29999727261332115</text:p>
          </table:table-cell>
        </table:table-row>
        <table:table-row>
          <table:table-cell table:style-name="pd1" office:value-type="string" office:string-value="85">
            <text:p>85</text:p>
          </table:table-cell>
          <table:table-cell office:value-type="float" office:value="0.24646837911142253">
            <text:p>0.24646837911142253</text:p>
          </table:table-cell>
          <table:table-cell office:value-type="float" office:value="2.282330349874116">
            <text:p>2.282330349874116</text:p>
          </table:table-cell>
          <table:table-cell office:value-type="float" office:value="5.277632696922804">
            <text:p>5.277632696922804</text:p>
          </table:table-cell>
          <table:table-cell office:value-type="float" office:value="7.42505245611532">
            <text:p>7.42505245611532</text:p>
          </table:table-cell>
          <table:table-cell office:value-type="float" office:value="0.11901282351718416">
            <text:p>0.11901282351718416</text:p>
          </table:table-cell>
          <table:table-cell office:value-type="float" office:value="0.22768609727935532">
            <text:p>0.22768609727935532</text:p>
          </table:table-cell>
          <table:table-cell office:value-type="float" office:value="0.22852177929786774">
            <text:p>0.22852177929786774</text:p>
          </table:table-cell>
          <table:table-cell office:value-type="float" office:value="0.3005678330179333">
            <text:p>0.3005678330179333</text:p>
          </table:table-cell>
        </table:table-row>
        <table:table-row>
          <table:table-cell table:style-name="pd1" office:value-type="string" office:string-value="86">
            <text:p>86</text:p>
          </table:table-cell>
          <table:table-cell office:value-type="float" office:value="0.24594095966093843">
            <text:p>0.24594095966093843</text:p>
          </table:table-cell>
          <table:table-cell office:value-type="float" office:value="2.2839067431841857">
            <text:p>2.2839067431841857</text:p>
          </table:table-cell>
          <table:table-cell office:value-type="float" office:value="5.281277756172527">
            <text:p>5.281277756172527</text:p>
          </table:table-cell>
          <table:table-cell office:value-type="float" office:value="7.430482494647691">
            <text:p>7.430482494647691</text:p>
          </table:table-cell>
          <table:table-cell office:value-type="float" office:value="0.11911351536780124">
            <text:p>0.11911351536780124</text:p>
          </table:table-cell>
          <table:table-cell office:value-type="float" office:value="0.22752324740210705">
            <text:p>0.22752324740210705</text:p>
          </table:table-cell>
          <table:table-cell office:value-type="float" office:value="0.22861850812915394">
            <text:p>0.22861850812915394</text:p>
          </table:table-cell>
          <table:table-cell office:value-type="float" office:value="0.301126472266697">
            <text:p>0.301126472266697</text:p>
          </table:table-cell>
        </table:table-row>
        <table:table-row>
          <table:table-cell table:style-name="pd1" office:value-type="string" office:string-value="87">
            <text:p>87</text:p>
          </table:table-cell>
          <table:table-cell office:value-type="float" office:value="0.24540874164889295">
            <text:p>0.24540874164889295</text:p>
          </table:table-cell>
          <table:table-cell office:value-type="float" office:value="2.2854979310483943">
            <text:p>2.2854979310483943</text:p>
          </table:table-cell>
          <table:table-cell office:value-type="float" office:value="5.284955526627568">
            <text:p>5.284955526627568</text:p>
          </table:table-cell>
          <table:table-cell office:value-type="float" office:value="7.435956936490232">
            <text:p>7.435956936490232</text:p>
          </table:table-cell>
          <table:table-cell office:value-type="float" office:value="0.11921475158299243">
            <text:p>0.11921475158299243</text:p>
          </table:table-cell>
          <table:table-cell office:value-type="float" office:value="0.22736325606417346">
            <text:p>0.22736325606417346</text:p>
          </table:table-cell>
          <table:table-cell office:value-type="float" office:value="0.22871856631919615">
            <text:p>0.22871856631919615</text:p>
          </table:table-cell>
          <table:table-cell office:value-type="float" office:value="0.3016820892501928">
            <text:p>0.3016820892501928</text:p>
          </table:table-cell>
        </table:table-row>
        <table:table-row>
          <table:table-cell table:style-name="pd1" office:value-type="string" office:string-value="88">
            <text:p>88</text:p>
          </table:table-cell>
          <table:table-cell office:value-type="float" office:value="0.24488047765418788">
            <text:p>0.24488047765418788</text:p>
          </table:table-cell>
          <table:table-cell office:value-type="float" office:value="2.2870775162213155">
            <text:p>2.2870775162213155</text:p>
          </table:table-cell>
          <table:table-cell office:value-type="float" office:value="5.2886057550022265">
            <text:p>5.2886057550022265</text:p>
          </table:table-cell>
          <table:table-cell office:value-type="float" office:value="7.4413895389781395">
            <text:p>7.4413895389781395</text:p>
          </table:table-cell>
          <table:table-cell office:value-type="float" office:value="0.11931515354723463">
            <text:p>0.11931515354723463</text:p>
          </table:table-cell>
          <table:table-cell office:value-type="float" office:value="0.2272052943445374">
            <text:p>0.2272052943445374</text:p>
          </table:table-cell>
          <table:table-cell office:value-type="float" office:value="0.22881958138205163">
            <text:p>0.22881958138205163</text:p>
          </table:table-cell>
          <table:table-cell office:value-type="float" office:value="0.30223077795115977">
            <text:p>0.30223077795115977</text:p>
          </table:table-cell>
        </table:table-row>
        <table:table-row>
          <table:table-cell table:style-name="pd1" office:value-type="string" office:string-value="89">
            <text:p>89</text:p>
          </table:table-cell>
          <table:table-cell office:value-type="float" office:value="0.24435307536149747">
            <text:p>0.24435307536149747</text:p>
          </table:table-cell>
          <table:table-cell office:value-type="float" office:value="2.28865480953276">
            <text:p>2.28865480953276</text:p>
          </table:table-cell>
          <table:table-cell office:value-type="float" office:value="5.2922497443884176">
            <text:p>5.2922497443884176</text:p>
          </table:table-cell>
          <table:table-cell office:value-type="float" office:value="7.446810739618962">
            <text:p>7.446810739618962</text:p>
          </table:table-cell>
          <table:table-cell office:value-type="float" office:value="0.11941520662110629">
            <text:p>0.11941520662110629</text:p>
          </table:table-cell>
          <table:table-cell office:value-type="float" office:value="0.22704964754799453">
            <text:p>0.22704964754799453</text:p>
          </table:table-cell>
          <table:table-cell office:value-type="float" office:value="0.22892228564351164">
            <text:p>0.22892228564351164</text:p>
          </table:table-cell>
          <table:table-cell office:value-type="float" office:value="0.3027740278770222">
            <text:p>0.3027740278770222</text:p>
          </table:table-cell>
        </table:table-row>
        <table:table-row>
          <table:table-cell table:style-name="pd1" office:value-type="string" office:string-value="90">
            <text:p>90</text:p>
          </table:table-cell>
          <table:table-cell office:value-type="float" office:value="0.2438282786491959">
            <text:p>0.2438282786491959</text:p>
          </table:table-cell>
          <table:table-cell office:value-type="float" office:value="2.290224543488435">
            <text:p>2.290224543488435</text:p>
          </table:table-cell>
          <table:table-cell office:value-type="float" office:value="5.295875497884529">
            <text:p>5.295875497884529</text:p>
          </table:table-cell>
          <table:table-cell office:value-type="float" office:value="7.452203345246526">
            <text:p>7.452203345246526</text:p>
          </table:table-cell>
          <table:table-cell office:value-type="float" office:value="0.11951463533368493">
            <text:p>0.11951463533368493</text:p>
          </table:table-cell>
          <table:table-cell office:value-type="float" office:value="0.22689613739925182">
            <text:p>0.22689613739925182</text:p>
          </table:table-cell>
          <table:table-cell office:value-type="float" office:value="0.22902614309726294">
            <text:p>0.22902614309726294</text:p>
          </table:table-cell>
          <table:table-cell office:value-type="float" office:value="0.3033111242851123">
            <text:p>0.3033111242851123</text:p>
          </table:table-cell>
        </table:table-row>
        <table:table-row>
          <table:table-cell table:style-name="pd1" office:value-type="string" office:string-value="91">
            <text:p>91</text:p>
          </table:table-cell>
          <table:table-cell office:value-type="float" office:value="0.2433014118888047">
            <text:p>0.2433014118888047</text:p>
          </table:table-cell>
          <table:table-cell office:value-type="float" office:value="2.2918008013010067">
            <text:p>2.2918008013010067</text:p>
          </table:table-cell>
          <table:table-cell office:value-type="float" office:value="5.2995152209998295">
            <text:p>5.2995152209998295</text:p>
          </table:table-cell>
          <table:table-cell office:value-type="float" office:value="7.457613384075714">
            <text:p>7.457613384075714</text:p>
          </table:table-cell>
          <table:table-cell office:value-type="float" office:value="0.11961417495869718">
            <text:p>0.11961417495869718</text:p>
          </table:table-cell>
          <table:table-cell office:value-type="float" office:value="0.22674522065786165">
            <text:p>0.22674522065786165</text:p>
          </table:table-cell>
          <table:table-cell office:value-type="float" office:value="0.22913231421659483">
            <text:p>0.22913231421659483</text:p>
          </table:table-cell>
          <table:table-cell office:value-type="float" office:value="0.3038442785911432">
            <text:p>0.3038442785911432</text:p>
          </table:table-cell>
        </table:table-row>
        <table:table-row>
          <table:table-cell table:style-name="pd1" office:value-type="string" office:string-value="92">
            <text:p>92</text:p>
          </table:table-cell>
          <table:table-cell office:value-type="float" office:value="0.24278161029104464">
            <text:p>0.24278161029104464</text:p>
          </table:table-cell>
          <table:table-cell office:value-type="float" office:value="2.293356037176207">
            <text:p>2.293356037176207</text:p>
          </table:table-cell>
          <table:table-cell office:value-type="float" office:value="5.303106020942454">
            <text:p>5.303106020942454</text:p>
          </table:table-cell>
          <table:table-cell office:value-type="float" office:value="7.4629508864911305">
            <text:p>7.4629508864911305</text:p>
          </table:table-cell>
          <table:table-cell office:value-type="float" office:value="0.1197123867982622">
            <text:p>0.1197123867982622</text:p>
          </table:table-cell>
          <table:table-cell office:value-type="float" office:value="0.2265959754398291">
            <text:p>0.2265959754398291</text:p>
          </table:table-cell>
          <table:table-cell office:value-type="float" office:value="0.2292383113627897">
            <text:p>0.2292383113627897</text:p>
          </table:table-cell>
          <table:table-cell office:value-type="float" office:value="0.3043694042705045">
            <text:p>0.3043694042705045</text:p>
          </table:table-cell>
        </table:table-row>
        <table:table-row>
          <table:table-cell table:style-name="pd1" office:value-type="string" office:string-value="93">
            <text:p>93</text:p>
          </table:table-cell>
          <table:table-cell office:value-type="float" office:value="0.2422612776287535">
            <text:p>0.2422612776287535</text:p>
          </table:table-cell>
          <table:table-cell office:value-type="float" office:value="2.294913138243925">
            <text:p>2.294913138243925</text:p>
          </table:table-cell>
          <table:table-cell office:value-type="float" office:value="5.306700213231418">
            <text:p>5.306700213231418</text:p>
          </table:table-cell>
          <table:table-cell office:value-type="float" office:value="7.46829064500518">
            <text:p>7.46829064500518</text:p>
          </table:table-cell>
          <table:table-cell office:value-type="float" office:value="0.11981046637839132">
            <text:p>0.11981046637839132</text:p>
          </table:table-cell>
          <table:table-cell office:value-type="float" office:value="0.22644915326669693">
            <text:p>0.22644915326669693</text:p>
          </table:table-cell>
          <table:table-cell office:value-type="float" office:value="0.22934607246809716">
            <text:p>0.22934607246809716</text:p>
          </table:table-cell>
          <table:table-cell office:value-type="float" office:value="0.30489004342069337">
            <text:p>0.30489004342069337</text:p>
          </table:table-cell>
        </table:table-row>
        <table:table-row>
          <table:table-cell table:style-name="pd1" office:value-type="string" office:string-value="94">
            <text:p>94</text:p>
          </table:table-cell>
          <table:table-cell office:value-type="float" office:value="0.24174461459848207">
            <text:p>0.24174461459848207</text:p>
          </table:table-cell>
          <table:table-cell office:value-type="float" office:value="2.296459433668744">
            <text:p>2.296459433668744</text:p>
          </table:table-cell>
          <table:table-cell office:value-type="float" office:value="5.3102688818062855">
            <text:p>5.3102688818062855</text:p>
          </table:table-cell>
          <table:table-cell office:value-type="float" office:value="7.473591291219026">
            <text:p>7.473591291219026</text:p>
          </table:table-cell>
          <table:table-cell office:value-type="float" office:value="0.11990775212056935">
            <text:p>0.11990775212056935</text:p>
          </table:table-cell>
          <table:table-cell office:value-type="float" office:value="0.22630431727099837">
            <text:p>0.22630431727099837</text:p>
          </table:table-cell>
          <table:table-cell office:value-type="float" office:value="0.22945441545187653">
            <text:p>0.22945441545187653</text:p>
          </table:table-cell>
          <table:table-cell office:value-type="float" office:value="0.30540435765782076">
            <text:p>0.30540435765782076</text:p>
          </table:table-cell>
        </table:table-row>
        <table:table-row>
          <table:table-cell table:style-name="pd1" office:value-type="string" office:string-value="95">
            <text:p>95</text:p>
          </table:table-cell>
          <table:table-cell office:value-type="float" office:value="0.2412302271960742">
            <text:p>0.2412302271960742</text:p>
          </table:table-cell>
          <table:table-cell office:value-type="float" office:value="2.2979991162702156">
            <text:p>2.2979991162702156</text:p>
          </table:table-cell>
          <table:table-cell office:value-type="float" office:value="5.313821634488653">
            <text:p>5.313821634488653</text:p>
          </table:table-cell>
          <table:table-cell office:value-type="float" office:value="7.478866548006274">
            <text:p>7.478866548006274</text:p>
          </table:table-cell>
          <table:table-cell office:value-type="float" office:value="0.12000446351500801">
            <text:p>0.12000446351500801</text:p>
          </table:table-cell>
          <table:table-cell office:value-type="float" office:value="0.2261615978856809">
            <text:p>0.2261615978856809</text:p>
          </table:table-cell>
          <table:table-cell office:value-type="float" office:value="0.2295636425312229">
            <text:p>0.2295636425312229</text:p>
          </table:table-cell>
          <table:table-cell office:value-type="float" office:value="0.30591305946647823">
            <text:p>0.30591305946647823</text:p>
          </table:table-cell>
        </table:table-row>
        <table:table-row>
          <table:table-cell table:style-name="pd1" office:value-type="string" office:string-value="96">
            <text:p>96</text:p>
          </table:table-cell>
          <table:table-cell office:value-type="float" office:value="0.24071729829790675">
            <text:p>0.24071729829790675</text:p>
          </table:table-cell>
          <table:table-cell office:value-type="float" office:value="2.299534640184084">
            <text:p>2.299534640184084</text:p>
          </table:table-cell>
          <table:table-cell office:value-type="float" office:value="5.317364106666642">
            <text:p>5.317364106666642</text:p>
          </table:table-cell>
          <table:table-cell office:value-type="float" office:value="7.484124458584938">
            <text:p>7.484124458584938</text:p>
          </table:table-cell>
          <table:table-cell office:value-type="float" office:value="0.12010072945336164">
            <text:p>0.12010072945336164</text:p>
          </table:table-cell>
          <table:table-cell office:value-type="float" office:value="0.22602107061719934">
            <text:p>0.22602107061719934</text:p>
          </table:table-cell>
          <table:table-cell office:value-type="float" office:value="0.22967390657966652">
            <text:p>0.22967390657966652</text:p>
          </table:table-cell>
          <table:table-cell office:value-type="float" office:value="0.30641659766055074">
            <text:p>0.30641659766055074</text:p>
          </table:table-cell>
        </table:table-row>
        <table:table-row>
          <table:table-cell table:style-name="pd1" office:value-type="string" office:string-value="97">
            <text:p>97</text:p>
          </table:table-cell>
          <table:table-cell office:value-type="float" office:value="0.24020695799857938">
            <text:p>0.24020695799857938</text:p>
          </table:table-cell>
          <table:table-cell office:value-type="float" office:value="2.3010625910233244">
            <text:p>2.3010625910233244</text:p>
          </table:table-cell>
          <table:table-cell office:value-type="float" office:value="5.320888524790742">
            <text:p>5.320888524790742</text:p>
          </table:table-cell>
          <table:table-cell office:value-type="float" office:value="7.489353898585289">
            <text:p>7.489353898585289</text:p>
          </table:table-cell>
          <table:table-cell office:value-type="float" office:value="0.12019637230049277">
            <text:p>0.12019637230049277</text:p>
          </table:table-cell>
          <table:table-cell office:value-type="float" office:value="0.22588260601031113">
            <text:p>0.22588260601031113</text:p>
          </table:table-cell>
          <table:table-cell office:value-type="float" office:value="0.22978484390412005">
            <text:p>0.22978484390412005</text:p>
          </table:table-cell>
          <table:table-cell office:value-type="float" office:value="0.30691453167306765">
            <text:p>0.30691453167306765</text:p>
          </table:table-cell>
        </table:table-row>
        <table:table-row>
          <table:table-cell table:style-name="pd1" office:value-type="string" office:string-value="98">
            <text:p>98</text:p>
          </table:table-cell>
          <table:table-cell office:value-type="float" office:value="0.23970146999866548">
            <text:p>0.23970146999866548</text:p>
          </table:table-cell>
          <table:table-cell office:value-type="float" office:value="2.3025761384389773">
            <text:p>2.3025761384389773</text:p>
          </table:table-cell>
          <table:table-cell office:value-type="float" office:value="5.324379308574238">
            <text:p>5.324379308574238</text:p>
          </table:table-cell>
          <table:table-cell office:value-type="float" office:value="7.494532589471146">
            <text:p>7.494532589471146</text:p>
          </table:table-cell>
          <table:table-cell office:value-type="float" office:value="0.1202910359136673">
            <text:p>0.1202910359136673</text:p>
          </table:table-cell>
          <table:table-cell office:value-type="float" office:value="0.22574594715864435">
            <text:p>0.22574594715864435</text:p>
          </table:table-cell>
          <table:table-cell office:value-type="float" office:value="0.2298957880256289">
            <text:p>0.2298957880256289</text:p>
          </table:table-cell>
          <table:table-cell office:value-type="float" office:value="0.3074059023281341">
            <text:p>0.3074059023281341</text:p>
          </table:table-cell>
        </table:table-row>
        <table:table-row>
          <table:table-cell table:style-name="pd1" office:value-type="string" office:string-value="99">
            <text:p>99</text:p>
          </table:table-cell>
          <table:table-cell office:value-type="float" office:value="0.23919805512019635">
            <text:p>0.23919805512019635</text:p>
          </table:table-cell>
          <table:table-cell office:value-type="float" office:value="2.3040836509343987">
            <text:p>2.3040836509343987</text:p>
          </table:table-cell>
          <table:table-cell office:value-type="float" office:value="5.327855603375661">
            <text:p>5.327855603375661</text:p>
          </table:table-cell>
          <table:table-cell office:value-type="float" office:value="7.499687896006898">
            <text:p>7.499687896006898</text:p>
          </table:table-cell>
          <table:table-cell office:value-type="float" office:value="0.12038515872346695">
            <text:p>0.12038515872346695</text:p>
          </table:table-cell>
          <table:table-cell office:value-type="float" office:value="0.2256113776921057">
            <text:p>0.2256113776921057</text:p>
          </table:table-cell>
          <table:table-cell office:value-type="float" office:value="0.23000742142257438">
            <text:p>0.23000742142257438</text:p>
          </table:table-cell>
          <table:table-cell office:value-type="float" office:value="0.3078920512754843">
            <text:p>0.3078920512754843</text:p>
          </table:table-cell>
        </table:table-row>
        <table:table-row>
          <table:table-cell table:style-name="pd1" office:value-type="string" office:string-value="100">
            <text:p>100</text:p>
          </table:table-cell>
          <table:table-cell office:value-type="float" office:value="0.23870062614245247">
            <text:p>0.23870062614245247</text:p>
          </table:table-cell>
          <table:table-cell office:value-type="float" office:value="2.3055733289633076">
            <text:p>2.3055733289633076</text:p>
          </table:table-cell>
          <table:table-cell office:value-type="float" office:value="5.331290472226415">
            <text:p>5.331290472226415</text:p>
          </table:table-cell>
          <table:table-cell office:value-type="float" office:value="7.504781313850755">
            <text:p>7.504781313850755</text:p>
          </table:table-cell>
          <table:table-cell office:value-type="float" office:value="0.12047812497852005">
            <text:p>0.12047812497852005</text:p>
          </table:table-cell>
          <table:table-cell office:value-type="float" office:value="0.22547845584587353">
            <text:p>0.22547845584587353</text:p>
          </table:table-cell>
          <table:table-cell office:value-type="float" office:value="0.2301186385876417">
            <text:p>0.2301186385876417</text:p>
          </table:table-cell>
          <table:table-cell office:value-type="float" office:value="0.3083712644353989">
            <text:p>0.3083712644353989</text:p>
          </table:table-cell>
        </table:table-row>
        <table:table-row>
          <table:table-cell table:style-name="pd1" office:value-type="string" office:string-value="101">
            <text:p>101</text:p>
          </table:table-cell>
          <table:table-cell office:value-type="float" office:value="0.23820086450832112">
            <text:p>0.23820086450832112</text:p>
          </table:table-cell>
          <table:table-cell office:value-type="float" office:value="2.3070702354896273">
            <text:p>2.3070702354896273</text:p>
          </table:table-cell>
          <table:table-cell office:value-type="float" office:value="5.334741205877997">
            <text:p>5.334741205877997</text:p>
          </table:table-cell>
          <table:table-cell office:value-type="float" office:value="7.509894729462628">
            <text:p>7.509894729462628</text:p>
          </table:table-cell>
          <table:table-cell office:value-type="float" office:value="0.12057124637676045">
            <text:p>0.12057124637676045</text:p>
          </table:table-cell>
          <table:table-cell office:value-type="float" office:value="0.22534808314959587">
            <text:p>0.22534808314959587</text:p>
          </table:table-cell>
          <table:table-cell office:value-type="float" office:value="0.23023161405260567">
            <text:p>0.23023161405260567</text:p>
          </table:table-cell>
          <table:table-cell office:value-type="float" office:value="0.3088474111916739">
            <text:p>0.3088474111916739</text:p>
          </table:table-cell>
        </table:table-row>
        <table:table-row>
          <table:table-cell table:style-name="pd1" office:value-type="string" office:string-value="102">
            <text:p>102</text:p>
          </table:table-cell>
          <table:table-cell office:value-type="float" office:value="0.23770512806756605">
            <text:p>0.23770512806756605</text:p>
          </table:table-cell>
          <table:table-cell office:value-type="float" office:value="2.308555202713056">
            <text:p>2.308555202713056</text:p>
          </table:table-cell>
          <table:table-cell office:value-type="float" office:value="5.338164029418043">
            <text:p>5.338164029418043</text:p>
          </table:table-cell>
          <table:table-cell office:value-type="float" office:value="7.514965576286883">
            <text:p>7.514965576286883</text:p>
          </table:table-cell>
          <table:table-cell office:value-type="float" office:value="0.12066352214611985">
            <text:p>0.12066352214611985</text:p>
          </table:table-cell>
          <table:table-cell office:value-type="float" office:value="0.22521954867209884">
            <text:p>0.22521954867209884</text:p>
          </table:table-cell>
          <table:table-cell office:value-type="float" office:value="0.2303445908921701">
            <text:p>0.2303445908921701</text:p>
          </table:table-cell>
          <table:table-cell office:value-type="float" office:value="0.30931765919064996">
            <text:p>0.30931765919064996</text:p>
          </table:table-cell>
        </table:table-row>
        <table:table-row>
          <table:table-cell table:style-name="pd1" office:value-type="string" office:string-value="103">
            <text:p>103</text:p>
          </table:table-cell>
          <table:table-cell office:value-type="float" office:value="0.2372149729268414">
            <text:p>0.2372149729268414</text:p>
          </table:table-cell>
          <table:table-cell office:value-type="float" office:value="2.3100235346909948">
            <text:p>2.3100235346909948</text:p>
          </table:table-cell>
          <table:table-cell office:value-type="float" office:value="5.3415482333332776">
            <text:p>5.3415482333332776</text:p>
          </table:table-cell>
          <table:table-cell office:value-type="float" office:value="7.519978555360866">
            <text:p>7.519978555360866</text:p>
          </table:table-cell>
          <table:table-cell office:value-type="float" office:value="0.12075470810891947">
            <text:p>0.12075470810891947</text:p>
          </table:table-cell>
          <table:table-cell office:value-type="float" office:value="0.22509265929168007">
            <text:p>0.22509265929168007</text:p>
          </table:table-cell>
          <table:table-cell office:value-type="float" office:value="0.2304570978455281">
            <text:p>0.2304570978455281</text:p>
          </table:table-cell>
          <table:table-cell office:value-type="float" office:value="0.3097813669475835">
            <text:p>0.3097813669475835</text:p>
          </table:table-cell>
        </table:table-row>
        <table:table-row>
          <table:table-cell table:style-name="pd1" office:value-type="string" office:string-value="104">
            <text:p>104</text:p>
          </table:table-cell>
          <table:table-cell office:value-type="float" office:value="0.23673372024693132">
            <text:p>0.23673372024693132</text:p>
          </table:table-cell>
          <table:table-cell office:value-type="float" office:value="2.311465216743086">
            <text:p>2.311465216743086</text:p>
          </table:table-cell>
          <table:table-cell office:value-type="float" office:value="5.344870952812297">
            <text:p>5.344870952812297</text:p>
          </table:table-cell>
          <table:table-cell office:value-type="float" office:value="7.524901001959177">
            <text:p>7.524901001959177</text:p>
          </table:table-cell>
          <table:table-cell office:value-type="float" office:value="0.12084428187524264">
            <text:p>0.12084428187524264</text:p>
          </table:table-cell>
          <table:table-cell office:value-type="float" office:value="0.22496701441525208">
            <text:p>0.22496701441525208</text:p>
          </table:table-cell>
          <table:table-cell office:value-type="float" office:value="0.2305681881487467">
            <text:p>0.2305681881487467</text:p>
          </table:table-cell>
          <table:table-cell office:value-type="float" office:value="0.3102370855212978">
            <text:p>0.3102370855212978</text:p>
          </table:table-cell>
        </table:table-row>
        <table:table-row>
          <table:table-cell table:style-name="pd1" office:value-type="string" office:string-value="105">
            <text:p>105</text:p>
          </table:table-cell>
          <table:table-cell office:value-type="float" office:value="0.2362463396410983">
            <text:p>0.2362463396410983</text:p>
          </table:table-cell>
          <table:table-cell office:value-type="float" office:value="2.312925538602022">
            <text:p>2.312925538602022</text:p>
          </table:table-cell>
          <table:table-cell office:value-type="float" office:value="5.3482356989511075">
            <text:p>5.3482356989511075</text:p>
          </table:table-cell>
          <table:table-cell office:value-type="float" office:value="7.529880846403279">
            <text:p>7.529880846403279</text:p>
          </table:table-cell>
          <table:table-cell office:value-type="float" office:value="0.12093461407061433">
            <text:p>0.12093461407061433</text:p>
          </table:table-cell>
          <table:table-cell office:value-type="float" office:value="0.22484431133908345">
            <text:p>0.22484431133908345</text:p>
          </table:table-cell>
          <table:table-cell office:value-type="float" office:value="0.23068186257563345">
            <text:p>0.23068186257563345</text:p>
          </table:table-cell>
          <table:table-cell office:value-type="float" office:value="0.3106917474879502">
            <text:p>0.3106917474879502</text:p>
          </table:table-cell>
        </table:table-row>
        <table:table-row>
          <table:table-cell table:style-name="pd1" office:value-type="string" office:string-value="106">
            <text:p>106</text:p>
          </table:table-cell>
          <table:table-cell office:value-type="float" office:value="0.2357624261480857">
            <text:p>0.2357624261480857</text:p>
          </table:table-cell>
          <table:table-cell office:value-type="float" office:value="2.314375578637604">
            <text:p>2.314375578637604</text:p>
          </table:table-cell>
          <table:table-cell office:value-type="float" office:value="5.35157640249635">
            <text:p>5.35157640249635</text:p>
          </table:table-cell>
          <table:table-cell office:value-type="float" office:value="7.5348236801090405">
            <text:p>7.5348236801090405</text:p>
          </table:table-cell>
          <table:table-cell office:value-type="float" office:value="0.12102419375159863">
            <text:p>0.12102419375159863</text:p>
          </table:table-cell>
          <table:table-cell office:value-type="float" office:value="0.22472344873138062">
            <text:p>0.22472344873138062</text:p>
          </table:table-cell>
          <table:table-cell office:value-type="float" office:value="0.2307954927906426">
            <text:p>0.2307954927906426</text:p>
          </table:table-cell>
          <table:table-cell office:value-type="float" office:value="0.31114103689539424">
            <text:p>0.31114103689539424</text:p>
          </table:table-cell>
        </table:table-row>
        <table:table-row>
          <table:table-cell table:style-name="pd1" office:value-type="string" office:string-value="107">
            <text:p>107</text:p>
          </table:table-cell>
          <table:table-cell office:value-type="float" office:value="0.23528747408864598">
            <text:p>0.23528747408864598</text:p>
          </table:table-cell>
          <table:table-cell office:value-type="float" office:value="2.3157987739666335">
            <text:p>2.3157987739666335</text:p>
          </table:table-cell>
          <table:table-cell office:value-type="float" office:value="5.354855232555774">
            <text:p>5.354855232555774</text:p>
          </table:table-cell>
          <table:table-cell office:value-type="float" office:value="7.5396754598285645">
            <text:p>7.5396754598285645</text:p>
          </table:table-cell>
          <table:table-cell office:value-type="float" office:value="0.12111215610680647">
            <text:p>0.12111215610680647</text:p>
          </table:table-cell>
          <table:table-cell office:value-type="float" office:value="0.22460376900620496">
            <text:p>0.22460376900620496</text:p>
          </table:table-cell>
          <table:table-cell office:value-type="float" office:value="0.23090754947212092">
            <text:p>0.23090754947212092</text:p>
          </table:table-cell>
          <table:table-cell office:value-type="float" office:value="0.3115825087518886">
            <text:p>0.3115825087518886</text:p>
          </table:table-cell>
        </table:table-row>
        <table:table-row>
          <table:table-cell table:style-name="pd1" office:value-type="string" office:string-value="108">
            <text:p>108</text:p>
          </table:table-cell>
          <table:table-cell office:value-type="float" office:value="0.23481641717679366">
            <text:p>0.23481641717679366</text:p>
          </table:table-cell>
          <table:table-cell office:value-type="float" office:value="2.3172103870048635">
            <text:p>2.3172103870048635</text:p>
          </table:table-cell>
          <table:table-cell office:value-type="float" office:value="5.358107082944882">
            <text:p>5.358107082944882</text:p>
          </table:table-cell>
          <table:table-cell office:value-type="float" office:value="7.544486062089263">
            <text:p>7.544486062089263</text:p>
          </table:table-cell>
          <table:table-cell office:value-type="float" office:value="0.12119930141483923">
            <text:p>0.12119930141483923</text:p>
          </table:table-cell>
          <table:table-cell office:value-type="float" office:value="0.2244858373113693">
            <text:p>0.2244858373113693</text:p>
          </table:table-cell>
          <table:table-cell office:value-type="float" office:value="0.23101935603256393">
            <text:p>0.23101935603256393</text:p>
          </table:table-cell>
          <table:table-cell office:value-type="float" office:value="0.312018541579831">
            <text:p>0.312018541579831</text:p>
          </table:table-cell>
        </table:table-row>
        <table:table-row>
          <table:table-cell table:style-name="pd1" office:value-type="string" office:string-value="109">
            <text:p>109</text:p>
          </table:table-cell>
          <table:table-cell office:value-type="float" office:value="0.2343527596807904">
            <text:p>0.2343527596807904</text:p>
          </table:table-cell>
          <table:table-cell office:value-type="float" office:value="2.3185998525440827">
            <text:p>2.3185998525440827</text:p>
          </table:table-cell>
          <table:table-cell office:value-type="float" office:value="5.361307826616095">
            <text:p>5.361307826616095</text:p>
          </table:table-cell>
          <table:table-cell office:value-type="float" office:value="7.549221030382465">
            <text:p>7.549221030382465</text:p>
          </table:table-cell>
          <table:table-cell office:value-type="float" office:value="0.12128507870040534">
            <text:p>0.12128507870040534</text:p>
          </table:table-cell>
          <table:table-cell office:value-type="float" office:value="0.22436922070834003">
            <text:p>0.22436922070834003</text:p>
          </table:table-cell>
          <table:table-cell office:value-type="float" office:value="0.2311299223317605">
            <text:p>0.2311299223317605</text:p>
          </table:table-cell>
          <table:table-cell office:value-type="float" office:value="0.31244759734240773">
            <text:p>0.31244759734240773</text:p>
          </table:table-cell>
        </table:table-row>
        <table:table-row>
          <table:table-cell table:style-name="pd1" office:value-type="string" office:string-value="110">
            <text:p>110</text:p>
          </table:table-cell>
          <table:table-cell office:value-type="float" office:value="0.23389280637435558">
            <text:p>0.23389280637435558</text:p>
          </table:table-cell>
          <table:table-cell office:value-type="float" office:value="2.319978301412481">
            <text:p>2.319978301412481</text:p>
          </table:table-cell>
          <table:table-cell office:value-type="float" office:value="5.364482915481401">
            <text:p>5.364482915481401</text:p>
          </table:table-cell>
          <table:table-cell office:value-type="float" office:value="7.553916748425736">
            <text:p>7.553916748425736</text:p>
          </table:table-cell>
          <table:table-cell office:value-type="float" office:value="0.12137007235399601">
            <text:p>0.12137007235399601</text:p>
          </table:table-cell>
          <table:table-cell office:value-type="float" office:value="0.22425433391523733">
            <text:p>0.22425433391523733</text:p>
          </table:table-cell>
          <table:table-cell office:value-type="float" office:value="0.23124020783121355">
            <text:p>0.23124020783121355</text:p>
          </table:table-cell>
          <table:table-cell office:value-type="float" office:value="0.312871426505047">
            <text:p>0.312871426505047</text:p>
          </table:table-cell>
        </table:table-row>
        <table:table-row>
          <table:table-cell table:style-name="pd1" office:value-type="string" office:string-value="111">
            <text:p>111</text:p>
          </table:table-cell>
          <table:table-cell office:value-type="float" office:value="0.233424860428045">
            <text:p>0.233424860428045</text:p>
          </table:table-cell>
          <table:table-cell office:value-type="float" office:value="2.3213809770162523">
            <text:p>2.3213809770162523</text:p>
          </table:table-cell>
          <table:table-cell office:value-type="float" office:value="5.367712904746105">
            <text:p>5.367712904746105</text:p>
          </table:table-cell>
          <table:table-cell office:value-type="float" office:value="7.558688319940044">
            <text:p>7.558688319940044</text:p>
          </table:table-cell>
          <table:table-cell office:value-type="float" office:value="0.12145612911572866">
            <text:p>0.12145612911572866</text:p>
          </table:table-cell>
          <table:table-cell office:value-type="float" office:value="0.2241425684765732">
            <text:p>0.2241425684765732</text:p>
          </table:table-cell>
          <table:table-cell office:value-type="float" office:value="0.23135334880911404">
            <text:p>0.23135334880911404</text:p>
          </table:table-cell>
          <table:table-cell office:value-type="float" office:value="0.31329543559897505">
            <text:p>0.31329543559897505</text:p>
          </table:table-cell>
        </table:table-row>
        <table:table-row>
          <table:table-cell table:style-name="pd1" office:value-type="string" office:string-value="112">
            <text:p>112</text:p>
          </table:table-cell>
          <table:table-cell office:value-type="float" office:value="0.23297014937123786">
            <text:p>0.23297014937123786</text:p>
          </table:table-cell>
          <table:table-cell office:value-type="float" office:value="2.3227439059906185">
            <text:p>2.3227439059906185</text:p>
          </table:table-cell>
          <table:table-cell office:value-type="float" office:value="5.370851615234129">
            <text:p>5.370851615234129</text:p>
          </table:table-cell>
          <table:table-cell office:value-type="float" office:value="7.563326918119151">
            <text:p>7.563326918119151</text:p>
          </table:table-cell>
          <table:table-cell office:value-type="float" office:value="0.12153990281506098">
            <text:p>0.12153990281506098</text:p>
          </table:table-cell>
          <table:table-cell office:value-type="float" office:value="0.22403136378885577">
            <text:p>0.22403136378885577</text:p>
          </table:table-cell>
          <table:table-cell office:value-type="float" office:value="0.23146355304672772">
            <text:p>0.23146355304672772</text:p>
          </table:table-cell>
          <table:table-cell office:value-type="float" office:value="0.3137099843002023">
            <text:p>0.3137099843002023</text:p>
          </table:table-cell>
        </table:table-row>
        <table:table-row>
          <table:table-cell table:style-name="pd1" office:value-type="string" office:string-value="113">
            <text:p>113</text:p>
          </table:table-cell>
          <table:table-cell office:value-type="float" office:value="0.23251918087342405">
            <text:p>0.23251918087342405</text:p>
          </table:table-cell>
          <table:table-cell office:value-type="float" office:value="2.32409568906836">
            <text:p>2.32409568906836</text:p>
          </table:table-cell>
          <table:table-cell office:value-type="float" office:value="5.373964420284745">
            <text:p>5.373964420284745</text:p>
          </table:table-cell>
          <table:table-cell office:value-type="float" office:value="7.5679259624648">
            <text:p>7.5679259624648</text:p>
          </table:table-cell>
          <table:table-cell office:value-type="float" office:value="0.12162289246501613">
            <text:p>0.12162289246501613</text:p>
          </table:table-cell>
          <table:table-cell office:value-type="float" office:value="0.22392183696734844">
            <text:p>0.22392183696734844</text:p>
          </table:table-cell>
          <table:table-cell office:value-type="float" office:value="0.23157335927032383">
            <text:p>0.23157335927032383</text:p>
          </table:table-cell>
          <table:table-cell office:value-type="float" office:value="0.31411946941077007">
            <text:p>0.31411946941077007</text:p>
          </table:table-cell>
        </table:table-row>
        <table:table-row>
          <table:table-cell table:style-name="pd1" office:value-type="string" office:string-value="114">
            <text:p>114</text:p>
          </table:table-cell>
          <table:table-cell office:value-type="float" office:value="0.23206785946143782">
            <text:p>0.23206785946143782</text:p>
          </table:table-cell>
          <table:table-cell office:value-type="float" office:value="2.325448663693712">
            <text:p>2.325448663693712</text:p>
          </table:table-cell>
          <table:table-cell office:value-type="float" office:value="5.377079527638056">
            <text:p>5.377079527638056</text:p>
          </table:table-cell>
          <table:table-cell office:value-type="float" office:value="7.572525769772061">
            <text:p>7.572525769772061</text:p>
          </table:table-cell>
          <table:table-cell office:value-type="float" office:value="0.12170574616239704">
            <text:p>0.12170574616239704</text:p>
          </table:table-cell>
          <table:table-cell office:value-type="float" office:value="0.22381447385445016">
            <text:p>0.22381447385445016</text:p>
          </table:table-cell>
          <table:table-cell office:value-type="float" office:value="0.23168384867759198">
            <text:p>0.23168384867759198</text:p>
          </table:table-cell>
          <table:table-cell office:value-type="float" office:value="0.31452582091980574">
            <text:p>0.31452582091980574</text:p>
          </table:table-cell>
        </table:table-row>
        <table:table-row>
          <table:table-cell table:style-name="pd1" office:value-type="string" office:string-value="115">
            <text:p>115</text:p>
          </table:table-cell>
          <table:table-cell office:value-type="float" office:value="0.2316216943332908">
            <text:p>0.2316216943332908</text:p>
          </table:table-cell>
          <table:table-cell office:value-type="float" office:value="2.3267862240894606">
            <text:p>2.3267862240894606</text:p>
          </table:table-cell>
          <table:table-cell office:value-type="float" office:value="5.380159002010963">
            <text:p>5.380159002010963</text:p>
          </table:table-cell>
          <table:table-cell office:value-type="float" office:value="7.577072167744077">
            <text:p>7.577072167744077</text:p>
          </table:table-cell>
          <table:table-cell office:value-type="float" office:value="0.12178759682256511">
            <text:p>0.12178759682256511</text:p>
          </table:table-cell>
          <table:table-cell office:value-type="float" office:value="0.22370858545178784">
            <text:p>0.22370858545178784</text:p>
          </table:table-cell>
          <table:table-cell office:value-type="float" office:value="0.23179349266440488">
            <text:p>0.23179349266440488</text:p>
          </table:table-cell>
          <table:table-cell office:value-type="float" office:value="0.31492657801396323">
            <text:p>0.31492657801396323</text:p>
          </table:table-cell>
        </table:table-row>
        <table:table-row>
          <table:table-cell table:style-name="pd1" office:value-type="string" office:string-value="116">
            <text:p>116</text:p>
          </table:table-cell>
          <table:table-cell office:value-type="float" office:value="0.23117856671328113">
            <text:p>0.23117856671328113</text:p>
          </table:table-cell>
          <table:table-cell office:value-type="float" office:value="2.32811475135221">
            <text:p>2.32811475135221</text:p>
          </table:table-cell>
          <table:table-cell office:value-type="float" office:value="5.38321743818631">
            <text:p>5.38321743818631</text:p>
          </table:table-cell>
          <table:table-cell office:value-type="float" office:value="7.581586028423798">
            <text:p>7.581586028423798</text:p>
          </table:table-cell>
          <table:table-cell office:value-type="float" office:value="0.121868780765616">
            <text:p>0.121868780765616</text:p>
          </table:table-cell>
          <table:table-cell office:value-type="float" office:value="0.2236044142512482">
            <text:p>0.2236044142512482</text:p>
          </table:table-cell>
          <table:table-cell office:value-type="float" office:value="0.2319028375125832">
            <text:p>0.2319028375125832</text:p>
          </table:table-cell>
          <table:table-cell office:value-type="float" office:value="0.31532276520194497">
            <text:p>0.31532276520194497</text:p>
          </table:table-cell>
        </table:table-row>
        <table:table-row>
          <table:table-cell table:style-name="pd1" office:value-type="string" office:string-value="117">
            <text:p>117</text:p>
          </table:table-cell>
          <table:table-cell office:value-type="float" office:value="0.23074202736801486">
            <text:p>0.23074202736801486</text:p>
          </table:table-cell>
          <table:table-cell office:value-type="float" office:value="2.329423541635944">
            <text:p>2.329423541635944</text:p>
          </table:table-cell>
          <table:table-cell office:value-type="float" office:value="5.386230387420712">
            <text:p>5.386230387420712</text:p>
          </table:table-cell>
          <table:table-cell office:value-type="float" office:value="7.586032450926735">
            <text:p>7.586032450926735</text:p>
          </table:table-cell>
          <table:table-cell office:value-type="float" office:value="0.12194873976554656">
            <text:p>0.12194873976554656</text:p>
          </table:table-cell>
          <table:table-cell office:value-type="float" office:value="0.22350149948492212">
            <text:p>0.22350149948492212</text:p>
          </table:table-cell>
          <table:table-cell office:value-type="float" office:value="0.2320108868666777">
            <text:p>0.2320108868666777</text:p>
          </table:table-cell>
          <table:table-cell office:value-type="float" office:value="0.3157128144681314">
            <text:p>0.3157128144681314</text:p>
          </table:table-cell>
        </table:table-row>
        <table:table-row>
          <table:table-cell table:style-name="pd1" office:value-type="string" office:string-value="118">
            <text:p>118</text:p>
          </table:table-cell>
          <table:table-cell office:value-type="float" office:value="0.23030895677630842">
            <text:p>0.23030895677630842</text:p>
          </table:table-cell>
          <table:table-cell office:value-type="float" office:value="2.330721992075714">
            <text:p>2.330721992075714</text:p>
          </table:table-cell>
          <table:table-cell office:value-type="float" office:value="5.389219335838835">
            <text:p>5.389219335838835</text:p>
          </table:table-cell>
          <table:table-cell office:value-type="float" office:value="7.590442152406717">
            <text:p>7.590442152406717</text:p>
          </table:table-cell>
          <table:table-cell office:value-type="float" office:value="0.12202796814524702">
            <text:p>0.12202796814524702</text:p>
          </table:table-cell>
          <table:table-cell office:value-type="float" office:value="0.22340020951752224">
            <text:p>0.22340020951752224</text:p>
          </table:table-cell>
          <table:table-cell office:value-type="float" office:value="0.23211846282980447">
            <text:p>0.23211846282980447</text:p>
          </table:table-cell>
          <table:table-cell office:value-type="float" office:value="0.3160982058529899">
            <text:p>0.3160982058529899</text:p>
          </table:table-cell>
        </table:table-row>
        <table:table-row>
          <table:table-cell table:style-name="pd1" office:value-type="string" office:string-value="119">
            <text:p>119</text:p>
          </table:table-cell>
          <table:table-cell office:value-type="float" office:value="0.229881316740386">
            <text:p>0.229881316740386</text:p>
          </table:table-cell>
          <table:table-cell office:value-type="float" office:value="2.3320041873900244">
            <text:p>2.3320041873900244</text:p>
          </table:table-cell>
          <table:table-cell office:value-type="float" office:value="5.392170776880156">
            <text:p>5.392170776880156</text:p>
          </table:table-cell>
          <table:table-cell office:value-type="float" office:value="7.594795864704519">
            <text:p>7.594795864704519</text:p>
          </table:table-cell>
          <table:table-cell office:value-type="float" office:value="0.12210615842326607">
            <text:p>0.12210615842326607</text:p>
          </table:table-cell>
          <table:table-cell office:value-type="float" office:value="0.22330027832596763">
            <text:p>0.22330027832596763</text:p>
          </table:table-cell>
          <table:table-cell office:value-type="float" office:value="0.2322250038943785">
            <text:p>0.2322250038943785</text:p>
          </table:table-cell>
          <table:table-cell office:value-type="float" office:value="0.3164780956908004">
            <text:p>0.3164780956908004</text:p>
          </table:table-cell>
        </table:table-row>
        <table:table-row>
          <table:table-cell table:style-name="pd1" office:value-type="string" office:string-value="120">
            <text:p>120</text:p>
          </table:table-cell>
          <table:table-cell office:value-type="float" office:value="0.22945481035613324">
            <text:p>0.22945481035613324</text:p>
          </table:table-cell>
          <table:table-cell office:value-type="float" office:value="2.3332830731860086">
            <text:p>2.3332830731860086</text:p>
          </table:table-cell>
          <table:table-cell office:value-type="float" office:value="5.395114304288275">
            <text:p>5.395114304288275</text:p>
          </table:table-cell>
          <table:table-cell office:value-type="float" office:value="7.599135884878875">
            <text:p>7.599135884878875</text:p>
          </table:table-cell>
          <table:table-cell office:value-type="float" office:value="0.12218399093243297">
            <text:p>0.12218399093243297</text:p>
          </table:table-cell>
          <table:table-cell office:value-type="float" office:value="0.22320223167096484">
            <text:p>0.22320223167096484</text:p>
          </table:table-cell>
          <table:table-cell office:value-type="float" office:value="0.23233165837509018">
            <text:p>0.23233165837509018</text:p>
          </table:table-cell>
          <table:table-cell office:value-type="float" office:value="0.3168545005313309">
            <text:p>0.3168545005313309</text:p>
          </table:table-cell>
        </table:table-row>
        <table:table-row>
          <table:table-cell table:style-name="pd1" office:value-type="string" office:string-value="121">
            <text:p>121</text:p>
          </table:table-cell>
          <table:table-cell office:value-type="float" office:value="0.22904171834128834">
            <text:p>0.22904171834128834</text:p>
          </table:table-cell>
          <table:table-cell office:value-type="float" office:value="2.33452163785903">
            <text:p>2.33452163785903</text:p>
          </table:table-cell>
          <table:table-cell office:value-type="float" office:value="5.397965350562218">
            <text:p>5.397965350562218</text:p>
          </table:table-cell>
          <table:table-cell office:value-type="float" office:value="7.603341445787806">
            <text:p>7.603341445787806</text:p>
          </table:table-cell>
          <table:table-cell office:value-type="float" office:value="0.12225952939250785">
            <text:p>0.12225952939250785</text:p>
          </table:table-cell>
          <table:table-cell office:value-type="float" office:value="0.22310448242631686">
            <text:p>0.22310448242631686</text:p>
          </table:table-cell>
          <table:table-cell office:value-type="float" office:value="0.23243504635568707">
            <text:p>0.23243504635568707</text:p>
          </table:table-cell>
          <table:table-cell office:value-type="float" office:value="0.31722185717838713">
            <text:p>0.31722185717838713</text:p>
          </table:table-cell>
        </table:table-row>
        <table:table-row>
          <table:table-cell table:style-name="pd1" office:value-type="string" office:string-value="122">
            <text:p>122</text:p>
          </table:table-cell>
          <table:table-cell office:value-type="float" office:value="0.22862199660878663">
            <text:p>0.22862199660878663</text:p>
          </table:table-cell>
          <table:table-cell office:value-type="float" office:value="2.3357802822686384">
            <text:p>2.3357802822686384</text:p>
          </table:table-cell>
          <table:table-cell office:value-type="float" office:value="5.4008619513043765">
            <text:p>5.4008619513043765</text:p>
          </table:table-cell>
          <table:table-cell office:value-type="float" office:value="7.607609737626542">
            <text:p>7.607609737626542</text:p>
          </table:table-cell>
          <table:table-cell office:value-type="float" office:value="0.12233593992911289">
            <text:p>0.12233593992911289</text:p>
          </table:table-cell>
          <table:table-cell office:value-type="float" office:value="0.22300957605896204">
            <text:p>0.22300957605896204</text:p>
          </table:table-cell>
          <table:table-cell office:value-type="float" office:value="0.23254062434752829">
            <text:p>0.23254062434752829</text:p>
          </table:table-cell>
          <table:table-cell office:value-type="float" office:value="0.31758937971859913">
            <text:p>0.31758937971859913</text:p>
          </table:table-cell>
        </table:table-row>
        <table:table-row>
          <table:table-cell table:style-name="pd1" office:value-type="string" office:string-value="123">
            <text:p>123</text:p>
          </table:table-cell>
          <table:table-cell office:value-type="float" office:value="0.2282102403007356">
            <text:p>0.2282102403007356</text:p>
          </table:table-cell>
          <table:table-cell office:value-type="float" office:value="2.337015020343644">
            <text:p>2.337015020343644</text:p>
          </table:table-cell>
          <table:table-cell office:value-type="float" office:value="5.403703600679076">
            <text:p>5.403703600679076</text:p>
          </table:table-cell>
          <table:table-cell office:value-type="float" office:value="7.611797229889434">
            <text:p>7.611797229889434</text:p>
          </table:table-cell>
          <table:table-cell office:value-type="float" office:value="0.12241092088415233">
            <text:p>0.12241092088415233</text:p>
          </table:table-cell>
          <table:table-cell office:value-type="float" office:value="0.22291562376708934">
            <text:p>0.22291562376708934</text:p>
          </table:table-cell>
          <table:table-cell office:value-type="float" office:value="0.23264438069485052">
            <text:p>0.23264438069485052</text:p>
          </table:table-cell>
          <table:table-cell office:value-type="float" office:value="0.31795044491556435">
            <text:p>0.31795044491556435</text:p>
          </table:table-cell>
        </table:table-row>
        <table:table-row>
          <table:table-cell table:style-name="pd1" office:value-type="string" office:string-value="124">
            <text:p>124</text:p>
          </table:table-cell>
          <table:table-cell office:value-type="float" office:value="0.2278087524826751">
            <text:p>0.2278087524826751</text:p>
          </table:table-cell>
          <table:table-cell office:value-type="float" office:value="2.3382189084856715">
            <text:p>2.3382189084856715</text:p>
          </table:table-cell>
          <table:table-cell office:value-type="float" office:value="5.406474441935848">
            <text:p>5.406474441935848</text:p>
          </table:table-cell>
          <table:table-cell office:value-type="float" office:value="7.615881303484382">
            <text:p>7.615881303484382</text:p>
          </table:table-cell>
          <table:table-cell office:value-type="float" office:value="0.12248411070934219">
            <text:p>0.12248411070934219</text:p>
          </table:table-cell>
          <table:table-cell office:value-type="float" office:value="0.22282229746380106">
            <text:p>0.22282229746380106</text:p>
          </table:table-cell>
          <table:table-cell office:value-type="float" office:value="0.23274566201488445">
            <text:p>0.23274566201488445</text:p>
          </table:table-cell>
          <table:table-cell office:value-type="float" office:value="0.3183040481459363">
            <text:p>0.3183040481459363</text:p>
          </table:table-cell>
        </table:table-row>
        <table:table-row>
          <table:table-cell table:style-name="pd1" office:value-type="string" office:string-value="125">
            <text:p>125</text:p>
          </table:table-cell>
          <table:table-cell office:value-type="float" office:value="0.22740605523758356">
            <text:p>0.22740605523758356</text:p>
          </table:table-cell>
          <table:table-cell office:value-type="float" office:value="2.3394265339804643">
            <text:p>2.3394265339804643</text:p>
          </table:table-cell>
          <table:table-cell office:value-type="float" office:value="5.409253519167461">
            <text:p>5.409253519167461</text:p>
          </table:table-cell>
          <table:table-cell office:value-type="float" office:value="7.619974884111052">
            <text:p>7.619974884111052</text:p>
          </table:table-cell>
          <table:table-cell office:value-type="float" office:value="0.12255732377381613">
            <text:p>0.12255732377381613</text:p>
          </table:table-cell>
          <table:table-cell office:value-type="float" office:value="0.2227310699559281">
            <text:p>0.2227310699559281</text:p>
          </table:table-cell>
          <table:table-cell office:value-type="float" office:value="0.23284759224003926">
            <text:p>0.23284759224003926</text:p>
          </table:table-cell>
          <table:table-cell office:value-type="float" office:value="0.3186554848721438">
            <text:p>0.3186554848721438</text:p>
          </table:table-cell>
        </table:table-row>
        <table:table-row>
          <table:table-cell table:style-name="pd1" office:value-type="string" office:string-value="126">
            <text:p>126</text:p>
          </table:table-cell>
          <table:table-cell office:value-type="float" office:value="0.2270063198764427">
            <text:p>0.2270063198764427</text:p>
          </table:table-cell>
          <table:table-cell office:value-type="float" office:value="2.340625323718274">
            <text:p>2.340625323718274</text:p>
          </table:table-cell>
          <table:table-cell office:value-type="float" office:value="5.412012109504945">
            <text:p>5.412012109504945</text:p>
          </table:table-cell>
          <table:table-cell office:value-type="float" office:value="7.624036974266156">
            <text:p>7.624036974266156</text:p>
          </table:table-cell>
          <table:table-cell office:value-type="float" office:value="0.12262990379016493">
            <text:p>0.12262990379016493</text:p>
          </table:table-cell>
          <table:table-cell office:value-type="float" office:value="0.22264138319416524">
            <text:p>0.22264138319416524</text:p>
          </table:table-cell>
          <table:table-cell office:value-type="float" office:value="0.23294901152597958">
            <text:p>0.23294901152597958</text:p>
          </table:table-cell>
          <table:table-cell office:value-type="float" office:value="0.31900289471162185">
            <text:p>0.31900289471162185</text:p>
          </table:table-cell>
        </table:table-row>
        <table:table-row>
          <table:table-cell table:style-name="pd1" office:value-type="string" office:string-value="127">
            <text:p>127</text:p>
          </table:table-cell>
          <table:table-cell office:value-type="float" office:value="0.22660899322909367">
            <text:p>0.22660899322909367</text:p>
          </table:table-cell>
          <table:table-cell office:value-type="float" office:value="2.341816942475498">
            <text:p>2.341816942475498</text:p>
          </table:table-cell>
          <table:table-cell office:value-type="float" office:value="5.414754024556477">
            <text:p>5.414754024556477</text:p>
          </table:table-cell>
          <table:table-cell office:value-type="float" office:value="7.628073045644944">
            <text:p>7.628073045644944</text:p>
          </table:table-cell>
          <table:table-cell office:value-type="float" office:value="0.12270194038504588">
            <text:p>0.12270194038504588</text:p>
          </table:table-cell>
          <table:table-cell office:value-type="float" office:value="0.22255329330936058">
            <text:p>0.22255329330936058</text:p>
          </table:table-cell>
          <table:table-cell office:value-type="float" office:value="0.2330500547827409">
            <text:p>0.2330500547827409</text:p>
          </table:table-cell>
          <table:table-cell office:value-type="float" office:value="0.3193465765099386">
            <text:p>0.3193465765099386</text:p>
          </table:table-cell>
        </table:table-row>
        <table:table-row>
          <table:table-cell table:style-name="pd1" office:value-type="string" office:string-value="128">
            <text:p>128</text:p>
          </table:table-cell>
          <table:table-cell office:value-type="float" office:value="0.2262155391444903">
            <text:p>0.2262155391444903</text:p>
          </table:table-cell>
          <table:table-cell office:value-type="float" office:value="2.342996976431173">
            <text:p>2.342996976431173</text:p>
          </table:table-cell>
          <table:table-cell office:value-type="float" office:value="5.417469186038375">
            <text:p>5.417469186038375</text:p>
          </table:table-cell>
          <table:table-cell office:value-type="float" office:value="7.632068732162116">
            <text:p>7.632068732162116</text:p>
          </table:table-cell>
          <table:table-cell office:value-type="float" office:value="0.12277320465629848">
            <text:p>0.12277320465629848</text:p>
          </table:table-cell>
          <table:table-cell office:value-type="float" office:value="0.2224665890656641">
            <text:p>0.2224665890656641</text:p>
          </table:table-cell>
          <table:table-cell office:value-type="float" office:value="0.2331503042519752">
            <text:p>0.2331503042519752</text:p>
          </table:table-cell>
          <table:table-cell office:value-type="float" office:value="0.31968590599784047">
            <text:p>0.31968590599784047</text:p>
          </table:table-cell>
        </table:table-row>
        <table:table-row>
          <table:table-cell table:style-name="pd1" office:value-type="string" office:string-value="129">
            <text:p>129</text:p>
          </table:table-cell>
          <table:table-cell office:value-type="float" office:value="0.22582704121838515">
            <text:p>0.22582704121838515</text:p>
          </table:table-cell>
          <table:table-cell office:value-type="float" office:value="2.344162157627845">
            <text:p>2.344162157627845</text:p>
          </table:table-cell>
          <table:table-cell office:value-type="float" office:value="5.420150134310145">
            <text:p>5.420150134310145</text:p>
          </table:table-cell>
          <table:table-cell office:value-type="float" office:value="7.636013408250853">
            <text:p>7.636013408250853</text:p>
          </table:table-cell>
          <table:table-cell office:value-type="float" office:value="0.12284352769391468">
            <text:p>0.12284352769391468</text:p>
          </table:table-cell>
          <table:table-cell office:value-type="float" office:value="0.22238110624280236">
            <text:p>0.22238110624280236</text:p>
          </table:table-cell>
          <table:table-cell office:value-type="float" office:value="0.23324944665975852">
            <text:p>0.23324944665975852</text:p>
          </table:table-cell>
          <table:table-cell office:value-type="float" office:value="0.3200204319097688">
            <text:p>0.3200204319097688</text:p>
          </table:table-cell>
        </table:table-row>
        <table:table-row>
          <table:table-cell table:style-name="pd1" office:value-type="string" office:string-value="130">
            <text:p>130</text:p>
          </table:table-cell>
          <table:table-cell office:value-type="float" office:value="0.22544592100896313">
            <text:p>0.22544592100896313</text:p>
          </table:table-cell>
          <table:table-cell office:value-type="float" office:value="2.3453051855805622">
            <text:p>2.3453051855805622</text:p>
          </table:table-cell>
          <table:table-cell office:value-type="float" office:value="5.422780196430705">
            <text:p>5.422780196430705</text:p>
          </table:table-cell>
          <table:table-cell office:value-type="float" office:value="7.63988328996787">
            <text:p>7.63988328996787</text:p>
          </table:table-cell>
          <table:table-cell office:value-type="float" office:value="0.12291252919763329">
            <text:p>0.12291252919763329</text:p>
          </table:table-cell>
          <table:table-cell office:value-type="float" office:value="0.2222964979274073">
            <text:p>0.2222964979274073</text:p>
          </table:table-cell>
          <table:table-cell office:value-type="float" office:value="0.233346801208209">
            <text:p>0.233346801208209</text:p>
          </table:table-cell>
          <table:table-cell office:value-type="float" office:value="0.32034909032565717">
            <text:p>0.32034909032565717</text:p>
          </table:table-cell>
        </table:table-row>
        <table:table-row>
          <table:table-cell table:style-name="pd1" office:value-type="string" office:string-value="131">
            <text:p>131</text:p>
          </table:table-cell>
          <table:table-cell office:value-type="float" office:value="0.22507299469560457">
            <text:p>0.22507299469560457</text:p>
          </table:table-cell>
          <table:table-cell office:value-type="float" office:value="2.3464235979299572">
            <text:p>2.3464235979299572</text:p>
          </table:table-cell>
          <table:table-cell office:value-type="float" office:value="5.42535375458356">
            <text:p>5.42535375458356</text:p>
          </table:table-cell>
          <table:table-cell office:value-type="float" office:value="7.643670383078035">
            <text:p>7.643670383078035</text:p>
          </table:table-cell>
          <table:table-cell office:value-type="float" office:value="0.12298008235465445">
            <text:p>0.12298008235465445</text:p>
          </table:table-cell>
          <table:table-cell office:value-type="float" office:value="0.22221262749774204">
            <text:p>0.22221262749774204</text:p>
          </table:table-cell>
          <table:table-cell office:value-type="float" office:value="0.23344212794434818">
            <text:p>0.23344212794434818</text:p>
          </table:table-cell>
          <table:table-cell office:value-type="float" office:value="0.320671550579707">
            <text:p>0.320671550579707</text:p>
          </table:table-cell>
        </table:table-row>
        <table:table-row>
          <table:table-cell table:style-name="pd1" office:value-type="string" office:string-value="132">
            <text:p>132</text:p>
          </table:table-cell>
          <table:table-cell office:value-type="float" office:value="0.22469679896414255">
            <text:p>0.22469679896414255</text:p>
          </table:table-cell>
          <table:table-cell office:value-type="float" office:value="2.347551941706473">
            <text:p>2.347551941706473</text:p>
          </table:table-cell>
          <table:table-cell office:value-type="float" office:value="5.427949748548518">
            <text:p>5.427949748548518</text:p>
          </table:table-cell>
          <table:table-cell office:value-type="float" office:value="7.647487458930778">
            <text:p>7.647487458930778</text:p>
          </table:table-cell>
          <table:table-cell office:value-type="float" office:value="0.12304800018655564">
            <text:p>0.12304800018655564</text:p>
          </table:table-cell>
          <table:table-cell office:value-type="float" office:value="0.2221310240696701">
            <text:p>0.2221310240696701</text:p>
          </table:table-cell>
          <table:table-cell office:value-type="float" office:value="0.23353856620373326">
            <text:p>0.23353856620373326</text:p>
          </table:table-cell>
          <table:table-cell office:value-type="float" office:value="0.32099309625733524">
            <text:p>0.32099309625733524</text:p>
          </table:table-cell>
        </table:table-row>
        <table:table-row>
          <table:table-cell table:style-name="pd1" office:value-type="string" office:string-value="133">
            <text:p>133</text:p>
          </table:table-cell>
          <table:table-cell office:value-type="float" office:value="0.22433306903366018">
            <text:p>0.22433306903366018</text:p>
          </table:table-cell>
          <table:table-cell office:value-type="float" office:value="2.3486427904199862">
            <text:p>2.3486427904199862</text:p>
          </table:table-cell>
          <table:table-cell office:value-type="float" office:value="5.43045982614678">
            <text:p>5.43045982614678</text:p>
          </table:table-cell>
          <table:table-cell office:value-type="float" office:value="7.651179796777998">
            <text:p>7.651179796777998</text:p>
          </table:table-cell>
          <table:table-cell office:value-type="float" office:value="0.123113799171693">
            <text:p>0.123113799171693</text:p>
          </table:table-cell>
          <table:table-cell office:value-type="float" office:value="0.22204953494958712">
            <text:p>0.22204953494958712</text:p>
          </table:table-cell>
          <table:table-cell office:value-type="float" office:value="0.23363177454268333">
            <text:p>0.23363177454268333</text:p>
          </table:table-cell>
          <table:table-cell office:value-type="float" office:value="0.32130657319505734">
            <text:p>0.32130657319505734</text:p>
          </table:table-cell>
        </table:table-row>
        <table:table-row>
          <table:table-cell table:style-name="pd1" office:value-type="string" office:string-value="134">
            <text:p>134</text:p>
          </table:table-cell>
          <table:table-cell office:value-type="float" office:value="0.22396919280783745">
            <text:p>0.22396919280783745</text:p>
          </table:table-cell>
          <table:table-cell office:value-type="float" office:value="2.3497341541168026">
            <text:p>2.3497341541168026</text:p>
          </table:table-cell>
          <table:table-cell office:value-type="float" office:value="5.43297083708561">
            <text:p>5.43297083708561</text:p>
          </table:table-cell>
          <table:table-cell office:value-type="float" office:value="7.654871464465538">
            <text:p>7.654871464465538</text:p>
          </table:table-cell>
          <table:table-cell office:value-type="float" office:value="0.12317947392663968">
            <text:p>0.12317947392663968</text:p>
          </table:table-cell>
          <table:table-cell office:value-type="float" office:value="0.22196985350051868">
            <text:p>0.22196985350051868</text:p>
          </table:table-cell>
          <table:table-cell office:value-type="float" office:value="0.2337252116318796">
            <text:p>0.2337252116318796</text:p>
          </table:table-cell>
          <table:table-cell office:value-type="float" office:value="0.3216177887902315">
            <text:p>0.3216177887902315</text:p>
          </table:table-cell>
        </table:table-row>
        <table:table-row>
          <table:table-cell table:style-name="pd1" office:value-type="string" office:string-value="135">
            <text:p>135</text:p>
          </table:table-cell>
          <table:table-cell office:value-type="float" office:value="0.2236107727128809">
            <text:p>0.2236107727128809</text:p>
          </table:table-cell>
          <table:table-cell office:value-type="float" office:value="2.350809145484061">
            <text:p>2.350809145484061</text:p>
          </table:table-cell>
          <table:table-cell office:value-type="float" office:value="5.43544420465842">
            <text:p>5.43544420465842</text:p>
          </table:table-cell>
          <table:table-cell office:value-type="float" office:value="7.658507395316851">
            <text:p>7.658507395316851</text:p>
          </table:table-cell>
          <table:table-cell office:value-type="float" office:value="0.12324414154301777">
            <text:p>0.12324414154301777</text:p>
          </table:table-cell>
          <table:table-cell office:value-type="float" office:value="0.22189119626690296">
            <text:p>0.22189119626690296</text:p>
          </table:table-cell>
          <table:table-cell office:value-type="float" office:value="0.2338173240981524">
            <text:p>0.2338173240981524</text:p>
          </table:table-cell>
          <table:table-cell office:value-type="float" office:value="0.3219242207611029">
            <text:p>0.3219242207611029</text:p>
          </table:table-cell>
        </table:table-row>
        <table:table-row>
          <table:table-cell table:style-name="pd1" office:value-type="string" office:string-value="136">
            <text:p>136</text:p>
          </table:table-cell>
          <table:table-cell office:value-type="float" office:value="0.2232471552709832">
            <text:p>0.2232471552709832</text:p>
          </table:table-cell>
          <table:table-cell office:value-type="float" office:value="2.35189987340318">
            <text:p>2.35189987340318</text:p>
          </table:table-cell>
          <table:table-cell office:value-type="float" office:value="5.437953289414089">
            <text:p>5.437953289414089</text:p>
          </table:table-cell>
          <table:table-cell office:value-type="float" office:value="7.66219239114124">
            <text:p>7.66219239114124</text:p>
          </table:table-cell>
          <table:table-cell office:value-type="float" office:value="0.1233094875992345">
            <text:p>0.1233094875992345</text:p>
          </table:table-cell>
          <table:table-cell office:value-type="float" office:value="0.2218150155556042">
            <text:p>0.2218150155556042</text:p>
          </table:table-cell>
          <table:table-cell office:value-type="float" office:value="0.23391103827162715">
            <text:p>0.23391103827162715</text:p>
          </table:table-cell>
          <table:table-cell office:value-type="float" office:value="0.32223077948321543">
            <text:p>0.32223077948321543</text:p>
          </table:table-cell>
        </table:table-row>
        <table:table-row>
          <table:table-cell table:style-name="pd1" office:value-type="string" office:string-value="137">
            <text:p>137</text:p>
          </table:table-cell>
          <table:table-cell office:value-type="float" office:value="0.2229014776432859">
            <text:p>0.2229014776432859</text:p>
          </table:table-cell>
          <table:table-cell office:value-type="float" office:value="2.3529365981867456">
            <text:p>2.3529365981867456</text:p>
          </table:table-cell>
          <table:table-cell office:value-type="float" office:value="5.4403387731447275">
            <text:p>5.4403387731447275</text:p>
          </table:table-cell>
          <table:table-cell office:value-type="float" office:value="7.66569894265666">
            <text:p>7.66569894265666</text:p>
          </table:table-cell>
          <table:table-cell office:value-type="float" office:value="0.12337185820311468">
            <text:p>0.12337185820311468</text:p>
          </table:table-cell>
          <table:table-cell office:value-type="float" office:value="0.22173809209589557">
            <text:p>0.22173809209589557</text:p>
          </table:table-cell>
          <table:table-cell office:value-type="float" office:value="0.23399996548594226">
            <text:p>0.23399996548594226</text:p>
          </table:table-cell>
          <table:table-cell office:value-type="float" office:value="0.32252692298269736">
            <text:p>0.32252692298269736</text:p>
          </table:table-cell>
        </table:table-row>
        <table:table-row>
          <table:table-cell table:style-name="pd1" office:value-type="string" office:string-value="138">
            <text:p>138</text:p>
          </table:table-cell>
          <table:table-cell office:value-type="float" office:value="0.222548611152591">
            <text:p>0.222548611152591</text:p>
          </table:table-cell>
          <table:table-cell office:value-type="float" office:value="2.353995059620608">
            <text:p>2.353995059620608</text:p>
          </table:table-cell>
          <table:table-cell office:value-type="float" office:value="5.442773689968743">
            <text:p>5.442773689968743</text:p>
          </table:table-cell>
          <table:table-cell office:value-type="float" office:value="7.6692742055055385">
            <text:p>7.6692742055055385</text:p>
          </table:table-cell>
          <table:table-cell office:value-type="float" office:value="0.12343522638880493">
            <text:p>0.12343522638880493</text:p>
          </table:table-cell>
          <table:table-cell office:value-type="float" office:value="0.22166388940919074">
            <text:p>0.22166388940919074</text:p>
          </table:table-cell>
          <table:table-cell office:value-type="float" office:value="0.23409102587615055">
            <text:p>0.23409102587615055</text:p>
          </table:table-cell>
          <table:table-cell office:value-type="float" office:value="0.3228241794035213">
            <text:p>0.3228241794035213</text:p>
          </table:table-cell>
        </table:table-row>
        <table:table-row>
          <table:table-cell table:style-name="pd1" office:value-type="string" office:string-value="139">
            <text:p>139</text:p>
          </table:table-cell>
          <table:table-cell office:value-type="float" office:value="0.22221131818236653">
            <text:p>0.22221131818236653</text:p>
          </table:table-cell>
          <table:table-cell office:value-type="float" office:value="2.355006645541003">
            <text:p>2.355006645541003</text:p>
          </table:table-cell>
          <table:table-cell office:value-type="float" office:value="5.445101304453571">
            <text:p>5.445101304453571</text:p>
          </table:table-cell>
          <table:table-cell office:value-type="float" office:value="7.672694358070655">
            <text:p>7.672694358070655</text:p>
          </table:table-cell>
          <table:table-cell office:value-type="float" office:value="0.12349599705082648">
            <text:p>0.12349599705082648</text:p>
          </table:table-cell>
          <table:table-cell office:value-type="float" office:value="0.22158921565554682">
            <text:p>0.22158921565554682</text:p>
          </table:table-cell>
          <table:table-cell office:value-type="float" office:value="0.23417793019512342">
            <text:p>0.23417793019512342</text:p>
          </table:table-cell>
          <table:table-cell office:value-type="float" office:value="0.32311217673266984">
            <text:p>0.32311217673266984</text:p>
          </table:table-cell>
        </table:table-row>
        <table:table-row>
          <table:table-cell table:style-name="pd1" office:value-type="string" office:string-value="140">
            <text:p>140</text:p>
          </table:table-cell>
          <table:table-cell office:value-type="float" office:value="0.22186485369260653">
            <text:p>0.22186485369260653</text:p>
          </table:table-cell>
          <table:table-cell office:value-type="float" office:value="2.356045942658195">
            <text:p>2.356045942658195</text:p>
          </table:table-cell>
          <table:table-cell office:value-type="float" office:value="5.447492005785003">
            <text:p>5.447492005785003</text:p>
          </table:table-cell>
          <table:table-cell office:value-type="float" office:value="7.676202779487348">
            <text:p>7.676202779487348</text:p>
          </table:table-cell>
          <table:table-cell office:value-type="float" office:value="0.12355808313986842">
            <text:p>0.12355808313986842</text:p>
          </table:table-cell>
          <table:table-cell office:value-type="float" office:value="0.22151751618733542">
            <text:p>0.22151751618733542</text:p>
          </table:table-cell>
          <table:table-cell office:value-type="float" office:value="0.23426750103691654">
            <text:p>0.23426750103691654</text:p>
          </table:table-cell>
          <table:table-cell office:value-type="float" office:value="0.32340226633886804">
            <text:p>0.32340226633886804</text:p>
          </table:table-cell>
        </table:table-row>
        <table:table-row>
          <table:table-cell table:style-name="pd1" office:value-type="string" office:string-value="141">
            <text:p>141</text:p>
          </table:table-cell>
          <table:table-cell office:value-type="float" office:value="0.2215368705447135">
            <text:p>0.2215368705447135</text:p>
          </table:table-cell>
          <table:table-cell office:value-type="float" office:value="2.3570295946530186">
            <text:p>2.3570295946530186</text:p>
          </table:table-cell>
          <table:table-cell office:value-type="float" office:value="5.44975538695432">
            <text:p>5.44975538695432</text:p>
          </table:table-cell>
          <table:table-cell office:value-type="float" office:value="7.679527556159">
            <text:p>7.679527556159</text:p>
          </table:table-cell>
          <table:table-cell office:value-type="float" office:value="0.12361711607681715">
            <text:p>0.12361711607681715</text:p>
          </table:table-cell>
          <table:table-cell office:value-type="float" office:value="0.22144488258466785">
            <text:p>0.22144488258466785</text:p>
          </table:table-cell>
          <table:table-cell office:value-type="float" office:value="0.23435209366227996">
            <text:p>0.23435209366227996</text:p>
          </table:table-cell>
          <table:table-cell office:value-type="float" office:value="0.3236818385812747">
            <text:p>0.3236818385812747</text:p>
          </table:table-cell>
        </table:table-row>
        <table:table-row>
          <table:table-cell table:style-name="pd1" office:value-type="string" office:string-value="142">
            <text:p>142</text:p>
          </table:table-cell>
          <table:table-cell office:value-type="float" office:value="0.22119698372878985">
            <text:p>0.22119698372878985</text:p>
          </table:table-cell>
          <table:table-cell office:value-type="float" office:value="2.358049192419814">
            <text:p>2.358049192419814</text:p>
          </table:table-cell>
          <table:table-cell office:value-type="float" office:value="5.452100668665169">
            <text:p>5.452100668665169</text:p>
          </table:table-cell>
          <table:table-cell office:value-type="float" office:value="7.682967529072958">
            <text:p>7.682967529072958</text:p>
          </table:table-cell>
          <table:table-cell office:value-type="float" office:value="0.1236779007526946">
            <text:p>0.1236779007526946</text:p>
          </table:table-cell>
          <table:table-cell office:value-type="float" office:value="0.22137558657823017">
            <text:p>0.22137558657823017</text:p>
          </table:table-cell>
          <table:table-cell office:value-type="float" office:value="0.23444009590653628">
            <text:p>0.23444009590653628</text:p>
          </table:table-cell>
          <table:table-cell office:value-type="float" office:value="0.32396482251648623">
            <text:p>0.32396482251648623</text:p>
          </table:table-cell>
        </table:table-row>
        <table:table-row>
          <table:table-cell table:style-name="pd1" office:value-type="string" office:string-value="143">
            <text:p>143</text:p>
          </table:table-cell>
          <table:table-cell office:value-type="float" office:value="0.22087365709504783">
            <text:p>0.22087365709504783</text:p>
          </table:table-cell>
          <table:table-cell office:value-type="float" office:value="2.3590189319283206">
            <text:p>2.3590189319283206</text:p>
          </table:table-cell>
          <table:table-cell office:value-type="float" office:value="5.454331862830708">
            <text:p>5.454331862830708</text:p>
          </table:table-cell>
          <table:table-cell office:value-type="float" office:value="7.686242810447394">
            <text:p>7.686242810447394</text:p>
          </table:table-cell>
          <table:table-cell office:value-type="float" office:value="0.12373593986529755">
            <text:p>0.12373593986529755</text:p>
          </table:table-cell>
          <table:table-cell office:value-type="float" office:value="0.2213055756864128">
            <text:p>0.2213055756864128</text:p>
          </table:table-cell>
          <table:table-cell office:value-type="float" office:value="0.23452363396150783">
            <text:p>0.23452363396150783</text:p>
          </table:table-cell>
          <table:table-cell office:value-type="float" office:value="0.32423823641233945">
            <text:p>0.32423823641233945</text:p>
          </table:table-cell>
        </table:table-row>
        <table:table-row>
          <table:table-cell table:style-name="pd1" office:value-type="string" office:string-value="144">
            <text:p>144</text:p>
          </table:table-cell>
          <table:table-cell office:value-type="float" office:value="0.22054924444378043">
            <text:p>0.22054924444378043</text:p>
          </table:table-cell>
          <table:table-cell office:value-type="float" office:value="2.359992005947863">
            <text:p>2.359992005947863</text:p>
          </table:table-cell>
          <table:table-cell office:value-type="float" office:value="5.456570474058712">
            <text:p>5.456570474058712</text:p>
          </table:table-cell>
          <table:table-cell office:value-type="float" office:value="7.689526964750445">
            <text:p>7.689526964750445</text:p>
          </table:table-cell>
          <table:table-cell office:value-type="float" office:value="0.12379402493509518">
            <text:p>0.12379402493509518</text:p>
          </table:table-cell>
          <table:table-cell office:value-type="float" office:value="0.22123733591632985">
            <text:p>0.22123733591632985</text:p>
          </table:table-cell>
          <table:table-cell office:value-type="float" office:value="0.23460757949332867">
            <text:p>0.23460757949332867</text:p>
          </table:table-cell>
          <table:table-cell office:value-type="float" office:value="0.32451018290099864">
            <text:p>0.32451018290099864</text:p>
          </table:table-cell>
        </table:table-row>
        <table:table-row>
          <table:table-cell table:style-name="pd1" office:value-type="string" office:string-value="145">
            <text:p>145</text:p>
          </table:table-cell>
          <table:table-cell office:value-type="float" office:value="0.22022839584709974">
            <text:p>0.22022839584709974</text:p>
          </table:table-cell>
          <table:table-cell office:value-type="float" office:value="2.360954395624387">
            <text:p>2.360954395624387</text:p>
          </table:table-cell>
          <table:table-cell office:value-type="float" office:value="5.458784485489328">
            <text:p>5.458784485489328</text:p>
          </table:table-cell>
          <table:table-cell office:value-type="float" office:value="7.692774291653927">
            <text:p>7.692774291653927</text:p>
          </table:table-cell>
          <table:table-cell office:value-type="float" office:value="0.12385142290980615">
            <text:p>0.12385142290980615</text:p>
          </table:table-cell>
          <table:table-cell office:value-type="float" office:value="0.2211701877906423">
            <text:p>0.2211701877906423</text:p>
          </table:table-cell>
          <table:table-cell office:value-type="float" office:value="0.23469064100558226">
            <text:p>0.23469064100558226</text:p>
          </table:table-cell>
          <table:table-cell office:value-type="float" office:value="0.3247785684724747">
            <text:p>0.3247785684724747</text:p>
          </table:table-cell>
        </table:table-row>
        <table:table-row>
          <table:table-cell table:style-name="pd1" office:value-type="string" office:string-value="146">
            <text:p>146</text:p>
          </table:table-cell>
          <table:table-cell office:value-type="float" office:value="0.21991699481858387">
            <text:p>0.21991699481858387</text:p>
          </table:table-cell>
          <table:table-cell office:value-type="float" office:value="2.361888362335806">
            <text:p>2.361888362335806</text:p>
          </table:table-cell>
          <table:table-cell office:value-type="float" office:value="5.460933388960216">
            <text:p>5.460933388960216</text:p>
          </table:table-cell>
          <table:table-cell office:value-type="float" office:value="7.695926961213456">
            <text:p>7.695926961213456</text:p>
          </table:table-cell>
          <table:table-cell office:value-type="float" office:value="0.12390720550292551">
            <text:p>0.12390720550292551</text:p>
          </table:table-cell>
          <table:table-cell office:value-type="float" office:value="0.22110326266874175">
            <text:p>0.22110326266874175</text:p>
          </table:table-cell>
          <table:table-cell office:value-type="float" office:value="0.23477118363208677">
            <text:p>0.23477118363208677</text:p>
          </table:table-cell>
          <table:table-cell office:value-type="float" office:value="0.32504073503741215">
            <text:p>0.32504073503741215</text:p>
          </table:table-cell>
        </table:table-row>
        <table:table-row>
          <table:table-cell table:style-name="pd1" office:value-type="string" office:string-value="147">
            <text:p>147</text:p>
          </table:table-cell>
          <table:table-cell office:value-type="float" office:value="0.2196024680181709">
            <text:p>0.2196024680181709</text:p>
          </table:table-cell>
          <table:table-cell office:value-type="float" office:value="2.362831810256676">
            <text:p>2.362831810256676</text:p>
          </table:table-cell>
          <table:table-cell office:value-type="float" office:value="5.463103756363435">
            <text:p>5.463103756363435</text:p>
          </table:table-cell>
          <table:table-cell office:value-type="float" office:value="7.699108649014611">
            <text:p>7.699108649014611</text:p>
          </table:table-cell>
          <table:table-cell office:value-type="float" office:value="0.12396336273761088">
            <text:p>0.12396336273761088</text:p>
          </table:table-cell>
          <table:table-cell office:value-type="float" office:value="0.22103835496673271">
            <text:p>0.22103835496673271</text:p>
          </table:table-cell>
          <table:table-cell office:value-type="float" office:value="0.23485268344000576">
            <text:p>0.23485268344000576</text:p>
          </table:table-cell>
          <table:table-cell office:value-type="float" office:value="0.3253024636650093">
            <text:p>0.3253024636650093</text:p>
          </table:table-cell>
        </table:table-row>
        <table:table-row>
          <table:table-cell table:style-name="pd1" office:value-type="string" office:string-value="148">
            <text:p>148</text:p>
          </table:table-cell>
          <table:table-cell office:value-type="float" office:value="0.21929408047765872">
            <text:p>0.21929408047765872</text:p>
          </table:table-cell>
          <table:table-cell office:value-type="float" office:value="2.3637568064147745">
            <text:p>2.3637568064147745</text:p>
          </table:table-cell>
          <table:table-cell office:value-type="float" office:value="5.465231796856407">
            <text:p>5.465231796856407</text:p>
          </table:table-cell>
          <table:table-cell office:value-type="float" office:value="7.702228270420938">
            <text:p>7.702228270420938</text:p>
          </table:table-cell>
          <table:table-cell office:value-type="float" office:value="0.12401843161428468">
            <text:p>0.12401843161428468</text:p>
          </table:table-cell>
          <table:table-cell office:value-type="float" office:value="0.22097410842070236">
            <text:p>0.22097410842070236</text:p>
          </table:table-cell>
          <table:table-cell office:value-type="float" office:value="0.23493256994194786">
            <text:p>0.23493256994194786</text:p>
          </table:table-cell>
          <table:table-cell office:value-type="float" office:value="0.3255595488417661">
            <text:p>0.3255595488417661</text:p>
          </table:table-cell>
        </table:table-row>
        <table:table-row>
          <table:table-cell table:style-name="pd1" office:value-type="string" office:string-value="149">
            <text:p>149</text:p>
          </table:table-cell>
          <table:table-cell office:value-type="float" office:value="0.21898860696615396">
            <text:p>0.21898860696615396</text:p>
          </table:table-cell>
          <table:table-cell office:value-type="float" office:value="2.3646730732089214">
            <text:p>2.3646730732089214</text:p>
          </table:table-cell>
          <table:table-cell office:value-type="float" office:value="5.467339717826157">
            <text:p>5.467339717826157</text:p>
          </table:table-cell>
          <table:table-cell office:value-type="float" office:value="7.705317570616573">
            <text:p>7.705317570616573</text:p>
          </table:table-cell>
          <table:table-cell office:value-type="float" office:value="0.12407292406590639">
            <text:p>0.12407292406590639</text:p>
          </table:table-cell>
          <table:table-cell office:value-type="float" office:value="0.22091097127953294">
            <text:p>0.22091097127953294</text:p>
          </table:table-cell>
          <table:table-cell office:value-type="float" office:value="0.23501173190413951">
            <text:p>0.23501173190413951</text:p>
          </table:table-cell>
          <table:table-cell office:value-type="float" office:value="0.32581349589698033">
            <text:p>0.32581349589698033</text:p>
          </table:table-cell>
        </table:table-row>
        <table:table-row>
          <table:table-cell table:style-name="pd1" office:value-type="string" office:string-value="150">
            <text:p>150</text:p>
          </table:table-cell>
          <table:table-cell office:value-type="float" office:value="0.21869189346546855">
            <text:p>0.21869189346546855</text:p>
          </table:table-cell>
          <table:table-cell office:value-type="float" office:value="2.365562983562306">
            <text:p>2.365562983562306</text:p>
          </table:table-cell>
          <table:table-cell office:value-type="float" office:value="5.469387271129559">
            <text:p>5.469387271129559</text:p>
          </table:table-cell>
          <table:table-cell office:value-type="float" office:value="7.708319087282229">
            <text:p>7.708319087282229</text:p>
          </table:table-cell>
          <table:table-cell office:value-type="float" office:value="0.1241259174411995">
            <text:p>0.1241259174411995</text:p>
          </table:table-cell>
          <table:table-cell office:value-type="float" office:value="0.22084806823363728">
            <text:p>0.22084806823363728</text:p>
          </table:table-cell>
          <table:table-cell office:value-type="float" office:value="0.23508854377955568">
            <text:p>0.23508854377955568</text:p>
          </table:table-cell>
          <table:table-cell office:value-type="float" office:value="0.32606166168410844">
            <text:p>0.32606166168410844</text:p>
          </table:table-cell>
        </table:table-row>
        <table:table-row>
          <table:table-cell table:style-name="pd1" office:value-type="string" office:string-value="151">
            <text:p>151</text:p>
          </table:table-cell>
          <table:table-cell office:value-type="float" office:value="0.2183976174282125">
            <text:p>0.2183976174282125</text:p>
          </table:table-cell>
          <table:table-cell office:value-type="float" office:value="2.3664455987401745">
            <text:p>2.3664455987401745</text:p>
          </table:table-cell>
          <table:table-cell office:value-type="float" office:value="5.471417988720525">
            <text:p>5.471417988720525</text:p>
          </table:table-cell>
          <table:table-cell office:value-type="float" office:value="7.711295024348879">
            <text:p>7.711295024348879</text:p>
          </table:table-cell>
          <table:table-cell office:value-type="float" office:value="0.12417841350985581">
            <text:p>0.12417841350985581</text:p>
          </table:table-cell>
          <table:table-cell office:value-type="float" office:value="0.22078630290984605">
            <text:p>0.22078630290984605</text:p>
          </table:table-cell>
          <table:table-cell office:value-type="float" office:value="0.23516475412920826">
            <text:p>0.23516475412920826</text:p>
          </table:table-cell>
          <table:table-cell office:value-type="float" office:value="0.326306966712866">
            <text:p>0.326306966712866</text:p>
          </table:table-cell>
        </table:table-row>
        <table:table-row>
          <table:table-cell table:style-name="pd1" office:value-type="string" office:string-value="152">
            <text:p>152</text:p>
          </table:table-cell>
          <table:table-cell office:value-type="float" office:value="0.2181030190950617">
            <text:p>0.2181030190950617</text:p>
          </table:table-cell>
          <table:table-cell office:value-type="float" office:value="2.367329239254813">
            <text:p>2.367329239254813</text:p>
          </table:table-cell>
          <table:table-cell office:value-type="float" office:value="5.473450871704078">
            <text:p>5.473450871704078</text:p>
          </table:table-cell>
          <table:table-cell office:value-type="float" office:value="7.714272548573944">
            <text:p>7.714272548573944</text:p>
          </table:table-cell>
          <table:table-cell office:value-type="float" office:value="0.12423085070332542">
            <text:p>0.12423085070332542</text:p>
          </table:table-cell>
          <table:table-cell office:value-type="float" office:value="0.22072606695747035">
            <text:p>0.22072606695747035</text:p>
          </table:table-cell>
          <table:table-cell office:value-type="float" office:value="0.2352411256948069">
            <text:p>0.2352411256948069</text:p>
          </table:table-cell>
          <table:table-cell office:value-type="float" office:value="0.32655070178425816">
            <text:p>0.32655070178425816</text:p>
          </table:table-cell>
        </table:table-row>
        <table:table-row>
          <table:table-cell table:style-name="pd1" office:value-type="string" office:string-value="153">
            <text:p>153</text:p>
          </table:table-cell>
          <table:table-cell office:value-type="float" office:value="0.21782025779804723">
            <text:p>0.21782025779804723</text:p>
          </table:table-cell>
          <table:table-cell office:value-type="float" office:value="2.3681772406724004">
            <text:p>2.3681772406724004</text:p>
          </table:table-cell>
          <table:table-cell office:value-type="float" office:value="5.475402207126935">
            <text:p>5.475402207126935</text:p>
          </table:table-cell>
          <table:table-cell office:value-type="float" office:value="7.71713211020222">
            <text:p>7.71713211020222</text:p>
          </table:table-cell>
          <table:table-cell office:value-type="float" office:value="0.12428130754176822">
            <text:p>0.12428130754176822</text:p>
          </table:table-cell>
          <table:table-cell office:value-type="float" office:value="0.22066554289170467">
            <text:p>0.22066554289170467</text:p>
          </table:table-cell>
          <table:table-cell office:value-type="float" office:value="0.23531427942880578">
            <text:p>0.23531427942880578</text:p>
          </table:table-cell>
          <table:table-cell office:value-type="float" office:value="0.3267873354362562">
            <text:p>0.3267873354362562</text:p>
          </table:table-cell>
        </table:table-row>
        <table:table-row>
          <table:table-cell table:style-name="pd1" office:value-type="string" office:string-value="154">
            <text:p>154</text:p>
          </table:table-cell>
          <table:table-cell office:value-type="float" office:value="0.21753115023193384">
            <text:p>0.21753115023193384</text:p>
          </table:table-cell>
          <table:table-cell office:value-type="float" office:value="2.3690444301567157">
            <text:p>2.3690444301567157</text:p>
          </table:table-cell>
          <table:table-cell office:value-type="float" office:value="5.477397182547143">
            <text:p>5.477397182547143</text:p>
          </table:table-cell>
          <table:table-cell office:value-type="float" office:value="7.720052553054268">
            <text:p>7.720052553054268</text:p>
          </table:table-cell>
          <table:table-cell office:value-type="float" office:value="0.12433266213575622">
            <text:p>0.12433266213575622</text:p>
          </table:table-cell>
          <table:table-cell office:value-type="float" office:value="0.2206074087381248">
            <text:p>0.2206074087381248</text:p>
          </table:table-cell>
          <table:table-cell office:value-type="float" office:value="0.235389261111026">
            <text:p>0.235389261111026</text:p>
          </table:table-cell>
          <table:table-cell office:value-type="float" office:value="0.327025209842787">
            <text:p>0.327025209842787</text:p>
          </table:table-cell>
        </table:table-row>
        <table:table-row>
          <table:table-cell table:style-name="pd1" office:value-type="string" office:string-value="155">
            <text:p>155</text:p>
          </table:table-cell>
          <table:table-cell office:value-type="float" office:value="0.21725116955105905">
            <text:p>0.21725116955105905</text:p>
          </table:table-cell>
          <table:table-cell office:value-type="float" office:value="2.369884149801573">
            <text:p>2.369884149801573</text:p>
          </table:table-cell>
          <table:table-cell office:value-type="float" office:value="5.479329271642945">
            <text:p>5.479329271642945</text:p>
          </table:table-cell>
          <table:table-cell office:value-type="float" office:value="7.722881737403232">
            <text:p>7.722881737403232</text:p>
          </table:table-cell>
          <table:table-cell office:value-type="float" office:value="0.12438246862847811">
            <text:p>0.12438246862847811</text:p>
          </table:table-cell>
          <table:table-cell office:value-type="float" office:value="0.2205493473911018">
            <text:p>0.2205493473911018</text:p>
          </table:table-cell>
          <table:table-cell office:value-type="float" office:value="0.23546177031144574">
            <text:p>0.23546177031144574</text:p>
          </table:table-cell>
          <table:table-cell office:value-type="float" office:value="0.3272572773336603">
            <text:p>0.3272572773336603</text:p>
          </table:table-cell>
        </table:table-row>
        <table:table-row>
          <table:table-cell table:style-name="pd1" office:value-type="string" office:string-value="156">
            <text:p>156</text:p>
          </table:table-cell>
          <table:table-cell office:value-type="float" office:value="0.2169714110276129">
            <text:p>0.2169714110276129</text:p>
          </table:table-cell>
          <table:table-cell office:value-type="float" office:value="2.3707232503989757">
            <text:p>2.3707232503989757</text:p>
          </table:table-cell>
          <table:table-cell office:value-type="float" office:value="5.481259780427659">
            <text:p>5.481259780427659</text:p>
          </table:table-cell>
          <table:table-cell office:value-type="float" office:value="7.7257072602633565">
            <text:p>7.7257072602633565</text:p>
          </table:table-cell>
          <table:table-cell office:value-type="float" office:value="0.12443213750087086">
            <text:p>0.12443213750087086</text:p>
          </table:table-cell>
          <table:table-cell office:value-type="float" office:value="0.2204926684823941">
            <text:p>0.2204926684823941</text:p>
          </table:table-cell>
          <table:table-cell office:value-type="float" office:value="0.23553427823065357">
            <text:p>0.23553427823065357</text:p>
          </table:table-cell>
          <table:table-cell office:value-type="float" office:value="0.32748763645387935">
            <text:p>0.32748763645387935</text:p>
          </table:table-cell>
        </table:table-row>
        <table:table-row>
          <table:table-cell table:style-name="pd1" office:value-type="string" office:string-value="157">
            <text:p>157</text:p>
          </table:table-cell>
          <table:table-cell office:value-type="float" office:value="0.21670204061255827">
            <text:p>0.21670204061255827</text:p>
          </table:table-cell>
          <table:table-cell office:value-type="float" office:value="2.3715310744132085">
            <text:p>2.3715310744132085</text:p>
          </table:table-cell>
          <table:table-cell office:value-type="float" office:value="5.483118723522467">
            <text:p>5.483118723522467</text:p>
          </table:table-cell>
          <table:table-cell office:value-type="float" office:value="7.728429171873167">
            <text:p>7.728429171873167</text:p>
          </table:table-cell>
          <table:table-cell office:value-type="float" office:value="0.12448006209758898">
            <text:p>0.12448006209758898</text:p>
          </table:table-cell>
          <table:table-cell office:value-type="float" office:value="0.22043582682974533">
            <text:p>0.22043582682974533</text:p>
          </table:table-cell>
          <table:table-cell office:value-type="float" office:value="0.2356039555852365">
            <text:p>0.2356039555852365</text:p>
          </table:table-cell>
          <table:table-cell office:value-type="float" office:value="0.32771166536146346">
            <text:p>0.32771166536146346</text:p>
          </table:table-cell>
        </table:table-row>
        <table:table-row>
          <table:table-cell table:style-name="pd1" office:value-type="string" office:string-value="158">
            <text:p>158</text:p>
          </table:table-cell>
          <table:table-cell office:value-type="float" office:value="0.2164295471873629">
            <text:p>0.2164295471873629</text:p>
          </table:table-cell>
          <table:table-cell office:value-type="float" office:value="2.3723483658356863">
            <text:p>2.3723483658356863</text:p>
          </table:table-cell>
          <table:table-cell office:value-type="float" office:value="5.484999117009424">
            <text:p>5.484999117009424</text:p>
          </table:table-cell>
          <table:table-cell office:value-type="float" office:value="7.731180370246128">
            <text:p>7.731180370246128</text:p>
          </table:table-cell>
          <table:table-cell office:value-type="float" office:value="0.12452838186698649">
            <text:p>0.12452838186698649</text:p>
          </table:table-cell>
          <table:table-cell office:value-type="float" office:value="0.22038083711851053">
            <text:p>0.22038083711851053</text:p>
          </table:table-cell>
          <table:table-cell office:value-type="float" office:value="0.23567455726482917">
            <text:p>0.23567455726482917</text:p>
          </table:table-cell>
          <table:table-cell office:value-type="float" office:value="0.32793556780100763">
            <text:p>0.32793556780100763</text:p>
          </table:table-cell>
        </table:table-row>
        <table:table-row>
          <table:table-cell table:style-name="pd1" office:value-type="string" office:string-value="159">
            <text:p>159</text:p>
          </table:table-cell>
          <table:table-cell office:value-type="float" office:value="0.21616540543789137">
            <text:p>0.21616540543789137</text:p>
          </table:table-cell>
          <table:table-cell office:value-type="float" office:value="2.3731405190459314">
            <text:p>2.3731405190459314</text:p>
          </table:table-cell>
          <table:table-cell office:value-type="float" office:value="5.486821967118947">
            <text:p>5.486821967118947</text:p>
          </table:table-cell>
          <table:table-cell office:value-type="float" office:value="7.7338480333937785">
            <text:p>7.7338480333937785</text:p>
          </table:table-cell>
          <table:table-cell office:value-type="float" office:value="0.12457528290422504">
            <text:p>0.12457528290422504</text:p>
          </table:table-cell>
          <table:table-cell office:value-type="float" office:value="0.22032594947944828">
            <text:p>0.22032594947944828</text:p>
          </table:table-cell>
          <table:table-cell office:value-type="float" office:value="0.23574288878100966">
            <text:p>0.23574288878100966</text:p>
          </table:table-cell>
          <table:table-cell office:value-type="float" office:value="0.3281541226274272">
            <text:p>0.3281541226274272</text:p>
          </table:table-cell>
        </table:table-row>
        <table:table-row>
          <table:table-cell table:style-name="pd1" office:value-type="string" office:string-value="160">
            <text:p>160</text:p>
          </table:table-cell>
          <table:table-cell office:value-type="float" office:value="0.21590072156461126">
            <text:p>0.21590072156461126</text:p>
          </table:table-cell>
          <table:table-cell office:value-type="float" office:value="2.373934355537344">
            <text:p>2.373934355537344</text:p>
          </table:table-cell>
          <table:table-cell office:value-type="float" office:value="5.488648500973007">
            <text:p>5.488648500973007</text:p>
          </table:table-cell>
          <table:table-cell office:value-type="float" office:value="7.736519651595971">
            <text:p>7.736519651595971</text:p>
          </table:table-cell>
          <table:table-cell office:value-type="float" office:value="0.12462217422157566">
            <text:p>0.12462217422157566</text:p>
          </table:table-cell>
          <table:table-cell office:value-type="float" office:value="0.22027249368650093">
            <text:p>0.22027249368650093</text:p>
          </table:table-cell>
          <table:table-cell office:value-type="float" office:value="0.2358114232053544">
            <text:p>0.2358114232053544</text:p>
          </table:table-cell>
          <table:table-cell office:value-type="float" office:value="0.328371421419604">
            <text:p>0.328371421419604</text:p>
          </table:table-cell>
        </table:table-row>
        <table:table-row>
          <table:table-cell table:style-name="pd1" office:value-type="string" office:string-value="161">
            <text:p>161</text:p>
          </table:table-cell>
          <table:table-cell office:value-type="float" office:value="0.21564404683753488">
            <text:p>0.21564404683753488</text:p>
          </table:table-cell>
          <table:table-cell office:value-type="float" office:value="2.3747040840450735">
            <text:p>2.3747040840450735</text:p>
          </table:table-cell>
          <table:table-cell office:value-type="float" office:value="5.490419852263334">
            <text:p>5.490419852263334</text:p>
          </table:table-cell>
          <table:table-cell office:value-type="float" office:value="7.7391111509857575">
            <text:p>7.7391111509857575</text:p>
          </table:table-cell>
          <table:table-cell office:value-type="float" office:value="0.1246677042441319">
            <text:p>0.1246677042441319</text:p>
          </table:table-cell>
          <table:table-cell office:value-type="float" office:value="0.22021914993580236">
            <text:p>0.22021914993580236</text:p>
          </table:table-cell>
          <table:table-cell office:value-type="float" office:value="0.23587777736482451">
            <text:p>0.23587777736482451</text:p>
          </table:table-cell>
          <table:table-cell office:value-type="float" office:value="0.3285835788925685">
            <text:p>0.3285835788925685</text:p>
          </table:table-cell>
        </table:table-row>
        <table:table-row>
          <table:table-cell table:style-name="pd1" office:value-type="string" office:string-value="162">
            <text:p>162</text:p>
          </table:table-cell>
          <table:table-cell office:value-type="float" office:value="0.2153867972761717">
            <text:p>0.2153867972761717</text:p>
          </table:table-cell>
          <table:table-cell office:value-type="float" office:value="2.3754755934695297">
            <text:p>2.3754755934695297</text:p>
          </table:table-cell>
          <table:table-cell office:value-type="float" office:value="5.492195113496373">
            <text:p>5.492195113496373</text:p>
          </table:table-cell>
          <table:table-cell office:value-type="float" office:value="7.741706975440415">
            <text:p>7.741706975440415</text:p>
          </table:table-cell>
          <table:table-cell office:value-type="float" office:value="0.12471323307519896">
            <text:p>0.12471323307519896</text:p>
          </table:table-cell>
          <table:table-cell office:value-type="float" office:value="0.22016721129096725">
            <text:p>0.22016721129096725</text:p>
          </table:table-cell>
          <table:table-cell office:value-type="float" office:value="0.23594434039603004">
            <text:p>0.23594434039603004</text:p>
          </table:table-cell>
          <table:table-cell office:value-type="float" office:value="0.3287945440429862">
            <text:p>0.3287945440429862</text:p>
          </table:table-cell>
        </table:table-row>
        <table:table-row>
          <table:table-cell table:style-name="pd1" office:value-type="string" office:string-value="163">
            <text:p>163</text:p>
          </table:table-cell>
          <table:table-cell office:value-type="float" office:value="0.21513509283006169">
            <text:p>0.21513509283006169</text:p>
          </table:table-cell>
          <table:table-cell office:value-type="float" office:value="2.376230424309368">
            <text:p>2.376230424309368</text:p>
          </table:table-cell>
          <table:table-cell office:value-type="float" office:value="5.493932156673024">
            <text:p>5.493932156673024</text:p>
          </table:table-cell>
          <table:table-cell office:value-type="float" office:value="7.744246960373273">
            <text:p>7.744246960373273</text:p>
          </table:table-cell>
          <table:table-cell office:value-type="float" office:value="0.12475779375633987">
            <text:p>0.12475779375633987</text:p>
          </table:table-cell>
          <table:table-cell office:value-type="float" office:value="0.2201157232240076">
            <text:p>0.2201157232240076</text:p>
          </table:table-cell>
          <table:table-cell office:value-type="float" office:value="0.2360094053627206">
            <text:p>0.2360094053627206</text:p>
          </table:table-cell>
          <table:table-cell office:value-type="float" office:value="0.32900154239960727">
            <text:p>0.32900154239960727</text:p>
          </table:table-cell>
        </table:table-row>
        <table:table-row>
          <table:table-cell table:style-name="pd1" office:value-type="string" office:string-value="164">
            <text:p>164</text:p>
          </table:table-cell>
          <table:table-cell office:value-type="float" office:value="0.2148859308414004">
            <text:p>0.2148859308414004</text:p>
          </table:table-cell>
          <table:table-cell office:value-type="float" office:value="2.3769776325328147">
            <text:p>2.3769776325328147</text:p>
          </table:table-cell>
          <table:table-cell office:value-type="float" office:value="5.495651652137324">
            <text:p>5.495651652137324</text:p>
          </table:table-cell>
          <table:table-cell office:value-type="float" office:value="7.746760659530221">
            <text:p>7.746760659530221</text:p>
          </table:table-cell>
          <table:table-cell office:value-type="float" office:value="0.1248018631093019">
            <text:p>0.1248018631093019</text:p>
          </table:table-cell>
          <table:table-cell office:value-type="float" office:value="0.22006512920048327">
            <text:p>0.22006512920048327</text:p>
          </table:table-cell>
          <table:table-cell office:value-type="float" office:value="0.23607380750816387">
            <text:p>0.23607380750816387</text:p>
          </table:table-cell>
          <table:table-cell office:value-type="float" office:value="0.32920597019512093">
            <text:p>0.32920597019512093</text:p>
          </table:table-cell>
        </table:table-row>
        <table:table-row>
          <table:table-cell table:style-name="pd1" office:value-type="string" office:string-value="165">
            <text:p>165</text:p>
          </table:table-cell>
          <table:table-cell office:value-type="float" office:value="0.21464416179931375">
            <text:p>0.21464416179931375</text:p>
          </table:table-cell>
          <table:table-cell office:value-type="float" office:value="2.377702585940052">
            <text:p>2.377702585940052</text:p>
          </table:table-cell>
          <table:table-cell office:value-type="float" office:value="5.497320212246745">
            <text:p>5.497320212246745</text:p>
          </table:table-cell>
          <table:table-cell office:value-type="float" office:value="7.749200391387996">
            <text:p>7.749200391387996</text:p>
          </table:table-cell>
          <table:table-cell office:value-type="float" office:value="0.12484467488970132">
            <text:p>0.12484467488970132</text:p>
          </table:table-cell>
          <table:table-cell office:value-type="float" office:value="0.2200146596262357">
            <text:p>0.2200146596262357</text:p>
          </table:table-cell>
          <table:table-cell office:value-type="float" office:value="0.23613619186890256">
            <text:p>0.23613619186890256</text:p>
          </table:table-cell>
          <table:table-cell office:value-type="float" office:value="0.32940563263032246">
            <text:p>0.32940563263032246</text:p>
          </table:table-cell>
        </table:table-row>
        <table:table-row>
          <table:table-cell table:style-name="pd1" office:value-type="string" office:string-value="166">
            <text:p>166</text:p>
          </table:table-cell>
          <table:table-cell office:value-type="float" office:value="0.21439987073114344">
            <text:p>0.21439987073114344</text:p>
          </table:table-cell>
          <table:table-cell office:value-type="float" office:value="2.3784351923185634">
            <text:p>2.3784351923185634</text:p>
          </table:table-cell>
          <table:table-cell office:value-type="float" office:value="5.499006087443119">
            <text:p>5.499006087443119</text:p>
          </table:table-cell>
          <table:table-cell office:value-type="float" office:value="7.75166369169436">
            <text:p>7.75166369169436</text:p>
          </table:table-cell>
          <table:table-cell office:value-type="float" office:value="0.12488780014313705">
            <text:p>0.12488780014313705</text:p>
          </table:table-cell>
          <table:table-cell office:value-type="float" office:value="0.21996583636223777">
            <text:p>0.21996583636223777</text:p>
          </table:table-cell>
          <table:table-cell office:value-type="float" office:value="0.2361993239255017">
            <text:p>0.2361993239255017</text:p>
          </table:table-cell>
          <table:table-cell office:value-type="float" office:value="0.3296050854899142">
            <text:p>0.3296050854899142</text:p>
          </table:table-cell>
        </table:table-row>
        <table:table-row>
          <table:table-cell table:style-name="pd1" office:value-type="string" office:string-value="167">
            <text:p>167</text:p>
          </table:table-cell>
          <table:table-cell office:value-type="float" office:value="0.2141611356743664">
            <text:p>0.2141611356743664</text:p>
          </table:table-cell>
          <table:table-cell office:value-type="float" office:value="2.379151082819873">
            <text:p>2.379151082819873</text:p>
          </table:table-cell>
          <table:table-cell office:value-type="float" office:value="5.500653674003902">
            <text:p>5.500653674003902</text:p>
          </table:table-cell>
          <table:table-cell office:value-type="float" office:value="7.75407113408155">
            <text:p>7.75407113408155</text:p>
          </table:table-cell>
          <table:table-cell office:value-type="float" office:value="0.12492996162735322">
            <text:p>0.12492996162735322</text:p>
          </table:table-cell>
          <table:table-cell office:value-type="float" office:value="0.21991738782765488">
            <text:p>0.21991738782765488</text:p>
          </table:table-cell>
          <table:table-cell office:value-type="float" office:value="0.23626094793082078">
            <text:p>0.23626094793082078</text:p>
          </table:table-cell>
          <table:table-cell office:value-type="float" office:value="0.32980065744577963">
            <text:p>0.32980065744577963</text:p>
          </table:table-cell>
        </table:table-row>
        <table:table-row>
          <table:table-cell table:style-name="pd1" office:value-type="string" office:string-value="168">
            <text:p>168</text:p>
          </table:table-cell>
          <table:table-cell office:value-type="float" office:value="0.21392632470089354">
            <text:p>0.21392632470089354</text:p>
          </table:table-cell>
          <table:table-cell office:value-type="float" office:value="2.3798551798343963">
            <text:p>2.3798551798343963</text:p>
          </table:table-cell>
          <table:table-cell office:value-type="float" office:value="5.50227420562676">
            <text:p>5.50227420562676</text:p>
          </table:table-cell>
          <table:table-cell office:value-type="float" office:value="7.75643879140652">
            <text:p>7.75643879140652</text:p>
          </table:table-cell>
          <table:table-cell office:value-type="float" office:value="0.12497141917256997">
            <text:p>0.12497141917256997</text:p>
          </table:table-cell>
          <table:table-cell office:value-type="float" office:value="0.21986954946978196">
            <text:p>0.21986954946978196</text:p>
          </table:table-cell>
          <table:table-cell office:value-type="float" office:value="0.23632151792084943">
            <text:p>0.23632151792084943</text:p>
          </table:table-cell>
          <table:table-cell office:value-type="float" office:value="0.32999311644370183">
            <text:p>0.32999311644370183</text:p>
          </table:table-cell>
        </table:table-row>
        <table:table-row>
          <table:table-cell table:style-name="pd1" office:value-type="string" office:string-value="169">
            <text:p>169</text:p>
          </table:table-cell>
          <table:table-cell office:value-type="float" office:value="0.21369350070818882">
            <text:p>0.21369350070818882</text:p>
          </table:table-cell>
          <table:table-cell office:value-type="float" office:value="2.38055332636559">
            <text:p>2.38055332636559</text:p>
          </table:table-cell>
          <table:table-cell office:value-type="float" office:value="5.5038810166233425">
            <text:p>5.5038810166233425</text:p>
          </table:table-cell>
          <table:table-cell office:value-type="float" office:value="7.758785736555778">
            <text:p>7.758785736555778</text:p>
          </table:table-cell>
          <table:table-cell office:value-type="float" office:value="0.12501248093141828">
            <text:p>0.12501248093141828</text:p>
          </table:table-cell>
          <table:table-cell office:value-type="float" office:value="0.2198226086039328">
            <text:p>0.2198226086039328</text:p>
          </table:table-cell>
          <table:table-cell office:value-type="float" office:value="0.2363815740357064">
            <text:p>0.2363815740357064</text:p>
          </table:table-cell>
          <table:table-cell office:value-type="float" office:value="0.330183369486848">
            <text:p>0.330183369486848</text:p>
          </table:table-cell>
        </table:table-row>
        <table:table-row>
          <table:table-cell table:style-name="pd1" office:value-type="string" office:string-value="170">
            <text:p>170</text:p>
          </table:table-cell>
          <table:table-cell office:value-type="float" office:value="0.21346570729774236">
            <text:p>0.21346570729774236</text:p>
          </table:table-cell>
          <table:table-cell office:value-type="float" office:value="2.3812363390813482">
            <text:p>2.3812363390813482</text:p>
          </table:table-cell>
          <table:table-cell office:value-type="float" office:value="5.505453158671005">
            <text:p>5.505453158671005</text:p>
          </table:table-cell>
          <table:table-cell office:value-type="float" office:value="7.761082055277262">
            <text:p>7.761082055277262</text:p>
          </table:table-cell>
          <table:table-cell office:value-type="float" office:value="0.12505266643621296">
            <text:p>0.12505266643621296</text:p>
          </table:table-cell>
          <table:table-cell office:value-type="float" office:value="0.21977606890259688">
            <text:p>0.21977606890259688</text:p>
          </table:table-cell>
          <table:table-cell office:value-type="float" office:value="0.23644026434413845">
            <text:p>0.23644026434413845</text:p>
          </table:table-cell>
          <table:table-cell office:value-type="float" office:value="0.3303700459894777">
            <text:p>0.3303700459894777</text:p>
          </table:table-cell>
        </table:table-row>
        <table:table-row>
          <table:table-cell table:style-name="pd1" office:value-type="string" office:string-value="171">
            <text:p>171</text:p>
          </table:table-cell>
          <table:table-cell office:value-type="float" office:value="0.21323793953477682">
            <text:p>0.21323793953477682</text:p>
          </table:table-cell>
          <table:table-cell office:value-type="float" office:value="2.3819193178363633">
            <text:p>2.3819193178363633</text:p>
          </table:table-cell>
          <table:table-cell office:value-type="float" office:value="5.507025080769349">
            <text:p>5.507025080769349</text:p>
          </table:table-cell>
          <table:table-cell office:value-type="float" office:value="7.763376994921622">
            <text:p>7.763376994921622</text:p>
          </table:table-cell>
          <table:table-cell office:value-type="float" office:value="0.1250927696201917">
            <text:p>0.1250927696201917</text:p>
          </table:table-cell>
          <table:table-cell office:value-type="float" office:value="0.2197307054965603">
            <text:p>0.2197307054965603</text:p>
          </table:table-cell>
          <table:table-cell office:value-type="float" office:value="0.23649898767274372">
            <text:p>0.23649898767274372</text:p>
          </table:table-cell>
          <table:table-cell office:value-type="float" office:value="0.33055545488420235">
            <text:p>0.33055545488420235</text:p>
          </table:table-cell>
        </table:table-row>
        <table:table-row>
          <table:table-cell table:style-name="pd1" office:value-type="string" office:string-value="172">
            <text:p>172</text:p>
          </table:table-cell>
          <table:table-cell office:value-type="float" office:value="0.21301481929206925">
            <text:p>0.21301481929206925</text:p>
          </table:table-cell>
          <table:table-cell office:value-type="float" office:value="2.3825883165685244">
            <text:p>2.3825883165685244</text:p>
          </table:table-cell>
          <table:table-cell office:value-type="float" office:value="5.508564972439993">
            <text:p>5.508564972439993</text:p>
          </table:table-cell>
          <table:table-cell office:value-type="float" office:value="7.765625115909262">
            <text:p>7.765625115909262</text:p>
          </table:table-cell>
          <table:table-cell office:value-type="float" office:value="0.1251320600045865">
            <text:p>0.1251320600045865</text:p>
          </table:table-cell>
          <table:table-cell office:value-type="float" office:value="0.21968577046712484">
            <text:p>0.21968577046712484</text:p>
          </table:table-cell>
          <table:table-cell office:value-type="float" office:value="0.23655645030933523">
            <text:p>0.23655645030933523</text:p>
          </table:table-cell>
          <table:table-cell office:value-type="float" office:value="0.33073750322369677">
            <text:p>0.33073750322369677</text:p>
          </table:table-cell>
        </table:table-row>
        <table:table-row>
          <table:table-cell table:style-name="pd1" office:value-type="string" office:string-value="173">
            <text:p>173</text:p>
          </table:table-cell>
          <table:table-cell office:value-type="float" office:value="0.21279187264358898">
            <text:p>0.21279187264358898</text:p>
          </table:table-cell>
          <table:table-cell office:value-type="float" office:value="2.383256834568401">
            <text:p>2.383256834568401</text:p>
          </table:table-cell>
          <table:table-cell office:value-type="float" office:value="5.510103626260071">
            <text:p>5.510103626260071</text:p>
          </table:table-cell>
          <table:table-cell office:value-type="float" office:value="7.767870444235685">
            <text:p>7.767870444235685</text:p>
          </table:table-cell>
          <table:table-cell office:value-type="float" office:value="0.12517124749736352">
            <text:p>0.12517124749736352</text:p>
          </table:table-cell>
          <table:table-cell office:value-type="float" office:value="0.21964196049805892">
            <text:p>0.21964196049805892</text:p>
          </table:table-cell>
          <table:table-cell office:value-type="float" office:value="0.2366139038432478">
            <text:p>0.2366139038432478</text:p>
          </table:table-cell>
          <table:table-cell office:value-type="float" office:value="0.330918256489889">
            <text:p>0.330918256489889</text:p>
          </table:table-cell>
        </table:table-row>
        <table:table-row>
          <table:table-cell table:style-name="pd1" office:value-type="string" office:string-value="174">
            <text:p>174</text:p>
          </table:table-cell>
          <table:table-cell office:value-type="float" office:value="0.2125730986031401">
            <text:p>0.2125730986031401</text:p>
          </table:table-cell>
          <table:table-cell office:value-type="float" office:value="2.3839128040153184">
            <text:p>2.3839128040153184</text:p>
          </table:table-cell>
          <table:table-cell office:value-type="float" office:value="5.511613519813597">
            <text:p>5.511613519813597</text:p>
          </table:table-cell>
          <table:table-cell office:value-type="float" office:value="7.770073664639382">
            <text:p>7.770073664639382</text:p>
          </table:table-cell>
          <table:table-cell office:value-type="float" office:value="0.12520970012854216">
            <text:p>0.12520970012854216</text:p>
          </table:table-cell>
          <table:table-cell office:value-type="float" office:value="0.21959862236988276">
            <text:p>0.21959862236988276</text:p>
          </table:table-cell>
          <table:table-cell office:value-type="float" office:value="0.23667022801076054">
            <text:p>0.23667022801076054</text:p>
          </table:table-cell>
          <table:table-cell office:value-type="float" office:value="0.3310959058037717">
            <text:p>0.3310959058037717</text:p>
          </table:table-cell>
        </table:table-row>
        <table:table-row>
          <table:table-cell table:style-name="pd1" office:value-type="string" office:string-value="175">
            <text:p>175</text:p>
          </table:table-cell>
          <table:table-cell office:value-type="float" office:value="0.21236312504882676">
            <text:p>0.21236312504882676</text:p>
          </table:table-cell>
          <table:table-cell office:value-type="float" office:value="2.3845422587704035">
            <text:p>2.3845422587704035</text:p>
          </table:table-cell>
          <table:table-cell office:value-type="float" office:value="5.513062803246214">
            <text:p>5.513062803246214</text:p>
          </table:table-cell>
          <table:table-cell office:value-type="float" office:value="7.77218927678297">
            <text:p>7.77218927678297</text:p>
          </table:table-cell>
          <table:table-cell office:value-type="float" office:value="0.1252466862114919">
            <text:p>0.1252466862114919</text:p>
          </table:table-cell>
          <table:table-cell office:value-type="float" office:value="0.21955499281890956">
            <text:p>0.21955499281890956</text:p>
          </table:table-cell>
          <table:table-cell office:value-type="float" office:value="0.2367241245081006">
            <text:p>0.2367241245081006</text:p>
          </table:table-cell>
          <table:table-cell office:value-type="float" office:value="0.3312683545917668">
            <text:p>0.3312683545917668</text:p>
          </table:table-cell>
        </table:table-row>
        <table:table-row>
          <table:table-cell table:style-name="pd1" office:value-type="string" office:string-value="176">
            <text:p>176</text:p>
          </table:table-cell>
          <table:table-cell office:value-type="float" office:value="0.21215038709319348">
            <text:p>0.21215038709319348</text:p>
          </table:table-cell>
          <table:table-cell office:value-type="float" office:value="2.3851800987773695">
            <text:p>2.3851800987773695</text:p>
          </table:table-cell>
          <table:table-cell office:value-type="float" office:value="5.514531069000018">
            <text:p>5.514531069000018</text:p>
          </table:table-cell>
          <table:table-cell office:value-type="float" office:value="7.774331057205024">
            <text:p>7.774331057205024</text:p>
          </table:table-cell>
          <table:table-cell office:value-type="float" office:value="0.12528403885105638">
            <text:p>0.12528403885105638</text:p>
          </table:table-cell>
          <table:table-cell office:value-type="float" office:value="0.2195129155595643">
            <text:p>0.2195129155595643</text:p>
          </table:table-cell>
          <table:table-cell office:value-type="float" office:value="0.23677883372761602">
            <text:p>0.23677883372761602</text:p>
          </table:table-cell>
          <table:table-cell office:value-type="float" office:value="0.3314409094615554">
            <text:p>0.3314409094615554</text:p>
          </table:table-cell>
        </table:table-row>
        <table:table-row>
          <table:table-cell table:style-name="pd1" office:value-type="string" office:string-value="177">
            <text:p>177</text:p>
          </table:table-cell>
          <table:table-cell office:value-type="float" office:value="0.2119445645622566">
            <text:p>0.2119445645622566</text:p>
          </table:table-cell>
          <table:table-cell office:value-type="float" office:value="2.3857971083456753">
            <text:p>2.3857971083456753</text:p>
          </table:table-cell>
          <table:table-cell office:value-type="float" office:value="5.515951702487987">
            <text:p>5.515951702487987</text:p>
          </table:table-cell>
          <table:table-cell office:value-type="float" office:value="7.776403803753239">
            <text:p>7.776403803753239</text:p>
          </table:table-cell>
          <table:table-cell office:value-type="float" office:value="0.12532022596514247">
            <text:p>0.12532022596514247</text:p>
          </table:table-cell>
          <table:table-cell office:value-type="float" office:value="0.2194708139321906">
            <text:p>0.2194708139321906</text:p>
          </table:table-cell>
          <table:table-cell office:value-type="float" office:value="0.23683164105700583">
            <text:p>0.23683164105700583</text:p>
          </table:table-cell>
          <table:table-cell office:value-type="float" office:value="0.331609162926442">
            <text:p>0.331609162926442</text:p>
          </table:table-cell>
        </table:table-row>
        <table:table-row>
          <table:table-cell table:style-name="pd1" office:value-type="string" office:string-value="178">
            <text:p>178</text:p>
          </table:table-cell>
          <table:table-cell office:value-type="float" office:value="0.2117406830876033">
            <text:p>0.2117406830876033</text:p>
          </table:table-cell>
          <table:table-cell office:value-type="float" office:value="2.3864083017086406">
            <text:p>2.3864083017086406</text:p>
          </table:table-cell>
          <table:table-cell office:value-type="float" office:value="5.517358935724089">
            <text:p>5.517358935724089</text:p>
          </table:table-cell>
          <table:table-cell office:value-type="float" office:value="7.7784564712604665">
            <text:p>7.7784564712604665</text:p>
          </table:table-cell>
          <table:table-cell office:value-type="float" office:value="0.12535603688070449">
            <text:p>0.12535603688070449</text:p>
          </table:table-cell>
          <table:table-cell office:value-type="float" office:value="0.21942947567134535">
            <text:p>0.21942947567134535</text:p>
          </table:table-cell>
          <table:table-cell office:value-type="float" office:value="0.2368839408939605">
            <text:p>0.2368839408939605</text:p>
          </table:table-cell>
          <table:table-cell office:value-type="float" office:value="0.33177540790950383">
            <text:p>0.33177540790950383</text:p>
          </table:table-cell>
        </table:table-row>
        <table:table-row>
          <table:table-cell table:style-name="pd1" office:value-type="string" office:string-value="179">
            <text:p>179</text:p>
          </table:table-cell>
          <table:table-cell office:value-type="float" office:value="0.21153737576358728">
            <text:p>0.21153737576358728</text:p>
          </table:table-cell>
          <table:table-cell office:value-type="float" office:value="2.387017802634343">
            <text:p>2.387017802634343</text:p>
          </table:table-cell>
          <table:table-cell office:value-type="float" office:value="5.5187621773061455">
            <text:p>5.5187621773061455</text:p>
          </table:table-cell>
          <table:table-cell office:value-type="float" office:value="7.780502520839947">
            <text:p>7.780502520839947</text:p>
          </table:table-cell>
          <table:table-cell office:value-type="float" office:value="0.12539168936109676">
            <text:p>0.12539168936109676</text:p>
          </table:table-cell>
          <table:table-cell office:value-type="float" office:value="0.21938911050457247">
            <text:p>0.21938911050457247</text:p>
          </table:table-cell>
          <table:table-cell office:value-type="float" office:value="0.2369361168512716">
            <text:p>0.2369361168512716</text:p>
          </table:table-cell>
          <table:table-cell office:value-type="float" office:value="0.3319402871432064">
            <text:p>0.3319402871432064</text:p>
          </table:table-cell>
        </table:table-row>
        <table:table-row>
          <table:table-cell table:style-name="pd1" office:value-type="string" office:string-value="180">
            <text:p>180</text:p>
          </table:table-cell>
          <table:table-cell office:value-type="float" office:value="0.21133572889727087">
            <text:p>0.21133572889727087</text:p>
          </table:table-cell>
          <table:table-cell office:value-type="float" office:value="2.387622331773064">
            <text:p>2.387622331773064</text:p>
          </table:table-cell>
          <table:table-cell office:value-type="float" office:value="5.520153952143956">
            <text:p>5.520153952143956</text:p>
          </table:table-cell>
          <table:table-cell office:value-type="float" office:value="7.7825312839632605">
            <text:p>7.7825312839632605</text:p>
          </table:table-cell>
          <table:table-cell office:value-type="float" office:value="0.125427012554301">
            <text:p>0.125427012554301</text:p>
          </table:table-cell>
          <table:table-cell office:value-type="float" office:value="0.21934952883436265">
            <text:p>0.21934952883436265</text:p>
          </table:table-cell>
          <table:table-cell office:value-type="float" office:value="0.236987863984757">
            <text:p>0.236987863984757</text:p>
          </table:table-cell>
          <table:table-cell office:value-type="float" office:value="0.33210332152671107">
            <text:p>0.33210332152671107</text:p>
          </table:table-cell>
        </table:table-row>
        <table:table-row>
          <table:table-cell table:style-name="pd1" office:value-type="string" office:string-value="181">
            <text:p>181</text:p>
          </table:table-cell>
          <table:table-cell office:value-type="float" office:value="0.21113592902213107">
            <text:p>0.21113592902213107</text:p>
          </table:table-cell>
          <table:table-cell office:value-type="float" office:value="2.3882213262676424">
            <text:p>2.3882213262676424</text:p>
          </table:table-cell>
          <table:table-cell office:value-type="float" office:value="5.521532976413262">
            <text:p>5.521532976413262</text:p>
          </table:table-cell>
          <table:table-cell office:value-type="float" office:value="7.784540944661919">
            <text:p>7.784540944661919</text:p>
          </table:table-cell>
          <table:table-cell office:value-type="float" office:value="0.1254619781578893">
            <text:p>0.1254619781578893</text:p>
          </table:table-cell>
          <table:table-cell office:value-type="float" office:value="0.21931068679096477">
            <text:p>0.21931068679096477</text:p>
          </table:table-cell>
          <table:table-cell office:value-type="float" office:value="0.23703912981201175">
            <text:p>0.23703912981201175</text:p>
          </table:table-cell>
          <table:table-cell office:value-type="float" office:value="0.3322644431621513">
            <text:p>0.3322644431621513</text:p>
          </table:table-cell>
        </table:table-row>
        <table:table-row>
          <table:table-cell table:style-name="pd1" office:value-type="string" office:string-value="182">
            <text:p>182</text:p>
          </table:table-cell>
          <table:table-cell office:value-type="float" office:value="0.2109418482362269">
            <text:p>0.2109418482362269</text:p>
          </table:table-cell>
          <table:table-cell office:value-type="float" office:value="2.3888030969223046">
            <text:p>2.3888030969223046</text:p>
          </table:table-cell>
          <table:table-cell office:value-type="float" office:value="5.522872605539051">
            <text:p>5.522872605539051</text:p>
          </table:table-cell>
          <table:table-cell office:value-type="float" office:value="7.786493428816217">
            <text:p>7.786493428816217</text:p>
          </table:table-cell>
          <table:table-cell office:value-type="float" office:value="0.12549597381136185">
            <text:p>0.12549597381136185</text:p>
          </table:table-cell>
          <table:table-cell office:value-type="float" office:value="0.2192719315022597">
            <text:p>0.2192719315022597</text:p>
          </table:table-cell>
          <table:table-cell office:value-type="float" office:value="0.23708882524164068">
            <text:p>0.23708882524164068</text:p>
          </table:table-cell>
          <table:table-cell office:value-type="float" office:value="0.3324218986767898">
            <text:p>0.3324218986767898</text:p>
          </table:table-cell>
        </table:table-row>
        <table:table-row>
          <table:table-cell table:style-name="pd1" office:value-type="string" office:string-value="183">
            <text:p>183</text:p>
          </table:table-cell>
          <table:table-cell office:value-type="float" office:value="0.21075363796929614">
            <text:p>0.21075363796929614</text:p>
          </table:table-cell>
          <table:table-cell office:value-type="float" office:value="2.3893671864605386">
            <text:p>2.3893671864605386</text:p>
          </table:table-cell>
          <table:table-cell office:value-type="float" office:value="5.524171797643432">
            <text:p>5.524171797643432</text:p>
          </table:table-cell>
          <table:table-cell office:value-type="float" office:value="7.788387265928539">
            <text:p>7.788387265928539</text:p>
          </table:table-cell>
          <table:table-cell office:value-type="float" office:value="0.12552897667361157">
            <text:p>0.12552897667361157</text:p>
          </table:table-cell>
          <table:table-cell office:value-type="float" office:value="0.21923321784370464">
            <text:p>0.21923321784370464</text:p>
          </table:table-cell>
          <table:table-cell office:value-type="float" office:value="0.23713690609635266">
            <text:p>0.23713690609635266</text:p>
          </table:table-cell>
          <table:table-cell office:value-type="float" office:value="0.33257563575249244">
            <text:p>0.33257563575249244</text:p>
          </table:table-cell>
        </table:table-row>
        <table:table-row>
          <table:table-cell table:style-name="pd1" office:value-type="string" office:string-value="184">
            <text:p>184</text:p>
          </table:table-cell>
          <table:table-cell office:value-type="float" office:value="0.21056398767072912">
            <text:p>0.21056398767072912</text:p>
          </table:table-cell>
          <table:table-cell office:value-type="float" office:value="2.3899356651588506">
            <text:p>2.3899356651588506</text:p>
          </table:table-cell>
          <table:table-cell office:value-type="float" office:value="5.525480856900934">
            <text:p>5.525480856900934</text:p>
          </table:table-cell>
          <table:table-cell office:value-type="float" office:value="7.790294394321546">
            <text:p>7.790294394321546</text:p>
          </table:table-cell>
          <table:table-cell office:value-type="float" office:value="0.12556214642398864">
            <text:p>0.12556214642398864</text:p>
          </table:table-cell>
          <table:table-cell office:value-type="float" office:value="0.21919574218649085">
            <text:p>0.21919574218649085</text:p>
          </table:table-cell>
          <table:table-cell office:value-type="float" office:value="0.23718542893310507">
            <text:p>0.23718542893310507</text:p>
          </table:table-cell>
          <table:table-cell office:value-type="float" office:value="0.3327290136111146">
            <text:p>0.3327290136111146</text:p>
          </table:table-cell>
        </table:table-row>
        <table:table-row>
          <table:table-cell table:style-name="pd1" office:value-type="string" office:string-value="185">
            <text:p>185</text:p>
          </table:table-cell>
          <table:table-cell office:value-type="float" office:value="0.21037555943474287">
            <text:p>0.21037555943474287</text:p>
          </table:table-cell>
          <table:table-cell office:value-type="float" office:value="2.3905004916128205">
            <text:p>2.3905004916128205</text:p>
          </table:table-cell>
          <table:table-cell office:value-type="float" office:value="5.526781469983227">
            <text:p>5.526781469983227</text:p>
          </table:table-cell>
          <table:table-cell office:value-type="float" office:value="7.792188631603986">
            <text:p>7.792188631603986</text:p>
          </table:table-cell>
          <table:table-cell office:value-type="float" office:value="0.12559506217850513">
            <text:p>0.12559506217850513</text:p>
          </table:table-cell>
          <table:table-cell office:value-type="float" office:value="0.2191590524218579">
            <text:p>0.2191590524218579</text:p>
          </table:table-cell>
          <table:table-cell office:value-type="float" office:value="0.23723364480657366">
            <text:p>0.23723364480657366</text:p>
          </table:table-cell>
          <table:table-cell office:value-type="float" office:value="0.33288083068520014">
            <text:p>0.33288083068520014</text:p>
          </table:table-cell>
        </table:table-row>
        <table:table-row>
          <table:table-cell table:style-name="pd1" office:value-type="string" office:string-value="186">
            <text:p>186</text:p>
          </table:table-cell>
          <table:table-cell office:value-type="float" office:value="0.2101937895523062">
            <text:p>0.2101937895523062</text:p>
          </table:table-cell>
          <table:table-cell office:value-type="float" office:value="2.3910452527546306">
            <text:p>2.3910452527546306</text:p>
          </table:table-cell>
          <table:table-cell office:value-type="float" office:value="5.528036230677541">
            <text:p>5.528036230677541</text:p>
          </table:table-cell>
          <table:table-cell office:value-type="float" office:value="7.794016512991059">
            <text:p>7.794016512991059</text:p>
          </table:table-cell>
          <table:table-cell office:value-type="float" office:value="0.12562686348635338">
            <text:p>0.12562686348635338</text:p>
          </table:table-cell>
          <table:table-cell office:value-type="float" office:value="0.21912222570014164">
            <text:p>0.21912222570014164</text:p>
          </table:table-cell>
          <table:table-cell office:value-type="float" office:value="0.23728002193918782">
            <text:p>0.23728002193918782</text:p>
          </table:table-cell>
          <table:table-cell office:value-type="float" office:value="0.33302861730904953">
            <text:p>0.33302861730904953</text:p>
          </table:table-cell>
        </table:table-row>
        <table:table-row>
          <table:table-cell table:style-name="pd1" office:value-type="string" office:string-value="187">
            <text:p>187</text:p>
          </table:table-cell>
          <table:table-cell office:value-type="float" office:value="0.2100133573592365">
            <text:p>0.2100133573592365</text:p>
          </table:table-cell>
          <table:table-cell office:value-type="float" office:value="2.3915860169462264">
            <text:p>2.3915860169462264</text:p>
          </table:table-cell>
          <table:table-cell office:value-type="float" office:value="5.529281745197335">
            <text:p>5.529281745197335</text:p>
          </table:table-cell>
          <table:table-cell office:value-type="float" office:value="7.795830410134399">
            <text:p>7.795830410134399</text:p>
          </table:table-cell>
          <table:table-cell office:value-type="float" office:value="0.12565839489240707">
            <text:p>0.12565839489240707</text:p>
          </table:table-cell>
          <table:table-cell office:value-type="float" office:value="0.21908613584567763">
            <text:p>0.21908613584567763</text:p>
          </table:table-cell>
          <table:table-cell office:value-type="float" office:value="0.2373260588698323">
            <text:p>0.2373260588698323</text:p>
          </table:table-cell>
          <table:table-cell office:value-type="float" office:value="0.33317482249945346">
            <text:p>0.33317482249945346</text:p>
          </table:table-cell>
        </table:table-row>
        <table:table-row>
          <table:table-cell table:style-name="pd1" office:value-type="string" office:string-value="188">
            <text:p>188</text:p>
          </table:table-cell>
          <table:table-cell office:value-type="float" office:value="0.20983509680965118">
            <text:p>0.20983509680965118</text:p>
          </table:table-cell>
          <table:table-cell office:value-type="float" office:value="2.3921202615739356">
            <text:p>2.3921202615739356</text:p>
          </table:table-cell>
          <table:table-cell office:value-type="float" office:value="5.53051228001052">
            <text:p>5.53051228001052</text:p>
          </table:table-cell>
          <table:table-cell office:value-type="float" office:value="7.797622125013374">
            <text:p>7.797622125013374</text:p>
          </table:table-cell>
          <table:table-cell office:value-type="float" office:value="0.125689525126361">
            <text:p>0.125689525126361</text:p>
          </table:table-cell>
          <table:table-cell office:value-type="float" office:value="0.21905063001475697">
            <text:p>0.21905063001475697</text:p>
          </table:table-cell>
          <table:table-cell office:value-type="float" office:value="0.237371520179128">
            <text:p>0.237371520179128</text:p>
          </table:table-cell>
          <table:table-cell office:value-type="float" office:value="0.33331907984099285">
            <text:p>0.33331907984099285</text:p>
          </table:table-cell>
        </table:table-row>
        <table:table-row>
          <table:table-cell table:style-name="pd1" office:value-type="string" office:string-value="189">
            <text:p>189</text:p>
          </table:table-cell>
          <table:table-cell office:value-type="float" office:value="0.20965806205121398">
            <text:p>0.20965806205121398</text:p>
          </table:table-cell>
          <table:table-cell office:value-type="float" office:value="2.392650843384891">
            <text:p>2.392650843384891</text:p>
          </table:table-cell>
          <table:table-cell office:value-type="float" office:value="5.531734342308093">
            <text:p>5.531734342308093</text:p>
          </table:table-cell>
          <table:table-cell office:value-type="float" office:value="7.799400981218727">
            <text:p>7.799400981218727</text:p>
          </table:table-cell>
          <table:table-cell office:value-type="float" office:value="0.12572040522752176">
            <text:p>0.12572040522752176</text:p>
          </table:table-cell>
          <table:table-cell office:value-type="float" office:value="0.21901585536634963">
            <text:p>0.21901585536634963</text:p>
          </table:table-cell>
          <table:table-cell office:value-type="float" office:value="0.23741667276402084">
            <text:p>0.23741667276402084</text:p>
          </table:table-cell>
          <table:table-cell office:value-type="float" office:value="0.3334618370485314">
            <text:p>0.3334618370485314</text:p>
          </table:table-cell>
        </table:table-row>
        <table:table-row>
          <table:table-cell table:style-name="pd1" office:value-type="string" office:string-value="190">
            <text:p>190</text:p>
          </table:table-cell>
          <table:table-cell office:value-type="float" office:value="0.20948462135138265">
            <text:p>0.20948462135138265</text:p>
          </table:table-cell>
          <table:table-cell office:value-type="float" office:value="2.393170608718164">
            <text:p>2.393170608718164</text:p>
          </table:table-cell>
          <table:table-cell office:value-type="float" office:value="5.53293163990315">
            <text:p>5.53293163990315</text:p>
          </table:table-cell>
          <table:table-cell office:value-type="float" office:value="7.801143689484358">
            <text:p>7.801143689484358</text:p>
          </table:table-cell>
          <table:table-cell office:value-type="float" office:value="0.12575066074488309">
            <text:p>0.12575066074488309</text:p>
          </table:table-cell>
          <table:table-cell office:value-type="float" office:value="0.21898139762432717">
            <text:p>0.21898139762432717</text:p>
          </table:table-cell>
          <table:table-cell office:value-type="float" office:value="0.23746084786388863">
            <text:p>0.23746084786388863</text:p>
          </table:table-cell>
          <table:table-cell office:value-type="float" office:value="0.33360202590363036">
            <text:p>0.33360202590363036</text:p>
          </table:table-cell>
        </table:table-row>
        <table:table-row>
          <table:table-cell table:style-name="pd1" office:value-type="string" office:string-value="191">
            <text:p>191</text:p>
          </table:table-cell>
          <table:table-cell office:value-type="float" office:value="0.2093131943093514">
            <text:p>0.2093131943093514</text:p>
          </table:table-cell>
          <table:table-cell office:value-type="float" office:value="2.3936843323577395">
            <text:p>2.3936843323577395</text:p>
          </table:table-cell>
          <table:table-cell office:value-type="float" office:value="5.534115043979684">
            <text:p>5.534115043979684</text:p>
          </table:table-cell>
          <table:table-cell office:value-type="float" office:value="7.802865820184539">
            <text:p>7.802865820184539</text:p>
          </table:table-cell>
          <table:table-cell office:value-type="float" office:value="0.12578054334473987">
            <text:p>0.12578054334473987</text:p>
          </table:table-cell>
          <table:table-cell office:value-type="float" office:value="0.21894751112433639">
            <text:p>0.21894751112433639</text:p>
          </table:table-cell>
          <table:table-cell office:value-type="float" office:value="0.237504491484576">
            <text:p>0.237504491484576</text:p>
          </table:table-cell>
          <table:table-cell office:value-type="float" office:value="0.3337403839903748">
            <text:p>0.3337403839903748</text:p>
          </table:table-cell>
        </table:table-row>
        <table:table-row>
          <table:table-cell table:style-name="pd1" office:value-type="string" office:string-value="192">
            <text:p>192</text:p>
          </table:table-cell>
          <table:table-cell office:value-type="float" office:value="0.20914501955406087">
            <text:p>0.20914501955406087</text:p>
          </table:table-cell>
          <table:table-cell office:value-type="float" office:value="2.394188270818307">
            <text:p>2.394188270818307</text:p>
          </table:table-cell>
          <table:table-cell office:value-type="float" office:value="5.535276035596493">
            <text:p>5.535276035596493</text:p>
          </table:table-cell>
          <table:table-cell office:value-type="float" office:value="7.804555195992806">
            <text:p>7.804555195992806</text:p>
          </table:table-cell>
          <table:table-cell office:value-type="float" office:value="0.12580985755883153">
            <text:p>0.12580985755883153</text:p>
          </table:table-cell>
          <table:table-cell office:value-type="float" office:value="0.2189139709083417">
            <text:p>0.2189139709083417</text:p>
          </table:table-cell>
          <table:table-cell office:value-type="float" office:value="0.2375472531315999">
            <text:p>0.2375472531315999</text:p>
          </table:table-cell>
          <table:table-cell office:value-type="float" office:value="0.3338763590509347">
            <text:p>0.3338763590509347</text:p>
          </table:table-cell>
        </table:table-row>
        <table:table-row>
          <table:table-cell table:style-name="pd1" office:value-type="string" office:string-value="193">
            <text:p>193</text:p>
          </table:table-cell>
          <table:table-cell office:value-type="float" office:value="0.20898112880804987">
            <text:p>0.20898112880804987</text:p>
          </table:table-cell>
          <table:table-cell office:value-type="float" office:value="2.3946793078448168">
            <text:p>2.3946793078448168</text:p>
          </table:table-cell>
          <table:table-cell office:value-type="float" office:value="5.536407516955492">
            <text:p>5.536407516955492</text:p>
          </table:table-cell>
          <table:table-cell office:value-type="float" office:value="7.80620168072652">
            <text:p>7.80620168072652</text:p>
          </table:table-cell>
          <table:table-cell office:value-type="float" office:value="0.12583844078835907">
            <text:p>0.12583844078835907</text:p>
          </table:table-cell>
          <table:table-cell office:value-type="float" office:value="0.21888058471399402">
            <text:p>0.21888058471399402</text:p>
          </table:table-cell>
          <table:table-cell office:value-type="float" office:value="0.23758884026378907">
            <text:p>0.23758884026378907</text:p>
          </table:table-cell>
          <table:table-cell office:value-type="float" office:value="0.3340094934975158">
            <text:p>0.3340094934975158</text:p>
          </table:table-cell>
        </table:table-row>
        <table:table-row>
          <table:table-cell table:style-name="pd1" office:value-type="string" office:string-value="194">
            <text:p>194</text:p>
          </table:table-cell>
          <table:table-cell office:value-type="float" office:value="0.208820215290943">
            <text:p>0.208820215290943</text:p>
          </table:table-cell>
          <table:table-cell office:value-type="float" office:value="2.3951613915312633">
            <text:p>2.3951613915312633</text:p>
          </table:table-cell>
          <table:table-cell office:value-type="float" office:value="5.537518477088403">
            <text:p>5.537518477088403</text:p>
          </table:table-cell>
          <table:table-cell office:value-type="float" office:value="7.807818150803836">
            <text:p>7.807818150803836</text:p>
          </table:table-cell>
          <table:table-cell office:value-type="float" office:value="0.12586650125699891">
            <text:p>0.12586650125699891</text:p>
          </table:table-cell>
          <table:table-cell office:value-type="float" office:value="0.21884756135127903">
            <text:p>0.21884756135127903</text:p>
          </table:table-cell>
          <table:table-cell office:value-type="float" office:value="0.23762962170383994">
            <text:p>0.23762962170383994</text:p>
          </table:table-cell>
          <table:table-cell office:value-type="float" office:value="0.33414039901327325">
            <text:p>0.33414039901327325</text:p>
          </table:table-cell>
        </table:table-row>
        <table:table-row>
          <table:table-cell table:style-name="pd1" office:value-type="string" office:string-value="195">
            <text:p>195</text:p>
          </table:table-cell>
          <table:table-cell office:value-type="float" office:value="0.2086556815058881">
            <text:p>0.2086556815058881</text:p>
          </table:table-cell>
          <table:table-cell office:value-type="float" office:value="2.395654452310234">
            <text:p>2.395654452310234</text:p>
          </table:table-cell>
          <table:table-cell office:value-type="float" office:value="5.538654300781476">
            <text:p>5.538654300781476</text:p>
          </table:table-cell>
          <table:table-cell office:value-type="float" office:value="7.809469544531679">
            <text:p>7.809469544531679</text:p>
          </table:table-cell>
          <table:table-cell office:value-type="float" office:value="0.12589508621727144">
            <text:p>0.12589508621727144</text:p>
          </table:table-cell>
          <table:table-cell office:value-type="float" office:value="0.218816030321522">
            <text:p>0.218816030321522</text:p>
          </table:table-cell>
          <table:table-cell office:value-type="float" office:value="0.23767146591638502">
            <text:p>0.23767146591638502</text:p>
          </table:table-cell>
          <table:table-cell office:value-type="float" office:value="0.3342721065177653">
            <text:p>0.3342721065177653</text:p>
          </table:table-cell>
        </table:table-row>
        <table:table-row>
          <table:table-cell table:style-name="pd1" office:value-type="string" office:string-value="196">
            <text:p>196</text:p>
          </table:table-cell>
          <table:table-cell office:value-type="float" office:value="0.2084967554345156">
            <text:p>0.2084967554345156</text:p>
          </table:table-cell>
          <table:table-cell office:value-type="float" office:value="2.3961306003690477">
            <text:p>2.3961306003690477</text:p>
          </table:table-cell>
          <table:table-cell office:value-type="float" office:value="5.53975152082925">
            <text:p>5.53975152082925</text:p>
          </table:table-cell>
          <table:table-cell office:value-type="float" office:value="7.811065039266594">
            <text:p>7.811065039266594</text:p>
          </table:table-cell>
          <table:table-cell office:value-type="float" office:value="0.1259227326533568">
            <text:p>0.1259227326533568</text:p>
          </table:table-cell>
          <table:table-cell office:value-type="float" office:value="0.21878438391218114">
            <text:p>0.21878438391218114</text:p>
          </table:table-cell>
          <table:table-cell office:value-type="float" office:value="0.23771175881354117">
            <text:p>0.23771175881354117</text:p>
          </table:table-cell>
          <table:table-cell office:value-type="float" office:value="0.33440040779144614">
            <text:p>0.33440040779144614</text:p>
          </table:table-cell>
        </table:table-row>
        <table:table-row>
          <table:table-cell table:style-name="pd1" office:value-type="string" office:string-value="197">
            <text:p>197</text:p>
          </table:table-cell>
          <table:table-cell office:value-type="float" office:value="0.20833882543430807">
            <text:p>0.20833882543430807</text:p>
          </table:table-cell>
          <table:table-cell office:value-type="float" office:value="2.3966037823266166">
            <text:p>2.3966037823266166</text:p>
          </table:table-cell>
          <table:table-cell office:value-type="float" office:value="5.540841845873736">
            <text:p>5.540841845873736</text:p>
          </table:table-cell>
          <table:table-cell office:value-type="float" office:value="7.812650063439766">
            <text:p>7.812650063439766</text:p>
          </table:table-cell>
          <table:table-cell office:value-type="float" office:value="0.12595017348413068">
            <text:p>0.12595017348413068</text:p>
          </table:table-cell>
          <table:table-cell office:value-type="float" office:value="0.21875340930985493">
            <text:p>0.21875340930985493</text:p>
          </table:table-cell>
          <table:table-cell office:value-type="float" office:value="0.2377518076262233">
            <text:p>0.2377518076262233</text:p>
          </table:table-cell>
          <table:table-cell office:value-type="float" office:value="0.33452742682433423">
            <text:p>0.33452742682433423</text:p>
          </table:table-cell>
        </table:table-row>
        <table:table-row>
          <table:table-cell table:style-name="pd1" office:value-type="string" office:string-value="198">
            <text:p>198</text:p>
          </table:table-cell>
          <table:table-cell office:value-type="float" office:value="0.20818302341098635">
            <text:p>0.20818302341098635</text:p>
          </table:table-cell>
          <table:table-cell office:value-type="float" office:value="2.397070570619107">
            <text:p>2.397070570619107</text:p>
          </table:table-cell>
          <table:table-cell office:value-type="float" office:value="5.541917497612131">
            <text:p>5.541917497612131</text:p>
          </table:table-cell>
          <table:table-cell office:value-type="float" office:value="7.814213475069466">
            <text:p>7.814213475069466</text:p>
          </table:table-cell>
          <table:table-cell office:value-type="float" office:value="0.12597722978206036">
            <text:p>0.12597722978206036</text:p>
          </table:table-cell>
          <table:table-cell office:value-type="float" office:value="0.2187228975476859">
            <text:p>0.2187228975476859</text:p>
          </table:table-cell>
          <table:table-cell office:value-type="float" office:value="0.23779129089437678">
            <text:p>0.23779129089437678</text:p>
          </table:table-cell>
          <table:table-cell office:value-type="float" office:value="0.334652658092805">
            <text:p>0.334652658092805</text:p>
          </table:table-cell>
        </table:table-row>
        <table:table-row>
          <table:table-cell table:style-name="pd1" office:value-type="string" office:string-value="199">
            <text:p>199</text:p>
          </table:table-cell>
          <table:table-cell office:value-type="float" office:value="0.20803032648311004">
            <text:p>0.20803032648311004</text:p>
          </table:table-cell>
          <table:table-cell office:value-type="float" office:value="2.397528013621506">
            <text:p>2.397528013621506</text:p>
          </table:table-cell>
          <table:table-cell office:value-type="float" office:value="5.542971754195708">
            <text:p>5.542971754195708</text:p>
          </table:table-cell>
          <table:table-cell office:value-type="float" office:value="7.8157456734154325">
            <text:p>7.8157456734154325</text:p>
          </table:table-cell>
          <table:table-cell office:value-type="float" office:value="0.12600374748471624">
            <text:p>0.12600374748471624</text:p>
          </table:table-cell>
          <table:table-cell office:value-type="float" office:value="0.2186926647431872">
            <text:p>0.2186926647431872</text:p>
          </table:table-cell>
          <table:table-cell office:value-type="float" office:value="0.23782993105588723">
            <text:p>0.23782993105588723</text:p>
          </table:table-cell>
          <table:table-cell office:value-type="float" office:value="0.3347756675984017">
            <text:p>0.3347756675984017</text:p>
          </table:table-cell>
        </table:table-row>
        <table:table-row>
          <table:table-cell table:style-name="pd1" office:value-type="string" office:string-value="200">
            <text:p>200</text:p>
          </table:table-cell>
          <table:table-cell office:value-type="float" office:value="0.20787918582696002">
            <text:p>0.20787918582696002</text:p>
          </table:table-cell>
          <table:table-cell office:value-type="float" office:value="2.3979807933440194">
            <text:p>2.3979807933440194</text:p>
          </table:table-cell>
          <table:table-cell office:value-type="float" office:value="5.544015266969079">
            <text:p>5.544015266969079</text:p>
          </table:table-cell>
          <table:table-cell office:value-type="float" office:value="7.817261919665731">
            <text:p>7.817261919665731</text:p>
          </table:table-cell>
          <table:table-cell office:value-type="float" office:value="0.1260299732477915">
            <text:p>0.1260299732477915</text:p>
          </table:table-cell>
          <table:table-cell office:value-type="float" office:value="0.21866297041053948">
            <text:p>0.21866297041053948</text:p>
          </table:table-cell>
          <table:table-cell office:value-type="float" office:value="0.23786816762616173">
            <text:p>0.23786816762616173</text:p>
          </table:table-cell>
          <table:table-cell office:value-type="float" office:value="0.33489717658340384">
            <text:p>0.33489717658340384</text:p>
          </table:table-cell>
        </table:table-row>
      </table:table>
      <table:table table:name="optimization_data">
        <table:table-row>
          <table:table-cell table:style-name="pd1" office:value-type="string" office:string-value="rho">
            <text:p>rho</text:p>
          </table:table-cell>
          <table:table-cell table:style-name="pd1" office:value-type="string" office:string-value="x_C">
            <text:p>x_C</text:p>
          </table:table-cell>
          <table:table-cell table:style-name="pd1" office:value-type="string" office:string-value="x_PSU">
            <text:p>x_PSU</text:p>
          </table:table-cell>
          <table:table-cell table:style-name="pd1" office:value-type="string" office:string-value="condition">
            <text:p>condition</text:p>
          </table:table-cell>
          <table:table-cell table:style-name="pd1" office:value-type="string" office:string-value="mu">
            <text:p>mu</text:p>
          </table:table-cell>
          <table:table-cell table:style-name="pd1" office:value-type="string" office:string-value="density">
            <text:p>density</text:p>
          </table:table-cell>
          <table:table-cell table:style-name="pd1" office:value-type="string" office:string-value="consistent">
            <text:p>consistent</text:p>
          </table:table-cell>
          <table:table-cell table:style-name="pd1" office:value-type="string" office:string-value="converged">
            <text:p>converged</text:p>
          </table:table-cell>
          <table:table-cell table:style-name="pd1" office:value-type="string" office:string-value="run_time">
            <text:p>run_time</text:p>
          </table:table-cell>
          <table:table-cell table:style-name="pd1" office:value-type="string" office:string-value="Carbon_T_q">
            <text:p>Carbon_T_q</text:p>
          </table:table-cell>
          <table:table-cell table:style-name="pd1" office:value-type="string" office:string-value="PSII_q">
            <text:p>PSII_q</text:p>
          </table:table-cell>
          <table:table-cell table:style-name="pd1" office:value-type="string" office:string-value="PSI_q">
            <text:p>PSI_q</text:p>
          </table:table-cell>
          <table:table-cell table:style-name="pd1" office:value-type="string" office:string-value="Cyt6bf_q">
            <text:p>Cyt6bf_q</text:p>
          </table:table-cell>
          <table:table-cell table:style-name="pd1" office:value-type="string" office:string-value="ATPsyn_q">
            <text:p>ATPsyn_q</text:p>
          </table:table-cell>
          <table:table-cell table:style-name="pd1" office:value-type="string" office:string-value="C_fix_q">
            <text:p>C_fix_q</text:p>
          </table:table-cell>
          <table:table-cell table:style-name="pd1" office:value-type="string" office:string-value="Met_q">
            <text:p>Met_q</text:p>
          </table:table-cell>
          <table:table-cell table:style-name="pd1" office:value-type="string" office:string-value="Ribosome_q">
            <text:p>Ribosome_q</text:p>
          </table:table-cell>
          <table:table-cell table:style-name="pd1" office:value-type="string" office:string-value="Carbon_T_v">
            <text:p>Carbon_T_v</text:p>
          </table:table-cell>
          <table:table-cell table:style-name="pd1" office:value-type="string" office:string-value="PSII_v">
            <text:p>PSII_v</text:p>
          </table:table-cell>
          <table:table-cell table:style-name="pd1" office:value-type="string" office:string-value="PSI_v">
            <text:p>PSI_v</text:p>
          </table:table-cell>
          <table:table-cell table:style-name="pd1" office:value-type="string" office:string-value="Cyt6bf_v">
            <text:p>Cyt6bf_v</text:p>
          </table:table-cell>
          <table:table-cell table:style-name="pd1" office:value-type="string" office:string-value="ATPsyn_v">
            <text:p>ATPsyn_v</text:p>
          </table:table-cell>
          <table:table-cell table:style-name="pd1" office:value-type="string" office:string-value="C_fix_v">
            <text:p>C_fix_v</text:p>
          </table:table-cell>
          <table:table-cell table:style-name="pd1" office:value-type="string" office:string-value="Met_v">
            <text:p>Met_v</text:p>
          </table:table-cell>
          <table:table-cell table:style-name="pd1" office:value-type="string" office:string-value="Ribosome_v">
            <text:p>Ribosome_v</text:p>
          </table:table-cell>
          <table:table-cell table:style-name="pd1" office:value-type="string" office:string-value="Carbon_T_p">
            <text:p>Carbon_T_p</text:p>
          </table:table-cell>
          <table:table-cell table:style-name="pd1" office:value-type="string" office:string-value="PSII_p">
            <text:p>PSII_p</text:p>
          </table:table-cell>
          <table:table-cell table:style-name="pd1" office:value-type="string" office:string-value="PSI_p">
            <text:p>PSI_p</text:p>
          </table:table-cell>
          <table:table-cell table:style-name="pd1" office:value-type="string" office:string-value="Cyt6bf_p">
            <text:p>Cyt6bf_p</text:p>
          </table:table-cell>
          <table:table-cell table:style-name="pd1" office:value-type="string" office:string-value="ATPsyn_p">
            <text:p>ATPsyn_p</text:p>
          </table:table-cell>
          <table:table-cell table:style-name="pd1" office:value-type="string" office:string-value="C_fix_p">
            <text:p>C_fix_p</text:p>
          </table:table-cell>
          <table:table-cell table:style-name="pd1" office:value-type="string" office:string-value="Met_p">
            <text:p>Met_p</text:p>
          </table:table-cell>
          <table:table-cell table:style-name="pd1" office:value-type="string" office:string-value="Ribosome_p">
            <text:p>Ribosome_p</text:p>
          </table:table-cell>
          <table:table-cell table:style-name="pd1" office:value-type="string" office:string-value="CO2_b">
            <text:p>CO2_b</text:p>
          </table:table-cell>
          <table:table-cell table:style-name="pd1" office:value-type="string" office:string-value="H+_b">
            <text:p>H+_b</text:p>
          </table:table-cell>
          <table:table-cell table:style-name="pd1" office:value-type="string" office:string-value="PC_b">
            <text:p>PC_b</text:p>
          </table:table-cell>
          <table:table-cell table:style-name="pd1" office:value-type="string" office:string-value="PC-_b">
            <text:p>PC-_b</text:p>
          </table:table-cell>
          <table:table-cell table:style-name="pd1" office:value-type="string" office:string-value="PQ_b">
            <text:p>PQ_b</text:p>
          </table:table-cell>
          <table:table-cell table:style-name="pd1" office:value-type="string" office:string-value="PQH2_b">
            <text:p>PQH2_b</text:p>
          </table:table-cell>
          <table:table-cell table:style-name="pd1" office:value-type="string" office:string-value="ATP_b">
            <text:p>ATP_b</text:p>
          </table:table-cell>
          <table:table-cell table:style-name="pd1" office:value-type="string" office:string-value="NADPH_b">
            <text:p>NADPH_b</text:p>
          </table:table-cell>
          <table:table-cell table:style-name="pd1" office:value-type="string" office:string-value="C3_b">
            <text:p>C3_b</text:p>
          </table:table-cell>
          <table:table-cell table:style-name="pd1" office:value-type="string" office:string-value="A_b">
            <text:p>A_b</text:p>
          </table:table-cell>
          <table:table-cell table:style-name="pd1" office:value-type="string" office:string-value="Protein_b">
            <text:p>Protein_b</text:p>
          </table:table-cell>
          <table:table-cell table:style-name="pd1" office:value-type="string" office:string-value="CO2_c">
            <text:p>CO2_c</text:p>
          </table:table-cell>
          <table:table-cell table:style-name="pd1" office:value-type="string" office:string-value="H+_c">
            <text:p>H+_c</text:p>
          </table:table-cell>
          <table:table-cell table:style-name="pd1" office:value-type="string" office:string-value="PC_c">
            <text:p>PC_c</text:p>
          </table:table-cell>
          <table:table-cell table:style-name="pd1" office:value-type="string" office:string-value="PC-_c">
            <text:p>PC-_c</text:p>
          </table:table-cell>
          <table:table-cell table:style-name="pd1" office:value-type="string" office:string-value="PQ_c">
            <text:p>PQ_c</text:p>
          </table:table-cell>
          <table:table-cell table:style-name="pd1" office:value-type="string" office:string-value="PQH2_c">
            <text:p>PQH2_c</text:p>
          </table:table-cell>
          <table:table-cell table:style-name="pd1" office:value-type="string" office:string-value="ATP_c">
            <text:p>ATP_c</text:p>
          </table:table-cell>
          <table:table-cell table:style-name="pd1" office:value-type="string" office:string-value="NADPH_c">
            <text:p>NADPH_c</text:p>
          </table:table-cell>
          <table:table-cell table:style-name="pd1" office:value-type="string" office:string-value="C3_c">
            <text:p>C3_c</text:p>
          </table:table-cell>
          <table:table-cell table:style-name="pd1" office:value-type="string" office:string-value="A_c">
            <text:p>A_c</text:p>
          </table:table-cell>
          <table:table-cell table:style-name="pd1" office:value-type="string" office:string-value="Protein_c">
            <text:p>Protein_c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100.0">
            <text:p>1100.0</text:p>
          </table:table-cell>
          <table:table-cell office:value-type="string" office:string-value="1">
            <text:p>1</text:p>
          </table:table-cell>
          <table:table-cell office:value-type="float" office:value="0.0931957823263788">
            <text:p>0.093195782326378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.996735">
            <text:p>2.996735</text:p>
          </table:table-cell>
          <table:table-cell office:value-type="float" office:value="0.2812649651343032">
            <text:p>0.2812649651343032</text:p>
          </table:table-cell>
          <table:table-cell office:value-type="float" office:value="2.181238071637104">
            <text:p>2.181238071637104</text:p>
          </table:table-cell>
          <table:table-cell office:value-type="float" office:value="5.034238773533296">
            <text:p>5.034238773533296</text:p>
          </table:table-cell>
          <table:table-cell office:value-type="float" office:value="7.064364205539652">
            <text:p>7.064364205539652</text:p>
          </table:table-cell>
          <table:table-cell office:value-type="float" office:value="0.1120974297509033">
            <text:p>0.1120974297509033</text:p>
          </table:table-cell>
          <table:table-cell office:value-type="float" office:value="0.2511431603272018">
            <text:p>0.2511431603272018</text:p>
          </table:table-cell>
          <table:table-cell office:value-type="float" office:value="0.2395142881823018">
            <text:p>0.2395142881823018</text:p>
          </table:table-cell>
          <table:table-cell office:value-type="float" office:value="0.2335561446644032">
            <text:p>0.2335561446644032</text:p>
          </table:table-cell>
          <table:table-cell office:value-type="float" office:value="10.10945527434951">
            <text:p>10.10945527434951</text:p>
          </table:table-cell>
          <table:table-cell office:value-type="float" office:value="78.3998416489388">
            <text:p>78.3998416489388</text:p>
          </table:table-cell>
          <table:table-cell office:value-type="float" office:value="180.94472483314627">
            <text:p>180.94472483314627</text:p>
          </table:table-cell>
          <table:table-cell office:value-type="float" office:value="253.91315247356653">
            <text:p>253.91315247356653</text:p>
          </table:table-cell>
          <table:table-cell office:value-type="float" office:value="4.029097445162334">
            <text:p>4.029097445162334</text:p>
          </table:table-cell>
          <table:table-cell office:value-type="float" office:value="9.026792745318664">
            <text:p>9.026792745318664</text:p>
          </table:table-cell>
          <table:table-cell office:value-type="float" office:value="8.6088183175976">
            <text:p>8.6088183175976</text:p>
          </table:table-cell>
          <table:table-cell office:value-type="float" office:value="8.394665853270626">
            <text:p>8.394665853270626</text:p>
          </table:table-cell>
          <table:table-cell office:value-type="float" office:value="1.3729878495507664">
            <text:p>1.3729878495507664</text:p>
          </table:table-cell>
          <table:table-cell office:value-type="float" office:value="30.349772201599965">
            <text:p>30.349772201599965</text:p>
          </table:table-cell>
          <table:table-cell office:value-type="float" office:value="6.753775655101315">
            <text:p>6.753775655101315</text:p>
          </table:table-cell>
          <table:table-cell office:value-type="float" office:value="0.6020409020082154">
            <text:p>0.6020409020082154</text:p>
          </table:table-cell>
          <table:table-cell office:value-type="float" office:value="1.8043321140164144">
            <text:p>1.8043321140164144</text:p>
          </table:table-cell>
          <table:table-cell office:value-type="float" office:value="4.83671725397978">
            <text:p>4.83671725397978</text:p>
          </table:table-cell>
          <table:table-cell office:value-type="float" office:value="5.526550515098114">
            <text:p>5.526550515098114</text:p>
          </table:table-cell>
          <table:table-cell office:value-type="float" office:value="38.829421821365834">
            <text:p>38.829421821365834</text:p>
          </table:table-cell>
          <table:table-cell office:value-type="float" office:value="0.0552361208398216">
            <text:p>0.0552361208398216</text:p>
          </table:table-cell>
          <table:table-cell office:value-type="float" office:value="0.0021709737372352">
            <text:p>0.0021709737372352</text:p>
          </table:table-cell>
          <table:table-cell office:value-type="float" office:value="0.0388414419202067">
            <text:p>0.0388414419202067</text:p>
          </table:table-cell>
          <table:table-cell office:value-type="float" office:value="0.3435964056423923">
            <text:p>0.3435964056423923</text:p>
          </table:table-cell>
          <table:table-cell office:value-type="float" office:value="0.1561949971885026">
            <text:p>0.1561949971885026</text:p>
          </table:table-cell>
          <table:table-cell office:value-type="float" office:value="0.0183040485424657">
            <text:p>0.0183040485424657</text:p>
          </table:table-cell>
          <table:table-cell office:value-type="float" office:value="0.0146850642747642">
            <text:p>0.0146850642747642</text:p>
          </table:table-cell>
          <table:table-cell office:value-type="float" office:value="0.0258095153098577">
            <text:p>0.0258095153098577</text:p>
          </table:table-cell>
          <table:table-cell office:value-type="float" office:value="0.0355803009631301">
            <text:p>0.0355803009631301</text:p>
          </table:table-cell>
          <table:table-cell office:value-type="float" office:value="0.0760249869172195">
            <text:p>0.0760249869172195</text:p>
          </table:table-cell>
          <table:table-cell office:value-type="float" office:value="0.2335561446644032">
            <text:p>0.2335561446644032</text:p>
          </table:table-cell>
          <table:table-cell office:value-type="float" office:value="21.302914724294">
            <text:p>21.302914724294</text:p>
          </table:table-cell>
          <table:table-cell office:value-type="float" office:value="0.8372794412395034">
            <text:p>0.8372794412395034</text:p>
          </table:table-cell>
          <table:table-cell office:value-type="float" office:value="14.979978905366147">
            <text:p>14.979978905366147</text:p>
          </table:table-cell>
          <table:table-cell office:value-type="float" office:value="132.51482576410143">
            <text:p>132.51482576410143</text:p>
          </table:table-cell>
          <table:table-cell office:value-type="float" office:value="60.239724565689805">
            <text:p>60.239724565689805</text:p>
          </table:table-cell>
          <table:table-cell office:value-type="float" office:value="7.059322401372747">
            <text:p>7.059322401372747</text:p>
          </table:table-cell>
          <table:table-cell office:value-type="float" office:value="5.663588738848313">
            <text:p>5.663588738848313</text:p>
          </table:table-cell>
          <table:table-cell office:value-type="float" office:value="9.953955769552849">
            <text:p>9.953955769552849</text:p>
          </table:table-cell>
          <table:table-cell office:value-type="float" office:value="13.722254672450424">
            <text:p>13.722254672450424</text:p>
          </table:table-cell>
          <table:table-cell office:value-type="float" office:value="29.320556704364073">
            <text:p>29.320556704364073</text:p>
          </table:table-cell>
          <table:table-cell office:value-type="float" office:value="90.0755983127204">
            <text:p>90.075598312720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57.692307692308">
            <text:p>1057.692307692308</text:p>
          </table:table-cell>
          <table:table-cell office:value-type="string" office:string-value="2">
            <text:p>2</text:p>
          </table:table-cell>
          <table:table-cell office:value-type="float" office:value="0.0942073419401501">
            <text:p>0.094207341940150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61616">
            <text:p>0.261616</text:p>
          </table:table-cell>
          <table:table-cell office:value-type="float" office:value="0.2810201086323835">
            <text:p>0.2810201086323835</text:p>
          </table:table-cell>
          <table:table-cell office:value-type="float" office:value="2.1818930623337605">
            <text:p>2.1818930623337605</text:p>
          </table:table-cell>
          <table:table-cell office:value-type="float" office:value="5.036007862205645">
            <text:p>5.036007862205645</text:p>
          </table:table-cell>
          <table:table-cell office:value-type="float" office:value="7.0668001862027445">
            <text:p>7.0668001862027445</text:p>
          </table:table-cell>
          <table:table-cell office:value-type="float" office:value="0.1121405662078997">
            <text:p>0.1121405662078997</text:p>
          </table:table-cell>
          <table:table-cell office:value-type="float" office:value="0.2507272268958546">
            <text:p>0.2507272268958546</text:p>
          </table:table-cell>
          <table:table-cell office:value-type="float" office:value="0.2390603258596534">
            <text:p>0.2390603258596534</text:p>
          </table:table-cell>
          <table:table-cell office:value-type="float" office:value="0.2345806109807858">
            <text:p>0.2345806109807858</text:p>
          </table:table-cell>
          <table:table-cell office:value-type="float" office:value="10.210288309908012">
            <text:p>10.210288309908012</text:p>
          </table:table-cell>
          <table:table-cell office:value-type="float" office:value="79.27460186473145">
            <text:p>79.27460186473145</text:p>
          </table:table-cell>
          <table:table-cell office:value-type="float" office:value="182.97299952775631">
            <text:p>182.97299952775631</text:p>
          </table:table-cell>
          <table:table-cell office:value-type="float" office:value="256.75766649151075">
            <text:p>256.75766649151075</text:p>
          </table:table-cell>
          <table:table-cell office:value-type="float" office:value="4.074397087778512">
            <text:p>4.074397087778512</text:p>
          </table:table-cell>
          <table:table-cell office:value-type="float" office:value="9.109658686735683">
            <text:p>9.109658686735683</text:p>
          </table:table-cell>
          <table:table-cell office:value-type="float" office:value="8.685765806462804">
            <text:p>8.685765806462804</text:p>
          </table:table-cell>
          <table:table-cell office:value-type="float" office:value="8.52300456961745">
            <text:p>8.52300456961745</text:p>
          </table:table-cell>
          <table:table-cell office:value-type="float" office:value="1.3866833189253611">
            <text:p>1.3866833189253611</text:p>
          </table:table-cell>
          <table:table-cell office:value-type="float" office:value="31.03855565514428">
            <text:p>31.03855565514428</text:p>
          </table:table-cell>
          <table:table-cell office:value-type="float" office:value="6.907510897571457">
            <text:p>6.907510897571457</text:p>
          </table:table-cell>
          <table:table-cell office:value-type="float" office:value="0.60960200123391">
            <text:p>0.60960200123391</text:p>
          </table:table-cell>
          <table:table-cell office:value-type="float" office:value="1.8272221129024968">
            <text:p>1.8272221129024968</text:p>
          </table:table-cell>
          <table:table-cell office:value-type="float" office:value="4.8837871372336">
            <text:p>4.8837871372336</text:p>
          </table:table-cell>
          <table:table-cell office:value-type="float" office:value="5.584216824020509">
            <text:p>5.584216824020509</text:p>
          </table:table-cell>
          <table:table-cell office:value-type="float" office:value="38.233126289928045">
            <text:p>38.233126289928045</text:p>
          </table:table-cell>
          <table:table-cell office:value-type="float" office:value="0.0553656044261143">
            <text:p>0.0553656044261143</text:p>
          </table:table-cell>
          <table:table-cell office:value-type="float" office:value="0.0021652969008028">
            <text:p>0.0021652969008028</text:p>
          </table:table-cell>
          <table:table-cell office:value-type="float" office:value="0.0388876532416677">
            <text:p>0.0388876532416677</text:p>
          </table:table-cell>
          <table:table-cell office:value-type="float" office:value="0.3436850524948127">
            <text:p>0.3436850524948127</text:p>
          </table:table-cell>
          <table:table-cell office:value-type="float" office:value="0.1563362997604389">
            <text:p>0.1563362997604389</text:p>
          </table:table-cell>
          <table:table-cell office:value-type="float" office:value="0.0182151452262617">
            <text:p>0.0182151452262617</text:p>
          </table:table-cell>
          <table:table-cell office:value-type="float" office:value="0.0144668041895647">
            <text:p>0.0144668041895647</text:p>
          </table:table-cell>
          <table:table-cell office:value-type="float" office:value="0.025870700984281">
            <text:p>0.025870700984281</text:p>
          </table:table-cell>
          <table:table-cell office:value-type="float" office:value="0.0355729336221665">
            <text:p>0.0355729336221665</text:p>
          </table:table-cell>
          <table:table-cell office:value-type="float" office:value="0.0748538981731033">
            <text:p>0.0748538981731033</text:p>
          </table:table-cell>
          <table:table-cell office:value-type="float" office:value="0.2345806109807858">
            <text:p>0.2345806109807858</text:p>
          </table:table-cell>
          <table:table-cell office:value-type="float" office:value="21.35285265901952">
            <text:p>21.35285265901952</text:p>
          </table:table-cell>
          <table:table-cell office:value-type="float" office:value="0.8350900557326497">
            <text:p>0.8350900557326497</text:p>
          </table:table-cell>
          <table:table-cell office:value-type="float" office:value="14.997801225714007">
            <text:p>14.997801225714007</text:p>
          </table:table-cell>
          <table:table-cell office:value-type="float" office:value="132.54901419567443">
            <text:p>132.54901419567443</text:p>
          </table:table-cell>
          <table:table-cell office:value-type="float" office:value="60.29422072860849">
            <text:p>60.29422072860849</text:p>
          </table:table-cell>
          <table:table-cell office:value-type="float" office:value="7.025035059412378">
            <text:p>7.025035059412378</text:p>
          </table:table-cell>
          <table:table-cell office:value-type="float" office:value="5.579412371789443">
            <text:p>5.579412371789443</text:p>
          </table:table-cell>
          <table:table-cell office:value-type="float" office:value="9.977553248607672">
            <text:p>9.977553248607672</text:p>
          </table:table-cell>
          <table:table-cell office:value-type="float" office:value="13.71941331006097">
            <text:p>13.71941331006097</text:p>
          </table:table-cell>
          <table:table-cell office:value-type="float" office:value="28.868902908420765">
            <text:p>28.868902908420765</text:p>
          </table:table-cell>
          <table:table-cell office:value-type="float" office:value="90.47070423695968">
            <text:p>90.4707042369596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17.011834319526">
            <text:p>1017.011834319526</text:p>
          </table:table-cell>
          <table:table-cell office:value-type="string" office:string-value="3">
            <text:p>3</text:p>
          </table:table-cell>
          <table:table-cell office:value-type="float" office:value="0.0951753463413877">
            <text:p>0.095175346341387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683699999999999">
            <text:p>0.2683699999999999</text:p>
          </table:table-cell>
          <table:table-cell office:value-type="float" office:value="0.2807734025798633">
            <text:p>0.2807734025798633</text:p>
          </table:table-cell>
          <table:table-cell office:value-type="float" office:value="2.1825542686373836">
            <text:p>2.1825542686373836</text:p>
          </table:table-cell>
          <table:table-cell office:value-type="float" office:value="5.037789045821971">
            <text:p>5.037789045821971</text:p>
          </table:table-cell>
          <table:table-cell office:value-type="float" office:value="7.069260805865142">
            <text:p>7.069260805865142</text:p>
          </table:table-cell>
          <table:table-cell office:value-type="float" office:value="0.1121844624857923">
            <text:p>0.1121844624857923</text:p>
          </table:table-cell>
          <table:table-cell office:value-type="float" office:value="0.2503152270633114">
            <text:p>0.2503152270633114</text:p>
          </table:table-cell>
          <table:table-cell office:value-type="float" office:value="0.2386146296120974">
            <text:p>0.2386146296120974</text:p>
          </table:table-cell>
          <table:table-cell office:value-type="float" office:value="0.2355988705017539">
            <text:p>0.2355988705017539</text:p>
          </table:table-cell>
          <table:table-cell office:value-type="float" office:value="10.306145958994303">
            <text:p>10.306145958994303</text:p>
          </table:table-cell>
          <table:table-cell office:value-type="float" office:value="80.11343898432406">
            <text:p>80.11343898432406</text:p>
          </table:table-cell>
          <table:table-cell office:value-type="float" office:value="184.91847425646264">
            <text:p>184.91847425646264</text:p>
          </table:table-cell>
          <table:table-cell office:value-type="float" office:value="259.4862370082238">
            <text:p>259.4862370082238</text:p>
          </table:table-cell>
          <table:table-cell office:value-type="float" office:value="4.117873823112677">
            <text:p>4.117873823112677</text:p>
          </table:table-cell>
          <table:table-cell office:value-type="float" office:value="9.188139767403694">
            <text:p>9.188139767403694</text:p>
          </table:table-cell>
          <table:table-cell office:value-type="float" office:value="8.758654410059892">
            <text:p>8.758654410059892</text:p>
          </table:table-cell>
          <table:table-cell office:value-type="float" office:value="8.647957124338438">
            <text:p>8.647957124338438</text:p>
          </table:table-cell>
          <table:table-cell office:value-type="float" office:value="1.3997031140644585">
            <text:p>1.3997031140644585</text:p>
          </table:table-cell>
          <table:table-cell office:value-type="float" office:value="31.735000308953413">
            <text:p>31.735000308953413</text:p>
          </table:table-cell>
          <table:table-cell office:value-type="float" office:value="7.062968170741041">
            <text:p>7.062968170741041</text:p>
          </table:table-cell>
          <table:table-cell office:value-type="float" office:value="0.6169509413839955">
            <text:p>0.6169509413839955</text:p>
          </table:table-cell>
          <table:table-cell office:value-type="float" office:value="1.84954699841036">
            <text:p>1.84954699841036</text:p>
          </table:table-cell>
          <table:table-cell office:value-type="float" office:value="4.92889673283667">
            <text:p>4.92889673283667</text:p>
          </table:table-cell>
          <table:table-cell office:value-type="float" office:value="5.639864239221077">
            <text:p>5.639864239221077</text:p>
          </table:table-cell>
          <table:table-cell office:value-type="float" office:value="37.63048588080044">
            <text:p>37.63048588080044</text:p>
          </table:table-cell>
          <table:table-cell office:value-type="float" office:value="0.0554896982228829">
            <text:p>0.0554896982228829</text:p>
          </table:table-cell>
          <table:table-cell office:value-type="float" office:value="0.0021592309456067">
            <text:p>0.0021592309456067</text:p>
          </table:table-cell>
          <table:table-cell office:value-type="float" office:value="0.038928591258152">
            <text:p>0.038928591258152</text:p>
          </table:table-cell>
          <table:table-cell office:value-type="float" office:value="0.3437798148071733">
            <text:p>0.3437798148071733</text:p>
          </table:table-cell>
          <table:table-cell office:value-type="float" office:value="0.1564793999858968">
            <text:p>0.1564793999858968</text:p>
          </table:table-cell>
          <table:table-cell office:value-type="float" office:value="0.0181249415050936">
            <text:p>0.0181249415050936</text:p>
          </table:table-cell>
          <table:table-cell office:value-type="float" office:value="0.014250574475697">
            <text:p>0.014250574475697</text:p>
          </table:table-cell>
          <table:table-cell office:value-type="float" office:value="0.0259313976244492">
            <text:p>0.0259313976244492</text:p>
          </table:table-cell>
          <table:table-cell office:value-type="float" office:value="0.0355620604124237">
            <text:p>0.0355620604124237</text:p>
          </table:table-cell>
          <table:table-cell office:value-type="float" office:value="0.0736954202608696">
            <text:p>0.0736954202608696</text:p>
          </table:table-cell>
          <table:table-cell office:value-type="float" office:value="0.2355988705017539">
            <text:p>0.2355988705017539</text:p>
          </table:table-cell>
          <table:table-cell office:value-type="float" office:value="21.400711913619276">
            <text:p>21.400711913619276</text:p>
          </table:table-cell>
          <table:table-cell office:value-type="float" office:value="0.8327505987921636">
            <text:p>0.8327505987921636</text:p>
          </table:table-cell>
          <table:table-cell office:value-type="float" office:value="15.013589790531508">
            <text:p>15.013589790531508</text:p>
          </table:table-cell>
          <table:table-cell office:value-type="float" office:value="132.58556117668255">
            <text:p>132.58556117668255</text:p>
          </table:table-cell>
          <table:table-cell office:value-type="float" office:value="60.349410192560846">
            <text:p>60.349410192560846</text:p>
          </table:table-cell>
          <table:table-cell office:value-type="float" office:value="6.990246190269485">
            <text:p>6.990246190269485</text:p>
          </table:table-cell>
          <table:table-cell office:value-type="float" office:value="5.4960190580420765">
            <text:p>5.4960190580420765</text:p>
          </table:table-cell>
          <table:table-cell office:value-type="float" office:value="10.000962121821347">
            <text:p>10.000962121821347</text:p>
          </table:table-cell>
          <table:table-cell office:value-type="float" office:value="13.715219839259486">
            <text:p>13.715219839259486</text:p>
          </table:table-cell>
          <table:table-cell office:value-type="float" office:value="28.42211273200961">
            <text:p>28.42211273200961</text:p>
          </table:table-cell>
          <table:table-cell office:value-type="float" office:value="90.86341638641146">
            <text:p>90.8634163864114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77.8959945380062">
            <text:p>977.8959945380062</text:p>
          </table:table-cell>
          <table:table-cell office:value-type="string" office:string-value="4">
            <text:p>4</text:p>
          </table:table-cell>
          <table:table-cell office:value-type="float" office:value="0.096097598030264">
            <text:p>0.09609759803026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74863">
            <text:p>0.274863</text:p>
          </table:table-cell>
          <table:table-cell office:value-type="float" office:value="0.2805228480277459">
            <text:p>0.2805228480277459</text:p>
          </table:table-cell>
          <table:table-cell office:value-type="float" office:value="2.183227718602887">
            <text:p>2.183227718602887</text:p>
          </table:table-cell>
          <table:table-cell office:value-type="float" office:value="5.039596085922431">
            <text:p>5.039596085922431</text:p>
          </table:table-cell>
          <table:table-cell office:value-type="float" office:value="7.071766052549798">
            <text:p>7.071766052549798</text:p>
          </table:table-cell>
          <table:table-cell office:value-type="float" office:value="0.1122294304806943">
            <text:p>0.1122294304806943</text:p>
          </table:table-cell>
          <table:table-cell office:value-type="float" office:value="0.249906904754585">
            <text:p>0.249906904754585</text:p>
          </table:table-cell>
          <table:table-cell office:value-type="float" office:value="0.2381774175969095">
            <text:p>0.2381774175969095</text:p>
          </table:table-cell>
          <table:table-cell office:value-type="float" office:value="0.2366117289528089">
            <text:p>0.2366117289528089</text:p>
          </table:table-cell>
          <table:table-cell office:value-type="float" office:value="10.396726750073954">
            <text:p>10.396726750073954</text:p>
          </table:table-cell>
          <table:table-cell office:value-type="float" office:value="80.91469975827606">
            <text:p>80.91469975827606</text:p>
          </table:table-cell>
          <table:table-cell office:value-type="float" office:value="186.77731173931127">
            <text:p>186.77731173931127</text:p>
          </table:table-cell>
          <table:table-cell office:value-type="float" office:value="262.09351504066206">
            <text:p>262.09351504066206</text:p>
          </table:table-cell>
          <table:table-cell office:value-type="float" office:value="4.159442734264529">
            <text:p>4.159442734264529</text:p>
          </table:table-cell>
          <table:table-cell office:value-type="float" office:value="9.26203986576236">
            <text:p>9.26203986576236</text:p>
          </table:table-cell>
          <table:table-cell office:value-type="float" office:value="8.827322074487148">
            <text:p>8.827322074487148</text:p>
          </table:table-cell>
          <table:table-cell office:value-type="float" office:value="8.769294583597">
            <text:p>8.769294583597</text:p>
          </table:table-cell>
          <table:table-cell office:value-type="float" office:value="1.4120062904165045">
            <text:p>1.4120062904165045</text:p>
          </table:table-cell>
          <table:table-cell office:value-type="float" office:value="32.43896237091043">
            <text:p>32.43896237091043</text:p>
          </table:table-cell>
          <table:table-cell office:value-type="float" office:value="7.220115537342214">
            <text:p>7.220115537342214</text:p>
          </table:table-cell>
          <table:table-cell office:value-type="float" office:value="0.6240783831222411">
            <text:p>0.6240783831222411</text:p>
          </table:table-cell>
          <table:table-cell office:value-type="float" office:value="1.8712701715409512">
            <text:p>1.8712701715409512</text:p>
          </table:table-cell>
          <table:table-cell office:value-type="float" office:value="4.971998402441503">
            <text:p>4.971998402441503</text:p>
          </table:table-cell>
          <table:table-cell office:value-type="float" office:value="5.69342114423482">
            <text:p>5.69342114423482</text:p>
          </table:table-cell>
          <table:table-cell office:value-type="float" office:value="37.02219320522119">
            <text:p>37.02219320522119</text:p>
          </table:table-cell>
          <table:table-cell office:value-type="float" office:value="0.0556066337486193">
            <text:p>0.0556066337486193</text:p>
          </table:table-cell>
          <table:table-cell office:value-type="float" office:value="0.0021527844168613">
            <text:p>0.0021527844168613</text:p>
          </table:table-cell>
          <table:table-cell office:value-type="float" office:value="0.0389638882783494">
            <text:p>0.0389638882783494</text:p>
          </table:table-cell>
          <table:table-cell office:value-type="float" office:value="0.3438820989291722">
            <text:p>0.3438820989291722</text:p>
          </table:table-cell>
          <table:table-cell office:value-type="float" office:value="0.156624869022341">
            <text:p>0.156624869022341</text:p>
          </table:table-cell>
          <table:table-cell office:value-type="float" office:value="0.0180333484658898">
            <text:p>0.0180333484658898</text:p>
          </table:table-cell>
          <table:table-cell office:value-type="float" office:value="0.0140364671969994">
            <text:p>0.0140364671969994</text:p>
          </table:table-cell>
          <table:table-cell office:value-type="float" office:value="0.0259917447416495">
            <text:p>0.0259917447416495</text:p>
          </table:table-cell>
          <table:table-cell office:value-type="float" office:value="0.0355472289173664">
            <text:p>0.0355472289173664</text:p>
          </table:table-cell>
          <table:table-cell office:value-type="float" office:value="0.0725492073299433">
            <text:p>0.0725492073299433</text:p>
          </table:table-cell>
          <table:table-cell office:value-type="float" office:value="0.2366117289528089">
            <text:p>0.2366117289528089</text:p>
          </table:table-cell>
          <table:table-cell office:value-type="float" office:value="21.445810437830023">
            <text:p>21.445810437830023</text:p>
          </table:table-cell>
          <table:table-cell office:value-type="float" office:value="0.8302643660509191">
            <text:p>0.8302643660509191</text:p>
          </table:table-cell>
          <table:table-cell office:value-type="float" office:value="15.027202792311014">
            <text:p>15.027202792311014</text:p>
          </table:table-cell>
          <table:table-cell office:value-type="float" office:value="132.62500909401385">
            <text:p>132.62500909401385</text:p>
          </table:table-cell>
          <table:table-cell office:value-type="float" office:value="60.405513235846286">
            <text:p>60.405513235846286</text:p>
          </table:table-cell>
          <table:table-cell office:value-type="float" office:value="6.954921502839753">
            <text:p>6.954921502839753</text:p>
          </table:table-cell>
          <table:table-cell office:value-type="float" office:value="5.413444303866791">
            <text:p>5.413444303866791</text:p>
          </table:table-cell>
          <table:table-cell office:value-type="float" office:value="10.024236194511994">
            <text:p>10.024236194511994</text:p>
          </table:table-cell>
          <table:table-cell office:value-type="float" office:value="13.709499776560708">
            <text:p>13.709499776560708</text:p>
          </table:table-cell>
          <table:table-cell office:value-type="float" office:value="27.980052790939244">
            <text:p>27.980052790939244</text:p>
          </table:table-cell>
          <table:table-cell office:value-type="float" office:value="91.25404550522985">
            <text:p>91.2540455052298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40.2846101326984">
            <text:p>940.2846101326984</text:p>
          </table:table-cell>
          <table:table-cell office:value-type="string" office:string-value="5">
            <text:p>5</text:p>
          </table:table-cell>
          <table:table-cell office:value-type="float" office:value="0.0969719532932459">
            <text:p>0.096971953293245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147969999999999">
            <text:p>0.3147969999999999</text:p>
          </table:table-cell>
          <table:table-cell office:value-type="float" office:value="0.2802700949968679">
            <text:p>0.2802700949968679</text:p>
          </table:table-cell>
          <table:table-cell office:value-type="float" office:value="2.1839084780980023">
            <text:p>2.1839084780980023</text:p>
          </table:table-cell>
          <table:table-cell office:value-type="float" office:value="5.041417581433008">
            <text:p>5.041417581433008</text:p>
          </table:table-cell>
          <table:table-cell office:value-type="float" office:value="7.074299526300251">
            <text:p>7.074299526300251</text:p>
          </table:table-cell>
          <table:table-cell office:value-type="float" office:value="0.1122752191399039">
            <text:p>0.1122752191399039</text:p>
          </table:table-cell>
          <table:table-cell office:value-type="float" office:value="0.2495025009456336">
            <text:p>0.2495025009456336</text:p>
          </table:table-cell>
          <table:table-cell office:value-type="float" office:value="0.2377485861168547">
            <text:p>0.2377485861168547</text:p>
          </table:table-cell>
          <table:table-cell office:value-type="float" office:value="0.2376185146752559">
            <text:p>0.2376185146752559</text:p>
          </table:table-cell>
          <table:table-cell office:value-type="float" office:value="10.481869833025232">
            <text:p>10.481869833025232</text:p>
          </table:table-cell>
          <table:table-cell office:value-type="float" office:value="81.67637148344105">
            <text:p>81.67637148344105</text:p>
          </table:table-cell>
          <table:table-cell office:value-type="float" office:value="188.544849435671">
            <text:p>188.544849435671</text:p>
          </table:table-cell>
          <table:table-cell office:value-type="float" office:value="264.5729534410011">
            <text:p>264.5729534410011</text:p>
          </table:table-cell>
          <table:table-cell office:value-type="float" office:value="4.199000369668435">
            <text:p>4.199000369668435</text:p>
          </table:table-cell>
          <table:table-cell office:value-type="float" office:value="9.33118725333722">
            <text:p>9.33118725333722</text:p>
          </table:table-cell>
          <table:table-cell office:value-type="float" office:value="8.891600556564944">
            <text:p>8.891600556564944</text:p>
          </table:table-cell>
          <table:table-cell office:value-type="float" office:value="8.886735992188758">
            <text:p>8.886735992188758</text:p>
          </table:table-cell>
          <table:table-cell office:value-type="float" office:value="1.4235710023063073">
            <text:p>1.4235710023063073</text:p>
          </table:table-cell>
          <table:table-cell office:value-type="float" office:value="33.150130292198945">
            <text:p>33.150130292198945</text:p>
          </table:table-cell>
          <table:table-cell office:value-type="float" office:value="7.378883531982445">
            <text:p>7.378883531982445</text:p>
          </table:table-cell>
          <table:table-cell office:value-type="float" office:value="0.6309680121062101">
            <text:p>0.6309680121062101</text:p>
          </table:table-cell>
          <table:table-cell office:value-type="float" office:value="1.8923557514609528">
            <text:p>1.8923557514609528</text:p>
          </table:table-cell>
          <table:table-cell office:value-type="float" office:value="5.012963921334535">
            <text:p>5.012963921334535</text:p>
          </table:table-cell>
          <table:table-cell office:value-type="float" office:value="5.744762840021853">
            <text:p>5.744762840021853</text:p>
          </table:table-cell>
          <table:table-cell office:value-type="float" office:value="36.40869720339471">
            <text:p>36.40869720339471</text:p>
          </table:table-cell>
          <table:table-cell office:value-type="float" office:value="0.0557178441457976">
            <text:p>0.0557178441457976</text:p>
          </table:table-cell>
          <table:table-cell office:value-type="float" office:value="0.0021459456850586">
            <text:p>0.0021459456850586</text:p>
          </table:table-cell>
          <table:table-cell office:value-type="float" office:value="0.0389937372085027">
            <text:p>0.0389937372085027</text:p>
          </table:table-cell>
          <table:table-cell office:value-type="float" office:value="0.343990849857465">
            <text:p>0.343990849857465</text:p>
          </table:table-cell>
          <table:table-cell office:value-type="float" office:value="0.1567722276018732">
            <text:p>0.1567722276018732</text:p>
          </table:table-cell>
          <table:table-cell office:value-type="float" office:value="0.017940450645967">
            <text:p>0.017940450645967</text:p>
          </table:table-cell>
          <table:table-cell office:value-type="float" office:value="0.013824409434234">
            <text:p>0.013824409434234</text:p>
          </table:table-cell>
          <table:table-cell office:value-type="float" office:value="0.0260516214612056">
            <text:p>0.0260516214612056</text:p>
          </table:table-cell>
          <table:table-cell office:value-type="float" office:value="0.0355287734404643">
            <text:p>0.0355287734404643</text:p>
          </table:table-cell>
          <table:table-cell office:value-type="float" office:value="0.0714156258441755">
            <text:p>0.0714156258441755</text:p>
          </table:table-cell>
          <table:table-cell office:value-type="float" office:value="0.2376185146752559">
            <text:p>0.2376185146752559</text:p>
          </table:table-cell>
          <table:table-cell office:value-type="float" office:value="21.4887009517098">
            <text:p>21.4887009517098</text:p>
          </table:table-cell>
          <table:table-cell office:value-type="float" office:value="0.8276268723565676">
            <text:p>0.8276268723565676</text:p>
          </table:table-cell>
          <table:table-cell office:value-type="float" office:value="15.038714629203252">
            <text:p>15.038714629203252</text:p>
          </table:table-cell>
          <table:table-cell office:value-type="float" office:value="132.66695106452855">
            <text:p>132.66695106452855</text:p>
          </table:table-cell>
          <table:table-cell office:value-type="float" office:value="60.46234501921447">
            <text:p>60.46234501921447</text:p>
          </table:table-cell>
          <table:table-cell office:value-type="float" office:value="6.919093600630114">
            <text:p>6.919093600630114</text:p>
          </table:table-cell>
          <table:table-cell office:value-type="float" office:value="5.331659986501045">
            <text:p>5.331659986501045</text:p>
          </table:table-cell>
          <table:table-cell office:value-type="float" office:value="10.047328848943188">
            <text:p>10.047328848943188</text:p>
          </table:table-cell>
          <table:table-cell office:value-type="float" office:value="13.702382052783895">
            <text:p>13.702382052783895</text:p>
          </table:table-cell>
          <table:table-cell office:value-type="float" office:value="27.542864419323184">
            <text:p>27.542864419323184</text:p>
          </table:table-cell>
          <table:table-cell office:value-type="float" office:value="91.64233255480595">
            <text:p>91.6423325548059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04.1198174352868">
            <text:p>904.1198174352868</text:p>
          </table:table-cell>
          <table:table-cell office:value-type="string" office:string-value="6">
            <text:p>6</text:p>
          </table:table-cell>
          <table:table-cell office:value-type="float" office:value="0.0977963335719207">
            <text:p>0.097796333571920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081949999999999">
            <text:p>0.3081949999999999</text:p>
          </table:table-cell>
          <table:table-cell office:value-type="float" office:value="0.2800165754330765">
            <text:p>0.2800165754330765</text:p>
          </table:table-cell>
          <table:table-cell office:value-type="float" office:value="2.1845922629660963">
            <text:p>2.1845922629660963</text:p>
          </table:table-cell>
          <table:table-cell office:value-type="float" office:value="5.043243640246448">
            <text:p>5.043243640246448</text:p>
          </table:table-cell>
          <table:table-cell office:value-type="float" office:value="7.076847002967228">
            <text:p>7.076847002967228</text:p>
          </table:table-cell>
          <table:table-cell office:value-type="float" office:value="0.1123216102451515">
            <text:p>0.1123216102451515</text:p>
          </table:table-cell>
          <table:table-cell office:value-type="float" office:value="0.249102195330836">
            <text:p>0.249102195330836</text:p>
          </table:table-cell>
          <table:table-cell office:value-type="float" office:value="0.237328019591386">
            <text:p>0.237328019591386</text:p>
          </table:table-cell>
          <table:table-cell office:value-type="float" office:value="0.2386186356191941">
            <text:p>0.2386186356191941</text:p>
          </table:table-cell>
          <table:table-cell office:value-type="float" office:value="10.56141652869643">
            <text:p>10.56141652869643</text:p>
          </table:table-cell>
          <table:table-cell office:value-type="float" office:value="82.39651098821015">
            <text:p>82.39651098821015</text:p>
          </table:table-cell>
          <table:table-cell office:value-type="float" office:value="190.21658506452215">
            <text:p>190.21658506452215</text:p>
          </table:table-cell>
          <table:table-cell office:value-type="float" office:value="266.9182307961515">
            <text:p>266.9182307961515</text:p>
          </table:table-cell>
          <table:table-cell office:value-type="float" office:value="4.236446750119118">
            <text:p>4.236446750119118</text:p>
          </table:table-cell>
          <table:table-cell office:value-type="float" office:value="9.395415392937812">
            <text:p>9.395415392937812</text:p>
          </table:table-cell>
          <table:table-cell office:value-type="float" office:value="8.951327488234028">
            <text:p>8.951327488234028</text:p>
          </table:table-cell>
          <table:table-cell office:value-type="float" office:value="9.00000579746344">
            <text:p>9.00000579746344</text:p>
          </table:table-cell>
          <table:table-cell office:value-type="float" office:value="1.4343756987627434">
            <text:p>1.4343756987627434</text:p>
          </table:table-cell>
          <table:table-cell office:value-type="float" office:value="33.86818347517533">
            <text:p>33.86818347517533</text:p>
          </table:table-cell>
          <table:table-cell office:value-type="float" office:value="7.539200681062651">
            <text:p>7.539200681062651</text:p>
          </table:table-cell>
          <table:table-cell office:value-type="float" office:value="0.6376040972115166">
            <text:p>0.6376040972115166</text:p>
          </table:table-cell>
          <table:table-cell office:value-type="float" office:value="1.9127683345288304">
            <text:p>1.9127683345288304</text:p>
          </table:table-cell>
          <table:table-cell office:value-type="float" office:value="5.0516707388365285">
            <text:p>5.0516707388365285</text:p>
          </table:table-cell>
          <table:table-cell office:value-type="float" office:value="5.793769259381672">
            <text:p>5.793769259381672</text:p>
          </table:table-cell>
          <table:table-cell office:value-type="float" office:value="35.79047691429533">
            <text:p>35.79047691429533</text:p>
          </table:table-cell>
          <table:table-cell office:value-type="float" office:value="0.055824599635324">
            <text:p>0.055824599635324</text:p>
          </table:table-cell>
          <table:table-cell office:value-type="float" office:value="0.0021387050438426">
            <text:p>0.0021387050438426</text:p>
          </table:table-cell>
          <table:table-cell office:value-type="float" office:value="0.0390183017669247">
            <text:p>0.0390183017669247</text:p>
          </table:table-cell>
          <table:table-cell office:value-type="float" office:value="0.3441051558255834">
            <text:p>0.3441051558255834</text:p>
          </table:table-cell>
          <table:table-cell office:value-type="float" office:value="0.1569210642206817">
            <text:p>0.1569210642206817</text:p>
          </table:table-cell>
          <table:table-cell office:value-type="float" office:value="0.0178463168166058">
            <text:p>0.0178463168166058</text:p>
          </table:table-cell>
          <table:table-cell office:value-type="float" office:value="0.0136143430589514">
            <text:p>0.0136143430589514</text:p>
          </table:table-cell>
          <table:table-cell office:value-type="float" office:value="0.0261109256563533">
            <text:p>0.0261109256563533</text:p>
          </table:table-cell>
          <table:table-cell office:value-type="float" office:value="0.0355069776985885">
            <text:p>0.0355069776985885</text:p>
          </table:table-cell>
          <table:table-cell office:value-type="float" office:value="0.0702949746579501">
            <text:p>0.0702949746579501</text:p>
          </table:table-cell>
          <table:table-cell office:value-type="float" office:value="0.2386186356191941">
            <text:p>0.2386186356191941</text:p>
          </table:table-cell>
          <table:table-cell office:value-type="float" office:value="21.529873341355422">
            <text:p>21.529873341355422</text:p>
          </table:table-cell>
          <table:table-cell office:value-type="float" office:value="0.8248343742587974">
            <text:p>0.8248343742587974</text:p>
          </table:table-cell>
          <table:table-cell office:value-type="float" office:value="15.04818844244988">
            <text:p>15.04818844244988</text:p>
          </table:table-cell>
          <table:table-cell office:value-type="float" office:value="132.71103544725275">
            <text:p>132.71103544725275</text:p>
          </table:table-cell>
          <table:table-cell office:value-type="float" office:value="60.519746837990326">
            <text:p>60.519746837990326</text:p>
          </table:table-cell>
          <table:table-cell office:value-type="float" office:value="6.882789006660385">
            <text:p>6.882789006660385</text:p>
          </table:table-cell>
          <table:table-cell office:value-type="float" office:value="5.250643687545792">
            <text:p>5.250643687545792</text:p>
          </table:table-cell>
          <table:table-cell office:value-type="float" office:value="10.070200697885804">
            <text:p>10.070200697885804</text:p>
          </table:table-cell>
          <table:table-cell office:value-type="float" office:value="13.693976089014663">
            <text:p>13.693976089014663</text:p>
          </table:table-cell>
          <table:table-cell office:value-type="float" office:value="27.110662876331645">
            <text:p>27.110662876331645</text:p>
          </table:table-cell>
          <table:table-cell office:value-type="float" office:value="92.0280491992546">
            <text:p>92.028049199254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69.3459783031603">
            <text:p>869.3459783031603</text:p>
          </table:table-cell>
          <table:table-cell office:value-type="string" office:string-value="7">
            <text:p>7</text:p>
          </table:table-cell>
          <table:table-cell office:value-type="float" office:value="0.0985687370197116">
            <text:p>0.098568737019711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885409999999999">
            <text:p>0.2885409999999999</text:p>
          </table:table-cell>
          <table:table-cell office:value-type="float" office:value="0.2797597526846499">
            <text:p>0.2797597526846499</text:p>
          </table:table-cell>
          <table:table-cell office:value-type="float" office:value="2.1852867202959345">
            <text:p>2.1852867202959345</text:p>
          </table:table-cell>
          <table:table-cell office:value-type="float" office:value="5.0450917281260335">
            <text:p>5.0450917281260335</text:p>
          </table:table-cell>
          <table:table-cell office:value-type="float" office:value="7.0794338075470336">
            <text:p>7.0794338075470336</text:p>
          </table:table-cell>
          <table:table-cell office:value-type="float" office:value="0.112368997391794">
            <text:p>0.112368997391794</text:p>
          </table:table-cell>
          <table:table-cell office:value-type="float" office:value="0.2487056674506399">
            <text:p>0.2487056674506399</text:p>
          </table:table-cell>
          <table:table-cell office:value-type="float" office:value="0.236915988413841">
            <text:p>0.236915988413841</text:p>
          </table:table-cell>
          <table:table-cell office:value-type="float" office:value="0.2396131191580175">
            <text:p>0.2396131191580175</text:p>
          </table:table-cell>
          <table:table-cell office:value-type="float" office:value="10.635068342942056">
            <text:p>10.635068342942056</text:p>
          </table:table-cell>
          <table:table-cell office:value-type="float" office:value="83.07368517539497">
            <text:p>83.07368517539497</text:p>
          </table:table-cell>
          <table:table-cell office:value-type="float" office:value="191.78918629340063">
            <text:p>191.78918629340063</text:p>
          </table:table-cell>
          <table:table-cell office:value-type="float" office:value="269.1247102204359">
            <text:p>269.1247102204359</text:p>
          </table:table-cell>
          <table:table-cell office:value-type="float" office:value="4.271707975938523">
            <text:p>4.271707975938523</text:p>
          </table:table-cell>
          <table:table-cell office:value-type="float" office:value="9.454547143513055">
            <text:p>9.454547143513055</text:p>
          </table:table-cell>
          <table:table-cell office:value-type="float" office:value="9.006362438263325">
            <text:p>9.006362438263325</text:p>
          </table:table-cell>
          <table:table-cell office:value-type="float" office:value="9.10889387646666">
            <text:p>9.10889387646666</text:p>
          </table:table-cell>
          <table:table-cell office:value-type="float" office:value="1.4443798389919131">
            <text:p>1.4443798389919131</text:p>
          </table:table-cell>
          <table:table-cell office:value-type="float" office:value="34.592967880537074">
            <text:p>34.592967880537074</text:p>
          </table:table-cell>
          <table:table-cell office:value-type="float" office:value="7.701032677852858">
            <text:p>7.701032677852858</text:p>
          </table:table-cell>
          <table:table-cell office:value-type="float" office:value="0.6439791102375074">
            <text:p>0.6439791102375074</text:p>
          </table:table-cell>
          <table:table-cell office:value-type="float" office:value="1.9324729769891384">
            <text:p>1.9324729769891384</text:p>
          </table:table-cell>
          <table:table-cell office:value-type="float" office:value="5.088092582298027">
            <text:p>5.088092582298027</text:p>
          </table:table-cell>
          <table:table-cell office:value-type="float" office:value="5.84038545352663">
            <text:p>5.84038545352663</text:p>
          </table:table-cell>
          <table:table-cell office:value-type="float" office:value="35.16828114523946">
            <text:p>35.16828114523946</text:p>
          </table:table-cell>
          <table:table-cell office:value-type="float" office:value="0.0559246519790739">
            <text:p>0.0559246519790739</text:p>
          </table:table-cell>
          <table:table-cell office:value-type="float" office:value="0.0021310750895949">
            <text:p>0.0021310750895949</text:p>
          </table:table-cell>
          <table:table-cell office:value-type="float" office:value="0.0390371455618501">
            <text:p>0.0390371455618501</text:p>
          </table:table-cell>
          <table:table-cell office:value-type="float" office:value="0.3442267718940223">
            <text:p>0.3442267718940223</text:p>
          </table:table-cell>
          <table:table-cell office:value-type="float" office:value="0.157072093997769">
            <text:p>0.157072093997769</text:p>
          </table:table-cell>
          <table:table-cell office:value-type="float" office:value="0.0177508436259055">
            <text:p>0.0177508436259055</text:p>
          </table:table-cell>
          <table:table-cell office:value-type="float" office:value="0.0134063813243182">
            <text:p>0.0134063813243182</text:p>
          </table:table-cell>
          <table:table-cell office:value-type="float" office:value="0.0261698344880362">
            <text:p>0.0261698344880362</text:p>
          </table:table-cell>
          <table:table-cell office:value-type="float" office:value="0.035481277878183">
            <text:p>0.035481277878183</text:p>
          </table:table-cell>
          <table:table-cell office:value-type="float" office:value="0.0691868050032288">
            <text:p>0.0691868050032288</text:p>
          </table:table-cell>
          <table:table-cell office:value-type="float" office:value="0.2396131191580175">
            <text:p>0.2396131191580175</text:p>
          </table:table-cell>
          <table:table-cell office:value-type="float" office:value="21.56846052876944">
            <text:p>21.56846052876944</text:p>
          </table:table-cell>
          <table:table-cell office:value-type="float" office:value="0.8218917298040854">
            <text:p>0.8218917298040854</text:p>
          </table:table-cell>
          <table:table-cell office:value-type="float" office:value="15.055455928838736">
            <text:p>15.055455928838736</text:p>
          </table:table-cell>
          <table:table-cell office:value-type="float" office:value="132.75793911636762">
            <text:p>132.75793911636762</text:p>
          </table:table-cell>
          <table:table-cell office:value-type="float" office:value="60.577994492119565">
            <text:p>60.577994492119565</text:p>
          </table:table-cell>
          <table:table-cell office:value-type="float" office:value="6.845967861202977">
            <text:p>6.845967861202977</text:p>
          </table:table-cell>
          <table:table-cell office:value-type="float" office:value="5.1704390853498285">
            <text:p>5.1704390853498285</text:p>
          </table:table-cell>
          <table:table-cell office:value-type="float" office:value="10.092920067000952">
            <text:p>10.092920067000952</text:p>
          </table:table-cell>
          <table:table-cell office:value-type="float" office:value="13.68406443927884">
            <text:p>13.68406443927884</text:p>
          </table:table-cell>
          <table:table-cell office:value-type="float" office:value="26.683275085595277">
            <text:p>26.683275085595277</text:p>
          </table:table-cell>
          <table:table-cell office:value-type="float" office:value="92.4115916656726">
            <text:p>92.411591665672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35.9095945222696">
            <text:p>835.9095945222696</text:p>
          </table:table-cell>
          <table:table-cell office:value-type="string" office:string-value="8">
            <text:p>8</text:p>
          </table:table-cell>
          <table:table-cell office:value-type="float" office:value="0.0992872436029692">
            <text:p>0.099287243602969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04078">
            <text:p>0.304078</text:p>
          </table:table-cell>
          <table:table-cell office:value-type="float" office:value="0.2795008086701671">
            <text:p>0.2795008086701671</text:p>
          </table:table-cell>
          <table:table-cell office:value-type="float" office:value="2.1859883181569937">
            <text:p>2.1859883181569937</text:p>
          </table:table-cell>
          <table:table-cell office:value-type="float" office:value="5.0469536760083535">
            <text:p>5.0469536760083535</text:p>
          </table:table-cell>
          <table:table-cell office:value-type="float" office:value="7.082048193931358">
            <text:p>7.082048193931358</text:p>
          </table:table-cell>
          <table:table-cell office:value-type="float" office:value="0.1124171999578404">
            <text:p>0.1124171999578404</text:p>
          </table:table-cell>
          <table:table-cell office:value-type="float" office:value="0.2483130620347711">
            <text:p>0.2483130620347711</text:p>
          </table:table-cell>
          <table:table-cell office:value-type="float" office:value="0.2365123957750216">
            <text:p>0.2365123957750216</text:p>
          </table:table-cell>
          <table:table-cell office:value-type="float" office:value="0.2406014747296817">
            <text:p>0.2406014747296817</text:p>
          </table:table-cell>
          <table:table-cell office:value-type="float" office:value="10.702676057367828">
            <text:p>10.702676057367828</text:p>
          </table:table-cell>
          <table:table-cell office:value-type="float" office:value="83.70610784898889">
            <text:p>83.70610784898889</text:p>
          </table:table-cell>
          <table:table-cell office:value-type="float" office:value="193.25851158664145">
            <text:p>193.25851158664145</text:p>
          </table:table-cell>
          <table:table-cell office:value-type="float" office:value="271.18657725159017">
            <text:p>271.18657725159017</text:p>
          </table:table-cell>
          <table:table-cell office:value-type="float" office:value="4.304691926115103">
            <text:p>4.304691926115103</text:p>
          </table:table-cell>
          <table:table-cell office:value-type="float" office:value="9.508431393869168">
            <text:p>9.508431393869168</text:p>
          </table:table-cell>
          <table:table-cell office:value-type="float" office:value="9.056558968740513">
            <text:p>9.056558968740513</text:p>
          </table:table-cell>
          <table:table-cell office:value-type="float" office:value="9.21313843494296">
            <text:p>9.21313843494296</text:p>
          </table:table-cell>
          <table:table-cell office:value-type="float" office:value="1.453563156538709">
            <text:p>1.453563156538709</text:p>
          </table:table-cell>
          <table:table-cell office:value-type="float" office:value="35.324150329795046">
            <text:p>35.324150329795046</text:p>
          </table:table-cell>
          <table:table-cell office:value-type="float" office:value="7.86430518981048">
            <text:p>7.86430518981048</text:p>
          </table:table-cell>
          <table:table-cell office:value-type="float" office:value="0.6500784465034544">
            <text:p>0.6500784465034544</text:p>
          </table:table-cell>
          <table:table-cell office:value-type="float" office:value="1.9514357534384943">
            <text:p>1.9514357534384943</text:p>
          </table:table-cell>
          <table:table-cell office:value-type="float" office:value="5.1221193395270825">
            <text:p>5.1221193395270825</text:p>
          </table:table-cell>
          <table:table-cell office:value-type="float" office:value="5.884501699885504">
            <text:p>5.884501699885504</text:p>
          </table:table-cell>
          <table:table-cell office:value-type="float" office:value="34.54261684349758">
            <text:p>34.54261684349758</text:p>
          </table:table-cell>
          <table:table-cell office:value-type="float" office:value="0.0560190528388731">
            <text:p>0.0560190528388731</text:p>
          </table:table-cell>
          <table:table-cell office:value-type="float" office:value="0.0021230483446129">
            <text:p>0.0021230483446129</text:p>
          </table:table-cell>
          <table:table-cell office:value-type="float" office:value="0.0390504034963194">
            <text:p>0.0390504034963194</text:p>
          </table:table-cell>
          <table:table-cell office:value-type="float" office:value="0.3443549454051177">
            <text:p>0.3443549454051177</text:p>
          </table:table-cell>
          <table:table-cell office:value-type="float" office:value="0.1572249718381131">
            <text:p>0.1572249718381131</text:p>
          </table:table-cell>
          <table:table-cell office:value-type="float" office:value="0.0176540936144462">
            <text:p>0.0176540936144462</text:p>
          </table:table-cell>
          <table:table-cell office:value-type="float" office:value="0.0132004765617446">
            <text:p>0.0132004765617446</text:p>
          </table:table-cell>
          <table:table-cell office:value-type="float" office:value="0.0262282638695938">
            <text:p>0.0262282638695938</text:p>
          </table:table-cell>
          <table:table-cell office:value-type="float" office:value="0.0354519058372516">
            <text:p>0.0354519058372516</text:p>
          </table:table-cell>
          <table:table-cell office:value-type="float" office:value="0.0680913634642444">
            <text:p>0.0680913634642444</text:p>
          </table:table-cell>
          <table:table-cell office:value-type="float" office:value="0.2406014747296817">
            <text:p>0.2406014747296817</text:p>
          </table:table-cell>
          <table:table-cell office:value-type="float" office:value="21.60486810836821">
            <text:p>21.60486810836821</text:p>
          </table:table-cell>
          <table:table-cell office:value-type="float" office:value="0.8187960550668931">
            <text:p>0.8187960550668931</text:p>
          </table:table-cell>
          <table:table-cell office:value-type="float" office:value="15.06056911642554">
            <text:p>15.06056911642554</text:p>
          </table:table-cell>
          <table:table-cell office:value-type="float" office:value="132.8073717943918">
            <text:p>132.8073717943918</text:p>
          </table:table-cell>
          <table:table-cell office:value-type="float" office:value="60.636954888805086">
            <text:p>60.636954888805086</text:p>
          </table:table-cell>
          <table:table-cell office:value-type="float" office:value="6.808654284283487">
            <text:p>6.808654284283487</text:p>
          </table:table-cell>
          <table:table-cell office:value-type="float" office:value="5.091027795568049">
            <text:p>5.091027795568049</text:p>
          </table:table-cell>
          <table:table-cell office:value-type="float" office:value="10.11545452658628">
            <text:p>10.11545452658628</text:p>
          </table:table-cell>
          <table:table-cell office:value-type="float" office:value="13.672736524252837">
            <text:p>13.672736524252837</text:p>
          </table:table-cell>
          <table:table-cell office:value-type="float" office:value="26.26079614725517">
            <text:p>26.26079614725517</text:p>
          </table:table-cell>
          <table:table-cell office:value-type="float" office:value="92.79277075899635">
            <text:p>92.7927707589963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03.7592255021823">
            <text:p>803.7592255021823</text:p>
          </table:table-cell>
          <table:table-cell office:value-type="string" office:string-value="9">
            <text:p>9</text:p>
          </table:table-cell>
          <table:table-cell office:value-type="float" office:value="0.0999500278260739">
            <text:p>0.099950027826073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00707">
            <text:p>0.300707</text:p>
          </table:table-cell>
          <table:table-cell office:value-type="float" office:value="0.2792384814572697">
            <text:p>0.2792384814572697</text:p>
          </table:table-cell>
          <table:table-cell office:value-type="float" office:value="2.1867008744604086">
            <text:p>2.1867008744604086</text:p>
          </table:table-cell>
          <table:table-cell office:value-type="float" office:value="5.048838159112624">
            <text:p>5.048838159112624</text:p>
          </table:table-cell>
          <table:table-cell office:value-type="float" office:value="7.084702762308992">
            <text:p>7.084702762308992</text:p>
          </table:table-cell>
          <table:table-cell office:value-type="float" office:value="0.1124664140502423">
            <text:p>0.1124664140502423</text:p>
          </table:table-cell>
          <table:table-cell office:value-type="float" office:value="0.2479242305554291">
            <text:p>0.2479242305554291</text:p>
          </table:table-cell>
          <table:table-cell office:value-type="float" office:value="0.2361173956887072">
            <text:p>0.2361173956887072</text:p>
          </table:table-cell>
          <table:table-cell office:value-type="float" office:value="0.2415842130886318">
            <text:p>0.2415842130886318</text:p>
          </table:table-cell>
          <table:table-cell office:value-type="float" office:value="10.764008815803907">
            <text:p>10.764008815803907</text:p>
          </table:table-cell>
          <table:table-cell office:value-type="float" office:value="84.29234884598017">
            <text:p>84.29234884598017</text:p>
          </table:table-cell>
          <table:table-cell office:value-type="float" office:value="194.6212361943805">
            <text:p>194.6212361943805</text:p>
          </table:table-cell>
          <table:table-cell office:value-type="float" office:value="273.09918959903047">
            <text:p>273.09918959903047</text:p>
          </table:table-cell>
          <table:table-cell office:value-type="float" office:value="4.335324651534142">
            <text:p>4.335324651534142</text:p>
          </table:table-cell>
          <table:table-cell office:value-type="float" office:value="9.556915613575306">
            <text:p>9.556915613575306</text:p>
          </table:table-cell>
          <table:table-cell office:value-type="float" office:value="9.101788963663395">
            <text:p>9.101788963663395</text:p>
          </table:table-cell>
          <table:table-cell office:value-type="float" office:value="9.312522349621101">
            <text:p>9.312522349621101</text:p>
          </table:table-cell>
          <table:table-cell office:value-type="float" office:value="1.461894296682176">
            <text:p>1.461894296682176</text:p>
          </table:table-cell>
          <table:table-cell office:value-type="float" office:value="36.06149944323761">
            <text:p>36.06149944323761</text:p>
          </table:table-cell>
          <table:table-cell office:value-type="float" office:value="8.028966571031082">
            <text:p>8.028966571031082</text:p>
          </table:table-cell>
          <table:table-cell office:value-type="float" office:value="0.6558927969034017">
            <text:p>0.6558927969034017</text:p>
          </table:table-cell>
          <table:table-cell office:value-type="float" office:value="1.9696235888987403">
            <text:p>1.9696235888987403</text:p>
          </table:table-cell>
          <table:table-cell office:value-type="float" office:value="5.153703107988209">
            <text:p>5.153703107988209</text:p>
          </table:table-cell>
          <table:table-cell office:value-type="float" office:value="5.926050938241406">
            <text:p>5.926050938241406</text:p>
          </table:table-cell>
          <table:table-cell office:value-type="float" office:value="33.91415271891">
            <text:p>33.91415271891</text:p>
          </table:table-cell>
          <table:table-cell office:value-type="float" office:value="0.0561066739573834">
            <text:p>0.0561066739573834</text:p>
          </table:table-cell>
          <table:table-cell office:value-type="float" office:value="0.0021146310620557">
            <text:p>0.0021146310620557</text:p>
          </table:table-cell>
          <table:table-cell office:value-type="float" office:value="0.0390578439052031">
            <text:p>0.0390578439052031</text:p>
          </table:table-cell>
          <table:table-cell office:value-type="float" office:value="0.3444905627918428">
            <text:p>0.3444905627918428</text:p>
          </table:table-cell>
          <table:table-cell office:value-type="float" office:value="0.1573800416783297">
            <text:p>0.1573800416783297</text:p>
          </table:table-cell>
          <table:table-cell office:value-type="float" office:value="0.0175560282785029">
            <text:p>0.0175560282785029</text:p>
          </table:table-cell>
          <table:table-cell office:value-type="float" office:value="0.0129966839968733">
            <text:p>0.0129966839968733</text:p>
          </table:table-cell>
          <table:table-cell office:value-type="float" office:value="0.0262863002789194">
            <text:p>0.0262863002789194</text:p>
          </table:table-cell>
          <table:table-cell office:value-type="float" office:value="0.0354185744355927">
            <text:p>0.0354185744355927</text:p>
          </table:table-cell>
          <table:table-cell office:value-type="float" office:value="0.0670084465266649">
            <text:p>0.0670084465266649</text:p>
          </table:table-cell>
          <table:table-cell office:value-type="float" office:value="0.2415842130886318">
            <text:p>0.2415842130886318</text:p>
          </table:table-cell>
          <table:table-cell office:value-type="float" office:value="21.638660945144085">
            <text:p>21.638660945144085</text:p>
          </table:table-cell>
          <table:table-cell office:value-type="float" office:value="0.8155497617030323">
            <text:p>0.8155497617030323</text:p>
          </table:table-cell>
          <table:table-cell office:value-type="float" office:value="15.063438658919708">
            <text:p>15.063438658919708</text:p>
          </table:table-cell>
          <table:table-cell office:value-type="float" office:value="132.85967535193004">
            <text:p>132.85967535193004</text:p>
          </table:table-cell>
          <table:table-cell office:value-type="float" office:value="60.69676067408144">
            <text:p>60.69676067408144</text:p>
          </table:table-cell>
          <table:table-cell office:value-type="float" office:value="6.7708334261702525">
            <text:p>6.7708334261702525</text:p>
          </table:table-cell>
          <table:table-cell office:value-type="float" office:value="5.012431117074132">
            <text:p>5.012431117074132</text:p>
          </table:table-cell>
          <table:table-cell office:value-type="float" office:value="10.137837428570853">
            <text:p>10.137837428570853</text:p>
          </table:table-cell>
          <table:table-cell office:value-type="float" office:value="13.65988160257504">
            <text:p>13.65988160257504</text:p>
          </table:table-cell>
          <table:table-cell office:value-type="float" office:value="25.843147571938875">
            <text:p>25.843147571938875</text:p>
          </table:table-cell>
          <table:table-cell office:value-type="float" office:value="93.17178346189264">
            <text:p>93.1717834618926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72.8454091367137">
            <text:p>772.8454091367137</text:p>
          </table:table-cell>
          <table:table-cell office:value-type="string" office:string-value="10">
            <text:p>10</text:p>
          </table:table-cell>
          <table:table-cell office:value-type="float" office:value="0.1005553655447537">
            <text:p>0.100555365544753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103319999999999">
            <text:p>0.3103319999999999</text:p>
          </table:table-cell>
          <table:table-cell office:value-type="float" office:value="0.2789730542961572">
            <text:p>0.2789730542961572</text:p>
          </table:table-cell>
          <table:table-cell office:value-type="float" office:value="2.1874235597850533">
            <text:p>2.1874235597850533</text:p>
          </table:table-cell>
          <table:table-cell office:value-type="float" office:value="5.050743202682992">
            <text:p>5.050743202682992</text:p>
          </table:table-cell>
          <table:table-cell office:value-type="float" office:value="7.087394707250166">
            <text:p>7.087394707250166</text:p>
          </table:table-cell>
          <table:table-cell office:value-type="float" office:value="0.1125165966930364">
            <text:p>0.1125165966930364</text:p>
          </table:table-cell>
          <table:table-cell office:value-type="float" office:value="0.2475392051555772">
            <text:p>0.2475392051555772</text:p>
          </table:table-cell>
          <table:table-cell office:value-type="float" office:value="0.2357309768288921">
            <text:p>0.2357309768288921</text:p>
          </table:table-cell>
          <table:table-cell office:value-type="float" office:value="0.2425612104676838">
            <text:p>0.2425612104676838</text:p>
          </table:table-cell>
          <table:table-cell office:value-type="float" office:value="10.818906418069078">
            <text:p>10.818906418069078</text:p>
          </table:table-cell>
          <table:table-cell office:value-type="float" office:value="84.83088393501527">
            <text:p>84.83088393501527</text:p>
          </table:table-cell>
          <table:table-cell office:value-type="float" office:value="195.8738208225528">
            <text:p>195.8738208225528</text:p>
          </table:table-cell>
          <table:table-cell office:value-type="float" office:value="274.8575853647019">
            <text:p>274.8575853647019</text:p>
          </table:table-cell>
          <table:table-cell office:value-type="float" office:value="4.363527270305081">
            <text:p>4.363527270305081</text:p>
          </table:table-cell>
          <table:table-cell office:value-type="float" office:value="9.599864410339517">
            <text:p>9.599864410339517</text:p>
          </table:table-cell>
          <table:table-cell office:value-type="float" office:value="9.141927289667004">
            <text:p>9.141927289667004</text:p>
          </table:table-cell>
          <table:table-cell office:value-type="float" office:value="9.406811863333344">
            <text:p>9.406811863333344</text:p>
          </table:table-cell>
          <table:table-cell office:value-type="float" office:value="1.4693515009428209">
            <text:p>1.4693515009428209</text:p>
          </table:table-cell>
          <table:table-cell office:value-type="float" office:value="36.80470049356184">
            <text:p>36.80470049356184</text:p>
          </table:table-cell>
          <table:table-cell office:value-type="float" office:value="8.194946551559216">
            <text:p>8.194946551559216</text:p>
          </table:table-cell>
          <table:table-cell office:value-type="float" office:value="0.6614101772365026">
            <text:p>0.6614101772365026</text:p>
          </table:table-cell>
          <table:table-cell office:value-type="float" office:value="1.98700453336692">
            <text:p>1.98700453336692</text:p>
          </table:table-cell>
          <table:table-cell office:value-type="float" office:value="5.182763118389721">
            <text:p>5.182763118389721</text:p>
          </table:table-cell>
          <table:table-cell office:value-type="float" office:value="5.96494559950026">
            <text:p>5.96494559950026</text:p>
          </table:table-cell>
          <table:table-cell office:value-type="float" office:value="33.28346006651434">
            <text:p>33.28346006651434</text:p>
          </table:table-cell>
          <table:table-cell office:value-type="float" office:value="0.0561877696561376">
            <text:p>0.0561877696561376</text:p>
          </table:table-cell>
          <table:table-cell office:value-type="float" office:value="0.0021058215751663">
            <text:p>0.0021058215751663</text:p>
          </table:table-cell>
          <table:table-cell office:value-type="float" office:value="0.0390594755810464">
            <text:p>0.0390594755810464</text:p>
          </table:table-cell>
          <table:table-cell office:value-type="float" office:value="0.344633465587921">
            <text:p>0.344633465587921</text:p>
          </table:table-cell>
          <table:table-cell office:value-type="float" office:value="0.1575372083685018">
            <text:p>0.1575372083685018</text:p>
          </table:table-cell>
          <table:table-cell office:value-type="float" office:value="0.0174566764143024">
            <text:p>0.0174566764143024</text:p>
          </table:table-cell>
          <table:table-cell office:value-type="float" office:value="0.0127949939105462">
            <text:p>0.0127949939105462</text:p>
          </table:table-cell>
          <table:table-cell office:value-type="float" office:value="0.0263439229276064">
            <text:p>0.0263439229276064</text:p>
          </table:table-cell>
          <table:table-cell office:value-type="float" office:value="0.0353813260095743">
            <text:p>0.0353813260095743</text:p>
          </table:table-cell>
          <table:table-cell office:value-type="float" office:value="0.0659381295015135">
            <text:p>0.0659381295015135</text:p>
          </table:table-cell>
          <table:table-cell office:value-type="float" office:value="0.2425612104676838">
            <text:p>0.2425612104676838</text:p>
          </table:table-cell>
          <table:table-cell office:value-type="float" office:value="21.669937123282605">
            <text:p>21.669937123282605</text:p>
          </table:table-cell>
          <table:table-cell office:value-type="float" office:value="0.8121522068943912">
            <text:p>0.8121522068943912</text:p>
          </table:table-cell>
          <table:table-cell office:value-type="float" office:value="15.064067947342204">
            <text:p>15.064067947342204</text:p>
          </table:table-cell>
          <table:table-cell office:value-type="float" office:value="132.91478867329351">
            <text:p>132.91478867329351</text:p>
          </table:table-cell>
          <table:table-cell office:value-type="float" office:value="60.7573751514801">
            <text:p>60.7573751514801</text:p>
          </table:table-cell>
          <table:table-cell office:value-type="float" office:value="6.73251639270404">
            <text:p>6.73251639270404</text:p>
          </table:table-cell>
          <table:table-cell office:value-type="float" office:value="4.934645301480368">
            <text:p>4.934645301480368</text:p>
          </table:table-cell>
          <table:table-cell office:value-type="float" office:value="10.160060755489976">
            <text:p>10.160060755489976</text:p>
          </table:table-cell>
          <table:table-cell office:value-type="float" office:value="13.645516002112522">
            <text:p>13.645516002112522</text:p>
          </table:table-cell>
          <table:table-cell office:value-type="float" office:value="25.430358404848715">
            <text:p>25.430358404848715</text:p>
          </table:table-cell>
          <table:table-cell office:value-type="float" office:value="93.54858204107161">
            <text:p>93.5485820410716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43.1205857083785">
            <text:p>743.1205857083785</text:p>
          </table:table-cell>
          <table:table-cell office:value-type="string" office:string-value="11">
            <text:p>11</text:p>
          </table:table-cell>
          <table:table-cell office:value-type="float" office:value="0.1011016414495227">
            <text:p>0.101101641449522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028259999999999">
            <text:p>0.3028259999999999</text:p>
          </table:table-cell>
          <table:table-cell office:value-type="float" office:value="0.2787084372271509">
            <text:p>0.2787084372271509</text:p>
          </table:table-cell>
          <table:table-cell office:value-type="float" office:value="2.1881446254086017">
            <text:p>2.1881446254086017</text:p>
          </table:table-cell>
          <table:table-cell office:value-type="float" office:value="5.052641846042604">
            <text:p>5.052641846042604</text:p>
          </table:table-cell>
          <table:table-cell office:value-type="float" office:value="7.090085096633316">
            <text:p>7.090085096633316</text:p>
          </table:table-cell>
          <table:table-cell office:value-type="float" office:value="0.1125671435885648">
            <text:p>0.1125671435885648</text:p>
          </table:table-cell>
          <table:table-cell office:value-type="float" office:value="0.2471583757543208">
            <text:p>0.2471583757543208</text:p>
          </table:table-cell>
          <table:table-cell office:value-type="float" office:value="0.2353526805563924">
            <text:p>0.2353526805563924</text:p>
          </table:table-cell>
          <table:table-cell office:value-type="float" office:value="0.2435308349762703">
            <text:p>0.2435308349762703</text:p>
          </table:table-cell>
          <table:table-cell office:value-type="float" office:value="10.86736316838402">
            <text:p>10.86736316838402</text:p>
          </table:table-cell>
          <table:table-cell office:value-type="float" office:value="85.31985090168762">
            <text:p>85.31985090168762</text:p>
          </table:table-cell>
          <table:table-cell office:value-type="float" office:value="197.01195430968525">
            <text:p>197.01195430968525</text:p>
          </table:table-cell>
          <table:table-cell office:value-type="float" office:value="276.4556767869362">
            <text:p>276.4556767869362</text:p>
          </table:table-cell>
          <table:table-cell office:value-type="float" office:value="4.38920343558725">
            <text:p>4.38920343558725</text:p>
          </table:table-cell>
          <table:table-cell office:value-type="float" office:value="9.637167271118644">
            <text:p>9.637167271118644</text:p>
          </table:table-cell>
          <table:table-cell office:value-type="float" office:value="9.176841138018583">
            <text:p>9.176841138018583</text:p>
          </table:table-cell>
          <table:table-cell office:value-type="float" office:value="9.495722672471391">
            <text:p>9.495722672471391</text:p>
          </table:table-cell>
          <table:table-cell office:value-type="float" office:value="1.4759339954885495">
            <text:p>1.4759339954885495</text:p>
          </table:table-cell>
          <table:table-cell office:value-type="float" office:value="37.55324276231262">
            <text:p>37.55324276231262</text:p>
          </table:table-cell>
          <table:table-cell office:value-type="float" office:value="8.362131187223326">
            <text:p>8.362131187223326</text:p>
          </table:table-cell>
          <table:table-cell office:value-type="float" office:value="0.666611659425408">
            <text:p>0.666611659425408</text:p>
          </table:table-cell>
          <table:table-cell office:value-type="float" office:value="2.003547778256769">
            <text:p>2.003547778256769</text:p>
          </table:table-cell>
          <table:table-cell office:value-type="float" office:value="5.209131864698708">
            <text:p>5.209131864698708</text:p>
          </table:table-cell>
          <table:table-cell office:value-type="float" office:value="6.001042066839354">
            <text:p>6.001042066839354</text:p>
          </table:table-cell>
          <table:table-cell office:value-type="float" office:value="32.650895811053466">
            <text:p>32.650895811053466</text:p>
          </table:table-cell>
          <table:table-cell office:value-type="float" office:value="0.0562658990482622">
            <text:p>0.0562658990482622</text:p>
          </table:table-cell>
          <table:table-cell office:value-type="float" office:value="0.0020965998859403">
            <text:p>0.0020965998859403</text:p>
          </table:table-cell>
          <table:table-cell office:value-type="float" office:value="0.0390558599388581">
            <text:p>0.0390558599388581</text:p>
          </table:table-cell>
          <table:table-cell office:value-type="float" office:value="0.3447810552386423">
            <text:p>0.3447810552386423</text:p>
          </table:table-cell>
          <table:table-cell office:value-type="float" office:value="0.1576953661222531">
            <text:p>0.1576953661222531</text:p>
          </table:table-cell>
          <table:table-cell office:value-type="float" office:value="0.0173562039104351">
            <text:p>0.0173562039104351</text:p>
          </table:table-cell>
          <table:table-cell office:value-type="float" office:value="0.0125952559078765">
            <text:p>0.0125952559078765</text:p>
          </table:table-cell>
          <table:table-cell office:value-type="float" office:value="0.0264008656448903">
            <text:p>0.0264008656448903</text:p>
          </table:table-cell>
          <table:table-cell office:value-type="float" office:value="0.0353409632535676">
            <text:p>0.0353409632535676</text:p>
          </table:table-cell>
          <table:table-cell office:value-type="float" office:value="0.0648810960730031">
            <text:p>0.0648810960730031</text:p>
          </table:table-cell>
          <table:table-cell office:value-type="float" office:value="0.2435308349762703">
            <text:p>0.2435308349762703</text:p>
          </table:table-cell>
          <table:table-cell office:value-type="float" office:value="21.700069285943282">
            <text:p>21.700069285943282</text:p>
          </table:table-cell>
          <table:table-cell office:value-type="float" office:value="0.8085956780106321">
            <text:p>0.8085956780106321</text:p>
          </table:table-cell>
          <table:table-cell office:value-type="float" office:value="15.062673502619436">
            <text:p>15.062673502619436</text:p>
          </table:table-cell>
          <table:table-cell office:value-type="float" office:value="132.97170957388718">
            <text:p>132.97170957388718</text:p>
          </table:table-cell>
          <table:table-cell office:value-type="float" office:value="60.81837185236935">
            <text:p>60.81837185236935</text:p>
          </table:table-cell>
          <table:table-cell office:value-type="float" office:value="6.693767162137517">
            <text:p>6.693767162137517</text:p>
          </table:table-cell>
          <table:table-cell office:value-type="float" office:value="4.8576123459907325">
            <text:p>4.8576123459907325</text:p>
          </table:table-cell>
          <table:table-cell office:value-type="float" office:value="10.182021853264876">
            <text:p>10.182021853264876</text:p>
          </table:table-cell>
          <table:table-cell office:value-type="float" office:value="13.629949298003444">
            <text:p>13.629949298003444</text:p>
          </table:table-cell>
          <table:table-cell office:value-type="float" office:value="25.022692322475127">
            <text:p>25.022692322475127</text:p>
          </table:table-cell>
          <table:table-cell office:value-type="float" office:value="93.9225371252982">
            <text:p>93.922537125298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14.5390247195946">
            <text:p>714.5390247195946</text:p>
          </table:table-cell>
          <table:table-cell office:value-type="string" office:string-value="12">
            <text:p>12</text:p>
          </table:table-cell>
          <table:table-cell office:value-type="float" office:value="0.1015873686141902">
            <text:p>0.101587368614190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13695">
            <text:p>0.313695</text:p>
          </table:table-cell>
          <table:table-cell office:value-type="float" office:value="0.2784343466023418">
            <text:p>0.2784343466023418</text:p>
          </table:table-cell>
          <table:table-cell office:value-type="float" office:value="2.1888950498290094">
            <text:p>2.1888950498290094</text:p>
          </table:table-cell>
          <table:table-cell office:value-type="float" office:value="5.054604918807808">
            <text:p>5.054604918807808</text:p>
          </table:table-cell>
          <table:table-cell office:value-type="float" office:value="7.092876354904695">
            <text:p>7.092876354904695</text:p>
          </table:table-cell>
          <table:table-cell office:value-type="float" office:value="0.1126196440024936">
            <text:p>0.1126196440024936</text:p>
          </table:table-cell>
          <table:table-cell office:value-type="float" office:value="0.2467806864207066">
            <text:p>0.2467806864207066</text:p>
          </table:table-cell>
          <table:table-cell office:value-type="float" office:value="0.2349837491800937">
            <text:p>0.2349837491800937</text:p>
          </table:table-cell>
          <table:table-cell office:value-type="float" office:value="0.2444973429732535">
            <text:p>0.2444973429732535</text:p>
          </table:table-cell>
          <table:table-cell office:value-type="float" office:value="10.90883507865428">
            <text:p>10.90883507865428</text:p>
          </table:table-cell>
          <table:table-cell office:value-type="float" office:value="85.75915792878179">
            <text:p>85.75915792878179</text:p>
          </table:table-cell>
          <table:table-cell office:value-type="float" office:value="198.0353793268884">
            <text:p>198.0353793268884</text:p>
          </table:table-cell>
          <table:table-cell office:value-type="float" office:value="277.8932245002386">
            <text:p>277.8932245002386</text:p>
          </table:table-cell>
          <table:table-cell office:value-type="float" office:value="4.412347607368159">
            <text:p>4.412347607368159</text:p>
          </table:table-cell>
          <table:table-cell office:value-type="float" office:value="9.668669981313087">
            <text:p>9.668669981313087</text:p>
          </table:table-cell>
          <table:table-cell office:value-type="float" office:value="9.206475412426524">
            <text:p>9.206475412426524</text:p>
          </table:table-cell>
          <table:table-cell office:value-type="float" office:value="9.57921041068129">
            <text:p>9.57921041068129</text:p>
          </table:table-cell>
          <table:table-cell office:value-type="float" office:value="1.4815678949895668">
            <text:p>1.4815678949895668</text:p>
          </table:table-cell>
          <table:table-cell office:value-type="float" office:value="38.307320379605194">
            <text:p>38.307320379605194</text:p>
          </table:table-cell>
          <table:table-cell office:value-type="float" office:value="8.530563484576467">
            <text:p>8.530563484576467</text:p>
          </table:table-cell>
          <table:table-cell office:value-type="float" office:value="0.6715078433804531">
            <text:p>0.6715078433804531</text:p>
          </table:table-cell>
          <table:table-cell office:value-type="float" office:value="2.0192239745248948">
            <text:p>2.0192239745248948</text:p>
          </table:table-cell>
          <table:table-cell office:value-type="float" office:value="5.233001533593265">
            <text:p>5.233001533593265</text:p>
          </table:table-cell>
          <table:table-cell office:value-type="float" office:value="6.034437219831781">
            <text:p>6.034437219831781</text:p>
          </table:table-cell>
          <table:table-cell office:value-type="float" office:value="32.01766793399309">
            <text:p>32.01766793399309</text:p>
          </table:table-cell>
          <table:table-cell office:value-type="float" office:value="0.0563317288237059">
            <text:p>0.0563317288237059</text:p>
          </table:table-cell>
          <table:table-cell office:value-type="float" office:value="0.0020870205431334">
            <text:p>0.0020870205431334</text:p>
          </table:table-cell>
          <table:table-cell office:value-type="float" office:value="0.0390454211864428">
            <text:p>0.0390454211864428</text:p>
          </table:table-cell>
          <table:table-cell office:value-type="float" office:value="0.3449402579572122">
            <text:p>0.3449402579572122</text:p>
          </table:table-cell>
          <table:table-cell office:value-type="float" office:value="0.1578573616253">
            <text:p>0.1578573616253</text:p>
          </table:table-cell>
          <table:table-cell office:value-type="float" office:value="0.0172542423610204">
            <text:p>0.0172542423610204</text:p>
          </table:table-cell>
          <table:table-cell office:value-type="float" office:value="0.0123978758644541">
            <text:p>0.0123978758644541</text:p>
          </table:table-cell>
          <table:table-cell office:value-type="float" office:value="0.026457827408038">
            <text:p>0.026457827408038</text:p>
          </table:table-cell>
          <table:table-cell office:value-type="float" office:value="0.0352953121586223">
            <text:p>0.0352953121586223</text:p>
          </table:table-cell>
          <table:table-cell office:value-type="float" office:value="0.0638356090988161">
            <text:p>0.0638356090988161</text:p>
          </table:table-cell>
          <table:table-cell office:value-type="float" office:value="0.2444973429732535">
            <text:p>0.2444973429732535</text:p>
          </table:table-cell>
          <table:table-cell office:value-type="float" office:value="21.72545785543867">
            <text:p>21.72545785543867</text:p>
          </table:table-cell>
          <table:table-cell office:value-type="float" office:value="0.8049012128702937">
            <text:p>0.8049012128702937</text:p>
          </table:table-cell>
          <table:table-cell office:value-type="float" office:value="15.058647588975408">
            <text:p>15.058647588975408</text:p>
          </table:table-cell>
          <table:table-cell office:value-type="float" office:value="133.03310928635807">
            <text:p>133.03310928635807</text:p>
          </table:table-cell>
          <table:table-cell office:value-type="float" office:value="60.88084865802948">
            <text:p>60.88084865802948</text:p>
          </table:table-cell>
          <table:table-cell office:value-type="float" office:value="6.654443651374764">
            <text:p>6.654443651374764</text:p>
          </table:table-cell>
          <table:table-cell office:value-type="float" office:value="4.78148878464402">
            <text:p>4.78148878464402</text:p>
          </table:table-cell>
          <table:table-cell office:value-type="float" office:value="10.203990296458043">
            <text:p>10.203990296458043</text:p>
          </table:table-cell>
          <table:table-cell office:value-type="float" office:value="13.612343040215864">
            <text:p>13.612343040215864</text:p>
          </table:table-cell>
          <table:table-cell office:value-type="float" office:value="24.61947936114044">
            <text:p>24.61947936114044</text:p>
          </table:table-cell>
          <table:table-cell office:value-type="float" office:value="94.29529026449472">
            <text:p>94.2952902644947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87.0567545380717">
            <text:p>687.0567545380717</text:p>
          </table:table-cell>
          <table:table-cell office:value-type="string" office:string-value="13">
            <text:p>13</text:p>
          </table:table-cell>
          <table:table-cell office:value-type="float" office:value="0.1020111755810143">
            <text:p>0.102011175581014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11692">
            <text:p>0.311692</text:p>
          </table:table-cell>
          <table:table-cell office:value-type="float" office:value="0.2781604653828591">
            <text:p>0.2781604653828591</text:p>
          </table:table-cell>
          <table:table-cell office:value-type="float" office:value="2.1896457044978206">
            <text:p>2.1896457044978206</text:p>
          </table:table-cell>
          <table:table-cell office:value-type="float" office:value="5.056565688211877">
            <text:p>5.056565688211877</text:p>
          </table:table-cell>
          <table:table-cell office:value-type="float" office:value="7.095672039842581">
            <text:p>7.095672039842581</text:p>
          </table:table-cell>
          <table:table-cell office:value-type="float" office:value="0.1126725999544968">
            <text:p>0.1126725999544968</text:p>
          </table:table-cell>
          <table:table-cell office:value-type="float" office:value="0.2464071021171201">
            <text:p>0.2464071021171201</text:p>
          </table:table-cell>
          <table:table-cell office:value-type="float" office:value="0.2346230164900078">
            <text:p>0.2346230164900078</text:p>
          </table:table-cell>
          <table:table-cell office:value-type="float" office:value="0.2454567033275907">
            <text:p>0.2454567033275907</text:p>
          </table:table-cell>
          <table:table-cell office:value-type="float" office:value="10.943569857408477">
            <text:p>10.943569857408477</text:p>
          </table:table-cell>
          <table:table-cell office:value-type="float" office:value="86.14646476509286">
            <text:p>86.14646476509286</text:p>
          </table:table-cell>
          <table:table-cell office:value-type="float" office:value="198.93869450986125">
            <text:p>198.93869450986125</text:p>
          </table:table-cell>
          <table:table-cell office:value-type="float" office:value="279.16254219088063">
            <text:p>279.16254219088063</text:p>
          </table:table-cell>
          <table:table-cell office:value-type="float" office:value="4.432838674326787">
            <text:p>4.432838674326787</text:p>
          </table:table-cell>
          <table:table-cell office:value-type="float" office:value="9.694308397380391">
            <text:p>9.694308397380391</text:p>
          </table:table-cell>
          <table:table-cell office:value-type="float" office:value="9.230691239965562">
            <text:p>9.230691239965562</text:p>
          </table:table-cell>
          <table:table-cell office:value-type="float" office:value="9.656917190361463">
            <text:p>9.656917190361463</text:p>
          </table:table-cell>
          <table:table-cell office:value-type="float" office:value="1.4862868426332747">
            <text:p>1.4862868426332747</text:p>
          </table:table-cell>
          <table:table-cell office:value-type="float" office:value="39.06610863072641">
            <text:p>39.06610863072641</text:p>
          </table:table-cell>
          <table:table-cell office:value-type="float" office:value="8.70005950920224">
            <text:p>8.70005950920224</text:p>
          </table:table-cell>
          <table:table-cell office:value-type="float" office:value="0.6760691042400658">
            <text:p>0.6760691042400658</text:p>
          </table:table-cell>
          <table:table-cell office:value-type="float" office:value="2.03400501120896">
            <text:p>2.03400501120896</text:p>
          </table:table-cell>
          <table:table-cell office:value-type="float" office:value="5.2540698266133035">
            <text:p>5.2540698266133035</text:p>
          </table:table-cell>
          <table:table-cell office:value-type="float" office:value="6.064901412326472">
            <text:p>6.064901412326472</text:p>
          </table:table-cell>
          <table:table-cell office:value-type="float" office:value="31.38378643540119">
            <text:p>31.38378643540119</text:p>
          </table:table-cell>
          <table:table-cell office:value-type="float" office:value="0.0563940734774509">
            <text:p>0.0563940734774509</text:p>
          </table:table-cell>
          <table:table-cell office:value-type="float" office:value="0.0020770345338853">
            <text:p>0.0020770345338853</text:p>
          </table:table-cell>
          <table:table-cell office:value-type="float" office:value="0.0390296034399515">
            <text:p>0.0390296034399515</text:p>
          </table:table-cell>
          <table:table-cell office:value-type="float" office:value="0.3451045881006917">
            <text:p>0.3451045881006917</text:p>
          </table:table-cell>
          <table:table-cell office:value-type="float" office:value="0.1580204779047351">
            <text:p>0.1580204779047351</text:p>
          </table:table-cell>
          <table:table-cell office:value-type="float" office:value="0.0171511784550903">
            <text:p>0.0171511784550903</text:p>
          </table:table-cell>
          <table:table-cell office:value-type="float" office:value="0.0122024783720346">
            <text:p>0.0122024783720346</text:p>
          </table:table-cell>
          <table:table-cell office:value-type="float" office:value="0.0265141509517623">
            <text:p>0.0265141509517623</text:p>
          </table:table-cell>
          <table:table-cell office:value-type="float" office:value="0.0352463872761131">
            <text:p>0.0352463872761131</text:p>
          </table:table-cell>
          <table:table-cell office:value-type="float" office:value="0.0628033241606943">
            <text:p>0.0628033241606943</text:p>
          </table:table-cell>
          <table:table-cell office:value-type="float" office:value="0.2454567033275907">
            <text:p>0.2454567033275907</text:p>
          </table:table-cell>
          <table:table-cell office:value-type="float" office:value="21.749502318048506">
            <text:p>21.749502318048506</text:p>
          </table:table-cell>
          <table:table-cell office:value-type="float" office:value="0.8010499086835767">
            <text:p>0.8010499086835767</text:p>
          </table:table-cell>
          <table:table-cell office:value-type="float" office:value="15.052547158686112">
            <text:p>15.052547158686112</text:p>
          </table:table-cell>
          <table:table-cell office:value-type="float" office:value="133.0964864927938">
            <text:p>133.0964864927938</text:p>
          </table:table-cell>
          <table:table-cell office:value-type="float" office:value="60.94375771351921">
            <text:p>60.94375771351921</text:p>
          </table:table-cell>
          <table:table-cell office:value-type="float" office:value="6.614694994774713">
            <text:p>6.614694994774713</text:p>
          </table:table-cell>
          <table:table-cell office:value-type="float" office:value="4.706129833742595">
            <text:p>4.706129833742595</text:p>
          </table:table-cell>
          <table:table-cell office:value-type="float" office:value="10.225712597566192">
            <text:p>10.225712597566192</text:p>
          </table:table-cell>
          <table:table-cell office:value-type="float" office:value="13.593474180778548">
            <text:p>13.593474180778548</text:p>
          </table:table-cell>
          <table:table-cell office:value-type="float" office:value="24.221358029054983">
            <text:p>24.221358029054983</text:p>
          </table:table-cell>
          <table:table-cell office:value-type="float" office:value="94.66528677235193">
            <text:p>94.6652867723519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60.6314947481459">
            <text:p>660.6314947481459</text:p>
          </table:table-cell>
          <table:table-cell office:value-type="string" office:string-value="14">
            <text:p>14</text:p>
          </table:table-cell>
          <table:table-cell office:value-type="float" office:value="0.1023718389235425">
            <text:p>0.102371838923542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29303">
            <text:p>0.329303</text:p>
          </table:table-cell>
          <table:table-cell office:value-type="float" office:value="0.2778765212050432">
            <text:p>0.2778765212050432</text:p>
          </table:table-cell>
          <table:table-cell office:value-type="float" office:value="2.1904275465965672">
            <text:p>2.1904275465965672</text:p>
          </table:table-cell>
          <table:table-cell office:value-type="float" office:value="5.058594893473508">
            <text:p>5.058594893473508</text:p>
          </table:table-cell>
          <table:table-cell office:value-type="float" office:value="7.098574414336728">
            <text:p>7.098574414336728</text:p>
          </table:table-cell>
          <table:table-cell office:value-type="float" office:value="0.1127275989274079">
            <text:p>0.1127275989274079</text:p>
          </table:table-cell>
          <table:table-cell office:value-type="float" office:value="0.2460366536286992">
            <text:p>0.2460366536286992</text:p>
          </table:table-cell>
          <table:table-cell office:value-type="float" office:value="0.2342717975418802">
            <text:p>0.2342717975418802</text:p>
          </table:table-cell>
          <table:table-cell office:value-type="float" office:value="0.2464131909667908">
            <text:p>0.2464131909667908</text:p>
          </table:table-cell>
          <table:table-cell office:value-type="float" office:value="10.971050540147786">
            <text:p>10.971050540147786</text:p>
          </table:table-cell>
          <table:table-cell office:value-type="float" office:value="86.48190647424411">
            <text:p>86.48190647424411</text:p>
          </table:table-cell>
          <table:table-cell office:value-type="float" office:value="199.72216435471955">
            <text:p>199.72216435471955</text:p>
          </table:table-cell>
          <table:table-cell office:value-type="float" office:value="280.26411992261103">
            <text:p>280.26411992261103</text:p>
          </table:table-cell>
          <table:table-cell office:value-type="float" office:value="4.4506825540309665">
            <text:p>4.4506825540309665</text:p>
          </table:table-cell>
          <table:table-cell office:value-type="float" office:value="9.713956940239342">
            <text:p>9.713956940239342</text:p>
          </table:table-cell>
          <table:table-cell office:value-type="float" office:value="9.249459867344097">
            <text:p>9.249459867344097</text:p>
          </table:table-cell>
          <table:table-cell office:value-type="float" office:value="9.728823292202224">
            <text:p>9.728823292202224</text:p>
          </table:table-cell>
          <table:table-cell office:value-type="float" office:value="1.490020622707582">
            <text:p>1.490020622707582</text:p>
          </table:table-cell>
          <table:table-cell office:value-type="float" office:value="39.82980289524832">
            <text:p>39.82980289524832</text:p>
          </table:table-cell>
          <table:table-cell office:value-type="float" office:value="8.870662377771227">
            <text:p>8.870662377771227</text:p>
          </table:table-cell>
          <table:table-cell office:value-type="float" office:value="0.6803073218449409">
            <text:p>0.6803073218449409</text:p>
          </table:table-cell>
          <table:table-cell office:value-type="float" office:value="2.0478648050446164">
            <text:p>2.0478648050446164</text:p>
          </table:table-cell>
          <table:table-cell office:value-type="float" office:value="5.272544553554368">
            <text:p>5.272544553554368</text:p>
          </table:table-cell>
          <table:table-cell office:value-type="float" office:value="6.092545235367012">
            <text:p>6.092545235367012</text:p>
          </table:table-cell>
          <table:table-cell office:value-type="float" office:value="30.75042754862416">
            <text:p>30.75042754862416</text:p>
          </table:table-cell>
          <table:table-cell office:value-type="float" office:value="0.0564435329392139">
            <text:p>0.0564435329392139</text:p>
          </table:table-cell>
          <table:table-cell office:value-type="float" office:value="0.0020666961478906">
            <text:p>0.0020666961478906</text:p>
          </table:table-cell>
          <table:table-cell office:value-type="float" office:value="0.0390068545030635">
            <text:p>0.0390068545030635</text:p>
          </table:table-cell>
          <table:table-cell office:value-type="float" office:value="0.3452809417661839">
            <text:p>0.3452809417661839</text:p>
          </table:table-cell>
          <table:table-cell office:value-type="float" office:value="0.1581875323641075">
            <text:p>0.1581875323641075</text:p>
          </table:table-cell>
          <table:table-cell office:value-type="float" office:value="0.0170466713636177">
            <text:p>0.0170466713636177</text:p>
          </table:table-cell>
          <table:table-cell office:value-type="float" office:value="0.0120094538667912">
            <text:p>0.0120094538667912</text:p>
          </table:table-cell>
          <table:table-cell office:value-type="float" office:value="0.0265705263762061">
            <text:p>0.0265705263762061</text:p>
          </table:table-cell>
          <table:table-cell office:value-type="float" office:value="0.0351920358410069">
            <text:p>0.0351920358410069</text:p>
          </table:table-cell>
          <table:table-cell office:value-type="float" office:value="0.0617825638651266">
            <text:p>0.0617825638651266</text:p>
          </table:table-cell>
          <table:table-cell office:value-type="float" office:value="0.2464131909667908">
            <text:p>0.2464131909667908</text:p>
          </table:table-cell>
          <table:table-cell office:value-type="float" office:value="21.76857734866664">
            <text:p>21.76857734866664</text:p>
          </table:table-cell>
          <table:table-cell office:value-type="float" office:value="0.797062703356998">
            <text:p>0.797062703356998</text:p>
          </table:table-cell>
          <table:table-cell office:value-type="float" office:value="15.043773576196507">
            <text:p>15.043773576196507</text:p>
          </table:table-cell>
          <table:table-cell office:value-type="float" office:value="133.16450081096417">
            <text:p>133.16450081096417</text:p>
          </table:table-cell>
          <table:table-cell office:value-type="float" office:value="61.00818560686536">
            <text:p>61.00818560686536</text:p>
          </table:table-cell>
          <table:table-cell office:value-type="float" office:value="6.574389744806441">
            <text:p>6.574389744806441</text:p>
          </table:table-cell>
          <table:table-cell office:value-type="float" office:value="4.631686072805394">
            <text:p>4.631686072805394</text:p>
          </table:table-cell>
          <table:table-cell office:value-type="float" office:value="10.247454907511408">
            <text:p>10.247454907511408</text:p>
          </table:table-cell>
          <table:table-cell office:value-type="float" office:value="13.572512462801168">
            <text:p>13.572512462801168</text:p>
          </table:table-cell>
          <table:table-cell office:value-type="float" office:value="23.827681405863395">
            <text:p>23.827681405863395</text:p>
          </table:table-cell>
          <table:table-cell office:value-type="float" office:value="95.03417536016222">
            <text:p>95.0341753601622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35.2225911039864">
            <text:p>635.2225911039864</text:p>
          </table:table-cell>
          <table:table-cell office:value-type="string" office:string-value="15">
            <text:p>15</text:p>
          </table:table-cell>
          <table:table-cell office:value-type="float" office:value="0.1026682644370685">
            <text:p>0.102668264437068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33201">
            <text:p>0.333201</text:p>
          </table:table-cell>
          <table:table-cell office:value-type="float" office:value="0.2775933988647423">
            <text:p>0.2775933988647423</text:p>
          </table:table-cell>
          <table:table-cell office:value-type="float" office:value="2.1912078143105225">
            <text:p>2.1912078143105225</text:p>
          </table:table-cell>
          <table:table-cell office:value-type="float" office:value="5.060617536928531">
            <text:p>5.060617536928531</text:p>
          </table:table-cell>
          <table:table-cell office:value-type="float" office:value="7.1014750839264975">
            <text:p>7.1014750839264975</text:p>
          </table:table-cell>
          <table:table-cell office:value-type="float" office:value="0.1127829546658395">
            <text:p>0.1127829546658395</text:p>
          </table:table-cell>
          <table:table-cell office:value-type="float" office:value="0.2456703260363749">
            <text:p>0.2456703260363749</text:p>
          </table:table-cell>
          <table:table-cell office:value-type="float" office:value="0.2339286853846829">
            <text:p>0.2339286853846829</text:p>
          </table:table-cell>
          <table:table-cell office:value-type="float" office:value="0.2473622465651382">
            <text:p>0.2473622465651382</text:p>
          </table:table-cell>
          <table:table-cell office:value-type="float" office:value="10.991607526804579">
            <text:p>10.991607526804579</text:p>
          </table:table-cell>
          <table:table-cell office:value-type="float" office:value="86.76321700396029">
            <text:p>86.76321700396029</text:p>
          </table:table-cell>
          <table:table-cell office:value-type="float" office:value="200.3805639351168">
            <text:p>200.3805639351168</text:p>
          </table:table-cell>
          <table:table-cell office:value-type="float" office:value="281.19050129839303">
            <text:p>281.19050129839303</text:p>
          </table:table-cell>
          <table:table-cell office:value-type="float" office:value="4.465761716489267">
            <text:p>4.465761716489267</text:p>
          </table:table-cell>
          <table:table-cell office:value-type="float" office:value="9.72757931498826">
            <text:p>9.72757931498826</text:p>
          </table:table-cell>
          <table:table-cell office:value-type="float" office:value="9.262656495166247">
            <text:p>9.262656495166247</text:p>
          </table:table-cell>
          <table:table-cell office:value-type="float" office:value="9.794572717910537">
            <text:p>9.794572717910537</text:p>
          </table:table-cell>
          <table:table-cell office:value-type="float" office:value="1.4928141092521088">
            <text:p>1.4928141092521088</text:p>
          </table:table-cell>
          <table:table-cell office:value-type="float" office:value="40.59747482489279">
            <text:p>40.59747482489279</text:p>
          </table:table-cell>
          <table:table-cell office:value-type="float" office:value="9.042165121067347">
            <text:p>9.042165121067347</text:p>
          </table:table-cell>
          <table:table-cell office:value-type="float" office:value="0.6841915740326459">
            <text:p>0.6841915740326459</text:p>
          </table:table-cell>
          <table:table-cell office:value-type="float" office:value="2.0607782153288654">
            <text:p>2.0607782153288654</text:p>
          </table:table-cell>
          <table:table-cell office:value-type="float" office:value="5.2880987396706205">
            <text:p>5.2880987396706205</text:p>
          </table:table-cell>
          <table:table-cell office:value-type="float" office:value="6.117126968880487">
            <text:p>6.117126968880487</text:p>
          </table:table-cell>
          <table:table-cell office:value-type="float" office:value="30.117548079652025">
            <text:p>30.117548079652025</text:p>
          </table:table-cell>
          <table:table-cell office:value-type="float" office:value="0.0564901054320048">
            <text:p>0.0564901054320048</text:p>
          </table:table-cell>
          <table:table-cell office:value-type="float" office:value="0.0020559524596358">
            <text:p>0.0020559524596358</text:p>
          </table:table-cell>
          <table:table-cell office:value-type="float" office:value="0.0389788028106963">
            <text:p>0.0389788028106963</text:p>
          </table:table-cell>
          <table:table-cell office:value-type="float" office:value="0.3454620246736057">
            <text:p>0.3454620246736057</text:p>
          </table:table-cell>
          <table:table-cell office:value-type="float" office:value="0.1583554922984793">
            <text:p>0.1583554922984793</text:p>
          </table:table-cell>
          <table:table-cell office:value-type="float" office:value="0.0169411328463624">
            <text:p>0.0169411328463624</text:p>
          </table:table-cell>
          <table:table-cell office:value-type="float" office:value="0.0118183961365977">
            <text:p>0.0118183961365977</text:p>
          </table:table-cell>
          <table:table-cell office:value-type="float" office:value="0.0266262247982324">
            <text:p>0.0266262247982324</text:p>
          </table:table-cell>
          <table:table-cell office:value-type="float" office:value="0.0351345091901603">
            <text:p>0.0351345091901603</text:p>
          </table:table-cell>
          <table:table-cell office:value-type="float" office:value="0.0607751127890861">
            <text:p>0.0607751127890861</text:p>
          </table:table-cell>
          <table:table-cell office:value-type="float" office:value="0.2473622465651382">
            <text:p>0.2473622465651382</text:p>
          </table:table-cell>
          <table:table-cell office:value-type="float" office:value="21.786538961961327">
            <text:p>21.786538961961327</text:p>
          </table:table-cell>
          <table:table-cell office:value-type="float" office:value="0.7929191851077717">
            <text:p>0.7929191851077717</text:p>
          </table:table-cell>
          <table:table-cell office:value-type="float" office:value="15.03295488000125">
            <text:p>15.03295488000125</text:p>
          </table:table-cell>
          <table:table-cell office:value-type="float" office:value="133.23433905586953">
            <text:p>133.23433905586953</text:p>
          </table:table-cell>
          <table:table-cell office:value-type="float" office:value="61.07296271475453">
            <text:p>61.07296271475453</text:p>
          </table:table-cell>
          <table:table-cell office:value-type="float" office:value="6.533686704856606">
            <text:p>6.533686704856606</text:p>
          </table:table-cell>
          <table:table-cell office:value-type="float" office:value="4.558000838001662">
            <text:p>4.558000838001662</text:p>
          </table:table-cell>
          <table:table-cell office:value-type="float" office:value="10.268936117934292">
            <text:p>10.268936117934292</text:p>
          </table:table-cell>
          <table:table-cell office:value-type="float" office:value="13.550326159369138">
            <text:p>13.550326159369138</text:p>
          </table:table-cell>
          <table:table-cell office:value-type="float" office:value="23.439137749366857">
            <text:p>23.439137749366857</text:p>
          </table:table-cell>
          <table:table-cell office:value-type="float" office:value="95.40019763277688">
            <text:p>95.400197632776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10.7909529846022">
            <text:p>610.7909529846022</text:p>
          </table:table-cell>
          <table:table-cell office:value-type="string" office:string-value="16">
            <text:p>16</text:p>
          </table:table-cell>
          <table:table-cell office:value-type="float" office:value="0.102899520107013">
            <text:p>0.10289952010701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90253">
            <text:p>0.390253</text:p>
          </table:table-cell>
          <table:table-cell office:value-type="float" office:value="0.2773018603733568">
            <text:p>0.2773018603733568</text:p>
          </table:table-cell>
          <table:table-cell office:value-type="float" office:value="2.192014357139765">
            <text:p>2.192014357139765</text:p>
          </table:table-cell>
          <table:table-cell office:value-type="float" office:value="5.062697225164006">
            <text:p>5.062697225164006</text:p>
          </table:table-cell>
          <table:table-cell office:value-type="float" office:value="7.104465972418216">
            <text:p>7.104465972418216</text:p>
          </table:table-cell>
          <table:table-cell office:value-type="float" office:value="0.1128400941815753">
            <text:p>0.1128400941815753</text:p>
          </table:table-cell>
          <table:table-cell office:value-type="float" office:value="0.2453073023206737">
            <text:p>0.2453073023206737</text:p>
          </table:table-cell>
          <table:table-cell office:value-type="float" office:value="0.2335949091685085">
            <text:p>0.2335949091685085</text:p>
          </table:table-cell>
          <table:table-cell office:value-type="float" office:value="0.2483077280388271">
            <text:p>0.2483077280388271</text:p>
          </table:table-cell>
          <table:table-cell office:value-type="float" office:value="11.004795850521456">
            <text:p>11.004795850521456</text:p>
          </table:table-cell>
          <table:table-cell office:value-type="float" office:value="86.99065512671494">
            <text:p>86.99065512671494</text:p>
          </table:table-cell>
          <table:table-cell office:value-type="float" office:value="200.91444514983985">
            <text:p>200.91444514983985</text:p>
          </table:table-cell>
          <table:table-cell office:value-type="float" office:value="281.94256449694814">
            <text:p>281.94256449694814</text:p>
          </table:table-cell>
          <table:table-cell office:value-type="float" office:value="4.478088241275866">
            <text:p>4.478088241275866</text:p>
          </table:table-cell>
          <table:table-cell office:value-type="float" office:value="9.73508356217482">
            <text:p>9.73508356217482</text:p>
          </table:table-cell>
          <table:table-cell office:value-type="float" office:value="9.270274219074544">
            <text:p>9.270274219074544</text:p>
          </table:table-cell>
          <table:table-cell office:value-type="float" office:value="9.854156230668554">
            <text:p>9.854156230668554</text:p>
          </table:table-cell>
          <table:table-cell office:value-type="float" office:value="1.4946068646414779">
            <text:p>1.4946068646414779</text:p>
          </table:table-cell>
          <table:table-cell office:value-type="float" office:value="41.369262556200766">
            <text:p>41.369262556200766</text:p>
          </table:table-cell>
          <table:table-cell office:value-type="float" office:value="9.214597982863987">
            <text:p>9.214597982863987</text:p>
          </table:table-cell>
          <table:table-cell office:value-type="float" office:value="0.687733027711446">
            <text:p>0.687733027711446</text:p>
          </table:table-cell>
          <table:table-cell office:value-type="float" office:value="2.0727227666411268">
            <text:p>2.0727227666411268</text:p>
          </table:table-cell>
          <table:table-cell office:value-type="float" office:value="5.3009289341398205">
            <text:p>5.3009289341398205</text:p>
          </table:table-cell>
          <table:table-cell office:value-type="float" office:value="6.13875363673675">
            <text:p>6.13875363673675</text:p>
          </table:table-cell>
          <table:table-cell office:value-type="float" office:value="29.48623570379908">
            <text:p>29.48623570379908</text:p>
          </table:table-cell>
          <table:table-cell office:value-type="float" office:value="0.0565252882847503">
            <text:p>0.0565252882847503</text:p>
          </table:table-cell>
          <table:table-cell office:value-type="float" office:value="0.002044852685402">
            <text:p>0.002044852685402</text:p>
          </table:table-cell>
          <table:table-cell office:value-type="float" office:value="0.038944072219615">
            <text:p>0.038944072219615</text:p>
          </table:table-cell>
          <table:table-cell office:value-type="float" office:value="0.345654018320963">
            <text:p>0.345654018320963</text:p>
          </table:table-cell>
          <table:table-cell office:value-type="float" office:value="0.158526870299676">
            <text:p>0.158526870299676</text:p>
          </table:table-cell>
          <table:table-cell office:value-type="float" office:value="0.0168342782715051">
            <text:p>0.0168342782715051</text:p>
          </table:table-cell>
          <table:table-cell office:value-type="float" office:value="0.0116296465917345">
            <text:p>0.0116296465917345</text:p>
          </table:table-cell>
          <table:table-cell office:value-type="float" office:value="0.0266818616771809">
            <text:p>0.0266818616771809</text:p>
          </table:table-cell>
          <table:table-cell office:value-type="float" office:value="0.0350718840690161">
            <text:p>0.0350718840690161</text:p>
          </table:table-cell>
          <table:table-cell office:value-type="float" office:value="0.0597794995413295">
            <text:p>0.0597794995413295</text:p>
          </table:table-cell>
          <table:table-cell office:value-type="float" office:value="0.2483077280388271">
            <text:p>0.2483077280388271</text:p>
          </table:table-cell>
          <table:table-cell office:value-type="float" office:value="21.800107932779685">
            <text:p>21.800107932779685</text:p>
          </table:table-cell>
          <table:table-cell office:value-type="float" office:value="0.788638335179021">
            <text:p>0.788638335179021</text:p>
          </table:table-cell>
          <table:table-cell office:value-type="float" office:value="15.019560332938935">
            <text:p>15.019560332938935</text:p>
          </table:table-cell>
          <table:table-cell office:value-type="float" office:value="133.30838524584584">
            <text:p>133.30838524584584</text:p>
          </table:table-cell>
          <table:table-cell office:value-type="float" office:value="61.13905806847606">
            <text:p>61.13905806847606</text:p>
          </table:table-cell>
          <table:table-cell office:value-type="float" office:value="6.492476100971406">
            <text:p>6.492476100971406</text:p>
          </table:table-cell>
          <table:table-cell office:value-type="float" office:value="4.485205801034262">
            <text:p>4.485205801034262</text:p>
          </table:table-cell>
          <table:table-cell office:value-type="float" office:value="10.290393593038372">
            <text:p>10.290393593038372</text:p>
          </table:table-cell>
          <table:table-cell office:value-type="float" office:value="13.526173528897449">
            <text:p>13.526173528897449</text:p>
          </table:table-cell>
          <table:table-cell office:value-type="float" office:value="23.05515958810456">
            <text:p>23.05515958810456</text:p>
          </table:table-cell>
          <table:table-cell office:value-type="float" office:value="95.76484147273446">
            <text:p>95.7648414727344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87.2989932544252">
            <text:p>587.2989932544252</text:p>
          </table:table-cell>
          <table:table-cell office:value-type="string" office:string-value="17">
            <text:p>17</text:p>
          </table:table-cell>
          <table:table-cell office:value-type="float" office:value="0.1030648144638431">
            <text:p>0.103064814463843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491049999999999">
            <text:p>0.3491049999999999</text:p>
          </table:table-cell>
          <table:table-cell office:value-type="float" office:value="0.2770152593354443">
            <text:p>0.2770152593354443</text:p>
          </table:table-cell>
          <table:table-cell office:value-type="float" office:value="2.192806956479078">
            <text:p>2.192806956479078</text:p>
          </table:table-cell>
          <table:table-cell office:value-type="float" office:value="5.0647419761000245">
            <text:p>5.0647419761000245</text:p>
          </table:table-cell>
          <table:table-cell office:value-type="float" office:value="7.10741414511155">
            <text:p>7.10741414511155</text:p>
          </table:table-cell>
          <table:table-cell office:value-type="float" office:value="0.1128969460277949">
            <text:p>0.1128969460277949</text:p>
          </table:table-cell>
          <table:table-cell office:value-type="float" office:value="0.2449486417667031">
            <text:p>0.2449486417667031</text:p>
          </table:table-cell>
          <table:table-cell office:value-type="float" office:value="0.2332686028335538">
            <text:p>0.2332686028335538</text:p>
          </table:table-cell>
          <table:table-cell office:value-type="float" office:value="0.2492440014871396">
            <text:p>0.2492440014871396</text:p>
          </table:table-cell>
          <table:table-cell office:value-type="float" office:value="11.011081480844204">
            <text:p>11.011081480844204</text:p>
          </table:table-cell>
          <table:table-cell office:value-type="float" office:value="87.16189905017168">
            <text:p>87.16189905017168</text:p>
          </table:table-cell>
          <table:table-cell office:value-type="float" office:value="201.31846423217476">
            <text:p>201.31846423217476</text:p>
          </table:table-cell>
          <table:table-cell office:value-type="float" office:value="282.51265456521526">
            <text:p>282.51265456521526</text:p>
          </table:table-cell>
          <table:table-cell office:value-type="float" office:value="4.4875414972905885">
            <text:p>4.4875414972905885</text:p>
          </table:table-cell>
          <table:table-cell office:value-type="float" office:value="9.736465274821718">
            <text:p>9.736465274821718</text:p>
          </table:table-cell>
          <table:table-cell office:value-type="float" office:value="9.272195325574614">
            <text:p>9.272195325574614</text:p>
          </table:table-cell>
          <table:table-cell office:value-type="float" office:value="9.907201558392254">
            <text:p>9.907201558392254</text:p>
          </table:table-cell>
          <table:table-cell office:value-type="float" office:value="1.4954621759155775">
            <text:p>1.4954621759155775</text:p>
          </table:table-cell>
          <table:table-cell office:value-type="float" office:value="42.14405234820792">
            <text:p>42.14405234820792</text:p>
          </table:table-cell>
          <table:table-cell office:value-type="float" office:value="9.387712841719248">
            <text:p>9.387712841719248</text:p>
          </table:table-cell>
          <table:table-cell office:value-type="float" office:value="0.6908970377579902">
            <text:p>0.6908970377579902</text:p>
          </table:table-cell>
          <table:table-cell office:value-type="float" office:value="2.083676499976278">
            <text:p>2.083676499976278</text:p>
          </table:table-cell>
          <table:table-cell office:value-type="float" office:value="5.3106490132053885">
            <text:p>5.3106490132053885</text:p>
          </table:table-cell>
          <table:table-cell office:value-type="float" office:value="6.15714947410298">
            <text:p>6.15714947410298</text:p>
          </table:table-cell>
          <table:table-cell office:value-type="float" office:value="28.856334662659755">
            <text:p>28.856334662659755</text:p>
          </table:table-cell>
          <table:table-cell office:value-type="float" office:value="0.0565614817454114">
            <text:p>0.0565614817454114</text:p>
          </table:table-cell>
          <table:table-cell office:value-type="float" office:value="0.002033334552902">
            <text:p>0.002033334552902</text:p>
          </table:table-cell>
          <table:table-cell office:value-type="float" office:value="0.0389046547609392">
            <text:p>0.0389046547609392</text:p>
          </table:table-cell>
          <table:table-cell office:value-type="float" office:value="0.3458479816369468">
            <text:p>0.3458479816369468</text:p>
          </table:table-cell>
          <table:table-cell office:value-type="float" office:value="0.158697982702294">
            <text:p>0.158697982702294</text:p>
          </table:table-cell>
          <table:table-cell office:value-type="float" office:value="0.0167265738160322">
            <text:p>0.0167265738160322</text:p>
          </table:table-cell>
          <table:table-cell office:value-type="float" office:value="0.0114427307582857">
            <text:p>0.0114427307582857</text:p>
          </table:table-cell>
          <table:table-cell office:value-type="float" office:value="0.0267365575309873">
            <text:p>0.0267365575309873</text:p>
          </table:table-cell>
          <table:table-cell office:value-type="float" office:value="0.0350068992165047">
            <text:p>0.0350068992165047</text:p>
          </table:table-cell>
          <table:table-cell office:value-type="float" office:value="0.0587978017925561">
            <text:p>0.0587978017925561</text:p>
          </table:table-cell>
          <table:table-cell office:value-type="float" office:value="0.2492440014871396">
            <text:p>0.2492440014871396</text:p>
          </table:table-cell>
          <table:table-cell office:value-type="float" office:value="21.814066664752847">
            <text:p>21.814066664752847</text:p>
          </table:table-cell>
          <table:table-cell office:value-type="float" office:value="0.7841961370177517">
            <text:p>0.7841961370177517</text:p>
          </table:table-cell>
          <table:table-cell office:value-type="float" office:value="15.004358201651458">
            <text:p>15.004358201651458</text:p>
          </table:table-cell>
          <table:table-cell office:value-type="float" office:value="133.3831910779213">
            <text:p>133.3831910779213</text:p>
          </table:table-cell>
          <table:table-cell office:value-type="float" office:value="61.20505098879376">
            <text:p>61.20505098879376</text:p>
          </table:table-cell>
          <table:table-cell office:value-type="float" office:value="6.450937723629163">
            <text:p>6.450937723629163</text:p>
          </table:table-cell>
          <table:table-cell office:value-type="float" office:value="4.413117971548076">
            <text:p>4.413117971548076</text:p>
          </table:table-cell>
          <table:table-cell office:value-type="float" office:value="10.311488142975907">
            <text:p>10.311488142975907</text:p>
          </table:table-cell>
          <table:table-cell office:value-type="float" office:value="13.501110820829371">
            <text:p>13.501110820829371</text:p>
          </table:table-cell>
          <table:table-cell office:value-type="float" office:value="22.67654821733512">
            <text:p>22.67654821733512</text:p>
          </table:table-cell>
          <table:table-cell office:value-type="float" office:value="96.12593405354512">
            <text:p>96.1259340535451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64.7105704369474">
            <text:p>564.7105704369474</text:p>
          </table:table-cell>
          <table:table-cell office:value-type="string" office:string-value="18">
            <text:p>18</text:p>
          </table:table-cell>
          <table:table-cell office:value-type="float" office:value="0.1031635250136191">
            <text:p>0.103163525013619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943889999999999">
            <text:p>0.3943889999999999</text:p>
          </table:table-cell>
          <table:table-cell office:value-type="float" office:value="0.2767333397514785">
            <text:p>0.2767333397514785</text:p>
          </table:table-cell>
          <table:table-cell office:value-type="float" office:value="2.193586390034119">
            <text:p>2.193586390034119</text:p>
          </table:table-cell>
          <table:table-cell office:value-type="float" office:value="5.066753546426247">
            <text:p>5.066753546426247</text:p>
          </table:table-cell>
          <table:table-cell office:value-type="float" office:value="7.11032214266231">
            <text:p>7.11032214266231</text:p>
          </table:table-cell>
          <table:table-cell office:value-type="float" office:value="0.1129535443035016">
            <text:p>0.1129535443035016</text:p>
          </table:table-cell>
          <table:table-cell office:value-type="float" office:value="0.2445941985123784">
            <text:p>0.2445941985123784</text:p>
          </table:table-cell>
          <table:table-cell office:value-type="float" office:value="0.232949696433689">
            <text:p>0.232949696433689</text:p>
          </table:table-cell>
          <table:table-cell office:value-type="float" office:value="0.250171130191702">
            <text:p>0.250171130191702</text:p>
          </table:table-cell>
          <table:table-cell office:value-type="float" office:value="11.010410611926064">
            <text:p>11.010410611926064</text:p>
          </table:table-cell>
          <table:table-cell office:value-type="float" office:value="87.27638993082041">
            <text:p>87.27638993082041</text:p>
          </table:table-cell>
          <table:table-cell office:value-type="float" office:value="201.5913119311368">
            <text:p>201.5913119311368</text:p>
          </table:table-cell>
          <table:table-cell office:value-type="float" office:value="282.898932394949">
            <text:p>282.898932394949</text:p>
          </table:table-cell>
          <table:table-cell office:value-type="float" office:value="4.494091329836924">
            <text:p>4.494091329836924</text:p>
          </table:table-cell>
          <table:table-cell office:value-type="float" office:value="9.731688134630886">
            <text:p>9.731688134630886</text:p>
          </table:table-cell>
          <table:table-cell office:value-type="float" office:value="9.268387437385888">
            <text:p>9.268387437385888</text:p>
          </table:table-cell>
          <table:table-cell office:value-type="float" office:value="9.953577943062193">
            <text:p>9.953577943062193</text:p>
          </table:table-cell>
          <table:table-cell office:value-type="float" office:value="1.4953727332074152">
            <text:p>1.4953727332074152</text:p>
          </table:table-cell>
          <table:table-cell office:value-type="float" office:value="42.921453102898944">
            <text:p>42.921453102898944</text:p>
          </table:table-cell>
          <table:table-cell office:value-type="float" office:value="9.561422283874915">
            <text:p>9.561422283874915</text:p>
          </table:table-cell>
          <table:table-cell office:value-type="float" office:value="0.6936778047031718">
            <text:p>0.6936778047031718</text:p>
          </table:table-cell>
          <table:table-cell office:value-type="float" office:value="2.09362006361248">
            <text:p>2.09362006361248</text:p>
          </table:table-cell>
          <table:table-cell office:value-type="float" office:value="5.3172307116129485">
            <text:p>5.3172307116129485</text:p>
          </table:table-cell>
          <table:table-cell office:value-type="float" office:value="6.172278033784598">
            <text:p>6.172278033784598</text:p>
          </table:table-cell>
          <table:table-cell office:value-type="float" office:value="28.22844504733924">
            <text:p>28.22844504733924</text:p>
          </table:table-cell>
          <table:table-cell office:value-type="float" office:value="0.0565985610903379">
            <text:p>0.0565985610903379</text:p>
          </table:table-cell>
          <table:table-cell office:value-type="float" office:value="0.0020214049238038">
            <text:p>0.0020214049238038</text:p>
          </table:table-cell>
          <table:table-cell office:value-type="float" office:value="0.0388605110983668">
            <text:p>0.0388605110983668</text:p>
          </table:table-cell>
          <table:table-cell office:value-type="float" office:value="0.3460440866533716">
            <text:p>0.3460440866533716</text:p>
          </table:table-cell>
          <table:table-cell office:value-type="float" office:value="0.1588688917679859">
            <text:p>0.1588688917679859</text:p>
          </table:table-cell>
          <table:table-cell office:value-type="float" office:value="0.0166180194347433">
            <text:p>0.0166180194347433</text:p>
          </table:table-cell>
          <table:table-cell office:value-type="float" office:value="0.0112576771011728">
            <text:p>0.0112576771011728</text:p>
          </table:table-cell>
          <table:table-cell office:value-type="float" office:value="0.026790340716959">
            <text:p>0.026790340716959</text:p>
          </table:table-cell>
          <table:table-cell office:value-type="float" office:value="0.0349394717220582">
            <text:p>0.0349394717220582</text:p>
          </table:table-cell>
          <table:table-cell office:value-type="float" office:value="0.0578299052994976">
            <text:p>0.0578299052994976</text:p>
          </table:table-cell>
          <table:table-cell office:value-type="float" office:value="0.250171130191702">
            <text:p>0.250171130191702</text:p>
          </table:table-cell>
          <table:table-cell office:value-type="float" office:value="21.82836705571064">
            <text:p>21.82836705571064</text:p>
          </table:table-cell>
          <table:table-cell office:value-type="float" office:value="0.7795952369634229">
            <text:p>0.7795952369634229</text:p>
          </table:table-cell>
          <table:table-cell office:value-type="float" office:value="14.987333315307149">
            <text:p>14.987333315307149</text:p>
          </table:table-cell>
          <table:table-cell office:value-type="float" office:value="133.45882289960582">
            <text:p>133.45882289960582</text:p>
          </table:table-cell>
          <table:table-cell office:value-type="float" office:value="61.27096548815913">
            <text:p>61.27096548815913</text:p>
          </table:table-cell>
          <table:table-cell office:value-type="float" office:value="6.409071555397484">
            <text:p>6.409071555397484</text:p>
          </table:table-cell>
          <table:table-cell office:value-type="float" office:value="4.341748327609351">
            <text:p>4.341748327609351</text:p>
          </table:table-cell>
          <table:table-cell office:value-type="float" office:value="10.332230704309616">
            <text:p>10.332230704309616</text:p>
          </table:table-cell>
          <table:table-cell office:value-type="float" office:value="13.475106059046215">
            <text:p>13.475106059046215</text:p>
          </table:table-cell>
          <table:table-cell office:value-type="float" office:value="22.303259576857243">
            <text:p>22.303259576857243</text:p>
          </table:table-cell>
          <table:table-cell office:value-type="float" office:value="96.48349978103373">
            <text:p>96.4834997810337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42.9909331124494">
            <text:p>542.9909331124494</text:p>
          </table:table-cell>
          <table:table-cell office:value-type="string" office:string-value="19">
            <text:p>19</text:p>
          </table:table-cell>
          <table:table-cell office:value-type="float" office:value="0.1031952105676057">
            <text:p>0.103195210567605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54194">
            <text:p>0.354194</text:p>
          </table:table-cell>
          <table:table-cell office:value-type="float" office:value="0.2764324828159823">
            <text:p>0.2764324828159823</text:p>
          </table:table-cell>
          <table:table-cell office:value-type="float" office:value="2.1944238687193303">
            <text:p>2.1944238687193303</text:p>
          </table:table-cell>
          <table:table-cell office:value-type="float" office:value="5.0688945514024475">
            <text:p>5.0688945514024475</text:p>
          </table:table-cell>
          <table:table-cell office:value-type="float" office:value="7.113424882912434">
            <text:p>7.113424882912434</text:p>
          </table:table-cell>
          <table:table-cell office:value-type="float" office:value="0.1130135442596144">
            <text:p>0.1130135442596144</text:p>
          </table:table-cell>
          <table:table-cell office:value-type="float" office:value="0.2442422250618059">
            <text:p>0.2442422250618059</text:p>
          </table:table-cell>
          <table:table-cell office:value-type="float" office:value="0.2326416153380659">
            <text:p>0.2326416153380659</text:p>
          </table:table-cell>
          <table:table-cell office:value-type="float" office:value="0.2510990844492181">
            <text:p>0.2510990844492181</text:p>
          </table:table-cell>
          <table:table-cell office:value-type="float" office:value="11.00181844523191">
            <text:p>11.00181844523191</text:p>
          </table:table-cell>
          <table:table-cell office:value-type="float" office:value="87.3365269869712">
            <text:p>87.3365269869712</text:p>
          </table:table-cell>
          <table:table-cell office:value-type="float" office:value="201.73843900131808">
            <text:p>201.73843900131808</text:p>
          </table:table-cell>
          <table:table-cell office:value-type="float" office:value="283.1093086035579">
            <text:p>283.1093086035579</text:p>
          </table:table-cell>
          <table:table-cell office:value-type="float" office:value="4.497859597144903">
            <text:p>4.497859597144903</text:p>
          </table:table-cell>
          <table:table-cell office:value-type="float" office:value="9.720668820886129">
            <text:p>9.720668820886129</text:p>
          </table:table-cell>
          <table:table-cell office:value-type="float" office:value="9.25897271073854">
            <text:p>9.25897271073854</text:p>
          </table:table-cell>
          <table:table-cell office:value-type="float" office:value="9.993567003170341">
            <text:p>9.993567003170341</text:p>
          </table:table-cell>
          <table:table-cell office:value-type="float" office:value="1.494207492905379">
            <text:p>1.494207492905379</text:p>
          </table:table-cell>
          <table:table-cell office:value-type="float" office:value="43.70244213532538">
            <text:p>43.70244213532538</text:p>
          </table:table-cell>
          <table:table-cell office:value-type="float" office:value="9.735942743504296">
            <text:p>9.735942743504296</text:p>
          </table:table-cell>
          <table:table-cell office:value-type="float" office:value="0.6961185200540337">
            <text:p>0.6961185200540337</text:p>
          </table:table-cell>
          <table:table-cell office:value-type="float" office:value="2.1025386088823965">
            <text:p>2.1025386088823965</text:p>
          </table:table-cell>
          <table:table-cell office:value-type="float" office:value="5.321278906000011">
            <text:p>5.321278906000011</text:p>
          </table:table-cell>
          <table:table-cell office:value-type="float" office:value="6.184521731584019">
            <text:p>6.184521731584019</text:p>
          </table:table-cell>
          <table:table-cell office:value-type="float" office:value="27.60433376127444">
            <text:p>27.60433376127444</text:p>
          </table:table-cell>
          <table:table-cell office:value-type="float" office:value="0.056614480260357">
            <text:p>0.056614480260357</text:p>
          </table:table-cell>
          <table:table-cell office:value-type="float" office:value="0.0020091819438964">
            <text:p>0.0020091819438964</text:p>
          </table:table-cell>
          <table:table-cell office:value-type="float" office:value="0.0388081878497184">
            <text:p>0.0388081878497184</text:p>
          </table:table-cell>
          <table:table-cell office:value-type="float" office:value="0.3462580729473776">
            <text:p>0.3462580729473776</text:p>
          </table:table-cell>
          <table:table-cell office:value-type="float" office:value="0.1590459830263331">
            <text:p>0.1590459830263331</text:p>
          </table:table-cell>
          <table:table-cell office:value-type="float" office:value="0.0165079264712133">
            <text:p>0.0165079264712133</text:p>
          </table:table-cell>
          <table:table-cell office:value-type="float" office:value="0.0110753020766956">
            <text:p>0.0110753020766956</text:p>
          </table:table-cell>
          <table:table-cell office:value-type="float" office:value="0.0268447534940308">
            <text:p>0.0268447534940308</text:p>
          </table:table-cell>
          <table:table-cell office:value-type="float" office:value="0.0348647712575465">
            <text:p>0.0348647712575465</text:p>
          </table:table-cell>
          <table:table-cell office:value-type="float" office:value="0.0568722562236132">
            <text:p>0.0568722562236132</text:p>
          </table:table-cell>
          <table:table-cell office:value-type="float" office:value="0.2510990844492181">
            <text:p>0.2510990844492181</text:p>
          </table:table-cell>
          <table:table-cell office:value-type="float" office:value="21.83450660201189">
            <text:p>21.83450660201189</text:p>
          </table:table-cell>
          <table:table-cell office:value-type="float" office:value="0.7748812003025477">
            <text:p>0.7748812003025477</text:p>
          </table:table-cell>
          <table:table-cell office:value-type="float" office:value="14.967153808000896">
            <text:p>14.967153808000896</text:p>
          </table:table-cell>
          <table:table-cell office:value-type="float" office:value="133.5413509936151">
            <text:p>133.5413509936151</text:p>
          </table:table-cell>
          <table:table-cell office:value-type="float" office:value="61.339264273765885">
            <text:p>61.339264273765885</text:p>
          </table:table-cell>
          <table:table-cell office:value-type="float" office:value="6.366612002152854">
            <text:p>6.366612002152854</text:p>
          </table:table-cell>
          <table:table-cell office:value-type="float" office:value="4.271411751919209">
            <text:p>4.271411751919209</text:p>
          </table:table-cell>
          <table:table-cell office:value-type="float" office:value="10.353216080042888">
            <text:p>10.353216080042888</text:p>
          </table:table-cell>
          <table:table-cell office:value-type="float" office:value="13.44629633089798">
            <text:p>13.44629633089798</text:p>
          </table:table-cell>
          <table:table-cell office:value-type="float" office:value="21.93392305776092">
            <text:p>21.93392305776092</text:p>
          </table:table-cell>
          <table:table-cell office:value-type="float" office:value="96.84138389952996">
            <text:p>96.8413838995299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22.1066664542783">
            <text:p>522.1066664542783</text:p>
          </table:table-cell>
          <table:table-cell office:value-type="string" office:string-value="20">
            <text:p>20</text:p>
          </table:table-cell>
          <table:table-cell office:value-type="float" office:value="0.1031595752634952">
            <text:p>0.103159575263495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59528">
            <text:p>0.359528</text:p>
          </table:table-cell>
          <table:table-cell office:value-type="float" office:value="0.276123236037922">
            <text:p>0.276123236037922</text:p>
          </table:table-cell>
          <table:table-cell office:value-type="float" office:value="2.195287627521024">
            <text:p>2.195287627521024</text:p>
          </table:table-cell>
          <table:table-cell office:value-type="float" office:value="5.0710923357035504">
            <text:p>5.0710923357035504</text:p>
          </table:table-cell>
          <table:table-cell office:value-type="float" office:value="7.116617327041572">
            <text:p>7.116617327041572</text:p>
          </table:table-cell>
          <table:table-cell office:value-type="float" office:value="0.113075307155196">
            <text:p>0.113075307155196</text:p>
          </table:table-cell>
          <table:table-cell office:value-type="float" office:value="0.2438935536133551">
            <text:p>0.2438935536133551</text:p>
          </table:table-cell>
          <table:table-cell office:value-type="float" office:value="0.2323428761420363">
            <text:p>0.2323428761420363</text:p>
          </table:table-cell>
          <table:table-cell office:value-type="float" office:value="0.2520234094990031">
            <text:p>0.2520234094990031</text:p>
          </table:table-cell>
          <table:table-cell office:value-type="float" office:value="10.985715750123283">
            <text:p>10.985715750123283</text:p>
          </table:table-cell>
          <table:table-cell office:value-type="float" office:value="87.3407331152542">
            <text:p>87.3407331152542</text:p>
          </table:table-cell>
          <table:table-cell office:value-type="float" office:value="201.7562148772476">
            <text:p>201.7562148772476</text:p>
          </table:table-cell>
          <table:table-cell office:value-type="float" office:value="283.13855863453546">
            <text:p>283.13855863453546</text:p>
          </table:table-cell>
          <table:table-cell office:value-type="float" office:value="4.498763670125403">
            <text:p>4.498763670125403</text:p>
          </table:table-cell>
          <table:table-cell office:value-type="float" office:value="9.703439999217592">
            <text:p>9.703439999217592</text:p>
          </table:table-cell>
          <table:table-cell office:value-type="float" office:value="9.243889903970143">
            <text:p>9.243889903970143</text:p>
          </table:table-cell>
          <table:table-cell office:value-type="float" office:value="10.026890814624267">
            <text:p>10.026890814624267</text:p>
          </table:table-cell>
          <table:table-cell office:value-type="float" office:value="1.492022243746011">
            <text:p>1.492022243746011</text:p>
          </table:table-cell>
          <table:table-cell office:value-type="float" office:value="44.486043460081355">
            <text:p>44.486043460081355</text:p>
          </table:table-cell>
          <table:table-cell office:value-type="float" office:value="9.911056617549566">
            <text:p>9.911056617549566</text:p>
          </table:table-cell>
          <table:table-cell office:value-type="float" office:value="0.6981927153155402">
            <text:p>0.6981927153155402</text:p>
          </table:table-cell>
          <table:table-cell office:value-type="float" office:value="2.11041660136914">
            <text:p>2.11041660136914</text:p>
          </table:table-cell>
          <table:table-cell office:value-type="float" office:value="5.322500993876401">
            <text:p>5.322500993876401</text:p>
          </table:table-cell>
          <table:table-cell office:value-type="float" office:value="6.1936737892803135">
            <text:p>6.1936737892803135</text:p>
          </table:table-cell>
          <table:table-cell office:value-type="float" office:value="26.98396192026221">
            <text:p>26.98396192026221</text:p>
          </table:table-cell>
          <table:table-cell office:value-type="float" office:value="0.0566190377859023">
            <text:p>0.0566190377859023</text:p>
          </table:table-cell>
          <table:table-cell office:value-type="float" office:value="0.0019966186656401">
            <text:p>0.0019966186656401</text:p>
          </table:table-cell>
          <table:table-cell office:value-type="float" office:value="0.0387492834174141">
            <text:p>0.0387492834174141</text:p>
          </table:table-cell>
          <table:table-cell office:value-type="float" office:value="0.3464828535254884">
            <text:p>0.3464828535254884</text:p>
          </table:table-cell>
          <table:table-cell office:value-type="float" office:value="0.1592263333435499">
            <text:p>0.1592263333435499</text:p>
          </table:table-cell>
          <table:table-cell office:value-type="float" office:value="0.0163966768581316">
            <text:p>0.0163966768581316</text:p>
          </table:table-cell>
          <table:table-cell office:value-type="float" office:value="0.0108952304573463">
            <text:p>0.0108952304573463</text:p>
          </table:table-cell>
          <table:table-cell office:value-type="float" office:value="0.0268991018692659">
            <text:p>0.0268991018692659</text:p>
          </table:table-cell>
          <table:table-cell office:value-type="float" office:value="0.0347849650855224">
            <text:p>0.0347849650855224</text:p>
          </table:table-cell>
          <table:table-cell office:value-type="float" office:value="0.0559264894927341">
            <text:p>0.0559264894927341</text:p>
          </table:table-cell>
          <table:table-cell office:value-type="float" office:value="0.2520234094990031">
            <text:p>0.2520234094990031</text:p>
          </table:table-cell>
          <table:table-cell office:value-type="float" office:value="21.83626430288897">
            <text:p>21.83626430288897</text:p>
          </table:table-cell>
          <table:table-cell office:value-type="float" office:value="0.7700359207774456">
            <text:p>0.7700359207774456</text:p>
          </table:table-cell>
          <table:table-cell office:value-type="float" office:value="14.944436135594106">
            <text:p>14.944436135594106</text:p>
          </table:table-cell>
          <table:table-cell office:value-type="float" office:value="133.62804211917515">
            <text:p>133.62804211917515</text:p>
          </table:table-cell>
          <table:table-cell office:value-type="float" office:value="61.408819980606914">
            <text:p>61.408819980606914</text:p>
          </table:table-cell>
          <table:table-cell office:value-type="float" office:value="6.3237063638756235">
            <text:p>6.3237063638756235</text:p>
          </table:table-cell>
          <table:table-cell office:value-type="float" office:value="4.20196353048475">
            <text:p>4.20196353048475</text:p>
          </table:table-cell>
          <table:table-cell office:value-type="float" office:value="10.37417661791979">
            <text:p>10.37417661791979</text:p>
          </table:table-cell>
          <table:table-cell office:value-type="float" office:value="13.415517484533444">
            <text:p>13.415517484533444</text:p>
          </table:table-cell>
          <table:table-cell office:value-type="float" office:value="21.56916920266278">
            <text:p>21.56916920266278</text:p>
          </table:table-cell>
          <table:table-cell office:value-type="float" office:value="97.19786834148054">
            <text:p>97.1978683414805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02.0256408214214">
            <text:p>502.0256408214214</text:p>
          </table:table-cell>
          <table:table-cell office:value-type="string" office:string-value="21">
            <text:p>21</text:p>
          </table:table-cell>
          <table:table-cell office:value-type="float" office:value="0.1030564990223668">
            <text:p>0.10305649902236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81296">
            <text:p>0.381296</text:p>
          </table:table-cell>
          <table:table-cell office:value-type="float" office:value="0.2758092801204109">
            <text:p>0.2758092801204109</text:p>
          </table:table-cell>
          <table:table-cell office:value-type="float" office:value="2.19616658859164">
            <text:p>2.19616658859164</text:p>
          </table:table-cell>
          <table:table-cell office:value-type="float" office:value="5.073321538216294">
            <text:p>5.073321538216294</text:p>
          </table:table-cell>
          <table:table-cell office:value-type="float" office:value="7.1198627779333865">
            <text:p>7.1198627779333865</text:p>
          </table:table-cell>
          <table:table-cell office:value-type="float" office:value="0.113138256580821">
            <text:p>0.113138256580821</text:p>
          </table:table-cell>
          <table:table-cell office:value-type="float" office:value="0.243548429696358">
            <text:p>0.243548429696358</text:p>
          </table:table-cell>
          <table:table-cell office:value-type="float" office:value="0.2320529192648581">
            <text:p>0.2320529192648581</text:p>
          </table:table-cell>
          <table:table-cell office:value-type="float" office:value="0.2529425306354317">
            <text:p>0.2529425306354317</text:p>
          </table:table-cell>
          <table:table-cell office:value-type="float" office:value="10.962260479729949">
            <text:p>10.962260479729949</text:p>
          </table:table-cell>
          <table:table-cell office:value-type="float" office:value="87.28839794843375">
            <text:p>87.28839794843375</text:p>
          </table:table-cell>
          <table:table-cell office:value-type="float" office:value="201.643223081802">
            <text:p>201.643223081802</text:p>
          </table:table-cell>
          <table:table-cell office:value-type="float" office:value="282.9846418422361">
            <text:p>282.9846418422361</text:p>
          </table:table-cell>
          <table:table-cell office:value-type="float" office:value="4.496770515916">
            <text:p>4.496770515916</text:p>
          </table:table-cell>
          <table:table-cell office:value-type="float" office:value="9.680027171656777">
            <text:p>9.680027171656777</text:p>
          </table:table-cell>
          <table:table-cell office:value-type="float" office:value="9.223128913401872">
            <text:p>9.223128913401872</text:p>
          </table:table-cell>
          <table:table-cell office:value-type="float" office:value="10.053403228553934">
            <text:p>10.053403228553934</text:p>
          </table:table-cell>
          <table:table-cell office:value-type="float" office:value="1.4888384362898772">
            <text:p>1.4888384362898772</text:p>
          </table:table-cell>
          <table:table-cell office:value-type="float" office:value="45.271649728244086">
            <text:p>45.271649728244086</text:p>
          </table:table-cell>
          <table:table-cell office:value-type="float" office:value="10.086628249162318">
            <text:p>10.086628249162318</text:p>
          </table:table-cell>
          <table:table-cell office:value-type="float" office:value="0.699888949921302">
            <text:p>0.699888949921302</text:p>
          </table:table-cell>
          <table:table-cell office:value-type="float" office:value="2.1172411112097382">
            <text:p>2.1172411112097382</text:p>
          </table:table-cell>
          <table:table-cell office:value-type="float" office:value="5.320789703845306">
            <text:p>5.320789703845306</text:p>
          </table:table-cell>
          <table:table-cell office:value-type="float" office:value="6.199652602743088">
            <text:p>6.199652602743088</text:p>
          </table:table-cell>
          <table:table-cell office:value-type="float" office:value="26.367657008751245">
            <text:p>26.367657008751245</text:p>
          </table:table-cell>
          <table:table-cell office:value-type="float" office:value="0.0566156933936887">
            <text:p>0.0566156933936887</text:p>
          </table:table-cell>
          <table:table-cell office:value-type="float" office:value="0.0019837029703456">
            <text:p>0.0019837029703456</text:p>
          </table:table-cell>
          <table:table-cell office:value-type="float" office:value="0.0386843782807604">
            <text:p>0.0386843782807604</text:p>
          </table:table-cell>
          <table:table-cell office:value-type="float" office:value="0.3467159323793715">
            <text:p>0.3467159323793715</text:p>
          </table:table-cell>
          <table:table-cell office:value-type="float" office:value="0.1594089036475399">
            <text:p>0.1594089036475399</text:p>
          </table:table-cell>
          <table:table-cell office:value-type="float" office:value="0.0162844234397909">
            <text:p>0.0162844234397909</text:p>
          </table:table-cell>
          <table:table-cell office:value-type="float" office:value="0.0107173371409265">
            <text:p>0.0107173371409265</text:p>
          </table:table-cell>
          <table:table-cell office:value-type="float" office:value="0.0269531479341021">
            <text:p>0.0269531479341021</text:p>
          </table:table-cell>
          <table:table-cell office:value-type="float" office:value="0.0347008023579857">
            <text:p>0.0347008023579857</text:p>
          </table:table-cell>
          <table:table-cell office:value-type="float" office:value="0.0549931478200558">
            <text:p>0.0549931478200558</text:p>
          </table:table-cell>
          <table:table-cell office:value-type="float" office:value="0.2529425306354317">
            <text:p>0.2529425306354317</text:p>
          </table:table-cell>
          <table:table-cell office:value-type="float" office:value="21.834974471143926">
            <text:p>21.834974471143926</text:p>
          </table:table-cell>
          <table:table-cell office:value-type="float" office:value="0.7650547245732087">
            <text:p>0.7650547245732087</text:p>
          </table:table-cell>
          <table:table-cell office:value-type="float" office:value="14.919404171540876">
            <text:p>14.919404171540876</text:p>
          </table:table-cell>
          <table:table-cell office:value-type="float" office:value="133.71793364075225">
            <text:p>133.71793364075225</text:p>
          </table:table-cell>
          <table:table-cell office:value-type="float" office:value="61.47923186974672">
            <text:p>61.47923186974672</text:p>
          </table:table-cell>
          <table:table-cell office:value-type="float" office:value="6.280413588024185">
            <text:p>6.280413588024185</text:p>
          </table:table-cell>
          <table:table-cell office:value-type="float" office:value="4.13335541514115">
            <text:p>4.13335541514115</text:p>
          </table:table-cell>
          <table:table-cell office:value-type="float" office:value="10.39502056374517">
            <text:p>10.39502056374517</text:p>
          </table:table-cell>
          <table:table-cell office:value-type="float" office:value="13.383058445404355">
            <text:p>13.383058445404355</text:p>
          </table:table-cell>
          <table:table-cell office:value-type="float" office:value="21.20920731976095">
            <text:p>21.20920731976095</text:p>
          </table:table-cell>
          <table:table-cell office:value-type="float" office:value="97.55234579016695">
            <text:p>97.5523457901669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82.7169623282898">
            <text:p>482.7169623282898</text:p>
          </table:table-cell>
          <table:table-cell office:value-type="string" office:string-value="22">
            <text:p>22</text:p>
          </table:table-cell>
          <table:table-cell office:value-type="float" office:value="0.1028860382300999">
            <text:p>0.102886038230099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8858">
            <text:p>0.48858</text:p>
          </table:table-cell>
          <table:table-cell office:value-type="float" office:value="0.2754895611181348">
            <text:p>0.2754895611181348</text:p>
          </table:table-cell>
          <table:table-cell office:value-type="float" office:value="2.1970639462441324">
            <text:p>2.1970639462441324</text:p>
          </table:table-cell>
          <table:table-cell office:value-type="float" office:value="5.075589398686336">
            <text:p>5.075589398686336</text:p>
          </table:table-cell>
          <table:table-cell office:value-type="float" office:value="7.123171625612804">
            <text:p>7.123171625612804</text:p>
          </table:table-cell>
          <table:table-cell office:value-type="float" office:value="0.1132025494188783">
            <text:p>0.1132025494188783</text:p>
          </table:table-cell>
          <table:table-cell office:value-type="float" office:value="0.2432067685348313">
            <text:p>0.2432067685348313</text:p>
          </table:table-cell>
          <table:table-cell office:value-type="float" office:value="0.2317718861751997">
            <text:p>0.2317718861751997</text:p>
          </table:table-cell>
          <table:table-cell office:value-type="float" office:value="0.2538568789764606">
            <text:p>0.2538568789764606</text:p>
          </table:table-cell>
          <table:table-cell office:value-type="float" office:value="10.931441863896165">
            <text:p>10.931441863896165</text:p>
          </table:table-cell>
          <table:table-cell office:value-type="float" office:value="87.17962561685259">
            <text:p>87.17962561685259</text:p>
          </table:table-cell>
          <table:table-cell office:value-type="float" office:value="201.39968357260207">
            <text:p>201.39968357260207</text:p>
          </table:table-cell>
          <table:table-cell office:value-type="float" office:value="282.6478658425484">
            <text:p>282.6478658425484</text:p>
          </table:table-cell>
          <table:table-cell office:value-type="float" office:value="4.491883767917628">
            <text:p>4.491883767917628</text:p>
          </table:table-cell>
          <table:table-cell office:value-type="float" office:value="9.650458770031236">
            <text:p>9.650458770031236</text:p>
          </table:table-cell>
          <table:table-cell office:value-type="float" office:value="9.196721970613261">
            <text:p>9.196721970613261</text:p>
          </table:table-cell>
          <table:table-cell office:value-type="float" office:value="10.073055773940292">
            <text:p>10.073055773940292</text:p>
          </table:table-cell>
          <table:table-cell office:value-type="float" office:value="1.4846546043721085">
            <text:p>1.4846546043721085</text:p>
          </table:table-cell>
          <table:table-cell office:value-type="float" office:value="46.058926924442666">
            <text:p>46.058926924442666</text:p>
          </table:table-cell>
          <table:table-cell office:value-type="float" office:value="10.262582657133745">
            <text:p>10.262582657133745</text:p>
          </table:table-cell>
          <table:table-cell office:value-type="float" office:value="0.7012064091771076">
            <text:p>0.7012064091771076</text:p>
          </table:table-cell>
          <table:table-cell office:value-type="float" office:value="2.1230019711695807">
            <text:p>2.1230019711695807</text:p>
          </table:table-cell>
          <table:table-cell office:value-type="float" office:value="5.316171367915293">
            <text:p>5.316171367915293</text:p>
          </table:table-cell>
          <table:table-cell office:value-type="float" office:value="6.202467074463458">
            <text:p>6.202467074463458</text:p>
          </table:table-cell>
          <table:table-cell office:value-type="float" office:value="25.75597150617765">
            <text:p>25.75597150617765</text:p>
          </table:table-cell>
          <table:table-cell office:value-type="float" office:value="0.0566034694367865">
            <text:p>0.0566034694367865</text:p>
          </table:table-cell>
          <table:table-cell office:value-type="float" office:value="0.0019704457621323">
            <text:p>0.0019704457621323</text:p>
          </table:table-cell>
          <table:table-cell office:value-type="float" office:value="0.0386133667705079">
            <text:p>0.0386133667705079</text:p>
          </table:table-cell>
          <table:table-cell office:value-type="float" office:value="0.3469579628551331">
            <text:p>0.3469579628551331</text:p>
          </table:table-cell>
          <table:table-cell office:value-type="float" office:value="0.1595939360641223">
            <text:p>0.1595939360641223</text:p>
          </table:table-cell>
          <table:table-cell office:value-type="float" office:value="0.0161711796354082">
            <text:p>0.0161711796354082</text:p>
          </table:table-cell>
          <table:table-cell office:value-type="float" office:value="0.0105416573792572">
            <text:p>0.0105416573792572</text:p>
          </table:table-cell>
          <table:table-cell office:value-type="float" office:value="0.0270069612513617">
            <text:p>0.0270069612513617</text:p>
          </table:table-cell>
          <table:table-cell office:value-type="float" office:value="0.0346120709771516">
            <text:p>0.0346120709771516</text:p>
          </table:table-cell>
          <table:table-cell office:value-type="float" office:value="0.0540720708916772">
            <text:p>0.0540720708916772</text:p>
          </table:table-cell>
          <table:table-cell office:value-type="float" office:value="0.2538568789764606">
            <text:p>0.2538568789764606</text:p>
          </table:table-cell>
          <table:table-cell office:value-type="float" office:value="21.83026005768548">
            <text:p>21.83026005768548</text:p>
          </table:table-cell>
          <table:table-cell office:value-type="float" office:value="0.7599418170815974">
            <text:p>0.7599418170815974</text:p>
          </table:table-cell>
          <table:table-cell office:value-type="float" office:value="14.89201716238181">
            <text:p>14.89201716238181</text:p>
          </table:table-cell>
          <table:table-cell office:value-type="float" office:value="133.8112775343392">
            <text:p>133.8112775343392</text:p>
          </table:table-cell>
          <table:table-cell office:value-type="float" office:value="61.550593321850045">
            <text:p>61.550593321850045</text:p>
          </table:table-cell>
          <table:table-cell office:value-type="float" office:value="6.236738849987905">
            <text:p>6.236738849987905</text:p>
          </table:table-cell>
          <table:table-cell office:value-type="float" office:value="4.065601001458131">
            <text:p>4.065601001458131</text:p>
          </table:table-cell>
          <table:table-cell office:value-type="float" office:value="10.415774745812705">
            <text:p>10.415774745812705</text:p>
          </table:table-cell>
          <table:table-cell office:value-type="float" office:value="13.34883741375806">
            <text:p>13.34883741375806</text:p>
          </table:table-cell>
          <table:table-cell office:value-type="float" office:value="20.853975580793175">
            <text:p>20.853975580793175</text:p>
          </table:table-cell>
          <table:table-cell office:value-type="float" office:value="97.9049825148516">
            <text:p>97.904982514851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64.1509253156632">
            <text:p>464.1509253156632</text:p>
          </table:table-cell>
          <table:table-cell office:value-type="string" office:string-value="23">
            <text:p>23</text:p>
          </table:table-cell>
          <table:table-cell office:value-type="float" office:value="0.1026484172727057">
            <text:p>0.102648417272705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022399999999999">
            <text:p>0.4022399999999999</text:p>
          </table:table-cell>
          <table:table-cell office:value-type="float" office:value="0.2751718469713634">
            <text:p>0.2751718469713634</text:p>
          </table:table-cell>
          <table:table-cell office:value-type="float" office:value="2.1979562860004886">
            <text:p>2.1979562860004886</text:p>
          </table:table-cell>
          <table:table-cell office:value-type="float" office:value="5.077842428983015">
            <text:p>5.077842428983015</text:p>
          </table:table-cell>
          <table:table-cell office:value-type="float" office:value="7.12646655390312">
            <text:p>7.12646655390312</text:p>
          </table:table-cell>
          <table:table-cell office:value-type="float" office:value="0.113266972717491">
            <text:p>0.113266972717491</text:p>
          </table:table-cell>
          <table:table-cell office:value-type="float" office:value="0.2428689740821452">
            <text:p>0.2428689740821452</text:p>
          </table:table-cell>
          <table:table-cell office:value-type="float" office:value="0.2314984953101833">
            <text:p>0.2314984953101833</text:p>
          </table:table-cell>
          <table:table-cell office:value-type="float" office:value="0.254763112948568">
            <text:p>0.254763112948568</text:p>
          </table:table-cell>
          <table:table-cell office:value-type="float" office:value="10.893617298864443">
            <text:p>10.893617298864443</text:p>
          </table:table-cell>
          <table:table-cell office:value-type="float" office:value="87.01360579890476">
            <text:p>87.01360579890476</text:p>
          </table:table-cell>
          <table:table-cell office:value-type="float" office:value="201.02373383798172">
            <text:p>201.02373383798172</text:p>
          </table:table-cell>
          <table:table-cell office:value-type="float" office:value="282.12551605781454">
            <text:p>282.12551605781454</text:p>
          </table:table-cell>
          <table:table-cell office:value-type="float" office:value="4.484059931878406">
            <text:p>4.484059931878406</text:p>
          </table:table-cell>
          <table:table-cell office:value-type="float" office:value="9.614797758340638">
            <text:p>9.614797758340638</text:p>
          </table:table-cell>
          <table:table-cell office:value-type="float" office:value="9.164658524949123">
            <text:p>9.164658524949123</text:p>
          </table:table-cell>
          <table:table-cell office:value-type="float" office:value="10.085667864917502">
            <text:p>10.085667864917502</text:p>
          </table:table-cell>
          <table:table-cell office:value-type="float" office:value="1.4795192872259268">
            <text:p>1.4795192872259268</text:p>
          </table:table-cell>
          <table:table-cell office:value-type="float" office:value="46.84698556617481">
            <text:p>46.84698556617481</text:p>
          </table:table-cell>
          <table:table-cell office:value-type="float" office:value="10.43872159657764">
            <text:p>10.43872159657764</text:p>
          </table:table-cell>
          <table:table-cell office:value-type="float" office:value="0.7021271144370815">
            <text:p>0.7021271144370815</text:p>
          </table:table-cell>
          <table:table-cell office:value-type="float" office:value="2.1276901257515126">
            <text:p>2.1276901257515126</text:p>
          </table:table-cell>
          <table:table-cell office:value-type="float" office:value="5.308438000822286">
            <text:p>5.308438000822286</text:p>
          </table:table-cell>
          <table:table-cell office:value-type="float" office:value="6.201975654663583">
            <text:p>6.201975654663583</text:p>
          </table:table-cell>
          <table:table-cell office:value-type="float" office:value="25.14903242522143">
            <text:p>25.14903242522143</text:p>
          </table:table-cell>
          <table:table-cell office:value-type="float" office:value="0.0565897702974327">
            <text:p>0.0565897702974327</text:p>
          </table:table-cell>
          <table:table-cell office:value-type="float" office:value="0.0019568185415499">
            <text:p>0.0019568185415499</text:p>
          </table:table-cell>
          <table:table-cell office:value-type="float" office:value="0.0385374169610015">
            <text:p>0.0385374169610015</text:p>
          </table:table-cell>
          <table:table-cell office:value-type="float" office:value="0.3472037361084385">
            <text:p>0.3472037361084385</text:p>
          </table:table-cell>
          <table:table-cell office:value-type="float" office:value="0.1597793087704957">
            <text:p>0.1597793087704957</text:p>
          </table:table-cell>
          <table:table-cell office:value-type="float" office:value="0.0160571941095435">
            <text:p>0.0160571941095435</text:p>
          </table:table-cell>
          <table:table-cell office:value-type="float" office:value="0.0103679468935905">
            <text:p>0.0103679468935905</text:p>
          </table:table-cell>
          <table:table-cell office:value-type="float" office:value="0.0270600508202137">
            <text:p>0.0270600508202137</text:p>
          </table:table-cell>
          <table:table-cell office:value-type="float" office:value="0.0345203283029802">
            <text:p>0.0345203283029802</text:p>
          </table:table-cell>
          <table:table-cell office:value-type="float" office:value="0.0531643162461856">
            <text:p>0.0531643162461856</text:p>
          </table:table-cell>
          <table:table-cell office:value-type="float" office:value="0.254763112948568">
            <text:p>0.254763112948568</text:p>
          </table:table-cell>
          <table:table-cell office:value-type="float" office:value="21.82497671061088">
            <text:p>21.82497671061088</text:p>
          </table:table-cell>
          <table:table-cell office:value-type="float" office:value="0.7546862069195611">
            <text:p>0.7546862069195611</text:p>
          </table:table-cell>
          <table:table-cell office:value-type="float" office:value="14.862725599349467">
            <text:p>14.862725599349467</text:p>
          </table:table-cell>
          <table:table-cell office:value-type="float" office:value="133.9060649049415">
            <text:p>133.9060649049415</text:p>
          </table:table-cell>
          <table:table-cell office:value-type="float" office:value="61.62208601351709">
            <text:p>61.62208601351709</text:p>
          </table:table-cell>
          <table:table-cell office:value-type="float" office:value="6.1927780522276565">
            <text:p>6.1927780522276565</text:p>
          </table:table-cell>
          <table:table-cell office:value-type="float" office:value="3.998606078451069">
            <text:p>3.998606078451069</text:p>
          </table:table-cell>
          <table:table-cell office:value-type="float" office:value="10.436249799831822">
            <text:p>10.436249799831822</text:p>
          </table:table-cell>
          <table:table-cell office:value-type="float" office:value="13.3134550166104">
            <text:p>13.3134550166104</text:p>
          </table:table-cell>
          <table:table-cell office:value-type="float" office:value="20.50388184666644">
            <text:p>20.50388184666644</text:p>
          </table:table-cell>
          <table:table-cell office:value-type="float" office:value="98.25448977087424">
            <text:p>98.2544897708742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46.2989666496762">
            <text:p>446.2989666496762</text:p>
          </table:table-cell>
          <table:table-cell office:value-type="string" office:string-value="24">
            <text:p>24</text:p>
          </table:table-cell>
          <table:table-cell office:value-type="float" office:value="0.1023440388684733">
            <text:p>0.102344038868473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655569999999999">
            <text:p>0.4655569999999999</text:p>
          </table:table-cell>
          <table:table-cell office:value-type="float" office:value="0.2748575636775106">
            <text:p>0.2748575636775106</text:p>
          </table:table-cell>
          <table:table-cell office:value-type="float" office:value="2.198839313075845">
            <text:p>2.198839313075845</text:p>
          </table:table-cell>
          <table:table-cell office:value-type="float" office:value="5.080070806516802">
            <text:p>5.080070806516802</text:p>
          </table:table-cell>
          <table:table-cell office:value-type="float" office:value="7.129733321336114">
            <text:p>7.129733321336114</text:p>
          </table:table-cell>
          <table:table-cell office:value-type="float" office:value="0.1133312960678107">
            <text:p>0.1133312960678107</text:p>
          </table:table-cell>
          <table:table-cell office:value-type="float" office:value="0.2425350160743965">
            <text:p>0.2425350160743965</text:p>
          </table:table-cell>
          <table:table-cell office:value-type="float" office:value="0.231232413670672">
            <text:p>0.231232413670672</text:p>
          </table:table-cell>
          <table:table-cell office:value-type="float" office:value="0.2556605809321756">
            <text:p>0.2556605809321756</text:p>
          </table:table-cell>
          <table:table-cell office:value-type="float" office:value="10.848909896648244">
            <text:p>10.848909896648244</text:p>
          </table:table-cell>
          <table:table-cell office:value-type="float" office:value="86.79044253174257">
            <text:p>86.79044253174257</text:p>
          </table:table-cell>
          <table:table-cell office:value-type="float" office:value="200.51560419548107">
            <text:p>200.51560419548107</text:p>
          </table:table-cell>
          <table:table-cell office:value-type="float" office:value="281.4178855236467">
            <text:p>281.4178855236467</text:p>
          </table:table-cell>
          <table:table-cell office:value-type="float" office:value="4.473302473686467">
            <text:p>4.473302473686467</text:p>
          </table:table-cell>
          <table:table-cell office:value-type="float" office:value="9.573105796937377">
            <text:p>9.573105796937377</text:p>
          </table:table-cell>
          <table:table-cell office:value-type="float" office:value="9.126980489578122">
            <text:p>9.126980489578122</text:p>
          </table:table-cell>
          <table:table-cell office:value-type="float" office:value="10.09118530175222">
            <text:p>10.09118530175222</text:p>
          </table:table-cell>
          <table:table-cell office:value-type="float" office:value="1.4734492027201143">
            <text:p>1.4734492027201143</text:p>
          </table:table-cell>
          <table:table-cell office:value-type="float" office:value="47.63530699695925">
            <text:p>47.63530699695925</text:p>
          </table:table-cell>
          <table:table-cell office:value-type="float" office:value="10.614929142766266">
            <text:p>10.614929142766266</text:p>
          </table:table-cell>
          <table:table-cell office:value-type="float" office:value="0.7026471169226683">
            <text:p>0.7026471169226683</text:p>
          </table:table-cell>
          <table:table-cell office:value-type="float" office:value="2.1312995417865954">
            <text:p>2.1312995417865954</text:p>
          </table:table-cell>
          <table:table-cell office:value-type="float" office:value="5.297559294776043">
            <text:p>5.297559294776043</text:p>
          </table:table-cell>
          <table:table-cell office:value-type="float" office:value="6.198156430733905">
            <text:p>6.198156430733905</text:p>
          </table:table-cell>
          <table:table-cell office:value-type="float" office:value="24.54726852144736">
            <text:p>24.54726852144736</text:p>
          </table:table-cell>
          <table:table-cell office:value-type="float" office:value="0.0565760492105538">
            <text:p>0.0565760492105538</text:p>
          </table:table-cell>
          <table:table-cell office:value-type="float" office:value="0.0019428234070673">
            <text:p>0.0019428234070673</text:p>
          </table:table-cell>
          <table:table-cell office:value-type="float" office:value="0.0384567735163541">
            <text:p>0.0384567735163541</text:p>
          </table:table-cell>
          <table:table-cell office:value-type="float" office:value="0.3474522658567966">
            <text:p>0.3474522658567966</text:p>
          </table:table-cell>
          <table:table-cell office:value-type="float" office:value="0.1599646146325734">
            <text:p>0.1599646146325734</text:p>
          </table:table-cell>
          <table:table-cell office:value-type="float" office:value="0.0159425304134939">
            <text:p>0.0159425304134939</text:p>
          </table:table-cell>
          <table:table-cell office:value-type="float" office:value="0.0101961746641294">
            <text:p>0.0101961746641294</text:p>
          </table:table-cell>
          <table:table-cell office:value-type="float" office:value="0.0271123365779145">
            <text:p>0.0271123365779145</text:p>
          </table:table-cell>
          <table:table-cell office:value-type="float" office:value="0.0344258437707916">
            <text:p>0.0344258437707916</text:p>
          </table:table-cell>
          <table:table-cell office:value-type="float" office:value="0.0522700070181491">
            <text:p>0.0522700070181491</text:p>
          </table:table-cell>
          <table:table-cell office:value-type="float" office:value="0.2556605809321756">
            <text:p>0.2556605809321756</text:p>
          </table:table-cell>
          <table:table-cell office:value-type="float" office:value="21.81968489903429">
            <text:p>21.81968489903429</text:p>
          </table:table-cell>
          <table:table-cell office:value-type="float" office:value="0.7492887034036481">
            <text:p>0.7492887034036481</text:p>
          </table:table-cell>
          <table:table-cell office:value-type="float" office:value="14.831623842052297">
            <text:p>14.831623842052297</text:p>
          </table:table-cell>
          <table:table-cell office:value-type="float" office:value="134.00191537299077">
            <text:p>134.00191537299077</text:p>
          </table:table-cell>
          <table:table-cell office:value-type="float" office:value="61.69355292534463">
            <text:p>61.69355292534463</text:p>
          </table:table-cell>
          <table:table-cell office:value-type="float" office:value="6.148555704572199">
            <text:p>6.148555704572199</text:p>
          </table:table-cell>
          <table:table-cell office:value-type="float" office:value="3.93235868271481">
            <text:p>3.93235868271481</text:p>
          </table:table-cell>
          <table:table-cell office:value-type="float" office:value="10.456414848004316">
            <text:p>10.456414848004316</text:p>
          </table:table-cell>
          <table:table-cell office:value-type="float" office:value="13.2770151670812">
            <text:p>13.2770151670812</text:p>
          </table:table-cell>
          <table:table-cell office:value-type="float" office:value="20.15897360668957">
            <text:p>20.15897360668957</text:p>
          </table:table-cell>
          <table:table-cell office:value-type="float" office:value="98.60061624811219">
            <text:p>98.6006162481121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29.1336217785348">
            <text:p>429.1336217785348</text:p>
          </table:table-cell>
          <table:table-cell office:value-type="string" office:string-value="25">
            <text:p>25</text:p>
          </table:table-cell>
          <table:table-cell office:value-type="float" office:value="0.1019734817938547">
            <text:p>0.10197348179385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62156">
            <text:p>0.462156</text:p>
          </table:table-cell>
          <table:table-cell office:value-type="float" office:value="0.2745436690766794">
            <text:p>0.2745436690766794</text:p>
          </table:table-cell>
          <table:table-cell office:value-type="float" office:value="2.199722210775781">
            <text:p>2.199722210775781</text:p>
          </table:table-cell>
          <table:table-cell office:value-type="float" office:value="5.082295465365095">
            <text:p>5.082295465365095</text:p>
          </table:table-cell>
          <table:table-cell office:value-type="float" office:value="7.133002087911875">
            <text:p>7.133002087911875</text:p>
          </table:table-cell>
          <table:table-cell office:value-type="float" office:value="0.1133959822174555">
            <text:p>0.1133959822174555</text:p>
          </table:table-cell>
          <table:table-cell office:value-type="float" office:value="0.2422046340871993">
            <text:p>0.2422046340871993</text:p>
          </table:table-cell>
          <table:table-cell office:value-type="float" office:value="0.2309740410490088">
            <text:p>0.2309740410490088</text:p>
          </table:table-cell>
          <table:table-cell office:value-type="float" office:value="0.2565505469253232">
            <text:p>0.2565505469253232</text:p>
          </table:table-cell>
          <table:table-cell office:value-type="float" office:value="10.797284364953343">
            <text:p>10.797284364953343</text:p>
          </table:table-cell>
          <table:table-cell office:value-type="float" office:value="86.51092306563567">
            <text:p>86.51092306563567</text:p>
          </table:table-cell>
          <table:table-cell office:value-type="float" office:value="199.87708895568585">
            <text:p>199.87708895568585</text:p>
          </table:table-cell>
          <table:table-cell office:value-type="float" office:value="280.5275101699022">
            <text:p>280.5275101699022</text:p>
          </table:table-cell>
          <table:table-cell office:value-type="float" office:value="4.459649971032831">
            <text:p>4.459649971032831</text:p>
          </table:table-cell>
          <table:table-cell office:value-type="float" office:value="9.525451151519935">
            <text:p>9.525451151519935</text:p>
          </table:table-cell>
          <table:table-cell office:value-type="float" office:value="9.083773122562944">
            <text:p>9.083773122562944</text:p>
          </table:table-cell>
          <table:table-cell office:value-type="float" office:value="10.089648828738255">
            <text:p>10.089648828738255</text:p>
          </table:table-cell>
          <table:table-cell office:value-type="float" office:value="1.4664395533566184">
            <text:p>1.4664395533566184</text:p>
          </table:table-cell>
          <table:table-cell office:value-type="float" office:value="48.42365564627463">
            <text:p>48.42365564627463</text:p>
          </table:table-cell>
          <table:table-cell office:value-type="float" office:value="10.79115213470723">
            <text:p>10.79115213470723</text:p>
          </table:table-cell>
          <table:table-cell office:value-type="float" office:value="0.7027725387590836">
            <text:p>0.7027725387590836</text:p>
          </table:table-cell>
          <table:table-cell office:value-type="float" office:value="2.13382726000376">
            <text:p>2.13382726000376</text:p>
          </table:table-cell>
          <table:table-cell office:value-type="float" office:value="5.283635424585417">
            <text:p>5.283635424585417</text:p>
          </table:table-cell>
          <table:table-cell office:value-type="float" office:value="6.191075440333485">
            <text:p>6.191075440333485</text:p>
          </table:table-cell>
          <table:table-cell office:value-type="float" office:value="23.95129143466921">
            <text:p>23.95129143466921</text:p>
          </table:table-cell>
          <table:table-cell office:value-type="float" office:value="0.0565594983982">
            <text:p>0.0565594983982</text:p>
          </table:table-cell>
          <table:table-cell office:value-type="float" office:value="0.0019284828771788">
            <text:p>0.0019284828771788</text:p>
          </table:table-cell>
          <table:table-cell office:value-type="float" office:value="0.038371049173131">
            <text:p>0.038371049173131</text:p>
          </table:table-cell>
          <table:table-cell office:value-type="float" office:value="0.3477055218306075">
            <text:p>0.3477055218306075</text:p>
          </table:table-cell>
          <table:table-cell office:value-type="float" office:value="0.1601506366753595">
            <text:p>0.1601506366753595</text:p>
          </table:table-cell>
          <table:table-cell office:value-type="float" office:value="0.0158271401867029">
            <text:p>0.0158271401867029</text:p>
          </table:table-cell>
          <table:table-cell office:value-type="float" office:value="0.0100264476922813">
            <text:p>0.0100264476922813</text:p>
          </table:table-cell>
          <table:table-cell office:value-type="float" office:value="0.0271640208968405">
            <text:p>0.0271640208968405</text:p>
          </table:table-cell>
          <table:table-cell office:value-type="float" office:value="0.0343279971430913">
            <text:p>0.0343279971430913</text:p>
          </table:table-cell>
          <table:table-cell office:value-type="float" office:value="0.0513886582012826">
            <text:p>0.0513886582012826</text:p>
          </table:table-cell>
          <table:table-cell office:value-type="float" office:value="0.2565505469253232">
            <text:p>0.2565505469253232</text:p>
          </table:table-cell>
          <table:table-cell office:value-type="float" office:value="21.8133017472338">
            <text:p>21.8133017472338</text:p>
          </table:table-cell>
          <table:table-cell office:value-type="float" office:value="0.7437579912415573">
            <text:p>0.7437579912415573</text:p>
          </table:table-cell>
          <table:table-cell office:value-type="float" office:value="14.798562534601457">
            <text:p>14.798562534601457</text:p>
          </table:table-cell>
          <table:table-cell office:value-type="float" office:value="134.09958860441043">
            <text:p>134.09958860441043</text:p>
          </table:table-cell>
          <table:table-cell office:value-type="float" office:value="61.76529604658592">
            <text:p>61.76529604658592</text:p>
          </table:table-cell>
          <table:table-cell office:value-type="float" office:value="6.104053155805726">
            <text:p>6.104053155805726</text:p>
          </table:table-cell>
          <table:table-cell office:value-type="float" office:value="3.86690008148216">
            <text:p>3.86690008148216</text:p>
          </table:table-cell>
          <table:table-cell office:value-type="float" office:value="10.47634793928449">
            <text:p>10.47634793928449</text:p>
          </table:table-cell>
          <table:table-cell office:value-type="float" office:value="13.239278658176048">
            <text:p>13.239278658176048</text:p>
          </table:table-cell>
          <table:table-cell office:value-type="float" office:value="19.819063808488664">
            <text:p>19.819063808488664</text:p>
          </table:table-cell>
          <table:table-cell office:value-type="float" office:value="98.9438494326894">
            <text:p>98.943849432689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12.6284824793603">
            <text:p>412.6284824793603</text:p>
          </table:table-cell>
          <table:table-cell office:value-type="string" office:string-value="26">
            <text:p>26</text:p>
          </table:table-cell>
          <table:table-cell office:value-type="float" office:value="0.101537495408997">
            <text:p>0.10153749540899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688379999999999">
            <text:p>0.3688379999999999</text:p>
          </table:table-cell>
          <table:table-cell office:value-type="float" office:value="0.274228030201232">
            <text:p>0.274228030201232</text:p>
          </table:table-cell>
          <table:table-cell office:value-type="float" office:value="2.2006114225371207">
            <text:p>2.2006114225371207</text:p>
          </table:table-cell>
          <table:table-cell office:value-type="float" office:value="5.084531078470683">
            <text:p>5.084531078470683</text:p>
          </table:table-cell>
          <table:table-cell office:value-type="float" office:value="7.136293951980887">
            <text:p>7.136293951980887</text:p>
          </table:table-cell>
          <table:table-cell office:value-type="float" office:value="0.1134613526660597">
            <text:p>0.1134613526660597</text:p>
          </table:table-cell>
          <table:table-cell office:value-type="float" office:value="0.2418776507139175">
            <text:p>0.2418776507139175</text:p>
          </table:table-cell>
          <table:table-cell office:value-type="float" office:value="0.2307236563548579">
            <text:p>0.2307236563548579</text:p>
          </table:table-cell>
          <table:table-cell office:value-type="float" office:value="0.2574338948466146">
            <text:p>0.2574338948466146</text:p>
          </table:table-cell>
          <table:table-cell office:value-type="float" office:value="10.738760298996304">
            <text:p>10.738760298996304</text:p>
          </table:table-cell>
          <table:table-cell office:value-type="float" office:value="86.17586816532966">
            <text:p>86.17586816532966</text:p>
          </table:table-cell>
          <table:table-cell office:value-type="float" office:value="199.11006341848608">
            <text:p>199.11006341848608</text:p>
          </table:table-cell>
          <table:table-cell office:value-type="float" office:value="279.45702748644646">
            <text:p>279.45702748644646</text:p>
          </table:table-cell>
          <table:table-cell office:value-type="float" office:value="4.443142696195565">
            <text:p>4.443142696195565</text:p>
          </table:table-cell>
          <table:table-cell office:value-type="float" office:value="9.471920542896578">
            <text:p>9.471920542896578</text:p>
          </table:table-cell>
          <table:table-cell office:value-type="float" office:value="9.035130504655768">
            <text:p>9.035130504655768</text:p>
          </table:table-cell>
          <table:table-cell office:value-type="float" office:value="10.081102531955516">
            <text:p>10.081102531955516</text:p>
          </table:table-cell>
          <table:table-cell office:value-type="float" office:value="1.4584929963078896">
            <text:p>1.4584929963078896</text:p>
          </table:table-cell>
          <table:table-cell office:value-type="float" office:value="49.211747697212175">
            <text:p>49.211747697212175</text:p>
          </table:table-cell>
          <table:table-cell office:value-type="float" office:value="10.967326657141626">
            <text:p>10.967326657141626</text:p>
          </table:table-cell>
          <table:table-cell office:value-type="float" office:value="0.7025085215483539">
            <text:p>0.7025085215483539</text:p>
          </table:table-cell>
          <table:table-cell office:value-type="float" office:value="2.13527269595688">
            <text:p>2.13527269595688</text:p>
          </table:table-cell>
          <table:table-cell office:value-type="float" office:value="5.266750148733067">
            <text:p>5.266750148733067</text:p>
          </table:table-cell>
          <table:table-cell office:value-type="float" office:value="6.180790478987712">
            <text:p>6.180790478987712</text:p>
          </table:table-cell>
          <table:table-cell office:value-type="float" office:value="23.361641029606176">
            <text:p>23.361641029606176</text:p>
          </table:table-cell>
          <table:table-cell office:value-type="float" office:value="0.0565381445587062">
            <text:p>0.0565381445587062</text:p>
          </table:table-cell>
          <table:table-cell office:value-type="float" office:value="0.0019138153044915">
            <text:p>0.0019138153044915</text:p>
          </table:table-cell>
          <table:table-cell office:value-type="float" office:value="0.0382800012993556">
            <text:p>0.0382800012993556</text:p>
          </table:table-cell>
          <table:table-cell office:value-type="float" office:value="0.3479648562431965">
            <text:p>0.3479648562431965</text:p>
          </table:table-cell>
          <table:table-cell office:value-type="float" office:value="0.1603379053108568">
            <text:p>0.1603379053108568</text:p>
          </table:table-cell>
          <table:table-cell office:value-type="float" office:value="0.0157110084921128">
            <text:p>0.0157110084921128</text:p>
          </table:table-cell>
          <table:table-cell office:value-type="float" office:value="0.0098588385566242">
            <text:p>0.0098588385566242</text:p>
          </table:table-cell>
          <table:table-cell office:value-type="float" office:value="0.027215245431268">
            <text:p>0.027215245431268</text:p>
          </table:table-cell>
          <table:table-cell office:value-type="float" office:value="0.0342263599945453">
            <text:p>0.0342263599945453</text:p>
          </table:table-cell>
          <table:table-cell office:value-type="float" office:value="0.0505199299622277">
            <text:p>0.0505199299622277</text:p>
          </table:table-cell>
          <table:table-cell office:value-type="float" office:value="0.2574338948466146">
            <text:p>0.2574338948466146</text:p>
          </table:table-cell>
          <table:table-cell office:value-type="float" office:value="21.805066211956238">
            <text:p>21.805066211956238</text:p>
          </table:table-cell>
          <table:table-cell office:value-type="float" office:value="0.7381011484832584">
            <text:p>0.7381011484832584</text:p>
          </table:table-cell>
          <table:table-cell office:value-type="float" office:value="14.763448101122476">
            <text:p>14.763448101122476</text:p>
          </table:table-cell>
          <table:table-cell office:value-type="float" office:value="134.1996061073136">
            <text:p>134.1996061073136</text:p>
          </table:table-cell>
          <table:table-cell office:value-type="float" office:value="61.83751994123818">
            <text:p>61.83751994123818</text:p>
          </table:table-cell>
          <table:table-cell office:value-type="float" office:value="6.059264645153152">
            <text:p>6.059264645153152</text:p>
          </table:table-cell>
          <table:table-cell office:value-type="float" office:value="3.8022582661332818">
            <text:p>3.8022582661332818</text:p>
          </table:table-cell>
          <table:table-cell office:value-type="float" office:value="10.496103705477152">
            <text:p>10.496103705477152</text:p>
          </table:table-cell>
          <table:table-cell office:value-type="float" office:value="13.200080259096316">
            <text:p>13.200080259096316</text:p>
          </table:table-cell>
          <table:table-cell office:value-type="float" office:value="19.484021388532376">
            <text:p>19.484021388532376</text:p>
          </table:table-cell>
          <table:table-cell office:value-type="float" office:value="99.28453022549384">
            <text:p>99.284530225493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96.7581562301542">
            <text:p>396.7581562301542</text:p>
          </table:table-cell>
          <table:table-cell office:value-type="string" office:string-value="27">
            <text:p>27</text:p>
          </table:table-cell>
          <table:table-cell office:value-type="float" office:value="0.1010370414228088">
            <text:p>0.101037041422808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602539999999999">
            <text:p>0.4602539999999999</text:p>
          </table:table-cell>
          <table:table-cell office:value-type="float" office:value="0.2738505671750523">
            <text:p>0.2738505671750523</text:p>
          </table:table-cell>
          <table:table-cell office:value-type="float" office:value="2.20168824280833">
            <text:p>2.20168824280833</text:p>
          </table:table-cell>
          <table:table-cell office:value-type="float" office:value="5.087191142158654">
            <text:p>5.087191142158654</text:p>
          </table:table-cell>
          <table:table-cell office:value-type="float" office:value="7.140205566424033">
            <text:p>7.140205566424033</text:p>
          </table:table-cell>
          <table:table-cell office:value-type="float" office:value="0.113536735553716">
            <text:p>0.113536735553716</text:p>
          </table:table-cell>
          <table:table-cell office:value-type="float" office:value="0.2415516380290322">
            <text:p>0.2415516380290322</text:p>
          </table:table-cell>
          <table:table-cell office:value-type="float" office:value="0.2304916656244676">
            <text:p>0.2304916656244676</text:p>
          </table:table-cell>
          <table:table-cell office:value-type="float" office:value="0.2583365319581668">
            <text:p>0.2583365319581668</text:p>
          </table:table-cell>
          <table:table-cell office:value-type="float" office:value="10.671122937476852">
            <text:p>10.671122937476852</text:p>
          </table:table-cell>
          <table:table-cell office:value-type="float" office:value="85.79308836701004">
            <text:p>85.79308836701004</text:p>
          </table:table-cell>
          <table:table-cell office:value-type="float" office:value="198.23235220731624">
            <text:p>198.23235220731624</text:p>
          </table:table-cell>
          <table:table-cell office:value-type="float" office:value="278.2320744636699">
            <text:p>278.2320744636699</text:p>
          </table:table-cell>
          <table:table-cell office:value-type="float" office:value="4.424180952084864">
            <text:p>4.424180952084864</text:p>
          </table:table-cell>
          <table:table-cell office:value-type="float" office:value="9.41253199416975">
            <text:p>9.41253199416975</text:p>
          </table:table-cell>
          <table:table-cell office:value-type="float" office:value="8.981558538713044">
            <text:p>8.981558538713044</text:p>
          </table:table-cell>
          <table:table-cell office:value-type="float" office:value="10.066588213435526">
            <text:p>10.066588213435526</text:p>
          </table:table-cell>
          <table:table-cell office:value-type="float" office:value="1.44930870702531">
            <text:p>1.44930870702531</text:p>
          </table:table-cell>
          <table:table-cell office:value-type="float" office:value="50.00320630878153">
            <text:p>50.00320630878153</text:p>
          </table:table-cell>
          <table:table-cell office:value-type="float" office:value="11.144254775375924">
            <text:p>11.144254775375924</text:p>
          </table:table-cell>
          <table:table-cell office:value-type="float" office:value="0.7019775595141835">
            <text:p>0.7019775595141835</text:p>
          </table:table-cell>
          <table:table-cell office:value-type="float" office:value="2.1356484336731727">
            <text:p>2.1356484336731727</text:p>
          </table:table-cell>
          <table:table-cell office:value-type="float" office:value="5.248609600339215">
            <text:p>5.248609600339215</text:p>
          </table:table-cell>
          <table:table-cell office:value-type="float" office:value="6.1684126502685634">
            <text:p>6.1684126502685634</text:p>
          </table:table-cell>
          <table:table-cell office:value-type="float" office:value="22.781232245328304">
            <text:p>22.781232245328304</text:p>
          </table:table-cell>
          <table:table-cell office:value-type="float" office:value="0.0564540929489232">
            <text:p>0.0564540929489232</text:p>
          </table:table-cell>
          <table:table-cell office:value-type="float" office:value="0.0018990849666909">
            <text:p>0.0018990849666909</text:p>
          </table:table-cell>
          <table:table-cell office:value-type="float" office:value="0.0381753342402451">
            <text:p>0.0381753342402451</text:p>
          </table:table-cell>
          <table:table-cell office:value-type="float" office:value="0.3482698128897929">
            <text:p>0.3482698128897929</text:p>
          </table:table-cell>
          <table:table-cell office:value-type="float" office:value="0.1605422513997121">
            <text:p>0.1605422513997121</text:p>
          </table:table-cell>
          <table:table-cell office:value-type="float" office:value="0.0155928080249543">
            <text:p>0.0155928080249543</text:p>
          </table:table-cell>
          <table:table-cell office:value-type="float" office:value="0.0096951051118404">
            <text:p>0.0096951051118404</text:p>
          </table:table-cell>
          <table:table-cell office:value-type="float" office:value="0.0272697462389115">
            <text:p>0.0272697462389115</text:p>
          </table:table-cell>
          <table:table-cell office:value-type="float" office:value="0.0341091389670114">
            <text:p>0.0341091389670114</text:p>
          </table:table-cell>
          <table:table-cell office:value-type="float" office:value="0.0496560932537508">
            <text:p>0.0496560932537508</text:p>
          </table:table-cell>
          <table:table-cell office:value-type="float" office:value="0.2583365319581668">
            <text:p>0.2583365319581668</text:p>
          </table:table-cell>
          <table:table-cell office:value-type="float" office:value="21.772650027611245">
            <text:p>21.772650027611245</text:p>
          </table:table-cell>
          <table:table-cell office:value-type="float" office:value="0.7324200991036806">
            <text:p>0.7324200991036806</text:p>
          </table:table-cell>
          <table:table-cell office:value-type="float" office:value="14.72308115643533">
            <text:p>14.72308115643533</text:p>
          </table:table-cell>
          <table:table-cell office:value-type="float" office:value="134.31721873720647">
            <text:p>134.31721873720647</text:p>
          </table:table-cell>
          <table:table-cell office:value-type="float" office:value="61.91633009732698">
            <text:p>61.91633009732698</text:p>
          </table:table-cell>
          <table:table-cell office:value-type="float" office:value="6.013678270984137">
            <text:p>6.013678270984137</text:p>
          </table:table-cell>
          <table:table-cell office:value-type="float" office:value="3.7391111884835215">
            <text:p>3.7391111884835215</text:p>
          </table:table-cell>
          <table:table-cell office:value-type="float" office:value="10.517123031961013">
            <text:p>10.517123031961013</text:p>
          </table:table-cell>
          <table:table-cell office:value-type="float" office:value="13.154871625407308">
            <text:p>13.154871625407308</text:p>
          </table:table-cell>
          <table:table-cell office:value-type="float" office:value="19.150865485174087">
            <text:p>19.150865485174087</text:p>
          </table:table-cell>
          <table:table-cell office:value-type="float" office:value="99.63265028030621">
            <text:p>99.6326502803062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81.498227144379">
            <text:p>381.498227144379</text:p>
          </table:table-cell>
          <table:table-cell office:value-type="string" office:string-value="28">
            <text:p>28</text:p>
          </table:table-cell>
          <table:table-cell office:value-type="float" office:value="0.100473095473632">
            <text:p>0.10047309547363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675689999999999">
            <text:p>0.3675689999999999</text:p>
          </table:table-cell>
          <table:table-cell office:value-type="float" office:value="0.2735520196188383">
            <text:p>0.2735520196188383</text:p>
          </table:table-cell>
          <table:table-cell office:value-type="float" office:value="2.202528019457283">
            <text:p>2.202528019457283</text:p>
          </table:table-cell>
          <table:table-cell office:value-type="float" office:value="5.0893069863162195">
            <text:p>5.0893069863162195</text:p>
          </table:table-cell>
          <table:table-cell office:value-type="float" office:value="7.143338790011147">
            <text:p>7.143338790011147</text:p>
          </table:table-cell>
          <table:table-cell office:value-type="float" office:value="0.1136002467787274">
            <text:p>0.1136002467787274</text:p>
          </table:table-cell>
          <table:table-cell office:value-type="float" office:value="0.2412322205921814">
            <text:p>0.2412322205921814</text:p>
          </table:table-cell>
          <table:table-cell office:value-type="float" office:value="0.2302535738212903">
            <text:p>0.2302535738212903</text:p>
          </table:table-cell>
          <table:table-cell office:value-type="float" office:value="0.2591977077092637">
            <text:p>0.2591977077092637</text:p>
          </table:table-cell>
          <table:table-cell office:value-type="float" office:value="10.599992695088236">
            <text:p>10.599992695088236</text:p>
          </table:table-cell>
          <table:table-cell office:value-type="float" office:value="85.34676859452647">
            <text:p>85.34676859452647</text:p>
          </table:table-cell>
          <table:table-cell office:value-type="float" office:value="197.20789103725696">
            <text:p>197.20789103725696</text:p>
          </table:table-cell>
          <table:table-cell office:value-type="float" office:value="276.8005116473435">
            <text:p>276.8005116473435</text:p>
          </table:table-cell>
          <table:table-cell office:value-type="float" office:value="4.401948074419577">
            <text:p>4.401948074419577</text:p>
          </table:table-cell>
          <table:table-cell office:value-type="float" office:value="9.34761797650038">
            <text:p>9.34761797650038</text:p>
          </table:table-cell>
          <table:table-cell office:value-type="float" office:value="8.92220135652604">
            <text:p>8.92220135652604</text:p>
          </table:table-cell>
          <table:table-cell office:value-type="float" office:value="10.04377087813174">
            <text:p>10.04377087813174</text:p>
          </table:table-cell>
          <table:table-cell office:value-type="float" office:value="1.4396500726433872">
            <text:p>1.4396500726433872</text:p>
          </table:table-cell>
          <table:table-cell office:value-type="float" office:value="50.78818988494668">
            <text:p>50.78818988494668</text:p>
          </table:table-cell>
          <table:table-cell office:value-type="float" office:value="11.319753841944332">
            <text:p>11.319753841944332</text:p>
          </table:table-cell>
          <table:table-cell office:value-type="float" office:value="0.7008988787003828">
            <text:p>0.7008988787003828</text:p>
          </table:table-cell>
          <table:table-cell office:value-type="float" office:value="2.134932972295552">
            <text:p>2.134932972295552</text:p>
          </table:table-cell>
          <table:table-cell office:value-type="float" office:value="5.225335097543468">
            <text:p>5.225335097543468</text:p>
          </table:table-cell>
          <table:table-cell office:value-type="float" office:value="6.151436844226804">
            <text:p>6.151436844226804</text:p>
          </table:table-cell>
          <table:table-cell office:value-type="float" office:value="22.204582339931154">
            <text:p>22.204582339931154</text:p>
          </table:table-cell>
          <table:table-cell office:value-type="float" office:value="0.056443021085875">
            <text:p>0.056443021085875</text:p>
          </table:table-cell>
          <table:table-cell office:value-type="float" office:value="0.0018837015105297">
            <text:p>0.0018837015105297</text:p>
          </table:table-cell>
          <table:table-cell office:value-type="float" office:value="0.0380767634452539">
            <text:p>0.0380767634452539</text:p>
          </table:table-cell>
          <table:table-cell office:value-type="float" office:value="0.3485274774230937">
            <text:p>0.3485274774230937</text:p>
          </table:table-cell>
          <table:table-cell office:value-type="float" office:value="0.1607264194917894">
            <text:p>0.1607264194917894</text:p>
          </table:table-cell>
          <table:table-cell office:value-type="float" office:value="0.015475822064793">
            <text:p>0.015475822064793</text:p>
          </table:table-cell>
          <table:table-cell office:value-type="float" office:value="0.0095311245490863">
            <text:p>0.0095311245490863</text:p>
          </table:table-cell>
          <table:table-cell office:value-type="float" office:value="0.0273187801424885">
            <text:p>0.0273187801424885</text:p>
          </table:table-cell>
          <table:table-cell office:value-type="float" office:value="0.0340040041530202">
            <text:p>0.0340040041530202</text:p>
          </table:table-cell>
          <table:table-cell office:value-type="float" office:value="0.0488151784248057">
            <text:p>0.0488151784248057</text:p>
          </table:table-cell>
          <table:table-cell office:value-type="float" office:value="0.2591977077092637">
            <text:p>0.2591977077092637</text:p>
          </table:table-cell>
          <table:table-cell office:value-type="float" office:value="21.768379942189412">
            <text:p>21.768379942189412</text:p>
          </table:table-cell>
          <table:table-cell office:value-type="float" office:value="0.7264871615659906">
            <text:p>0.7264871615659906</text:p>
          </table:table-cell>
          <table:table-cell office:value-type="float" office:value="14.685065357931071">
            <text:p>14.685065357931071</text:p>
          </table:table-cell>
          <table:table-cell office:value-type="float" office:value="134.4165922177646">
            <text:p>134.4165922177646</text:p>
          </table:table-cell>
          <table:table-cell office:value-type="float" office:value="61.98735820539844">
            <text:p>61.98735820539844</text:p>
          </table:table-cell>
          <table:table-cell office:value-type="float" office:value="5.968560295728729">
            <text:p>5.968560295728729</text:p>
          </table:table-cell>
          <table:table-cell office:value-type="float" office:value="3.675868804846127">
            <text:p>3.675868804846127</text:p>
          </table:table-cell>
          <table:table-cell office:value-type="float" office:value="10.536033937553576">
            <text:p>10.536033937553576</text:p>
          </table:table-cell>
          <table:table-cell office:value-type="float" office:value="13.114324281695303">
            <text:p>13.114324281695303</text:p>
          </table:table-cell>
          <table:table-cell office:value-type="float" office:value="18.82654986309483">
            <text:p>18.82654986309483</text:p>
          </table:table-cell>
          <table:table-cell office:value-type="float" office:value="99.9647799322317">
            <text:p>99.964779932231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66.8252184080567">
            <text:p>366.8252184080567</text:p>
          </table:table-cell>
          <table:table-cell office:value-type="string" office:string-value="29">
            <text:p>29</text:p>
          </table:table-cell>
          <table:table-cell office:value-type="float" office:value="0.0998470140889555">
            <text:p>0.099847014088955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58799">
            <text:p>0.458799</text:p>
          </table:table-cell>
          <table:table-cell office:value-type="float" office:value="0.2731776248327998">
            <text:p>0.2731776248327998</text:p>
          </table:table-cell>
          <table:table-cell office:value-type="float" office:value="2.203597756112033">
            <text:p>2.203597756112033</text:p>
          </table:table-cell>
          <table:table-cell office:value-type="float" office:value="5.09194375804325">
            <text:p>5.09194375804325</text:p>
          </table:table-cell>
          <table:table-cell office:value-type="float" office:value="7.14723061257812">
            <text:p>7.14723061257812</text:p>
          </table:table-cell>
          <table:table-cell office:value-type="float" office:value="0.1136759333352861">
            <text:p>0.1136759333352861</text:p>
          </table:table-cell>
          <table:table-cell office:value-type="float" office:value="0.2409134628864103">
            <text:p>0.2409134628864103</text:p>
          </table:table-cell>
          <table:table-cell office:value-type="float" office:value="0.2300364721530111">
            <text:p>0.2300364721530111</text:p>
          </table:table-cell>
          <table:table-cell office:value-type="float" office:value="0.2600842606777222">
            <text:p>0.2600842606777222</text:p>
          </table:table-cell>
          <table:table-cell office:value-type="float" office:value="10.519523409859332">
            <text:p>10.519523409859332</text:p>
          </table:table-cell>
          <table:table-cell office:value-type="float" office:value="84.85613781700452">
            <text:p>84.85613781700452</text:p>
          </table:table-cell>
          <table:table-cell office:value-type="float" office:value="196.08055966226289">
            <text:p>196.08055966226289</text:p>
          </table:table-cell>
          <table:table-cell office:value-type="float" office:value="275.2255415892738">
            <text:p>275.2255415892738</text:p>
          </table:table-cell>
          <table:table-cell office:value-type="float" office:value="4.377432604848432">
            <text:p>4.377432604848432</text:p>
          </table:table-cell>
          <table:table-cell office:value-type="float" office:value="9.277095128618253">
            <text:p>9.277095128618253</text:p>
          </table:table-cell>
          <table:table-cell office:value-type="float" office:value="8.858243992040546">
            <text:p>8.858243992040546</text:p>
          </table:table-cell>
          <table:table-cell office:value-type="float" office:value="10.01532417016152">
            <text:p>10.01532417016152</text:p>
          </table:table-cell>
          <table:table-cell office:value-type="float" office:value="1.4287230325019524">
            <text:p>1.4287230325019524</text:p>
          </table:table-cell>
          <table:table-cell office:value-type="float" office:value="51.57676373984265">
            <text:p>51.57676373984265</text:p>
          </table:table-cell>
          <table:table-cell office:value-type="float" office:value="11.49605370077542">
            <text:p>11.49605370077542</text:p>
          </table:table-cell>
          <table:table-cell office:value-type="float" office:value="0.6995863882909376">
            <text:p>0.6995863882909376</text:p>
          </table:table-cell>
          <table:table-cell office:value-type="float" office:value="2.133161575613544">
            <text:p>2.133161575613544</text:p>
          </table:table-cell>
          <table:table-cell office:value-type="float" office:value="5.201289232515281">
            <text:p>5.201289232515281</text:p>
          </table:table-cell>
          <table:table-cell office:value-type="float" office:value="6.132697364880562">
            <text:p>6.132697364880562</text:p>
          </table:table-cell>
          <table:table-cell office:value-type="float" office:value="21.638421781156772">
            <text:p>21.638421781156772</text:p>
          </table:table-cell>
          <table:table-cell office:value-type="float" office:value="0.0563555082350304">
            <text:p>0.0563555082350304</text:p>
          </table:table-cell>
          <table:table-cell office:value-type="float" office:value="0.0018683279127357">
            <text:p>0.0018683279127357</text:p>
          </table:table-cell>
          <table:table-cell office:value-type="float" office:value="0.0379628916581342">
            <text:p>0.0379628916581342</text:p>
          </table:table-cell>
          <table:table-cell office:value-type="float" office:value="0.3488397404399767">
            <text:p>0.3488397404399767</text:p>
          </table:table-cell>
          <table:table-cell office:value-type="float" office:value="0.1609312032726062">
            <text:p>0.1609312032726062</text:p>
          </table:table-cell>
          <table:table-cell office:value-type="float" office:value="0.0153566172163563">
            <text:p>0.0153566172163563</text:p>
          </table:table-cell>
          <table:table-cell office:value-type="float" office:value="0.0093713821316703">
            <text:p>0.0093713821316703</text:p>
          </table:table-cell>
          <table:table-cell office:value-type="float" office:value="0.0273719408284614">
            <text:p>0.0273719408284614</text:p>
          </table:table-cell>
          <table:table-cell office:value-type="float" office:value="0.0338806379487003">
            <text:p>0.0338806379487003</text:p>
          </table:table-cell>
          <table:table-cell office:value-type="float" office:value="0.0479774896786056">
            <text:p>0.0479774896786056</text:p>
          </table:table-cell>
          <table:table-cell office:value-type="float" office:value="0.2600842606777222">
            <text:p>0.2600842606777222</text:p>
          </table:table-cell>
          <table:table-cell office:value-type="float" office:value="21.734628861004207">
            <text:p>21.734628861004207</text:p>
          </table:table-cell>
          <table:table-cell office:value-type="float" office:value="0.7205580261047971">
            <text:p>0.7205580261047971</text:p>
          </table:table-cell>
          <table:table-cell office:value-type="float" office:value="14.641148425792643">
            <text:p>14.641148425792643</text:p>
          </table:table-cell>
          <table:table-cell office:value-type="float" office:value="134.53702269548583">
            <text:p>134.53702269548583</text:p>
          </table:table-cell>
          <table:table-cell office:value-type="float" office:value="62.06633716614605">
            <text:p>62.06633716614605</text:p>
          </table:table-cell>
          <table:table-cell office:value-type="float" office:value="5.92258656183217">
            <text:p>5.92258656183217</text:p>
          </table:table-cell>
          <table:table-cell office:value-type="float" office:value="3.6142609467213105">
            <text:p>3.6142609467213105</text:p>
          </table:table-cell>
          <table:table-cell office:value-type="float" office:value="10.556536419312723">
            <text:p>10.556536419312723</text:p>
          </table:table-cell>
          <table:table-cell office:value-type="float" office:value="13.066745637675256">
            <text:p>13.066745637675256</text:p>
          </table:table-cell>
          <table:table-cell office:value-type="float" office:value="18.503478444347824">
            <text:p>18.503478444347824</text:p>
          </table:table-cell>
          <table:table-cell office:value-type="float" office:value="100.30669681557714">
            <text:p>100.3066968155771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52.716556161593">
            <text:p>352.716556161593</text:p>
          </table:table-cell>
          <table:table-cell office:value-type="string" office:string-value="30">
            <text:p>30</text:p>
          </table:table-cell>
          <table:table-cell office:value-type="float" office:value="0.0991601230276013">
            <text:p>0.099160123027601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58409">
            <text:p>0.458409</text:p>
          </table:table-cell>
          <table:table-cell office:value-type="float" office:value="0.2728177136624269">
            <text:p>0.2728177136624269</text:p>
          </table:table-cell>
          <table:table-cell office:value-type="float" office:value="2.2046248802768105">
            <text:p>2.2046248802768105</text:p>
          </table:table-cell>
          <table:table-cell office:value-type="float" office:value="5.094479754465165">
            <text:p>5.094479754465165</text:p>
          </table:table-cell>
          <table:table-cell office:value-type="float" office:value="7.150983744619217">
            <text:p>7.150983744619217</text:p>
          </table:table-cell>
          <table:table-cell office:value-type="float" office:value="0.113749740770742">
            <text:p>0.113749740770742</text:p>
          </table:table-cell>
          <table:table-cell office:value-type="float" office:value="0.2405986875415099">
            <text:p>0.2405986875415099</text:p>
          </table:table-cell>
          <table:table-cell office:value-type="float" office:value="0.2298243898839056">
            <text:p>0.2298243898839056</text:p>
          </table:table-cell>
          <table:table-cell office:value-type="float" office:value="0.2609571235043456">
            <text:p>0.2609571235043456</text:p>
          </table:table-cell>
          <table:table-cell office:value-type="float" office:value="10.43339091708103">
            <text:p>10.43339091708103</text:p>
          </table:table-cell>
          <table:table-cell office:value-type="float" office:value="84.31165591363423">
            <text:p>84.31165591363423</text:p>
          </table:table-cell>
          <table:table-cell office:value-type="float" office:value="194.82862048781385">
            <text:p>194.82862048781385</text:p>
          </table:table-cell>
          <table:table-cell office:value-type="float" office:value="273.4756766623382">
            <text:p>273.4756766623382</text:p>
          </table:table-cell>
          <table:table-cell office:value-type="float" office:value="4.350140964989804">
            <text:p>4.350140964989804</text:p>
          </table:table-cell>
          <table:table-cell office:value-type="float" office:value="9.201235973860909">
            <text:p>9.201235973860909</text:p>
          </table:table-cell>
          <table:table-cell office:value-type="float" office:value="8.789193596517803">
            <text:p>8.789193596517803</text:p>
          </table:table-cell>
          <table:table-cell office:value-type="float" office:value="9.97980536368964">
            <text:p>9.97980536368964</text:p>
          </table:table-cell>
          <table:table-cell office:value-type="float" office:value="1.417026851993624">
            <text:p>1.417026851993624</text:p>
          </table:table-cell>
          <table:table-cell office:value-type="float" office:value="52.362389107976576">
            <text:p>52.362389107976576</text:p>
          </table:table-cell>
          <table:table-cell office:value-type="float" office:value="11.671704026935103">
            <text:p>11.671704026935103</text:p>
          </table:table-cell>
          <table:table-cell office:value-type="float" office:value="0.6978633204222151">
            <text:p>0.6978633204222151</text:p>
          </table:table-cell>
          <table:table-cell office:value-type="float" office:value="2.1303258587364646">
            <text:p>2.1303258587364646</text:p>
          </table:table-cell>
          <table:table-cell office:value-type="float" office:value="5.174002830944904">
            <text:p>5.174002830944904</text:p>
          </table:table-cell>
          <table:table-cell office:value-type="float" office:value="6.110610945557292">
            <text:p>6.110610945557292</text:p>
          </table:table-cell>
          <table:table-cell office:value-type="float" office:value="21.07941087935485">
            <text:p>21.07941087935485</text:p>
          </table:table-cell>
          <table:table-cell office:value-type="float" office:value="0.0562788948750679">
            <text:p>0.0562788948750679</text:p>
          </table:table-cell>
          <table:table-cell office:value-type="float" office:value="0.0018525942809863">
            <text:p>0.0018525942809863</text:p>
          </table:table-cell>
          <table:table-cell office:value-type="float" office:value="0.0378463356870613">
            <text:p>0.0378463356870613</text:p>
          </table:table-cell>
          <table:table-cell office:value-type="float" office:value="0.3491470047686107">
            <text:p>0.3491470047686107</text:p>
          </table:table-cell>
          <table:table-cell office:value-type="float" office:value="0.1611327311366357">
            <text:p>0.1611327311366357</text:p>
          </table:table-cell>
          <table:table-cell office:value-type="float" office:value="0.015237259285509">
            <text:p>0.015237259285509</text:p>
          </table:table-cell>
          <table:table-cell office:value-type="float" office:value="0.0092132727115433">
            <text:p>0.0092132727115433</text:p>
          </table:table-cell>
          <table:table-cell office:value-type="float" office:value="0.0274236436733808">
            <text:p>0.0274236436733808</text:p>
          </table:table-cell>
          <table:table-cell office:value-type="float" office:value="0.0337567366459949">
            <text:p>0.0337567366459949</text:p>
          </table:table-cell>
          <table:table-cell office:value-type="float" office:value="0.0471544034308636">
            <text:p>0.0471544034308636</text:p>
          </table:table-cell>
          <table:table-cell office:value-type="float" office:value="0.2609571235043456">
            <text:p>0.2609571235043456</text:p>
          </table:table-cell>
          <table:table-cell office:value-type="float" office:value="21.70508138646747">
            <text:p>21.70508138646747</text:p>
          </table:table-cell>
          <table:table-cell office:value-type="float" office:value="0.7144900363479927">
            <text:p>0.7144900363479927</text:p>
          </table:table-cell>
          <table:table-cell office:value-type="float" office:value="14.596196284428935">
            <text:p>14.596196284428935</text:p>
          </table:table-cell>
          <table:table-cell office:value-type="float" office:value="134.6555253291101">
            <text:p>134.6555253291101</text:p>
          </table:table-cell>
          <table:table-cell office:value-type="float" office:value="62.144060417466314">
            <text:p>62.144060417466314</text:p>
          </table:table-cell>
          <table:table-cell office:value-type="float" office:value="5.876553788642259">
            <text:p>5.876553788642259</text:p>
          </table:table-cell>
          <table:table-cell office:value-type="float" office:value="3.553282886660912">
            <text:p>3.553282886660912</text:p>
          </table:table-cell>
          <table:table-cell office:value-type="float" office:value="10.5764766555128">
            <text:p>10.5764766555128</text:p>
          </table:table-cell>
          <table:table-cell office:value-type="float" office:value="13.018960622260856">
            <text:p>13.018960622260856</text:p>
          </table:table-cell>
          <table:table-cell office:value-type="float" office:value="18.186038771181188">
            <text:p>18.186038771181188</text:p>
          </table:table-cell>
          <table:table-cell office:value-type="float" office:value="100.643333821921">
            <text:p>100.64333382192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39.1505347707625">
            <text:p>339.1505347707625</text:p>
          </table:table-cell>
          <table:table-cell office:value-type="string" office:string-value="31">
            <text:p>31</text:p>
          </table:table-cell>
          <table:table-cell office:value-type="float" office:value="0.0984139700250833">
            <text:p>0.098413970025083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762">
            <text:p>0.4762</text:p>
          </table:table-cell>
          <table:table-cell office:value-type="float" office:value="0.2724649496735826">
            <text:p>0.2724649496735826</text:p>
          </table:table-cell>
          <table:table-cell office:value-type="float" office:value="2.2056315283319887">
            <text:p>2.2056315283319887</text:p>
          </table:table-cell>
          <table:table-cell office:value-type="float" office:value="5.096965469899546">
            <text:p>5.096965469899546</text:p>
          </table:table-cell>
          <table:table-cell office:value-type="float" office:value="7.154670950408764">
            <text:p>7.154670950408764</text:p>
          </table:table-cell>
          <table:table-cell office:value-type="float" office:value="0.1138227962115762">
            <text:p>0.1138227962115762</text:p>
          </table:table-cell>
          <table:table-cell office:value-type="float" office:value="0.2402874784404732">
            <text:p>0.2402874784404732</text:p>
          </table:table-cell>
          <table:table-cell office:value-type="float" office:value="0.2296184713006225">
            <text:p>0.2296184713006225</text:p>
          </table:table-cell>
          <table:table-cell office:value-type="float" office:value="0.2618194187627503">
            <text:p>0.2618194187627503</text:p>
          </table:table-cell>
          <table:table-cell office:value-type="float" office:value="10.341493214625139">
            <text:p>10.341493214625139</text:p>
          </table:table-cell>
          <table:table-cell office:value-type="float" office:value="83.71544123945012">
            <text:p>83.71544123945012</text:p>
          </table:table-cell>
          <table:table-cell office:value-type="float" office:value="193.45693413150016">
            <text:p>193.45693413150016</text:p>
          </table:table-cell>
          <table:table-cell office:value-type="float" office:value="271.55779550789566">
            <text:p>271.55779550789566</text:p>
          </table:table-cell>
          <table:table-cell office:value-type="float" office:value="4.3201801776773765">
            <text:p>4.3201801776773765</text:p>
          </table:table-cell>
          <table:table-cell office:value-type="float" office:value="9.120187131697218">
            <text:p>9.120187131697218</text:p>
          </table:table-cell>
          <table:table-cell office:value-type="float" office:value="8.715241596222894">
            <text:p>8.715241596222894</text:p>
          </table:table-cell>
          <table:table-cell office:value-type="float" office:value="9.937438726837463">
            <text:p>9.937438726837463</text:p>
          </table:table-cell>
          <table:table-cell office:value-type="float" office:value="1.4045476714080931">
            <text:p>1.4045476714080931</text:p>
          </table:table-cell>
          <table:table-cell office:value-type="float" office:value="53.145132153113835">
            <text:p>53.145132153113835</text:p>
          </table:table-cell>
          <table:table-cell office:value-type="float" office:value="11.846718462160451">
            <text:p>11.846718462160451</text:p>
          </table:table-cell>
          <table:table-cell office:value-type="float" office:value="0.6957498585861192">
            <text:p>0.6957498585861192</text:p>
          </table:table-cell>
          <table:table-cell office:value-type="float" office:value="2.126438004614419">
            <text:p>2.126438004614419</text:p>
          </table:table-cell>
          <table:table-cell office:value-type="float" office:value="5.143736991931079">
            <text:p>5.143736991931079</text:p>
          </table:table-cell>
          <table:table-cell office:value-type="float" office:value="6.085364197712475">
            <text:p>6.085364197712475</text:p>
          </table:table-cell>
          <table:table-cell office:value-type="float" office:value="20.52820789470348">
            <text:p>20.52820789470348</text:p>
          </table:table-cell>
          <table:table-cell office:value-type="float" office:value="0.0562062190771567">
            <text:p>0.0562062190771567</text:p>
          </table:table-cell>
          <table:table-cell office:value-type="float" office:value="0.0018365438591511">
            <text:p>0.0018365438591511</text:p>
          </table:table-cell>
          <table:table-cell office:value-type="float" office:value="0.0377261499144152">
            <text:p>0.0377261499144152</text:p>
          </table:table-cell>
          <table:table-cell office:value-type="float" office:value="0.3494540328724555">
            <text:p>0.3494540328724555</text:p>
          </table:table-cell>
          <table:table-cell office:value-type="float" office:value="0.1613329096238387">
            <text:p>0.1613329096238387</text:p>
          </table:table-cell>
          <table:table-cell office:value-type="float" office:value="0.0151176126427201">
            <text:p>0.0151176126427201</text:p>
          </table:table-cell>
          <table:table-cell office:value-type="float" office:value="0.0090570235989605">
            <text:p>0.0090570235989605</text:p>
          </table:table-cell>
          <table:table-cell office:value-type="float" office:value="0.0274743572119406">
            <text:p>0.0274743572119406</text:p>
          </table:table-cell>
          <table:table-cell office:value-type="float" office:value="0.0336308542699129">
            <text:p>0.0336308542699129</text:p>
          </table:table-cell>
          <table:table-cell office:value-type="float" office:value="0.0463448781666973">
            <text:p>0.0463448781666973</text:p>
          </table:table-cell>
          <table:table-cell office:value-type="float" office:value="0.2618194187627503">
            <text:p>0.2618194187627503</text:p>
          </table:table-cell>
          <table:table-cell office:value-type="float" office:value="21.67705251148704">
            <text:p>21.67705251148704</text:p>
          </table:table-cell>
          <table:table-cell office:value-type="float" office:value="0.7082998701588236">
            <text:p>0.7082998701588236</text:p>
          </table:table-cell>
          <table:table-cell office:value-type="float" office:value="14.54984423749253">
            <text:p>14.54984423749253</text:p>
          </table:table-cell>
          <table:table-cell office:value-type="float" office:value="134.77393685791995">
            <text:p>134.77393685791995</text:p>
          </table:table-cell>
          <table:table-cell office:value-type="float" office:value="62.22126325462588">
            <text:p>62.22126325462588</text:p>
          </table:table-cell>
          <table:table-cell office:value-type="float" office:value="5.830409667917883">
            <text:p>5.830409667917883</text:p>
          </table:table-cell>
          <table:table-cell office:value-type="float" office:value="3.493022291411119">
            <text:p>3.493022291411119</text:p>
          </table:table-cell>
          <table:table-cell office:value-type="float" office:value="10.59603534592916">
            <text:p>10.59603534592916</text:p>
          </table:table-cell>
          <table:table-cell office:value-type="float" office:value="12.970411566277312">
            <text:p>12.970411566277312</text:p>
          </table:table-cell>
          <table:table-cell office:value-type="float" office:value="17.87382916255017">
            <text:p>17.87382916255017</text:p>
          </table:table-cell>
          <table:table-cell office:value-type="float" office:value="100.97589523422992">
            <text:p>100.9758952342299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26.1062834334255">
            <text:p>326.1062834334255</text:p>
          </table:table-cell>
          <table:table-cell office:value-type="string" office:string-value="32">
            <text:p>32</text:p>
          </table:table-cell>
          <table:table-cell office:value-type="float" office:value="0.0976102428817287">
            <text:p>0.097610242881728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89501">
            <text:p>0.489501</text:p>
          </table:table-cell>
          <table:table-cell office:value-type="float" office:value="0.2721113276327394">
            <text:p>0.2721113276327394</text:p>
          </table:table-cell>
          <table:table-cell office:value-type="float" office:value="2.2066418612065632">
            <text:p>2.2066418612065632</text:p>
          </table:table-cell>
          <table:table-cell office:value-type="float" office:value="5.099455995229318">
            <text:p>5.099455995229318</text:p>
          </table:table-cell>
          <table:table-cell office:value-type="float" office:value="7.158371574663552">
            <text:p>7.158371574663552</text:p>
          </table:table-cell>
          <table:table-cell office:value-type="float" office:value="0.1138963318659048">
            <text:p>0.1138963318659048</text:p>
          </table:table-cell>
          <table:table-cell office:value-type="float" office:value="0.2399794999112161">
            <text:p>0.2399794999112161</text:p>
          </table:table-cell>
          <table:table-cell office:value-type="float" office:value="0.2294200633007826">
            <text:p>0.2294200633007826</text:p>
          </table:table-cell>
          <table:table-cell office:value-type="float" office:value="0.2626745865367876">
            <text:p>0.2626745865367876</text:p>
          </table:table-cell>
          <table:table-cell office:value-type="float" office:value="10.243724092087367">
            <text:p>10.243724092087367</text:p>
          </table:table-cell>
          <table:table-cell office:value-type="float" office:value="83.06978835794163">
            <text:p>83.06978835794163</text:p>
          </table:table-cell>
          <table:table-cell office:value-type="float" office:value="191.9707668523569">
            <text:p>191.9707668523569</text:p>
          </table:table-cell>
          <table:table-cell office:value-type="float" office:value="269.47934875560765">
            <text:p>269.47934875560765</text:p>
          </table:table-cell>
          <table:table-cell office:value-type="float" office:value="4.287666408029284">
            <text:p>4.287666408029284</text:p>
          </table:table-cell>
          <table:table-cell office:value-type="float" office:value="9.034110436466195">
            <text:p>9.034110436466195</text:p>
          </table:table-cell>
          <table:table-cell office:value-type="float" office:value="8.636596830008918">
            <text:p>8.636596830008918</text:p>
          </table:table-cell>
          <table:table-cell office:value-type="float" office:value="9.888474742652484">
            <text:p>9.888474742652484</text:p>
          </table:table-cell>
          <table:table-cell office:value-type="float" office:value="1.3912710588975243">
            <text:p>1.3912710588975243</text:p>
          </table:table-cell>
          <table:table-cell office:value-type="float" office:value="53.92514309595314">
            <text:p>53.92514309595314</text:p>
          </table:table-cell>
          <table:table-cell office:value-type="float" office:value="12.021129194839377">
            <text:p>12.021129194839377</text:p>
          </table:table-cell>
          <table:table-cell office:value-type="float" office:value="0.6932680267219671">
            <text:p>0.6932680267219671</text:p>
          </table:table-cell>
          <table:table-cell office:value-type="float" office:value="2.1215127861619423">
            <text:p>2.1215127861619423</text:p>
          </table:table-cell>
          <table:table-cell office:value-type="float" office:value="5.110780224941436">
            <text:p>5.110780224941436</text:p>
          </table:table-cell>
          <table:table-cell office:value-type="float" office:value="6.057162638480681">
            <text:p>6.057162638480681</text:p>
          </table:table-cell>
          <table:table-cell office:value-type="float" office:value="19.985440763646857">
            <text:p>19.985440763646857</text:p>
          </table:table-cell>
          <table:table-cell office:value-type="float" office:value="0.0561297777126449">
            <text:p>0.0561297777126449</text:p>
          </table:table-cell>
          <table:table-cell office:value-type="float" office:value="0.0018202211048619">
            <text:p>0.0018202211048619</text:p>
          </table:table-cell>
          <table:table-cell office:value-type="float" office:value="0.0376013330125388">
            <text:p>0.0376013330125388</text:p>
          </table:table-cell>
          <table:table-cell office:value-type="float" office:value="0.3497659908114636">
            <text:p>0.3497659908114636</text:p>
          </table:table-cell>
          <table:table-cell office:value-type="float" office:value="0.1615337973131583">
            <text:p>0.1615337973131583</text:p>
          </table:table-cell>
          <table:table-cell office:value-type="float" office:value="0.0149975515833666">
            <text:p>0.0149975515833666</text:p>
          </table:table-cell>
          <table:table-cell office:value-type="float" office:value="0.0089028644679412">
            <text:p>0.0089028644679412</text:p>
          </table:table-cell>
          <table:table-cell office:value-type="float" office:value="0.0275245817916932">
            <text:p>0.0275245817916932</text:p>
          </table:table-cell>
          <table:table-cell office:value-type="float" office:value="0.0335014429405117">
            <text:p>0.0335014429405117</text:p>
          </table:table-cell>
          <table:table-cell office:value-type="float" office:value="0.0455478527250313">
            <text:p>0.0455478527250313</text:p>
          </table:table-cell>
          <table:table-cell office:value-type="float" office:value="0.2626745865367876">
            <text:p>0.2626745865367876</text:p>
          </table:table-cell>
          <table:table-cell office:value-type="float" office:value="21.647571370435763">
            <text:p>21.647571370435763</text:p>
          </table:table-cell>
          <table:table-cell office:value-type="float" office:value="0.7020046735121027">
            <text:p>0.7020046735121027</text:p>
          </table:table-cell>
          <table:table-cell office:value-type="float" office:value="14.501706102945867">
            <text:p>14.501706102945867</text:p>
          </table:table-cell>
          <table:table-cell office:value-type="float" office:value="134.8942496762572">
            <text:p>134.8942496762572</text:p>
          </table:table-cell>
          <table:table-cell office:value-type="float" office:value="62.29873960976577">
            <text:p>62.29873960976577</text:p>
          </table:table-cell>
          <table:table-cell office:value-type="float" office:value="5.78410571915703">
            <text:p>5.78410571915703</text:p>
          </table:table-cell>
          <table:table-cell office:value-type="float" office:value="3.433567739350892">
            <text:p>3.433567739350892</text:p>
          </table:table-cell>
          <table:table-cell office:value-type="float" office:value="10.615405459602332">
            <text:p>10.615405459602332</text:p>
          </table:table-cell>
          <table:table-cell office:value-type="float" office:value="12.920501498867184">
            <text:p>12.920501498867184</text:p>
          </table:table-cell>
          <table:table-cell office:value-type="float" office:value="17.566440360462828">
            <text:p>17.566440360462828</text:p>
          </table:table-cell>
          <table:table-cell office:value-type="float" office:value="101.30570778964288">
            <text:p>101.305707789642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13.5637340706014">
            <text:p>313.5637340706014</text:p>
          </table:table-cell>
          <table:table-cell office:value-type="string" office:string-value="33">
            <text:p>33</text:p>
          </table:table-cell>
          <table:table-cell office:value-type="float" office:value="0.0967507569419915">
            <text:p>0.096750756941991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919109999999999">
            <text:p>0.4919109999999999</text:p>
          </table:table-cell>
          <table:table-cell office:value-type="float" office:value="0.2717551224835904">
            <text:p>0.2717551224835904</text:p>
          </table:table-cell>
          <table:table-cell office:value-type="float" office:value="2.207661087405308">
            <text:p>2.207661087405308</text:p>
          </table:table-cell>
          <table:table-cell office:value-type="float" office:value="5.10196320000715">
            <text:p>5.10196320000715</text:p>
          </table:table-cell>
          <table:table-cell office:value-type="float" office:value="7.162102585770949">
            <text:p>7.162102585770949</text:p>
          </table:table-cell>
          <table:table-cell office:value-type="float" office:value="0.1139706031109173">
            <text:p>0.1139706031109173</text:p>
          </table:table-cell>
          <table:table-cell office:value-type="float" office:value="0.2396746451624649">
            <text:p>0.2396746451624649</text:p>
          </table:table-cell>
          <table:table-cell office:value-type="float" office:value="0.2292293997170495">
            <text:p>0.2292293997170495</text:p>
          </table:table-cell>
          <table:table-cell office:value-type="float" office:value="0.2635233519372667">
            <text:p>0.2635233519372667</text:p>
          </table:table-cell>
          <table:table-cell office:value-type="float" office:value="10.140233798461242">
            <text:p>10.140233798461242</text:p>
          </table:table-cell>
          <table:table-cell office:value-type="float" office:value="82.37636652242595">
            <text:p>82.37636652242595</text:p>
          </table:table-cell>
          <table:table-cell office:value-type="float" office:value="190.3739631709865">
            <text:p>190.3739631709865</text:p>
          </table:table-cell>
          <table:table-cell office:value-type="float" office:value="267.2457249179052">
            <text:p>267.2457249179052</text:p>
          </table:table-cell>
          <table:table-cell office:value-type="float" office:value="4.252683633465347">
            <text:p>4.252683633465347</text:p>
          </table:table-cell>
          <table:table-cell office:value-type="float" office:value="8.943187216856922">
            <text:p>8.943187216856922</text:p>
          </table:table-cell>
          <table:table-cell office:value-type="float" office:value="8.553434744370515">
            <text:p>8.553434744370515</text:p>
          </table:table-cell>
          <table:table-cell office:value-type="float" office:value="9.833074628278352">
            <text:p>9.833074628278352</text:p>
          </table:table-cell>
          <table:table-cell office:value-type="float" office:value="1.3772174161506991">
            <text:p>1.3772174161506991</text:p>
          </table:table-cell>
          <table:table-cell office:value-type="float" office:value="54.70215011463237">
            <text:p>54.70215011463237</text:p>
          </table:table-cell>
          <table:table-cell office:value-type="float" office:value="12.194874881508932">
            <text:p>12.194874881508932</text:p>
          </table:table-cell>
          <table:table-cell office:value-type="float" office:value="0.690428081422273">
            <text:p>0.690428081422273</text:p>
          </table:table-cell>
          <table:table-cell office:value-type="float" office:value="2.1155659540204668">
            <text:p>2.1155659540204668</text:p>
          </table:table-cell>
          <table:table-cell office:value-type="float" office:value="5.075251277616426">
            <text:p>5.075251277616426</text:p>
          </table:table-cell>
          <table:table-cell office:value-type="float" office:value="6.026104457490754">
            <text:p>6.026104457490754</text:p>
          </table:table-cell>
          <table:table-cell office:value-type="float" office:value="19.451458958803727">
            <text:p>19.451458958803727</text:p>
          </table:table-cell>
          <table:table-cell office:value-type="float" office:value="0.0560479418373719">
            <text:p>0.0560479418373719</text:p>
          </table:table-cell>
          <table:table-cell office:value-type="float" office:value="0.0018036444948983">
            <text:p>0.0018036444948983</text:p>
          </table:table-cell>
          <table:table-cell office:value-type="float" office:value="0.0374717579674141">
            <text:p>0.0374717579674141</text:p>
          </table:table-cell>
          <table:table-cell office:value-type="float" office:value="0.350083904175519">
            <text:p>0.350083904175519</text:p>
          </table:table-cell>
          <table:table-cell office:value-type="float" office:value="0.1617357970665074">
            <text:p>0.1617357970665074</text:p>
          </table:table-cell>
          <table:table-cell office:value-type="float" office:value="0.0148770899259171">
            <text:p>0.0148770899259171</text:p>
          </table:table-cell>
          <table:table-cell office:value-type="float" office:value="0.0087508440609256">
            <text:p>0.0087508440609256</text:p>
          </table:table-cell>
          <table:table-cell office:value-type="float" office:value="0.0275744297560957">
            <text:p>0.0275744297560957</text:p>
          </table:table-cell>
          <table:table-cell office:value-type="float" office:value="0.0333681854171204">
            <text:p>0.0333681854171204</text:p>
          </table:table-cell>
          <table:table-cell office:value-type="float" office:value="0.0447630533609628">
            <text:p>0.0447630533609628</text:p>
          </table:table-cell>
          <table:table-cell office:value-type="float" office:value="0.2635233519372667">
            <text:p>0.2635233519372667</text:p>
          </table:table-cell>
          <table:table-cell office:value-type="float" office:value="21.616009728419225">
            <text:p>21.616009728419225</text:p>
          </table:table-cell>
          <table:table-cell office:value-type="float" office:value="0.6956115723474473">
            <text:p>0.6956115723474473</text:p>
          </table:table-cell>
          <table:table-cell office:value-type="float" office:value="14.451732895292634">
            <text:p>14.451732895292634</text:p>
          </table:table-cell>
          <table:table-cell office:value-type="float" office:value="135.01685932337244">
            <text:p>135.01685932337244</text:p>
          </table:table-cell>
          <table:table-cell office:value-type="float" office:value="62.37664485463992">
            <text:p>62.37664485463992</text:p>
          </table:table-cell>
          <table:table-cell office:value-type="float" office:value="5.737647271728481">
            <text:p>5.737647271728481</text:p>
          </table:table-cell>
          <table:table-cell office:value-type="float" office:value="3.3749380289772">
            <text:p>3.3749380289772</text:p>
          </table:table-cell>
          <table:table-cell office:value-type="float" office:value="10.634630324033456">
            <text:p>10.634630324033456</text:p>
          </table:table-cell>
          <table:table-cell office:value-type="float" office:value="12.86910806982083">
            <text:p>12.86910806982083</text:p>
          </table:table-cell>
          <table:table-cell office:value-type="float" office:value="17.263766789722528">
            <text:p>17.263766789722528</text:p>
          </table:table-cell>
          <table:table-cell office:value-type="float" office:value="101.63305114164567">
            <text:p>101.6330511416456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01.5035904525013">
            <text:p>301.5035904525013</text:p>
          </table:table-cell>
          <table:table-cell office:value-type="string" office:string-value="34">
            <text:p>34</text:p>
          </table:table-cell>
          <table:table-cell office:value-type="float" office:value="0.095837490401779">
            <text:p>0.09583749040177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29422">
            <text:p>0.529422</text:p>
          </table:table-cell>
          <table:table-cell office:value-type="float" office:value="0.2713443592117928">
            <text:p>0.2713443592117928</text:p>
          </table:table-cell>
          <table:table-cell office:value-type="float" office:value="2.2088461007954607">
            <text:p>2.2088461007954607</text:p>
          </table:table-cell>
          <table:table-cell office:value-type="float" office:value="5.104844743007792">
            <text:p>5.104844743007792</text:p>
          </table:table-cell>
          <table:table-cell office:value-type="float" office:value="7.166379416480513">
            <text:p>7.166379416480513</text:p>
          </table:table-cell>
          <table:table-cell office:value-type="float" office:value="0.1140536924380526">
            <text:p>0.1140536924380526</text:p>
          </table:table-cell>
          <table:table-cell office:value-type="float" office:value="0.2393720162321906">
            <text:p>0.2393720162321906</text:p>
          </table:table-cell>
          <table:table-cell office:value-type="float" office:value="0.2290564249711186">
            <text:p>0.2290564249711186</text:p>
          </table:table-cell>
          <table:table-cell office:value-type="float" office:value="0.2643884239039863">
            <text:p>0.2643884239039863</text:p>
          </table:table-cell>
          <table:table-cell office:value-type="float" office:value="10.029333857114207">
            <text:p>10.029333857114207</text:p>
          </table:table-cell>
          <table:table-cell office:value-type="float" office:value="81.64258526771621">
            <text:p>81.64258526771621</text:p>
          </table:table-cell>
          <table:table-cell office:value-type="float" office:value="188.68345877939447">
            <text:p>188.68345877939447</text:p>
          </table:table-cell>
          <table:table-cell office:value-type="float" office:value="264.8811713772698">
            <text:p>264.8811713772698</text:p>
          </table:table-cell>
          <table:table-cell office:value-type="float" office:value="4.215612082081336">
            <text:p>4.215612082081336</text:p>
          </table:table-cell>
          <table:table-cell office:value-type="float" office:value="8.847583468537655">
            <text:p>8.847583468537655</text:p>
          </table:table-cell>
          <table:table-cell office:value-type="float" office:value="8.466302247172486">
            <text:p>8.466302247172486</text:p>
          </table:table-cell>
          <table:table-cell office:value-type="float" office:value="9.772231046157936">
            <text:p>9.772231046157936</text:p>
          </table:table-cell>
          <table:table-cell office:value-type="float" office:value="1.362157395461482">
            <text:p>1.362157395461482</text:p>
          </table:table-cell>
          <table:table-cell office:value-type="float" office:value="55.47964023248527">
            <text:p>55.47964023248527</text:p>
          </table:table-cell>
          <table:table-cell office:value-type="float" office:value="12.36872659003686">
            <text:p>12.36872659003686</text:p>
          </table:table-cell>
          <table:table-cell office:value-type="float" office:value="0.6873373605870801">
            <text:p>0.6873373605870801</text:p>
          </table:table-cell>
          <table:table-cell office:value-type="float" office:value="2.1086272991068755">
            <text:p>2.1086272991068755</text:p>
          </table:table-cell>
          <table:table-cell office:value-type="float" office:value="5.0386918897621245">
            <text:p>5.0386918897621245</text:p>
          </table:table-cell>
          <table:table-cell office:value-type="float" office:value="5.9931952049069634">
            <text:p>5.9931952049069634</text:p>
          </table:table-cell>
          <table:table-cell office:value-type="float" office:value="18.92830747470377">
            <text:p>18.92830747470377</text:p>
          </table:table-cell>
          <table:table-cell office:value-type="float" office:value="0.0559095446028212">
            <text:p>0.0559095446028212</text:p>
          </table:table-cell>
          <table:table-cell office:value-type="float" office:value="0.0017870237426617">
            <text:p>0.0017870237426617</text:p>
          </table:table-cell>
          <table:table-cell office:value-type="float" office:value="0.0373307040413557">
            <text:p>0.0373307040413557</text:p>
          </table:table-cell>
          <table:table-cell office:value-type="float" office:value="0.3504415286645405">
            <text:p>0.3504415286645405</text:p>
          </table:table-cell>
          <table:table-cell office:value-type="float" office:value="0.1619523342282394">
            <text:p>0.1619523342282394</text:p>
          </table:table-cell>
          <table:table-cell office:value-type="float" office:value="0.0147553538353975">
            <text:p>0.0147553538353975</text:p>
          </table:table-cell>
          <table:table-cell office:value-type="float" office:value="0.0086022996145733">
            <text:p>0.0086022996145733</text:p>
          </table:table-cell>
          <table:table-cell office:value-type="float" office:value="0.0276270253699124">
            <text:p>0.0276270253699124</text:p>
          </table:table-cell>
          <table:table-cell office:value-type="float" office:value="0.0332212337581839">
            <text:p>0.0332212337581839</text:p>
          </table:table-cell>
          <table:table-cell office:value-type="float" office:value="0.0439845282383281">
            <text:p>0.0439845282383281</text:p>
          </table:table-cell>
          <table:table-cell office:value-type="float" office:value="0.2643884239039863">
            <text:p>0.2643884239039863</text:p>
          </table:table-cell>
          <table:table-cell office:value-type="float" office:value="21.562634066970055">
            <text:p>21.562634066970055</text:p>
          </table:table-cell>
          <table:table-cell office:value-type="float" office:value="0.6892014468323411">
            <text:p>0.6892014468323411</text:p>
          </table:table-cell>
          <table:table-cell office:value-type="float" office:value="14.397332627629671">
            <text:p>14.397332627629671</text:p>
          </table:table-cell>
          <table:table-cell office:value-type="float" office:value="135.15478436005338">
            <text:p>135.15478436005338</text:p>
          </table:table-cell>
          <table:table-cell office:value-type="float" office:value="62.460156741805086">
            <text:p>62.460156741805086</text:p>
          </table:table-cell>
          <table:table-cell office:value-type="float" office:value="5.690697313697753">
            <text:p>5.690697313697753</text:p>
          </table:table-cell>
          <table:table-cell office:value-type="float" office:value="3.3176488923524965">
            <text:p>3.3176488923524965</text:p>
          </table:table-cell>
          <table:table-cell office:value-type="float" office:value="10.654914874414136">
            <text:p>10.654914874414136</text:p>
          </table:table-cell>
          <table:table-cell office:value-type="float" office:value="12.812433223518791">
            <text:p>12.812433223518791</text:p>
          </table:table-cell>
          <table:table-cell office:value-type="float" office:value="16.96351300567602">
            <text:p>16.96351300567602</text:p>
          </table:table-cell>
          <table:table-cell office:value-type="float" office:value="101.96668344705041">
            <text:p>101.9666834470504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89.9072985120205">
            <text:p>289.9072985120205</text:p>
          </table:table-cell>
          <table:table-cell office:value-type="string" office:string-value="35">
            <text:p>35</text:p>
          </table:table-cell>
          <table:table-cell office:value-type="float" office:value="0.0948724116744731">
            <text:p>0.094872411674473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461235">
            <text:p>0.461235</text:p>
          </table:table-cell>
          <table:table-cell office:value-type="float" office:value="0.2709876687850228">
            <text:p>0.2709876687850228</text:p>
          </table:table-cell>
          <table:table-cell office:value-type="float" office:value="2.2098689899515844">
            <text:p>2.2098689899515844</text:p>
          </table:table-cell>
          <table:table-cell office:value-type="float" office:value="5.107353089076692">
            <text:p>5.107353089076692</text:p>
          </table:table-cell>
          <table:table-cell office:value-type="float" office:value="7.17012418054644">
            <text:p>7.17012418054644</text:p>
          </table:table-cell>
          <table:table-cell office:value-type="float" office:value="0.1141286674229144">
            <text:p>0.1141286674229144</text:p>
          </table:table-cell>
          <table:table-cell office:value-type="float" office:value="0.2390734768810846">
            <text:p>0.2390734768810846</text:p>
          </table:table-cell>
          <table:table-cell office:value-type="float" office:value="0.2288802156204796">
            <text:p>0.2288802156204796</text:p>
          </table:table-cell>
          <table:table-cell office:value-type="float" office:value="0.2652223058042721">
            <text:p>0.2652223058042721</text:p>
          </table:table-cell>
          <table:table-cell office:value-type="float" office:value="9.915287863556232">
            <text:p>9.915287863556232</text:p>
          </table:table-cell>
          <table:table-cell office:value-type="float" office:value="80.85787546849157">
            <text:p>80.85787546849157</text:p>
          </table:table-cell>
          <table:table-cell office:value-type="float" office:value="186.8752047872424">
            <text:p>186.8752047872424</text:p>
          </table:table-cell>
          <table:table-cell office:value-type="float" office:value="262.35085008226935">
            <text:p>262.35085008226935</text:p>
          </table:table-cell>
          <table:table-cell office:value-type="float" office:value="4.175904372534357">
            <text:p>4.175904372534357</text:p>
          </table:table-cell>
          <table:table-cell office:value-type="float" office:value="8.747565357661117">
            <text:p>8.747565357661117</text:p>
          </table:table-cell>
          <table:table-cell office:value-type="float" office:value="8.374599605675133">
            <text:p>8.374599605675133</text:p>
          </table:table-cell>
          <table:table-cell office:value-type="float" office:value="9.704336443337242">
            <text:p>9.704336443337242</text:p>
          </table:table-cell>
          <table:table-cell office:value-type="float" office:value="1.3466701024300771">
            <text:p>1.3466701024300771</text:p>
          </table:table-cell>
          <table:table-cell office:value-type="float" office:value="56.24918967250032">
            <text:p>56.24918967250032</text:p>
          </table:table-cell>
          <table:table-cell office:value-type="float" office:value="12.540817627416923">
            <text:p>12.540817627416923</text:p>
          </table:table-cell>
          <table:table-cell office:value-type="float" office:value="0.6837949980881932">
            <text:p>0.6837949980881932</text:p>
          </table:table-cell>
          <table:table-cell office:value-type="float" office:value="2.100690989544216">
            <text:p>2.100690989544216</text:p>
          </table:table-cell>
          <table:table-cell office:value-type="float" office:value="4.998118821060969">
            <text:p>4.998118821060969</text:p>
          </table:table-cell>
          <table:table-cell office:value-type="float" office:value="5.956561275879248">
            <text:p>5.956561275879248</text:p>
          </table:table-cell>
          <table:table-cell office:value-type="float" office:value="18.412443192613686">
            <text:p>18.412443192613686</text:p>
          </table:table-cell>
          <table:table-cell office:value-type="float" office:value="0.0558215395920466">
            <text:p>0.0558215395920466</text:p>
          </table:table-cell>
          <table:table-cell office:value-type="float" office:value="0.0017699541815816">
            <text:p>0.0017699541815816</text:p>
          </table:table-cell>
          <table:table-cell office:value-type="float" office:value="0.0371926318034176">
            <text:p>0.0371926318034176</text:p>
          </table:table-cell>
          <table:table-cell office:value-type="float" office:value="0.3507679044080198">
            <text:p>0.3507679044080198</text:p>
          </table:table-cell>
          <table:table-cell office:value-type="float" office:value="0.1621551632075057">
            <text:p>0.1621551632075057</text:p>
          </table:table-cell>
          <table:table-cell office:value-type="float" office:value="0.0146343559886208">
            <text:p>0.0146343559886208</text:p>
          </table:table-cell>
          <table:table-cell office:value-type="float" office:value="0.0084544143687043">
            <text:p>0.0084544143687043</text:p>
          </table:table-cell>
          <table:table-cell office:value-type="float" office:value="0.0276758462656886">
            <text:p>0.0276758462656886</text:p>
          </table:table-cell>
          <table:table-cell office:value-type="float" office:value="0.0330812828226529">
            <text:p>0.0330812828226529</text:p>
          </table:table-cell>
          <table:table-cell office:value-type="float" office:value="0.0432246015574891">
            <text:p>0.0432246015574891</text:p>
          </table:table-cell>
          <table:table-cell office:value-type="float" office:value="0.2652223058042721">
            <text:p>0.2652223058042721</text:p>
          </table:table-cell>
          <table:table-cell office:value-type="float" office:value="21.528693174464628">
            <text:p>21.528693174464628</text:p>
          </table:table-cell>
          <table:table-cell office:value-type="float" office:value="0.6826182292106028">
            <text:p>0.6826182292106028</text:p>
          </table:table-cell>
          <table:table-cell office:value-type="float" office:value="14.344082307624104">
            <text:p>14.344082307624104</text:p>
          </table:table-cell>
          <table:table-cell office:value-type="float" office:value="135.28065769304104">
            <text:p>135.28065769304104</text:p>
          </table:table-cell>
          <table:table-cell office:value-type="float" office:value="62.53838179423876">
            <text:p>62.53838179423876</text:p>
          </table:table-cell>
          <table:table-cell office:value-type="float" office:value="5.6440320741314">
            <text:p>5.6440320741314</text:p>
          </table:table-cell>
          <table:table-cell office:value-type="float" office:value="3.260613989578197">
            <text:p>3.260613989578197</text:p>
          </table:table-cell>
          <table:table-cell office:value-type="float" office:value="10.67374362928816">
            <text:p>10.67374362928816</text:p>
          </table:table-cell>
          <table:table-cell office:value-type="float" office:value="12.758458346212567">
            <text:p>12.758458346212567</text:p>
          </table:table-cell>
          <table:table-cell office:value-type="float" office:value="16.670432082676847">
            <text:p>16.670432082676847</text:p>
          </table:table-cell>
          <table:table-cell office:value-type="float" office:value="102.28828667953364">
            <text:p>102.2882866795336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78.7570178000197">
            <text:p>278.7570178000197</text:p>
          </table:table-cell>
          <table:table-cell office:value-type="string" office:string-value="36">
            <text:p>36</text:p>
          </table:table-cell>
          <table:table-cell office:value-type="float" office:value="0.0938577578752303">
            <text:p>0.09385775787523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39031">
            <text:p>0.539031</text:p>
          </table:table-cell>
          <table:table-cell office:value-type="float" office:value="0.2705798389881545">
            <text:p>0.2705798389881545</text:p>
          </table:table-cell>
          <table:table-cell office:value-type="float" office:value="2.211047352700793">
            <text:p>2.211047352700793</text:p>
          </table:table-cell>
          <table:table-cell office:value-type="float" office:value="5.11021224131648">
            <text:p>5.11021224131648</text:p>
          </table:table-cell>
          <table:table-cell office:value-type="float" office:value="7.174380349046497">
            <text:p>7.174380349046497</text:p>
          </table:table-cell>
          <table:table-cell office:value-type="float" office:value="0.1142119041159123">
            <text:p>0.1142119041159123</text:p>
          </table:table-cell>
          <table:table-cell office:value-type="float" office:value="0.2387773799311297">
            <text:p>0.2387773799311297</text:p>
          </table:table-cell>
          <table:table-cell office:value-type="float" office:value="0.2287210710573163">
            <text:p>0.2287210710573163</text:p>
          </table:table-cell>
          <table:table-cell office:value-type="float" office:value="0.2660710210107429">
            <text:p>0.2660710210107429</text:p>
          </table:table-cell>
          <table:table-cell office:value-type="float" office:value="9.794481881661728">
            <text:p>9.794481881661728</text:p>
          </table:table-cell>
          <table:table-cell office:value-type="float" office:value="80.03576067052101">
            <text:p>80.03576067052101</text:p>
          </table:table-cell>
          <table:table-cell office:value-type="float" office:value="184.9800834984287">
            <text:p>184.9800834984287</text:p>
          </table:table-cell>
          <table:table-cell office:value-type="float" office:value="259.6990914166451">
            <text:p>259.6990914166451</text:p>
          </table:table-cell>
          <table:table-cell office:value-type="float" office:value="4.13425637962022">
            <text:p>4.13425637962022</text:p>
          </table:table-cell>
          <table:table-cell office:value-type="float" office:value="8.643292605361081">
            <text:p>8.643292605361081</text:p>
          </table:table-cell>
          <table:table-cell office:value-type="float" office:value="8.279273115109001">
            <text:p>8.279273115109001</text:p>
          </table:table-cell>
          <table:table-cell office:value-type="float" office:value="9.631271140785346">
            <text:p>9.631271140785346</text:p>
          </table:table-cell>
          <table:table-cell office:value-type="float" office:value="1.3302646586318752">
            <text:p>1.3302646586318752</text:p>
          </table:table-cell>
          <table:table-cell office:value-type="float" office:value="57.01830947288469">
            <text:p>57.01830947288469</text:p>
          </table:table-cell>
          <table:table-cell office:value-type="float" office:value="12.712810171180374">
            <text:p>12.712810171180374</text:p>
          </table:table-cell>
          <table:table-cell office:value-type="float" office:value="0.6800112233497183">
            <text:p>0.6800112233497183</text:p>
          </table:table-cell>
          <table:table-cell office:value-type="float" office:value="2.091803422108976">
            <text:p>2.091803422108976</text:p>
          </table:table-cell>
          <table:table-cell office:value-type="float" office:value="4.956584998559804">
            <text:p>4.956584998559804</text:p>
          </table:table-cell>
          <table:table-cell office:value-type="float" office:value="5.918171830336896">
            <text:p>5.918171830336896</text:p>
          </table:table-cell>
          <table:table-cell office:value-type="float" office:value="17.90765489616089">
            <text:p>17.90765489616089</text:p>
          </table:table-cell>
          <table:table-cell office:value-type="float" office:value="0.0556801970501378">
            <text:p>0.0556801970501378</text:p>
          </table:table-cell>
          <table:table-cell office:value-type="float" office:value="0.0017528464285684">
            <text:p>0.0017528464285684</text:p>
          </table:table-cell>
          <table:table-cell office:value-type="float" office:value="0.0370438745707666">
            <text:p>0.0370438745707666</text:p>
          </table:table-cell>
          <table:table-cell office:value-type="float" office:value="0.3511314236572511">
            <text:p>0.3511314236572511</text:p>
          </table:table-cell>
          <table:table-cell office:value-type="float" office:value="0.1623714872832351">
            <text:p>0.1623714872832351</text:p>
          </table:table-cell>
          <table:table-cell office:value-type="float" office:value="0.0145123009328282">
            <text:p>0.0145123009328282</text:p>
          </table:table-cell>
          <table:table-cell office:value-type="float" office:value="0.0083098768733856">
            <text:p>0.0083098768733856</text:p>
          </table:table-cell>
          <table:table-cell office:value-type="float" office:value="0.0277271998637424">
            <text:p>0.0277271998637424</text:p>
          </table:table-cell>
          <table:table-cell office:value-type="float" office:value="0.0329284159795449">
            <text:p>0.0329284159795449</text:p>
          </table:table-cell>
          <table:table-cell office:value-type="float" office:value="0.0424713563497963">
            <text:p>0.0424713563497963</text:p>
          </table:table-cell>
          <table:table-cell office:value-type="float" office:value="0.2660710210107429">
            <text:p>0.2660710210107429</text:p>
          </table:table-cell>
          <table:table-cell office:value-type="float" office:value="21.474181596326652">
            <text:p>21.474181596326652</text:p>
          </table:table-cell>
          <table:table-cell office:value-type="float" office:value="0.6760202821060036">
            <text:p>0.6760202821060036</text:p>
          </table:table-cell>
          <table:table-cell office:value-type="float" office:value="14.286711105707568">
            <text:p>14.286711105707568</text:p>
          </table:table-cell>
          <table:table-cell office:value-type="float" office:value="135.42085616189206">
            <text:p>135.42085616189206</text:p>
          </table:table-cell>
          <table:table-cell office:value-type="float" office:value="62.6218115005253">
            <text:p>62.6218115005253</text:p>
          </table:table-cell>
          <table:table-cell office:value-type="float" office:value="5.596959100763888">
            <text:p>5.596959100763888</text:p>
          </table:table-cell>
          <table:table-cell office:value-type="float" office:value="3.204870213758638">
            <text:p>3.204870213758638</text:p>
          </table:table-cell>
          <table:table-cell office:value-type="float" office:value="10.693549171449565">
            <text:p>10.693549171449565</text:p>
          </table:table-cell>
          <table:table-cell office:value-type="float" office:value="12.699502190831106">
            <text:p>12.699502190831106</text:p>
          </table:table-cell>
          <table:table-cell office:value-type="float" office:value="16.379928003425967">
            <text:p>16.379928003425967</text:p>
          </table:table-cell>
          <table:table-cell office:value-type="float" office:value="102.61561067321323">
            <text:p>102.6156106732132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68.0355940384804">
            <text:p>268.0355940384804</text:p>
          </table:table-cell>
          <table:table-cell office:value-type="string" office:string-value="37">
            <text:p>37</text:p>
          </table:table-cell>
          <table:table-cell office:value-type="float" office:value="0.0927957272769588">
            <text:p>0.092795727276958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51737">
            <text:p>0.551737</text:p>
          </table:table-cell>
          <table:table-cell office:value-type="float" office:value="0.2701897281236065">
            <text:p>0.2701897281236065</text:p>
          </table:table-cell>
          <table:table-cell office:value-type="float" office:value="2.212173322134289">
            <text:p>2.212173322134289</text:p>
          </table:table-cell>
          <table:table-cell office:value-type="float" office:value="5.112948369442008">
            <text:p>5.112948369442008</text:p>
          </table:table-cell>
          <table:table-cell office:value-type="float" office:value="7.178464772029604">
            <text:p>7.178464772029604</text:p>
          </table:table-cell>
          <table:table-cell office:value-type="float" office:value="0.1142926597407988">
            <text:p>0.1142926597407988</text:p>
          </table:table-cell>
          <table:table-cell office:value-type="float" office:value="0.2384846067145835">
            <text:p>0.2384846067145835</text:p>
          </table:table-cell>
          <table:table-cell office:value-type="float" office:value="0.2285654723788564">
            <text:p>0.2285654723788564</text:p>
          </table:table-cell>
          <table:table-cell office:value-type="float" office:value="0.2669043911728647">
            <text:p>0.2669043911728647</text:p>
          </table:table-cell>
          <table:table-cell office:value-type="float" office:value="9.669692687794706">
            <text:p>9.669692687794706</text:p>
          </table:table-cell>
          <table:table-cell office:value-type="float" office:value="79.17042718733731">
            <text:p>79.17042718733731</text:p>
          </table:table-cell>
          <table:table-cell office:value-type="float" office:value="182.98489659254224">
            <text:p>182.98489659254224</text:p>
          </table:table-cell>
          <table:table-cell office:value-type="float" office:value="256.9066884879177">
            <text:p>256.9066884879177</text:p>
          </table:table-cell>
          <table:table-cell office:value-type="float" office:value="4.09036606920384">
            <text:p>4.09036606920384</text:p>
          </table:table-cell>
          <table:table-cell office:value-type="float" office:value="8.535013058100496">
            <text:p>8.535013058100496</text:p>
          </table:table-cell>
          <table:table-cell office:value-type="float" office:value="8.180021839812753">
            <text:p>8.180021839812753</text:p>
          </table:table-cell>
          <table:table-cell office:value-type="float" office:value="9.552115313887299">
            <text:p>9.552115313887299</text:p>
          </table:table-cell>
          <table:table-cell office:value-type="float" office:value="1.3133182203662253">
            <text:p>1.3133182203662253</text:p>
          </table:table-cell>
          <table:table-cell office:value-type="float" office:value="57.78144848788348">
            <text:p>57.78144848788348</text:p>
          </table:table-cell>
          <table:table-cell office:value-type="float" office:value="12.88347388566723">
            <text:p>12.88347388566723</text:p>
          </table:table-cell>
          <table:table-cell office:value-type="float" office:value="0.6758645295573402">
            <text:p>0.6758645295573402</text:p>
          </table:table-cell>
          <table:table-cell office:value-type="float" office:value="2.081971241077795">
            <text:p>2.081971241077795</text:p>
          </table:table-cell>
          <table:table-cell office:value-type="float" office:value="4.912236726531969">
            <text:p>4.912236726531969</text:p>
          </table:table-cell>
          <table:table-cell office:value-type="float" office:value="5.876881541741957">
            <text:p>5.876881541741957</text:p>
          </table:table-cell>
          <table:table-cell office:value-type="float" office:value="17.411821910812773">
            <text:p>17.411821910812773</text:p>
          </table:table-cell>
          <table:table-cell office:value-type="float" office:value="0.0555535820804813">
            <text:p>0.0555535820804813</text:p>
          </table:table-cell>
          <table:table-cell office:value-type="float" office:value="0.0017354544221829">
            <text:p>0.0017354544221829</text:p>
          </table:table-cell>
          <table:table-cell office:value-type="float" office:value="0.0368935453268655">
            <text:p>0.0368935453268655</text:p>
          </table:table-cell>
          <table:table-cell office:value-type="float" office:value="0.3514871602026188">
            <text:p>0.3514871602026188</text:p>
          </table:table-cell>
          <table:table-cell office:value-type="float" office:value="0.1625834416880207">
            <text:p>0.1625834416880207</text:p>
          </table:table-cell>
          <table:table-cell office:value-type="float" office:value="0.0143904240827223">
            <text:p>0.0143904240827223</text:p>
          </table:table-cell>
          <table:table-cell office:value-type="float" office:value="0.0081669411530313">
            <text:p>0.0081669411530313</text:p>
          </table:table-cell>
          <table:table-cell office:value-type="float" office:value="0.027776979739748">
            <text:p>0.027776979739748</text:p>
          </table:table-cell>
          <table:table-cell office:value-type="float" office:value="0.0327756815736127">
            <text:p>0.0327756815736127</text:p>
          </table:table-cell>
          <table:table-cell office:value-type="float" office:value="0.0417323985578511">
            <text:p>0.0417323985578511</text:p>
          </table:table-cell>
          <table:table-cell office:value-type="float" office:value="0.2669043911728647">
            <text:p>0.2669043911728647</text:p>
          </table:table-cell>
          <table:table-cell office:value-type="float" office:value="21.42535000097924">
            <text:p>21.42535000097924</text:p>
          </table:table-cell>
          <table:table-cell office:value-type="float" office:value="0.6693127070032993">
            <text:p>0.6693127070032993</text:p>
          </table:table-cell>
          <table:table-cell office:value-type="float" office:value="14.22873362621222">
            <text:p>14.22873362621222</text:p>
          </table:table-cell>
          <table:table-cell office:value-type="float" office:value="135.55805307534402">
            <text:p>135.55805307534402</text:p>
          </table:table-cell>
          <table:table-cell office:value-type="float" office:value="62.70355595581896">
            <text:p>62.70355595581896</text:p>
          </table:table-cell>
          <table:table-cell office:value-type="float" office:value="5.549954855983547">
            <text:p>5.549954855983547</text:p>
          </table:table-cell>
          <table:table-cell office:value-type="float" office:value="3.1497441944896">
            <text:p>3.1497441944896</text:p>
          </table:table-cell>
          <table:table-cell office:value-type="float" office:value="10.712747776228644">
            <text:p>10.712747776228644</text:p>
          </table:table-cell>
          <table:table-cell office:value-type="float" office:value="12.640597112495216">
            <text:p>12.640597112495216</text:p>
          </table:table-cell>
          <table:table-cell office:value-type="float" office:value="16.094934151806445">
            <text:p>16.094934151806445</text:p>
          </table:table-cell>
          <table:table-cell office:value-type="float" office:value="102.93701654363876">
            <text:p>102.9370165436387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57.7265327293081">
            <text:p>257.7265327293081</text:p>
          </table:table-cell>
          <table:table-cell office:value-type="string" office:string-value="38">
            <text:p>38</text:p>
          </table:table-cell>
          <table:table-cell office:value-type="float" office:value="0.0916886716015114">
            <text:p>0.091688671601511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5796">
            <text:p>0.55796</text:p>
          </table:table-cell>
          <table:table-cell office:value-type="float" office:value="0.269795111998262">
            <text:p>0.269795111998262</text:p>
          </table:table-cell>
          <table:table-cell office:value-type="float" office:value="2.213313983131983">
            <text:p>2.213313983131983</text:p>
          </table:table-cell>
          <table:table-cell office:value-type="float" office:value="5.115714408085225">
            <text:p>5.115714408085225</text:p>
          </table:table-cell>
          <table:table-cell office:value-type="float" office:value="7.182597683394479">
            <text:p>7.182597683394479</text:p>
          </table:table-cell>
          <table:table-cell office:value-type="float" office:value="0.1143743827024765">
            <text:p>0.1143743827024765</text:p>
          </table:table-cell>
          <table:table-cell office:value-type="float" office:value="0.2381948290308258">
            <text:p>0.2381948290308258</text:p>
          </table:table-cell>
          <table:table-cell office:value-type="float" office:value="0.2284176804857556">
            <text:p>0.2284176804857556</text:p>
          </table:table-cell>
          <table:table-cell office:value-type="float" office:value="0.2677321398658159">
            <text:p>0.2677321398658159</text:p>
          </table:table-cell>
          <table:table-cell office:value-type="float" office:value="9.540378732259018">
            <text:p>9.540378732259018</text:p>
          </table:table-cell>
          <table:table-cell office:value-type="float" office:value="78.26625729460913">
            <text:p>78.26625729460913</text:p>
          </table:table-cell>
          <table:table-cell office:value-type="float" office:value="180.899693021576">
            <text:p>180.899693021576</text:p>
          </table:table-cell>
          <table:table-cell office:value-type="float" office:value="253.98793059479527">
            <text:p>253.98793059479527</text:p>
          </table:table-cell>
          <table:table-cell office:value-type="float" office:value="4.044457737458898">
            <text:p>4.044457737458898</text:p>
          </table:table-cell>
          <table:table-cell office:value-type="float" office:value="8.422943114827088">
            <text:p>8.422943114827088</text:p>
          </table:table-cell>
          <table:table-cell office:value-type="float" office:value="8.077207792379417">
            <text:p>8.077207792379417</text:p>
          </table:table-cell>
          <table:table-cell office:value-type="float" office:value="9.467428798837844">
            <text:p>9.467428798837844</text:p>
          </table:table-cell>
          <table:table-cell office:value-type="float" office:value="1.295757223373558">
            <text:p>1.295757223373558</text:p>
          </table:table-cell>
          <table:table-cell office:value-type="float" office:value="58.539942721781216">
            <text:p>58.539942721781216</text:p>
          </table:table-cell>
          <table:table-cell office:value-type="float" office:value="13.053103515481103">
            <text:p>13.053103515481103</text:p>
          </table:table-cell>
          <table:table-cell office:value-type="float" office:value="0.6714073574808634">
            <text:p>0.6714073574808634</text:p>
          </table:table-cell>
          <table:table-cell office:value-type="float" office:value="2.0712247318356622">
            <text:p>2.0712247318356622</text:p>
          </table:table-cell>
          <table:table-cell office:value-type="float" office:value="4.865794196144681">
            <text:p>4.865794196144681</text:p>
          </table:table-cell>
          <table:table-cell office:value-type="float" office:value="5.833179862063336">
            <text:p>5.833179862063336</text:p>
          </table:table-cell>
          <table:table-cell office:value-type="float" office:value="16.925844773888816">
            <text:p>16.925844773888816</text:p>
          </table:table-cell>
          <table:table-cell office:value-type="float" office:value="0.0554197658705187">
            <text:p>0.0554197658705187</text:p>
          </table:table-cell>
          <table:table-cell office:value-type="float" office:value="0.0017178737941079">
            <text:p>0.0017178737941079</text:p>
          </table:table-cell>
          <table:table-cell office:value-type="float" office:value="0.036738885628238">
            <text:p>0.036738885628238</text:p>
          </table:table-cell>
          <table:table-cell office:value-type="float" office:value="0.3518494342654872">
            <text:p>0.3518494342654872</text:p>
          </table:table-cell>
          <table:table-cell office:value-type="float" office:value="0.1627967201995588">
            <text:p>0.1627967201995588</text:p>
          </table:table-cell>
          <table:table-cell office:value-type="float" office:value="0.0142683984509996">
            <text:p>0.0142683984509996</text:p>
          </table:table-cell>
          <table:table-cell office:value-type="float" office:value="0.00802616414692">
            <text:p>0.00802616414692</text:p>
          </table:table-cell>
          <table:table-cell office:value-type="float" office:value="0.0278265186050231">
            <text:p>0.0278265186050231</text:p>
          </table:table-cell>
          <table:table-cell office:value-type="float" office:value="0.0326189165936457">
            <text:p>0.0326189165936457</text:p>
          </table:table-cell>
          <table:table-cell office:value-type="float" office:value="0.0410051825796844">
            <text:p>0.0410051825796844</text:p>
          </table:table-cell>
          <table:table-cell office:value-type="float" office:value="0.2677321398658159">
            <text:p>0.2677321398658159</text:p>
          </table:table-cell>
          <table:table-cell office:value-type="float" office:value="21.37374110328296">
            <text:p>21.37374110328296</text:p>
          </table:table-cell>
          <table:table-cell office:value-type="float" office:value="0.6625323861736042">
            <text:p>0.6625323861736042</text:p>
          </table:table-cell>
          <table:table-cell office:value-type="float" office:value="14.169086020242556">
            <text:p>14.169086020242556</text:p>
          </table:table-cell>
          <table:table-cell office:value-type="float" office:value="135.69777131317045">
            <text:p>135.69777131317045</text:p>
          </table:table-cell>
          <table:table-cell office:value-type="float" office:value="62.785811079363846">
            <text:p>62.785811079363846</text:p>
          </table:table-cell>
          <table:table-cell office:value-type="float" office:value="5.502893230597054">
            <text:p>5.502893230597054</text:p>
          </table:table-cell>
          <table:table-cell office:value-type="float" office:value="3.0954507265426496">
            <text:p>3.0954507265426496</text:p>
          </table:table-cell>
          <table:table-cell office:value-type="float" office:value="10.73185343039929">
            <text:p>10.73185343039929</text:p>
          </table:table-cell>
          <table:table-cell office:value-type="float" office:value="12.580137562671373">
            <text:p>12.580137562671373</text:p>
          </table:table-cell>
          <table:table-cell office:value-type="float" office:value="15.814468765506907">
            <text:p>15.814468765506907</text:p>
          </table:table-cell>
          <table:table-cell office:value-type="float" office:value="103.25625438204924">
            <text:p>103.2562543820492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47.8139737781809">
            <text:p>247.8139737781809</text:p>
          </table:table-cell>
          <table:table-cell office:value-type="string" office:string-value="39">
            <text:p>39</text:p>
          </table:table-cell>
          <table:table-cell office:value-type="float" office:value="0.0905389955682268">
            <text:p>0.09053899556822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24162">
            <text:p>0.524162</text:p>
          </table:table-cell>
          <table:table-cell office:value-type="float" office:value="0.2693999421309128">
            <text:p>0.2693999421309128</text:p>
          </table:table-cell>
          <table:table-cell office:value-type="float" office:value="2.2144574011459888">
            <text:p>2.2144574011459888</text:p>
          </table:table-cell>
          <table:table-cell office:value-type="float" office:value="5.118483171757977">
            <text:p>5.118483171757977</text:p>
          </table:table-cell>
          <table:table-cell office:value-type="float" office:value="7.186739723715215">
            <text:p>7.186739723715215</text:p>
          </table:table-cell>
          <table:table-cell office:value-type="float" office:value="0.11445644208019">
            <text:p>0.11445644208019</text:p>
          </table:table-cell>
          <table:table-cell office:value-type="float" office:value="0.2379080182569251">
            <text:p>0.2379080182569251</text:p>
          </table:table-cell>
          <table:table-cell office:value-type="float" office:value="0.2282768065815264">
            <text:p>0.2282768065815264</text:p>
          </table:table-cell>
          <table:table-cell office:value-type="float" office:value="0.2685525149332897">
            <text:p>0.2685525149332897</text:p>
          </table:table-cell>
          <table:table-cell office:value-type="float" office:value="9.406954168280112">
            <text:p>9.406954168280112</text:p>
          </table:table-cell>
          <table:table-cell office:value-type="float" office:value="77.32480978064278">
            <text:p>77.32480978064278</text:p>
          </table:table-cell>
          <table:table-cell office:value-type="float" office:value="178.7280881613646">
            <text:p>178.7280881613646</text:p>
          </table:table-cell>
          <table:table-cell office:value-type="float" office:value="250.94783118956576">
            <text:p>250.94783118956576</text:p>
          </table:table-cell>
          <table:table-cell office:value-type="float" office:value="3.9966100081400446">
            <text:p>3.9966100081400446</text:p>
          </table:table-cell>
          <table:table-cell office:value-type="float" office:value="8.307313677601716">
            <text:p>8.307313677601716</text:p>
          </table:table-cell>
          <table:table-cell office:value-type="float" office:value="7.971009348436518">
            <text:p>7.971009348436518</text:p>
          </table:table-cell>
          <table:table-cell office:value-type="float" office:value="9.37736355758458">
            <text:p>9.37736355758458</text:p>
          </table:table-cell>
          <table:table-cell office:value-type="float" office:value="1.2776379145577499">
            <text:p>1.2776379145577499</text:p>
          </table:table-cell>
          <table:table-cell office:value-type="float" office:value="59.293147121281706">
            <text:p>59.293147121281706</text:p>
          </table:table-cell>
          <table:table-cell office:value-type="float" office:value="13.221555172197013">
            <text:p>13.221555172197013</text:p>
          </table:table-cell>
          <table:table-cell office:value-type="float" office:value="0.666643170405997">
            <text:p>0.666643170405997</text:p>
          </table:table-cell>
          <table:table-cell office:value-type="float" office:value="2.059589363232003">
            <text:p>2.059589363232003</text:p>
          </table:table-cell>
          <table:table-cell office:value-type="float" office:value="4.817242764902739">
            <text:p>4.817242764902739</text:p>
          </table:table-cell>
          <table:table-cell office:value-type="float" office:value="5.787092621533839">
            <text:p>5.787092621533839</text:p>
          </table:table-cell>
          <table:table-cell office:value-type="float" office:value="16.44974030621082">
            <text:p>16.44974030621082</text:p>
          </table:table-cell>
          <table:table-cell office:value-type="float" office:value="0.0552827256996802">
            <text:p>0.0552827256996802</text:p>
          </table:table-cell>
          <table:table-cell office:value-type="float" office:value="0.0017001031798818">
            <text:p>0.0017001031798818</text:p>
          </table:table-cell>
          <table:table-cell office:value-type="float" office:value="0.0365805334397464">
            <text:p>0.0365805334397464</text:p>
          </table:table-cell>
          <table:table-cell office:value-type="float" office:value="0.3522155547813179">
            <text:p>0.3522155547813179</text:p>
          </table:table-cell>
          <table:table-cell office:value-type="float" office:value="0.1630102560831738">
            <text:p>0.1630102560831738</text:p>
          </table:table-cell>
          <table:table-cell office:value-type="float" office:value="0.0141463360085052">
            <text:p>0.0141463360085052</text:p>
          </table:table-cell>
          <table:table-cell office:value-type="float" office:value="0.0078874469369714">
            <text:p>0.0078874469369714</text:p>
          </table:table-cell>
          <table:table-cell office:value-type="float" office:value="0.0278755904756571">
            <text:p>0.0278755904756571</text:p>
          </table:table-cell>
          <table:table-cell office:value-type="float" office:value="0.0324588923335512">
            <text:p>0.0324588923335512</text:p>
          </table:table-cell>
          <table:table-cell office:value-type="float" office:value="0.0402900461282236">
            <text:p>0.0402900461282236</text:p>
          </table:table-cell>
          <table:table-cell office:value-type="float" office:value="0.2685525149332897">
            <text:p>0.2685525149332897</text:p>
          </table:table-cell>
          <table:table-cell office:value-type="float" office:value="21.32088882059568">
            <text:p>21.32088882059568</text:p>
          </table:table-cell>
          <table:table-cell office:value-type="float" office:value="0.6556787933850453">
            <text:p>0.6556787933850453</text:p>
          </table:table-cell>
          <table:table-cell office:value-type="float" office:value="14.108014331707007">
            <text:p>14.108014331707007</text:p>
          </table:table-cell>
          <table:table-cell office:value-type="float" office:value="135.8389730125109">
            <text:p>135.8389730125109</text:p>
          </table:table-cell>
          <table:table-cell office:value-type="float" office:value="62.86816546359767">
            <text:p>62.86816546359767</text:p>
          </table:table-cell>
          <table:table-cell office:value-type="float" office:value="5.455817408400214">
            <text:p>5.455817408400214</text:p>
          </table:table-cell>
          <table:table-cell office:value-type="float" office:value="3.041951660181769">
            <text:p>3.041951660181769</text:p>
          </table:table-cell>
          <table:table-cell office:value-type="float" office:value="10.75077897874671">
            <text:p>10.75077897874671</text:p>
          </table:table-cell>
          <table:table-cell office:value-type="float" office:value="12.518421006280724">
            <text:p>12.518421006280724</text:p>
          </table:table-cell>
          <table:table-cell office:value-type="float" office:value="15.538662090272016">
            <text:p>15.538662090272016</text:p>
          </table:table-cell>
          <table:table-cell office:value-type="float" office:value="103.57264843432186">
            <text:p>103.5726484343218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38.2826670944047">
            <text:p>238.2826670944047</text:p>
          </table:table-cell>
          <table:table-cell office:value-type="string" office:string-value="40">
            <text:p>40</text:p>
          </table:table-cell>
          <table:table-cell office:value-type="float" office:value="0.0893491720457044">
            <text:p>0.089349172045704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29816">
            <text:p>0.529816</text:p>
          </table:table-cell>
          <table:table-cell office:value-type="float" office:value="0.2690001616420983">
            <text:p>0.2690001616420983</text:p>
          </table:table-cell>
          <table:table-cell office:value-type="float" office:value="2.2156158174051086">
            <text:p>2.2156158174051086</text:p>
          </table:table-cell>
          <table:table-cell office:value-type="float" office:value="5.12128258233812">
            <text:p>5.12128258233812</text:p>
          </table:table-cell>
          <table:table-cell office:value-type="float" office:value="7.190930916156784">
            <text:p>7.190930916156784</text:p>
          </table:table-cell>
          <table:table-cell office:value-type="float" office:value="0.1145394556410302">
            <text:p>0.1145394556410302</text:p>
          </table:table-cell>
          <table:table-cell office:value-type="float" office:value="0.2376241146836509">
            <text:p>0.2376241146836509</text:p>
          </table:table-cell>
          <table:table-cell office:value-type="float" office:value="0.2281435803333323">
            <text:p>0.2281435803333323</text:p>
          </table:table-cell>
          <table:table-cell office:value-type="float" office:value="0.2693672917117483">
            <text:p>0.2693672917117483</text:p>
          </table:table-cell>
          <table:table-cell office:value-type="float" office:value="9.269555974263955">
            <text:p>9.269555974263955</text:p>
          </table:table-cell>
          <table:table-cell office:value-type="float" office:value="76.34855946379139">
            <text:p>76.34855946379139</text:p>
          </table:table-cell>
          <table:table-cell office:value-type="float" office:value="176.4757882196637">
            <text:p>176.4757882196637</text:p>
          </table:table-cell>
          <table:table-cell office:value-type="float" office:value="247.79441107944956">
            <text:p>247.79441107944956</text:p>
          </table:table-cell>
          <table:table-cell office:value-type="float" office:value="3.9469489120191423">
            <text:p>3.9469489120191423</text:p>
          </table:table-cell>
          <table:table-cell office:value-type="float" office:value="8.188359510451324">
            <text:p>8.188359510451324</text:p>
          </table:table-cell>
          <table:table-cell office:value-type="float" office:value="7.861666978782387">
            <text:p>7.861666978782387</text:p>
          </table:table-cell>
          <table:table-cell office:value-type="float" office:value="9.28220701770453">
            <text:p>9.28220701770453</text:p>
          </table:table-cell>
          <table:table-cell office:value-type="float" office:value="1.258978892525346">
            <text:p>1.258978892525346</text:p>
          </table:table-cell>
          <table:table-cell office:value-type="float" office:value="60.04105792846556">
            <text:p>60.04105792846556</text:p>
          </table:table-cell>
          <table:table-cell office:value-type="float" office:value="13.388826970963947">
            <text:p>13.388826970963947</text:p>
          </table:table-cell>
          <table:table-cell office:value-type="float" office:value="0.6615907474690728">
            <text:p>0.6615907474690728</text:p>
          </table:table-cell>
          <table:table-cell office:value-type="float" office:value="2.047094099493952">
            <text:p>2.047094099493952</text:p>
          </table:table-cell>
          <table:table-cell office:value-type="float" office:value="4.766796500510663">
            <text:p>4.766796500510663</text:p>
          </table:table-cell>
          <table:table-cell office:value-type="float" office:value="5.73879092215162">
            <text:p>5.73879092215162</text:p>
          </table:table-cell>
          <table:table-cell office:value-type="float" office:value="15.98374733288986">
            <text:p>15.98374733288986</text:p>
          </table:table-cell>
          <table:table-cell office:value-type="float" office:value="0.0551384584268125">
            <text:p>0.0551384584268125</text:p>
          </table:table-cell>
          <table:table-cell office:value-type="float" office:value="0.0016821698686397">
            <text:p>0.0016821698686397</text:p>
          </table:table-cell>
          <table:table-cell office:value-type="float" office:value="0.0364181152049907">
            <text:p>0.0364181152049907</text:p>
          </table:table-cell>
          <table:table-cell office:value-type="float" office:value="0.3525880080438721">
            <text:p>0.3525880080438721</text:p>
          </table:table-cell>
          <table:table-cell office:value-type="float" office:value="0.1632250391824374">
            <text:p>0.1632250391824374</text:p>
          </table:table-cell>
          <table:table-cell office:value-type="float" office:value="0.0140242262099712">
            <text:p>0.0140242262099712</text:p>
          </table:table-cell>
          <table:table-cell office:value-type="float" office:value="0.0077508817602356">
            <text:p>0.0077508817602356</text:p>
          </table:table-cell>
          <table:table-cell office:value-type="float" office:value="0.027924441072532">
            <text:p>0.027924441072532</text:p>
          </table:table-cell>
          <table:table-cell office:value-type="float" office:value="0.0322948923836518">
            <text:p>0.0322948923836518</text:p>
          </table:table-cell>
          <table:table-cell office:value-type="float" office:value="0.0395864761351084">
            <text:p>0.0395864761351084</text:p>
          </table:table-cell>
          <table:table-cell office:value-type="float" office:value="0.2693672917117483">
            <text:p>0.2693672917117483</text:p>
          </table:table-cell>
          <table:table-cell office:value-type="float" office:value="21.265249261468774">
            <text:p>21.265249261468774</text:p>
          </table:table-cell>
          <table:table-cell office:value-type="float" office:value="0.6487624532382888">
            <text:p>0.6487624532382888</text:p>
          </table:table-cell>
          <table:table-cell office:value-type="float" office:value="14.045374491108772">
            <text:p>14.045374491108772</text:p>
          </table:table-cell>
          <table:table-cell office:value-type="float" office:value="135.98261706228018">
            <text:p>135.98261706228018</text:p>
          </table:table-cell>
          <table:table-cell office:value-type="float" office:value="62.951000861490655">
            <text:p>62.951000861490655</text:p>
          </table:table-cell>
          <table:table-cell office:value-type="float" office:value="5.408723322399608">
            <text:p>5.408723322399608</text:p>
          </table:table-cell>
          <table:table-cell office:value-type="float" office:value="2.9892825684700686">
            <text:p>2.9892825684700686</text:p>
          </table:table-cell>
          <table:table-cell office:value-type="float" office:value="10.769619188443432">
            <text:p>10.769619188443432</text:p>
          </table:table-cell>
          <table:table-cell office:value-type="float" office:value="12.45517114560301">
            <text:p>12.45517114560301</text:p>
          </table:table-cell>
          <table:table-cell office:value-type="float" office:value="15.267316251027292">
            <text:p>15.267316251027292</text:p>
          </table:table-cell>
          <table:table-cell office:value-type="float" office:value="103.88688339447">
            <text:p>103.8868833944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29.1179491292353">
            <text:p>229.1179491292353</text:p>
          </table:table-cell>
          <table:table-cell office:value-type="string" office:string-value="41">
            <text:p>41</text:p>
          </table:table-cell>
          <table:table-cell office:value-type="float" office:value="0.0881217362819855">
            <text:p>0.088121736281985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68447">
            <text:p>0.568447</text:p>
          </table:table-cell>
          <table:table-cell office:value-type="float" office:value="0.2685772996211859">
            <text:p>0.2685772996211859</text:p>
          </table:table-cell>
          <table:table-cell office:value-type="float" office:value="2.2168449881401178">
            <text:p>2.2168449881401178</text:p>
          </table:table-cell>
          <table:table-cell office:value-type="float" office:value="5.124239745610144">
            <text:p>5.124239745610144</text:p>
          </table:table-cell>
          <table:table-cell office:value-type="float" office:value="7.195354056192077">
            <text:p>7.195354056192077</text:p>
          </table:table-cell>
          <table:table-cell office:value-type="float" office:value="0.1146262912902717">
            <text:p>0.1146262912902717</text:p>
          </table:table-cell>
          <table:table-cell office:value-type="float" office:value="0.237343176136155">
            <text:p>0.237343176136155</text:p>
          </table:table-cell>
          <table:table-cell office:value-type="float" office:value="0.2280217744338268">
            <text:p>0.2280217744338268</text:p>
          </table:table-cell>
          <table:table-cell office:value-type="float" office:value="0.270184630159543">
            <text:p>0.270184630159543</text:p>
          </table:table-cell>
          <table:table-cell office:value-type="float" office:value="9.127843941529123">
            <text:p>9.127843941529123</text:p>
          </table:table-cell>
          <table:table-cell office:value-type="float" office:value="75.34149432153946">
            <text:p>75.34149432153946</text:p>
          </table:table-cell>
          <table:table-cell office:value-type="float" office:value="174.15195097605607">
            <text:p>174.15195097605607</text:p>
          </table:table-cell>
          <table:table-cell office:value-type="float" office:value="244.54065560121913">
            <text:p>244.54065560121913</text:p>
          </table:table-cell>
          <table:table-cell office:value-type="float" office:value="3.8956788230784873">
            <text:p>3.8956788230784873</text:p>
          </table:table-cell>
          <table:table-cell office:value-type="float" office:value="8.066323830842444">
            <text:p>8.066323830842444</text:p>
          </table:table-cell>
          <table:table-cell office:value-type="float" office:value="7.749527511216167">
            <text:p>7.749527511216167</text:p>
          </table:table-cell>
          <table:table-cell office:value-type="float" office:value="9.182470532597215">
            <text:p>9.182470532597215</text:p>
          </table:table-cell>
          <table:table-cell office:value-type="float" office:value="1.2397339393488944">
            <text:p>1.2397339393488944</text:p>
          </table:table-cell>
          <table:table-cell office:value-type="float" office:value="60.784874408756">
            <text:p>60.784874408756</text:p>
          </table:table-cell>
          <table:table-cell office:value-type="float" office:value="13.555183355667756">
            <text:p>13.555183355667756</text:p>
          </table:table-cell>
          <table:table-cell office:value-type="float" office:value="0.6562948255687565">
            <text:p>0.6562948255687565</text:p>
          </table:table-cell>
          <table:table-cell office:value-type="float" office:value="2.033773150868304">
            <text:p>2.033773150868304</text:p>
          </table:table-cell>
          <table:table-cell office:value-type="float" office:value="4.715075390110896">
            <text:p>4.715075390110896</text:p>
          </table:table-cell>
          <table:table-cell office:value-type="float" office:value="5.688698820924815">
            <text:p>5.688698820924815</text:p>
          </table:table-cell>
          <table:table-cell office:value-type="float" office:value="15.528472422385525">
            <text:p>15.528472422385525</text:p>
          </table:table-cell>
          <table:table-cell office:value-type="float" office:value="0.0549684410986463">
            <text:p>0.0549684410986463</text:p>
          </table:table-cell>
          <table:table-cell office:value-type="float" office:value="0.0016641490344513">
            <text:p>0.0016641490344513</text:p>
          </table:table-cell>
          <table:table-cell office:value-type="float" office:value="0.0362495088195888">
            <text:p>0.0362495088195888</text:p>
          </table:table-cell>
          <table:table-cell office:value-type="float" office:value="0.3529785277234029">
            <text:p>0.3529785277234029</text:p>
          </table:table-cell>
          <table:table-cell office:value-type="float" office:value="0.1634457275315166">
            <text:p>0.1634457275315166</text:p>
          </table:table-cell>
          <table:table-cell office:value-type="float" office:value="0.0139018715196925">
            <text:p>0.0139018715196925</text:p>
          </table:table-cell>
          <table:table-cell office:value-type="float" office:value="0.0076168817176978">
            <text:p>0.0076168817176978</text:p>
          </table:table-cell>
          <table:table-cell office:value-type="float" office:value="0.0279741499276023">
            <text:p>0.0279741499276023</text:p>
          </table:table-cell>
          <table:table-cell office:value-type="float" office:value="0.0321235791457108">
            <text:p>0.0321235791457108</text:p>
          </table:table-cell>
          <table:table-cell office:value-type="float" office:value="0.0388925333221467">
            <text:p>0.0388925333221467</text:p>
          </table:table-cell>
          <table:table-cell office:value-type="float" office:value="0.270184630159543">
            <text:p>0.270184630159543</text:p>
          </table:table-cell>
          <table:table-cell office:value-type="float" office:value="21.199678678514935">
            <text:p>21.199678678514935</text:p>
          </table:table-cell>
          <table:table-cell office:value-type="float" office:value="0.6418123581168675">
            <text:p>0.6418123581168675</text:p>
          </table:table-cell>
          <table:table-cell office:value-type="float" office:value="13.980348066450844">
            <text:p>13.980348066450844</text:p>
          </table:table-cell>
          <table:table-cell office:value-type="float" office:value="136.13322878708485">
            <text:p>136.13322878708485</text:p>
          </table:table-cell>
          <table:table-cell office:value-type="float" office:value="63.03611373708002">
            <text:p>63.03611373708002</text:p>
          </table:table-cell>
          <table:table-cell office:value-type="float" office:value="5.361534788999836">
            <text:p>5.361534788999836</text:p>
          </table:table-cell>
          <table:table-cell office:value-type="float" office:value="2.937602772064541">
            <text:p>2.937602772064541</text:p>
          </table:table-cell>
          <table:table-cell office:value-type="float" office:value="10.788790402578394">
            <text:p>10.788790402578394</text:p>
          </table:table-cell>
          <table:table-cell office:value-type="float" office:value="12.389100769126312">
            <text:p>12.389100769126312</text:p>
          </table:table-cell>
          <table:table-cell office:value-type="float" office:value="14.99968332635234">
            <text:p>14.99968332635234</text:p>
          </table:table-cell>
          <table:table-cell office:value-type="float" office:value="104.20210631363096">
            <text:p>104.2021063136309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20.3057203165724">
            <text:p>220.3057203165724</text:p>
          </table:table-cell>
          <table:table-cell office:value-type="string" office:string-value="42">
            <text:p>42</text:p>
          </table:table-cell>
          <table:table-cell office:value-type="float" office:value="0.0868592301955028">
            <text:p>0.086859230195502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41358">
            <text:p>0.541358</text:p>
          </table:table-cell>
          <table:table-cell office:value-type="float" office:value="0.2681557621156659">
            <text:p>0.2681557621156659</text:p>
          </table:table-cell>
          <table:table-cell office:value-type="float" office:value="2.21807122337955">
            <text:p>2.21807122337955</text:p>
          </table:table-cell>
          <table:table-cell office:value-type="float" office:value="5.12718673167536">
            <text:p>5.12718673167536</text:p>
          </table:table-cell>
          <table:table-cell office:value-type="float" office:value="7.1997670841341295">
            <text:p>7.1997670841341295</text:p>
          </table:table-cell>
          <table:table-cell office:value-type="float" office:value="0.1147131263615541">
            <text:p>0.1147131263615541</text:p>
          </table:table-cell>
          <table:table-cell office:value-type="float" office:value="0.2370651492861472">
            <text:p>0.2370651492861472</text:p>
          </table:table-cell>
          <table:table-cell office:value-type="float" office:value="0.2279062741327265">
            <text:p>0.2279062741327265</text:p>
          </table:table-cell>
          <table:table-cell office:value-type="float" office:value="0.2709937574512938">
            <text:p>0.2709937574512938</text:p>
          </table:table-cell>
          <table:table-cell office:value-type="float" office:value="8.982949689951033">
            <text:p>8.982949689951033</text:p>
          </table:table-cell>
          <table:table-cell office:value-type="float" office:value="74.30316638041249">
            <text:p>74.30316638041249</text:p>
          </table:table-cell>
          <table:table-cell office:value-type="float" office:value="171.7556247840684">
            <text:p>171.7556247840684</text:p>
          </table:table-cell>
          <table:table-cell office:value-type="float" office:value="241.1849925799672">
            <text:p>241.1849925799672</text:p>
          </table:table-cell>
          <table:table-cell office:value-type="float" office:value="3.842774940776243">
            <text:p>3.842774940776243</text:p>
          </table:table-cell>
          <table:table-cell office:value-type="float" office:value="7.941445272243065">
            <text:p>7.941445272243065</text:p>
          </table:table-cell>
          <table:table-cell office:value-type="float" office:value="7.634632119802832">
            <text:p>7.634632119802832</text:p>
          </table:table-cell>
          <table:table-cell office:value-type="float" office:value="9.078019693739595">
            <text:p>9.078019693739595</text:p>
          </table:table-cell>
          <table:table-cell office:value-type="float" office:value="1.2200567553612551">
            <text:p>1.2200567553612551</text:p>
          </table:table-cell>
          <table:table-cell office:value-type="float" office:value="61.5223463649078">
            <text:p>61.5223463649078</text:p>
          </table:table-cell>
          <table:table-cell office:value-type="float" office:value="13.72012519868874">
            <text:p>13.72012519868874</text:p>
          </table:table-cell>
          <table:table-cell office:value-type="float" office:value="0.6507230731862332">
            <text:p>0.6507230731862332</text:p>
          </table:table-cell>
          <table:table-cell office:value-type="float" office:value="2.019650529303077">
            <text:p>2.019650529303077</text:p>
          </table:table-cell>
          <table:table-cell office:value-type="float" office:value="4.661497637422829">
            <text:p>4.661497637422829</text:p>
          </table:table-cell>
          <table:table-cell office:value-type="float" office:value="5.636491967806357">
            <text:p>5.636491967806357</text:p>
          </table:table-cell>
          <table:table-cell office:value-type="float" office:value="15.083270909564199">
            <text:p>15.083270909564199</text:p>
          </table:table-cell>
          <table:table-cell office:value-type="float" office:value="0.0547971277581335">
            <text:p>0.0547971277581335</text:p>
          </table:table-cell>
          <table:table-cell office:value-type="float" office:value="0.0016459689473781">
            <text:p>0.0016459689473781</text:p>
          </table:table-cell>
          <table:table-cell office:value-type="float" office:value="0.0360779054647153">
            <text:p>0.0360779054647153</text:p>
          </table:table-cell>
          <table:table-cell office:value-type="float" office:value="0.3533712295447255">
            <text:p>0.3533712295447255</text:p>
          </table:table-cell>
          <table:table-cell office:value-type="float" office:value="0.163666024198644">
            <text:p>0.163666024198644</text:p>
          </table:table-cell>
          <table:table-cell office:value-type="float" office:value="0.0137796736717197">
            <text:p>0.0137796736717197</text:p>
          </table:table-cell>
          <table:table-cell office:value-type="float" office:value="0.0074848703340656">
            <text:p>0.0074848703340656</text:p>
          </table:table-cell>
          <table:table-cell office:value-type="float" office:value="0.0280232961458099">
            <text:p>0.0280232961458099</text:p>
          </table:table-cell>
          <table:table-cell office:value-type="float" office:value="0.0319495025666933">
            <text:p>0.0319495025666933</text:p>
          </table:table-cell>
          <table:table-cell office:value-type="float" office:value="0.0382106439168208">
            <text:p>0.0382106439168208</text:p>
          </table:table-cell>
          <table:table-cell office:value-type="float" office:value="0.2709937574512938">
            <text:p>0.2709937574512938</text:p>
          </table:table-cell>
          <table:table-cell office:value-type="float" office:value="21.13360826247935">
            <text:p>21.13360826247935</text:p>
          </table:table-cell>
          <table:table-cell office:value-type="float" office:value="0.6348008439353295">
            <text:p>0.6348008439353295</text:p>
          </table:table-cell>
          <table:table-cell office:value-type="float" office:value="13.914165800576766">
            <text:p>13.914165800576766</text:p>
          </table:table-cell>
          <table:table-cell office:value-type="float" office:value="136.2846820985143">
            <text:p>136.2846820985143</text:p>
          </table:table-cell>
          <table:table-cell office:value-type="float" office:value="63.12107555269105">
            <text:p>63.12107555269105</text:p>
          </table:table-cell>
          <table:table-cell office:value-type="float" office:value="5.314406744972148">
            <text:p>5.314406744972148</text:p>
          </table:table-cell>
          <table:table-cell office:value-type="float" office:value="2.8866899417391063">
            <text:p>2.8866899417391063</text:p>
          </table:table-cell>
          <table:table-cell office:value-type="float" office:value="10.807744624554507">
            <text:p>10.807744624554507</text:p>
          </table:table-cell>
          <table:table-cell office:value-type="float" office:value="12.321964654896624">
            <text:p>12.321964654896624</text:p>
          </table:table-cell>
          <table:table-cell office:value-type="float" office:value="14.73669903940029">
            <text:p>14.73669903940029</text:p>
          </table:table-cell>
          <table:table-cell office:value-type="float" office:value="104.51416243624048">
            <text:p>104.5141624362404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11.8324233813196">
            <text:p>211.8324233813196</text:p>
          </table:table-cell>
          <table:table-cell office:value-type="string" office:string-value="43">
            <text:p>43</text:p>
          </table:table-cell>
          <table:table-cell office:value-type="float" office:value="0.0855642499153556">
            <text:p>0.085564249915355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083349999999998">
            <text:p>0.6083349999999998</text:p>
          </table:table-cell>
          <table:table-cell office:value-type="float" office:value="0.267727446873023">
            <text:p>0.267727446873023</text:p>
          </table:table-cell>
          <table:table-cell office:value-type="float" office:value="2.2193189738275847">
            <text:p>2.2193189738275847</text:p>
          </table:table-cell>
          <table:table-cell office:value-type="float" office:value="5.1301793021294895">
            <text:p>5.1301793021294895</text:p>
          </table:table-cell>
          <table:table-cell office:value-type="float" office:value="7.2042500691390865">
            <text:p>7.2042500691390865</text:p>
          </table:table-cell>
          <table:table-cell office:value-type="float" office:value="0.1148012102910535">
            <text:p>0.1148012102910535</text:p>
          </table:table-cell>
          <table:table-cell office:value-type="float" office:value="0.2367900400600922">
            <text:p>0.2367900400600922</text:p>
          </table:table-cell>
          <table:table-cell office:value-type="float" office:value="0.2277986792629208">
            <text:p>0.2277986792629208</text:p>
          </table:table-cell>
          <table:table-cell office:value-type="float" office:value="0.2717982535694641">
            <text:p>0.2717982535694641</text:p>
          </table:table-cell>
          <table:table-cell office:value-type="float" office:value="8.834889088551932">
            <text:p>8.834889088551932</text:p>
          </table:table-cell>
          <table:table-cell office:value-type="float" office:value="73.2365591010359">
            <text:p>73.2365591010359</text:p>
          </table:table-cell>
          <table:table-cell office:value-type="float" office:value="169.2936815708521">
            <text:p>169.2936815708521</text:p>
          </table:table-cell>
          <table:table-cell office:value-type="float" office:value="237.7371131366428">
            <text:p>237.7371131366428</text:p>
          </table:table-cell>
          <table:table-cell office:value-type="float" office:value="3.788389916682776">
            <text:p>3.788389916682776</text:p>
          </table:table-cell>
          <table:table-cell office:value-type="float" office:value="7.813968144240653">
            <text:p>7.813968144240653</text:p>
          </table:table-cell>
          <table:table-cell office:value-type="float" office:value="7.517257155785894">
            <text:p>7.517257155785894</text:p>
          </table:table-cell>
          <table:table-cell office:value-type="float" office:value="8.969223935740942">
            <text:p>8.969223935740942</text:p>
          </table:table-cell>
          <table:table-cell office:value-type="float" office:value="1.1999494889545672">
            <text:p>1.1999494889545672</text:p>
          </table:table-cell>
          <table:table-cell office:value-type="float" office:value="62.25385391018592">
            <text:p>62.25385391018592</text:p>
          </table:table-cell>
          <table:table-cell office:value-type="float" office:value="13.883735688317">
            <text:p>13.883735688317</text:p>
          </table:table-cell>
          <table:table-cell office:value-type="float" office:value="0.6449023902174791">
            <text:p>0.6449023902174791</text:p>
          </table:table-cell>
          <table:table-cell office:value-type="float" office:value="2.00475987856717">
            <text:p>2.00475987856717</text:p>
          </table:table-cell>
          <table:table-cell office:value-type="float" office:value="4.606396129014789">
            <text:p>4.606396129014789</text:p>
          </table:table-cell>
          <table:table-cell office:value-type="float" office:value="5.582418093532008">
            <text:p>5.582418093532008</text:p>
          </table:table-cell>
          <table:table-cell office:value-type="float" office:value="14.64841687534632">
            <text:p>14.64841687534632</text:p>
          </table:table-cell>
          <table:table-cell office:value-type="float" office:value="0.05461641081894">
            <text:p>0.05461641081894</text:p>
          </table:table-cell>
          <table:table-cell office:value-type="float" office:value="0.001627669876889">
            <text:p>0.001627669876889</text:p>
          </table:table-cell>
          <table:table-cell office:value-type="float" office:value="0.035902460710834">
            <text:p>0.035902460710834</text:p>
          </table:table-cell>
          <table:table-cell office:value-type="float" office:value="0.3537711757894284">
            <text:p>0.3537711757894284</text:p>
          </table:table-cell>
          <table:table-cell office:value-type="float" office:value="0.1638879442968996">
            <text:p>0.1638879442968996</text:p>
          </table:table-cell>
          <table:table-cell office:value-type="float" office:value="0.0136575736093069">
            <text:p>0.0136575736093069</text:p>
          </table:table-cell>
          <table:table-cell office:value-type="float" office:value="0.0073550237853333">
            <text:p>0.0073550237853333</text:p>
          </table:table-cell>
          <table:table-cell office:value-type="float" office:value="0.0280723570551442">
            <text:p>0.0280723570551442</text:p>
          </table:table-cell>
          <table:table-cell office:value-type="float" office:value="0.0317712287234635">
            <text:p>0.0317712287234635</text:p>
          </table:table-cell>
          <table:table-cell office:value-type="float" office:value="0.0375399017642959">
            <text:p>0.0375399017642959</text:p>
          </table:table-cell>
          <table:table-cell office:value-type="float" office:value="0.2717982535694641">
            <text:p>0.2717982535694641</text:p>
          </table:table-cell>
          <table:table-cell office:value-type="float" office:value="21.06391116054059">
            <text:p>21.06391116054059</text:p>
          </table:table-cell>
          <table:table-cell office:value-type="float" office:value="0.6277434414198036">
            <text:p>0.6277434414198036</text:p>
          </table:table-cell>
          <table:table-cell office:value-type="float" office:value="13.84650202234736">
            <text:p>13.84650202234736</text:p>
          </table:table-cell>
          <table:table-cell office:value-type="float" office:value="136.43892936670886">
            <text:p>136.43892936670886</text:p>
          </table:table-cell>
          <table:table-cell office:value-type="float" office:value="63.206663476985305">
            <text:p>63.206663476985305</text:p>
          </table:table-cell>
          <table:table-cell office:value-type="float" office:value="5.26731641390142">
            <text:p>5.26731641390142</text:p>
          </table:table-cell>
          <table:table-cell office:value-type="float" office:value="2.8366120232895264">
            <text:p>2.8366120232895264</text:p>
          </table:table-cell>
          <table:table-cell office:value-type="float" office:value="10.82666594545748">
            <text:p>10.82666594545748</text:p>
          </table:table-cell>
          <table:table-cell office:value-type="float" office:value="12.253209781778178">
            <text:p>12.253209781778178</text:p>
          </table:table-cell>
          <table:table-cell office:value-type="float" office:value="14.478013913436028">
            <text:p>14.478013913436028</text:p>
          </table:table-cell>
          <table:table-cell office:value-type="float" office:value="104.82443245413523">
            <text:p>104.8244324541352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03.6850224820381">
            <text:p>203.6850224820381</text:p>
          </table:table-cell>
          <table:table-cell office:value-type="string" office:string-value="44">
            <text:p>44</text:p>
          </table:table-cell>
          <table:table-cell office:value-type="float" office:value="0.0842393994882994">
            <text:p>0.084239399488299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03624">
            <text:p>0.603624</text:p>
          </table:table-cell>
          <table:table-cell office:value-type="float" office:value="0.2672976692327543">
            <text:p>0.2672976692327543</text:p>
          </table:table-cell>
          <table:table-cell office:value-type="float" office:value="2.2205721817415855">
            <text:p>2.2205721817415855</text:p>
          </table:table-cell>
          <table:table-cell office:value-type="float" office:value="5.133180892854147">
            <text:p>5.133180892854147</text:p>
          </table:table-cell>
          <table:table-cell office:value-type="float" office:value="7.208750159581679">
            <text:p>7.208750159581679</text:p>
          </table:table-cell>
          <table:table-cell office:value-type="float" office:value="0.1148896981186743">
            <text:p>0.1148896981186743</text:p>
          </table:table-cell>
          <table:table-cell office:value-type="float" office:value="0.2365177727680009">
            <text:p>0.2365177727680009</text:p>
          </table:table-cell>
          <table:table-cell office:value-type="float" office:value="0.227697772664761">
            <text:p>0.227697772664761</text:p>
          </table:table-cell>
          <table:table-cell office:value-type="float" office:value="0.2725957656011206">
            <text:p>0.2725957656011206</text:p>
          </table:table-cell>
          <table:table-cell office:value-type="float" office:value="8.684129515948223">
            <text:p>8.684129515948223</text:p>
          </table:table-cell>
          <table:table-cell office:value-type="float" office:value="72.1433018144426">
            <text:p>72.1433018144426</text:p>
          </table:table-cell>
          <table:table-cell office:value-type="float" office:value="166.76990798419467">
            <text:p>166.76990798419467</text:p>
          </table:table-cell>
          <table:table-cell office:value-type="float" office:value="234.20226675979015">
            <text:p>234.20226675979015</text:p>
          </table:table-cell>
          <table:table-cell office:value-type="float" office:value="3.7326065033585487">
            <text:p>3.7326065033585487</text:p>
          </table:table-cell>
          <table:table-cell office:value-type="float" office:value="7.684133488468304">
            <text:p>7.684133488468304</text:p>
          </table:table-cell>
          <table:table-cell office:value-type="float" office:value="7.397583951964429">
            <text:p>7.397583951964429</text:p>
          </table:table-cell>
          <table:table-cell office:value-type="float" office:value="8.85625729836747">
            <text:p>8.85625729836747</text:p>
          </table:table-cell>
          <table:table-cell office:value-type="float" office:value="1.179475617377362">
            <text:p>1.179475617377362</text:p>
          </table:table-cell>
          <table:table-cell office:value-type="float" office:value="62.97869129365776">
            <text:p>62.97869129365776</text:p>
          </table:table-cell>
          <table:table-cell office:value-type="float" office:value="14.0458576807139">
            <text:p>14.0458576807139</text:p>
          </table:table-cell>
          <table:table-cell office:value-type="float" office:value="0.6388360796342129">
            <text:p>0.6388360796342129</text:p>
          </table:table-cell>
          <table:table-cell office:value-type="float" office:value="1.989132161506861">
            <text:p>1.989132161506861</text:p>
          </table:table-cell>
          <table:table-cell office:value-type="float" office:value="4.549729461539388">
            <text:p>4.549729461539388</text:p>
          </table:table-cell>
          <table:table-cell office:value-type="float" office:value="5.526493422712834">
            <text:p>5.526493422712834</text:p>
          </table:table-cell>
          <table:table-cell office:value-type="float" office:value="14.22379320224191">
            <text:p>14.22379320224191</text:p>
          </table:table-cell>
          <table:table-cell office:value-type="float" office:value="0.0544316737415535">
            <text:p>0.0544316737415535</text:p>
          </table:table-cell>
          <table:table-cell office:value-type="float" office:value="0.0016092471119741">
            <text:p>0.0016092471119741</text:p>
          </table:table-cell>
          <table:table-cell office:value-type="float" office:value="0.0357239722184328">
            <text:p>0.0357239722184328</text:p>
          </table:table-cell>
          <table:table-cell office:value-type="float" office:value="0.3541748065426242">
            <text:p>0.3541748065426242</text:p>
          </table:table-cell>
          <table:table-cell office:value-type="float" office:value="0.1641100843070752">
            <text:p>0.1641100843070752</text:p>
          </table:table-cell>
          <table:table-cell office:value-type="float" office:value="0.0135356902322514">
            <text:p>0.0135356902322514</text:p>
          </table:table-cell>
          <table:table-cell office:value-type="float" office:value="0.0072272144743725">
            <text:p>0.0072272144743725</text:p>
          </table:table-cell>
          <table:table-cell office:value-type="float" office:value="0.0281210316569033">
            <text:p>0.0281210316569033</text:p>
          </table:table-cell>
          <table:table-cell office:value-type="float" office:value="0.0315897773697159">
            <text:p>0.0315897773697159</text:p>
          </table:table-cell>
          <table:table-cell office:value-type="float" office:value="0.0368807367439766">
            <text:p>0.0368807367439766</text:p>
          </table:table-cell>
          <table:table-cell office:value-type="float" office:value="0.2725957656011206">
            <text:p>0.2725957656011206</text:p>
          </table:table-cell>
          <table:table-cell office:value-type="float" office:value="20.99266361190495">
            <text:p>20.99266361190495</text:p>
          </table:table-cell>
          <table:table-cell office:value-type="float" office:value="0.620638333675053">
            <text:p>0.620638333675053</text:p>
          </table:table-cell>
          <table:table-cell office:value-type="float" office:value="13.777664365482984">
            <text:p>13.777664365482984</text:p>
          </table:table-cell>
          <table:table-cell office:value-type="float" office:value="136.59459763929388">
            <text:p>136.59459763929388</text:p>
          </table:table-cell>
          <table:table-cell office:value-type="float" office:value="63.292336214709735">
            <text:p>63.292336214709735</text:p>
          </table:table-cell>
          <table:table-cell office:value-type="float" office:value="5.220309651872409">
            <text:p>5.220309651872409</text:p>
          </table:table-cell>
          <table:table-cell office:value-type="float" office:value="2.7873198063312614">
            <text:p>2.7873198063312614</text:p>
          </table:table-cell>
          <table:table-cell office:value-type="float" office:value="10.845438279117923">
            <text:p>10.845438279117923</text:p>
          </table:table-cell>
          <table:table-cell office:value-type="float" office:value="12.183229438178367">
            <text:p>12.183229438178367</text:p>
          </table:table-cell>
          <table:table-cell office:value-type="float" office:value="14.223793740049464">
            <text:p>14.223793740049464</text:p>
          </table:table-cell>
          <table:table-cell office:value-type="float" office:value="105.1320089193842">
            <text:p>105.132008919384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95.8509831558058">
            <text:p>195.8509831558058</text:p>
          </table:table-cell>
          <table:table-cell office:value-type="string" office:string-value="45">
            <text:p>45</text:p>
          </table:table-cell>
          <table:table-cell office:value-type="float" office:value="0.0828872973161345">
            <text:p>0.082887297316134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834719999999999">
            <text:p>0.5834719999999999</text:p>
          </table:table-cell>
          <table:table-cell office:value-type="float" office:value="0.2668629454687406">
            <text:p>0.2668629454687406</text:p>
          </table:table-cell>
          <table:table-cell office:value-type="float" office:value="2.2218413526885312">
            <text:p>2.2218413526885312</text:p>
          </table:table-cell>
          <table:table-cell office:value-type="float" office:value="5.136215487170939">
            <text:p>5.136215487170939</text:p>
          </table:table-cell>
          <table:table-cell office:value-type="float" office:value="7.213301654286433">
            <text:p>7.213301654286433</text:p>
          </table:table-cell>
          <table:table-cell office:value-type="float" office:value="0.1149791187234386">
            <text:p>0.1149791187234386</text:p>
          </table:table-cell>
          <table:table-cell office:value-type="float" office:value="0.2362483529795749">
            <text:p>0.2362483529795749</text:p>
          </table:table-cell>
          <table:table-cell office:value-type="float" office:value="0.227604200703021">
            <text:p>0.227604200703021</text:p>
          </table:table-cell>
          <table:table-cell office:value-type="float" office:value="0.2733878414910442">
            <text:p>0.2733878414910442</text:p>
          </table:table-cell>
          <table:table-cell office:value-type="float" office:value="8.530846194298357">
            <text:p>8.530846194298357</text:p>
          </table:table-cell>
          <table:table-cell office:value-type="float" office:value="71.02592236859611">
            <text:p>71.02592236859611</text:p>
          </table:table-cell>
          <table:table-cell office:value-type="float" office:value="164.19013986698639">
            <text:p>164.19013986698639</text:p>
          </table:table-cell>
          <table:table-cell office:value-type="float" office:value="230.58865238000425">
            <text:p>230.58865238000425</text:p>
          </table:table-cell>
          <table:table-cell office:value-type="float" office:value="3.675554040156245">
            <text:p>3.675554040156245</text:p>
          </table:table-cell>
          <table:table-cell office:value-type="float" office:value="7.552185109045568">
            <text:p>7.552185109045568</text:p>
          </table:table-cell>
          <table:table-cell office:value-type="float" office:value="7.275856248844128">
            <text:p>7.275856248844128</text:p>
          </table:table-cell>
          <table:table-cell office:value-type="float" office:value="8.739428484740706">
            <text:p>8.739428484740706</text:p>
          </table:table-cell>
          <table:table-cell office:value-type="float" office:value="1.1586589342172668">
            <text:p>1.1586589342172668</text:p>
          </table:table-cell>
          <table:table-cell office:value-type="float" office:value="63.69689758203168">
            <text:p>63.69689758203168</text:p>
          </table:table-cell>
          <table:table-cell office:value-type="float" office:value="14.206498942930782">
            <text:p>14.206498942930782</text:p>
          </table:table-cell>
          <table:table-cell office:value-type="float" office:value="0.6325431621820545">
            <text:p>0.6325431621820545</text:p>
          </table:table-cell>
          <table:table-cell office:value-type="float" office:value="1.9728014993814127">
            <text:p>1.9728014993814127</text:p>
          </table:table-cell>
          <table:table-cell office:value-type="float" office:value="4.491702899800269">
            <text:p>4.491702899800269</text:p>
          </table:table-cell>
          <table:table-cell office:value-type="float" office:value="5.4688874864712815">
            <text:p>5.4688874864712815</text:p>
          </table:table-cell>
          <table:table-cell office:value-type="float" office:value="13.809498320836283">
            <text:p>13.809498320836283</text:p>
          </table:table-cell>
          <table:table-cell office:value-type="float" office:value="0.0542394277871231">
            <text:p>0.0542394277871231</text:p>
          </table:table-cell>
          <table:table-cell office:value-type="float" office:value="0.0015907248731963">
            <text:p>0.0015907248731963</text:p>
          </table:table-cell>
          <table:table-cell office:value-type="float" office:value="0.0355421742987269">
            <text:p>0.0355421742987269</text:p>
          </table:table-cell>
          <table:table-cell office:value-type="float" office:value="0.3545842030037933">
            <text:p>0.3545842030037933</text:p>
          </table:table-cell>
          <table:table-cell office:value-type="float" office:value="0.1643332788662517">
            <text:p>0.1643332788662517</text:p>
          </table:table-cell>
          <table:table-cell office:value-type="float" office:value="0.0134140293488309">
            <text:p>0.0134140293488309</text:p>
          </table:table-cell>
          <table:table-cell office:value-type="float" office:value="0.0071015091373081">
            <text:p>0.0071015091373081</text:p>
          </table:table-cell>
          <table:table-cell office:value-type="float" office:value="0.0281695271875795">
            <text:p>0.0281695271875795</text:p>
          </table:table-cell>
          <table:table-cell office:value-type="float" office:value="0.031404572346856">
            <text:p>0.031404572346856</text:p>
          </table:table-cell>
          <table:table-cell office:value-type="float" office:value="0.03623271165929">
            <text:p>0.03623271165929</text:p>
          </table:table-cell>
          <table:table-cell office:value-type="float" office:value="0.2733878414910442">
            <text:p>0.2733878414910442</text:p>
          </table:table-cell>
          <table:table-cell office:value-type="float" office:value="20.91852011465977">
            <text:p>20.91852011465977</text:p>
          </table:table-cell>
          <table:table-cell office:value-type="float" office:value="0.6134948618456257">
            <text:p>0.6134948618456257</text:p>
          </table:table-cell>
          <table:table-cell office:value-type="float" office:value="13.70755036179003">
            <text:p>13.70755036179003</text:p>
          </table:table-cell>
          <table:table-cell office:value-type="float" office:value="136.752489572473">
            <text:p>136.752489572473</text:p>
          </table:table-cell>
          <table:table-cell office:value-type="float" office:value="63.378415660347294">
            <text:p>63.378415660347294</text:p>
          </table:table-cell>
          <table:table-cell office:value-type="float" office:value="5.173388698963636">
            <text:p>5.173388698963636</text:p>
          </table:table-cell>
          <table:table-cell office:value-type="float" office:value="2.738839028985632">
            <text:p>2.738839028985632</text:p>
          </table:table-cell>
          <table:table-cell office:value-type="float" office:value="10.86414155043382">
            <text:p>10.86414155043382</text:p>
          </table:table-cell>
          <table:table-cell office:value-type="float" office:value="12.111801417011979">
            <text:p>12.111801417011979</text:p>
          </table:table-cell>
          <table:table-cell office:value-type="float" office:value="13.973869905638388">
            <text:p>13.973869905638388</text:p>
          </table:table-cell>
          <table:table-cell office:value-type="float" office:value="105.43748882785104">
            <text:p>105.4374888278510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88.3182530344286">
            <text:p>188.3182530344286</text:p>
          </table:table-cell>
          <table:table-cell office:value-type="string" office:string-value="46">
            <text:p>46</text:p>
          </table:table-cell>
          <table:table-cell office:value-type="float" office:value="0.0815105578910164">
            <text:p>0.081510557891016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058189999999999">
            <text:p>0.7058189999999999</text:p>
          </table:table-cell>
          <table:table-cell office:value-type="float" office:value="0.2664214885591777">
            <text:p>0.2664214885591777</text:p>
          </table:table-cell>
          <table:table-cell office:value-type="float" office:value="2.223131868729717">
            <text:p>2.223131868729717</text:p>
          </table:table-cell>
          <table:table-cell office:value-type="float" office:value="5.139295394534424">
            <text:p>5.139295394534424</text:p>
          </table:table-cell>
          <table:table-cell office:value-type="float" office:value="7.217922032332021">
            <text:p>7.217922032332021</text:p>
          </table:table-cell>
          <table:table-cell office:value-type="float" office:value="0.1150697364430895">
            <text:p>0.1150697364430895</text:p>
          </table:table-cell>
          <table:table-cell office:value-type="float" office:value="0.2359817950268489">
            <text:p>0.2359817950268489</text:p>
          </table:table-cell>
          <table:table-cell office:value-type="float" office:value="0.2275182648492455">
            <text:p>0.2275182648492455</text:p>
          </table:table-cell>
          <table:table-cell office:value-type="float" office:value="0.2741752850910457">
            <text:p>0.2741752850910457</text:p>
          </table:table-cell>
          <table:table-cell office:value-type="float" office:value="8.375273034137882">
            <text:p>8.375273034137882</text:p>
          </table:table-cell>
          <table:table-cell office:value-type="float" office:value="69.88676661255428">
            <text:p>69.88676661255428</text:p>
          </table:table-cell>
          <table:table-cell office:value-type="float" office:value="161.55979896776387">
            <text:p>161.55979896776387</text:p>
          </table:table-cell>
          <table:table-cell office:value-type="float" office:value="226.9038735832767">
            <text:p>226.9038735832767</text:p>
          </table:table-cell>
          <table:table-cell office:value-type="float" office:value="3.617352586268935">
            <text:p>3.617352586268935</text:p>
          </table:table-cell>
          <table:table-cell office:value-type="float" office:value="7.418365444635739">
            <text:p>7.418365444635739</text:p>
          </table:table-cell>
          <table:table-cell office:value-type="float" office:value="7.152304413097179">
            <text:p>7.152304413097179</text:p>
          </table:table-cell>
          <table:table-cell office:value-type="float" office:value="8.619022753264314">
            <text:p>8.619022753264314</text:p>
          </table:table-cell>
          <table:table-cell office:value-type="float" office:value="1.1375312048362205">
            <text:p>1.1375312048362205</text:p>
          </table:table-cell>
          <table:table-cell office:value-type="float" office:value="64.40839380732113">
            <text:p>64.40839380732113</text:p>
          </table:table-cell>
          <table:table-cell office:value-type="float" office:value="14.3656411554365">
            <text:p>14.3656411554365</text:p>
          </table:table-cell>
          <table:table-cell office:value-type="float" office:value="0.6260396769202284">
            <text:p>0.6260396769202284</text:p>
          </table:table-cell>
          <table:table-cell office:value-type="float" office:value="1.9558022100651689">
            <text:p>1.9558022100651689</text:p>
          </table:table-cell>
          <table:table-cell office:value-type="float" office:value="4.43247406925842">
            <text:p>4.43247406925842</text:p>
          </table:table-cell>
          <table:table-cell office:value-type="float" office:value="5.409740352484789">
            <text:p>5.409740352484789</text:p>
          </table:table-cell>
          <table:table-cell office:value-type="float" office:value="13.405559724741144">
            <text:p>13.405559724741144</text:p>
          </table:table-cell>
          <table:table-cell office:value-type="float" office:value="0.0540378730350137">
            <text:p>0.0540378730350137</text:p>
          </table:table-cell>
          <table:table-cell office:value-type="float" office:value="0.0015721212548249">
            <text:p>0.0015721212548249</text:p>
          </table:table-cell>
          <table:table-cell office:value-type="float" office:value="0.0353570179566649">
            <text:p>0.0353570179566649</text:p>
          </table:table-cell>
          <table:table-cell office:value-type="float" office:value="0.3550003472281124">
            <text:p>0.3550003472281124</text:p>
          </table:table-cell>
          <table:table-cell office:value-type="float" office:value="0.1645579278428601">
            <text:p>0.1645579278428601</text:p>
          </table:table-cell>
          <table:table-cell office:value-type="float" office:value="0.0132926216555171">
            <text:p>0.0132926216555171</text:p>
          </table:table-cell>
          <table:table-cell office:value-type="float" office:value="0.0069779330363793">
            <text:p>0.0069779330363793</text:p>
          </table:table-cell>
          <table:table-cell office:value-type="float" office:value="0.0282179509515395">
            <text:p>0.0282179509515395</text:p>
          </table:table-cell>
          <table:table-cell office:value-type="float" office:value="0.0312153566625279">
            <text:p>0.0312153566625279</text:p>
          </table:table-cell>
          <table:table-cell office:value-type="float" office:value="0.0355955652855134">
            <text:p>0.0355955652855134</text:p>
          </table:table-cell>
          <table:table-cell office:value-type="float" office:value="0.2741752850910457">
            <text:p>0.2741752850910457</text:p>
          </table:table-cell>
          <table:table-cell office:value-type="float" office:value="20.840786493413766">
            <text:p>20.840786493413766</text:p>
          </table:table-cell>
          <table:table-cell office:value-type="float" office:value="0.6063200043483539">
            <text:p>0.6063200043483539</text:p>
          </table:table-cell>
          <table:table-cell office:value-type="float" office:value="13.636141115346952">
            <text:p>13.636141115346952</text:p>
          </table:table-cell>
          <table:table-cell office:value-type="float" office:value="136.91298391546613">
            <text:p>136.91298391546613</text:p>
          </table:table-cell>
          <table:table-cell office:value-type="float" office:value="63.46505603115588">
            <text:p>63.46505603115588</text:p>
          </table:table-cell>
          <table:table-cell office:value-type="float" office:value="5.126565393883298">
            <text:p>5.126565393883298</text:p>
          </table:table-cell>
          <table:table-cell office:value-type="float" office:value="2.6911794341404294">
            <text:p>2.6911794341404294</text:p>
          </table:table-cell>
          <table:table-cell office:value-type="float" office:value="10.882817143480244">
            <text:p>10.882817143480244</text:p>
          </table:table-cell>
          <table:table-cell office:value-type="float" office:value="12.038826604037144">
            <text:p>12.038826604037144</text:p>
          </table:table-cell>
          <table:table-cell office:value-type="float" office:value="13.72814166366399">
            <text:p>13.72814166366399</text:p>
          </table:table-cell>
          <table:table-cell office:value-type="float" office:value="105.74118220106362">
            <text:p>105.7411822010636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81.0752433023353">
            <text:p>181.0752433023353</text:p>
          </table:table-cell>
          <table:table-cell office:value-type="string" office:string-value="47">
            <text:p>47</text:p>
          </table:table-cell>
          <table:table-cell office:value-type="float" office:value="0.0801117851556753">
            <text:p>0.080111785155675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21759">
            <text:p>0.621759</text:p>
          </table:table-cell>
          <table:table-cell office:value-type="float" office:value="0.2659688669215317">
            <text:p>0.2659688669215317</text:p>
          </table:table-cell>
          <table:table-cell office:value-type="float" office:value="2.224457094080236">
            <text:p>2.224457094080236</text:p>
          </table:table-cell>
          <table:table-cell office:value-type="float" office:value="5.142451123396603">
            <text:p>5.142451123396603</text:p>
          </table:table-cell>
          <table:table-cell office:value-type="float" office:value="7.222654933907697">
            <text:p>7.222654933907697</text:p>
          </table:table-cell>
          <table:table-cell office:value-type="float" office:value="0.1151622293222214">
            <text:p>0.1151622293222214</text:p>
          </table:table-cell>
          <table:table-cell office:value-type="float" office:value="0.23571818872444">
            <text:p>0.23571818872444</text:p>
          </table:table-cell>
          <table:table-cell office:value-type="float" office:value="0.2274408608224145">
            <text:p>0.2274408608224145</text:p>
          </table:table-cell>
          <table:table-cell office:value-type="float" office:value="0.274960084756659">
            <text:p>0.274960084756659</text:p>
          </table:table-cell>
          <table:table-cell office:value-type="float" office:value="8.217563530378417">
            <text:p>8.217563530378417</text:p>
          </table:table-cell>
          <table:table-cell office:value-type="float" office:value="68.72841059475695">
            <text:p>68.72841059475695</text:p>
          </table:table-cell>
          <table:table-cell office:value-type="float" office:value="158.88483226439007">
            <text:p>158.88483226439007</text:p>
          </table:table-cell>
          <table:table-cell office:value-type="float" office:value="223.15629067554863">
            <text:p>223.15629067554863</text:p>
          </table:table-cell>
          <table:table-cell office:value-type="float" office:value="3.5581342534897655">
            <text:p>3.5581342534897655</text:p>
          </table:table-cell>
          <table:table-cell office:value-type="float" office:value="7.282917032843149">
            <text:p>7.282917032843149</text:p>
          </table:table-cell>
          <table:table-cell office:value-type="float" office:value="7.0271748150265925">
            <text:p>7.0271748150265925</text:p>
          </table:table-cell>
          <table:table-cell office:value-type="float" office:value="8.495362599986924">
            <text:p>8.495362599986924</text:p>
          </table:table-cell>
          <table:table-cell office:value-type="float" office:value="1.116113271638112">
            <text:p>1.116113271638112</text:p>
          </table:table-cell>
          <table:table-cell office:value-type="float" office:value="65.1133530061023">
            <text:p>65.1133530061023</text:p>
          </table:table-cell>
          <table:table-cell office:value-type="float" office:value="14.52332182658101">
            <text:p>14.52332182658101</text:p>
          </table:table-cell>
          <table:table-cell office:value-type="float" office:value="0.619346033767536">
            <text:p>0.619346033767536</text:p>
          </table:table-cell>
          <table:table-cell office:value-type="float" office:value="1.9381698491839128">
            <text:p>1.9381698491839128</text:p>
          </table:table-cell>
          <table:table-cell office:value-type="float" office:value="4.372272703905108">
            <text:p>4.372272703905108</text:p>
          </table:table-cell>
          <table:table-cell office:value-type="float" office:value="5.349235833369799">
            <text:p>5.349235833369799</text:p>
          </table:table-cell>
          <table:table-cell office:value-type="float" office:value="13.012043363552888">
            <text:p>13.012043363552888</text:p>
          </table:table-cell>
          <table:table-cell office:value-type="float" office:value="0.0538224970695356">
            <text:p>0.0538224970695356</text:p>
          </table:table-cell>
          <table:table-cell office:value-type="float" office:value="0.0015534618984602">
            <text:p>0.0015534618984602</text:p>
          </table:table-cell>
          <table:table-cell office:value-type="float" office:value="0.0351681584272487">
            <text:p>0.0351681584272487</text:p>
          </table:table-cell>
          <table:table-cell office:value-type="float" office:value="0.3554258933393681">
            <text:p>0.3554258933393681</text:p>
          </table:table-cell>
          <table:table-cell office:value-type="float" office:value="0.1647850955000969">
            <text:p>0.1647850955000969</text:p>
          </table:table-cell>
          <table:table-cell office:value-type="float" office:value="0.0131714720263218">
            <text:p>0.0131714720263218</text:p>
          </table:table-cell>
          <table:table-cell office:value-type="float" office:value="0.0068565627486657">
            <text:p>0.0068565627486657</text:p>
          </table:table-cell>
          <table:table-cell office:value-type="float" office:value="0.0282665587566232">
            <text:p>0.0282665587566232</text:p>
          </table:table-cell>
          <table:table-cell office:value-type="float" office:value="0.0310214139842669">
            <text:p>0.0310214139842669</text:p>
          </table:table-cell>
          <table:table-cell office:value-type="float" office:value="0.0349688014927532">
            <text:p>0.0349688014927532</text:p>
          </table:table-cell>
          <table:table-cell office:value-type="float" office:value="0.274960084756659">
            <text:p>0.274960084756659</text:p>
          </table:table-cell>
          <table:table-cell office:value-type="float" office:value="20.757722444807825">
            <text:p>20.757722444807825</text:p>
          </table:table-cell>
          <table:table-cell office:value-type="float" office:value="0.5991236503791618">
            <text:p>0.5991236503791618</text:p>
          </table:table-cell>
          <table:table-cell office:value-type="float" office:value="13.56330366063702">
            <text:p>13.56330366063702</text:p>
          </table:table-cell>
          <table:table-cell office:value-type="float" office:value="137.07710428419412">
            <text:p>137.07710428419412</text:p>
          </table:table-cell>
          <table:table-cell office:value-type="float" office:value="63.552667781522366">
            <text:p>63.552667781522366</text:p>
          </table:table-cell>
          <table:table-cell office:value-type="float" office:value="5.0798416163915485">
            <text:p>5.0798416163915485</text:p>
          </table:table-cell>
          <table:table-cell office:value-type="float" office:value="2.6443705552779044">
            <text:p>2.6443705552779044</text:p>
          </table:table-cell>
          <table:table-cell office:value-type="float" office:value="10.901563715666908">
            <text:p>10.901563715666908</text:p>
          </table:table-cell>
          <table:table-cell office:value-type="float" office:value="11.964028731312244">
            <text:p>11.964028731312244</text:p>
          </table:table-cell>
          <table:table-cell office:value-type="float" office:value="13.486417671710136">
            <text:p>13.486417671710136</text:p>
          </table:table-cell>
          <table:table-cell office:value-type="float" office:value="106.04385588810068">
            <text:p>106.0438558881006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74.1108108676301">
            <text:p>174.1108108676301</text:p>
          </table:table-cell>
          <table:table-cell office:value-type="string" office:string-value="48">
            <text:p>48</text:p>
          </table:table-cell>
          <table:table-cell office:value-type="float" office:value="0.0786935506013704">
            <text:p>0.078693550601370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306899999999999">
            <text:p>0.6306899999999999</text:p>
          </table:table-cell>
          <table:table-cell office:value-type="float" office:value="0.265514652718438">
            <text:p>0.265514652718438</text:p>
          </table:table-cell>
          <table:table-cell office:value-type="float" office:value="2.2257881170760667">
            <text:p>2.2257881170760667</text:p>
          </table:table-cell>
          <table:table-cell office:value-type="float" office:value="5.145616821011399">
            <text:p>5.145616821011399</text:p>
          </table:table-cell>
          <table:table-cell office:value-type="float" office:value="7.227405399240528">
            <text:p>7.227405399240528</text:p>
          </table:table-cell>
          <table:table-cell office:value-type="float" office:value="0.1152550868126228">
            <text:p>0.1152550868126228</text:p>
          </table:table-cell>
          <table:table-cell office:value-type="float" office:value="0.2354573436243371">
            <text:p>0.2354573436243371</text:p>
          </table:table-cell>
          <table:table-cell office:value-type="float" office:value="0.2273698053161397">
            <text:p>0.2273698053161397</text:p>
          </table:table-cell>
          <table:table-cell office:value-type="float" office:value="0.2757379969057595">
            <text:p>0.2757379969057595</text:p>
          </table:table-cell>
          <table:table-cell office:value-type="float" office:value="8.058301117063529">
            <text:p>8.058301117063529</text:p>
          </table:table-cell>
          <table:table-cell office:value-type="float" office:value="67.55209434411479">
            <text:p>67.55209434411479</text:p>
          </table:table-cell>
          <table:table-cell office:value-type="float" office:value="156.1681412012619">
            <text:p>156.1681412012619</text:p>
          </table:table-cell>
          <table:table-cell office:value-type="float" office:value="219.34988674215097">
            <text:p>219.34988674215097</text:p>
          </table:table-cell>
          <table:table-cell office:value-type="float" office:value="3.4979621098136">
            <text:p>3.4979621098136</text:p>
          </table:table-cell>
          <table:table-cell office:value-type="float" office:value="7.146069551049858">
            <text:p>7.146069551049858</text:p>
          </table:table-cell>
          <table:table-cell office:value-type="float" office:value="6.90061485272723">
            <text:p>6.90061485272723</text:p>
          </table:table-cell>
          <table:table-cell office:value-type="float" office:value="8.3685769720544">
            <text:p>8.3685769720544</text:p>
          </table:table-cell>
          <table:table-cell office:value-type="float" office:value="1.0944843770765342">
            <text:p>1.0944843770765342</text:p>
          </table:table-cell>
          <table:table-cell office:value-type="float" office:value="65.81074809435482">
            <text:p>65.81074809435482</text:p>
          </table:table-cell>
          <table:table-cell office:value-type="float" office:value="14.679312856837376">
            <text:p>14.679312856837376</text:p>
          </table:table-cell>
          <table:table-cell office:value-type="float" office:value="0.6124593144384898">
            <text:p>0.6124593144384898</text:p>
          </table:table-cell>
          <table:table-cell office:value-type="float" office:value="1.9199364887172945">
            <text:p>1.9199364887172945</text:p>
          </table:table-cell>
          <table:table-cell office:value-type="float" office:value="4.310942095047355">
            <text:p>4.310942095047355</text:p>
          </table:table-cell>
          <table:table-cell office:value-type="float" office:value="5.2873226403620315">
            <text:p>5.2873226403620315</text:p>
          </table:table-cell>
          <table:table-cell office:value-type="float" office:value="12.62866739981036">
            <text:p>12.62866739981036</text:p>
          </table:table-cell>
          <table:table-cell office:value-type="float" office:value="0.0536030434565346">
            <text:p>0.0536030434565346</text:p>
          </table:table-cell>
          <table:table-cell office:value-type="float" office:value="0.0015347295213037">
            <text:p>0.0015347295213037</text:p>
          </table:table-cell>
          <table:table-cell office:value-type="float" office:value="0.0349768733329147">
            <text:p>0.0349768733329147</text:p>
          </table:table-cell>
          <table:table-cell office:value-type="float" office:value="0.3558545865657052">
            <text:p>0.3558545865657052</text:p>
          </table:table-cell>
          <table:table-cell office:value-type="float" office:value="0.1650123144036981">
            <text:p>0.1650123144036981</text:p>
          </table:table-cell>
          <table:table-cell office:value-type="float" office:value="0.0130507349623867">
            <text:p>0.0130507349623867</text:p>
          </table:table-cell>
          <table:table-cell office:value-type="float" office:value="0.0067371837666867">
            <text:p>0.0067371837666867</text:p>
          </table:table-cell>
          <table:table-cell office:value-type="float" office:value="0.0283148107630901">
            <text:p>0.0283148107630901</text:p>
          </table:table-cell>
          <table:table-cell office:value-type="float" office:value="0.0308245188398114">
            <text:p>0.0308245188398114</text:p>
          </table:table-cell>
          <table:table-cell office:value-type="float" office:value="0.034353207482108">
            <text:p>0.034353207482108</text:p>
          </table:table-cell>
          <table:table-cell office:value-type="float" office:value="0.2757379969057595">
            <text:p>0.2757379969057595</text:p>
          </table:table-cell>
          <table:table-cell office:value-type="float" office:value="20.6730857698817">
            <text:p>20.6730857698817</text:p>
          </table:table-cell>
          <table:table-cell office:value-type="float" office:value="0.5918991344812276">
            <text:p>0.5918991344812276</text:p>
          </table:table-cell>
          <table:table-cell office:value-type="float" office:value="13.48953073830524">
            <text:p>13.48953073830524</text:p>
          </table:table-cell>
          <table:table-cell office:value-type="float" office:value="137.24243840079555">
            <text:p>137.24243840079555</text:p>
          </table:table-cell>
          <table:table-cell office:value-type="float" office:value="63.640299296074254">
            <text:p>63.640299296074254</text:p>
          </table:table-cell>
          <table:table-cell office:value-type="float" office:value="5.033276952943692">
            <text:p>5.033276952943692</text:p>
          </table:table-cell>
          <table:table-cell office:value-type="float" office:value="2.598329663298095">
            <text:p>2.598329663298095</text:p>
          </table:table-cell>
          <table:table-cell office:value-type="float" office:value="10.920173067000976">
            <text:p>10.920173067000976</text:p>
          </table:table-cell>
          <table:table-cell office:value-type="float" office:value="11.888092180950068">
            <text:p>11.888092180950068</text:p>
          </table:table-cell>
          <table:table-cell office:value-type="float" office:value="13.24900152962462">
            <text:p>13.24900152962462</text:p>
          </table:table-cell>
          <table:table-cell office:value-type="float" office:value="106.34387326664428">
            <text:p>106.3438732666442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67.414241218875">
            <text:p>167.414241218875</text:p>
          </table:table-cell>
          <table:table-cell office:value-type="string" office:string-value="49">
            <text:p>49</text:p>
          </table:table-cell>
          <table:table-cell office:value-type="float" office:value="0.0772584037636681">
            <text:p>0.077258403763668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31047">
            <text:p>0.631047</text:p>
          </table:table-cell>
          <table:table-cell office:value-type="float" office:value="0.2650564976124828">
            <text:p>0.2650564976124828</text:p>
          </table:table-cell>
          <table:table-cell office:value-type="float" office:value="2.227132011859834">
            <text:p>2.227132011859834</text:p>
          </table:table-cell>
          <table:table-cell office:value-type="float" office:value="5.148808661776588">
            <text:p>5.148808661776588</text:p>
          </table:table-cell>
          <table:table-cell office:value-type="float" office:value="7.232196470684959">
            <text:p>7.232196470684959</text:p>
          </table:table-cell>
          <table:table-cell office:value-type="float" office:value="0.1153486611919959">
            <text:p>0.1153486611919959</text:p>
          </table:table-cell>
          <table:table-cell office:value-type="float" office:value="0.2351992819779532">
            <text:p>0.2351992819779532</text:p>
          </table:table-cell>
          <table:table-cell office:value-type="float" office:value="0.2273055136166757">
            <text:p>0.2273055136166757</text:p>
          </table:table-cell>
          <table:table-cell office:value-type="float" office:value="0.2765100828062708">
            <text:p>0.2765100828062708</text:p>
          </table:table-cell>
          <table:table-cell office:value-type="float" office:value="7.897689290482168">
            <text:p>7.897689290482168</text:p>
          </table:table-cell>
          <table:table-cell office:value-type="float" office:value="66.36017904481302">
            <text:p>66.36017904481302</text:p>
          </table:table-cell>
          <table:table-cell office:value-type="float" office:value="153.41518277475242">
            <text:p>153.41518277475242</text:p>
          </table:table-cell>
          <table:table-cell office:value-type="float" office:value="215.49232381655668">
            <text:p>215.49232381655668</text:p>
          </table:table-cell>
          <table:table-cell office:value-type="float" office:value="3.4369573821931456">
            <text:p>3.4369573821931456</text:p>
          </table:table-cell>
          <table:table-cell office:value-type="float" office:value="7.008056271542977">
            <text:p>7.008056271542977</text:p>
          </table:table-cell>
          <table:table-cell office:value-type="float" office:value="6.772851587221094">
            <text:p>6.772851587221094</text:p>
          </table:table-cell>
          <table:table-cell office:value-type="float" office:value="8.238963162043142">
            <text:p>8.238963162043142</text:p>
          </table:table-cell>
          <table:table-cell office:value-type="float" office:value="1.0726721560763246">
            <text:p>1.0726721560763246</text:p>
          </table:table-cell>
          <table:table-cell office:value-type="float" office:value="66.50059215276707">
            <text:p>66.50059215276707</text:p>
          </table:table-cell>
          <table:table-cell office:value-type="float" office:value="14.83361643686786">
            <text:p>14.83361643686786</text:p>
          </table:table-cell>
          <table:table-cell office:value-type="float" office:value="0.6053967921578972">
            <text:p>0.6053967921578972</text:p>
          </table:table-cell>
          <table:table-cell office:value-type="float" office:value="1.901137727041488">
            <text:p>1.901137727041488</text:p>
          </table:table-cell>
          <table:table-cell office:value-type="float" office:value="4.248654547863636">
            <text:p>4.248654547863636</text:p>
          </table:table-cell>
          <table:table-cell office:value-type="float" office:value="5.224150621851815">
            <text:p>5.224150621851815</text:p>
          </table:table-cell>
          <table:table-cell office:value-type="float" office:value="12.255423201268355">
            <text:p>12.255423201268355</text:p>
          </table:table-cell>
          <table:table-cell office:value-type="float" office:value="0.0533771438323249">
            <text:p>0.0533771438323249</text:p>
          </table:table-cell>
          <table:table-cell office:value-type="float" office:value="0.0015159437520502">
            <text:p>0.0015159437520502</text:p>
          </table:table-cell>
          <table:table-cell office:value-type="float" office:value="0.0347830456793509">
            <text:p>0.0347830456793509</text:p>
          </table:table-cell>
          <table:table-cell office:value-type="float" office:value="0.3562877691736909">
            <text:p>0.3562877691736909</text:p>
          </table:table-cell>
          <table:table-cell office:value-type="float" office:value="0.1652401305316364">
            <text:p>0.1652401305316364</text:p>
          </table:table-cell>
          <table:table-cell office:value-type="float" office:value="0.0129304304171498">
            <text:p>0.0129304304171498</text:p>
          </table:table-cell>
          <table:table-cell office:value-type="float" office:value="0.0066198315942584">
            <text:p>0.0066198315942584</text:p>
          </table:table-cell>
          <table:table-cell office:value-type="float" office:value="0.0283628468380344">
            <text:p>0.0283628468380344</text:p>
          </table:table-cell>
          <table:table-cell office:value-type="float" office:value="0.030624319722945">
            <text:p>0.030624319722945</text:p>
          </table:table-cell>
          <table:table-cell office:value-type="float" office:value="0.0337484556522861">
            <text:p>0.0337484556522861</text:p>
          </table:table-cell>
          <table:table-cell office:value-type="float" office:value="0.2765100828062708">
            <text:p>0.2765100828062708</text:p>
          </table:table-cell>
          <table:table-cell office:value-type="float" office:value="20.58596306181276">
            <text:p>20.58596306181276</text:p>
          </table:table-cell>
          <table:table-cell office:value-type="float" office:value="0.5846540268532349">
            <text:p>0.5846540268532349</text:p>
          </table:table-cell>
          <table:table-cell office:value-type="float" office:value="13.41477722715529">
            <text:p>13.41477722715529</text:p>
          </table:table-cell>
          <table:table-cell office:value-type="float" office:value="137.4095039372174">
            <text:p>137.4095039372174</text:p>
          </table:table-cell>
          <table:table-cell office:value-type="float" office:value="63.72816114213623">
            <text:p>63.72816114213623</text:p>
          </table:table-cell>
          <table:table-cell office:value-type="float" office:value="4.986879098982167">
            <text:p>4.986879098982167</text:p>
          </table:table-cell>
          <table:table-cell office:value-type="float" office:value="2.5530704509576583">
            <text:p>2.5530704509576583</text:p>
          </table:table-cell>
          <table:table-cell office:value-type="float" office:value="10.93869914002474">
            <text:p>10.93869914002474</text:p>
          </table:table-cell>
          <table:table-cell office:value-type="float" office:value="11.810881387548228">
            <text:p>11.810881387548228</text:p>
          </table:table-cell>
          <table:table-cell office:value-type="float" office:value="13.0157668914172">
            <text:p>13.0157668914172</text:p>
          </table:table-cell>
          <table:table-cell office:value-type="float" office:value="106.64164363589445">
            <text:p>106.6416436358944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60.975231941226">
            <text:p>160.975231941226</text:p>
          </table:table-cell>
          <table:table-cell office:value-type="string" office:string-value="50">
            <text:p>50</text:p>
          </table:table-cell>
          <table:table-cell office:value-type="float" office:value="0.0758088525745815">
            <text:p>0.075808852574581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43974">
            <text:p>0.643974</text:p>
          </table:table-cell>
          <table:table-cell office:value-type="float" office:value="0.2645949871435483">
            <text:p>0.2645949871435483</text:p>
          </table:table-cell>
          <table:table-cell office:value-type="float" office:value="2.228486995059298">
            <text:p>2.228486995059298</text:p>
          </table:table-cell>
          <table:table-cell office:value-type="float" office:value="5.152022632219576">
            <text:p>5.152022632219576</text:p>
          </table:table-cell>
          <table:table-cell office:value-type="float" office:value="7.237022154365955">
            <text:p>7.237022154365955</text:p>
          </table:table-cell>
          <table:table-cell office:value-type="float" office:value="0.1154428463666271">
            <text:p>0.1154428463666271</text:p>
          </table:table-cell>
          <table:table-cell office:value-type="float" office:value="0.2349439688900535">
            <text:p>0.2349439688900535</text:p>
          </table:table-cell>
          <table:table-cell office:value-type="float" office:value="0.2272477555620193">
            <text:p>0.2272477555620193</text:p>
          </table:table-cell>
          <table:table-cell office:value-type="float" office:value="0.2772761007729347">
            <text:p>0.2772761007729347</text:p>
          </table:table-cell>
          <table:table-cell office:value-type="float" office:value="7.736016603739811">
            <text:p>7.736016603739811</text:p>
          </table:table-cell>
          <table:table-cell office:value-type="float" office:value="65.15472035622547">
            <text:p>65.15472035622547</text:p>
          </table:table-cell>
          <table:table-cell office:value-type="float" office:value="150.6307169911391">
            <text:p>150.6307169911391</text:p>
          </table:table-cell>
          <table:table-cell office:value-type="float" office:value="211.5902653795722">
            <text:p>211.5902653795722</text:p>
          </table:table-cell>
          <table:table-cell office:value-type="float" office:value="3.375225607697185">
            <text:p>3.375225607697185</text:p>
          </table:table-cell>
          <table:table-cell office:value-type="float" office:value="6.869103847745743">
            <text:p>6.869103847745743</text:p>
          </table:table-cell>
          <table:table-cell office:value-type="float" office:value="6.644088118104215">
            <text:p>6.644088118104215</text:p>
          </table:table-cell>
          <table:table-cell office:value-type="float" office:value="8.106776861331623">
            <text:p>8.106776861331623</text:p>
          </table:table-cell>
          <table:table-cell office:value-type="float" office:value="1.0507157973513575">
            <text:p>1.0507157973513575</text:p>
          </table:table-cell>
          <table:table-cell office:value-type="float" office:value="67.18265922793572">
            <text:p>67.18265922793572</text:p>
          </table:table-cell>
          <table:table-cell office:value-type="float" office:value="14.986181890809684">
            <text:p>14.986181890809684</text:p>
          </table:table-cell>
          <table:table-cell office:value-type="float" office:value="0.5981708219004717">
            <text:p>0.5981708219004717</text:p>
          </table:table-cell>
          <table:table-cell office:value-type="float" office:value="1.8818084809551492">
            <text:p>1.8818084809551492</text:p>
          </table:table-cell>
          <table:table-cell office:value-type="float" office:value="4.185500506134469">
            <text:p>4.185500506134469</text:p>
          </table:table-cell>
          <table:table-cell office:value-type="float" office:value="5.159819696940078">
            <text:p>5.159819696940078</text:p>
          </table:table-cell>
          <table:table-cell office:value-type="float" office:value="11.892217363070849">
            <text:p>11.892217363070849</text:p>
          </table:table-cell>
          <table:table-cell office:value-type="float" office:value="0.0531454151425002">
            <text:p>0.0531454151425002</text:p>
          </table:table-cell>
          <table:table-cell office:value-type="float" office:value="0.0014971150782183">
            <text:p>0.0014971150782183</text:p>
          </table:table-cell>
          <table:table-cell office:value-type="float" office:value="0.0345868978412111">
            <text:p>0.0345868978412111</text:p>
          </table:table-cell>
          <table:table-cell office:value-type="float" office:value="0.3567249175148905">
            <text:p>0.3567249175148905</text:p>
          </table:table-cell>
          <table:table-cell office:value-type="float" office:value="0.1654683507564183">
            <text:p>0.1654683507564183</text:p>
          </table:table-cell>
          <table:table-cell office:value-type="float" office:value="0.012810608848325">
            <text:p>0.012810608848325</text:p>
          </table:table-cell>
          <table:table-cell office:value-type="float" office:value="0.0065044800407076">
            <text:p>0.0065044800407076</text:p>
          </table:table-cell>
          <table:table-cell office:value-type="float" office:value="0.0284106400995921">
            <text:p>0.0284106400995921</text:p>
          </table:table-cell>
          <table:table-cell office:value-type="float" office:value="0.0304209888842361">
            <text:p>0.0304209888842361</text:p>
          </table:table-cell>
          <table:table-cell office:value-type="float" office:value="0.033154485020965">
            <text:p>0.033154485020965</text:p>
          </table:table-cell>
          <table:table-cell office:value-type="float" office:value="0.2772761007729347">
            <text:p>0.2772761007729347</text:p>
          </table:table-cell>
          <table:table-cell office:value-type="float" office:value="20.496592258008068">
            <text:p>20.496592258008068</text:p>
          </table:table-cell>
          <table:table-cell office:value-type="float" office:value="0.5773923722164678">
            <text:p>0.5773923722164678</text:p>
          </table:table-cell>
          <table:table-cell office:value-type="float" office:value="13.339128890419907">
            <text:p>13.339128890419907</text:p>
          </table:table-cell>
          <table:table-cell office:value-type="float" office:value="137.57809893796784">
            <text:p>137.57809893796784</text:p>
          </table:table-cell>
          <table:table-cell office:value-type="float" office:value="63.81617883622785">
            <text:p>63.81617883622785</text:p>
          </table:table-cell>
          <table:table-cell office:value-type="float" office:value="4.940667514533533">
            <text:p>4.940667514533533</text:p>
          </table:table-cell>
          <table:table-cell office:value-type="float" office:value="2.508582817299715">
            <text:p>2.508582817299715</text:p>
          </table:table-cell>
          <table:table-cell office:value-type="float" office:value="10.957131567209691">
            <text:p>10.957131567209691</text:p>
          </table:table-cell>
          <table:table-cell office:value-type="float" office:value="11.732462782983342">
            <text:p>11.732462782983342</text:p>
          </table:table-cell>
          <table:table-cell office:value-type="float" office:value="12.786690238035577">
            <text:p>12.786690238035577</text:p>
          </table:table-cell>
          <table:table-cell office:value-type="float" office:value="106.93707378509777">
            <text:p>106.9370737850977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54.7838768665635">
            <text:p>154.7838768665635</text:p>
          </table:table-cell>
          <table:table-cell office:value-type="string" office:string-value="51">
            <text:p>51</text:p>
          </table:table-cell>
          <table:table-cell office:value-type="float" office:value="0.0743473584621669">
            <text:p>0.074347358462166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5015">
            <text:p>0.65015</text:p>
          </table:table-cell>
          <table:table-cell office:value-type="float" office:value="0.264129605722165">
            <text:p>0.264129605722165</text:p>
          </table:table-cell>
          <table:table-cell office:value-type="float" office:value="2.229854606653679">
            <text:p>2.229854606653679</text:p>
          </table:table-cell>
          <table:table-cell office:value-type="float" office:value="5.15526229669689">
            <text:p>5.15526229669689</text:p>
          </table:table-cell>
          <table:table-cell office:value-type="float" office:value="7.241887352491789">
            <text:p>7.241887352491789</text:p>
          </table:table-cell>
          <table:table-cell office:value-type="float" office:value="0.1155377086386062">
            <text:p>0.1155377086386062</text:p>
          </table:table-cell>
          <table:table-cell office:value-type="float" office:value="0.2346913997753628">
            <text:p>0.2346913997753628</text:p>
          </table:table-cell>
          <table:table-cell office:value-type="float" office:value="0.2271965466303929">
            <text:p>0.2271965466303929</text:p>
          </table:table-cell>
          <table:table-cell office:value-type="float" office:value="0.2780363038839769">
            <text:p>0.2780363038839769</text:p>
          </table:table-cell>
          <table:table-cell office:value-type="float" office:value="7.573532330461856">
            <text:p>7.573532330461856</text:p>
          </table:table-cell>
          <table:table-cell office:value-type="float" office:value="63.93783805320601">
            <text:p>63.93783805320601</text:p>
          </table:table-cell>
          <table:table-cell office:value-type="float" office:value="147.819649256261">
            <text:p>147.819649256261</text:p>
          </table:table-cell>
          <table:table-cell office:value-type="float" office:value="207.65058823186968">
            <text:p>207.65058823186968</text:p>
          </table:table-cell>
          <table:table-cell office:value-type="float" office:value="3.3128757731248006">
            <text:p>3.3128757731248006</text:p>
          </table:table-cell>
          <table:table-cell office:value-type="float" office:value="6.729434585798501">
            <text:p>6.729434585798501</text:p>
          </table:table-cell>
          <table:table-cell office:value-type="float" office:value="6.514530571345835">
            <text:p>6.514530571345835</text:p>
          </table:table-cell>
          <table:table-cell office:value-type="float" office:value="7.972286676270576">
            <text:p>7.972286676270576</text:p>
          </table:table-cell>
          <table:table-cell office:value-type="float" office:value="1.0286491544474679">
            <text:p>1.0286491544474679</text:p>
          </table:table-cell>
          <table:table-cell office:value-type="float" office:value="67.85683677511345">
            <text:p>67.85683677511345</text:p>
          </table:table-cell>
          <table:table-cell office:value-type="float" office:value="15.13698369313635">
            <text:p>15.13698369313635</text:p>
          </table:table-cell>
          <table:table-cell office:value-type="float" office:value="0.5907954797015473">
            <text:p>0.5907954797015473</text:p>
          </table:table-cell>
          <table:table-cell office:value-type="float" office:value="1.8619839734806496">
            <text:p>1.8619839734806496</text:p>
          </table:table-cell>
          <table:table-cell office:value-type="float" office:value="4.121599134825875">
            <text:p>4.121599134825875</text:p>
          </table:table-cell>
          <table:table-cell office:value-type="float" office:value="5.094446867246497">
            <text:p>5.094446867246497</text:p>
          </table:table-cell>
          <table:table-cell office:value-type="float" office:value="11.538966240981596">
            <text:p>11.538966240981596</text:p>
          </table:table-cell>
          <table:table-cell office:value-type="float" office:value="0.0529073459243384">
            <text:p>0.0529073459243384</text:p>
          </table:table-cell>
          <table:table-cell office:value-type="float" office:value="0.0014782570193852">
            <text:p>0.0014782570193852</text:p>
          </table:table-cell>
          <table:table-cell office:value-type="float" office:value="0.0343885269856691">
            <text:p>0.0343885269856691</text:p>
          </table:table-cell>
          <table:table-cell office:value-type="float" office:value="0.357166206192133">
            <text:p>0.357166206192133</text:p>
          </table:table-cell>
          <table:table-cell office:value-type="float" office:value="0.1656970597592253">
            <text:p>0.1656970597592253</text:p>
          </table:table-cell>
          <table:table-cell office:value-type="float" office:value="0.0126913087730686">
            <text:p>0.0126913087730686</text:p>
          </table:table-cell>
          <table:table-cell office:value-type="float" office:value="0.0063911240959036">
            <text:p>0.0063911240959036</text:p>
          </table:table-cell>
          <table:table-cell office:value-type="float" office:value="0.0284582256466811">
            <text:p>0.0284582256466811</text:p>
          </table:table-cell>
          <table:table-cell office:value-type="float" office:value="0.0302145078080091">
            <text:p>0.0302145078080091</text:p>
          </table:table-cell>
          <table:table-cell office:value-type="float" office:value="0.032571133911609">
            <text:p>0.032571133911609</text:p>
          </table:table-cell>
          <table:table-cell office:value-type="float" office:value="0.2780363038839769">
            <text:p>0.2780363038839769</text:p>
          </table:table-cell>
          <table:table-cell office:value-type="float" office:value="20.404776102639612">
            <text:p>20.404776102639612</text:p>
          </table:table-cell>
          <table:table-cell office:value-type="float" office:value="0.5701193846663056">
            <text:p>0.5701193846663056</text:p>
          </table:table-cell>
          <table:table-cell office:value-type="float" office:value="13.262623202563036">
            <text:p>13.262623202563036</text:p>
          </table:table-cell>
          <table:table-cell office:value-type="float" office:value="137.7482907421199">
            <text:p>137.7482907421199</text:p>
          </table:table-cell>
          <table:table-cell office:value-type="float" office:value="63.90438503734043">
            <text:p>63.90438503734043</text:p>
          </table:table-cell>
          <table:table-cell office:value-type="float" office:value="4.894657054509397">
            <text:p>4.894657054509397</text:p>
          </table:table-cell>
          <table:table-cell office:value-type="float" office:value="2.4648648300671745">
            <text:p>2.4648648300671745</text:p>
          </table:table-cell>
          <table:table-cell office:value-type="float" office:value="10.975483885155503">
            <text:p>10.975483885155503</text:p>
          </table:table-cell>
          <table:table-cell office:value-type="float" office:value="11.652829226314894">
            <text:p>11.652829226314894</text:p>
          </table:table-cell>
          <table:table-cell office:value-type="float" office:value="12.56170921569028">
            <text:p>12.56170921569028</text:p>
          </table:table-cell>
          <table:table-cell office:value-type="float" office:value="107.2302613189334">
            <text:p>107.230261318933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48.8306508332341">
            <text:p>148.8306508332341</text:p>
          </table:table-cell>
          <table:table-cell office:value-type="string" office:string-value="52">
            <text:p>52</text:p>
          </table:table-cell>
          <table:table-cell office:value-type="float" office:value="0.0728763276009637">
            <text:p>0.072876327600963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39168">
            <text:p>0.739168</text:p>
          </table:table-cell>
          <table:table-cell office:value-type="float" office:value="0.263660698358381">
            <text:p>0.263660698358381</text:p>
          </table:table-cell>
          <table:table-cell office:value-type="float" office:value="2.231233788214833">
            <text:p>2.231233788214833</text:p>
          </table:table-cell>
          <table:table-cell office:value-type="float" office:value="5.158525298037197">
            <text:p>5.158525298037197</text:p>
          </table:table-cell>
          <table:table-cell office:value-type="float" office:value="7.246788455673117">
            <text:p>7.246788455673117</text:p>
          </table:table-cell>
          <table:table-cell office:value-type="float" office:value="0.115633179949854">
            <text:p>0.115633179949854</text:p>
          </table:table-cell>
          <table:table-cell office:value-type="float" office:value="0.2344415487654828">
            <text:p>0.2344415487654828</text:p>
          </table:table-cell>
          <table:table-cell office:value-type="float" office:value="0.2271517086041811">
            <text:p>0.2271517086041811</text:p>
          </table:table-cell>
          <table:table-cell office:value-type="float" office:value="0.2787905642407956">
            <text:p>0.2787905642407956</text:p>
          </table:table-cell>
          <table:table-cell office:value-type="float" office:value="7.410503817887212">
            <text:p>7.410503817887212</text:p>
          </table:table-cell>
          <table:table-cell office:value-type="float" office:value="62.711532697567016">
            <text:p>62.711532697567016</text:p>
          </table:table-cell>
          <table:table-cell office:value-type="float" office:value="144.98661216398648">
            <text:p>144.98661216398648</text:p>
          </table:table-cell>
          <table:table-cell office:value-type="float" office:value="203.67978182774755">
            <text:p>203.67978182774755</text:p>
          </table:table-cell>
          <table:table-cell office:value-type="float" office:value="3.250010816280591">
            <text:p>3.250010816280591</text:p>
          </table:table-cell>
          <table:table-cell office:value-type="float" office:value="6.589264167982041">
            <text:p>6.589264167982041</text:p>
          </table:table-cell>
          <table:table-cell office:value-type="float" office:value="6.384374365734437">
            <text:p>6.384374365734437</text:p>
          </table:table-cell>
          <table:table-cell office:value-type="float" office:value="7.835747055062272">
            <text:p>7.835747055062272</text:p>
          </table:table-cell>
          <table:table-cell office:value-type="float" office:value="1.006508536251654">
            <text:p>1.006508536251654</text:p>
          </table:table-cell>
          <table:table-cell office:value-type="float" office:value="68.52295103404224">
            <text:p>68.52295103404224</text:p>
          </table:table-cell>
          <table:table-cell office:value-type="float" office:value="15.285982813124592">
            <text:p>15.285982813124592</text:p>
          </table:table-cell>
          <table:table-cell office:value-type="float" office:value="0.5832833487712648">
            <text:p>0.5832833487712648</text:p>
          </table:table-cell>
          <table:table-cell office:value-type="float" office:value="1.84169908123638">
            <text:p>1.84169908123638</text:p>
          </table:table-cell>
          <table:table-cell office:value-type="float" office:value="4.057044478403218">
            <text:p>4.057044478403218</text:p>
          </table:table-cell>
          <table:table-cell office:value-type="float" office:value="5.028133624489748">
            <text:p>5.028133624489748</text:p>
          </table:table-cell>
          <table:table-cell office:value-type="float" office:value="11.195553994428568">
            <text:p>11.195553994428568</text:p>
          </table:table-cell>
          <table:table-cell office:value-type="float" office:value="0.0526633044694464">
            <text:p>0.0526633044694464</text:p>
          </table:table-cell>
          <table:table-cell office:value-type="float" office:value="0.0014593803711737">
            <text:p>0.0014593803711737</text:p>
          </table:table-cell>
          <table:table-cell office:value-type="float" office:value="0.0341881260856435">
            <text:p>0.0341881260856435</text:p>
          </table:table-cell>
          <table:table-cell office:value-type="float" office:value="0.3576112661809727">
            <text:p>0.3576112661809727</text:p>
          </table:table-cell>
          <table:table-cell office:value-type="float" office:value="0.1659261273085852">
            <text:p>0.1659261273085852</text:p>
          </table:table-cell>
          <table:table-cell office:value-type="float" office:value="0.0125725757486012">
            <text:p>0.0125725757486012</text:p>
          </table:table-cell>
          <table:table-cell office:value-type="float" office:value="0.0062797408255483">
            <text:p>0.0062797408255483</text:p>
          </table:table-cell>
          <table:table-cell office:value-type="float" office:value="0.0285055901118887">
            <text:p>0.0285055901118887</text:p>
          </table:table-cell>
          <table:table-cell office:value-type="float" office:value="0.0300050110217198">
            <text:p>0.0300050110217198</text:p>
          </table:table-cell>
          <table:table-cell office:value-type="float" office:value="0.0319983136356241">
            <text:p>0.0319983136356241</text:p>
          </table:table-cell>
          <table:table-cell office:value-type="float" office:value="0.2787905642407956">
            <text:p>0.2787905642407956</text:p>
          </table:table-cell>
          <table:table-cell office:value-type="float" office:value="20.310656634731423">
            <text:p>20.310656634731423</text:p>
          </table:table-cell>
          <table:table-cell office:value-type="float" office:value="0.5628392277505819">
            <text:p>0.5628392277505819</text:p>
          </table:table-cell>
          <table:table-cell office:value-type="float" office:value="13.185334587450164">
            <text:p>13.185334587450164</text:p>
          </table:table-cell>
          <table:table-cell office:value-type="float" office:value="137.91993702801577">
            <text:p>137.91993702801577</text:p>
          </table:table-cell>
          <table:table-cell office:value-type="float" office:value="63.99272951910208">
            <text:p>63.99272951910208</text:p>
          </table:table-cell>
          <table:table-cell office:value-type="float" office:value="4.848865288963051">
            <text:p>4.848865288963051</text:p>
          </table:table-cell>
          <table:table-cell office:value-type="float" office:value="2.4219076441892406">
            <text:p>2.4219076441892406</text:p>
          </table:table-cell>
          <table:table-cell office:value-type="float" office:value="10.993750938452145">
            <text:p>10.993750938452145</text:p>
          </table:table-cell>
          <table:table-cell office:value-type="float" office:value="11.572032600746683">
            <text:p>11.572032600746683</text:p>
          </table:table-cell>
          <table:table-cell office:value-type="float" office:value="12.34078961985116">
            <text:p>12.34078961985116</text:p>
          </table:table-cell>
          <table:table-cell office:value-type="float" office:value="107.52115691074768">
            <text:p>107.5211569107476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43.1063950319559">
            <text:p>143.1063950319559</text:p>
          </table:table-cell>
          <table:table-cell office:value-type="string" office:string-value="53">
            <text:p>53</text:p>
          </table:table-cell>
          <table:table-cell office:value-type="float" office:value="0.0713981062611171">
            <text:p>0.071398106261117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329729999999999">
            <text:p>0.7329729999999999</text:p>
          </table:table-cell>
          <table:table-cell office:value-type="float" office:value="0.2631866437922931">
            <text:p>0.2631866437922931</text:p>
          </table:table-cell>
          <table:table-cell office:value-type="float" office:value="2.2326294157602495">
            <text:p>2.2326294157602495</text:p>
          </table:table-cell>
          <table:table-cell office:value-type="float" office:value="5.161822810696051">
            <text:p>5.161822810696051</text:p>
          </table:table-cell>
          <table:table-cell office:value-type="float" office:value="7.2517412999587645">
            <text:p>7.2517412999587645</text:p>
          </table:table-cell>
          <table:table-cell office:value-type="float" office:value="0.1157295002085804">
            <text:p>0.1157295002085804</text:p>
          </table:table-cell>
          <table:table-cell office:value-type="float" office:value="0.2341944587825064">
            <text:p>0.2341944587825064</text:p>
          </table:table-cell>
          <table:table-cell office:value-type="float" office:value="0.2271135132660672">
            <text:p>0.2271135132660672</text:p>
          </table:table-cell>
          <table:table-cell office:value-type="float" office:value="0.2795396377375754">
            <text:p>0.2795396377375754</text:p>
          </table:table-cell>
          <table:table-cell office:value-type="float" office:value="7.2471357533289265">
            <text:p>7.2471357533289265</text:p>
          </table:table-cell>
          <table:table-cell office:value-type="float" office:value="61.47792391645592">
            <text:p>61.47792391645592</text:p>
          </table:table-cell>
          <table:table-cell office:value-type="float" office:value="142.13650854283813">
            <text:p>142.13650854283813</text:p>
          </table:table-cell>
          <table:table-cell office:value-type="float" office:value="199.6847290256076">
            <text:p>199.6847290256076</text:p>
          </table:table-cell>
          <table:table-cell office:value-type="float" office:value="3.1867399750665104">
            <text:p>3.1867399750665104</text:p>
          </table:table-cell>
          <table:table-cell office:value-type="float" office:value="6.448803826130634">
            <text:p>6.448803826130634</text:p>
          </table:table-cell>
          <table:table-cell office:value-type="float" office:value="6.253822148184776">
            <text:p>6.253822148184776</text:p>
          </table:table-cell>
          <table:table-cell office:value-type="float" office:value="7.697433554870701">
            <text:p>7.697433554870701</text:p>
          </table:table-cell>
          <table:table-cell office:value-type="float" office:value="0.9843217405553352">
            <text:p>0.9843217405553352</text:p>
          </table:table-cell>
          <table:table-cell office:value-type="float" office:value="69.18102392731248">
            <text:p>69.18102392731248</text:p>
          </table:table-cell>
          <table:table-cell office:value-type="float" office:value="15.433183587569687">
            <text:p>15.433183587569687</text:p>
          </table:table-cell>
          <table:table-cell office:value-type="float" office:value="0.5756498992801156">
            <text:p>0.5756498992801156</text:p>
          </table:table-cell>
          <table:table-cell office:value-type="float" office:value="1.8209889908082837">
            <text:p>1.8209889908082837</text:p>
          </table:table-cell>
          <table:table-cell office:value-type="float" office:value="3.9919814428239855">
            <text:p>3.9919814428239855</text:p>
          </table:table-cell>
          <table:table-cell office:value-type="float" office:value="4.961011163001363">
            <text:p>4.961011163001363</text:p>
          </table:table-cell>
          <table:table-cell office:value-type="float" office:value="10.861891334899484">
            <text:p>10.861891334899484</text:p>
          </table:table-cell>
          <table:table-cell office:value-type="float" office:value="0.0524116308880372">
            <text:p>0.0524116308880372</text:p>
          </table:table-cell>
          <table:table-cell office:value-type="float" office:value="0.0014405011062122">
            <text:p>0.0014405011062122</text:p>
          </table:table-cell>
          <table:table-cell office:value-type="float" office:value="0.0339856726179545">
            <text:p>0.0339856726179545</text:p>
          </table:table-cell>
          <table:table-cell office:value-type="float" office:value="0.3580609673451018">
            <text:p>0.3580609673451018</text:p>
          </table:table-cell>
          <table:table-cell office:value-type="float" office:value="0.1661559158034044">
            <text:p>0.1661559158034044</text:p>
          </table:table-cell>
          <table:table-cell office:value-type="float" office:value="0.0124544374574151">
            <text:p>0.0124544374574151</text:p>
          </table:table-cell>
          <table:table-cell office:value-type="float" office:value="0.0061703438469561">
            <text:p>0.0061703438469561</text:p>
          </table:table-cell>
          <table:table-cell office:value-type="float" office:value="0.0285528295045318">
            <text:p>0.0285528295045318</text:p>
          </table:table-cell>
          <table:table-cell office:value-type="float" office:value="0.0297922968430459">
            <text:p>0.0297922968430459</text:p>
          </table:table-cell>
          <table:table-cell office:value-type="float" office:value="0.0314357668497644">
            <text:p>0.0314357668497644</text:p>
          </table:table-cell>
          <table:table-cell office:value-type="float" office:value="0.2795396377375754">
            <text:p>0.2795396377375754</text:p>
          </table:table-cell>
          <table:table-cell office:value-type="float" office:value="20.213593684589345">
            <text:p>20.213593684589345</text:p>
          </table:table-cell>
          <table:table-cell office:value-type="float" office:value="0.5555580616328762">
            <text:p>0.5555580616328762</text:p>
          </table:table-cell>
          <table:table-cell office:value-type="float" office:value="13.107254358566548">
            <text:p>13.107254358566548</text:p>
          </table:table-cell>
          <table:table-cell office:value-type="float" office:value="138.09337327598544">
            <text:p>138.09337327598544</text:p>
          </table:table-cell>
          <table:table-cell office:value-type="float" office:value="64.08135204789902">
            <text:p>64.08135204789902</text:p>
          </table:table-cell>
          <table:table-cell office:value-type="float" office:value="4.803302894201299">
            <text:p>4.803302894201299</text:p>
          </table:table-cell>
          <table:table-cell office:value-type="float" office:value="2.3797165114555847">
            <text:p>2.3797165114555847</text:p>
          </table:table-cell>
          <table:table-cell office:value-type="float" office:value="11.011969755012784">
            <text:p>11.011969755012784</text:p>
          </table:table-cell>
          <table:table-cell office:value-type="float" office:value="11.489995123457515">
            <text:p>11.489995123457515</text:p>
          </table:table-cell>
          <table:table-cell office:value-type="float" office:value="12.123832200948668">
            <text:p>12.123832200948668</text:p>
          </table:table-cell>
          <table:table-cell office:value-type="float" office:value="107.81005208625072">
            <text:p>107.8100520862507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37.6023029153422">
            <text:p>137.6023029153422</text:p>
          </table:table-cell>
          <table:table-cell office:value-type="string" office:string-value="54">
            <text:p>54</text:p>
          </table:table-cell>
          <table:table-cell office:value-type="float" office:value="0.0699149745680729">
            <text:p>0.069914974568072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99162">
            <text:p>0.699162</text:p>
          </table:table-cell>
          <table:table-cell office:value-type="float" office:value="0.2627040291345912">
            <text:p>0.2627040291345912</text:p>
          </table:table-cell>
          <table:table-cell office:value-type="float" office:value="2.2340517716955235">
            <text:p>2.2340517716955235</text:p>
          </table:table-cell>
          <table:table-cell office:value-type="float" office:value="5.165178339872025">
            <text:p>5.165178339872025</text:p>
          </table:table-cell>
          <table:table-cell office:value-type="float" office:value="7.256779425346915">
            <text:p>7.256779425346915</text:p>
          </table:table-cell>
          <table:table-cell office:value-type="float" office:value="0.1158271903005254">
            <text:p>0.1158271903005254</text:p>
          </table:table-cell>
          <table:table-cell office:value-type="float" office:value="0.23395025797998">
            <text:p>0.23395025797998</text:p>
          </table:table-cell>
          <table:table-cell office:value-type="float" office:value="0.227082656910335">
            <text:p>0.227082656910335</text:p>
          </table:table-cell>
          <table:table-cell office:value-type="float" office:value="0.2802850896734119">
            <text:p>0.2802850896734119</text:p>
          </table:table-cell>
          <table:table-cell office:value-type="float" office:value="7.083579877107606">
            <text:p>7.083579877107606</text:p>
          </table:table-cell>
          <table:table-cell office:value-type="float" office:value="60.23921378948982">
            <text:p>60.23921378948982</text:p>
          </table:table-cell>
          <table:table-cell office:value-type="float" office:value="139.27442784383192">
            <text:p>139.27442784383192</text:p>
          </table:table-cell>
          <table:table-cell office:value-type="float" office:value="195.67258591096865">
            <text:p>195.67258591096865</text:p>
          </table:table-cell>
          <table:table-cell office:value-type="float" office:value="3.1231768965917266">
            <text:p>3.1231768965917266</text:p>
          </table:table-cell>
          <table:table-cell office:value-type="float" office:value="6.308260079338499">
            <text:p>6.308260079338499</text:p>
          </table:table-cell>
          <table:table-cell office:value-type="float" office:value="6.123081340735992">
            <text:p>6.123081340735992</text:p>
          </table:table-cell>
          <table:table-cell office:value-type="float" office:value="7.557637496479696">
            <text:p>7.557637496479696</text:p>
          </table:table-cell>
          <table:table-cell office:value-type="float" office:value="0.9621093732835988">
            <text:p>0.9621093732835988</text:p>
          </table:table-cell>
          <table:table-cell office:value-type="float" office:value="69.83126473798853">
            <text:p>69.83126473798853</text:p>
          </table:table-cell>
          <table:table-cell office:value-type="float" office:value="15.5786318861933">
            <text:p>15.5786318861933</text:p>
          </table:table-cell>
          <table:table-cell office:value-type="float" office:value="0.5679129603297164">
            <text:p>0.5679129603297164</text:p>
          </table:table-cell>
          <table:table-cell office:value-type="float" office:value="1.7998890272851091">
            <text:p>1.7998890272851091</text:p>
          </table:table-cell>
          <table:table-cell office:value-type="float" office:value="3.9265994484577074">
            <text:p>3.9265994484577074</text:p>
          </table:table-cell>
          <table:table-cell office:value-type="float" office:value="4.893235794426206">
            <text:p>4.893235794426206</text:p>
          </table:table-cell>
          <table:table-cell office:value-type="float" office:value="10.537907306380612">
            <text:p>10.537907306380612</text:p>
          </table:table-cell>
          <table:table-cell office:value-type="float" office:value="0.0521487969526092">
            <text:p>0.0521487969526092</text:p>
          </table:table-cell>
          <table:table-cell office:value-type="float" office:value="0.0014216393868541">
            <text:p>0.0014216393868541</text:p>
          </table:table-cell>
          <table:table-cell office:value-type="float" office:value="0.0337809587304631">
            <text:p>0.0337809587304631</text:p>
          </table:table-cell>
          <table:table-cell office:value-type="float" office:value="0.3585172976045498">
            <text:p>0.3585172976045498</text:p>
          </table:table-cell>
          <table:table-cell office:value-type="float" office:value="0.1663872330781037">
            <text:p>0.1663872330781037</text:p>
          </table:table-cell>
          <table:table-cell office:value-type="float" office:value="0.012336908657538">
            <text:p>0.012336908657538</text:p>
          </table:table-cell>
          <table:table-cell office:value-type="float" office:value="0.0060629773626401">
            <text:p>0.0060629773626401</text:p>
          </table:table-cell>
          <table:table-cell office:value-type="float" office:value="0.0286001376542044">
            <text:p>0.0286001376542044</text:p>
          </table:table-cell>
          <table:table-cell office:value-type="float" office:value="0.0295758667606785">
            <text:p>0.0295758667606785</text:p>
          </table:table-cell>
          <table:table-cell office:value-type="float" office:value="0.0308830941389467">
            <text:p>0.0308830941389467</text:p>
          </table:table-cell>
          <table:table-cell office:value-type="float" office:value="0.2802850896734119">
            <text:p>0.2802850896734119</text:p>
          </table:table-cell>
          <table:table-cell office:value-type="float" office:value="20.112226520712795">
            <text:p>20.112226520712795</text:p>
          </table:table-cell>
          <table:table-cell office:value-type="float" office:value="0.5482836623280554">
            <text:p>0.5482836623280554</text:p>
          </table:table-cell>
          <table:table-cell office:value-type="float" office:value="13.028302353577727">
            <text:p>13.028302353577727</text:p>
          </table:table-cell>
          <table:table-cell office:value-type="float" office:value="138.26936616714676">
            <text:p>138.26936616714676</text:p>
          </table:table-cell>
          <table:table-cell office:value-type="float" office:value="64.17056418123228">
            <text:p>64.17056418123228</text:p>
          </table:table-cell>
          <table:table-cell office:value-type="float" office:value="4.757975561952682">
            <text:p>4.757975561952682</text:p>
          </table:table-cell>
          <table:table-cell office:value-type="float" office:value="2.3383084794494438">
            <text:p>2.3383084794494438</text:p>
          </table:table-cell>
          <table:table-cell office:value-type="float" office:value="11.030215089097045">
            <text:p>11.030215089097045</text:p>
          </table:table-cell>
          <table:table-cell office:value-type="float" office:value="11.406524533590888">
            <text:p>11.406524533590888</text:p>
          </table:table-cell>
          <table:table-cell office:value-type="float" office:value="11.910682916567591">
            <text:p>11.910682916567591</text:p>
          </table:table-cell>
          <table:table-cell office:value-type="float" office:value="108.09755053434476">
            <text:p>108.0975505343447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32.3099066493675">
            <text:p>132.3099066493675</text:p>
          </table:table-cell>
          <table:table-cell office:value-type="string" office:string-value="55">
            <text:p>55</text:p>
          </table:table-cell>
          <table:table-cell office:value-type="float" office:value="0.0684291366496988">
            <text:p>0.068429136649698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96334">
            <text:p>0.696334</text:p>
          </table:table-cell>
          <table:table-cell office:value-type="float" office:value="0.2622137669299423">
            <text:p>0.2622137669299423</text:p>
          </table:table-cell>
          <table:table-cell office:value-type="float" office:value="2.235498081860964">
            <text:p>2.235498081860964</text:p>
          </table:table-cell>
          <table:table-cell office:value-type="float" office:value="5.168585625532608">
            <text:p>5.168585625532608</text:p>
          </table:table-cell>
          <table:table-cell office:value-type="float" office:value="7.261893601322312">
            <text:p>7.261893601322312</text:p>
          </table:table-cell>
          <table:table-cell office:value-type="float" office:value="0.1159260945712817">
            <text:p>0.1159260945712817</text:p>
          </table:table-cell>
          <table:table-cell office:value-type="float" office:value="0.2337089334889181">
            <text:p>0.2337089334889181</text:p>
          </table:table-cell>
          <table:table-cell office:value-type="float" office:value="0.2270588469599153">
            <text:p>0.2270588469599153</text:p>
          </table:table-cell>
          <table:table-cell office:value-type="float" office:value="0.2810265522585942">
            <text:p>0.2810265522585942</text:p>
          </table:table-cell>
          <table:table-cell office:value-type="float" office:value="6.920100601473722">
            <text:p>6.920100601473722</text:p>
          </table:table-cell>
          <table:table-cell office:value-type="float" office:value="58.99717548015934">
            <text:p>58.99717548015934</text:p>
          </table:table-cell>
          <table:table-cell office:value-type="float" office:value="136.40447988214447">
            <text:p>136.40447988214447</text:p>
          </table:table-cell>
          <table:table-cell office:value-type="float" office:value="191.64910701189535">
            <text:p>191.64910701189535</text:p>
          </table:table-cell>
          <table:table-cell office:value-type="float" office:value="3.0594131122930768">
            <text:p>3.0594131122930768</text:p>
          </table:table-cell>
          <table:table-cell office:value-type="float" office:value="6.1678276855636955">
            <text:p>6.1678276855636955</text:p>
          </table:table-cell>
          <table:table-cell office:value-type="float" office:value="5.992324818845413">
            <text:p>5.992324818845413</text:p>
          </table:table-cell>
          <table:table-cell office:value-type="float" office:value="7.416590044390666">
            <text:p>7.416590044390666</text:p>
          </table:table-cell>
          <table:table-cell office:value-type="float" office:value="0.939907345561414">
            <text:p>0.939907345561414</text:p>
          </table:table-cell>
          <table:table-cell office:value-type="float" office:value="70.47350277092791">
            <text:p>70.47350277092791</text:p>
          </table:table-cell>
          <table:table-cell office:value-type="float" office:value="15.722289504706469">
            <text:p>15.722289504706469</text:p>
          </table:table-cell>
          <table:table-cell office:value-type="float" office:value="0.5600834078138015">
            <text:p>0.5600834078138015</text:p>
          </table:table-cell>
          <table:table-cell office:value-type="float" office:value="1.7784329108893255">
            <text:p>1.7784329108893255</text:p>
          </table:table-cell>
          <table:table-cell office:value-type="float" office:value="3.8609687917134616">
            <text:p>3.8609687917134616</text:p>
          </table:table-cell>
          <table:table-cell office:value-type="float" office:value="4.824892073929702">
            <text:p>4.824892073929702</text:p>
          </table:table-cell>
          <table:table-cell office:value-type="float" office:value="10.223433604029994">
            <text:p>10.223433604029994</text:p>
          </table:table-cell>
          <table:table-cell office:value-type="float" office:value="0.051875726789916">
            <text:p>0.051875726789916</text:p>
          </table:table-cell>
          <table:table-cell office:value-type="float" office:value="0.0014028030791606">
            <text:p>0.0014028030791606</text:p>
          </table:table-cell>
          <table:table-cell office:value-type="float" office:value="0.0335742483516634">
            <text:p>0.0335742483516634</text:p>
          </table:table-cell>
          <table:table-cell office:value-type="float" office:value="0.3589795219330476">
            <text:p>0.3589795219330476</text:p>
          </table:table-cell>
          <table:table-cell office:value-type="float" office:value="0.166619806721826">
            <text:p>0.166619806721826</text:p>
          </table:table-cell>
          <table:table-cell office:value-type="float" office:value="0.0122200398270511">
            <text:p>0.0122200398270511</text:p>
          </table:table-cell>
          <table:table-cell office:value-type="float" office:value="0.0059576022019623">
            <text:p>0.0059576022019623</text:p>
          </table:table-cell>
          <table:table-cell office:value-type="float" office:value="0.0286474672328844">
            <text:p>0.0286474672328844</text:p>
          </table:table-cell>
          <table:table-cell office:value-type="float" office:value="0.0293559712249943">
            <text:p>0.0293559712249943</text:p>
          </table:table-cell>
          <table:table-cell office:value-type="float" office:value="0.0303402603788993">
            <text:p>0.0303402603788993</text:p>
          </table:table-cell>
          <table:table-cell office:value-type="float" office:value="0.2810265522585942">
            <text:p>0.2810265522585942</text:p>
          </table:table-cell>
          <table:table-cell office:value-type="float" office:value="20.006911551066928">
            <text:p>20.006911551066928</text:p>
          </table:table-cell>
          <table:table-cell office:value-type="float" office:value="0.541019063539891">
            <text:p>0.541019063539891</text:p>
          </table:table-cell>
          <table:table-cell office:value-type="float" office:value="12.948580361786043">
            <text:p>12.948580361786043</text:p>
          </table:table-cell>
          <table:table-cell office:value-type="float" office:value="138.44763222391848">
            <text:p>138.44763222391848</text:p>
          </table:table-cell>
          <table:table-cell office:value-type="float" office:value="64.26026085840667">
            <text:p>64.26026085840667</text:p>
          </table:table-cell>
          <table:table-cell office:value-type="float" office:value="4.712902760098801">
            <text:p>4.712902760098801</text:p>
          </table:table-cell>
          <table:table-cell office:value-type="float" office:value="2.2976684412308326">
            <text:p>2.2976684412308326</text:p>
          </table:table-cell>
          <table:table-cell office:value-type="float" office:value="11.048468687706528">
            <text:p>11.048468687706528</text:p>
          </table:table-cell>
          <table:table-cell office:value-type="float" office:value="11.321717422343555">
            <text:p>11.321717422343555</text:p>
          </table:table-cell>
          <table:table-cell office:value-type="float" office:value="11.701328220330108">
            <text:p>11.701328220330108</text:p>
          </table:table-cell>
          <table:table-cell office:value-type="float" office:value="108.38351040957205">
            <text:p>108.3835104095720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27.2210640859302">
            <text:p>127.2210640859302</text:p>
          </table:table-cell>
          <table:table-cell office:value-type="string" office:string-value="56">
            <text:p>56</text:p>
          </table:table-cell>
          <table:table-cell office:value-type="float" office:value="0.0669427130097662">
            <text:p>0.066942713009766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487139999999999">
            <text:p>0.7487139999999999</text:p>
          </table:table-cell>
          <table:table-cell office:value-type="float" office:value="0.2617254441942282">
            <text:p>0.2617254441942282</text:p>
          </table:table-cell>
          <table:table-cell office:value-type="float" office:value="2.236939392340276">
            <text:p>2.236939392340276</text:p>
          </table:table-cell>
          <table:table-cell office:value-type="float" office:value="5.171978710136867">
            <text:p>5.171978710136867</text:p>
          </table:table-cell>
          <table:table-cell office:value-type="float" office:value="7.266988880104375">
            <text:p>7.266988880104375</text:p>
          </table:table-cell>
          <table:table-cell office:value-type="float" office:value="0.1160246990152043">
            <text:p>0.1160246990152043</text:p>
          </table:table-cell>
          <table:table-cell office:value-type="float" office:value="0.2334700978741445">
            <text:p>0.2334700978741445</text:p>
          </table:table-cell>
          <table:table-cell office:value-type="float" office:value="0.2270397506818412">
            <text:p>0.2270397506818412</text:p>
          </table:table-cell>
          <table:table-cell office:value-type="float" office:value="0.2817597623796441">
            <text:p>0.2817597623796441</text:p>
          </table:table-cell>
          <table:table-cell office:value-type="float" office:value="6.757174159318101">
            <text:p>6.757174159318101</text:p>
          </table:table-cell>
          <table:table-cell office:value-type="float" office:value="57.75284517872558">
            <text:p>57.75284517872558</text:p>
          </table:table-cell>
          <table:table-cell office:value-type="float" office:value="133.52909190879075">
            <text:p>133.52909190879075</text:p>
          </table:table-cell>
          <table:table-cell office:value-type="float" office:value="187.6176373599069">
            <text:p>187.6176373599069</text:p>
          </table:table-cell>
          <table:table-cell office:value-type="float" office:value="2.9955020248103494">
            <text:p>2.9955020248103494</text:p>
          </table:table-cell>
          <table:table-cell office:value-type="float" office:value="6.02768338854319">
            <text:p>6.02768338854319</text:p>
          </table:table-cell>
          <table:table-cell office:value-type="float" office:value="5.861665995709841">
            <text:p>5.861665995709841</text:p>
          </table:table-cell>
          <table:table-cell office:value-type="float" office:value="7.274416101762132">
            <text:p>7.274416101762132</text:p>
          </table:table-cell>
          <table:table-cell office:value-type="float" office:value="0.9177803421940712">
            <text:p>0.9177803421940712</text:p>
          </table:table-cell>
          <table:table-cell office:value-type="float" office:value="71.10675786369652">
            <text:p>71.10675786369652</text:p>
          </table:table-cell>
          <table:table-cell office:value-type="float" office:value="15.863939048192035">
            <text:p>15.863939048192035</text:p>
          </table:table-cell>
          <table:table-cell office:value-type="float" office:value="0.5521592776398919">
            <text:p>0.5521592776398919</text:p>
          </table:table-cell>
          <table:table-cell office:value-type="float" office:value="1.7566515952259347">
            <text:p>1.7566515952259347</text:p>
          </table:table-cell>
          <table:table-cell office:value-type="float" office:value="3.7949290835198126">
            <text:p>3.7949290835198126</text:p>
          </table:table-cell>
          <table:table-cell office:value-type="float" office:value="4.755929068245146">
            <text:p>4.755929068245146</text:p>
          </table:table-cell>
          <table:table-cell office:value-type="float" office:value="9.918141278243992">
            <text:p>9.918141278243992</text:p>
          </table:table-cell>
          <table:table-cell office:value-type="float" office:value="0.0516023561074981">
            <text:p>0.0516023561074981</text:p>
          </table:table-cell>
          <table:table-cell office:value-type="float" office:value="0.0013839776326449">
            <text:p>0.0013839776326449</text:p>
          </table:table-cell>
          <table:table-cell office:value-type="float" office:value="0.0333667069624361">
            <text:p>0.0333667069624361</text:p>
          </table:table-cell>
          <table:table-cell office:value-type="float" office:value="0.3594414881488381">
            <text:p>0.3594414881488381</text:p>
          </table:table-cell>
          <table:table-cell office:value-type="float" office:value="0.1668512109250639">
            <text:p>0.1668512109250639</text:p>
          </table:table-cell>
          <table:table-cell office:value-type="float" office:value="0.0121039404621576">
            <text:p>0.0121039404621576</text:p>
          </table:table-cell>
          <table:table-cell office:value-type="float" office:value="0.0058540234315695">
            <text:p>0.0058540234315695</text:p>
          </table:table-cell>
          <table:table-cell office:value-type="float" office:value="0.0286942946735693">
            <text:p>0.0286942946735693</text:p>
          </table:table-cell>
          <table:table-cell office:value-type="float" office:value="0.0291343222604874">
            <text:p>0.0291343222604874</text:p>
          </table:table-cell>
          <table:table-cell office:value-type="float" office:value="0.0298079170160902">
            <text:p>0.0298079170160902</text:p>
          </table:table-cell>
          <table:table-cell office:value-type="float" office:value="0.2817597623796441">
            <text:p>0.2817597623796441</text:p>
          </table:table-cell>
          <table:table-cell office:value-type="float" office:value="19.901480679978807">
            <text:p>19.901480679978807</text:p>
          </table:table-cell>
          <table:table-cell office:value-type="float" office:value="0.5337586535821758">
            <text:p>0.5337586535821758</text:p>
          </table:table-cell>
          <table:table-cell office:value-type="float" office:value="12.868537874202753">
            <text:p>12.868537874202753</text:p>
          </table:table-cell>
          <table:table-cell office:value-type="float" office:value="138.6257987343624">
            <text:p>138.6257987343624</text:p>
          </table:table-cell>
          <table:table-cell office:value-type="float" office:value="64.34950651746941">
            <text:p>64.34950651746941</text:p>
          </table:table-cell>
          <table:table-cell office:value-type="float" office:value="4.6681267180403525">
            <text:p>4.6681267180403525</text:p>
          </table:table-cell>
          <table:table-cell office:value-type="float" office:value="2.2577212168534095">
            <text:p>2.2577212168534095</text:p>
          </table:table-cell>
          <table:table-cell office:value-type="float" office:value="11.066528626755503">
            <text:p>11.066528626755503</text:p>
          </table:table-cell>
          <table:table-cell office:value-type="float" office:value="11.236234066202208">
            <text:p>11.236234066202208</text:p>
          </table:table-cell>
          <table:table-cell office:value-type="float" office:value="11.49601935559554">
            <text:p>11.49601935559554</text:p>
          </table:table-cell>
          <table:table-cell office:value-type="float" office:value="108.66628755695736">
            <text:p>108.6662875569573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22.3279462364714">
            <text:p>122.3279462364714</text:p>
          </table:table-cell>
          <table:table-cell office:value-type="string" office:string-value="57">
            <text:p>57</text:p>
          </table:table-cell>
          <table:table-cell office:value-type="float" office:value="0.0654577588788611">
            <text:p>0.065457758878861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22246">
            <text:p>0.722246</text:p>
          </table:table-cell>
          <table:table-cell office:value-type="float" office:value="0.2612250254316141">
            <text:p>0.2612250254316141</text:p>
          </table:table-cell>
          <table:table-cell office:value-type="float" office:value="2.2384180435210514">
            <text:p>2.2384180435210514</text:p>
          </table:table-cell>
          <table:table-cell office:value-type="float" office:value="5.175454204705972">
            <text:p>5.175454204705972</text:p>
          </table:table-cell>
          <table:table-cell office:value-type="float" office:value="7.272203792713514">
            <text:p>7.272203792713514</text:p>
          </table:table-cell>
          <table:table-cell office:value-type="float" office:value="0.1161251891011314">
            <text:p>0.1161251891011314</text:p>
          </table:table-cell>
          <table:table-cell office:value-type="float" office:value="0.2332343326931553">
            <text:p>0.2332343326931553</text:p>
          </table:table-cell>
          <table:table-cell office:value-type="float" office:value="0.2270285524218282">
            <text:p>0.2270285524218282</text:p>
          </table:table-cell>
          <table:table-cell office:value-type="float" office:value="0.2824910663340959">
            <text:p>0.2824910663340959</text:p>
          </table:table-cell>
          <table:table-cell office:value-type="float" office:value="6.594650287381027">
            <text:p>6.594650287381027</text:p>
          </table:table-cell>
          <table:table-cell office:value-type="float" office:value="56.50907362185097">
            <text:p>56.50907362185097</text:p>
          </table:table-cell>
          <table:table-cell office:value-type="float" office:value="130.65482720118067">
            <text:p>130.65482720118067</text:p>
          </table:table-cell>
          <table:table-cell office:value-type="float" office:value="183.58746736562708">
            <text:p>183.58746736562708</text:p>
          </table:table-cell>
          <table:table-cell office:value-type="float" office:value="2.9315912991591686">
            <text:p>2.9315912991591686</text:p>
          </table:table-cell>
          <table:table-cell office:value-type="float" office:value="5.888022621801587">
            <text:p>5.888022621801587</text:p>
          </table:table-cell>
          <table:table-cell office:value-type="float" office:value="5.731357116335135">
            <text:p>5.731357116335135</text:p>
          </table:table-cell>
          <table:table-cell office:value-type="float" office:value="7.1315134861396094">
            <text:p>7.1315134861396094</text:p>
          </table:table-cell>
          <table:table-cell office:value-type="float" office:value="0.8957079468381132">
            <text:p>0.8957079468381132</text:p>
          </table:table-cell>
          <table:table-cell office:value-type="float" office:value="71.73228808002051">
            <text:p>71.73228808002051</text:p>
          </table:table-cell>
          <table:table-cell office:value-type="float" office:value="16.00385874299714">
            <text:p>16.00385874299714</text:p>
          </table:table-cell>
          <table:table-cell office:value-type="float" office:value="0.5441731509469298">
            <text:p>0.5441731509469298</text:p>
          </table:table-cell>
          <table:table-cell office:value-type="float" office:value="1.7345816238681944">
            <text:p>1.7345816238681944</text:p>
          </table:table-cell>
          <table:table-cell office:value-type="float" office:value="3.7289412458789535">
            <text:p>3.7289412458789535</text:p>
          </table:table-cell>
          <table:table-cell office:value-type="float" office:value="4.686659091831156">
            <text:p>4.686659091831156</text:p>
          </table:table-cell>
          <table:table-cell office:value-type="float" office:value="9.62211967068979">
            <text:p>9.62211967068979</text:p>
          </table:table-cell>
          <table:table-cell office:value-type="float" office:value="0.0513141260077742">
            <text:p>0.0513141260077742</text:p>
          </table:table-cell>
          <table:table-cell office:value-type="float" office:value="0.0013652096964247">
            <text:p>0.0013652096964247</text:p>
          </table:table-cell>
          <table:table-cell office:value-type="float" office:value="0.0331570077594536">
            <text:p>0.0331570077594536</text:p>
          </table:table-cell>
          <table:table-cell office:value-type="float" office:value="0.359911832736949">
            <text:p>0.359911832736949</text:p>
          </table:table-cell>
          <table:table-cell office:value-type="float" office:value="0.1670848986451072">
            <text:p>0.1670848986451072</text:p>
          </table:table-cell>
          <table:table-cell office:value-type="float" office:value="0.0119885448365768">
            <text:p>0.0119885448365768</text:p>
          </table:table-cell>
          <table:table-cell office:value-type="float" office:value="0.0057524746908373">
            <text:p>0.0057524746908373</text:p>
          </table:table-cell>
          <table:table-cell office:value-type="float" office:value="0.0287413977913105">
            <text:p>0.0287413977913105</text:p>
          </table:table-cell>
          <table:table-cell office:value-type="float" office:value="0.0289086355135099">
            <text:p>0.0289086355135099</text:p>
          </table:table-cell>
          <table:table-cell office:value-type="float" office:value="0.0292848059879611">
            <text:p>0.0292848059879611</text:p>
          </table:table-cell>
          <table:table-cell office:value-type="float" office:value="0.2824910663340959">
            <text:p>0.2824910663340959</text:p>
          </table:table-cell>
          <table:table-cell office:value-type="float" office:value="19.790318977418313">
            <text:p>19.790318977418313</text:p>
          </table:table-cell>
          <table:table-cell office:value-type="float" office:value="0.52652042362012">
            <text:p>0.52652042362012</text:p>
          </table:table-cell>
          <table:table-cell office:value-type="float" office:value="12.78766318258848">
            <text:p>12.78766318258848</text:p>
          </table:table-cell>
          <table:table-cell office:value-type="float" office:value="138.80719653165914">
            <text:p>138.80719653165914</text:p>
          </table:table-cell>
          <table:table-cell office:value-type="float" office:value="64.4396328604585">
            <text:p>64.4396328604585</text:p>
          </table:table-cell>
          <table:table-cell office:value-type="float" office:value="4.6236220871225955">
            <text:p>4.6236220871225955</text:p>
          </table:table-cell>
          <table:table-cell office:value-type="float" office:value="2.2185569140152315">
            <text:p>2.2185569140152315</text:p>
          </table:table-cell>
          <table:table-cell office:value-type="float" office:value="11.084694886174736">
            <text:p>11.084694886174736</text:p>
          </table:table-cell>
          <table:table-cell office:value-type="float" office:value="11.14919345849537">
            <text:p>11.14919345849537</text:p>
          </table:table-cell>
          <table:table-cell office:value-type="float" office:value="11.294271125376968">
            <text:p>11.294271125376968</text:p>
          </table:table-cell>
          <table:table-cell office:value-type="float" office:value="108.94832955307076">
            <text:p>108.9483295530707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17.6230252273763">
            <text:p>117.6230252273763</text:p>
          </table:table-cell>
          <table:table-cell office:value-type="string" office:string-value="58">
            <text:p>58</text:p>
          </table:table-cell>
          <table:table-cell office:value-type="float" office:value="0.0639762231570607">
            <text:p>0.063976223157060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253159999999998">
            <text:p>0.7253159999999998</text:p>
          </table:table-cell>
          <table:table-cell office:value-type="float" office:value="0.2607288631072158">
            <text:p>0.2607288631072158</text:p>
          </table:table-cell>
          <table:table-cell office:value-type="float" office:value="2.239884664789999">
            <text:p>2.239884664789999</text:p>
          </table:table-cell>
          <table:table-cell office:value-type="float" office:value="5.178899590448567">
            <text:p>5.178899590448567</text:p>
          </table:table-cell>
          <table:table-cell office:value-type="float" office:value="7.2773765668464545">
            <text:p>7.2773765668464545</text:p>
          </table:table-cell>
          <table:table-cell office:value-type="float" office:value="0.1162249913429017">
            <text:p>0.1162249913429017</text:p>
          </table:table-cell>
          <table:table-cell office:value-type="float" office:value="0.2330009250211724">
            <text:p>0.2330009250211724</text:p>
          </table:table-cell>
          <table:table-cell office:value-type="float" office:value="0.2270213062176452">
            <text:p>0.2270213062176452</text:p>
          </table:table-cell>
          <table:table-cell office:value-type="float" office:value="0.2832131609233647">
            <text:p>0.2832131609233647</text:p>
          </table:table-cell>
          <table:table-cell office:value-type="float" office:value="6.433148353021936">
            <text:p>6.433148353021936</text:p>
          </table:table-cell>
          <table:table-cell office:value-type="float" office:value="55.26626461884066">
            <text:p>55.26626461884066</text:p>
          </table:table-cell>
          <table:table-cell office:value-type="float" office:value="127.7826665360783">
            <text:p>127.7826665360783</text:p>
          </table:table-cell>
          <table:table-cell office:value-type="float" office:value="179.55987886188507">
            <text:p>179.55987886188507</text:p>
          </table:table-cell>
          <table:table-cell office:value-type="float" office:value="2.8677017294019875">
            <text:p>2.8677017294019875</text:p>
          </table:table-cell>
          <table:table-cell office:value-type="float" office:value="5.748997250205319">
            <text:p>5.748997250205319</text:p>
          </table:table-cell>
          <table:table-cell office:value-type="float" office:value="5.601457870026334">
            <text:p>5.601457870026334</text:p>
          </table:table-cell>
          <table:table-cell office:value-type="float" office:value="6.987919396553595">
            <text:p>6.987919396553595</text:p>
          </table:table-cell>
          <table:table-cell office:value-type="float" office:value="0.8737742884429862">
            <text:p>0.8737742884429862</text:p>
          </table:table-cell>
          <table:table-cell office:value-type="float" office:value="72.3484860916343">
            <text:p>72.3484860916343</text:p>
          </table:table-cell>
          <table:table-cell office:value-type="float" office:value="16.14169239368398">
            <text:p>16.14169239368398</text:p>
          </table:table-cell>
          <table:table-cell office:value-type="float" office:value="0.5361130274395931">
            <text:p>0.5361130274395931</text:p>
          </table:table-cell>
          <table:table-cell office:value-type="float" office:value="1.712250985802757">
            <text:p>1.712250985802757</text:p>
          </table:table-cell>
          <table:table-cell office:value-type="float" office:value="3.6626637377864686">
            <text:p>3.6626637377864686</text:p>
          </table:table-cell>
          <table:table-cell office:value-type="float" office:value="4.616924637231201">
            <text:p>4.616924637231201</text:p>
          </table:table-cell>
          <table:table-cell office:value-type="float" office:value="9.334914611292824">
            <text:p>9.334914611292824</text:p>
          </table:table-cell>
          <table:table-cell office:value-type="float" office:value="0.0510280305881606">
            <text:p>0.0510280305881606</text:p>
          </table:table-cell>
          <table:table-cell office:value-type="float" office:value="0.0013464676213628">
            <text:p>0.0013464676213628</text:p>
          </table:table-cell>
          <table:table-cell office:value-type="float" office:value="0.0329469977515621">
            <text:p>0.0329469977515621</text:p>
          </table:table-cell>
          <table:table-cell office:value-type="float" office:value="0.3603801997203435">
            <text:p>0.3603801997203435</text:p>
          </table:table-cell>
          <table:table-cell office:value-type="float" office:value="0.1673167717429371">
            <text:p>0.1673167717429371</text:p>
          </table:table-cell>
          <table:table-cell office:value-type="float" office:value="0.0118740014402627">
            <text:p>0.0118740014402627</text:p>
          </table:table-cell>
          <table:table-cell office:value-type="float" office:value="0.0056526428728792">
            <text:p>0.0056526428728792</text:p>
          </table:table-cell>
          <table:table-cell office:value-type="float" office:value="0.0287878843425447">
            <text:p>0.0287878843425447</text:p>
          </table:table-cell>
          <table:table-cell office:value-type="float" office:value="0.0286817494252916">
            <text:p>0.0286817494252916</text:p>
          </table:table-cell>
          <table:table-cell office:value-type="float" office:value="0.0287720935712899">
            <text:p>0.0287720935712899</text:p>
          </table:table-cell>
          <table:table-cell office:value-type="float" office:value="0.2832131609233647">
            <text:p>0.2832131609233647</text:p>
          </table:table-cell>
          <table:table-cell office:value-type="float" office:value="19.67998055693593">
            <text:p>19.67998055693593</text:p>
          </table:table-cell>
          <table:table-cell office:value-type="float" office:value="0.5192921675309958">
            <text:p>0.5192921675309958</text:p>
          </table:table-cell>
          <table:table-cell office:value-type="float" office:value="12.706668622844987">
            <text:p>12.706668622844987</text:p>
          </table:table-cell>
          <table:table-cell office:value-type="float" office:value="138.98783162614487">
            <text:p>138.98783162614487</text:p>
          </table:table-cell>
          <table:table-cell office:value-type="float" office:value="64.52905935809856">
            <text:p>64.52905935809856</text:p>
          </table:table-cell>
          <table:table-cell office:value-type="float" office:value="4.579446135466131">
            <text:p>4.579446135466131</text:p>
          </table:table-cell>
          <table:table-cell office:value-type="float" office:value="2.180054776783337">
            <text:p>2.180054776783337</text:p>
          </table:table-cell>
          <table:table-cell office:value-type="float" office:value="11.102623354389248">
            <text:p>11.102623354389248</text:p>
          </table:table-cell>
          <table:table-cell office:value-type="float" office:value="11.061690300852248">
            <text:p>11.061690300852248</text:p>
          </table:table-cell>
          <table:table-cell office:value-type="float" office:value="11.096533327639376">
            <text:p>11.096533327639376</text:p>
          </table:table-cell>
          <table:table-cell office:value-type="float" office:value="109.2268197733141">
            <text:p>109.226819773314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13.0990627186311">
            <text:p>113.0990627186311</text:p>
          </table:table-cell>
          <table:table-cell office:value-type="string" office:string-value="59">
            <text:p>59</text:p>
          </table:table-cell>
          <table:table-cell office:value-type="float" office:value="0.0624999839390492">
            <text:p>0.062499983939049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33928">
            <text:p>0.733928</text:p>
          </table:table-cell>
          <table:table-cell office:value-type="float" office:value="0.2602280504984908">
            <text:p>0.2602280504984908</text:p>
          </table:table-cell>
          <table:table-cell office:value-type="float" office:value="2.2413661167647176">
            <text:p>2.2413661167647176</text:p>
          </table:table-cell>
          <table:table-cell office:value-type="float" office:value="5.182376183300224">
            <text:p>5.182376183300224</text:p>
          </table:table-cell>
          <table:table-cell office:value-type="float" office:value="7.282595046976117">
            <text:p>7.282595046976117</text:p>
          </table:table-cell>
          <table:table-cell office:value-type="float" office:value="0.1163254888881924">
            <text:p>0.1163254888881924</text:p>
          </table:table-cell>
          <table:table-cell office:value-type="float" office:value="0.2327702557204624">
            <text:p>0.2327702557204624</text:p>
          </table:table-cell>
          <table:table-cell office:value-type="float" office:value="0.2270200022772633">
            <text:p>0.2270200022772633</text:p>
          </table:table-cell>
          <table:table-cell office:value-type="float" office:value="0.2839300967839107">
            <text:p>0.2839300967839107</text:p>
          </table:table-cell>
          <table:table-cell office:value-type="float" office:value="6.272632902822977">
            <text:p>6.272632902822977</text:p>
          </table:table-cell>
          <table:table-cell office:value-type="float" office:value="54.02671550726031">
            <text:p>54.02671550726031</text:p>
          </table:table-cell>
          <table:table-cell office:value-type="float" office:value="124.91790681252355">
            <text:p>124.91790681252355</text:p>
          </table:table-cell>
          <table:table-cell office:value-type="float" office:value="175.54235687540898">
            <text:p>175.54235687540898</text:p>
          </table:table-cell>
          <table:table-cell office:value-type="float" office:value="2.8039524856728546">
            <text:p>2.8039524856728546</text:p>
          </table:table-cell>
          <table:table-cell office:value-type="float" office:value="5.61078009090015">
            <text:p>5.61078009090015</text:p>
          </table:table-cell>
          <table:table-cell office:value-type="float" office:value="5.47217386117861">
            <text:p>5.47217386117861</text:p>
          </table:table-cell>
          <table:table-cell office:value-type="float" office:value="6.843955767938243">
            <text:p>6.843955767938243</text:p>
          </table:table-cell>
          <table:table-cell office:value-type="float" office:value="0.851974546870765">
            <text:p>0.851974546870765</text:p>
          </table:table-cell>
          <table:table-cell office:value-type="float" office:value="72.95615680820363">
            <text:p>72.95615680820363</text:p>
          </table:table-cell>
          <table:table-cell office:value-type="float" office:value="16.277617977363715">
            <text:p>16.277617977363715</text:p>
          </table:table-cell>
          <table:table-cell office:value-type="float" office:value="0.52800321654848">
            <text:p>0.52800321654848</text:p>
          </table:table-cell>
          <table:table-cell office:value-type="float" office:value="1.689693456667264">
            <text:p>1.689693456667264</text:p>
          </table:table-cell>
          <table:table-cell office:value-type="float" office:value="3.5964152771392985">
            <text:p>3.5964152771392985</text:p>
          </table:table-cell>
          <table:table-cell office:value-type="float" office:value="4.5469522053055575">
            <text:p>4.5469522053055575</text:p>
          </table:table-cell>
          <table:table-cell office:value-type="float" office:value="9.056506938552122">
            <text:p>9.056506938552122</text:p>
          </table:table-cell>
          <table:table-cell office:value-type="float" office:value="0.0507348203500746">
            <text:p>0.0507348203500746</text:p>
          </table:table-cell>
          <table:table-cell office:value-type="float" office:value="0.001327783916863">
            <text:p>0.001327783916863</text:p>
          </table:table-cell>
          <table:table-cell office:value-type="float" office:value="0.0327358885839412">
            <text:p>0.0327358885839412</text:p>
          </table:table-cell>
          <table:table-cell office:value-type="float" office:value="0.3608520174433174">
            <text:p>0.3608520174433174</text:p>
          </table:table-cell>
          <table:table-cell office:value-type="float" office:value="0.1675490090045892">
            <text:p>0.1675490090045892</text:p>
          </table:table-cell>
          <table:table-cell office:value-type="float" office:value="0.0117602803365883">
            <text:p>0.0117602803365883</text:p>
          </table:table-cell>
          <table:table-cell office:value-type="float" office:value="0.005554666448148">
            <text:p>0.005554666448148</text:p>
          </table:table-cell>
          <table:table-cell office:value-type="float" office:value="0.0288342489331159">
            <text:p>0.0288342489331159</text:p>
          </table:table-cell>
          <table:table-cell office:value-type="float" office:value="0.0284522536709254">
            <text:p>0.0284522536709254</text:p>
          </table:table-cell>
          <table:table-cell office:value-type="float" office:value="0.0282689345285258">
            <text:p>0.0282689345285258</text:p>
          </table:table-cell>
          <table:table-cell office:value-type="float" office:value="0.2839300967839107">
            <text:p>0.2839300967839107</text:p>
          </table:table-cell>
          <table:table-cell office:value-type="float" office:value="19.56689816441328">
            <text:p>19.56689816441328</text:p>
          </table:table-cell>
          <table:table-cell office:value-type="float" office:value="0.5120864232165858">
            <text:p>0.5120864232165858</text:p>
          </table:table-cell>
          <table:table-cell office:value-type="float" office:value="12.625250150168633">
            <text:p>12.625250150168633</text:p>
          </table:table-cell>
          <table:table-cell office:value-type="float" office:value="139.16979756736424">
            <text:p>139.16979756736424</text:p>
          </table:table-cell>
          <table:table-cell office:value-type="float" office:value="64.61862630279994">
            <text:p>64.61862630279994</text:p>
          </table:table-cell>
          <table:table-cell office:value-type="float" office:value="4.535587317412041">
            <text:p>4.535587317412041</text:p>
          </table:table-cell>
          <table:table-cell office:value-type="float" office:value="2.1422682090572462">
            <text:p>2.1422682090572462</text:p>
          </table:table-cell>
          <table:table-cell office:value-type="float" office:value="11.120504786034832">
            <text:p>11.120504786034832</text:p>
          </table:table-cell>
          <table:table-cell office:value-type="float" office:value="10.973180673265835">
            <text:p>10.973180673265835</text:p>
          </table:table-cell>
          <table:table-cell office:value-type="float" office:value="10.902479979616556">
            <text:p>10.902479979616556</text:p>
          </table:table-cell>
          <table:table-cell office:value-type="float" office:value="109.50332042665084">
            <text:p>109.503320426650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8.7490987679145">
            <text:p>108.7490987679145</text:p>
          </table:table-cell>
          <table:table-cell office:value-type="string" office:string-value="60">
            <text:p>60</text:p>
          </table:table-cell>
          <table:table-cell office:value-type="float" office:value="0.0610308211510361">
            <text:p>0.061030821151036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44287">
            <text:p>0.744287</text:p>
          </table:table-cell>
          <table:table-cell office:value-type="float" office:value="0.2597248327528311">
            <text:p>0.2597248327528311</text:p>
          </table:table-cell>
          <table:table-cell office:value-type="float" office:value="2.242855604412508">
            <text:p>2.242855604412508</text:p>
          </table:table-cell>
          <table:table-cell office:value-type="float" office:value="5.185868551334465">
            <text:p>5.185868551334465</text:p>
          </table:table-cell>
          <table:table-cell office:value-type="float" office:value="7.287836884662184">
            <text:p>7.287836884662184</text:p>
          </table:table-cell>
          <table:table-cell office:value-type="float" office:value="0.1164263184537902">
            <text:p>0.1164263184537902</text:p>
          </table:table-cell>
          <table:table-cell office:value-type="float" office:value="0.2325422158891806">
            <text:p>0.2325422158891806</text:p>
          </table:table-cell>
          <table:table-cell office:value-type="float" office:value="0.2270240044493127">
            <text:p>0.2270240044493127</text:p>
          </table:table-cell>
          <table:table-cell office:value-type="float" office:value="0.284640914642483">
            <text:p>0.284640914642483</text:p>
          </table:table-cell>
          <table:table-cell office:value-type="float" office:value="6.113339946521886">
            <text:p>6.113339946521886</text:p>
          </table:table-cell>
          <table:table-cell office:value-type="float" office:value="52.79178973919662">
            <text:p>52.79178973919662</text:p>
          </table:table-cell>
          <table:table-cell office:value-type="float" office:value="122.06371272343804">
            <text:p>122.06371272343804</text:p>
          </table:table-cell>
          <table:table-cell office:value-type="float" office:value="171.53933214056633">
            <text:p>171.53933214056633</text:p>
          </table:table-cell>
          <table:table-cell office:value-type="float" office:value="2.740414368106953">
            <text:p>2.740414368106953</text:p>
          </table:table-cell>
          <table:table-cell office:value-type="float" office:value="5.473522121779279">
            <text:p>5.473522121779279</text:p>
          </table:table-cell>
          <table:table-cell office:value-type="float" office:value="5.34363580297355">
            <text:p>5.34363580297355</text:p>
          </table:table-cell>
          <table:table-cell office:value-type="float" office:value="6.699808622282961">
            <text:p>6.699808622282961</text:p>
          </table:table-cell>
          <table:table-cell office:value-type="float" office:value="0.8303407774319193">
            <text:p>0.8303407774319193</text:p>
          </table:table-cell>
          <table:table-cell office:value-type="float" office:value="73.55505596040317">
            <text:p>73.55505596040317</text:p>
          </table:table-cell>
          <table:table-cell office:value-type="float" office:value="16.41158119139862">
            <text:p>16.41158119139862</text:p>
          </table:table-cell>
          <table:table-cell office:value-type="float" office:value="0.5198515892695774">
            <text:p>0.5198515892695774</text:p>
          </table:table-cell>
          <table:table-cell office:value-type="float" office:value="1.66693914132967">
            <text:p>1.66693914132967</text:p>
          </table:table-cell>
          <table:table-cell office:value-type="float" office:value="3.5302190193689382">
            <text:p>3.5302190193689382</text:p>
          </table:table-cell>
          <table:table-cell office:value-type="float" office:value="4.47679494536182">
            <text:p>4.47679494536182</text:p>
          </table:table-cell>
          <table:table-cell office:value-type="float" office:value="8.786678925602754">
            <text:p>8.786678925602754</text:p>
          </table:table-cell>
          <table:table-cell office:value-type="float" office:value="0.0504368384525685">
            <text:p>0.0504368384525685</text:p>
          </table:table-cell>
          <table:table-cell office:value-type="float" office:value="0.0013091624810817">
            <text:p>0.0013091624810817</text:p>
          </table:table-cell>
          <table:table-cell office:value-type="float" office:value="0.0325240465575928">
            <text:p>0.0325240465575928</text:p>
          </table:table-cell>
          <table:table-cell office:value-type="float" office:value="0.3613257542158869">
            <text:p>0.3613257542158869</text:p>
          </table:table-cell>
          <table:table-cell office:value-type="float" office:value="0.1677810214273982">
            <text:p>0.1677810214273982</text:p>
          </table:table-cell>
          <table:table-cell office:value-type="float" office:value="0.0116474269256023">
            <text:p>0.0116474269256023</text:p>
          </table:table-cell>
          <table:table-cell office:value-type="float" office:value="0.0054584847165922">
            <text:p>0.0054584847165922</text:p>
          </table:table-cell>
          <table:table-cell office:value-type="float" office:value="0.0288803744964199">
            <text:p>0.0288803744964199</text:p>
          </table:table-cell>
          <table:table-cell office:value-type="float" office:value="0.0282206118847992">
            <text:p>0.0282206118847992</text:p>
          </table:table-cell>
          <table:table-cell office:value-type="float" office:value="0.0277753641995745">
            <text:p>0.0277753641995745</text:p>
          </table:table-cell>
          <table:table-cell office:value-type="float" office:value="0.284640914642483">
            <text:p>0.284640914642483</text:p>
          </table:table-cell>
          <table:table-cell office:value-type="float" office:value="19.4519754860021">
            <text:p>19.4519754860021</text:p>
          </table:table-cell>
          <table:table-cell office:value-type="float" office:value="0.5049046940788132">
            <text:p>0.5049046940788132</text:p>
          </table:table-cell>
          <table:table-cell office:value-type="float" office:value="12.543549035866848">
            <text:p>12.543549035866848</text:p>
          </table:table-cell>
          <table:table-cell office:value-type="float" office:value="139.35250362844113">
            <text:p>139.35250362844113</text:p>
          </table:table-cell>
          <table:table-cell office:value-type="float" office:value="64.70810653390468">
            <text:p>64.70810653390468</text:p>
          </table:table-cell>
          <table:table-cell office:value-type="float" office:value="4.492063142397074">
            <text:p>4.492063142397074</text:p>
          </table:table-cell>
          <table:table-cell office:value-type="float" office:value="2.105173800648152">
            <text:p>2.105173800648152</text:p>
          </table:table-cell>
          <table:table-cell office:value-type="float" office:value="11.138294032034295">
            <text:p>11.138294032034295</text:p>
          </table:table-cell>
          <table:table-cell office:value-type="float" office:value="10.883843385610524">
            <text:p>10.883843385610524</text:p>
          </table:table-cell>
          <table:table-cell office:value-type="float" office:value="10.712124710849928">
            <text:p>10.712124710849928</text:p>
          </table:table-cell>
          <table:table-cell office:value-type="float" office:value="109.77746155016646">
            <text:p>109.7774615501664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4.5664411229947">
            <text:p>104.5664411229947</text:p>
          </table:table-cell>
          <table:table-cell office:value-type="string" office:string-value="61">
            <text:p>61</text:p>
          </table:table-cell>
          <table:table-cell office:value-type="float" office:value="0.059570423785075">
            <text:p>0.05957042378507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486939999999999">
            <text:p>0.7486939999999999</text:p>
          </table:table-cell>
          <table:table-cell office:value-type="float" office:value="0.2592195329050496">
            <text:p>0.2592195329050496</text:p>
          </table:table-cell>
          <table:table-cell office:value-type="float" office:value="2.2443521335020886">
            <text:p>2.2443521335020886</text:p>
          </table:table-cell>
          <table:table-cell office:value-type="float" office:value="5.1893744907379205">
            <text:p>5.1893744907379205</text:p>
          </table:table-cell>
          <table:table-cell office:value-type="float" office:value="7.293098730382509">
            <text:p>7.293098730382509</text:p>
          </table:table-cell>
          <table:table-cell office:value-type="float" office:value="0.116527418204153">
            <text:p>0.116527418204153</text:p>
          </table:table-cell>
          <table:table-cell office:value-type="float" office:value="0.2323167812193639">
            <text:p>0.2323167812193639</text:p>
          </table:table-cell>
          <table:table-cell office:value-type="float" office:value="0.2270331285643577">
            <text:p>0.2270331285643577</text:p>
          </table:table-cell>
          <table:table-cell office:value-type="float" office:value="0.2853455218511106">
            <text:p>0.2853455218511106</text:p>
          </table:table-cell>
          <table:table-cell office:value-type="float" office:value="5.9554457276584705">
            <text:p>5.9554457276584705</text:p>
          </table:table-cell>
          <table:table-cell office:value-type="float" office:value="51.56292496569735">
            <text:p>51.56292496569735</text:p>
          </table:table-cell>
          <table:table-cell office:value-type="float" office:value="119.22341574238276">
            <text:p>119.22341574238276</text:p>
          </table:table-cell>
          <table:table-cell office:value-type="float" office:value="167.55548159697278">
            <text:p>167.55548159697278</text:p>
          </table:table-cell>
          <table:table-cell office:value-type="float" office:value="2.6771621224747473">
            <text:p>2.6771621224747473</text:p>
          </table:table-cell>
          <table:table-cell office:value-type="float" office:value="5.337367777307945">
            <text:p>5.337367777307945</text:p>
          </table:table-cell>
          <table:table-cell office:value-type="float" office:value="5.215978365491459">
            <text:p>5.215978365491459</text:p>
          </table:table-cell>
          <table:table-cell office:value-type="float" office:value="6.555677922763397">
            <text:p>6.555677922763397</text:p>
          </table:table-cell>
          <table:table-cell office:value-type="float" office:value="0.8088969173117476">
            <text:p>0.8088969173117476</text:p>
          </table:table-cell>
          <table:table-cell office:value-type="float" office:value="74.14513445542697">
            <text:p>74.14513445542697</text:p>
          </table:table-cell>
          <table:table-cell office:value-type="float" office:value="16.543570988464268">
            <text:p>16.543570988464268</text:p>
          </table:table-cell>
          <table:table-cell office:value-type="float" office:value="0.5116684311845628">
            <text:p>0.5116684311845628</text:p>
          </table:table-cell>
          <table:table-cell office:value-type="float" office:value="1.6440177826747195">
            <text:p>1.6440177826747195</text:p>
          </table:table-cell>
          <table:table-cell office:value-type="float" office:value="3.4641452080226247">
            <text:p>3.4641452080226247</text:p>
          </table:table-cell>
          <table:table-cell office:value-type="float" office:value="4.406532181835536">
            <text:p>4.406532181835536</text:p>
          </table:table-cell>
          <table:table-cell office:value-type="float" office:value="8.52524144739745">
            <text:p>8.52524144739745</text:p>
          </table:table-cell>
          <table:table-cell office:value-type="float" office:value="0.0501344298076221">
            <text:p>0.0501344298076221</text:p>
          </table:table-cell>
          <table:table-cell office:value-type="float" office:value="0.0012906117697137">
            <text:p>0.0012906117697137</text:p>
          </table:table-cell>
          <table:table-cell office:value-type="float" office:value="0.0323116345627862">
            <text:p>0.0323116345627862</text:p>
          </table:table-cell>
          <table:table-cell office:value-type="float" office:value="0.3618010822998014">
            <text:p>0.3618010822998014</text:p>
          </table:table-cell>
          <table:table-cell office:value-type="float" office:value="0.168012698962872">
            <text:p>0.168012698962872</text:p>
          </table:table-cell>
          <table:table-cell office:value-type="float" office:value="0.0115354717172948">
            <text:p>0.0115354717172948</text:p>
          </table:table-cell>
          <table:table-cell office:value-type="float" office:value="0.0053640708305832">
            <text:p>0.0053640708305832</text:p>
          </table:table-cell>
          <table:table-cell office:value-type="float" office:value="0.0289262494181931">
            <text:p>0.0289262494181931</text:p>
          </table:table-cell>
          <table:table-cell office:value-type="float" office:value="0.0279869655114419">
            <text:p>0.0279869655114419</text:p>
          </table:table-cell>
          <table:table-cell office:value-type="float" office:value="0.0272912632685802">
            <text:p>0.0272912632685802</text:p>
          </table:table-cell>
          <table:table-cell office:value-type="float" office:value="0.2853455218511106">
            <text:p>0.2853455218511106</text:p>
          </table:table-cell>
          <table:table-cell office:value-type="float" office:value="19.335345543905632">
            <text:p>19.335345543905632</text:p>
          </table:table-cell>
          <table:table-cell office:value-type="float" office:value="0.4977502412255173">
            <text:p>0.4977502412255173</text:p>
          </table:table-cell>
          <table:table-cell office:value-type="float" office:value="12.461628101829792">
            <text:p>12.461628101829792</text:p>
          </table:table-cell>
          <table:table-cell office:value-type="float" office:value="139.53582341056443">
            <text:p>139.53582341056443</text:p>
          </table:table-cell>
          <table:table-cell office:value-type="float" office:value="64.79745760901088">
            <text:p>64.79745760901088</text:p>
          </table:table-cell>
          <table:table-cell office:value-type="float" office:value="4.4488853772091055">
            <text:p>4.4488853772091055</text:p>
          </table:table-cell>
          <table:table-cell office:value-type="float" office:value="2.06876119723106">
            <text:p>2.06876119723106</text:p>
          </table:table-cell>
          <table:table-cell office:value-type="float" office:value="11.155986613114544">
            <text:p>11.155986613114544</text:p>
          </table:table-cell>
          <table:table-cell office:value-type="float" office:value="10.793732988797816">
            <text:p>10.793732988797816</text:p>
          </table:table-cell>
          <table:table-cell office:value-type="float" office:value="10.525421504793355">
            <text:p>10.525421504793355</text:p>
          </table:table-cell>
          <table:table-cell office:value-type="float" office:value="110.04920741231784">
            <text:p>110.049207412317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0.5446549259564">
            <text:p>100.5446549259564</text:p>
          </table:table-cell>
          <table:table-cell office:value-type="string" office:string-value="62">
            <text:p>62</text:p>
          </table:table-cell>
          <table:table-cell office:value-type="float" office:value="0.0581203909492349">
            <text:p>0.058120390949234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81248">
            <text:p>0.781248</text:p>
          </table:table-cell>
          <table:table-cell office:value-type="float" office:value="0.2587070214525543">
            <text:p>0.2587070214525543</text:p>
          </table:table-cell>
          <table:table-cell office:value-type="float" office:value="2.245871161791808">
            <text:p>2.245871161791808</text:p>
          </table:table-cell>
          <table:table-cell office:value-type="float" office:value="5.192929325827907">
            <text:p>5.192929325827907</text:p>
          </table:table-cell>
          <table:table-cell office:value-type="float" office:value="7.298431080411564">
            <text:p>7.298431080411564</text:p>
          </table:table-cell>
          <table:table-cell office:value-type="float" office:value="0.1166295815943836">
            <text:p>0.1166295815943836</text:p>
          </table:table-cell>
          <table:table-cell office:value-type="float" office:value="0.2320942266122131">
            <text:p>0.2320942266122131</text:p>
          </table:table-cell>
          <table:table-cell office:value-type="float" office:value="0.2270485096014616">
            <text:p>0.2270485096014616</text:p>
          </table:table-cell>
          <table:table-cell office:value-type="float" office:value="0.2860462882061577">
            <text:p>0.2860462882061577</text:p>
          </table:table-cell>
          <table:table-cell office:value-type="float" office:value="5.798993215494658">
            <text:p>5.798993215494658</text:p>
          </table:table-cell>
          <table:table-cell office:value-type="float" office:value="50.34185603846978">
            <text:p>50.34185603846978</text:p>
          </table:table-cell>
          <table:table-cell office:value-type="float" office:value="116.40102290204756">
            <text:p>116.40102290204756</text:p>
          </table:table-cell>
          <table:table-cell office:value-type="float" office:value="163.5964578055488">
            <text:p>163.5964578055488</text:p>
          </table:table-cell>
          <table:table-cell office:value-type="float" office:value="2.6142860313354435">
            <text:p>2.6142860313354435</text:p>
          </table:table-cell>
          <table:table-cell office:value-type="float" office:value="5.202459670104231">
            <text:p>5.202459670104231</text:p>
          </table:table-cell>
          <table:table-cell office:value-type="float" office:value="5.08935845410952">
            <text:p>5.08935845410952</text:p>
          </table:table-cell>
          <table:table-cell office:value-type="float" office:value="6.4118108403530565">
            <text:p>6.4118108403530565</text:p>
          </table:table-cell>
          <table:table-cell office:value-type="float" office:value="0.7876487999642962">
            <text:p>0.7876487999642962</text:p>
          </table:table-cell>
          <table:table-cell office:value-type="float" office:value="74.72689509475408">
            <text:p>74.72689509475408</text:p>
          </table:table-cell>
          <table:table-cell office:value-type="float" office:value="16.673698597116143">
            <text:p>16.673698597116143</text:p>
          </table:table-cell>
          <table:table-cell office:value-type="float" office:value="0.5034708809767894">
            <text:p>0.5034708809767894</text:p>
          </table:table-cell>
          <table:table-cell office:value-type="float" office:value="1.6209595072894327">
            <text:p>1.6209595072894327</text:p>
          </table:table-cell>
          <table:table-cell office:value-type="float" office:value="3.3983988900297475">
            <text:p>3.3983988900297475</text:p>
          </table:table-cell>
          <table:table-cell office:value-type="float" office:value="4.336318390326636">
            <text:p>4.336318390326636</text:p>
          </table:table-cell>
          <table:table-cell office:value-type="float" office:value="8.272081812011747">
            <text:p>8.272081812011747</text:p>
          </table:table-cell>
          <table:table-cell office:value-type="float" office:value="0.0498222175015624">
            <text:p>0.0498222175015624</text:p>
          </table:table-cell>
          <table:table-cell office:value-type="float" office:value="0.0012721524455681">
            <text:p>0.0012721524455681</text:p>
          </table:table-cell>
          <table:table-cell office:value-type="float" office:value="0.0320982762815331">
            <text:p>0.0320982762815331</text:p>
          </table:table-cell>
          <table:table-cell office:value-type="float" office:value="0.3622810522388624">
            <text:p>0.3622810522388624</text:p>
          </table:table-cell>
          <table:table-cell office:value-type="float" office:value="0.1682452785108417">
            <text:p>0.1682452785108417</text:p>
          </table:table-cell>
          <table:table-cell office:value-type="float" office:value="0.0114244144325028">
            <text:p>0.0114244144325028</text:p>
          </table:table-cell>
          <table:table-cell office:value-type="float" office:value="0.005271488107327">
            <text:p>0.005271488107327</text:p>
          </table:table-cell>
          <table:table-cell office:value-type="float" office:value="0.0289721564475953">
            <text:p>0.0289721564475953</text:p>
          </table:table-cell>
          <table:table-cell office:value-type="float" office:value="0.0277505679708976">
            <text:p>0.0277505679708976</text:p>
          </table:table-cell>
          <table:table-cell office:value-type="float" office:value="0.0268161078571511">
            <text:p>0.0268161078571511</text:p>
          </table:table-cell>
          <table:table-cell office:value-type="float" office:value="0.2860462882061577">
            <text:p>0.2860462882061577</text:p>
          </table:table-cell>
          <table:table-cell office:value-type="float" office:value="19.214934623827585">
            <text:p>19.214934623827585</text:p>
          </table:table-cell>
          <table:table-cell office:value-type="float" office:value="0.4906310336822579">
            <text:p>0.4906310336822579</text:p>
          </table:table-cell>
          <table:table-cell office:value-type="float" office:value="12.379342213498896">
            <text:p>12.379342213498896</text:p>
          </table:table-cell>
          <table:table-cell office:value-type="float" office:value="139.72093341696208">
            <text:p>139.72093341696208</text:p>
          </table:table-cell>
          <table:table-cell office:value-type="float" office:value="64.88715656327632">
            <text:p>64.88715656327632</text:p>
          </table:table-cell>
          <table:table-cell office:value-type="float" office:value="4.406053914183379">
            <text:p>4.406053914183379</text:p>
          </table:table-cell>
          <table:table-cell office:value-type="float" office:value="2.0330548183528254">
            <text:p>2.0330548183528254</text:p>
          </table:table-cell>
          <table:table-cell office:value-type="float" office:value="11.17369157714409">
            <text:p>11.17369157714409</text:p>
          </table:table-cell>
          <table:table-cell office:value-type="float" office:value="10.702561549336115">
            <text:p>10.702561549336115</text:p>
          </table:table-cell>
          <table:table-cell office:value-type="float" office:value="10.3421683172675">
            <text:p>10.3421683172675</text:p>
          </table:table-cell>
          <table:table-cell office:value-type="float" office:value="110.31947197246888">
            <text:p>110.319471972468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6.67755281341968">
            <text:p>96.67755281341968</text:p>
          </table:table-cell>
          <table:table-cell office:value-type="string" office:string-value="63">
            <text:p>63</text:p>
          </table:table-cell>
          <table:table-cell office:value-type="float" office:value="0.0566822240628295">
            <text:p>0.056682224062829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830479999999999">
            <text:p>0.7830479999999999</text:p>
          </table:table-cell>
          <table:table-cell office:value-type="float" office:value="0.2581875022536875">
            <text:p>0.2581875022536875</text:p>
          </table:table-cell>
          <table:table-cell office:value-type="float" office:value="2.2474120528055375">
            <text:p>2.2474120528055375</text:p>
          </table:table-cell>
          <table:table-cell office:value-type="float" office:value="5.196531674882958">
            <text:p>5.196531674882958</text:p>
          </table:table-cell>
          <table:table-cell office:value-type="float" office:value="7.303831752965165">
            <text:p>7.303831752965165</text:p>
          </table:table-cell>
          <table:table-cell office:value-type="float" office:value="0.1167327666813497">
            <text:p>0.1167327666813497</text:p>
          </table:table-cell>
          <table:table-cell office:value-type="float" office:value="0.2318745652192621">
            <text:p>0.2318745652192621</text:p>
          </table:table-cell>
          <table:table-cell office:value-type="float" office:value="0.2270700092220727">
            <text:p>0.2270700092220727</text:p>
          </table:table-cell>
          <table:table-cell office:value-type="float" office:value="0.2867431841972668">
            <text:p>0.2867431841972668</text:p>
          </table:table-cell>
          <table:table-cell office:value-type="float" office:value="5.644142323433332">
            <text:p>5.644142323433332</text:p>
          </table:table-cell>
          <table:table-cell office:value-type="float" office:value="49.129850882442376">
            <text:p>49.129850882442376</text:p>
          </table:table-cell>
          <table:table-cell office:value-type="float" office:value="113.59947365868248">
            <text:p>113.59947365868248</text:p>
          </table:table-cell>
          <table:table-cell office:value-type="float" office:value="159.6663880331496">
            <text:p>159.6663880331496</text:p>
          </table:table-cell>
          <table:table-cell office:value-type="float" office:value="2.5518522128553744">
            <text:p>2.5518522128553744</text:p>
          </table:table-cell>
          <table:table-cell office:value-type="float" office:value="5.068924854448675">
            <text:p>5.068924854448675</text:p>
          </table:table-cell>
          <table:table-cell office:value-type="float" office:value="4.963894217363857">
            <text:p>4.963894217363857</text:p>
          </table:table-cell>
          <table:table-cell office:value-type="float" office:value="6.268387616584253">
            <text:p>6.268387616584253</text:p>
          </table:table-cell>
          <table:table-cell office:value-type="float" office:value="0.7666181448917208">
            <text:p>0.7666181448917208</text:p>
          </table:table-cell>
          <table:table-cell office:value-type="float" office:value="75.30033434550383">
            <text:p>75.30033434550383</text:p>
          </table:table-cell>
          <table:table-cell office:value-type="float" office:value="16.801963151006092">
            <text:p>16.801963151006092</text:p>
          </table:table-cell>
          <table:table-cell office:value-type="float" office:value="0.495268272994481">
            <text:p>0.495268272994481</text:p>
          </table:table-cell>
          <table:table-cell office:value-type="float" office:value="1.597792159030868">
            <text:p>1.597792159030868</text:p>
          </table:table-cell>
          <table:table-cell office:value-type="float" office:value="3.3330437701655455">
            <text:p>3.3330437701655455</text:p>
          </table:table-cell>
          <table:table-cell office:value-type="float" office:value="4.26622528002141">
            <text:p>4.26622528002141</text:p>
          </table:table-cell>
          <table:table-cell office:value-type="float" office:value="8.026998725745951">
            <text:p>8.026998725745951</text:p>
          </table:table-cell>
          <table:table-cell office:value-type="float" office:value="0.0495003935563515">
            <text:p>0.0495003935563515</text:p>
          </table:table-cell>
          <table:table-cell office:value-type="float" office:value="0.0012537919044126">
            <text:p>0.0012537919044126</text:p>
          </table:table-cell>
          <table:table-cell office:value-type="float" office:value="0.0318841310585131">
            <text:p>0.0318841310585131</text:p>
          </table:table-cell>
          <table:table-cell office:value-type="float" office:value="0.3627654021513011">
            <text:p>0.3627654021513011</text:p>
          </table:table-cell>
          <table:table-cell office:value-type="float" office:value="0.1684786783645653">
            <text:p>0.1684786783645653</text:p>
          </table:table-cell>
          <table:table-cell office:value-type="float" office:value="0.0113142858598775">
            <text:p>0.0113142858598775</text:p>
          </table:table-cell>
          <table:table-cell office:value-type="float" office:value="0.005180707677566">
            <text:p>0.005180707677566</text:p>
          </table:table-cell>
          <table:table-cell office:value-type="float" office:value="0.0290180880267628">
            <text:p>0.0290180880267628</text:p>
          </table:table-cell>
          <table:table-cell office:value-type="float" office:value="0.0275115569193967">
            <text:p>0.0275115569193967</text:p>
          </table:table-cell>
          <table:table-cell office:value-type="float" office:value="0.0263497802839859">
            <text:p>0.0263497802839859</text:p>
          </table:table-cell>
          <table:table-cell office:value-type="float" office:value="0.2867431841972668">
            <text:p>0.2867431841972668</text:p>
          </table:table-cell>
          <table:table-cell office:value-type="float" office:value="19.090816782878115">
            <text:p>19.090816782878115</text:p>
          </table:table-cell>
          <table:table-cell office:value-type="float" office:value="0.4835499237748252">
            <text:p>0.4835499237748252</text:p>
          </table:table-cell>
          <table:table-cell office:value-type="float" office:value="12.296752825336778">
            <text:p>12.296752825336778</text:p>
          </table:table-cell>
          <table:table-cell office:value-type="float" office:value="139.9077326476923">
            <text:p>139.9077326476923</text:p>
          </table:table-cell>
          <table:table-cell office:value-type="float" office:value="64.9771718848619">
            <text:p>64.9771718848619</text:p>
          </table:table-cell>
          <table:table-cell office:value-type="float" office:value="4.363580627578991">
            <text:p>4.363580627578991</text:p>
          </table:table-cell>
          <table:table-cell office:value-type="float" office:value="1.9980435300069153">
            <text:p>1.9980435300069153</text:p>
          </table:table-cell>
          <table:table-cell office:value-type="float" office:value="11.19140600928162">
            <text:p>11.19140600928162</text:p>
          </table:table-cell>
          <table:table-cell office:value-type="float" office:value="10.610382157103732">
            <text:p>10.610382157103732</text:p>
          </table:table-cell>
          <table:table-cell office:value-type="float" office:value="10.162319762124856">
            <text:p>10.162319762124856</text:p>
          </table:table-cell>
          <table:table-cell office:value-type="float" office:value="110.58824384935993">
            <text:p>110.5882438493599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2.95918539751892">
            <text:p>92.95918539751892</text:p>
          </table:table-cell>
          <table:table-cell office:value-type="string" office:string-value="64">
            <text:p>64</text:p>
          </table:table-cell>
          <table:table-cell office:value-type="float" office:value="0.0552573235844479">
            <text:p>0.055257323584447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866079999999999">
            <text:p>0.7866079999999999</text:p>
          </table:table-cell>
          <table:table-cell office:value-type="float" office:value="0.2576718509237034">
            <text:p>0.2576718509237034</text:p>
          </table:table-cell>
          <table:table-cell office:value-type="float" office:value="2.2489419729701146">
            <text:p>2.2489419729701146</text:p>
          </table:table-cell>
          <table:table-cell office:value-type="float" office:value="5.200106702885223">
            <text:p>5.200106702885223</text:p>
          </table:table-cell>
          <table:table-cell office:value-type="float" office:value="7.309193224716539">
            <text:p>7.309193224716539</text:p>
          </table:table-cell>
          <table:table-cell office:value-type="float" office:value="0.1168352580461451">
            <text:p>0.1168352580461451</text:p>
          </table:table-cell>
          <table:table-cell office:value-type="float" office:value="0.2316571802128586">
            <text:p>0.2316571802128586</text:p>
          </table:table-cell>
          <table:table-cell office:value-type="float" office:value="0.2270948797468775">
            <text:p>0.2270948797468775</text:p>
          </table:table-cell>
          <table:table-cell office:value-type="float" office:value="0.2874313615494948">
            <text:p>0.2874313615494948</text:p>
          </table:table-cell>
          <table:table-cell office:value-type="float" office:value="5.491268517447682">
            <text:p>5.491268517447682</text:p>
          </table:table-cell>
          <table:table-cell office:value-type="float" office:value="47.92740925897319">
            <text:p>47.92740925897319</text:p>
          </table:table-cell>
          <table:table-cell office:value-type="float" office:value="110.8199522864353">
            <text:p>110.8199522864353</text:p>
          </table:table-cell>
          <table:table-cell office:value-type="float" office:value="155.7668891613322">
            <text:p>155.7668891613322</text:p>
          </table:table-cell>
          <table:table-cell office:value-type="float" office:value="2.4898869315245564">
            <text:p>2.4898869315245564</text:p>
          </table:table-cell>
          <table:table-cell office:value-type="float" office:value="4.93686747692219">
            <text:p>4.93686747692219</text:p>
          </table:table-cell>
          <table:table-cell office:value-type="float" office:value="4.839639872020182">
            <text:p>4.839639872020182</text:p>
          </table:table-cell>
          <table:table-cell office:value-type="float" office:value="6.125476185876492">
            <text:p>6.125476185876492</text:p>
          </table:table-cell>
          <table:table-cell office:value-type="float" office:value="0.7458559533081148">
            <text:p>0.7458559533081148</text:p>
          </table:table-cell>
          <table:table-cell office:value-type="float" office:value="75.86438599534972">
            <text:p>75.86438599534972</text:p>
          </table:table-cell>
          <table:table-cell office:value-type="float" office:value="16.928128413886064">
            <text:p>16.928128413886064</text:p>
          </table:table-cell>
          <table:table-cell office:value-type="float" office:value="0.4870558929999776">
            <text:p>0.4870558929999776</text:p>
          </table:table-cell>
          <table:table-cell office:value-type="float" office:value="1.574540189991922">
            <text:p>1.574540189991922</text:p>
          </table:table-cell>
          <table:table-cell office:value-type="float" office:value="3.2678734565808143">
            <text:p>3.2678734565808143</text:p>
          </table:table-cell>
          <table:table-cell office:value-type="float" office:value="4.196171516179658">
            <text:p>4.196171516179658</text:p>
          </table:table-cell>
          <table:table-cell office:value-type="float" office:value="7.789641790497393">
            <text:p>7.789641790497393</text:p>
          </table:table-cell>
          <table:table-cell office:value-type="float" office:value="0.0491803887321307">
            <text:p>0.0491803887321307</text:p>
          </table:table-cell>
          <table:table-cell office:value-type="float" office:value="0.0012355136604225">
            <text:p>0.0012355136604225</text:p>
          </table:table-cell>
          <table:table-cell office:value-type="float" office:value="0.0316703785547929">
            <text:p>0.0316703785547929</text:p>
          </table:table-cell>
          <table:table-cell office:value-type="float" office:value="0.3632472924577117">
            <text:p>0.3632472924577117</text:p>
          </table:table-cell>
          <table:table-cell office:value-type="float" office:value="0.1687101917418587">
            <text:p>0.1687101917418587</text:p>
          </table:table-cell>
          <table:table-cell office:value-type="float" office:value="0.0112051660957503">
            <text:p>0.0112051660957503</text:p>
          </table:table-cell>
          <table:table-cell office:value-type="float" office:value="0.0050915280740728">
            <text:p>0.0050915280740728</text:p>
          </table:table-cell>
          <table:table-cell office:value-type="float" office:value="0.0290634640308654">
            <text:p>0.0290634640308654</text:p>
          </table:table-cell>
          <table:table-cell office:value-type="float" office:value="0.0272717884406688">
            <text:p>0.0272717884406688</text:p>
          </table:table-cell>
          <table:table-cell office:value-type="float" office:value="0.0258929266622311">
            <text:p>0.0258929266622311</text:p>
          </table:table-cell>
          <table:table-cell office:value-type="float" office:value="0.2874313615494948">
            <text:p>0.2874313615494948</text:p>
          </table:table-cell>
          <table:table-cell office:value-type="float" office:value="18.967400522320848">
            <text:p>18.967400522320848</text:p>
          </table:table-cell>
          <table:table-cell office:value-type="float" office:value="0.4765005534151463">
            <text:p>0.4765005534151463</text:p>
          </table:table-cell>
          <table:table-cell office:value-type="float" office:value="12.214314897226991">
            <text:p>12.214314897226991</text:p>
          </table:table-cell>
          <table:table-cell office:value-type="float" office:value="140.09358328216567">
            <text:p>140.09358328216567</text:p>
          </table:table-cell>
          <table:table-cell office:value-type="float" office:value="65.06645964908267">
            <text:p>65.06645964908267</text:p>
          </table:table-cell>
          <table:table-cell office:value-type="float" office:value="4.321496408148056">
            <text:p>4.321496408148056</text:p>
          </table:table-cell>
          <table:table-cell office:value-type="float" office:value="1.9636496323276948">
            <text:p>1.9636496323276948</text:p>
          </table:table-cell>
          <table:table-cell office:value-type="float" office:value="11.208906172783868">
            <text:p>11.208906172783868</text:p>
          </table:table-cell>
          <table:table-cell office:value-type="float" office:value="10.517910647912768">
            <text:p>10.517910647912768</text:p>
          </table:table-cell>
          <table:table-cell office:value-type="float" office:value="9.986125025822686">
            <text:p>9.986125025822686</text:p>
          </table:table-cell>
          <table:table-cell office:value-type="float" office:value="110.85365320879367">
            <text:p>110.8536532087936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9.38383211299895">
            <text:p>89.38383211299895</text:p>
          </table:table-cell>
          <table:table-cell office:value-type="string" office:string-value="65">
            <text:p>65</text:p>
          </table:table-cell>
          <table:table-cell office:value-type="float" office:value="0.0538470118087972">
            <text:p>0.053847011808797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03575">
            <text:p>0.803575</text:p>
          </table:table-cell>
          <table:table-cell office:value-type="float" office:value="0.2571460492326442">
            <text:p>0.2571460492326442</text:p>
          </table:table-cell>
          <table:table-cell office:value-type="float" office:value="2.2505031969930105">
            <text:p>2.2505031969930105</text:p>
          </table:table-cell>
          <table:table-cell office:value-type="float" office:value="5.2037509156038135">
            <text:p>5.2037509156038135</text:p>
          </table:table-cell>
          <table:table-cell office:value-type="float" office:value="7.314653745197114">
            <text:p>7.314653745197114</text:p>
          </table:table-cell>
          <table:table-cell office:value-type="float" office:value="0.1169392447491551">
            <text:p>0.1169392447491551</text:p>
          </table:table-cell>
          <table:table-cell office:value-type="float" office:value="0.2314428865179608">
            <text:p>0.2314428865179608</text:p>
          </table:table-cell>
          <table:table-cell office:value-type="float" office:value="0.2271264366226086">
            <text:p>0.2271264366226086</text:p>
          </table:table-cell>
          <table:table-cell office:value-type="float" office:value="0.2881172145253156">
            <text:p>0.2881172145253156</text:p>
          </table:table-cell>
          <table:table-cell office:value-type="float" office:value="5.34019753065631">
            <text:p>5.34019753065631</text:p>
          </table:table-cell>
          <table:table-cell office:value-type="float" office:value="46.73659833071441">
            <text:p>46.73659833071441</text:p>
          </table:table-cell>
          <table:table-cell office:value-type="float" office:value="108.0672165587766">
            <text:p>108.0672165587766</text:p>
          </table:table-cell>
          <table:table-cell office:value-type="float" office:value="151.90470934425207">
            <text:p>151.90470934425207</text:p>
          </table:table-cell>
          <table:table-cell office:value-type="float" office:value="2.428497999132299">
            <text:p>2.428497999132299</text:p>
          </table:table-cell>
          <table:table-cell office:value-type="float" office:value="4.806415399962059">
            <text:p>4.806415399962059</text:p>
          </table:table-cell>
          <table:table-cell office:value-type="float" office:value="4.716774920782433">
            <text:p>4.716774920782433</text:p>
          </table:table-cell>
          <table:table-cell office:value-type="float" office:value="5.983381203557461">
            <text:p>5.983381203557461</text:p>
          </table:table-cell>
          <table:table-cell office:value-type="float" office:value="0.7253385498544981">
            <text:p>0.7253385498544981</text:p>
          </table:table-cell>
          <table:table-cell office:value-type="float" office:value="76.42048419149488">
            <text:p>76.42048419149488</text:p>
          </table:table-cell>
          <table:table-cell office:value-type="float" office:value="17.05251203389672">
            <text:p>17.05251203389672</text:p>
          </table:table-cell>
          <table:table-cell office:value-type="float" office:value="0.4788608688455576">
            <text:p>0.4788608688455576</text:p>
          </table:table-cell>
          <table:table-cell office:value-type="float" office:value="1.5512327416844267">
            <text:p>1.5512327416844267</text:p>
          </table:table-cell>
          <table:table-cell office:value-type="float" office:value="3.203302989241515">
            <text:p>3.203302989241515</text:p>
          </table:table-cell>
          <table:table-cell office:value-type="float" office:value="4.12642445524996">
            <text:p>4.12642445524996</text:p>
          </table:table-cell>
          <table:table-cell office:value-type="float" office:value="7.560010295710936">
            <text:p>7.560010295710936</text:p>
          </table:table-cell>
          <table:table-cell office:value-type="float" office:value="0.0488474513664794">
            <text:p>0.0488474513664794</text:p>
          </table:table-cell>
          <table:table-cell office:value-type="float" office:value="0.0012173566426762">
            <text:p>0.0012173566426762</text:p>
          </table:table-cell>
          <table:table-cell office:value-type="float" office:value="0.031455784809796">
            <text:p>0.031455784809796</text:p>
          </table:table-cell>
          <table:table-cell office:value-type="float" office:value="0.3637352601425751">
            <text:p>0.3637352601425751</text:p>
          </table:table-cell>
          <table:table-cell office:value-type="float" office:value="0.1689432462654241">
            <text:p>0.1689432462654241</text:p>
          </table:table-cell>
          <table:table-cell office:value-type="float" office:value="0.0110970094940165">
            <text:p>0.0110970094940165</text:p>
          </table:table-cell>
          <table:table-cell office:value-type="float" office:value="0.0050041537422055">
            <text:p>0.0050041537422055</text:p>
          </table:table-cell>
          <table:table-cell office:value-type="float" office:value="0.0291090429990096">
            <text:p>0.0291090429990096</text:p>
          </table:table-cell>
          <table:table-cell office:value-type="float" office:value="0.027029093557613">
            <text:p>0.027029093557613</text:p>
          </table:table-cell>
          <table:table-cell office:value-type="float" office:value="0.0254443864548876">
            <text:p>0.0254443864548876</text:p>
          </table:table-cell>
          <table:table-cell office:value-type="float" office:value="0.2881172145253156">
            <text:p>0.2881172145253156</text:p>
          </table:table-cell>
          <table:table-cell office:value-type="float" office:value="18.83899656851012">
            <text:p>18.83899656851012</text:p>
          </table:table-cell>
          <table:table-cell office:value-type="float" office:value="0.4694979363809326">
            <text:p>0.4694979363809326</text:p>
          </table:table-cell>
          <table:table-cell office:value-type="float" office:value="12.131552527594042">
            <text:p>12.131552527594042</text:p>
          </table:table-cell>
          <table:table-cell office:value-type="float" office:value="140.28177777918697">
            <text:p>140.28177777918697</text:p>
          </table:table-cell>
          <table:table-cell office:value-type="float" office:value="65.15634178718612">
            <text:p>65.15634178718612</text:p>
          </table:table-cell>
          <table:table-cell office:value-type="float" office:value="4.279783651557381">
            <text:p>4.279783651557381</text:p>
          </table:table-cell>
          <table:table-cell office:value-type="float" office:value="1.9299519737564073">
            <text:p>1.9299519737564073</text:p>
          </table:table-cell>
          <table:table-cell office:value-type="float" office:value="11.226484613428056">
            <text:p>11.226484613428056</text:p>
          </table:table-cell>
          <table:table-cell office:value-type="float" office:value="10.424310512364643">
            <text:p>10.424310512364643</text:p>
          </table:table-cell>
          <table:table-cell office:value-type="float" office:value="9.813136524056528">
            <text:p>9.813136524056528</text:p>
          </table:table-cell>
          <table:table-cell office:value-type="float" office:value="111.1181661259785">
            <text:p>111.118166125978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5.94599241634513">
            <text:p>85.94599241634513</text:p>
          </table:table-cell>
          <table:table-cell office:value-type="string" office:string-value="66">
            <text:p>66</text:p>
          </table:table-cell>
          <table:table-cell office:value-type="float" office:value="0.0524524992531382">
            <text:p>0.052452499253138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09421">
            <text:p>0.809421</text:p>
          </table:table-cell>
          <table:table-cell office:value-type="float" office:value="0.256625661196691">
            <text:p>0.256625661196691</text:p>
          </table:table-cell>
          <table:table-cell office:value-type="float" office:value="2.2520487490073418">
            <text:p>2.2520487490073418</text:p>
          </table:table-cell>
          <table:table-cell office:value-type="float" office:value="5.20735720514542">
            <text:p>5.20735720514542</text:p>
          </table:table-cell>
          <table:table-cell office:value-type="float" office:value="7.3200595458826205">
            <text:p>7.3200595458826205</text:p>
          </table:table-cell>
          <table:table-cell office:value-type="float" office:value="0.1170422762474857">
            <text:p>0.1170422762474857</text:p>
          </table:table-cell>
          <table:table-cell office:value-type="float" office:value="0.2312307518375408">
            <text:p>0.2312307518375408</text:p>
          </table:table-cell>
          <table:table-cell office:value-type="float" office:value="0.2271607636846901">
            <text:p>0.2271607636846901</text:p>
          </table:table-cell>
          <table:table-cell office:value-type="float" office:value="0.2887937757688611">
            <text:p>0.2887937757688611</text:p>
          </table:table-cell>
          <table:table-cell office:value-type="float" office:value="5.191371701760891">
            <text:p>5.191371701760891</text:p>
          </table:table-cell>
          <table:table-cell office:value-type="float" office:value="45.557494492423274">
            <text:p>45.557494492423274</text:p>
          </table:table-cell>
          <table:table-cell office:value-type="float" office:value="105.34147952972208">
            <text:p>105.34147952972208</text:p>
          </table:table-cell>
          <table:table-cell office:value-type="float" office:value="148.08008600735255">
            <text:p>148.08008600735255</text:p>
          </table:table-cell>
          <table:table-cell office:value-type="float" office:value="2.3676898015088805">
            <text:p>2.3676898015088805</text:p>
          </table:table-cell>
          <table:table-cell office:value-type="float" office:value="4.677649055315062">
            <text:p>4.677649055315062</text:p>
          </table:table-cell>
          <table:table-cell office:value-type="float" office:value="4.595315818550338">
            <text:p>4.595315818550338</text:p>
          </table:table-cell>
          <table:table-cell office:value-type="float" office:value="5.842111923569697">
            <text:p>5.842111923569697</text:p>
          </table:table-cell>
          <table:table-cell office:value-type="float" office:value="0.7051260210494636">
            <text:p>0.7051260210494636</text:p>
          </table:table-cell>
          <table:table-cell office:value-type="float" office:value="76.96709708045918">
            <text:p>76.96709708045918</text:p>
          </table:table-cell>
          <table:table-cell office:value-type="float" office:value="17.174774660899732">
            <text:p>17.174774660899732</text:p>
          </table:table-cell>
          <table:table-cell office:value-type="float" office:value="0.4706721105083505">
            <text:p>0.4706721105083505</text:p>
          </table:table-cell>
          <table:table-cell office:value-type="float" office:value="1.527891273319634">
            <text:p>1.527891273319634</text:p>
          </table:table-cell>
          <table:table-cell office:value-type="float" office:value="3.13900541430243">
            <text:p>3.13900541430243</text:p>
          </table:table-cell>
          <table:table-cell office:value-type="float" office:value="4.056833631966444">
            <text:p>4.056833631966444</text:p>
          </table:table-cell>
          <table:table-cell office:value-type="float" office:value="7.337695308271413">
            <text:p>7.337695308271413</text:p>
          </table:table-cell>
          <table:table-cell office:value-type="float" office:value="0.0485179845429042">
            <text:p>0.0485179845429042</text:p>
          </table:table-cell>
          <table:table-cell office:value-type="float" office:value="0.0011992941914872">
            <text:p>0.0011992941914872</text:p>
          </table:table-cell>
          <table:table-cell office:value-type="float" office:value="0.0312419509761312">
            <text:p>0.0312419509761312</text:p>
          </table:table-cell>
          <table:table-cell office:value-type="float" office:value="0.3642196020281298">
            <text:p>0.3642196020281298</text:p>
          </table:table-cell>
          <table:table-cell office:value-type="float" office:value="0.1691739896581787">
            <text:p>0.1691739896581787</text:p>
          </table:table-cell>
          <table:table-cell office:value-type="float" office:value="0.0109899102624084">
            <text:p>0.0109899102624084</text:p>
          </table:table-cell>
          <table:table-cell office:value-type="float" office:value="0.0049183111287489">
            <text:p>0.0049183111287489</text:p>
          </table:table-cell>
          <table:table-cell office:value-type="float" office:value="0.0291539962753426">
            <text:p>0.0291539962753426</text:p>
          </table:table-cell>
          <table:table-cell office:value-type="float" office:value="0.0267860645213196">
            <text:p>0.0267860645213196</text:p>
          </table:table-cell>
          <table:table-cell office:value-type="float" office:value="0.0250051206464874">
            <text:p>0.0250051206464874</text:p>
          </table:table-cell>
          <table:table-cell office:value-type="float" office:value="0.2887937757688611">
            <text:p>0.2887937757688611</text:p>
          </table:table-cell>
          <table:table-cell office:value-type="float" office:value="18.71193109866189">
            <text:p>18.71193109866189</text:p>
          </table:table-cell>
          <table:table-cell office:value-type="float" office:value="0.4625317908309023">
            <text:p>0.4625317908309023</text:p>
          </table:table-cell>
          <table:table-cell office:value-type="float" office:value="12.04908323296454">
            <text:p>12.04908323296454</text:p>
          </table:table-cell>
          <table:table-cell office:value-type="float" office:value="140.46857391418885">
            <text:p>140.46857391418885</text:p>
          </table:table-cell>
          <table:table-cell office:value-type="float" office:value="65.2453325914698">
            <text:p>65.2453325914698</text:p>
          </table:table-cell>
          <table:table-cell office:value-type="float" office:value="4.238478690903077">
            <text:p>4.238478690903077</text:p>
          </table:table-cell>
          <table:table-cell office:value-type="float" office:value="1.896845053024608">
            <text:p>1.896845053024608</text:p>
          </table:table-cell>
          <table:table-cell office:value-type="float" office:value="11.243821743511399">
            <text:p>11.243821743511399</text:p>
          </table:table-cell>
          <table:table-cell office:value-type="float" office:value="10.33058150393735">
            <text:p>10.33058150393735</text:p>
          </table:table-cell>
          <table:table-cell office:value-type="float" office:value="9.6437248797308">
            <text:p>9.6437248797308</text:p>
          </table:table-cell>
          <table:table-cell office:value-type="float" office:value="111.37909550077669">
            <text:p>111.3790955007766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2.64037732340879">
            <text:p>82.64037732340879</text:p>
          </table:table-cell>
          <table:table-cell office:value-type="string" office:string-value="67">
            <text:p>67</text:p>
          </table:table-cell>
          <table:table-cell office:value-type="float" office:value="0.0510749216459214">
            <text:p>0.051074921645921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216269999999999">
            <text:p>0.8216269999999999</text:p>
          </table:table-cell>
          <table:table-cell office:value-type="float" office:value="0.2560982641728413">
            <text:p>0.2560982641728413</text:p>
          </table:table-cell>
          <table:table-cell office:value-type="float" office:value="2.253616087660669">
            <text:p>2.253616087660669</text:p>
          </table:table-cell>
          <table:table-cell office:value-type="float" office:value="5.211011097028205">
            <text:p>5.211011097028205</text:p>
          </table:table-cell>
          <table:table-cell office:value-type="float" office:value="7.325533111976735">
            <text:p>7.325533111976735</text:p>
          </table:table-cell>
          <table:table-cell office:value-type="float" office:value="0.117146292685581">
            <text:p>0.117146292685581</text:p>
          </table:table-cell>
          <table:table-cell office:value-type="float" office:value="0.2310215350560693">
            <text:p>0.2310215350560693</text:p>
          </table:table-cell>
          <table:table-cell office:value-type="float" office:value="0.2272008080773248">
            <text:p>0.2272008080773248</text:p>
          </table:table-cell>
          <table:table-cell office:value-type="float" office:value="0.2894667280846047">
            <text:p>0.2894667280846047</text:p>
          </table:table-cell>
          <table:table-cell office:value-type="float" office:value="5.04464026204959">
            <text:p>5.04464026204959</text:p>
          </table:table-cell>
          <table:table-cell office:value-type="float" office:value="44.391876250059">
            <text:p>44.391876250059</text:p>
          </table:table-cell>
          <table:table-cell office:value-type="float" office:value="102.64683546747538">
            <text:p>102.64683546747538</text:p>
          </table:table-cell>
          <table:table-cell office:value-type="float" office:value="144.29882762779863">
            <text:p>144.29882762779863</text:p>
          </table:table-cell>
          <table:table-cell office:value-type="float" office:value="2.3075552914825166">
            <text:p>2.3075552914825166</text:p>
          </table:table-cell>
          <table:table-cell office:value-type="float" office:value="4.550677221138068">
            <text:p>4.550677221138068</text:p>
          </table:table-cell>
          <table:table-cell office:value-type="float" office:value="4.475416292644365">
            <text:p>4.475416292644365</text:p>
          </table:table-cell>
          <table:table-cell office:value-type="float" office:value="5.701934434174174">
            <text:p>5.701934434174174</text:p>
          </table:table-cell>
          <table:table-cell office:value-type="float" office:value="0.6851978840875977">
            <text:p>0.6851978840875977</text:p>
          </table:table-cell>
          <table:table-cell office:value-type="float" office:value="77.50553059106002">
            <text:p>77.50553059106002</text:p>
          </table:table-cell>
          <table:table-cell office:value-type="float" office:value="17.29520562398426">
            <text:p>17.29520562398426</text:p>
          </table:table-cell>
          <table:table-cell office:value-type="float" office:value="0.4625134358525232">
            <text:p>0.4625134358525232</text:p>
          </table:table-cell>
          <table:table-cell office:value-type="float" office:value="1.5045423762803283">
            <text:p>1.5045423762803283</text:p>
          </table:table-cell>
          <table:table-cell office:value-type="float" office:value="3.075345306398292">
            <text:p>3.075345306398292</text:p>
          </table:table-cell>
          <table:table-cell office:value-type="float" office:value="3.987633582778977">
            <text:p>3.987633582778977</text:p>
          </table:table-cell>
          <table:table-cell office:value-type="float" office:value="7.122664219947516">
            <text:p>7.122664219947516</text:p>
          </table:table-cell>
          <table:table-cell office:value-type="float" office:value="0.0481788826223788">
            <text:p>0.0481788826223788</text:p>
          </table:table-cell>
          <table:table-cell office:value-type="float" office:value="0.0011813601873996">
            <text:p>0.0011813601873996</text:p>
          </table:table-cell>
          <table:table-cell office:value-type="float" office:value="0.0310278076742092">
            <text:p>0.0310278076742092</text:p>
          </table:table-cell>
          <table:table-cell office:value-type="float" office:value="0.3647078599385613">
            <text:p>0.3647078599385613</text:p>
          </table:table-cell>
          <table:table-cell office:value-type="float" office:value="0.1694054546984182">
            <text:p>0.1694054546984182</text:p>
          </table:table-cell>
          <table:table-cell office:value-type="float" office:value="0.0108838323144349">
            <text:p>0.0108838323144349</text:p>
          </table:table-cell>
          <table:table-cell office:value-type="float" office:value="0.0048341744618014">
            <text:p>0.0048341744618014</text:p>
          </table:table-cell>
          <table:table-cell office:value-type="float" office:value="0.0291989938136123">
            <text:p>0.0291989938136123</text:p>
          </table:table-cell>
          <table:table-cell office:value-type="float" office:value="0.0265408077864769">
            <text:p>0.0265408077864769</text:p>
          </table:table-cell>
          <table:table-cell office:value-type="float" office:value="0.0245740984181015">
            <text:p>0.0245740984181015</text:p>
          </table:table-cell>
          <table:table-cell office:value-type="float" office:value="0.2894667280846047">
            <text:p>0.2894667280846047</text:p>
          </table:table-cell>
          <table:table-cell office:value-type="float" office:value="18.581149660972866">
            <text:p>18.581149660972866</text:p>
          </table:table-cell>
          <table:table-cell office:value-type="float" office:value="0.4556151834744366">
            <text:p>0.4556151834744366</text:p>
          </table:table-cell>
          <table:table-cell office:value-type="float" office:value="11.966494585712264">
            <text:p>11.966494585712264</text:p>
          </table:table-cell>
          <table:table-cell office:value-type="float" office:value="140.65688034250496">
            <text:p>140.65688034250496</text:p>
          </table:table-cell>
          <table:table-cell office:value-type="float" office:value="65.33460171353899">
            <text:p>65.33460171353899</text:p>
          </table:table-cell>
          <table:table-cell office:value-type="float" office:value="4.19756760870811">
            <text:p>4.19756760870811</text:p>
          </table:table-cell>
          <table:table-cell office:value-type="float" office:value="1.8643960646829831">
            <text:p>1.8643960646829831</text:p>
          </table:table-cell>
          <table:table-cell office:value-type="float" office:value="11.261175944095871">
            <text:p>11.261175944095871</text:p>
          </table:table-cell>
          <table:table-cell office:value-type="float" office:value="10.23599333901058">
            <text:p>10.23599333901058</text:p>
          </table:table-cell>
          <table:table-cell office:value-type="float" office:value="9.477492536909223">
            <text:p>9.477492536909223</text:p>
          </table:table-cell>
          <table:table-cell office:value-type="float" office:value="111.6386330203895">
            <text:p>111.638633020389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9.46190127250844">
            <text:p>79.46190127250844</text:p>
          </table:table-cell>
          <table:table-cell office:value-type="string" office:string-value="68">
            <text:p>68</text:p>
          </table:table-cell>
          <table:table-cell office:value-type="float" office:value="0.0497153124033818">
            <text:p>0.04971531240338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35091">
            <text:p>0.835091</text:p>
          </table:table-cell>
          <table:table-cell office:value-type="float" office:value="0.2555704049346758">
            <text:p>0.2555704049346758</text:p>
          </table:table-cell>
          <table:table-cell office:value-type="float" office:value="2.255185443379325">
            <text:p>2.255185443379325</text:p>
          </table:table-cell>
          <table:table-cell office:value-type="float" office:value="5.214667547767387">
            <text:p>5.214667547767387</text:p>
          </table:table-cell>
          <table:table-cell office:value-type="float" office:value="7.33100970589485">
            <text:p>7.33100970589485</text:p>
          </table:table-cell>
          <table:table-cell office:value-type="float" office:value="0.1172502585926124">
            <text:p>0.1172502585926124</text:p>
          </table:table-cell>
          <table:table-cell office:value-type="float" office:value="0.2308148289341619">
            <text:p>0.2308148289341619</text:p>
          </table:table-cell>
          <table:table-cell office:value-type="float" office:value="0.2272448540291987">
            <text:p>0.2272448540291987</text:p>
          </table:table-cell>
          <table:table-cell office:value-type="float" office:value="0.2901331804712243">
            <text:p>0.2901331804712243</text:p>
          </table:table-cell>
          <table:table-cell office:value-type="float" office:value="4.900231432008691">
            <text:p>4.900231432008691</text:p>
          </table:table-cell>
          <table:table-cell office:value-type="float" office:value="43.240259362113775">
            <text:p>43.240259362113775</text:p>
          </table:table-cell>
          <table:table-cell office:value-type="float" office:value="99.98449480712307">
            <text:p>99.98449480712307</text:p>
          </table:table-cell>
          <table:table-cell office:value-type="float" office:value="140.56261404120275">
            <text:p>140.56261404120275</text:p>
          </table:table-cell>
          <table:table-cell office:value-type="float" office:value="2.248121814861636">
            <text:p>2.248121814861636</text:p>
          </table:table-cell>
          <table:table-cell office:value-type="float" office:value="4.425575332190699">
            <text:p>4.425575332190699</text:p>
          </table:table-cell>
          <table:table-cell office:value-type="float" office:value="4.357125688166955">
            <text:p>4.357125688166955</text:p>
          </table:table-cell>
          <table:table-cell office:value-type="float" office:value="5.562927878042598">
            <text:p>5.562927878042598</text:p>
          </table:table-cell>
          <table:table-cell office:value-type="float" office:value="0.6655851398698672">
            <text:p>0.6655851398698672</text:p>
          </table:table-cell>
          <table:table-cell office:value-type="float" office:value="78.03517481803817">
            <text:p>78.03517481803817</text:p>
          </table:table-cell>
          <table:table-cell office:value-type="float" office:value="17.413669851748537">
            <text:p>17.413669851748537</text:p>
          </table:table-cell>
          <table:table-cell office:value-type="float" office:value="0.4543845247517201">
            <text:p>0.4543845247517201</text:p>
          </table:table-cell>
          <table:table-cell office:value-type="float" office:value="1.4812074465094582">
            <text:p>1.4812074465094582</text:p>
          </table:table-cell>
          <table:table-cell office:value-type="float" office:value="3.012214499042635">
            <text:p>3.012214499042635</text:p>
          </table:table-cell>
          <table:table-cell office:value-type="float" office:value="3.918793868613888">
            <text:p>3.918793868613888</text:p>
          </table:table-cell>
          <table:table-cell office:value-type="float" office:value="6.9146335637628304">
            <text:p>6.9146335637628304</text:p>
          </table:table-cell>
          <table:table-cell office:value-type="float" office:value="0.04783705889393">
            <text:p>0.04783705889393</text:p>
          </table:table-cell>
          <table:table-cell office:value-type="float" office:value="0.0011635473339225">
            <text:p>0.0011635473339225</text:p>
          </table:table-cell>
          <table:table-cell office:value-type="float" office:value="0.0308140781633188">
            <text:p>0.0308140781633188</text:p>
          </table:table-cell>
          <table:table-cell office:value-type="float" office:value="0.3651959040767964">
            <text:p>0.3651959040767964</text:p>
          </table:table-cell>
          <table:table-cell office:value-type="float" office:value="0.1696360127270626">
            <text:p>0.1696360127270626</text:p>
          </table:table-cell>
          <table:table-cell office:value-type="float" office:value="0.0107788227432834">
            <text:p>0.0107788227432834</text:p>
          </table:table-cell>
          <table:table-cell office:value-type="float" office:value="0.0047516162537303">
            <text:p>0.0047516162537303</text:p>
          </table:table-cell>
          <table:table-cell office:value-type="float" office:value="0.0292436913295058">
            <text:p>0.0292436913295058</text:p>
          </table:table-cell>
          <table:table-cell office:value-type="float" office:value="0.026294460307883">
            <text:p>0.026294460307883</text:p>
          </table:table-cell>
          <table:table-cell office:value-type="float" office:value="0.0241516276993417">
            <text:p>0.0241516276993417</text:p>
          </table:table-cell>
          <table:table-cell office:value-type="float" office:value="0.2901331804712243">
            <text:p>0.2901331804712243</text:p>
          </table:table-cell>
          <table:table-cell office:value-type="float" office:value="18.44931850362201">
            <text:p>18.44931850362201</text:p>
          </table:table-cell>
          <table:table-cell office:value-type="float" office:value="0.448745300273918">
            <text:p>0.448745300273918</text:p>
          </table:table-cell>
          <table:table-cell office:value-type="float" office:value="11.884065525247172">
            <text:p>11.884065525247172</text:p>
          </table:table-cell>
          <table:table-cell office:value-type="float" office:value="140.8451043252981">
            <text:p>140.8451043252981</text:p>
          </table:table-cell>
          <table:table-cell office:value-type="float" office:value="65.42352102844625">
            <text:p>65.42352102844625</text:p>
          </table:table-cell>
          <table:table-cell office:value-type="float" office:value="4.1570685674021295">
            <text:p>4.1570685674021295</text:p>
          </table:table-cell>
          <table:table-cell office:value-type="float" office:value="1.832555840576176">
            <text:p>1.832555840576176</text:p>
          </table:table-cell>
          <table:table-cell office:value-type="float" office:value="11.278414435050516">
            <text:p>11.278414435050516</text:p>
          </table:table-cell>
          <table:table-cell office:value-type="float" office:value="10.140984506941255">
            <text:p>10.140984506941255</text:p>
          </table:table-cell>
          <table:table-cell office:value-type="float" office:value="9.314558254805137">
            <text:p>9.314558254805137</text:p>
          </table:table-cell>
          <table:table-cell office:value-type="float" office:value="111.89566371233708">
            <text:p>111.8956637123370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6.40567430048888">
            <text:p>76.40567430048888</text:p>
          </table:table-cell>
          <table:table-cell office:value-type="string" office:string-value="69">
            <text:p>69</text:p>
          </table:table-cell>
          <table:table-cell office:value-type="float" office:value="0.0483746209514782">
            <text:p>0.048374620951478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340119999999999">
            <text:p>0.8340119999999999</text:p>
          </table:table-cell>
          <table:table-cell office:value-type="float" office:value="0.2550406295017439">
            <text:p>0.2550406295017439</text:p>
          </table:table-cell>
          <table:table-cell office:value-type="float" office:value="2.2567611837074124">
            <text:p>2.2567611837074124</text:p>
          </table:table-cell>
          <table:table-cell office:value-type="float" office:value="5.218336584225325">
            <text:p>5.218336584225325</text:p>
          </table:table-cell>
          <table:table-cell office:value-type="float" office:value="7.336503559035064">
            <text:p>7.336503559035064</text:p>
          </table:table-cell>
          <table:table-cell office:value-type="float" office:value="0.1173543942001509">
            <text:p>0.1173543942001509</text:p>
          </table:table-cell>
          <table:table-cell office:value-type="float" office:value="0.2306107247760907">
            <text:p>0.2306107247760907</text:p>
          </table:table-cell>
          <table:table-cell office:value-type="float" office:value="0.2272931566336558">
            <text:p>0.2272931566336558</text:p>
          </table:table-cell>
          <table:table-cell office:value-type="float" office:value="0.2907938615297155">
            <text:p>0.2907938615297155</text:p>
          </table:table-cell>
          <table:table-cell office:value-type="float" office:value="4.7582012258908835">
            <text:p>4.7582012258908835</text:p>
          </table:table-cell>
          <table:table-cell office:value-type="float" office:value="42.103581111127006">
            <text:p>42.103581111127006</text:p>
          </table:table-cell>
          <table:table-cell office:value-type="float" office:value="97.35662737611928">
            <text:p>97.35662737611928</text:p>
          </table:table-cell>
          <table:table-cell office:value-type="float" office:value="136.8745062171153">
            <text:p>136.8745062171153</text:p>
          </table:table-cell>
          <table:table-cell office:value-type="float" office:value="2.1894386923281246">
            <text:p>2.1894386923281246</text:p>
          </table:table-cell>
          <table:table-cell office:value-type="float" office:value="4.302421286666704">
            <text:p>4.302421286666704</text:p>
          </table:table-cell>
          <table:table-cell office:value-type="float" office:value="4.240526611950957">
            <text:p>4.240526611950957</text:p>
          </table:table-cell>
          <table:table-cell office:value-type="float" office:value="5.425236406902668">
            <text:p>5.425236406902668</text:p>
          </table:table-cell>
          <table:table-cell office:value-type="float" office:value="0.6462953964624971">
            <text:p>0.6462953964624971</text:p>
          </table:table-cell>
          <table:table-cell office:value-type="float" office:value="78.55624188554357">
            <text:p>78.55624188554357</text:p>
          </table:table-cell>
          <table:table-cell office:value-type="float" office:value="17.530214411718905">
            <text:p>17.530214411718905</text:p>
          </table:table-cell>
          <table:table-cell office:value-type="float" office:value="0.4462945617655199">
            <text:p>0.4462945617655199</text:p>
          </table:table-cell>
          <table:table-cell office:value-type="float" office:value="1.4579085356882386">
            <text:p>1.4579085356882386</text:p>
          </table:table-cell>
          <table:table-cell office:value-type="float" office:value="2.949698618310121">
            <text:p>2.949698618310121</text:p>
          </table:table-cell>
          <table:table-cell office:value-type="float" office:value="3.8503902511658823">
            <text:p>3.8503902511658823</text:p>
          </table:table-cell>
          <table:table-cell office:value-type="float" office:value="6.7134249155106565">
            <text:p>6.7134249155106565</text:p>
          </table:table-cell>
          <table:table-cell office:value-type="float" office:value="0.0474909772032623">
            <text:p>0.0474909772032623</text:p>
          </table:table-cell>
          <table:table-cell office:value-type="float" office:value="0.0011458650643479">
            <text:p>0.0011458650643479</text:p>
          </table:table-cell>
          <table:table-cell office:value-type="float" office:value="0.0306007270585268">
            <text:p>0.0306007270585268</text:p>
          </table:table-cell>
          <table:table-cell office:value-type="float" office:value="0.3656845299314017">
            <text:p>0.3656845299314017</text:p>
          </table:table-cell>
          <table:table-cell office:value-type="float" office:value="0.169866002373848">
            <text:p>0.169866002373848</text:p>
          </table:table-cell>
          <table:table-cell office:value-type="float" office:value="0.0106748923227448">
            <text:p>0.0106748923227448</text:p>
          </table:table-cell>
          <table:table-cell office:value-type="float" office:value="0.0046706353757315">
            <text:p>0.0046706353757315</text:p>
          </table:table-cell>
          <table:table-cell office:value-type="float" office:value="0.0292881717717659">
            <text:p>0.0292881717717659</text:p>
          </table:table-cell>
          <table:table-cell office:value-type="float" office:value="0.0260468838058004">
            <text:p>0.0260468838058004</text:p>
          </table:table-cell>
          <table:table-cell office:value-type="float" office:value="0.0237374535628549">
            <text:p>0.0237374535628549</text:p>
          </table:table-cell>
          <table:table-cell office:value-type="float" office:value="0.2907938615297155">
            <text:p>0.2907938615297155</text:p>
          </table:table-cell>
          <table:table-cell office:value-type="float" office:value="18.3158451779822">
            <text:p>18.3158451779822</text:p>
          </table:table-cell>
          <table:table-cell office:value-type="float" office:value="0.4419257793670698">
            <text:p>0.4419257793670698</text:p>
          </table:table-cell>
          <table:table-cell office:value-type="float" office:value="11.80178240466207">
            <text:p>11.80178240466207</text:p>
          </table:table-cell>
          <table:table-cell office:value-type="float" office:value="141.0335526586437">
            <text:p>141.0335526586437</text:p>
          </table:table-cell>
          <table:table-cell office:value-type="float" office:value="65.512221135522">
            <text:p>65.512221135522</text:p>
          </table:table-cell>
          <table:table-cell office:value-type="float" office:value="4.116985722113017">
            <text:p>4.116985722113017</text:p>
          </table:table-cell>
          <table:table-cell office:value-type="float" office:value="1.801323945358376">
            <text:p>1.801323945358376</text:p>
          </table:table-cell>
          <table:table-cell office:value-type="float" office:value="11.295569207216962">
            <text:p>11.295569207216962</text:p>
          </table:table-cell>
          <table:table-cell office:value-type="float" office:value="10.04550167738306">
            <text:p>10.04550167738306</text:p>
          </table:table-cell>
          <table:table-cell office:value-type="float" office:value="9.154823715586279">
            <text:p>9.154823715586279</text:p>
          </table:table-cell>
          <table:table-cell office:value-type="float" office:value="112.1504685761654">
            <text:p>112.150468576165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3.46699451970085">
            <text:p>73.46699451970085</text:p>
          </table:table-cell>
          <table:table-cell office:value-type="string" office:string-value="70">
            <text:p>70</text:p>
          </table:table-cell>
          <table:table-cell office:value-type="float" office:value="0.0470537070211939">
            <text:p>0.047053707021193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413">
            <text:p>0.8413</text:p>
          </table:table-cell>
          <table:table-cell office:value-type="float" office:value="0.2545124610800832">
            <text:p>0.2545124610800832</text:p>
          </table:table-cell>
          <table:table-cell office:value-type="float" office:value="2.2583326629840608">
            <text:p>2.2583326629840608</text:p>
          </table:table-cell>
          <table:table-cell office:value-type="float" office:value="5.221993972323117">
            <text:p>5.221993972323117</text:p>
          </table:table-cell>
          <table:table-cell office:value-type="float" office:value="7.341979803098048">
            <text:p>7.341979803098048</text:p>
          </table:table-cell>
          <table:table-cell office:value-type="float" office:value="0.1174581388675568">
            <text:p>0.1174581388675568</text:p>
          </table:table-cell>
          <table:table-cell office:value-type="float" office:value="0.2304089773642093">
            <text:p>0.2304089773642093</text:p>
          </table:table-cell>
          <table:table-cell office:value-type="float" office:value="0.2273447312446256">
            <text:p>0.2273447312446256</text:p>
          </table:table-cell>
          <table:table-cell office:value-type="float" office:value="0.2914472474945157">
            <text:p>0.2914472474945157</text:p>
          </table:table-cell>
          <table:table-cell office:value-type="float" office:value="4.618689344809051">
            <text:p>4.618689344809051</text:p>
          </table:table-cell>
          <table:table-cell office:value-type="float" office:value="40.982421698703085">
            <text:p>40.982421698703085</text:p>
          </table:table-cell>
          <table:table-cell office:value-type="float" office:value="94.76458565632592">
            <text:p>94.76458565632592</text:p>
          </table:table-cell>
          <table:table-cell office:value-type="float" office:value="133.23639928067098">
            <text:p>133.23639928067098</text:p>
          </table:table-cell>
          <table:table-cell office:value-type="float" office:value="2.1315367119804254">
            <text:p>2.1315367119804254</text:p>
          </table:table-cell>
          <table:table-cell office:value-type="float" office:value="4.181278528305822">
            <text:p>4.181278528305822</text:p>
          </table:table-cell>
          <table:table-cell office:value-type="float" office:value="4.125671031359178">
            <text:p>4.125671031359178</text:p>
          </table:table-cell>
          <table:table-cell office:value-type="float" office:value="5.288952418535176">
            <text:p>5.288952418535176</text:p>
          </table:table-cell>
          <table:table-cell office:value-type="float" office:value="0.6273476308495765">
            <text:p>0.6273476308495765</text:p>
          </table:table-cell>
          <table:table-cell office:value-type="float" office:value="79.06843567642035">
            <text:p>79.06843567642035</text:p>
          </table:table-cell>
          <table:table-cell office:value-type="float" office:value="17.644773777411064">
            <text:p>17.644773777411064</text:p>
          </table:table-cell>
          <table:table-cell office:value-type="float" office:value="0.4382464450720047">
            <text:p>0.4382464450720047</text:p>
          </table:table-cell>
          <table:table-cell office:value-type="float" office:value="1.434665638074313">
            <text:p>1.434665638074313</text:p>
          </table:table-cell>
          <table:table-cell office:value-type="float" office:value="2.8877598186200824">
            <text:p>2.8877598186200824</text:p>
          </table:table-cell>
          <table:table-cell office:value-type="float" office:value="3.7824293958151194">
            <text:p>3.7824293958151194</text:p>
          </table:table-cell>
          <table:table-cell office:value-type="float" office:value="6.518801558947378">
            <text:p>6.518801558947378</text:p>
          </table:table-cell>
          <table:table-cell office:value-type="float" office:value="0.0471443814522949">
            <text:p>0.0471443814522949</text:p>
          </table:table-cell>
          <table:table-cell office:value-type="float" office:value="0.0011283124231048">
            <text:p>0.0011283124231048</text:p>
          </table:table-cell>
          <table:table-cell office:value-type="float" office:value="0.0303881704312525">
            <text:p>0.0303881704312525</text:p>
          </table:table-cell>
          <table:table-cell office:value-type="float" office:value="0.3661714890468479">
            <text:p>0.3661714890468479</text:p>
          </table:table-cell>
          <table:table-cell office:value-type="float" office:value="0.1700945442437595">
            <text:p>0.1700945442437595</text:p>
          </table:table-cell>
          <table:table-cell office:value-type="float" office:value="0.0105720687949655">
            <text:p>0.0105720687949655</text:p>
          </table:table-cell>
          <table:table-cell office:value-type="float" office:value="0.0045911545779595">
            <text:p>0.0045911545779595</text:p>
          </table:table-cell>
          <table:table-cell office:value-type="float" office:value="0.0293322542927894">
            <text:p>0.0293322542927894</text:p>
          </table:table-cell>
          <table:table-cell office:value-type="float" office:value="0.0257987192440461">
            <text:p>0.0257987192440461</text:p>
          </table:table-cell>
          <table:table-cell office:value-type="float" office:value="0.0233316579984646">
            <text:p>0.0233316579984646</text:p>
          </table:table-cell>
          <table:table-cell office:value-type="float" office:value="0.2914472474945157">
            <text:p>0.2914472474945157</text:p>
          </table:table-cell>
          <table:table-cell office:value-type="float" office:value="18.182173594706576">
            <text:p>18.182173594706576</text:p>
          </table:table-cell>
          <table:table-cell office:value-type="float" office:value="0.4351562522188418">
            <text:p>0.4351562522188418</text:p>
          </table:table-cell>
          <table:table-cell office:value-type="float" office:value="11.719805690221161">
            <text:p>11.719805690221161</text:p>
          </table:table-cell>
          <table:table-cell office:value-type="float" office:value="141.22135818069785">
            <text:p>141.22135818069785</text:p>
          </table:table-cell>
          <table:table-cell office:value-type="float" office:value="65.60036287849076">
            <text:p>65.60036287849076</text:p>
          </table:table-cell>
          <table:table-cell office:value-type="float" office:value="4.077329772154355">
            <text:p>4.077329772154355</text:p>
          </table:table-cell>
          <table:table-cell office:value-type="float" office:value="1.7706705860816672">
            <text:p>1.7706705860816672</text:p>
          </table:table-cell>
          <table:table-cell office:value-type="float" office:value="11.312570513100097">
            <text:p>11.312570513100097</text:p>
          </table:table-cell>
          <table:table-cell office:value-type="float" office:value="9.949792050851297">
            <text:p>9.949792050851297</text:p>
          </table:table-cell>
          <table:table-cell office:value-type="float" office:value="8.998320540267873">
            <text:p>8.998320540267873</text:p>
          </table:table-cell>
          <table:table-cell office:value-type="float" office:value="112.40245994120988">
            <text:p>112.402459941209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0.64134088432773">
            <text:p>70.64134088432773</text:p>
          </table:table-cell>
          <table:table-cell office:value-type="string" office:string-value="71">
            <text:p>71</text:p>
          </table:table-cell>
          <table:table-cell office:value-type="float" office:value="0.0457533520384753">
            <text:p>0.045753352038475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57109">
            <text:p>0.857109</text:p>
          </table:table-cell>
          <table:table-cell office:value-type="float" office:value="0.2539786686224627">
            <text:p>0.2539786686224627</text:p>
          </table:table-cell>
          <table:table-cell office:value-type="float" office:value="2.259921674256168">
            <text:p>2.259921674256168</text:p>
          </table:table-cell>
          <table:table-cell office:value-type="float" office:value="5.225689506381453">
            <text:p>5.225689506381453</text:p>
          </table:table-cell>
          <table:table-cell office:value-type="float" office:value="7.3475096652513505">
            <text:p>7.3475096652513505</text:p>
          </table:table-cell>
          <table:table-cell office:value-type="float" office:value="0.117562620746518">
            <text:p>0.117562620746518</text:p>
          </table:table-cell>
          <table:table-cell office:value-type="float" office:value="0.2302100882018785">
            <text:p>0.2302100882018785</text:p>
          </table:table-cell>
          <table:table-cell office:value-type="float" office:value="0.2274012842071758">
            <text:p>0.2274012842071758</text:p>
          </table:table-cell>
          <table:table-cell office:value-type="float" office:value="0.2920966887736101">
            <text:p>0.2920966887736101</text:p>
          </table:table-cell>
          <table:table-cell office:value-type="float" office:value="4.481630194304474">
            <text:p>4.481630194304474</text:p>
          </table:table-cell>
          <table:table-cell office:value-type="float" office:value="39.87788922212577">
            <text:p>39.87788922212577</text:p>
          </table:table-cell>
          <table:table-cell office:value-type="float" office:value="92.21092466104793">
            <text:p>92.21092466104793</text:p>
          </table:table-cell>
          <table:table-cell office:value-type="float" office:value="129.6519166248676">
            <text:p>129.6519166248676</text:p>
          </table:table-cell>
          <table:table-cell office:value-type="float" office:value="2.074474182091065">
            <text:p>2.074474182091065</text:p>
          </table:table-cell>
          <table:table-cell office:value-type="float" office:value="4.062217066948538">
            <text:p>4.062217066948538</text:p>
          </table:table-cell>
          <table:table-cell office:value-type="float" office:value="4.012653767554861">
            <text:p>4.012653767554861</text:p>
          </table:table-cell>
          <table:table-cell office:value-type="float" office:value="5.154249162594394">
            <text:p>5.154249162594394</text:p>
          </table:table-cell>
          <table:table-cell office:value-type="float" office:value="0.6087329315651901">
            <text:p>0.6087329315651901</text:p>
          </table:table-cell>
          <table:table-cell office:value-type="float" office:value="79.5725882874817">
            <text:p>79.5725882874817</text:p>
          </table:table-cell>
          <table:table-cell office:value-type="float" office:value="17.757532449884067">
            <text:p>17.757532449884067</text:p>
          </table:table-cell>
          <table:table-cell office:value-type="float" office:value="0.4302551042613627">
            <text:p>0.4302551042613627</text:p>
          </table:table-cell>
          <table:table-cell office:value-type="float" office:value="1.411499753251458">
            <text:p>1.411499753251458</text:p>
          </table:table-cell>
          <table:table-cell office:value-type="float" office:value="2.8266142941333903">
            <text:p>2.8266142941333903</text:p>
          </table:table-cell>
          <table:table-cell office:value-type="float" office:value="3.7150545797722394">
            <text:p>3.7150545797722394</text:p>
          </table:table-cell>
          <table:table-cell office:value-type="float" office:value="6.33065255896881">
            <text:p>6.33065255896881</text:p>
          </table:table-cell>
          <table:table-cell office:value-type="float" office:value="0.0467895892407719">
            <text:p>0.0467895892407719</text:p>
          </table:table-cell>
          <table:table-cell office:value-type="float" office:value="0.0011109093911187">
            <text:p>0.0011109093911187</text:p>
          </table:table-cell>
          <table:table-cell office:value-type="float" office:value="0.0301758456416925">
            <text:p>0.0301758456416925</text:p>
          </table:table-cell>
          <table:table-cell office:value-type="float" office:value="0.3666611132801236">
            <text:p>0.3666611132801236</text:p>
          </table:table-cell>
          <table:table-cell office:value-type="float" office:value="0.1703233927448537">
            <text:p>0.1703233927448537</text:p>
          </table:table-cell>
          <table:table-cell office:value-type="float" office:value="0.0104703411956394">
            <text:p>0.0104703411956394</text:p>
          </table:table-cell>
          <table:table-cell office:value-type="float" office:value="0.0045132588077576">
            <text:p>0.0045132588077576</text:p>
          </table:table-cell>
          <table:table-cell office:value-type="float" office:value="0.0293763264433618">
            <text:p>0.0293763264433618</text:p>
          </table:table-cell>
          <table:table-cell office:value-type="float" office:value="0.0255489324154202">
            <text:p>0.0255489324154202</text:p>
          </table:table-cell>
          <table:table-cell office:value-type="float" office:value="0.0229336020656488">
            <text:p>0.0229336020656488</text:p>
          </table:table-cell>
          <table:table-cell office:value-type="float" office:value="0.2920966887736101">
            <text:p>0.2920966887736101</text:p>
          </table:table-cell>
          <table:table-cell office:value-type="float" office:value="18.045340882488528">
            <text:p>18.045340882488528</text:p>
          </table:table-cell>
          <table:table-cell office:value-type="float" office:value="0.4284444248727865">
            <text:p>0.4284444248727865</text:p>
          </table:table-cell>
          <table:table-cell office:value-type="float" office:value="11.63791838863155">
            <text:p>11.63791838863155</text:p>
          </table:table-cell>
          <table:table-cell office:value-type="float" office:value="141.41019155874528">
            <text:p>141.41019155874528</text:p>
          </table:table-cell>
          <table:table-cell office:value-type="float" office:value="65.68862287990775">
            <text:p>65.68862287990775</text:p>
          </table:table-cell>
          <table:table-cell office:value-type="float" office:value="4.038096488922285">
            <text:p>4.038096488922285</text:p>
          </table:table-cell>
          <table:table-cell office:value-type="float" office:value="1.7406285243879067">
            <text:p>1.7406285243879067</text:p>
          </table:table-cell>
          <table:table-cell office:value-type="float" office:value="11.32956781941135">
            <text:p>11.32956781941135</text:p>
          </table:table-cell>
          <table:table-cell office:value-type="float" office:value="9.853456764655137">
            <text:p>9.853456764655137</text:p>
          </table:table-cell>
          <table:table-cell office:value-type="float" office:value="8.84480230865878">
            <text:p>8.84480230865878</text:p>
          </table:table-cell>
          <table:table-cell office:value-type="float" office:value="112.6529299593182">
            <text:p>112.652929959318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7.9243662349305">
            <text:p>67.9243662349305</text:p>
          </table:table-cell>
          <table:table-cell office:value-type="string" office:string-value="72">
            <text:p>72</text:p>
          </table:table-cell>
          <table:table-cell office:value-type="float" office:value="0.044474246573135">
            <text:p>0.04447424657313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6299">
            <text:p>0.86299</text:p>
          </table:table-cell>
          <table:table-cell office:value-type="float" office:value="0.2534477075582793">
            <text:p>0.2534477075582793</text:p>
          </table:table-cell>
          <table:table-cell office:value-type="float" office:value="2.261502695992416">
            <text:p>2.261502695992416</text:p>
          </table:table-cell>
          <table:table-cell office:value-type="float" office:value="5.22936499918062">
            <text:p>5.22936499918062</text:p>
          </table:table-cell>
          <table:table-cell office:value-type="float" office:value="7.35300963892501">
            <text:p>7.35300963892501</text:p>
          </table:table-cell>
          <table:table-cell office:value-type="float" office:value="0.1176665055042425">
            <text:p>0.1176665055042425</text:p>
          </table:table-cell>
          <table:table-cell office:value-type="float" office:value="0.23001345901062">
            <text:p>0.23001345901062</text:p>
          </table:table-cell>
          <table:table-cell office:value-type="float" office:value="0.2274605927787485">
            <text:p>0.2274605927787485</text:p>
          </table:table-cell>
          <table:table-cell office:value-type="float" office:value="0.2927384284677229">
            <text:p>0.2927384284677229</text:p>
          </table:table-cell>
          <table:table-cell office:value-type="float" office:value="4.347232068359316">
            <text:p>4.347232068359316</text:p>
          </table:table-cell>
          <table:table-cell office:value-type="float" office:value="38.79015966415328">
            <text:p>38.79015966415328</text:p>
          </table:table-cell>
          <table:table-cell office:value-type="float" office:value="89.69606961769958">
            <text:p>89.69606961769958</text:p>
          </table:table-cell>
          <table:table-cell office:value-type="float" office:value="126.12163514613631">
            <text:p>126.12163514613631</text:p>
          </table:table-cell>
          <table:table-cell office:value-type="float" office:value="2.0182609305400727">
            <text:p>2.0182609305400727</text:p>
          </table:table-cell>
          <table:table-cell office:value-type="float" office:value="3.9452788695486247">
            <text:p>3.9452788695486247</text:p>
          </table:table-cell>
          <table:table-cell office:value-type="float" office:value="3.901491131019281">
            <text:p>3.901491131019281</text:p>
          </table:table-cell>
          <table:table-cell office:value-type="float" office:value="5.021161549008547">
            <text:p>5.021161549008547</text:p>
          </table:table-cell>
          <table:table-cell office:value-type="float" office:value="0.5904795945178453">
            <text:p>0.5904795945178453</text:p>
          </table:table-cell>
          <table:table-cell office:value-type="float" office:value="80.06789907115177">
            <text:p>80.06789907115177</text:p>
          </table:table-cell>
          <table:table-cell office:value-type="float" office:value="17.868313133726463">
            <text:p>17.868313133726463</text:p>
          </table:table-cell>
          <table:table-cell office:value-type="float" office:value="0.4223170259284592">
            <text:p>0.4223170259284592</text:p>
          </table:table-cell>
          <table:table-cell office:value-type="float" office:value="1.3884278361690383">
            <text:p>1.3884278361690383</text:p>
          </table:table-cell>
          <table:table-cell office:value-type="float" office:value="2.766100625699171">
            <text:p>2.766100625699171</text:p>
          </table:table-cell>
          <table:table-cell office:value-type="float" office:value="3.6482026268723606">
            <text:p>3.6482026268723606</text:p>
          </table:table-cell>
          <table:table-cell office:value-type="float" office:value="6.148689793081606">
            <text:p>6.148689793081606</text:p>
          </table:table-cell>
          <table:table-cell office:value-type="float" office:value="0.0464355944487212">
            <text:p>0.0464355944487212</text:p>
          </table:table-cell>
          <table:table-cell office:value-type="float" office:value="0.0010936448048559">
            <text:p>0.0010936448048559</text:p>
          </table:table-cell>
          <table:table-cell office:value-type="float" office:value="0.0299646019413088">
            <text:p>0.0299646019413088</text:p>
          </table:table-cell>
          <table:table-cell office:value-type="float" office:value="0.367148151595698">
            <text:p>0.367148151595698</text:p>
          </table:table-cell>
          <table:table-cell office:value-type="float" office:value="0.1705504652843279">
            <text:p>0.1705504652843279</text:p>
          </table:table-cell>
          <table:table-cell office:value-type="float" office:value="0.0103697503950654">
            <text:p>0.0103697503950654</text:p>
          </table:table-cell>
          <table:table-cell office:value-type="float" office:value="0.0044367972988744">
            <text:p>0.0044367972988744</text:p>
          </table:table-cell>
          <table:table-cell office:value-type="float" office:value="0.0294199474023377">
            <text:p>0.0294199474023377</text:p>
          </table:table-cell>
          <table:table-cell office:value-type="float" office:value="0.0252989255097463">
            <text:p>0.0252989255097463</text:p>
          </table:table-cell>
          <table:table-cell office:value-type="float" office:value="0.0225436928513424">
            <text:p>0.0225436928513424</text:p>
          </table:table-cell>
          <table:table-cell office:value-type="float" office:value="0.2927384284677229">
            <text:p>0.2927384284677229</text:p>
          </table:table-cell>
          <table:table-cell office:value-type="float" office:value="17.908815711038336">
            <text:p>17.908815711038336</text:p>
          </table:table-cell>
          <table:table-cell office:value-type="float" office:value="0.4217859918887784">
            <text:p>0.4217859918887784</text:p>
          </table:table-cell>
          <table:table-cell office:value-type="float" office:value="11.556448030704601">
            <text:p>11.556448030704601</text:p>
          </table:table-cell>
          <table:table-cell office:value-type="float" office:value="141.59802762591286">
            <text:p>141.59802762591286</text:p>
          </table:table-cell>
          <table:table-cell office:value-type="float" office:value="65.77619794620676">
            <text:p>65.77619794620676</text:p>
          </table:table-cell>
          <table:table-cell office:value-type="float" office:value="3.999301634864908">
            <text:p>3.999301634864908</text:p>
          </table:table-cell>
          <table:table-cell office:value-type="float" office:value="1.711139614256891">
            <text:p>1.711139614256891</text:p>
          </table:table-cell>
          <table:table-cell office:value-type="float" office:value="11.346391114659609">
            <text:p>11.346391114659609</text:p>
          </table:table-cell>
          <table:table-cell office:value-type="float" office:value="9.757036601343888">
            <text:p>9.757036601343888</text:p>
          </table:table-cell>
          <table:table-cell office:value-type="float" office:value="8.694426021977252">
            <text:p>8.694426021977252</text:p>
          </table:table-cell>
          <table:table-cell office:value-type="float" office:value="112.90042970714671">
            <text:p>112.9004297071467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5.31189061051009">
            <text:p>65.31189061051009</text:p>
          </table:table-cell>
          <table:table-cell office:value-type="string" office:string-value="73">
            <text:p>73</text:p>
          </table:table-cell>
          <table:table-cell office:value-type="float" office:value="0.0432170120117804">
            <text:p>0.043217012011780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78145">
            <text:p>0.878145</text:p>
          </table:table-cell>
          <table:table-cell office:value-type="float" office:value="0.2529101833285355">
            <text:p>0.2529101833285355</text:p>
          </table:table-cell>
          <table:table-cell office:value-type="float" office:value="2.2631040454623235">
            <text:p>2.2631040454623235</text:p>
          </table:table-cell>
          <table:table-cell office:value-type="float" office:value="5.233085139585177">
            <text:p>5.233085139585177</text:p>
          </table:table-cell>
          <table:table-cell office:value-type="float" office:value="7.3585722849980355">
            <text:p>7.3585722849980355</text:p>
          </table:table-cell>
          <table:table-cell office:value-type="float" office:value="0.1177712622004626">
            <text:p>0.1177712622004626</text:p>
          </table:table-cell>
          <table:table-cell office:value-type="float" office:value="0.2298197736571306">
            <text:p>0.2298197736571306</text:p>
          </table:table-cell>
          <table:table-cell office:value-type="float" office:value="0.2275249228697957">
            <text:p>0.2275249228697957</text:p>
          </table:table-cell>
          <table:table-cell office:value-type="float" office:value="0.2933768036127393">
            <text:p>0.2933768036127393</text:p>
          </table:table-cell>
          <table:table-cell office:value-type="float" office:value="4.215381750890844">
            <text:p>4.215381750890844</text:p>
          </table:table-cell>
          <table:table-cell office:value-type="float" office:value="37.720298044372">
            <text:p>37.720298044372</text:p>
          </table:table-cell>
          <table:table-cell office:value-type="float" office:value="87.2224728476423">
            <text:p>87.2224728476423</text:p>
          </table:table-cell>
          <table:table-cell office:value-type="float" office:value="122.64904051924748">
            <text:p>122.64904051924748</text:p>
          </table:table-cell>
          <table:table-cell office:value-type="float" office:value="1.9629531042421933">
            <text:p>1.9629531042421933</text:p>
          </table:table-cell>
          <table:table-cell office:value-type="float" office:value="3.830522231719196">
            <text:p>3.830522231719196</text:p>
          </table:table-cell>
          <table:table-cell office:value-type="float" office:value="3.792272794695212">
            <text:p>3.792272794695212</text:p>
          </table:table-cell>
          <table:table-cell office:value-type="float" office:value="4.8898593477247845">
            <text:p>4.8898593477247845</text:p>
          </table:table-cell>
          <table:table-cell office:value-type="float" office:value="0.5725722393799171">
            <text:p>0.5725722393799171</text:p>
          </table:table-cell>
          <table:table-cell office:value-type="float" office:value="80.55544935231147">
            <text:p>80.55544935231147</text:p>
          </table:table-cell>
          <table:table-cell office:value-type="float" office:value="17.977355622076143">
            <text:p>17.977355622076143</text:p>
          </table:table-cell>
          <table:table-cell office:value-type="float" office:value="0.414448446822579">
            <text:p>0.414448446822579</text:p>
          </table:table-cell>
          <table:table-cell office:value-type="float" office:value="1.365469081862958">
            <text:p>1.365469081862958</text:p>
          </table:table-cell>
          <table:table-cell office:value-type="float" office:value="2.7064768092345606">
            <text:p>2.7064768092345606</text:p>
          </table:table-cell>
          <table:table-cell office:value-type="float" office:value="3.582035144318185">
            <text:p>3.582035144318185</text:p>
          </table:table-cell>
          <table:table-cell office:value-type="float" office:value="5.972825153319376">
            <text:p>5.972825153319376</text:p>
          </table:table-cell>
          <table:table-cell office:value-type="float" office:value="0.0460723870371179">
            <text:p>0.0460723870371179</text:p>
          </table:table-cell>
          <table:table-cell office:value-type="float" office:value="0.0010765415587641">
            <text:p>0.0010765415587641</text:p>
          </table:table-cell>
          <table:table-cell office:value-type="float" office:value="0.0297536886907003">
            <text:p>0.0297536886907003</text:p>
          </table:table-cell>
          <table:table-cell office:value-type="float" office:value="0.3676382510219848">
            <text:p>0.3676382510219848</text:p>
          </table:table-cell>
          <table:table-cell office:value-type="float" office:value="0.1707780445833195">
            <text:p>0.1707780445833195</text:p>
          </table:table-cell>
          <table:table-cell office:value-type="float" office:value="0.0102702790536661">
            <text:p>0.0102702790536661</text:p>
          </table:table-cell>
          <table:table-cell office:value-type="float" office:value="0.0043618844570092">
            <text:p>0.0043618844570092</text:p>
          </table:table-cell>
          <table:table-cell office:value-type="float" office:value="0.0294636165695054">
            <text:p>0.0294636165695054</text:p>
          </table:table-cell>
          <table:table-cell office:value-type="float" office:value="0.0250473430743144">
            <text:p>0.0250473430743144</text:p>
          </table:table-cell>
          <table:table-cell office:value-type="float" office:value="0.0221611603408781">
            <text:p>0.0221611603408781</text:p>
          </table:table-cell>
          <table:table-cell office:value-type="float" office:value="0.2933768036127393">
            <text:p>0.2933768036127393</text:p>
          </table:table-cell>
          <table:table-cell office:value-type="float" office:value="17.768737508605298">
            <text:p>17.768737508605298</text:p>
          </table:table-cell>
          <table:table-cell office:value-type="float" office:value="0.4151897829685736">
            <text:p>0.4151897829685736</text:p>
          </table:table-cell>
          <table:table-cell office:value-type="float" office:value="11.475105117342416">
            <text:p>11.475105117342416</text:p>
          </table:table-cell>
          <table:table-cell office:value-type="float" office:value="141.7870442716489">
            <text:p>141.7870442716489</text:p>
          </table:table-cell>
          <table:table-cell office:value-type="float" office:value="65.86396845444887">
            <text:p>65.86396845444887</text:p>
          </table:table-cell>
          <table:table-cell office:value-type="float" office:value="3.9609385226274334">
            <text:p>3.9609385226274334</text:p>
          </table:table-cell>
          <table:table-cell office:value-type="float" office:value="1.68224797853474">
            <text:p>1.68224797853474</text:p>
          </table:table-cell>
          <table:table-cell office:value-type="float" office:value="11.36323300236117">
            <text:p>11.36323300236117</text:p>
          </table:table-cell>
          <table:table-cell office:value-type="float" office:value="9.660008803470852">
            <text:p>9.660008803470852</text:p>
          </table:table-cell>
          <table:table-cell office:value-type="float" office:value="8.546894708666496">
            <text:p>8.546894708666496</text:p>
          </table:table-cell>
          <table:table-cell office:value-type="float" office:value="113.14663184932516">
            <text:p>113.1466318493251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2.79989481779816">
            <text:p>62.79989481779816</text:p>
          </table:table-cell>
          <table:table-cell office:value-type="string" office:string-value="74">
            <text:p>74</text:p>
          </table:table-cell>
          <table:table-cell office:value-type="float" office:value="0.0419821801618896">
            <text:p>0.041982180161889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703579999999999">
            <text:p>0.8703579999999999</text:p>
          </table:table-cell>
          <table:table-cell office:value-type="float" office:value="0.2523809128581304">
            <text:p>0.2523809128581304</text:p>
          </table:table-cell>
          <table:table-cell office:value-type="float" office:value="2.26468101830602">
            <text:p>2.26468101830602</text:p>
          </table:table-cell>
          <table:table-cell office:value-type="float" office:value="5.236747944398491">
            <text:p>5.236747944398491</text:p>
          </table:table-cell>
          <table:table-cell office:value-type="float" office:value="7.364051394720638">
            <text:p>7.364051394720638</text:p>
          </table:table-cell>
          <table:table-cell office:value-type="float" office:value="0.1178745575887793">
            <text:p>0.1178745575887793</text:p>
          </table:table-cell>
          <table:table-cell office:value-type="float" office:value="0.2296279235176522">
            <text:p>0.2296279235176522</text:p>
          </table:table-cell>
          <table:table-cell office:value-type="float" office:value="0.2275904265758415">
            <text:p>0.2275904265758415</text:p>
          </table:table-cell>
          <table:table-cell office:value-type="float" office:value="0.2940051694318969">
            <text:p>0.2940051694318969</text:p>
          </table:table-cell>
          <table:table-cell office:value-type="float" office:value="4.086366852555932">
            <text:p>4.086366852555932</text:p>
          </table:table-cell>
          <table:table-cell office:value-type="float" office:value="36.66805599526622">
            <text:p>36.66805599526622</text:p>
          </table:table-cell>
          <table:table-cell office:value-type="float" office:value="84.78958639478995">
            <text:p>84.78958639478995</text:p>
          </table:table-cell>
          <table:table-cell office:value-type="float" office:value="119.23332544890296">
            <text:p>119.23332544890296</text:p>
          </table:table-cell>
          <table:table-cell office:value-type="float" office:value="1.908538484291982">
            <text:p>1.908538484291982</text:p>
          </table:table-cell>
          <table:table-cell office:value-type="float" office:value="3.717967117470762">
            <text:p>3.717967117470762</text:p>
          </table:table-cell>
          <table:table-cell office:value-type="float" office:value="3.6849774596122855">
            <text:p>3.6849774596122855</text:p>
          </table:table-cell>
          <table:table-cell office:value-type="float" office:value="4.760316322026848">
            <text:p>4.760316322026848</text:p>
          </table:table-cell>
          <table:table-cell office:value-type="float" office:value="0.5550499381636111">
            <text:p>0.5550499381636111</text:p>
          </table:table-cell>
          <table:table-cell office:value-type="float" office:value="81.03376262672745">
            <text:p>81.03376262672745</text:p>
          </table:table-cell>
          <table:table-cell office:value-type="float" office:value="18.084332831620987">
            <text:p>18.084332831620987</text:p>
          </table:table-cell>
          <table:table-cell office:value-type="float" office:value="0.4066385005805143">
            <text:p>0.4066385005805143</text:p>
          </table:table-cell>
          <table:table-cell office:value-type="float" office:value="1.3426373826989495">
            <text:p>1.3426373826989495</text:p>
          </table:table-cell>
          <table:table-cell office:value-type="float" office:value="2.6474302919832926">
            <text:p>2.6474302919832926</text:p>
          </table:table-cell>
          <table:table-cell office:value-type="float" office:value="3.5164066969303254">
            <text:p>3.5164066969303254</text:p>
          </table:table-cell>
          <table:table-cell office:value-type="float" office:value="5.8027154260945855">
            <text:p>5.8027154260945855</text:p>
          </table:table-cell>
          <table:table-cell office:value-type="float" office:value="0.0457157816922434">
            <text:p>0.0457157816922434</text:p>
          </table:table-cell>
          <table:table-cell office:value-type="float" office:value="0.0010595767245474">
            <text:p>0.0010595767245474</text:p>
          </table:table-cell>
          <table:table-cell office:value-type="float" office:value="0.0295444886500595">
            <text:p>0.0295444886500595</text:p>
          </table:table-cell>
          <table:table-cell office:value-type="float" office:value="0.3681223123985972">
            <text:p>0.3681223123985972</text:p>
          </table:table-cell>
          <table:table-cell office:value-type="float" office:value="0.171002501940773">
            <text:p>0.171002501940773</text:p>
          </table:table-cell>
          <table:table-cell office:value-type="float" office:value="0.0101719795237085">
            <text:p>0.0101719795237085</text:p>
          </table:table-cell>
          <table:table-cell office:value-type="float" office:value="0.0042882801259542">
            <text:p>0.0042882801259542</text:p>
          </table:table-cell>
          <table:table-cell office:value-type="float" office:value="0.0295065619393102">
            <text:p>0.0295065619393102</text:p>
          </table:table-cell>
          <table:table-cell office:value-type="float" office:value="0.0247965395993949">
            <text:p>0.0247965395993949</text:p>
          </table:table-cell>
          <table:table-cell office:value-type="float" office:value="0.0217868079735137">
            <text:p>0.0217868079735137</text:p>
          </table:table-cell>
          <table:table-cell office:value-type="float" office:value="0.2940051694318969">
            <text:p>0.2940051694318969</text:p>
          </table:table-cell>
          <table:table-cell office:value-type="float" office:value="17.631205525247516">
            <text:p>17.631205525247516</text:p>
          </table:table-cell>
          <table:table-cell office:value-type="float" office:value="0.4086469553562121">
            <text:p>0.4086469553562121</text:p>
          </table:table-cell>
          <table:table-cell office:value-type="float" office:value="11.394422937668464">
            <text:p>11.394422937668464</text:p>
          </table:table-cell>
          <table:table-cell office:value-type="float" office:value="141.973732222767">
            <text:p>141.973732222767</text:p>
          </table:table-cell>
          <table:table-cell office:value-type="float" office:value="65.95053492349794">
            <text:p>65.95053492349794</text:p>
          </table:table-cell>
          <table:table-cell office:value-type="float" office:value="3.923027342908664">
            <text:p>3.923027342908664</text:p>
          </table:table-cell>
          <table:table-cell office:value-type="float" office:value="1.6538609961767872">
            <text:p>1.6538609961767872</text:p>
          </table:table-cell>
          <table:table-cell office:value-type="float" office:value="11.379795743133775">
            <text:p>11.379795743133775</text:p>
          </table:table-cell>
          <table:table-cell office:value-type="float" office:value="9.563281427298634">
            <text:p>9.563281427298634</text:p>
          </table:table-cell>
          <table:table-cell office:value-type="float" office:value="8.40251823114503">
            <text:p>8.40251823114503</text:p>
          </table:table-cell>
          <table:table-cell office:value-type="float" office:value="113.38897369479967">
            <text:p>113.3889736947996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0.38451424788285">
            <text:p>60.38451424788285</text:p>
          </table:table-cell>
          <table:table-cell office:value-type="string" office:string-value="75">
            <text:p>75</text:p>
          </table:table-cell>
          <table:table-cell office:value-type="float" office:value="0.0407702292683177">
            <text:p>0.040770229268317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09553">
            <text:p>0.909553</text:p>
          </table:table-cell>
          <table:table-cell office:value-type="float" office:value="0.251838189346478">
            <text:p>0.251838189346478</text:p>
          </table:table-cell>
          <table:table-cell office:value-type="float" office:value="2.266299062105787">
            <text:p>2.266299062105787</text:p>
          </table:table-cell>
          <table:table-cell office:value-type="float" office:value="5.240502863364083">
            <text:p>5.240502863364083</text:p>
          </table:table-cell>
          <table:table-cell office:value-type="float" office:value="7.369660927778221">
            <text:p>7.369660927778221</text:p>
          </table:table-cell>
          <table:table-cell office:value-type="float" office:value="0.1179797960882612">
            <text:p>0.1179797960882612</text:p>
          </table:table-cell>
          <table:table-cell office:value-type="float" office:value="0.2294395619665459">
            <text:p>0.2294395619665459</text:p>
          </table:table-cell>
          <table:table-cell office:value-type="float" office:value="0.2276625108354088">
            <text:p>0.2276625108354088</text:p>
          </table:table-cell>
          <table:table-cell office:value-type="float" office:value="0.2946334566380741">
            <text:p>0.2946334566380741</text:p>
          </table:table-cell>
          <table:table-cell office:value-type="float" office:value="3.95986700197814">
            <text:p>3.95986700197814</text:p>
          </table:table-cell>
          <table:table-cell office:value-type="float" office:value="35.634956302437445">
            <text:p>35.634956302437445</text:p>
          </table:table-cell>
          <table:table-cell office:value-type="float" office:value="82.40090359710013">
            <text:p>82.40090359710013</text:p>
          </table:table-cell>
          <table:table-cell office:value-type="float" office:value="115.8794748302724">
            <text:p>115.8794748302724</text:p>
          </table:table-cell>
          <table:table-cell office:value-type="float" office:value="1.855097126620716">
            <text:p>1.855097126620716</text:p>
          </table:table-cell>
          <table:table-cell office:value-type="float" office:value="3.6076742480452952">
            <text:p>3.6076742480452952</text:p>
          </table:table-cell>
          <table:table-cell office:value-type="float" office:value="3.579732154936708">
            <text:p>3.579732154936708</text:p>
          </table:table-cell>
          <table:table-cell office:value-type="float" office:value="4.632773550538487">
            <text:p>4.632773550538487</text:p>
          </table:table-cell>
          <table:table-cell office:value-type="float" office:value="0.5378691687688462">
            <text:p>0.5378691687688462</text:p>
          </table:table-cell>
          <table:table-cell office:value-type="float" office:value="81.50525436884828">
            <text:p>81.50525436884828</text:p>
          </table:table-cell>
          <table:table-cell office:value-type="float" office:value="18.18978032448637">
            <text:p>18.18978032448637</text:p>
          </table:table-cell>
          <table:table-cell office:value-type="float" office:value="0.3989155271558733">
            <text:p>0.3989155271558733</text:p>
          </table:table-cell>
          <table:table-cell office:value-type="float" office:value="1.3199518377118071">
            <text:p>1.3199518377118071</text:p>
          </table:table-cell>
          <table:table-cell office:value-type="float" office:value="2.58949497634577">
            <text:p>2.58949497634577</text:p>
          </table:table-cell>
          <table:table-cell office:value-type="float" office:value="3.4516211307222324">
            <text:p>3.4516211307222324</text:p>
          </table:table-cell>
          <table:table-cell office:value-type="float" office:value="5.638397887566887">
            <text:p>5.638397887566887</text:p>
          </table:table-cell>
          <table:table-cell office:value-type="float" office:value="0.0453425835765867">
            <text:p>0.0453425835765867</text:p>
          </table:table-cell>
          <table:table-cell office:value-type="float" office:value="0.0010427944316367">
            <text:p>0.0010427944316367</text:p>
          </table:table-cell>
          <table:table-cell office:value-type="float" office:value="0.0293351852856877">
            <text:p>0.0293351852856877</text:p>
          </table:table-cell>
          <table:table-cell office:value-type="float" office:value="0.3686134631392974">
            <text:p>0.3686134631392974</text:p>
          </table:table-cell>
          <table:table-cell office:value-type="float" office:value="0.171229122438258">
            <text:p>0.171229122438258</text:p>
          </table:table-cell>
          <table:table-cell office:value-type="float" office:value="0.0100748025302048">
            <text:p>0.0100748025302048</text:p>
          </table:table-cell>
          <table:table-cell office:value-type="float" office:value="0.0042162735632764">
            <text:p>0.0042162735632764</text:p>
          </table:table-cell>
          <table:table-cell office:value-type="float" office:value="0.029549924993543">
            <text:p>0.029549924993543</text:p>
          </table:table-cell>
          <table:table-cell office:value-type="float" office:value="0.0245433022146779">
            <text:p>0.0245433022146779</text:p>
          </table:table-cell>
          <table:table-cell office:value-type="float" office:value="0.0214190911887569">
            <text:p>0.0214190911887569</text:p>
          </table:table-cell>
          <table:table-cell office:value-type="float" office:value="0.2946334566380741">
            <text:p>0.2946334566380741</text:p>
          </table:table-cell>
          <table:table-cell office:value-type="float" office:value="17.48727420798221">
            <text:p>17.48727420798221</text:p>
          </table:table-cell>
          <table:table-cell office:value-type="float" office:value="0.4021745284493307">
            <text:p>0.4021745284493307</text:p>
          </table:table-cell>
          <table:table-cell office:value-type="float" office:value="11.313700909131212">
            <text:p>11.313700909131212</text:p>
          </table:table-cell>
          <table:table-cell office:value-type="float" office:value="142.16315432893285">
            <text:p>142.16315432893285</text:p>
          </table:table-cell>
          <table:table-cell office:value-type="float" office:value="66.03793565076299">
            <text:p>66.03793565076299</text:p>
          </table:table-cell>
          <table:table-cell office:value-type="float" office:value="3.885549091824114">
            <text:p>3.885549091824114</text:p>
          </table:table-cell>
          <table:table-cell office:value-type="float" office:value="1.6260902251488376">
            <text:p>1.6260902251488376</text:p>
          </table:table-cell>
          <table:table-cell office:value-type="float" office:value="11.39651957225976">
            <text:p>11.39651957225976</text:p>
          </table:table-cell>
          <table:table-cell office:value-type="float" office:value="9.465615365134827">
            <text:p>9.465615365134827</text:p>
          </table:table-cell>
          <table:table-cell office:value-type="float" office:value="8.260700898767906">
            <text:p>8.260700898767906</text:p>
          </table:table-cell>
          <table:table-cell office:value-type="float" office:value="113.63128522160606">
            <text:p>113.6312852216060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8.06203293065658">
            <text:p>58.06203293065658</text:p>
          </table:table-cell>
          <table:table-cell office:value-type="string" office:string-value="76">
            <text:p>76</text:p>
          </table:table-cell>
          <table:table-cell office:value-type="float" office:value="0.0395815448613929">
            <text:p>0.039581544861392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02175">
            <text:p>0.902175</text:p>
          </table:table-cell>
          <table:table-cell office:value-type="float" office:value="0.2513024624347459">
            <text:p>0.2513024624347459</text:p>
          </table:table-cell>
          <table:table-cell office:value-type="float" office:value="2.2678964882760466">
            <text:p>2.2678964882760466</text:p>
          </table:table-cell>
          <table:table-cell office:value-type="float" office:value="5.244209133619972">
            <text:p>5.244209133619972</text:p>
          </table:table-cell>
          <table:table-cell office:value-type="float" office:value="7.375199164396973">
            <text:p>7.375199164396973</text:p>
          </table:table-cell>
          <table:table-cell office:value-type="float" office:value="0.1180837598733814">
            <text:p>0.1180837598733814</text:p>
          </table:table-cell>
          <table:table-cell office:value-type="float" office:value="0.2292531165023608">
            <text:p>0.2292531165023608</text:p>
          </table:table-cell>
          <table:table-cell office:value-type="float" office:value="0.2277358836880904">
            <text:p>0.2277358836880904</text:p>
          </table:table-cell>
          <table:table-cell office:value-type="float" office:value="0.2952524620198833">
            <text:p>0.2952524620198833</text:p>
          </table:table-cell>
          <table:table-cell office:value-type="float" office:value="3.8362362304889">
            <text:p>3.8362362304889</text:p>
          </table:table-cell>
          <table:table-cell office:value-type="float" office:value="34.62037972501855">
            <text:p>34.62037972501855</text:p>
          </table:table-cell>
          <table:table-cell office:value-type="float" office:value="80.05502566007547">
            <text:p>80.05502566007547</text:p>
          </table:table-cell>
          <table:table-cell office:value-type="float" office:value="112.58547157641874">
            <text:p>112.58547157641874</text:p>
          </table:table-cell>
          <table:table-cell office:value-type="float" office:value="1.8025975291676424">
            <text:p>1.8025975291676424</text:p>
          </table:table-cell>
          <table:table-cell office:value-type="float" office:value="3.499643827434502">
            <text:p>3.499643827434502</text:p>
          </table:table-cell>
          <table:table-cell office:value-type="float" office:value="3.4764826397732302">
            <text:p>3.4764826397732302</text:p>
          </table:table-cell>
          <table:table-cell office:value-type="float" office:value="4.507151187330026">
            <text:p>4.507151187330026</text:p>
          </table:table-cell>
          <table:table-cell office:value-type="float" office:value="0.5210780273688062">
            <text:p>0.5210780273688062</text:p>
          </table:table-cell>
          <table:table-cell office:value-type="float" office:value="81.96784490907187">
            <text:p>81.96784490907187</text:p>
          </table:table-cell>
          <table:table-cell office:value-type="float" office:value="18.293237327419856">
            <text:p>18.293237327419856</text:p>
          </table:table-cell>
          <table:table-cell office:value-type="float" office:value="0.3912622361638781">
            <text:p>0.3912622361638781</text:p>
          </table:table-cell>
          <table:table-cell office:value-type="float" office:value="1.2974235077166931">
            <text:p>1.2974235077166931</text:p>
          </table:table-cell>
          <table:table-cell office:value-type="float" office:value="2.5322255688355764">
            <text:p>2.5322255688355764</text:p>
          </table:table-cell>
          <table:table-cell office:value-type="float" office:value="3.3874610722683105">
            <text:p>3.3874610722683105</text:p>
          </table:table-cell>
          <table:table-cell office:value-type="float" office:value="5.479484378363381">
            <text:p>5.479484378363381</text:p>
          </table:table-cell>
          <table:table-cell office:value-type="float" office:value="0.0449746575826212">
            <text:p>0.0449746575826212</text:p>
          </table:table-cell>
          <table:table-cell office:value-type="float" office:value="0.0010261615361092">
            <text:p>0.0010261615361092</text:p>
          </table:table-cell>
          <table:table-cell office:value-type="float" office:value="0.0291276272058906">
            <text:p>0.0291276272058906</text:p>
          </table:table-cell>
          <table:table-cell office:value-type="float" office:value="0.3690992031759359">
            <text:p>0.3690992031759359</text:p>
          </table:table-cell>
          <table:table-cell office:value-type="float" office:value="0.1714529098706498">
            <text:p>0.1714529098706498</text:p>
          </table:table-cell>
          <table:table-cell office:value-type="float" office:value="0.0099788091914336">
            <text:p>0.0099788091914336</text:p>
          </table:table-cell>
          <table:table-cell office:value-type="float" office:value="0.0041455466335464">
            <text:p>0.0041455466335464</text:p>
          </table:table-cell>
          <table:table-cell office:value-type="float" office:value="0.0295926413266771">
            <text:p>0.0295926413266771</text:p>
          </table:table-cell>
          <table:table-cell office:value-type="float" office:value="0.0242908211830794">
            <text:p>0.0242908211830794</text:p>
          </table:table-cell>
          <table:table-cell office:value-type="float" office:value="0.0210591602741721">
            <text:p>0.0210591602741721</text:p>
          </table:table-cell>
          <table:table-cell office:value-type="float" office:value="0.2952524620198833">
            <text:p>0.2952524620198833</text:p>
          </table:table-cell>
          <table:table-cell office:value-type="float" office:value="17.34537618988952">
            <text:p>17.34537618988952</text:p>
          </table:table-cell>
          <table:table-cell office:value-type="float" office:value="0.3957597196312391">
            <text:p>0.3957597196312391</text:p>
          </table:table-cell>
          <table:table-cell office:value-type="float" office:value="11.23365198449586">
            <text:p>11.23365198449586</text:p>
          </table:table-cell>
          <table:table-cell office:value-type="float" office:value="142.3504896888632">
            <text:p>142.3504896888632</text:p>
          </table:table-cell>
          <table:table-cell office:value-type="float" office:value="66.12424374981353">
            <text:p>66.12424374981353</text:p>
          </table:table-cell>
          <table:table-cell office:value-type="float" office:value="3.8485273408602274">
            <text:p>3.8485273408602274</text:p>
          </table:table-cell>
          <table:table-cell office:value-type="float" office:value="1.5988129701598544">
            <text:p>1.5988129701598544</text:p>
          </table:table-cell>
          <table:table-cell office:value-type="float" office:value="11.412993980459577">
            <text:p>11.412993980459577</text:p>
          </table:table-cell>
          <table:table-cell office:value-type="float" office:value="9.368241005678255">
            <text:p>9.368241005678255</text:p>
          </table:table-cell>
          <table:table-cell office:value-type="float" office:value="8.121886342939973">
            <text:p>8.121886342939973</text:p>
          </table:table-cell>
          <table:table-cell office:value-type="float" office:value="113.8700170272084">
            <text:p>113.87001702720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5.82887781793902">
            <text:p>55.82887781793902</text:p>
          </table:table-cell>
          <table:table-cell office:value-type="string" office:string-value="77">
            <text:p>77</text:p>
          </table:table-cell>
          <table:table-cell office:value-type="float" office:value="0.0384164612795132">
            <text:p>0.038416461279513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09497">
            <text:p>0.909497</text:p>
          </table:table-cell>
          <table:table-cell office:value-type="float" office:value="0.250764497147536">
            <text:p>0.250764497147536</text:p>
          </table:table-cell>
          <table:table-cell office:value-type="float" office:value="2.2695011311627447">
            <text:p>2.2695011311627447</text:p>
          </table:table-cell>
          <table:table-cell office:value-type="float" office:value="5.247930347076651">
            <text:p>5.247930347076651</text:p>
          </table:table-cell>
          <table:table-cell office:value-type="float" office:value="7.380757086267804">
            <text:p>7.380757086267804</text:p>
          </table:table-cell>
          <table:table-cell office:value-type="float" office:value="0.1181878950442051">
            <text:p>0.1181878950442051</text:p>
          </table:table-cell>
          <table:table-cell office:value-type="float" office:value="0.2290693014823452">
            <text:p>0.2290693014823452</text:p>
          </table:table-cell>
          <table:table-cell office:value-type="float" office:value="0.2278127966230697">
            <text:p>0.2278127966230697</text:p>
          </table:table-cell>
          <table:table-cell office:value-type="float" office:value="0.2958664586109052">
            <text:p>0.2958664586109052</text:p>
          </table:table-cell>
          <table:table-cell office:value-type="float" office:value="3.715346003732412">
            <text:p>3.715346003732412</text:p>
          </table:table-cell>
          <table:table-cell office:value-type="float" office:value="33.62510265227369">
            <text:p>33.62510265227369</text:p>
          </table:table-cell>
          <table:table-cell office:value-type="float" office:value="77.75373812747425">
            <text:p>77.75373812747425</text:p>
          </table:table-cell>
          <table:table-cell office:value-type="float" office:value="109.3538625160767">
            <text:p>109.3538625160767</text:p>
          </table:table-cell>
          <table:table-cell office:value-type="float" office:value="1.7510809087288215">
            <text:p>1.7510809087288215</text:p>
          </table:table-cell>
          <table:table-cell office:value-type="float" office:value="3.3939083224348248">
            <text:p>3.3939083224348248</text:p>
          </table:table-cell>
          <table:table-cell office:value-type="float" office:value="3.375291850164299">
            <text:p>3.375291850164299</text:p>
          </table:table-cell>
          <table:table-cell office:value-type="float" office:value="4.383580120561293">
            <text:p>4.383580120561293</text:p>
          </table:table-cell>
          <table:table-cell office:value-type="float" office:value="0.5046590534452694">
            <text:p>0.5046590534452694</text:p>
          </table:table-cell>
          <table:table-cell office:value-type="float" office:value="82.42263247088931">
            <text:p>82.42263247088931</text:p>
          </table:table-cell>
          <table:table-cell office:value-type="float" office:value="18.39494747320108">
            <text:p>18.39494747320108</text:p>
          </table:table-cell>
          <table:table-cell office:value-type="float" office:value="0.3836926461623959">
            <text:p>0.3836926461623959</text:p>
          </table:table-cell>
          <table:table-cell office:value-type="float" office:value="1.275067375918051">
            <text:p>1.275067375918051</text:p>
          </table:table-cell>
          <table:table-cell office:value-type="float" office:value="2.475859605613159">
            <text:p>2.475859605613159</text:p>
          </table:table-cell>
          <table:table-cell office:value-type="float" office:value="3.3240695041685906">
            <text:p>3.3240695041685906</text:p>
          </table:table-cell>
          <table:table-cell office:value-type="float" office:value="5.325888963070005">
            <text:p>5.325888963070005</text:p>
          </table:table-cell>
          <table:table-cell office:value-type="float" office:value="0.0446021258134252">
            <text:p>0.0446021258134252</text:p>
          </table:table-cell>
          <table:table-cell office:value-type="float" office:value="0.0010096984417277">
            <text:p>0.0010096984417277</text:p>
          </table:table-cell>
          <table:table-cell office:value-type="float" office:value="0.0289210832184219">
            <text:p>0.0289210832184219</text:p>
          </table:table-cell>
          <table:table-cell office:value-type="float" office:value="0.369585077155798">
            <text:p>0.369585077155798</text:p>
          </table:table-cell>
          <table:table-cell office:value-type="float" office:value="0.1716761078338708">
            <text:p>0.1716761078338708</text:p>
          </table:table-cell>
          <table:table-cell office:value-type="float" office:value="0.0098839826591485">
            <text:p>0.0098839826591485</text:p>
          </table:table-cell>
          <table:table-cell office:value-type="float" office:value="0.0040762075841874">
            <text:p>0.0040762075841874</text:p>
          </table:table-cell>
          <table:table-cell office:value-type="float" office:value="0.0296351985654957">
            <text:p>0.0296351985654957</text:p>
          </table:table-cell>
          <table:table-cell office:value-type="float" office:value="0.0240377845215824">
            <text:p>0.0240377845215824</text:p>
          </table:table-cell>
          <table:table-cell office:value-type="float" office:value="0.020706275595436">
            <text:p>0.020706275595436</text:p>
          </table:table-cell>
          <table:table-cell office:value-type="float" office:value="0.2958664586109052">
            <text:p>0.2958664586109052</text:p>
          </table:table-cell>
          <table:table-cell office:value-type="float" office:value="17.20170186246372">
            <text:p>17.20170186246372</text:p>
          </table:table-cell>
          <table:table-cell office:value-type="float" office:value="0.3894103980211486">
            <text:p>0.3894103980211486</text:p>
          </table:table-cell>
          <table:table-cell office:value-type="float" office:value="11.153994164848775">
            <text:p>11.153994164848775</text:p>
          </table:table-cell>
          <table:table-cell office:value-type="float" office:value="142.53787670667663">
            <text:p>142.53787670667663</text:p>
          </table:table-cell>
          <table:table-cell office:value-type="float" office:value="66.21032450828899">
            <text:p>66.21032450828899</text:p>
          </table:table-cell>
          <table:table-cell office:value-type="float" office:value="3.8119555921538337">
            <text:p>3.8119555921538337</text:p>
          </table:table-cell>
          <table:table-cell office:value-type="float" office:value="1.5720709789935832">
            <text:p>1.5720709789935832</text:p>
          </table:table-cell>
          <table:table-cell office:value-type="float" office:value="11.429407030754753">
            <text:p>11.429407030754753</text:p>
          </table:table-cell>
          <table:table-cell office:value-type="float" office:value="9.270652356438717">
            <text:p>9.270652356438717</text:p>
          </table:table-cell>
          <table:table-cell office:value-type="float" office:value="7.985789308891835">
            <text:p>7.985789308891835</text:p>
          </table:table-cell>
          <table:table-cell office:value-type="float" office:value="114.10681709246784">
            <text:p>114.106817092467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3.68161328647983">
            <text:p>53.68161328647983</text:p>
          </table:table-cell>
          <table:table-cell office:value-type="string" office:string-value="78">
            <text:p>78</text:p>
          </table:table-cell>
          <table:table-cell office:value-type="float" office:value="0.0372752452936469">
            <text:p>0.037275245293646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25589">
            <text:p>0.925589</text:p>
          </table:table-cell>
          <table:table-cell office:value-type="float" office:value="0.2502220514365845">
            <text:p>0.2502220514365845</text:p>
          </table:table-cell>
          <table:table-cell office:value-type="float" office:value="2.2711197350953958">
            <text:p>2.2711197350953958</text:p>
          </table:table-cell>
          <table:table-cell office:value-type="float" office:value="5.25168195568242">
            <text:p>5.25168195568242</text:p>
          </table:table-cell>
          <table:table-cell office:value-type="float" office:value="7.386356718239383">
            <text:p>7.386356718239383</text:p>
          </table:table-cell>
          <table:table-cell office:value-type="float" office:value="0.1182925496845753">
            <text:p>0.1182925496845753</text:p>
          </table:table-cell>
          <table:table-cell office:value-type="float" office:value="0.2288883093033781">
            <text:p>0.2288883093033781</text:p>
          </table:table-cell>
          <table:table-cell office:value-type="float" office:value="0.2278937338587811">
            <text:p>0.2278937338587811</text:p>
          </table:table-cell>
          <table:table-cell office:value-type="float" office:value="0.2964765473160168">
            <text:p>0.2964765473160168</text:p>
          </table:table-cell>
          <table:table-cell office:value-type="float" office:value="3.5971781620848935">
            <text:p>3.5971781620848935</text:p>
          </table:table-cell>
          <table:table-cell office:value-type="float" office:value="32.649489793810865">
            <text:p>32.649489793810865</text:p>
          </table:table-cell>
          <table:table-cell office:value-type="float" office:value="75.49788492555709">
            <text:p>75.49788492555709</text:p>
          </table:table-cell>
          <table:table-cell office:value-type="float" office:value="106.18584945521305">
            <text:p>106.18584945521305</text:p>
          </table:table-cell>
          <table:table-cell office:value-type="float" office:value="1.7005670524227916">
            <text:p>1.7005670524227916</text:p>
          </table:table-cell>
          <table:table-cell office:value-type="float" office:value="3.29048548301632">
            <text:p>3.29048548301632</text:p>
          </table:table-cell>
          <table:table-cell office:value-type="float" office:value="3.2761875222678176">
            <text:p>3.2761875222678176</text:p>
          </table:table-cell>
          <table:table-cell office:value-type="float" office:value="4.262130197768718">
            <text:p>4.262130197768718</text:p>
          </table:table-cell>
          <table:table-cell office:value-type="float" office:value="0.4886097810855987">
            <text:p>0.4886097810855987</text:p>
          </table:table-cell>
          <table:table-cell office:value-type="float" office:value="82.86997709637869">
            <text:p>82.86997709637869</text:p>
          </table:table-cell>
          <table:table-cell office:value-type="float" office:value="18.494990799462038">
            <text:p>18.494990799462038</text:p>
          </table:table-cell>
          <table:table-cell office:value-type="float" office:value="0.376212750824668">
            <text:p>0.376212750824668</text:p>
          </table:table-cell>
          <table:table-cell office:value-type="float" office:value="1.252896251129882">
            <text:p>1.252896251129882</text:p>
          </table:table-cell>
          <table:table-cell office:value-type="float" office:value="2.420468354988106">
            <text:p>2.420468354988106</text:p>
          </table:table-cell>
          <table:table-cell office:value-type="float" office:value="3.261499184083948">
            <text:p>3.261499184083948</text:p>
          </table:table-cell>
          <table:table-cell office:value-type="float" office:value="5.177455785415265">
            <text:p>5.177455785415265</text:p>
          </table:table-cell>
          <table:table-cell office:value-type="float" office:value="0.0442225730635442">
            <text:p>0.0442225730635442</text:p>
          </table:table-cell>
          <table:table-cell office:value-type="float" office:value="0.0009934121997263">
            <text:p>0.0009934121997263</text:p>
          </table:table-cell>
          <table:table-cell office:value-type="float" office:value="0.0287154333580286">
            <text:p>0.0287154333580286</text:p>
          </table:table-cell>
          <table:table-cell office:value-type="float" office:value="0.3700723754709942">
            <text:p>0.3700723754709942</text:p>
          </table:table-cell>
          <table:table-cell office:value-type="float" office:value="0.1718992538859587">
            <text:p>0.1718992538859587</text:p>
          </table:table-cell>
          <table:table-cell office:value-type="float" office:value="0.0097903249216728">
            <text:p>0.0097903249216728</text:p>
          </table:table-cell>
          <table:table-cell office:value-type="float" office:value="0.0040082628172965">
            <text:p>0.0040082628172965</text:p>
          </table:table-cell>
          <table:table-cell office:value-type="float" office:value="0.0296777173987162">
            <text:p>0.0296777173987162</text:p>
          </table:table-cell>
          <table:table-cell office:value-type="float" office:value="0.023783948830475">
            <text:p>0.023783948830475</text:p>
          </table:table-cell>
          <table:table-cell office:value-type="float" office:value="0.0203601507375694">
            <text:p>0.0203601507375694</text:p>
          </table:table-cell>
          <table:table-cell office:value-type="float" office:value="0.2964765473160168">
            <text:p>0.2964765473160168</text:p>
          </table:table-cell>
          <table:table-cell office:value-type="float" office:value="17.0553197534171">
            <text:p>17.0553197534171</text:p>
          </table:table-cell>
          <table:table-cell office:value-type="float" office:value="0.3831292830684758">
            <text:p>0.3831292830684758</text:p>
          </table:table-cell>
          <table:table-cell office:value-type="float" office:value="11.074681183190897">
            <text:p>11.074681183190897</text:p>
          </table:table-cell>
          <table:table-cell office:value-type="float" office:value="142.72581304789836">
            <text:p>142.72581304789836</text:p>
          </table:table-cell>
          <table:table-cell office:value-type="float" office:value="66.2963852461977">
            <text:p>66.2963852461977</text:p>
          </table:table-cell>
          <table:table-cell office:value-type="float" office:value="3.7758346125415745">
            <text:p>3.7758346125415745</text:p>
          </table:table-cell>
          <table:table-cell office:value-type="float" office:value="1.5458667207467491">
            <text:p>1.5458667207467491</text:p>
          </table:table-cell>
          <table:table-cell office:value-type="float" office:value="11.445805269162888">
            <text:p>11.445805269162888</text:p>
          </table:table-cell>
          <table:table-cell office:value-type="float" office:value="9.172755545449325">
            <text:p>9.172755545449325</text:p>
          </table:table-cell>
          <table:table-cell office:value-type="float" office:value="7.8522993349583965">
            <text:p>7.8522993349583965</text:p>
          </table:table-cell>
          <table:table-cell office:value-type="float" office:value="114.3421100033682">
            <text:p>114.342110003368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1.61693585238445">
            <text:p>51.61693585238445</text:p>
          </table:table-cell>
          <table:table-cell office:value-type="string" office:string-value="79">
            <text:p>79</text:p>
          </table:table-cell>
          <table:table-cell office:value-type="float" office:value="0.0361580951125635">
            <text:p>0.036158095112563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20747">
            <text:p>0.920747</text:p>
          </table:table-cell>
          <table:table-cell office:value-type="float" office:value="0.2496894212858508">
            <text:p>0.2496894212858508</text:p>
          </table:table-cell>
          <table:table-cell office:value-type="float" office:value="2.272709177164184">
            <text:p>2.272709177164184</text:p>
          </table:table-cell>
          <table:table-cell office:value-type="float" office:value="5.255365552105896">
            <text:p>5.255365552105896</text:p>
          </table:table-cell>
          <table:table-cell office:value-type="float" office:value="7.391857085562733">
            <text:p>7.391857085562733</text:p>
          </table:table-cell>
          <table:table-cell office:value-type="float" office:value="0.1183954725308994">
            <text:p>0.1183954725308994</text:p>
          </table:table-cell>
          <table:table-cell office:value-type="float" office:value="0.2287089513564095">
            <text:p>0.2287089513564095</text:p>
          </table:table-cell>
          <table:table-cell office:value-type="float" office:value="0.2279749270032664">
            <text:p>0.2279749270032664</text:p>
          </table:table-cell>
          <table:table-cell office:value-type="float" office:value="0.2970763109168733">
            <text:p>0.2970763109168733</text:p>
          </table:table-cell>
          <table:table-cell office:value-type="float" office:value="3.4819420866051916">
            <text:p>3.4819420866051916</text:p>
          </table:table-cell>
          <table:table-cell office:value-type="float" office:value="31.693139796749">
            <text:p>31.693139796749</text:p>
          </table:table-cell>
          <table:table-cell office:value-type="float" office:value="73.2865589664835">
            <text:p>73.2865589664835</text:p>
          </table:table-cell>
          <table:table-cell office:value-type="float" office:value="103.08013111587184">
            <text:p>103.08013111587184</text:p>
          </table:table-cell>
          <table:table-cell office:value-type="float" office:value="1.6510358210045983">
            <text:p>1.6510358210045983</text:p>
          </table:table-cell>
          <table:table-cell office:value-type="float" office:value="3.189367491863175">
            <text:p>3.189367491863175</text:p>
          </table:table-cell>
          <table:table-cell office:value-type="float" office:value="3.1791314543304674">
            <text:p>3.1791314543304674</text:p>
          </table:table-cell>
          <table:table-cell office:value-type="float" office:value="4.142756647790296">
            <text:p>4.142756647790296</text:p>
          </table:table-cell>
          <table:table-cell office:value-type="float" office:value="0.4729586570919502">
            <text:p>0.4729586570919502</text:p>
          </table:table-cell>
          <table:table-cell office:value-type="float" office:value="83.30843650238445">
            <text:p>83.30843650238445</text:p>
          </table:table-cell>
          <table:table-cell office:value-type="float" office:value="18.593047769665084">
            <text:p>18.593047769665084</text:p>
          </table:table-cell>
          <table:table-cell office:value-type="float" office:value="0.3688118422299233">
            <text:p>0.3688118422299233</text:p>
          </table:table-cell>
          <table:table-cell office:value-type="float" office:value="1.2309197332894275">
            <text:p>1.2309197332894275</text:p>
          </table:table-cell>
          <table:table-cell office:value-type="float" office:value="2.3657510796470542">
            <text:p>2.3657510796470542</text:p>
          </table:table-cell>
          <table:table-cell office:value-type="float" office:value="3.1996093096361955">
            <text:p>3.1996093096361955</text:p>
          </table:table-cell>
          <table:table-cell office:value-type="float" office:value="5.033885937366485">
            <text:p>5.033885937366485</text:p>
          </table:table-cell>
          <table:table-cell office:value-type="float" office:value="0.0438513650650822">
            <text:p>0.0438513650650822</text:p>
          </table:table-cell>
          <table:table-cell office:value-type="float" office:value="0.0009772818680115">
            <text:p>0.0009772818680115</text:p>
          </table:table-cell>
          <table:table-cell office:value-type="float" office:value="0.0285119366909247">
            <text:p>0.0285119366909247</text:p>
          </table:table-cell>
          <table:table-cell office:value-type="float" office:value="0.3705523921429776">
            <text:p>0.3705523921429776</text:p>
          </table:table-cell>
          <table:table-cell office:value-type="float" office:value="0.1721188662210542">
            <text:p>0.1721188662210542</text:p>
          </table:table-cell>
          <table:table-cell office:value-type="float" office:value="0.0096978679520804">
            <text:p>0.0096978679520804</text:p>
          </table:table-cell>
          <table:table-cell office:value-type="float" office:value="0.0039414911249951">
            <text:p>0.0039414911249951</text:p>
          </table:table-cell>
          <table:table-cell office:value-type="float" office:value="0.0297194616030751">
            <text:p>0.0297194616030751</text:p>
          </table:table-cell>
          <table:table-cell office:value-type="float" office:value="0.0235315170534697">
            <text:p>0.0235315170534697</text:p>
          </table:table-cell>
          <table:table-cell office:value-type="float" office:value="0.020021509361455">
            <text:p>0.020021509361455</text:p>
          </table:table-cell>
          <table:table-cell office:value-type="float" office:value="0.2970763109168733">
            <text:p>0.2970763109168733</text:p>
          </table:table-cell>
          <table:table-cell office:value-type="float" office:value="16.91215596465028">
            <text:p>16.91215596465028</text:p>
          </table:table-cell>
          <table:table-cell office:value-type="float" office:value="0.3769082980359976">
            <text:p>0.3769082980359976</text:p>
          </table:table-cell>
          <table:table-cell office:value-type="float" office:value="10.99619862358896">
            <text:p>10.99619862358896</text:p>
          </table:table-cell>
          <table:table-cell office:value-type="float" office:value="142.91094107778218">
            <text:p>142.91094107778218</text:p>
          </table:table-cell>
          <table:table-cell office:value-type="float" office:value="66.38108313547399">
            <text:p>66.38108313547399</text:p>
          </table:table-cell>
          <table:table-cell office:value-type="float" office:value="3.7401767330788847">
            <text:p>3.7401767330788847</text:p>
          </table:table-cell>
          <table:table-cell office:value-type="float" office:value="1.520114882176888">
            <text:p>1.520114882176888</text:p>
          </table:table-cell>
          <table:table-cell office:value-type="float" office:value="11.461904756458">
            <text:p>11.461904756458</text:p>
          </table:table-cell>
          <table:table-cell office:value-type="float" office:value="9.075400182011663">
            <text:p>9.075400182011663</text:p>
          </table:table-cell>
          <table:table-cell office:value-type="float" office:value="7.721695515432381">
            <text:p>7.721695515432381</text:p>
          </table:table-cell>
          <table:table-cell office:value-type="float" office:value="114.57342083131056">
            <text:p>114.5734208313105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9.6316690888312">
            <text:p>49.6316690888312</text:p>
          </table:table-cell>
          <table:table-cell office:value-type="string" office:string-value="80">
            <text:p>80</text:p>
          </table:table-cell>
          <table:table-cell office:value-type="float" office:value="0.0350651671714175">
            <text:p>0.035065167171417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35242">
            <text:p>0.935242</text:p>
          </table:table-cell>
          <table:table-cell office:value-type="float" office:value="0.2491495506870684">
            <text:p>0.2491495506870684</text:p>
          </table:table-cell>
          <table:table-cell office:value-type="float" office:value="2.2743208723321287">
            <text:p>2.2743208723321287</text:p>
          </table:table-cell>
          <table:table-cell office:value-type="float" office:value="5.259098575865895">
            <text:p>5.259098575865895</text:p>
          </table:table-cell>
          <table:table-cell office:value-type="float" office:value="7.397426241339812">
            <text:p>7.397426241339812</text:p>
          </table:table-cell>
          <table:table-cell office:value-type="float" office:value="0.1184993408603694">
            <text:p>0.1184993408603694</text:p>
          </table:table-cell>
          <table:table-cell office:value-type="float" office:value="0.228532644385294">
            <text:p>0.228532644385294</text:p>
          </table:table-cell>
          <table:table-cell office:value-type="float" office:value="0.2280606676505664">
            <text:p>0.2280606676505664</text:p>
          </table:table-cell>
          <table:table-cell office:value-type="float" office:value="0.2976735847328396">
            <text:p>0.2976735847328396</text:p>
          </table:table-cell>
          <table:table-cell office:value-type="float" office:value="3.3693946338598644">
            <text:p>3.3693946338598644</text:p>
          </table:table-cell>
          <table:table-cell office:value-type="float" office:value="30.756967137926672">
            <text:p>30.756967137926672</text:p>
          </table:table-cell>
          <table:table-cell office:value-type="float" office:value="71.1218562168666">
            <text:p>71.1218562168666</text:p>
          </table:table-cell>
          <table:table-cell office:value-type="float" office:value="100.03970793128217">
            <text:p>100.03970793128217</text:p>
          </table:table-cell>
          <table:table-cell office:value-type="float" office:value="1.6025356742960524">
            <text:p>1.6025356742960524</text:p>
          </table:table-cell>
          <table:table-cell office:value-type="float" office:value="3.090580189810394">
            <text:p>3.090580189810394</text:p>
          </table:table-cell>
          <table:table-cell office:value-type="float" office:value="3.08419737325338">
            <text:p>3.08419737325338</text:p>
          </table:table-cell>
          <table:table-cell office:value-type="float" office:value="4.025613436888757">
            <text:p>4.025613436888757</text:p>
          </table:table-cell>
          <table:table-cell office:value-type="float" office:value="0.4576726510421318">
            <text:p>0.4576726510421318</text:p>
          </table:table-cell>
          <table:table-cell office:value-type="float" office:value="83.73998966988891">
            <text:p>83.73998966988891</text:p>
          </table:table-cell>
          <table:table-cell office:value-type="float" office:value="18.68955735658508">
            <text:p>18.68955735658508</text:p>
          </table:table-cell>
          <table:table-cell office:value-type="float" office:value="0.3615100349199512">
            <text:p>0.3615100349199512</text:p>
          </table:table-cell>
          <table:table-cell office:value-type="float" office:value="1.209150910065612">
            <text:p>1.209150910065612</text:p>
          </table:table-cell>
          <table:table-cell office:value-type="float" office:value="2.312106254828251">
            <text:p>2.312106254828251</text:p>
          </table:table-cell>
          <table:table-cell office:value-type="float" office:value="3.138619612660548">
            <text:p>3.138619612660548</text:p>
          </table:table-cell>
          <table:table-cell office:value-type="float" office:value="4.895164933923756">
            <text:p>4.895164933923756</text:p>
          </table:table-cell>
          <table:table-cell office:value-type="float" office:value="0.0434701707403037">
            <text:p>0.0434701707403037</text:p>
          </table:table-cell>
          <table:table-cell office:value-type="float" office:value="0.0009613389996712">
            <text:p>0.0009613389996712</text:p>
          </table:table-cell>
          <table:table-cell office:value-type="float" office:value="0.0283092211693674">
            <text:p>0.0283092211693674</text:p>
          </table:table-cell>
          <table:table-cell office:value-type="float" office:value="0.3710353882451649">
            <text:p>0.3710353882451649</text:p>
          </table:table-cell>
          <table:table-cell office:value-type="float" office:value="0.1723390873030279">
            <text:p>0.1723390873030279</text:p>
          </table:table-cell>
          <table:table-cell office:value-type="float" office:value="0.0096065824835425">
            <text:p>0.0096065824835425</text:p>
          </table:table-cell>
          <table:table-cell office:value-type="float" office:value="0.0038761043318538">
            <text:p>0.0038761043318538</text:p>
          </table:table-cell>
          <table:table-cell office:value-type="float" office:value="0.0297613201568659">
            <text:p>0.0297613201568659</text:p>
          </table:table-cell>
          <table:table-cell office:value-type="float" office:value="0.0232780434997842">
            <text:p>0.0232780434997842</text:p>
          </table:table-cell>
          <table:table-cell office:value-type="float" office:value="0.0196891583375787">
            <text:p>0.0196891583375787</text:p>
          </table:table-cell>
          <table:table-cell office:value-type="float" office:value="0.2976735847328396">
            <text:p>0.2976735847328396</text:p>
          </table:table-cell>
          <table:table-cell office:value-type="float" office:value="16.765140749412964">
            <text:p>16.765140749412964</text:p>
          </table:table-cell>
          <table:table-cell office:value-type="float" office:value="0.3707596120032127">
            <text:p>0.3707596120032127</text:p>
          </table:table-cell>
          <table:table-cell office:value-type="float" office:value="10.918017328389928">
            <text:p>10.918017328389928</text:p>
          </table:table-cell>
          <table:table-cell office:value-type="float" office:value="143.09721818451277">
            <text:p>143.09721818451277</text:p>
          </table:table-cell>
          <table:table-cell office:value-type="float" office:value="66.46601580015879">
            <text:p>66.46601580015879</text:p>
          </table:table-cell>
          <table:table-cell office:value-type="float" office:value="3.7049706664278417">
            <text:p>3.7049706664278417</text:p>
          </table:table-cell>
          <table:table-cell office:value-type="float" office:value="1.4948971576660817">
            <text:p>1.4948971576660817</text:p>
          </table:table-cell>
          <table:table-cell office:value-type="float" office:value="11.478048344898484">
            <text:p>11.478048344898484</text:p>
          </table:table-cell>
          <table:table-cell office:value-type="float" office:value="8.977643036561798">
            <text:p>8.977643036561798</text:p>
          </table:table-cell>
          <table:table-cell office:value-type="float" office:value="7.593517696053987">
            <text:p>7.593517696053987</text:p>
          </table:table-cell>
          <table:table-cell office:value-type="float" office:value="114.80377142391424">
            <text:p>114.8037714239142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7.72275873926077">
            <text:p>47.72275873926077</text:p>
          </table:table-cell>
          <table:table-cell office:value-type="string" office:string-value="81">
            <text:p>81</text:p>
          </table:table-cell>
          <table:table-cell office:value-type="float" office:value="0.0339965502345554">
            <text:p>0.033996550234555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38647">
            <text:p>0.938647</text:p>
          </table:table-cell>
          <table:table-cell office:value-type="float" office:value="0.2486135024117802">
            <text:p>0.2486135024117802</text:p>
          </table:table-cell>
          <table:table-cell office:value-type="float" office:value="2.2759214488877646">
            <text:p>2.2759214488877646</text:p>
          </table:table-cell>
          <table:table-cell office:value-type="float" office:value="5.262804877235612">
            <text:p>5.262804877235612</text:p>
          </table:table-cell>
          <table:table-cell office:value-type="float" office:value="7.402955097620326">
            <text:p>7.402955097620326</text:p>
          </table:table-cell>
          <table:table-cell office:value-type="float" office:value="0.1186024120842314">
            <text:p>0.1186024120842314</text:p>
          </table:table-cell>
          <table:table-cell office:value-type="float" office:value="0.2283584523887145">
            <text:p>0.2283584523887145</text:p>
          </table:table-cell>
          <table:table-cell office:value-type="float" office:value="0.2281480141173719">
            <text:p>0.2281480141173719</text:p>
          </table:table-cell>
          <table:table-cell office:value-type="float" office:value="0.2982634204970791">
            <text:p>0.2982634204970791</text:p>
          </table:table-cell>
          <table:table-cell office:value-type="float" office:value="3.2596833890902817">
            <text:p>3.2596833890902817</text:p>
          </table:table-cell>
          <table:table-cell office:value-type="float" office:value="29.84062920897172">
            <text:p>29.84062920897172</text:p>
          </table:table-cell>
          <table:table-cell office:value-type="float" office:value="69.00300052864453">
            <text:p>69.00300052864453</text:p>
          </table:table-cell>
          <table:table-cell office:value-type="float" office:value="97.0634721276135">
            <text:p>97.0634721276135</text:p>
          </table:table-cell>
          <table:table-cell office:value-type="float" office:value="1.5550495400554352">
            <text:p>1.5550495400554352</text:p>
          </table:table-cell>
          <table:table-cell office:value-type="float" office:value="2.994110323006274">
            <text:p>2.994110323006274</text:p>
          </table:table-cell>
          <table:table-cell office:value-type="float" office:value="2.991351172232604">
            <text:p>2.991351172232604</text:p>
          </table:table-cell>
          <table:table-cell office:value-type="float" office:value="3.910665784182725">
            <text:p>3.910665784182725</text:p>
          </table:table-cell>
          <table:table-cell office:value-type="float" office:value="0.4427718150722224">
            <text:p>0.4427718150722224</text:p>
          </table:table-cell>
          <table:table-cell office:value-type="float" office:value="84.16354661467082">
            <text:p>84.16354661467082</text:p>
          </table:table-cell>
          <table:table-cell office:value-type="float" office:value="18.784278131975615">
            <text:p>18.784278131975615</text:p>
          </table:table-cell>
          <table:table-cell office:value-type="float" office:value="0.3542993695637207">
            <text:p>0.3542993695637207</text:p>
          </table:table-cell>
          <table:table-cell office:value-type="float" office:value="1.1875981376142664">
            <text:p>1.1875981376142664</text:p>
          </table:table-cell>
          <table:table-cell office:value-type="float" office:value="2.2593025405206726">
            <text:p>2.2593025405206726</text:p>
          </table:table-cell>
          <table:table-cell office:value-type="float" office:value="3.078423378727539">
            <text:p>3.078423378727539</text:p>
          </table:table-cell>
          <table:table-cell office:value-type="float" office:value="4.761033394963646">
            <text:p>4.761033394963646</text:p>
          </table:table-cell>
          <table:table-cell office:value-type="float" office:value="0.0430908952619371">
            <text:p>0.0430908952619371</text:p>
          </table:table-cell>
          <table:table-cell office:value-type="float" office:value="0.000945567869727">
            <text:p>0.000945567869727</text:p>
          </table:table-cell>
          <table:table-cell office:value-type="float" office:value="0.0281082601290272">
            <text:p>0.0281082601290272</text:p>
          </table:table-cell>
          <table:table-cell office:value-type="float" office:value="0.3715146278459746">
            <text:p>0.3715146278459746</text:p>
          </table:table-cell>
          <table:table-cell office:value-type="float" office:value="0.1725572252871101">
            <text:p>0.1725572252871101</text:p>
          </table:table-cell>
          <table:table-cell office:value-type="float" office:value="0.0095164906239109">
            <text:p>0.0095164906239109</text:p>
          </table:table-cell>
          <table:table-cell office:value-type="float" office:value="0.0038119275856856">
            <text:p>0.0038119275856856</text:p>
          </table:table-cell>
          <table:table-cell office:value-type="float" office:value="0.0298027254470517">
            <text:p>0.0298027254470517</text:p>
          </table:table-cell>
          <table:table-cell office:value-type="float" office:value="0.0230252396830798">
            <text:p>0.0230252396830798</text:p>
          </table:table-cell>
          <table:table-cell office:value-type="float" office:value="0.0193636197694165">
            <text:p>0.0193636197694165</text:p>
          </table:table-cell>
          <table:table-cell office:value-type="float" office:value="0.2982634204970791">
            <text:p>0.2982634204970791</text:p>
          </table:table-cell>
          <table:table-cell office:value-type="float" office:value="16.618865575671315">
            <text:p>16.618865575671315</text:p>
          </table:table-cell>
          <table:table-cell office:value-type="float" office:value="0.3646771603176469">
            <text:p>0.3646771603176469</text:p>
          </table:table-cell>
          <table:table-cell office:value-type="float" office:value="10.840512683961933">
            <text:p>10.840512683961933</text:p>
          </table:table-cell>
          <table:table-cell office:value-type="float" office:value="143.28204652135705">
            <text:p>143.28204652135705</text:p>
          </table:table-cell>
          <table:table-cell office:value-type="float" office:value="66.55014507647978">
            <text:p>66.55014507647978</text:p>
          </table:table-cell>
          <table:table-cell office:value-type="float" office:value="3.6702249389237216">
            <text:p>3.6702249389237216</text:p>
          </table:table-cell>
          <table:table-cell office:value-type="float" office:value="1.4701461119713668">
            <text:p>1.4701461119713668</text:p>
          </table:table-cell>
          <table:table-cell office:value-type="float" office:value="11.494017123164467">
            <text:p>11.494017123164467</text:p>
          </table:table-cell>
          <table:table-cell office:value-type="float" office:value="8.880144188573393">
            <text:p>8.880144188573393</text:p>
          </table:table-cell>
          <table:table-cell office:value-type="float" office:value="7.467967236470884">
            <text:p>7.467967236470884</text:p>
          </table:table-cell>
          <table:table-cell office:value-type="float" office:value="115.0312533831085">
            <text:p>115.031253383108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5.88726801851997">
            <text:p>45.88726801851997</text:p>
          </table:table-cell>
          <table:table-cell office:value-type="string" office:string-value="82">
            <text:p>82</text:p>
          </table:table-cell>
          <table:table-cell office:value-type="float" office:value="0.032952289796167">
            <text:p>0.03295228979616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53248">
            <text:p>0.953248</text:p>
          </table:table-cell>
          <table:table-cell office:value-type="float" office:value="0.248076958990661">
            <text:p>0.248076958990661</text:p>
          </table:table-cell>
          <table:table-cell office:value-type="float" office:value="2.277523910896955">
            <text:p>2.277523910896955</text:p>
          </table:table-cell>
          <table:table-cell office:value-type="float" office:value="5.266514195095502">
            <text:p>5.266514195095502</text:p>
          </table:table-cell>
          <table:table-cell office:value-type="float" office:value="7.408486154575634">
            <text:p>7.408486154575634</text:p>
          </table:table-cell>
          <table:table-cell office:value-type="float" office:value="0.1187053618507606">
            <text:p>0.1187053618507606</text:p>
          </table:table-cell>
          <table:table-cell office:value-type="float" office:value="0.2281867392059355">
            <text:p>0.2281867392059355</text:p>
          </table:table-cell>
          <table:table-cell office:value-type="float" office:value="0.2282379898122767">
            <text:p>0.2282379898122767</text:p>
          </table:table-cell>
          <table:table-cell office:value-type="float" office:value="0.298847863838021">
            <text:p>0.298847863838021</text:p>
          </table:table-cell>
          <table:table-cell office:value-type="float" office:value="3.152738031674419">
            <text:p>3.152738031674419</text:p>
          </table:table-cell>
          <table:table-cell office:value-type="float" office:value="28.944390003599647">
            <text:p>28.944390003599647</text:p>
          </table:table-cell>
          <table:table-cell office:value-type="float" office:value="66.93059953970105">
            <text:p>66.93059953970105</text:p>
          </table:table-cell>
          <table:table-cell office:value-type="float" office:value="94.15229915626001">
            <text:p>94.15229915626001</text:p>
          </table:table-cell>
          <table:table-cell office:value-type="float" office:value="1.5085919723994015">
            <text:p>1.5085919723994015</text:p>
          </table:table-cell>
          <table:table-cell office:value-type="float" office:value="2.899959004437038">
            <text:p>2.899959004437038</text:p>
          </table:table-cell>
          <table:table-cell office:value-type="float" office:value="2.900610333510143">
            <text:p>2.900610333510143</text:p>
          </table:table-cell>
          <table:table-cell office:value-type="float" office:value="3.7979707177975217">
            <text:p>3.7979707177975217</text:p>
          </table:table-cell>
          <table:table-cell office:value-type="float" office:value="0.4282465978374218">
            <text:p>0.4282465978374218</text:p>
          </table:table-cell>
          <table:table-cell office:value-type="float" office:value="84.57970389418367">
            <text:p>84.57970389418367</text:p>
          </table:table-cell>
          <table:table-cell office:value-type="float" office:value="18.87734260265295">
            <text:p>18.87734260265295</text:p>
          </table:table-cell>
          <table:table-cell office:value-type="float" office:value="0.3471865995448557">
            <text:p>0.3471865995448557</text:p>
          </table:table-cell>
          <table:table-cell office:value-type="float" office:value="1.1662709939860607">
            <text:p>1.1662709939860607</text:p>
          </table:table-cell>
          <table:table-cell office:value-type="float" office:value="2.2074478945358185">
            <text:p>2.2074478945358185</text:p>
          </table:table-cell>
          <table:table-cell office:value-type="float" office:value="3.0190872493578276">
            <text:p>3.0190872493578276</text:p>
          </table:table-cell>
          <table:table-cell office:value-type="float" office:value="4.631369814310981">
            <text:p>4.631369814310981</text:p>
          </table:table-cell>
          <table:table-cell office:value-type="float" office:value="0.042708893705319">
            <text:p>0.042708893705319</text:p>
          </table:table-cell>
          <table:table-cell office:value-type="float" office:value="0.0009299779129347">
            <text:p>0.0009299779129347</text:p>
          </table:table-cell>
          <table:table-cell office:value-type="float" office:value="0.0279087449416044">
            <text:p>0.0279087449416044</text:p>
          </table:table-cell>
          <table:table-cell office:value-type="float" office:value="0.3719926710712337">
            <text:p>0.3719926710712337</text:p>
          </table:table-cell>
          <table:table-cell office:value-type="float" office:value="0.1727743265654302">
            <text:p>0.1727743265654302</text:p>
          </table:table-cell>
          <table:table-cell office:value-type="float" office:value="0.0094275863063262">
            <text:p>0.0094275863063262</text:p>
          </table:table-cell>
          <table:table-cell office:value-type="float" office:value="0.003748996658537">
            <text:p>0.003748996658537</text:p>
          </table:table-cell>
          <table:table-cell office:value-type="float" office:value="0.0298439055000444">
            <text:p>0.0298439055000444</text:p>
          </table:table-cell>
          <table:table-cell office:value-type="float" office:value="0.0227725483748864">
            <text:p>0.0227725483748864</text:p>
          </table:table-cell>
          <table:table-cell office:value-type="float" office:value="0.019044485125662">
            <text:p>0.019044485125662</text:p>
          </table:table-cell>
          <table:table-cell office:value-type="float" office:value="0.298847863838021">
            <text:p>0.298847863838021</text:p>
          </table:table-cell>
          <table:table-cell office:value-type="float" office:value="16.471539035330398">
            <text:p>16.471539035330398</text:p>
          </table:table-cell>
          <table:table-cell office:value-type="float" office:value="0.3586645816815573">
            <text:p>0.3586645816815573</text:p>
          </table:table-cell>
          <table:table-cell office:value-type="float" office:value="10.763565661628586">
            <text:p>10.763565661628586</text:p>
          </table:table-cell>
          <table:table-cell office:value-type="float" office:value="143.46641345204273">
            <text:p>143.46641345204273</text:p>
          </table:table-cell>
          <table:table-cell office:value-type="float" office:value="66.63387452648948">
            <text:p>66.63387452648948</text:p>
          </table:table-cell>
          <table:table-cell office:value-type="float" office:value="3.635937210760837">
            <text:p>3.635937210760837</text:p>
          </table:table-cell>
          <table:table-cell office:value-type="float" office:value="1.4458755412979996">
            <text:p>1.4458755412979996</text:p>
          </table:table-cell>
          <table:table-cell office:value-type="float" office:value="11.509899034202126">
            <text:p>11.509899034202126</text:p>
          </table:table-cell>
          <table:table-cell office:value-type="float" office:value="8.78268873174247">
            <text:p>8.78268873174247</text:p>
          </table:table-cell>
          <table:table-cell office:value-type="float" office:value="7.344886578414066">
            <text:p>7.344886578414066</text:p>
          </table:table-cell>
          <table:table-cell office:value-type="float" office:value="115.2566556464096">
            <text:p>115.256655646409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4.12237309473074">
            <text:p>44.12237309473074</text:p>
          </table:table-cell>
          <table:table-cell office:value-type="string" office:string-value="83">
            <text:p>83</text:p>
          </table:table-cell>
          <table:table-cell office:value-type="float" office:value="0.0319323803032121">
            <text:p>0.031932380303212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81935">
            <text:p>0.981935</text:p>
          </table:table-cell>
          <table:table-cell office:value-type="float" office:value="0.247543148655238">
            <text:p>0.247543148655238</text:p>
          </table:table-cell>
          <table:table-cell office:value-type="float" office:value="2.279118511757705">
            <text:p>2.279118511757705</text:p>
          </table:table-cell>
          <table:table-cell office:value-type="float" office:value="5.27020431655544">
            <text:p>5.27020431655544</text:p>
          </table:table-cell>
          <table:table-cell office:value-type="float" office:value="7.413987557721938">
            <text:p>7.413987557721938</text:p>
          </table:table-cell>
          <table:table-cell office:value-type="float" office:value="0.118807679627471">
            <text:p>0.118807679627471</text:p>
          </table:table-cell>
          <table:table-cell office:value-type="float" office:value="0.2280172140029132">
            <text:p>0.2280172140029132</text:p>
          </table:table-cell>
          <table:table-cell office:value-type="float" office:value="0.2283296676732379">
            <text:p>0.2283296676732379</text:p>
          </table:table-cell>
          <table:table-cell office:value-type="float" office:value="0.2994255277414267">
            <text:p>0.2994255277414267</text:p>
          </table:table-cell>
          <table:table-cell office:value-type="float" office:value="3.048583266376843">
            <text:p>3.048583266376843</text:p>
          </table:table-cell>
          <table:table-cell office:value-type="float" office:value="28.06816748829139">
            <text:p>28.06816748829139</text:p>
          </table:table-cell>
          <table:table-cell office:value-type="float" office:value="64.90446928997623">
            <text:p>64.90446928997623</text:p>
          </table:table-cell>
          <table:table-cell office:value-type="float" office:value="91.30593404980895">
            <text:p>91.30593404980895</text:p>
          </table:table-cell>
          <table:table-cell office:value-type="float" office:value="1.4631594774364398">
            <text:p>1.4631594774364398</text:p>
          </table:table-cell>
          <table:table-cell office:value-type="float" office:value="2.8081143300931335">
            <text:p>2.8081143300931335</text:p>
          </table:table-cell>
          <table:table-cell office:value-type="float" office:value="2.811962309873808">
            <text:p>2.811962309873808</text:p>
          </table:table-cell>
          <table:table-cell office:value-type="float" office:value="3.6875335001490592">
            <text:p>3.6875335001490592</text:p>
          </table:table-cell>
          <table:table-cell office:value-type="float" office:value="0.4141003580131448">
            <text:p>0.4141003580131448</text:p>
          </table:table-cell>
          <table:table-cell office:value-type="float" office:value="84.98822759861497">
            <text:p>84.98822759861497</text:p>
          </table:table-cell>
          <table:table-cell office:value-type="float" office:value="18.968699141426896">
            <text:p>18.968699141426896</text:p>
          </table:table-cell>
          <table:table-cell office:value-type="float" office:value="0.3401710154300068">
            <text:p>0.3401710154300068</text:p>
          </table:table-cell>
          <table:table-cell office:value-type="float" office:value="1.1451773138193395">
            <text:p>1.1451773138193395</text:p>
          </table:table-cell>
          <table:table-cell office:value-type="float" office:value="2.156482607730999">
            <text:p>2.156482607730999</text:p>
          </table:table-cell>
          <table:table-cell office:value-type="float" office:value="2.9605912272405948">
            <text:p>2.9605912272405948</text:p>
          </table:table-cell>
          <table:table-cell office:value-type="float" office:value="4.505994021760133">
            <text:p>4.505994021760133</text:p>
          </table:table-cell>
          <table:table-cell office:value-type="float" office:value="0.0423276560526161">
            <text:p>0.0423276560526161</text:p>
          </table:table-cell>
          <table:table-cell office:value-type="float" office:value="0.0009145661849025">
            <text:p>0.0009145661849025</text:p>
          </table:table-cell>
          <table:table-cell office:value-type="float" office:value="0.0277109829845292">
            <text:p>0.0277109829845292</text:p>
          </table:table-cell>
          <table:table-cell office:value-type="float" office:value="0.3724675299282402">
            <text:p>0.3724675299282402</text:p>
          </table:table-cell>
          <table:table-cell office:value-type="float" office:value="0.1729896067346463">
            <text:p>0.1729896067346463</text:p>
          </table:table-cell>
          <table:table-cell office:value-type="float" office:value="0.00933987420597">
            <text:p>0.00933987420597</text:p>
          </table:table-cell>
          <table:table-cell office:value-type="float" office:value="0.003687245734683">
            <text:p>0.003687245734683</text:p>
          </table:table-cell>
          <table:table-cell office:value-type="float" office:value="0.0298846990817468">
            <text:p>0.0298846990817468</text:p>
          </table:table-cell>
          <table:table-cell office:value-type="float" office:value="0.0225205130969991">
            <text:p>0.0225205130969991</text:p>
          </table:table-cell>
          <table:table-cell office:value-type="float" office:value="0.0187317982542391">
            <text:p>0.0187317982542391</text:p>
          </table:table-cell>
          <table:table-cell office:value-type="float" office:value="0.2994255277414267">
            <text:p>0.2994255277414267</text:p>
          </table:table-cell>
          <table:table-cell office:value-type="float" office:value="16.324507109812473">
            <text:p>16.324507109812473</text:p>
          </table:table-cell>
          <table:table-cell office:value-type="float" office:value="0.3527207405313478">
            <text:p>0.3527207405313478</text:p>
          </table:table-cell>
          <table:table-cell office:value-type="float" office:value="10.687294807643388">
            <text:p>10.687294807643388</text:p>
          </table:table-cell>
          <table:table-cell office:value-type="float" office:value="143.64955226742444">
            <text:p>143.64955226742444</text:p>
          </table:table-cell>
          <table:table-cell office:value-type="float" office:value="66.71690162935107">
            <text:p>66.71690162935107</text:p>
          </table:table-cell>
          <table:table-cell office:value-type="float" office:value="3.6021092850164678">
            <text:p>3.6021092850164678</text:p>
          </table:table-cell>
          <table:table-cell office:value-type="float" office:value="1.4220600624952036">
            <text:p>1.4220600624952036</text:p>
          </table:table-cell>
          <table:table-cell office:value-type="float" office:value="11.525631894857304">
            <text:p>11.525631894857304</text:p>
          </table:table-cell>
          <table:table-cell office:value-type="float" office:value="8.685486286119652">
            <text:p>8.685486286119652</text:p>
          </table:table-cell>
          <table:table-cell office:value-type="float" office:value="7.224292632712426">
            <text:p>7.224292632712426</text:p>
          </table:table-cell>
          <table:table-cell office:value-type="float" office:value="115.47944328403607">
            <text:p>115.4794432840360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2.4253587449334">
            <text:p>42.4253587449334</text:p>
          </table:table-cell>
          <table:table-cell office:value-type="string" office:string-value="84">
            <text:p>84</text:p>
          </table:table-cell>
          <table:table-cell office:value-type="float" office:value="0.0309367741067267">
            <text:p>0.030936774106726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55217">
            <text:p>0.955217</text:p>
          </table:table-cell>
          <table:table-cell office:value-type="float" office:value="0.247010360575539">
            <text:p>0.247010360575539</text:p>
          </table:table-cell>
          <table:table-cell office:value-type="float" office:value="2.280710396647276">
            <text:p>2.280710396647276</text:p>
          </table:table-cell>
          <table:table-cell office:value-type="float" office:value="5.273887033654891">
            <text:p>5.273887033654891</text:p>
          </table:table-cell>
          <table:table-cell office:value-type="float" office:value="7.419476125331202">
            <text:p>7.419476125331202</text:p>
          </table:table-cell>
          <table:table-cell office:value-type="float" office:value="0.1189096318798117">
            <text:p>0.1189096318798117</text:p>
          </table:table-cell>
          <table:table-cell office:value-type="float" office:value="0.2278500196805229">
            <text:p>0.2278500196805229</text:p>
          </table:table-cell>
          <table:table-cell office:value-type="float" office:value="0.2284234027841701">
            <text:p>0.2284234027841701</text:p>
          </table:table-cell>
          <table:table-cell office:value-type="float" office:value="0.2999972726133211">
            <text:p>0.2999972726133211</text:p>
          </table:table-cell>
          <table:table-cell office:value-type="float" office:value="2.947175876448622">
            <text:p>2.947175876448622</text:p>
          </table:table-cell>
          <table:table-cell office:value-type="float" office:value="27.212035343387335">
            <text:p>27.212035343387335</text:p>
          </table:table-cell>
          <table:table-cell office:value-type="float" office:value="62.924780177184495">
            <text:p>62.924780177184495</text:p>
          </table:table-cell>
          <table:table-cell office:value-type="float" office:value="88.52463111876452">
            <text:p>88.52463111876452</text:p>
          </table:table-cell>
          <table:table-cell office:value-type="float" office:value="1.4187566778050007">
            <text:p>1.4187566778050007</text:p>
          </table:table-cell>
          <table:table-cell office:value-type="float" office:value="2.718566459666468">
            <text:p>2.718566459666468</text:p>
          </table:table-cell>
          <table:table-cell office:value-type="float" office:value="2.7254077146125963">
            <text:p>2.7254077146125963</text:p>
          </table:table-cell>
          <table:table-cell office:value-type="float" office:value="3.579383159420059">
            <text:p>3.579383159420059</text:p>
          </table:table-cell>
          <table:table-cell office:value-type="float" office:value="0.4003272267807395">
            <text:p>0.4003272267807395</text:p>
          </table:table-cell>
          <table:table-cell office:value-type="float" office:value="85.38943179420372">
            <text:p>85.38943179420372</text:p>
          </table:table-cell>
          <table:table-cell office:value-type="float" office:value="19.058417633659786">
            <text:p>19.058417633659786</text:p>
          </table:table-cell>
          <table:table-cell office:value-type="float" office:value="0.3332562502859726">
            <text:p>0.3332562502859726</text:p>
          </table:table-cell>
          <table:table-cell office:value-type="float" office:value="1.1243247472192284">
            <text:p>1.1243247472192284</text:p>
          </table:table-cell>
          <table:table-cell office:value-type="float" office:value="2.10645257191093">
            <text:p>2.10645257191093</text:p>
          </table:table-cell>
          <table:table-cell office:value-type="float" office:value="2.9029677535472405">
            <text:p>2.9029677535472405</text:p>
          </table:table-cell>
          <table:table-cell office:value-type="float" office:value="4.384770151171947">
            <text:p>4.384770151171947</text:p>
          </table:table-cell>
          <table:table-cell office:value-type="float" office:value="0.0419453428630683">
            <text:p>0.0419453428630683</text:p>
          </table:table-cell>
          <table:table-cell office:value-type="float" office:value="0.0008993373064457">
            <text:p>0.0008993373064457</text:p>
          </table:table-cell>
          <table:table-cell office:value-type="float" office:value="0.0275148755865011">
            <text:p>0.0275148755865011</text:p>
          </table:table-cell>
          <table:table-cell office:value-type="float" office:value="0.3729401961891261">
            <text:p>0.3729401961891261</text:p>
          </table:table-cell>
          <table:table-cell office:value-type="float" office:value="0.1732034806168116">
            <text:p>0.1732034806168116</text:p>
          </table:table-cell>
          <table:table-cell office:value-type="float" office:value="0.0092533511149701">
            <text:p>0.0092533511149701</text:p>
          </table:table-cell>
          <table:table-cell office:value-type="float" office:value="0.0036266753668253">
            <text:p>0.0036266753668253</text:p>
          </table:table-cell>
          <table:table-cell office:value-type="float" office:value="0.0299251992133142">
            <text:p>0.0299251992133142</text:p>
          </table:table-cell>
          <table:table-cell office:value-type="float" office:value="0.0222689571747697">
            <text:p>0.0222689571747697</text:p>
          </table:table-cell>
          <table:table-cell office:value-type="float" office:value="0.0184253119548453">
            <text:p>0.0184253119548453</text:p>
          </table:table-cell>
          <table:table-cell office:value-type="float" office:value="0.2999972726133211">
            <text:p>0.2999972726133211</text:p>
          </table:table-cell>
          <table:table-cell office:value-type="float" office:value="16.17706038199959">
            <text:p>16.17706038199959</text:p>
          </table:table-cell>
          <table:table-cell office:value-type="float" office:value="0.3468474189769407">
            <text:p>0.3468474189769407</text:p>
          </table:table-cell>
          <table:table-cell office:value-type="float" office:value="10.611662067445888">
            <text:p>10.611662067445888</text:p>
          </table:table-cell>
          <table:table-cell office:value-type="float" office:value="143.83184546426028">
            <text:p>143.83184546426028</text:p>
          </table:table-cell>
          <table:table-cell office:value-type="float" office:value="66.79938636948576">
            <text:p>66.79938636948576</text:p>
          </table:table-cell>
          <table:table-cell office:value-type="float" office:value="3.568739924510544">
            <text:p>3.568739924510544</text:p>
          </table:table-cell>
          <table:table-cell office:value-type="float" office:value="1.3986998887235356">
            <text:p>1.3986998887235356</text:p>
          </table:table-cell>
          <table:table-cell office:value-type="float" office:value="11.541251580598908">
            <text:p>11.541251580598908</text:p>
          </table:table-cell>
          <table:table-cell office:value-type="float" office:value="8.588468713593464">
            <text:p>8.588468713593464</text:p>
          </table:table-cell>
          <table:table-cell office:value-type="float" office:value="7.106090061625203">
            <text:p>7.106090061625203</text:p>
          </table:table-cell>
          <table:table-cell office:value-type="float" office:value="115.69994812877955">
            <text:p>115.6999481287795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0.79361417782058">
            <text:p>40.79361417782058</text:p>
          </table:table-cell>
          <table:table-cell office:value-type="string" office:string-value="85">
            <text:p>85</text:p>
          </table:table-cell>
          <table:table-cell office:value-type="float" office:value="0.0299653858315673">
            <text:p>0.029965385831567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81747">
            <text:p>0.981747</text:p>
          </table:table-cell>
          <table:table-cell office:value-type="float" office:value="0.2464683791114225">
            <text:p>0.2464683791114225</text:p>
          </table:table-cell>
          <table:table-cell office:value-type="float" office:value="2.282330349874116">
            <text:p>2.282330349874116</text:p>
          </table:table-cell>
          <table:table-cell office:value-type="float" office:value="5.277632696922804">
            <text:p>5.277632696922804</text:p>
          </table:table-cell>
          <table:table-cell office:value-type="float" office:value="7.425052456115319">
            <text:p>7.425052456115319</text:p>
          </table:table-cell>
          <table:table-cell office:value-type="float" office:value="0.1190128235171841">
            <text:p>0.1190128235171841</text:p>
          </table:table-cell>
          <table:table-cell office:value-type="float" office:value="0.2276860972793553">
            <text:p>0.2276860972793553</text:p>
          </table:table-cell>
          <table:table-cell office:value-type="float" office:value="0.2285217792978677">
            <text:p>0.2285217792978677</text:p>
          </table:table-cell>
          <table:table-cell office:value-type="float" office:value="0.3005678330179332">
            <text:p>0.3005678330179332</text:p>
          </table:table-cell>
          <table:table-cell office:value-type="float" office:value="2.848373527462087">
            <text:p>2.848373527462087</text:p>
          </table:table-cell>
          <table:table-cell office:value-type="float" office:value="26.376322078078008">
            <text:p>26.376322078078008</text:p>
          </table:table-cell>
          <table:table-cell office:value-type="float" office:value="60.99228353665335">
            <text:p>60.99228353665335</text:p>
          </table:table-cell>
          <table:table-cell office:value-type="float" office:value="85.80947759815923">
            <text:p>85.80947759815923</text:p>
          </table:table-cell>
          <table:table-cell office:value-type="float" office:value="1.3754014902723644">
            <text:p>1.3754014902723644</text:p>
          </table:table-cell>
          <table:table-cell office:value-type="float" office:value="2.631311385256791">
            <text:p>2.631311385256791</text:p>
          </table:table-cell>
          <table:table-cell office:value-type="float" office:value="2.6409691537197824">
            <text:p>2.6409691537197824</text:p>
          </table:table-cell>
          <table:table-cell office:value-type="float" office:value="3.4735874105290003">
            <text:p>3.4735874105290003</text:p>
          </table:table-cell>
          <table:table-cell office:value-type="float" office:value="0.3869078691211982">
            <text:p>0.3869078691211982</text:p>
          </table:table-cell>
          <table:table-cell office:value-type="float" office:value="85.78459024957438">
            <text:p>85.78459024957438</text:p>
          </table:table-cell>
          <table:table-cell office:value-type="float" office:value="19.146780815743764">
            <text:p>19.146780815743764</text:p>
          </table:table-cell>
          <table:table-cell office:value-type="float" office:value="0.3264530137696707">
            <text:p>0.3264530137696707</text:p>
          </table:table-cell>
          <table:table-cell office:value-type="float" office:value="1.1037209838815292">
            <text:p>1.1037209838815292</text:p>
          </table:table-cell>
          <table:table-cell office:value-type="float" office:value="2.057580539478516">
            <text:p>2.057580539478516</text:p>
          </table:table-cell>
          <table:table-cell office:value-type="float" office:value="2.846335427405391">
            <text:p>2.846335427405391</text:p>
          </table:table-cell>
          <table:table-cell office:value-type="float" office:value="4.267627261051879">
            <text:p>4.267627261051879</text:p>
          </table:table-cell>
          <table:table-cell office:value-type="float" office:value="0.0415508915600027">
            <text:p>0.0415508915600027</text:p>
          </table:table-cell>
          <table:table-cell office:value-type="float" office:value="0.0008843080414513">
            <text:p>0.0008843080414513</text:p>
          </table:table-cell>
          <table:table-cell office:value-type="float" office:value="0.0273196506728519">
            <text:p>0.0273196506728519</text:p>
          </table:table-cell>
          <table:table-cell office:value-type="float" office:value="0.3734167674890471">
            <text:p>0.3734167674890471</text:p>
          </table:table-cell>
          <table:table-cell office:value-type="float" office:value="0.1734184219478915">
            <text:p>0.1734184219478915</text:p>
          </table:table-cell>
          <table:table-cell office:value-type="float" office:value="0.0091680060420373">
            <text:p>0.0091680060420373</text:p>
          </table:table-cell>
          <table:table-cell office:value-type="float" office:value="0.0035673959918288">
            <text:p>0.0035673959918288</text:p>
          </table:table-cell>
          <table:table-cell office:value-type="float" office:value="0.0299659331403668">
            <text:p>0.0299659331403668</text:p>
          </table:table-cell>
          <table:table-cell office:value-type="float" office:value="0.0220164959112743">
            <text:p>0.0220164959112743</text:p>
          </table:table-cell>
          <table:table-cell office:value-type="float" office:value="0.0181242961853144">
            <text:p>0.0181242961853144</text:p>
          </table:table-cell>
          <table:table-cell office:value-type="float" office:value="0.3005678330179332">
            <text:p>0.3005678330179332</text:p>
          </table:table-cell>
          <table:table-cell office:value-type="float" office:value="16.024932347946258">
            <text:p>16.024932347946258</text:p>
          </table:table-cell>
          <table:table-cell office:value-type="float" office:value="0.3410510823465446">
            <text:p>0.3410510823465446</text:p>
          </table:table-cell>
          <table:table-cell office:value-type="float" office:value="10.536369674998799">
            <text:p>10.536369674998799</text:p>
          </table:table-cell>
          <table:table-cell office:value-type="float" office:value="144.01564471750083">
            <text:p>144.01564471750083</text:p>
          </table:table-cell>
          <table:table-cell office:value-type="float" office:value="66.88228279264335">
            <text:p>66.88228279264335</text:p>
          </table:table-cell>
          <table:table-cell office:value-type="float" office:value="3.5358248902325564">
            <text:p>3.5358248902325564</text:p>
          </table:table-cell>
          <table:table-cell office:value-type="float" office:value="1.3758376121686136">
            <text:p>1.3758376121686136</text:p>
          </table:table-cell>
          <table:table-cell office:value-type="float" office:value="11.556961434245297">
            <text:p>11.556961434245297</text:p>
          </table:table-cell>
          <table:table-cell office:value-type="float" office:value="8.491101978101183">
            <text:p>8.491101978101183</text:p>
          </table:table-cell>
          <table:table-cell office:value-type="float" office:value="6.989997309790232">
            <text:p>6.989997309790232</text:p>
          </table:table-cell>
          <table:table-cell office:value-type="float" office:value="115.91999616002632">
            <text:p>115.9199961600263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9.22462901713517">
            <text:p>39.22462901713517</text:p>
          </table:table-cell>
          <table:table-cell office:value-type="string" office:string-value="86">
            <text:p>86</text:p>
          </table:table-cell>
          <table:table-cell office:value-type="float" office:value="0.0290180771694532">
            <text:p>0.029018077169453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74267">
            <text:p>0.974267</text:p>
          </table:table-cell>
          <table:table-cell office:value-type="float" office:value="0.2459409596609384">
            <text:p>0.2459409596609384</text:p>
          </table:table-cell>
          <table:table-cell office:value-type="float" office:value="2.2839067431841857">
            <text:p>2.2839067431841857</text:p>
          </table:table-cell>
          <table:table-cell office:value-type="float" office:value="5.2812777561725275">
            <text:p>5.2812777561725275</text:p>
          </table:table-cell>
          <table:table-cell office:value-type="float" office:value="7.430482494647691">
            <text:p>7.430482494647691</text:p>
          </table:table-cell>
          <table:table-cell office:value-type="float" office:value="0.1191135153678012">
            <text:p>0.1191135153678012</text:p>
          </table:table-cell>
          <table:table-cell office:value-type="float" office:value="0.227523247402107">
            <text:p>0.227523247402107</text:p>
          </table:table-cell>
          <table:table-cell office:value-type="float" office:value="0.2286185081291539">
            <text:p>0.2286185081291539</text:p>
          </table:table-cell>
          <table:table-cell office:value-type="float" office:value="0.3011264722666969">
            <text:p>0.3011264722666969</text:p>
          </table:table-cell>
          <table:table-cell office:value-type="float" office:value="2.752424104039848">
            <text:p>2.752424104039848</text:p>
          </table:table-cell>
          <table:table-cell office:value-type="float" office:value="25.560118086819514">
            <text:p>25.560118086819514</text:p>
          </table:table-cell>
          <table:table-cell office:value-type="float" office:value="59.104901502616514">
            <text:p>59.104901502616514</text:p>
          </table:table-cell>
          <table:table-cell office:value-type="float" office:value="83.15751532851611">
            <text:p>83.15751532851611</text:p>
          </table:table-cell>
          <table:table-cell office:value-type="float" office:value="1.333047212905252">
            <text:p>1.333047212905252</text:p>
          </table:table-cell>
          <table:table-cell office:value-type="float" office:value="2.54630408551034">
            <text:p>2.54630408551034</text:p>
          </table:table-cell>
          <table:table-cell office:value-type="float" office:value="2.558561588406515">
            <text:p>2.558561588406515</text:p>
          </table:table-cell>
          <table:table-cell office:value-type="float" office:value="3.370027350360796">
            <text:p>3.370027350360796</text:p>
          </table:table-cell>
          <table:table-cell office:value-type="float" office:value="0.3738759657471048">
            <text:p>0.3738759657471048</text:p>
          </table:table-cell>
          <table:table-cell office:value-type="float" office:value="86.17116485163461">
            <text:p>86.17116485163461</text:p>
          </table:table-cell>
          <table:table-cell office:value-type="float" office:value="19.23322605227942">
            <text:p>19.23322605227942</text:p>
          </table:table-cell>
          <table:table-cell office:value-type="float" office:value="0.3197418350456768">
            <text:p>0.3197418350456768</text:p>
          </table:table-cell>
          <table:table-cell office:value-type="float" office:value="1.0833696588223083">
            <text:p>1.0833696588223083</text:p>
          </table:table-cell>
          <table:table-cell office:value-type="float" office:value="2.009367008113486">
            <text:p>2.009367008113486</text:p>
          </table:table-cell>
          <table:table-cell office:value-type="float" office:value="2.790453010762416">
            <text:p>2.790453010762416</text:p>
          </table:table-cell>
          <table:table-cell office:value-type="float" office:value="4.154248176691995">
            <text:p>4.154248176691995</text:p>
          </table:table-cell>
          <table:table-cell office:value-type="float" office:value="0.041170036999042">
            <text:p>0.041170036999042</text:p>
          </table:table-cell>
          <table:table-cell office:value-type="float" office:value="0.0008694444423593">
            <text:p>0.0008694444423593</text:p>
          </table:table-cell>
          <table:table-cell office:value-type="float" office:value="0.0271272323574178">
            <text:p>0.0271272323574178</text:p>
          </table:table-cell>
          <table:table-cell office:value-type="float" office:value="0.373882940751633">
            <text:p>0.373882940751633</text:p>
          </table:table-cell>
          <table:table-cell office:value-type="float" office:value="0.1736286795285399">
            <text:p>0.1736286795285399</text:p>
          </table:table-cell>
          <table:table-cell office:value-type="float" office:value="0.0090838599261946">
            <text:p>0.0090838599261946</text:p>
          </table:table-cell>
          <table:table-cell office:value-type="float" office:value="0.0035090763146197">
            <text:p>0.0035090763146197</text:p>
          </table:table-cell>
          <table:table-cell office:value-type="float" office:value="0.0300056897851622">
            <text:p>0.0300056897851622</text:p>
          </table:table-cell>
          <table:table-cell office:value-type="float" office:value="0.0217665900858685">
            <text:p>0.0217665900858685</text:p>
          </table:table-cell>
          <table:table-cell office:value-type="float" office:value="0.017829977542466">
            <text:p>0.017829977542466</text:p>
          </table:table-cell>
          <table:table-cell office:value-type="float" office:value="0.3011264722666969">
            <text:p>0.3011264722666969</text:p>
          </table:table-cell>
          <table:table-cell office:value-type="float" office:value="15.878048169420552">
            <text:p>15.878048169420552</text:p>
          </table:table-cell>
          <table:table-cell office:value-type="float" office:value="0.3353186380847483">
            <text:p>0.3353186380847483</text:p>
          </table:table-cell>
          <table:table-cell office:value-type="float" office:value="10.462159703285351">
            <text:p>10.462159703285351</text:p>
          </table:table-cell>
          <table:table-cell office:value-type="float" office:value="144.19543375968234">
            <text:p>144.19543375968234</text:p>
          </table:table-cell>
          <table:table-cell office:value-type="float" office:value="66.96337283377203">
            <text:p>66.96337283377203</text:p>
          </table:table-cell>
          <table:table-cell office:value-type="float" office:value="3.5033722577354895">
            <text:p>3.5033722577354895</text:p>
          </table:table-cell>
          <table:table-cell office:value-type="float" office:value="1.3533454622593817">
            <text:p>1.3533454622593817</text:p>
          </table:table-cell>
          <table:table-cell office:value-type="float" office:value="11.572294379443514">
            <text:p>11.572294379443514</text:p>
          </table:table-cell>
          <table:table-cell office:value-type="float" office:value="8.39472079841691">
            <text:p>8.39472079841691</text:p>
          </table:table-cell>
          <table:table-cell office:value-type="float" office:value="6.876487438802889">
            <text:p>6.876487438802889</text:p>
          </table:table-cell>
          <table:table-cell office:value-type="float" office:value="116.13544655909703">
            <text:p>116.1354465590970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7.71598943955305">
            <text:p>37.71598943955305</text:p>
          </table:table-cell>
          <table:table-cell office:value-type="string" office:string-value="87">
            <text:p>87</text:p>
          </table:table-cell>
          <table:table-cell office:value-type="float" office:value="0.0280946929379472">
            <text:p>0.028094692937947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81389">
            <text:p>0.981389</text:p>
          </table:table-cell>
          <table:table-cell office:value-type="float" office:value="0.2454087416488929">
            <text:p>0.2454087416488929</text:p>
          </table:table-cell>
          <table:table-cell office:value-type="float" office:value="2.2854979310483943">
            <text:p>2.2854979310483943</text:p>
          </table:table-cell>
          <table:table-cell office:value-type="float" office:value="5.284955526627568">
            <text:p>5.284955526627568</text:p>
          </table:table-cell>
          <table:table-cell office:value-type="float" office:value="7.435956936490232">
            <text:p>7.435956936490232</text:p>
          </table:table-cell>
          <table:table-cell office:value-type="float" office:value="0.1192147515829924">
            <text:p>0.1192147515829924</text:p>
          </table:table-cell>
          <table:table-cell office:value-type="float" office:value="0.2273632560641734">
            <text:p>0.2273632560641734</text:p>
          </table:table-cell>
          <table:table-cell office:value-type="float" office:value="0.2287185663191961">
            <text:p>0.2287185663191961</text:p>
          </table:table-cell>
          <table:table-cell office:value-type="float" office:value="0.3016820892501927">
            <text:p>0.3016820892501927</text:p>
          </table:table-cell>
          <table:table-cell office:value-type="float" office:value="2.659072485523172">
            <text:p>2.659072485523172</text:p>
          </table:table-cell>
          <table:table-cell office:value-type="float" office:value="24.764010537431226">
            <text:p>24.764010537431226</text:p>
          </table:table-cell>
          <table:table-cell office:value-type="float" office:value="57.26397410967038">
            <text:p>57.26397410967038</text:p>
          </table:table-cell>
          <table:table-cell office:value-type="float" office:value="80.57067715071571">
            <text:p>80.57067715071571</text:p>
          </table:table-cell>
          <table:table-cell office:value-type="float" office:value="1.29172524040056">
            <text:p>1.29172524040056</text:p>
          </table:table-cell>
          <table:table-cell office:value-type="float" office:value="2.463544592409716">
            <text:p>2.463544592409716</text:p>
          </table:table-cell>
          <table:table-cell office:value-type="float" office:value="2.478229758815215">
            <text:p>2.478229758815215</text:p>
          </table:table-cell>
          <table:table-cell office:value-type="float" office:value="3.2688099760033644">
            <text:p>3.2688099760033644</text:p>
          </table:table-cell>
          <table:table-cell office:value-type="float" office:value="0.3611968586321691">
            <text:p>0.3611968586321691</text:p>
          </table:table-cell>
          <table:table-cell office:value-type="float" office:value="86.55145708470512">
            <text:p>86.55145708470512</text:p>
          </table:table-cell>
          <table:table-cell office:value-type="float" office:value="19.318264005355925">
            <text:p>19.318264005355925</text:p>
          </table:table-cell>
          <table:table-cell office:value-type="float" office:value="0.3131409779221532">
            <text:p>0.3131409779221532</text:p>
          </table:table-cell>
          <table:table-cell office:value-type="float" office:value="1.063277968438669">
            <text:p>1.063277968438669</text:p>
          </table:table-cell>
          <table:table-cell office:value-type="float" office:value="1.9622250728444324">
            <text:p>1.9622250728444324</text:p>
          </table:table-cell>
          <table:table-cell office:value-type="float" office:value="2.73553160650936">
            <text:p>2.73553160650936</text:p>
          </table:table-cell>
          <table:table-cell office:value-type="float" office:value="4.0446377867140315">
            <text:p>4.0446377867140315</text:p>
          </table:table-cell>
          <table:table-cell office:value-type="float" office:value="0.0407818111911368">
            <text:p>0.0407818111911368</text:p>
          </table:table-cell>
          <table:table-cell office:value-type="float" office:value="0.0008547764028777">
            <text:p>0.0008547764028777</text:p>
          </table:table-cell>
          <table:table-cell office:value-type="float" office:value="0.0269361158181302">
            <text:p>0.0269361158181302</text:p>
          </table:table-cell>
          <table:table-cell office:value-type="float" office:value="0.3743503122134486">
            <text:p>0.3743503122134486</text:p>
          </table:table-cell>
          <table:table-cell office:value-type="float" office:value="0.1738389430035143">
            <text:p>0.1738389430035143</text:p>
          </table:table-cell>
          <table:table-cell office:value-type="float" office:value="0.0090008914803569">
            <text:p>0.0090008914803569</text:p>
          </table:table-cell>
          <table:table-cell office:value-type="float" office:value="0.0034519462722771">
            <text:p>0.0034519462722771</text:p>
          </table:table-cell>
          <table:table-cell office:value-type="float" office:value="0.0300454641471071">
            <text:p>0.0300454641471071</text:p>
          </table:table-cell>
          <table:table-cell office:value-type="float" office:value="0.0215165463768969">
            <text:p>0.0215165463768969</text:p>
          </table:table-cell>
          <table:table-cell office:value-type="float" office:value="0.0175411038440612">
            <text:p>0.0175411038440612</text:p>
          </table:table-cell>
          <table:table-cell office:value-type="float" office:value="0.3016820892501927">
            <text:p>0.3016820892501927</text:p>
          </table:table-cell>
          <table:table-cell office:value-type="float" office:value="15.72832112208574">
            <text:p>15.72832112208574</text:p>
          </table:table-cell>
          <table:table-cell office:value-type="float" office:value="0.3296616152978712">
            <text:p>0.3296616152978712</text:p>
          </table:table-cell>
          <table:table-cell office:value-type="float" office:value="10.3884517875783">
            <text:p>10.3884517875783</text:p>
          </table:table-cell>
          <table:table-cell office:value-type="float" office:value="144.3756849113607">
            <text:p>144.3756849113607</text:p>
          </table:table-cell>
          <table:table-cell office:value-type="float" office:value="67.04446514816537">
            <text:p>67.04446514816537</text:p>
          </table:table-cell>
          <table:table-cell office:value-type="float" office:value="3.47137381722928">
            <text:p>3.47137381722928</text:p>
          </table:table-cell>
          <table:table-cell office:value-type="float" office:value="1.331312118829131">
            <text:p>1.331312118829131</text:p>
          </table:table-cell>
          <table:table-cell office:value-type="float" office:value="11.587634157614835">
            <text:p>11.587634157614835</text:p>
          </table:table-cell>
          <table:table-cell office:value-type="float" office:value="8.298286441177838">
            <text:p>8.298286441177838</text:p>
          </table:table-cell>
          <table:table-cell office:value-type="float" office:value="6.765077519539088">
            <text:p>6.765077519539088</text:p>
          </table:table-cell>
          <table:table-cell office:value-type="float" office:value="116.34973136112184">
            <text:p>116.349731361121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6.2653744611087">
            <text:p>36.2653744611087</text:p>
          </table:table-cell>
          <table:table-cell office:value-type="string" office:string-value="88">
            <text:p>88</text:p>
          </table:table-cell>
          <table:table-cell office:value-type="float" office:value="0.0271950333835398">
            <text:p>0.027195033383539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91926">
            <text:p>0.991926</text:p>
          </table:table-cell>
          <table:table-cell office:value-type="float" office:value="0.2448804776541878">
            <text:p>0.2448804776541878</text:p>
          </table:table-cell>
          <table:table-cell office:value-type="float" office:value="2.2870775162213155">
            <text:p>2.2870775162213155</text:p>
          </table:table-cell>
          <table:table-cell office:value-type="float" office:value="5.2886057550022265">
            <text:p>5.2886057550022265</text:p>
          </table:table-cell>
          <table:table-cell office:value-type="float" office:value="7.4413895389781395">
            <text:p>7.4413895389781395</text:p>
          </table:table-cell>
          <table:table-cell office:value-type="float" office:value="0.1193151535472346">
            <text:p>0.1193151535472346</text:p>
          </table:table-cell>
          <table:table-cell office:value-type="float" office:value="0.2272052943445374">
            <text:p>0.2272052943445374</text:p>
          </table:table-cell>
          <table:table-cell office:value-type="float" office:value="0.2288195813820516">
            <text:p>0.2288195813820516</text:p>
          </table:table-cell>
          <table:table-cell office:value-type="float" office:value="0.3022307779511597">
            <text:p>0.3022307779511597</text:p>
          </table:table-cell>
          <table:table-cell office:value-type="float" office:value="2.568382001393788">
            <text:p>2.568382001393788</text:p>
          </table:table-cell>
          <table:table-cell office:value-type="float" office:value="23.987574610788">
            <text:p>23.987574610788</text:p>
          </table:table-cell>
          <table:table-cell office:value-type="float" office:value="55.46852882571151">
            <text:p>55.46852882571151</text:p>
          </table:table-cell>
          <table:table-cell office:value-type="float" office:value="78.04758933973199">
            <text:p>78.04758933973199</text:p>
          </table:table-cell>
          <table:table-cell office:value-type="float" office:value="1.2514141421147005">
            <text:p>1.2514141421147005</text:p>
          </table:table-cell>
          <table:table-cell office:value-type="float" office:value="2.3829992256057166">
            <text:p>2.3829992256057166</text:p>
          </table:table-cell>
          <table:table-cell office:value-type="float" office:value="2.3999303661031215">
            <text:p>2.3999303661031215</text:p>
          </table:table-cell>
          <table:table-cell office:value-type="float" office:value="3.169889644911537">
            <text:p>3.169889644911537</text:p>
          </table:table-cell>
          <table:table-cell office:value-type="float" office:value="0.3488791549916731">
            <text:p>0.3488791549916731</text:p>
          </table:table-cell>
          <table:table-cell office:value-type="float" office:value="86.92460799539322">
            <text:p>86.92460799539322</text:p>
          </table:table-cell>
          <table:table-cell office:value-type="float" office:value="19.401704424189287">
            <text:p>19.401704424189287</text:p>
          </table:table-cell>
          <table:table-cell office:value-type="float" office:value="0.3066439071785146">
            <text:p>0.3066439071785146</text:p>
          </table:table-cell>
          <table:table-cell office:value-type="float" office:value="1.0434497724698206">
            <text:p>1.0434497724698206</text:p>
          </table:table-cell>
          <table:table-cell office:value-type="float" office:value="1.9159721482553755">
            <text:p>1.9159721482553755</text:p>
          </table:table-cell>
          <table:table-cell office:value-type="float" office:value="2.681486270691644">
            <text:p>2.681486270691644</text:p>
          </table:table-cell>
          <table:table-cell office:value-type="float" office:value="3.938600459254265">
            <text:p>3.938600459254265</text:p>
          </table:table-cell>
          <table:table-cell office:value-type="float" office:value="0.0403957127441042">
            <text:p>0.0403957127441042</text:p>
          </table:table-cell>
          <table:table-cell office:value-type="float" office:value="0.000840292166973">
            <text:p>0.000840292166973</text:p>
          </table:table-cell>
          <table:table-cell office:value-type="float" office:value="0.026747020167507">
            <text:p>0.026747020167507</text:p>
          </table:table-cell>
          <table:table-cell office:value-type="float" office:value="0.374813602392912">
            <text:p>0.374813602392912</text:p>
          </table:table-cell>
          <table:table-cell office:value-type="float" office:value="0.1740470970942578">
            <text:p>0.1740470970942578</text:p>
          </table:table-cell>
          <table:table-cell office:value-type="float" office:value="0.0089191042034473">
            <text:p>0.0089191042034473</text:p>
          </table:table-cell>
          <table:table-cell office:value-type="float" office:value="0.0033958715990153">
            <text:p>0.0033958715990153</text:p>
          </table:table-cell>
          <table:table-cell office:value-type="float" office:value="0.0300848137636928">
            <text:p>0.0300848137636928</text:p>
          </table:table-cell>
          <table:table-cell office:value-type="float" office:value="0.0212676711006909">
            <text:p>0.0212676711006909</text:p>
          </table:table-cell>
          <table:table-cell office:value-type="float" office:value="0.0172580368162398">
            <text:p>0.0172580368162398</text:p>
          </table:table-cell>
          <table:table-cell office:value-type="float" office:value="0.3022307779511597">
            <text:p>0.3022307779511597</text:p>
          </table:table-cell>
          <table:table-cell office:value-type="float" office:value="15.579414534018676">
            <text:p>15.579414534018676</text:p>
          </table:table-cell>
          <table:table-cell office:value-type="float" office:value="0.3240754800365079">
            <text:p>0.3240754800365079</text:p>
          </table:table-cell>
          <table:table-cell office:value-type="float" office:value="10.315523268002451">
            <text:p>10.315523268002451</text:p>
          </table:table-cell>
          <table:table-cell office:value-type="float" office:value="144.5543620348744">
            <text:p>144.5543620348744</text:p>
          </table:table-cell>
          <table:table-cell office:value-type="float" office:value="67.12474393634241">
            <text:p>67.12474393634241</text:p>
          </table:table-cell>
          <table:table-cell office:value-type="float" office:value="3.4398309181435303">
            <text:p>3.4398309181435303</text:p>
          </table:table-cell>
          <table:table-cell office:value-type="float" office:value="1.3096857995922593">
            <text:p>1.3096857995922593</text:p>
          </table:table-cell>
          <table:table-cell office:value-type="float" office:value="11.602810124243407">
            <text:p>11.602810124243407</text:p>
          </table:table-cell>
          <table:table-cell office:value-type="float" office:value="8.202302713403466">
            <text:p>8.202302713403466</text:p>
          </table:table-cell>
          <table:table-cell office:value-type="float" office:value="6.655907058919205">
            <text:p>6.655907058919205</text:p>
          </table:table-cell>
          <table:table-cell office:value-type="float" office:value="116.5613441324238">
            <text:p>116.561344132423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4.87055236645067">
            <text:p>34.87055236645067</text:p>
          </table:table-cell>
          <table:table-cell office:value-type="string" office:string-value="89">
            <text:p>89</text:p>
          </table:table-cell>
          <table:table-cell office:value-type="float" office:value="0.0263188738224239">
            <text:p>0.026318873822423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91553">
            <text:p>0.991553</text:p>
          </table:table-cell>
          <table:table-cell office:value-type="float" office:value="0.2443530753614974">
            <text:p>0.2443530753614974</text:p>
          </table:table-cell>
          <table:table-cell office:value-type="float" office:value="2.28865480953276">
            <text:p>2.28865480953276</text:p>
          </table:table-cell>
          <table:table-cell office:value-type="float" office:value="5.2922497443884176">
            <text:p>5.2922497443884176</text:p>
          </table:table-cell>
          <table:table-cell office:value-type="float" office:value="7.446810739618962">
            <text:p>7.446810739618962</text:p>
          </table:table-cell>
          <table:table-cell office:value-type="float" office:value="0.1194152066211062">
            <text:p>0.1194152066211062</text:p>
          </table:table-cell>
          <table:table-cell office:value-type="float" office:value="0.2270496475479945">
            <text:p>0.2270496475479945</text:p>
          </table:table-cell>
          <table:table-cell office:value-type="float" office:value="0.2289222856435116">
            <text:p>0.2289222856435116</text:p>
          </table:table-cell>
          <table:table-cell office:value-type="float" office:value="0.3027740278770221">
            <text:p>0.3027740278770221</text:p>
          </table:table-cell>
          <table:table-cell office:value-type="float" office:value="2.480281472544032">
            <text:p>2.480281472544032</text:p>
          </table:table-cell>
          <table:table-cell office:value-type="float" office:value="23.23076193223692">
            <text:p>23.23076193223692</text:p>
          </table:table-cell>
          <table:table-cell office:value-type="float" office:value="53.71845216051975">
            <text:p>53.71845216051975</text:p>
          </table:table-cell>
          <table:table-cell office:value-type="float" office:value="75.58810823106654">
            <text:p>75.58810823106654</text:p>
          </table:table-cell>
          <table:table-cell office:value-type="float" office:value="1.2121121212989519">
            <text:p>1.2121121212989519</text:p>
          </table:table-cell>
          <table:table-cell office:value-type="float" office:value="2.304644757704891">
            <text:p>2.304644757704891</text:p>
          </table:table-cell>
          <table:table-cell office:value-type="float" office:value="2.323652783555271">
            <text:p>2.323652783555271</text:p>
          </table:table-cell>
          <table:table-cell office:value-type="float" office:value="3.073277512877324">
            <text:p>3.073277512877324</text:p>
          </table:table-cell>
          <table:table-cell office:value-type="float" office:value="0.33691318745855">
            <text:p>0.33691318745855</text:p>
          </table:table-cell>
          <table:table-cell office:value-type="float" office:value="87.2910946642769">
            <text:p>87.2910946642769</text:p>
          </table:table-cell>
          <table:table-cell office:value-type="float" office:value="19.48365337235286">
            <text:p>19.48365337235286</text:p>
          </table:table-cell>
          <table:table-cell office:value-type="float" office:value="0.3002540679601647">
            <text:p>0.3002540679601647</text:p>
          </table:table-cell>
          <table:table-cell office:value-type="float" office:value="1.023889388973965">
            <text:p>1.023889388973965</text:p>
          </table:table-cell>
          <table:table-cell office:value-type="float" office:value="1.870672751855258">
            <text:p>1.870672751855258</text:p>
          </table:table-cell>
          <table:table-cell office:value-type="float" office:value="2.628352942376678">
            <text:p>2.628352942376678</text:p>
          </table:table-cell>
          <table:table-cell office:value-type="float" office:value="3.8360289560767695">
            <text:p>3.8360289560767695</text:p>
          </table:table-cell>
          <table:table-cell office:value-type="float" office:value="0.0400083925683023">
            <text:p>0.0400083925683023</text:p>
          </table:table-cell>
          <table:table-cell office:value-type="float" office:value="0.0008259969657385">
            <text:p>0.0008259969657385</text:p>
          </table:table-cell>
          <table:table-cell office:value-type="float" office:value="0.0265597292112609">
            <text:p>0.0265597292112609</text:p>
          </table:table-cell>
          <table:table-cell office:value-type="float" office:value="0.3752746403875075">
            <text:p>0.3752746403875075</text:p>
          </table:table-cell>
          <table:table-cell office:value-type="float" office:value="0.1742538933062038">
            <text:p>0.1742538933062038</text:p>
          </table:table-cell>
          <table:table-cell office:value-type="float" office:value="0.0088384914564167">
            <text:p>0.0088384914564167</text:p>
          </table:table-cell>
          <table:table-cell office:value-type="float" office:value="0.0033408708448093">
            <text:p>0.0033408708448093</text:p>
          </table:table-cell>
          <table:table-cell office:value-type="float" office:value="0.0301239007843088">
            <text:p>0.0301239007843088</text:p>
          </table:table-cell>
          <table:table-cell office:value-type="float" office:value="0.021019590468834">
            <text:p>0.021019590468834</text:p>
          </table:table-cell>
          <table:table-cell office:value-type="float" office:value="0.0169804661295961">
            <text:p>0.0169804661295961</text:p>
          </table:table-cell>
          <table:table-cell office:value-type="float" office:value="0.3027740278770221">
            <text:p>0.3027740278770221</text:p>
          </table:table-cell>
          <table:table-cell office:value-type="float" office:value="15.43003676181718">
            <text:p>15.43003676181718</text:p>
          </table:table-cell>
          <table:table-cell office:value-type="float" office:value="0.3185622497763774">
            <text:p>0.3185622497763774</text:p>
          </table:table-cell>
          <table:table-cell office:value-type="float" office:value="10.243290764907004">
            <text:p>10.243290764907004</text:p>
          </table:table-cell>
          <table:table-cell office:value-type="float" office:value="144.73217055825006">
            <text:p>144.73217055825006</text:p>
          </table:table-cell>
          <table:table-cell office:value-type="float" office:value="67.20449903140366">
            <text:p>67.20449903140366</text:p>
          </table:table-cell>
          <table:table-cell office:value-type="float" office:value="3.408740999996266">
            <text:p>3.408740999996266</text:p>
          </table:table-cell>
          <table:table-cell office:value-type="float" office:value="1.2884736587176195">
            <text:p>1.2884736587176195</text:p>
          </table:table-cell>
          <table:table-cell office:value-type="float" office:value="11.6178848154844">
            <text:p>11.6178848154844</text:p>
          </table:table-cell>
          <table:table-cell office:value-type="float" office:value="8.106625456115232">
            <text:p>8.106625456115232</text:p>
          </table:table-cell>
          <table:table-cell office:value-type="float" office:value="6.548856372201333">
            <text:p>6.548856372201333</text:p>
          </table:table-cell>
          <table:table-cell office:value-type="float" office:value="116.77085933133117">
            <text:p>116.7708593313311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3.52937727543334">
            <text:p>33.52937727543334</text:p>
          </table:table-cell>
          <table:table-cell office:value-type="string" office:string-value="90">
            <text:p>90</text:p>
          </table:table-cell>
          <table:table-cell office:value-type="float" office:value="0.0254659603271441">
            <text:p>0.025465960327144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97002">
            <text:p>0.997002</text:p>
          </table:table-cell>
          <table:table-cell office:value-type="float" office:value="0.2438282786491959">
            <text:p>0.2438282786491959</text:p>
          </table:table-cell>
          <table:table-cell office:value-type="float" office:value="2.290224543488435">
            <text:p>2.290224543488435</text:p>
          </table:table-cell>
          <table:table-cell office:value-type="float" office:value="5.295875497884529">
            <text:p>5.295875497884529</text:p>
          </table:table-cell>
          <table:table-cell office:value-type="float" office:value="7.452203345246526">
            <text:p>7.452203345246526</text:p>
          </table:table-cell>
          <table:table-cell office:value-type="float" office:value="0.1195146353336849">
            <text:p>0.1195146353336849</text:p>
          </table:table-cell>
          <table:table-cell office:value-type="float" office:value="0.2268961373992518">
            <text:p>0.2268961373992518</text:p>
          </table:table-cell>
          <table:table-cell office:value-type="float" office:value="0.2290261430972629">
            <text:p>0.2290261430972629</text:p>
          </table:table-cell>
          <table:table-cell office:value-type="float" office:value="0.3033111242851123">
            <text:p>0.3033111242851123</text:p>
          </table:table-cell>
          <table:table-cell office:value-type="float" office:value="2.394748934477144">
            <text:p>2.394748934477144</text:p>
          </table:table-cell>
          <table:table-cell office:value-type="float" office:value="22.49334168955476">
            <text:p>22.49334168955476</text:p>
          </table:table-cell>
          <table:table-cell office:value-type="float" office:value="52.013213052818365">
            <text:p>52.013213052818365</text:p>
          </table:table-cell>
          <table:table-cell office:value-type="float" office:value="73.19149410972139">
            <text:p>73.19149410972139</text:p>
          </table:table-cell>
          <table:table-cell office:value-type="float" office:value="1.173807842163964">
            <text:p>1.173807842163964</text:p>
          </table:table-cell>
          <table:table-cell office:value-type="float" office:value="2.228450638638136">
            <text:p>2.228450638638136</text:p>
          </table:table-cell>
          <table:table-cell office:value-type="float" office:value="2.249370397839164">
            <text:p>2.249370397839164</text:p>
          </table:table-cell>
          <table:table-cell office:value-type="float" office:value="2.978957140331814">
            <text:p>2.978957140331814</text:p>
          </table:table-cell>
          <table:table-cell office:value-type="float" office:value="0.3252959752358469">
            <text:p>0.3252959752358469</text:p>
          </table:table-cell>
          <table:table-cell office:value-type="float" office:value="87.6508456891943">
            <text:p>87.6508456891943</text:p>
          </table:table-cell>
          <table:table-cell office:value-type="float" office:value="19.56409526166703">
            <text:p>19.56409526166703</text:p>
          </table:table-cell>
          <table:table-cell office:value-type="float" office:value="0.2939706368532963">
            <text:p>0.2939706368532963</text:p>
          </table:table-cell>
          <table:table-cell office:value-type="float" office:value="1.0046001513110367">
            <text:p>1.0046001513110367</text:p>
          </table:table-cell>
          <table:table-cell office:value-type="float" office:value="1.8262895849128649">
            <text:p>1.8262895849128649</text:p>
          </table:table-cell>
          <table:table-cell office:value-type="float" office:value="2.576116951291904">
            <text:p>2.576116951291904</text:p>
          </table:table-cell>
          <table:table-cell office:value-type="float" office:value="3.7367870525729527">
            <text:p>3.7367870525729527</text:p>
          </table:table-cell>
          <table:table-cell office:value-type="float" office:value="0.0396217549898692">
            <text:p>0.0396217549898692</text:p>
          </table:table-cell>
          <table:table-cell office:value-type="float" office:value="0.000811888988549">
            <text:p>0.000811888988549</text:p>
          </table:table-cell>
          <table:table-cell office:value-type="float" office:value="0.0263744012331157">
            <text:p>0.0263744012331157</text:p>
          </table:table-cell>
          <table:table-cell office:value-type="float" office:value="0.3757323601240267">
            <text:p>0.3757323601240267</text:p>
          </table:table-cell>
          <table:table-cell office:value-type="float" office:value="0.1744589144343664">
            <text:p>0.1744589144343664</text:p>
          </table:table-cell>
          <table:table-cell office:value-type="float" office:value="0.0087590490447082">
            <text:p>0.0087590490447082</text:p>
          </table:table-cell>
          <table:table-cell office:value-type="float" office:value="0.0032869012368335">
            <text:p>0.0032869012368335</text:p>
          </table:table-cell>
          <table:table-cell office:value-type="float" office:value="0.0301626409540195">
            <text:p>0.0301626409540195</text:p>
          </table:table-cell>
          <table:table-cell office:value-type="float" office:value="0.0207726086117151">
            <text:p>0.0207726086117151</text:p>
          </table:table-cell>
          <table:table-cell office:value-type="float" office:value="0.0167083560976843">
            <text:p>0.0167083560976843</text:p>
          </table:table-cell>
          <table:table-cell office:value-type="float" office:value="0.3033111242851123">
            <text:p>0.3033111242851123</text:p>
          </table:table-cell>
          <table:table-cell office:value-type="float" office:value="15.280922246942875">
            <text:p>15.280922246942875</text:p>
          </table:table-cell>
          <table:table-cell office:value-type="float" office:value="0.3131212262136994">
            <text:p>0.3131212262136994</text:p>
          </table:table-cell>
          <table:table-cell office:value-type="float" office:value="10.171815323575748">
            <text:p>10.171815323575748</text:p>
          </table:table-cell>
          <table:table-cell office:value-type="float" office:value="144.90869932903342">
            <text:p>144.90869932903342</text:p>
          </table:table-cell>
          <table:table-cell office:value-type="float" office:value="67.28356952990211">
            <text:p>67.28356952990211</text:p>
          </table:table-cell>
          <table:table-cell office:value-type="float" office:value="3.3781024450726327">
            <text:p>3.3781024450726327</text:p>
          </table:table-cell>
          <table:table-cell office:value-type="float" office:value="1.2676592000095996">
            <text:p>1.2676592000095996</text:p>
          </table:table-cell>
          <table:table-cell office:value-type="float" office:value="11.632825736736718">
            <text:p>11.632825736736718</text:p>
          </table:table-cell>
          <table:table-cell office:value-type="float" office:value="8.011371963280192">
            <text:p>8.011371963280192</text:p>
          </table:table-cell>
          <table:table-cell office:value-type="float" office:value="6.44391169619392">
            <text:p>6.44391169619392</text:p>
          </table:table-cell>
          <table:table-cell office:value-type="float" office:value="116.97800130303926">
            <text:p>116.9780013030392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2.23978584176282">
            <text:p>32.23978584176282</text:p>
          </table:table-cell>
          <table:table-cell office:value-type="string" office:string-value="91">
            <text:p>91</text:p>
          </table:table-cell>
          <table:table-cell office:value-type="float" office:value="0.0246360166668461">
            <text:p>0.024636016666846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1533">
            <text:p>1.01533</text:p>
          </table:table-cell>
          <table:table-cell office:value-type="float" office:value="0.2433014118888046">
            <text:p>0.2433014118888046</text:p>
          </table:table-cell>
          <table:table-cell office:value-type="float" office:value="2.2918008013010067">
            <text:p>2.2918008013010067</text:p>
          </table:table-cell>
          <table:table-cell office:value-type="float" office:value="5.2995152209998295">
            <text:p>5.2995152209998295</text:p>
          </table:table-cell>
          <table:table-cell office:value-type="float" office:value="7.457613384075714">
            <text:p>7.457613384075714</text:p>
          </table:table-cell>
          <table:table-cell office:value-type="float" office:value="0.1196141749586971">
            <text:p>0.1196141749586971</text:p>
          </table:table-cell>
          <table:table-cell office:value-type="float" office:value="0.2267452206578616">
            <text:p>0.2267452206578616</text:p>
          </table:table-cell>
          <table:table-cell office:value-type="float" office:value="0.2291323142165948">
            <text:p>0.2291323142165948</text:p>
          </table:table-cell>
          <table:table-cell office:value-type="float" office:value="0.3038442785911432">
            <text:p>0.3038442785911432</text:p>
          </table:table-cell>
          <table:table-cell office:value-type="float" office:value="2.3116973557862206">
            <text:p>2.3116973557862206</text:p>
          </table:table-cell>
          <table:table-cell office:value-type="float" office:value="21.775253218742456">
            <text:p>21.775253218742456</text:p>
          </table:table-cell>
          <table:table-cell office:value-type="float" office:value="50.352668437999505">
            <text:p>50.352668437999505</text:p>
          </table:table-cell>
          <table:table-cell office:value-type="float" office:value="70.85756308032764">
            <text:p>70.85756308032764</text:p>
          </table:table-cell>
          <table:table-cell office:value-type="float" office:value="1.1364988382925783">
            <text:p>1.1364988382925783</text:p>
          </table:table-cell>
          <table:table-cell office:value-type="float" office:value="2.154390814926713">
            <text:p>2.154390814926713</text:p>
          </table:table-cell>
          <table:table-cell office:value-type="float" office:value="2.1770714801349356">
            <text:p>2.1770714801349356</text:p>
          </table:table-cell>
          <table:table-cell office:value-type="float" office:value="2.886937687443143">
            <text:p>2.886937687443143</text:p>
          </table:table-cell>
          <table:table-cell office:value-type="float" office:value="0.3140156971517962">
            <text:p>0.3140156971517962</text:p>
          </table:table-cell>
          <table:table-cell office:value-type="float" office:value="88.00452382252445">
            <text:p>88.00452382252445</text:p>
          </table:table-cell>
          <table:table-cell office:value-type="float" office:value="19.643177353990755">
            <text:p>19.643177353990755</text:p>
          </table:table-cell>
          <table:table-cell office:value-type="float" office:value="0.2877977497366013">
            <text:p>0.2877977497366013</text:p>
          </table:table-cell>
          <table:table-cell office:value-type="float" office:value="0.9855852749231236">
            <text:p>0.9855852749231236</text:p>
          </table:table-cell>
          <table:table-cell office:value-type="float" office:value="1.7829145802161868">
            <text:p>1.7829145802161868</text:p>
          </table:table-cell>
          <table:table-cell office:value-type="float" office:value="2.5248249494947923">
            <text:p>2.5248249494947923</text:p>
          </table:table-cell>
          <table:table-cell office:value-type="float" office:value="3.640783496208505">
            <text:p>3.640783496208505</text:p>
          </table:table-cell>
          <table:table-cell office:value-type="float" office:value="0.0392307132967291">
            <text:p>0.0392307132967291</text:p>
          </table:table-cell>
          <table:table-cell office:value-type="float" office:value="0.00079797490808">
            <text:p>0.00079797490808</text:p>
          </table:table-cell>
          <table:table-cell office:value-type="float" office:value="0.0261906999368317">
            <text:p>0.0261906999368317</text:p>
          </table:table-cell>
          <table:table-cell office:value-type="float" office:value="0.3761895361123945">
            <text:p>0.3761895361123945</text:p>
          </table:table-cell>
          <table:table-cell office:value-type="float" office:value="0.174663294051808">
            <text:p>0.174663294051808</text:p>
          </table:table-cell>
          <table:table-cell office:value-type="float" office:value="0.0086807700522726">
            <text:p>0.0086807700522726</text:p>
          </table:table-cell>
          <table:table-cell office:value-type="float" office:value="0.0032340005187433">
            <text:p>0.0032340005187433</text:p>
          </table:table-cell>
          <table:table-cell office:value-type="float" office:value="0.0302012754662754">
            <text:p>0.0302012754662754</text:p>
          </table:table-cell>
          <table:table-cell office:value-type="float" office:value="0.0205261378629263">
            <text:p>0.0205261378629263</text:p>
          </table:table-cell>
          <table:table-cell office:value-type="float" office:value="0.0164413192027945">
            <text:p>0.0164413192027945</text:p>
          </table:table-cell>
          <table:table-cell office:value-type="float" office:value="0.3038442785911432">
            <text:p>0.3038442785911432</text:p>
          </table:table-cell>
          <table:table-cell office:value-type="float" office:value="15.13010919714955">
            <text:p>15.13010919714955</text:p>
          </table:table-cell>
          <table:table-cell office:value-type="float" office:value="0.3077549827992483">
            <text:p>0.3077549827992483</text:p>
          </table:table-cell>
          <table:table-cell office:value-type="float" office:value="10.100967244637909">
            <text:p>10.100967244637909</text:p>
          </table:table-cell>
          <table:table-cell office:value-type="float" office:value="145.0850183924672">
            <text:p>145.0850183924672</text:p>
          </table:table-cell>
          <table:table-cell office:value-type="float" office:value="67.3623926169608">
            <text:p>67.3623926169608</text:p>
          </table:table-cell>
          <table:table-cell office:value-type="float" office:value="3.347912586059987">
            <text:p>3.347912586059987</text:p>
          </table:table-cell>
          <table:table-cell office:value-type="float" office:value="1.2472569800637443">
            <text:p>1.2472569800637443</text:p>
          </table:table-cell>
          <table:table-cell office:value-type="float" office:value="11.64772590907846">
            <text:p>11.64772590907846</text:p>
          </table:table-cell>
          <table:table-cell office:value-type="float" office:value="7.916315589594791">
            <text:p>7.916315589594791</text:p>
          </table:table-cell>
          <table:table-cell office:value-type="float" office:value="6.340923576941792">
            <text:p>6.340923576941792</text:p>
          </table:table-cell>
          <table:table-cell office:value-type="float" office:value="117.1836229242462">
            <text:p>117.183622924246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0.9997940786181">
            <text:p>30.9997940786181</text:p>
          </table:table-cell>
          <table:table-cell office:value-type="string" office:string-value="92">
            <text:p>92</text:p>
          </table:table-cell>
          <table:table-cell office:value-type="float" office:value="0.0238287390040359">
            <text:p>0.023828739004035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04349">
            <text:p>1.004349</text:p>
          </table:table-cell>
          <table:table-cell office:value-type="float" office:value="0.2427816102910446">
            <text:p>0.2427816102910446</text:p>
          </table:table-cell>
          <table:table-cell office:value-type="float" office:value="2.293356037176207">
            <text:p>2.293356037176207</text:p>
          </table:table-cell>
          <table:table-cell office:value-type="float" office:value="5.303106020942454">
            <text:p>5.303106020942454</text:p>
          </table:table-cell>
          <table:table-cell office:value-type="float" office:value="7.46295088649113">
            <text:p>7.46295088649113</text:p>
          </table:table-cell>
          <table:table-cell office:value-type="float" office:value="0.1197123867982621">
            <text:p>0.1197123867982621</text:p>
          </table:table-cell>
          <table:table-cell office:value-type="float" office:value="0.226595975439829">
            <text:p>0.226595975439829</text:p>
          </table:table-cell>
          <table:table-cell office:value-type="float" office:value="0.2292383113627896">
            <text:p>0.2292383113627896</text:p>
          </table:table-cell>
          <table:table-cell office:value-type="float" office:value="0.3043694042705045">
            <text:p>0.3043694042705045</text:p>
          </table:table-cell>
          <table:table-cell office:value-type="float" office:value="2.2311702265926967">
            <text:p>2.2311702265926967</text:p>
          </table:table-cell>
          <table:table-cell office:value-type="float" office:value="21.07601025872638">
            <text:p>21.07601025872638</text:p>
          </table:table-cell>
          <table:table-cell office:value-type="float" office:value="48.73570221487123">
            <text:p>48.73570221487123</text:p>
          </table:table-cell>
          <table:table-cell office:value-type="float" office:value="68.58474083148785">
            <text:p>68.58474083148785</text:p>
          </table:table-cell>
          <table:table-cell office:value-type="float" office:value="1.1001603987156827">
            <text:p>1.1001603987156827</text:p>
          </table:table-cell>
          <table:table-cell office:value-type="float" office:value="2.0824237604363782">
            <text:p>2.0824237604363782</text:p>
          </table:table-cell>
          <table:table-cell office:value-type="float" office:value="2.106706906235184">
            <text:p>2.106706906235184</text:p>
          </table:table-cell>
          <table:table-cell office:value-type="float" office:value="2.797163886836429">
            <text:p>2.797163886836429</text:p>
          </table:table-cell>
          <table:table-cell office:value-type="float" office:value="0.3030782657685452">
            <text:p>0.3030782657685452</text:p>
          </table:table-cell>
          <table:table-cell office:value-type="float" office:value="88.35120698566833">
            <text:p>88.35120698566833</text:p>
          </table:table-cell>
          <table:table-cell office:value-type="float" office:value="19.720695355058943">
            <text:p>19.720695355058943</text:p>
          </table:table-cell>
          <table:table-cell office:value-type="float" office:value="0.2817284185535555">
            <text:p>0.2817284185535555</text:p>
          </table:table-cell>
          <table:table-cell office:value-type="float" office:value="0.966846568721388">
            <text:p>0.966846568721388</text:p>
          </table:table-cell>
          <table:table-cell office:value-type="float" office:value="1.7403591758824133">
            <text:p>1.7403591758824133</text:p>
          </table:table-cell>
          <table:table-cell office:value-type="float" office:value="2.474388561807636">
            <text:p>2.474388561807636</text:p>
          </table:table-cell>
          <table:table-cell office:value-type="float" office:value="3.5478448135446654">
            <text:p>3.5478448135446654</text:p>
          </table:table-cell>
          <table:table-cell office:value-type="float" office:value="0.0388452323951984">
            <text:p>0.0388452323951984</text:p>
          </table:table-cell>
          <table:table-cell office:value-type="float" office:value="0.0007842428101732">
            <text:p>0.0007842428101732</text:p>
          </table:table-cell>
          <table:table-cell office:value-type="float" office:value="0.0260093401892378">
            <text:p>0.0260093401892378</text:p>
          </table:table-cell>
          <table:table-cell office:value-type="float" office:value="0.376640692830672">
            <text:p>0.376640692830672</text:p>
          </table:table-cell>
          <table:table-cell office:value-type="float" office:value="0.1748648324887525">
            <text:p>0.1748648324887525</text:p>
          </table:table-cell>
          <table:table-cell office:value-type="float" office:value="0.0086036504853437">
            <text:p>0.0086036504853437</text:p>
          </table:table-cell>
          <table:table-cell office:value-type="float" office:value="0.0031820350740694">
            <text:p>0.0031820350740694</text:p>
          </table:table-cell>
          <table:table-cell office:value-type="float" office:value="0.0302393458692935">
            <text:p>0.0302393458692935</text:p>
          </table:table-cell>
          <table:table-cell office:value-type="float" office:value="0.0202814952133183">
            <text:p>0.0202814952133183</text:p>
          </table:table-cell>
          <table:table-cell office:value-type="float" office:value="0.0161797283734365">
            <text:p>0.0161797283734365</text:p>
          </table:table-cell>
          <table:table-cell office:value-type="float" office:value="0.3043694042705045">
            <text:p>0.3043694042705045</text:p>
          </table:table-cell>
          <table:table-cell office:value-type="float" office:value="14.981440777856193">
            <text:p>14.981440777856193</text:p>
          </table:table-cell>
          <table:table-cell office:value-type="float" office:value="0.3024589245995182">
            <text:p>0.3024589245995182</text:p>
          </table:table-cell>
          <table:table-cell office:value-type="float" office:value="10.031022230783359">
            <text:p>10.031022230783359</text:p>
          </table:table-cell>
          <table:table-cell office:value-type="float" office:value="145.25901600400528">
            <text:p>145.25901600400528</text:p>
          </table:table-cell>
          <table:table-cell office:value-type="float" office:value="67.44011994593718">
            <text:p>67.44011994593718</text:p>
          </table:table-cell>
          <table:table-cell office:value-type="float" office:value="3.318169882682516">
            <text:p>3.318169882682516</text:p>
          </table:table-cell>
          <table:table-cell office:value-type="float" office:value="1.227215467016368">
            <text:p>1.227215467016368</text:p>
          </table:table-cell>
          <table:table-cell office:value-type="float" office:value="11.662408521410462">
            <text:p>11.662408521410462</text:p>
          </table:table-cell>
          <table:table-cell office:value-type="float" office:value="7.8219642589205">
            <text:p>7.8219642589205</text:p>
          </table:table-cell>
          <table:table-cell office:value-type="float" office:value="6.2400358417832695">
            <text:p>6.2400358417832695</text:p>
          </table:table-cell>
          <table:table-cell office:value-type="float" office:value="117.38614814500548">
            <text:p>117.3861481450054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9.80749430636356">
            <text:p>29.80749430636356</text:p>
          </table:table-cell>
          <table:table-cell office:value-type="string" office:string-value="93">
            <text:p>93</text:p>
          </table:table-cell>
          <table:table-cell office:value-type="float" office:value="0.0230438097123237">
            <text:p>0.023043809712323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12491">
            <text:p>1.012491</text:p>
          </table:table-cell>
          <table:table-cell office:value-type="float" office:value="0.2422612776287534">
            <text:p>0.2422612776287534</text:p>
          </table:table-cell>
          <table:table-cell office:value-type="float" office:value="2.294913138243925">
            <text:p>2.294913138243925</text:p>
          </table:table-cell>
          <table:table-cell office:value-type="float" office:value="5.306700213231418">
            <text:p>5.306700213231418</text:p>
          </table:table-cell>
          <table:table-cell office:value-type="float" office:value="7.46829064500518">
            <text:p>7.46829064500518</text:p>
          </table:table-cell>
          <table:table-cell office:value-type="float" office:value="0.1198104663783913">
            <text:p>0.1198104663783913</text:p>
          </table:table-cell>
          <table:table-cell office:value-type="float" office:value="0.2264491532666969">
            <text:p>0.2264491532666969</text:p>
          </table:table-cell>
          <table:table-cell office:value-type="float" office:value="0.2293460724680971">
            <text:p>0.2293460724680971</text:p>
          </table:table-cell>
          <table:table-cell office:value-type="float" office:value="0.3048900434206933">
            <text:p>0.3048900434206933</text:p>
          </table:table-cell>
          <table:table-cell office:value-type="float" office:value="2.1530501284656207">
            <text:p>2.1530501284656207</text:p>
          </table:table-cell>
          <table:table-cell office:value-type="float" office:value="20.39559551355672">
            <text:p>20.39559551355672</text:p>
          </table:table-cell>
          <table:table-cell office:value-type="float" office:value="47.16226913215272">
            <text:p>47.16226913215272</text:p>
          </table:table-cell>
          <table:table-cell office:value-type="float" office:value="66.37298494432831">
            <text:p>66.37298494432831</text:p>
          </table:table-cell>
          <table:table-cell office:value-type="float" office:value="1.064792287700314">
            <text:p>1.064792287700314</text:p>
          </table:table-cell>
          <table:table-cell office:value-type="float" office:value="2.012522939299177">
            <text:p>2.012522939299177</text:p>
          </table:table-cell>
          <table:table-cell office:value-type="float" office:value="2.038268746965094">
            <text:p>2.038268746965094</text:p>
          </table:table-cell>
          <table:table-cell office:value-type="float" office:value="2.709651140207231">
            <text:p>2.709651140207231</text:p>
          </table:table-cell>
          <table:table-cell office:value-type="float" office:value="0.2924677313549262">
            <text:p>0.2924677313549262</text:p>
          </table:table-cell>
          <table:table-cell office:value-type="float" office:value="88.69189286198015">
            <text:p>88.69189286198015</text:p>
          </table:table-cell>
          <table:table-cell office:value-type="float" office:value="19.796870824392354">
            <text:p>19.796870824392354</text:p>
          </table:table-cell>
          <table:table-cell office:value-type="float" office:value="0.2757686983251358">
            <text:p>0.2757686983251358</text:p>
          </table:table-cell>
          <table:table-cell office:value-type="float" office:value="0.9483863976195684">
            <text:p>0.9483863976195684</text:p>
          </table:table-cell>
          <table:table-cell office:value-type="float" office:value="1.6987714888661425">
            <text:p>1.6987714888661425</text:p>
          </table:table-cell>
          <table:table-cell office:value-type="float" office:value="2.424879644075096">
            <text:p>2.424879644075096</text:p>
          </table:table-cell>
          <table:table-cell office:value-type="float" office:value="3.457905399445432">
            <text:p>3.457905399445432</text:p>
          </table:table-cell>
          <table:table-cell office:value-type="float" office:value="0.0384570396887262">
            <text:p>0.0384570396887262</text:p>
          </table:table-cell>
          <table:table-cell office:value-type="float" office:value="0.0007707028365389">
            <text:p>0.0007707028365389</text:p>
          </table:table-cell>
          <table:table-cell office:value-type="float" office:value="0.0258297595954779">
            <text:p>0.0258297595954779</text:p>
          </table:table-cell>
          <table:table-cell office:value-type="float" office:value="0.3770903531452969">
            <text:p>0.3770903531452969</text:p>
          </table:table-cell>
          <table:table-cell office:value-type="float" office:value="0.1750653690820214">
            <text:p>0.1750653690820214</text:p>
          </table:table-cell>
          <table:table-cell office:value-type="float" office:value="0.0085276819774926">
            <text:p>0.0085276819774926</text:p>
          </table:table-cell>
          <table:table-cell office:value-type="float" office:value="0.003131079289156">
            <text:p>0.003131079289156</text:p>
          </table:table-cell>
          <table:table-cell office:value-type="float" office:value="0.0302772408455744">
            <text:p>0.0302772408455744</text:p>
          </table:table-cell>
          <table:table-cell office:value-type="float" office:value="0.0200376880454094">
            <text:p>0.0200376880454094</text:p>
          </table:table-cell>
          <table:table-cell office:value-type="float" office:value="0.0159230420736118">
            <text:p>0.0159230420736118</text:p>
          </table:table-cell>
          <table:table-cell office:value-type="float" office:value="0.3048900434206933">
            <text:p>0.3048900434206933</text:p>
          </table:table-cell>
          <table:table-cell office:value-type="float" office:value="14.83172649675105">
            <text:p>14.83172649675105</text:p>
          </table:table-cell>
          <table:table-cell office:value-type="float" office:value="0.2972369629679865">
            <text:p>0.2972369629679865</text:p>
          </table:table-cell>
          <table:table-cell office:value-type="float" office:value="9.961763383187982">
            <text:p>9.961763383187982</text:p>
          </table:table-cell>
          <table:table-cell office:value-type="float" office:value="145.43243649754666">
            <text:p>145.43243649754666</text:p>
          </table:table-cell>
          <table:table-cell office:value-type="float" office:value="67.5174608938632">
            <text:p>67.5174608938632</text:p>
          </table:table-cell>
          <table:table-cell office:value-type="float" office:value="3.288871108259591">
            <text:p>3.288871108259591</text:p>
          </table:table-cell>
          <table:table-cell office:value-type="float" office:value="1.2075633494488212">
            <text:p>1.2075633494488212</text:p>
          </table:table-cell>
          <table:table-cell office:value-type="float" office:value="11.677023476912703">
            <text:p>11.677023476912703</text:p>
          </table:table-cell>
          <table:table-cell office:value-type="float" office:value="7.727935148473073">
            <text:p>7.727935148473073</text:p>
          </table:table-cell>
          <table:table-cell office:value-type="float" office:value="6.141039636529867">
            <text:p>6.141039636529867</text:p>
          </table:table-cell>
          <table:table-cell office:value-type="float" office:value="117.58694304605882">
            <text:p>117.5869430460588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8.66105221765726">
            <text:p>28.66105221765726</text:p>
          </table:table-cell>
          <table:table-cell office:value-type="string" office:string-value="94">
            <text:p>94</text:p>
          </table:table-cell>
          <table:table-cell office:value-type="float" office:value="0.0222808888572246">
            <text:p>0.022280888857224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27604">
            <text:p>1.027604</text:p>
          </table:table-cell>
          <table:table-cell office:value-type="float" office:value="0.241744614598482">
            <text:p>0.241744614598482</text:p>
          </table:table-cell>
          <table:table-cell office:value-type="float" office:value="2.296459433668744">
            <text:p>2.296459433668744</text:p>
          </table:table-cell>
          <table:table-cell office:value-type="float" office:value="5.3102688818062855">
            <text:p>5.3102688818062855</text:p>
          </table:table-cell>
          <table:table-cell office:value-type="float" office:value="7.473591291219026">
            <text:p>7.473591291219026</text:p>
          </table:table-cell>
          <table:table-cell office:value-type="float" office:value="0.1199077521205693">
            <text:p>0.1199077521205693</text:p>
          </table:table-cell>
          <table:table-cell office:value-type="float" office:value="0.2263043172709983">
            <text:p>0.2263043172709983</text:p>
          </table:table-cell>
          <table:table-cell office:value-type="float" office:value="0.2294544154518765">
            <text:p>0.2294544154518765</text:p>
          </table:table-cell>
          <table:table-cell office:value-type="float" office:value="0.3054043576578207">
            <text:p>0.3054043576578207</text:p>
          </table:table-cell>
          <table:table-cell office:value-type="float" office:value="2.0773284934111325">
            <text:p>2.0773284934111325</text:p>
          </table:table-cell>
          <table:table-cell office:value-type="float" office:value="19.73363759704134">
            <text:p>19.73363759704134</text:p>
          </table:table-cell>
          <table:table-cell office:value-type="float" office:value="45.63151437384672">
            <text:p>45.63151437384672</text:p>
          </table:table-cell>
          <table:table-cell office:value-type="float" office:value="64.22109614786869">
            <text:p>64.22109614786869</text:p>
          </table:table-cell>
          <table:table-cell office:value-type="float" office:value="1.0303757561451872">
            <text:p>1.0303757561451872</text:p>
          </table:table-cell>
          <table:table-cell office:value-type="float" office:value="1.9446489313931952">
            <text:p>1.9446489313931952</text:p>
          </table:table-cell>
          <table:table-cell office:value-type="float" office:value="1.971717946845926">
            <text:p>1.971717946845926</text:p>
          </table:table-cell>
          <table:table-cell office:value-type="float" office:value="2.6243611475202604">
            <text:p>2.6243611475202604</text:p>
          </table:table-cell>
          <table:table-cell office:value-type="float" office:value="0.2821829335857496">
            <text:p>0.2821829335857496</text:p>
          </table:table-cell>
          <table:table-cell office:value-type="float" office:value="89.02622140816574">
            <text:p>89.02622140816574</text:p>
          </table:table-cell>
          <table:table-cell office:value-type="float" office:value="19.871624134202506">
            <text:p>19.871624134202506</text:p>
          </table:table-cell>
          <table:table-cell office:value-type="float" office:value="0.2699152671026656">
            <text:p>0.2699152671026656</text:p>
          </table:table-cell>
          <table:table-cell office:value-type="float" office:value="0.9302059582980327">
            <text:p>0.9302059582980327</text:p>
          </table:table-cell>
          <table:table-cell office:value-type="float" office:value="1.6580615267260874">
            <text:p>1.6580615267260874</text:p>
          </table:table-cell>
          <table:table-cell office:value-type="float" office:value="2.3762559657735007">
            <text:p>2.3762559657735007</text:p>
          </table:table-cell>
          <table:table-cell office:value-type="float" office:value="3.3708314240374615">
            <text:p>3.3708314240374615</text:p>
          </table:table-cell>
          <table:table-cell office:value-type="float" office:value="0.0380707290545835">
            <text:p>0.0380707290545835</text:p>
          </table:table-cell>
          <table:table-cell office:value-type="float" office:value="0.0007573494649957">
            <text:p>0.0007573494649957</text:p>
          </table:table-cell>
          <table:table-cell office:value-type="float" office:value="0.0256522891349044">
            <text:p>0.0256522891349044</text:p>
          </table:table-cell>
          <table:table-cell office:value-type="float" office:value="0.3775359973154701">
            <text:p>0.3775359973154701</text:p>
          </table:table-cell>
          <table:table-cell office:value-type="float" office:value="0.175263897063838">
            <text:p>0.175263897063838</text:p>
          </table:table-cell>
          <table:table-cell office:value-type="float" office:value="0.0084528576296616">
            <text:p>0.0084528576296616</text:p>
          </table:table-cell>
          <table:table-cell office:value-type="float" office:value="0.0030810620410945">
            <text:p>0.0030810620410945</text:p>
          </table:table-cell>
          <table:table-cell office:value-type="float" office:value="0.0303147521819191">
            <text:p>0.0303147521819191</text:p>
          </table:table-cell>
          <table:table-cell office:value-type="float" office:value="0.0197953433643094">
            <text:p>0.0197953433643094</text:p>
          </table:table-cell>
          <table:table-cell office:value-type="float" office:value="0.015671365091402">
            <text:p>0.015671365091402</text:p>
          </table:table-cell>
          <table:table-cell office:value-type="float" office:value="0.3054043576578207">
            <text:p>0.3054043576578207</text:p>
          </table:table-cell>
          <table:table-cell office:value-type="float" office:value="14.68273807448123">
            <text:p>14.68273807448123</text:p>
          </table:table-cell>
          <table:table-cell office:value-type="float" office:value="0.2920869681649234">
            <text:p>0.2920869681649234</text:p>
          </table:table-cell>
          <table:table-cell office:value-type="float" office:value="9.893318350658609">
            <text:p>9.893318350658609</text:p>
          </table:table-cell>
          <table:table-cell office:value-type="float" office:value="145.6043080846574">
            <text:p>145.6043080846574</text:p>
          </table:table-cell>
          <table:table-cell office:value-type="float" office:value="67.59402718061041">
            <text:p>67.59402718061041</text:p>
          </table:table-cell>
          <table:table-cell office:value-type="float" office:value="3.2600136020316035">
            <text:p>3.2600136020316035</text:p>
          </table:table-cell>
          <table:table-cell office:value-type="float" office:value="1.1882731973889367">
            <text:p>1.1882731973889367</text:p>
          </table:table-cell>
          <table:table-cell office:value-type="float" office:value="11.691490474000743">
            <text:p>11.691490474000743</text:p>
          </table:table-cell>
          <table:table-cell office:value-type="float" office:value="7.634470075313241">
            <text:p>7.634470075313241</text:p>
          </table:table-cell>
          <table:table-cell office:value-type="float" office:value="6.0439753748010165">
            <text:p>6.0439753748010165</text:p>
          </table:table-cell>
          <table:table-cell office:value-type="float" office:value="117.78529861789174">
            <text:p>117.7852986178917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7.55870405543968">
            <text:p>27.55870405543968</text:p>
          </table:table-cell>
          <table:table-cell office:value-type="string" office:string-value="95">
            <text:p>95</text:p>
          </table:table-cell>
          <table:table-cell office:value-type="float" office:value="0.0215396226955726">
            <text:p>0.021539622695572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38374">
            <text:p>1.038374</text:p>
          </table:table-cell>
          <table:table-cell office:value-type="float" office:value="0.2412302271960742">
            <text:p>0.2412302271960742</text:p>
          </table:table-cell>
          <table:table-cell office:value-type="float" office:value="2.2979991162702156">
            <text:p>2.2979991162702156</text:p>
          </table:table-cell>
          <table:table-cell office:value-type="float" office:value="5.313821634488653">
            <text:p>5.313821634488653</text:p>
          </table:table-cell>
          <table:table-cell office:value-type="float" office:value="7.478866548006273">
            <text:p>7.478866548006273</text:p>
          </table:table-cell>
          <table:table-cell office:value-type="float" office:value="0.120004463515008">
            <text:p>0.120004463515008</text:p>
          </table:table-cell>
          <table:table-cell office:value-type="float" office:value="0.2261615978856809">
            <text:p>0.2261615978856809</text:p>
          </table:table-cell>
          <table:table-cell office:value-type="float" office:value="0.2295636425312229">
            <text:p>0.2295636425312229</text:p>
          </table:table-cell>
          <table:table-cell office:value-type="float" office:value="0.3059130594664782">
            <text:p>0.3059130594664782</text:p>
          </table:table-cell>
          <table:table-cell office:value-type="float" office:value="2.0039444348910207">
            <text:p>2.0039444348910207</text:p>
          </table:table-cell>
          <table:table-cell office:value-type="float" office:value="19.08990674162548">
            <text:p>19.08990674162548</text:p>
          </table:table-cell>
          <table:table-cell office:value-type="float" office:value="44.142906202968334">
            <text:p>44.142906202968334</text:p>
          </table:table-cell>
          <table:table-cell office:value-type="float" office:value="62.12833761495416">
            <text:p>62.12833761495416</text:p>
          </table:table-cell>
          <table:table-cell office:value-type="float" office:value="0.9968994334508364">
            <text:p>0.9968994334508364</text:p>
          </table:table-cell>
          <table:table-cell office:value-type="float" office:value="1.8787665241499505">
            <text:p>1.8787665241499505</text:p>
          </table:table-cell>
          <table:table-cell office:value-type="float" office:value="1.90702794277036">
            <text:p>1.90702794277036</text:p>
          </table:table-cell>
          <table:table-cell office:value-type="float" office:value="2.541276772002773">
            <text:p>2.541276772002773</text:p>
          </table:table-cell>
          <table:table-cell office:value-type="float" office:value="0.2722156036557378">
            <text:p>0.2722156036557378</text:p>
          </table:table-cell>
          <table:table-cell office:value-type="float" office:value="89.35447634348435">
            <text:p>89.35447634348435</text:p>
          </table:table-cell>
          <table:table-cell office:value-type="float" office:value="19.9450184646867">
            <text:p>19.9450184646867</text:p>
          </table:table-cell>
          <table:table-cell office:value-type="float" office:value="0.264168979291622">
            <text:p>0.264168979291622</text:p>
          </table:table-cell>
          <table:table-cell office:value-type="float" office:value="0.9123063225860584">
            <text:p>0.9123063225860584</text:p>
          </table:table-cell>
          <table:table-cell office:value-type="float" office:value="1.6182502045864895">
            <text:p>1.6182502045864895</text:p>
          </table:table-cell>
          <table:table-cell office:value-type="float" office:value="2.328527272285094">
            <text:p>2.328527272285094</text:p>
          </table:table-cell>
          <table:table-cell office:value-type="float" office:value="3.2865264538605854">
            <text:p>3.2865264538605854</text:p>
          </table:table-cell>
          <table:table-cell office:value-type="float" office:value="0.0376847890989613">
            <text:p>0.0376847890989613</text:p>
          </table:table-cell>
          <table:table-cell office:value-type="float" office:value="0.000744184290459">
            <text:p>0.000744184290459</text:p>
          </table:table-cell>
          <table:table-cell office:value-type="float" office:value="0.0254768345393747">
            <text:p>0.0254768345393747</text:p>
          </table:table-cell>
          <table:table-cell office:value-type="float" office:value="0.3779784470845406">
            <text:p>0.3779784470845406</text:p>
          </table:table-cell>
          <table:table-cell office:value-type="float" office:value="0.1754607597586876">
            <text:p>0.1754607597586876</text:p>
          </table:table-cell>
          <table:table-cell office:value-type="float" office:value="0.0083791695429291">
            <text:p>0.0083791695429291</text:p>
          </table:table-cell>
          <table:table-cell office:value-type="float" office:value="0.0030319813822586">
            <text:p>0.0030319813822586</text:p>
          </table:table-cell>
          <table:table-cell office:value-type="float" office:value="0.0303519543240413">
            <text:p>0.0303519543240413</text:p>
          </table:table-cell>
          <table:table-cell office:value-type="float" office:value="0.0195543196075802">
            <text:p>0.0195543196075802</text:p>
          </table:table-cell>
          <table:table-cell office:value-type="float" office:value="0.0154245009046881">
            <text:p>0.0154245009046881</text:p>
          </table:table-cell>
          <table:table-cell office:value-type="float" office:value="0.3059130594664782">
            <text:p>0.3059130594664782</text:p>
          </table:table-cell>
          <table:table-cell office:value-type="float" office:value="14.53389261179644">
            <text:p>14.53389261179644</text:p>
          </table:table-cell>
          <table:table-cell office:value-type="float" office:value="0.2870095553013382">
            <text:p>0.2870095553013382</text:p>
          </table:table-cell>
          <table:table-cell office:value-type="float" office:value="9.82565077680067">
            <text:p>9.82565077680067</text:p>
          </table:table-cell>
          <table:table-cell office:value-type="float" office:value="145.7749476870948">
            <text:p>145.7749476870948</text:p>
          </table:table-cell>
          <table:table-cell office:value-type="float" office:value="67.66995121613309">
            <text:p>67.66995121613309</text:p>
          </table:table-cell>
          <table:table-cell office:value-type="float" office:value="3.231594317621492">
            <text:p>3.231594317621492</text:p>
          </table:table-cell>
          <table:table-cell office:value-type="float" office:value="1.1693442596956807">
            <text:p>1.1693442596956807</text:p>
          </table:table-cell>
          <table:table-cell office:value-type="float" office:value="11.70583822415302">
            <text:p>11.70583822415302</text:p>
          </table:table-cell>
          <table:table-cell office:value-type="float" office:value="7.541514443055487">
            <text:p>7.541514443055487</text:p>
          </table:table-cell>
          <table:table-cell office:value-type="float" office:value="5.948767263911085">
            <text:p>5.948767263911085</text:p>
          </table:table-cell>
          <table:table-cell office:value-type="float" office:value="117.98148964443666">
            <text:p>117.9814896444366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6.49875389946123">
            <text:p>26.49875389946123</text:p>
          </table:table-cell>
          <table:table-cell office:value-type="string" office:string-value="96">
            <text:p>96</text:p>
          </table:table-cell>
          <table:table-cell office:value-type="float" office:value="0.0208196433358531">
            <text:p>0.020819643335853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29286">
            <text:p>1.029286</text:p>
          </table:table-cell>
          <table:table-cell office:value-type="float" office:value="0.2407172982979067">
            <text:p>0.2407172982979067</text:p>
          </table:table-cell>
          <table:table-cell office:value-type="float" office:value="2.299534640184084">
            <text:p>2.299534640184084</text:p>
          </table:table-cell>
          <table:table-cell office:value-type="float" office:value="5.317364106666641">
            <text:p>5.317364106666641</text:p>
          </table:table-cell>
          <table:table-cell office:value-type="float" office:value="7.484124458584938">
            <text:p>7.484124458584938</text:p>
          </table:table-cell>
          <table:table-cell office:value-type="float" office:value="0.1201007294533616">
            <text:p>0.1201007294533616</text:p>
          </table:table-cell>
          <table:table-cell office:value-type="float" office:value="0.2260210706171993">
            <text:p>0.2260210706171993</text:p>
          </table:table-cell>
          <table:table-cell office:value-type="float" office:value="0.2296739065796665">
            <text:p>0.2296739065796665</text:p>
          </table:table-cell>
          <table:table-cell office:value-type="float" office:value="0.3064165976605507">
            <text:p>0.3064165976605507</text:p>
          </table:table-cell>
          <table:table-cell office:value-type="float" office:value="1.9328423980609168">
            <text:p>1.9328423980609168</text:p>
          </table:table-cell>
          <table:table-cell office:value-type="float" office:value="18.464140632124245">
            <text:p>18.464140632124245</text:p>
          </table:table-cell>
          <table:table-cell office:value-type="float" office:value="42.695838080457435">
            <text:p>42.695838080457435</text:p>
          </table:table-cell>
          <table:table-cell office:value-type="float" office:value="60.093865992195134">
            <text:p>60.093865992195134</text:p>
          </table:table-cell>
          <table:table-cell office:value-type="float" office:value="0.9643502297795584">
            <text:p>0.9643502297795584</text:p>
          </table:table-cell>
          <table:table-cell office:value-type="float" office:value="1.8148388638168853">
            <text:p>1.8148388638168853</text:p>
          </table:table-cell>
          <table:table-cell office:value-type="float" office:value="1.8441693534465935">
            <text:p>1.8441693534465935</text:p>
          </table:table-cell>
          <table:table-cell office:value-type="float" office:value="2.460375700523705">
            <text:p>2.460375700523705</text:p>
          </table:table-cell>
          <table:table-cell office:value-type="float" office:value="0.2625581971456621">
            <text:p>0.2625581971456621</text:p>
          </table:table-cell>
          <table:table-cell office:value-type="float" office:value="89.67687497627142">
            <text:p>89.67687497627142</text:p>
          </table:table-cell>
          <table:table-cell office:value-type="float" office:value="20.01710226437749">
            <text:p>20.01710226437749</text:p>
          </table:table-cell>
          <table:table-cell office:value-type="float" office:value="0.2585300612595862">
            <text:p>0.2585300612595862</text:p>
          </table:table-cell>
          <table:table-cell office:value-type="float" office:value="0.8946881003311099">
            <text:p>0.8946881003311099</text:p>
          </table:table-cell>
          <table:table-cell office:value-type="float" office:value="1.5793454822361204">
            <text:p>1.5793454822361204</text:p>
          </table:table-cell>
          <table:table-cell office:value-type="float" office:value="2.2816963691950636">
            <text:p>2.2816963691950636</text:p>
          </table:table-cell>
          <table:table-cell office:value-type="float" office:value="3.204893768928132">
            <text:p>3.204893768928132</text:p>
          </table:table-cell>
          <table:table-cell office:value-type="float" office:value="0.0372983347424273">
            <text:p>0.0372983347424273</text:p>
          </table:table-cell>
          <table:table-cell office:value-type="float" office:value="0.0007312079361694">
            <text:p>0.0007312079361694</text:p>
          </table:table-cell>
          <table:table-cell office:value-type="float" office:value="0.0253033445905197">
            <text:p>0.0253033445905197</text:p>
          </table:table-cell>
          <table:table-cell office:value-type="float" office:value="0.3784181804236279">
            <text:p>0.3784181804236279</text:p>
          </table:table-cell>
          <table:table-cell office:value-type="float" office:value="0.1756561614098055">
            <text:p>0.1756561614098055</text:p>
          </table:table-cell>
          <table:table-cell office:value-type="float" office:value="0.0083066098049209">
            <text:p>0.0083066098049209</text:p>
          </table:table-cell>
          <table:table-cell office:value-type="float" office:value="0.002983828312374">
            <text:p>0.002983828312374</text:p>
          </table:table-cell>
          <table:table-cell office:value-type="float" office:value="0.0303888922068231">
            <text:p>0.0303888922068231</text:p>
          </table:table-cell>
          <table:table-cell office:value-type="float" office:value="0.0193145546954994">
            <text:p>0.0193145546954994</text:p>
          </table:table-cell>
          <table:table-cell office:value-type="float" office:value="0.015182288217281">
            <text:p>0.015182288217281</text:p>
          </table:table-cell>
          <table:table-cell office:value-type="float" office:value="0.3064165976605507">
            <text:p>0.3064165976605507</text:p>
          </table:table-cell>
          <table:table-cell office:value-type="float" office:value="14.384848760111948">
            <text:p>14.384848760111948</text:p>
          </table:table-cell>
          <table:table-cell office:value-type="float" office:value="0.2820049647424592">
            <text:p>0.2820049647424592</text:p>
          </table:table-cell>
          <table:table-cell office:value-type="float" office:value="9.758740908225754">
            <text:p>9.758740908225754</text:p>
          </table:table-cell>
          <table:table-cell office:value-type="float" office:value="145.9445396439806">
            <text:p>145.9445396439806</text:p>
          </table:table-cell>
          <table:table-cell office:value-type="float" office:value="67.74531177091971">
            <text:p>67.74531177091971</text:p>
          </table:table-cell>
          <table:table-cell office:value-type="float" office:value="3.2036102034638545">
            <text:p>3.2036102034638545</text:p>
          </table:table-cell>
          <table:table-cell office:value-type="float" office:value="1.1507730652333004">
            <text:p>1.1507730652333004</text:p>
          </table:table-cell>
          <table:table-cell office:value-type="float" office:value="11.720084057405476">
            <text:p>11.720084057405476</text:p>
          </table:table-cell>
          <table:table-cell office:value-type="float" office:value="7.449044309413283">
            <text:p>7.449044309413283</text:p>
          </table:table-cell>
          <table:table-cell office:value-type="float" office:value="5.855353096758769">
            <text:p>5.855353096758769</text:p>
          </table:table-cell>
          <table:table-cell office:value-type="float" office:value="118.1756892197446">
            <text:p>118.175689219744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5.47957105717425">
            <text:p>25.47957105717425</text:p>
          </table:table-cell>
          <table:table-cell office:value-type="string" office:string-value="97">
            <text:p>97</text:p>
          </table:table-cell>
          <table:table-cell office:value-type="float" office:value="0.0201205701573451">
            <text:p>0.020120570157345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35893">
            <text:p>1.035893</text:p>
          </table:table-cell>
          <table:table-cell office:value-type="float" office:value="0.2402069579985793">
            <text:p>0.2402069579985793</text:p>
          </table:table-cell>
          <table:table-cell office:value-type="float" office:value="2.3010625910233244">
            <text:p>2.3010625910233244</text:p>
          </table:table-cell>
          <table:table-cell office:value-type="float" office:value="5.320888524790742">
            <text:p>5.320888524790742</text:p>
          </table:table-cell>
          <table:table-cell office:value-type="float" office:value="7.489353898585289">
            <text:p>7.489353898585289</text:p>
          </table:table-cell>
          <table:table-cell office:value-type="float" office:value="0.1201963723004927">
            <text:p>0.1201963723004927</text:p>
          </table:table-cell>
          <table:table-cell office:value-type="float" office:value="0.2258826060103111">
            <text:p>0.2258826060103111</text:p>
          </table:table-cell>
          <table:table-cell office:value-type="float" office:value="0.22978484390412">
            <text:p>0.22978484390412</text:p>
          </table:table-cell>
          <table:table-cell office:value-type="float" office:value="0.3069145316730676">
            <text:p>0.3069145316730676</text:p>
          </table:table-cell>
          <table:table-cell office:value-type="float" office:value="1.8639820436537184">
            <text:p>1.8639820436537184</text:p>
          </table:table-cell>
          <table:table-cell office:value-type="float" office:value="17.85601627333436">
            <text:p>17.85601627333436</text:p>
          </table:table-cell>
          <table:table-cell office:value-type="float" office:value="41.28956442032676">
            <text:p>41.28956442032676</text:p>
          </table:table-cell>
          <table:table-cell office:value-type="float" office:value="58.1166395088918">
            <text:p>58.1166395088918</text:p>
          </table:table-cell>
          <table:table-cell office:value-type="float" office:value="0.932711864582044">
            <text:p>0.932711864582044</text:p>
          </table:table-cell>
          <table:table-cell office:value-type="float" office:value="1.7528265004688897">
            <text:p>1.7528265004688897</text:p>
          </table:table-cell>
          <table:table-cell office:value-type="float" office:value="1.783107477442787">
            <text:p>1.783107477442787</text:p>
          </table:table-cell>
          <table:table-cell office:value-type="float" office:value="2.3816261641279017">
            <text:p>2.3816261641279017</text:p>
          </table:table-cell>
          <table:table-cell office:value-type="float" office:value="0.2532052370350603">
            <text:p>0.2532052370350603</text:p>
          </table:table-cell>
          <table:table-cell office:value-type="float" office:value="89.99340650877859">
            <text:p>89.99340650877859</text:p>
          </table:table-cell>
          <table:table-cell office:value-type="float" office:value="20.087873372405703">
            <text:p>20.087873372405703</text:p>
          </table:table-cell>
          <table:table-cell office:value-type="float" office:value="0.2529971929121182">
            <text:p>0.2529971929121182</text:p>
          </table:table-cell>
          <table:table-cell office:value-type="float" office:value="0.8773514410405499">
            <text:p>0.8773514410405499</text:p>
          </table:table-cell>
          <table:table-cell office:value-type="float" office:value="1.5413165789466747">
            <text:p>1.5413165789466747</text:p>
          </table:table-cell>
          <table:table-cell office:value-type="float" office:value="2.2357475076522184">
            <text:p>2.2357475076522184</text:p>
          </table:table-cell>
          <table:table-cell office:value-type="float" office:value="3.1258295915811045">
            <text:p>3.1258295915811045</text:p>
          </table:table-cell>
          <table:table-cell office:value-type="float" office:value="0.0369126125892993">
            <text:p>0.0369126125892993</text:p>
          </table:table-cell>
          <table:table-cell office:value-type="float" office:value="0.0007184185058266">
            <text:p>0.0007184185058266</text:p>
          </table:table-cell>
          <table:table-cell office:value-type="float" office:value="0.0251319105331315">
            <text:p>0.0251319105331315</text:p>
          </table:table-cell>
          <table:table-cell office:value-type="float" office:value="0.3788545177121811">
            <text:p>0.3788545177121811</text:p>
          </table:table-cell>
          <table:table-cell office:value-type="float" office:value="0.1758498376545944">
            <text:p>0.1758498376545944</text:p>
          </table:table-cell>
          <table:table-cell office:value-type="float" office:value="0.0082351696272713">
            <text:p>0.0082351696272713</text:p>
          </table:table-cell>
          <table:table-cell office:value-type="float" office:value="0.0029365707228651">
            <text:p>0.0029365707228651</text:p>
          </table:table-cell>
          <table:table-cell office:value-type="float" office:value="0.0304255127521858">
            <text:p>0.0304255127521858</text:p>
          </table:table-cell>
          <table:table-cell office:value-type="float" office:value="0.019076246496603">
            <text:p>0.019076246496603</text:p>
          </table:table-cell>
          <table:table-cell office:value-type="float" office:value="0.0149446717329727">
            <text:p>0.0149446717329727</text:p>
          </table:table-cell>
          <table:table-cell office:value-type="float" office:value="0.3069145316730676">
            <text:p>0.3069145316730676</text:p>
          </table:table-cell>
          <table:table-cell office:value-type="float" office:value="14.236087297315088">
            <text:p>14.236087297315088</text:p>
          </table:table-cell>
          <table:table-cell office:value-type="float" office:value="0.277072465142156">
            <text:p>0.277072465142156</text:p>
          </table:table-cell>
          <table:table-cell office:value-type="float" office:value="9.692623935312854">
            <text:p>9.692623935312854</text:p>
          </table:table-cell>
          <table:table-cell office:value-type="float" office:value="146.1128218460569">
            <text:p>146.1128218460569</text:p>
          </table:table-cell>
          <table:table-cell office:value-type="float" office:value="67.82000688824746">
            <text:p>67.82000688824746</text:p>
          </table:table-cell>
          <table:table-cell office:value-type="float" office:value="3.176057870149735">
            <text:p>3.176057870149735</text:p>
          </table:table-cell>
          <table:table-cell office:value-type="float" office:value="1.132547230687394">
            <text:p>1.132547230687394</text:p>
          </table:table-cell>
          <table:table-cell office:value-type="float" office:value="11.73420750313552">
            <text:p>11.73420750313552</text:p>
          </table:table-cell>
          <table:table-cell office:value-type="float" office:value="7.35713598634491">
            <text:p>7.35713598634491</text:p>
          </table:table-cell>
          <table:table-cell office:value-type="float" office:value="5.763711547255583">
            <text:p>5.763711547255583</text:p>
          </table:table-cell>
          <table:table-cell office:value-type="float" office:value="118.367727430352">
            <text:p>118.36772743035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4.49958755497525">
            <text:p>24.49958755497525</text:p>
          </table:table-cell>
          <table:table-cell office:value-type="string" office:string-value="98">
            <text:p>98</text:p>
          </table:table-cell>
          <table:table-cell office:value-type="float" office:value="0.0194420118816786">
            <text:p>0.019442011881678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33404">
            <text:p>1.033404</text:p>
          </table:table-cell>
          <table:table-cell office:value-type="float" office:value="0.2397014699986654">
            <text:p>0.2397014699986654</text:p>
          </table:table-cell>
          <table:table-cell office:value-type="float" office:value="2.3025761384389773">
            <text:p>2.3025761384389773</text:p>
          </table:table-cell>
          <table:table-cell office:value-type="float" office:value="5.324379308574238">
            <text:p>5.324379308574238</text:p>
          </table:table-cell>
          <table:table-cell office:value-type="float" office:value="7.494532589471145">
            <text:p>7.494532589471145</text:p>
          </table:table-cell>
          <table:table-cell office:value-type="float" office:value="0.1202910359136672">
            <text:p>0.1202910359136672</text:p>
          </table:table-cell>
          <table:table-cell office:value-type="float" office:value="0.2257459471586443">
            <text:p>0.2257459471586443</text:p>
          </table:table-cell>
          <table:table-cell office:value-type="float" office:value="0.2298957880256289">
            <text:p>0.2298957880256289</text:p>
          </table:table-cell>
          <table:table-cell office:value-type="float" office:value="0.307405902328134">
            <text:p>0.307405902328134</text:p>
          </table:table-cell>
          <table:table-cell office:value-type="float" office:value="1.7973297355060136">
            <text:p>1.7973297355060136</text:p>
          </table:table-cell>
          <table:table-cell office:value-type="float" office:value="17.265178064640263">
            <text:p>17.265178064640263</text:p>
          </table:table-cell>
          <table:table-cell office:value-type="float" office:value="39.92326477792024">
            <text:p>39.92326477792024</text:p>
          </table:table-cell>
          <table:table-cell office:value-type="float" office:value="56.19550967647535">
            <text:p>56.19550967647535</text:p>
          </table:table-cell>
          <table:table-cell office:value-type="float" office:value="0.9019663323869463">
            <text:p>0.9019663323869463</text:p>
          </table:table-cell>
          <table:table-cell office:value-type="float" office:value="1.6926884240653997">
            <text:p>1.6926884240653997</text:p>
          </table:table-cell>
          <table:table-cell office:value-type="float" office:value="1.7238047638520972">
            <text:p>1.7238047638520972</text:p>
          </table:table-cell>
          <table:table-cell office:value-type="float" office:value="2.304991158908991">
            <text:p>2.304991158908991</text:p>
          </table:table-cell>
          <table:table-cell office:value-type="float" office:value="0.2441521571479734">
            <text:p>0.2441521571479734</text:p>
          </table:table-cell>
          <table:table-cell office:value-type="float" office:value="90.30392405449165">
            <text:p>90.30392405449165</text:p>
          </table:table-cell>
          <table:table-cell office:value-type="float" office:value="20.157299428133967">
            <text:p>20.157299428133967</text:p>
          </table:table-cell>
          <table:table-cell office:value-type="float" office:value="0.2475682053117028">
            <text:p>0.2475682053117028</text:p>
          </table:table-cell>
          <table:table-cell office:value-type="float" office:value="0.8602961296042282">
            <text:p>0.8602961296042282</text:p>
          </table:table-cell>
          <table:table-cell office:value-type="float" office:value="1.50411104191375">
            <text:p>1.50411104191375</text:p>
          </table:table-cell>
          <table:table-cell office:value-type="float" office:value="2.1906547836813632">
            <text:p>2.1906547836813632</text:p>
          </table:table-cell>
          <table:table-cell office:value-type="float" office:value="3.049228550606861">
            <text:p>3.049228550606861</text:p>
          </table:table-cell>
          <table:table-cell office:value-type="float" office:value="0.0365301175558855">
            <text:p>0.0365301175558855</text:p>
          </table:table-cell>
          <table:table-cell office:value-type="float" office:value="0.0007058127498237">
            <text:p>0.0007058127498237</text:p>
          </table:table-cell>
          <table:table-cell office:value-type="float" office:value="0.0249627028586933">
            <text:p>0.0249627028586933</text:p>
          </table:table-cell>
          <table:table-cell office:value-type="float" office:value="0.3792861090182766">
            <text:p>0.3792861090182766</text:p>
          </table:table-cell>
          <table:table-cell office:value-type="float" office:value="0.1760412522462644">
            <text:p>0.1760412522462644</text:p>
          </table:table-cell>
          <table:table-cell office:value-type="float" office:value="0.0081648388288537">
            <text:p>0.0081648388288537</text:p>
          </table:table-cell>
          <table:table-cell office:value-type="float" office:value="0.0028901637560267">
            <text:p>0.0028901637560267</text:p>
          </table:table-cell>
          <table:table-cell office:value-type="float" office:value="0.0304617063265287">
            <text:p>0.0304617063265287</text:p>
          </table:table-cell>
          <table:table-cell office:value-type="float" office:value="0.0188397379355783">
            <text:p>0.0188397379355783</text:p>
          </table:table-cell>
          <table:table-cell office:value-type="float" office:value="0.014711656395935">
            <text:p>0.014711656395935</text:p>
          </table:table-cell>
          <table:table-cell office:value-type="float" office:value="0.307405902328134">
            <text:p>0.307405902328134</text:p>
          </table:table-cell>
          <table:table-cell office:value-type="float" office:value="14.088570437778383">
            <text:p>14.088570437778383</text:p>
          </table:table-cell>
          <table:table-cell office:value-type="float" office:value="0.2722108032245076">
            <text:p>0.2722108032245076</text:p>
          </table:table-cell>
          <table:table-cell office:value-type="float" office:value="9.627365611512285">
            <text:p>9.627365611512285</text:p>
          </table:table-cell>
          <table:table-cell office:value-type="float" office:value="146.27927366507876">
            <text:p>146.27927366507876</text:p>
          </table:table-cell>
          <table:table-cell office:value-type="float" office:value="67.8938297538168">
            <text:p>67.8938297538168</text:p>
          </table:table-cell>
          <table:table-cell office:value-type="float" office:value="3.148933391124034">
            <text:p>3.148933391124034</text:p>
          </table:table-cell>
          <table:table-cell office:value-type="float" office:value="1.1146494557868445">
            <text:p>1.1146494557868445</text:p>
          </table:table-cell>
          <table:table-cell office:value-type="float" office:value="11.748166278952327">
            <text:p>11.748166278952327</text:p>
          </table:table-cell>
          <table:table-cell office:value-type="float" office:value="7.265921729614495">
            <text:p>7.265921729614495</text:p>
          </table:table-cell>
          <table:table-cell office:value-type="float" office:value="5.673844522220271">
            <text:p>5.673844522220271</text:p>
          </table:table-cell>
          <table:table-cell office:value-type="float" office:value="118.55723435089148">
            <text:p>118.5572343508914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3.55729572593773">
            <text:p>23.55729572593773</text:p>
          </table:table-cell>
          <table:table-cell office:value-type="string" office:string-value="99">
            <text:p>99</text:p>
          </table:table-cell>
          <table:table-cell office:value-type="float" office:value="0.0187835701602724">
            <text:p>0.018783570160272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44177">
            <text:p>1.044177</text:p>
          </table:table-cell>
          <table:table-cell office:value-type="float" office:value="0.2391980551201963">
            <text:p>0.2391980551201963</text:p>
          </table:table-cell>
          <table:table-cell office:value-type="float" office:value="2.3040836509343987">
            <text:p>2.3040836509343987</text:p>
          </table:table-cell>
          <table:table-cell office:value-type="float" office:value="5.327855603375661">
            <text:p>5.327855603375661</text:p>
          </table:table-cell>
          <table:table-cell office:value-type="float" office:value="7.499687896006898">
            <text:p>7.499687896006898</text:p>
          </table:table-cell>
          <table:table-cell office:value-type="float" office:value="0.1203851587234669">
            <text:p>0.1203851587234669</text:p>
          </table:table-cell>
          <table:table-cell office:value-type="float" office:value="0.2256113776921057">
            <text:p>0.2256113776921057</text:p>
          </table:table-cell>
          <table:table-cell office:value-type="float" office:value="0.2300074214225743">
            <text:p>0.2300074214225743</text:p>
          </table:table-cell>
          <table:table-cell office:value-type="float" office:value="0.3078920512754843">
            <text:p>0.3078920512754843</text:p>
          </table:table-cell>
          <table:table-cell office:value-type="float" office:value="1.7328127840739762">
            <text:p>1.7328127840739762</text:p>
          </table:table-cell>
          <table:table-cell office:value-type="float" office:value="16.691379885629605">
            <text:p>16.691379885629605</text:p>
          </table:table-cell>
          <table:table-cell office:value-type="float" office:value="38.59636858916086">
            <text:p>38.59636858916086</text:p>
          </table:table-cell>
          <table:table-cell office:value-type="float" office:value="54.32968531552392">
            <text:p>54.32968531552392</text:p>
          </table:table-cell>
          <table:table-cell office:value-type="float" office:value="0.8721013301883866">
            <text:p>0.8721013301883866</text:p>
          </table:table-cell>
          <table:table-cell office:value-type="float" office:value="1.6343873669916575">
            <text:p>1.6343873669916575</text:p>
          </table:table-cell>
          <table:table-cell office:value-type="float" office:value="1.66623344856484">
            <text:p>1.66623344856484</text:p>
          </table:table-cell>
          <table:table-cell office:value-type="float" office:value="2.230449918569896">
            <text:p>2.230449918569896</text:p>
          </table:table-cell>
          <table:table-cell office:value-type="float" office:value="0.2353890848499521">
            <text:p>0.2353890848499521</text:p>
          </table:table-cell>
          <table:table-cell office:value-type="float" office:value="90.60887008918665">
            <text:p>90.60887008918665</text:p>
          </table:table-cell>
          <table:table-cell office:value-type="float" office:value="20.225478829344365">
            <text:p>20.225478829344365</text:p>
          </table:table-cell>
          <table:table-cell office:value-type="float" office:value="0.2422443727436531">
            <text:p>0.2422443727436531</text:p>
          </table:table-cell>
          <table:table-cell office:value-type="float" office:value="0.8435217570436551">
            <text:p>0.8435217570436551</text:p>
          </table:table-cell>
          <table:table-cell office:value-type="float" office:value="1.46777248093647">
            <text:p>1.46777248093647</text:p>
          </table:table-cell>
          <table:table-cell office:value-type="float" office:value="2.146435860734315">
            <text:p>2.146435860734315</text:p>
          </table:table-cell>
          <table:table-cell office:value-type="float" office:value="2.9750149405769775">
            <text:p>2.9750149405769775</text:p>
          </table:table-cell>
          <table:table-cell office:value-type="float" office:value="0.0361478151973012">
            <text:p>0.0361478151973012</text:p>
          </table:table-cell>
          <table:table-cell office:value-type="float" office:value="0.00069339325529">
            <text:p>0.00069339325529</text:p>
          </table:table-cell>
          <table:table-cell office:value-type="float" office:value="0.0247955201370766">
            <text:p>0.0247955201370766</text:p>
          </table:table-cell>
          <table:table-cell office:value-type="float" office:value="0.3797146052066642">
            <text:p>0.3797146052066642</text:p>
          </table:table-cell>
          <table:table-cell office:value-type="float" office:value="0.17623108296111">
            <text:p>0.17623108296111</text:p>
          </table:table-cell>
          <table:table-cell office:value-type="float" office:value="0.0080956091136417">
            <text:p>0.0080956091136417</text:p>
          </table:table-cell>
          <table:table-cell office:value-type="float" office:value="0.0028446228338856">
            <text:p>0.0028446228338856</text:p>
          </table:table-cell>
          <table:table-cell office:value-type="float" office:value="0.0304976160780226">
            <text:p>0.0304976160780226</text:p>
          </table:table-cell>
          <table:table-cell office:value-type="float" office:value="0.0186046984117887">
            <text:p>0.0186046984117887</text:p>
          </table:table-cell>
          <table:table-cell office:value-type="float" office:value="0.0144829855297353">
            <text:p>0.0144829855297353</text:p>
          </table:table-cell>
          <table:table-cell office:value-type="float" office:value="0.3078920512754843">
            <text:p>0.3078920512754843</text:p>
          </table:table-cell>
          <table:table-cell office:value-type="float" office:value="13.941127887143155">
            <text:p>13.941127887143155</text:p>
          </table:table-cell>
          <table:table-cell office:value-type="float" office:value="0.2674209767677042">
            <text:p>0.2674209767677042</text:p>
          </table:table-cell>
          <table:table-cell office:value-type="float" office:value="9.56288825126635">
            <text:p>9.56288825126635</text:p>
          </table:table-cell>
          <table:table-cell office:value-type="float" office:value="146.44453179005419">
            <text:p>146.44453179005419</text:p>
          </table:table-cell>
          <table:table-cell office:value-type="float" office:value="67.9670417656113">
            <text:p>67.9670417656113</text:p>
          </table:table-cell>
          <table:table-cell office:value-type="float" office:value="3.122233566858198">
            <text:p>3.122233566858198</text:p>
          </table:table-cell>
          <table:table-cell office:value-type="float" office:value="1.097085688344693">
            <text:p>1.097085688344693</text:p>
          </table:table-cell>
          <table:table-cell office:value-type="float" office:value="11.76201559281098">
            <text:p>11.76201559281098</text:p>
          </table:table-cell>
          <table:table-cell office:value-type="float" office:value="7.175274036474576">
            <text:p>7.175274036474576</text:p>
          </table:table-cell>
          <table:table-cell office:value-type="float" office:value="5.585653029253041">
            <text:p>5.585653029253041</text:p>
          </table:table-cell>
          <table:table-cell office:value-type="float" office:value="118.74472741541604">
            <text:p>118.7447274154160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2.65124589032474">
            <text:p>22.65124589032474</text:p>
          </table:table-cell>
          <table:table-cell office:value-type="string" office:string-value="100">
            <text:p>100</text:p>
          </table:table-cell>
          <table:table-cell office:value-type="float" office:value="0.0181448373523027">
            <text:p>0.018144837352302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36504">
            <text:p>1.036504</text:p>
          </table:table-cell>
          <table:table-cell office:value-type="float" office:value="0.2387006261424524">
            <text:p>0.2387006261424524</text:p>
          </table:table-cell>
          <table:table-cell office:value-type="float" office:value="2.3055733289633076">
            <text:p>2.3055733289633076</text:p>
          </table:table-cell>
          <table:table-cell office:value-type="float" office:value="5.331290472226415">
            <text:p>5.331290472226415</text:p>
          </table:table-cell>
          <table:table-cell office:value-type="float" office:value="7.504781313850754">
            <text:p>7.504781313850754</text:p>
          </table:table-cell>
          <table:table-cell office:value-type="float" office:value="0.12047812497852">
            <text:p>0.12047812497852</text:p>
          </table:table-cell>
          <table:table-cell office:value-type="float" office:value="0.2254784558458735">
            <text:p>0.2254784558458735</text:p>
          </table:table-cell>
          <table:table-cell office:value-type="float" office:value="0.2301186385876416">
            <text:p>0.2301186385876416</text:p>
          </table:table-cell>
          <table:table-cell office:value-type="float" office:value="0.3083712644353989">
            <text:p>0.3083712644353989</text:p>
          </table:table-cell>
          <table:table-cell office:value-type="float" office:value="1.6704077476452952">
            <text:p>1.6704077476452952</text:p>
          </table:table-cell>
          <table:table-cell office:value-type="float" office:value="16.134216376819662">
            <text:p>16.134216376819662</text:p>
          </table:table-cell>
          <table:table-cell office:value-type="float" office:value="37.30794113811809">
            <text:p>37.30794113811809</text:p>
          </table:table-cell>
          <table:table-cell office:value-type="float" office:value="52.51785491152688">
            <text:p>52.51785491152688</text:p>
          </table:table-cell>
          <table:table-cell office:value-type="float" office:value="0.8430962106726813">
            <text:p>0.8430962106726813</text:p>
          </table:table-cell>
          <table:table-cell office:value-type="float" office:value="1.5778800653303349">
            <text:p>1.5778800653303349</text:p>
          </table:table-cell>
          <table:table-cell office:value-type="float" office:value="1.610351690259018">
            <text:p>1.610351690259018</text:p>
          </table:table-cell>
          <table:table-cell office:value-type="float" office:value="2.157957260475136">
            <text:p>2.157957260475136</text:p>
          </table:table-cell>
          <table:table-cell office:value-type="float" office:value="0.2269128391746406">
            <text:p>0.2269128391746406</text:p>
          </table:table-cell>
          <table:table-cell office:value-type="float" office:value="90.90789899416029">
            <text:p>90.90789899416029</text:p>
          </table:table-cell>
          <table:table-cell office:value-type="float" office:value="20.292335113152895">
            <text:p>20.292335113152895</text:p>
          </table:table-cell>
          <table:table-cell office:value-type="float" office:value="0.2370222447301334">
            <text:p>0.2370222447301334</text:p>
          </table:table-cell>
          <table:table-cell office:value-type="float" office:value="0.8270274479615594">
            <text:p>0.8270274479615594</text:p>
          </table:table-cell>
          <table:table-cell office:value-type="float" office:value="1.432216632586104">
            <text:p>1.432216632586104</text:p>
          </table:table-cell>
          <table:table-cell office:value-type="float" office:value="2.103049714720655">
            <text:p>2.103049714720655</text:p>
          </table:table-cell>
          <table:table-cell office:value-type="float" office:value="2.9030825683140287">
            <text:p>2.9030825683140287</text:p>
          </table:table-cell>
          <table:table-cell office:value-type="float" office:value="0.0357700158811662">
            <text:p>0.0357700158811662</text:p>
          </table:table-cell>
          <table:table-cell office:value-type="float" office:value="0.0006811547392536">
            <text:p>0.0006811547392536</text:p>
          </table:table-cell>
          <table:table-cell office:value-type="float" office:value="0.0246306478086228">
            <text:p>0.0246306478086228</text:p>
          </table:table-cell>
          <table:table-cell office:value-type="float" office:value="0.3801376815532462">
            <text:p>0.3801376815532462</text:p>
          </table:table-cell>
          <table:table-cell office:value-type="float" office:value="0.1764183980882494">
            <text:p>0.1764183980882494</text:p>
          </table:table-cell>
          <table:table-cell office:value-type="float" office:value="0.008027468228815">
            <text:p>0.008027468228815</text:p>
          </table:table-cell>
          <table:table-cell office:value-type="float" office:value="0.0027998846648">
            <text:p>0.0027998846648</text:p>
          </table:table-cell>
          <table:table-cell office:value-type="float" office:value="0.0305330500005883">
            <text:p>0.0305330500005883</text:p>
          </table:table-cell>
          <table:table-cell office:value-type="float" office:value="0.0183716811169959">
            <text:p>0.0183716811169959</text:p>
          </table:table-cell>
          <table:table-cell office:value-type="float" office:value="0.0142587534828624">
            <text:p>0.0142587534828624</text:p>
          </table:table-cell>
          <table:table-cell office:value-type="float" office:value="0.3083712644353989">
            <text:p>0.3083712644353989</text:p>
          </table:table-cell>
          <table:table-cell office:value-type="float" office:value="13.795422024889406">
            <text:p>13.795422024889406</text:p>
          </table:table-cell>
          <table:table-cell office:value-type="float" office:value="0.2627009482879543">
            <text:p>0.2627009482879543</text:p>
          </table:table-cell>
          <table:table-cell office:value-type="float" office:value="9.499301940351591">
            <text:p>9.499301940351591</text:p>
          </table:table-cell>
          <table:table-cell office:value-type="float" office:value="146.6076996446405">
            <text:p>146.6076996446405</text:p>
          </table:table-cell>
          <table:table-cell office:value-type="float" office:value="68.03928359069516">
            <text:p>68.03928359069516</text:p>
          </table:table-cell>
          <table:table-cell office:value-type="float" office:value="3.0959536718071043">
            <text:p>3.0959536718071043</text:p>
          </table:table-cell>
          <table:table-cell office:value-type="float" office:value="1.0798315186734515">
            <text:p>1.0798315186734515</text:p>
          </table:table-cell>
          <table:table-cell office:value-type="float" office:value="11.775681393726924">
            <text:p>11.775681393726924</text:p>
          </table:table-cell>
          <table:table-cell office:value-type="float" office:value="7.085406256391846">
            <text:p>7.085406256391846</text:p>
          </table:table-cell>
          <table:table-cell office:value-type="float" office:value="5.499173455735564">
            <text:p>5.499173455735564</text:p>
          </table:table-cell>
          <table:table-cell office:value-type="float" office:value="118.92954555480028">
            <text:p>118.9295455548002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1.78004412531225">
            <text:p>21.78004412531225</text:p>
          </table:table-cell>
          <table:table-cell office:value-type="string" office:string-value="101">
            <text:p>101</text:p>
          </table:table-cell>
          <table:table-cell office:value-type="float" office:value="0.0175254038010434">
            <text:p>0.017525403801043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64099">
            <text:p>1.064099</text:p>
          </table:table-cell>
          <table:table-cell office:value-type="float" office:value="0.2382008645083211">
            <text:p>0.2382008645083211</text:p>
          </table:table-cell>
          <table:table-cell office:value-type="float" office:value="2.3070702354896278">
            <text:p>2.3070702354896278</text:p>
          </table:table-cell>
          <table:table-cell office:value-type="float" office:value="5.334741205877997">
            <text:p>5.334741205877997</text:p>
          </table:table-cell>
          <table:table-cell office:value-type="float" office:value="7.509894729462627">
            <text:p>7.509894729462627</text:p>
          </table:table-cell>
          <table:table-cell office:value-type="float" office:value="0.1205712463767604">
            <text:p>0.1205712463767604</text:p>
          </table:table-cell>
          <table:table-cell office:value-type="float" office:value="0.2253480831495958">
            <text:p>0.2253480831495958</text:p>
          </table:table-cell>
          <table:table-cell office:value-type="float" office:value="0.2302316140526056">
            <text:p>0.2302316140526056</text:p>
          </table:table-cell>
          <table:table-cell office:value-type="float" office:value="0.3088474111916739">
            <text:p>0.3088474111916739</text:p>
          </table:table-cell>
          <table:table-cell office:value-type="float" office:value="1.6100049989076912">
            <text:p>1.6100049989076912</text:p>
          </table:table-cell>
          <table:table-cell office:value-type="float" office:value="15.593539593722545">
            <text:p>15.593539593722545</text:p>
          </table:table-cell>
          <table:table-cell office:value-type="float" office:value="36.05763575657544">
            <text:p>36.05763575657544</text:p>
          </table:table-cell>
          <table:table-cell office:value-type="float" office:value="50.75954732852357">
            <text:p>50.75954732852357</text:p>
          </table:table-cell>
          <table:table-cell office:value-type="float" office:value="0.8149437651782071">
            <text:p>0.8149437651782071</text:p>
          </table:table-cell>
          <table:table-cell office:value-type="float" office:value="1.5231327607227942">
            <text:p>1.5231327607227942</text:p>
          </table:table-cell>
          <table:table-cell office:value-type="float" office:value="1.5561406558972943">
            <text:p>1.5561406558972943</text:p>
          </table:table-cell>
          <table:table-cell office:value-type="float" office:value="2.087506596353784">
            <text:p>2.087506596353784</text:p>
          </table:table-cell>
          <table:table-cell office:value-type="float" office:value="0.218708528209691">
            <text:p>0.218708528209691</text:p>
          </table:table-cell>
          <table:table-cell office:value-type="float" office:value="91.20210691714867">
            <text:p>91.20210691714867</text:p>
          </table:table-cell>
          <table:table-cell office:value-type="float" office:value="20.358111714621064">
            <text:p>20.358111714621064</text:p>
          </table:table-cell>
          <table:table-cell office:value-type="float" office:value="0.2319065243102064">
            <text:p>0.2319065243102064</text:p>
          </table:table-cell>
          <table:table-cell office:value-type="float" office:value="0.8108122334539583">
            <text:p>0.8108122334539583</text:p>
          </table:table-cell>
          <table:table-cell office:value-type="float" office:value="1.3975887372092313">
            <text:p>1.3975887372092313</text:p>
          </table:table-cell>
          <table:table-cell office:value-type="float" office:value="2.060558453826406">
            <text:p>2.060558453826406</text:p>
          </table:table-cell>
          <table:table-cell office:value-type="float" office:value="2.833387965513673">
            <text:p>2.833387965513673</text:p>
          </table:table-cell>
          <table:table-cell office:value-type="float" office:value="0.0353875896736848">
            <text:p>0.0353875896736848</text:p>
          </table:table-cell>
          <table:table-cell office:value-type="float" office:value="0.0006691056276583">
            <text:p>0.0006691056276583</text:p>
          </table:table-cell>
          <table:table-cell office:value-type="float" office:value="0.0244674831953775">
            <text:p>0.0244674831953775</text:p>
          </table:table-cell>
          <table:table-cell office:value-type="float" office:value="0.3805602780390158">
            <text:p>0.3805602780390158</text:p>
          </table:table-cell>
          <table:table-cell office:value-type="float" office:value="0.1766052068981234">
            <text:p>0.1766052068981234</text:p>
          </table:table-cell>
          <table:table-cell office:value-type="float" office:value="0.0079604119410463">
            <text:p>0.0079604119410463</text:p>
          </table:table-cell>
          <table:table-cell office:value-type="float" office:value="0.0027560295140649">
            <text:p>0.0027560295140649</text:p>
          </table:table-cell>
          <table:table-cell office:value-type="float" office:value="0.0305684271986698">
            <text:p>0.0305684271986698</text:p>
          </table:table-cell>
          <table:table-cell office:value-type="float" office:value="0.0181396305022507">
            <text:p>0.0181396305022507</text:p>
          </table:table-cell>
          <table:table-cell office:value-type="float" office:value="0.0140384262184339">
            <text:p>0.0140384262184339</text:p>
          </table:table-cell>
          <table:table-cell office:value-type="float" office:value="0.3088474111916739">
            <text:p>0.3088474111916739</text:p>
          </table:table-cell>
          <table:table-cell office:value-type="float" office:value="13.647931709450027">
            <text:p>13.647931709450027</text:p>
          </table:table-cell>
          <table:table-cell office:value-type="float" office:value="0.2580539674190046">
            <text:p>0.2580539674190046</text:p>
          </table:table-cell>
          <table:table-cell office:value-type="float" office:value="9.436374243961245">
            <text:p>9.436374243961245</text:p>
          </table:table-cell>
          <table:table-cell office:value-type="float" office:value="146.77068243130725">
            <text:p>146.77068243130725</text:p>
          </table:table-cell>
          <table:table-cell office:value-type="float" office:value="68.11133014439926">
            <text:p>68.11133014439926</text:p>
          </table:table-cell>
          <table:table-cell office:value-type="float" office:value="3.0700920733033468">
            <text:p>3.0700920733033468</text:p>
          </table:table-cell>
          <table:table-cell office:value-type="float" office:value="1.06291790268944">
            <text:p>1.06291790268944</text:p>
          </table:table-cell>
          <table:table-cell office:value-type="float" office:value="11.789325317711015">
            <text:p>11.789325317711015</text:p>
          </table:table-cell>
          <table:table-cell office:value-type="float" office:value="6.995911295803049">
            <text:p>6.995911295803049</text:p>
          </table:table-cell>
          <table:table-cell office:value-type="float" office:value="5.414199839663414">
            <text:p>5.414199839663414</text:p>
          </table:table-cell>
          <table:table-cell office:value-type="float" office:value="119.11318107429288">
            <text:p>119.113181074292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0.94235012049255">
            <text:p>20.94235012049255</text:p>
          </table:table-cell>
          <table:table-cell office:value-type="string" office:string-value="102">
            <text:p>102</text:p>
          </table:table-cell>
          <table:table-cell office:value-type="float" office:value="0.0169248509446399">
            <text:p>0.016924850944639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151483">
            <text:p>1.151483</text:p>
          </table:table-cell>
          <table:table-cell office:value-type="float" office:value="0.237705128067566">
            <text:p>0.237705128067566</text:p>
          </table:table-cell>
          <table:table-cell office:value-type="float" office:value="2.308555202713056">
            <text:p>2.308555202713056</text:p>
          </table:table-cell>
          <table:table-cell office:value-type="float" office:value="5.338164029418043">
            <text:p>5.338164029418043</text:p>
          </table:table-cell>
          <table:table-cell office:value-type="float" office:value="7.514965576286883">
            <text:p>7.514965576286883</text:p>
          </table:table-cell>
          <table:table-cell office:value-type="float" office:value="0.1206635221461198">
            <text:p>0.1206635221461198</text:p>
          </table:table-cell>
          <table:table-cell office:value-type="float" office:value="0.2252195486720988">
            <text:p>0.2252195486720988</text:p>
          </table:table-cell>
          <table:table-cell office:value-type="float" office:value="0.2303445908921701">
            <text:p>0.2303445908921701</text:p>
          </table:table-cell>
          <table:table-cell office:value-type="float" office:value="0.3093176591906499">
            <text:p>0.3093176591906499</text:p>
          </table:table-cell>
          <table:table-cell office:value-type="float" office:value="1.5515981795953275">
            <text:p>1.5515981795953275</text:p>
          </table:table-cell>
          <table:table-cell office:value-type="float" office:value="15.068879999117035">
            <text:p>15.068879999117035</text:p>
          </table:table-cell>
          <table:table-cell office:value-type="float" office:value="34.84437066108224">
            <text:p>34.84437066108224</text:p>
          </table:table-cell>
          <table:table-cell office:value-type="float" office:value="49.05324089000698">
            <text:p>49.05324089000698</text:p>
          </table:table-cell>
          <table:table-cell office:value-type="float" office:value="0.7876199509346036">
            <text:p>0.7876199509346036</text:p>
          </table:table-cell>
          <table:table-cell office:value-type="float" office:value="1.4700997179563624">
            <text:p>1.4700997179563624</text:p>
          </table:table-cell>
          <table:table-cell office:value-type="float" office:value="1.503552955771036">
            <text:p>1.503552955771036</text:p>
          </table:table-cell>
          <table:table-cell office:value-type="float" office:value="2.0190423354286318">
            <text:p>2.0190423354286318</text:p>
          </table:table-cell>
          <table:table-cell office:value-type="float" office:value="0.2107752922114458">
            <text:p>0.2107752922114458</text:p>
          </table:table-cell>
          <table:table-cell office:value-type="float" office:value="91.49085628986064">
            <text:p>91.49085628986064</text:p>
          </table:table-cell>
          <table:table-cell office:value-type="float" office:value="20.422667385990216">
            <text:p>20.422667385990216</text:p>
          </table:table-cell>
          <table:table-cell office:value-type="float" office:value="0.2268919404869897">
            <text:p>0.2268919404869897</text:p>
          </table:table-cell>
          <table:table-cell office:value-type="float" office:value="0.7948746396871857">
            <text:p>0.7948746396871857</text:p>
          </table:table-cell>
          <table:table-cell office:value-type="float" office:value="1.3637575397367134">
            <text:p>1.3637575397367134</text:p>
          </table:table-cell>
          <table:table-cell office:value-type="float" office:value="2.018899058838631">
            <text:p>2.018899058838631</text:p>
          </table:table-cell>
          <table:table-cell office:value-type="float" office:value="2.765819473246116">
            <text:p>2.765819473246116</text:p>
          </table:table-cell>
          <table:table-cell office:value-type="float" office:value="0.035007534262677">
            <text:p>0.035007534262677</text:p>
          </table:table-cell>
          <table:table-cell office:value-type="float" office:value="0.00065723767101">
            <text:p>0.00065723767101</text:p>
          </table:table-cell>
          <table:table-cell office:value-type="float" office:value="0.024306485723045">
            <text:p>0.024306485723045</text:p>
          </table:table-cell>
          <table:table-cell office:value-type="float" office:value="0.3809786211617103">
            <text:p>0.3809786211617103</text:p>
          </table:table-cell>
          <table:table-cell office:value-type="float" office:value="0.1767899904443148">
            <text:p>0.1767899904443148</text:p>
          </table:table-cell>
          <table:table-cell office:value-type="float" office:value="0.0078944257727298">
            <text:p>0.0078944257727298</text:p>
          </table:table-cell>
          <table:table-cell office:value-type="float" office:value="0.0027129661300357">
            <text:p>0.0027129661300357</text:p>
          </table:table-cell>
          <table:table-cell office:value-type="float" office:value="0.0306034333159669">
            <text:p>0.0306034333159669</text:p>
          </table:table-cell>
          <table:table-cell office:value-type="float" office:value="0.0179094168691457">
            <text:p>0.0179094168691457</text:p>
          </table:table-cell>
          <table:table-cell office:value-type="float" office:value="0.0138222294587151">
            <text:p>0.0138222294587151</text:p>
          </table:table-cell>
          <table:table-cell office:value-type="float" office:value="0.3093176591906499">
            <text:p>0.3093176591906499</text:p>
          </table:table-cell>
          <table:table-cell office:value-type="float" office:value="13.501355739086671">
            <text:p>13.501355739086671</text:p>
          </table:table-cell>
          <table:table-cell office:value-type="float" office:value="0.2534768525784651">
            <text:p>0.2534768525784651</text:p>
          </table:table-cell>
          <table:table-cell office:value-type="float" office:value="9.374282348806787">
            <text:p>9.374282348806787</text:p>
          </table:table-cell>
          <table:table-cell office:value-type="float" office:value="146.9320248234368">
            <text:p>146.9320248234368</text:p>
          </table:table-cell>
          <table:table-cell office:value-type="float" office:value="68.18259561465892">
            <text:p>68.18259561465892</text:p>
          </table:table-cell>
          <table:table-cell office:value-type="float" office:value="3.044643187768705">
            <text:p>3.044643187768705</text:p>
          </table:table-cell>
          <table:table-cell office:value-type="float" office:value="1.046309647370896">
            <text:p>1.046309647370896</text:p>
          </table:table-cell>
          <table:table-cell office:value-type="float" office:value="11.802826126968986">
            <text:p>11.802826126968986</text:p>
          </table:table-cell>
          <table:table-cell office:value-type="float" office:value="6.907124803923438">
            <text:p>6.907124803923438</text:p>
          </table:table-cell>
          <table:table-cell office:value-type="float" office:value="5.330819235342669">
            <text:p>5.330819235342669</text:p>
          </table:table-cell>
          <table:table-cell office:value-type="float" office:value="119.29454162005796">
            <text:p>119.2945416200579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0.13687511585822">
            <text:p>20.13687511585822</text:p>
          </table:table-cell>
          <table:table-cell office:value-type="string" office:string-value="103">
            <text:p>103</text:p>
          </table:table-cell>
          <table:table-cell office:value-type="float" office:value="0.0163427585751718">
            <text:p>0.01634275857517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193123">
            <text:p>1.193123</text:p>
          </table:table-cell>
          <table:table-cell office:value-type="float" office:value="0.2372149729268414">
            <text:p>0.2372149729268414</text:p>
          </table:table-cell>
          <table:table-cell office:value-type="float" office:value="2.3100235346909948">
            <text:p>2.3100235346909948</text:p>
          </table:table-cell>
          <table:table-cell office:value-type="float" office:value="5.3415482333332776">
            <text:p>5.3415482333332776</text:p>
          </table:table-cell>
          <table:table-cell office:value-type="float" office:value="7.519978555360866">
            <text:p>7.519978555360866</text:p>
          </table:table-cell>
          <table:table-cell office:value-type="float" office:value="0.1207547081089194">
            <text:p>0.1207547081089194</text:p>
          </table:table-cell>
          <table:table-cell office:value-type="float" office:value="0.22509265929168">
            <text:p>0.22509265929168</text:p>
          </table:table-cell>
          <table:table-cell office:value-type="float" office:value="0.230457097845528">
            <text:p>0.230457097845528</text:p>
          </table:table-cell>
          <table:table-cell office:value-type="float" office:value="0.3097813669475835">
            <text:p>0.3097813669475835</text:p>
          </table:table-cell>
          <table:table-cell office:value-type="float" office:value="1.4951450282014107">
            <text:p>1.4951450282014107</text:p>
          </table:table-cell>
          <table:table-cell office:value-type="float" office:value="14.559874363355087">
            <text:p>14.559874363355087</text:p>
          </table:table-cell>
          <table:table-cell office:value-type="float" office:value="33.667306854316195">
            <text:p>33.667306854316195</text:p>
          </table:table-cell>
          <table:table-cell office:value-type="float" office:value="47.397760817975765">
            <text:p>47.397760817975765</text:p>
          </table:table-cell>
          <table:table-cell office:value-type="float" office:value="0.7611062625319396">
            <text:p>0.7611062625319396</text:p>
          </table:table-cell>
          <table:table-cell office:value-type="float" office:value="1.4187391557630828">
            <text:p>1.4187391557630828</text:p>
          </table:table-cell>
          <table:table-cell office:value-type="float" office:value="1.4525507382863807">
            <text:p>1.4525507382863807</text:p>
          </table:table-cell>
          <table:table-cell office:value-type="float" office:value="1.952524602078808">
            <text:p>1.952524602078808</text:p>
          </table:table-cell>
          <table:table-cell office:value-type="float" office:value="0.2031073929424478">
            <text:p>0.2031073929424478</text:p>
          </table:table-cell>
          <table:table-cell office:value-type="float" office:value="91.77407135607208">
            <text:p>91.77407135607208</text:p>
          </table:table-cell>
          <table:table-cell office:value-type="float" office:value="20.48598552749456">
            <text:p>20.48598552749456</text:p>
          </table:table-cell>
          <table:table-cell office:value-type="float" office:value="0.2219764933739286">
            <text:p>0.2219764933739286</text:p>
          </table:table-cell>
          <table:table-cell office:value-type="float" office:value="0.7792130677574202">
            <text:p>0.7792130677574202</text:p>
          </table:table-cell>
          <table:table-cell office:value-type="float" office:value="1.3306830500779014">
            <text:p>1.3306830500779014</text:p>
          </table:table-cell>
          <table:table-cell office:value-type="float" office:value="1.978049857568348">
            <text:p>1.978049857568348</text:p>
          </table:table-cell>
          <table:table-cell office:value-type="float" office:value="2.7002930453878795">
            <text:p>2.7002930453878795</text:p>
          </table:table-cell>
          <table:table-cell office:value-type="float" office:value="0.0346315795643293">
            <text:p>0.0346315795643293</text:p>
          </table:table-cell>
          <table:table-cell office:value-type="float" office:value="0.000645548138509">
            <text:p>0.000645548138509</text:p>
          </table:table-cell>
          <table:table-cell office:value-type="float" office:value="0.0241477622473391">
            <text:p>0.0241477622473391</text:p>
          </table:table-cell>
          <table:table-cell office:value-type="float" office:value="0.3813917931990475">
            <text:p>0.3813917931990475</text:p>
          </table:table-cell>
          <table:table-cell office:value-type="float" office:value="0.1769723853863642">
            <text:p>0.1769723853863642</text:p>
          </table:table-cell>
          <table:table-cell office:value-type="float" office:value="0.0078294973889154">
            <text:p>0.0078294973889154</text:p>
          </table:table-cell>
          <table:table-cell office:value-type="float" office:value="0.0026706604385155">
            <text:p>0.0026706604385155</text:p>
          </table:table-cell>
          <table:table-cell office:value-type="float" office:value="0.0306379944764723">
            <text:p>0.0306379944764723</text:p>
          </table:table-cell>
          <table:table-cell office:value-type="float" office:value="0.0176812712307047">
            <text:p>0.0176812712307047</text:p>
          </table:table-cell>
          <table:table-cell office:value-type="float" office:value="0.0136101409822196">
            <text:p>0.0136101409822196</text:p>
          </table:table-cell>
          <table:table-cell office:value-type="float" office:value="0.3097813669475835">
            <text:p>0.3097813669475835</text:p>
          </table:table-cell>
          <table:table-cell office:value-type="float" office:value="13.356361290574892">
            <text:p>13.356361290574892</text:p>
          </table:table-cell>
          <table:table-cell office:value-type="float" office:value="0.2489685505788003">
            <text:p>0.2489685505788003</text:p>
          </table:table-cell>
          <table:table-cell office:value-type="float" office:value="9.313067465931296">
            <text:p>9.313067465931296</text:p>
          </table:table-cell>
          <table:table-cell office:value-type="float" office:value="147.0913728830767">
            <text:p>147.0913728830767</text:p>
          </table:table-cell>
          <table:table-cell office:value-type="float" office:value="68.25293987195911">
            <text:p>68.25293987195911</text:p>
          </table:table-cell>
          <table:table-cell office:value-type="float" office:value="3.019602257983031">
            <text:p>3.019602257983031</text:p>
          </table:table-cell>
          <table:table-cell office:value-type="float" office:value="1.0299936113223078">
            <text:p>1.0299936113223078</text:p>
          </table:table-cell>
          <table:table-cell office:value-type="float" office:value="11.8161553297411">
            <text:p>11.8161553297411</text:p>
          </table:table-cell>
          <table:table-cell office:value-type="float" office:value="6.819135875545915">
            <text:p>6.819135875545915</text:p>
          </table:table-cell>
          <table:table-cell office:value-type="float" office:value="5.249023072612646">
            <text:p>5.249023072612646</text:p>
          </table:table-cell>
          <table:table-cell office:value-type="float" office:value="119.47337979067454">
            <text:p>119.4733797906745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9.36237991909445">
            <text:p>19.36237991909445</text:p>
          </table:table-cell>
          <table:table-cell office:value-type="string" office:string-value="104">
            <text:p>104</text:p>
          </table:table-cell>
          <table:table-cell office:value-type="float" office:value="0.0157787039987164">
            <text:p>0.015778703998716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259492">
            <text:p>1.259492</text:p>
          </table:table-cell>
          <table:table-cell office:value-type="float" office:value="0.2367337202469313">
            <text:p>0.2367337202469313</text:p>
          </table:table-cell>
          <table:table-cell office:value-type="float" office:value="2.311465216743086">
            <text:p>2.311465216743086</text:p>
          </table:table-cell>
          <table:table-cell office:value-type="float" office:value="5.344870952812297">
            <text:p>5.344870952812297</text:p>
          </table:table-cell>
          <table:table-cell office:value-type="float" office:value="7.524901001959176">
            <text:p>7.524901001959176</text:p>
          </table:table-cell>
          <table:table-cell office:value-type="float" office:value="0.1208442818752426">
            <text:p>0.1208442818752426</text:p>
          </table:table-cell>
          <table:table-cell office:value-type="float" office:value="0.224967014415252">
            <text:p>0.224967014415252</text:p>
          </table:table-cell>
          <table:table-cell office:value-type="float" office:value="0.2305681881487466">
            <text:p>0.2305681881487466</text:p>
          </table:table-cell>
          <table:table-cell office:value-type="float" office:value="0.3102370855212978">
            <text:p>0.3102370855212978</text:p>
          </table:table-cell>
          <table:table-cell office:value-type="float" office:value="1.4406129352119943">
            <text:p>1.4406129352119943</text:p>
          </table:table-cell>
          <table:table-cell office:value-type="float" office:value="14.066127491509524">
            <text:p>14.066127491509524</text:p>
          </table:table-cell>
          <table:table-cell office:value-type="float" office:value="32.52553216174138">
            <text:p>32.52553216174138</text:p>
          </table:table-cell>
          <table:table-cell office:value-type="float" office:value="45.791827663184826">
            <text:p>45.791827663184826</text:p>
          </table:table-cell>
          <table:table-cell office:value-type="float" office:value="0.7353825024770022">
            <text:p>0.7353825024770022</text:p>
          </table:table-cell>
          <table:table-cell office:value-type="float" office:value="1.36900814393735">
            <text:p>1.36900814393735</text:p>
          </table:table-cell>
          <table:table-cell office:value-type="float" office:value="1.4030933740618348">
            <text:p>1.4030933740618348</text:p>
          </table:table-cell>
          <table:table-cell office:value-type="float" office:value="1.8879083128430865">
            <text:p>1.8879083128430865</text:p>
          </table:table-cell>
          <table:table-cell office:value-type="float" office:value="0.1957004037429939">
            <text:p>0.1957004037429939</text:p>
          </table:table-cell>
          <table:table-cell office:value-type="float" office:value="92.05146201066255">
            <text:p>92.05146201066255</text:p>
          </table:table-cell>
          <table:table-cell office:value-type="float" office:value="20.548001969962616">
            <text:p>20.548001969962616</text:p>
          </table:table-cell>
          <table:table-cell office:value-type="float" office:value="0.2171570764863124">
            <text:p>0.2171570764863124</text:p>
          </table:table-cell>
          <table:table-cell office:value-type="float" office:value="0.7638257205379676">
            <text:p>0.7638257205379676</text:p>
          </table:table-cell>
          <table:table-cell office:value-type="float" office:value="1.2982936521276844">
            <text:p>1.2982936521276844</text:p>
          </table:table-cell>
          <table:table-cell office:value-type="float" office:value="1.9379753016618415">
            <text:p>1.9379753016618415</text:p>
          </table:table-cell>
          <table:table-cell office:value-type="float" office:value="2.6367206378169734">
            <text:p>2.6367206378169734</text:p>
          </table:table-cell>
          <table:table-cell office:value-type="float" office:value="0.0342634072732044">
            <text:p>0.0342634072732044</text:p>
          </table:table-cell>
          <table:table-cell office:value-type="float" office:value="0.0006340324792108">
            <text:p>0.0006340324792108</text:p>
          </table:table-cell>
          <table:table-cell office:value-type="float" office:value="0.0239915419127507">
            <text:p>0.0239915419127507</text:p>
          </table:table-cell>
          <table:table-cell office:value-type="float" office:value="0.3817978338207641">
            <text:p>0.3817978338207641</text:p>
          </table:table-cell>
          <table:table-cell office:value-type="float" office:value="0.1771516055189756">
            <text:p>0.1771516055189756</text:p>
          </table:table-cell>
          <table:table-cell office:value-type="float" office:value="0.0077656118204711">
            <text:p>0.0077656118204711</text:p>
          </table:table-cell>
          <table:table-cell office:value-type="float" office:value="0.002629058888184">
            <text:p>0.002629058888184</text:p>
          </table:table-cell>
          <table:table-cell office:value-type="float" office:value="0.030671949399923">
            <text:p>0.030671949399923</text:p>
          </table:table-cell>
          <table:table-cell office:value-type="float" office:value="0.01745564508138">
            <text:p>0.01745564508138</text:p>
          </table:table-cell>
          <table:table-cell office:value-type="float" office:value="0.0134022282838382">
            <text:p>0.0134022282838382</text:p>
          </table:table-cell>
          <table:table-cell office:value-type="float" office:value="0.3102370855212978">
            <text:p>0.3102370855212978</text:p>
          </table:table-cell>
          <table:table-cell office:value-type="float" office:value="13.214368283056762">
            <text:p>13.214368283056762</text:p>
          </table:table-cell>
          <table:table-cell office:value-type="float" office:value="0.2445273062572409">
            <text:p>0.2445273062572409</text:p>
          </table:table-cell>
          <table:table-cell office:value-type="float" office:value="9.25281796949059">
            <text:p>9.25281796949059</text:p>
          </table:table-cell>
          <table:table-cell office:value-type="float" office:value="147.24797056965411">
            <text:p>147.24797056965411</text:p>
          </table:table-cell>
          <table:table-cell office:value-type="float" office:value="68.32205970050336">
            <text:p>68.32205970050336</text:p>
          </table:table-cell>
          <table:table-cell office:value-type="float" office:value="2.9949635108011265">
            <text:p>2.9949635108011265</text:p>
          </table:table-cell>
          <table:table-cell office:value-type="float" office:value="1.0139491414059403">
            <text:p>1.0139491414059403</text:p>
          </table:table-cell>
          <table:table-cell office:value-type="float" office:value="11.829250725068315">
            <text:p>11.829250725068315</text:p>
          </table:table-cell>
          <table:table-cell office:value-type="float" office:value="6.732118638535849">
            <text:p>6.732118638535849</text:p>
          </table:table-cell>
          <table:table-cell office:value-type="float" office:value="5.168837382227897">
            <text:p>5.168837382227897</text:p>
          </table:table-cell>
          <table:table-cell office:value-type="float" office:value="119.64913677299892">
            <text:p>119.6491367729989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8.61767299912928">
            <text:p>18.61767299912928</text:p>
          </table:table-cell>
          <table:table-cell office:value-type="string" office:string-value="105">
            <text:p>105</text:p>
          </table:table-cell>
          <table:table-cell office:value-type="float" office:value="0.0152322685487356">
            <text:p>0.015232268548735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70897">
            <text:p>1.070897</text:p>
          </table:table-cell>
          <table:table-cell office:value-type="float" office:value="0.2362463396410983">
            <text:p>0.2362463396410983</text:p>
          </table:table-cell>
          <table:table-cell office:value-type="float" office:value="2.3129255386020215">
            <text:p>2.3129255386020215</text:p>
          </table:table-cell>
          <table:table-cell office:value-type="float" office:value="5.348235698951108">
            <text:p>5.348235698951108</text:p>
          </table:table-cell>
          <table:table-cell office:value-type="float" office:value="7.5298808464032785">
            <text:p>7.5298808464032785</text:p>
          </table:table-cell>
          <table:table-cell office:value-type="float" office:value="0.1209346140706143">
            <text:p>0.1209346140706143</text:p>
          </table:table-cell>
          <table:table-cell office:value-type="float" office:value="0.2248443113390834">
            <text:p>0.2248443113390834</text:p>
          </table:table-cell>
          <table:table-cell office:value-type="float" office:value="0.2306818625756334">
            <text:p>0.2306818625756334</text:p>
          </table:table-cell>
          <table:table-cell office:value-type="float" office:value="0.3106917474879501">
            <text:p>0.3106917474879501</text:p>
          </table:table-cell>
          <table:table-cell office:value-type="float" office:value="1.3878596006432475">
            <text:p>1.3878596006432475</text:p>
          </table:table-cell>
          <table:table-cell office:value-type="float" office:value="13.587579469795708">
            <text:p>13.587579469795708</text:p>
          </table:table-cell>
          <table:table-cell office:value-type="float" office:value="31.41890059574485">
            <text:p>31.41890059574485</text:p>
          </table:table-cell>
          <table:table-cell office:value-type="float" office:value="44.23525647109117">
            <text:p>44.23525647109117</text:p>
          </table:table-cell>
          <table:table-cell office:value-type="float" office:value="0.7104459922764025">
            <text:p>0.7104459922764025</text:p>
          </table:table-cell>
          <table:table-cell office:value-type="float" office:value="1.320876914393812">
            <text:p>1.320876914393812</text:p>
          </table:table-cell>
          <table:table-cell office:value-type="float" office:value="1.3551703622423616">
            <text:p>1.3551703622423616</text:p>
          </table:table-cell>
          <table:table-cell office:value-type="float" office:value="1.8251987533303005">
            <text:p>1.8251987533303005</text:p>
          </table:table-cell>
          <table:table-cell office:value-type="float" office:value="0.1885349923474896">
            <text:p>0.1885349923474896</text:p>
          </table:table-cell>
          <table:table-cell office:value-type="float" office:value="92.32492838016506">
            <text:p>92.32492838016506</text:p>
          </table:table-cell>
          <table:table-cell office:value-type="float" office:value="20.60913854986512">
            <text:p>20.60913854986512</text:p>
          </table:table-cell>
          <table:table-cell office:value-type="float" office:value="0.2124419476974608">
            <text:p>0.2124419476974608</text:p>
          </table:table-cell>
          <table:table-cell office:value-type="float" office:value="0.7487105059624993">
            <text:p>0.7487105059624993</text:p>
          </table:table-cell>
          <table:table-cell office:value-type="float" office:value="1.2668505814995592">
            <text:p>1.2668505814995592</text:p>
          </table:table-cell>
          <table:table-cell office:value-type="float" office:value="1.8987852824649512">
            <text:p>1.8987852824649512</text:p>
          </table:table-cell>
          <table:table-cell office:value-type="float" office:value="2.5750960136756462">
            <text:p>2.5750960136756462</text:p>
          </table:table-cell>
          <table:table-cell office:value-type="float" office:value="0.0338864594359231">
            <text:p>0.0338864594359231</text:p>
          </table:table-cell>
          <table:table-cell office:value-type="float" office:value="0.0006227051654589">
            <text:p>0.0006227051654589</text:p>
          </table:table-cell>
          <table:table-cell office:value-type="float" office:value="0.023836749479301">
            <text:p>0.023836749479301</text:p>
          </table:table-cell>
          <table:table-cell office:value-type="float" office:value="0.3822056549622656">
            <text:p>0.3822056549622656</text:p>
          </table:table-cell>
          <table:table-cell office:value-type="float" office:value="0.1773312691791635">
            <text:p>0.1773312691791635</text:p>
          </table:table-cell>
          <table:table-cell office:value-type="float" office:value="0.0077027739089978">
            <text:p>0.0077027739089978</text:p>
          </table:table-cell>
          <table:table-cell office:value-type="float" office:value="0.0025883177320824">
            <text:p>0.0025883177320824</text:p>
          </table:table-cell>
          <table:table-cell office:value-type="float" office:value="0.0307060482937752">
            <text:p>0.0307060482937752</text:p>
          </table:table-cell>
          <table:table-cell office:value-type="float" office:value="0.0172306350210133">
            <text:p>0.0172306350210133</text:p>
          </table:table-cell>
          <table:table-cell office:value-type="float" office:value="0.0131976393340683">
            <text:p>0.0131976393340683</text:p>
          </table:table-cell>
          <table:table-cell office:value-type="float" office:value="0.3106917474879501">
            <text:p>0.3106917474879501</text:p>
          </table:table-cell>
          <table:table-cell office:value-type="float" office:value="13.0689908106525">
            <text:p>13.0689908106525</text:p>
          </table:table-cell>
          <table:table-cell office:value-type="float" office:value="0.2401587011625384">
            <text:p>0.2401587011625384</text:p>
          </table:table-cell>
          <table:table-cell office:value-type="float" office:value="9.193119171682028">
            <text:p>9.193119171682028</text:p>
          </table:table-cell>
          <table:table-cell office:value-type="float" office:value="147.405254949297">
            <text:p>147.405254949297</text:p>
          </table:table-cell>
          <table:table-cell office:value-type="float" office:value="68.391350584328">
            <text:p>68.391350584328</text:p>
          </table:table-cell>
          <table:table-cell office:value-type="float" office:value="2.9707288134832095">
            <text:p>2.9707288134832095</text:p>
          </table:table-cell>
          <table:table-cell office:value-type="float" office:value="0.9982364997322358">
            <text:p>0.9982364997322358</text:p>
          </table:table-cell>
          <table:table-cell office:value-type="float" office:value="11.842401645460292">
            <text:p>11.842401645460292</text:p>
          </table:table-cell>
          <table:table-cell office:value-type="float" office:value="6.645339008554219">
            <text:p>6.645339008554219</text:p>
          </table:table-cell>
          <table:table-cell office:value-type="float" office:value="5.089933561970126">
            <text:p>5.089933561970126</text:p>
          </table:table-cell>
          <table:table-cell office:value-type="float" office:value="119.82448625367776">
            <text:p>119.8244862536777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7.90160865300892">
            <text:p>17.90160865300892</text:p>
          </table:table-cell>
          <table:table-cell office:value-type="string" office:string-value="106">
            <text:p>106</text:p>
          </table:table-cell>
          <table:table-cell office:value-type="float" office:value="0.0147030267109868">
            <text:p>0.01470302671098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111579">
            <text:p>1.111579</text:p>
          </table:table-cell>
          <table:table-cell office:value-type="float" office:value="0.2357624261480857">
            <text:p>0.2357624261480857</text:p>
          </table:table-cell>
          <table:table-cell office:value-type="float" office:value="2.314375578637604">
            <text:p>2.314375578637604</text:p>
          </table:table-cell>
          <table:table-cell office:value-type="float" office:value="5.35157640249635">
            <text:p>5.35157640249635</text:p>
          </table:table-cell>
          <table:table-cell office:value-type="float" office:value="7.53482368010904">
            <text:p>7.53482368010904</text:p>
          </table:table-cell>
          <table:table-cell office:value-type="float" office:value="0.1210241937515986">
            <text:p>0.1210241937515986</text:p>
          </table:table-cell>
          <table:table-cell office:value-type="float" office:value="0.2247234487313806">
            <text:p>0.2247234487313806</text:p>
          </table:table-cell>
          <table:table-cell office:value-type="float" office:value="0.2307954927906425">
            <text:p>0.2307954927906425</text:p>
          </table:table-cell>
          <table:table-cell office:value-type="float" office:value="0.3111410368953942">
            <text:p>0.3111410368953942</text:p>
          </table:table-cell>
          <table:table-cell office:value-type="float" office:value="1.3368946831413142">
            <text:p>1.3368946831413142</text:p>
          </table:table-cell>
          <table:table-cell office:value-type="float" office:value="13.123704469894124">
            <text:p>13.123704469894124</text:p>
          </table:table-cell>
          <table:table-cell office:value-type="float" office:value="30.346201283270016">
            <text:p>30.346201283270016</text:p>
          </table:table-cell>
          <table:table-cell office:value-type="float" office:value="42.72634058328653">
            <text:p>42.72634058328653</text:p>
          </table:table-cell>
          <table:table-cell office:value-type="float" office:value="0.6862696647698635">
            <text:p>0.6862696647698635</text:p>
          </table:table-cell>
          <table:table-cell office:value-type="float" office:value="1.2742979816362134">
            <text:p>1.2742979816362134</text:p>
          </table:table-cell>
          <table:table-cell office:value-type="float" office:value="1.3087296065191723">
            <text:p>1.3087296065191723</text:p>
          </table:table-cell>
          <table:table-cell office:value-type="float" office:value="1.764330324931658">
            <text:p>1.764330324931658</text:p>
          </table:table-cell>
          <table:table-cell office:value-type="float" office:value="0.1816124754826549">
            <text:p>0.1816124754826549</text:p>
          </table:table-cell>
          <table:table-cell office:value-type="float" office:value="92.593432647211">
            <text:p>92.593432647211</text:p>
          </table:table-cell>
          <table:table-cell office:value-type="float" office:value="20.66916518099864">
            <text:p>20.66916518099864</text:p>
          </table:table-cell>
          <table:table-cell office:value-type="float" office:value="0.2078237842153518">
            <text:p>0.2078237842153518</text:p>
          </table:table-cell>
          <table:table-cell office:value-type="float" office:value="0.7338651762058389">
            <text:p>0.7338651762058389</text:p>
          </table:table-cell>
          <table:table-cell office:value-type="float" office:value="1.2361652277318265">
            <text:p>1.2361652277318265</text:p>
          </table:table-cell>
          <table:table-cell office:value-type="float" office:value="1.860391522037988">
            <text:p>1.860391522037988</text:p>
          </table:table-cell>
          <table:table-cell office:value-type="float" office:value="2.515307685563393">
            <text:p>2.515307685563393</text:p>
          </table:table-cell>
          <table:table-cell office:value-type="float" office:value="0.0335113222898431">
            <text:p>0.0335113222898431</text:p>
          </table:table-cell>
          <table:table-cell office:value-type="float" office:value="0.0006115546222438">
            <text:p>0.0006115546222438</text:p>
          </table:table-cell>
          <table:table-cell office:value-type="float" office:value="0.0236840623950582">
            <text:p>0.0236840623950582</text:p>
          </table:table-cell>
          <table:table-cell office:value-type="float" office:value="0.3826095770285222">
            <text:p>0.3826095770285222</text:p>
          </table:table-cell>
          <table:table-cell office:value-type="float" office:value="0.1775090832588679">
            <text:p>0.1775090832588679</text:p>
          </table:table-cell>
          <table:table-cell office:value-type="float" office:value="0.0076409630321401">
            <text:p>0.0076409630321401</text:p>
          </table:table-cell>
          <table:table-cell office:value-type="float" office:value="0.0025483113453983">
            <text:p>0.0025483113453983</text:p>
          </table:table-cell>
          <table:table-cell office:value-type="float" office:value="0.0307398169488623">
            <text:p>0.0307398169488623</text:p>
          </table:table-cell>
          <table:table-cell office:value-type="float" office:value="0.0170075052198022">
            <text:p>0.0170075052198022</text:p>
          </table:table-cell>
          <table:table-cell office:value-type="float" office:value="0.0129967669638666">
            <text:p>0.0129967669638666</text:p>
          </table:table-cell>
          <table:table-cell office:value-type="float" office:value="0.3111410368953942">
            <text:p>0.3111410368953942</text:p>
          </table:table-cell>
          <table:table-cell office:value-type="float" office:value="12.924311667523812">
            <text:p>12.924311667523812</text:p>
          </table:table-cell>
          <table:table-cell office:value-type="float" office:value="0.2358582711607871">
            <text:p>0.2358582711607871</text:p>
          </table:table-cell>
          <table:table-cell office:value-type="float" office:value="9.134232343902125">
            <text:p>9.134232343902125</text:p>
          </table:table-cell>
          <table:table-cell office:value-type="float" office:value="147.56103557259019">
            <text:p>147.56103557259019</text:p>
          </table:table-cell>
          <table:table-cell office:value-type="float" office:value="68.4599281404476">
            <text:p>68.4599281404476</text:p>
          </table:table-cell>
          <table:table-cell office:value-type="float" office:value="2.9468902126054815">
            <text:p>2.9468902126054815</text:p>
          </table:table-cell>
          <table:table-cell office:value-type="float" office:value="0.9828072365797748">
            <text:p>0.9828072365797748</text:p>
          </table:table-cell>
          <table:table-cell office:value-type="float" office:value="11.855425202667735">
            <text:p>11.855425202667735</text:p>
          </table:table-cell>
          <table:table-cell office:value-type="float" office:value="6.55928453812114">
            <text:p>6.55928453812114</text:p>
          </table:table-cell>
          <table:table-cell office:value-type="float" office:value="5.01246311495445">
            <text:p>5.01246311495445</text:p>
          </table:table-cell>
          <table:table-cell office:value-type="float" office:value="119.9977636994467">
            <text:p>119.997763699446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7.21308524327781">
            <text:p>17.21308524327781</text:p>
          </table:table-cell>
          <table:table-cell office:value-type="string" office:string-value="107">
            <text:p>107</text:p>
          </table:table-cell>
          <table:table-cell office:value-type="float" office:value="0.014190555179242">
            <text:p>0.01419055517924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138009">
            <text:p>1.138009</text:p>
          </table:table-cell>
          <table:table-cell office:value-type="float" office:value="0.2352874740886459">
            <text:p>0.2352874740886459</text:p>
          </table:table-cell>
          <table:table-cell office:value-type="float" office:value="2.315798773966633">
            <text:p>2.315798773966633</text:p>
          </table:table-cell>
          <table:table-cell office:value-type="float" office:value="5.354855232555774">
            <text:p>5.354855232555774</text:p>
          </table:table-cell>
          <table:table-cell office:value-type="float" office:value="7.539675459828564">
            <text:p>7.539675459828564</text:p>
          </table:table-cell>
          <table:table-cell office:value-type="float" office:value="0.1211121561068064">
            <text:p>0.1211121561068064</text:p>
          </table:table-cell>
          <table:table-cell office:value-type="float" office:value="0.2246037690062049">
            <text:p>0.2246037690062049</text:p>
          </table:table-cell>
          <table:table-cell office:value-type="float" office:value="0.2309075494721209">
            <text:p>0.2309075494721209</text:p>
          </table:table-cell>
          <table:table-cell office:value-type="float" office:value="0.3115825087518885">
            <text:p>0.3115825087518885</text:p>
          </table:table-cell>
          <table:table-cell office:value-type="float" office:value="1.2876980914774792">
            <text:p>1.2876980914774792</text:p>
          </table:table-cell>
          <table:table-cell office:value-type="float" office:value="12.67406891519952">
            <text:p>12.67406891519952</text:p>
          </table:table-cell>
          <table:table-cell office:value-type="float" office:value="29.30643413895619">
            <text:p>29.30643413895619</text:p>
          </table:table-cell>
          <table:table-cell office:value-type="float" office:value="41.2636743098486">
            <text:p>41.2636743098486</text:p>
          </table:table-cell>
          <table:table-cell office:value-type="float" office:value="0.6628312572844397">
            <text:p>0.6628312572844397</text:p>
          </table:table-cell>
          <table:table-cell office:value-type="float" office:value="1.2292275473150462">
            <text:p>1.2292275473150462</text:p>
          </table:table-cell>
          <table:table-cell office:value-type="float" office:value="1.26372732723956">
            <text:p>1.26372732723956</text:p>
          </table:table-cell>
          <table:table-cell office:value-type="float" office:value="1.7052510058670116">
            <text:p>1.7052510058670116</text:p>
          </table:table-cell>
          <table:table-cell office:value-type="float" office:value="0.174930127431717">
            <text:p>0.174930127431717</text:p>
          </table:table-cell>
          <table:table-cell office:value-type="float" office:value="92.85641686543555">
            <text:p>92.85641686543555</text:p>
          </table:table-cell>
          <table:table-cell office:value-type="float" office:value="20.727958248457725">
            <text:p>20.727958248457725</text:p>
          </table:table-cell>
          <table:table-cell office:value-type="float" office:value="0.2032980543016955">
            <text:p>0.2032980543016955</text:p>
          </table:table-cell>
          <table:table-cell office:value-type="float" office:value="0.7192874045564444">
            <text:p>0.7192874045564444</text:p>
          </table:table-cell>
          <table:table-cell office:value-type="float" office:value="1.2061268991742005">
            <text:p>1.2061268991742005</text:p>
          </table:table-cell>
          <table:table-cell office:value-type="float" office:value="1.8227410222022729">
            <text:p>1.8227410222022729</text:p>
          </table:table-cell>
          <table:table-cell office:value-type="float" office:value="2.457267528781308">
            <text:p>2.457267528781308</text:p>
          </table:table-cell>
          <table:table-cell office:value-type="float" office:value="0.0331440819830615">
            <text:p>0.0331440819830615</text:p>
          </table:table-cell>
          <table:table-cell office:value-type="float" office:value="0.0006005739708118">
            <text:p>0.0006005739708118</text:p>
          </table:table-cell>
          <table:table-cell office:value-type="float" office:value="0.0235338583502215">
            <text:p>0.0235338583502215</text:p>
          </table:table-cell>
          <table:table-cell office:value-type="float" office:value="0.3830063579815119">
            <text:p>0.3830063579815119</text:p>
          </table:table-cell>
          <table:table-cell office:value-type="float" office:value="0.1776837413785989">
            <text:p>0.1776837413785989</text:p>
          </table:table-cell>
          <table:table-cell office:value-type="float" office:value="0.0075801605387315">
            <text:p>0.0075801605387315</text:p>
          </table:table-cell>
          <table:table-cell office:value-type="float" office:value="0.0025089628164371">
            <text:p>0.0025089628164371</text:p>
          </table:table-cell>
          <table:table-cell office:value-type="float" office:value="0.0307729864016414">
            <text:p>0.0307729864016414</text:p>
          </table:table-cell>
          <table:table-cell office:value-type="float" office:value="0.0167869744812961">
            <text:p>0.0167869744812961</text:p>
          </table:table-cell>
          <table:table-cell office:value-type="float" office:value="0.0127997933457989">
            <text:p>0.0127997933457989</text:p>
          </table:table-cell>
          <table:table-cell office:value-type="float" office:value="0.3115825087518885">
            <text:p>0.3115825087518885</text:p>
          </table:table-cell>
          <table:table-cell office:value-type="float" office:value="12.782678098407334">
            <text:p>12.782678098407334</text:p>
          </table:table-cell>
          <table:table-cell office:value-type="float" office:value="0.2316233633230079">
            <text:p>0.2316233633230079</text:p>
          </table:table-cell>
          <table:table-cell office:value-type="float" office:value="9.07630314992996">
            <text:p>9.07630314992996</text:p>
          </table:table-cell>
          <table:table-cell office:value-type="float" office:value="147.71406208272973">
            <text:p>147.71406208272973</text:p>
          </table:table-cell>
          <table:table-cell office:value-type="float" office:value="68.52728853748428">
            <text:p>68.52728853748428</text:p>
          </table:table-cell>
          <table:table-cell office:value-type="float" office:value="2.9234405149726017">
            <text:p>2.9234405149726017</text:p>
          </table:table-cell>
          <table:table-cell office:value-type="float" office:value="0.9676316894153077">
            <text:p>0.9676316894153077</text:p>
          </table:table-cell>
          <table:table-cell office:value-type="float" office:value="11.868217665521058">
            <text:p>11.868217665521058</text:p>
          </table:table-cell>
          <table:table-cell office:value-type="float" office:value="6.474232448201477">
            <text:p>6.474232448201477</text:p>
          </table:table-cell>
          <table:table-cell office:value-type="float" office:value="4.93649629967427">
            <text:p>4.93649629967427</text:p>
          </table:table-cell>
          <table:table-cell office:value-type="float" office:value="120.16802615034088">
            <text:p>120.168026150340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6.55104350315174">
            <text:p>16.55104350315174</text:p>
          </table:table-cell>
          <table:table-cell office:value-type="string" office:string-value="108">
            <text:p>108</text:p>
          </table:table-cell>
          <table:table-cell office:value-type="float" office:value="0.0136944351183043">
            <text:p>0.013694435118304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126407">
            <text:p>1.126407</text:p>
          </table:table-cell>
          <table:table-cell office:value-type="float" office:value="0.2348164171767936">
            <text:p>0.2348164171767936</text:p>
          </table:table-cell>
          <table:table-cell office:value-type="float" office:value="2.3172103870048635">
            <text:p>2.3172103870048635</text:p>
          </table:table-cell>
          <table:table-cell office:value-type="float" office:value="5.358107082944882">
            <text:p>5.358107082944882</text:p>
          </table:table-cell>
          <table:table-cell office:value-type="float" office:value="7.544486062089263">
            <text:p>7.544486062089263</text:p>
          </table:table-cell>
          <table:table-cell office:value-type="float" office:value="0.1211993014148392">
            <text:p>0.1211993014148392</text:p>
          </table:table-cell>
          <table:table-cell office:value-type="float" office:value="0.2244858373113693">
            <text:p>0.2244858373113693</text:p>
          </table:table-cell>
          <table:table-cell office:value-type="float" office:value="0.2310193560325639">
            <text:p>0.2310193560325639</text:p>
          </table:table-cell>
          <table:table-cell office:value-type="float" office:value="0.3120185415798309">
            <text:p>0.3120185415798309</text:p>
          </table:table-cell>
          <table:table-cell office:value-type="float" office:value="1.2401906074371363">
            <text:p>1.2401906074371363</text:p>
          </table:table-cell>
          <table:table-cell office:value-type="float" office:value="12.238422645106313">
            <text:p>12.238422645106313</text:p>
          </table:table-cell>
          <table:table-cell office:value-type="float" office:value="28.29901826203041">
            <text:p>28.29901826203041</text:p>
          </table:table-cell>
          <table:table-cell office:value-type="float" office:value="39.84645053628807">
            <text:p>39.84645053628807</text:p>
          </table:table-cell>
          <table:table-cell office:value-type="float" office:value="0.6401180847992293">
            <text:p>0.6401180847992293</text:p>
          </table:table-cell>
          <table:table-cell office:value-type="float" office:value="1.1856293111167329">
            <text:p>1.1856293111167329</text:p>
          </table:table-cell>
          <table:table-cell office:value-type="float" office:value="1.2201363044903677">
            <text:p>1.2201363044903677</text:p>
          </table:table-cell>
          <table:table-cell office:value-type="float" office:value="1.6479361590897423">
            <text:p>1.6479361590897423</text:p>
          </table:table-cell>
          <table:table-cell office:value-type="float" office:value="0.1684771876256457">
            <text:p>0.1684771876256457</text:p>
          </table:table-cell>
          <table:table-cell office:value-type="float" office:value="93.11458772044703">
            <text:p>93.11458772044703</text:p>
          </table:table-cell>
          <table:table-cell office:value-type="float" office:value="20.7856747577035">
            <text:p>20.7856747577035</text:p>
          </table:table-cell>
          <table:table-cell office:value-type="float" office:value="0.1988665764844966">
            <text:p>0.1988665764844966</text:p>
          </table:table-cell>
          <table:table-cell office:value-type="float" office:value="0.7049745808204395">
            <text:p>0.7049745808204395</text:p>
          </table:table-cell>
          <table:table-cell office:value-type="float" office:value="1.1768140981880593">
            <text:p>1.1768140981880593</text:p>
          </table:table-cell>
          <table:table-cell office:value-type="float" office:value="1.7858625172263745">
            <text:p>1.7858625172263745</text:p>
          </table:table-cell>
          <table:table-cell office:value-type="float" office:value="2.400933492597884">
            <text:p>2.400933492597884</text:p>
          </table:table-cell>
          <table:table-cell office:value-type="float" office:value="0.0327791635965612">
            <text:p>0.0327791635965612</text:p>
          </table:table-cell>
          <table:table-cell office:value-type="float" office:value="0.0005897669461506">
            <text:p>0.0005897669461506</text:p>
          </table:table-cell>
          <table:table-cell office:value-type="float" office:value="0.0233857686529486">
            <text:p>0.0233857686529486</text:p>
          </table:table-cell>
          <table:table-cell office:value-type="float" office:value="0.3833990081911968">
            <text:p>0.3833990081911968</text:p>
          </table:table-cell>
          <table:table-cell office:value-type="float" office:value="0.1778564703224012">
            <text:p>0.1778564703224012</text:p>
          </table:table-cell>
          <table:table-cell office:value-type="float" office:value="0.0075203606379874">
            <text:p>0.0075203606379874</text:p>
          </table:table-cell>
          <table:table-cell office:value-type="float" office:value="0.0024703151019253">
            <text:p>0.0024703151019253</text:p>
          </table:table-cell>
          <table:table-cell office:value-type="float" office:value="0.0308058111622521">
            <text:p>0.0308058111622521</text:p>
          </table:table-cell>
          <table:table-cell office:value-type="float" office:value="0.0165684168820617">
            <text:p>0.0165684168820617</text:p>
          </table:table-cell>
          <table:table-cell office:value-type="float" office:value="0.0126063769266822">
            <text:p>0.0126063769266822</text:p>
          </table:table-cell>
          <table:table-cell office:value-type="float" office:value="0.3120185415798309">
            <text:p>0.3120185415798309</text:p>
          </table:table-cell>
          <table:table-cell office:value-type="float" office:value="12.641940024285784">
            <text:p>12.641940024285784</text:p>
          </table:table-cell>
          <table:table-cell office:value-type="float" office:value="0.2274554181219316">
            <text:p>0.2274554181219316</text:p>
          </table:table-cell>
          <table:table-cell office:value-type="float" office:value="9.019189396382691">
            <text:p>9.019189396382691</text:p>
          </table:table-cell>
          <table:table-cell office:value-type="float" office:value="147.86549548909892">
            <text:p>147.86549548909892</text:p>
          </table:table-cell>
          <table:table-cell office:value-type="float" office:value="68.59390490924049">
            <text:p>68.59390490924049</text:p>
          </table:table-cell>
          <table:table-cell office:value-type="float" office:value="2.900377487252617">
            <text:p>2.900377487252617</text:p>
          </table:table-cell>
          <table:table-cell office:value-type="float" office:value="0.952726425359542">
            <text:p>0.952726425359542</text:p>
          </table:table-cell>
          <table:table-cell office:value-type="float" office:value="11.880877190945789">
            <text:p>11.880877190945789</text:p>
          </table:table-cell>
          <table:table-cell office:value-type="float" office:value="6.389941338904759">
            <text:p>6.389941338904759</text:p>
          </table:table-cell>
          <table:table-cell office:value-type="float" office:value="4.861901389313537">
            <text:p>4.861901389313537</text:p>
          </table:table-cell>
          <table:table-cell office:value-type="float" office:value="120.33619093109343">
            <text:p>120.3361909310934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5.91446490687667">
            <text:p>15.91446490687667</text:p>
          </table:table-cell>
          <table:table-cell office:value-type="string" office:string-value="109">
            <text:p>109</text:p>
          </table:table-cell>
          <table:table-cell office:value-type="float" office:value="0.0132142479590885">
            <text:p>0.013214247959088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69567">
            <text:p>1.069567</text:p>
          </table:table-cell>
          <table:table-cell office:value-type="float" office:value="0.2343527596807903">
            <text:p>0.2343527596807903</text:p>
          </table:table-cell>
          <table:table-cell office:value-type="float" office:value="2.3185998525440827">
            <text:p>2.3185998525440827</text:p>
          </table:table-cell>
          <table:table-cell office:value-type="float" office:value="5.361307826616096">
            <text:p>5.361307826616096</text:p>
          </table:table-cell>
          <table:table-cell office:value-type="float" office:value="7.549221030382464">
            <text:p>7.549221030382464</text:p>
          </table:table-cell>
          <table:table-cell office:value-type="float" office:value="0.1212850787004053">
            <text:p>0.1212850787004053</text:p>
          </table:table-cell>
          <table:table-cell office:value-type="float" office:value="0.22436922070834">
            <text:p>0.22436922070834</text:p>
          </table:table-cell>
          <table:table-cell office:value-type="float" office:value="0.2311299223317604">
            <text:p>0.2311299223317604</text:p>
          </table:table-cell>
          <table:table-cell office:value-type="float" office:value="0.3124475973424077">
            <text:p>0.3124475973424077</text:p>
          </table:table-cell>
          <table:table-cell office:value-type="float" office:value="1.1943411113518183">
            <text:p>1.1943411113518183</text:p>
          </table:table-cell>
          <table:table-cell office:value-type="float" office:value="11.816370877985655">
            <text:p>11.816370877985655</text:p>
          </table:table-cell>
          <table:table-cell office:value-type="float" office:value="27.323042223448304">
            <text:p>27.323042223448304</text:p>
          </table:table-cell>
          <table:table-cell office:value-type="float" office:value="38.47338963513205">
            <text:p>38.47338963513205</text:p>
          </table:table-cell>
          <table:table-cell office:value-type="float" office:value="0.6181098779580896">
            <text:p>0.6181098779580896</text:p>
          </table:table-cell>
          <table:table-cell office:value-type="float" office:value="1.1434616122248535">
            <text:p>1.1434616122248535</text:p>
          </table:table-cell>
          <table:table-cell office:value-type="float" office:value="1.1779164396458424">
            <text:p>1.1779164396458424</text:p>
          </table:table-cell>
          <table:table-cell office:value-type="float" office:value="1.5923388790361444">
            <text:p>1.5923388790361444</text:p>
          </table:table-cell>
          <table:table-cell office:value-type="float" office:value="0.1622494315678818">
            <text:p>0.1622494315678818</text:p>
          </table:table-cell>
          <table:table-cell office:value-type="float" office:value="93.3676204619508">
            <text:p>93.3676204619508</text:p>
          </table:table-cell>
          <table:table-cell office:value-type="float" office:value="20.842242831781565">
            <text:p>20.842242831781565</text:p>
          </table:table-cell>
          <table:table-cell office:value-type="float" office:value="0.1945259996605737">
            <text:p>0.1945259996605737</text:p>
          </table:table-cell>
          <table:table-cell office:value-type="float" office:value="0.6909240713351535">
            <text:p>0.6909240713351535</text:p>
          </table:table-cell>
          <table:table-cell office:value-type="float" office:value="1.1481522592325166">
            <text:p>1.1481522592325166</text:p>
          </table:table-cell>
          <table:table-cell office:value-type="float" office:value="1.7497185331458576">
            <text:p>1.7497185331458576</text:p>
          </table:table-cell>
          <table:table-cell office:value-type="float" office:value="2.3462312783720694">
            <text:p>2.3462312783720694</text:p>
          </table:table-cell>
          <table:table-cell office:value-type="float" office:value="0.0324204610432843">
            <text:p>0.0324204610432843</text:p>
          </table:table-cell>
          <table:table-cell office:value-type="float" office:value="0.0005791286543009">
            <text:p>0.0005791286543009</text:p>
          </table:table-cell>
          <table:table-cell office:value-type="float" office:value="0.0232400270822088">
            <text:p>0.0232400270822088</text:p>
          </table:table-cell>
          <table:table-cell office:value-type="float" office:value="0.3837854670094147">
            <text:p>0.3837854670094147</text:p>
          </table:table-cell>
          <table:table-cell office:value-type="float" office:value="0.1780264418250649">
            <text:p>0.1780264418250649</text:p>
          </table:table-cell>
          <table:table-cell office:value-type="float" office:value="0.0074615463784617">
            <text:p>0.0074615463784617</text:p>
          </table:table-cell>
          <table:table-cell office:value-type="float" office:value="0.00243231474887">
            <text:p>0.00243231474887</text:p>
          </table:table-cell>
          <table:table-cell office:value-type="float" office:value="0.0308381211141559">
            <text:p>0.0308381211141559</text:p>
          </table:table-cell>
          <table:table-cell office:value-type="float" office:value="0.0163522906097555">
            <text:p>0.0163522906097555</text:p>
          </table:table-cell>
          <table:table-cell office:value-type="float" office:value="0.0124166041920751">
            <text:p>0.0124166041920751</text:p>
          </table:table-cell>
          <table:table-cell office:value-type="float" office:value="0.3124475973424077">
            <text:p>0.3124475973424077</text:p>
          </table:table-cell>
          <table:table-cell office:value-type="float" office:value="12.50359921056348">
            <text:p>12.50359921056348</text:p>
          </table:table-cell>
          <table:table-cell office:value-type="float" office:value="0.2233525481042561">
            <text:p>0.2233525481042561</text:p>
          </table:table-cell>
          <table:table-cell office:value-type="float" office:value="8.962981244795486">
            <text:p>8.962981244795486</text:p>
          </table:table-cell>
          <table:table-cell office:value-type="float" office:value="148.014541061521">
            <text:p>148.014541061521</text:p>
          </table:table-cell>
          <table:table-cell office:value-type="float" office:value="68.65945781867282">
            <text:p>68.65945781867282</text:p>
          </table:table-cell>
          <table:table-cell office:value-type="float" office:value="2.877694591781342">
            <text:p>2.877694591781342</text:p>
          </table:table-cell>
          <table:table-cell office:value-type="float" office:value="0.9380708291967244">
            <text:p>0.9380708291967244</text:p>
          </table:table-cell>
          <table:table-cell office:value-type="float" office:value="11.893338170096516">
            <text:p>11.893338170096516</text:p>
          </table:table-cell>
          <table:table-cell office:value-type="float" office:value="6.306587919464431">
            <text:p>6.306587919464431</text:p>
          </table:table-cell>
          <table:table-cell office:value-type="float" office:value="4.788711738757605">
            <text:p>4.788711738757605</text:p>
          </table:table-cell>
          <table:table-cell office:value-type="float" office:value="120.5016648670464">
            <text:p>120.501664867046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5.30237010276603">
            <text:p>15.30237010276603</text:p>
          </table:table-cell>
          <table:table-cell office:value-type="string" office:string-value="110">
            <text:p>110</text:p>
          </table:table-cell>
          <table:table-cell office:value-type="float" office:value="0.0127495800669575">
            <text:p>0.012749580066957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104249">
            <text:p>1.104249</text:p>
          </table:table-cell>
          <table:table-cell office:value-type="float" office:value="0.2338928063743555">
            <text:p>0.2338928063743555</text:p>
          </table:table-cell>
          <table:table-cell office:value-type="float" office:value="2.3199783014124806">
            <text:p>2.3199783014124806</text:p>
          </table:table-cell>
          <table:table-cell office:value-type="float" office:value="5.364482915481401">
            <text:p>5.364482915481401</text:p>
          </table:table-cell>
          <table:table-cell office:value-type="float" office:value="7.553916748425735">
            <text:p>7.553916748425735</text:p>
          </table:table-cell>
          <table:table-cell office:value-type="float" office:value="0.121370072353996">
            <text:p>0.121370072353996</text:p>
          </table:table-cell>
          <table:table-cell office:value-type="float" office:value="0.2242543339152373">
            <text:p>0.2242543339152373</text:p>
          </table:table-cell>
          <table:table-cell office:value-type="float" office:value="0.2312402078312135">
            <text:p>0.2312402078312135</text:p>
          </table:table-cell>
          <table:table-cell office:value-type="float" office:value="0.312871426505047">
            <text:p>0.312871426505047</text:p>
          </table:table-cell>
          <table:table-cell office:value-type="float" office:value="1.1500814623442837">
            <text:p>1.1500814623442837</text:p>
          </table:table-cell>
          <table:table-cell office:value-type="float" office:value="11.407636168275143">
            <text:p>11.407636168275143</text:p>
          </table:table-cell>
          <table:table-cell office:value-type="float" office:value="26.377862798751817">
            <text:p>26.377862798751817</text:p>
          </table:table-cell>
          <table:table-cell office:value-type="float" office:value="37.14359477371669">
            <text:p>37.14359477371669</text:p>
          </table:table-cell>
          <table:table-cell office:value-type="float" office:value="0.5967924899507283">
            <text:p>0.5967924899507283</text:p>
          </table:table-cell>
          <table:table-cell office:value-type="float" office:value="1.1026878350139684">
            <text:p>1.1026878350139684</text:p>
          </table:table-cell>
          <table:table-cell office:value-type="float" office:value="1.1370382890257067">
            <text:p>1.1370382890257067</text:p>
          </table:table-cell>
          <table:table-cell office:value-type="float" office:value="1.53842964774533">
            <text:p>1.53842964774533</text:p>
          </table:table-cell>
          <table:table-cell office:value-type="float" office:value="0.1562376037185124">
            <text:p>0.1562376037185124</text:p>
          </table:table-cell>
          <table:table-cell office:value-type="float" office:value="93.6160562433468">
            <text:p>93.6160562433468</text:p>
          </table:table-cell>
          <table:table-cell office:value-type="float" office:value="20.897782739636025">
            <text:p>20.897782739636025</text:p>
          </table:table-cell>
          <table:table-cell office:value-type="float" office:value="0.1902771424610945">
            <text:p>0.1902771424610945</text:p>
          </table:table-cell>
          <table:table-cell office:value-type="float" office:value="0.6771329663837343">
            <text:p>0.6771329663837343</text:p>
          </table:table-cell>
          <table:table-cell office:value-type="float" office:value="1.1201937299599256">
            <text:p>1.1201937299599256</text:p>
          </table:table-cell>
          <table:table-cell office:value-type="float" office:value="1.7143256259524329">
            <text:p>1.7143256259524329</text:p>
          </table:table-cell>
          <table:table-cell office:value-type="float" office:value="2.293117008742938">
            <text:p>2.293117008742938</text:p>
          </table:table-cell>
          <table:table-cell office:value-type="float" office:value="0.0320639058506419">
            <text:p>0.0320639058506419</text:p>
          </table:table-cell>
          <table:table-cell office:value-type="float" office:value="0.0005686611585109">
            <text:p>0.0005686611585109</text:p>
          </table:table-cell>
          <table:table-cell office:value-type="float" office:value="0.0230963624285713">
            <text:p>0.0230963624285713</text:p>
          </table:table-cell>
          <table:table-cell office:value-type="float" office:value="0.3841679324804969">
            <text:p>0.3841679324804969</text:p>
          </table:table-cell>
          <table:table-cell office:value-type="float" office:value="0.1781945532564876">
            <text:p>0.1781945532564876</text:p>
          </table:table-cell>
          <table:table-cell office:value-type="float" office:value="0.0074037108565105">
            <text:p>0.0074037108565105</text:p>
          </table:table-cell>
          <table:table-cell office:value-type="float" office:value="0.0023949892514158">
            <text:p>0.0023949892514158</text:p>
          </table:table-cell>
          <table:table-cell office:value-type="float" office:value="0.0308701020674914">
            <text:p>0.0308701020674914</text:p>
          </table:table-cell>
          <table:table-cell office:value-type="float" office:value="0.0161381468671451">
            <text:p>0.0161381468671451</text:p>
          </table:table-cell>
          <table:table-cell office:value-type="float" office:value="0.0122302092776806">
            <text:p>0.0122302092776806</text:p>
          </table:table-cell>
          <table:table-cell office:value-type="float" office:value="0.312871426505047">
            <text:p>0.312871426505047</text:p>
          </table:table-cell>
          <table:table-cell office:value-type="float" office:value="12.366086569417092">
            <text:p>12.366086569417092</text:p>
          </table:table-cell>
          <table:table-cell office:value-type="float" office:value="0.2193155490029243">
            <text:p>0.2193155490029243</text:p>
          </table:table-cell>
          <table:table-cell office:value-type="float" office:value="8.907574097827123">
            <text:p>8.907574097827123</text:p>
          </table:table-cell>
          <table:table-cell office:value-type="float" office:value="148.16204651975326">
            <text:p>148.16204651975326</text:p>
          </table:table-cell>
          <table:table-cell office:value-type="float" office:value="68.72429335442962">
            <text:p>68.72429335442962</text:p>
          </table:table-cell>
          <table:table-cell office:value-type="float" office:value="2.85538916603044">
            <text:p>2.85538916603044</text:p>
          </table:table-cell>
          <table:table-cell office:value-type="float" office:value="0.9236755045935336">
            <text:p>0.9236755045935336</text:p>
          </table:table-cell>
          <table:table-cell office:value-type="float" office:value="11.905672264369432">
            <text:p>11.905672264369432</text:p>
          </table:table-cell>
          <table:table-cell office:value-type="float" office:value="6.22399910225186">
            <text:p>6.22399910225186</text:p>
          </table:table-cell>
          <table:table-cell office:value-type="float" office:value="4.716824812123096">
            <text:p>4.716824812123096</text:p>
          </table:table-cell>
          <table:table-cell office:value-type="float" office:value="120.66512306020148">
            <text:p>120.6651230602014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4.7138174065058">
            <text:p>14.7138174065058</text:p>
          </table:table-cell>
          <table:table-cell office:value-type="string" office:string-value="111">
            <text:p>111</text:p>
          </table:table-cell>
          <table:table-cell office:value-type="float" office:value="0.0123000233420012">
            <text:p>0.012300023342001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103437">
            <text:p>1.103437</text:p>
          </table:table-cell>
          <table:table-cell office:value-type="float" office:value="0.233424860428045">
            <text:p>0.233424860428045</text:p>
          </table:table-cell>
          <table:table-cell office:value-type="float" office:value="2.3213809770162523">
            <text:p>2.3213809770162523</text:p>
          </table:table-cell>
          <table:table-cell office:value-type="float" office:value="5.367712904746105">
            <text:p>5.367712904746105</text:p>
          </table:table-cell>
          <table:table-cell office:value-type="float" office:value="7.558688319940045">
            <text:p>7.558688319940045</text:p>
          </table:table-cell>
          <table:table-cell office:value-type="float" office:value="0.1214561291157286">
            <text:p>0.1214561291157286</text:p>
          </table:table-cell>
          <table:table-cell office:value-type="float" office:value="0.2241425684765732">
            <text:p>0.2241425684765732</text:p>
          </table:table-cell>
          <table:table-cell office:value-type="float" office:value="0.231353348809114">
            <text:p>0.231353348809114</text:p>
          </table:table-cell>
          <table:table-cell office:value-type="float" office:value="0.313295435598975">
            <text:p>0.313295435598975</text:p>
          </table:table-cell>
          <table:table-cell office:value-type="float" office:value="1.1073091821946575">
            <text:p>1.1073091821946575</text:p>
          </table:table-cell>
          <table:table-cell office:value-type="float" office:value="11.012051015082317">
            <text:p>11.012051015082317</text:p>
          </table:table-cell>
          <table:table-cell office:value-type="float" office:value="25.463088104286623">
            <text:p>25.463088104286623</text:p>
          </table:table-cell>
          <table:table-cell office:value-type="float" office:value="35.85652773517317">
            <text:p>35.85652773517317</text:p>
          </table:table-cell>
          <table:table-cell office:value-type="float" office:value="0.5761575127732534">
            <text:p>0.5761575127732534</text:p>
          </table:table-cell>
          <table:table-cell office:value-type="float" office:value="1.0632763097284248">
            <text:p>1.0632763097284248</text:p>
          </table:table-cell>
          <table:table-cell office:value-type="float" office:value="1.0974824489475694">
            <text:p>1.0974824489475694</text:p>
          </table:table-cell>
          <table:table-cell office:value-type="float" office:value="1.4861952233462263">
            <text:p>1.4861952233462263</text:p>
          </table:table-cell>
          <table:table-cell office:value-type="float" office:value="0.1504277818820135">
            <text:p>0.1504277818820135</text:p>
          </table:table-cell>
          <table:table-cell office:value-type="float" office:value="93.86140931512125">
            <text:p>93.86140931512125</text:p>
          </table:table-cell>
          <table:table-cell office:value-type="float" office:value="20.95263069113787">
            <text:p>20.95263069113787</text:p>
          </table:table-cell>
          <table:table-cell office:value-type="float" office:value="0.1861250950715239">
            <text:p>0.1861250950715239</text:p>
          </table:table-cell>
          <table:table-cell office:value-type="float" office:value="0.6635979425741866">
            <text:p>0.6635979425741866</text:p>
          </table:table-cell>
          <table:table-cell office:value-type="float" office:value="1.093126894802131">
            <text:p>1.093126894802131</text:p>
          </table:table-cell>
          <table:table-cell office:value-type="float" office:value="1.679756438203023">
            <text:p>1.679756438203023</text:p>
          </table:table-cell>
          <table:table-cell office:value-type="float" office:value="2.2415764886647263">
            <text:p>2.2415764886647263</text:p>
          </table:table-cell>
          <table:table-cell office:value-type="float" office:value="0.0316965487991291">
            <text:p>0.0316965487991291</text:p>
          </table:table-cell>
          <table:table-cell office:value-type="float" office:value="0.0005583736239968">
            <text:p>0.0005583736239968</text:p>
          </table:table-cell>
          <table:table-cell office:value-type="float" office:value="0.0229539517406127">
            <text:p>0.0229539517406127</text:p>
          </table:table-cell>
          <table:table-cell office:value-type="float" office:value="0.3845533264871354">
            <text:p>0.3845533264871354</text:p>
          </table:table-cell>
          <table:table-cell office:value-type="float" office:value="0.1783636166673856">
            <text:p>0.1783636166673856</text:p>
          </table:table-cell>
          <table:table-cell office:value-type="float" office:value="0.007346861493914">
            <text:p>0.007346861493914</text:p>
          </table:table-cell>
          <table:table-cell office:value-type="float" office:value="0.0023584539674713">
            <text:p>0.0023584539674713</text:p>
          </table:table-cell>
          <table:table-cell office:value-type="float" office:value="0.0309023331831766">
            <text:p>0.0309023331831766</text:p>
          </table:table-cell>
          <table:table-cell office:value-type="float" office:value="0.0159245545483705">
            <text:p>0.0159245545483705</text:p>
          </table:table-cell>
          <table:table-cell office:value-type="float" office:value="0.0120465438898315">
            <text:p>0.0120465438898315</text:p>
          </table:table-cell>
          <table:table-cell office:value-type="float" office:value="0.313295435598975">
            <text:p>0.313295435598975</text:p>
          </table:table-cell>
          <table:table-cell office:value-type="float" office:value="12.224407975360126">
            <text:p>12.224407975360126</text:p>
          </table:table-cell>
          <table:table-cell office:value-type="float" office:value="0.2153479555668617">
            <text:p>0.2153479555668617</text:p>
          </table:table-cell>
          <table:table-cell office:value-type="float" office:value="8.852650567802124">
            <text:p>8.852650567802124</text:p>
          </table:table-cell>
          <table:table-cell office:value-type="float" office:value="148.31068142629354">
            <text:p>148.31068142629354</text:p>
          </table:table-cell>
          <table:table-cell office:value-type="float" office:value="68.78949604011062">
            <text:p>68.78949604011062</text:p>
          </table:table-cell>
          <table:table-cell office:value-type="float" office:value="2.833464072357835">
            <text:p>2.833464072357835</text:p>
          </table:table-cell>
          <table:table-cell office:value-type="float" office:value="0.9095849416346647">
            <text:p>0.9095849416346647</text:p>
          </table:table-cell>
          <table:table-cell office:value-type="float" office:value="11.91810283875575">
            <text:p>11.91810283875575</text:p>
          </table:table-cell>
          <table:table-cell office:value-type="float" office:value="6.141622952670081">
            <text:p>6.141622952670081</text:p>
          </table:table-cell>
          <table:table-cell office:value-type="float" office:value="4.645990581991328">
            <text:p>4.645990581991328</text:p>
          </table:table-cell>
          <table:table-cell office:value-type="float" office:value="120.82865064745673">
            <text:p>120.8286506474567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4.14790135240942">
            <text:p>14.14790135240942</text:p>
          </table:table-cell>
          <table:table-cell office:value-type="string" office:string-value="112">
            <text:p>112</text:p>
          </table:table-cell>
          <table:table-cell office:value-type="float" office:value="0.01186516633986">
            <text:p>0.0118651663398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179178">
            <text:p>1.179178</text:p>
          </table:table-cell>
          <table:table-cell office:value-type="float" office:value="0.2329701493712378">
            <text:p>0.2329701493712378</text:p>
          </table:table-cell>
          <table:table-cell office:value-type="float" office:value="2.3227439059906185">
            <text:p>2.3227439059906185</text:p>
          </table:table-cell>
          <table:table-cell office:value-type="float" office:value="5.370851615234129">
            <text:p>5.370851615234129</text:p>
          </table:table-cell>
          <table:table-cell office:value-type="float" office:value="7.5633269181191505">
            <text:p>7.5633269181191505</text:p>
          </table:table-cell>
          <table:table-cell office:value-type="float" office:value="0.1215399028150609">
            <text:p>0.1215399028150609</text:p>
          </table:table-cell>
          <table:table-cell office:value-type="float" office:value="0.2240313637888557">
            <text:p>0.2240313637888557</text:p>
          </table:table-cell>
          <table:table-cell office:value-type="float" office:value="0.2314635530467277">
            <text:p>0.2314635530467277</text:p>
          </table:table-cell>
          <table:table-cell office:value-type="float" office:value="0.3137099843002023">
            <text:p>0.3137099843002023</text:p>
          </table:table-cell>
          <table:table-cell office:value-type="float" office:value="1.0660804200019567">
            <text:p>1.0660804200019567</text:p>
          </table:table-cell>
          <table:table-cell office:value-type="float" office:value="10.628966009330188">
            <text:p>10.628966009330188</text:p>
          </table:table-cell>
          <table:table-cell office:value-type="float" office:value="24.577224855588646">
            <text:p>24.577224855588646</text:p>
          </table:table-cell>
          <table:table-cell office:value-type="float" office:value="34.61007669541388">
            <text:p>34.61007669541388</text:p>
          </table:table-cell>
          <table:table-cell office:value-type="float" office:value="0.5561712991547486">
            <text:p>0.5561712991547486</text:p>
          </table:table-cell>
          <table:table-cell office:value-type="float" office:value="1.0251761912254702">
            <text:p>1.0251761912254702</text:p>
          </table:table-cell>
          <table:table-cell office:value-type="float" office:value="1.0591861769122648">
            <text:p>1.0591861769122648</text:p>
          </table:table-cell>
          <table:table-cell office:value-type="float" office:value="1.4355490294537123">
            <text:p>1.4355490294537123</text:p>
          </table:table-cell>
          <table:table-cell office:value-type="float" office:value="0.1448276009405084">
            <text:p>0.1448276009405084</text:p>
          </table:table-cell>
          <table:table-cell office:value-type="float" office:value="94.10120052296952">
            <text:p>94.10120052296952</text:p>
          </table:table-cell>
          <table:table-cell office:value-type="float" office:value="21.006236712879037">
            <text:p>21.006236712879037</text:p>
          </table:table-cell>
          <table:table-cell office:value-type="float" office:value="0.1820565055004831">
            <text:p>0.1820565055004831</text:p>
          </table:table-cell>
          <table:table-cell office:value-type="float" office:value="0.6503165294607314">
            <text:p>0.6503165294607314</text:p>
          </table:table-cell>
          <table:table-cell office:value-type="float" office:value="1.0665700386423107">
            <text:p>1.0665700386423107</text:p>
          </table:table-cell>
          <table:table-cell office:value-type="float" office:value="1.6458440383012092">
            <text:p>1.6458440383012092</text:p>
          </table:table-cell>
          <table:table-cell office:value-type="float" office:value="2.191477696365216">
            <text:p>2.191477696365216</text:p>
          </table:table-cell>
          <table:table-cell office:value-type="float" office:value="0.0313419219612676">
            <text:p>0.0313419219612676</text:p>
          </table:table-cell>
          <table:table-cell office:value-type="float" office:value="0.0005482444859429">
            <text:p>0.0005482444859429</text:p>
          </table:table-cell>
          <table:table-cell office:value-type="float" office:value="0.022814256398381">
            <text:p>0.022814256398381</text:p>
          </table:table-cell>
          <table:table-cell office:value-type="float" office:value="0.3849291197914981">
            <text:p>0.3849291197914981</text:p>
          </table:table-cell>
          <table:table-cell office:value-type="float" office:value="0.1785285600441888">
            <text:p>0.1785285600441888</text:p>
          </table:table-cell>
          <table:table-cell office:value-type="float" office:value="0.0072909524350608">
            <text:p>0.0072909524350608</text:p>
          </table:table-cell>
          <table:table-cell office:value-type="float" office:value="0.0023224601895087">
            <text:p>0.0023224601895087</text:p>
          </table:table-cell>
          <table:table-cell office:value-type="float" office:value="0.0309337703105621">
            <text:p>0.0309337703105621</text:p>
          </table:table-cell>
          <table:table-cell office:value-type="float" office:value="0.0157141660468008">
            <text:p>0.0157141660468008</text:p>
          </table:table-cell>
          <table:table-cell office:value-type="float" office:value="0.0118665640365861">
            <text:p>0.0118665640365861</text:p>
          </table:table-cell>
          <table:table-cell office:value-type="float" office:value="0.3137099843002023">
            <text:p>0.3137099843002023</text:p>
          </table:table-cell>
          <table:table-cell office:value-type="float" office:value="12.087639042802103">
            <text:p>12.087639042802103</text:p>
          </table:table-cell>
          <table:table-cell office:value-type="float" office:value="0.2114414508935983">
            <text:p>0.2114414508935983</text:p>
          </table:table-cell>
          <table:table-cell office:value-type="float" office:value="8.798774265163633">
            <text:p>8.798774265163633</text:p>
          </table:table-cell>
          <table:table-cell office:value-type="float" office:value="148.45561362998708">
            <text:p>148.45561362998708</text:p>
          </table:table-cell>
          <table:table-cell office:value-type="float" office:value="68.8531097522423">
            <text:p>68.8531097522423</text:p>
          </table:table-cell>
          <table:table-cell office:value-type="float" office:value="2.8119016256299134">
            <text:p>2.8119016256299134</text:p>
          </table:table-cell>
          <table:table-cell office:value-type="float" office:value="0.8957032212878359">
            <text:p>0.8957032212878359</text:p>
          </table:table-cell>
          <table:table-cell office:value-type="float" office:value="11.93022719567449">
            <text:p>11.93022719567449</text:p>
          </table:table-cell>
          <table:table-cell office:value-type="float" office:value="6.060482419269671">
            <text:p>6.060482419269671</text:p>
          </table:table-cell>
          <table:table-cell office:value-type="float" office:value="4.576577751990169">
            <text:p>4.576577751990169</text:p>
          </table:table-cell>
          <table:table-cell office:value-type="float" office:value="120.98852964505905">
            <text:p>120.9885296450590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3.60375130039367">
            <text:p>13.60375130039367</text:p>
          </table:table-cell>
          <table:table-cell office:value-type="string" office:string-value="113">
            <text:p>113</text:p>
          </table:table-cell>
          <table:table-cell office:value-type="float" office:value="0.0114446096685502">
            <text:p>0.011444609668550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84276">
            <text:p>1.084276</text:p>
          </table:table-cell>
          <table:table-cell office:value-type="float" office:value="0.232519180873424">
            <text:p>0.232519180873424</text:p>
          </table:table-cell>
          <table:table-cell office:value-type="float" office:value="2.32409568906836">
            <text:p>2.32409568906836</text:p>
          </table:table-cell>
          <table:table-cell office:value-type="float" office:value="5.373964420284745">
            <text:p>5.373964420284745</text:p>
          </table:table-cell>
          <table:table-cell office:value-type="float" office:value="7.5679259624648">
            <text:p>7.5679259624648</text:p>
          </table:table-cell>
          <table:table-cell office:value-type="float" office:value="0.1216228924650161">
            <text:p>0.1216228924650161</text:p>
          </table:table-cell>
          <table:table-cell office:value-type="float" office:value="0.2239218369673484">
            <text:p>0.2239218369673484</text:p>
          </table:table-cell>
          <table:table-cell office:value-type="float" office:value="0.2315733592703238">
            <text:p>0.2315733592703238</text:p>
          </table:table-cell>
          <table:table-cell office:value-type="float" office:value="0.31411946941077">
            <text:p>0.31411946941077</text:p>
          </table:table-cell>
          <table:table-cell office:value-type="float" office:value="1.026303068383656">
            <text:p>1.026303068383656</text:p>
          </table:table-cell>
          <table:table-cell office:value-type="float" office:value="10.258192584148684">
            <text:p>10.258192584148684</text:p>
          </table:table-cell>
          <table:table-cell office:value-type="float" office:value="23.719833147550908">
            <text:p>23.719833147550908</text:p>
          </table:table-cell>
          <table:table-cell office:value-type="float" office:value="33.40363408903481">
            <text:p>33.40363408903481</text:p>
          </table:table-cell>
          <table:table-cell office:value-type="float" office:value="0.536824305219321">
            <text:p>0.536824305219321</text:p>
          </table:table-cell>
          <table:table-cell office:value-type="float" office:value="0.988355745510718">
            <text:p>0.988355745510718</text:p>
          </table:table-cell>
          <table:table-cell office:value-type="float" office:value="1.0221283606896112">
            <text:p>1.0221283606896112</text:p>
          </table:table-cell>
          <table:table-cell office:value-type="float" office:value="1.3864738989890624">
            <text:p>1.3864738989890624</text:p>
          </table:table-cell>
          <table:table-cell office:value-type="float" office:value="0.13942454797107">
            <text:p>0.13942454797107</text:p>
          </table:table-cell>
          <table:table-cell office:value-type="float" office:value="94.33667012000194">
            <text:p>94.33667012000194</text:p>
          </table:table-cell>
          <table:table-cell office:value-type="float" office:value="21.058876201954558">
            <text:p>21.058876201954558</text:p>
          </table:table-cell>
          <table:table-cell office:value-type="float" office:value="0.1780752883855853">
            <text:p>0.1780752883855853</text:p>
          </table:table-cell>
          <table:table-cell office:value-type="float" office:value="0.6372853081284114">
            <text:p>0.6372853081284114</text:p>
          </table:table-cell>
          <table:table-cell office:value-type="float" office:value="1.0406746663949595">
            <text:p>1.0406746663949595</text:p>
          </table:table-cell>
          <table:table-cell office:value-type="float" office:value="1.6126458595372704">
            <text:p>1.6126458595372704</text:p>
          </table:table-cell>
          <table:table-cell office:value-type="float" office:value="2.1428037752778843">
            <text:p>2.1428037752778843</text:p>
          </table:table-cell>
          <table:table-cell office:value-type="float" office:value="0.0309895276028104">
            <text:p>0.0309895276028104</text:p>
          </table:table-cell>
          <table:table-cell office:value-type="float" office:value="0.000538280940999">
            <text:p>0.000538280940999</text:p>
          </table:table-cell>
          <table:table-cell office:value-type="float" office:value="0.0226766023565376">
            <text:p>0.0226766023565376</text:p>
          </table:table-cell>
          <table:table-cell office:value-type="float" office:value="0.385300935844441">
            <text:p>0.385300935844441</text:p>
          </table:table-cell>
          <table:table-cell office:value-type="float" office:value="0.1786916685779158">
            <text:p>0.1786916685779158</text:p>
          </table:table-cell>
          <table:table-cell office:value-type="float" office:value="0.0072359865475526">
            <text:p>0.0072359865475526</text:p>
          </table:table-cell>
          <table:table-cell office:value-type="float" office:value="0.0022871000211672">
            <text:p>0.0022871000211672</text:p>
          </table:table-cell>
          <table:table-cell office:value-type="float" office:value="0.0309648843909638">
            <text:p>0.0309648843909638</text:p>
          </table:table-cell>
          <table:table-cell office:value-type="float" office:value="0.0155058136240569">
            <text:p>0.0155058136240569</text:p>
          </table:table-cell>
          <table:table-cell office:value-type="float" office:value="0.0116897306827847">
            <text:p>0.0116897306827847</text:p>
          </table:table-cell>
          <table:table-cell office:value-type="float" office:value="0.31411946941077">
            <text:p>0.31411946941077</text:p>
          </table:table-cell>
          <table:table-cell office:value-type="float" office:value="11.951731110575908">
            <text:p>11.951731110575908</text:p>
          </table:table-cell>
          <table:table-cell office:value-type="float" office:value="0.2075988105151122">
            <text:p>0.2075988105151122</text:p>
          </table:table-cell>
          <table:table-cell office:value-type="float" office:value="8.745685230845886">
            <text:p>8.745685230845886</text:p>
          </table:table-cell>
          <table:table-cell office:value-type="float" office:value="148.5990119271256">
            <text:p>148.5990119271256</text:p>
          </table:table-cell>
          <table:table-cell office:value-type="float" office:value="68.91601582044481">
            <text:p>68.91601582044481</text:p>
          </table:table-cell>
          <table:table-cell office:value-type="float" office:value="2.790702931794628">
            <text:p>2.790702931794628</text:p>
          </table:table-cell>
          <table:table-cell office:value-type="float" office:value="0.8820658651635782">
            <text:p>0.8820658651635782</text:p>
          </table:table-cell>
          <table:table-cell office:value-type="float" office:value="11.942226963063021">
            <text:p>11.942226963063021</text:p>
          </table:table-cell>
          <table:table-cell office:value-type="float" office:value="5.980127140390056">
            <text:p>5.980127140390056</text:p>
          </table:table-cell>
          <table:table-cell office:value-type="float" office:value="4.508378432429607">
            <text:p>4.508378432429607</text:p>
          </table:table-cell>
          <table:table-cell office:value-type="float" office:value="121.1464557676517">
            <text:p>121.146455767651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3.08053009653238">
            <text:p>13.08053009653238</text:p>
          </table:table-cell>
          <table:table-cell office:value-type="string" office:string-value="114">
            <text:p>114</text:p>
          </table:table-cell>
          <table:table-cell office:value-type="float" office:value="0.0110379578470052">
            <text:p>0.011037957847005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76376">
            <text:p>1.076376</text:p>
          </table:table-cell>
          <table:table-cell office:value-type="float" office:value="0.2320678594614378">
            <text:p>0.2320678594614378</text:p>
          </table:table-cell>
          <table:table-cell office:value-type="float" office:value="2.325448663693712">
            <text:p>2.325448663693712</text:p>
          </table:table-cell>
          <table:table-cell office:value-type="float" office:value="5.377079527638056">
            <text:p>5.377079527638056</text:p>
          </table:table-cell>
          <table:table-cell office:value-type="float" office:value="7.572525769772063">
            <text:p>7.572525769772063</text:p>
          </table:table-cell>
          <table:table-cell office:value-type="float" office:value="0.121705746162397">
            <text:p>0.121705746162397</text:p>
          </table:table-cell>
          <table:table-cell office:value-type="float" office:value="0.2238144738544501">
            <text:p>0.2238144738544501</text:p>
          </table:table-cell>
          <table:table-cell office:value-type="float" office:value="0.2316838486775919">
            <text:p>0.2316838486775919</text:p>
          </table:table-cell>
          <table:table-cell office:value-type="float" office:value="0.3145258209198057">
            <text:p>0.3145258209198057</text:p>
          </table:table-cell>
          <table:table-cell office:value-type="float" office:value="0.9879150134140908">
            <text:p>0.9879150134140908</text:p>
          </table:table-cell>
          <table:table-cell office:value-type="float" office:value="9.899456362109884">
            <text:p>9.899456362109884</text:p>
          </table:table-cell>
          <table:table-cell office:value-type="float" office:value="22.89027703363585">
            <text:p>22.89027703363585</text:p>
          </table:table-cell>
          <table:table-cell office:value-type="float" office:value="32.23631189077269">
            <text:p>32.23631189077269</text:p>
          </table:table-cell>
          <table:table-cell office:value-type="float" office:value="0.5181024814536007">
            <text:p>0.5181024814536007</text:p>
          </table:table-cell>
          <table:table-cell office:value-type="float" office:value="0.9527802749304372">
            <text:p>0.9527802749304372</text:p>
          </table:table-cell>
          <table:table-cell office:value-type="float" office:value="0.9862802759732636">
            <text:p>0.9862802759732636</text:p>
          </table:table-cell>
          <table:table-cell office:value-type="float" office:value="1.3389393141909867">
            <text:p>1.3389393141909867</text:p>
          </table:table-cell>
          <table:table-cell office:value-type="float" office:value="0.1342101858396867">
            <text:p>0.1342101858396867</text:p>
          </table:table-cell>
          <table:table-cell office:value-type="float" office:value="94.56840725958047">
            <text:p>94.56840725958047</text:p>
          </table:table-cell>
          <table:table-cell office:value-type="float" office:value="21.11068006710084">
            <text:p>21.11068006710084</text:p>
          </table:table-cell>
          <table:table-cell office:value-type="float" office:value="0.1741821440664052">
            <text:p>0.1741821440664052</text:p>
          </table:table-cell>
          <table:table-cell office:value-type="float" office:value="0.624500867535606">
            <text:p>0.624500867535606</text:p>
          </table:table-cell>
          <table:table-cell office:value-type="float" office:value="1.015496359971288">
            <text:p>1.015496359971288</text:p>
          </table:table-cell>
          <table:table-cell office:value-type="float" office:value="1.5801780358824542">
            <text:p>1.5801780358824542</text:p>
          </table:table-cell>
          <table:table-cell office:value-type="float" office:value="2.095518434164758">
            <text:p>2.095518434164758</text:p>
          </table:table-cell>
          <table:table-cell office:value-type="float" office:value="0.0306348329924326">
            <text:p>0.0306348329924326</text:p>
          </table:table-cell>
          <table:table-cell office:value-type="float" office:value="0.0005284848091978">
            <text:p>0.0005284848091978</text:p>
          </table:table-cell>
          <table:table-cell office:value-type="float" office:value="0.0225406935212326">
            <text:p>0.0225406935212326</text:p>
          </table:table-cell>
          <table:table-cell office:value-type="float" office:value="0.385671206268471">
            <text:p>0.385671206268471</text:p>
          </table:table-cell>
          <table:table-cell office:value-type="float" office:value="0.1788539336072774">
            <text:p>0.1788539336072774</text:p>
          </table:table-cell>
          <table:table-cell office:value-type="float" office:value="0.0071819594882196">
            <text:p>0.0071819594882196</text:p>
          </table:table-cell>
          <table:table-cell office:value-type="float" office:value="0.0022524051652388">
            <text:p>0.0022524051652388</text:p>
          </table:table-cell>
          <table:table-cell office:value-type="float" office:value="0.0309958791497784">
            <text:p>0.0309958791497784</text:p>
          </table:table-cell>
          <table:table-cell office:value-type="float" office:value="0.0152990100446173">
            <text:p>0.0152990100446173</text:p>
          </table:table-cell>
          <table:table-cell office:value-type="float" office:value="0.0115157740337279">
            <text:p>0.0115157740337279</text:p>
          </table:table-cell>
          <table:table-cell office:value-type="float" office:value="0.3145258209198057">
            <text:p>0.3145258209198057</text:p>
          </table:table-cell>
          <table:table-cell office:value-type="float" office:value="11.814936040191506">
            <text:p>11.814936040191506</text:p>
          </table:table-cell>
          <table:table-cell office:value-type="float" office:value="0.2038207363633215">
            <text:p>0.2038207363633215</text:p>
          </table:table-cell>
          <table:table-cell office:value-type="float" office:value="8.693269270333804">
            <text:p>8.693269270333804</text:p>
          </table:table-cell>
          <table:table-cell office:value-type="float" office:value="148.74181412156125">
            <text:p>148.74181412156125</text:p>
          </table:table-cell>
          <table:table-cell office:value-type="float" office:value="68.97859657431869">
            <text:p>68.97859657431869</text:p>
          </table:table-cell>
          <table:table-cell office:value-type="float" office:value="2.7698663158216714">
            <text:p>2.7698663158216714</text:p>
          </table:table-cell>
          <table:table-cell office:value-type="float" office:value="0.868685100077667">
            <text:p>0.868685100077667</text:p>
          </table:table-cell>
          <table:table-cell office:value-type="float" office:value="11.954180711695056">
            <text:p>11.954180711695056</text:p>
          </table:table-cell>
          <table:table-cell office:value-type="float" office:value="5.90036920390758">
            <text:p>5.90036920390758</text:p>
          </table:table-cell>
          <table:table-cell office:value-type="float" office:value="4.441288571587866">
            <text:p>4.441288571587866</text:p>
          </table:table-cell>
          <table:table-cell office:value-type="float" office:value="121.30317335414148">
            <text:p>121.3031733541414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2.57743278512728">
            <text:p>12.57743278512728</text:p>
          </table:table-cell>
          <table:table-cell office:value-type="string" office:string-value="115">
            <text:p>115</text:p>
          </table:table-cell>
          <table:table-cell office:value-type="float" office:value="0.0106448189875172">
            <text:p>0.010644818987517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75787">
            <text:p>1.075787</text:p>
          </table:table-cell>
          <table:table-cell office:value-type="float" office:value="0.2316216943332908">
            <text:p>0.2316216943332908</text:p>
          </table:table-cell>
          <table:table-cell office:value-type="float" office:value="2.3267862240894606">
            <text:p>2.3267862240894606</text:p>
          </table:table-cell>
          <table:table-cell office:value-type="float" office:value="5.380159002010962">
            <text:p>5.380159002010962</text:p>
          </table:table-cell>
          <table:table-cell office:value-type="float" office:value="7.577072167744077">
            <text:p>7.577072167744077</text:p>
          </table:table-cell>
          <table:table-cell office:value-type="float" office:value="0.1217875968225651">
            <text:p>0.1217875968225651</text:p>
          </table:table-cell>
          <table:table-cell office:value-type="float" office:value="0.2237085854517878">
            <text:p>0.2237085854517878</text:p>
          </table:table-cell>
          <table:table-cell office:value-type="float" office:value="0.2317934926644048">
            <text:p>0.2317934926644048</text:p>
          </table:table-cell>
          <table:table-cell office:value-type="float" office:value="0.3149265780139632">
            <text:p>0.3149265780139632</text:p>
          </table:table-cell>
          <table:table-cell office:value-type="float" office:value="0.9508967713341132">
            <text:p>0.9508967713341132</text:p>
          </table:table-cell>
          <table:table-cell office:value-type="float" office:value="9.552358704740529">
            <text:p>9.552358704740529</text:p>
          </table:table-cell>
          <table:table-cell office:value-type="float" office:value="22.087636648209568">
            <text:p>22.087636648209568</text:p>
          </table:table-cell>
          <table:table-cell office:value-type="float" office:value="31.10681614350768">
            <text:p>31.10681614350768</text:p>
          </table:table-cell>
          <table:table-cell office:value-type="float" office:value="0.4999852580323386">
            <text:p>0.4999852580323386</text:p>
          </table:table-cell>
          <table:table-cell office:value-type="float" office:value="0.9184103943205288">
            <text:p>0.9184103943205288</text:p>
          </table:table-cell>
          <table:table-cell office:value-type="float" office:value="0.9516020700275156">
            <text:p>0.9516020700275156</text:p>
          </table:table-cell>
          <table:table-cell office:value-type="float" office:value="1.2928955860665976">
            <text:p>1.2928955860665976</text:p>
          </table:table-cell>
          <table:table-cell office:value-type="float" office:value="0.129181870892824">
            <text:p>0.129181870892824</text:p>
          </table:table-cell>
          <table:table-cell office:value-type="float" office:value="94.79582803575745">
            <text:p>94.79582803575745</text:p>
          </table:table-cell>
          <table:table-cell office:value-type="float" office:value="21.161518897843948">
            <text:p>21.161518897843948</text:p>
          </table:table-cell>
          <table:table-cell office:value-type="float" office:value="0.1703726255595693">
            <text:p>0.1703726255595693</text:p>
          </table:table-cell>
          <table:table-cell office:value-type="float" office:value="0.6119600968597873">
            <text:p>0.6119600968597873</text:p>
          </table:table-cell>
          <table:table-cell office:value-type="float" office:value="0.990927699402769">
            <text:p>0.990927699402769</text:p>
          </table:table-cell>
          <table:table-cell office:value-type="float" office:value="1.548389385916163">
            <text:p>1.548389385916163</text:p>
          </table:table-cell>
          <table:table-cell office:value-type="float" office:value="2.0495547304126758">
            <text:p>2.0495547304126758</text:p>
          </table:table-cell>
          <table:table-cell office:value-type="float" office:value="0.0302839674266817">
            <text:p>0.0302839674266817</text:p>
          </table:table-cell>
          <table:table-cell office:value-type="float" office:value="0.0005188493366648">
            <text:p>0.0005188493366648</text:p>
          </table:table-cell>
          <table:table-cell office:value-type="float" office:value="0.0224068945699995">
            <text:p>0.0224068945699995</text:p>
          </table:table-cell>
          <table:table-cell office:value-type="float" office:value="0.386036693933546">
            <text:p>0.386036693933546</text:p>
          </table:table-cell>
          <table:table-cell office:value-type="float" office:value="0.1790140486427085">
            <text:p>0.1790140486427085</text:p>
          </table:table-cell>
          <table:table-cell office:value-type="float" office:value="0.0071288492844483">
            <text:p>0.0071288492844483</text:p>
          </table:table-cell>
          <table:table-cell office:value-type="float" office:value="0.0022183025692335">
            <text:p>0.0022183025692335</text:p>
          </table:table-cell>
          <table:table-cell office:value-type="float" office:value="0.0310264861142999">
            <text:p>0.0310264861142999</text:p>
          </table:table-cell>
          <table:table-cell office:value-type="float" office:value="0.0150944420538234">
            <text:p>0.0150944420538234</text:p>
          </table:table-cell>
          <table:table-cell office:value-type="float" office:value="0.0113448880546306">
            <text:p>0.0113448880546306</text:p>
          </table:table-cell>
          <table:table-cell office:value-type="float" office:value="0.3149265780139632">
            <text:p>0.3149265780139632</text:p>
          </table:table-cell>
          <table:table-cell office:value-type="float" office:value="11.679617717448348">
            <text:p>11.679617717448348</text:p>
          </table:table-cell>
          <table:table-cell office:value-type="float" office:value="0.2001046236715382">
            <text:p>0.2001046236715382</text:p>
          </table:table-cell>
          <table:table-cell office:value-type="float" office:value="8.641667028811732">
            <text:p>8.641667028811732</text:p>
          </table:table-cell>
          <table:table-cell office:value-type="float" office:value="148.88277174935067">
            <text:p>148.88277174935067</text:p>
          </table:table-cell>
          <table:table-cell office:value-type="float" office:value="69.0403481400334">
            <text:p>69.0403481400334</text:p>
          </table:table-cell>
          <table:table-cell office:value-type="float" office:value="2.749383303533194">
            <text:p>2.749383303533194</text:p>
          </table:table-cell>
          <table:table-cell office:value-type="float" office:value="0.855532751876321">
            <text:p>0.855532751876321</text:p>
          </table:table-cell>
          <table:table-cell office:value-type="float" office:value="11.96598489970208">
            <text:p>11.96598489970208</text:p>
          </table:table-cell>
          <table:table-cell office:value-type="float" office:value="5.821473466898094">
            <text:p>5.821473466898094</text:p>
          </table:table-cell>
          <table:table-cell office:value-type="float" office:value="4.375382976029395">
            <text:p>4.375382976029395</text:p>
          </table:table-cell>
          <table:table-cell office:value-type="float" office:value="121.4577333426452">
            <text:p>121.457733342645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2.0936853703147">
            <text:p>12.0936853703147</text:p>
          </table:table-cell>
          <table:table-cell office:value-type="string" office:string-value="116">
            <text:p>116</text:p>
          </table:table-cell>
          <table:table-cell office:value-type="float" office:value="0.010264808895855">
            <text:p>0.01026480889585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65513">
            <text:p>1.065513</text:p>
          </table:table-cell>
          <table:table-cell office:value-type="float" office:value="0.2311785667132811">
            <text:p>0.2311785667132811</text:p>
          </table:table-cell>
          <table:table-cell office:value-type="float" office:value="2.32811475135221">
            <text:p>2.32811475135221</text:p>
          </table:table-cell>
          <table:table-cell office:value-type="float" office:value="5.38321743818631">
            <text:p>5.38321743818631</text:p>
          </table:table-cell>
          <table:table-cell office:value-type="float" office:value="7.581586028423798">
            <text:p>7.581586028423798</text:p>
          </table:table-cell>
          <table:table-cell office:value-type="float" office:value="0.1218687807656159">
            <text:p>0.1218687807656159</text:p>
          </table:table-cell>
          <table:table-cell office:value-type="float" office:value="0.2236044142512481">
            <text:p>0.2236044142512481</text:p>
          </table:table-cell>
          <table:table-cell office:value-type="float" office:value="0.2319028375125831">
            <text:p>0.2319028375125831</text:p>
          </table:table-cell>
          <table:table-cell office:value-type="float" office:value="0.3153227652019449">
            <text:p>0.3153227652019449</text:p>
          </table:table-cell>
          <table:table-cell office:value-type="float" office:value="0.9151963786813084">
            <text:p>0.9151963786813084</text:p>
          </table:table-cell>
          <table:table-cell office:value-type="float" office:value="9.216607836463716">
            <text:p>9.216607836463716</text:p>
          </table:table-cell>
          <table:table-cell office:value-type="float" office:value="21.31123648323555">
            <text:p>21.31123648323555</text:p>
          </table:table-cell>
          <table:table-cell office:value-type="float" office:value="30.014201474308386">
            <text:p>30.014201474308386</text:p>
          </table:table-cell>
          <table:table-cell office:value-type="float" office:value="0.4824576448271165">
            <text:p>0.4824576448271165</text:p>
          </table:table-cell>
          <table:table-cell office:value-type="float" office:value="0.8852116054240631">
            <text:p>0.8852116054240631</text:p>
          </table:table-cell>
          <table:table-cell office:value-type="float" office:value="0.9180636428145268">
            <text:p>0.9180636428145268</text:p>
          </table:table-cell>
          <table:table-cell office:value-type="float" office:value="1.2483088589545164">
            <text:p>1.2483088589545164</text:p>
          </table:table-cell>
          <table:table-cell office:value-type="float" office:value="0.1243325452755178">
            <text:p>0.1243325452755178</text:p>
          </table:table-cell>
          <table:table-cell office:value-type="float" office:value="95.01927635296998">
            <text:p>95.01927635296998</text:p>
          </table:table-cell>
          <table:table-cell office:value-type="float" office:value="21.211469171326645">
            <text:p>21.211469171326645</text:p>
          </table:table-cell>
          <table:table-cell office:value-type="float" office:value="0.1666463696307635">
            <text:p>0.1666463696307635</text:p>
          </table:table-cell>
          <table:table-cell office:value-type="float" office:value="0.599659536166413">
            <text:p>0.599659536166413</text:p>
          </table:table-cell>
          <table:table-cell office:value-type="float" office:value="0.9669909610850194">
            <text:p>0.9669909610850194</text:p>
          </table:table-cell>
          <table:table-cell office:value-type="float" office:value="1.5172822472028615">
            <text:p>1.5172822472028615</text:p>
          </table:table-cell>
          <table:table-cell office:value-type="float" office:value="2.004873671776902">
            <text:p>2.004873671776902</text:p>
          </table:table-cell>
          <table:table-cell office:value-type="float" office:value="0.0299345938871577">
            <text:p>0.0299345938871577</text:p>
          </table:table-cell>
          <table:table-cell office:value-type="float" office:value="0.0005093745456661">
            <text:p>0.0005093745456661</text:p>
          </table:table-cell>
          <table:table-cell office:value-type="float" office:value="0.0222750439077881">
            <text:p>0.0222750439077881</text:p>
          </table:table-cell>
          <table:table-cell office:value-type="float" office:value="0.3863986652447408">
            <text:p>0.3863986652447408</text:p>
          </table:table-cell>
          <table:table-cell office:value-type="float" office:value="0.17917253231015">
            <text:p>0.17917253231015</text:p>
          </table:table-cell>
          <table:table-cell office:value-type="float" office:value="0.0070766477980264">
            <text:p>0.0070766477980264</text:p>
          </table:table-cell>
          <table:table-cell office:value-type="float" office:value="0.0021848029497081">
            <text:p>0.0021848029497081</text:p>
          </table:table-cell>
          <table:table-cell office:value-type="float" office:value="0.0310568117936715">
            <text:p>0.0310568117936715</text:p>
          </table:table-cell>
          <table:table-cell office:value-type="float" office:value="0.0148918604899233">
            <text:p>0.0148918604899233</text:p>
          </table:table-cell>
          <table:table-cell office:value-type="float" office:value="0.0111769018712217">
            <text:p>0.0111769018712217</text:p>
          </table:table-cell>
          <table:table-cell office:value-type="float" office:value="0.3153227652019449">
            <text:p>0.3153227652019449</text:p>
          </table:table-cell>
          <table:table-cell office:value-type="float" office:value="11.544874824460129">
            <text:p>11.544874824460129</text:p>
          </table:table-cell>
          <table:table-cell office:value-type="float" office:value="0.1964504810270778">
            <text:p>0.1964504810270778</text:p>
          </table:table-cell>
          <table:table-cell office:value-type="float" office:value="8.590816183916644">
            <text:p>8.590816183916644</text:p>
          </table:table-cell>
          <table:table-cell office:value-type="float" office:value="149.02237322493923">
            <text:p>149.02237322493923</text:p>
          </table:table-cell>
          <table:table-cell office:value-type="float" office:value="69.10147053605559">
            <text:p>69.10147053605559</text:p>
          </table:table-cell>
          <table:table-cell office:value-type="float" office:value="2.729250756264847">
            <text:p>2.729250756264847</text:p>
          </table:table-cell>
          <table:table-cell office:value-type="float" office:value="0.8426129536139348">
            <text:p>0.8426129536139348</text:p>
          </table:table-cell>
          <table:table-cell office:value-type="float" office:value="11.977680604465299">
            <text:p>11.977680604465299</text:p>
          </table:table-cell>
          <table:table-cell office:value-type="float" office:value="5.74334383514872">
            <text:p>5.74334383514872</text:p>
          </table:table-cell>
          <table:table-cell office:value-type="float" office:value="4.310595744674092">
            <text:p>4.310595744674092</text:p>
          </table:table-cell>
          <table:table-cell office:value-type="float" office:value="121.61053085543412">
            <text:p>121.6105308554341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1.62854362530259">
            <text:p>11.62854362530259</text:p>
          </table:table-cell>
          <table:table-cell office:value-type="string" office:string-value="117">
            <text:p>117</text:p>
          </table:table-cell>
          <table:table-cell office:value-type="float" office:value="0.009897548553956">
            <text:p>0.00989754855395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84675">
            <text:p>1.084675</text:p>
          </table:table-cell>
          <table:table-cell office:value-type="float" office:value="0.2307420273680148">
            <text:p>0.2307420273680148</text:p>
          </table:table-cell>
          <table:table-cell office:value-type="float" office:value="2.329423541635944">
            <text:p>2.329423541635944</text:p>
          </table:table-cell>
          <table:table-cell office:value-type="float" office:value="5.386230387420712">
            <text:p>5.386230387420712</text:p>
          </table:table-cell>
          <table:table-cell office:value-type="float" office:value="7.5860324509267345">
            <text:p>7.5860324509267345</text:p>
          </table:table-cell>
          <table:table-cell office:value-type="float" office:value="0.1219487397655465">
            <text:p>0.1219487397655465</text:p>
          </table:table-cell>
          <table:table-cell office:value-type="float" office:value="0.2235014994849221">
            <text:p>0.2235014994849221</text:p>
          </table:table-cell>
          <table:table-cell office:value-type="float" office:value="0.2320108868666777">
            <text:p>0.2320108868666777</text:p>
          </table:table-cell>
          <table:table-cell office:value-type="float" office:value="0.3157128144681313">
            <text:p>0.3157128144681313</text:p>
          </table:table-cell>
          <table:table-cell office:value-type="float" office:value="0.8807855943165139">
            <text:p>0.8807855943165139</text:p>
          </table:table-cell>
          <table:table-cell office:value-type="float" office:value="8.891846543683009">
            <text:p>8.891846543683009</text:p>
          </table:table-cell>
          <table:table-cell office:value-type="float" office:value="20.560251580625753">
            <text:p>20.560251580625753</text:p>
          </table:table-cell>
          <table:table-cell office:value-type="float" office:value="28.95730863167439">
            <text:p>28.95730863167439</text:p>
          </table:table-cell>
          <table:table-cell office:value-type="float" office:value="0.4655012112693083">
            <text:p>0.4655012112693083</text:p>
          </table:table-cell>
          <table:table-cell office:value-type="float" office:value="0.8531471414199214">
            <text:p>0.8531471414199214</text:p>
          </table:table-cell>
          <table:table-cell office:value-type="float" office:value="0.8856290689985293">
            <text:p>0.8856290689985293</text:p>
          </table:table-cell>
          <table:table-cell office:value-type="float" office:value="1.205135025017115">
            <text:p>1.205135025017115</text:p>
          </table:table-cell>
          <table:table-cell office:value-type="float" office:value="0.1196583750675851">
            <text:p>0.1196583750675851</text:p>
          </table:table-cell>
          <table:table-cell office:value-type="float" office:value="95.23839989276216">
            <text:p>95.23839989276216</text:p>
          </table:table-cell>
          <table:table-cell office:value-type="float" office:value="21.260452862871613">
            <text:p>21.260452862871613</text:p>
          </table:table-cell>
          <table:table-cell office:value-type="float" office:value="0.1630000818611193">
            <text:p>0.1630000818611193</text:p>
          </table:table-cell>
          <table:table-cell office:value-type="float" office:value="0.5875959316969744">
            <text:p>0.5875959316969744</text:p>
          </table:table-cell>
          <table:table-cell office:value-type="float" office:value="0.9436137359925576">
            <text:p>0.9436137359925576</text:p>
          </table:table-cell>
          <table:table-cell office:value-type="float" office:value="1.4868204073563795">
            <text:p>1.4868204073563795</text:p>
          </table:table-cell>
          <table:table-cell office:value-type="float" office:value="1.9614198683158492">
            <text:p>1.9614198683158492</text:p>
          </table:table-cell>
          <table:table-cell office:value-type="float" office:value="0.0295906778315849">
            <text:p>0.0295906778315849</text:p>
          </table:table-cell>
          <table:table-cell office:value-type="float" office:value="0.0005000555764396">
            <text:p>0.0005000555764396</text:p>
          </table:table-cell>
          <table:table-cell office:value-type="float" office:value="0.0221453678977905">
            <text:p>0.0221453678977905</text:p>
          </table:table-cell>
          <table:table-cell office:value-type="float" office:value="0.3867550424608063">
            <text:p>0.3867550424608063</text:p>
          </table:table-cell>
          <table:table-cell office:value-type="float" office:value="0.1793285478056709">
            <text:p>0.1793285478056709</text:p>
          </table:table-cell>
          <table:table-cell office:value-type="float" office:value="0.0070253355252045">
            <text:p>0.0070253355252045</text:p>
          </table:table-cell>
          <table:table-cell office:value-type="float" office:value="0.002151855833847">
            <text:p>0.002151855833847</text:p>
          </table:table-cell>
          <table:table-cell office:value-type="float" office:value="0.0310866845566271">
            <text:p>0.0310866845566271</text:p>
          </table:table-cell>
          <table:table-cell office:value-type="float" office:value="0.0146917013049121">
            <text:p>0.0146917013049121</text:p>
          </table:table-cell>
          <table:table-cell office:value-type="float" office:value="0.0110119167389857">
            <text:p>0.0110119167389857</text:p>
          </table:table-cell>
          <table:table-cell office:value-type="float" office:value="0.3157128144681313">
            <text:p>0.3157128144681313</text:p>
          </table:table-cell>
          <table:table-cell office:value-type="float" office:value="11.412236719307367">
            <text:p>11.412236719307367</text:p>
          </table:table-cell>
          <table:table-cell office:value-type="float" office:value="0.192856434165494">
            <text:p>0.192856434165494</text:p>
          </table:table-cell>
          <table:table-cell office:value-type="float" office:value="8.540804037140877">
            <text:p>8.540804037140877</text:p>
          </table:table-cell>
          <table:table-cell office:value-type="float" office:value="149.1598172258592">
            <text:p>149.1598172258592</text:p>
          </table:table-cell>
          <table:table-cell office:value-type="float" office:value="69.16164103221313">
            <text:p>69.16164103221313</text:p>
          </table:table-cell>
          <table:table-cell office:value-type="float" office:value="2.7094611520056455">
            <text:p>2.7094611520056455</text:p>
          </table:table-cell>
          <table:table-cell office:value-type="float" office:value="0.8299062394397777">
            <text:p>0.8299062394397777</text:p>
          </table:table-cell>
          <table:table-cell office:value-type="float" office:value="11.989201632954384">
            <text:p>11.989201632954384</text:p>
          </table:table-cell>
          <table:table-cell office:value-type="float" office:value="5.666148442265481">
            <text:p>5.666148442265481</text:p>
          </table:table-cell>
          <table:table-cell office:value-type="float" office:value="4.246965928724632">
            <text:p>4.246965928724632</text:p>
          </table:table-cell>
          <table:table-cell office:value-type="float" office:value="121.76096115592424">
            <text:p>121.7609611559242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1.18129194740634">
            <text:p>11.18129194740634</text:p>
          </table:table-cell>
          <table:table-cell office:value-type="string" office:string-value="118">
            <text:p>118</text:p>
          </table:table-cell>
          <table:table-cell office:value-type="float" office:value="0.0095426668942506">
            <text:p>0.009542666894250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60252">
            <text:p>1.060252</text:p>
          </table:table-cell>
          <table:table-cell office:value-type="float" office:value="0.2303089567763084">
            <text:p>0.2303089567763084</text:p>
          </table:table-cell>
          <table:table-cell office:value-type="float" office:value="2.330721992075714">
            <text:p>2.330721992075714</text:p>
          </table:table-cell>
          <table:table-cell office:value-type="float" office:value="5.389219335838835">
            <text:p>5.389219335838835</text:p>
          </table:table-cell>
          <table:table-cell office:value-type="float" office:value="7.590442152406719">
            <text:p>7.590442152406719</text:p>
          </table:table-cell>
          <table:table-cell office:value-type="float" office:value="0.122027968145247">
            <text:p>0.122027968145247</text:p>
          </table:table-cell>
          <table:table-cell office:value-type="float" office:value="0.2234002095175222">
            <text:p>0.2234002095175222</text:p>
          </table:table-cell>
          <table:table-cell office:value-type="float" office:value="0.2321184628298044">
            <text:p>0.2321184628298044</text:p>
          </table:table-cell>
          <table:table-cell office:value-type="float" office:value="0.3160982058529899">
            <text:p>0.3160982058529899</text:p>
          </table:table-cell>
          <table:table-cell office:value-type="float" office:value="0.8476107383626682">
            <text:p>0.8476107383626682</text:p>
          </table:table-cell>
          <table:table-cell office:value-type="float" office:value="8.577803556898516">
            <text:p>8.577803556898516</text:p>
          </table:table-cell>
          <table:table-cell office:value-type="float" office:value="19.834053544367503">
            <text:p>19.834053544367503</text:p>
          </table:table-cell>
          <table:table-cell office:value-type="float" office:value="27.935258651488137">
            <text:p>27.935258651488137</text:p>
          </table:table-cell>
          <table:table-cell office:value-type="float" office:value="0.449102013348744">
            <text:p>0.449102013348744</text:p>
          </table:table-cell>
          <table:table-cell office:value-type="float" office:value="0.8221843352945996">
            <text:p>0.8221843352945996</text:p>
          </table:table-cell>
          <table:table-cell office:value-type="float" office:value="0.8542703002987034">
            <text:p>0.8542703002987034</text:p>
          </table:table-cell>
          <table:table-cell office:value-type="float" office:value="1.1633426567877576">
            <text:p>1.1633426567877576</text:p>
          </table:table-cell>
          <table:table-cell office:value-type="float" office:value="0.1151520688846212">
            <text:p>0.1151520688846212</text:p>
          </table:table-cell>
          <table:table-cell office:value-type="float" office:value="95.45366199434736">
            <text:p>95.45366199434736</text:p>
          </table:table-cell>
          <table:table-cell office:value-type="float" office:value="21.308572945898103">
            <text:p>21.308572945898103</text:p>
          </table:table-cell>
          <table:table-cell office:value-type="float" office:value="0.1594338847366101">
            <text:p>0.1594338847366101</text:p>
          </table:table-cell>
          <table:table-cell office:value-type="float" office:value="0.5757656750938605">
            <text:p>0.5757656750938605</text:p>
          </table:table-cell>
          <table:table-cell office:value-type="float" office:value="0.9208348529729832">
            <text:p>0.9208348529729832</text:p>
          </table:table-cell>
          <table:table-cell office:value-type="float" office:value="1.4570127449814283">
            <text:p>1.4570127449814283</text:p>
          </table:table-cell>
          <table:table-cell office:value-type="float" office:value="1.9191608844076489">
            <text:p>1.9191608844076489</text:p>
          </table:table-cell>
          <table:table-cell office:value-type="float" office:value="0.0292487682105384">
            <text:p>0.0292487682105384</text:p>
          </table:table-cell>
          <table:table-cell office:value-type="float" office:value="0.0004908932203344">
            <text:p>0.0004908932203344</text:p>
          </table:table-cell>
          <table:table-cell office:value-type="float" office:value="0.0220176357957448">
            <text:p>0.0220176357957448</text:p>
          </table:table-cell>
          <table:table-cell office:value-type="float" office:value="0.3871076829056825">
            <text:p>0.3871076829056825</text:p>
          </table:table-cell>
          <table:table-cell office:value-type="float" office:value="0.1794828528538721">
            <text:p>0.1794828528538721</text:p>
          </table:table-cell>
          <table:table-cell office:value-type="float" office:value="0.0069749065121849">
            <text:p>0.0069749065121849</text:p>
          </table:table-cell>
          <table:table-cell office:value-type="float" office:value="0.0021194832042206">
            <text:p>0.0021194832042206</text:p>
          </table:table-cell>
          <table:table-cell office:value-type="float" office:value="0.031116259741022">
            <text:p>0.031116259741022</text:p>
          </table:table-cell>
          <table:table-cell office:value-type="float" office:value="0.0144935929706982">
            <text:p>0.0144935929706982</text:p>
          </table:table-cell>
          <table:table-cell office:value-type="float" office:value="0.0108497187327115">
            <text:p>0.0108497187327115</text:p>
          </table:table-cell>
          <table:table-cell office:value-type="float" office:value="0.3160982058529899">
            <text:p>0.3160982058529899</text:p>
          </table:table-cell>
          <table:table-cell office:value-type="float" office:value="11.280372435758345">
            <text:p>11.280372435758345</text:p>
          </table:table-cell>
          <table:table-cell office:value-type="float" office:value="0.1893227882863771">
            <text:p>0.1893227882863771</text:p>
          </table:table-cell>
          <table:table-cell office:value-type="float" office:value="8.491541597344934">
            <text:p>8.491541597344934</text:p>
          </table:table-cell>
          <table:table-cell office:value-type="float" office:value="149.2958200662346">
            <text:p>149.2958200662346</text:p>
          </table:table-cell>
          <table:table-cell office:value-type="float" office:value="69.22115186015286">
            <text:p>69.22115186015286</text:p>
          </table:table-cell>
          <table:table-cell office:value-type="float" office:value="2.690012194554354">
            <text:p>2.690012194554354</text:p>
          </table:table-cell>
          <table:table-cell office:value-type="float" office:value="0.8174210873717711">
            <text:p>0.8174210873717711</text:p>
          </table:table-cell>
          <table:table-cell office:value-type="float" office:value="12.00060789431996">
            <text:p>12.00060789431996</text:p>
          </table:table-cell>
          <table:table-cell office:value-type="float" office:value="5.589744001009181">
            <text:p>5.589744001009181</text:p>
          </table:table-cell>
          <table:table-cell office:value-type="float" office:value="4.184411023644859">
            <text:p>4.184411023644859</text:p>
          </table:table-cell>
          <table:table-cell office:value-type="float" office:value="121.90959505132263">
            <text:p>121.9095950513226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.75124225712148">
            <text:p>10.75124225712148</text:p>
          </table:table-cell>
          <table:table-cell office:value-type="string" office:string-value="119">
            <text:p>119</text:p>
          </table:table-cell>
          <table:table-cell office:value-type="float" office:value="0.0091997986667448">
            <text:p>0.009199798666744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58674">
            <text:p>1.058674</text:p>
          </table:table-cell>
          <table:table-cell office:value-type="float" office:value="0.229881316740386">
            <text:p>0.229881316740386</text:p>
          </table:table-cell>
          <table:table-cell office:value-type="float" office:value="2.3320041873900244">
            <text:p>2.3320041873900244</text:p>
          </table:table-cell>
          <table:table-cell office:value-type="float" office:value="5.392170776880156">
            <text:p>5.392170776880156</text:p>
          </table:table-cell>
          <table:table-cell office:value-type="float" office:value="7.594795864704518">
            <text:p>7.594795864704518</text:p>
          </table:table-cell>
          <table:table-cell office:value-type="float" office:value="0.122106158423266">
            <text:p>0.122106158423266</text:p>
          </table:table-cell>
          <table:table-cell office:value-type="float" office:value="0.2233002783259676">
            <text:p>0.2233002783259676</text:p>
          </table:table-cell>
          <table:table-cell office:value-type="float" office:value="0.2322250038943785">
            <text:p>0.2322250038943785</text:p>
          </table:table-cell>
          <table:table-cell office:value-type="float" office:value="0.3164780956908003">
            <text:p>0.3164780956908003</text:p>
          </table:table-cell>
          <table:table-cell office:value-type="float" office:value="0.8156387624611783">
            <text:p>0.8156387624611783</text:p>
          </table:table-cell>
          <table:table-cell office:value-type="float" office:value="8.274152229627129">
            <text:p>8.274152229627129</text:p>
          </table:table-cell>
          <table:table-cell office:value-type="float" office:value="19.131887540042097">
            <text:p>19.131887540042097</text:p>
          </table:table-cell>
          <table:table-cell office:value-type="float" office:value="26.94699155229168">
            <text:p>26.94699155229168</text:p>
          </table:table-cell>
          <table:table-cell office:value-type="float" office:value="0.4332431941727449">
            <text:p>0.4332431941727449</text:p>
          </table:table-cell>
          <table:table-cell office:value-type="float" office:value="0.792288669882286">
            <text:p>0.792288669882286</text:p>
          </table:table-cell>
          <table:table-cell office:value-type="float" office:value="0.8239543668651563">
            <text:p>0.8239543668651563</text:p>
          </table:table-cell>
          <table:table-cell office:value-type="float" office:value="1.1228916119652872">
            <text:p>1.1228916119652872</text:p>
          </table:table-cell>
          <table:table-cell office:value-type="float" office:value="0.1108091392548514">
            <text:p>0.1108091392548514</text:p>
          </table:table-cell>
          <table:table-cell office:value-type="float" office:value="95.66490059970883">
            <text:p>95.66490059970883</text:p>
          </table:table-cell>
          <table:table-cell office:value-type="float" office:value="21.355793609829465">
            <text:p>21.355793609829465</text:p>
          </table:table-cell>
          <table:table-cell office:value-type="float" office:value="0.1559453223378972">
            <text:p>0.1559453223378972</text:p>
          </table:table-cell>
          <table:table-cell office:value-type="float" office:value="0.5641653716209436">
            <text:p>0.5641653716209436</text:p>
          </table:table-cell>
          <table:table-cell office:value-type="float" office:value="0.8986089424647786">
            <text:p>0.8986089424647786</text:p>
          </table:table-cell>
          <table:table-cell office:value-type="float" office:value="1.4278341138821156">
            <text:p>1.4278341138821156</text:p>
          </table:table-cell>
          <table:table-cell office:value-type="float" office:value="1.8780500659721011">
            <text:p>1.8780500659721011</text:p>
          </table:table-cell>
          <table:table-cell office:value-type="float" office:value="0.0289110662470151">
            <text:p>0.0289110662470151</text:p>
          </table:table-cell>
          <table:table-cell office:value-type="float" office:value="0.0004818839715796">
            <text:p>0.0004818839715796</text:p>
          </table:table-cell>
          <table:table-cell office:value-type="float" office:value="0.0218919638181915">
            <text:p>0.0218919638181915</text:p>
          </table:table-cell>
          <table:table-cell office:value-type="float" office:value="0.3874554474539779">
            <text:p>0.3874554474539779</text:p>
          </table:table-cell>
          <table:table-cell office:value-type="float" office:value="0.1796349907603334">
            <text:p>0.1796349907603334</text:p>
          </table:table-cell>
          <table:table-cell office:value-type="float" office:value="0.0069253442308681">
            <text:p>0.0069253442308681</text:p>
          </table:table-cell>
          <table:table-cell office:value-type="float" office:value="0.0020876524376047">
            <text:p>0.0020876524376047</text:p>
          </table:table-cell>
          <table:table-cell office:value-type="float" office:value="0.0311454436577842">
            <text:p>0.0311454436577842</text:p>
          </table:table-cell>
          <table:table-cell office:value-type="float" office:value="0.0142977748210269">
            <text:p>0.0142977748210269</text:p>
          </table:table-cell>
          <table:table-cell office:value-type="float" office:value="0.0106903369108182">
            <text:p>0.0106903369108182</text:p>
          </table:table-cell>
          <table:table-cell office:value-type="float" office:value="0.3164780956908003">
            <text:p>0.3164780956908003</text:p>
          </table:table-cell>
          <table:table-cell office:value-type="float" office:value="11.150130919486331">
            <text:p>11.150130919486331</text:p>
          </table:table-cell>
          <table:table-cell office:value-type="float" office:value="0.1858481913191085">
            <text:p>0.1858481913191085</text:p>
          </table:table-cell>
          <table:table-cell office:value-type="float" office:value="8.443073685761949">
            <text:p>8.443073685761949</text:p>
          </table:table-cell>
          <table:table-cell office:value-type="float" office:value="149.42994241957567">
            <text:p>149.42994241957567</text:p>
          </table:table-cell>
          <table:table-cell office:value-type="float" office:value="69.27982688653779">
            <text:p>69.27982688653779</text:p>
          </table:table-cell>
          <table:table-cell office:value-type="float" office:value="2.670897509518901">
            <text:p>2.670897509518901</text:p>
          </table:table-cell>
          <table:table-cell office:value-type="float" office:value="0.8051449156110358">
            <text:p>0.8051449156110358</text:p>
          </table:table-cell>
          <table:table-cell office:value-type="float" office:value="12.011863255497651">
            <text:p>12.011863255497651</text:p>
          </table:table-cell>
          <table:table-cell office:value-type="float" office:value="5.514222815225477">
            <text:p>5.514222815225477</text:p>
          </table:table-cell>
          <table:table-cell office:value-type="float" office:value="4.122942236395273">
            <text:p>4.122942236395273</text:p>
          </table:table-cell>
          <table:table-cell office:value-type="float" office:value="122.05610716507098">
            <text:p>122.0561071650709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.33773293953988">
            <text:p>10.33773293953988</text:p>
          </table:table-cell>
          <table:table-cell office:value-type="string" office:string-value="120">
            <text:p>120</text:p>
          </table:table-cell>
          <table:table-cell office:value-type="float" office:value="0.0088685868143063">
            <text:p>0.008868586814306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70924">
            <text:p>1.070924</text:p>
          </table:table-cell>
          <table:table-cell office:value-type="float" office:value="0.2294548103561332">
            <text:p>0.2294548103561332</text:p>
          </table:table-cell>
          <table:table-cell office:value-type="float" office:value="2.3332830731860086">
            <text:p>2.3332830731860086</text:p>
          </table:table-cell>
          <table:table-cell office:value-type="float" office:value="5.395114304288274">
            <text:p>5.395114304288274</text:p>
          </table:table-cell>
          <table:table-cell office:value-type="float" office:value="7.599135884878874">
            <text:p>7.599135884878874</text:p>
          </table:table-cell>
          <table:table-cell office:value-type="float" office:value="0.1221839909324329">
            <text:p>0.1221839909324329</text:p>
          </table:table-cell>
          <table:table-cell office:value-type="float" office:value="0.2232022316709648">
            <text:p>0.2232022316709648</text:p>
          </table:table-cell>
          <table:table-cell office:value-type="float" office:value="0.2323316583750901">
            <text:p>0.2323316583750901</text:p>
          </table:table-cell>
          <table:table-cell office:value-type="float" office:value="0.3168545005313309">
            <text:p>0.3168545005313309</text:p>
          </table:table-cell>
          <table:table-cell office:value-type="float" office:value="0.7848152733941304">
            <text:p>0.7848152733941304</text:p>
          </table:table-cell>
          <table:table-cell office:value-type="float" office:value="7.98063980505008">
            <text:p>7.98063980505008</text:p>
          </table:table-cell>
          <table:table-cell office:value-type="float" office:value="18.45316775508345">
            <text:p>18.45316775508345</text:p>
          </table:table-cell>
          <table:table-cell office:value-type="float" office:value="25.991688288399168">
            <text:p>25.991688288399168</text:p>
          </table:table-cell>
          <table:table-cell office:value-type="float" office:value="0.4179117539492463">
            <text:p>0.4179117539492463</text:p>
          </table:table-cell>
          <table:table-cell office:value-type="float" office:value="0.7634292791645804">
            <text:p>0.7634292791645804</text:p>
          </table:table-cell>
          <table:table-cell office:value-type="float" office:value="0.7946550944072823">
            <text:p>0.7946550944072823</text:p>
          </table:table-cell>
          <table:table-cell office:value-type="float" office:value="1.0837526181067931">
            <text:p>1.0837526181067931</text:p>
          </table:table-cell>
          <table:table-cell office:value-type="float" office:value="0.1066221974999197">
            <text:p>0.1066221974999197</text:p>
          </table:table-cell>
          <table:table-cell office:value-type="float" office:value="95.87272308728714">
            <text:p>95.87272308728714</text:p>
          </table:table-cell>
          <table:table-cell office:value-type="float" office:value="21.40224978184269">
            <text:p>21.40224978184269</text:p>
          </table:table-cell>
          <table:table-cell office:value-type="float" office:value="0.152535004339578">
            <text:p>0.152535004339578</text:p>
          </table:table-cell>
          <table:table-cell office:value-type="float" office:value="0.552791253250922">
            <text:p>0.552791253250922</text:p>
          </table:table-cell>
          <table:table-cell office:value-type="float" office:value="0.8769929547304554">
            <text:p>0.8769929547304554</text:p>
          </table:table-cell>
          <table:table-cell office:value-type="float" office:value="1.3993000900909616">
            <text:p>1.3993000900909616</text:p>
          </table:table-cell>
          <table:table-cell office:value-type="float" office:value="1.8380608508767384">
            <text:p>1.8380608508767384</text:p>
          </table:table-cell>
          <table:table-cell office:value-type="float" office:value="0.0285728018522648">
            <text:p>0.0285728018522648</text:p>
          </table:table-cell>
          <table:table-cell office:value-type="float" office:value="0.0004730293800759">
            <text:p>0.0004730293800759</text:p>
          </table:table-cell>
          <table:table-cell office:value-type="float" office:value="0.0217680418301799">
            <text:p>0.0217680418301799</text:p>
          </table:table-cell>
          <table:table-cell office:value-type="float" office:value="0.3878008867069757">
            <text:p>0.3878008867069757</text:p>
          </table:table-cell>
          <table:table-cell office:value-type="float" office:value="0.1797859995962545">
            <text:p>0.1797859995962545</text:p>
          </table:table-cell>
          <table:table-cell office:value-type="float" office:value="0.0068766462586262">
            <text:p>0.0068766462586262</text:p>
          </table:table-cell>
          <table:table-cell office:value-type="float" office:value="0.0020563981671696">
            <text:p>0.0020563981671696</text:p>
          </table:table-cell>
          <table:table-cell office:value-type="float" office:value="0.0311744485405799">
            <text:p>0.0311744485405799</text:p>
          </table:table-cell>
          <table:table-cell office:value-type="float" office:value="0.0141037391333836">
            <text:p>0.0141037391333836</text:p>
          </table:table-cell>
          <table:table-cell office:value-type="float" office:value="0.0105335080031585">
            <text:p>0.0105335080031585</text:p>
          </table:table-cell>
          <table:table-cell office:value-type="float" office:value="0.3168545005313309">
            <text:p>0.3168545005313309</text:p>
          </table:table-cell>
          <table:table-cell office:value-type="float" office:value="11.019672490362996">
            <text:p>11.019672490362996</text:p>
          </table:table-cell>
          <table:table-cell office:value-type="float" office:value="0.1824332410138888">
            <text:p>0.1824332410138888</text:p>
          </table:table-cell>
          <table:table-cell office:value-type="float" office:value="8.39528069264552">
            <text:p>8.39528069264552</text:p>
          </table:table-cell>
          <table:table-cell office:value-type="float" office:value="149.56316797627935">
            <text:p>149.56316797627935</text:p>
          </table:table-cell>
          <table:table-cell office:value-type="float" office:value="69.33806646428748">
            <text:p>69.33806646428748</text:p>
          </table:table-cell>
          <table:table-cell office:value-type="float" office:value="2.6521161625643948">
            <text:p>2.6521161625643948</text:p>
          </table:table-cell>
          <table:table-cell office:value-type="float" office:value="0.7930910811323044">
            <text:p>0.7930910811323044</text:p>
          </table:table-cell>
          <table:table-cell office:value-type="float" office:value="12.023049568645488">
            <text:p>12.023049568645488</text:p>
          </table:table-cell>
          <table:table-cell office:value-type="float" office:value="5.43938907157208">
            <text:p>5.43938907157208</text:p>
          </table:table-cell>
          <table:table-cell office:value-type="float" office:value="4.06245803157816">
            <text:p>4.06245803157816</text:p>
          </table:table-cell>
          <table:table-cell office:value-type="float" office:value="122.2012752199184">
            <text:p>122.20127521991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.940127826480657">
            <text:p>9.940127826480657</text:p>
          </table:table-cell>
          <table:table-cell office:value-type="string" office:string-value="121">
            <text:p>121</text:p>
          </table:table-cell>
          <table:table-cell office:value-type="float" office:value="0.0085486784494441">
            <text:p>0.008548678449444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51904">
            <text:p>1.051904</text:p>
          </table:table-cell>
          <table:table-cell office:value-type="float" office:value="0.2290417183412883">
            <text:p>0.2290417183412883</text:p>
          </table:table-cell>
          <table:table-cell office:value-type="float" office:value="2.33452163785903">
            <text:p>2.33452163785903</text:p>
          </table:table-cell>
          <table:table-cell office:value-type="float" office:value="5.397965350562218">
            <text:p>5.397965350562218</text:p>
          </table:table-cell>
          <table:table-cell office:value-type="float" office:value="7.603341445787806">
            <text:p>7.603341445787806</text:p>
          </table:table-cell>
          <table:table-cell office:value-type="float" office:value="0.1222595293925078">
            <text:p>0.1222595293925078</text:p>
          </table:table-cell>
          <table:table-cell office:value-type="float" office:value="0.2231044824263168">
            <text:p>0.2231044824263168</text:p>
          </table:table-cell>
          <table:table-cell office:value-type="float" office:value="0.232435046355687">
            <text:p>0.232435046355687</text:p>
          </table:table-cell>
          <table:table-cell office:value-type="float" office:value="0.3172218571783871">
            <text:p>0.3172218571783871</text:p>
          </table:table-cell>
          <table:table-cell office:value-type="float" office:value="0.7551434033000908">
            <text:p>0.7551434033000908</text:p>
          </table:table-cell>
          <table:table-cell office:value-type="float" office:value="7.696845044026989">
            <text:p>7.696845044026989</text:p>
          </table:table-cell>
          <table:table-cell office:value-type="float" office:value="17.79692343927336">
            <text:p>17.79692343927336</text:p>
          </table:table-cell>
          <table:table-cell office:value-type="float" office:value="25.06797965630623">
            <text:p>25.06797965630623</text:p>
          </table:table-cell>
          <table:table-cell office:value-type="float" office:value="0.4030858560611974">
            <text:p>0.4030858560611974</text:p>
          </table:table-cell>
          <table:table-cell office:value-type="float" office:value="0.7355685216257121">
            <text:p>0.7355685216257121</text:p>
          </table:table-cell>
          <table:table-cell office:value-type="float" office:value="0.7663310999514423">
            <text:p>0.7663310999514423</text:p>
          </table:table-cell>
          <table:table-cell office:value-type="float" office:value="1.0458705713773908">
            <text:p>1.0458705713773908</text:p>
          </table:table-cell>
          <table:table-cell office:value-type="float" office:value="0.1025916735286942">
            <text:p>0.1025916735286942</text:p>
          </table:table-cell>
          <table:table-cell office:value-type="float" office:value="96.07568764314333">
            <text:p>96.07568764314333</text:p>
          </table:table-cell>
          <table:table-cell office:value-type="float" office:value="21.447621665784983">
            <text:p>21.447621665784983</text:p>
          </table:table-cell>
          <table:table-cell office:value-type="float" office:value="0.1491955880248809">
            <text:p>0.1491955880248809</text:p>
          </table:table-cell>
          <table:table-cell office:value-type="float" office:value="0.5416404987140011">
            <text:p>0.5416404987140011</text:p>
          </table:table-cell>
          <table:table-cell office:value-type="float" office:value="0.8557755248057107">
            <text:p>0.8557755248057107</text:p>
          </table:table-cell>
          <table:table-cell office:value-type="float" office:value="1.3713203088267385">
            <text:p>1.3713203088267385</text:p>
          </table:table-cell>
          <table:table-cell office:value-type="float" office:value="1.799120755160217">
            <text:p>1.799120755160217</text:p>
          </table:table-cell>
          <table:table-cell office:value-type="float" office:value="0.0282476841576031">
            <text:p>0.0282476841576031</text:p>
          </table:table-cell>
          <table:table-cell office:value-type="float" office:value="0.0004643178225508">
            <text:p>0.0004643178225508</text:p>
          </table:table-cell>
          <table:table-cell office:value-type="float" office:value="0.0216466850051313">
            <text:p>0.0216466850051313</text:p>
          </table:table-cell>
          <table:table-cell office:value-type="float" office:value="0.3881367820875896">
            <text:p>0.3881367820875896</text:p>
          </table:table-cell>
          <table:table-cell office:value-type="float" office:value="0.1799329596632146">
            <text:p>0.1799329596632146</text:p>
          </table:table-cell>
          <table:table-cell office:value-type="float" office:value="0.0068287713655075">
            <text:p>0.0068287713655075</text:p>
          </table:table-cell>
          <table:table-cell office:value-type="float" office:value="0.0020255786164786">
            <text:p>0.0020255786164786</text:p>
          </table:table-cell>
          <table:table-cell office:value-type="float" office:value="0.0312026770665219">
            <text:p>0.0312026770665219</text:p>
          </table:table-cell>
          <table:table-cell office:value-type="float" office:value="0.0139129407061985">
            <text:p>0.0139129407061985</text:p>
          </table:table-cell>
          <table:table-cell office:value-type="float" office:value="0.010379746330816">
            <text:p>0.010379746330816</text:p>
          </table:table-cell>
          <table:table-cell office:value-type="float" office:value="0.3172218571783871">
            <text:p>0.3172218571783871</text:p>
          </table:table-cell>
          <table:table-cell office:value-type="float" office:value="10.894284349062806">
            <text:p>10.894284349062806</text:p>
          </table:table-cell>
          <table:table-cell office:value-type="float" office:value="0.1790734546231712">
            <text:p>0.1790734546231712</text:p>
          </table:table-cell>
          <table:table-cell office:value-type="float" office:value="8.348477005929006">
            <text:p>8.348477005929006</text:p>
          </table:table-cell>
          <table:table-cell office:value-type="float" office:value="149.6927127477207">
            <text:p>149.6927127477207</text:p>
          </table:table-cell>
          <table:table-cell office:value-type="float" office:value="69.394744553312">
            <text:p>69.394744553312</text:p>
          </table:table-cell>
          <table:table-cell office:value-type="float" office:value="2.633652252535287">
            <text:p>2.633652252535287</text:p>
          </table:table-cell>
          <table:table-cell office:value-type="float" office:value="0.7812049050173087">
            <text:p>0.7812049050173087</text:p>
          </table:table-cell>
          <table:table-cell office:value-type="float" office:value="12.033936464245532">
            <text:p>12.033936464245532</text:p>
          </table:table-cell>
          <table:table-cell office:value-type="float" office:value="5.365803842159576">
            <text:p>5.365803842159576</text:p>
          </table:table-cell>
          <table:table-cell office:value-type="float" office:value="4.003156767405843">
            <text:p>4.003156767405843</text:p>
          </table:table-cell>
          <table:table-cell office:value-type="float" office:value="122.34295365798856">
            <text:p>122.3429536579885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.55781521776986">
            <text:p>9.55781521776986</text:p>
          </table:table-cell>
          <table:table-cell office:value-type="string" office:string-value="122">
            <text:p>122</text:p>
          </table:table-cell>
          <table:table-cell office:value-type="float" office:value="0.0082397337795334">
            <text:p>0.008239733779533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163459">
            <text:p>1.163459</text:p>
          </table:table-cell>
          <table:table-cell office:value-type="float" office:value="0.2286219966087866">
            <text:p>0.2286219966087866</text:p>
          </table:table-cell>
          <table:table-cell office:value-type="float" office:value="2.3357802822686384">
            <text:p>2.3357802822686384</text:p>
          </table:table-cell>
          <table:table-cell office:value-type="float" office:value="5.4008619513043765">
            <text:p>5.4008619513043765</text:p>
          </table:table-cell>
          <table:table-cell office:value-type="float" office:value="7.607609737626542">
            <text:p>7.607609737626542</text:p>
          </table:table-cell>
          <table:table-cell office:value-type="float" office:value="0.1223359399291128">
            <text:p>0.1223359399291128</text:p>
          </table:table-cell>
          <table:table-cell office:value-type="float" office:value="0.223009576058962">
            <text:p>0.223009576058962</text:p>
          </table:table-cell>
          <table:table-cell office:value-type="float" office:value="0.2325406243475282">
            <text:p>0.2325406243475282</text:p>
          </table:table-cell>
          <table:table-cell office:value-type="float" office:value="0.3175893797185991">
            <text:p>0.3175893797185991</text:p>
          </table:table-cell>
          <table:table-cell office:value-type="float" office:value="0.7265191249977898">
            <text:p>0.7265191249977898</text:p>
          </table:table-cell>
          <table:table-cell office:value-type="float" office:value="7.422684921104749">
            <text:p>7.422684921104749</text:p>
          </table:table-cell>
          <table:table-cell office:value-type="float" office:value="17.16295700894385">
            <text:p>17.16295700894385</text:p>
          </table:table-cell>
          <table:table-cell office:value-type="float" office:value="24.175600125489755">
            <text:p>24.175600125489755</text:p>
          </table:table-cell>
          <table:table-cell office:value-type="float" office:value="0.3887613674600607">
            <text:p>0.3887613674600607</text:p>
          </table:table-cell>
          <table:table-cell office:value-type="float" office:value="0.708683873239598">
            <text:p>0.708683873239598</text:p>
          </table:table-cell>
          <table:table-cell office:value-type="float" office:value="0.7389718112579589">
            <text:p>0.7389718112579589</text:p>
          </table:table-cell>
          <table:table-cell office:value-type="float" office:value="1.0092412877339014">
            <text:p>1.0092412877339014</text:p>
          </table:table-cell>
          <table:table-cell office:value-type="float" office:value="0.0987034321524705">
            <text:p>0.0987034321524705</text:p>
          </table:table-cell>
          <table:table-cell office:value-type="float" office:value="96.27634669298207">
            <text:p>96.27634669298207</text:p>
          </table:table-cell>
          <table:table-cell office:value-type="float" office:value="21.492475788297792">
            <text:p>21.492475788297792</text:p>
          </table:table-cell>
          <table:table-cell office:value-type="float" office:value="0.1459351216060218">
            <text:p>0.1459351216060218</text:p>
          </table:table-cell>
          <table:table-cell office:value-type="float" office:value="0.5307083471030162">
            <text:p>0.5307083471030162</text:p>
          </table:table-cell>
          <table:table-cell office:value-type="float" office:value="0.8352669262381494">
            <text:p>0.8352669262381494</text:p>
          </table:table-cell>
          <table:table-cell office:value-type="float" office:value="1.3440096869611653">
            <text:p>1.3440096869611653</text:p>
          </table:table-cell>
          <table:table-cell office:value-type="float" office:value="1.7612500807314535">
            <text:p>1.7612500807314535</text:p>
          </table:table-cell>
          <table:table-cell office:value-type="float" office:value="0.0279133781557207">
            <text:p>0.0279133781557207</text:p>
          </table:table-cell>
          <table:table-cell office:value-type="float" office:value="0.0004557630925253">
            <text:p>0.0004557630925253</text:p>
          </table:table-cell>
          <table:table-cell office:value-type="float" office:value="0.021526515452753">
            <text:p>0.021526515452753</text:p>
          </table:table-cell>
          <table:table-cell office:value-type="float" office:value="0.3884749627883747">
            <text:p>0.3884749627883747</text:p>
          </table:table-cell>
          <table:table-cell office:value-type="float" office:value="0.1800806672461878">
            <text:p>0.1800806672461878</text:p>
          </table:table-cell>
          <table:table-cell office:value-type="float" office:value="0.0067817553353028">
            <text:p>0.0067817553353028</text:p>
          </table:table-cell>
          <table:table-cell office:value-type="float" office:value="0.0019953960271207">
            <text:p>0.0019953960271207</text:p>
          </table:table-cell>
          <table:table-cell office:value-type="float" office:value="0.0312311094927192">
            <text:p>0.0312311094927192</text:p>
          </table:table-cell>
          <table:table-cell office:value-type="float" office:value="0.0137230141461865">
            <text:p>0.0137230141461865</text:p>
          </table:table-cell>
          <table:table-cell office:value-type="float" office:value="0.0102280585445089">
            <text:p>0.0102280585445089</text:p>
          </table:table-cell>
          <table:table-cell office:value-type="float" office:value="0.3175893797185991">
            <text:p>0.3175893797185991</text:p>
          </table:table-cell>
          <table:table-cell office:value-type="float" office:value="10.765352553316836">
            <text:p>10.765352553316836</text:p>
          </table:table-cell>
          <table:table-cell office:value-type="float" office:value="0.1757741518942343">
            <text:p>0.1757741518942343</text:p>
          </table:table-cell>
          <table:table-cell office:value-type="float" office:value="8.302131214663284">
            <text:p>8.302131214663284</text:p>
          </table:table-cell>
          <table:table-cell office:value-type="float" office:value="149.8231388985925">
            <text:p>149.8231388985925</text:p>
          </table:table-cell>
          <table:table-cell office:value-type="float" office:value="69.45171093683729">
            <text:p>69.45171093683729</text:p>
          </table:table-cell>
          <table:table-cell office:value-type="float" office:value="2.615519580166268">
            <text:p>2.615519580166268</text:p>
          </table:table-cell>
          <table:table-cell office:value-type="float" office:value="0.7695643857796636">
            <text:p>0.7695643857796636</text:p>
          </table:table-cell>
          <table:table-cell office:value-type="float" office:value="12.044901998057032">
            <text:p>12.044901998057032</text:p>
          </table:table-cell>
          <table:table-cell office:value-type="float" office:value="5.292554865759785">
            <text:p>5.292554865759785</text:p>
          </table:table-cell>
          <table:table-cell office:value-type="float" office:value="3.944655338860756">
            <text:p>3.944655338860756</text:p>
          </table:table-cell>
          <table:table-cell office:value-type="float" office:value="122.48469607607213">
            <text:p>122.4846960760721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.190206940163328">
            <text:p>9.190206940163328</text:p>
          </table:table-cell>
          <table:table-cell office:value-type="string" office:string-value="123">
            <text:p>123</text:p>
          </table:table-cell>
          <table:table-cell office:value-type="float" office:value="0.0079414142474788">
            <text:p>0.007941414247478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51938">
            <text:p>1.051938</text:p>
          </table:table-cell>
          <table:table-cell office:value-type="float" office:value="0.2282102403007356">
            <text:p>0.2282102403007356</text:p>
          </table:table-cell>
          <table:table-cell office:value-type="float" office:value="2.337015020343644">
            <text:p>2.337015020343644</text:p>
          </table:table-cell>
          <table:table-cell office:value-type="float" office:value="5.403703600679076">
            <text:p>5.403703600679076</text:p>
          </table:table-cell>
          <table:table-cell office:value-type="float" office:value="7.611797229889434">
            <text:p>7.611797229889434</text:p>
          </table:table-cell>
          <table:table-cell office:value-type="float" office:value="0.1224109208841523">
            <text:p>0.1224109208841523</text:p>
          </table:table-cell>
          <table:table-cell office:value-type="float" office:value="0.2229156237670893">
            <text:p>0.2229156237670893</text:p>
          </table:table-cell>
          <table:table-cell office:value-type="float" office:value="0.2326443806948505">
            <text:p>0.2326443806948505</text:p>
          </table:table-cell>
          <table:table-cell office:value-type="float" office:value="0.3179504449155643">
            <text:p>0.3179504449155643</text:p>
          </table:table-cell>
          <table:table-cell office:value-type="float" office:value="0.6989543897677717">
            <text:p>0.6989543897677717</text:p>
          </table:table-cell>
          <table:table-cell office:value-type="float" office:value="7.157728352898734">
            <text:p>7.157728352898734</text:p>
          </table:table-cell>
          <table:table-cell office:value-type="float" office:value="16.550275516652093">
            <text:p>16.550275516652093</text:p>
          </table:table-cell>
          <table:table-cell office:value-type="float" office:value="23.31314791502034">
            <text:p>23.31314791502034</text:p>
          </table:table-cell>
          <table:table-cell office:value-type="float" office:value="0.3749159126020949">
            <text:p>0.3749159126020949</text:p>
          </table:table-cell>
          <table:table-cell office:value-type="float" office:value="0.6827382223273786">
            <text:p>0.6827382223273786</text:p>
          </table:table-cell>
          <table:table-cell office:value-type="float" office:value="0.7125351208043326">
            <text:p>0.7125351208043326</text:p>
          </table:table-cell>
          <table:table-cell office:value-type="float" office:value="0.9738075684486865">
            <text:p>0.9738075684486865</text:p>
          </table:table-cell>
          <table:table-cell office:value-type="float" office:value="0.0949591017765257">
            <text:p>0.0949591017765257</text:p>
          </table:table-cell>
          <table:table-cell office:value-type="float" office:value="96.47296719998269">
            <text:p>96.47296719998269</text:p>
          </table:table-cell>
          <table:table-cell office:value-type="float" office:value="21.536427725038543">
            <text:p>21.536427725038543</text:p>
          </table:table-cell>
          <table:table-cell office:value-type="float" office:value="0.1427452309333145">
            <text:p>0.1427452309333145</text:p>
          </table:table-cell>
          <table:table-cell office:value-type="float" office:value="0.5199921105498965">
            <text:p>0.5199921105498965</text:p>
          </table:table-cell>
          <table:table-cell office:value-type="float" office:value="0.8152195534171247">
            <text:p>0.8152195534171247</text:p>
          </table:table-cell>
          <table:table-cell office:value-type="float" office:value="1.3172639450559198">
            <text:p>1.3172639450559198</text:p>
          </table:table-cell>
          <table:table-cell office:value-type="float" office:value="1.7243732238316802">
            <text:p>1.7243732238316802</text:p>
          </table:table-cell>
          <table:table-cell office:value-type="float" office:value="0.0275861789103551">
            <text:p>0.0275861789103551</text:p>
          </table:table-cell>
          <table:table-cell office:value-type="float" office:value="0.0004473518216148">
            <text:p>0.0004473518216148</text:p>
          </table:table-cell>
          <table:table-cell office:value-type="float" office:value="0.021408503749682">
            <text:p>0.021408503749682</text:p>
          </table:table-cell>
          <table:table-cell office:value-type="float" office:value="0.3888068480125399">
            <text:p>0.3888068480125399</text:p>
          </table:table-cell>
          <table:table-cell office:value-type="float" office:value="0.1802256506575501">
            <text:p>0.1802256506575501</text:p>
          </table:table-cell>
          <table:table-cell office:value-type="float" office:value="0.0067355509699411">
            <text:p>0.0067355509699411</text:p>
          </table:table-cell>
          <table:table-cell office:value-type="float" office:value="0.0019656847833786">
            <text:p>0.0019656847833786</text:p>
          </table:table-cell>
          <table:table-cell office:value-type="float" office:value="0.0312590357836937">
            <text:p>0.0312590357836937</text:p>
          </table:table-cell>
          <table:table-cell office:value-type="float" office:value="0.0135356811417238">
            <text:p>0.0135356811417238</text:p>
          </table:table-cell>
          <table:table-cell office:value-type="float" office:value="0.0100790692539554">
            <text:p>0.0100790692539554</text:p>
          </table:table-cell>
          <table:table-cell office:value-type="float" office:value="0.3179504449155643">
            <text:p>0.3179504449155643</text:p>
          </table:table-cell>
          <table:table-cell office:value-type="float" office:value="10.639161620356688">
            <text:p>10.639161620356688</text:p>
          </table:table-cell>
          <table:table-cell office:value-type="float" office:value="0.1725301770422183">
            <text:p>0.1725301770422183</text:p>
          </table:table-cell>
          <table:table-cell office:value-type="float" office:value="8.256617641139881">
            <text:p>8.256617641139881</text:p>
          </table:table-cell>
          <table:table-cell office:value-type="float" office:value="149.9511370729963">
            <text:p>149.9511370729963</text:p>
          </table:table-cell>
          <table:table-cell office:value-type="float" office:value="69.50762668909736">
            <text:p>69.50762668909736</text:p>
          </table:table-cell>
          <table:table-cell office:value-type="float" office:value="2.597699942577208">
            <text:p>2.597699942577208</text:p>
          </table:table-cell>
          <table:table-cell office:value-type="float" office:value="0.7581056504056543">
            <text:p>0.7581056504056543</text:p>
          </table:table-cell>
          <table:table-cell office:value-type="float" office:value="12.055672330697176">
            <text:p>12.055672330697176</text:p>
          </table:table-cell>
          <table:table-cell office:value-type="float" office:value="5.220306145928648">
            <text:p>5.220306145928648</text:p>
          </table:table-cell>
          <table:table-cell office:value-type="float" office:value="3.887194639173015">
            <text:p>3.887194639173015</text:p>
          </table:table-cell>
          <table:table-cell office:value-type="float" office:value="122.62394809058569">
            <text:p>122.6239480905856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.836737442464736">
            <text:p>8.836737442464736</text:p>
          </table:table-cell>
          <table:table-cell office:value-type="string" office:string-value="124">
            <text:p>124</text:p>
          </table:table-cell>
          <table:table-cell office:value-type="float" office:value="0.0076533910476144">
            <text:p>0.007653391047614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53797">
            <text:p>1.053797</text:p>
          </table:table-cell>
          <table:table-cell office:value-type="float" office:value="0.227808752482675">
            <text:p>0.227808752482675</text:p>
          </table:table-cell>
          <table:table-cell office:value-type="float" office:value="2.3382189084856715">
            <text:p>2.3382189084856715</text:p>
          </table:table-cell>
          <table:table-cell office:value-type="float" office:value="5.406474441935848">
            <text:p>5.406474441935848</text:p>
          </table:table-cell>
          <table:table-cell office:value-type="float" office:value="7.615881303484382">
            <text:p>7.615881303484382</text:p>
          </table:table-cell>
          <table:table-cell office:value-type="float" office:value="0.1224841107093421">
            <text:p>0.1224841107093421</text:p>
          </table:table-cell>
          <table:table-cell office:value-type="float" office:value="0.222822297463801">
            <text:p>0.222822297463801</text:p>
          </table:table-cell>
          <table:table-cell office:value-type="float" office:value="0.2327456620148844">
            <text:p>0.2327456620148844</text:p>
          </table:table-cell>
          <table:table-cell office:value-type="float" office:value="0.3183040481459363">
            <text:p>0.3183040481459363</text:p>
          </table:table-cell>
          <table:table-cell office:value-type="float" office:value="0.6724192960681343">
            <text:p>0.6724192960681343</text:p>
          </table:table-cell>
          <table:table-cell office:value-type="float" office:value="6.901681763156609">
            <text:p>6.901681763156609</text:p>
          </table:table-cell>
          <table:table-cell office:value-type="float" office:value="15.95820045910368">
            <text:p>15.95820045910368</text:p>
          </table:table-cell>
          <table:table-cell office:value-type="float" office:value="22.479669851213863">
            <text:p>22.479669851213863</text:p>
          </table:table-cell>
          <table:table-cell office:value-type="float" office:value="0.3615343071990653">
            <text:p>0.3615343071990653</text:p>
          </table:table-cell>
          <table:table-cell office:value-type="float" office:value="0.6577008599363983">
            <text:p>0.6577008599363983</text:p>
          </table:table-cell>
          <table:table-cell office:value-type="float" office:value="0.6869914896130365">
            <text:p>0.6869914896130365</text:p>
          </table:table-cell>
          <table:table-cell office:value-type="float" office:value="0.9395327512985056">
            <text:p>0.9395327512985056</text:p>
          </table:table-cell>
          <table:table-cell office:value-type="float" office:value="0.0913546221992109">
            <text:p>0.0913546221992109</text:p>
          </table:table-cell>
          <table:table-cell office:value-type="float" office:value="96.66533078779165">
            <text:p>96.66533078779165</text:p>
          </table:table-cell>
          <table:table-cell office:value-type="float" office:value="21.579429159382208">
            <text:p>21.579429159382208</text:p>
          </table:table-cell>
          <table:table-cell office:value-type="float" office:value="0.1396235112780709">
            <text:p>0.1396235112780709</text:p>
          </table:table-cell>
          <table:table-cell office:value-type="float" office:value="0.5094884028009674">
            <text:p>0.5094884028009674</text:p>
          </table:table-cell>
          <table:table-cell office:value-type="float" office:value="0.7955858990997207">
            <text:p>0.7955858990997207</text:p>
          </table:table-cell>
          <table:table-cell office:value-type="float" office:value="1.2910581770240495">
            <text:p>1.2910581770240495</text:p>
          </table:table-cell>
          <table:table-cell office:value-type="float" office:value="1.6884516888673944">
            <text:p>1.6884516888673944</text:p>
          </table:table-cell>
          <table:table-cell office:value-type="float" office:value="0.0272686847652541">
            <text:p>0.0272686847652541</text:p>
          </table:table-cell>
          <table:table-cell office:value-type="float" office:value="0.000439080495215">
            <text:p>0.000439080495215</text:p>
          </table:table-cell>
          <table:table-cell office:value-type="float" office:value="0.0212927850774224">
            <text:p>0.0212927850774224</text:p>
          </table:table-cell>
          <table:table-cell office:value-type="float" office:value="0.3891311016619605">
            <text:p>0.3891311016619605</text:p>
          </table:table-cell>
          <table:table-cell office:value-type="float" office:value="0.1803673734082105">
            <text:p>0.1803673734082105</text:p>
          </table:table-cell>
          <table:table-cell office:value-type="float" office:value="0.0066901392706433">
            <text:p>0.0066901392706433</text:p>
          </table:table-cell>
          <table:table-cell office:value-type="float" office:value="0.0019364107668002">
            <text:p>0.0019364107668002</text:p>
          </table:table-cell>
          <table:table-cell office:value-type="float" office:value="0.0312863464454242">
            <text:p>0.0312863464454242</text:p>
          </table:table-cell>
          <table:table-cell office:value-type="float" office:value="0.013351201650405">
            <text:p>0.013351201650405</text:p>
          </table:table-cell>
          <table:table-cell office:value-type="float" office:value="0.009932828312729">
            <text:p>0.009932828312729</text:p>
          </table:table-cell>
          <table:table-cell office:value-type="float" office:value="0.3183040481459363">
            <text:p>0.3183040481459363</text:p>
          </table:table-cell>
          <table:table-cell office:value-type="float" office:value="10.516713653415568">
            <text:p>10.516713653415568</text:p>
          </table:table-cell>
          <table:table-cell office:value-type="float" office:value="0.1693401745895967">
            <text:p>0.1693401745895967</text:p>
          </table:table-cell>
          <table:table-cell office:value-type="float" office:value="8.211988420809533">
            <text:p>8.211988420809533</text:p>
          </table:table-cell>
          <table:table-cell office:value-type="float" office:value="150.0761919779683">
            <text:p>150.0761919779683</text:p>
          </table:table-cell>
          <table:table-cell office:value-type="float" office:value="69.56228490234456">
            <text:p>69.56228490234456</text:p>
          </table:table-cell>
          <table:table-cell office:value-type="float" office:value="2.580186012509011">
            <text:p>2.580186012509011</text:p>
          </table:table-cell>
          <table:table-cell office:value-type="float" office:value="0.7468155404318569">
            <text:p>0.7468155404318569</text:p>
          </table:table-cell>
          <table:table-cell office:value-type="float" office:value="12.066205233606752">
            <text:p>12.066205233606752</text:p>
          </table:table-cell>
          <table:table-cell office:value-type="float" office:value="5.149157940511713">
            <text:p>5.149157940511713</text:p>
          </table:table-cell>
          <table:table-cell office:value-type="float" office:value="3.8307938953702094">
            <text:p>3.8307938953702094</text:p>
          </table:table-cell>
          <table:table-cell office:value-type="float" office:value="122.76032224844327">
            <text:p>122.7603222484432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.49686292544686">
            <text:p>8.49686292544686</text:p>
          </table:table-cell>
          <table:table-cell office:value-type="string" office:string-value="125">
            <text:p>125</text:p>
          </table:table-cell>
          <table:table-cell office:value-type="float" office:value="0.0073753451303936">
            <text:p>0.007375345130393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71755">
            <text:p>1.071755</text:p>
          </table:table-cell>
          <table:table-cell office:value-type="float" office:value="0.2274060552375835">
            <text:p>0.2274060552375835</text:p>
          </table:table-cell>
          <table:table-cell office:value-type="float" office:value="2.339426533980464">
            <text:p>2.339426533980464</text:p>
          </table:table-cell>
          <table:table-cell office:value-type="float" office:value="5.409253519167461">
            <text:p>5.409253519167461</text:p>
          </table:table-cell>
          <table:table-cell office:value-type="float" office:value="7.619974884111053">
            <text:p>7.619974884111053</text:p>
          </table:table-cell>
          <table:table-cell office:value-type="float" office:value="0.1225573237738161">
            <text:p>0.1225573237738161</text:p>
          </table:table-cell>
          <table:table-cell office:value-type="float" office:value="0.222731069955928">
            <text:p>0.222731069955928</text:p>
          </table:table-cell>
          <table:table-cell office:value-type="float" office:value="0.2328475922400392">
            <text:p>0.2328475922400392</text:p>
          </table:table-cell>
          <table:table-cell office:value-type="float" office:value="0.3186554848721437">
            <text:p>0.3186554848721437</text:p>
          </table:table-cell>
          <table:table-cell office:value-type="float" office:value="0.6468450074708596">
            <text:p>0.6468450074708596</text:p>
          </table:table-cell>
          <table:table-cell office:value-type="float" office:value="6.654380299016881">
            <text:p>6.654380299016881</text:p>
          </table:table-cell>
          <table:table-cell office:value-type="float" office:value="15.386347691410881">
            <text:p>15.386347691410881</text:p>
          </table:table-cell>
          <table:table-cell office:value-type="float" office:value="21.674632655190468">
            <text:p>21.674632655190468</text:p>
          </table:table-cell>
          <table:table-cell office:value-type="float" office:value="0.3486081007353084">
            <text:p>0.3486081007353084</text:p>
          </table:table-cell>
          <table:table-cell office:value-type="float" office:value="0.6335472485950931">
            <text:p>0.6335472485950931</text:p>
          </table:table-cell>
          <table:table-cell office:value-type="float" office:value="0.6623231838955334">
            <text:p>0.6623231838955334</text:p>
          </table:table-cell>
          <table:table-cell office:value-type="float" office:value="0.9063993888703036">
            <text:p>0.9063993888703036</text:p>
          </table:table-cell>
          <table:table-cell office:value-type="float" office:value="0.0878806407337888">
            <text:p>0.0878806407337888</text:p>
          </table:table-cell>
          <table:table-cell office:value-type="float" office:value="96.85493244512416">
            <text:p>96.85493244512416</text:p>
          </table:table-cell>
          <table:table-cell office:value-type="float" office:value="21.621811951559863">
            <text:p>21.621811951559863</text:p>
          </table:table-cell>
          <table:table-cell office:value-type="float" office:value="0.1365737349266027">
            <text:p>0.1365737349266027</text:p>
          </table:table-cell>
          <table:table-cell office:value-type="float" office:value="0.499192892935799">
            <text:p>0.499192892935799</text:p>
          </table:table-cell>
          <table:table-cell office:value-type="float" office:value="0.7765350846916136">
            <text:p>0.7765350846916136</text:p>
          </table:table-cell>
          <table:table-cell office:value-type="float" office:value="1.265450605680978">
            <text:p>1.265450605680978</text:p>
          </table:table-cell>
          <table:table-cell office:value-type="float" office:value="1.6534834949868975">
            <text:p>1.6534834949868975</text:p>
          </table:table-cell>
          <table:table-cell office:value-type="float" office:value="0.0269480922772482">
            <text:p>0.0269480922772482</text:p>
          </table:table-cell>
          <table:table-cell office:value-type="float" office:value="0.0004309557469036">
            <text:p>0.0004309557469036</text:p>
          </table:table-cell>
          <table:table-cell office:value-type="float" office:value="0.02117856509805">
            <text:p>0.02117856509805</text:p>
          </table:table-cell>
          <table:table-cell office:value-type="float" office:value="0.3894545027859104">
            <text:p>0.3894545027859104</text:p>
          </table:table-cell>
          <table:table-cell office:value-type="float" office:value="0.1805085846508975">
            <text:p>0.1805085846508975</text:p>
          </table:table-cell>
          <table:table-cell office:value-type="float" office:value="0.0066455380675392">
            <text:p>0.0066455380675392</text:p>
          </table:table-cell>
          <table:table-cell office:value-type="float" office:value="0.0019076846499987">
            <text:p>0.0019076846499987</text:p>
          </table:table-cell>
          <table:table-cell office:value-type="float" office:value="0.0313136020818762">
            <text:p>0.0313136020818762</text:p>
          </table:table-cell>
          <table:table-cell office:value-type="float" office:value="0.0131682369398927">
            <text:p>0.0131682369398927</text:p>
          </table:table-cell>
          <table:table-cell office:value-type="float" office:value="0.0097887528295386">
            <text:p>0.0097887528295386</text:p>
          </table:table-cell>
          <table:table-cell office:value-type="float" office:value="0.3186554848721437">
            <text:p>0.3186554848721437</text:p>
          </table:table-cell>
          <table:table-cell office:value-type="float" office:value="10.393070748566346">
            <text:p>10.393070748566346</text:p>
          </table:table-cell>
          <table:table-cell office:value-type="float" office:value="0.1662067029083401">
            <text:p>0.1662067029083401</text:p>
          </table:table-cell>
          <table:table-cell office:value-type="float" office:value="8.167937201364964">
            <text:p>8.167937201364964</text:p>
          </table:table-cell>
          <table:table-cell office:value-type="float" office:value="150.20091808944207">
            <text:p>150.20091808944207</text:p>
          </table:table-cell>
          <table:table-cell office:value-type="float" office:value="69.61674584231167">
            <text:p>69.61674584231167</text:p>
          </table:table-cell>
          <table:table-cell office:value-type="float" office:value="2.5629846665078446">
            <text:p>2.5629846665078446</text:p>
          </table:table-cell>
          <table:table-cell office:value-type="float" office:value="0.735736738965031">
            <text:p>0.735736738965031</text:p>
          </table:table-cell>
          <table:table-cell office:value-type="float" office:value="12.076716914917212">
            <text:p>12.076716914917212</text:p>
          </table:table-cell>
          <table:table-cell office:value-type="float" office:value="5.078593940608436">
            <text:p>5.078593940608436</text:p>
          </table:table-cell>
          <table:table-cell office:value-type="float" office:value="3.7752283037681584">
            <text:p>3.7752283037681584</text:p>
          </table:table-cell>
          <table:table-cell office:value-type="float" office:value="122.8958608506397">
            <text:p>122.895860850639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.170060505237366">
            <text:p>8.170060505237366</text:p>
          </table:table-cell>
          <table:table-cell office:value-type="string" office:string-value="126">
            <text:p>126</text:p>
          </table:table-cell>
          <table:table-cell office:value-type="float" office:value="0.0071069623895531">
            <text:p>0.007106962389553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93423">
            <text:p>1.093423</text:p>
          </table:table-cell>
          <table:table-cell office:value-type="float" office:value="0.2270063198764427">
            <text:p>0.2270063198764427</text:p>
          </table:table-cell>
          <table:table-cell office:value-type="float" office:value="2.340625323718274">
            <text:p>2.340625323718274</text:p>
          </table:table-cell>
          <table:table-cell office:value-type="float" office:value="5.4120121095049445">
            <text:p>5.4120121095049445</text:p>
          </table:table-cell>
          <table:table-cell office:value-type="float" office:value="7.624036974266157">
            <text:p>7.624036974266157</text:p>
          </table:table-cell>
          <table:table-cell office:value-type="float" office:value="0.1226299037901649">
            <text:p>0.1226299037901649</text:p>
          </table:table-cell>
          <table:table-cell office:value-type="float" office:value="0.2226413831941652">
            <text:p>0.2226413831941652</text:p>
          </table:table-cell>
          <table:table-cell office:value-type="float" office:value="0.2329490115259795">
            <text:p>0.2329490115259795</text:p>
          </table:table-cell>
          <table:table-cell office:value-type="float" office:value="0.3190028947116218">
            <text:p>0.3190028947116218</text:p>
          </table:table-cell>
          <table:table-cell office:value-type="float" office:value="0.6222111983607703">
            <text:p>0.6222111983607703</text:p>
          </table:table-cell>
          <table:table-cell office:value-type="float" office:value="6.415518688541348">
            <text:p>6.415518688541348</text:p>
          </table:table-cell>
          <table:table-cell office:value-type="float" office:value="14.83401229547672">
            <text:p>14.83401229547672</text:p>
          </table:table-cell>
          <table:table-cell office:value-type="float" office:value="20.89704456108072">
            <text:p>20.89704456108072</text:p>
          </table:table-cell>
          <table:table-cell office:value-type="float" office:value="0.3361214764138494">
            <text:p>0.3361214764138494</text:p>
          </table:table-cell>
          <table:table-cell office:value-type="float" office:value="0.6102471592744269">
            <text:p>0.6102471592744269</text:p>
          </table:table-cell>
          <table:table-cell office:value-type="float" office:value="0.6384997725941197">
            <text:p>0.6384997725941197</text:p>
          </table:table-cell>
          <table:table-cell office:value-type="float" office:value="0.8743684911816882">
            <text:p>0.8743684911816882</text:p>
          </table:table-cell>
          <table:table-cell office:value-type="float" office:value="0.0845343984066985">
            <text:p>0.0845343984066985</text:p>
          </table:table-cell>
          <table:table-cell office:value-type="float" office:value="97.0413221428877">
            <text:p>97.0413221428877</text:p>
          </table:table-cell>
          <table:table-cell office:value-type="float" office:value="21.66347636953729">
            <text:p>21.66347636953729</text:p>
          </table:table-cell>
          <table:table-cell office:value-type="float" office:value="0.1335925421611148">
            <text:p>0.1335925421611148</text:p>
          </table:table-cell>
          <table:table-cell office:value-type="float" office:value="0.4891022880716661">
            <text:p>0.4891022880716661</text:p>
          </table:table-cell>
          <table:table-cell office:value-type="float" office:value="0.7579884349443639">
            <text:p>0.7579884349443639</text:p>
          </table:table-cell>
          <table:table-cell office:value-type="float" office:value="1.240403657734651">
            <text:p>1.240403657734651</text:p>
          </table:table-cell>
          <table:table-cell office:value-type="float" office:value="1.6194265696877168">
            <text:p>1.6194265696877168</text:p>
          </table:table-cell>
          <table:table-cell office:value-type="float" office:value="0.0266290750016939">
            <text:p>0.0266290750016939</text:p>
          </table:table-cell>
          <table:table-cell office:value-type="float" office:value="0.0004229724268621">
            <text:p>0.0004229724268621</text:p>
          </table:table-cell>
          <table:table-cell office:value-type="float" office:value="0.0210661064235866">
            <text:p>0.0210661064235866</text:p>
          </table:table-cell>
          <table:table-cell office:value-type="float" office:value="0.3897746136891964">
            <text:p>0.3897746136891964</text:p>
          </table:table-cell>
          <table:table-cell office:value-type="float" office:value="0.1806483009333996">
            <text:p>0.1806483009333996</text:p>
          </table:table-cell>
          <table:table-cell office:value-type="float" office:value="0.0066017249640619">
            <text:p>0.0066017249640619</text:p>
          </table:table-cell>
          <table:table-cell office:value-type="float" office:value="0.0018794524419066">
            <text:p>0.0018794524419066</text:p>
          </table:table-cell>
          <table:table-cell office:value-type="float" office:value="0.0313406013590422">
            <text:p>0.0313406013590422</text:p>
          </table:table-cell>
          <table:table-cell office:value-type="float" office:value="0.0129872728207836">
            <text:p>0.0129872728207836</text:p>
          </table:table-cell>
          <table:table-cell office:value-type="float" office:value="0.0096469852278442">
            <text:p>0.0096469852278442</text:p>
          </table:table-cell>
          <table:table-cell office:value-type="float" office:value="0.3190028947116218">
            <text:p>0.3190028947116218</text:p>
          </table:table-cell>
          <table:table-cell office:value-type="float" office:value="10.270035355903316">
            <text:p>10.270035355903316</text:p>
          </table:table-cell>
          <table:table-cell office:value-type="float" office:value="0.1631277758679094">
            <text:p>0.1631277758679094</text:p>
          </table:table-cell>
          <table:table-cell office:value-type="float" office:value="8.124565264384657">
            <text:p>8.124565264384657</text:p>
          </table:table-cell>
          <table:table-cell office:value-type="float" office:value="150.3243752615124">
            <text:p>150.3243752615124</text:p>
          </table:table-cell>
          <table:table-cell office:value-type="float" office:value="69.67063022098425">
            <text:p>69.67063022098425</text:p>
          </table:table-cell>
          <table:table-cell office:value-type="float" office:value="2.546087266889781">
            <text:p>2.546087266889781</text:p>
          </table:table-cell>
          <table:table-cell office:value-type="float" office:value="0.7248484232701553">
            <text:p>0.7248484232701553</text:p>
          </table:table-cell>
          <table:table-cell office:value-type="float" office:value="12.087129726141812">
            <text:p>12.087129726141812</text:p>
          </table:table-cell>
          <table:table-cell office:value-type="float" office:value="5.008801508791612">
            <text:p>5.008801508791612</text:p>
          </table:table-cell>
          <table:table-cell office:value-type="float" office:value="3.72055279282271">
            <text:p>3.72055279282271</text:p>
          </table:table-cell>
          <table:table-cell office:value-type="float" office:value="123.0298464034312">
            <text:p>123.029846403431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.855827408882082">
            <text:p>7.855827408882082</text:p>
          </table:table-cell>
          <table:table-cell office:value-type="string" office:string-value="127">
            <text:p>127</text:p>
          </table:table-cell>
          <table:table-cell office:value-type="float" office:value="0.0068479370688218">
            <text:p>0.00684793706882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67245">
            <text:p>1.067245</text:p>
          </table:table-cell>
          <table:table-cell office:value-type="float" office:value="0.2266089932290936">
            <text:p>0.2266089932290936</text:p>
          </table:table-cell>
          <table:table-cell office:value-type="float" office:value="2.341816942475498">
            <text:p>2.341816942475498</text:p>
          </table:table-cell>
          <table:table-cell office:value-type="float" office:value="5.414754024556477">
            <text:p>5.414754024556477</text:p>
          </table:table-cell>
          <table:table-cell office:value-type="float" office:value="7.628073045644944">
            <text:p>7.628073045644944</text:p>
          </table:table-cell>
          <table:table-cell office:value-type="float" office:value="0.1227019403850458">
            <text:p>0.1227019403850458</text:p>
          </table:table-cell>
          <table:table-cell office:value-type="float" office:value="0.2225532933093605">
            <text:p>0.2225532933093605</text:p>
          </table:table-cell>
          <table:table-cell office:value-type="float" office:value="0.2330500547827409">
            <text:p>0.2330500547827409</text:p>
          </table:table-cell>
          <table:table-cell office:value-type="float" office:value="0.3193465765099385">
            <text:p>0.3193465765099385</text:p>
          </table:table-cell>
          <table:table-cell office:value-type="float" office:value="0.5984842968354916">
            <text:p>0.5984842968354916</text:p>
          </table:table-cell>
          <table:table-cell office:value-type="float" office:value="6.1848413258602735">
            <text:p>6.1848413258602735</text:p>
          </table:table-cell>
          <table:table-cell office:value-type="float" office:value="14.30060302879354">
            <text:p>14.30060302879354</text:p>
          </table:table-cell>
          <table:table-cell office:value-type="float" office:value="20.146075704582667">
            <text:p>20.146075704582667</text:p>
          </table:table-cell>
          <table:table-cell office:value-type="float" office:value="0.3240612098631682">
            <text:p>0.3240612098631682</text:p>
          </table:table-cell>
          <table:table-cell office:value-type="float" office:value="0.5877730153455142">
            <text:p>0.5877730153455142</text:p>
          </table:table-cell>
          <table:table-cell office:value-type="float" office:value="0.6154954230925663">
            <text:p>0.6154954230925663</text:p>
          </table:table-cell>
          <table:table-cell office:value-type="float" office:value="0.8434083244708325">
            <text:p>0.8434083244708325</text:p>
          </table:table-cell>
          <table:table-cell office:value-type="float" office:value="0.0813113356106078">
            <text:p>0.0813113356106078</text:p>
          </table:table-cell>
          <table:table-cell office:value-type="float" office:value="97.22463526797137">
            <text:p>97.22463526797137</text:p>
          </table:table-cell>
          <table:table-cell office:value-type="float" office:value="21.70445257738664">
            <text:p>21.70445257738664</text:p>
          </table:table-cell>
          <table:table-cell office:value-type="float" office:value="0.1306787331740698">
            <text:p>0.1306787331740698</text:p>
          </table:table-cell>
          <table:table-cell office:value-type="float" office:value="0.4792129931217116">
            <text:p>0.4792129931217116</text:p>
          </table:table-cell>
          <table:table-cell office:value-type="float" office:value="0.7399421339854265">
            <text:p>0.7399421339854265</text:p>
          </table:table-cell>
          <table:table-cell office:value-type="float" office:value="1.215908709401195">
            <text:p>1.215908709401195</text:p>
          </table:table-cell>
          <table:table-cell office:value-type="float" office:value="1.5862524119369774">
            <text:p>1.5862524119369774</text:p>
          </table:table-cell>
          <table:table-cell office:value-type="float" office:value="0.0263110292506691">
            <text:p>0.0263110292506691</text:p>
          </table:table-cell>
          <table:table-cell office:value-type="float" office:value="0.0004151289209135">
            <text:p>0.0004151289209135</text:p>
          </table:table-cell>
          <table:table-cell office:value-type="float" office:value="0.0209553523594516">
            <text:p>0.0209553523594516</text:p>
          </table:table-cell>
          <table:table-cell office:value-type="float" office:value="0.390091779394182">
            <text:p>0.390091779394182</text:p>
          </table:table-cell>
          <table:table-cell office:value-type="float" office:value="0.1807866654655345">
            <text:p>0.1807866654655345</text:p>
          </table:table-cell>
          <table:table-cell office:value-type="float" office:value="0.0065586899325049">
            <text:p>0.0065586899325049</text:p>
          </table:table-cell>
          <table:table-cell office:value-type="float" office:value="0.0018517100951682">
            <text:p>0.0018517100951682</text:p>
          </table:table-cell>
          <table:table-cell office:value-type="float" office:value="0.0313673728409596">
            <text:p>0.0313673728409596</text:p>
          </table:table-cell>
          <table:table-cell office:value-type="float" office:value="0.0128082440048937">
            <text:p>0.0128082440048937</text:p>
          </table:table-cell>
          <table:table-cell office:value-type="float" office:value="0.0095074512257839">
            <text:p>0.0095074512257839</text:p>
          </table:table-cell>
          <table:table-cell office:value-type="float" office:value="0.3193465765099385">
            <text:p>0.3193465765099385</text:p>
          </table:table-cell>
          <table:table-cell office:value-type="float" office:value="10.147374651105565">
            <text:p>10.147374651105565</text:p>
          </table:table-cell>
          <table:table-cell office:value-type="float" office:value="0.1601027709287198">
            <text:p>0.1601027709287198</text:p>
          </table:table-cell>
          <table:table-cell office:value-type="float" office:value="8.081850744469728">
            <text:p>8.081850744469728</text:p>
          </table:table-cell>
          <table:table-cell office:value-type="float" office:value="150.4466965589542">
            <text:p>150.4466965589542</text:p>
          </table:table-cell>
          <table:table-cell office:value-type="float" office:value="69.72399327009272">
            <text:p>69.72399327009272</text:p>
          </table:table-cell>
          <table:table-cell office:value-type="float" office:value="2.5294899462691918">
            <text:p>2.5294899462691918</text:p>
          </table:table-cell>
          <table:table-cell office:value-type="float" office:value="0.7141490324035568">
            <text:p>0.7141490324035568</text:p>
          </table:table-cell>
          <table:table-cell office:value-type="float" office:value="12.097454683572924">
            <text:p>12.097454683572924</text:p>
          </table:table-cell>
          <table:table-cell office:value-type="float" office:value="4.939755465367372">
            <text:p>4.939755465367372</text:p>
          </table:table-cell>
          <table:table-cell office:value-type="float" office:value="3.666738714248084">
            <text:p>3.666738714248084</text:p>
          </table:table-cell>
          <table:table-cell office:value-type="float" office:value="123.162394162588">
            <text:p>123.1623941625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.553680200848156">
            <text:p>7.553680200848156</text:p>
          </table:table-cell>
          <table:table-cell office:value-type="string" office:string-value="128">
            <text:p>128</text:p>
          </table:table-cell>
          <table:table-cell office:value-type="float" office:value="0.0065979706665721">
            <text:p>0.006597970666572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65725">
            <text:p>1.065725</text:p>
          </table:table-cell>
          <table:table-cell office:value-type="float" office:value="0.2262155391444903">
            <text:p>0.2262155391444903</text:p>
          </table:table-cell>
          <table:table-cell office:value-type="float" office:value="2.3429969764311727">
            <text:p>2.3429969764311727</text:p>
          </table:table-cell>
          <table:table-cell office:value-type="float" office:value="5.4174691860383755">
            <text:p>5.4174691860383755</text:p>
          </table:table-cell>
          <table:table-cell office:value-type="float" office:value="7.632068732162115">
            <text:p>7.632068732162115</text:p>
          </table:table-cell>
          <table:table-cell office:value-type="float" office:value="0.1227732046562984">
            <text:p>0.1227732046562984</text:p>
          </table:table-cell>
          <table:table-cell office:value-type="float" office:value="0.2224665890656641">
            <text:p>0.2224665890656641</text:p>
          </table:table-cell>
          <table:table-cell office:value-type="float" office:value="0.2331503042519751">
            <text:p>0.2331503042519751</text:p>
          </table:table-cell>
          <table:table-cell office:value-type="float" office:value="0.3196859059978404">
            <text:p>0.3196859059978404</text:p>
          </table:table-cell>
          <table:table-cell office:value-type="float" office:value="0.5756369618046556">
            <text:p>0.5756369618046556</text:p>
          </table:table-cell>
          <table:table-cell office:value-type="float" office:value="5.962082296074594">
            <text:p>5.962082296074594</text:p>
          </table:table-cell>
          <table:table-cell office:value-type="float" office:value="13.785505251827988">
            <text:p>13.785505251827988</text:p>
          </table:table-cell>
          <table:table-cell office:value-type="float" office:value="19.420862394691568">
            <text:p>19.420862394691568</text:p>
          </table:table-cell>
          <table:table-cell office:value-type="float" office:value="0.3124135273228605">
            <text:p>0.3124135273228605</text:p>
          </table:table-cell>
          <table:table-cell office:value-type="float" office:value="0.5660972359242225">
            <text:p>0.5660972359242225</text:p>
          </table:table-cell>
          <table:table-cell office:value-type="float" office:value="0.593283437959204">
            <text:p>0.593283437959204</text:p>
          </table:table-cell>
          <table:table-cell office:value-type="float" office:value="0.8134853350760528">
            <text:p>0.8134853350760528</text:p>
          </table:table-cell>
          <table:table-cell office:value-type="float" office:value="0.0782077395964687">
            <text:p>0.0782077395964687</text:p>
          </table:table-cell>
          <table:table-cell office:value-type="float" office:value="97.40475352915065">
            <text:p>97.40475352915065</text:p>
          </table:table-cell>
          <table:table-cell office:value-type="float" office:value="21.744714449451383">
            <text:p>21.744714449451383</text:p>
          </table:table-cell>
          <table:table-cell office:value-type="float" office:value="0.1278302576075079">
            <text:p>0.1278302576075079</text:p>
          </table:table-cell>
          <table:table-cell office:value-type="float" office:value="0.4695215788795879">
            <text:p>0.4695215788795879</text:p>
          </table:table-cell>
          <table:table-cell office:value-type="float" office:value="0.7223614232984918">
            <text:p>0.7223614232984918</text:p>
          </table:table-cell>
          <table:table-cell office:value-type="float" office:value="1.1919455386597784">
            <text:p>1.1919455386597784</text:p>
          </table:table-cell>
          <table:table-cell office:value-type="float" office:value="1.5539288495432828">
            <text:p>1.5539288495432828</text:p>
          </table:table-cell>
          <table:table-cell office:value-type="float" office:value="0.0259956089853926">
            <text:p>0.0259956089853926</text:p>
          </table:table-cell>
          <table:table-cell office:value-type="float" office:value="0.0004074221939461">
            <text:p>0.0004074221939461</text:p>
          </table:table-cell>
          <table:table-cell office:value-type="float" office:value="0.0208463816645094">
            <text:p>0.0208463816645094</text:p>
          </table:table-cell>
          <table:table-cell office:value-type="float" office:value="0.3904051577573222">
            <text:p>0.3904051577573222</text:p>
          </table:table-cell>
          <table:table-cell office:value-type="float" office:value="0.1809233408605788">
            <text:p>0.1809233408605788</text:p>
          </table:table-cell>
          <table:table-cell office:value-type="float" office:value="0.0065164172539149">
            <text:p>0.0065164172539149</text:p>
          </table:table-cell>
          <table:table-cell office:value-type="float" office:value="0.0018244327996194">
            <text:p>0.0018244327996194</text:p>
          </table:table-cell>
          <table:table-cell office:value-type="float" office:value="0.0313938471945017">
            <text:p>0.0313938471945017</text:p>
          </table:table-cell>
          <table:table-cell office:value-type="float" office:value="0.0126313152388864">
            <text:p>0.0126313152388864</text:p>
          </table:table-cell>
          <table:table-cell office:value-type="float" office:value="0.0093701700534868">
            <text:p>0.0093701700534868</text:p>
          </table:table-cell>
          <table:table-cell office:value-type="float" office:value="0.3196859059978404">
            <text:p>0.3196859059978404</text:p>
          </table:table-cell>
          <table:table-cell office:value-type="float" office:value="10.025726517396366">
            <text:p>10.025726517396366</text:p>
          </table:table-cell>
          <table:table-cell office:value-type="float" office:value="0.157130517539203">
            <text:p>0.157130517539203</text:p>
          </table:table-cell>
          <table:table-cell office:value-type="float" office:value="8.039824016551366">
            <text:p>8.039824016551366</text:p>
          </table:table-cell>
          <table:table-cell office:value-type="float" office:value="150.56755719226646">
            <text:p>150.56755719226646</text:p>
          </table:table-cell>
          <table:table-cell office:value-type="float" office:value="69.77670486969943">
            <text:p>69.77670486969943</text:p>
          </table:table-cell>
          <table:table-cell office:value-type="float" office:value="2.5131866423173754">
            <text:p>2.5131866423173754</text:p>
          </table:table-cell>
          <table:table-cell office:value-type="float" office:value="0.7036289978292404">
            <text:p>0.7036289978292404</text:p>
          </table:table-cell>
          <table:table-cell office:value-type="float" office:value="12.107665047503504">
            <text:p>12.107665047503504</text:p>
          </table:table-cell>
          <table:table-cell office:value-type="float" office:value="4.871519348181324">
            <text:p>4.871519348181324</text:p>
          </table:table-cell>
          <table:table-cell office:value-type="float" office:value="3.6137934845282897">
            <text:p>3.6137934845282897</text:p>
          </table:table-cell>
          <table:table-cell office:value-type="float" office:value="123.29326336618712">
            <text:p>123.2932633661871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.263154039277072">
            <text:p>7.263154039277072</text:p>
          </table:table-cell>
          <table:table-cell office:value-type="string" office:string-value="129">
            <text:p>129</text:p>
          </table:table-cell>
          <table:table-cell office:value-type="float" office:value="0.0063567722927396">
            <text:p>0.006356772292739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823">
            <text:p>1.0823</text:p>
          </table:table-cell>
          <table:table-cell office:value-type="float" office:value="0.2258270412183851">
            <text:p>0.2258270412183851</text:p>
          </table:table-cell>
          <table:table-cell office:value-type="float" office:value="2.344162157627845">
            <text:p>2.344162157627845</text:p>
          </table:table-cell>
          <table:table-cell office:value-type="float" office:value="5.420150134310145">
            <text:p>5.420150134310145</text:p>
          </table:table-cell>
          <table:table-cell office:value-type="float" office:value="7.636013408250851">
            <text:p>7.636013408250851</text:p>
          </table:table-cell>
          <table:table-cell office:value-type="float" office:value="0.1228435276939146">
            <text:p>0.1228435276939146</text:p>
          </table:table-cell>
          <table:table-cell office:value-type="float" office:value="0.2223811062428023">
            <text:p>0.2223811062428023</text:p>
          </table:table-cell>
          <table:table-cell office:value-type="float" office:value="0.2332494466597585">
            <text:p>0.2332494466597585</text:p>
          </table:table-cell>
          <table:table-cell office:value-type="float" office:value="0.3200204319097688">
            <text:p>0.3200204319097688</text:p>
          </table:table-cell>
          <table:table-cell office:value-type="float" office:value="0.5536412710714756">
            <text:p>0.5536412710714756</text:p>
          </table:table-cell>
          <table:table-cell office:value-type="float" office:value="5.746986319905226">
            <text:p>5.746986319905226</text:p>
          </table:table-cell>
          <table:table-cell office:value-type="float" office:value="13.28812879789612">
            <text:p>13.28812879789612</text:p>
          </table:table-cell>
          <table:table-cell office:value-type="float" office:value="18.72057547428316">
            <text:p>18.72057547428316</text:p>
          </table:table-cell>
          <table:table-cell office:value-type="float" office:value="0.3011652034602576">
            <text:p>0.3011652034602576</text:p>
          </table:table-cell>
          <table:table-cell office:value-type="float" office:value="0.5451931604748959">
            <text:p>0.5451931604748959</text:p>
          </table:table-cell>
          <table:table-cell office:value-type="float" office:value="0.5718381617573693">
            <text:p>0.5718381617573693</text:p>
          </table:table-cell>
          <table:table-cell office:value-type="float" office:value="0.7845673296495487">
            <text:p>0.7845673296495487</text:p>
          </table:table-cell>
          <table:table-cell office:value-type="float" office:value="0.0752198185326331">
            <text:p>0.0752198185326331</text:p>
          </table:table-cell>
          <table:table-cell office:value-type="float" office:value="97.58160360113976">
            <text:p>97.58160360113976</text:p>
          </table:table-cell>
          <table:table-cell office:value-type="float" office:value="21.784245837213">
            <text:p>21.784245837213</text:p>
          </table:table-cell>
          <table:table-cell office:value-type="float" office:value="0.1250452787833999">
            <text:p>0.1250452787833999</text:p>
          </table:table-cell>
          <table:table-cell office:value-type="float" office:value="0.4600246193867615">
            <text:p>0.4600246193867615</text:p>
          </table:table-cell>
          <table:table-cell office:value-type="float" office:value="0.7052181184400353">
            <text:p>0.7052181184400353</text:p>
          </table:table-cell>
          <table:table-cell office:value-type="float" office:value="1.1684966684081086">
            <text:p>1.1684966684081086</text:p>
          </table:table-cell>
          <table:table-cell office:value-type="float" office:value="1.522426032736815">
            <text:p>1.522426032736815</text:p>
          </table:table-cell>
          <table:table-cell office:value-type="float" office:value="0.025684045599863">
            <text:p>0.025684045599863</text:p>
          </table:table-cell>
          <table:table-cell office:value-type="float" office:value="0.0003998495411507">
            <text:p>0.0003998495411507</text:p>
          </table:table-cell>
          <table:table-cell office:value-type="float" office:value="0.0207392471914467">
            <text:p>0.0207392471914467</text:p>
          </table:table-cell>
          <table:table-cell office:value-type="float" office:value="0.3907141308139578">
            <text:p>0.3907141308139578</text:p>
          </table:table-cell>
          <table:table-cell office:value-type="float" office:value="0.1810580806101955">
            <text:p>0.1810580806101955</text:p>
          </table:table-cell>
          <table:table-cell office:value-type="float" office:value="0.0064748920000319">
            <text:p>0.0064748920000319</text:p>
          </table:table-cell>
          <table:table-cell office:value-type="float" office:value="0.0017976000636721">
            <text:p>0.0017976000636721</text:p>
          </table:table-cell>
          <table:table-cell office:value-type="float" office:value="0.0314199736979733">
            <text:p>0.0314199736979733</text:p>
          </table:table-cell>
          <table:table-cell office:value-type="float" office:value="0.0124566042490196">
            <text:p>0.0124566042490196</text:p>
          </table:table-cell>
          <table:table-cell office:value-type="float" office:value="0.0092351443229203">
            <text:p>0.0092351443229203</text:p>
          </table:table-cell>
          <table:table-cell office:value-type="float" office:value="0.3200204319097688">
            <text:p>0.3200204319097688</text:p>
          </table:table-cell>
          <table:table-cell office:value-type="float" office:value="9.905565866499176">
            <text:p>9.905565866499176</text:p>
          </table:table-cell>
          <table:table-cell office:value-type="float" office:value="0.154209972535607">
            <text:p>0.154209972535607</text:p>
          </table:table-cell>
          <table:table-cell office:value-type="float" office:value="7.998505464325251">
            <text:p>7.998505464325251</text:p>
          </table:table-cell>
          <table:table-cell office:value-type="float" office:value="150.6867188310191">
            <text:p>150.6867188310191</text:p>
          </table:table-cell>
          <table:table-cell office:value-type="float" office:value="69.82866994893413">
            <text:p>69.82866994893413</text:p>
          </table:table-cell>
          <table:table-cell office:value-type="float" office:value="2.497171597652314">
            <text:p>2.497171597652314</text:p>
          </table:table-cell>
          <table:table-cell office:value-type="float" office:value="0.6932804165564371">
            <text:p>0.6932804165564371</text:p>
          </table:table-cell>
          <table:table-cell office:value-type="float" office:value="12.1177412560974">
            <text:p>12.1177412560974</text:p>
          </table:table-cell>
          <table:table-cell office:value-type="float" office:value="4.804138560719418">
            <text:p>4.804138560719418</text:p>
          </table:table-cell>
          <table:table-cell office:value-type="float" office:value="3.561718111020705">
            <text:p>3.561718111020705</text:p>
          </table:table-cell>
          <table:table-cell office:value-type="float" office:value="123.42227997464055">
            <text:p>123.4222799746405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.983801960843339">
            <text:p>6.983801960843339</text:p>
          </table:table-cell>
          <table:table-cell office:value-type="string" office:string-value="130">
            <text:p>130</text:p>
          </table:table-cell>
          <table:table-cell office:value-type="float" office:value="0.006124058381256">
            <text:p>0.00612405838125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67633">
            <text:p>1.067633</text:p>
          </table:table-cell>
          <table:table-cell office:value-type="float" office:value="0.2254459210089631">
            <text:p>0.2254459210089631</text:p>
          </table:table-cell>
          <table:table-cell office:value-type="float" office:value="2.3453051855805622">
            <text:p>2.3453051855805622</text:p>
          </table:table-cell>
          <table:table-cell office:value-type="float" office:value="5.422780196430705">
            <text:p>5.422780196430705</text:p>
          </table:table-cell>
          <table:table-cell office:value-type="float" office:value="7.63988328996787">
            <text:p>7.63988328996787</text:p>
          </table:table-cell>
          <table:table-cell office:value-type="float" office:value="0.1229125291976332">
            <text:p>0.1229125291976332</text:p>
          </table:table-cell>
          <table:table-cell office:value-type="float" office:value="0.2222964979274072">
            <text:p>0.2222964979274072</text:p>
          </table:table-cell>
          <table:table-cell office:value-type="float" office:value="0.2333468012082089">
            <text:p>0.2333468012082089</text:p>
          </table:table-cell>
          <table:table-cell office:value-type="float" office:value="0.3203490903256571">
            <text:p>0.3203490903256571</text:p>
          </table:table-cell>
          <table:table-cell office:value-type="float" office:value="0.5324729645668353">
            <text:p>0.5324729645668353</text:p>
          </table:table-cell>
          <table:table-cell office:value-type="float" office:value="5.5392956297062685">
            <text:p>5.5392956297062685</text:p>
          </table:table-cell>
          <table:table-cell office:value-type="float" office:value="12.807877980072147">
            <text:p>12.807877980072147</text:p>
          </table:table-cell>
          <table:table-cell office:value-type="float" office:value="18.04437749925884">
            <text:p>18.04437749925884</text:p>
          </table:table-cell>
          <table:table-cell office:value-type="float" office:value="0.2903028740168224">
            <text:p>0.2903028740168224</text:p>
          </table:table-cell>
          <table:table-cell office:value-type="float" office:value="0.5250344505435784">
            <text:p>0.5250344505435784</text:p>
          </table:table-cell>
          <table:table-cell office:value-type="float" office:value="0.5511337816867539">
            <text:p>0.5511337816867539</text:p>
          </table:table-cell>
          <table:table-cell office:value-type="float" office:value="0.7566214951177134">
            <text:p>0.7566214951177134</text:p>
          </table:table-cell>
          <table:table-cell office:value-type="float" office:value="0.0723442783281781">
            <text:p>0.0723442783281781</text:p>
          </table:table-cell>
          <table:table-cell office:value-type="float" office:value="97.75494183461107">
            <text:p>97.75494183461107</text:p>
          </table:table-cell>
          <table:table-cell office:value-type="float" office:value="21.82299280340128">
            <text:p>21.82299280340128</text:p>
          </table:table-cell>
          <table:table-cell office:value-type="float" office:value="0.1223214562070615">
            <text:p>0.1223214562070615</text:p>
          </table:table-cell>
          <table:table-cell office:value-type="float" office:value="0.4507188267586584">
            <text:p>0.4507188267586584</text:p>
          </table:table-cell>
          <table:table-cell office:value-type="float" office:value="0.6884644082767487">
            <text:p>0.6884644082767487</text:p>
          </table:table-cell>
          <table:table-cell office:value-type="float" office:value="1.1455376042665373">
            <text:p>1.1455376042665373</text:p>
          </table:table-cell>
          <table:table-cell office:value-type="float" office:value="1.4917124540466522">
            <text:p>1.4917124540466522</text:p>
          </table:table-cell>
          <table:table-cell office:value-type="float" office:value="0.0253790728742965">
            <text:p>0.0253790728742965</text:p>
          </table:table-cell>
          <table:table-cell office:value-type="float" office:value="0.0003924074136566">
            <text:p>0.0003924074136566</text:p>
          </table:table-cell>
          <table:table-cell office:value-type="float" office:value="0.0206340914888887">
            <text:p>0.0206340914888887</text:p>
          </table:table-cell>
          <table:table-cell office:value-type="float" office:value="0.3910172932901962">
            <text:p>0.3910172932901962</text:p>
          </table:table-cell>
          <table:table-cell office:value-type="float" office:value="0.1811903199678548">
            <text:p>0.1811903199678548</text:p>
          </table:table-cell>
          <table:table-cell office:value-type="float" office:value="0.0064340948785899">
            <text:p>0.0064340948785899</text:p>
          </table:table-cell>
          <table:table-cell office:value-type="float" office:value="0.0017711779330657">
            <text:p>0.0017711779330657</text:p>
          </table:table-cell>
          <table:table-cell office:value-type="float" office:value="0.0314456370075262">
            <text:p>0.0314456370075262</text:p>
          </table:table-cell>
          <table:table-cell office:value-type="float" office:value="0.0122843768400192">
            <text:p>0.0122843768400192</text:p>
          </table:table-cell>
          <table:table-cell office:value-type="float" office:value="0.0091024379802489">
            <text:p>0.0091024379802489</text:p>
          </table:table-cell>
          <table:table-cell office:value-type="float" office:value="0.3203490903256571">
            <text:p>0.3203490903256571</text:p>
          </table:table-cell>
          <table:table-cell office:value-type="float" office:value="9.787947035429951">
            <text:p>9.787947035429951</text:p>
          </table:table-cell>
          <table:table-cell office:value-type="float" office:value="0.1513397672249647">
            <text:p>0.1513397672249647</text:p>
          </table:table-cell>
          <table:table-cell office:value-type="float" office:value="7.957950064519715">
            <text:p>7.957950064519715</text:p>
          </table:table-cell>
          <table:table-cell office:value-type="float" office:value="150.80363950323">
            <text:p>150.80363950323</text:p>
          </table:table-cell>
          <table:table-cell office:value-type="float" office:value="69.87967070200257">
            <text:p>69.87967070200257</text:p>
          </table:table-cell>
          <table:table-cell office:value-type="float" office:value="2.481437371825776">
            <text:p>2.481437371825776</text:p>
          </table:table-cell>
          <table:table-cell office:value-type="float" office:value="0.6830901934454511">
            <text:p>0.6830901934454511</text:p>
          </table:table-cell>
          <table:table-cell office:value-type="float" office:value="12.12763882469264">
            <text:p>12.12763882469264</text:p>
          </table:table-cell>
          <table:table-cell office:value-type="float" office:value="4.737715615890208">
            <text:p>4.737715615890208</text:p>
          </table:table-cell>
          <table:table-cell office:value-type="float" office:value="3.5105372558426255">
            <text:p>3.5105372558426255</text:p>
          </table:table-cell>
          <table:table-cell office:value-type="float" office:value="123.5490336658962">
            <text:p>123.549033665896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.715194193118595">
            <text:p>6.715194193118595</text:p>
          </table:table-cell>
          <table:table-cell office:value-type="string" office:string-value="131">
            <text:p>131</text:p>
          </table:table-cell>
          <table:table-cell office:value-type="float" office:value="0.0058995530520868">
            <text:p>0.00589955305208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92546">
            <text:p>1.092546</text:p>
          </table:table-cell>
          <table:table-cell office:value-type="float" office:value="0.2250729946956045">
            <text:p>0.2250729946956045</text:p>
          </table:table-cell>
          <table:table-cell office:value-type="float" office:value="2.346423597929957">
            <text:p>2.346423597929957</text:p>
          </table:table-cell>
          <table:table-cell office:value-type="float" office:value="5.42535375458356">
            <text:p>5.42535375458356</text:p>
          </table:table-cell>
          <table:table-cell office:value-type="float" office:value="7.643670383078035">
            <text:p>7.643670383078035</text:p>
          </table:table-cell>
          <table:table-cell office:value-type="float" office:value="0.1229800823546544">
            <text:p>0.1229800823546544</text:p>
          </table:table-cell>
          <table:table-cell office:value-type="float" office:value="0.222212627497742">
            <text:p>0.222212627497742</text:p>
          </table:table-cell>
          <table:table-cell office:value-type="float" office:value="0.2334421279443481">
            <text:p>0.2334421279443481</text:p>
          </table:table-cell>
          <table:table-cell office:value-type="float" office:value="0.3206715505797069">
            <text:p>0.3206715505797069</text:p>
          </table:table-cell>
          <table:table-cell office:value-type="float" office:value="0.5121042241763092">
            <text:p>0.5121042241763092</text:p>
          </table:table-cell>
          <table:table-cell office:value-type="float" office:value="5.338772151816804">
            <text:p>5.338772151816804</text:p>
          </table:table-cell>
          <table:table-cell office:value-type="float" office:value="12.34420228482124">
            <text:p>12.34420228482124</text:p>
          </table:table-cell>
          <table:table-cell office:value-type="float" office:value="17.39149513107737">
            <text:p>17.39149513107737</text:p>
          </table:table-cell>
          <table:table-cell office:value-type="float" office:value="0.2798141987160348">
            <text:p>0.2798141987160348</text:p>
          </table:table-cell>
          <table:table-cell office:value-type="float" office:value="0.5055960861089155">
            <text:p>0.5055960861089155</text:p>
          </table:table-cell>
          <table:table-cell office:value-type="float" office:value="0.5311463509102266">
            <text:p>0.5311463509102266</text:p>
          </table:table-cell>
          <table:table-cell office:value-type="float" office:value="0.7296177662145886">
            <text:p>0.7296177662145886</text:p>
          </table:table-cell>
          <table:table-cell office:value-type="float" office:value="0.0695773411212297">
            <text:p>0.0695773411212297</text:p>
          </table:table-cell>
          <table:table-cell office:value-type="float" office:value="97.92472313127863">
            <text:p>97.92472313127863</text:p>
          </table:table-cell>
          <table:table-cell office:value-type="float" office:value="21.860945464133337">
            <text:p>21.860945464133337</text:p>
          </table:table-cell>
          <table:table-cell office:value-type="float" office:value="0.1196571763411458">
            <text:p>0.1196571763411458</text:p>
          </table:table-cell>
          <table:table-cell office:value-type="float" office:value="0.4416008231631972">
            <text:p>0.4416008231631972</text:p>
          </table:table-cell>
          <table:table-cell office:value-type="float" office:value="0.6720777816212657">
            <text:p>0.6720777816212657</text:p>
          </table:table-cell>
          <table:table-cell office:value-type="float" office:value="1.1230535785724185">
            <text:p>1.1230535785724185</text:p>
          </table:table-cell>
          <table:table-cell office:value-type="float" office:value="1.46176161584438">
            <text:p>1.46176161584438</text:p>
          </table:table-cell>
          <table:table-cell office:value-type="float" office:value="0.0250816299476367">
            <text:p>0.0250816299476367</text:p>
          </table:table-cell>
          <table:table-cell office:value-type="float" office:value="0.000385093434725">
            <text:p>0.000385093434725</text:p>
          </table:table-cell>
          <table:table-cell office:value-type="float" office:value="0.0205309488831009">
            <text:p>0.0205309488831009</text:p>
          </table:table-cell>
          <table:table-cell office:value-type="float" office:value="0.3913141851986399">
            <text:p>0.3913141851986399</text:p>
          </table:table-cell>
          <table:table-cell office:value-type="float" office:value="0.181319876786449">
            <text:p>0.181319876786449</text:p>
          </table:table-cell>
          <table:table-cell office:value-type="float" office:value="0.0063940110479476">
            <text:p>0.0063940110479476</text:p>
          </table:table-cell>
          <table:table-cell office:value-type="float" office:value="0.0017451494616817">
            <text:p>0.0017451494616817</text:p>
          </table:table-cell>
          <table:table-cell office:value-type="float" office:value="0.031470799773731">
            <text:p>0.031470799773731</text:p>
          </table:table-cell>
          <table:table-cell office:value-type="float" office:value="0.0121147123478286">
            <text:p>0.0121147123478286</text:p>
          </table:table-cell>
          <table:table-cell office:value-type="float" office:value="0.0089720425385533">
            <text:p>0.0089720425385533</text:p>
          </table:table-cell>
          <table:table-cell office:value-type="float" office:value="0.3206715505797069">
            <text:p>0.3206715505797069</text:p>
          </table:table-cell>
          <table:table-cell office:value-type="float" office:value="9.67323222190506">
            <text:p>9.67323222190506</text:p>
          </table:table-cell>
          <table:table-cell office:value-type="float" office:value="0.1485189849704103">
            <text:p>0.1485189849704103</text:p>
          </table:table-cell>
          <table:table-cell office:value-type="float" office:value="7.918171055745533">
            <text:p>7.918171055745533</text:p>
          </table:table-cell>
          <table:table-cell office:value-type="float" office:value="150.91814180555943">
            <text:p>150.91814180555943</text:p>
          </table:table-cell>
          <table:table-cell office:value-type="float" office:value="69.9296368802298">
            <text:p>69.9296368802298</text:p>
          </table:table-cell>
          <table:table-cell office:value-type="float" office:value="2.465978240861981">
            <text:p>2.465978240861981</text:p>
          </table:table-cell>
          <table:table-cell office:value-type="float" office:value="0.6730517928868164">
            <text:p>0.6730517928868164</text:p>
          </table:table-cell>
          <table:table-cell office:value-type="float" office:value="12.137343348734868">
            <text:p>12.137343348734868</text:p>
          </table:table-cell>
          <table:table-cell office:value-type="float" office:value="4.672281111187088">
            <text:p>4.672281111187088</text:p>
          </table:table-cell>
          <table:table-cell office:value-type="float" office:value="3.4602476458438614">
            <text:p>3.4602476458438614</text:p>
          </table:table-cell>
          <table:table-cell office:value-type="float" office:value="123.67339691207557">
            <text:p>123.6733969120755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.456917493383265">
            <text:p>6.456917493383265</text:p>
          </table:table-cell>
          <table:table-cell office:value-type="string" office:string-value="132">
            <text:p>132</text:p>
          </table:table-cell>
          <table:table-cell office:value-type="float" office:value="0.0056829894110664">
            <text:p>0.005682989411066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15402">
            <text:p>1.15402</text:p>
          </table:table-cell>
          <table:table-cell office:value-type="float" office:value="0.2246967989641425">
            <text:p>0.2246967989641425</text:p>
          </table:table-cell>
          <table:table-cell office:value-type="float" office:value="2.347551941706473">
            <text:p>2.347551941706473</text:p>
          </table:table-cell>
          <table:table-cell office:value-type="float" office:value="5.427949748548518">
            <text:p>5.427949748548518</text:p>
          </table:table-cell>
          <table:table-cell office:value-type="float" office:value="7.647487458930778">
            <text:p>7.647487458930778</text:p>
          </table:table-cell>
          <table:table-cell office:value-type="float" office:value="0.1230480001865556">
            <text:p>0.1230480001865556</text:p>
          </table:table-cell>
          <table:table-cell office:value-type="float" office:value="0.2221310240696701">
            <text:p>0.2221310240696701</text:p>
          </table:table-cell>
          <table:table-cell office:value-type="float" office:value="0.2335385662037332">
            <text:p>0.2335385662037332</text:p>
          </table:table-cell>
          <table:table-cell office:value-type="float" office:value="0.3209930962573352">
            <text:p>0.3209930962573352</text:p>
          </table:table-cell>
          <table:table-cell office:value-type="float" office:value="0.4924811249318702">
            <text:p>0.4924811249318702</text:p>
          </table:table-cell>
          <table:table-cell office:value-type="float" office:value="5.1452669838527445">
            <text:p>5.1452669838527445</text:p>
          </table:table-cell>
          <table:table-cell office:value-type="float" office:value="11.896755140981888">
            <text:p>11.896755140981888</text:p>
          </table:table-cell>
          <table:table-cell office:value-type="float" office:value="16.7614458418592">
            <text:p>16.7614458418592</text:p>
          </table:table-cell>
          <table:table-cell office:value-type="float" office:value="0.2696915035365606">
            <text:p>0.2696915035365606</text:p>
          </table:table-cell>
          <table:table-cell office:value-type="float" office:value="0.4868575659306876">
            <text:p>0.4868575659306876</text:p>
          </table:table-cell>
          <table:table-cell office:value-type="float" office:value="0.5118601436656186">
            <text:p>0.5118601436656186</text:p>
          </table:table-cell>
          <table:table-cell office:value-type="float" office:value="0.7035393555624427">
            <text:p>0.7035393555624427</text:p>
          </table:table-cell>
          <table:table-cell office:value-type="float" office:value="0.0669116797284932">
            <text:p>0.0669116797284932</text:p>
          </table:table-cell>
          <table:table-cell office:value-type="float" office:value="98.0924466529096">
            <text:p>98.0924466529096</text:p>
          </table:table-cell>
          <table:table-cell office:value-type="float" office:value="21.89843653686944">
            <text:p>21.89843653686944</text:p>
          </table:table-cell>
          <table:table-cell office:value-type="float" office:value="0.1170557442231658">
            <text:p>0.1170557442231658</text:p>
          </table:table-cell>
          <table:table-cell office:value-type="float" office:value="0.4326662426244464">
            <text:p>0.4326662426244464</text:p>
          </table:table-cell>
          <table:table-cell office:value-type="float" office:value="0.6562195820346232">
            <text:p>0.6562195820346232</text:p>
          </table:table-cell>
          <table:table-cell office:value-type="float" office:value="1.101097083952062">
            <text:p>1.101097083952062</text:p>
          </table:table-cell>
          <table:table-cell office:value-type="float" office:value="1.432573911224658">
            <text:p>1.432573911224658</text:p>
          </table:table-cell>
          <table:table-cell office:value-type="float" office:value="0.0247788773014394">
            <text:p>0.0247788773014394</text:p>
          </table:table-cell>
          <table:table-cell office:value-type="float" office:value="0.0003779132368816">
            <text:p>0.0003779132368816</text:p>
          </table:table-cell>
          <table:table-cell office:value-type="float" office:value="0.0204290298114893">
            <text:p>0.0204290298114893</text:p>
          </table:table-cell>
          <table:table-cell office:value-type="float" office:value="0.3916115729685696">
            <text:p>0.3916115729685696</text:p>
          </table:table-cell>
          <table:table-cell office:value-type="float" office:value="0.1814494901434078">
            <text:p>0.1814494901434078</text:p>
          </table:table-cell>
          <table:table-cell office:value-type="float" office:value="0.0063546651931098">
            <text:p>0.0063546651931098</text:p>
          </table:table-cell>
          <table:table-cell office:value-type="float" office:value="0.0017196238060434">
            <text:p>0.0017196238060434</text:p>
          </table:table-cell>
          <table:table-cell office:value-type="float" office:value="0.031496017971815">
            <text:p>0.031496017971815</text:p>
          </table:table-cell>
          <table:table-cell office:value-type="float" office:value="0.0119463144863101">
            <text:p>0.0119463144863101</text:p>
          </table:table-cell>
          <table:table-cell office:value-type="float" office:value="0.0088433988235986">
            <text:p>0.0088433988235986</text:p>
          </table:table-cell>
          <table:table-cell office:value-type="float" office:value="0.3209930962573352">
            <text:p>0.3209930962573352</text:p>
          </table:table-cell>
          <table:table-cell office:value-type="float" office:value="9.556469608846145">
            <text:p>9.556469608846145</text:p>
          </table:table-cell>
          <table:table-cell office:value-type="float" office:value="0.1457497980681286">
            <text:p>0.1457497980681286</text:p>
          </table:table-cell>
          <table:table-cell office:value-type="float" office:value="7.878863927397082">
            <text:p>7.878863927397082</text:p>
          </table:table-cell>
          <table:table-cell office:value-type="float" office:value="151.03283534678826">
            <text:p>151.03283534678826</text:p>
          </table:table-cell>
          <table:table-cell office:value-type="float" office:value="69.9796248636081">
            <text:p>69.9796248636081</text:p>
          </table:table-cell>
          <table:table-cell office:value-type="float" office:value="2.4508037250266947">
            <text:p>2.4508037250266947</text:p>
          </table:table-cell>
          <table:table-cell office:value-type="float" office:value="0.663207313276791">
            <text:p>0.663207313276791</text:p>
          </table:table-cell>
          <table:table-cell office:value-type="float" office:value="12.147069251189896">
            <text:p>12.147069251189896</text:p>
          </table:table-cell>
          <table:table-cell office:value-type="float" office:value="4.607335107935245">
            <text:p>4.607335107935245</text:p>
          </table:table-cell>
          <table:table-cell office:value-type="float" office:value="3.4106336242972755">
            <text:p>3.4106336242972755</text:p>
          </table:table-cell>
          <table:table-cell office:value-type="float" office:value="123.79740743356648">
            <text:p>123.7974074335664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.208574512868523">
            <text:p>6.208574512868523</text:p>
          </table:table-cell>
          <table:table-cell office:value-type="string" office:string-value="133">
            <text:p>133</text:p>
          </table:table-cell>
          <table:table-cell office:value-type="float" office:value="0.0054741042294369">
            <text:p>0.005474104229436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6707">
            <text:p>1.06707</text:p>
          </table:table-cell>
          <table:table-cell office:value-type="float" office:value="0.2243330690336601">
            <text:p>0.2243330690336601</text:p>
          </table:table-cell>
          <table:table-cell office:value-type="float" office:value="2.3486427904199862">
            <text:p>2.3486427904199862</text:p>
          </table:table-cell>
          <table:table-cell office:value-type="float" office:value="5.43045982614678">
            <text:p>5.43045982614678</text:p>
          </table:table-cell>
          <table:table-cell office:value-type="float" office:value="7.651179796777998">
            <text:p>7.651179796777998</text:p>
          </table:table-cell>
          <table:table-cell office:value-type="float" office:value="0.123113799171693">
            <text:p>0.123113799171693</text:p>
          </table:table-cell>
          <table:table-cell office:value-type="float" office:value="0.2220495349495871">
            <text:p>0.2220495349495871</text:p>
          </table:table-cell>
          <table:table-cell office:value-type="float" office:value="0.2336317745426833">
            <text:p>0.2336317745426833</text:p>
          </table:table-cell>
          <table:table-cell office:value-type="float" office:value="0.3213065731950573">
            <text:p>0.3213065731950573</text:p>
          </table:table-cell>
          <table:table-cell office:value-type="float" office:value="0.4736114769132372">
            <text:p>0.4736114769132372</text:p>
          </table:table-cell>
          <table:table-cell office:value-type="float" office:value="4.958449440842509">
            <text:p>4.958449440842509</text:p>
          </table:table-cell>
          <table:table-cell office:value-type="float" office:value="11.464774719385984">
            <text:p>11.464774719385984</text:p>
          </table:table-cell>
          <table:table-cell office:value-type="float" office:value="16.153153787313595">
            <text:p>16.153153787313595</text:p>
          </table:table-cell>
          <table:table-cell office:value-type="float" office:value="0.2599175792729708">
            <text:p>0.2599175792729708</text:p>
          </table:table-cell>
          <table:table-cell office:value-type="float" office:value="0.4687904848285736">
            <text:p>0.4687904848285736</text:p>
          </table:table-cell>
          <table:table-cell office:value-type="float" office:value="0.4932428833237156">
            <text:p>0.4932428833237156</text:p>
          </table:table-cell>
          <table:table-cell office:value-type="float" office:value="0.6783417234398427">
            <text:p>0.6783417234398427</text:p>
          </table:table-cell>
          <table:table-cell office:value-type="float" office:value="0.0643483595408999">
            <text:p>0.0643483595408999</text:p>
          </table:table-cell>
          <table:table-cell office:value-type="float" office:value="98.25618863880067">
            <text:p>98.25618863880067</text:p>
          </table:table-cell>
          <table:table-cell office:value-type="float" office:value="21.935039332746545">
            <text:p>21.935039332746545</text:p>
          </table:table-cell>
          <table:table-cell office:value-type="float" office:value="0.1145095561637143">
            <text:p>0.1145095561637143</text:p>
          </table:table-cell>
          <table:table-cell office:value-type="float" office:value="0.4239129828551321">
            <text:p>0.4239129828551321</text:p>
          </table:table-cell>
          <table:table-cell office:value-type="float" office:value="0.6406433962962498">
            <text:p>0.6406433962962498</text:p>
          </table:table-cell>
          <table:table-cell office:value-type="float" office:value="1.0795712790108904">
            <text:p>1.0795712790108904</text:p>
          </table:table-cell>
          <table:table-cell office:value-type="float" office:value="1.4040925387236327">
            <text:p>1.4040925387236327</text:p>
          </table:table-cell>
          <table:table-cell office:value-type="float" office:value="0.0244884875790317">
            <text:p>0.0244884875790317</text:p>
          </table:table-cell>
          <table:table-cell office:value-type="float" office:value="0.0003708546044867">
            <text:p>0.0003708546044867</text:p>
          </table:table-cell>
          <table:table-cell office:value-type="float" office:value="0.0203293701407138">
            <text:p>0.0203293701407138</text:p>
          </table:table-cell>
          <table:table-cell office:value-type="float" office:value="0.391900216244716">
            <text:p>0.391900216244716</text:p>
          </table:table-cell>
          <table:table-cell office:value-type="float" office:value="0.1815754276554115">
            <text:p>0.1815754276554115</text:p>
          </table:table-cell>
          <table:table-cell office:value-type="float" office:value="0.0063159955781868">
            <text:p>0.0063159955781868</text:p>
          </table:table-cell>
          <table:table-cell office:value-type="float" office:value="0.0016944310482256">
            <text:p>0.0016944310482256</text:p>
          </table:table-cell>
          <table:table-cell office:value-type="float" office:value="0.0315205327868542">
            <text:p>0.0315205327868542</text:p>
          </table:table-cell>
          <table:table-cell office:value-type="float" office:value="0.0117809378611721">
            <text:p>0.0117809378611721</text:p>
          </table:table-cell>
          <table:table-cell office:value-type="float" office:value="0.0087171733061432">
            <text:p>0.0087171733061432</text:p>
          </table:table-cell>
          <table:table-cell office:value-type="float" office:value="0.3213065731950573">
            <text:p>0.3213065731950573</text:p>
          </table:table-cell>
          <table:table-cell office:value-type="float" office:value="9.444475004605183">
            <text:p>9.444475004605183</text:p>
          </table:table-cell>
          <table:table-cell office:value-type="float" office:value="0.1430274953123858">
            <text:p>0.1430274953123858</text:p>
          </table:table-cell>
          <table:table-cell office:value-type="float" office:value="7.84042818216913">
            <text:p>7.84042818216913</text:p>
          </table:table-cell>
          <table:table-cell office:value-type="float" office:value="151.14415639909964">
            <text:p>151.14415639909964</text:p>
          </table:table-cell>
          <table:table-cell office:value-type="float" office:value="70.02819518386258">
            <text:p>70.02819518386258</text:p>
          </table:table-cell>
          <table:table-cell office:value-type="float" office:value="2.4358900146393228">
            <text:p>2.4358900146393228</text:p>
          </table:table-cell>
          <table:table-cell office:value-type="float" office:value="0.6534912223691994">
            <text:p>0.6534912223691994</text:p>
          </table:table-cell>
          <table:table-cell office:value-type="float" office:value="12.156523879906093">
            <text:p>12.156523879906093</text:p>
          </table:table-cell>
          <table:table-cell office:value-type="float" office:value="4.543554304918254">
            <text:p>4.543554304918254</text:p>
          </table:table-cell>
          <table:table-cell office:value-type="float" office:value="3.3619522289802544">
            <text:p>3.3619522289802544</text:p>
          </table:table-cell>
          <table:table-cell office:value-type="float" office:value="123.91830608413775">
            <text:p>123.9183060841377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.969783185450503">
            <text:p>5.969783185450503</text:p>
          </table:table-cell>
          <table:table-cell office:value-type="string" office:string-value="134">
            <text:p>134</text:p>
          </table:table-cell>
          <table:table-cell office:value-type="float" office:value="0.0052726452146532">
            <text:p>0.005272645214653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57155">
            <text:p>1.057155</text:p>
          </table:table-cell>
          <table:table-cell office:value-type="float" office:value="0.2239691928078374">
            <text:p>0.2239691928078374</text:p>
          </table:table-cell>
          <table:table-cell office:value-type="float" office:value="2.349734154116802">
            <text:p>2.349734154116802</text:p>
          </table:table-cell>
          <table:table-cell office:value-type="float" office:value="5.43297083708561">
            <text:p>5.43297083708561</text:p>
          </table:table-cell>
          <table:table-cell office:value-type="float" office:value="7.654871464465538">
            <text:p>7.654871464465538</text:p>
          </table:table-cell>
          <table:table-cell office:value-type="float" office:value="0.1231794739266396">
            <text:p>0.1231794739266396</text:p>
          </table:table-cell>
          <table:table-cell office:value-type="float" office:value="0.2219698535005186">
            <text:p>0.2219698535005186</text:p>
          </table:table-cell>
          <table:table-cell office:value-type="float" office:value="0.2337252116318795">
            <text:p>0.2337252116318795</text:p>
          </table:table-cell>
          <table:table-cell office:value-type="float" office:value="0.3216177887902315">
            <text:p>0.3216177887902315</text:p>
          </table:table-cell>
          <table:table-cell office:value-type="float" office:value="0.4554415954469814">
            <text:p>0.4554415954469814</text:p>
          </table:table-cell>
          <table:table-cell office:value-type="float" office:value="4.778186939957446">
            <text:p>4.778186939957446</text:p>
          </table:table-cell>
          <table:table-cell office:value-type="float" office:value="11.047952064470737">
            <text:p>11.047952064470737</text:p>
          </table:table-cell>
          <table:table-cell office:value-type="float" office:value="15.566189389756804">
            <text:p>15.566189389756804</text:p>
          </table:table-cell>
          <table:table-cell office:value-type="float" office:value="0.2504855932556875">
            <text:p>0.2504855932556875</text:p>
          </table:table-cell>
          <table:table-cell office:value-type="float" office:value="0.4513759368063915">
            <text:p>0.4513759368063915</text:p>
          </table:table-cell>
          <table:table-cell office:value-type="float" office:value="0.4752804702615405">
            <text:p>0.4752804702615405</text:p>
          </table:table-cell>
          <table:table-cell office:value-type="float" office:value="0.6540101208313484">
            <text:p>0.6540101208313484</text:p>
          </table:table-cell>
          <table:table-cell office:value-type="float" office:value="0.0618800857068441">
            <text:p>0.0618800857068441</text:p>
          </table:table-cell>
          <table:table-cell office:value-type="float" office:value="98.41759235038973">
            <text:p>98.41759235038973</text:p>
          </table:table-cell>
          <table:table-cell office:value-type="float" office:value="21.971118525001888">
            <text:p>21.971118525001888</text:p>
          </table:table-cell>
          <table:table-cell office:value-type="float" office:value="0.1120223370106907">
            <text:p>0.1120223370106907</text:p>
          </table:table-cell>
          <table:table-cell office:value-type="float" office:value="0.4153366284190491">
            <text:p>0.4153366284190491</text:p>
          </table:table-cell>
          <table:table-cell office:value-type="float" office:value="0.62552690432861">
            <text:p>0.62552690432861</text:p>
          </table:table-cell>
          <table:table-cell office:value-type="float" office:value="1.0585343494326491">
            <text:p>1.0585343494326491</text:p>
          </table:table-cell>
          <table:table-cell office:value-type="float" office:value="1.3763214224391582">
            <text:p>1.3763214224391582</text:p>
          </table:table-cell>
          <table:table-cell office:value-type="float" office:value="0.0241963246573706">
            <text:p>0.0241963246573706</text:p>
          </table:table-cell>
          <table:table-cell office:value-type="float" office:value="0.0003639238003517">
            <text:p>0.0003639238003517</text:p>
          </table:table-cell>
          <table:table-cell office:value-type="float" office:value="0.0202311035888769">
            <text:p>0.0202311035888769</text:p>
          </table:table-cell>
          <table:table-cell office:value-type="float" office:value="0.3921875571041715">
            <text:p>0.3921875571041715</text:p>
          </table:table-cell>
          <table:table-cell office:value-type="float" office:value="0.181700700634539">
            <text:p>0.181700700634539</text:p>
          </table:table-cell>
          <table:table-cell office:value-type="float" office:value="0.006278031694805">
            <text:p>0.006278031694805</text:p>
          </table:table-cell>
          <table:table-cell office:value-type="float" office:value="0.0016696921048719">
            <text:p>0.0016696921048719</text:p>
          </table:table-cell>
          <table:table-cell office:value-type="float" office:value="0.0315449551142361">
            <text:p>0.0315449551142361</text:p>
          </table:table-cell>
          <table:table-cell office:value-type="float" office:value="0.011617163031827">
            <text:p>0.011617163031827</text:p>
          </table:table-cell>
          <table:table-cell office:value-type="float" office:value="0.0085927594787175">
            <text:p>0.0085927594787175</text:p>
          </table:table-cell>
          <table:table-cell office:value-type="float" office:value="0.3216177887902315">
            <text:p>0.3216177887902315</text:p>
          </table:table-cell>
          <table:table-cell office:value-type="float" office:value="9.331796530608129">
            <text:p>9.331796530608129</text:p>
          </table:table-cell>
          <table:table-cell office:value-type="float" office:value="0.1403544920816629">
            <text:p>0.1403544920816629</text:p>
          </table:table-cell>
          <table:table-cell office:value-type="float" office:value="7.802529721122164">
            <text:p>7.802529721122164</text:p>
          </table:table-cell>
          <table:table-cell office:value-type="float" office:value="151.25497514836584">
            <text:p>151.25497514836584</text:p>
          </table:table-cell>
          <table:table-cell office:value-type="float" office:value="70.07650921372267">
            <text:p>70.07650921372267</text:p>
          </table:table-cell>
          <table:table-cell office:value-type="float" office:value="2.4212484837354475">
            <text:p>2.4212484837354475</text:p>
          </table:table-cell>
          <table:table-cell office:value-type="float" office:value="0.6439501540859576">
            <text:p>0.6439501540859576</text:p>
          </table:table-cell>
          <table:table-cell office:value-type="float" office:value="12.16594283890747">
            <text:p>12.16594283890747</text:p>
          </table:table-cell>
          <table:table-cell office:value-type="float" office:value="4.480391266484729">
            <text:p>4.480391266484729</text:p>
          </table:table-cell>
          <table:table-cell office:value-type="float" office:value="3.313969548156995">
            <text:p>3.313969548156995</text:p>
          </table:table-cell>
          <table:table-cell office:value-type="float" office:value="124.03833260272857">
            <text:p>124.0383326027285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.740176139856252">
            <text:p>5.740176139856252</text:p>
          </table:table-cell>
          <table:table-cell office:value-type="string" office:string-value="135">
            <text:p>135</text:p>
          </table:table-cell>
          <table:table-cell office:value-type="float" office:value="0.0050783648130969">
            <text:p>0.005078364813096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67119">
            <text:p>1.067119</text:p>
          </table:table-cell>
          <table:table-cell office:value-type="float" office:value="0.2236107727128809">
            <text:p>0.2236107727128809</text:p>
          </table:table-cell>
          <table:table-cell office:value-type="float" office:value="2.3508091454840607">
            <text:p>2.3508091454840607</text:p>
          </table:table-cell>
          <table:table-cell office:value-type="float" office:value="5.43544420465842">
            <text:p>5.43544420465842</text:p>
          </table:table-cell>
          <table:table-cell office:value-type="float" office:value="7.658507395316851">
            <text:p>7.658507395316851</text:p>
          </table:table-cell>
          <table:table-cell office:value-type="float" office:value="0.1232441415430177">
            <text:p>0.1232441415430177</text:p>
          </table:table-cell>
          <table:table-cell office:value-type="float" office:value="0.2218911962669029">
            <text:p>0.2218911962669029</text:p>
          </table:table-cell>
          <table:table-cell office:value-type="float" office:value="0.2338173240981523">
            <text:p>0.2338173240981523</text:p>
          </table:table-cell>
          <table:table-cell office:value-type="float" office:value="0.3219242207611028">
            <text:p>0.3219242207611028</text:p>
          </table:table-cell>
          <table:table-cell office:value-type="float" office:value="0.4379580124337698">
            <text:p>0.4379580124337698</text:p>
          </table:table-cell>
          <table:table-cell office:value-type="float" office:value="4.604231220511415">
            <text:p>4.604231220511415</text:p>
          </table:table-cell>
          <table:table-cell office:value-type="float" office:value="10.645714031065232">
            <text:p>10.645714031065232</text:p>
          </table:table-cell>
          <table:table-cell office:value-type="float" office:value="14.999745479029352">
            <text:p>14.999745479029352</text:p>
          </table:table-cell>
          <table:table-cell office:value-type="float" office:value="0.2413826427924017">
            <text:p>0.2413826427924017</text:p>
          </table:table-cell>
          <table:table-cell office:value-type="float" office:value="0.43459009650838">
            <text:p>0.43459009650838</text:p>
          </table:table-cell>
          <table:table-cell office:value-type="float" office:value="0.4579482879659608">
            <text:p>0.4579482879659608</text:p>
          </table:table-cell>
          <table:table-cell office:value-type="float" office:value="0.6305120731363637">
            <text:p>0.6305120731363637</text:p>
          </table:table-cell>
          <table:table-cell office:value-type="float" office:value="0.0595050306875021">
            <text:p>0.0595050306875021</text:p>
          </table:table-cell>
          <table:table-cell office:value-type="float" office:value="98.57600528656009">
            <text:p>98.57600528656009</text:p>
          </table:table-cell>
          <table:table-cell office:value-type="float" office:value="22.00652946132111">
            <text:p>22.00652946132111</text:p>
          </table:table-cell>
          <table:table-cell office:value-type="float" office:value="0.1095906160445678">
            <text:p>0.1095906160445678</text:p>
          </table:table-cell>
          <table:table-cell office:value-type="float" office:value="0.4069343201781888">
            <text:p>0.4069343201781888</text:p>
          </table:table-cell>
          <table:table-cell office:value-type="float" office:value="0.610776433553912">
            <text:p>0.610776433553912</text:p>
          </table:table-cell>
          <table:table-cell office:value-type="float" office:value="1.0379457385344433">
            <text:p>1.0379457385344433</text:p>
          </table:table-cell>
          <table:table-cell office:value-type="float" office:value="1.3492273340547571">
            <text:p>1.3492273340547571</text:p>
          </table:table-cell>
          <table:table-cell office:value-type="float" office:value="0.0239086960726682">
            <text:p>0.0239086960726682</text:p>
          </table:table-cell>
          <table:table-cell office:value-type="float" office:value="0.0003571153198319">
            <text:p>0.0003571153198319</text:p>
          </table:table-cell>
          <table:table-cell office:value-type="float" office:value="0.0201345858900401">
            <text:p>0.0201345858900401</text:p>
          </table:table-cell>
          <table:table-cell office:value-type="float" office:value="0.3924703185760485">
            <text:p>0.3924703185760485</text:p>
          </table:table-cell>
          <table:table-cell office:value-type="float" office:value="0.1818239876594001">
            <text:p>0.1818239876594001</text:p>
          </table:table-cell>
          <table:table-cell office:value-type="float" office:value="0.0062407439793243">
            <text:p>0.0062407439793243</text:p>
          </table:table-cell>
          <table:table-cell office:value-type="float" office:value="0.0016453415693053">
            <text:p>0.0016453415693053</text:p>
          </table:table-cell>
          <table:table-cell office:value-type="float" office:value="0.0315690160283314">
            <text:p>0.0315690160283314</text:p>
          </table:table-cell>
          <table:table-cell office:value-type="float" office:value="0.0114556045785657">
            <text:p>0.0114556045785657</text:p>
          </table:table-cell>
          <table:table-cell office:value-type="float" office:value="0.0084703695653803">
            <text:p>0.0084703695653803</text:p>
          </table:table-cell>
          <table:table-cell office:value-type="float" office:value="0.3219242207611028">
            <text:p>0.3219242207611028</text:p>
          </table:table-cell>
          <table:table-cell office:value-type="float" office:value="9.22086681434596">
            <text:p>9.22086681434596</text:p>
          </table:table-cell>
          <table:table-cell office:value-type="float" office:value="0.1377286653995964">
            <text:p>0.1377286653995964</text:p>
          </table:table-cell>
          <table:table-cell office:value-type="float" office:value="7.7653057402117796">
            <text:p>7.7653057402117796</text:p>
          </table:table-cell>
          <table:table-cell office:value-type="float" office:value="151.36402776522465">
            <text:p>151.36402776522465</text:p>
          </table:table-cell>
          <table:table-cell office:value-type="float" office:value="70.12405732060084">
            <text:p>70.12405732060084</text:p>
          </table:table-cell>
          <table:table-cell office:value-type="float" office:value="2.4068677305060384">
            <text:p>2.4068677305060384</text:p>
          </table:table-cell>
          <table:table-cell office:value-type="float" office:value="0.6345588830339879">
            <text:p>0.6345588830339879</text:p>
          </table:table-cell>
          <table:table-cell office:value-type="float" office:value="12.175222411646583">
            <text:p>12.175222411646583</text:p>
          </table:table-cell>
          <table:table-cell office:value-type="float" office:value="4.418083017815468">
            <text:p>4.418083017815468</text:p>
          </table:table-cell>
          <table:table-cell office:value-type="float" office:value="3.2667674302802534">
            <text:p>3.2667674302802534</text:p>
          </table:table-cell>
          <table:table-cell office:value-type="float" office:value="124.15651422093455">
            <text:p>124.1565142209345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.519400134477165">
            <text:p>5.519400134477165</text:p>
          </table:table-cell>
          <table:table-cell office:value-type="string" office:string-value="136">
            <text:p>136</text:p>
          </table:table-cell>
          <table:table-cell office:value-type="float" office:value="0.0048910244589264">
            <text:p>0.004891024458926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6975">
            <text:p>1.06975</text:p>
          </table:table-cell>
          <table:table-cell office:value-type="float" office:value="0.2232471552709832">
            <text:p>0.2232471552709832</text:p>
          </table:table-cell>
          <table:table-cell office:value-type="float" office:value="2.35189987340318">
            <text:p>2.35189987340318</text:p>
          </table:table-cell>
          <table:table-cell office:value-type="float" office:value="5.4379532894140885">
            <text:p>5.4379532894140885</text:p>
          </table:table-cell>
          <table:table-cell office:value-type="float" office:value="7.66219239114124">
            <text:p>7.66219239114124</text:p>
          </table:table-cell>
          <table:table-cell office:value-type="float" office:value="0.1233094875992345">
            <text:p>0.1233094875992345</text:p>
          </table:table-cell>
          <table:table-cell office:value-type="float" office:value="0.2218150155556042">
            <text:p>0.2218150155556042</text:p>
          </table:table-cell>
          <table:table-cell office:value-type="float" office:value="0.2339110382716271">
            <text:p>0.2339110382716271</text:p>
          </table:table-cell>
          <table:table-cell office:value-type="float" office:value="0.3222307794832154">
            <text:p>0.3222307794832154</text:p>
          </table:table-cell>
          <table:table-cell office:value-type="float" office:value="0.4211158871630746">
            <text:p>0.4211158871630746</text:p>
          </table:table-cell>
          <table:table-cell office:value-type="float" office:value="4.436439069087812">
            <text:p>4.436439069087812</text:p>
          </table:table-cell>
          <table:table-cell office:value-type="float" office:value="10.257727678739297">
            <text:p>10.257727678739297</text:p>
          </table:table-cell>
          <table:table-cell office:value-type="float" office:value="14.453357501881651">
            <text:p>14.453357501881651</text:p>
          </table:table-cell>
          <table:table-cell office:value-type="float" office:value="0.232601325660543">
            <text:p>0.232601325660543</text:p>
          </table:table-cell>
          <table:table-cell office:value-type="float" office:value="0.4184144113657626">
            <text:p>0.4184144113657626</text:p>
          </table:table-cell>
          <table:table-cell office:value-type="float" office:value="0.4412313979070678">
            <text:p>0.4412313979070678</text:p>
          </table:table-cell>
          <table:table-cell office:value-type="float" office:value="0.6078308160684573">
            <text:p>0.6078308160684573</text:p>
          </table:table-cell>
          <table:table-cell office:value-type="float" office:value="0.0572171014947762">
            <text:p>0.0572171014947762</text:p>
          </table:table-cell>
          <table:table-cell office:value-type="float" office:value="98.73282815543777">
            <text:p>98.73282815543777</text:p>
          </table:table-cell>
          <table:table-cell office:value-type="float" office:value="22.041582970266926">
            <text:p>22.041582970266926</text:p>
          </table:table-cell>
          <table:table-cell office:value-type="float" office:value="0.1072171547183863">
            <text:p>0.1072171547183863</text:p>
          </table:table-cell>
          <table:table-cell office:value-type="float" office:value="0.3987018260824219">
            <text:p>0.3987018260824219</text:p>
          </table:table-cell>
          <table:table-cell office:value-type="float" office:value="0.596537145827638">
            <text:p>0.596537145827638</text:p>
          </table:table-cell>
          <table:table-cell office:value-type="float" office:value="1.017850636541348">
            <text:p>1.017850636541348</text:p>
          </table:table-cell>
          <table:table-cell office:value-type="float" office:value="1.3228097329223816">
            <text:p>1.3228097329223816</text:p>
          </table:table-cell>
          <table:table-cell office:value-type="float" office:value="0.0236136412709394">
            <text:p>0.0236136412709394</text:p>
          </table:table-cell>
          <table:table-cell office:value-type="float" office:value="0.0003504337802415">
            <text:p>0.0003504337802415</text:p>
          </table:table-cell>
          <table:table-cell office:value-type="float" office:value="0.0200390827210803">
            <text:p>0.0200390827210803</text:p>
          </table:table-cell>
          <table:table-cell office:value-type="float" office:value="0.3927547894147744">
            <text:p>0.3927547894147744</text:p>
          </table:table-cell>
          <table:table-cell office:value-type="float" office:value="0.1819478312795101">
            <text:p>0.1819478312795101</text:p>
          </table:table-cell>
          <table:table-cell office:value-type="float" office:value="0.0062041585927441">
            <text:p>0.0062041585927441</text:p>
          </table:table-cell>
          <table:table-cell office:value-type="float" office:value="0.0016214795101984">
            <text:p>0.0016214795101984</text:p>
          </table:table-cell>
          <table:table-cell office:value-type="float" office:value="0.0315932302027793">
            <text:p>0.0315932302027793</text:p>
          </table:table-cell>
          <table:table-cell office:value-type="float" office:value="0.0112950811111397">
            <text:p>0.0112950811111397</text:p>
          </table:table-cell>
          <table:table-cell office:value-type="float" office:value="0.0083494926333763">
            <text:p>0.0083494926333763</text:p>
          </table:table-cell>
          <table:table-cell office:value-type="float" office:value="0.3222307794832154">
            <text:p>0.3222307794832154</text:p>
          </table:table-cell>
          <table:table-cell office:value-type="float" office:value="9.10707302896321">
            <text:p>9.10707302896321</text:p>
          </table:table-cell>
          <table:table-cell office:value-type="float" office:value="0.1351517960257422">
            <text:p>0.1351517960257422</text:p>
          </table:table-cell>
          <table:table-cell office:value-type="float" office:value="7.72847303303906">
            <text:p>7.72847303303906</text:p>
          </table:table-cell>
          <table:table-cell office:value-type="float" office:value="151.47373963359607">
            <text:p>151.47373963359607</text:p>
          </table:table-cell>
          <table:table-cell office:value-type="float" office:value="70.1718200895687">
            <text:p>70.1718200895687</text:p>
          </table:table-cell>
          <table:table-cell office:value-type="float" office:value="2.392757844463635">
            <text:p>2.392757844463635</text:p>
          </table:table-cell>
          <table:table-cell office:value-type="float" office:value="0.6253560026982408">
            <text:p>0.6253560026982408</text:p>
          </table:table-cell>
          <table:table-cell office:value-type="float" office:value="12.184561092305902">
            <text:p>12.184561092305902</text:p>
          </table:table-cell>
          <table:table-cell office:value-type="float" office:value="4.356173932133278">
            <text:p>4.356173932133278</text:p>
          </table:table-cell>
          <table:table-cell office:value-type="float" office:value="3.220148823914263">
            <text:p>3.220148823914263</text:p>
          </table:table-cell>
          <table:table-cell office:value-type="float" office:value="124.2747447232917">
            <text:p>124.274744723291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.307115513920351">
            <text:p>5.307115513920351</text:p>
          </table:table-cell>
          <table:table-cell office:value-type="string" office:string-value="137">
            <text:p>137</text:p>
          </table:table-cell>
          <table:table-cell office:value-type="float" office:value="0.0047103884876108">
            <text:p>0.004710388487610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24007">
            <text:p>1.024007</text:p>
          </table:table-cell>
          <table:table-cell office:value-type="float" office:value="0.2229014776432859">
            <text:p>0.2229014776432859</text:p>
          </table:table-cell>
          <table:table-cell office:value-type="float" office:value="2.3529365981867456">
            <text:p>2.3529365981867456</text:p>
          </table:table-cell>
          <table:table-cell office:value-type="float" office:value="5.440338773144728">
            <text:p>5.440338773144728</text:p>
          </table:table-cell>
          <table:table-cell office:value-type="float" office:value="7.665698942656659">
            <text:p>7.665698942656659</text:p>
          </table:table-cell>
          <table:table-cell office:value-type="float" office:value="0.1233718582031146">
            <text:p>0.1233718582031146</text:p>
          </table:table-cell>
          <table:table-cell office:value-type="float" office:value="0.2217380920958955">
            <text:p>0.2217380920958955</text:p>
          </table:table-cell>
          <table:table-cell office:value-type="float" office:value="0.2339999654859422">
            <text:p>0.2339999654859422</text:p>
          </table:table-cell>
          <table:table-cell office:value-type="float" office:value="0.3225269229826973">
            <text:p>0.3225269229826973</text:p>
          </table:table-cell>
          <table:table-cell office:value-type="float" office:value="0.4049352015638059">
            <text:p>0.4049352015638059</text:p>
          </table:table-cell>
          <table:table-cell office:value-type="float" office:value="4.274475278169179">
            <text:p>4.274475278169179</text:p>
          </table:table-cell>
          <table:table-cell office:value-type="float" office:value="9.883221506517929">
            <text:p>9.883221506517929</text:p>
          </table:table-cell>
          <table:table-cell office:value-type="float" office:value="13.92593436029036">
            <text:p>13.92593436029036</text:p>
          </table:table-cell>
          <table:table-cell office:value-type="float" office:value="0.2241241682064027">
            <text:p>0.2241241682064027</text:p>
          </table:table-cell>
          <table:table-cell office:value-type="float" office:value="0.4028217307779243">
            <text:p>0.4028217307779243</text:p>
          </table:table-cell>
          <table:table-cell office:value-type="float" office:value="0.4250973308557957">
            <text:p>0.4250973308557957</text:p>
          </table:table-cell>
          <table:table-cell office:value-type="float" office:value="0.5859203175707911">
            <text:p>0.5859203175707911</text:p>
          </table:table-cell>
          <table:table-cell office:value-type="float" office:value="0.0550190183471432">
            <text:p>0.0550190183471432</text:p>
          </table:table-cell>
          <table:table-cell office:value-type="float" office:value="98.8851829855636">
            <text:p>98.8851829855636</text:p>
          </table:table-cell>
          <table:table-cell office:value-type="float" office:value="22.075640725531144">
            <text:p>22.075640725531144</text:p>
          </table:table-cell>
          <table:table-cell office:value-type="float" office:value="0.1048920451310862">
            <text:p>0.1048920451310862</text:p>
          </table:table-cell>
          <table:table-cell office:value-type="float" office:value="0.3906379380213496">
            <text:p>0.3906379380213496</text:p>
          </table:table-cell>
          <table:table-cell office:value-type="float" office:value="0.5824619727918193">
            <text:p>0.5824619727918193</text:p>
          </table:table-cell>
          <table:table-cell office:value-type="float" office:value="0.9981191380394562">
            <text:p>0.9981191380394562</text:p>
          </table:table-cell>
          <table:table-cell office:value-type="float" office:value="1.2970045633112555">
            <text:p>1.2970045633112555</text:p>
          </table:table-cell>
          <table:table-cell office:value-type="float" office:value="0.0233371947569799">
            <text:p>0.0233371947569799</text:p>
          </table:table-cell>
          <table:table-cell office:value-type="float" office:value="0.0003438631871868">
            <text:p>0.0003438631871868</text:p>
          </table:table-cell>
          <table:table-cell office:value-type="float" office:value="0.0199461255536181">
            <text:p>0.0199461255536181</text:p>
          </table:table-cell>
          <table:table-cell office:value-type="float" office:value="0.3930273746028403">
            <text:p>0.3930273746028403</text:p>
          </table:table-cell>
          <table:table-cell office:value-type="float" office:value="0.1820667444289267">
            <text:p>0.1820667444289267</text:p>
          </table:table-cell>
          <table:table-cell office:value-type="float" office:value="0.0061681834260127">
            <text:p>0.0061681834260127</text:p>
          </table:table-cell>
          <table:table-cell office:value-type="float" office:value="0.0015978636527807">
            <text:p>0.0015978636527807</text:p>
          </table:table-cell>
          <table:table-cell office:value-type="float" office:value="0.0316164848523553">
            <text:p>0.0316164848523553</text:p>
          </table:table-cell>
          <table:table-cell office:value-type="float" office:value="0.0111381231585475">
            <text:p>0.0111381231585475</text:p>
          </table:table-cell>
          <table:table-cell office:value-type="float" office:value="0.0082311193980541">
            <text:p>0.0082311193980541</text:p>
          </table:table-cell>
          <table:table-cell office:value-type="float" office:value="0.3225269229826973">
            <text:p>0.3225269229826973</text:p>
          </table:table-cell>
          <table:table-cell office:value-type="float" office:value="9.000455901924438">
            <text:p>9.000455901924438</text:p>
          </table:table-cell>
          <table:table-cell office:value-type="float" office:value="0.1326177154023467">
            <text:p>0.1326177154023467</text:p>
          </table:table-cell>
          <table:table-cell office:value-type="float" office:value="7.692622242263926">
            <text:p>7.692622242263926</text:p>
          </table:table-cell>
          <table:table-cell office:value-type="float" office:value="151.57886756307744">
            <text:p>151.57886756307744</text:p>
          </table:table-cell>
          <table:table-cell office:value-type="float" office:value="70.2176813239042">
            <text:p>70.2176813239042</text:p>
          </table:table-cell>
          <table:table-cell office:value-type="float" office:value="2.3788833019103466">
            <text:p>2.3788833019103466</text:p>
          </table:table-cell>
          <table:table-cell office:value-type="float" office:value="0.6162480749679362">
            <text:p>0.6162480749679362</text:p>
          </table:table-cell>
          <table:table-cell office:value-type="float" office:value="12.1935297130079">
            <text:p>12.1935297130079</text:p>
          </table:table-cell>
          <table:table-cell office:value-type="float" office:value="4.295639958557028">
            <text:p>4.295639958557028</text:p>
          </table:table-cell>
          <table:table-cell office:value-type="float" office:value="3.174495818247535">
            <text:p>3.174495818247535</text:p>
          </table:table-cell>
          <table:table-cell office:value-type="float" office:value="124.3889583867369">
            <text:p>124.388958386736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.102995686461876">
            <text:p>5.102995686461876</text:p>
          </table:table-cell>
          <table:table-cell office:value-type="string" office:string-value="138">
            <text:p>138</text:p>
          </table:table-cell>
          <table:table-cell office:value-type="float" office:value="0.0045362336622254">
            <text:p>0.004536233662225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44422">
            <text:p>1.044422</text:p>
          </table:table-cell>
          <table:table-cell office:value-type="float" office:value="0.222548611152591">
            <text:p>0.222548611152591</text:p>
          </table:table-cell>
          <table:table-cell office:value-type="float" office:value="2.353995059620608">
            <text:p>2.353995059620608</text:p>
          </table:table-cell>
          <table:table-cell office:value-type="float" office:value="5.442773689968743">
            <text:p>5.442773689968743</text:p>
          </table:table-cell>
          <table:table-cell office:value-type="float" office:value="7.669274205505538">
            <text:p>7.669274205505538</text:p>
          </table:table-cell>
          <table:table-cell office:value-type="float" office:value="0.1234352263888049">
            <text:p>0.1234352263888049</text:p>
          </table:table-cell>
          <table:table-cell office:value-type="float" office:value="0.2216638894091907">
            <text:p>0.2216638894091907</text:p>
          </table:table-cell>
          <table:table-cell office:value-type="float" office:value="0.2340910258761505">
            <text:p>0.2340910258761505</text:p>
          </table:table-cell>
          <table:table-cell office:value-type="float" office:value="0.3228241794035213">
            <text:p>0.3228241794035213</text:p>
          </table:table-cell>
          <table:table-cell office:value-type="float" office:value="0.3893463998118137">
            <text:p>0.3893463998118137</text:p>
          </table:table-cell>
          <table:table-cell office:value-type="float" office:value="4.118289019605094">
            <text:p>4.118289019605094</text:p>
          </table:table-cell>
          <table:table-cell office:value-type="float" office:value="9.522073987362734">
            <text:p>9.522073987362734</text:p>
          </table:table-cell>
          <table:table-cell office:value-type="float" office:value="13.417312674379389">
            <text:p>13.417312674379389</text:p>
          </table:table-cell>
          <table:table-cell office:value-type="float" office:value="0.2159485999734483">
            <text:p>0.2159485999734483</text:p>
          </table:table-cell>
          <table:table-cell office:value-type="float" office:value="0.3877985886444281">
            <text:p>0.3877985886444281</text:p>
          </table:table-cell>
          <table:table-cell office:value-type="float" office:value="0.4095397301340212">
            <text:p>0.4095397301340212</text:p>
          </table:table-cell>
          <table:table-cell office:value-type="float" office:value="0.5647774271517881">
            <text:p>0.5647774271517881</text:p>
          </table:table-cell>
          <table:table-cell office:value-type="float" office:value="0.0529013276283527">
            <text:p>0.0529013276283527</text:p>
          </table:table-cell>
          <table:table-cell office:value-type="float" office:value="99.03630299970862">
            <text:p>99.03630299970862</text:p>
          </table:table-cell>
          <table:table-cell office:value-type="float" office:value="22.10942004811517">
            <text:p>22.10942004811517</text:p>
          </table:table-cell>
          <table:table-cell office:value-type="float" office:value="0.1026234361380943">
            <text:p>0.1026234361380943</text:p>
          </table:table-cell>
          <table:table-cell office:value-type="float" office:value="0.3827372042762248">
            <text:p>0.3827372042762248</text:p>
          </table:table-cell>
          <table:table-cell office:value-type="float" office:value="0.5689059337251783">
            <text:p>0.5689059337251783</text:p>
          </table:table-cell>
          <table:table-cell office:value-type="float" office:value="0.97887078177809">
            <text:p>0.97887078177809</text:p>
          </table:table-cell>
          <table:table-cell office:value-type="float" office:value="1.2718395391863206">
            <text:p>1.2718395391863206</text:p>
          </table:table-cell>
          <table:table-cell office:value-type="float" office:value="0.0230511106843193">
            <text:p>0.0230511106843193</text:p>
          </table:table-cell>
          <table:table-cell office:value-type="float" office:value="0.0003374168586626">
            <text:p>0.0003374168586626</text:p>
          </table:table-cell>
          <table:table-cell office:value-type="float" office:value="0.0198540092151793">
            <text:p>0.0198540092151793</text:p>
          </table:table-cell>
          <table:table-cell office:value-type="float" office:value="0.393302880826952">
            <text:p>0.393302880826952</text:p>
          </table:table-cell>
          <table:table-cell office:value-type="float" office:value="0.1821867079931145">
            <text:p>0.1821867079931145</text:p>
          </table:table-cell>
          <table:table-cell office:value-type="float" office:value="0.0061328967765339">
            <text:p>0.0061328967765339</text:p>
          </table:table-cell>
          <table:table-cell office:value-type="float" office:value="0.0015747406919555">
            <text:p>0.0015747406919555</text:p>
          </table:table-cell>
          <table:table-cell office:value-type="float" office:value="0.0316399911354203">
            <text:p>0.0316399911354203</text:p>
          </table:table-cell>
          <table:table-cell office:value-type="float" office:value="0.0109819661206552">
            <text:p>0.0109819661206552</text:p>
          </table:table-cell>
          <table:table-cell office:value-type="float" office:value="0.0081141002936856">
            <text:p>0.0081141002936856</text:p>
          </table:table-cell>
          <table:table-cell office:value-type="float" office:value="0.3228241794035213">
            <text:p>0.3228241794035213</text:p>
          </table:table-cell>
          <table:table-cell office:value-type="float" office:value="8.890121857621438">
            <text:p>8.890121857621438</text:p>
          </table:table-cell>
          <table:table-cell office:value-type="float" office:value="0.1301315598804074">
            <text:p>0.1301315598804074</text:p>
          </table:table-cell>
          <table:table-cell office:value-type="float" office:value="7.65709573401821">
            <text:p>7.65709573401821</text:p>
          </table:table-cell>
          <table:table-cell office:value-type="float" office:value="151.6851220485306">
            <text:p>151.6851220485306</text:p>
          </table:table-cell>
          <table:table-cell office:value-type="float" office:value="70.26394767170449">
            <text:p>70.26394767170449</text:p>
          </table:table-cell>
          <table:table-cell office:value-type="float" office:value="2.3652742998058476">
            <text:p>2.3652742998058476</text:p>
          </table:table-cell>
          <table:table-cell office:value-type="float" office:value="0.6073302426664982">
            <text:p>0.6073302426664982</text:p>
          </table:table-cell>
          <table:table-cell office:value-type="float" office:value="12.202595381197572">
            <text:p>12.202595381197572</text:p>
          </table:table-cell>
          <table:table-cell office:value-type="float" office:value="4.2354148737531085">
            <text:p>4.2354148737531085</text:p>
          </table:table-cell>
          <table:table-cell office:value-type="float" office:value="3.1293650602657426">
            <text:p>3.1293650602657426</text:p>
          </table:table-cell>
          <table:table-cell office:value-type="float" office:value="124.50360127055608">
            <text:p>124.5036012705560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.906726621597957">
            <text:p>4.906726621597957</text:p>
          </table:table-cell>
          <table:table-cell office:value-type="string" office:string-value="139">
            <text:p>139</text:p>
          </table:table-cell>
          <table:table-cell office:value-type="float" office:value="0.0043683379231726">
            <text:p>0.004368337923172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20901">
            <text:p>1.020901</text:p>
          </table:table-cell>
          <table:table-cell office:value-type="float" office:value="0.2222113181823665">
            <text:p>0.2222113181823665</text:p>
          </table:table-cell>
          <table:table-cell office:value-type="float" office:value="2.355006645541003">
            <text:p>2.355006645541003</text:p>
          </table:table-cell>
          <table:table-cell office:value-type="float" office:value="5.44510130445357">
            <text:p>5.44510130445357</text:p>
          </table:table-cell>
          <table:table-cell office:value-type="float" office:value="7.672694358070656">
            <text:p>7.672694358070656</text:p>
          </table:table-cell>
          <table:table-cell office:value-type="float" office:value="0.1234959970508264">
            <text:p>0.1234959970508264</text:p>
          </table:table-cell>
          <table:table-cell office:value-type="float" office:value="0.2215892156555468">
            <text:p>0.2215892156555468</text:p>
          </table:table-cell>
          <table:table-cell office:value-type="float" office:value="0.2341779301951234">
            <text:p>0.2341779301951234</text:p>
          </table:table-cell>
          <table:table-cell office:value-type="float" office:value="0.3231121767326698">
            <text:p>0.3231121767326698</text:p>
          </table:table-cell>
          <table:table-cell office:value-type="float" office:value="0.3743676044129458">
            <text:p>0.3743676044129458</text:p>
          </table:table-cell>
          <table:table-cell office:value-type="float" office:value="3.9675665644726577">
            <text:p>3.9675665644726577</text:p>
          </table:table-cell>
          <table:table-cell office:value-type="float" office:value="9.17356302013896">
            <text:p>9.17356302013896</text:p>
          </table:table-cell>
          <table:table-cell office:value-type="float" office:value="12.926471206413888">
            <text:p>12.926471206413888</text:p>
          </table:table-cell>
          <table:table-cell office:value-type="float" office:value="0.2080582616073735">
            <text:p>0.2080582616073735</text:p>
          </table:table-cell>
          <table:table-cell office:value-type="float" office:value="0.3733195253386225">
            <text:p>0.3733195253386225</text:p>
          </table:table-cell>
          <table:table-cell office:value-type="float" office:value="0.39452819708122">
            <text:p>0.39452819708122</text:p>
          </table:table-cell>
          <table:table-cell office:value-type="float" office:value="0.5443590027254557">
            <text:p>0.5443590027254557</text:p>
          </table:table-cell>
          <table:table-cell office:value-type="float" office:value="0.0508664967328412">
            <text:p>0.0508664967328412</text:p>
          </table:table-cell>
          <table:table-cell office:value-type="float" office:value="99.18334855898803">
            <text:p>99.18334855898803</text:p>
          </table:table-cell>
          <table:table-cell office:value-type="float" office:value="22.14229114386739">
            <text:p>22.14229114386739</text:p>
          </table:table-cell>
          <table:table-cell office:value-type="float" office:value="0.1004018203302582">
            <text:p>0.1004018203302582</text:p>
          </table:table-cell>
          <table:table-cell office:value-type="float" office:value="0.3749985131360991">
            <text:p>0.3749985131360991</text:p>
          </table:table-cell>
          <table:table-cell office:value-type="float" office:value="0.5555314361639355">
            <text:p>0.5555314361639355</text:p>
          </table:table-cell>
          <table:table-cell office:value-type="float" office:value="0.959980545281458">
            <text:p>0.959980545281458</text:p>
          </table:table-cell>
          <table:table-cell office:value-type="float" office:value="1.2472546859887317">
            <text:p>1.2472546859887317</text:p>
          </table:table-cell>
          <table:table-cell office:value-type="float" office:value="0.0227810240923743">
            <text:p>0.0227810240923743</text:p>
          </table:table-cell>
          <table:table-cell office:value-type="float" office:value="0.0003310794407001">
            <text:p>0.0003310794407001</text:p>
          </table:table-cell>
          <table:table-cell office:value-type="float" office:value="0.019764240759577">
            <text:p>0.019764240759577</text:p>
          </table:table-cell>
          <table:table-cell office:value-type="float" office:value="0.3935679330605372">
            <text:p>0.3935679330605372</text:p>
          </table:table-cell>
          <table:table-cell office:value-type="float" office:value="0.1823023264342937">
            <text:p>0.1823023264342937</text:p>
          </table:table-cell>
          <table:table-cell office:value-type="float" office:value="0.0060982052089864">
            <text:p>0.0060982052089864</text:p>
          </table:table-cell>
          <table:table-cell office:value-type="float" office:value="0.0015518735566683">
            <text:p>0.0015518735566683</text:p>
          </table:table-cell>
          <table:table-cell office:value-type="float" office:value="0.0316626557520021">
            <text:p>0.0316626557520021</text:p>
          </table:table-cell>
          <table:table-cell office:value-type="float" office:value="0.0108290784799357">
            <text:p>0.0108290784799357</text:p>
          </table:table-cell>
          <table:table-cell office:value-type="float" office:value="0.0079994064822545">
            <text:p>0.0079994064822545</text:p>
          </table:table-cell>
          <table:table-cell office:value-type="float" office:value="0.3231121767326698">
            <text:p>0.3231121767326698</text:p>
          </table:table-cell>
          <table:table-cell office:value-type="float" office:value="8.785957561706034">
            <text:p>8.785957561706034</text:p>
          </table:table-cell>
          <table:table-cell office:value-type="float" office:value="0.127687407894818">
            <text:p>0.127687407894818</text:p>
          </table:table-cell>
          <table:table-cell office:value-type="float" office:value="7.622474733746083">
            <text:p>7.622474733746083</text:p>
          </table:table-cell>
          <table:table-cell office:value-type="float" office:value="151.78734474345742">
            <text:p>151.78734474345742</text:p>
          </table:table-cell>
          <table:table-cell office:value-type="float" office:value="70.30853823591409">
            <text:p>70.30853823591409</text:p>
          </table:table-cell>
          <table:table-cell office:value-type="float" office:value="2.351894802949788">
            <text:p>2.351894802949788</text:p>
          </table:table-cell>
          <table:table-cell office:value-type="float" office:value="0.5985110746002861">
            <text:p>0.5985110746002861</text:p>
          </table:table-cell>
          <table:table-cell office:value-type="float" office:value="12.211336443874687">
            <text:p>12.211336443874687</text:p>
          </table:table-cell>
          <table:table-cell office:value-type="float" office:value="4.1764506973568105">
            <text:p>4.1764506973568105</text:p>
          </table:table-cell>
          <table:table-cell office:value-type="float" office:value="3.085131098011115">
            <text:p>3.085131098011115</text:p>
          </table:table-cell>
          <table:table-cell office:value-type="float" office:value="124.61467320048878">
            <text:p>124.6146732004887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.718006366921112">
            <text:p>4.718006366921112</text:p>
          </table:table-cell>
          <table:table-cell office:value-type="string" office:string-value="140">
            <text:p>140</text:p>
          </table:table-cell>
          <table:table-cell office:value-type="float" office:value="0.0042064910054202">
            <text:p>0.004206491005420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55394">
            <text:p>1.055394</text:p>
          </table:table-cell>
          <table:table-cell office:value-type="float" office:value="0.2218648536926065">
            <text:p>0.2218648536926065</text:p>
          </table:table-cell>
          <table:table-cell office:value-type="float" office:value="2.356045942658195">
            <text:p>2.356045942658195</text:p>
          </table:table-cell>
          <table:table-cell office:value-type="float" office:value="5.447492005785003">
            <text:p>5.447492005785003</text:p>
          </table:table-cell>
          <table:table-cell office:value-type="float" office:value="7.6762027794873475">
            <text:p>7.6762027794873475</text:p>
          </table:table-cell>
          <table:table-cell office:value-type="float" office:value="0.1235580831398684">
            <text:p>0.1235580831398684</text:p>
          </table:table-cell>
          <table:table-cell office:value-type="float" office:value="0.2215175161873354">
            <text:p>0.2215175161873354</text:p>
          </table:table-cell>
          <table:table-cell office:value-type="float" office:value="0.2342675010369165">
            <text:p>0.2342675010369165</text:p>
          </table:table-cell>
          <table:table-cell office:value-type="float" office:value="0.323402266338868">
            <text:p>0.323402266338868</text:p>
          </table:table-cell>
          <table:table-cell office:value-type="float" office:value="0.3599352095012725">
            <text:p>0.3599352095012725</text:p>
          </table:table-cell>
          <table:table-cell office:value-type="float" office:value="3.82225429513156">
            <text:p>3.82225429513156</text:p>
          </table:table-cell>
          <table:table-cell office:value-type="float" office:value="8.837560991410296">
            <text:p>8.837560991410296</text:p>
          </table:table-cell>
          <table:table-cell office:value-type="float" office:value="12.453237228087838">
            <text:p>12.453237228087838</text:p>
          </table:table-cell>
          <table:table-cell office:value-type="float" office:value="0.2004504264661104">
            <text:p>0.2004504264661104</text:p>
          </table:table-cell>
          <table:table-cell office:value-type="float" office:value="0.3593717178276403">
            <text:p>0.3593717178276403</text:p>
          </table:table-cell>
          <table:table-cell office:value-type="float" office:value="0.380056239921123">
            <text:p>0.380056239921123</text:p>
          </table:table-cell>
          <table:table-cell office:value-type="float" office:value="0.5246611193728961">
            <text:p>0.5246611193728961</text:p>
          </table:table-cell>
          <table:table-cell office:value-type="float" office:value="0.0489058804619312">
            <text:p>0.0489058804619312</text:p>
          </table:table-cell>
          <table:table-cell office:value-type="float" office:value="99.3295111590764">
            <text:p>99.3295111590764</text:p>
          </table:table-cell>
          <table:table-cell office:value-type="float" office:value="22.17496202491272">
            <text:p>22.17496202491272</text:p>
          </table:table-cell>
          <table:table-cell office:value-type="float" office:value="0.0982349397330291">
            <text:p>0.0982349397330291</text:p>
          </table:table-cell>
          <table:table-cell office:value-type="float" office:value="0.3674164684009753">
            <text:p>0.3674164684009753</text:p>
          </table:table-cell>
          <table:table-cell office:value-type="float" office:value="0.5426832073709384">
            <text:p>0.5426832073709384</text:p>
          </table:table-cell>
          <table:table-cell office:value-type="float" office:value="0.9415626797882228">
            <text:p>0.9415626797882228</text:p>
          </table:table-cell>
          <table:table-cell office:value-type="float" office:value="1.2232756991670115">
            <text:p>1.2232756991670115</text:p>
          </table:table-cell>
          <table:table-cell office:value-type="float" office:value="0.0224990891240046">
            <text:p>0.0224990891240046</text:p>
          </table:table-cell>
          <table:table-cell office:value-type="float" office:value="0.0003248635081689">
            <text:p>0.0003248635081689</text:p>
          </table:table-cell>
          <table:table-cell office:value-type="float" office:value="0.0196751400860089">
            <text:p>0.0196751400860089</text:p>
          </table:table-cell>
          <table:table-cell office:value-type="float" office:value="0.3938371126397663">
            <text:p>0.3938371126397663</text:p>
          </table:table-cell>
          <table:table-cell office:value-type="float" office:value="0.182419485453829">
            <text:p>0.182419485453829</text:p>
          </table:table-cell>
          <table:table-cell office:value-type="float" office:value="0.0060641899588267">
            <text:p>0.0060641899588267</text:p>
          </table:table-cell>
          <table:table-cell office:value-type="float" office:value="0.0015295038400693">
            <text:p>0.0015295038400693</text:p>
          </table:table-cell>
          <table:table-cell office:value-type="float" office:value="0.0316856691966374">
            <text:p>0.0316856691966374</text:p>
          </table:table-cell>
          <table:table-cell office:value-type="float" office:value="0.0106767652541105">
            <text:p>0.0106767652541105</text:p>
          </table:table-cell>
          <table:table-cell office:value-type="float" office:value="0.0078859145997089">
            <text:p>0.0078859145997089</text:p>
          </table:table-cell>
          <table:table-cell office:value-type="float" office:value="0.323402266338868">
            <text:p>0.323402266338868</text:p>
          </table:table-cell>
          <table:table-cell office:value-type="float" office:value="8.677223702454869">
            <text:p>8.677223702454869</text:p>
          </table:table-cell>
          <table:table-cell office:value-type="float" office:value="0.1252901091955227">
            <text:p>0.1252901091955227</text:p>
          </table:table-cell>
          <table:table-cell office:value-type="float" office:value="7.588111276971053">
            <text:p>7.588111276971053</text:p>
          </table:table-cell>
          <table:table-cell office:value-type="float" office:value="151.89115923177872">
            <text:p>151.89115923177872</text:p>
          </table:table-cell>
          <table:table-cell office:value-type="float" office:value="70.35372295497824">
            <text:p>70.35372295497824</text:p>
          </table:table-cell>
          <table:table-cell office:value-type="float" office:value="2.338776141420708">
            <text:p>2.338776141420708</text:p>
          </table:table-cell>
          <table:table-cell office:value-type="float" office:value="0.5898837459995458">
            <text:p>0.5898837459995458</text:p>
          </table:table-cell>
          <table:table-cell office:value-type="float" office:value="12.220212039067157">
            <text:p>12.220212039067157</text:p>
          </table:table-cell>
          <table:table-cell office:value-type="float" office:value="4.1177080555528125">
            <text:p>4.1177080555528125</text:p>
          </table:table-cell>
          <table:table-cell office:value-type="float" office:value="3.041360683669748">
            <text:p>3.041360683669748</text:p>
          </table:table-cell>
          <table:table-cell office:value-type="float" office:value="124.72655205891124">
            <text:p>124.7265520589112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.536544583577992">
            <text:p>4.536544583577992</text:p>
          </table:table-cell>
          <table:table-cell office:value-type="string" office:string-value="141">
            <text:p>141</text:p>
          </table:table-cell>
          <table:table-cell office:value-type="float" office:value="0.0040504834077837">
            <text:p>0.004050483407783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09592">
            <text:p>1.009592</text:p>
          </table:table-cell>
          <table:table-cell office:value-type="float" office:value="0.2215368705447134">
            <text:p>0.2215368705447134</text:p>
          </table:table-cell>
          <table:table-cell office:value-type="float" office:value="2.357029594653018">
            <text:p>2.357029594653018</text:p>
          </table:table-cell>
          <table:table-cell office:value-type="float" office:value="5.44975538695432">
            <text:p>5.44975538695432</text:p>
          </table:table-cell>
          <table:table-cell office:value-type="float" office:value="7.679527556159">
            <text:p>7.679527556159</text:p>
          </table:table-cell>
          <table:table-cell office:value-type="float" office:value="0.1236171160768171">
            <text:p>0.1236171160768171</text:p>
          </table:table-cell>
          <table:table-cell office:value-type="float" office:value="0.2214448825846678">
            <text:p>0.2214448825846678</text:p>
          </table:table-cell>
          <table:table-cell office:value-type="float" office:value="0.2343520936622799">
            <text:p>0.2343520936622799</text:p>
          </table:table-cell>
          <table:table-cell office:value-type="float" office:value="0.3236818385812746">
            <text:p>0.3236818385812746</text:p>
          </table:table-cell>
          <table:table-cell office:value-type="float" office:value="0.3460738081164732">
            <text:p>0.3460738081164732</text:p>
          </table:table-cell>
          <table:table-cell office:value-type="float" office:value="3.6820336301544025">
            <text:p>3.6820336301544025</text:p>
          </table:table-cell>
          <table:table-cell office:value-type="float" office:value="8.513335028292206">
            <text:p>8.513335028292206</text:p>
          </table:table-cell>
          <table:table-cell office:value-type="float" office:value="11.996573479442239">
            <text:p>11.996573479442239</text:p>
          </table:table-cell>
          <table:table-cell office:value-type="float" office:value="0.1931084699530666">
            <text:p>0.1931084699530666</text:p>
          </table:table-cell>
          <table:table-cell office:value-type="float" office:value="0.3459301091305861">
            <text:p>0.3459301091305861</text:p>
          </table:table-cell>
          <table:table-cell office:value-type="float" office:value="0.3660931080878672">
            <text:p>0.3660931080878672</text:p>
          </table:table-cell>
          <table:table-cell office:value-type="float" office:value="0.5056395633852488">
            <text:p>0.5056395633852488</text:p>
          </table:table-cell>
          <table:table-cell office:value-type="float" office:value="0.0470228260686487">
            <text:p>0.0470228260686487</text:p>
          </table:table-cell>
          <table:table-cell office:value-type="float" office:value="99.47131891559242">
            <text:p>99.47131891559242</text:p>
          </table:table-cell>
          <table:table-cell office:value-type="float" office:value="22.20666269785898">
            <text:p>22.20666269785898</text:p>
          </table:table-cell>
          <table:table-cell office:value-type="float" office:value="0.096111847228982">
            <text:p>0.096111847228982</text:p>
          </table:table-cell>
          <table:table-cell office:value-type="float" office:value="0.3599905485535205">
            <text:p>0.3599905485535205</text:p>
          </table:table-cell>
          <table:table-cell office:value-type="float" office:value="0.5299587327954319">
            <text:p>0.5299587327954319</text:p>
          </table:table-cell>
          <table:table-cell office:value-type="float" office:value="0.9234713858562345">
            <text:p>0.9234713858562345</text:p>
          </table:table-cell>
          <table:table-cell office:value-type="float" office:value="1.199837731686018">
            <text:p>1.199837731686018</text:p>
          </table:table-cell>
          <table:table-cell office:value-type="float" office:value="0.0222364762185124">
            <text:p>0.0222364762185124</text:p>
          </table:table-cell>
          <table:table-cell office:value-type="float" office:value="0.0003187513778332">
            <text:p>0.0003187513778332</text:p>
          </table:table-cell>
          <table:table-cell office:value-type="float" office:value="0.0195885437734766">
            <text:p>0.0195885437734766</text:p>
          </table:table-cell>
          <table:table-cell office:value-type="float" office:value="0.3940941654908218">
            <text:p>0.3940941654908218</text:p>
          </table:table-cell>
          <table:table-cell office:value-type="float" office:value="0.1825316316599829">
            <text:p>0.1825316316599829</text:p>
          </table:table-cell>
          <table:table-cell office:value-type="float" office:value="0.0060307359122582">
            <text:p>0.0060307359122582</text:p>
          </table:table-cell>
          <table:table-cell office:value-type="float" office:value="0.0015073469846402">
            <text:p>0.0015073469846402</text:p>
          </table:table-cell>
          <table:table-cell office:value-type="float" office:value="0.0317077050571958">
            <text:p>0.0317077050571958</text:p>
          </table:table-cell>
          <table:table-cell office:value-type="float" office:value="0.0105279982886158">
            <text:p>0.0105279982886158</text:p>
          </table:table-cell>
          <table:table-cell office:value-type="float" office:value="0.0077748066553876">
            <text:p>0.0077748066553876</text:p>
          </table:table-cell>
          <table:table-cell office:value-type="float" office:value="0.3236818385812746">
            <text:p>0.3236818385812746</text:p>
          </table:table-cell>
          <table:table-cell office:value-type="float" office:value="8.575941783193691">
            <text:p>8.575941783193691</text:p>
          </table:table-cell>
          <table:table-cell office:value-type="float" office:value="0.1229328438889414">
            <text:p>0.1229328438889414</text:p>
          </table:table-cell>
          <table:table-cell office:value-type="float" office:value="7.554713677116733">
            <text:p>7.554713677116733</text:p>
          </table:table-cell>
          <table:table-cell office:value-type="float" office:value="151.9902968048453">
            <text:p>151.9902968048453</text:p>
          </table:table-cell>
          <table:table-cell office:value-type="float" office:value="70.39697438230564">
            <text:p>70.39697438230564</text:p>
          </table:table-cell>
          <table:table-cell office:value-type="float" office:value="2.3258739192806286">
            <text:p>2.3258739192806286</text:p>
          </table:table-cell>
          <table:table-cell office:value-type="float" office:value="0.5813385115661895">
            <text:p>0.5813385115661895</text:p>
          </table:table-cell>
          <table:table-cell office:value-type="float" office:value="12.228710609408708">
            <text:p>12.228710609408708</text:p>
          </table:table-cell>
          <table:table-cell office:value-type="float" office:value="4.060333099970491">
            <text:p>4.060333099970491</text:p>
          </table:table-cell>
          <table:table-cell office:value-type="float" office:value="2.998509682783368">
            <text:p>2.998509682783368</text:p>
          </table:table-cell>
          <table:table-cell office:value-type="float" office:value="124.8343746856402">
            <text:p>124.834374685640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.362062099594223">
            <text:p>4.362062099594223</text:p>
          </table:table-cell>
          <table:table-cell office:value-type="string" office:string-value="142">
            <text:p>142</text:p>
          </table:table-cell>
          <table:table-cell office:value-type="float" office:value="0.0039001179806557">
            <text:p>0.003900117980655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37229">
            <text:p>1.037229</text:p>
          </table:table-cell>
          <table:table-cell office:value-type="float" office:value="0.2211969837287898">
            <text:p>0.2211969837287898</text:p>
          </table:table-cell>
          <table:table-cell office:value-type="float" office:value="2.358049192419814">
            <text:p>2.358049192419814</text:p>
          </table:table-cell>
          <table:table-cell office:value-type="float" office:value="5.452100668665169">
            <text:p>5.452100668665169</text:p>
          </table:table-cell>
          <table:table-cell office:value-type="float" office:value="7.682967529072958">
            <text:p>7.682967529072958</text:p>
          </table:table-cell>
          <table:table-cell office:value-type="float" office:value="0.1236779007526945">
            <text:p>0.1236779007526945</text:p>
          </table:table-cell>
          <table:table-cell office:value-type="float" office:value="0.2213755865782301">
            <text:p>0.2213755865782301</text:p>
          </table:table-cell>
          <table:table-cell office:value-type="float" office:value="0.2344400959065362">
            <text:p>0.2344400959065362</text:p>
          </table:table-cell>
          <table:table-cell office:value-type="float" office:value="0.3239648225164862">
            <text:p>0.3239648225164862</text:p>
          </table:table-cell>
          <table:table-cell office:value-type="float" office:value="0.3327153236038244">
            <text:p>0.3327153236038244</text:p>
          </table:table-cell>
          <table:table-cell office:value-type="float" office:value="3.546879739968088">
            <text:p>3.546879739968088</text:p>
          </table:table-cell>
          <table:table-cell office:value-type="float" office:value="8.200823572349007">
            <text:p>8.200823572349007</text:p>
          </table:table-cell>
          <table:table-cell office:value-type="float" office:value="11.556400926367958">
            <text:p>11.556400926367958</text:p>
          </table:table-cell>
          <table:table-cell office:value-type="float" office:value="0.1860311658771442">
            <text:p>0.1860311658771442</text:p>
          </table:table-cell>
          <table:table-cell office:value-type="float" office:value="0.33298397059822">
            <text:p>0.33298397059822</text:p>
          </table:table-cell>
          <table:table-cell office:value-type="float" office:value="0.3526350633736176">
            <text:p>0.3526350633736176</text:p>
          </table:table-cell>
          <table:table-cell office:value-type="float" office:value="0.4872944420073443">
            <text:p>0.4872944420073443</text:p>
          </table:table-cell>
          <table:table-cell office:value-type="float" office:value="0.0452080798960175">
            <text:p>0.0452080798960175</text:p>
          </table:table-cell>
          <table:table-cell office:value-type="float" office:value="99.61268727662552">
            <text:p>99.61268727662552</text:p>
          </table:table-cell>
          <table:table-cell office:value-type="float" office:value="22.238261696689705">
            <text:p>22.238261696689705</text:p>
          </table:table-cell>
          <table:table-cell office:value-type="float" office:value="0.0940420417895504">
            <text:p>0.0940420417895504</text:p>
          </table:table-cell>
          <table:table-cell office:value-type="float" office:value="0.3527148681106722">
            <text:p>0.3527148681106722</text:p>
          </table:table-cell>
          <table:table-cell office:value-type="float" office:value="0.5177785059304651">
            <text:p>0.5177785059304651</text:p>
          </table:table-cell>
          <table:table-cell office:value-type="float" office:value="0.9058456715174044">
            <text:p>0.9058456715174044</text:p>
          </table:table-cell>
          <table:table-cell office:value-type="float" office:value="1.1769749593738859">
            <text:p>1.1769749593738859</text:p>
          </table:table-cell>
          <table:table-cell office:value-type="float" office:value="0.0219589558083826">
            <text:p>0.0219589558083826</text:p>
          </table:table-cell>
          <table:table-cell office:value-type="float" office:value="0.0003127583864312">
            <text:p>0.0003127583864312</text:p>
          </table:table-cell>
          <table:table-cell office:value-type="float" office:value="0.019502391627447">
            <text:p>0.019502391627447</text:p>
          </table:table-cell>
          <table:table-cell office:value-type="float" office:value="0.3943569932616881">
            <text:p>0.3943569932616881</text:p>
          </table:table-cell>
          <table:table-cell office:value-type="float" office:value="0.1826459855440547">
            <text:p>0.1826459855440547</text:p>
          </table:table-cell>
          <table:table-cell office:value-type="float" office:value="0.0059979498495303">
            <text:p>0.0059979498495303</text:p>
          </table:table-cell>
          <table:table-cell office:value-type="float" office:value="0.0014857000362225">
            <text:p>0.0014857000362225</text:p>
          </table:table-cell>
          <table:table-cell office:value-type="float" office:value="0.0317302225624133">
            <text:p>0.0317302225624133</text:p>
          </table:table-cell>
          <table:table-cell office:value-type="float" office:value="0.0103795002623475">
            <text:p>0.0103795002623475</text:p>
          </table:table-cell>
          <table:table-cell office:value-type="float" office:value="0.0076647201449959">
            <text:p>0.0076647201449959</text:p>
          </table:table-cell>
          <table:table-cell office:value-type="float" office:value="0.3239648225164862">
            <text:p>0.3239648225164862</text:p>
          </table:table-cell>
          <table:table-cell office:value-type="float" office:value="8.468910486618954">
            <text:p>8.468910486618954</text:p>
          </table:table-cell>
          <table:table-cell office:value-type="float" office:value="0.1206215268949487">
            <text:p>0.1206215268949487</text:p>
          </table:table-cell>
          <table:table-cell office:value-type="float" office:value="7.521487378957502">
            <text:p>7.521487378957502</text:p>
          </table:table-cell>
          <table:table-cell office:value-type="float" office:value="152.09166159123527">
            <text:p>152.09166159123527</text:p>
          </table:table-cell>
          <table:table-cell office:value-type="float" office:value="70.4410772447756">
            <text:p>70.4410772447756</text:p>
          </table:table-cell>
          <table:table-cell office:value-type="float" office:value="2.3132293184683865">
            <text:p>2.3132293184683865</text:p>
          </table:table-cell>
          <table:table-cell office:value-type="float" office:value="0.572989932969933">
            <text:p>0.572989932969933</text:p>
          </table:table-cell>
          <table:table-cell office:value-type="float" office:value="12.237394935645964">
            <text:p>12.237394935645964</text:p>
          </table:table-cell>
          <table:table-cell office:value-type="float" office:value="4.003061866179568">
            <text:p>4.003061866179568</text:p>
          </table:table-cell>
          <table:table-cell office:value-type="float" office:value="2.9560526183205864">
            <text:p>2.9560526183205864</text:p>
          </table:table-cell>
          <table:table-cell office:value-type="float" office:value="124.94351309993324">
            <text:p>124.9435130999332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.194290480379061">
            <text:p>4.194290480379061</text:p>
          </table:table-cell>
          <table:table-cell office:value-type="string" office:string-value="143">
            <text:p>143</text:p>
          </table:table-cell>
          <table:table-cell office:value-type="float" office:value="0.0037551976945766">
            <text:p>0.003755197694576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91287">
            <text:p>0.991287</text:p>
          </table:table-cell>
          <table:table-cell office:value-type="float" office:value="0.2208736570950478">
            <text:p>0.2208736570950478</text:p>
          </table:table-cell>
          <table:table-cell office:value-type="float" office:value="2.3590189319283206">
            <text:p>2.3590189319283206</text:p>
          </table:table-cell>
          <table:table-cell office:value-type="float" office:value="5.454331862830708">
            <text:p>5.454331862830708</text:p>
          </table:table-cell>
          <table:table-cell office:value-type="float" office:value="7.686242810447394">
            <text:p>7.686242810447394</text:p>
          </table:table-cell>
          <table:table-cell office:value-type="float" office:value="0.1237359398652975">
            <text:p>0.1237359398652975</text:p>
          </table:table-cell>
          <table:table-cell office:value-type="float" office:value="0.2213055756864127">
            <text:p>0.2213055756864127</text:p>
          </table:table-cell>
          <table:table-cell office:value-type="float" office:value="0.2345236339615078">
            <text:p>0.2345236339615078</text:p>
          </table:table-cell>
          <table:table-cell office:value-type="float" office:value="0.3242382364123394">
            <text:p>0.3242382364123394</text:p>
          </table:table-cell>
          <table:table-cell office:value-type="float" office:value="0.3198840496937801">
            <text:p>0.3198840496937801</text:p>
          </table:table-cell>
          <table:table-cell office:value-type="float" office:value="3.416489495280993">
            <text:p>3.416489495280993</text:p>
          </table:table-cell>
          <table:table-cell office:value-type="float" office:value="7.899329361424448">
            <text:p>7.899329361424448</text:p>
          </table:table-cell>
          <table:table-cell office:value-type="float" office:value="11.13173254553198">
            <text:p>11.13173254553198</text:p>
          </table:table-cell>
          <table:table-cell office:value-type="float" office:value="0.1792026901594">
            <text:p>0.1792026901594</text:p>
          </table:table-cell>
          <table:table-cell office:value-type="float" office:value="0.3205095831773154">
            <text:p>0.3205095831773154</text:p>
          </table:table-cell>
          <table:table-cell office:value-type="float" office:value="0.3396528620351751">
            <text:p>0.3396528620351751</text:p>
          </table:table-cell>
          <table:table-cell office:value-type="float" office:value="0.4695835686938236">
            <text:p>0.4695835686938236</text:p>
          </table:table-cell>
          <table:table-cell office:value-type="float" office:value="0.0434649485420228">
            <text:p>0.0434649485420228</text:p>
          </table:table-cell>
          <table:table-cell office:value-type="float" office:value="99.75003093290552">
            <text:p>99.75003093290552</text:p>
          </table:table-cell>
          <table:table-cell office:value-type="float" office:value="22.268963914120853">
            <text:p>22.268963914120853</text:p>
          </table:table-cell>
          <table:table-cell office:value-type="float" office:value="0.0920145915374204">
            <text:p>0.0920145915374204</text:p>
          </table:table-cell>
          <table:table-cell office:value-type="float" office:value="0.3455891202480433">
            <text:p>0.3455891202480433</text:p>
          </table:table-cell>
          <table:table-cell office:value-type="float" office:value="0.5057332918726221">
            <text:p>0.5057332918726221</text:p>
          </table:table-cell>
          <table:table-cell office:value-type="float" office:value="0.8885392127935313">
            <text:p>0.8885392127935313</text:p>
          </table:table-cell>
          <table:table-cell office:value-type="float" office:value="1.154624625126964">
            <text:p>1.154624625126964</text:p>
          </table:table-cell>
          <table:table-cell office:value-type="float" office:value="0.0216986389772763">
            <text:p>0.0216986389772763</text:p>
          </table:table-cell>
          <table:table-cell office:value-type="float" office:value="0.0003068668777428">
            <text:p>0.0003068668777428</text:p>
          </table:table-cell>
          <table:table-cell office:value-type="float" office:value="0.0194185768892252">
            <text:p>0.0194185768892252</text:p>
          </table:table-cell>
          <table:table-cell office:value-type="float" office:value="0.3946088626610642">
            <text:p>0.3946088626610642</text:p>
          </table:table-cell>
          <table:table-cell office:value-type="float" office:value="0.1827558043987291">
            <text:p>0.1827558043987291</text:p>
          </table:table-cell>
          <table:table-cell office:value-type="float" office:value="0.0059657101555363">
            <text:p>0.0059657101555363</text:p>
          </table:table-cell>
          <table:table-cell office:value-type="float" office:value="0.0014642718882491">
            <text:p>0.0014642718882491</text:p>
          </table:table-cell>
          <table:table-cell office:value-type="float" office:value="0.031751858145911">
            <text:p>0.031751858145911</text:p>
          </table:table-cell>
          <table:table-cell office:value-type="float" office:value="0.0102343051210557">
            <text:p>0.0102343051210557</text:p>
          </table:table-cell>
          <table:table-cell office:value-type="float" office:value="0.0075568684728702">
            <text:p>0.0075568684728702</text:p>
          </table:table-cell>
          <table:table-cell office:value-type="float" office:value="0.3242382364123394">
            <text:p>0.3242382364123394</text:p>
          </table:table-cell>
          <table:table-cell office:value-type="float" office:value="8.368514094366153">
            <text:p>8.368514094366153</text:p>
          </table:table-cell>
          <table:table-cell office:value-type="float" office:value="0.1183493487390702">
            <text:p>0.1183493487390702</text:p>
          </table:table-cell>
          <table:table-cell office:value-type="float" office:value="7.489162548867488">
            <text:p>7.489162548867488</text:p>
          </table:table-cell>
          <table:table-cell office:value-type="float" office:value="152.18880006249265">
            <text:p>152.18880006249265</text:p>
          </table:table-cell>
          <table:table-cell office:value-type="float" office:value="70.48343108245788">
            <text:p>70.48343108245788</text:p>
          </table:table-cell>
          <table:table-cell office:value-type="float" office:value="2.3007954356857137">
            <text:p>2.3007954356857137</text:p>
          </table:table-cell>
          <table:table-cell office:value-type="float" office:value="0.5647257391410688">
            <text:p>0.5647257391410688</text:p>
          </table:table-cell>
          <table:table-cell office:value-type="float" office:value="12.245739131133517">
            <text:p>12.245739131133517</text:p>
          </table:table-cell>
          <table:table-cell office:value-type="float" office:value="3.9470644560375705">
            <text:p>3.9470644560375705</text:p>
          </table:table-cell>
          <table:table-cell office:value-type="float" office:value="2.9144574639318646">
            <text:p>2.9144574639318646</text:p>
          </table:table-cell>
          <table:table-cell office:value-type="float" office:value="125.04896063714696">
            <text:p>125.0489606371469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.032971615749097">
            <text:p>4.032971615749097</text:p>
          </table:table-cell>
          <table:table-cell office:value-type="string" office:string-value="144">
            <text:p>144</text:p>
          </table:table-cell>
          <table:table-cell office:value-type="float" office:value="0.0036155361604702">
            <text:p>0.003615536160470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16182">
            <text:p>1.016182</text:p>
          </table:table-cell>
          <table:table-cell office:value-type="float" office:value="0.2205492444437804">
            <text:p>0.2205492444437804</text:p>
          </table:table-cell>
          <table:table-cell office:value-type="float" office:value="2.359992005947863">
            <text:p>2.359992005947863</text:p>
          </table:table-cell>
          <table:table-cell office:value-type="float" office:value="5.456570474058712">
            <text:p>5.456570474058712</text:p>
          </table:table-cell>
          <table:table-cell office:value-type="float" office:value="7.689526964750445">
            <text:p>7.689526964750445</text:p>
          </table:table-cell>
          <table:table-cell office:value-type="float" office:value="0.1237940249350951">
            <text:p>0.1237940249350951</text:p>
          </table:table-cell>
          <table:table-cell office:value-type="float" office:value="0.2212373359163298">
            <text:p>0.2212373359163298</text:p>
          </table:table-cell>
          <table:table-cell office:value-type="float" office:value="0.2346075794933286">
            <text:p>0.2346075794933286</text:p>
          </table:table-cell>
          <table:table-cell office:value-type="float" office:value="0.3245101829009986">
            <text:p>0.3245101829009986</text:p>
          </table:table-cell>
          <table:table-cell office:value-type="float" office:value="0.3075347113784534">
            <text:p>0.3075347113784534</text:p>
          </table:table-cell>
          <table:table-cell office:value-type="float" office:value="3.2907818942433047">
            <text:p>3.2907818942433047</text:p>
          </table:table-cell>
          <table:table-cell office:value-type="float" office:value="7.608662773195728">
            <text:p>7.608662773195728</text:p>
          </table:table-cell>
          <table:table-cell office:value-type="float" office:value="10.722305858291737">
            <text:p>10.722305858291737</text:p>
          </table:table-cell>
          <table:table-cell office:value-type="float" office:value="0.1726188626254674">
            <text:p>0.1726188626254674</text:p>
          </table:table-cell>
          <table:table-cell office:value-type="float" office:value="0.3084941887638606">
            <text:p>0.3084941887638606</text:p>
          </table:table-cell>
          <table:table-cell office:value-type="float" office:value="0.3271377076291455">
            <text:p>0.3271377076291455</text:p>
          </table:table-cell>
          <table:table-cell office:value-type="float" office:value="0.4524982422384449">
            <text:p>0.4524982422384449</text:p>
          </table:table-cell>
          <table:table-cell office:value-type="float" office:value="0.0417872784952279">
            <text:p>0.0417872784952279</text:p>
          </table:table-cell>
          <table:table-cell office:value-type="float" office:value="99.88564398338238">
            <text:p>99.88564398338238</text:p>
          </table:table-cell>
          <table:table-cell office:value-type="float" office:value="22.29927824246121">
            <text:p>22.29927824246121</text:p>
          </table:table-cell>
          <table:table-cell office:value-type="float" office:value="0.0900344716383934">
            <text:p>0.0900344716383934</text:p>
          </table:table-cell>
          <table:table-cell office:value-type="float" office:value="0.3386086812836184">
            <text:p>0.3386086812836184</text:p>
          </table:table-cell>
          <table:table-cell office:value-type="float" office:value="0.494061947150839">
            <text:p>0.494061947150839</text:p>
          </table:table-cell>
          <table:table-cell office:value-type="float" office:value="0.8716278834483377">
            <text:p>0.8716278834483377</text:p>
          </table:table-cell>
          <table:table-cell office:value-type="float" office:value="1.1327997515681687">
            <text:p>1.1327997515681687</text:p>
          </table:table-cell>
          <table:table-cell office:value-type="float" office:value="0.0214356421190835">
            <text:p>0.0214356421190835</text:p>
          </table:table-cell>
          <table:table-cell office:value-type="float" office:value="0.0003010848313665">
            <text:p>0.0003010848313665</text:p>
          </table:table-cell>
          <table:table-cell office:value-type="float" office:value="0.0193358939928147">
            <text:p>0.0193358939928147</text:p>
          </table:table-cell>
          <table:table-cell office:value-type="float" office:value="0.3948601790249659">
            <text:p>0.3948601790249659</text:p>
          </table:table-cell>
          <table:table-cell office:value-type="float" office:value="0.1828652840720561">
            <text:p>0.1828652840720561</text:p>
          </table:table-cell>
          <table:table-cell office:value-type="float" office:value="0.0059340764037725">
            <text:p>0.0059340764037725</text:p>
          </table:table-cell>
          <table:table-cell office:value-type="float" office:value="0.0014432318498748">
            <text:p>0.0014432318498748</text:p>
          </table:table-cell>
          <table:table-cell office:value-type="float" office:value="0.0317734589701041">
            <text:p>0.0317734589701041</text:p>
          </table:table-cell>
          <table:table-cell office:value-type="float" office:value="0.010090514372334">
            <text:p>0.010090514372334</text:p>
          </table:table-cell>
          <table:table-cell office:value-type="float" office:value="0.0074504514626296">
            <text:p>0.0074504514626296</text:p>
          </table:table-cell>
          <table:table-cell office:value-type="float" office:value="0.3245101829009986">
            <text:p>0.3245101829009986</text:p>
          </table:table-cell>
          <table:table-cell office:value-type="float" office:value="8.267084096066954">
            <text:p>8.267084096066954</text:p>
          </table:table-cell>
          <table:table-cell office:value-type="float" office:value="0.1161193869131327">
            <text:p>0.1161193869131327</text:p>
          </table:table-cell>
          <table:table-cell office:value-type="float" office:value="7.457274236208872">
            <text:p>7.457274236208872</text:p>
          </table:table-cell>
          <table:table-cell office:value-type="float" office:value="152.2857252445586">
            <text:p>152.2857252445586</text:p>
          </table:table-cell>
          <table:table-cell office:value-type="float" office:value="70.5256541080699">
            <text:p>70.5256541080699</text:p>
          </table:table-cell>
          <table:table-cell office:value-type="float" office:value="2.2885952466429496">
            <text:p>2.2885952466429496</text:p>
          </table:table-cell>
          <table:table-cell office:value-type="float" office:value="0.556611227541235">
            <text:p>0.556611227541235</text:p>
          </table:table-cell>
          <table:table-cell office:value-type="float" office:value="12.254069921000086">
            <text:p>12.254069921000086</text:p>
          </table:table-cell>
          <table:table-cell office:value-type="float" office:value="3.891608677978072">
            <text:p>3.891608677978072</text:p>
          </table:table-cell>
          <table:table-cell office:value-type="float" office:value="2.873415615592368">
            <text:p>2.873415615592368</text:p>
          </table:table-cell>
          <table:table-cell office:value-type="float" office:value="125.15384223942816">
            <text:p>125.1538422394281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87785732283567">
            <text:p>3.87785732283567</text:p>
          </table:table-cell>
          <table:table-cell office:value-type="string" office:string-value="145">
            <text:p>145</text:p>
          </table:table-cell>
          <table:table-cell office:value-type="float" office:value="0.0034809506351178">
            <text:p>0.003480950635117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31792">
            <text:p>1.031792</text:p>
          </table:table-cell>
          <table:table-cell office:value-type="float" office:value="0.2202283958470997">
            <text:p>0.2202283958470997</text:p>
          </table:table-cell>
          <table:table-cell office:value-type="float" office:value="2.360954395624387">
            <text:p>2.360954395624387</text:p>
          </table:table-cell>
          <table:table-cell office:value-type="float" office:value="5.458784485489328">
            <text:p>5.458784485489328</text:p>
          </table:table-cell>
          <table:table-cell office:value-type="float" office:value="7.692774291653927">
            <text:p>7.692774291653927</text:p>
          </table:table-cell>
          <table:table-cell office:value-type="float" office:value="0.1238514229098061">
            <text:p>0.1238514229098061</text:p>
          </table:table-cell>
          <table:table-cell office:value-type="float" office:value="0.2211701877906422">
            <text:p>0.2211701877906422</text:p>
          </table:table-cell>
          <table:table-cell office:value-type="float" office:value="0.2346906410055822">
            <text:p>0.2346906410055822</text:p>
          </table:table-cell>
          <table:table-cell office:value-type="float" office:value="0.3247785684724747">
            <text:p>0.3247785684724747</text:p>
          </table:table-cell>
          <table:table-cell office:value-type="float" office:value="0.2956562319388988">
            <text:p>0.2956562319388988</text:p>
          </table:table-cell>
          <table:table-cell office:value-type="float" office:value="3.1695771006501614">
            <text:p>3.1695771006501614</text:p>
          </table:table-cell>
          <table:table-cell office:value-type="float" office:value="7.328408517613736">
            <text:p>7.328408517613736</text:p>
          </table:table-cell>
          <table:table-cell office:value-type="float" office:value="10.327535881457877">
            <text:p>10.327535881457877</text:p>
          </table:table-cell>
          <table:table-cell office:value-type="float" office:value="0.1662703162184728">
            <text:p>0.1662703162184728</text:p>
          </table:table-cell>
          <table:table-cell office:value-type="float" office:value="0.2969205859574947">
            <text:p>0.2969205859574947</text:p>
          </table:table-cell>
          <table:table-cell office:value-type="float" office:value="0.3150717704868986">
            <text:p>0.3150717704868986</text:p>
          </table:table-cell>
          <table:table-cell office:value-type="float" office:value="0.4360146537858282">
            <text:p>0.4360146537858282</text:p>
          </table:table-cell>
          <table:table-cell office:value-type="float" office:value="0.0401735664735871">
            <text:p>0.0401735664735871</text:p>
          </table:table-cell>
          <table:table-cell office:value-type="float" office:value="100.01897489560916">
            <text:p>100.01897489560916</text:p>
          </table:table-cell>
          <table:table-cell office:value-type="float" office:value="22.329082443439685">
            <text:p>22.329082443439685</text:p>
          </table:table-cell>
          <table:table-cell office:value-type="float" office:value="0.0880990321825938">
            <text:p>0.0880990321825938</text:p>
          </table:table-cell>
          <table:table-cell office:value-type="float" office:value="0.3317710909279433">
            <text:p>0.3317710909279433</text:p>
          </table:table-cell>
          <table:table-cell office:value-type="float" office:value="0.4826908259492285">
            <text:p>0.4826908259492285</text:p>
          </table:table-cell>
          <table:table-cell office:value-type="float" office:value="0.8550807949244982">
            <text:p>0.8550807949244982</text:p>
          </table:table-cell>
          <table:table-cell office:value-type="float" office:value="1.111477853272627">
            <text:p>1.111477853272627</text:p>
          </table:table-cell>
          <table:table-cell office:value-type="float" office:value="0.0211752268355216">
            <text:p>0.0211752268355216</text:p>
          </table:table-cell>
          <table:table-cell office:value-type="float" office:value="0.0002954079192208">
            <text:p>0.0002954079192208</text:p>
          </table:table-cell>
          <table:table-cell office:value-type="float" office:value="0.0192546364766865">
            <text:p>0.0192546364766865</text:p>
          </table:table-cell>
          <table:table-cell office:value-type="float" office:value="0.395108224300813">
            <text:p>0.395108224300813</text:p>
          </table:table-cell>
          <table:table-cell office:value-type="float" office:value="0.1829733314342294">
            <text:p>0.1829733314342294</text:p>
          </table:table-cell>
          <table:table-cell office:value-type="float" office:value="0.0059030202157215">
            <text:p>0.0059030202157215</text:p>
          </table:table-cell>
          <table:table-cell office:value-type="float" office:value="0.0014225269697815">
            <text:p>0.0014225269697815</text:p>
          </table:table-cell>
          <table:table-cell office:value-type="float" office:value="0.031794803415082">
            <text:p>0.031794803415082</text:p>
          </table:table-cell>
          <table:table-cell office:value-type="float" office:value="0.0099486108856182">
            <text:p>0.0099486108856182</text:p>
          </table:table-cell>
          <table:table-cell office:value-type="float" office:value="0.0073456430748499">
            <text:p>0.0073456430748499</text:p>
          </table:table-cell>
          <table:table-cell office:value-type="float" office:value="0.3247785684724747">
            <text:p>0.3247785684724747</text:p>
          </table:table-cell>
          <table:table-cell office:value-type="float" office:value="8.16664973365564">
            <text:p>8.16664973365564</text:p>
          </table:table-cell>
          <table:table-cell office:value-type="float" office:value="0.1139299722059104">
            <text:p>0.1139299722059104</text:p>
          </table:table-cell>
          <table:table-cell office:value-type="float" office:value="7.42593564996371">
            <text:p>7.42593564996371</text:p>
          </table:table-cell>
          <table:table-cell office:value-type="float" office:value="152.38138886609457">
            <text:p>152.38138886609457</text:p>
          </table:table-cell>
          <table:table-cell office:value-type="float" office:value="70.56732473423928">
            <text:p>70.56732473423928</text:p>
          </table:table-cell>
          <table:table-cell office:value-type="float" office:value="2.2766178065973235">
            <text:p>2.2766178065973235</text:p>
          </table:table-cell>
          <table:table-cell office:value-type="float" office:value="0.5486259764356411">
            <text:p>0.5486259764356411</text:p>
          </table:table-cell>
          <table:table-cell office:value-type="float" office:value="12.262301833094696">
            <text:p>12.262301833094696</text:p>
          </table:table-cell>
          <table:table-cell office:value-type="float" office:value="3.836880760256387">
            <text:p>3.836880760256387</text:p>
          </table:table-cell>
          <table:table-cell office:value-type="float" office:value="2.832994164677389">
            <text:p>2.832994164677389</text:p>
          </table:table-cell>
          <table:table-cell office:value-type="float" office:value="125.25735050277932">
            <text:p>125.2573505027793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728708964265067">
            <text:p>3.728708964265067</text:p>
          </table:table-cell>
          <table:table-cell office:value-type="string" office:string-value="146">
            <text:p>146</text:p>
          </table:table-cell>
          <table:table-cell office:value-type="float" office:value="0.0033512640452488">
            <text:p>0.003351264045248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00209">
            <text:p>1.000209</text:p>
          </table:table-cell>
          <table:table-cell office:value-type="float" office:value="0.2199169948185838">
            <text:p>0.2199169948185838</text:p>
          </table:table-cell>
          <table:table-cell office:value-type="float" office:value="2.361888362335806">
            <text:p>2.361888362335806</text:p>
          </table:table-cell>
          <table:table-cell office:value-type="float" office:value="5.460933388960216">
            <text:p>5.460933388960216</text:p>
          </table:table-cell>
          <table:table-cell office:value-type="float" office:value="7.695926961213456">
            <text:p>7.695926961213456</text:p>
          </table:table-cell>
          <table:table-cell office:value-type="float" office:value="0.1239072055029255">
            <text:p>0.1239072055029255</text:p>
          </table:table-cell>
          <table:table-cell office:value-type="float" office:value="0.2211032626687417">
            <text:p>0.2211032626687417</text:p>
          </table:table-cell>
          <table:table-cell office:value-type="float" office:value="0.2347711836320867">
            <text:p>0.2347711836320867</text:p>
          </table:table-cell>
          <table:table-cell office:value-type="float" office:value="0.3250407350374121">
            <text:p>0.3250407350374121</text:p>
          </table:table-cell>
          <table:table-cell office:value-type="float" office:value="0.2842387582496037">
            <text:p>0.2842387582496037</text:p>
          </table:table-cell>
          <table:table-cell office:value-type="float" office:value="3.0526982045581703">
            <text:p>3.0526982045581703</text:p>
          </table:table-cell>
          <table:table-cell office:value-type="float" office:value="7.058158132082132">
            <text:p>7.058158132082132</text:p>
          </table:table-cell>
          <table:table-cell office:value-type="float" office:value="9.946847104015209">
            <text:p>9.946847104015209</text:p>
          </table:table-cell>
          <table:table-cell office:value-type="float" office:value="0.1601478333194913">
            <text:p>0.1601478333194913</text:p>
          </table:table-cell>
          <table:table-cell office:value-type="float" office:value="0.2857719880982493">
            <text:p>0.2857719880982493</text:p>
          </table:table-cell>
          <table:table-cell office:value-type="float" office:value="0.303437529979993">
            <text:p>0.303437529979993</text:p>
          </table:table-cell>
          <table:table-cell office:value-type="float" office:value="0.4201093007104206">
            <text:p>0.4201093007104206</text:p>
          </table:table-cell>
          <table:table-cell office:value-type="float" office:value="0.0386224755898721">
            <text:p>0.0386224755898721</text:p>
          </table:table-cell>
          <table:table-cell office:value-type="float" office:value="100.14931011631684">
            <text:p>100.14931011631684</text:p>
          </table:table-cell>
          <table:table-cell office:value-type="float" office:value="22.35821836709348">
            <text:p>22.35821836709348</text:p>
          </table:table-cell>
          <table:table-cell office:value-type="float" office:value="0.0862053381442264">
            <text:p>0.0862053381442264</text:p>
          </table:table-cell>
          <table:table-cell office:value-type="float" office:value="0.3250740698986325">
            <text:p>0.3250740698986325</text:p>
          </table:table-cell>
          <table:table-cell office:value-type="float" office:value="0.4715312097740161">
            <text:p>0.4715312097740161</text:p>
          </table:table-cell>
          <table:table-cell office:value-type="float" office:value="0.8388627320842647">
            <text:p>0.8388627320842647</text:p>
          </table:table-cell>
          <table:table-cell office:value-type="float" office:value="1.0906359729774084">
            <text:p>1.0906359729774084</text:p>
          </table:table-cell>
          <table:table-cell office:value-type="float" office:value="0.0209240584167162">
            <text:p>0.0209240584167162</text:p>
          </table:table-cell>
          <table:table-cell office:value-type="float" office:value="0.0002898313559251">
            <text:p>0.0002898313559251</text:p>
          </table:table-cell>
          <table:table-cell office:value-type="float" office:value="0.0191751822211942">
            <text:p>0.0191751822211942</text:p>
          </table:table-cell>
          <table:table-cell office:value-type="float" office:value="0.3953495531730899">
            <text:p>0.3953495531730899</text:p>
          </table:table-cell>
          <table:table-cell office:value-type="float" office:value="0.1830785622618114">
            <text:p>0.1830785622618114</text:p>
          </table:table-cell>
          <table:table-cell office:value-type="float" office:value="0.0058725067250526">
            <text:p>0.0058725067250526</text:p>
          </table:table-cell>
          <table:table-cell office:value-type="float" office:value="0.0014020927284746">
            <text:p>0.0014020927284746</text:p>
          </table:table-cell>
          <table:table-cell office:value-type="float" office:value="0.0318156115745607">
            <text:p>0.0318156115745607</text:p>
          </table:table-cell>
          <table:table-cell office:value-type="float" office:value="0.0098091973998636">
            <text:p>0.0098091973998636</text:p>
          </table:table-cell>
          <table:table-cell office:value-type="float" office:value="0.0072426691058982">
            <text:p>0.0072426691058982</text:p>
          </table:table-cell>
          <table:table-cell office:value-type="float" office:value="0.3250407350374121">
            <text:p>0.3250407350374121</text:p>
          </table:table-cell>
          <table:table-cell office:value-type="float" office:value="8.069781609574974">
            <text:p>8.069781609574974</text:p>
          </table:table-cell>
          <table:table-cell office:value-type="float" office:value="0.1117792590396597">
            <text:p>0.1117792590396597</text:p>
          </table:table-cell>
          <table:table-cell office:value-type="float" office:value="7.395292527248003">
            <text:p>7.395292527248003</text:p>
          </table:table-cell>
          <table:table-cell office:value-type="float" office:value="152.4744621722656">
            <text:p>152.4744621722656</text:p>
          </table:table-cell>
          <table:table-cell office:value-type="float" office:value="70.60790910751281">
            <text:p>70.60790910751281</text:p>
          </table:table-cell>
          <table:table-cell office:value-type="float" office:value="2.2648496686510686">
            <text:p>2.2648496686510686</text:p>
          </table:table-cell>
          <table:table-cell office:value-type="float" office:value="0.5407451025908019">
            <text:p>0.5407451025908019</text:p>
          </table:table-cell>
          <table:table-cell office:value-type="float" office:value="12.270326915960839">
            <text:p>12.270326915960839</text:p>
          </table:table-cell>
          <table:table-cell office:value-type="float" office:value="3.7831131612054185">
            <text:p>3.7831131612054185</text:p>
          </table:table-cell>
          <table:table-cell office:value-type="float" office:value="2.793280194071785">
            <text:p>2.793280194071785</text:p>
          </table:table-cell>
          <table:table-cell office:value-type="float" office:value="125.35846028187873">
            <text:p>125.3584602818787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585297081024103">
            <text:p>3.585297081024103</text:p>
          </table:table-cell>
          <table:table-cell office:value-type="string" office:string-value="147">
            <text:p>147</text:p>
          </table:table-cell>
          <table:table-cell office:value-type="float" office:value="0.0032263065588532">
            <text:p>0.003226306558853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18491">
            <text:p>1.018491</text:p>
          </table:table-cell>
          <table:table-cell office:value-type="float" office:value="0.2196024680181709">
            <text:p>0.2196024680181709</text:p>
          </table:table-cell>
          <table:table-cell office:value-type="float" office:value="2.362831810256676">
            <text:p>2.362831810256676</text:p>
          </table:table-cell>
          <table:table-cell office:value-type="float" office:value="5.463103756363435">
            <text:p>5.463103756363435</text:p>
          </table:table-cell>
          <table:table-cell office:value-type="float" office:value="7.69910864901461">
            <text:p>7.69910864901461</text:p>
          </table:table-cell>
          <table:table-cell office:value-type="float" office:value="0.1239633627376108">
            <text:p>0.1239633627376108</text:p>
          </table:table-cell>
          <table:table-cell office:value-type="float" office:value="0.2210383549667327">
            <text:p>0.2210383549667327</text:p>
          </table:table-cell>
          <table:table-cell office:value-type="float" office:value="0.2348526834400057">
            <text:p>0.2348526834400057</text:p>
          </table:table-cell>
          <table:table-cell office:value-type="float" office:value="0.3253024636650093">
            <text:p>0.3253024636650093</text:p>
          </table:table-cell>
          <table:table-cell office:value-type="float" office:value="0.2732490781908895">
            <text:p>0.2732490781908895</text:p>
          </table:table-cell>
          <table:table-cell office:value-type="float" office:value="2.940047167499612">
            <text:p>2.940047167499612</text:p>
          </table:table-cell>
          <table:table-cell office:value-type="float" office:value="6.797683463939824">
            <text:p>6.797683463939824</text:p>
          </table:table-cell>
          <table:table-cell office:value-type="float" office:value="9.579921210451383">
            <text:p>9.579921210451383</text:p>
          </table:table-cell>
          <table:table-cell office:value-type="float" office:value="0.1542463293021471">
            <text:p>0.1542463293021471</text:p>
          </table:table-cell>
          <table:table-cell office:value-type="float" office:value="0.2750357374603489">
            <text:p>0.2750357374603489</text:p>
          </table:table-cell>
          <table:table-cell office:value-type="float" office:value="0.2922247634089811">
            <text:p>0.2922247634089811</text:p>
          </table:table-cell>
          <table:table-cell office:value-type="float" office:value="0.4047704888377395">
            <text:p>0.4047704888377395</text:p>
          </table:table-cell>
          <table:table-cell office:value-type="float" office:value="0.0371294920979603">
            <text:p>0.0371294920979603</text:p>
          </table:table-cell>
          <table:table-cell office:value-type="float" office:value="100.2783007098987">
            <text:p>100.2783007098987</text:p>
          </table:table-cell>
          <table:table-cell office:value-type="float" office:value="22.387052231411865">
            <text:p>22.387052231411865</text:p>
          </table:table-cell>
          <table:table-cell office:value-type="float" office:value="0.0843564540472395">
            <text:p>0.0843564540472395</text:p>
          </table:table-cell>
          <table:table-cell office:value-type="float" office:value="0.3185135800809257">
            <text:p>0.3185135800809257</text:p>
          </table:table-cell>
          <table:table-cell office:value-type="float" office:value="0.4607472845151714">
            <text:p>0.4607472845151714</text:p>
          </table:table-cell>
          <table:table-cell office:value-type="float" office:value="0.823022904793174">
            <text:p>0.823022904793174</text:p>
          </table:table-cell>
          <table:table-cell office:value-type="float" office:value="1.0702785048391075">
            <text:p>1.0702785048391075</text:p>
          </table:table-cell>
          <table:table-cell office:value-type="float" office:value="0.0206679485481114">
            <text:p>0.0206679485481114</text:p>
          </table:table-cell>
          <table:table-cell office:value-type="float" office:value="0.0002843599576687">
            <text:p>0.0002843599576687</text:p>
          </table:table-cell>
          <table:table-cell office:value-type="float" office:value="0.0190966644895738">
            <text:p>0.0190966644895738</text:p>
          </table:table-cell>
          <table:table-cell office:value-type="float" office:value="0.3955915870929889">
            <text:p>0.3955915870929889</text:p>
          </table:table-cell>
          <table:table-cell office:value-type="float" office:value="0.1831839654733746">
            <text:p>0.1831839654733746</text:p>
          </table:table-cell>
          <table:table-cell office:value-type="float" office:value="0.0058425793471594">
            <text:p>0.0058425793471594</text:p>
          </table:table-cell>
          <table:table-cell office:value-type="float" office:value="0.0013820470375894">
            <text:p>0.0013820470375894</text:p>
          </table:table-cell>
          <table:table-cell office:value-type="float" office:value="0.0318364856432974">
            <text:p>0.0318364856432974</text:p>
          </table:table-cell>
          <table:table-cell office:value-type="float" office:value="0.0096709398707275">
            <text:p>0.0096709398707275</text:p>
          </table:table-cell>
          <table:table-cell office:value-type="float" office:value="0.0071409588744992">
            <text:p>0.0071409588744992</text:p>
          </table:table-cell>
          <table:table-cell office:value-type="float" office:value="0.3253024636650093">
            <text:p>0.3253024636650093</text:p>
          </table:table-cell>
          <table:table-cell office:value-type="float" office:value="7.971007716550149">
            <text:p>7.971007716550149</text:p>
          </table:table-cell>
          <table:table-cell office:value-type="float" office:value="0.1096691048741006">
            <text:p>0.1096691048741006</text:p>
          </table:table-cell>
          <table:table-cell office:value-type="float" office:value="7.365010593693933">
            <text:p>7.365010593693933</text:p>
          </table:table-cell>
          <table:table-cell office:value-type="float" office:value="152.56780739415305">
            <text:p>152.56780739415305</text:p>
          </table:table-cell>
          <table:table-cell office:value-type="float" office:value="70.64855996411642">
            <text:p>70.64855996411642</text:p>
          </table:table-cell>
          <table:table-cell office:value-type="float" office:value="2.2533075768189974">
            <text:p>2.2533075768189974</text:p>
          </table:table-cell>
          <table:table-cell office:value-type="float" office:value="0.5330140809871257">
            <text:p>0.5330140809871257</text:p>
          </table:table-cell>
          <table:table-cell office:value-type="float" office:value="12.27837741805052">
            <text:p>12.27837741805052</text:p>
          </table:table-cell>
          <table:table-cell office:value-type="float" office:value="3.7297913799434887">
            <text:p>3.7297913799434887</text:p>
          </table:table-cell>
          <table:table-cell office:value-type="float" office:value="2.754053609128128">
            <text:p>2.754053609128128</text:p>
          </table:table-cell>
          <table:table-cell office:value-type="float" office:value="125.45940116168414">
            <text:p>125.4594011616841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447401039446253">
            <text:p>3.447401039446253</text:p>
          </table:table-cell>
          <table:table-cell office:value-type="string" office:string-value="148">
            <text:p>148</text:p>
          </table:table-cell>
          <table:table-cell office:value-type="float" office:value="0.0031059118456683">
            <text:p>0.003105911845668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9495">
            <text:p>0.99495</text:p>
          </table:table-cell>
          <table:table-cell office:value-type="float" office:value="0.2192940804776587">
            <text:p>0.2192940804776587</text:p>
          </table:table-cell>
          <table:table-cell office:value-type="float" office:value="2.3637568064147745">
            <text:p>2.3637568064147745</text:p>
          </table:table-cell>
          <table:table-cell office:value-type="float" office:value="5.465231796856407">
            <text:p>5.465231796856407</text:p>
          </table:table-cell>
          <table:table-cell office:value-type="float" office:value="7.702228270420939">
            <text:p>7.702228270420939</text:p>
          </table:table-cell>
          <table:table-cell office:value-type="float" office:value="0.1240184316142846">
            <text:p>0.1240184316142846</text:p>
          </table:table-cell>
          <table:table-cell office:value-type="float" office:value="0.2209741084207023">
            <text:p>0.2209741084207023</text:p>
          </table:table-cell>
          <table:table-cell office:value-type="float" office:value="0.2349325699419478">
            <text:p>0.2349325699419478</text:p>
          </table:table-cell>
          <table:table-cell office:value-type="float" office:value="0.325559548841766">
            <text:p>0.325559548841766</text:p>
          </table:table-cell>
          <table:table-cell office:value-type="float" office:value="0.2626829540776988">
            <text:p>0.2626829540776988</text:p>
          </table:table-cell>
          <table:table-cell office:value-type="float" office:value="2.8314426877270775">
            <text:p>2.8314426877270775</text:p>
          </table:table-cell>
          <table:table-cell office:value-type="float" office:value="6.546566282092916">
            <text:p>6.546566282092916</text:p>
          </table:table-cell>
          <table:table-cell office:value-type="float" office:value="9.226168215065252">
            <text:p>9.226168215065252</text:p>
          </table:table-cell>
          <table:table-cell office:value-type="float" office:value="0.148556349106935">
            <text:p>0.148556349106935</text:p>
          </table:table-cell>
          <table:table-cell office:value-type="float" office:value="0.2646953873456215">
            <text:p>0.2646953873456215</text:p>
          </table:table-cell>
          <table:table-cell office:value-type="float" office:value="0.2814156284884472">
            <text:p>0.2814156284884472</text:p>
          </table:table-cell>
          <table:table-cell office:value-type="float" office:value="0.3899737915026415">
            <text:p>0.3899737915026415</text:p>
          </table:table-cell>
          <table:table-cell office:value-type="float" office:value="0.0356940425624081">
            <text:p>0.0356940425624081</text:p>
          </table:table-cell>
          <table:table-cell office:value-type="float" office:value="100.40479775888556">
            <text:p>100.40479775888556</text:p>
          </table:table-cell>
          <table:table-cell office:value-type="float" office:value="22.415329337506833">
            <text:p>22.415329337506833</text:p>
          </table:table-cell>
          <table:table-cell office:value-type="float" office:value="0.0825483896537692">
            <text:p>0.0825483896537692</text:p>
          </table:table-cell>
          <table:table-cell office:value-type="float" office:value="0.3120877658548226">
            <text:p>0.3120877658548226</text:p>
          </table:table-cell>
          <table:table-cell office:value-type="float" office:value="0.4502043773688932">
            <text:p>0.4502043773688932</text:p>
          </table:table-cell>
          <table:table-cell office:value-type="float" office:value="0.8075109829022264">
            <text:p>0.8075109829022264</text:p>
          </table:table-cell>
          <table:table-cell office:value-type="float" office:value="1.0503785470694267">
            <text:p>1.0503785470694267</text:p>
          </table:table-cell>
          <table:table-cell office:value-type="float" office:value="0.0204173828990265">
            <text:p>0.0204173828990265</text:p>
          </table:table-cell>
          <table:table-cell office:value-type="float" office:value="0.0002789872182201">
            <text:p>0.0002789872182201</text:p>
          </table:table-cell>
          <table:table-cell office:value-type="float" office:value="0.0190196895931862">
            <text:p>0.0190196895931862</text:p>
          </table:table-cell>
          <table:table-cell office:value-type="float" office:value="0.3958288894196799">
            <text:p>0.3958288894196799</text:p>
          </table:table-cell>
          <table:table-cell office:value-type="float" office:value="0.1832873553529839">
            <text:p>0.1832873553529839</text:p>
          </table:table-cell>
          <table:table-cell office:value-type="float" office:value="0.0058131891601975">
            <text:p>0.0058131891601975</text:p>
          </table:table-cell>
          <table:table-cell office:value-type="float" office:value="0.0013622922388457">
            <text:p>0.0013622922388457</text:p>
          </table:table-cell>
          <table:table-cell office:value-type="float" office:value="0.0318569840504315">
            <text:p>0.0318569840504315</text:p>
          </table:table-cell>
          <table:table-cell office:value-type="float" office:value="0.0095347954729492">
            <text:p>0.0095347954729492</text:p>
          </table:table-cell>
          <table:table-cell office:value-type="float" office:value="0.0070408857527116">
            <text:p>0.0070408857527116</text:p>
          </table:table-cell>
          <table:table-cell office:value-type="float" office:value="0.325559548841766">
            <text:p>0.325559548841766</text:p>
          </table:table-cell>
          <table:table-cell office:value-type="float" office:value="7.874372062667584">
            <text:p>7.874372062667584</text:p>
          </table:table-cell>
          <table:table-cell office:value-type="float" office:value="0.1075970004509792">
            <text:p>0.1075970004509792</text:p>
          </table:table-cell>
          <table:table-cell office:value-type="float" office:value="7.335323685404132">
            <text:p>7.335323685404132</text:p>
          </table:table-cell>
          <table:table-cell office:value-type="float" office:value="152.659327782488">
            <text:p>152.659327782488</text:p>
          </table:table-cell>
          <table:table-cell office:value-type="float" office:value="70.6884343389853">
            <text:p>70.6884343389853</text:p>
          </table:table-cell>
          <table:table-cell office:value-type="float" office:value="2.2419726634133985">
            <text:p>2.2419726634133985</text:p>
          </table:table-cell>
          <table:table-cell office:value-type="float" office:value="0.525395247755651">
            <text:p>0.525395247755651</text:p>
          </table:table-cell>
          <table:table-cell office:value-type="float" office:value="12.28628303872994">
            <text:p>12.28628303872994</text:p>
          </table:table-cell>
          <table:table-cell office:value-type="float" office:value="3.6772845700523473">
            <text:p>3.6772845700523473</text:p>
          </table:table-cell>
          <table:table-cell office:value-type="float" office:value="2.7154584082482875">
            <text:p>2.7154584082482875</text:p>
          </table:table-cell>
          <table:table-cell office:value-type="float" office:value="125.55855120180392">
            <text:p>125.5585512018039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314808691775243">
            <text:p>3.314808691775243</text:p>
          </table:table-cell>
          <table:table-cell office:value-type="string" office:string-value="149">
            <text:p>149</text:p>
          </table:table-cell>
          <table:table-cell office:value-type="float" office:value="0.0029899199996333">
            <text:p>0.002989919999633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94939">
            <text:p>0.994939</text:p>
          </table:table-cell>
          <table:table-cell office:value-type="float" office:value="0.2189886069661539">
            <text:p>0.2189886069661539</text:p>
          </table:table-cell>
          <table:table-cell office:value-type="float" office:value="2.3646730732089214">
            <text:p>2.3646730732089214</text:p>
          </table:table-cell>
          <table:table-cell office:value-type="float" office:value="5.467339717826157">
            <text:p>5.467339717826157</text:p>
          </table:table-cell>
          <table:table-cell office:value-type="float" office:value="7.705317570616573">
            <text:p>7.705317570616573</text:p>
          </table:table-cell>
          <table:table-cell office:value-type="float" office:value="0.1240729240659063">
            <text:p>0.1240729240659063</text:p>
          </table:table-cell>
          <table:table-cell office:value-type="float" office:value="0.2209109712795329">
            <text:p>0.2209109712795329</text:p>
          </table:table-cell>
          <table:table-cell office:value-type="float" office:value="0.2350117319041395">
            <text:p>0.2350117319041395</text:p>
          </table:table-cell>
          <table:table-cell office:value-type="float" office:value="0.3258134958969803">
            <text:p>0.3258134958969803</text:p>
          </table:table-cell>
          <table:table-cell office:value-type="float" office:value="0.2525206781675691">
            <text:p>0.2525206781675691</text:p>
          </table:table-cell>
          <table:table-cell office:value-type="float" office:value="2.726757598780454">
            <text:p>2.726757598780454</text:p>
          </table:table-cell>
          <table:table-cell office:value-type="float" office:value="6.304512149946367">
            <text:p>6.304512149946367</text:p>
          </table:table-cell>
          <table:table-cell office:value-type="float" office:value="8.885174646228565">
            <text:p>8.885174646228565</text:p>
          </table:table-cell>
          <table:table-cell office:value-type="float" office:value="0.1430712737133324">
            <text:p>0.1430712737133324</text:p>
          </table:table-cell>
          <table:table-cell office:value-type="float" office:value="0.2547373996072129">
            <text:p>0.2547373996072129</text:p>
          </table:table-cell>
          <table:table-cell office:value-type="float" office:value="0.2709973031927658">
            <text:p>0.2709973031927658</text:p>
          </table:table-cell>
          <table:table-cell office:value-type="float" office:value="0.3757028554127843">
            <text:p>0.3757028554127843</text:p>
          </table:table-cell>
          <table:table-cell office:value-type="float" office:value="0.0343134495468435">
            <text:p>0.0343134495468435</text:p>
          </table:table-cell>
          <table:table-cell office:value-type="float" office:value="100.52925283370011">
            <text:p>100.52925283370011</text:p>
          </table:table-cell>
          <table:table-cell office:value-type="float" office:value="22.443149898352335">
            <text:p>22.443149898352335</text:p>
          </table:table-cell>
          <table:table-cell office:value-type="float" office:value="0.0807812037506145">
            <text:p>0.0807812037506145</text:p>
          </table:table-cell>
          <table:table-cell office:value-type="float" office:value="0.3057935949693389">
            <text:p>0.3057935949693389</text:p>
          </table:table-cell>
          <table:table-cell office:value-type="float" office:value="0.4399386975895632">
            <text:p>0.4399386975895632</text:p>
          </table:table-cell>
          <table:table-cell office:value-type="float" office:value="0.7923336030380933">
            <text:p>0.7923336030380933</text:p>
          </table:table-cell>
          <table:table-cell office:value-type="float" office:value="1.0309276816414932">
            <text:p>1.0309276816414932</text:p>
          </table:table-cell>
          <table:table-cell office:value-type="float" office:value="0.0201687328145743">
            <text:p>0.0201687328145743</text:p>
          </table:table-cell>
          <table:table-cell office:value-type="float" office:value="0.0002737131044377">
            <text:p>0.0002737131044377</text:p>
          </table:table-cell>
          <table:table-cell office:value-type="float" office:value="0.0189440212162939">
            <text:p>0.0189440212162939</text:p>
          </table:table-cell>
          <table:table-cell office:value-type="float" office:value="0.3960633776818935">
            <text:p>0.3960633776818935</text:p>
          </table:table-cell>
          <table:table-cell office:value-type="float" office:value="0.1833895052969425">
            <text:p>0.1833895052969425</text:p>
          </table:table-cell>
          <table:table-cell office:value-type="float" office:value="0.0057843405597708">
            <text:p>0.0057843405597708</text:p>
          </table:table-cell>
          <table:table-cell office:value-type="float" office:value="0.0013428540679671">
            <text:p>0.0013428540679671</text:p>
          </table:table-cell>
          <table:table-cell office:value-type="float" office:value="0.0318772620190779">
            <text:p>0.0318772620190779</text:p>
          </table:table-cell>
          <table:table-cell office:value-type="float" office:value="0.0094004125658073">
            <text:p>0.0094004125658073</text:p>
          </table:table-cell>
          <table:table-cell office:value-type="float" office:value="0.0069422847762533">
            <text:p>0.0069422847762533</text:p>
          </table:table-cell>
          <table:table-cell office:value-type="float" office:value="0.3258134958969803">
            <text:p>0.3258134958969803</text:p>
          </table:table-cell>
          <table:table-cell office:value-type="float" office:value="7.7784751845968785">
            <text:p>7.7784751845968785</text:p>
          </table:table-cell>
          <table:table-cell office:value-type="float" office:value="0.1055629329885104">
            <text:p>0.1055629329885104</text:p>
          </table:table-cell>
          <table:table-cell office:value-type="float" office:value="7.306140662488071">
            <text:p>7.306140662488071</text:p>
          </table:table-cell>
          <table:table-cell office:value-type="float" office:value="152.74976287057592">
            <text:p>152.74976287057592</text:p>
          </table:table-cell>
          <table:table-cell office:value-type="float" office:value="70.72783050787183">
            <text:p>70.72783050787183</text:p>
          </table:table-cell>
          <table:table-cell office:value-type="float" office:value="2.23084662368682">
            <text:p>2.23084662368682</text:p>
          </table:table-cell>
          <table:table-cell office:value-type="float" office:value="0.5178985283928855">
            <text:p>0.5178985283928855</text:p>
          </table:table-cell>
          <table:table-cell office:value-type="float" office:value="12.294103642897792">
            <text:p>12.294103642897792</text:p>
          </table:table-cell>
          <table:table-cell office:value-type="float" office:value="3.625457114254929">
            <text:p>3.625457114254929</text:p>
          </table:table-cell>
          <table:table-cell office:value-type="float" office:value="2.677430969657612">
            <text:p>2.677430969657612</text:p>
          </table:table-cell>
          <table:table-cell office:value-type="float" office:value="125.6564909625884">
            <text:p>125.65649096258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187316049783887">
            <text:p>3.187316049783887</text:p>
          </table:table-cell>
          <table:table-cell office:value-type="string" office:string-value="150">
            <text:p>150</text:p>
          </table:table-cell>
          <table:table-cell office:value-type="float" office:value="0.0028781755474423">
            <text:p>0.002878175547442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76344">
            <text:p>0.976344</text:p>
          </table:table-cell>
          <table:table-cell office:value-type="float" office:value="0.2186918934654685">
            <text:p>0.2186918934654685</text:p>
          </table:table-cell>
          <table:table-cell office:value-type="float" office:value="2.3655629835623055">
            <text:p>2.3655629835623055</text:p>
          </table:table-cell>
          <table:table-cell office:value-type="float" office:value="5.469387271129559">
            <text:p>5.469387271129559</text:p>
          </table:table-cell>
          <table:table-cell office:value-type="float" office:value="7.708319087282229">
            <text:p>7.708319087282229</text:p>
          </table:table-cell>
          <table:table-cell office:value-type="float" office:value="0.1241259174411994">
            <text:p>0.1241259174411994</text:p>
          </table:table-cell>
          <table:table-cell office:value-type="float" office:value="0.2208480682336372">
            <text:p>0.2208480682336372</text:p>
          </table:table-cell>
          <table:table-cell office:value-type="float" office:value="0.2350885437795556">
            <text:p>0.2350885437795556</text:p>
          </table:table-cell>
          <table:table-cell office:value-type="float" office:value="0.3260616616841084">
            <text:p>0.3260616616841084</text:p>
          </table:table-cell>
          <table:table-cell office:value-type="float" office:value="0.2427536797278566">
            <text:p>0.2427536797278566</text:p>
          </table:table-cell>
          <table:table-cell office:value-type="float" office:value="2.6258363297697223">
            <text:p>2.6258363297697223</text:p>
          </table:table-cell>
          <table:table-cell office:value-type="float" office:value="6.071161874745242">
            <text:p>6.071161874745242</text:p>
          </table:table-cell>
          <table:table-cell office:value-type="float" office:value="8.556434320916887">
            <text:p>8.556434320916887</text:p>
          </table:table-cell>
          <table:table-cell office:value-type="float" office:value="0.1377829910883512">
            <text:p>0.1377829910883512</text:p>
          </table:table-cell>
          <table:table-cell office:value-type="float" office:value="0.2451470897021132">
            <text:p>0.2451470897021132</text:p>
          </table:table-cell>
          <table:table-cell office:value-type="float" office:value="0.2609543872889902">
            <text:p>0.2609543872889902</text:p>
          </table:table-cell>
          <table:table-cell office:value-type="float" office:value="0.3619369101328623">
            <text:p>0.3619369101328623</text:p>
          </table:table-cell>
          <table:table-cell office:value-type="float" office:value="0.0329865502283193">
            <text:p>0.0329865502283193</text:p>
          </table:table-cell>
          <table:table-cell office:value-type="float" office:value="100.65095015962417">
            <text:p>100.65095015962417</text:p>
          </table:table-cell>
          <table:table-cell office:value-type="float" office:value="22.47035529028399">
            <text:p>22.47035529028399</text:p>
          </table:table-cell>
          <table:table-cell office:value-type="float" office:value="0.0790521560901597">
            <text:p>0.0790521560901597</text:p>
          </table:table-cell>
          <table:table-cell office:value-type="float" office:value="0.2996289845061533">
            <text:p>0.2996289845061533</text:p>
          </table:table-cell>
          <table:table-cell office:value-type="float" office:value="0.429864554772889">
            <text:p>0.429864554772889</text:p>
          </table:table-cell>
          <table:table-cell office:value-type="float" office:value="0.7774576187013498">
            <text:p>0.7774576187013498</text:p>
          </table:table-cell>
          <table:table-cell office:value-type="float" office:value="1.0119057475030775">
            <text:p>1.0119057475030775</text:p>
          </table:table-cell>
          <table:table-cell office:value-type="float" office:value="0.0199286320551949">
            <text:p>0.0199286320551949</text:p>
          </table:table-cell>
          <table:table-cell office:value-type="float" office:value="0.0002685331028689">
            <text:p>0.0002685331028689</text:p>
          </table:table-cell>
          <table:table-cell office:value-type="float" office:value="0.0188700373207035">
            <text:p>0.0188700373207035</text:p>
          </table:table-cell>
          <table:table-cell office:value-type="float" office:value="0.3962916262081339">
            <text:p>0.3962916262081339</text:p>
          </table:table-cell>
          <table:table-cell office:value-type="float" office:value="0.1834890409785931">
            <text:p>0.1834890409785931</text:p>
          </table:table-cell>
          <table:table-cell office:value-type="float" office:value="0.0057559977063914">
            <text:p>0.0057559977063914</text:p>
          </table:table-cell>
          <table:table-cell office:value-type="float" office:value="0.0013236694006526">
            <text:p>0.0013236694006526</text:p>
          </table:table-cell>
          <table:table-cell office:value-type="float" office:value="0.0318970421106359">
            <text:p>0.0318970421106359</text:p>
          </table:table-cell>
          <table:table-cell office:value-type="float" office:value="0.0092683788320371">
            <text:p>0.0092683788320371</text:p>
          </table:table-cell>
          <table:table-cell office:value-type="float" office:value="0.0068453806006797">
            <text:p>0.0068453806006797</text:p>
          </table:table-cell>
          <table:table-cell office:value-type="float" office:value="0.3260616616841084">
            <text:p>0.3260616616841084</text:p>
          </table:table-cell>
          <table:table-cell office:value-type="float" office:value="7.685875524727051">
            <text:p>7.685875524727051</text:p>
          </table:table-cell>
          <table:table-cell office:value-type="float" office:value="0.1035651617834575">
            <text:p>0.1035651617834575</text:p>
          </table:table-cell>
          <table:table-cell office:value-type="float" office:value="7.27760729347575">
            <text:p>7.27760729347575</text:p>
          </table:table-cell>
          <table:table-cell office:value-type="float" office:value="152.83779147969102">
            <text:p>152.83779147969102</text:p>
          </table:table-cell>
          <table:table-cell office:value-type="float" office:value="70.76621843421404">
            <text:p>70.76621843421404</text:p>
          </table:table-cell>
          <table:table-cell office:value-type="float" office:value="2.2199156354239937">
            <text:p>2.2199156354239937</text:p>
          </table:table-cell>
          <table:table-cell office:value-type="float" office:value="0.510499577749702">
            <text:p>0.510499577749702</text:p>
          </table:table-cell>
          <table:table-cell office:value-type="float" office:value="12.301732230808962">
            <text:p>12.301732230808962</text:p>
          </table:table-cell>
          <table:table-cell office:value-type="float" office:value="3.574535664151769">
            <text:p>3.574535664151769</text:p>
          </table:table-cell>
          <table:table-cell office:value-type="float" office:value="2.640057936264177">
            <text:p>2.640057936264177</text:p>
          </table:table-cell>
          <table:table-cell office:value-type="float" office:value="125.75220106171012">
            <text:p>125.7522010617101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064726970946045">
            <text:p>3.064726970946045</text:p>
          </table:table-cell>
          <table:table-cell office:value-type="string" office:string-value="151">
            <text:p>151</text:p>
          </table:table-cell>
          <table:table-cell office:value-type="float" office:value="0.0027705290476685">
            <text:p>0.002770529047668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75843">
            <text:p>0.975843</text:p>
          </table:table-cell>
          <table:table-cell office:value-type="float" office:value="0.2183976174282125">
            <text:p>0.2183976174282125</text:p>
          </table:table-cell>
          <table:table-cell office:value-type="float" office:value="2.3664455987401745">
            <text:p>2.3664455987401745</text:p>
          </table:table-cell>
          <table:table-cell office:value-type="float" office:value="5.471417988720525">
            <text:p>5.471417988720525</text:p>
          </table:table-cell>
          <table:table-cell office:value-type="float" office:value="7.711295024348878">
            <text:p>7.711295024348878</text:p>
          </table:table-cell>
          <table:table-cell office:value-type="float" office:value="0.1241784135098558">
            <text:p>0.1241784135098558</text:p>
          </table:table-cell>
          <table:table-cell office:value-type="float" office:value="0.220786302909846">
            <text:p>0.220786302909846</text:p>
          </table:table-cell>
          <table:table-cell office:value-type="float" office:value="0.2351647541292082">
            <text:p>0.2351647541292082</text:p>
          </table:table-cell>
          <table:table-cell office:value-type="float" office:value="0.326306966712866">
            <text:p>0.326306966712866</text:p>
          </table:table-cell>
          <table:table-cell office:value-type="float" office:value="0.2333600246170164">
            <text:p>0.2333600246170164</text:p>
          </table:table-cell>
          <table:table-cell office:value-type="float" office:value="2.528570639550851">
            <text:p>2.528570639550851</text:p>
          </table:table-cell>
          <table:table-cell office:value-type="float" office:value="5.846264494883957">
            <text:p>5.846264494883957</text:p>
          </table:table-cell>
          <table:table-cell office:value-type="float" office:value="8.239595366934948">
            <text:p>8.239595366934948</text:p>
          </table:table-cell>
          <table:table-cell office:value-type="float" office:value="0.1326858688972978">
            <text:p>0.1326858688972978</text:p>
          </table:table-cell>
          <table:table-cell office:value-type="float" office:value="0.2359123587924547">
            <text:p>0.2359123587924547</text:p>
          </table:table-cell>
          <table:table-cell office:value-type="float" office:value="0.2512758768107217">
            <text:p>0.2512758768107217</text:p>
          </table:table-cell>
          <table:table-cell office:value-type="float" office:value="0.348662236710746">
            <text:p>0.348662236710746</text:p>
          </table:table-cell>
          <table:table-cell office:value-type="float" office:value="0.0317103641101574">
            <text:p>0.0317103641101574</text:p>
          </table:table-cell>
          <table:table-cell office:value-type="float" office:value="100.77073857356083">
            <text:p>100.77073857356083</text:p>
          </table:table-cell>
          <table:table-cell office:value-type="float" office:value="22.497133801247557">
            <text:p>22.497133801247557</text:p>
          </table:table-cell>
          <table:table-cell office:value-type="float" office:value="0.0773622815916708">
            <text:p>0.0773622815916708</text:p>
          </table:table-cell>
          <table:table-cell office:value-type="float" office:value="0.2935906829295727">
            <text:p>0.2935906829295727</text:p>
          </table:table-cell>
          <table:table-cell office:value-type="float" office:value="0.4200597183990309">
            <text:p>0.4200597183990309</text:p>
          </table:table-cell>
          <table:table-cell office:value-type="float" office:value="0.7629033041556437">
            <text:p>0.7629033041556437</text:p>
          </table:table-cell>
          <table:table-cell office:value-type="float" office:value="0.9933091261565948">
            <text:p>0.9933091261565948</text:p>
          </table:table-cell>
          <table:table-cell office:value-type="float" office:value="0.019689944809351">
            <text:p>0.019689944809351</text:p>
          </table:table-cell>
          <table:table-cell office:value-type="float" office:value="0.0002634487084364">
            <text:p>0.0002634487084364</text:p>
          </table:table-cell>
          <table:table-cell office:value-type="float" office:value="0.0187972917891041">
            <text:p>0.0187972917891041</text:p>
          </table:table-cell>
          <table:table-cell office:value-type="float" office:value="0.3965173769522536">
            <text:p>0.3965173769522536</text:p>
          </table:table-cell>
          <table:table-cell office:value-type="float" office:value="0.1835874684385068">
            <text:p>0.1835874684385068</text:p>
          </table:table-cell>
          <table:table-cell office:value-type="float" office:value="0.0057281794607071">
            <text:p>0.0057281794607071</text:p>
          </table:table-cell>
          <table:table-cell office:value-type="float" office:value="0.0013047944697611">
            <text:p>0.0013047944697611</text:p>
          </table:table-cell>
          <table:table-cell office:value-type="float" office:value="0.0319166270352525">
            <text:p>0.0319166270352525</text:p>
          </table:table-cell>
          <table:table-cell office:value-type="float" office:value="0.0091380241935586">
            <text:p>0.0091380241935586</text:p>
          </table:table-cell>
          <table:table-cell office:value-type="float" office:value="0.006749877430202">
            <text:p>0.006749877430202</text:p>
          </table:table-cell>
          <table:table-cell office:value-type="float" office:value="0.326306966712866">
            <text:p>0.326306966712866</text:p>
          </table:table-cell>
          <table:table-cell office:value-type="float" office:value="7.593821014622429">
            <text:p>7.593821014622429</text:p>
          </table:table-cell>
          <table:table-cell office:value-type="float" office:value="0.1016042633826955">
            <text:p>0.1016042633826955</text:p>
          </table:table-cell>
          <table:table-cell office:value-type="float" office:value="7.249551524303803">
            <text:p>7.249551524303803</text:p>
          </table:table-cell>
          <table:table-cell office:value-type="float" office:value="152.92485676917568">
            <text:p>152.92485676917568</text:p>
          </table:table-cell>
          <table:table-cell office:value-type="float" office:value="70.80417895267892">
            <text:p>70.80417895267892</text:p>
          </table:table-cell>
          <table:table-cell office:value-type="float" office:value="2.2091869726109223">
            <text:p>2.2091869726109223</text:p>
          </table:table-cell>
          <table:table-cell office:value-type="float" office:value="0.5032200831527914">
            <text:p>0.5032200831527914</text:p>
          </table:table-cell>
          <table:table-cell office:value-type="float" office:value="12.309285548685844">
            <text:p>12.309285548685844</text:p>
          </table:table-cell>
          <table:table-cell office:value-type="float" office:value="3.5242617907297484">
            <text:p>3.5242617907297484</text:p>
          </table:table-cell>
          <table:table-cell office:value-type="float" office:value="2.603225228506027">
            <text:p>2.603225228506027</text:p>
          </table:table-cell>
          <table:table-cell office:value-type="float" office:value="125.84680785215104">
            <text:p>125.8468078521510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946852856678889">
            <text:p>2.946852856678889</text:p>
          </table:table-cell>
          <table:table-cell office:value-type="string" office:string-value="152">
            <text:p>152</text:p>
          </table:table-cell>
          <table:table-cell office:value-type="float" office:value="0.0026668356471477">
            <text:p>0.002666835647147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80894">
            <text:p>0.980894</text:p>
          </table:table-cell>
          <table:table-cell office:value-type="float" office:value="0.2181030190950616">
            <text:p>0.2181030190950616</text:p>
          </table:table-cell>
          <table:table-cell office:value-type="float" office:value="2.3673292392548126">
            <text:p>2.3673292392548126</text:p>
          </table:table-cell>
          <table:table-cell office:value-type="float" office:value="5.473450871704078">
            <text:p>5.473450871704078</text:p>
          </table:table-cell>
          <table:table-cell office:value-type="float" office:value="7.714272548573942">
            <text:p>7.714272548573942</text:p>
          </table:table-cell>
          <table:table-cell office:value-type="float" office:value="0.1242308507033254">
            <text:p>0.1242308507033254</text:p>
          </table:table-cell>
          <table:table-cell office:value-type="float" office:value="0.2207260669574703">
            <text:p>0.2207260669574703</text:p>
          </table:table-cell>
          <table:table-cell office:value-type="float" office:value="0.2352411256948069">
            <text:p>0.2352411256948069</text:p>
          </table:table-cell>
          <table:table-cell office:value-type="float" office:value="0.3265507017842581">
            <text:p>0.3265507017842581</text:p>
          </table:table-cell>
          <table:table-cell office:value-type="float" office:value="0.2243229909252742">
            <text:p>0.2243229909252742</text:p>
          </table:table-cell>
          <table:table-cell office:value-type="float" office:value="2.434841927717807">
            <text:p>2.434841927717807</text:p>
          </table:table-cell>
          <table:table-cell office:value-type="float" office:value="5.629545502476764">
            <text:p>5.629545502476764</text:p>
          </table:table-cell>
          <table:table-cell office:value-type="float" office:value="7.934272061381231">
            <text:p>7.934272061381231</text:p>
          </table:table-cell>
          <table:table-cell office:value-type="float" office:value="0.1277737287204391">
            <text:p>0.1277737287204391</text:p>
          </table:table-cell>
          <table:table-cell office:value-type="float" office:value="0.2270208441887322">
            <text:p>0.2270208441887322</text:p>
          </table:table-cell>
          <table:table-cell office:value-type="float" office:value="0.2419498506872446">
            <text:p>0.2419498506872446</text:p>
          </table:table-cell>
          <table:table-cell office:value-type="float" office:value="0.3358634392908808">
            <text:p>0.3358634392908808</text:p>
          </table:table-cell>
          <table:table-cell office:value-type="float" office:value="0.0304826194412822">
            <text:p>0.0304826194412822</text:p>
          </table:table-cell>
          <table:table-cell office:value-type="float" office:value="100.88900974015696">
            <text:p>100.88900974015696</text:p>
          </table:table-cell>
          <table:table-cell office:value-type="float" office:value="22.523572334522505">
            <text:p>22.523572334522505</text:p>
          </table:table-cell>
          <table:table-cell office:value-type="float" office:value="0.0757114701423485">
            <text:p>0.0757114701423485</text:p>
          </table:table-cell>
          <table:table-cell office:value-type="float" office:value="0.2876758361834627">
            <text:p>0.2876758361834627</text:p>
          </table:table-cell>
          <table:table-cell office:value-type="float" office:value="0.4105531181252277">
            <text:p>0.4105531181252277</text:p>
          </table:table-cell>
          <table:table-cell office:value-type="float" office:value="0.748674691325933">
            <text:p>0.748674691325933</text:p>
          </table:table-cell>
          <table:table-cell office:value-type="float" office:value="0.975129347237133">
            <text:p>0.975129347237133</text:p>
          </table:table-cell>
          <table:table-cell office:value-type="float" office:value="0.0194495588333383">
            <text:p>0.0194495588333383</text:p>
          </table:table-cell>
          <table:table-cell office:value-type="float" office:value="0.0002584595675102">
            <text:p>0.0002584595675102</text:p>
          </table:table-cell>
          <table:table-cell office:value-type="float" office:value="0.0187255789852773">
            <text:p>0.0187255789852773</text:p>
          </table:table-cell>
          <table:table-cell office:value-type="float" office:value="0.3967422739823502">
            <text:p>0.3967422739823502</text:p>
          </table:table-cell>
          <table:table-cell office:value-type="float" office:value="0.1836854492428514">
            <text:p>0.1836854492428514</text:p>
          </table:table-cell>
          <table:table-cell office:value-type="float" office:value="0.0057008898975334">
            <text:p>0.0057008898975334</text:p>
          </table:table-cell>
          <table:table-cell office:value-type="float" office:value="0.0012862503444834">
            <text:p>0.0012862503444834</text:p>
          </table:table-cell>
          <table:table-cell office:value-type="float" office:value="0.0319361490844269">
            <text:p>0.0319361490844269</text:p>
          </table:table-cell>
          <table:table-cell office:value-type="float" office:value="0.0090090538321441">
            <text:p>0.0090090538321441</text:p>
          </table:table-cell>
          <table:table-cell office:value-type="float" office:value="0.0066556344458262">
            <text:p>0.0066556344458262</text:p>
          </table:table-cell>
          <table:table-cell office:value-type="float" office:value="0.3265507017842581">
            <text:p>0.3265507017842581</text:p>
          </table:table-cell>
          <table:table-cell office:value-type="float" office:value="7.501111355253613">
            <text:p>7.501111355253613</text:p>
          </table:table-cell>
          <table:table-cell office:value-type="float" office:value="0.099680101401694">
            <text:p>0.099680101401694</text:p>
          </table:table-cell>
          <table:table-cell office:value-type="float" office:value="7.221894047251927">
            <text:p>7.221894047251927</text:p>
          </table:table-cell>
          <table:table-cell office:value-type="float" office:value="153.01159280677305">
            <text:p>153.01159280677305</text:p>
          </table:table-cell>
          <table:table-cell office:value-type="float" office:value="70.84196720949052">
            <text:p>70.84196720949052</text:p>
          </table:table-cell>
          <table:table-cell office:value-type="float" office:value="2.1986622067817367">
            <text:p>2.1986622067817367</text:p>
          </table:table-cell>
          <table:table-cell office:value-type="float" office:value="0.4960681703569461">
            <text:p>0.4960681703569461</text:p>
          </table:table-cell>
          <table:table-cell office:value-type="float" office:value="12.31681461739093">
            <text:p>12.31681461739093</text:p>
          </table:table-cell>
          <table:table-cell office:value-type="float" office:value="3.4745217914430335">
            <text:p>3.4745217914430335</text:p>
          </table:table-cell>
          <table:table-cell office:value-type="float" office:value="2.566878536721792">
            <text:p>2.566878536721792</text:p>
          </table:table-cell>
          <table:table-cell office:value-type="float" office:value="125.94080915713484">
            <text:p>125.940809157134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833512362191239">
            <text:p>2.833512362191239</text:p>
          </table:table-cell>
          <table:table-cell office:value-type="string" office:string-value="153">
            <text:p>153</text:p>
          </table:table-cell>
          <table:table-cell office:value-type="float" office:value="0.002566954160945">
            <text:p>0.00256695416094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55606">
            <text:p>0.955606</text:p>
          </table:table-cell>
          <table:table-cell office:value-type="float" office:value="0.2178202577980472">
            <text:p>0.2178202577980472</text:p>
          </table:table-cell>
          <table:table-cell office:value-type="float" office:value="2.3681772406724004">
            <text:p>2.3681772406724004</text:p>
          </table:table-cell>
          <table:table-cell office:value-type="float" office:value="5.475402207126935">
            <text:p>5.475402207126935</text:p>
          </table:table-cell>
          <table:table-cell office:value-type="float" office:value="7.717132110202221">
            <text:p>7.717132110202221</text:p>
          </table:table-cell>
          <table:table-cell office:value-type="float" office:value="0.1242813075417682">
            <text:p>0.1242813075417682</text:p>
          </table:table-cell>
          <table:table-cell office:value-type="float" office:value="0.2206655428917046">
            <text:p>0.2206655428917046</text:p>
          </table:table-cell>
          <table:table-cell office:value-type="float" office:value="0.2353142794288057">
            <text:p>0.2353142794288057</text:p>
          </table:table-cell>
          <table:table-cell office:value-type="float" office:value="0.3267873354362562">
            <text:p>0.3267873354362562</text:p>
          </table:table-cell>
          <table:table-cell office:value-type="float" office:value="0.215641447774184">
            <text:p>0.215641447774184</text:p>
          </table:table-cell>
          <table:table-cell office:value-type="float" office:value="2.3444888640153234">
            <text:p>2.3444888640153234</text:p>
          </table:table-cell>
          <table:table-cell office:value-type="float" office:value="5.42063291553684">
            <text:p>5.42063291553684</text:p>
          </table:table-cell>
          <table:table-cell office:value-type="float" office:value="7.6399392679608225">
            <text:p>7.6399392679608225</text:p>
          </table:table-cell>
          <table:table-cell office:value-type="float" office:value="0.1230381478770602">
            <text:p>0.1230381478770602</text:p>
          </table:table-cell>
          <table:table-cell office:value-type="float" office:value="0.2184582720821208">
            <text:p>0.2184582720821208</text:p>
          </table:table-cell>
          <table:table-cell office:value-type="float" office:value="0.2329604804022111">
            <text:p>0.2329604804022111</text:p>
          </table:table-cell>
          <table:table-cell office:value-type="float" office:value="0.3235185507542538">
            <text:p>0.3235185507542538</text:p>
          </table:table-cell>
          <table:table-cell office:value-type="float" office:value="0.0293031651291949">
            <text:p>0.0293031651291949</text:p>
          </table:table-cell>
          <table:table-cell office:value-type="float" office:value="101.00422836278868">
            <text:p>101.00422836278868</text:p>
          </table:table-cell>
          <table:table-cell office:value-type="float" office:value="22.549330592117755">
            <text:p>22.549330592117755</text:p>
          </table:table-cell>
          <table:table-cell office:value-type="float" office:value="0.0740952380912078">
            <text:p>0.0740952380912078</text:p>
          </table:table-cell>
          <table:table-cell office:value-type="float" office:value="0.2818831420075339">
            <text:p>0.2818831420075339</text:p>
          </table:table-cell>
          <table:table-cell office:value-type="float" office:value="0.4011775499336827">
            <text:p>0.4011775499336827</text:p>
          </table:table-cell>
          <table:table-cell office:value-type="float" office:value="0.73471328842024">
            <text:p>0.73471328842024</text:p>
          </table:table-cell>
          <table:table-cell office:value-type="float" office:value="0.9573403192126336">
            <text:p>0.9573403192126336</text:p>
          </table:table-cell>
          <table:table-cell office:value-type="float" office:value="0.019221269195513">
            <text:p>0.019221269195513</text:p>
          </table:table-cell>
          <table:table-cell office:value-type="float" office:value="0.0002535583737019">
            <text:p>0.0002535583737019</text:p>
          </table:table-cell>
          <table:table-cell office:value-type="float" office:value="0.018655707914112">
            <text:p>0.018655707914112</text:p>
          </table:table-cell>
          <table:table-cell office:value-type="float" office:value="0.3969591696252896">
            <text:p>0.3969591696252896</text:p>
          </table:table-cell>
          <table:table-cell office:value-type="float" office:value="0.1837801164555052">
            <text:p>0.1837801164555052</text:p>
          </table:table-cell>
          <table:table-cell office:value-type="float" office:value="0.0056740627982865">
            <text:p>0.0056740627982865</text:p>
          </table:table-cell>
          <table:table-cell office:value-type="float" office:value="0.0012679132168853">
            <text:p>0.0012679132168853</text:p>
          </table:table-cell>
          <table:table-cell office:value-type="float" office:value="0.0319550309552438">
            <text:p>0.0319550309552438</text:p>
          </table:table-cell>
          <table:table-cell office:value-type="float" office:value="0.0088826914057794">
            <text:p>0.0088826914057794</text:p>
          </table:table-cell>
          <table:table-cell office:value-type="float" office:value="0.0065631446234264">
            <text:p>0.0065631446234264</text:p>
          </table:table-cell>
          <table:table-cell office:value-type="float" office:value="0.3267873354362562">
            <text:p>0.3267873354362562</text:p>
          </table:table-cell>
          <table:table-cell office:value-type="float" office:value="7.413066890633501">
            <text:p>7.413066890633501</text:p>
          </table:table-cell>
          <table:table-cell office:value-type="float" office:value="0.0977898579856453">
            <text:p>0.0977898579856453</text:p>
          </table:table-cell>
          <table:table-cell office:value-type="float" office:value="7.194946871235608">
            <text:p>7.194946871235608</text:p>
          </table:table-cell>
          <table:table-cell office:value-type="float" office:value="153.09524294938547">
            <text:p>153.09524294938547</text:p>
          </table:table-cell>
          <table:table-cell office:value-type="float" office:value="70.87847751339473">
            <text:p>70.87847751339473</text:p>
          </table:table-cell>
          <table:table-cell office:value-type="float" office:value="2.1883157994151654">
            <text:p>2.1883157994151654</text:p>
          </table:table-cell>
          <table:table-cell office:value-type="float" office:value="0.4889960903561845">
            <text:p>0.4889960903561845</text:p>
          </table:table-cell>
          <table:table-cell office:value-type="float" office:value="12.324096788508884">
            <text:p>12.324096788508884</text:p>
          </table:table-cell>
          <table:table-cell office:value-type="float" office:value="3.425787594466966">
            <text:p>3.425787594466966</text:p>
          </table:table-cell>
          <table:table-cell office:value-type="float" office:value="2.531207986916876">
            <text:p>2.531207986916876</text:p>
          </table:table-cell>
          <table:table-cell office:value-type="float" office:value="126.03207165770093">
            <text:p>126.0320716577009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724531117491576">
            <text:p>2.724531117491576</text:p>
          </table:table-cell>
          <table:table-cell office:value-type="string" office:string-value="154">
            <text:p>154</text:p>
          </table:table-cell>
          <table:table-cell office:value-type="float" office:value="0.0024707502955078">
            <text:p>0.002470750295507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89046">
            <text:p>0.989046</text:p>
          </table:table-cell>
          <table:table-cell office:value-type="float" office:value="0.2175311502319338">
            <text:p>0.2175311502319338</text:p>
          </table:table-cell>
          <table:table-cell office:value-type="float" office:value="2.369044430156716">
            <text:p>2.369044430156716</text:p>
          </table:table-cell>
          <table:table-cell office:value-type="float" office:value="5.4773971825471435">
            <text:p>5.4773971825471435</text:p>
          </table:table-cell>
          <table:table-cell office:value-type="float" office:value="7.720052553054269">
            <text:p>7.720052553054269</text:p>
          </table:table-cell>
          <table:table-cell office:value-type="float" office:value="0.1243326621357562">
            <text:p>0.1243326621357562</text:p>
          </table:table-cell>
          <table:table-cell office:value-type="float" office:value="0.2206074087381247">
            <text:p>0.2206074087381247</text:p>
          </table:table-cell>
          <table:table-cell office:value-type="float" office:value="0.235389261111026">
            <text:p>0.235389261111026</text:p>
          </table:table-cell>
          <table:table-cell office:value-type="float" office:value="0.3270252098427869">
            <text:p>0.3270252098427869</text:p>
          </table:table-cell>
          <table:table-cell office:value-type="float" office:value="0.2072841858343068">
            <text:p>0.2072841858343068</text:p>
          </table:table-cell>
          <table:table-cell office:value-type="float" office:value="2.25744885450546">
            <text:p>2.25744885450546</text:p>
          </table:table-cell>
          <table:table-cell office:value-type="float" office:value="5.219380370419866">
            <text:p>5.219380370419866</text:p>
          </table:table-cell>
          <table:table-cell office:value-type="float" office:value="7.356393814640888">
            <text:p>7.356393814640888</text:p>
          </table:table-cell>
          <table:table-cell office:value-type="float" office:value="0.1184758808839267">
            <text:p>0.1184758808839267</text:p>
          </table:table-cell>
          <table:table-cell office:value-type="float" office:value="0.2102155349270311">
            <text:p>0.2102155349270311</text:p>
          </table:table-cell>
          <table:table-cell office:value-type="float" office:value="0.2243010773009524">
            <text:p>0.2243010773009524</text:p>
          </table:table-cell>
          <table:table-cell office:value-type="float" office:value="0.3116204474498485">
            <text:p>0.3116204474498485</text:p>
          </table:table-cell>
          <table:table-cell office:value-type="float" office:value="0.0281677585496645">
            <text:p>0.0281677585496645</text:p>
          </table:table-cell>
          <table:table-cell office:value-type="float" office:value="101.11877611458652">
            <text:p>101.11877611458652</text:p>
          </table:table-cell>
          <table:table-cell office:value-type="float" office:value="22.574936642104365">
            <text:p>22.574936642104365</text:p>
          </table:table-cell>
          <table:table-cell office:value-type="float" office:value="0.0725180424135217">
            <text:p>0.0725180424135217</text:p>
          </table:table-cell>
          <table:table-cell office:value-type="float" office:value="0.2762082820317008">
            <text:p>0.2762082820317008</text:p>
          </table:table-cell>
          <table:table-cell office:value-type="float" office:value="0.3921649320097386">
            <text:p>0.3921649320097386</text:p>
          </table:table-cell>
          <table:table-cell office:value-type="float" office:value="0.7210880609283673">
            <text:p>0.7210880609283673</text:p>
          </table:table-cell>
          <table:table-cell office:value-type="float" office:value="0.9399528474438082">
            <text:p>0.9399528474438082</text:p>
          </table:table-cell>
          <table:table-cell office:value-type="float" office:value="0.0189844823676215">
            <text:p>0.0189844823676215</text:p>
          </table:table-cell>
          <table:table-cell office:value-type="float" office:value="0.0002487519979207">
            <text:p>0.0002487519979207</text:p>
          </table:table-cell>
          <table:table-cell office:value-type="float" office:value="0.0185864235836836">
            <text:p>0.0185864235836836</text:p>
          </table:table-cell>
          <table:table-cell office:value-type="float" office:value="0.397178797315016">
            <text:p>0.397178797315016</text:p>
          </table:table-cell>
          <table:table-cell office:value-type="float" office:value="0.1838757787752363">
            <text:p>0.1838757787752363</text:p>
          </table:table-cell>
          <table:table-cell office:value-type="float" office:value="0.0056477756373012">
            <text:p>0.0056477756373012</text:p>
          </table:table-cell>
          <table:table-cell office:value-type="float" office:value="0.0012499541881432">
            <text:p>0.0012499541881432</text:p>
          </table:table-cell>
          <table:table-cell office:value-type="float" office:value="0.0319741383330138">
            <text:p>0.0319741383330138</text:p>
          </table:table-cell>
          <table:table-cell office:value-type="float" office:value="0.0087570737382013">
            <text:p>0.0087570737382013</text:p>
          </table:table-cell>
          <table:table-cell office:value-type="float" office:value="0.0064716142210751">
            <text:p>0.0064716142210751</text:p>
          </table:table-cell>
          <table:table-cell office:value-type="float" office:value="0.3270252098427869">
            <text:p>0.3270252098427869</text:p>
          </table:table-cell>
          <table:table-cell office:value-type="float" office:value="7.321745314720589">
            <text:p>7.321745314720589</text:p>
          </table:table-cell>
          <table:table-cell office:value-type="float" office:value="0.0959361830381069">
            <text:p>0.0959361830381069</text:p>
          </table:table-cell>
          <table:table-cell office:value-type="float" office:value="7.168225983519283">
            <text:p>7.168225983519283</text:p>
          </table:table-cell>
          <table:table-cell office:value-type="float" office:value="153.17994676048224">
            <text:p>153.17994676048224</text:p>
          </table:table-cell>
          <table:table-cell office:value-type="float" office:value="70.9153716002454">
            <text:p>70.9153716002454</text:p>
          </table:table-cell>
          <table:table-cell office:value-type="float" office:value="2.178177630037967">
            <text:p>2.178177630037967</text:p>
          </table:table-cell>
          <table:table-cell office:value-type="float" office:value="0.4820698317412067">
            <text:p>0.4820698317412067</text:p>
          </table:table-cell>
          <table:table-cell office:value-type="float" office:value="12.331465930893467">
            <text:p>12.331465930893467</text:p>
          </table:table-cell>
          <table:table-cell office:value-type="float" office:value="3.377340628612121">
            <text:p>3.377340628612121</text:p>
          </table:table-cell>
          <table:table-cell office:value-type="float" office:value="2.495907456642051">
            <text:p>2.495907456642051</text:p>
          </table:table-cell>
          <table:table-cell office:value-type="float" office:value="126.12381268006764">
            <text:p>126.1238126800676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619741459126516">
            <text:p>2.619741459126516</text:p>
          </table:table-cell>
          <table:table-cell office:value-type="string" office:string-value="155">
            <text:p>155</text:p>
          </table:table-cell>
          <table:table-cell office:value-type="float" office:value="0.0023780918104211">
            <text:p>0.002378091810421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63148">
            <text:p>0.963148</text:p>
          </table:table-cell>
          <table:table-cell office:value-type="float" office:value="0.217251169551059">
            <text:p>0.217251169551059</text:p>
          </table:table-cell>
          <table:table-cell office:value-type="float" office:value="2.369884149801573">
            <text:p>2.369884149801573</text:p>
          </table:table-cell>
          <table:table-cell office:value-type="float" office:value="5.4793292716429445">
            <text:p>5.4793292716429445</text:p>
          </table:table-cell>
          <table:table-cell office:value-type="float" office:value="7.722881737403232">
            <text:p>7.722881737403232</text:p>
          </table:table-cell>
          <table:table-cell office:value-type="float" office:value="0.1243824686284781">
            <text:p>0.1243824686284781</text:p>
          </table:table-cell>
          <table:table-cell office:value-type="float" office:value="0.2205493473911017">
            <text:p>0.2205493473911017</text:p>
          </table:table-cell>
          <table:table-cell office:value-type="float" office:value="0.2354617703114457">
            <text:p>0.2354617703114457</text:p>
          </table:table-cell>
          <table:table-cell office:value-type="float" office:value="0.3272572773336602">
            <text:p>0.3272572773336602</text:p>
          </table:table-cell>
          <table:table-cell office:value-type="float" office:value="0.1992537934009736">
            <text:p>0.1992537934009736</text:p>
          </table:table-cell>
          <table:table-cell office:value-type="float" office:value="2.1735597913907876">
            <text:p>2.1735597913907876</text:p>
          </table:table-cell>
          <table:table-cell office:value-type="float" office:value="5.025414339190739">
            <text:p>5.025414339190739</text:p>
          </table:table-cell>
          <table:table-cell office:value-type="float" office:value="7.083107931453685">
            <text:p>7.083107931453685</text:p>
          </table:table-cell>
          <table:table-cell office:value-type="float" office:value="0.114078459315162">
            <text:p>0.114078459315162</text:p>
          </table:table-cell>
          <table:table-cell office:value-type="float" office:value="0.2022787457973062">
            <text:p>0.2022787457973062</text:p>
          </table:table-cell>
          <table:table-cell office:value-type="float" office:value="0.2159558037474123">
            <text:p>0.2159558037474123</text:p>
          </table:table-cell>
          <table:table-cell office:value-type="float" office:value="0.3001468487444945">
            <text:p>0.3001468487444945</text:p>
          </table:table-cell>
          <table:table-cell office:value-type="float" office:value="0.0270767543753723">
            <text:p>0.0270767543753723</text:p>
          </table:table-cell>
          <table:table-cell office:value-type="float" office:value="101.23068607209848">
            <text:p>101.23068607209848</text:p>
          </table:table-cell>
          <table:table-cell office:value-type="float" office:value="22.599954515792945">
            <text:p>22.599954515792945</text:p>
          </table:table-cell>
          <table:table-cell office:value-type="float" office:value="0.0709745280159139">
            <text:p>0.0709745280159139</text:p>
          </table:table-cell>
          <table:table-cell office:value-type="float" office:value="0.2706503846059052">
            <text:p>0.2706503846059052</text:p>
          </table:table-cell>
          <table:table-cell office:value-type="float" office:value="0.3833060313896862">
            <text:p>0.3833060313896862</text:p>
          </table:table-cell>
          <table:table-cell office:value-type="float" office:value="0.7077277354833572">
            <text:p>0.7077277354833572</text:p>
          </table:table-cell>
          <table:table-cell office:value-type="float" office:value="0.9229381275110876">
            <text:p>0.9229381275110876</text:p>
          </table:table-cell>
          <table:table-cell office:value-type="float" office:value="0.0187567568990674">
            <text:p>0.0187567568990674</text:p>
          </table:table-cell>
          <table:table-cell office:value-type="float" office:value="0.0002440317415856">
            <text:p>0.0002440317415856</text:p>
          </table:table-cell>
          <table:table-cell office:value-type="float" office:value="0.0185187627442537">
            <text:p>0.0185187627442537</text:p>
          </table:table-cell>
          <table:table-cell office:value-type="float" office:value="0.3973920543295781">
            <text:p>0.3973920543295781</text:p>
          </table:table-cell>
          <table:table-cell office:value-type="float" office:value="0.1839687863995536">
            <text:p>0.1839687863995536</text:p>
          </table:table-cell>
          <table:table-cell office:value-type="float" office:value="0.005621945584572">
            <text:p>0.005621945584572</text:p>
          </table:table-cell>
          <table:table-cell office:value-type="float" office:value="0.001232217847742">
            <text:p>0.001232217847742</text:p>
          </table:table-cell>
          <table:table-cell office:value-type="float" office:value="0.031992736831302">
            <text:p>0.031992736831302</text:p>
          </table:table-cell>
          <table:table-cell office:value-type="float" office:value="0.0086337541108006">
            <text:p>0.0086337541108006</text:p>
          </table:table-cell>
          <table:table-cell office:value-type="float" office:value="0.0063816761778835">
            <text:p>0.0063816761778835</text:p>
          </table:table-cell>
          <table:table-cell office:value-type="float" office:value="0.3272572773336602">
            <text:p>0.3272572773336602</text:p>
          </table:table-cell>
          <table:table-cell office:value-type="float" office:value="7.233918433263341">
            <text:p>7.233918433263341</text:p>
          </table:table-cell>
          <table:table-cell office:value-type="float" office:value="0.0941157217773467">
            <text:p>0.0941157217773467</text:p>
          </table:table-cell>
          <table:table-cell office:value-type="float" office:value="7.14213122757636">
            <text:p>7.14213122757636</text:p>
          </table:table-cell>
          <table:table-cell office:value-type="float" office:value="153.2621935932884">
            <text:p>153.2621935932884</text:p>
          </table:table-cell>
          <table:table-cell office:value-type="float" office:value="70.95124185071585">
            <text:p>70.95124185071585</text:p>
          </table:table-cell>
          <table:table-cell office:value-type="float" office:value="2.168215753601912">
            <text:p>2.168215753601912</text:p>
          </table:table-cell>
          <table:table-cell office:value-type="float" office:value="0.4752294573386767">
            <text:p>0.4752294573386767</text:p>
          </table:table-cell>
          <table:table-cell office:value-type="float" office:value="12.338638813728275">
            <text:p>12.338638813728275</text:p>
          </table:table-cell>
          <table:table-cell office:value-type="float" office:value="3.3297799479124723">
            <text:p>3.3297799479124723</text:p>
          </table:table-cell>
          <table:table-cell office:value-type="float" office:value="2.4612210515243573">
            <text:p>2.4612210515243573</text:p>
          </table:table-cell>
          <table:table-cell office:value-type="float" office:value="126.21331414927276">
            <text:p>126.2133141492727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518982172237034">
            <text:p>2.518982172237034</text:p>
          </table:table-cell>
          <table:table-cell office:value-type="string" office:string-value="156">
            <text:p>156</text:p>
          </table:table-cell>
          <table:table-cell office:value-type="float" office:value="0.0022888526034923">
            <text:p>0.002288852603492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04725">
            <text:p>1.004725</text:p>
          </table:table-cell>
          <table:table-cell office:value-type="float" office:value="0.2169714110276128">
            <text:p>0.2169714110276128</text:p>
          </table:table-cell>
          <table:table-cell office:value-type="float" office:value="2.370723250398976">
            <text:p>2.370723250398976</text:p>
          </table:table-cell>
          <table:table-cell office:value-type="float" office:value="5.481259780427659">
            <text:p>5.481259780427659</text:p>
          </table:table-cell>
          <table:table-cell office:value-type="float" office:value="7.7257072602633565">
            <text:p>7.7257072602633565</text:p>
          </table:table-cell>
          <table:table-cell office:value-type="float" office:value="0.1244321375008708">
            <text:p>0.1244321375008708</text:p>
          </table:table-cell>
          <table:table-cell office:value-type="float" office:value="0.220492668482394">
            <text:p>0.220492668482394</text:p>
          </table:table-cell>
          <table:table-cell office:value-type="float" office:value="0.2355342782306535">
            <text:p>0.2355342782306535</text:p>
          </table:table-cell>
          <table:table-cell office:value-type="float" office:value="0.3274876364538793">
            <text:p>0.3274876364538793</text:p>
          </table:table-cell>
          <table:table-cell office:value-type="float" office:value="0.1915297303583106">
            <text:p>0.1915297303583106</text:p>
          </table:table-cell>
          <table:table-cell office:value-type="float" office:value="2.0927364704528157">
            <text:p>2.0927364704528157</text:p>
          </table:table-cell>
          <table:table-cell office:value-type="float" office:value="4.838537034888697">
            <text:p>4.838537034888697</text:p>
          </table:table-cell>
          <table:table-cell office:value-type="float" office:value="6.819804606410424">
            <text:p>6.819804606410424</text:p>
          </table:table-cell>
          <table:table-cell office:value-type="float" office:value="0.1098414469932953">
            <text:p>0.1098414469932953</text:p>
          </table:table-cell>
          <table:table-cell office:value-type="float" office:value="0.1946380914444198">
            <text:p>0.1946380914444198</text:p>
          </table:table-cell>
          <table:table-cell office:value-type="float" office:value="0.2079159488616462">
            <text:p>0.2079159488616462</text:p>
          </table:table-cell>
          <table:table-cell office:value-type="float" office:value="0.2890870203066037">
            <text:p>0.2890870203066037</text:p>
          </table:table-cell>
          <table:table-cell office:value-type="float" office:value="0.0260273610189613">
            <text:p>0.0260273610189613</text:p>
          </table:table-cell>
          <table:table-cell office:value-type="float" office:value="101.34114168452614">
            <text:p>101.34114168452614</text:p>
          </table:table-cell>
          <table:table-cell office:value-type="float" office:value="22.624646622476572">
            <text:p>22.624646622476572</text:p>
          </table:table-cell>
          <table:table-cell office:value-type="float" office:value="0.0694664180630496">
            <text:p>0.0694664180630496</text:p>
          </table:table-cell>
          <table:table-cell office:value-type="float" office:value="0.2652061563179018">
            <text:p>0.2652061563179018</text:p>
          </table:table-cell>
          <table:table-cell office:value-type="float" office:value="0.3747102601578568">
            <text:p>0.3747102601578568</text:p>
          </table:table-cell>
          <table:table-cell office:value-type="float" office:value="0.6946621049287631">
            <text:p>0.6946621049287631</text:p>
          </table:table-cell>
          <table:table-cell office:value-type="float" office:value="0.9062961436783634">
            <text:p>0.9062961436783634</text:p>
          </table:table-cell>
          <table:table-cell office:value-type="float" office:value="0.0185280093934581">
            <text:p>0.0185280093934581</text:p>
          </table:table-cell>
          <table:table-cell office:value-type="float" office:value="0.0002394001097422">
            <text:p>0.0002394001097422</text:p>
          </table:table-cell>
          <table:table-cell office:value-type="float" office:value="0.018452100439033">
            <text:p>0.018452100439033</text:p>
          </table:table-cell>
          <table:table-cell office:value-type="float" office:value="0.3976042071968217">
            <text:p>0.3976042071968217</text:p>
          </table:table-cell>
          <table:table-cell office:value-type="float" office:value="0.1840612527199287">
            <text:p>0.1840612527199287</text:p>
          </table:table-cell>
          <table:table-cell office:value-type="float" office:value="0.0055966073119892">
            <text:p>0.0055966073119892</text:p>
          </table:table-cell>
          <table:table-cell office:value-type="float" office:value="0.0012147851187785">
            <text:p>0.0012147851187785</text:p>
          </table:table-cell>
          <table:table-cell office:value-type="float" office:value="0.0320112504686242">
            <text:p>0.0320112504686242</text:p>
          </table:table-cell>
          <table:table-cell office:value-type="float" office:value="0.0085118180748058">
            <text:p>0.0085118180748058</text:p>
          </table:table-cell>
          <table:table-cell office:value-type="float" office:value="0.006292932712938">
            <text:p>0.006292932712938</text:p>
          </table:table-cell>
          <table:table-cell office:value-type="float" office:value="0.3274876364538793">
            <text:p>0.3274876364538793</text:p>
          </table:table-cell>
          <table:table-cell office:value-type="float" office:value="7.145697382775023">
            <text:p>7.145697382775023</text:p>
          </table:table-cell>
          <table:table-cell office:value-type="float" office:value="0.0923294403242858">
            <text:p>0.0923294403242858</text:p>
          </table:table-cell>
          <table:table-cell office:value-type="float" office:value="7.116421576321859">
            <text:p>7.116421576321859</text:p>
          </table:table-cell>
          <table:table-cell office:value-type="float" office:value="153.34401458959823">
            <text:p>153.34401458959823</text:p>
          </table:table-cell>
          <table:table-cell office:value-type="float" office:value="70.98690333649493">
            <text:p>70.98690333649493</text:p>
          </table:table-cell>
          <table:table-cell office:value-type="float" office:value="2.1584435420149126">
            <text:p>2.1584435420149126</text:p>
          </table:table-cell>
          <table:table-cell office:value-type="float" office:value="0.4685061767593243">
            <text:p>0.4685061767593243</text:p>
          </table:table-cell>
          <table:table-cell office:value-type="float" office:value="12.3457789682343">
            <text:p>12.3457789682343</text:p>
          </table:table-cell>
          <table:table-cell office:value-type="float" office:value="3.282752876910387">
            <text:p>3.282752876910387</text:p>
          </table:table-cell>
          <table:table-cell office:value-type="float" office:value="2.426995359398815">
            <text:p>2.426995359398815</text:p>
          </table:table-cell>
          <table:table-cell office:value-type="float" office:value="126.30215675116764">
            <text:p>126.3021567511676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422098242535609">
            <text:p>2.422098242535609</text:p>
          </table:table-cell>
          <table:table-cell office:value-type="string" office:string-value="157">
            <text:p>157</text:p>
          </table:table-cell>
          <table:table-cell office:value-type="float" office:value="0.0022029095257604">
            <text:p>0.002202909525760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42691">
            <text:p>0.942691</text:p>
          </table:table-cell>
          <table:table-cell office:value-type="float" office:value="0.2167020406125582">
            <text:p>0.2167020406125582</text:p>
          </table:table-cell>
          <table:table-cell office:value-type="float" office:value="2.3715310744132085">
            <text:p>2.3715310744132085</text:p>
          </table:table-cell>
          <table:table-cell office:value-type="float" office:value="5.483118723522466">
            <text:p>5.483118723522466</text:p>
          </table:table-cell>
          <table:table-cell office:value-type="float" office:value="7.728429171873167">
            <text:p>7.728429171873167</text:p>
          </table:table-cell>
          <table:table-cell office:value-type="float" office:value="0.1244800620975889">
            <text:p>0.1244800620975889</text:p>
          </table:table-cell>
          <table:table-cell office:value-type="float" office:value="0.2204358268297453">
            <text:p>0.2204358268297453</text:p>
          </table:table-cell>
          <table:table-cell office:value-type="float" office:value="0.2356039555852365">
            <text:p>0.2356039555852365</text:p>
          </table:table-cell>
          <table:table-cell office:value-type="float" office:value="0.3277116653614634">
            <text:p>0.3277116653614634</text:p>
          </table:table-cell>
          <table:table-cell office:value-type="float" office:value="0.1841092122070708">
            <text:p>0.1841092122070708</text:p>
          </table:table-cell>
          <table:table-cell office:value-type="float" office:value="2.0148435916920535">
            <text:p>2.0148435916920535</text:p>
          </table:table-cell>
          <table:table-cell office:value-type="float" office:value="4.6584363754582">
            <text:p>4.6584363754582</text:p>
          </table:table-cell>
          <table:table-cell office:value-type="float" office:value="6.566043413387478">
            <text:p>6.566043413387478</text:p>
          </table:table-cell>
          <table:table-cell office:value-type="float" office:value="0.1057577773771376">
            <text:p>0.1057577773771376</text:p>
          </table:table-cell>
          <table:table-cell office:value-type="float" office:value="0.1872814224781544">
            <text:p>0.1872814224781544</text:p>
          </table:table-cell>
          <table:table-cell office:value-type="float" office:value="0.2001682057679425">
            <text:p>0.2001682057679425</text:p>
          </table:table-cell>
          <table:table-cell office:value-type="float" office:value="0.2784225583211687">
            <text:p>0.2784225583211687</text:p>
          </table:table-cell>
          <table:table-cell office:value-type="float" office:value="0.0250192022326359">
            <text:p>0.0250192022326359</text:p>
          </table:table-cell>
          <table:table-cell office:value-type="float" office:value="101.4488562487803">
            <text:p>101.4488562487803</text:p>
          </table:table-cell>
          <table:table-cell office:value-type="float" office:value="22.648727827378348">
            <text:p>22.648727827378348</text:p>
          </table:table-cell>
          <table:table-cell office:value-type="float" office:value="0.0679900625769628">
            <text:p>0.0679900625769628</text:p>
          </table:table-cell>
          <table:table-cell office:value-type="float" office:value="0.2598742864151349">
            <text:p>0.2598742864151349</text:p>
          </table:table-cell>
          <table:table-cell office:value-type="float" office:value="0.3662405044054514">
            <text:p>0.3662405044054514</text:p>
          </table:table-cell>
          <table:table-cell office:value-type="float" office:value="0.6818438056155574">
            <text:p>0.6818438056155574</text:p>
          </table:table-cell>
          <table:table-cell office:value-type="float" office:value="0.890006042551213">
            <text:p>0.890006042551213</text:p>
          </table:table-cell>
          <table:table-cell office:value-type="float" office:value="0.0183097964657874">
            <text:p>0.0183097964657874</text:p>
          </table:table-cell>
          <table:table-cell office:value-type="float" office:value="0.0002348511094068">
            <text:p>0.0002348511094068</text:p>
          </table:table-cell>
          <table:table-cell office:value-type="float" office:value="0.0183871159760258">
            <text:p>0.0183871159760258</text:p>
          </table:table-cell>
          <table:table-cell office:value-type="float" office:value="0.3978092774222643">
            <text:p>0.3978092774222643</text:p>
          </table:table-cell>
          <table:table-cell office:value-type="float" office:value="0.184150784590062">
            <text:p>0.184150784590062</text:p>
          </table:table-cell>
          <table:table-cell office:value-type="float" office:value="0.0055717013629945">
            <text:p>0.0055717013629945</text:p>
          </table:table-cell>
          <table:table-cell office:value-type="float" office:value="0.0011975529622752">
            <text:p>0.0011975529622752</text:p>
          </table:table-cell>
          <table:table-cell office:value-type="float" office:value="0.0320291981144755">
            <text:p>0.0320291981144755</text:p>
          </table:table-cell>
          <table:table-cell office:value-type="float" office:value="0.0083922668030324">
            <text:p>0.0083922668030324</text:p>
          </table:table-cell>
          <table:table-cell office:value-type="float" office:value="0.006205789832212">
            <text:p>0.006205789832212</text:p>
          </table:table-cell>
          <table:table-cell office:value-type="float" office:value="0.3277116653614634">
            <text:p>0.3277116653614634</text:p>
          </table:table-cell>
          <table:table-cell office:value-type="float" office:value="7.061539202960248">
            <text:p>7.061539202960248</text:p>
          </table:table-cell>
          <table:table-cell office:value-type="float" office:value="0.0905750273649409">
            <text:p>0.0905750273649409</text:p>
          </table:table-cell>
          <table:table-cell office:value-type="float" office:value="7.09135901847388">
            <text:p>7.09135901847388</text:p>
          </table:table-cell>
          <table:table-cell office:value-type="float" office:value="153.4231040234447">
            <text:p>153.4231040234447</text:p>
          </table:table-cell>
          <table:table-cell office:value-type="float" office:value="71.02143309284924">
            <text:p>71.02143309284924</text:p>
          </table:table-cell>
          <table:table-cell office:value-type="float" office:value="2.1488380646661134">
            <text:p>2.1488380646661134</text:p>
          </table:table-cell>
          <table:table-cell office:value-type="float" office:value="0.4618602509607011">
            <text:p>0.4618602509607011</text:p>
          </table:table-cell>
          <table:table-cell office:value-type="float" office:value="12.352700836809795">
            <text:p>12.352700836809795</text:p>
          </table:table-cell>
          <table:table-cell office:value-type="float" office:value="3.236645537925538">
            <text:p>3.236645537925538</text:p>
          </table:table-cell>
          <table:table-cell office:value-type="float" office:value="2.3933869645892383">
            <text:p>2.3933869645892383</text:p>
          </table:table-cell>
          <table:table-cell office:value-type="float" office:value="126.38855797995562">
            <text:p>126.3885579799556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328940617822701">
            <text:p>2.328940617822701</text:p>
          </table:table-cell>
          <table:table-cell office:value-type="string" office:string-value="158">
            <text:p>158</text:p>
          </table:table-cell>
          <table:table-cell office:value-type="float" office:value="0.0021201451331318">
            <text:p>0.00212014513313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6131">
            <text:p>0.96131</text:p>
          </table:table-cell>
          <table:table-cell office:value-type="float" office:value="0.2164295471873629">
            <text:p>0.2164295471873629</text:p>
          </table:table-cell>
          <table:table-cell office:value-type="float" office:value="2.3723483658356863">
            <text:p>2.3723483658356863</text:p>
          </table:table-cell>
          <table:table-cell office:value-type="float" office:value="5.484999117009424">
            <text:p>5.484999117009424</text:p>
          </table:table-cell>
          <table:table-cell office:value-type="float" office:value="7.731180370246128">
            <text:p>7.731180370246128</text:p>
          </table:table-cell>
          <table:table-cell office:value-type="float" office:value="0.1245283818669864">
            <text:p>0.1245283818669864</text:p>
          </table:table-cell>
          <table:table-cell office:value-type="float" office:value="0.2203808371185105">
            <text:p>0.2203808371185105</text:p>
          </table:table-cell>
          <table:table-cell office:value-type="float" office:value="0.2356745572648291">
            <text:p>0.2356745572648291</text:p>
          </table:table-cell>
          <table:table-cell office:value-type="float" office:value="0.3279355678010076">
            <text:p>0.3279355678010076</text:p>
          </table:table-cell>
          <table:table-cell office:value-type="float" office:value="0.1769693272613189">
            <text:p>0.1769693272613189</text:p>
          </table:table-cell>
          <table:table-cell office:value-type="float" office:value="1.939813208443216">
            <text:p>1.939813208443216</text:p>
          </table:table-cell>
          <table:table-cell office:value-type="float" office:value="4.4849541866193166">
            <text:p>4.4849541866193166</text:p>
          </table:table-cell>
          <table:table-cell office:value-type="float" office:value="6.321603527978266">
            <text:p>6.321603527978266</text:p>
          </table:table-cell>
          <table:table-cell office:value-type="float" office:value="0.1018239156821929">
            <text:p>0.1018239156821929</text:p>
          </table:table-cell>
          <table:table-cell office:value-type="float" office:value="0.1802002036828468">
            <text:p>0.1802002036828468</text:p>
          </table:table-cell>
          <table:table-cell office:value-type="float" office:value="0.1927055173093355">
            <text:p>0.1927055173093355</text:p>
          </table:table-cell>
          <table:table-cell office:value-type="float" office:value="0.2681451658195381">
            <text:p>0.2681451658195381</text:p>
          </table:table-cell>
          <table:table-cell office:value-type="float" office:value="0.0240491634885346">
            <text:p>0.0240491634885346</text:p>
          </table:table-cell>
          <table:table-cell office:value-type="float" office:value="101.55561168803608">
            <text:p>101.55561168803608</text:p>
          </table:table-cell>
          <table:table-cell office:value-type="float" office:value="22.672593159769665">
            <text:p>22.672593159769665</text:p>
          </table:table-cell>
          <table:table-cell office:value-type="float" office:value="0.0665484145621769">
            <text:p>0.0665484145621769</text:p>
          </table:table-cell>
          <table:table-cell office:value-type="float" office:value="0.2546510984919257">
            <text:p>0.2546510984919257</text:p>
          </table:table-cell>
          <table:table-cell office:value-type="float" office:value="0.3580639958817847">
            <text:p>0.3580639958817847</text:p>
          </table:table-cell>
          <table:table-cell office:value-type="float" office:value="0.6693202305015002">
            <text:p>0.6693202305015002</text:p>
          </table:table-cell>
          <table:table-cell office:value-type="float" office:value="0.8740726830829127">
            <text:p>0.8740726830829127</text:p>
          </table:table-cell>
          <table:table-cell office:value-type="float" office:value="0.0180867937807034">
            <text:p>0.0180867937807034</text:p>
          </table:table-cell>
          <table:table-cell office:value-type="float" office:value="0.0002303891521885">
            <text:p>0.0002303891521885</text:p>
          </table:table-cell>
          <table:table-cell office:value-type="float" office:value="0.0183228666670398">
            <text:p>0.0183228666670398</text:p>
          </table:table-cell>
          <table:table-cell office:value-type="float" office:value="0.3980152501613458">
            <text:p>0.3980152501613458</text:p>
          </table:table-cell>
          <table:table-cell office:value-type="float" office:value="0.1842405818217205">
            <text:p>0.1842405818217205</text:p>
          </table:table-cell>
          <table:table-cell office:value-type="float" office:value="0.0055472874451343">
            <text:p>0.0055472874451343</text:p>
          </table:table-cell>
          <table:table-cell office:value-type="float" office:value="0.0011806463356435">
            <text:p>0.0011806463356435</text:p>
          </table:table-cell>
          <table:table-cell office:value-type="float" office:value="0.0320472214509272">
            <text:p>0.0320472214509272</text:p>
          </table:table-cell>
          <table:table-cell office:value-type="float" office:value="0.0082737355801642">
            <text:p>0.0082737355801642</text:p>
          </table:table-cell>
          <table:table-cell office:value-type="float" office:value="0.0061196598041238">
            <text:p>0.0061196598041238</text:p>
          </table:table-cell>
          <table:table-cell office:value-type="float" office:value="0.3279355678010076">
            <text:p>0.3279355678010076</text:p>
          </table:table-cell>
          <table:table-cell office:value-type="float" office:value="6.975533757403884">
            <text:p>6.975533757403884</text:p>
          </table:table-cell>
          <table:table-cell office:value-type="float" office:value="0.0888541843245477">
            <text:p>0.0888541843245477</text:p>
          </table:table-cell>
          <table:table-cell office:value-type="float" office:value="7.066579987477264">
            <text:p>7.066579987477264</text:p>
          </table:table-cell>
          <table:table-cell office:value-type="float" office:value="153.50254152972627">
            <text:p>153.50254152972627</text:p>
          </table:table-cell>
          <table:table-cell office:value-type="float" office:value="71.05606519118297">
            <text:p>71.05606519118297</text:p>
          </table:table-cell>
          <table:table-cell office:value-type="float" office:value="2.1394223489649566">
            <text:p>2.1394223489649566</text:p>
          </table:table-cell>
          <table:table-cell office:value-type="float" office:value="0.4553398722676579">
            <text:p>0.4553398722676579</text:p>
          </table:table-cell>
          <table:table-cell office:value-type="float" office:value="12.359651896979114">
            <text:p>12.359651896979114</text:p>
          </table:table-cell>
          <table:table-cell office:value-type="float" office:value="3.190931601201959">
            <text:p>3.190931601201959</text:p>
          </table:table-cell>
          <table:table-cell office:value-type="float" office:value="2.3601691966564453">
            <text:p>2.3601691966564453</text:p>
          </table:table-cell>
          <table:table-cell office:value-type="float" office:value="126.4749104338146">
            <text:p>126.474910433814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239365978675674">
            <text:p>2.239365978675674</text:p>
          </table:table-cell>
          <table:table-cell office:value-type="string" office:string-value="159">
            <text:p>159</text:p>
          </table:table-cell>
          <table:table-cell office:value-type="float" office:value="0.0020404443648822">
            <text:p>0.002040444364882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46429">
            <text:p>0.946429</text:p>
          </table:table-cell>
          <table:table-cell office:value-type="float" office:value="0.2161654054378913">
            <text:p>0.2161654054378913</text:p>
          </table:table-cell>
          <table:table-cell office:value-type="float" office:value="2.373140519045932">
            <text:p>2.373140519045932</text:p>
          </table:table-cell>
          <table:table-cell office:value-type="float" office:value="5.486821967118947">
            <text:p>5.486821967118947</text:p>
          </table:table-cell>
          <table:table-cell office:value-type="float" office:value="7.733848033393778">
            <text:p>7.733848033393778</text:p>
          </table:table-cell>
          <table:table-cell office:value-type="float" office:value="0.124575282904225">
            <text:p>0.124575282904225</text:p>
          </table:table-cell>
          <table:table-cell office:value-type="float" office:value="0.2203259494794482">
            <text:p>0.2203259494794482</text:p>
          </table:table-cell>
          <table:table-cell office:value-type="float" office:value="0.2357428887810096">
            <text:p>0.2357428887810096</text:p>
          </table:table-cell>
          <table:table-cell office:value-type="float" office:value="0.3281541226274272">
            <text:p>0.3281541226274272</text:p>
          </table:table-cell>
          <table:table-cell office:value-type="float" office:value="0.1701088103460537">
            <text:p>0.1701088103460537</text:p>
          </table:table-cell>
          <table:table-cell office:value-type="float" office:value="1.8675148766804344">
            <text:p>1.8675148766804344</text:p>
          </table:table-cell>
          <table:table-cell office:value-type="float" office:value="4.317789682935044">
            <text:p>4.317789682935044</text:p>
          </table:table-cell>
          <table:table-cell office:value-type="float" office:value="6.086060281906577">
            <text:p>6.086060281906577</text:p>
          </table:table-cell>
          <table:table-cell office:value-type="float" office:value="0.0980330461779162">
            <text:p>0.0980330461779162</text:p>
          </table:table-cell>
          <table:table-cell office:value-type="float" office:value="0.1733829012944546">
            <text:p>0.1733829012944546</text:p>
          </table:table-cell>
          <table:table-cell office:value-type="float" office:value="0.1855150794219091">
            <text:p>0.1855150794219091</text:p>
          </table:table-cell>
          <table:table-cell office:value-type="float" office:value="0.2582370074306057">
            <text:p>0.2582370074306057</text:p>
          </table:table-cell>
          <table:table-cell office:value-type="float" office:value="0.023117075098166">
            <text:p>0.023117075098166</text:p>
          </table:table-cell>
          <table:table-cell office:value-type="float" office:value="101.65994829950384">
            <text:p>101.65994829950384</text:p>
          </table:table-cell>
          <table:table-cell office:value-type="float" office:value="22.695919158388488">
            <text:p>22.695919158388488</text:p>
          </table:table-cell>
          <table:table-cell office:value-type="float" office:value="0.0651375520596063">
            <text:p>0.0651375520596063</text:p>
          </table:table-cell>
          <table:table-cell office:value-type="float" office:value="0.2495355046916345">
            <text:p>0.2495355046916345</text:p>
          </table:table-cell>
          <table:table-cell office:value-type="float" office:value="0.3500281997263133">
            <text:p>0.3500281997263133</text:p>
          </table:table-cell>
          <table:table-cell office:value-type="float" office:value="0.6570397898754206">
            <text:p>0.6570397898754206</text:p>
          </table:table-cell>
          <table:table-cell office:value-type="float" office:value="0.8584748943763733">
            <text:p>0.8584748943763733</text:p>
          </table:table-cell>
          <table:table-cell office:value-type="float" office:value="0.0178720509063879">
            <text:p>0.0178720509063879</text:p>
          </table:table-cell>
          <table:table-cell office:value-type="float" office:value="0.0002260078106313">
            <text:p>0.0002260078106313</text:p>
          </table:table-cell>
          <table:table-cell office:value-type="float" office:value="0.0182601240721123">
            <text:p>0.0182601240721123</text:p>
          </table:table-cell>
          <table:table-cell office:value-type="float" office:value="0.3982153726346542">
            <text:p>0.3982153726346542</text:p>
          </table:table-cell>
          <table:table-cell office:value-type="float" office:value="0.1843279428767949">
            <text:p>0.1843279428767949</text:p>
          </table:table-cell>
          <table:table-cell office:value-type="float" office:value="0.0055232986468793">
            <text:p>0.0055232986468793</text:p>
          </table:table-cell>
          <table:table-cell office:value-type="float" office:value="0.001163950148595">
            <text:p>0.001163950148595</text:p>
          </table:table-cell>
          <table:table-cell office:value-type="float" office:value="0.0320647777581665">
            <text:p>0.0320647777581665</text:p>
          </table:table-cell>
          <table:table-cell office:value-type="float" office:value="0.0081573495765395">
            <text:p>0.0081573495765395</text:p>
          </table:table-cell>
          <table:table-cell office:value-type="float" office:value="0.0060350029418106">
            <text:p>0.0060350029418106</text:p>
          </table:table-cell>
          <table:table-cell office:value-type="float" office:value="0.3281541226274272">
            <text:p>0.3281541226274272</text:p>
          </table:table-cell>
          <table:table-cell office:value-type="float" office:value="6.892713873066626">
            <text:p>6.892713873066626</text:p>
          </table:table-cell>
          <table:table-cell office:value-type="float" office:value="0.0871644323261996">
            <text:p>0.0871644323261996</text:p>
          </table:table-cell>
          <table:table-cell office:value-type="float" office:value="7.042382050891553">
            <text:p>7.042382050891553</text:p>
          </table:table-cell>
          <table:table-cell office:value-type="float" office:value="153.5797227640071">
            <text:p>153.5797227640071</text:p>
          </table:table-cell>
          <table:table-cell office:value-type="float" office:value="71.08975772929352">
            <text:p>71.08975772929352</text:p>
          </table:table-cell>
          <table:table-cell office:value-type="float" office:value="2.130170589141976">
            <text:p>2.130170589141976</text:p>
          </table:table-cell>
          <table:table-cell office:value-type="float" office:value="0.4489006538086582">
            <text:p>0.4489006538086582</text:p>
          </table:table-cell>
          <table:table-cell office:value-type="float" office:value="12.3664228379921">
            <text:p>12.3664228379921</text:p>
          </table:table-cell>
          <table:table-cell office:value-type="float" office:value="3.1460450111840177">
            <text:p>3.1460450111840177</text:p>
          </table:table-cell>
          <table:table-cell office:value-type="float" office:value="2.3275195845681">
            <text:p>2.3275195845681</text:p>
          </table:table-cell>
          <table:table-cell office:value-type="float" office:value="126.55920047371984">
            <text:p>126.559200473719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153236517957379">
            <text:p>2.153236517957379</text:p>
          </table:table-cell>
          <table:table-cell office:value-type="string" office:string-value="160">
            <text:p>160</text:p>
          </table:table-cell>
          <table:table-cell office:value-type="float" office:value="0.0019636973500139">
            <text:p>0.001963697350013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47105">
            <text:p>0.947105</text:p>
          </table:table-cell>
          <table:table-cell office:value-type="float" office:value="0.2159007215646112">
            <text:p>0.2159007215646112</text:p>
          </table:table-cell>
          <table:table-cell office:value-type="float" office:value="2.373934355537344">
            <text:p>2.373934355537344</text:p>
          </table:table-cell>
          <table:table-cell office:value-type="float" office:value="5.4886485009730075">
            <text:p>5.4886485009730075</text:p>
          </table:table-cell>
          <table:table-cell office:value-type="float" office:value="7.736519651595971">
            <text:p>7.736519651595971</text:p>
          </table:table-cell>
          <table:table-cell office:value-type="float" office:value="0.1246221742215756">
            <text:p>0.1246221742215756</text:p>
          </table:table-cell>
          <table:table-cell office:value-type="float" office:value="0.2202724936865009">
            <text:p>0.2202724936865009</text:p>
          </table:table-cell>
          <table:table-cell office:value-type="float" office:value="0.2358114232053543">
            <text:p>0.2358114232053543</text:p>
          </table:table-cell>
          <table:table-cell office:value-type="float" office:value="0.328371421419604">
            <text:p>0.328371421419604</text:p>
          </table:table-cell>
          <table:table-cell office:value-type="float" office:value="0.1635100704610897">
            <text:p>0.1635100704610897</text:p>
          </table:table-cell>
          <table:table-cell office:value-type="float" office:value="1.7978734435482184">
            <text:p>1.7978734435482184</text:p>
          </table:table-cell>
          <table:table-cell office:value-type="float" office:value="4.156768428685759">
            <text:p>4.156768428685759</text:p>
          </table:table-cell>
          <table:table-cell office:value-type="float" office:value="5.85916927089794">
            <text:p>5.85916927089794</text:p>
          </table:table-cell>
          <table:table-cell office:value-type="float" office:value="0.0943812523659673">
            <text:p>0.0943812523659673</text:p>
          </table:table-cell>
          <table:table-cell office:value-type="float" office:value="0.1668209846743897">
            <text:p>0.1668209846743897</text:p>
          </table:table-cell>
          <table:table-cell office:value-type="float" office:value="0.1785892244565679">
            <text:p>0.1785892244565679</text:p>
          </table:table-cell>
          <table:table-cell office:value-type="float" office:value="0.2486885354742066">
            <text:p>0.2486885354742066</text:p>
          </table:table-cell>
          <table:table-cell office:value-type="float" office:value="0.022220546128951">
            <text:p>0.022220546128951</text:p>
          </table:table-cell>
          <table:table-cell office:value-type="float" office:value="101.76305001665472">
            <text:p>101.76305001665472</text:p>
          </table:table-cell>
          <table:table-cell office:value-type="float" office:value="22.718968279310225">
            <text:p>22.718968279310225</text:p>
          </table:table-cell>
          <table:table-cell office:value-type="float" office:value="0.0637591185671934">
            <text:p>0.0637591185671934</text:p>
          </table:table-cell>
          <table:table-cell office:value-type="float" office:value="0.2445243854524293">
            <text:p>0.2445243854524293</text:p>
          </table:table-cell>
          <table:table-cell office:value-type="float" office:value="0.3422401273304901">
            <text:p>0.3422401273304901</text:p>
          </table:table-cell>
          <table:table-cell office:value-type="float" office:value="0.6450309354903377">
            <text:p>0.6450309354903377</text:p>
          </table:table-cell>
          <table:table-cell office:value-type="float" office:value="0.8432126899643113">
            <text:p>0.8432126899643113</text:p>
          </table:table-cell>
          <table:table-cell office:value-type="float" office:value="0.0176554772467604">
            <text:p>0.0176554772467604</text:p>
          </table:table-cell>
          <table:table-cell office:value-type="float" office:value="0.0002217094051309">
            <text:p>0.0002217094051309</text:p>
          </table:table-cell>
          <table:table-cell office:value-type="float" office:value="0.0181982598460974">
            <text:p>0.0181982598460974</text:p>
          </table:table-cell>
          <table:table-cell office:value-type="float" office:value="0.3984149087255133">
            <text:p>0.3984149087255133</text:p>
          </table:table-cell>
          <table:table-cell office:value-type="float" office:value="0.1844149754951813">
            <text:p>0.1844149754951813</text:p>
          </table:table-cell>
          <table:table-cell office:value-type="float" office:value="0.0054997729478061">
            <text:p>0.0054997729478061</text:p>
          </table:table-cell>
          <table:table-cell office:value-type="float" office:value="0.0011475447354555">
            <text:p>0.0011475447354555</text:p>
          </table:table-cell>
          <table:table-cell office:value-type="float" office:value="0.0320822891651372">
            <text:p>0.0320822891651372</text:p>
          </table:table-cell>
          <table:table-cell office:value-type="float" office:value="0.0080422128016819">
            <text:p>0.0080422128016819</text:p>
          </table:table-cell>
          <table:table-cell office:value-type="float" office:value="0.0059514282116316">
            <text:p>0.0059514282116316</text:p>
          </table:table-cell>
          <table:table-cell office:value-type="float" office:value="0.328371421419604">
            <text:p>0.328371421419604</text:p>
          </table:table-cell>
          <table:table-cell office:value-type="float" office:value="6.809187909758092">
            <text:p>6.809187909758092</text:p>
          </table:table-cell>
          <table:table-cell office:value-type="float" office:value="0.0855066662768454">
            <text:p>0.0855066662768454</text:p>
          </table:table-cell>
          <table:table-cell office:value-type="float" office:value="7.018522874844408">
            <text:p>7.018522874844408</text:p>
          </table:table-cell>
          <table:table-cell office:value-type="float" office:value="153.65667784816873">
            <text:p>153.65667784816873</text:p>
          </table:table-cell>
          <table:table-cell office:value-type="float" office:value="71.12332359922661">
            <text:p>71.12332359922661</text:p>
          </table:table-cell>
          <table:table-cell office:value-type="float" office:value="2.121097432780388">
            <text:p>2.121097432780388</text:p>
          </table:table-cell>
          <table:table-cell office:value-type="float" office:value="0.4425735781231557">
            <text:p>0.4425735781231557</text:p>
          </table:table-cell>
          <table:table-cell office:value-type="float" office:value="12.373176462318503">
            <text:p>12.373176462318503</text:p>
          </table:table-cell>
          <table:table-cell office:value-type="float" office:value="3.1016402112246833">
            <text:p>3.1016402112246833</text:p>
          </table:table-cell>
          <table:table-cell office:value-type="float" office:value="2.295287318379963">
            <text:p>2.295287318379963</text:p>
          </table:table-cell>
          <table:table-cell office:value-type="float" office:value="126.64300609889868">
            <text:p>126.6430060988986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070419728805172">
            <text:p>2.070419728805172</text:p>
          </table:table-cell>
          <table:table-cell office:value-type="string" office:string-value="161">
            <text:p>161</text:p>
          </table:table-cell>
          <table:table-cell office:value-type="float" office:value="0.0018897969221428">
            <text:p>0.001889796922142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19871">
            <text:p>0.919871</text:p>
          </table:table-cell>
          <table:table-cell office:value-type="float" office:value="0.2156440468375348">
            <text:p>0.2156440468375348</text:p>
          </table:table-cell>
          <table:table-cell office:value-type="float" office:value="2.374704084045073">
            <text:p>2.374704084045073</text:p>
          </table:table-cell>
          <table:table-cell office:value-type="float" office:value="5.490419852263334">
            <text:p>5.490419852263334</text:p>
          </table:table-cell>
          <table:table-cell office:value-type="float" office:value="7.739111150985757">
            <text:p>7.739111150985757</text:p>
          </table:table-cell>
          <table:table-cell office:value-type="float" office:value="0.1246677042441318">
            <text:p>0.1246677042441318</text:p>
          </table:table-cell>
          <table:table-cell office:value-type="float" office:value="0.2202191499358023">
            <text:p>0.2202191499358023</text:p>
          </table:table-cell>
          <table:table-cell office:value-type="float" office:value="0.2358777773648245">
            <text:p>0.2358777773648245</text:p>
          </table:table-cell>
          <table:table-cell office:value-type="float" office:value="0.3285835788925685">
            <text:p>0.3285835788925685</text:p>
          </table:table-cell>
          <table:table-cell office:value-type="float" office:value="0.1571695712724369">
            <text:p>0.1571695712724369</text:p>
          </table:table-cell>
          <table:table-cell office:value-type="float" office:value="1.7307745252502131">
            <text:p>1.7307745252502131</text:p>
          </table:table-cell>
          <table:table-cell office:value-type="float" office:value="4.001626508781062">
            <text:p>4.001626508781062</text:p>
          </table:table-cell>
          <table:table-cell office:value-type="float" office:value="5.640558130253237">
            <text:p>5.640558130253237</text:p>
          </table:table-cell>
          <table:table-cell office:value-type="float" office:value="0.0908625576032301">
            <text:p>0.0908625576032301</text:p>
          </table:table-cell>
          <table:table-cell office:value-type="float" office:value="0.1605040801681247">
            <text:p>0.1605040801681247</text:p>
          </table:table-cell>
          <table:table-cell office:value-type="float" office:value="0.1719166825368254">
            <text:p>0.1719166825368254</text:p>
          </table:table-cell>
          <table:table-cell office:value-type="float" office:value="0.2394841915604364">
            <text:p>0.2394841915604364</text:p>
          </table:table-cell>
          <table:table-cell office:value-type="float" office:value="0.0213590977987284">
            <text:p>0.0213590977987284</text:p>
          </table:table-cell>
          <table:table-cell office:value-type="float" office:value="101.86383252224516">
            <text:p>101.86383252224516</text:p>
          </table:table-cell>
          <table:table-cell office:value-type="float" office:value="22.741500288387908">
            <text:p>22.741500288387908</text:p>
          </table:table-cell>
          <table:table-cell office:value-type="float" office:value="0.0624101060818347">
            <text:p>0.0624101060818347</text:p>
          </table:table-cell>
          <table:table-cell office:value-type="float" office:value="0.2396164426034075">
            <text:p>0.2396164426034075</text:p>
          </table:table-cell>
          <table:table-cell office:value-type="float" office:value="0.3345863863409809">
            <text:p>0.3345863863409809</text:p>
          </table:table-cell>
          <table:table-cell office:value-type="float" office:value="0.6332548790818074">
            <text:p>0.6332548790818074</text:p>
          </table:table-cell>
          <table:table-cell office:value-type="float" office:value="0.8282691489570344">
            <text:p>0.8282691489570344</text:p>
          </table:table-cell>
          <table:table-cell office:value-type="float" office:value="0.0174468118953127">
            <text:p>0.0174468118953127</text:p>
          </table:table-cell>
          <table:table-cell office:value-type="float" office:value="0.0002174889466271">
            <text:p>0.0002174889466271</text:p>
          </table:table-cell>
          <table:table-cell office:value-type="float" office:value="0.0181378480506699">
            <text:p>0.0181378480506699</text:p>
          </table:table-cell>
          <table:table-cell office:value-type="float" office:value="0.398608827143172">
            <text:p>0.398608827143172</text:p>
          </table:table-cell>
          <table:table-cell office:value-type="float" office:value="0.1844996696551608">
            <text:p>0.1844996696551608</text:p>
          </table:table-cell>
          <table:table-cell office:value-type="float" office:value="0.0054766570684448">
            <text:p>0.0054766570684448</text:p>
          </table:table-cell>
          <table:table-cell office:value-type="float" office:value="0.0011313437429546">
            <text:p>0.0011313437429546</text:p>
          </table:table-cell>
          <table:table-cell office:value-type="float" office:value="0.0320993521576019">
            <text:p>0.0320993521576019</text:p>
          </table:table-cell>
          <table:table-cell office:value-type="float" office:value="0.0079291503074602">
            <text:p>0.0079291503074602</text:p>
          </table:table-cell>
          <table:table-cell office:value-type="float" office:value="0.0058692721400265">
            <text:p>0.0058692721400265</text:p>
          </table:table-cell>
          <table:table-cell office:value-type="float" office:value="0.3285835788925685">
            <text:p>0.3285835788925685</text:p>
          </table:table-cell>
          <table:table-cell office:value-type="float" office:value="6.728711943665267">
            <text:p>6.728711943665267</text:p>
          </table:table-cell>
          <table:table-cell office:value-type="float" office:value="0.0838789620456889">
            <text:p>0.0838789620456889</text:p>
          </table:table-cell>
          <table:table-cell office:value-type="float" office:value="6.995223857701892">
            <text:p>6.995223857701892</text:p>
          </table:table-cell>
          <table:table-cell office:value-type="float" office:value="153.73146636430715">
            <text:p>153.73146636430715</text:p>
          </table:table-cell>
          <table:table-cell office:value-type="float" office:value="71.15598759590588">
            <text:p>71.15598759590588</text:p>
          </table:table-cell>
          <table:table-cell office:value-type="float" office:value="2.1121823315871064">
            <text:p>2.1121823315871064</text:p>
          </table:table-cell>
          <table:table-cell office:value-type="float" office:value="0.4363253413453195">
            <text:p>0.4363253413453195</text:p>
          </table:table-cell>
          <table:table-cell office:value-type="float" office:value="12.379757146622364">
            <text:p>12.379757146622364</text:p>
          </table:table-cell>
          <table:table-cell office:value-type="float" office:value="3.0580353990782045">
            <text:p>3.0580353990782045</text:p>
          </table:table-cell>
          <table:table-cell office:value-type="float" office:value="2.263602186244052">
            <text:p>2.263602186244052</text:p>
          </table:table-cell>
          <table:table-cell office:value-type="float" office:value="126.72482887149688">
            <text:p>126.724828871496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990788200774204">
            <text:p>1.990788200774204</text:p>
          </table:table-cell>
          <table:table-cell office:value-type="string" office:string-value="162">
            <text:p>162</text:p>
          </table:table-cell>
          <table:table-cell office:value-type="float" office:value="0.001818640598954">
            <text:p>0.00181864059895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28906">
            <text:p>0.928906</text:p>
          </table:table-cell>
          <table:table-cell office:value-type="float" office:value="0.2153867972761716">
            <text:p>0.2153867972761716</text:p>
          </table:table-cell>
          <table:table-cell office:value-type="float" office:value="2.3754755934695297">
            <text:p>2.3754755934695297</text:p>
          </table:table-cell>
          <table:table-cell office:value-type="float" office:value="5.492195113496373">
            <text:p>5.492195113496373</text:p>
          </table:table-cell>
          <table:table-cell office:value-type="float" office:value="7.741706975440414">
            <text:p>7.741706975440414</text:p>
          </table:table-cell>
          <table:table-cell office:value-type="float" office:value="0.1247132330751989">
            <text:p>0.1247132330751989</text:p>
          </table:table-cell>
          <table:table-cell office:value-type="float" office:value="0.2201672112909672">
            <text:p>0.2201672112909672</text:p>
          </table:table-cell>
          <table:table-cell office:value-type="float" office:value="0.23594434039603">
            <text:p>0.23594434039603</text:p>
          </table:table-cell>
          <table:table-cell office:value-type="float" office:value="0.3287945440429861">
            <text:p>0.3287945440429861</text:p>
          </table:table-cell>
          <table:table-cell office:value-type="float" office:value="0.1510712484785558">
            <text:p>0.1510712484785558</text:p>
          </table:table-cell>
          <table:table-cell office:value-type="float" office:value="1.666146988460196">
            <text:p>1.666146988460196</text:p>
          </table:table-cell>
          <table:table-cell office:value-type="float" office:value="3.852198849588039">
            <text:p>3.852198849588039</text:p>
          </table:table-cell>
          <table:table-cell office:value-type="float" office:value="5.429995491484638">
            <text:p>5.429995491484638</text:p>
          </table:table-cell>
          <table:table-cell office:value-type="float" office:value="0.0874732530532491">
            <text:p>0.0874732530532491</text:p>
          </table:table-cell>
          <table:table-cell office:value-type="float" office:value="0.1544242075391502">
            <text:p>0.1544242075391502</text:p>
          </table:table-cell>
          <table:table-cell office:value-type="float" office:value="0.1654902088978736">
            <text:p>0.1654902088978736</text:p>
          </table:table-cell>
          <table:table-cell office:value-type="float" office:value="0.2306148886081542">
            <text:p>0.2306148886081542</text:p>
          </table:table-cell>
          <table:table-cell office:value-type="float" office:value="0.0205305466367261">
            <text:p>0.0205305466367261</text:p>
          </table:table-cell>
          <table:table-cell office:value-type="float" office:value="101.96344033316524">
            <text:p>101.96344033316524</text:p>
          </table:table-cell>
          <table:table-cell office:value-type="float" office:value="22.76376887656665">
            <text:p>22.76376887656665</text:p>
          </table:table-cell>
          <table:table-cell office:value-type="float" office:value="0.0610920424551493">
            <text:p>0.0610920424551493</text:p>
          </table:table-cell>
          <table:table-cell office:value-type="float" office:value="0.2348086744579959">
            <text:p>0.2348086744579959</text:p>
          </table:table-cell>
          <table:table-cell office:value-type="float" office:value="0.32716903121619">
            <text:p>0.32716903121619</text:p>
          </table:table-cell>
          <table:table-cell office:value-type="float" office:value="0.6217382984619664">
            <text:p>0.6217382984619664</text:p>
          </table:table-cell>
          <table:table-cell office:value-type="float" office:value="0.8136439980985962">
            <text:p>0.8136439980985962</text:p>
          </table:table-cell>
          <table:table-cell office:value-type="float" office:value="0.0172363071143011">
            <text:p>0.0172363071143011</text:p>
          </table:table-cell>
          <table:table-cell office:value-type="float" office:value="0.0002133485485957">
            <text:p>0.0002133485485957</text:p>
          </table:table-cell>
          <table:table-cell office:value-type="float" office:value="0.0180782795531184">
            <text:p>0.0180782795531184</text:p>
          </table:table-cell>
          <table:table-cell office:value-type="float" office:value="0.3988022109071502">
            <text:p>0.3988022109071502</text:p>
          </table:table-cell>
          <table:table-cell office:value-type="float" office:value="0.1845840585095475">
            <text:p>0.1845840585095475</text:p>
          </table:table-cell>
          <table:table-cell office:value-type="float" office:value="0.0054539889680147">
            <text:p>0.0054539889680147</text:p>
          </table:table-cell>
          <table:table-cell office:value-type="float" office:value="0.0011154243051915">
            <text:p>0.0011154243051915</text:p>
          </table:table-cell>
          <table:table-cell office:value-type="float" office:value="0.0321163735506138">
            <text:p>0.0321163735506138</text:p>
          </table:table-cell>
          <table:table-cell office:value-type="float" office:value="0.0078173049345402">
            <text:p>0.0078173049345402</text:p>
          </table:table-cell>
          <table:table-cell office:value-type="float" office:value="0.0057881595659397">
            <text:p>0.0057881595659397</text:p>
          </table:table-cell>
          <table:table-cell office:value-type="float" office:value="0.3287945440429861">
            <text:p>0.3287945440429861</text:p>
          </table:table-cell>
          <table:table-cell office:value-type="float" office:value="6.647526564772528">
            <text:p>6.647526564772528</text:p>
          </table:table-cell>
          <table:table-cell office:value-type="float" office:value="0.0822821347369352">
            <text:p>0.0822821347369352</text:p>
          </table:table-cell>
          <table:table-cell office:value-type="float" office:value="6.972250075251201">
            <text:p>6.972250075251201</text:p>
          </table:table-cell>
          <table:table-cell office:value-type="float" office:value="153.80604868056065">
            <text:p>153.80604868056065</text:p>
          </table:table-cell>
          <table:table-cell office:value-type="float" office:value="71.1885338453772">
            <text:p>71.1885338453772</text:p>
          </table:table-cell>
          <table:table-cell office:value-type="float" office:value="2.103439925294247">
            <text:p>2.103439925294247</text:p>
          </table:table-cell>
          <table:table-cell office:value-type="float" office:value="0.4301856917832114">
            <text:p>0.4301856917832114</text:p>
          </table:table-cell>
          <table:table-cell office:value-type="float" office:value="12.386321787265247">
            <text:p>12.386321787265247</text:p>
          </table:table-cell>
          <table:table-cell office:value-type="float" office:value="3.014899994104127">
            <text:p>3.014899994104127</text:p>
          </table:table-cell>
          <table:table-cell office:value-type="float" office:value="2.2323194997959743">
            <text:p>2.2323194997959743</text:p>
          </table:table-cell>
          <table:table-cell office:value-type="float" office:value="126.80619180105847">
            <text:p>126.8061918010584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91421942382135">
            <text:p>1.91421942382135</text:p>
          </table:table-cell>
          <table:table-cell office:value-type="string" office:string-value="163">
            <text:p>163</text:p>
          </table:table-cell>
          <table:table-cell office:value-type="float" office:value="0.0017501285865755">
            <text:p>0.001750128586575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17155">
            <text:p>0.917155</text:p>
          </table:table-cell>
          <table:table-cell office:value-type="float" office:value="0.2151350928300616">
            <text:p>0.2151350928300616</text:p>
          </table:table-cell>
          <table:table-cell office:value-type="float" office:value="2.376230424309368">
            <text:p>2.376230424309368</text:p>
          </table:table-cell>
          <table:table-cell office:value-type="float" office:value="5.493932156673024">
            <text:p>5.493932156673024</text:p>
          </table:table-cell>
          <table:table-cell office:value-type="float" office:value="7.744246960373274">
            <text:p>7.744246960373274</text:p>
          </table:table-cell>
          <table:table-cell office:value-type="float" office:value="0.1247577937563398">
            <text:p>0.1247577937563398</text:p>
          </table:table-cell>
          <table:table-cell office:value-type="float" office:value="0.2201157232240076">
            <text:p>0.2201157232240076</text:p>
          </table:table-cell>
          <table:table-cell office:value-type="float" office:value="0.2360094053627206">
            <text:p>0.2360094053627206</text:p>
          </table:table-cell>
          <table:table-cell office:value-type="float" office:value="0.3290015423996072">
            <text:p>0.3290015423996072</text:p>
          </table:table-cell>
          <table:table-cell office:value-type="float" office:value="0.1452101836668073">
            <text:p>0.1452101836668073</text:p>
          </table:table-cell>
          <table:table-cell office:value-type="float" office:value="1.603889220533542">
            <text:p>1.603889220533542</text:p>
          </table:table-cell>
          <table:table-cell office:value-type="float" office:value="3.7082508810110415">
            <text:p>3.7082508810110415</text:p>
          </table:table-cell>
          <table:table-cell office:value-type="float" office:value="5.227150571688508">
            <text:p>5.227150571688508</text:p>
          </table:table-cell>
          <table:table-cell office:value-type="float" office:value="0.0842080290430996">
            <text:p>0.0842080290430996</text:p>
          </table:table-cell>
          <table:table-cell office:value-type="float" office:value="0.148571970183211">
            <text:p>0.148571970183211</text:p>
          </table:table-cell>
          <table:table-cell office:value-type="float" office:value="0.1592997620657164">
            <text:p>0.1592997620657164</text:p>
          </table:table-cell>
          <table:table-cell office:value-type="float" office:value="0.2220668593396221">
            <text:p>0.2220668593396221</text:p>
          </table:table-cell>
          <table:table-cell office:value-type="float" office:value="0.0197342256680324">
            <text:p>0.0197342256680324</text:p>
          </table:table-cell>
          <table:table-cell office:value-type="float" office:value="102.061102877864">
            <text:p>102.061102877864</text:p>
          </table:table-cell>
          <table:table-cell office:value-type="float" office:value="22.785603353188648">
            <text:p>22.785603353188648</text:p>
          </table:table-cell>
          <table:table-cell office:value-type="float" office:value="0.0598026316574308">
            <text:p>0.0598026316574308</text:p>
          </table:table-cell>
          <table:table-cell office:value-type="float" office:value="0.2300996189376052">
            <text:p>0.2300996189376052</text:p>
          </table:table-cell>
          <table:table-cell office:value-type="float" office:value="0.3199062452669536">
            <text:p>0.3199062452669536</text:p>
          </table:table-cell>
          <table:table-cell office:value-type="float" office:value="0.6104524264329407">
            <text:p>0.6104524264329407</text:p>
          </table:table-cell>
          <table:table-cell office:value-type="float" office:value="0.7993234782409531">
            <text:p>0.7993234782409531</text:p>
          </table:table-cell>
          <table:table-cell office:value-type="float" office:value="0.0170309419284548">
            <text:p>0.0170309419284548</text:p>
          </table:table-cell>
          <table:table-cell office:value-type="float" office:value="0.0002092843335802">
            <text:p>0.0002092843335802</text:p>
          </table:table-cell>
          <table:table-cell office:value-type="float" office:value="0.0180199628450026">
            <text:p>0.0180199628450026</text:p>
          </table:table-cell>
          <table:table-cell office:value-type="float" office:value="0.3989914616518364">
            <text:p>0.3989914616518364</text:p>
          </table:table-cell>
          <table:table-cell office:value-type="float" office:value="0.1846667062335503">
            <text:p>0.1846667062335503</text:p>
          </table:table-cell>
          <table:table-cell office:value-type="float" office:value="0.005431727711199">
            <text:p>0.005431727711199</text:p>
          </table:table-cell>
          <table:table-cell office:value-type="float" office:value="0.0010997236788206">
            <text:p>0.0010997236788206</text:p>
          </table:table-cell>
          <table:table-cell office:value-type="float" office:value="0.0321330651373938">
            <text:p>0.0321330651373938</text:p>
          </table:table-cell>
          <table:table-cell office:value-type="float" office:value="0.007707258397559">
            <text:p>0.007707258397559</text:p>
          </table:table-cell>
          <table:table-cell office:value-type="float" office:value="0.0057083256829955">
            <text:p>0.0057083256829955</text:p>
          </table:table-cell>
          <table:table-cell office:value-type="float" office:value="0.3290015423996072">
            <text:p>0.3290015423996072</text:p>
          </table:table-cell>
          <table:table-cell office:value-type="float" office:value="6.568323373547177">
            <text:p>6.568323373547177</text:p>
          </table:table-cell>
          <table:table-cell office:value-type="float" office:value="0.0807146889318846">
            <text:p>0.0807146889318846</text:p>
          </table:table-cell>
          <table:table-cell office:value-type="float" office:value="6.949759070432163">
            <text:p>6.949759070432163</text:p>
          </table:table-cell>
          <table:table-cell office:value-type="float" office:value="153.87903701526375">
            <text:p>153.87903701526375</text:p>
          </table:table-cell>
          <table:table-cell office:value-type="float" office:value="71.22040859309335">
            <text:p>71.22040859309335</text:p>
          </table:table-cell>
          <table:table-cell office:value-type="float" office:value="2.0948544263781343">
            <text:p>2.0948544263781343</text:p>
          </table:table-cell>
          <table:table-cell office:value-type="float" office:value="0.4241304312107652">
            <text:p>0.4241304312107652</text:p>
          </table:table-cell>
          <table:table-cell office:value-type="float" office:value="12.392759231538676">
            <text:p>12.392759231538676</text:p>
          </table:table-cell>
          <table:table-cell office:value-type="float" office:value="2.9724583461866043">
            <text:p>2.9724583461866043</text:p>
          </table:table-cell>
          <table:table-cell office:value-type="float" office:value="2.201529966160888">
            <text:p>2.201529966160888</text:p>
          </table:table-cell>
          <table:table-cell office:value-type="float" office:value="126.88602485725654">
            <text:p>126.8860248572565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840595599828221">
            <text:p>1.840595599828221</text:p>
          </table:table-cell>
          <table:table-cell office:value-type="string" office:string-value="164">
            <text:p>164</text:p>
          </table:table-cell>
          <table:table-cell office:value-type="float" office:value="0.0016841650548207">
            <text:p>0.001684165054820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39117">
            <text:p>0.939117</text:p>
          </table:table-cell>
          <table:table-cell office:value-type="float" office:value="0.2148859308414003">
            <text:p>0.2148859308414003</text:p>
          </table:table-cell>
          <table:table-cell office:value-type="float" office:value="2.3769776325328142">
            <text:p>2.3769776325328142</text:p>
          </table:table-cell>
          <table:table-cell office:value-type="float" office:value="5.495651652137324">
            <text:p>5.495651652137324</text:p>
          </table:table-cell>
          <table:table-cell office:value-type="float" office:value="7.746760659530221">
            <text:p>7.746760659530221</text:p>
          </table:table-cell>
          <table:table-cell office:value-type="float" office:value="0.1248018631093018">
            <text:p>0.1248018631093018</text:p>
          </table:table-cell>
          <table:table-cell office:value-type="float" office:value="0.2200651292004832">
            <text:p>0.2200651292004832</text:p>
          </table:table-cell>
          <table:table-cell office:value-type="float" office:value="0.2360738075081638">
            <text:p>0.2360738075081638</text:p>
          </table:table-cell>
          <table:table-cell office:value-type="float" office:value="0.3292059701951209">
            <text:p>0.3292059701951209</text:p>
          </table:table-cell>
          <table:table-cell office:value-type="float" office:value="0.1395752748274317">
            <text:p>0.1395752748274317</text:p>
          </table:table-cell>
          <table:table-cell office:value-type="float" office:value="1.5439228851343052">
            <text:p>1.5439228851343052</text:p>
          </table:table-cell>
          <table:table-cell office:value-type="float" office:value="3.5696012610012784">
            <text:p>3.5696012610012784</text:p>
          </table:table-cell>
          <table:table-cell office:value-type="float" office:value="5.031768454279603">
            <text:p>5.031768454279603</text:p>
          </table:table-cell>
          <table:table-cell office:value-type="float" office:value="0.081062795848244">
            <text:p>0.081062795848244</text:p>
          </table:table-cell>
          <table:table-cell office:value-type="float" office:value="0.1429393295681225">
            <text:p>0.1429393295681225</text:p>
          </table:table-cell>
          <table:table-cell office:value-type="float" office:value="0.153337477393201">
            <text:p>0.153337477393201</text:p>
          </table:table-cell>
          <table:table-cell office:value-type="float" office:value="0.2138297913916412">
            <text:p>0.2138297913916412</text:p>
          </table:table-cell>
          <table:table-cell office:value-type="float" office:value="0.0189686264241966">
            <text:p>0.0189686264241966</text:p>
          </table:table-cell>
          <table:table-cell office:value-type="float" office:value="102.15723741472031">
            <text:p>102.15723741472031</text:p>
          </table:table-cell>
          <table:table-cell office:value-type="float" office:value="22.80709623465396">
            <text:p>22.80709623465396</text:p>
          </table:table-cell>
          <table:table-cell office:value-type="float" office:value="0.0585419561379368">
            <text:p>0.0585419561379368</text:p>
          </table:table-cell>
          <table:table-cell office:value-type="float" office:value="0.2254869270388167">
            <text:p>0.2254869270388167</text:p>
          </table:table-cell>
          <table:table-cell office:value-type="float" office:value="0.3128300829326139">
            <text:p>0.3128300829326139</text:p>
          </table:table-cell>
          <table:table-cell office:value-type="float" office:value="0.5994028385191352">
            <text:p>0.5994028385191352</text:p>
          </table:table-cell>
          <table:table-cell office:value-type="float" office:value="0.785302444725349">
            <text:p>0.785302444725349</text:p>
          </table:table-cell>
          <table:table-cell office:value-type="float" office:value="0.0168273145609654">
            <text:p>0.0168273145609654</text:p>
          </table:table-cell>
          <table:table-cell office:value-type="float" office:value="0.0002052961366566">
            <text:p>0.0002052961366566</text:p>
          </table:table-cell>
          <table:table-cell office:value-type="float" office:value="0.0179626739447966">
            <text:p>0.0179626739447966</text:p>
          </table:table-cell>
          <table:table-cell office:value-type="float" office:value="0.3991783681522598">
            <text:p>0.3991783681522598</text:p>
          </table:table-cell>
          <table:table-cell office:value-type="float" office:value="0.1847483285795328">
            <text:p>0.1847483285795328</text:p>
          </table:table-cell>
          <table:table-cell office:value-type="float" office:value="0.0054098820230921">
            <text:p>0.0054098820230921</text:p>
          </table:table-cell>
          <table:table-cell office:value-type="float" office:value="0.0010842659069192">
            <text:p>0.0010842659069192</text:p>
          </table:table-cell>
          <table:table-cell office:value-type="float" office:value="0.0321495696859408">
            <text:p>0.0321495696859408</text:p>
          </table:table-cell>
          <table:table-cell office:value-type="float" office:value="0.0075987024431357">
            <text:p>0.0075987024431357</text:p>
          </table:table-cell>
          <table:table-cell office:value-type="float" office:value="0.0056296283715792">
            <text:p>0.0056296283715792</text:p>
          </table:table-cell>
          <table:table-cell office:value-type="float" office:value="0.3292059701951209">
            <text:p>0.3292059701951209</text:p>
          </table:table-cell>
          <table:table-cell office:value-type="float" office:value="6.489790406727546">
            <text:p>6.489790406727546</text:p>
          </table:table-cell>
          <table:table-cell office:value-type="float" office:value="0.0791765610243548">
            <text:p>0.0791765610243548</text:p>
          </table:table-cell>
          <table:table-cell office:value-type="float" office:value="6.927664460289732">
            <text:p>6.927664460289732</text:p>
          </table:table-cell>
          <table:table-cell office:value-type="float" office:value="153.95112124528205">
            <text:p>153.95112124528205</text:p>
          </table:table-cell>
          <table:table-cell office:value-type="float" office:value="71.25188788326841">
            <text:p>71.25188788326841</text:p>
          </table:table-cell>
          <table:table-cell office:value-type="float" office:value="2.0864291998459366">
            <text:p>2.0864291998459366</text:p>
          </table:table-cell>
          <table:table-cell office:value-type="float" office:value="0.4181688323215521">
            <text:p>0.4181688323215521</text:p>
          </table:table-cell>
          <table:table-cell office:value-type="float" office:value="12.399124540776816">
            <text:p>12.399124540776816</text:p>
          </table:table-cell>
          <table:table-cell office:value-type="float" office:value="2.9305915712441806">
            <text:p>2.9305915712441806</text:p>
          </table:table-cell>
          <table:table-cell office:value-type="float" office:value="2.1711787740669646">
            <text:p>2.1711787740669646</text:p>
          </table:table-cell>
          <table:table-cell office:value-type="float" office:value="126.9648665251523">
            <text:p>126.964866525152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769803461373289">
            <text:p>1.769803461373289</text:p>
          </table:table-cell>
          <table:table-cell office:value-type="string" office:string-value="165">
            <text:p>165</text:p>
          </table:table-cell>
          <table:table-cell office:value-type="float" office:value="0.0016206570803294">
            <text:p>0.001620657080329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39452">
            <text:p>0.939452</text:p>
          </table:table-cell>
          <table:table-cell office:value-type="float" office:value="0.2146441617993137">
            <text:p>0.2146441617993137</text:p>
          </table:table-cell>
          <table:table-cell office:value-type="float" office:value="2.377702585940052">
            <text:p>2.377702585940052</text:p>
          </table:table-cell>
          <table:table-cell office:value-type="float" office:value="5.497320212246745">
            <text:p>5.497320212246745</text:p>
          </table:table-cell>
          <table:table-cell office:value-type="float" office:value="7.749200391387997">
            <text:p>7.749200391387997</text:p>
          </table:table-cell>
          <table:table-cell office:value-type="float" office:value="0.1248446748897013">
            <text:p>0.1248446748897013</text:p>
          </table:table-cell>
          <table:table-cell office:value-type="float" office:value="0.2200146596262357">
            <text:p>0.2200146596262357</text:p>
          </table:table-cell>
          <table:table-cell office:value-type="float" office:value="0.2361361918689025">
            <text:p>0.2361361918689025</text:p>
          </table:table-cell>
          <table:table-cell office:value-type="float" office:value="0.3294056326303224">
            <text:p>0.3294056326303224</text:p>
          </table:table-cell>
          <table:table-cell office:value-type="float" office:value="0.1341609327889899">
            <text:p>0.1341609327889899</text:p>
          </table:table-cell>
          <table:table-cell office:value-type="float" office:value="1.4861564095219235">
            <text:p>1.4861564095219235</text:p>
          </table:table-cell>
          <table:table-cell office:value-type="float" office:value="3.4360385175738313">
            <text:p>3.4360385175738313</text:p>
          </table:table-cell>
          <table:table-cell office:value-type="float" office:value="4.843551038902487">
            <text:p>4.843551038902487</text:p>
          </table:table-cell>
          <table:table-cell office:value-type="float" office:value="0.0780327677982717">
            <text:p>0.0780327677982717</text:p>
          </table:table-cell>
          <table:table-cell office:value-type="float" office:value="0.1375177023929764">
            <text:p>0.1375177023929764</text:p>
          </table:table-cell>
          <table:table-cell office:value-type="float" office:value="0.1475942858207903">
            <text:p>0.1475942858207903</text:p>
          </table:table-cell>
          <table:table-cell office:value-type="float" office:value="0.2058913066592091">
            <text:p>0.2058913066592091</text:p>
          </table:table-cell>
          <table:table-cell office:value-type="float" office:value="0.018232990547977">
            <text:p>0.018232990547977</text:p>
          </table:table-cell>
          <table:table-cell office:value-type="float" office:value="102.25123538723516">
            <text:p>102.25123538723516</text:p>
          </table:table-cell>
          <table:table-cell office:value-type="float" office:value="22.828112753397768">
            <text:p>22.828112753397768</text:p>
          </table:table-cell>
          <table:table-cell office:value-type="float" office:value="0.0573081435319867">
            <text:p>0.0573081435319867</text:p>
          </table:table-cell>
          <table:table-cell office:value-type="float" office:value="0.2209690873759195">
            <text:p>0.2209690873759195</text:p>
          </table:table-cell>
          <table:table-cell office:value-type="float" office:value="0.3058760880539965">
            <text:p>0.3058760880539965</text:p>
          </table:table-cell>
          <table:table-cell office:value-type="float" office:value="0.5885665917156963">
            <text:p>0.5885665917156963</text:p>
          </table:table-cell>
          <table:table-cell office:value-type="float" office:value="0.771569294677924">
            <text:p>0.771569294677924</text:p>
          </table:table-cell>
          <table:table-cell office:value-type="float" office:value="0.0166309681357016">
            <text:p>0.0166309681357016</text:p>
          </table:table-cell>
          <table:table-cell office:value-type="float" office:value="0.0002013807429796">
            <text:p>0.0002013807429796</text:p>
          </table:table-cell>
          <table:table-cell office:value-type="float" office:value="0.0179067361526801">
            <text:p>0.0179067361526801</text:p>
          </table:table-cell>
          <table:table-cell office:value-type="float" office:value="0.3993600790356461">
            <text:p>0.3993600790356461</text:p>
          </table:table-cell>
          <table:table-cell office:value-type="float" office:value="0.1848277900703521">
            <text:p>0.1848277900703521</text:p>
          </table:table-cell>
          <table:table-cell office:value-type="float" office:value="0.0053884168048519">
            <text:p>0.0053884168048519</text:p>
          </table:table-cell>
          <table:table-cell office:value-type="float" office:value="0.0010690009078545">
            <text:p>0.0010690009078545</text:p>
          </table:table-cell>
          <table:table-cell office:value-type="float" office:value="0.0321656595477105">
            <text:p>0.0321656595477105</text:p>
          </table:table-cell>
          <table:table-cell office:value-type="float" office:value="0.0074920869442234">
            <text:p>0.0074920869442234</text:p>
          </table:table-cell>
          <table:table-cell office:value-type="float" office:value="0.0055522490276768">
            <text:p>0.0055522490276768</text:p>
          </table:table-cell>
          <table:table-cell office:value-type="float" office:value="0.3294056326303224">
            <text:p>0.3294056326303224</text:p>
          </table:table-cell>
          <table:table-cell office:value-type="float" office:value="6.414065480896041">
            <text:p>6.414065480896041</text:p>
          </table:table-cell>
          <table:table-cell office:value-type="float" office:value="0.077666511144978">
            <text:p>0.077666511144978</text:p>
          </table:table-cell>
          <table:table-cell office:value-type="float" office:value="6.906090932004144">
            <text:p>6.906090932004144</text:p>
          </table:table-cell>
          <table:table-cell office:value-type="float" office:value="154.02120168167767">
            <text:p>154.02120168167767</text:p>
          </table:table-cell>
          <table:table-cell office:value-type="float" office:value="71.2825337964327">
            <text:p>71.2825337964327</text:p>
          </table:table-cell>
          <table:table-cell office:value-type="float" office:value="2.0781507091272378">
            <text:p>2.0781507091272378</text:p>
          </table:table-cell>
          <table:table-cell office:value-type="float" office:value="0.4122815801322559">
            <text:p>0.4122815801322559</text:p>
          </table:table-cell>
          <table:table-cell office:value-type="float" office:value="12.405329917765522">
            <text:p>12.405329917765522</text:p>
          </table:table-cell>
          <table:table-cell office:value-type="float" office:value="2.88947317177864">
            <text:p>2.88947317177864</text:p>
          </table:table-cell>
          <table:table-cell office:value-type="float" office:value="2.141335882504128">
            <text:p>2.141335882504128</text:p>
          </table:table-cell>
          <table:table-cell office:value-type="float" office:value="127.04187033653648">
            <text:p>127.0418703365364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701734097474316">
            <text:p>1.701734097474316</text:p>
          </table:table-cell>
          <table:table-cell office:value-type="string" office:string-value="166">
            <text:p>166</text:p>
          </table:table-cell>
          <table:table-cell office:value-type="float" office:value="0.0015595157380909">
            <text:p>0.001559515738090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81783">
            <text:p>0.981783</text:p>
          </table:table-cell>
          <table:table-cell office:value-type="float" office:value="0.2143998707311434">
            <text:p>0.2143998707311434</text:p>
          </table:table-cell>
          <table:table-cell office:value-type="float" office:value="2.378435192318564">
            <text:p>2.378435192318564</text:p>
          </table:table-cell>
          <table:table-cell office:value-type="float" office:value="5.499006087443119">
            <text:p>5.499006087443119</text:p>
          </table:table-cell>
          <table:table-cell office:value-type="float" office:value="7.75166369169436">
            <text:p>7.75166369169436</text:p>
          </table:table-cell>
          <table:table-cell office:value-type="float" office:value="0.124887800143137">
            <text:p>0.124887800143137</text:p>
          </table:table-cell>
          <table:table-cell office:value-type="float" office:value="0.2199658363622377">
            <text:p>0.2199658363622377</text:p>
          </table:table-cell>
          <table:table-cell office:value-type="float" office:value="0.2361993239255016">
            <text:p>0.2361993239255016</text:p>
          </table:table-cell>
          <table:table-cell office:value-type="float" office:value="0.3296050854899141">
            <text:p>0.3296050854899141</text:p>
          </table:table-cell>
          <table:table-cell office:value-type="float" office:value="0.1289526106518842">
            <text:p>0.1289526106518842</text:p>
          </table:table-cell>
          <table:table-cell office:value-type="float" office:value="1.4305299078300395">
            <text:p>1.4305299078300395</text:p>
          </table:table-cell>
          <table:table-cell office:value-type="float" office:value="3.3074235938118455">
            <text:p>3.3074235938118455</text:p>
          </table:table-cell>
          <table:table-cell office:value-type="float" office:value="4.662303510401371">
            <text:p>4.662303510401371</text:p>
          </table:table-cell>
          <table:table-cell office:value-type="float" office:value="0.0751148207884107">
            <text:p>0.0751148207884107</text:p>
          </table:table-cell>
          <table:table-cell office:value-type="float" office:value="0.1323003076280093">
            <text:p>0.1323003076280093</text:p>
          </table:table-cell>
          <table:table-cell office:value-type="float" office:value="0.142064075647687">
            <text:p>0.142064075647687</text:p>
          </table:table-cell>
          <table:table-cell office:value-type="float" office:value="0.1982437587910724">
            <text:p>0.1982437587910724</text:p>
          </table:table-cell>
          <table:table-cell office:value-type="float" office:value="0.0175253405365872">
            <text:p>0.0175253405365872</text:p>
          </table:table-cell>
          <table:table-cell office:value-type="float" office:value="102.34441732804012">
            <text:p>102.34441732804012</text:p>
          </table:table-cell>
          <table:table-cell office:value-type="float" office:value="22.848945532248106">
            <text:p>22.848945532248106</text:p>
          </table:table-cell>
          <table:table-cell office:value-type="float" office:value="0.0561029784695892">
            <text:p>0.0561029784695892</text:p>
          </table:table-cell>
          <table:table-cell office:value-type="float" office:value="0.2165431336615406">
            <text:p>0.2165431336615406</text:p>
          </table:table-cell>
          <table:table-cell office:value-type="float" office:value="0.2991603378333871">
            <text:p>0.2991603378333871</text:p>
          </table:table-cell>
          <table:table-cell office:value-type="float" office:value="0.5779739132598108">
            <text:p>0.5779739132598108</text:p>
          </table:table-cell>
          <table:table-cell office:value-type="float" office:value="0.75812475684607">
            <text:p>0.75812475684607</text:p>
          </table:table-cell>
          <table:table-cell office:value-type="float" office:value="0.0164306180051294">
            <text:p>0.0164306180051294</text:p>
          </table:table-cell>
          <table:table-cell office:value-type="float" office:value="0.0001975406201778">
            <text:p>0.0001975406201778</text:p>
          </table:table-cell>
          <table:table-cell office:value-type="float" office:value="0.0178514423826365">
            <text:p>0.0178514423826365</text:p>
          </table:table-cell>
          <table:table-cell office:value-type="float" office:value="0.399542468570301">
            <text:p>0.399542468570301</text:p>
          </table:table-cell>
          <table:table-cell office:value-type="float" office:value="0.1849074344216008">
            <text:p>0.1849074344216008</text:p>
          </table:table-cell>
          <table:table-cell office:value-type="float" office:value="0.0053673809638841">
            <text:p>0.0053673809638841</text:p>
          </table:table-cell>
          <table:table-cell office:value-type="float" office:value="0.0010540177744643">
            <text:p>0.0010540177744643</text:p>
          </table:table-cell>
          <table:table-cell office:value-type="float" office:value="0.0321818028600442">
            <text:p>0.0321818028600442</text:p>
          </table:table-cell>
          <table:table-cell office:value-type="float" office:value="0.0073864448292862">
            <text:p>0.0073864448292862</text:p>
          </table:table-cell>
          <table:table-cell office:value-type="float" office:value="0.0054757640825617">
            <text:p>0.0054757640825617</text:p>
          </table:table-cell>
          <table:table-cell office:value-type="float" office:value="0.3296050854899141">
            <text:p>0.3296050854899141</text:p>
          </table:table-cell>
          <table:table-cell office:value-type="float" office:value="6.336796446038279">
            <text:p>6.336796446038279</text:p>
          </table:table-cell>
          <table:table-cell office:value-type="float" office:value="0.0761854909839805">
            <text:p>0.0761854909839805</text:p>
          </table:table-cell>
          <table:table-cell office:value-type="float" office:value="6.884765783711452">
            <text:p>6.884765783711452</text:p>
          </table:table-cell>
          <table:table-cell office:value-type="float" office:value="154.09154385350803">
            <text:p>154.09154385350803</text:p>
          </table:table-cell>
          <table:table-cell office:value-type="float" office:value="71.3132502333788">
            <text:p>71.3132502333788</text:p>
          </table:table-cell>
          <table:table-cell office:value-type="float" office:value="2.070037816341187">
            <text:p>2.070037816341187</text:p>
          </table:table-cell>
          <table:table-cell office:value-type="float" office:value="0.4065030350776797">
            <text:p>0.4065030350776797</text:p>
          </table:table-cell>
          <table:table-cell office:value-type="float" office:value="12.411555909033252">
            <text:p>12.411555909033252</text:p>
          </table:table-cell>
          <table:table-cell office:value-type="float" office:value="2.8487301773108253">
            <text:p>2.8487301773108253</text:p>
          </table:table-cell>
          <table:table-cell office:value-type="float" office:value="2.1118379337216036">
            <text:p>2.1118379337216036</text:p>
          </table:table-cell>
          <table:table-cell office:value-type="float" office:value="127.1187933208952">
            <text:p>127.118793320895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636282786032996">
            <text:p>1.636282786032996</text:p>
          </table:table-cell>
          <table:table-cell office:value-type="string" office:string-value="167">
            <text:p>167</text:p>
          </table:table-cell>
          <table:table-cell office:value-type="float" office:value="0.0015006542902198">
            <text:p>0.001500654290219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47336">
            <text:p>0.947336</text:p>
          </table:table-cell>
          <table:table-cell office:value-type="float" office:value="0.2141611356743663">
            <text:p>0.2141611356743663</text:p>
          </table:table-cell>
          <table:table-cell office:value-type="float" office:value="2.379151082819873">
            <text:p>2.379151082819873</text:p>
          </table:table-cell>
          <table:table-cell office:value-type="float" office:value="5.500653674003902">
            <text:p>5.500653674003902</text:p>
          </table:table-cell>
          <table:table-cell office:value-type="float" office:value="7.75407113408155">
            <text:p>7.75407113408155</text:p>
          </table:table-cell>
          <table:table-cell office:value-type="float" office:value="0.1249299616273532">
            <text:p>0.1249299616273532</text:p>
          </table:table-cell>
          <table:table-cell office:value-type="float" office:value="0.2199173878276548">
            <text:p>0.2199173878276548</text:p>
          </table:table-cell>
          <table:table-cell office:value-type="float" office:value="0.2362609479308207">
            <text:p>0.2362609479308207</text:p>
          </table:table-cell>
          <table:table-cell office:value-type="float" office:value="0.3298006574457796">
            <text:p>0.3298006574457796</text:p>
          </table:table-cell>
          <table:table-cell office:value-type="float" office:value="0.1239473292376409">
            <text:p>0.1239473292376409</text:p>
          </table:table-cell>
          <table:table-cell office:value-type="float" office:value="1.376951152410521">
            <text:p>1.376951152410521</text:p>
          </table:table-cell>
          <table:table-cell office:value-type="float" office:value="3.183543689227861">
            <text:p>3.183543689227861</text:p>
          </table:table-cell>
          <table:table-cell office:value-type="float" office:value="4.4877255845778095">
            <text:p>4.4877255845778095</text:p>
          </table:table-cell>
          <table:table-cell office:value-type="float" office:value="0.0723041322913792">
            <text:p>0.0723041322913792</text:p>
          </table:table-cell>
          <table:table-cell office:value-type="float" office:value="0.1272788024228754">
            <text:p>0.1272788024228754</text:p>
          </table:table-cell>
          <table:table-cell office:value-type="float" office:value="0.136737757796097">
            <text:p>0.136737757796097</text:p>
          </table:table-cell>
          <table:table-cell office:value-type="float" office:value="0.1908745512695527">
            <text:p>0.1908745512695527</text:p>
          </table:table-cell>
          <table:table-cell office:value-type="float" office:value="0.0168452730606465">
            <text:p>0.0168452730606465</text:p>
          </table:table-cell>
          <table:table-cell office:value-type="float" office:value="102.43575136139872">
            <text:p>102.43575136139872</text:p>
          </table:table-cell>
          <table:table-cell office:value-type="float" office:value="22.86936602648016">
            <text:p>22.86936602648016</text:p>
          </table:table-cell>
          <table:table-cell office:value-type="float" office:value="0.0549238306919141">
            <text:p>0.0549238306919141</text:p>
          </table:table-cell>
          <table:table-cell office:value-type="float" office:value="0.2122079608872585">
            <text:p>0.2122079608872585</text:p>
          </table:table-cell>
          <table:table-cell office:value-type="float" office:value="0.2925793687441485">
            <text:p>0.2925793687441485</text:p>
          </table:table-cell>
          <table:table-cell office:value-type="float" office:value="0.5675906248740142">
            <text:p>0.5675906248740142</text:p>
          </table:table-cell>
          <table:table-cell office:value-type="float" office:value="0.7449551109769635">
            <text:p>0.7449551109769635</text:p>
          </table:table-cell>
          <table:table-cell office:value-type="float" office:value="0.0162354866294769">
            <text:p>0.0162354866294769</text:p>
          </table:table-cell>
          <table:table-cell office:value-type="float" office:value="0.0001937713698597">
            <text:p>0.0001937713698597</text:p>
          </table:table-cell>
          <table:table-cell office:value-type="float" office:value="0.0177973434067784">
            <text:p>0.0177973434067784</text:p>
          </table:table-cell>
          <table:table-cell office:value-type="float" office:value="0.3997207759127565">
            <text:p>0.3997207759127565</text:p>
          </table:table-cell>
          <table:table-cell office:value-type="float" office:value="0.1849853656865789">
            <text:p>0.1849853656865789</text:p>
          </table:table-cell>
          <table:table-cell office:value-type="float" office:value="0.0053467209390105">
            <text:p>0.0053467209390105</text:p>
          </table:table-cell>
          <table:table-cell office:value-type="float" office:value="0.0010392362489518">
            <text:p>0.0010392362489518</text:p>
          </table:table-cell>
          <table:table-cell office:value-type="float" office:value="0.0321976199521152">
            <text:p>0.0321976199521152</text:p>
          </table:table-cell>
          <table:table-cell office:value-type="float" office:value="0.0072825346899161">
            <text:p>0.0072825346899161</text:p>
          </table:table-cell>
          <table:table-cell office:value-type="float" office:value="0.005400487718775">
            <text:p>0.005400487718775</text:p>
          </table:table-cell>
          <table:table-cell office:value-type="float" office:value="0.3298006574457796">
            <text:p>0.3298006574457796</text:p>
          </table:table-cell>
          <table:table-cell office:value-type="float" office:value="6.261540128390392">
            <text:p>6.261540128390392</text:p>
          </table:table-cell>
          <table:table-cell office:value-type="float" office:value="0.0747318042138095">
            <text:p>0.0747318042138095</text:p>
          </table:table-cell>
          <table:table-cell office:value-type="float" office:value="6.86390143169223">
            <text:p>6.86390143169223</text:p>
          </table:table-cell>
          <table:table-cell office:value-type="float" office:value="154.1603116462728">
            <text:p>154.1603116462728</text:p>
          </table:table-cell>
          <table:table-cell office:value-type="float" office:value="71.34330598434292">
            <text:p>71.34330598434292</text:p>
          </table:table-cell>
          <table:table-cell office:value-type="float" office:value="2.062069864548204">
            <text:p>2.062069864548204</text:p>
          </table:table-cell>
          <table:table-cell office:value-type="float" office:value="0.4008022441332684">
            <text:p>0.4008022441332684</text:p>
          </table:table-cell>
          <table:table-cell office:value-type="float" office:value="12.417656086932286">
            <text:p>12.417656086932286</text:p>
          </table:table-cell>
          <table:table-cell office:value-type="float" office:value="2.808655153859976">
            <text:p>2.808655153859976</text:p>
          </table:table-cell>
          <table:table-cell office:value-type="float" office:value="2.082806098499973">
            <text:p>2.082806098499973</text:p>
          </table:table-cell>
          <table:table-cell office:value-type="float" office:value="127.19421955711384">
            <text:p>127.194219557113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573348832724035">
            <text:p>1.573348832724035</text:p>
          </table:table-cell>
          <table:table-cell office:value-type="string" office:string-value="168">
            <text:p>168</text:p>
          </table:table-cell>
          <table:table-cell office:value-type="float" office:value="0.0014439895308636">
            <text:p>0.001443989530863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76486">
            <text:p>0.976486</text:p>
          </table:table-cell>
          <table:table-cell office:value-type="float" office:value="0.2139263247008935">
            <text:p>0.2139263247008935</text:p>
          </table:table-cell>
          <table:table-cell office:value-type="float" office:value="2.3798551798343963">
            <text:p>2.3798551798343963</text:p>
          </table:table-cell>
          <table:table-cell office:value-type="float" office:value="5.50227420562676">
            <text:p>5.50227420562676</text:p>
          </table:table-cell>
          <table:table-cell office:value-type="float" office:value="7.75643879140652">
            <text:p>7.75643879140652</text:p>
          </table:table-cell>
          <table:table-cell office:value-type="float" office:value="0.1249714191725699">
            <text:p>0.1249714191725699</text:p>
          </table:table-cell>
          <table:table-cell office:value-type="float" office:value="0.2198695494697819">
            <text:p>0.2198695494697819</text:p>
          </table:table-cell>
          <table:table-cell office:value-type="float" office:value="0.2363215179208494">
            <text:p>0.2363215179208494</text:p>
          </table:table-cell>
          <table:table-cell office:value-type="float" office:value="0.3299931164437018">
            <text:p>0.3299931164437018</text:p>
          </table:table-cell>
          <table:table-cell office:value-type="float" office:value="0.1191363066391019">
            <text:p>0.1191363066391019</text:p>
          </table:table-cell>
          <table:table-cell office:value-type="float" office:value="1.3253495419875343">
            <text:p>1.3253495419875343</text:p>
          </table:table-cell>
          <table:table-cell office:value-type="float" office:value="3.06423544596722">
            <text:p>3.06423544596722</text:p>
          </table:table-cell>
          <table:table-cell office:value-type="float" office:value="4.319587463452425">
            <text:p>4.319587463452425</text:p>
          </table:table-cell>
          <table:table-cell office:value-type="float" office:value="0.0695970135348417">
            <text:p>0.0695970135348417</text:p>
          </table:table-cell>
          <table:table-cell office:value-type="float" office:value="0.1224461089716637">
            <text:p>0.1224461089716637</text:p>
          </table:table-cell>
          <table:table-cell office:value-type="float" office:value="0.131608266835796">
            <text:p>0.131608266835796</text:p>
          </table:table-cell>
          <table:table-cell office:value-type="float" office:value="0.1837743025053032">
            <text:p>0.1837743025053032</text:p>
          </table:table-cell>
          <table:table-cell office:value-type="float" office:value="0.0161915950151312">
            <text:p>0.0161915950151312</text:p>
          </table:table-cell>
          <table:table-cell office:value-type="float" office:value="102.52547407496257">
            <text:p>102.52547407496257</text:p>
          </table:table-cell>
          <table:table-cell office:value-type="float" office:value="22.889426701659175">
            <text:p>22.889426701659175</text:p>
          </table:table-cell>
          <table:table-cell office:value-type="float" office:value="0.0537704826670017">
            <text:p>0.0537704826670017</text:p>
          </table:table-cell>
          <table:table-cell office:value-type="float" office:value="0.2079615194403218">
            <text:p>0.2079615194403218</text:p>
          </table:table-cell>
          <table:table-cell office:value-type="float" office:value="0.2861484812299716">
            <text:p>0.2861484812299716</text:p>
          </table:table-cell>
          <table:table-cell office:value-type="float" office:value="0.5574175541922821">
            <text:p>0.5574175541922821</text:p>
          </table:table-cell>
          <table:table-cell office:value-type="float" office:value="0.7320548096760257">
            <text:p>0.7320548096760257</text:p>
          </table:table-cell>
          <table:table-cell office:value-type="float" office:value="0.0160437301780897">
            <text:p>0.0160437301780897</text:p>
          </table:table-cell>
          <table:table-cell office:value-type="float" office:value="0.0001900723381831">
            <text:p>0.0001900723381831</text:p>
          </table:table-cell>
          <table:table-cell office:value-type="float" office:value="0.0177443095859288">
            <text:p>0.0177443095859288</text:p>
          </table:table-cell>
          <table:table-cell office:value-type="float" office:value="0.3998959810064146">
            <text:p>0.3998959810064146</text:p>
          </table:table-cell>
          <table:table-cell office:value-type="float" office:value="0.1850619755709987">
            <text:p>0.1850619755709987</text:p>
          </table:table-cell>
          <table:table-cell office:value-type="float" office:value="0.0053264388157527">
            <text:p>0.0053264388157527</text:p>
          </table:table-cell>
          <table:table-cell office:value-type="float" office:value="0.0010246676229189">
            <text:p>0.0010246676229189</text:p>
          </table:table-cell>
          <table:table-cell office:value-type="float" office:value="0.032213188686736">
            <text:p>0.032213188686736</text:p>
          </table:table-cell>
          <table:table-cell office:value-type="float" office:value="0.0071801833410174">
            <text:p>0.0071801833410174</text:p>
          </table:table-cell>
          <table:table-cell office:value-type="float" office:value="0.0053263364102581">
            <text:p>0.0053263364102581</text:p>
          </table:table-cell>
          <table:table-cell office:value-type="float" office:value="0.3299931164437018">
            <text:p>0.3299931164437018</text:p>
          </table:table-cell>
          <table:table-cell office:value-type="float" office:value="6.187585417783882">
            <text:p>6.187585417783882</text:p>
          </table:table-cell>
          <table:table-cell office:value-type="float" office:value="0.0733051986670945">
            <text:p>0.0733051986670945</text:p>
          </table:table-cell>
          <table:table-cell office:value-type="float" office:value="6.84344787800519">
            <text:p>6.84344787800519</text:p>
          </table:table-cell>
          <table:table-cell office:value-type="float" office:value="154.2278829947439">
            <text:p>154.2278829947439</text:p>
          </table:table-cell>
          <table:table-cell office:value-type="float" office:value="71.37285211846711">
            <text:p>71.37285211846711</text:p>
          </table:table-cell>
          <table:table-cell office:value-type="float" office:value="2.054247658071377">
            <text:p>2.054247658071377</text:p>
          </table:table-cell>
          <table:table-cell office:value-type="float" office:value="0.3951835621311443">
            <text:p>0.3951835621311443</text:p>
          </table:table-cell>
          <table:table-cell office:value-type="float" office:value="12.423660480813487">
            <text:p>12.423660480813487</text:p>
          </table:table-cell>
          <table:table-cell office:value-type="float" office:value="2.769181309130208">
            <text:p>2.769181309130208</text:p>
          </table:table-cell>
          <table:table-cell office:value-type="float" office:value="2.0542081633442706">
            <text:p>2.0542081633442706</text:p>
          </table:table-cell>
          <table:table-cell office:value-type="float" office:value="127.26844521884249">
            <text:p>127.2684452188424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512835416080803">
            <text:p>1.512835416080803</text:p>
          </table:table-cell>
          <table:table-cell office:value-type="string" office:string-value="169">
            <text:p>169</text:p>
          </table:table-cell>
          <table:table-cell office:value-type="float" office:value="0.0013894411860797">
            <text:p>0.001389441186079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53278">
            <text:p>1.053278</text:p>
          </table:table-cell>
          <table:table-cell office:value-type="float" office:value="0.2136935007081888">
            <text:p>0.2136935007081888</text:p>
          </table:table-cell>
          <table:table-cell office:value-type="float" office:value="2.38055332636559">
            <text:p>2.38055332636559</text:p>
          </table:table-cell>
          <table:table-cell office:value-type="float" office:value="5.503881016623343">
            <text:p>5.503881016623343</text:p>
          </table:table-cell>
          <table:table-cell office:value-type="float" office:value="7.758785736555778">
            <text:p>7.758785736555778</text:p>
          </table:table-cell>
          <table:table-cell office:value-type="float" office:value="0.1250124809314182">
            <text:p>0.1250124809314182</text:p>
          </table:table-cell>
          <table:table-cell office:value-type="float" office:value="0.2198226086039327">
            <text:p>0.2198226086039327</text:p>
          </table:table-cell>
          <table:table-cell office:value-type="float" office:value="0.2363815740357063">
            <text:p>0.2363815740357063</text:p>
          </table:table-cell>
          <table:table-cell office:value-type="float" office:value="0.330183369486848">
            <text:p>0.330183369486848</text:p>
          </table:table-cell>
          <table:table-cell office:value-type="float" office:value="0.1145110349156084">
            <text:p>0.1145110349156084</text:p>
          </table:table-cell>
          <table:table-cell office:value-type="float" office:value="1.275657070385912">
            <text:p>1.275657070385912</text:p>
          </table:table-cell>
          <table:table-cell office:value-type="float" office:value="2.9493415063032775">
            <text:p>2.9493415063032775</text:p>
          </table:table-cell>
          <table:table-cell office:value-type="float" office:value="4.157667787916103">
            <text:p>4.157667787916103</text:p>
          </table:table-cell>
          <table:table-cell office:value-type="float" office:value="0.0669899108834988">
            <text:p>0.0669899108834988</text:p>
          </table:table-cell>
          <table:table-cell office:value-type="float" office:value="0.1177954141125663">
            <text:p>0.1177954141125663</text:p>
          </table:table-cell>
          <table:table-cell office:value-type="float" office:value="0.1266687970766721">
            <text:p>0.1266687970766721</text:p>
          </table:table-cell>
          <table:table-cell office:value-type="float" office:value="0.1769339695711804">
            <text:p>0.1769339695711804</text:p>
          </table:table-cell>
          <table:table-cell office:value-type="float" office:value="0.0155631504733732">
            <text:p>0.0155631504733732</text:p>
          </table:table-cell>
          <table:table-cell office:value-type="float" office:value="102.61386225005616">
            <text:p>102.61386225005616</text:p>
          </table:table-cell>
          <table:table-cell office:value-type="float" office:value="22.909188926739024">
            <text:p>22.909188926739024</text:p>
          </table:table-cell>
          <table:table-cell office:value-type="float" office:value="0.052642778506272">
            <text:p>0.052642778506272</text:p>
          </table:table-cell>
          <table:table-cell office:value-type="float" office:value="0.2038017699653086">
            <text:p>0.2038017699653086</text:p>
          </table:table-cell>
          <table:table-cell office:value-type="float" office:value="0.2798862713121905">
            <text:p>0.2798862713121905</text:p>
          </table:table-cell>
          <table:table-cell office:value-type="float" office:value="0.5474564021351392">
            <text:p>0.5474564021351392</text:p>
          </table:table-cell>
          <table:table-cell office:value-type="float" office:value="0.719418560805205">
            <text:p>0.719418560805205</text:p>
          </table:table-cell>
          <table:table-cell office:value-type="float" office:value="0.0158531529646493">
            <text:p>0.0158531529646493</text:p>
          </table:table-cell>
          <table:table-cell office:value-type="float" office:value="0.0001864429614512">
            <text:p>0.0001864429614512</text:p>
          </table:table-cell>
          <table:table-cell office:value-type="float" office:value="0.0176921908680647">
            <text:p>0.0176921908680647</text:p>
          </table:table-cell>
          <table:table-cell office:value-type="float" office:value="0.4000692432624779">
            <text:p>0.4000692432624779</text:p>
          </table:table-cell>
          <table:table-cell office:value-type="float" office:value="0.1851377272377021">
            <text:p>0.1851377272377021</text:p>
          </table:table-cell>
          <table:table-cell office:value-type="float" office:value="0.0053065388715447">
            <text:p>0.0053065388715447</text:p>
          </table:table-cell>
          <table:table-cell office:value-type="float" office:value="0.0010103259463">
            <text:p>0.0010103259463</text:p>
          </table:table-cell>
          <table:table-cell office:value-type="float" office:value="0.0322286010342514">
            <text:p>0.0322286010342514</text:p>
          </table:table-cell>
          <table:table-cell office:value-type="float" office:value="0.007079191971797">
            <text:p>0.007079191971797</text:p>
          </table:table-cell>
          <table:table-cell office:value-type="float" office:value="0.0052532153949128">
            <text:p>0.0052532153949128</text:p>
          </table:table-cell>
          <table:table-cell office:value-type="float" office:value="0.330183369486848">
            <text:p>0.330183369486848</text:p>
          </table:table-cell>
          <table:table-cell office:value-type="float" office:value="6.114085503876301">
            <text:p>6.114085503876301</text:p>
          </table:table-cell>
          <table:table-cell office:value-type="float" office:value="0.0719054569429184">
            <text:p>0.0719054569429184</text:p>
          </table:table-cell>
          <table:table-cell office:value-type="float" office:value="6.823347252086524">
            <text:p>6.823347252086524</text:p>
          </table:table-cell>
          <table:table-cell office:value-type="float" office:value="154.29470504903986">
            <text:p>154.29470504903986</text:p>
          </table:table-cell>
          <table:table-cell office:value-type="float" office:value="71.4020672637646">
            <text:p>71.4020672637646</text:p>
          </table:table-cell>
          <table:table-cell office:value-type="float" office:value="2.046572846588665">
            <text:p>2.046572846588665</text:p>
          </table:table-cell>
          <table:table-cell office:value-type="float" office:value="0.3896524077095329">
            <text:p>0.3896524077095329</text:p>
          </table:table-cell>
          <table:table-cell office:value-type="float" office:value="12.42960456087976">
            <text:p>12.42960456087976</text:p>
          </table:table-cell>
          <table:table-cell office:value-type="float" office:value="2.730231967762966">
            <text:p>2.730231967762966</text:p>
          </table:table-cell>
          <table:table-cell office:value-type="float" office:value="2.0260075813560205">
            <text:p>2.0260075813560205</text:p>
          </table:table-cell>
          <table:table-cell office:value-type="float" office:value="127.34182010999268">
            <text:p>127.3418201099926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454649438539234">
            <text:p>1.454649438539234</text:p>
          </table:table-cell>
          <table:table-cell office:value-type="string" office:string-value="170">
            <text:p>170</text:p>
          </table:table-cell>
          <table:table-cell office:value-type="float" office:value="0.0013369315802782">
            <text:p>0.001336931580278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50727">
            <text:p>0.950727</text:p>
          </table:table-cell>
          <table:table-cell office:value-type="float" office:value="0.2134657072977423">
            <text:p>0.2134657072977423</text:p>
          </table:table-cell>
          <table:table-cell office:value-type="float" office:value="2.381236339081348">
            <text:p>2.381236339081348</text:p>
          </table:table-cell>
          <table:table-cell office:value-type="float" office:value="5.5054531586710045">
            <text:p>5.5054531586710045</text:p>
          </table:table-cell>
          <table:table-cell office:value-type="float" office:value="7.761082055277263">
            <text:p>7.761082055277263</text:p>
          </table:table-cell>
          <table:table-cell office:value-type="float" office:value="0.1250526664362129">
            <text:p>0.1250526664362129</text:p>
          </table:table-cell>
          <table:table-cell office:value-type="float" office:value="0.2197760689025968">
            <text:p>0.2197760689025968</text:p>
          </table:table-cell>
          <table:table-cell office:value-type="float" office:value="0.2364402643441384">
            <text:p>0.2364402643441384</text:p>
          </table:table-cell>
          <table:table-cell office:value-type="float" office:value="0.3303700459894777">
            <text:p>0.3303700459894777</text:p>
          </table:table-cell>
          <table:table-cell office:value-type="float" office:value="0.1100659931366381">
            <text:p>0.1100659931366381</text:p>
          </table:table-cell>
          <table:table-cell office:value-type="float" office:value="1.2277997523437008">
            <text:p>1.2277997523437008</text:p>
          </table:table-cell>
          <table:table-cell office:value-type="float" office:value="2.8386909412628367">
            <text:p>2.8386909412628367</text:p>
          </table:table-cell>
          <table:table-cell office:value-type="float" office:value="4.00172568719691">
            <text:p>4.00172568719691</text:p>
          </table:table-cell>
          <table:table-cell office:value-type="float" office:value="0.0644789558937838">
            <text:p>0.0644789558937838</text:p>
          </table:table-cell>
          <table:table-cell office:value-type="float" office:value="0.1133197064655001">
            <text:p>0.1133197064655001</text:p>
          </table:table-cell>
          <table:table-cell office:value-type="float" office:value="0.1219120056423324">
            <text:p>0.1219120056423324</text:p>
          </table:table-cell>
          <table:table-cell office:value-type="float" office:value="0.1703435538885418">
            <text:p>0.1703435538885418</text:p>
          </table:table-cell>
          <table:table-cell office:value-type="float" office:value="0.014959189997693">
            <text:p>0.014959189997693</text:p>
          </table:table-cell>
          <table:table-cell office:value-type="float" office:value="102.70053896124755">
            <text:p>102.70053896124755</text:p>
          </table:table-cell>
          <table:table-cell office:value-type="float" office:value="22.92856927173172">
            <text:p>22.92856927173172</text:p>
          </table:table-cell>
          <table:table-cell office:value-type="float" office:value="0.0515394132500778">
            <text:p>0.0515394132500778</text:p>
          </table:table-cell>
          <table:table-cell office:value-type="float" office:value="0.1997272096593702">
            <text:p>0.1997272096593702</text:p>
          </table:table-cell>
          <table:table-cell office:value-type="float" office:value="0.2737519564708542">
            <text:p>0.2737519564708542</text:p>
          </table:table-cell>
          <table:table-cell office:value-type="float" office:value="0.5376919356355525">
            <text:p>0.5376919356355525</text:p>
          </table:table-cell>
          <table:table-cell office:value-type="float" office:value="0.7070376987690721">
            <text:p>0.7070376987690721</text:p>
          </table:table-cell>
          <table:table-cell office:value-type="float" office:value="0.0156672452854051">
            <text:p>0.0156672452854051</text:p>
          </table:table-cell>
          <table:table-cell office:value-type="float" office:value="0.0001828808981866">
            <text:p>0.0001828808981866</text:p>
          </table:table-cell>
          <table:table-cell office:value-type="float" office:value="0.0176411883902121">
            <text:p>0.0176411883902121</text:p>
          </table:table-cell>
          <table:table-cell office:value-type="float" office:value="0.4002387753374048">
            <text:p>0.4002387753374048</text:p>
          </table:table-cell>
          <table:table-cell office:value-type="float" office:value="0.185211911409965">
            <text:p>0.185211911409965</text:p>
          </table:table-cell>
          <table:table-cell office:value-type="float" office:value="0.0052869957165424">
            <text:p>0.0052869957165424</text:p>
          </table:table-cell>
          <table:table-cell office:value-type="float" office:value="0.0009961789040554">
            <text:p>0.0009961789040554</text:p>
          </table:table-cell>
          <table:table-cell office:value-type="float" office:value="0.0322437149243732">
            <text:p>0.0322437149243732</text:p>
          </table:table-cell>
          <table:table-cell office:value-type="float" office:value="0.0069798309928722">
            <text:p>0.0069798309928722</text:p>
          </table:table-cell>
          <table:table-cell office:value-type="float" office:value="0.005181232151504">
            <text:p>0.005181232151504</text:p>
          </table:table-cell>
          <table:table-cell office:value-type="float" office:value="0.3303700459894777">
            <text:p>0.3303700459894777</text:p>
          </table:table-cell>
          <table:table-cell office:value-type="float" office:value="6.042386489222212">
            <text:p>6.042386489222212</text:p>
          </table:table-cell>
          <table:table-cell office:value-type="float" office:value="0.0705316760036278">
            <text:p>0.0705316760036278</text:p>
          </table:table-cell>
          <table:table-cell office:value-type="float" office:value="6.803677126453105">
            <text:p>6.803677126453105</text:p>
          </table:table-cell>
          <table:table-cell office:value-type="float" office:value="154.36008848437692">
            <text:p>154.36008848437692</text:p>
          </table:table-cell>
          <table:table-cell office:value-type="float" office:value="71.43067787348123">
            <text:p>71.43067787348123</text:p>
          </table:table-cell>
          <table:table-cell office:value-type="float" office:value="2.039035637998928">
            <text:p>2.039035637998928</text:p>
          </table:table-cell>
          <table:table-cell office:value-type="float" office:value="0.3841963179270676">
            <text:p>0.3841963179270676</text:p>
          </table:table-cell>
          <table:table-cell office:value-type="float" office:value="12.435433534883042">
            <text:p>12.435433534883042</text:p>
          </table:table-cell>
          <table:table-cell office:value-type="float" office:value="2.691911419021051">
            <text:p>2.691911419021051</text:p>
          </table:table-cell>
          <table:table-cell office:value-type="float" office:value="1.9982458038705735">
            <text:p>1.9982458038705735</text:p>
          </table:table-cell>
          <table:table-cell office:value-type="float" office:value="127.41381563676188">
            <text:p>127.413815636761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398701383210801">
            <text:p>1.398701383210801</text:p>
          </table:table-cell>
          <table:table-cell office:value-type="string" office:string-value="171">
            <text:p>171</text:p>
          </table:table-cell>
          <table:table-cell office:value-type="float" office:value="0.0012863861446803">
            <text:p>0.00128638614468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47404">
            <text:p>0.947404</text:p>
          </table:table-cell>
          <table:table-cell office:value-type="float" office:value="0.2132379395347768">
            <text:p>0.2132379395347768</text:p>
          </table:table-cell>
          <table:table-cell office:value-type="float" office:value="2.381919317836364">
            <text:p>2.381919317836364</text:p>
          </table:table-cell>
          <table:table-cell office:value-type="float" office:value="5.507025080769349">
            <text:p>5.507025080769349</text:p>
          </table:table-cell>
          <table:table-cell office:value-type="float" office:value="7.763376994921621">
            <text:p>7.763376994921621</text:p>
          </table:table-cell>
          <table:table-cell office:value-type="float" office:value="0.1250927696201916">
            <text:p>0.1250927696201916</text:p>
          </table:table-cell>
          <table:table-cell office:value-type="float" office:value="0.2197307054965602">
            <text:p>0.2197307054965602</text:p>
          </table:table-cell>
          <table:table-cell office:value-type="float" office:value="0.2364989876727437">
            <text:p>0.2364989876727437</text:p>
          </table:table-cell>
          <table:table-cell office:value-type="float" office:value="0.3305554548842023">
            <text:p>0.3305554548842023</text:p>
          </table:table-cell>
          <table:table-cell office:value-type="float" office:value="0.1057917226527494">
            <text:p>0.1057917226527494</text:p>
          </table:table-cell>
          <table:table-cell office:value-type="float" office:value="1.181719108726777">
            <text:p>1.181719108726777</text:p>
          </table:table-cell>
          <table:table-cell office:value-type="float" office:value="2.732148281199608">
            <text:p>2.732148281199608</text:p>
          </table:table-cell>
          <table:table-cell office:value-type="float" office:value="3.8515708212493704">
            <text:p>3.8515708212493704</text:p>
          </table:table-cell>
          <table:table-cell office:value-type="float" office:value="0.0620610929668325">
            <text:p>0.0620610929668325</text:p>
          </table:table-cell>
          <table:table-cell office:value-type="float" office:value="0.1090129172364937">
            <text:p>0.1090129172364937</text:p>
          </table:table-cell>
          <table:table-cell office:value-type="float" office:value="0.1173320065187109">
            <text:p>0.1173320065187109</text:p>
          </table:table-cell>
          <table:table-cell office:value-type="float" office:value="0.1639953522377745">
            <text:p>0.1639953522377745</text:p>
          </table:table-cell>
          <table:table-cell office:value-type="float" office:value="0.0143784280666277">
            <text:p>0.0143784280666277</text:p>
          </table:table-cell>
          <table:table-cell office:value-type="float" office:value="102.78618317546145">
            <text:p>102.78618317546145</text:p>
          </table:table-cell>
          <table:table-cell office:value-type="float" office:value="22.947718166130205">
            <text:p>22.947718166130205</text:p>
          </table:table-cell>
          <table:table-cell office:value-type="float" office:value="0.0504609508423981">
            <text:p>0.0504609508423981</text:p>
          </table:table-cell>
          <table:table-cell office:value-type="float" office:value="0.195735568872542">
            <text:p>0.195735568872542</text:p>
          </table:table-cell>
          <table:table-cell office:value-type="float" office:value="0.2678004371037573">
            <text:p>0.2678004371037573</text:p>
          </table:table-cell>
          <table:table-cell office:value-type="float" office:value="0.5281362378476039">
            <text:p>0.5281362378476039</text:p>
          </table:table-cell>
          <table:table-cell office:value-type="float" office:value="0.6949093208657494">
            <text:p>0.6949093208657494</text:p>
          </table:table-cell>
          <table:table-cell office:value-type="float" office:value="0.0154803045878725">
            <text:p>0.0154803045878725</text:p>
          </table:table-cell>
          <table:table-cell office:value-type="float" office:value="0.0001793866857517">
            <text:p>0.0001793866857517</text:p>
          </table:table-cell>
          <table:table-cell office:value-type="float" office:value="0.0175909335165211">
            <text:p>0.0175909335165211</text:p>
          </table:table-cell>
          <table:table-cell office:value-type="float" office:value="0.4004075538035039">
            <text:p>0.4004075538035039</text:p>
          </table:table-cell>
          <table:table-cell office:value-type="float" office:value="0.185285712423759">
            <text:p>0.185285712423759</text:p>
          </table:table-cell>
          <table:table-cell office:value-type="float" office:value="0.0052678330031499">
            <text:p>0.0052678330031499</text:p>
          </table:table-cell>
          <table:table-cell office:value-type="float" office:value="0.000982269101118">
            <text:p>0.000982269101118</text:p>
          </table:table-cell>
          <table:table-cell office:value-type="float" office:value="0.0322587661492282">
            <text:p>0.0322587661492282</text:p>
          </table:table-cell>
          <table:table-cell office:value-type="float" office:value="0.0068816165910909">
            <text:p>0.0068816165910909</text:p>
          </table:table-cell>
          <table:table-cell office:value-type="float" office:value="0.005110169253802">
            <text:p>0.005110169253802</text:p>
          </table:table-cell>
          <table:table-cell office:value-type="float" office:value="0.3305554548842023">
            <text:p>0.3305554548842023</text:p>
          </table:table-cell>
          <table:table-cell office:value-type="float" office:value="5.970289070404808">
            <text:p>5.970289070404808</text:p>
          </table:table-cell>
          <table:table-cell office:value-type="float" office:value="0.0691840630938937">
            <text:p>0.0691840630938937</text:p>
          </table:table-cell>
          <table:table-cell office:value-type="float" office:value="6.784295329316728">
            <text:p>6.784295329316728</text:p>
          </table:table-cell>
          <table:table-cell office:value-type="float" office:value="154.42518127539736">
            <text:p>154.42518127539736</text:p>
          </table:table-cell>
          <table:table-cell office:value-type="float" office:value="71.45914071047115">
            <text:p>71.45914071047115</text:p>
          </table:table-cell>
          <table:table-cell office:value-type="float" office:value="2.0316451543248313">
            <text:p>2.0316451543248313</text:p>
          </table:table-cell>
          <table:table-cell office:value-type="float" office:value="0.3788317242281885">
            <text:p>0.3788317242281885</text:p>
          </table:table-cell>
          <table:table-cell office:value-type="float" office:value="12.441238340772877">
            <text:p>12.441238340772877</text:p>
          </table:table-cell>
          <table:table-cell office:value-type="float" office:value="2.65403307068604">
            <text:p>2.65403307068604</text:p>
          </table:table-cell>
          <table:table-cell office:value-type="float" office:value="1.9708389761138516">
            <text:p>1.9708389761138516</text:p>
          </table:table-cell>
          <table:table-cell office:value-type="float" office:value="127.48532228519032">
            <text:p>127.4853222851903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344905176164232">
            <text:p>1.344905176164232</text:p>
          </table:table-cell>
          <table:table-cell office:value-type="string" office:string-value="172">
            <text:p>172</text:p>
          </table:table-cell>
          <table:table-cell office:value-type="float" office:value="0.0012377325271447">
            <text:p>0.00123773252714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46437">
            <text:p>0.946437</text:p>
          </table:table-cell>
          <table:table-cell office:value-type="float" office:value="0.2130148192920692">
            <text:p>0.2130148192920692</text:p>
          </table:table-cell>
          <table:table-cell office:value-type="float" office:value="2.3825883165685244">
            <text:p>2.3825883165685244</text:p>
          </table:table-cell>
          <table:table-cell office:value-type="float" office:value="5.508564972439993">
            <text:p>5.508564972439993</text:p>
          </table:table-cell>
          <table:table-cell office:value-type="float" office:value="7.765625115909261">
            <text:p>7.765625115909261</text:p>
          </table:table-cell>
          <table:table-cell office:value-type="float" office:value="0.1251320600045864">
            <text:p>0.1251320600045864</text:p>
          </table:table-cell>
          <table:table-cell office:value-type="float" office:value="0.2196857704671248">
            <text:p>0.2196857704671248</text:p>
          </table:table-cell>
          <table:table-cell office:value-type="float" office:value="0.2365564503093352">
            <text:p>0.2365564503093352</text:p>
          </table:table-cell>
          <table:table-cell office:value-type="float" office:value="0.3307375032236967">
            <text:p>0.3307375032236967</text:p>
          </table:table-cell>
          <table:table-cell office:value-type="float" office:value="0.1016839667799362">
            <text:p>0.1016839667799362</text:p>
          </table:table-cell>
          <table:table-cell office:value-type="float" office:value="1.137343552140544">
            <text:p>1.137343552140544</text:p>
          </table:table-cell>
          <table:table-cell office:value-type="float" office:value="2.629548214177056">
            <text:p>2.629548214177056</text:p>
          </table:table-cell>
          <table:table-cell office:value-type="float" office:value="3.706970101591215">
            <text:p>3.706970101591215</text:p>
          </table:table-cell>
          <table:table-cell office:value-type="float" office:value="0.0597325776436489">
            <text:p>0.0597325776436489</text:p>
          </table:table-cell>
          <table:table-cell office:value-type="float" office:value="0.1048683873753168">
            <text:p>0.1048683873753168</text:p>
          </table:table-cell>
          <table:table-cell office:value-type="float" office:value="0.112921712746441">
            <text:p>0.112921712746441</text:p>
          </table:table-cell>
          <table:table-cell office:value-type="float" office:value="0.157879632048349">
            <text:p>0.157879632048349</text:p>
          </table:table-cell>
          <table:table-cell office:value-type="float" office:value="0.0138202871870988">
            <text:p>0.0138202871870988</text:p>
          </table:table-cell>
          <table:table-cell office:value-type="float" office:value="102.8702092181844">
            <text:p>102.8702092181844</text:p>
          </table:table-cell>
          <table:table-cell office:value-type="float" office:value="22.966505958466435">
            <text:p>22.966505958466435</text:p>
          </table:table-cell>
          <table:table-cell office:value-type="float" office:value="0.0494057644229554">
            <text:p>0.0494057644229554</text:p>
          </table:table-cell>
          <table:table-cell office:value-type="float" office:value="0.1918255751329208">
            <text:p>0.1918255751329208</text:p>
          </table:table-cell>
          <table:table-cell office:value-type="float" office:value="0.2619727332354918">
            <text:p>0.2619727332354918</text:p>
          </table:table-cell>
          <table:table-cell office:value-type="float" office:value="0.518769162770892">
            <text:p>0.518769162770892</text:p>
          </table:table-cell>
          <table:table-cell office:value-type="float" office:value="0.6830241688829186">
            <text:p>0.6830241688829186</text:p>
          </table:table-cell>
          <table:table-cell office:value-type="float" office:value="0.0152976258716568">
            <text:p>0.0152976258716568</text:p>
          </table:table-cell>
          <table:table-cell office:value-type="float" office:value="0.0001759574858766">
            <text:p>0.0001759574858766</text:p>
          </table:table-cell>
          <table:table-cell office:value-type="float" office:value="0.0175417415791105">
            <text:p>0.0175417415791105</text:p>
          </table:table-cell>
          <table:table-cell office:value-type="float" office:value="0.4005728547813962">
            <text:p>0.4005728547813962</text:p>
          </table:table-cell>
          <table:table-cell office:value-type="float" office:value="0.1853580498611062">
            <text:p>0.1853580498611062</text:p>
          </table:table-cell>
          <table:table-cell office:value-type="float" office:value="0.0052490154643756">
            <text:p>0.0052490154643756</text:p>
          </table:table-cell>
          <table:table-cell office:value-type="float" office:value="0.0009685498057337">
            <text:p>0.0009685498057337</text:p>
          </table:table-cell>
          <table:table-cell office:value-type="float" office:value="0.0322735386855769">
            <text:p>0.0322735386855769</text:p>
          </table:table-cell>
          <table:table-cell office:value-type="float" office:value="0.0067849651887231">
            <text:p>0.0067849651887231</text:p>
          </table:table-cell>
          <table:table-cell office:value-type="float" office:value="0.0050401980527474">
            <text:p>0.0050401980527474</text:p>
          </table:table-cell>
          <table:table-cell office:value-type="float" office:value="0.3307375032236967">
            <text:p>0.3307375032236967</text:p>
          </table:table-cell>
          <table:table-cell office:value-type="float" office:value="5.899835369921915">
            <text:p>5.899835369921915</text:p>
          </table:table-cell>
          <table:table-cell office:value-type="float" office:value="0.0678615235780364">
            <text:p>0.0678615235780364</text:p>
          </table:table-cell>
          <table:table-cell office:value-type="float" office:value="6.765323474815583">
            <text:p>6.765323474815583</text:p>
          </table:table-cell>
          <table:table-cell office:value-type="float" office:value="154.48893290354107">
            <text:p>154.48893290354107</text:p>
          </table:table-cell>
          <table:table-cell office:value-type="float" office:value="71.48703908993285">
            <text:p>71.48703908993285</text:p>
          </table:table-cell>
          <table:table-cell office:value-type="float" office:value="2.024387794145744">
            <text:p>2.024387794145744</text:p>
          </table:table-cell>
          <table:table-cell office:value-type="float" office:value="0.3735406035773379">
            <text:p>0.3735406035773379</text:p>
          </table:table-cell>
          <table:table-cell office:value-type="float" office:value="12.446935664866457">
            <text:p>12.446935664866457</text:p>
          </table:table-cell>
          <table:table-cell office:value-type="float" office:value="2.6167575243348478">
            <text:p>2.6167575243348478</text:p>
          </table:table-cell>
          <table:table-cell office:value-type="float" office:value="1.9438531830031271">
            <text:p>1.9438531830031271</text:p>
          </table:table-cell>
          <table:table-cell office:value-type="float" office:value="127.55553286828312">
            <text:p>127.5555328682831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293178054004069">
            <text:p>1.293178054004069</text:p>
          </table:table-cell>
          <table:table-cell office:value-type="string" office:string-value="173">
            <text:p>173</text:p>
          </table:table-cell>
          <table:table-cell office:value-type="float" office:value="0.0011909013355836">
            <text:p>0.001190901335583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56031">
            <text:p>0.956031</text:p>
          </table:table-cell>
          <table:table-cell office:value-type="float" office:value="0.2127918726435889">
            <text:p>0.2127918726435889</text:p>
          </table:table-cell>
          <table:table-cell office:value-type="float" office:value="2.383256834568401">
            <text:p>2.383256834568401</text:p>
          </table:table-cell>
          <table:table-cell office:value-type="float" office:value="5.510103626260071">
            <text:p>5.510103626260071</text:p>
          </table:table-cell>
          <table:table-cell office:value-type="float" office:value="7.767870444235685">
            <text:p>7.767870444235685</text:p>
          </table:table-cell>
          <table:table-cell office:value-type="float" office:value="0.1251712474973635">
            <text:p>0.1251712474973635</text:p>
          </table:table-cell>
          <table:table-cell office:value-type="float" office:value="0.2196419604980589">
            <text:p>0.2196419604980589</text:p>
          </table:table-cell>
          <table:table-cell office:value-type="float" office:value="0.2366139038432477">
            <text:p>0.2366139038432477</text:p>
          </table:table-cell>
          <table:table-cell office:value-type="float" office:value="0.3309182564898889">
            <text:p>0.3309182564898889</text:p>
          </table:table-cell>
          <table:table-cell office:value-type="float" office:value="0.0977342257170221">
            <text:p>0.0977342257170221</text:p>
          </table:table-cell>
          <table:table-cell office:value-type="float" office:value="1.0946177526313596">
            <text:p>1.0946177526313596</text:p>
          </table:table-cell>
          <table:table-cell office:value-type="float" office:value="2.5307625937155778">
            <text:p>2.5307625937155778</text:p>
          </table:table-cell>
          <table:table-cell office:value-type="float" office:value="3.56774341945427">
            <text:p>3.56774341945427</text:p>
          </table:table-cell>
          <table:table-cell office:value-type="float" office:value="0.0574905178670936">
            <text:p>0.0574905178670936</text:p>
          </table:table-cell>
          <table:table-cell office:value-type="float" office:value="0.1008804362570813">
            <text:p>0.1008804362570813</text:p>
          </table:table-cell>
          <table:table-cell office:value-type="float" office:value="0.1086755635857151">
            <text:p>0.1086755635857151</text:p>
          </table:table-cell>
          <table:table-cell office:value-type="float" office:value="0.1519890735105133">
            <text:p>0.1519890735105133</text:p>
          </table:table-cell>
          <table:table-cell office:value-type="float" office:value="0.0132836121734656">
            <text:p>0.0132836121734656</text:p>
          </table:table-cell>
          <table:table-cell office:value-type="float" office:value="102.95322636308686">
            <text:p>102.95322636308686</text:p>
          </table:table-cell>
          <table:table-cell office:value-type="float" office:value="22.985067616847022">
            <text:p>22.985067616847022</text:p>
          </table:table-cell>
          <table:table-cell office:value-type="float" office:value="0.0483742952757269">
            <text:p>0.0483742952757269</text:p>
          </table:table-cell>
          <table:table-cell office:value-type="float" office:value="0.1879950876002153">
            <text:p>0.1879950876002153</text:p>
          </table:table-cell>
          <table:table-cell office:value-type="float" office:value="0.2563170403123084">
            <text:p>0.2563170403123084</text:p>
          </table:table-cell>
          <table:table-cell office:value-type="float" office:value="0.5096008441365417">
            <text:p>0.5096008441365417</text:p>
          </table:table-cell>
          <table:table-cell office:value-type="float" office:value="0.6713791210233673">
            <text:p>0.6713791210233673</text:p>
          </table:table-cell>
          <table:table-cell office:value-type="float" office:value="0.0151141081953359">
            <text:p>0.0151141081953359</text:p>
          </table:table-cell>
          <table:table-cell office:value-type="float" office:value="0.0001725936363613">
            <text:p>0.0001725936363613</text:p>
          </table:table-cell>
          <table:table-cell office:value-type="float" office:value="0.0174932790324913">
            <text:p>0.0174932790324913</text:p>
          </table:table-cell>
          <table:table-cell office:value-type="float" office:value="0.4007373428885578">
            <text:p>0.4007373428885578</text:p>
          </table:table-cell>
          <table:table-cell office:value-type="float" office:value="0.1854299821591447">
            <text:p>0.1854299821591447</text:p>
          </table:table-cell>
          <table:table-cell office:value-type="float" office:value="0.0052305646063275">
            <text:p>0.0052305646063275</text:p>
          </table:table-cell>
          <table:table-cell office:value-type="float" office:value="0.0009550586068956">
            <text:p>0.0009550586068956</text:p>
          </table:table-cell>
          <table:table-cell office:value-type="float" office:value="0.0322882430455353">
            <text:p>0.0322882430455353</text:p>
          </table:table-cell>
          <table:table-cell office:value-type="float" office:value="0.0066894470391359">
            <text:p>0.0066894470391359</text:p>
          </table:table-cell>
          <table:table-cell office:value-type="float" office:value="0.0049711243003255">
            <text:p>0.0049711243003255</text:p>
          </table:table-cell>
          <table:table-cell office:value-type="float" office:value="0.3309182564898889">
            <text:p>0.3309182564898889</text:p>
          </table:table-cell>
          <table:table-cell office:value-type="float" office:value="5.829058107695219">
            <text:p>5.829058107695219</text:p>
          </table:table-cell>
          <table:table-cell office:value-type="float" office:value="0.0665641877354823">
            <text:p>0.0665641877354823</text:p>
          </table:table-cell>
          <table:table-cell office:value-type="float" office:value="6.7466329244609256">
            <text:p>6.7466329244609256</text:p>
          </table:table-cell>
          <table:table-cell office:value-type="float" office:value="154.55237103183012">
            <text:p>154.55237103183012</text:p>
          </table:table-cell>
          <table:table-cell office:value-type="float" office:value="71.51478121931736">
            <text:p>71.51478121931736</text:p>
          </table:table-cell>
          <table:table-cell office:value-type="float" office:value="2.0172718517223407">
            <text:p>2.0172718517223407</text:p>
          </table:table-cell>
          <table:table-cell office:value-type="float" office:value="0.3683374529214306">
            <text:p>0.3683374529214306</text:p>
          </table:table-cell>
          <table:table-cell office:value-type="float" office:value="12.452606695371626">
            <text:p>12.452606695371626</text:p>
          </table:table-cell>
          <table:table-cell office:value-type="float" office:value="2.579919039583544">
            <text:p>2.579919039583544</text:p>
          </table:table-cell>
          <table:table-cell office:value-type="float" office:value="1.9172135089065387">
            <text:p>1.9172135089065387</text:p>
          </table:table-cell>
          <table:table-cell office:value-type="float" office:value="127.62524398045548">
            <text:p>127.6252439804554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243440436542374">
            <text:p>1.243440436542374</text:p>
          </table:table-cell>
          <table:table-cell office:value-type="string" office:string-value="174">
            <text:p>174</text:p>
          </table:table-cell>
          <table:table-cell office:value-type="float" office:value="0.0011458252952328">
            <text:p>0.001145825295232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44867">
            <text:p>0.944867</text:p>
          </table:table-cell>
          <table:table-cell office:value-type="float" office:value="0.2125730986031401">
            <text:p>0.2125730986031401</text:p>
          </table:table-cell>
          <table:table-cell office:value-type="float" office:value="2.3839128040153184">
            <text:p>2.3839128040153184</text:p>
          </table:table-cell>
          <table:table-cell office:value-type="float" office:value="5.511613519813597">
            <text:p>5.511613519813597</text:p>
          </table:table-cell>
          <table:table-cell office:value-type="float" office:value="7.770073664639381">
            <text:p>7.770073664639381</text:p>
          </table:table-cell>
          <table:table-cell office:value-type="float" office:value="0.1252097001285421">
            <text:p>0.1252097001285421</text:p>
          </table:table-cell>
          <table:table-cell office:value-type="float" office:value="0.2195986223698827">
            <text:p>0.2195986223698827</text:p>
          </table:table-cell>
          <table:table-cell office:value-type="float" office:value="0.2366702280107605">
            <text:p>0.2366702280107605</text:p>
          </table:table-cell>
          <table:table-cell office:value-type="float" office:value="0.3310959058037716">
            <text:p>0.3310959058037716</text:p>
          </table:table-cell>
          <table:table-cell office:value-type="float" office:value="0.093938271878644">
            <text:p>0.093938271878644</text:p>
          </table:table-cell>
          <table:table-cell office:value-type="float" office:value="1.0534759599880223">
            <text:p>1.0534759599880223</text:p>
          </table:table-cell>
          <table:table-cell office:value-type="float" office:value="2.435639564538067">
            <text:p>2.435639564538067</text:p>
          </table:table-cell>
          <table:table-cell office:value-type="float" office:value="3.4336766845021844">
            <text:p>3.4336766845021844</text:p>
          </table:table-cell>
          <table:table-cell office:value-type="float" office:value="0.0553314738779685">
            <text:p>0.0553314738779685</text:p>
          </table:table-cell>
          <table:table-cell office:value-type="float" office:value="0.0970429241889641">
            <text:p>0.0970429241889641</text:p>
          </table:table-cell>
          <table:table-cell office:value-type="float" office:value="0.1045870449767583">
            <text:p>0.1045870449767583</text:p>
          </table:table-cell>
          <table:table-cell office:value-type="float" office:value="0.1463147379498243">
            <text:p>0.1463147379498243</text:p>
          </table:table-cell>
          <table:table-cell office:value-type="float" office:value="0.0127678293682088">
            <text:p>0.0127678293682088</text:p>
          </table:table-cell>
          <table:table-cell office:value-type="float" office:value="103.03472888140207">
            <text:p>103.03472888140207</text:p>
          </table:table-cell>
          <table:table-cell office:value-type="float" office:value="23.003291209541263">
            <text:p>23.003291209541263</text:p>
          </table:table-cell>
          <table:table-cell office:value-type="float" office:value="0.0473651094634922">
            <text:p>0.0473651094634922</text:p>
          </table:table-cell>
          <table:table-cell office:value-type="float" office:value="0.184242840142255">
            <text:p>0.184242840142255</text:p>
          </table:table-cell>
          <table:table-cell office:value-type="float" office:value="0.2507824814837187">
            <text:p>0.2507824814837187</text:p>
          </table:table-cell>
          <table:table-cell office:value-type="float" office:value="0.5006137578106716">
            <text:p>0.5006137578106716</text:p>
          </table:table-cell>
          <table:table-cell office:value-type="float" office:value="0.6599658821289177">
            <text:p>0.6599658821289177</text:p>
          </table:table-cell>
          <table:table-cell office:value-type="float" office:value="0.0149343384702456">
            <text:p>0.0149343384702456</text:p>
          </table:table-cell>
          <table:table-cell office:value-type="float" office:value="0.000169292598158">
            <text:p>0.000169292598158</text:p>
          </table:table-cell>
          <table:table-cell office:value-type="float" office:value="0.0174458193678939">
            <text:p>0.0174458193678939</text:p>
          </table:table-cell>
          <table:table-cell office:value-type="float" office:value="0.4008986607689353">
            <text:p>0.4008986607689353</text:p>
          </table:table-cell>
          <table:table-cell office:value-type="float" office:value="0.1855005757780276">
            <text:p>0.1855005757780276</text:p>
          </table:table-cell>
          <table:table-cell office:value-type="float" office:value="0.0052124485431974">
            <text:p>0.0052124485431974</text:p>
          </table:table-cell>
          <table:table-cell office:value-type="float" office:value="0.000941754882347">
            <text:p>0.000941754882347</text:p>
          </table:table-cell>
          <table:table-cell office:value-type="float" office:value="0.0323026926791038">
            <text:p>0.0323026926791038</text:p>
          </table:table-cell>
          <table:table-cell office:value-type="float" office:value="0.0065954171601982">
            <text:p>0.0065954171601982</text:p>
          </table:table-cell>
          <table:table-cell office:value-type="float" office:value="0.0049030939481203">
            <text:p>0.0049030939481203</text:p>
          </table:table-cell>
          <table:table-cell office:value-type="float" office:value="0.3310959058037716">
            <text:p>0.3310959058037716</text:p>
          </table:table-cell>
          <table:table-cell office:value-type="float" office:value="5.759726317819625">
            <text:p>5.759726317819625</text:p>
          </table:table-cell>
          <table:table-cell office:value-type="float" office:value="0.0652910763316106">
            <text:p>0.0652910763316106</text:p>
          </table:table-cell>
          <table:table-cell office:value-type="float" office:value="6.728329155615644">
            <text:p>6.728329155615644</text:p>
          </table:table-cell>
          <table:table-cell office:value-type="float" office:value="154.6145864987553">
            <text:p>154.6145864987553</text:p>
          </table:table-cell>
          <table:table-cell office:value-type="float" office:value="71.54200706031195">
            <text:p>71.54200706031195</text:p>
          </table:table-cell>
          <table:table-cell office:value-type="float" office:value="2.0102850296549675">
            <text:p>2.0102850296549675</text:p>
          </table:table-cell>
          <table:table-cell office:value-type="float" office:value="0.3632066054748011">
            <text:p>0.3632066054748011</text:p>
          </table:table-cell>
          <table:table-cell office:value-type="float" office:value="12.458179485549964">
            <text:p>12.458179485549964</text:p>
          </table:table-cell>
          <table:table-cell office:value-type="float" office:value="2.5436545361736647">
            <text:p>2.5436545361736647</text:p>
          </table:table-cell>
          <table:table-cell office:value-type="float" office:value="1.8909762429715888">
            <text:p>1.8909762429715888</text:p>
          </table:table-cell>
          <table:table-cell office:value-type="float" office:value="127.69375799134065">
            <text:p>127.6937579913406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195615804367668">
            <text:p>1.195615804367668</text:p>
          </table:table-cell>
          <table:table-cell office:value-type="string" office:string-value="175">
            <text:p>175</text:p>
          </table:table-cell>
          <table:table-cell office:value-type="float" office:value="0.0011024395208419">
            <text:p>0.001102439520841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77665">
            <text:p>0.977665</text:p>
          </table:table-cell>
          <table:table-cell office:value-type="float" office:value="0.2123631250488267">
            <text:p>0.2123631250488267</text:p>
          </table:table-cell>
          <table:table-cell office:value-type="float" office:value="2.3845422587704035">
            <text:p>2.3845422587704035</text:p>
          </table:table-cell>
          <table:table-cell office:value-type="float" office:value="5.513062803246214">
            <text:p>5.513062803246214</text:p>
          </table:table-cell>
          <table:table-cell office:value-type="float" office:value="7.77218927678297">
            <text:p>7.77218927678297</text:p>
          </table:table-cell>
          <table:table-cell office:value-type="float" office:value="0.1252466862114919">
            <text:p>0.1252466862114919</text:p>
          </table:table-cell>
          <table:table-cell office:value-type="float" office:value="0.2195549928189095">
            <text:p>0.2195549928189095</text:p>
          </table:table-cell>
          <table:table-cell office:value-type="float" office:value="0.2367241245081005">
            <text:p>0.2367241245081005</text:p>
          </table:table-cell>
          <table:table-cell office:value-type="float" office:value="0.3312683545917667">
            <text:p>0.3312683545917667</text:p>
          </table:table-cell>
          <table:table-cell office:value-type="float" office:value="0.0902920969282004">
            <text:p>0.0902920969282004</text:p>
          </table:table-cell>
          <table:table-cell office:value-type="float" office:value="1.0138545508255452">
            <text:p>1.0138545508255452</text:p>
          </table:table-cell>
          <table:table-cell office:value-type="float" office:value="2.3440321896163105">
            <text:p>2.3440321896163105</text:p>
          </table:table-cell>
          <table:table-cell office:value-type="float" office:value="3.3045627265197624">
            <text:p>3.3045627265197624</text:p>
          </table:table-cell>
          <table:table-cell office:value-type="float" office:value="0.0532521167634155">
            <text:p>0.0532521167634155</text:p>
          </table:table-cell>
          <table:table-cell office:value-type="float" office:value="0.0933499198041908">
            <text:p>0.0933499198041908</text:p>
          </table:table-cell>
          <table:table-cell office:value-type="float" office:value="0.1006498543022213">
            <text:p>0.1006498543022213</text:p>
          </table:table-cell>
          <table:table-cell office:value-type="float" office:value="0.1408479667793932">
            <text:p>0.1408479667793932</text:p>
          </table:table-cell>
          <table:table-cell office:value-type="float" office:value="0.012272394942508">
            <text:p>0.012272394942508</text:p>
          </table:table-cell>
          <table:table-cell office:value-type="float" office:value="103.11412593440453">
            <text:p>103.11412593440453</text:p>
          </table:table-cell>
          <table:table-cell office:value-type="float" office:value="23.021045968144044">
            <text:p>23.021045968144044</text:p>
          </table:table-cell>
          <table:table-cell office:value-type="float" office:value="0.0463767046730062">
            <text:p>0.0463767046730062</text:p>
          </table:table-cell>
          <table:table-cell office:value-type="float" office:value="0.1805676563181821">
            <text:p>0.1805676563181821</text:p>
          </table:table-cell>
          <table:table-cell office:value-type="float" office:value="0.2453121457617998">
            <text:p>0.2453121457617998</text:p>
          </table:table-cell>
          <table:table-cell office:value-type="float" office:value="0.4917891579102524">
            <text:p>0.4917891579102524</text:p>
          </table:table-cell>
          <table:table-cell office:value-type="float" office:value="0.648776353252372">
            <text:p>0.648776353252372</text:p>
          </table:table-cell>
          <table:table-cell office:value-type="float" office:value="0.0147636315118081">
            <text:p>0.0147636315118081</text:p>
          </table:table-cell>
          <table:table-cell office:value-type="float" office:value="0.0001660517317458">
            <text:p>0.0001660517317458</text:p>
          </table:table-cell>
          <table:table-cell office:value-type="float" office:value="0.0173996814656725">
            <text:p>0.0173996814656725</text:p>
          </table:table-cell>
          <table:table-cell office:value-type="float" office:value="0.4010540780586566">
            <text:p>0.4010540780586566</text:p>
          </table:table-cell>
          <table:table-cell office:value-type="float" office:value="0.1855687501415275">
            <text:p>0.1855687501415275</text:p>
          </table:table-cell>
          <table:table-cell office:value-type="float" office:value="0.0051946305601044">
            <text:p>0.0051946305601044</text:p>
          </table:table-cell>
          <table:table-cell office:value-type="float" office:value="0.000928592717123">
            <text:p>0.000928592717123</text:p>
          </table:table-cell>
          <table:table-cell office:value-type="float" office:value="0.0323166721661116">
            <text:p>0.0323166721661116</text:p>
          </table:table-cell>
          <table:table-cell office:value-type="float" office:value="0.006503280761619">
            <text:p>0.006503280761619</text:p>
          </table:table-cell>
          <table:table-cell office:value-type="float" office:value="0.0048362762938638">
            <text:p>0.0048362762938638</text:p>
          </table:table-cell>
          <table:table-cell office:value-type="float" office:value="0.3312683545917667">
            <text:p>0.3312683545917667</text:p>
          </table:table-cell>
          <table:table-cell office:value-type="float" office:value="5.693889765159049">
            <text:p>5.693889765159049</text:p>
          </table:table-cell>
          <table:table-cell office:value-type="float" office:value="0.0640411713824253">
            <text:p>0.0640411713824253</text:p>
          </table:table-cell>
          <table:table-cell office:value-type="float" office:value="6.710535150865914">
            <text:p>6.710535150865914</text:p>
          </table:table-cell>
          <table:table-cell office:value-type="float" office:value="154.67452628488212">
            <text:p>154.67452628488212</text:p>
          </table:table-cell>
          <table:table-cell office:value-type="float" office:value="71.56829986708291">
            <text:p>71.56829986708291</text:p>
          </table:table-cell>
          <table:table-cell office:value-type="float" office:value="2.0034131681155007">
            <text:p>2.0034131681155007</text:p>
          </table:table-cell>
          <table:table-cell office:value-type="float" office:value="0.3581303532128617">
            <text:p>0.3581303532128617</text:p>
          </table:table-cell>
          <table:table-cell office:value-type="float" office:value="12.463570954304275">
            <text:p>12.463570954304275</text:p>
          </table:table-cell>
          <table:table-cell office:value-type="float" office:value="2.508120291333607">
            <text:p>2.508120291333607</text:p>
          </table:table-cell>
          <table:table-cell office:value-type="float" office:value="1.8652066782544712">
            <text:p>1.8652066782544712</text:p>
          </table:table-cell>
          <table:table-cell office:value-type="float" office:value="127.76026631540668">
            <text:p>127.7602663154066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149630581122757">
            <text:p>1.149630581122757</text:p>
          </table:table-cell>
          <table:table-cell office:value-type="string" office:string-value="176">
            <text:p>176</text:p>
          </table:table-cell>
          <table:table-cell office:value-type="float" office:value="0.0010606820728582">
            <text:p>0.001060682072858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69867">
            <text:p>0.969867</text:p>
          </table:table-cell>
          <table:table-cell office:value-type="float" office:value="0.2121503870931934">
            <text:p>0.2121503870931934</text:p>
          </table:table-cell>
          <table:table-cell office:value-type="float" office:value="2.385180098777369">
            <text:p>2.385180098777369</text:p>
          </table:table-cell>
          <table:table-cell office:value-type="float" office:value="5.514531069000018">
            <text:p>5.514531069000018</text:p>
          </table:table-cell>
          <table:table-cell office:value-type="float" office:value="7.774331057205024">
            <text:p>7.774331057205024</text:p>
          </table:table-cell>
          <table:table-cell office:value-type="float" office:value="0.1252840388510563">
            <text:p>0.1252840388510563</text:p>
          </table:table-cell>
          <table:table-cell office:value-type="float" office:value="0.2195129155595642">
            <text:p>0.2195129155595642</text:p>
          </table:table-cell>
          <table:table-cell office:value-type="float" office:value="0.236778833727616">
            <text:p>0.236778833727616</text:p>
          </table:table-cell>
          <table:table-cell office:value-type="float" office:value="0.3314409094615554">
            <text:p>0.3314409094615554</text:p>
          </table:table-cell>
          <table:table-cell office:value-type="float" office:value="0.0867850494060509">
            <text:p>0.0867850494060509</text:p>
          </table:table-cell>
          <table:table-cell office:value-type="float" office:value="0.975713386861714">
            <text:p>0.975713386861714</text:p>
          </table:table-cell>
          <table:table-cell office:value-type="float" office:value="2.255847174410949">
            <text:p>2.255847174410949</text:p>
          </table:table-cell>
          <table:table-cell office:value-type="float" office:value="3.180270911323644">
            <text:p>3.180270911323644</text:p>
          </table:table-cell>
          <table:table-cell office:value-type="float" office:value="0.0512503495772663">
            <text:p>0.0512503495772663</text:p>
          </table:table-cell>
          <table:table-cell office:value-type="float" office:value="0.0897968628911084">
            <text:p>0.0897968628911084</text:p>
          </table:table-cell>
          <table:table-cell office:value-type="float" office:value="0.0968598882373548">
            <text:p>0.0968598882373548</text:p>
          </table:table-cell>
          <table:table-cell office:value-type="float" office:value="0.13558361168661">
            <text:p>0.13558361168661</text:p>
          </table:table-cell>
          <table:table-cell office:value-type="float" office:value="0.0117958604767733">
            <text:p>0.0117958604767733</text:p>
          </table:table-cell>
          <table:table-cell office:value-type="float" office:value="103.19296135205956">
            <text:p>103.19296135205956</text:p>
          </table:table-cell>
          <table:table-cell office:value-type="float" office:value="23.038673743963948">
            <text:p>23.038673743963948</text:p>
          </table:table-cell>
          <table:table-cell office:value-type="float" office:value="0.0454110493927378">
            <text:p>0.0454110493927378</text:p>
          </table:table-cell>
          <table:table-cell office:value-type="float" office:value="0.1769668090116222">
            <text:p>0.1769668090116222</text:p>
          </table:table-cell>
          <table:table-cell office:value-type="float" office:value="0.2400355260567038">
            <text:p>0.2400355260567038</text:p>
          </table:table-cell>
          <table:table-cell office:value-type="float" office:value="0.4831595177719681">
            <text:p>0.4831595177719681</text:p>
          </table:table-cell>
          <table:table-cell office:value-type="float" office:value="0.6378116933047807">
            <text:p>0.6378116933047807</text:p>
          </table:table-cell>
          <table:table-cell office:value-type="float" office:value="0.0145887630895856">
            <text:p>0.0145887630895856</text:p>
          </table:table-cell>
          <table:table-cell office:value-type="float" office:value="0.0001628736965412">
            <text:p>0.0001628736965412</text:p>
          </table:table-cell>
          <table:table-cell office:value-type="float" office:value="0.0173540182665012">
            <text:p>0.0173540182665012</text:p>
          </table:table-cell>
          <table:table-cell office:value-type="float" office:value="0.4012104673714489">
            <text:p>0.4012104673714489</text:p>
          </table:table-cell>
          <table:table-cell office:value-type="float" office:value="0.1856372282618745">
            <text:p>0.1856372282618745</text:p>
          </table:table-cell>
          <table:table-cell office:value-type="float" office:value="0.0051771796403148">
            <text:p>0.0051771796403148</text:p>
          </table:table-cell>
          <table:table-cell office:value-type="float" office:value="0.0009156746772988">
            <text:p>0.0009156746772988</text:p>
          </table:table-cell>
          <table:table-cell office:value-type="float" office:value="0.0323307232256411">
            <text:p>0.0323307232256411</text:p>
          </table:table-cell>
          <table:table-cell office:value-type="float" office:value="0.0064119652047098">
            <text:p>0.0064119652047098</text:p>
          </table:table-cell>
          <table:table-cell office:value-type="float" office:value="0.0047701971045272">
            <text:p>0.0047701971045272</text:p>
          </table:table-cell>
          <table:table-cell office:value-type="float" office:value="0.3314409094615554">
            <text:p>0.3314409094615554</text:p>
          </table:table-cell>
          <table:table-cell office:value-type="float" office:value="5.626448260760487">
            <text:p>5.626448260760487</text:p>
          </table:table-cell>
          <table:table-cell office:value-type="float" office:value="0.0628154985450635">
            <text:p>0.0628154985450635</text:p>
          </table:table-cell>
          <table:table-cell office:value-type="float" office:value="6.692924224841554">
            <text:p>6.692924224841554</text:p>
          </table:table-cell>
          <table:table-cell office:value-type="float" office:value="154.7348409511467">
            <text:p>154.7348409511467</text:p>
          </table:table-cell>
          <table:table-cell office:value-type="float" office:value="71.59470982375717">
            <text:p>71.59470982375717</text:p>
          </table:table-cell>
          <table:table-cell office:value-type="float" office:value="1.9966828718802216">
            <text:p>1.9966828718802216</text:p>
          </table:table-cell>
          <table:table-cell office:value-type="float" office:value="0.3531482527938303">
            <text:p>0.3531482527938303</text:p>
          </table:table-cell>
          <table:table-cell office:value-type="float" office:value="12.468990026433028">
            <text:p>12.468990026433028</text:p>
          </table:table-cell>
          <table:table-cell office:value-type="float" office:value="2.4729026205004594">
            <text:p>2.4729026205004594</text:p>
          </table:table-cell>
          <table:table-cell office:value-type="float" office:value="1.8397219173030248">
            <text:p>1.8397219173030248</text:p>
          </table:table-cell>
          <table:table-cell office:value-type="float" office:value="127.82681555203808">
            <text:p>127.8268155520380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105414020310343">
            <text:p>1.105414020310343</text:p>
          </table:table-cell>
          <table:table-cell office:value-type="string" office:string-value="177">
            <text:p>177</text:p>
          </table:table-cell>
          <table:table-cell office:value-type="float" office:value="0.0010204924187533">
            <text:p>0.001020492418753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05312">
            <text:p>0.905312</text:p>
          </table:table-cell>
          <table:table-cell office:value-type="float" office:value="0.2119445645622566">
            <text:p>0.2119445645622566</text:p>
          </table:table-cell>
          <table:table-cell office:value-type="float" office:value="2.3857971083456753">
            <text:p>2.3857971083456753</text:p>
          </table:table-cell>
          <table:table-cell office:value-type="float" office:value="5.515951702487987">
            <text:p>5.515951702487987</text:p>
          </table:table-cell>
          <table:table-cell office:value-type="float" office:value="7.776403803753238">
            <text:p>7.776403803753238</text:p>
          </table:table-cell>
          <table:table-cell office:value-type="float" office:value="0.1253202259651424">
            <text:p>0.1253202259651424</text:p>
          </table:table-cell>
          <table:table-cell office:value-type="float" office:value="0.2194708139321905">
            <text:p>0.2194708139321905</text:p>
          </table:table-cell>
          <table:table-cell office:value-type="float" office:value="0.2368316410570058">
            <text:p>0.2368316410570058</text:p>
          </table:table-cell>
          <table:table-cell office:value-type="float" office:value="0.3316091629264419">
            <text:p>0.3316091629264419</text:p>
          </table:table-cell>
          <table:table-cell office:value-type="float" office:value="0.0834157240530227">
            <text:p>0.0834157240530227</text:p>
          </table:table-cell>
          <table:table-cell office:value-type="float" office:value="0.9389860676413072">
            <text:p>0.9389860676413072</text:p>
          </table:table-cell>
          <table:table-cell office:value-type="float" office:value="2.1709313756398982">
            <text:p>2.1709313756398982</text:p>
          </table:table-cell>
          <table:table-cell office:value-type="float" office:value="3.06058499380962">
            <text:p>3.06058499380962</text:p>
          </table:table-cell>
          <table:table-cell office:value-type="float" office:value="0.0493226962859909">
            <text:p>0.0493226962859909</text:p>
          </table:table-cell>
          <table:table-cell office:value-type="float" office:value="0.0863778549380176">
            <text:p>0.0863778549380176</text:p>
          </table:table-cell>
          <table:table-cell office:value-type="float" office:value="0.0932106131536709">
            <text:p>0.0932106131536709</text:p>
          </table:table-cell>
          <table:table-cell office:value-type="float" office:value="0.1305125162575267">
            <text:p>0.1305125162575267</text:p>
          </table:table-cell>
          <table:table-cell office:value-type="float" office:value="0.0113380364178667">
            <text:p>0.0113380364178667</text:p>
          </table:table-cell>
          <table:table-cell office:value-type="float" office:value="103.26997708915084">
            <text:p>103.26997708915084</text:p>
          </table:table-cell>
          <table:table-cell office:value-type="float" office:value="23.055896107305944">
            <text:p>23.055896107305944</text:p>
          </table:table-cell>
          <table:table-cell office:value-type="float" office:value="0.0444655774079091">
            <text:p>0.0444655774079091</text:p>
          </table:table-cell>
          <table:table-cell office:value-type="float" office:value="0.1734396826017609">
            <text:p>0.1734396826017609</text:p>
          </table:table-cell>
          <table:table-cell office:value-type="float" office:value="0.2348377720214955">
            <text:p>0.2348377720214955</text:p>
          </table:table-cell>
          <table:table-cell office:value-type="float" office:value="0.4746903303738783">
            <text:p>0.4746903303738783</text:p>
          </table:table-cell>
          <table:table-cell office:value-type="float" office:value="0.6270612705611786">
            <text:p>0.6270612705611786</text:p>
          </table:table-cell>
          <table:table-cell office:value-type="float" office:value="0.014420832023285">
            <text:p>0.014420832023285</text:p>
          </table:table-cell>
          <table:table-cell office:value-type="float" office:value="0.0001597542393034">
            <text:p>0.0001597542393034</text:p>
          </table:table-cell>
          <table:table-cell office:value-type="float" office:value="0.0173095228358404">
            <text:p>0.0173095228358404</text:p>
          </table:table-cell>
          <table:table-cell office:value-type="float" office:value="0.4013620923505465">
            <text:p>0.4013620923505465</text:p>
          </table:table-cell>
          <table:table-cell office:value-type="float" office:value="0.1857037436148636">
            <text:p>0.1857037436148636</text:p>
          </table:table-cell>
          <table:table-cell office:value-type="float" office:value="0.0051600250527901">
            <text:p>0.0051600250527901</text:p>
          </table:table-cell>
          <table:table-cell office:value-type="float" office:value="0.0009029086921274">
            <text:p>0.0009029086921274</text:p>
          </table:table-cell>
          <table:table-cell office:value-type="float" office:value="0.03234439427542">
            <text:p>0.03234439427542</text:p>
          </table:table-cell>
          <table:table-cell office:value-type="float" office:value="0.0063223369808853">
            <text:p>0.0063223369808853</text:p>
          </table:table-cell>
          <table:table-cell office:value-type="float" office:value="0.0047052270084964">
            <text:p>0.0047052270084964</text:p>
          </table:table-cell>
          <table:table-cell office:value-type="float" office:value="0.3316091629264419">
            <text:p>0.3316091629264419</text:p>
          </table:table-cell>
          <table:table-cell office:value-type="float" office:value="5.561682286420351">
            <text:p>5.561682286420351</text:p>
          </table:table-cell>
          <table:table-cell office:value-type="float" office:value="0.0616124174721509">
            <text:p>0.0616124174721509</text:p>
          </table:table-cell>
          <table:table-cell office:value-type="float" office:value="6.675763672098575">
            <text:p>6.675763672098575</text:p>
          </table:table-cell>
          <table:table-cell office:value-type="float" office:value="154.79331815683528">
            <text:p>154.79331815683528</text:p>
          </table:table-cell>
          <table:table-cell office:value-type="float" office:value="71.62036279994446">
            <text:p>71.62036279994446</text:p>
          </table:table-cell>
          <table:table-cell office:value-type="float" office:value="1.9900668621095647">
            <text:p>1.9900668621095647</text:p>
          </table:table-cell>
          <table:table-cell office:value-type="float" office:value="0.348224795292803">
            <text:p>0.348224795292803</text:p>
          </table:table-cell>
          <table:table-cell office:value-type="float" office:value="12.474262540201252">
            <text:p>12.474262540201252</text:p>
          </table:table-cell>
          <table:table-cell office:value-type="float" office:value="2.4383357034180446">
            <text:p>2.4383357034180446</text:p>
          </table:table-cell>
          <table:table-cell office:value-type="float" office:value="1.8146649003668296">
            <text:p>1.8146649003668296</text:p>
          </table:table-cell>
          <table:table-cell office:value-type="float" office:value="127.89170586584088">
            <text:p>127.891705865840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062898096452253">
            <text:p>1.062898096452253</text:p>
          </table:table-cell>
          <table:table-cell office:value-type="string" office:string-value="178">
            <text:p>178</text:p>
          </table:table-cell>
          <table:table-cell office:value-type="float" office:value="0.0009818127506535">
            <text:p>0.000981812750653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47053">
            <text:p>0.947053</text:p>
          </table:table-cell>
          <table:table-cell office:value-type="float" office:value="0.2117406830876032">
            <text:p>0.2117406830876032</text:p>
          </table:table-cell>
          <table:table-cell office:value-type="float" office:value="2.3864083017086406">
            <text:p>2.3864083017086406</text:p>
          </table:table-cell>
          <table:table-cell office:value-type="float" office:value="5.517358935724089">
            <text:p>5.517358935724089</text:p>
          </table:table-cell>
          <table:table-cell office:value-type="float" office:value="7.778456471260466">
            <text:p>7.778456471260466</text:p>
          </table:table-cell>
          <table:table-cell office:value-type="float" office:value="0.1253560368807044">
            <text:p>0.1253560368807044</text:p>
          </table:table-cell>
          <table:table-cell office:value-type="float" office:value="0.2194294756713453">
            <text:p>0.2194294756713453</text:p>
          </table:table-cell>
          <table:table-cell office:value-type="float" office:value="0.2368839408939605">
            <text:p>0.2368839408939605</text:p>
          </table:table-cell>
          <table:table-cell office:value-type="float" office:value="0.3317754079095038">
            <text:p>0.3317754079095038</text:p>
          </table:table-cell>
          <table:table-cell office:value-type="float" office:value="0.0801768215583559">
            <text:p>0.0801768215583559</text:p>
          </table:table-cell>
          <table:table-cell office:value-type="float" office:value="0.9036271621562312">
            <text:p>0.9036271621562312</text:p>
          </table:table-cell>
          <table:table-cell office:value-type="float" office:value="2.089179539861651">
            <text:p>2.089179539861651</text:p>
          </table:table-cell>
          <table:table-cell office:value-type="float" office:value="2.945357063185001">
            <text:p>2.945357063185001</text:p>
          </table:table-cell>
          <table:table-cell office:value-type="float" office:value="0.0474667808457417">
            <text:p>0.0474667808457417</text:p>
          </table:table-cell>
          <table:table-cell office:value-type="float" office:value="0.0830882268773368">
            <text:p>0.0830882268773368</text:p>
          </table:table-cell>
          <table:table-cell office:value-type="float" office:value="0.0896974600352895">
            <text:p>0.0896974600352895</text:p>
          </table:table-cell>
          <table:table-cell office:value-type="float" office:value="0.1256286571362648">
            <text:p>0.1256286571362648</text:p>
          </table:table-cell>
          <table:table-cell office:value-type="float" office:value="0.010897930598975">
            <text:p>0.010897930598975</text:p>
          </table:table-cell>
          <table:table-cell office:value-type="float" office:value="103.34584802512686">
            <text:p>103.34584802512686</text:p>
          </table:table-cell>
          <table:table-cell office:value-type="float" office:value="23.07286247371418">
            <text:p>23.07286247371418</text:p>
          </table:table-cell>
          <table:table-cell office:value-type="float" office:value="0.043540854211836">
            <text:p>0.043540854211836</text:p>
          </table:table-cell>
          <table:table-cell office:value-type="float" office:value="0.1699842645766291">
            <text:p>0.1699842645766291</text:p>
          </table:table-cell>
          <table:table-cell office:value-type="float" office:value="0.2297722100536219">
            <text:p>0.2297722100536219</text:p>
          </table:table-cell>
          <table:table-cell office:value-type="float" office:value="0.4663931430069138">
            <text:p>0.4663931430069138</text:p>
          </table:table-cell>
          <table:table-cell office:value-type="float" office:value="0.6165226671693294">
            <text:p>0.6165226671693294</text:p>
          </table:table-cell>
          <table:table-cell office:value-type="float" office:value="0.0142541549833924">
            <text:p>0.0142541549833924</text:p>
          </table:table-cell>
          <table:table-cell office:value-type="float" office:value="0.000156693866073">
            <text:p>0.000156693866073</text:p>
          </table:table-cell>
          <table:table-cell office:value-type="float" office:value="0.0172658164845218">
            <text:p>0.0172658164845218</text:p>
          </table:table-cell>
          <table:table-cell office:value-type="float" office:value="0.4015119230180408">
            <text:p>0.4015119230180408</text:p>
          </table:table-cell>
          <table:table-cell office:value-type="float" office:value="0.1857694698403631">
            <text:p>0.1857694698403631</text:p>
          </table:table-cell>
          <table:table-cell office:value-type="float" office:value="0.0051431942963278">
            <text:p>0.0051431942963278</text:p>
          </table:table-cell>
          <table:table-cell office:value-type="float" office:value="0.000890336848712">
            <text:p>0.000890336848712</text:p>
          </table:table-cell>
          <table:table-cell office:value-type="float" office:value="0.0323579185289755">
            <text:p>0.0323579185289755</text:p>
          </table:table-cell>
          <table:table-cell office:value-type="float" office:value="0.0062339288667808">
            <text:p>0.0062339288667808</text:p>
          </table:table-cell>
          <table:table-cell office:value-type="float" office:value="0.0046411553573078">
            <text:p>0.0046411553573078</text:p>
          </table:table-cell>
          <table:table-cell office:value-type="float" office:value="0.3317754079095038">
            <text:p>0.3317754079095038</text:p>
          </table:table-cell>
          <table:table-cell office:value-type="float" office:value="5.497399952444974">
            <text:p>5.497399952444974</text:p>
          </table:table-cell>
          <table:table-cell office:value-type="float" office:value="0.0604321233283756">
            <text:p>0.0604321233283756</text:p>
          </table:table-cell>
          <table:table-cell office:value-type="float" office:value="6.658907443585544">
            <text:p>6.658907443585544</text:p>
          </table:table-cell>
          <table:table-cell office:value-type="float" office:value="154.85110335036782">
            <text:p>154.85110335036782</text:p>
          </table:table-cell>
          <table:table-cell office:value-type="float" office:value="71.64571143333285">
            <text:p>71.64571143333285</text:p>
          </table:table-cell>
          <table:table-cell office:value-type="float" office:value="1.983575744264748">
            <text:p>1.983575744264748</text:p>
          </table:table-cell>
          <table:table-cell office:value-type="float" office:value="0.3433762124427658">
            <text:p>0.3433762124427658</text:p>
          </table:table-cell>
          <table:table-cell office:value-type="float" office:value="12.47947843907002">
            <text:p>12.47947843907002</text:p>
          </table:table-cell>
          <table:table-cell office:value-type="float" office:value="2.4042393460513884">
            <text:p>2.4042393460513884</text:p>
          </table:table-cell>
          <table:table-cell office:value-type="float" office:value="1.7899543866529108">
            <text:p>1.7899543866529108</text:p>
          </table:table-cell>
          <table:table-cell office:value-type="float" office:value="127.95582156845833">
            <text:p>127.9558215684583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022017400434859">
            <text:p>1.022017400434859</text:p>
          </table:table-cell>
          <table:table-cell office:value-type="string" office:string-value="179">
            <text:p>179</text:p>
          </table:table-cell>
          <table:table-cell office:value-type="float" office:value="0.0009445872026467">
            <text:p>0.000944587202646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28762">
            <text:p>1.028762</text:p>
          </table:table-cell>
          <table:table-cell office:value-type="float" office:value="0.2115373757635872">
            <text:p>0.2115373757635872</text:p>
          </table:table-cell>
          <table:table-cell office:value-type="float" office:value="2.387017802634343">
            <text:p>2.387017802634343</text:p>
          </table:table-cell>
          <table:table-cell office:value-type="float" office:value="5.5187621773061455">
            <text:p>5.5187621773061455</text:p>
          </table:table-cell>
          <table:table-cell office:value-type="float" office:value="7.780502520839947">
            <text:p>7.780502520839947</text:p>
          </table:table-cell>
          <table:table-cell office:value-type="float" office:value="0.1253916893610967">
            <text:p>0.1253916893610967</text:p>
          </table:table-cell>
          <table:table-cell office:value-type="float" office:value="0.2193891105045724">
            <text:p>0.2193891105045724</text:p>
          </table:table-cell>
          <table:table-cell office:value-type="float" office:value="0.2369361168512716">
            <text:p>0.2369361168512716</text:p>
          </table:table-cell>
          <table:table-cell office:value-type="float" office:value="0.3319402871432063">
            <text:p>0.3319402871432063</text:p>
          </table:table-cell>
          <table:table-cell office:value-type="float" office:value="0.0770628431243672">
            <text:p>0.0770628431243672</text:p>
          </table:table-cell>
          <table:table-cell office:value-type="float" office:value="0.8695880706446119">
            <text:p>0.8695880706446119</text:p>
          </table:table-cell>
          <table:table-cell office:value-type="float" office:value="2.0104792468718986">
            <text:p>2.0104792468718986</text:p>
          </table:table-cell>
          <table:table-cell office:value-type="float" office:value="2.834428871152905">
            <text:p>2.834428871152905</text:p>
          </table:table-cell>
          <table:table-cell office:value-type="float" office:value="0.0456800603271779">
            <text:p>0.0456800603271779</text:p>
          </table:table-cell>
          <table:table-cell office:value-type="float" office:value="0.0799232218182719">
            <text:p>0.0799232218182719</text:p>
          </table:table-cell>
          <table:table-cell office:value-type="float" office:value="0.0863155777436342">
            <text:p>0.0863155777436342</text:p>
          </table:table-cell>
          <table:table-cell office:value-type="float" office:value="0.120925496888846">
            <text:p>0.120925496888846</text:p>
          </table:table-cell>
          <table:table-cell office:value-type="float" office:value="0.0104747959274655">
            <text:p>0.0104747959274655</text:p>
          </table:table-cell>
          <table:table-cell office:value-type="float" office:value="103.42077324771756">
            <text:p>103.42077324771756</text:p>
          </table:table-cell>
          <table:table-cell office:value-type="float" office:value="23.089616979008607">
            <text:p>23.089616979008607</text:p>
          </table:table-cell>
          <table:table-cell office:value-type="float" office:value="0.042636663167823">
            <text:p>0.042636663167823</text:p>
          </table:table-cell>
          <table:table-cell office:value-type="float" office:value="0.1665989306921087">
            <text:p>0.1665989306921087</text:p>
          </table:table-cell>
          <table:table-cell office:value-type="float" office:value="0.2248504237116001">
            <text:p>0.2248504237116001</text:p>
          </table:table-cell>
          <table:table-cell office:value-type="float" office:value="0.4582680203841913">
            <text:p>0.4582680203841913</text:p>
          </table:table-cell>
          <table:table-cell office:value-type="float" office:value="0.6061914819110455">
            <text:p>0.6061914819110455</text:p>
          </table:table-cell>
          <table:table-cell office:value-type="float" office:value="0.014087176309472">
            <text:p>0.014087176309472</text:p>
          </table:table-cell>
          <table:table-cell office:value-type="float" office:value="0.0001536918999895">
            <text:p>0.0001536918999895</text:p>
          </table:table-cell>
          <table:table-cell office:value-type="float" office:value="0.0172227909451212">
            <text:p>0.0172227909451212</text:p>
          </table:table-cell>
          <table:table-cell office:value-type="float" office:value="0.4016607798040316">
            <text:p>0.4016607798040316</text:p>
          </table:table-cell>
          <table:table-cell office:value-type="float" office:value="0.1858347338810752">
            <text:p>0.1858347338810752</text:p>
          </table:table-cell>
          <table:table-cell office:value-type="float" office:value="0.0051266903296718">
            <text:p>0.0051266903296718</text:p>
          </table:table-cell>
          <table:table-cell office:value-type="float" office:value="0.0008779680927067">
            <text:p>0.0008779680927067</text:p>
          </table:table-cell>
          <table:table-cell office:value-type="float" office:value="0.0323713604052692">
            <text:p>0.0323713604052692</text:p>
          </table:table-cell>
          <table:table-cell office:value-type="float" office:value="0.006146605338428">
            <text:p>0.006146605338428</text:p>
          </table:table-cell>
          <table:table-cell office:value-type="float" office:value="0.0045779158510271">
            <text:p>0.0045779158510271</text:p>
          </table:table-cell>
          <table:table-cell office:value-type="float" office:value="0.3319402871432063">
            <text:p>0.3319402871432063</text:p>
          </table:table-cell>
          <table:table-cell office:value-type="float" office:value="5.433001287274092">
            <text:p>5.433001287274092</text:p>
          </table:table-cell>
          <table:table-cell office:value-type="float" office:value="0.059274355068976">
            <text:p>0.059274355068976</text:p>
          </table:table-cell>
          <table:table-cell office:value-type="float" office:value="6.642313783804911">
            <text:p>6.642313783804911</text:p>
          </table:table-cell>
          <table:table-cell office:value-type="float" office:value="154.9085129470209">
            <text:p>154.9085129470209</text:p>
          </table:table-cell>
          <table:table-cell office:value-type="float" office:value="71.67088181591431">
            <text:p>71.67088181591431</text:p>
          </table:table-cell>
          <table:table-cell office:value-type="float" office:value="1.9772106594445369">
            <text:p>1.9772106594445369</text:p>
          </table:table-cell>
          <table:table-cell office:value-type="float" office:value="0.3386059543142183">
            <text:p>0.3386059543142183</text:p>
          </table:table-cell>
          <table:table-cell office:value-type="float" office:value="12.484662567500187">
            <text:p>12.484662567500187</text:p>
          </table:table-cell>
          <table:table-cell office:value-type="float" office:value="2.370561280871529">
            <text:p>2.370561280871529</text:p>
          </table:table-cell>
          <table:table-cell office:value-type="float" office:value="1.7655648062656424">
            <text:p>1.7655648062656424</text:p>
          </table:table-cell>
          <table:table-cell office:value-type="float" office:value="128.0194105425204">
            <text:p>128.019410542520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982709038879672">
            <text:p>0.982709038879672</text:p>
          </table:table-cell>
          <table:table-cell office:value-type="string" office:string-value="180">
            <text:p>180</text:p>
          </table:table-cell>
          <table:table-cell office:value-type="float" office:value="0.000908761837258">
            <text:p>0.00090876183725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21016">
            <text:p>1.021016</text:p>
          </table:table-cell>
          <table:table-cell office:value-type="float" office:value="0.2113357288972708">
            <text:p>0.2113357288972708</text:p>
          </table:table-cell>
          <table:table-cell office:value-type="float" office:value="2.387622331773064">
            <text:p>2.387622331773064</text:p>
          </table:table-cell>
          <table:table-cell office:value-type="float" office:value="5.520153952143956">
            <text:p>5.520153952143956</text:p>
          </table:table-cell>
          <table:table-cell office:value-type="float" office:value="7.7825312839632605">
            <text:p>7.7825312839632605</text:p>
          </table:table-cell>
          <table:table-cell office:value-type="float" office:value="0.1254270125543009">
            <text:p>0.1254270125543009</text:p>
          </table:table-cell>
          <table:table-cell office:value-type="float" office:value="0.2193495288343626">
            <text:p>0.2193495288343626</text:p>
          </table:table-cell>
          <table:table-cell office:value-type="float" office:value="0.2369878639847569">
            <text:p>0.2369878639847569</text:p>
          </table:table-cell>
          <table:table-cell office:value-type="float" office:value="0.332103321526711">
            <text:p>0.332103321526711</text:p>
          </table:table-cell>
          <table:table-cell office:value-type="float" office:value="0.0740694065056485">
            <text:p>0.0740694065056485</text:p>
          </table:table-cell>
          <table:table-cell office:value-type="float" office:value="0.8368190745447938">
            <text:p>0.8368190745447938</text:p>
          </table:table-cell>
          <table:table-cell office:value-type="float" office:value="1.9347155788024133">
            <text:p>1.9347155788024133</text:p>
          </table:table-cell>
          <table:table-cell office:value-type="float" office:value="2.727638513007945">
            <text:p>2.727638513007945</text:p>
          </table:table-cell>
          <table:table-cell office:value-type="float" office:value="0.0439599325118829">
            <text:p>0.0439599325118829</text:p>
          </table:table-cell>
          <table:table-cell office:value-type="float" office:value="0.0768781005598561">
            <text:p>0.0768781005598561</text:p>
          </table:table-cell>
          <table:table-cell office:value-type="float" office:value="0.0830600226756972">
            <text:p>0.0830600226756972</text:p>
          </table:table-cell>
          <table:table-cell office:value-type="float" office:value="0.1163962953750966">
            <text:p>0.1163962953750966</text:p>
          </table:table-cell>
          <table:table-cell office:value-type="float" office:value="0.0100680372951096">
            <text:p>0.0100680372951096</text:p>
          </table:table-cell>
          <table:table-cell office:value-type="float" office:value="103.49462716906916">
            <text:p>103.49462716906916</text:p>
          </table:table-cell>
          <table:table-cell office:value-type="float" office:value="23.10613187195139">
            <text:p>23.10613187195139</text:p>
          </table:table-cell>
          <table:table-cell office:value-type="float" office:value="0.0417522999213584">
            <text:p>0.0417522999213584</text:p>
          </table:table-cell>
          <table:table-cell office:value-type="float" office:value="0.1632823236978553">
            <text:p>0.1632823236978553</text:p>
          </table:table-cell>
          <table:table-cell office:value-type="float" office:value="0.2200563855731262">
            <text:p>0.2200563855731262</text:p>
          </table:table-cell>
          <table:table-cell office:value-type="float" office:value="0.4503076806620697">
            <text:p>0.4503076806620697</text:p>
          </table:table-cell>
          <table:table-cell office:value-type="float" office:value="0.5960622450365766">
            <text:p>0.5960622450365766</text:p>
          </table:table-cell>
          <table:table-cell office:value-type="float" office:value="0.0139211529463444">
            <text:p>0.0139211529463444</text:p>
          </table:table-cell>
          <table:table-cell office:value-type="float" office:value="0.0001507469207928">
            <text:p>0.0001507469207928</text:p>
          </table:table-cell>
          <table:table-cell office:value-type="float" office:value="0.0171805138482348">
            <text:p>0.0171805138482348</text:p>
          </table:table-cell>
          <table:table-cell office:value-type="float" office:value="0.4018080290050889">
            <text:p>0.4018080290050889</text:p>
          </table:table-cell>
          <table:table-cell office:value-type="float" office:value="0.1858992865932203">
            <text:p>0.1858992865932203</text:p>
          </table:table-cell>
          <table:table-cell office:value-type="float" office:value="0.0051104999486244">
            <text:p>0.0051104999486244</text:p>
          </table:table-cell>
          <table:table-cell office:value-type="float" office:value="0.0008657891663589">
            <text:p>0.0008657891663589</text:p>
          </table:table-cell>
          <table:table-cell office:value-type="float" office:value="0.0323846698804835">
            <text:p>0.0323846698804835</text:p>
          </table:table-cell>
          <table:table-cell office:value-type="float" office:value="0.0060604512480813">
            <text:p>0.0060604512480813</text:p>
          </table:table-cell>
          <table:table-cell office:value-type="float" office:value="0.0045155389160592">
            <text:p>0.0045155389160592</text:p>
          </table:table-cell>
          <table:table-cell office:value-type="float" office:value="0.332103321526711">
            <text:p>0.332103321526711</text:p>
          </table:table-cell>
          <table:table-cell office:value-type="float" office:value="5.3689710568166715">
            <text:p>5.3689710568166715</text:p>
          </table:table-cell>
          <table:table-cell office:value-type="float" office:value="0.0581385649421952">
            <text:p>0.0581385649421952</text:p>
          </table:table-cell>
          <table:table-cell office:value-type="float" office:value="6.6260087758487245">
            <text:p>6.6260087758487245</text:p>
          </table:table-cell>
          <table:table-cell office:value-type="float" office:value="154.96530254639265">
            <text:p>154.96530254639265</text:p>
          </table:table-cell>
          <table:table-cell office:value-type="float" office:value="71.69577786040728">
            <text:p>71.69577786040728</text:p>
          </table:table-cell>
          <table:table-cell office:value-type="float" office:value="1.9709665151859908">
            <text:p>1.9709665151859908</text:p>
          </table:table-cell>
          <table:table-cell office:value-type="float" office:value="0.3339089077896708">
            <text:p>0.3339089077896708</text:p>
          </table:table-cell>
          <table:table-cell office:value-type="float" office:value="12.489795632806103">
            <text:p>12.489795632806103</text:p>
          </table:table-cell>
          <table:table-cell office:value-type="float" office:value="2.3373342328475366">
            <text:p>2.3373342328475366</text:p>
          </table:table-cell>
          <table:table-cell office:value-type="float" office:value="1.7415078937565787">
            <text:p>1.7415078937565787</text:p>
          </table:table-cell>
          <table:table-cell office:value-type="float" office:value="128.08228801320666">
            <text:p>128.0822880132066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9449125373842998">
            <text:p>0.9449125373842998</text:p>
          </table:table-cell>
          <table:table-cell office:value-type="string" office:string-value="181">
            <text:p>181</text:p>
          </table:table-cell>
          <table:table-cell office:value-type="float" office:value="0.0008742846982919">
            <text:p>0.000874284698291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20011">
            <text:p>0.920011</text:p>
          </table:table-cell>
          <table:table-cell office:value-type="float" office:value="0.211135929022131">
            <text:p>0.211135929022131</text:p>
          </table:table-cell>
          <table:table-cell office:value-type="float" office:value="2.3882213262676424">
            <text:p>2.3882213262676424</text:p>
          </table:table-cell>
          <table:table-cell office:value-type="float" office:value="5.521532976413262">
            <text:p>5.521532976413262</text:p>
          </table:table-cell>
          <table:table-cell office:value-type="float" office:value="7.784540944661918">
            <text:p>7.784540944661918</text:p>
          </table:table-cell>
          <table:table-cell office:value-type="float" office:value="0.1254619781578892">
            <text:p>0.1254619781578892</text:p>
          </table:table-cell>
          <table:table-cell office:value-type="float" office:value="0.2193106867909647">
            <text:p>0.2193106867909647</text:p>
          </table:table-cell>
          <table:table-cell office:value-type="float" office:value="0.2370391298120117">
            <text:p>0.2370391298120117</text:p>
          </table:table-cell>
          <table:table-cell office:value-type="float" office:value="0.3322644431621513">
            <text:p>0.3322644431621513</text:p>
          </table:table-cell>
          <table:table-cell office:value-type="float" office:value="0.0711919483724687">
            <text:p>0.0711919483724687</text:p>
          </table:table-cell>
          <table:table-cell office:value-type="float" office:value="0.8052733144431011">
            <text:p>0.8052733144431011</text:p>
          </table:table-cell>
          <table:table-cell office:value-type="float" office:value="1.8617801925720248">
            <text:p>1.8617801925720248</text:p>
          </table:table-cell>
          <table:table-cell office:value-type="float" office:value="2.624833393361724">
            <text:p>2.624833393361724</text:p>
          </table:table-cell>
          <table:table-cell office:value-type="float" office:value="0.0423039447293123">
            <text:p>0.0423039447293123</text:p>
          </table:table-cell>
          <table:table-cell office:value-type="float" office:value="0.0739483571738113">
            <text:p>0.0739483571738113</text:p>
          </table:table-cell>
          <table:table-cell office:value-type="float" office:value="0.0799261289634072">
            <text:p>0.0799261289634072</text:p>
          </table:table-cell>
          <table:table-cell office:value-type="float" office:value="0.1120347123919752">
            <text:p>0.1120347123919752</text:p>
          </table:table-cell>
          <table:table-cell office:value-type="float" office:value="0.0096770348724572">
            <text:p>0.0096770348724572</text:p>
          </table:table-cell>
          <table:table-cell office:value-type="float" office:value="103.56740259565268">
            <text:p>103.56740259565268</text:p>
          </table:table-cell>
          <table:table-cell office:value-type="float" office:value="23.122405594768463">
            <text:p>23.122405594768463</text:p>
          </table:table-cell>
          <table:table-cell office:value-type="float" office:value="0.0408872625119718">
            <text:p>0.0408872625119718</text:p>
          </table:table-cell>
          <table:table-cell office:value-type="float" office:value="0.1600330299049356">
            <text:p>0.1600330299049356</text:p>
          </table:table-cell>
          <table:table-cell office:value-type="float" office:value="0.2153844381333877">
            <text:p>0.2153844381333877</text:p>
          </table:table-cell>
          <table:table-cell office:value-type="float" office:value="0.4425077324990904">
            <text:p>0.4425077324990904</text:p>
          </table:table-cell>
          <table:table-cell office:value-type="float" office:value="0.5861301060039226">
            <text:p>0.5861301060039226</text:p>
          </table:table-cell>
          <table:table-cell office:value-type="float" office:value="0.0137563109102627">
            <text:p>0.0137563109102627</text:p>
          </table:table-cell>
          <table:table-cell office:value-type="float" office:value="0.0001478578140827">
            <text:p>0.0001478578140827</text:p>
          </table:table-cell>
          <table:table-cell office:value-type="float" office:value="0.0171389853857855">
            <text:p>0.0171389853857855</text:p>
          </table:table-cell>
          <table:table-cell office:value-type="float" office:value="0.4019535730447882">
            <text:p>0.4019535730447882</text:p>
          </table:table-cell>
          <table:table-cell office:value-type="float" office:value="0.1859630897576973">
            <text:p>0.1859630897576973</text:p>
          </table:table-cell>
          <table:table-cell office:value-type="float" office:value="0.0050946163437139">
            <text:p>0.0050946163437139</text:p>
          </table:table-cell>
          <table:table-cell office:value-type="float" office:value="0.0008537950888737">
            <text:p>0.0008537950888737</text:p>
          </table:table-cell>
          <table:table-cell office:value-type="float" office:value="0.0323978389339837">
            <text:p>0.0323978389339837</text:p>
          </table:table-cell>
          <table:table-cell office:value-type="float" office:value="0.0059754699601541">
            <text:p>0.0059754699601541</text:p>
          </table:table-cell>
          <table:table-cell office:value-type="float" office:value="0.0044540195985058">
            <text:p>0.0044540195985058</text:p>
          </table:table-cell>
          <table:table-cell office:value-type="float" office:value="0.3322644431621513">
            <text:p>0.3322644431621513</text:p>
          </table:table-cell>
          <table:table-cell office:value-type="float" office:value="5.3053964287610444">
            <text:p>5.3053964287610444</text:p>
          </table:table-cell>
          <table:table-cell office:value-type="float" office:value="0.0570243231572929">
            <text:p>0.0570243231572929</text:p>
          </table:table-cell>
          <table:table-cell office:value-type="float" office:value="6.609992493735898">
            <text:p>6.609992493735898</text:p>
          </table:table-cell>
          <table:table-cell office:value-type="float" office:value="155.02143451618352">
            <text:p>155.02143451618352</text:p>
          </table:table-cell>
          <table:table-cell office:value-type="float" office:value="71.72038482685115">
            <text:p>71.72038482685115</text:p>
          </table:table-cell>
          <table:table-cell office:value-type="float" office:value="1.9648406852801776">
            <text:p>1.9648406852801776</text:p>
          </table:table-cell>
          <table:table-cell office:value-type="float" office:value="0.329283151925943">
            <text:p>0.329283151925943</text:p>
          </table:table-cell>
          <table:table-cell office:value-type="float" office:value="12.494874541669528">
            <text:p>12.494874541669528</text:p>
          </table:table-cell>
          <table:table-cell office:value-type="float" office:value="2.304559499532666">
            <text:p>2.304559499532666</text:p>
          </table:table-cell>
          <table:table-cell office:value-type="float" office:value="1.717781738555755">
            <text:p>1.717781738555755</text:p>
          </table:table-cell>
          <table:table-cell office:value-type="float" office:value="128.1444277943469">
            <text:p>128.144427794346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9085697474849036">
            <text:p>0.9085697474849036</text:p>
          </table:table-cell>
          <table:table-cell office:value-type="string" office:string-value="182">
            <text:p>182</text:p>
          </table:table-cell>
          <table:table-cell office:value-type="float" office:value="0.0008411055940696">
            <text:p>0.000841105594069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73354">
            <text:p>0.973354</text:p>
          </table:table-cell>
          <table:table-cell office:value-type="float" office:value="0.2109418482362268">
            <text:p>0.2109418482362268</text:p>
          </table:table-cell>
          <table:table-cell office:value-type="float" office:value="2.3888030969223046">
            <text:p>2.3888030969223046</text:p>
          </table:table-cell>
          <table:table-cell office:value-type="float" office:value="5.522872605539051">
            <text:p>5.522872605539051</text:p>
          </table:table-cell>
          <table:table-cell office:value-type="float" office:value="7.786493428816217">
            <text:p>7.786493428816217</text:p>
          </table:table-cell>
          <table:table-cell office:value-type="float" office:value="0.1254959738113618">
            <text:p>0.1254959738113618</text:p>
          </table:table-cell>
          <table:table-cell office:value-type="float" office:value="0.2192719315022597">
            <text:p>0.2192719315022597</text:p>
          </table:table-cell>
          <table:table-cell office:value-type="float" office:value="0.2370888252416406">
            <text:p>0.2370888252416406</text:p>
          </table:table-cell>
          <table:table-cell office:value-type="float" office:value="0.3324218986767897">
            <text:p>0.3324218986767897</text:p>
          </table:table-cell>
          <table:table-cell office:value-type="float" office:value="0.0684272562282749">
            <text:p>0.0684272562282749</text:p>
          </table:table-cell>
          <table:table-cell office:value-type="float" office:value="0.7749019123457503">
            <text:p>0.7749019123457503</text:p>
          </table:table-cell>
          <table:table-cell office:value-type="float" office:value="1.7915601956427651">
            <text:p>1.7915601956427651</text:p>
          </table:table-cell>
          <table:table-cell office:value-type="float" office:value="2.525854331079492">
            <text:p>2.525854331079492</text:p>
          </table:table-cell>
          <table:table-cell office:value-type="float" office:value="0.0407095378532487">
            <text:p>0.0407095378532487</text:p>
          </table:table-cell>
          <table:table-cell office:value-type="float" office:value="0.0711294452287684">
            <text:p>0.0711294452287684</text:p>
          </table:table-cell>
          <table:table-cell office:value-type="float" office:value="0.0769090530367519">
            <text:p>0.0769090530367519</text:p>
          </table:table-cell>
          <table:table-cell office:value-type="float" office:value="0.1078340719342377">
            <text:p>0.1078340719342377</text:p>
          </table:table-cell>
          <table:table-cell office:value-type="float" office:value="0.0093013527667556">
            <text:p>0.0093013527667556</text:p>
          </table:table-cell>
          <table:table-cell office:value-type="float" office:value="103.63860303731089">
            <text:p>103.63860303731089</text:p>
          </table:table-cell>
          <table:table-cell office:value-type="float" office:value="23.138328321262247">
            <text:p>23.138328321262247</text:p>
          </table:table-cell>
          <table:table-cell office:value-type="float" office:value="0.0400403504959053">
            <text:p>0.0400403504959053</text:p>
          </table:table-cell>
          <table:table-cell office:value-type="float" office:value="0.1568500120110041">
            <text:p>0.1568500120110041</text:p>
          </table:table-cell>
          <table:table-cell office:value-type="float" office:value="0.2107884265107891">
            <text:p>0.2107884265107891</text:p>
          </table:table-cell>
          <table:table-cell office:value-type="float" office:value="0.4348532976387997">
            <text:p>0.4348532976387997</text:p>
          </table:table-cell>
          <table:table-cell office:value-type="float" office:value="0.5763888646811385">
            <text:p>0.5763888646811385</text:p>
          </table:table-cell>
          <table:table-cell office:value-type="float" office:value="0.0135971098841931">
            <text:p>0.0135971098841931</text:p>
          </table:table-cell>
          <table:table-cell office:value-type="float" office:value="0.0001450224152464">
            <text:p>0.0001450224152464</text:p>
          </table:table-cell>
          <table:table-cell office:value-type="float" office:value="0.0170984793123087">
            <text:p>0.0170984793123087</text:p>
          </table:table-cell>
          <table:table-cell office:value-type="float" office:value="0.4020951208980436">
            <text:p>0.4020951208980436</text:p>
          </table:table-cell>
          <table:table-cell office:value-type="float" office:value="0.1860252414147911">
            <text:p>0.1860252414147911</text:p>
          </table:table-cell>
          <table:table-cell office:value-type="float" office:value="0.0050790063389931">
            <text:p>0.0050790063389931</text:p>
          </table:table-cell>
          <table:table-cell office:value-type="float" office:value="0.0008419478887676">
            <text:p>0.0008419478887676</text:p>
          </table:table-cell>
          <table:table-cell office:value-type="float" office:value="0.0324106882181954">
            <text:p>0.0324106882181954</text:p>
          </table:table-cell>
          <table:table-cell office:value-type="float" office:value="0.005891988784783">
            <text:p>0.005891988784783</text:p>
          </table:table-cell>
          <table:table-cell office:value-type="float" office:value="0.0043934961678878">
            <text:p>0.0043934961678878</text:p>
          </table:table-cell>
          <table:table-cell office:value-type="float" office:value="0.3324218986767897">
            <text:p>0.3324218986767897</text:p>
          </table:table-cell>
          <table:table-cell office:value-type="float" office:value="5.243997369036765">
            <text:p>5.243997369036765</text:p>
          </table:table-cell>
          <table:table-cell office:value-type="float" office:value="0.0559307948880849">
            <text:p>0.0559307948880849</text:p>
          </table:table-cell>
          <table:table-cell office:value-type="float" office:value="6.59437051637813">
            <text:p>6.59437051637813</text:p>
          </table:table-cell>
          <table:table-cell office:value-type="float" office:value="155.0760252767485">
            <text:p>155.0760252767485</text:p>
          </table:table-cell>
          <table:table-cell office:value-type="float" office:value="71.74435485644251">
            <text:p>71.74435485644251</text:p>
          </table:table-cell>
          <table:table-cell office:value-type="float" office:value="1.9588203747594937">
            <text:p>1.9588203747594937</text:p>
          </table:table-cell>
          <table:table-cell office:value-type="float" office:value="0.3247140422610151">
            <text:p>0.3247140422610151</text:p>
          </table:table-cell>
          <table:table-cell office:value-type="float" office:value="12.499830125111458">
            <text:p>12.499830125111458</text:p>
          </table:table-cell>
          <table:table-cell office:value-type="float" office:value="2.272363314627293">
            <text:p>2.272363314627293</text:p>
          </table:table-cell>
          <table:table-cell office:value-type="float" office:value="1.6944396670693027">
            <text:p>1.6944396670693027</text:p>
          </table:table-cell>
          <table:table-cell office:value-type="float" office:value="128.20515366267753">
            <text:p>128.2051536626775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8736247571970227">
            <text:p>0.8736247571970227</text:p>
          </table:table-cell>
          <table:table-cell office:value-type="string" office:string-value="183">
            <text:p>183</text:p>
          </table:table-cell>
          <table:table-cell office:value-type="float" office:value="0.0008091762771424">
            <text:p>0.000809176277142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58324">
            <text:p>1.058324</text:p>
          </table:table-cell>
          <table:table-cell office:value-type="float" office:value="0.2107536379692961">
            <text:p>0.2107536379692961</text:p>
          </table:table-cell>
          <table:table-cell office:value-type="float" office:value="2.3893671864605386">
            <text:p>2.3893671864605386</text:p>
          </table:table-cell>
          <table:table-cell office:value-type="float" office:value="5.524171797643432">
            <text:p>5.524171797643432</text:p>
          </table:table-cell>
          <table:table-cell office:value-type="float" office:value="7.788387265928539">
            <text:p>7.788387265928539</text:p>
          </table:table-cell>
          <table:table-cell office:value-type="float" office:value="0.1255289766736115">
            <text:p>0.1255289766736115</text:p>
          </table:table-cell>
          <table:table-cell office:value-type="float" office:value="0.2192332178437046">
            <text:p>0.2192332178437046</text:p>
          </table:table-cell>
          <table:table-cell office:value-type="float" office:value="0.2371369060963526">
            <text:p>0.2371369060963526</text:p>
          </table:table-cell>
          <table:table-cell office:value-type="float" office:value="0.3325756357524924">
            <text:p>0.3325756357524924</text:p>
          </table:table-cell>
          <table:table-cell office:value-type="float" office:value="0.0657709446895831">
            <text:p>0.0657709446895831</text:p>
          </table:table-cell>
          <table:table-cell office:value-type="float" office:value="0.7456618000904724">
            <text:p>0.7456618000904724</text:p>
          </table:table-cell>
          <table:table-cell office:value-type="float" office:value="1.723955995537755">
            <text:p>1.723955995537755</text:p>
          </table:table-cell>
          <table:table-cell office:value-type="float" office:value="2.430561071325694">
            <text:p>2.430561071325694</text:p>
          </table:table-cell>
          <table:table-cell office:value-type="float" office:value="0.0391744572539378">
            <text:p>0.0391744572539378</text:p>
          </table:table-cell>
          <table:table-cell office:value-type="float" office:value="0.0684172097044337">
            <text:p>0.0684172097044337</text:p>
          </table:table-cell>
          <table:table-cell office:value-type="float" office:value="0.074004503480952">
            <text:p>0.074004503480952</text:p>
          </table:table-cell>
          <table:table-cell office:value-type="float" office:value="0.1037885464514109">
            <text:p>0.1037885464514109</text:p>
          </table:table-cell>
          <table:table-cell office:value-type="float" office:value="0.0089403952856082">
            <text:p>0.0089403952856082</text:p>
          </table:table-cell>
          <table:table-cell office:value-type="float" office:value="103.70822390182192">
            <text:p>103.70822390182192</text:p>
          </table:table-cell>
          <table:table-cell office:value-type="float" office:value="23.153899072977097">
            <text:p>23.153899072977097</text:p>
          </table:table-cell>
          <table:table-cell office:value-type="float" office:value="0.0392111281388786">
            <text:p>0.0392111281388786</text:p>
          </table:table-cell>
          <table:table-cell office:value-type="float" office:value="0.1537319052913637">
            <text:p>0.1537319052913637</text:p>
          </table:table-cell>
          <table:table-cell office:value-type="float" office:value="0.2062640923203133">
            <text:p>0.2062640923203133</text:p>
          </table:table-cell>
          <table:table-cell office:value-type="float" office:value="0.4273407411936302">
            <text:p>0.4273407411936302</text:p>
          </table:table-cell>
          <table:table-cell office:value-type="float" office:value="0.5668342036349586">
            <text:p>0.5668342036349586</text:p>
          </table:table-cell>
          <table:table-cell office:value-type="float" office:value="0.0134437419099619">
            <text:p>0.0134437419099619</text:p>
          </table:table-cell>
          <table:table-cell office:value-type="float" office:value="0.0001422397148845">
            <text:p>0.0001422397148845</text:p>
          </table:table-cell>
          <table:table-cell office:value-type="float" office:value="0.0170589935170211">
            <text:p>0.0170589935170211</text:p>
          </table:table-cell>
          <table:table-cell office:value-type="float" office:value="0.4022325956116024">
            <text:p>0.4022325956116024</text:p>
          </table:table-cell>
          <table:table-cell office:value-type="float" office:value="0.1860857119640764">
            <text:p>0.1860857119640764</text:p>
          </table:table-cell>
          <table:table-cell office:value-type="float" office:value="0.0050636629527662">
            <text:p>0.0050636629527662</text:p>
          </table:table-cell>
          <table:table-cell office:value-type="float" office:value="0.000830243371168">
            <text:p>0.000830243371168</text:p>
          </table:table-cell>
          <table:table-cell office:value-type="float" office:value="0.0324232117794314">
            <text:p>0.0324232117794314</text:p>
          </table:table-cell>
          <table:table-cell office:value-type="float" office:value="0.0058100023569872">
            <text:p>0.0058100023569872</text:p>
          </table:table-cell>
          <table:table-cell office:value-type="float" office:value="0.0043339610696079">
            <text:p>0.0043339610696079</text:p>
          </table:table-cell>
          <table:table-cell office:value-type="float" office:value="0.3325756357524924">
            <text:p>0.3325756357524924</text:p>
          </table:table-cell>
          <table:table-cell office:value-type="float" office:value="5.184847942415025">
            <text:p>5.184847942415025</text:p>
          </table:table-cell>
          <table:table-cell office:value-type="float" office:value="0.0548575908395376">
            <text:p>0.0548575908395376</text:p>
          </table:table-cell>
          <table:table-cell office:value-type="float" office:value="6.5791420297095335">
            <text:p>6.5791420297095335</text:p>
          </table:table-cell>
          <table:table-cell office:value-type="float" office:value="155.12904514952672">
            <text:p>155.12904514952672</text:p>
          </table:table-cell>
          <table:table-cell office:value-type="float" office:value="71.76767653318535">
            <text:p>71.76767653318535</text:p>
          </table:table-cell>
          <table:table-cell office:value-type="float" office:value="1.9529028909933708">
            <text:p>1.9529028909933708</text:p>
          </table:table-cell>
          <table:table-cell office:value-type="float" office:value="0.3201999609583707">
            <text:p>0.3201999609583707</text:p>
          </table:table-cell>
          <table:table-cell office:value-type="float" office:value="12.504660086973333">
            <text:p>12.504660086973333</text:p>
          </table:table-cell>
          <table:table-cell office:value-type="float" office:value="2.2407436090192743">
            <text:p>2.2407436090192743</text:p>
          </table:table-cell>
          <table:table-cell office:value-type="float" office:value="1.6714787657157">
            <text:p>1.6714787657157</text:p>
          </table:table-cell>
          <table:table-cell office:value-type="float" office:value="128.26444544066376">
            <text:p>128.2644454406637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8400238049971371">
            <text:p>0.8400238049971371</text:p>
          </table:table-cell>
          <table:table-cell office:value-type="string" office:string-value="184">
            <text:p>184</text:p>
          </table:table-cell>
          <table:table-cell office:value-type="float" office:value="0.000778450476143">
            <text:p>0.00077845047614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1502">
            <text:p>0.91502</text:p>
          </table:table-cell>
          <table:table-cell office:value-type="float" office:value="0.2105639876707291">
            <text:p>0.2105639876707291</text:p>
          </table:table-cell>
          <table:table-cell office:value-type="float" office:value="2.3899356651588506">
            <text:p>2.3899356651588506</text:p>
          </table:table-cell>
          <table:table-cell office:value-type="float" office:value="5.525480856900934">
            <text:p>5.525480856900934</text:p>
          </table:table-cell>
          <table:table-cell office:value-type="float" office:value="7.7902943943215455">
            <text:p>7.7902943943215455</text:p>
          </table:table-cell>
          <table:table-cell office:value-type="float" office:value="0.1255621464239886">
            <text:p>0.1255621464239886</text:p>
          </table:table-cell>
          <table:table-cell office:value-type="float" office:value="0.2191957421864908">
            <text:p>0.2191957421864908</text:p>
          </table:table-cell>
          <table:table-cell office:value-type="float" office:value="0.237185428933105">
            <text:p>0.237185428933105</text:p>
          </table:table-cell>
          <table:table-cell office:value-type="float" office:value="0.3327290136111146">
            <text:p>0.3327290136111146</text:p>
          </table:table-cell>
          <table:table-cell office:value-type="float" office:value="0.0632165721738615">
            <text:p>0.0632165721738615</text:p>
          </table:table-cell>
          <table:table-cell office:value-type="float" office:value="0.7175184234431304">
            <text:p>0.7175184234431304</text:p>
          </table:table-cell>
          <table:table-cell office:value-type="float" office:value="1.6588874633766515">
            <text:p>1.6588874633766515</text:p>
          </table:table-cell>
          <table:table-cell office:value-type="float" office:value="2.338841096628401">
            <text:p>2.338841096628401</text:p>
          </table:table-cell>
          <table:table-cell office:value-type="float" office:value="0.0376968947991692">
            <text:p>0.0376968947991692</text:p>
          </table:table-cell>
          <table:table-cell office:value-type="float" office:value="0.0658080406313548">
            <text:p>0.0658080406313548</text:p>
          </table:table-cell>
          <table:table-cell office:value-type="float" office:value="0.0712089942473211">
            <text:p>0.0712089942473211</text:p>
          </table:table-cell>
          <table:table-cell office:value-type="float" office:value="0.0998935664923711">
            <text:p>0.0998935664923711</text:p>
          </table:table-cell>
          <table:table-cell office:value-type="float" office:value="0.0085932865473155">
            <text:p>0.0085932865473155</text:p>
          </table:table-cell>
          <table:table-cell office:value-type="float" office:value="103.77725135854752">
            <text:p>103.77725135854752</text:p>
          </table:table-cell>
          <table:table-cell office:value-type="float" office:value="23.16933608960945">
            <text:p>23.16933608960945</text:p>
          </table:table-cell>
          <table:table-cell office:value-type="float" office:value="0.0384005694212222">
            <text:p>0.0384005694212222</text:p>
          </table:table-cell>
          <table:table-cell office:value-type="float" office:value="0.1506766836567783">
            <text:p>0.1506766836567783</text:p>
          </table:table-cell>
          <table:table-cell office:value-type="float" office:value="0.2018885659950686">
            <text:p>0.2018885659950686</text:p>
          </table:table-cell>
          <table:table-cell office:value-type="float" office:value="0.4199874464072773">
            <text:p>0.4199874464072773</text:p>
          </table:table-cell>
          <table:table-cell office:value-type="float" office:value="0.557464679213932">
            <text:p>0.557464679213932</text:p>
          </table:table-cell>
          <table:table-cell office:value-type="float" office:value="0.0132878197028873">
            <text:p>0.0132878197028873</text:p>
          </table:table-cell>
          <table:table-cell office:value-type="float" office:value="0.0001395108224038">
            <text:p>0.0001395108224038</text:p>
          </table:table-cell>
          <table:table-cell office:value-type="float" office:value="0.0170199723068424">
            <text:p>0.0170199723068424</text:p>
          </table:table-cell>
          <table:table-cell office:value-type="float" office:value="0.4023703608710258">
            <text:p>0.4023703608710258</text:p>
          </table:table-cell>
          <table:table-cell office:value-type="float" office:value="0.1861462196534984">
            <text:p>0.1861462196534984</text:p>
          </table:table-cell>
          <table:table-cell office:value-type="float" office:value="0.0050486335592094">
            <text:p>0.0050486335592094</text:p>
          </table:table-cell>
          <table:table-cell office:value-type="float" office:value="0.0008187439079671">
            <text:p>0.0008187439079671</text:p>
          </table:table-cell>
          <table:table-cell office:value-type="float" office:value="0.0324357500130295">
            <text:p>0.0324357500130295</text:p>
          </table:table-cell>
          <table:table-cell office:value-type="float" office:value="0.0057288561466962">
            <text:p>0.0057288561466962</text:p>
          </table:table-cell>
          <table:table-cell office:value-type="float" office:value="0.0042751194053248">
            <text:p>0.0042751194053248</text:p>
          </table:table-cell>
          <table:table-cell office:value-type="float" office:value="0.3327290136111146">
            <text:p>0.3327290136111146</text:p>
          </table:table-cell>
          <table:table-cell office:value-type="float" office:value="5.12471342481256">
            <text:p>5.12471342481256</text:p>
          </table:table-cell>
          <table:table-cell office:value-type="float" office:value="0.0538051388764923">
            <text:p>0.0538051388764923</text:p>
          </table:table-cell>
          <table:table-cell office:value-type="float" office:value="6.564092719579944">
            <text:p>6.564092719579944</text:p>
          </table:table-cell>
          <table:table-cell office:value-type="float" office:value="155.18217707712856">
            <text:p>155.18217707712856</text:p>
          </table:table-cell>
          <table:table-cell office:value-type="float" office:value="71.79101253376474">
            <text:p>71.79101253376474</text:p>
          </table:table-cell>
          <table:table-cell office:value-type="float" office:value="1.9471065047803209">
            <text:p>1.9471065047803209</text:p>
          </table:table-cell>
          <table:table-cell office:value-type="float" office:value="0.3157649629856879">
            <text:p>0.3157649629856879</text:p>
          </table:table-cell>
          <table:table-cell office:value-type="float" office:value="12.509495707525106">
            <text:p>12.509495707525106</text:p>
          </table:table-cell>
          <table:table-cell office:value-type="float" office:value="2.209447950096351">
            <text:p>2.209447950096351</text:p>
          </table:table-cell>
          <table:table-cell office:value-type="float" office:value="1.6487853010516351">
            <text:p>1.6487853010516351</text:p>
          </table:table-cell>
          <table:table-cell office:value-type="float" office:value="128.32359867939857">
            <text:p>128.3235986793985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8077151971126318">
            <text:p>0.8077151971126318</text:p>
          </table:table-cell>
          <table:table-cell office:value-type="string" office:string-value="185">
            <text:p>185</text:p>
          </table:table-cell>
          <table:table-cell office:value-type="float" office:value="0.0007488832957943">
            <text:p>0.000748883295794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81338">
            <text:p>0.881338</text:p>
          </table:table-cell>
          <table:table-cell office:value-type="float" office:value="0.2103755594347428">
            <text:p>0.2103755594347428</text:p>
          </table:table-cell>
          <table:table-cell office:value-type="float" office:value="2.3905004916128205">
            <text:p>2.3905004916128205</text:p>
          </table:table-cell>
          <table:table-cell office:value-type="float" office:value="5.526781469983227">
            <text:p>5.526781469983227</text:p>
          </table:table-cell>
          <table:table-cell office:value-type="float" office:value="7.7921886316039854">
            <text:p>7.7921886316039854</text:p>
          </table:table-cell>
          <table:table-cell office:value-type="float" office:value="0.1255950621785051">
            <text:p>0.1255950621785051</text:p>
          </table:table-cell>
          <table:table-cell office:value-type="float" office:value="0.2191590524218579">
            <text:p>0.2191590524218579</text:p>
          </table:table-cell>
          <table:table-cell office:value-type="float" office:value="0.2372336448065736">
            <text:p>0.2372336448065736</text:p>
          </table:table-cell>
          <table:table-cell office:value-type="float" office:value="0.3328808306852001">
            <text:p>0.3328808306852001</text:p>
          </table:table-cell>
          <table:table-cell office:value-type="float" office:value="0.06076105210441">
            <text:p>0.06076105210441</text:p>
          </table:table-cell>
          <table:table-cell office:value-type="float" office:value="0.6904287043455725">
            <text:p>0.6904287043455725</text:p>
          </table:table-cell>
          <table:table-cell office:value-type="float" office:value="1.5962550867108023">
            <text:p>1.5962550867108023</text:p>
          </table:table-cell>
          <table:table-cell office:value-type="float" office:value="2.250554107732017">
            <text:p>2.250554107732017</text:p>
          </table:table-cell>
          <table:table-cell office:value-type="float" office:value="0.0362745945279444">
            <text:p>0.0362745945279444</text:p>
          </table:table-cell>
          <table:table-cell office:value-type="float" office:value="0.0632979165409577">
            <text:p>0.0632979165409577</text:p>
          </table:table-cell>
          <table:table-cell office:value-type="float" office:value="0.0685182532217229">
            <text:p>0.0685182532217229</text:p>
          </table:table-cell>
          <table:table-cell office:value-type="float" office:value="0.0961432475909673">
            <text:p>0.0961432475909673</text:p>
          </table:table-cell>
          <table:table-cell office:value-type="float" office:value="0.0082596076122414">
            <text:p>0.0082596076122414</text:p>
          </table:table-cell>
          <table:table-cell office:value-type="float" office:value="103.84534816448904">
            <text:p>103.84534816448904</text:p>
          </table:table-cell>
          <table:table-cell office:value-type="float" office:value="23.18456485963913">
            <text:p>23.18456485963913</text:p>
          </table:table-cell>
          <table:table-cell office:value-type="float" office:value="0.0376077254766146">
            <text:p>0.0376077254766146</text:p>
          </table:table-cell>
          <table:table-cell office:value-type="float" office:value="0.1476832836512185">
            <text:p>0.1476832836512185</text:p>
          </table:table-cell>
          <table:table-cell office:value-type="float" office:value="0.1976291865389984">
            <text:p>0.1976291865389984</text:p>
          </table:table-cell>
          <table:table-cell office:value-type="float" office:value="0.4127822193423448">
            <text:p>0.4127822193423448</text:p>
          </table:table-cell>
          <table:table-cell office:value-type="float" office:value="0.5482749236115588">
            <text:p>0.5482749236115588</text:p>
          </table:table-cell>
          <table:table-cell office:value-type="float" office:value="0.0131324122550707">
            <text:p>0.0131324122550707</text:p>
          </table:table-cell>
          <table:table-cell office:value-type="float" office:value="0.0001368339697911">
            <text:p>0.0001368339697911</text:p>
          </table:table-cell>
          <table:table-cell office:value-type="float" office:value="0.0169816131606044">
            <text:p>0.0169816131606044</text:p>
          </table:table-cell>
          <table:table-cell office:value-type="float" office:value="0.402506832821845">
            <text:p>0.402506832821845</text:p>
          </table:table-cell>
          <table:table-cell office:value-type="float" office:value="0.1862061470296572">
            <text:p>0.1862061470296572</text:p>
          </table:table-cell>
          <table:table-cell office:value-type="float" office:value="0.0050338922993682">
            <text:p>0.0050338922993682</text:p>
          </table:table-cell>
          <table:table-cell office:value-type="float" office:value="0.000807422517176">
            <text:p>0.000807422517176</text:p>
          </table:table-cell>
          <table:table-cell office:value-type="float" office:value="0.0324481798384106">
            <text:p>0.0324481798384106</text:p>
          </table:table-cell>
          <table:table-cell office:value-type="float" office:value="0.0056487720959416">
            <text:p>0.0056487720959416</text:p>
          </table:table-cell>
          <table:table-cell office:value-type="float" office:value="0.0042170633269335">
            <text:p>0.0042170633269335</text:p>
          </table:table-cell>
          <table:table-cell office:value-type="float" office:value="0.3328808306852001">
            <text:p>0.3328808306852001</text:p>
          </table:table-cell>
          <table:table-cell office:value-type="float" office:value="5.064777434413137">
            <text:p>5.064777434413137</text:p>
          </table:table-cell>
          <table:table-cell office:value-type="float" office:value="0.0527727571293486">
            <text:p>0.0527727571293486</text:p>
          </table:table-cell>
          <table:table-cell office:value-type="float" office:value="6.549298747650309">
            <text:p>6.549298747650309</text:p>
          </table:table-cell>
          <table:table-cell office:value-type="float" office:value="155.234810214401">
            <text:p>155.234810214401</text:p>
          </table:table-cell>
          <table:table-cell office:value-type="float" office:value="71.8141247249279">
            <text:p>71.8141247249279</text:p>
          </table:table-cell>
          <table:table-cell office:value-type="float" office:value="1.941421243097348">
            <text:p>1.941421243097348</text:p>
          </table:table-cell>
          <table:table-cell office:value-type="float" office:value="0.3113986421992994">
            <text:p>0.3113986421992994</text:p>
          </table:table-cell>
          <table:table-cell office:value-type="float" office:value="12.514289518279854">
            <text:p>12.514289518279854</text:p>
          </table:table-cell>
          <table:table-cell office:value-type="float" office:value="2.178561934241801">
            <text:p>2.178561934241801</text:p>
          </table:table-cell>
          <table:table-cell office:value-type="float" office:value="1.6263948132984756">
            <text:p>1.6263948132984756</text:p>
          </table:table-cell>
          <table:table-cell office:value-type="float" office:value="128.38214997036116">
            <text:p>128.3821499703611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7766492279929152">
            <text:p>0.7766492279929152</text:p>
          </table:table-cell>
          <table:table-cell office:value-type="string" office:string-value="186">
            <text:p>186</text:p>
          </table:table-cell>
          <table:table-cell office:value-type="float" office:value="0.0007204314047793">
            <text:p>0.000720431404779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6085">
            <text:p>0.86085</text:p>
          </table:table-cell>
          <table:table-cell office:value-type="float" office:value="0.2101937895523061">
            <text:p>0.2101937895523061</text:p>
          </table:table-cell>
          <table:table-cell office:value-type="float" office:value="2.39104525275463">
            <text:p>2.39104525275463</text:p>
          </table:table-cell>
          <table:table-cell office:value-type="float" office:value="5.528036230677541">
            <text:p>5.528036230677541</text:p>
          </table:table-cell>
          <table:table-cell office:value-type="float" office:value="7.794016512991058">
            <text:p>7.794016512991058</text:p>
          </table:table-cell>
          <table:table-cell office:value-type="float" office:value="0.1256268634863533">
            <text:p>0.1256268634863533</text:p>
          </table:table-cell>
          <table:table-cell office:value-type="float" office:value="0.2191222257001416">
            <text:p>0.2191222257001416</text:p>
          </table:table-cell>
          <table:table-cell office:value-type="float" office:value="0.2372800219391878">
            <text:p>0.2372800219391878</text:p>
          </table:table-cell>
          <table:table-cell office:value-type="float" office:value="0.3330286173090495">
            <text:p>0.3330286173090495</text:p>
          </table:table-cell>
          <table:table-cell office:value-type="float" office:value="0.0584020879657259">
            <text:p>0.0584020879657259</text:p>
          </table:table-cell>
          <table:table-cell office:value-type="float" office:value="0.6643490061187454">
            <text:p>0.6643490061187454</text:p>
          </table:table-cell>
          <table:table-cell office:value-type="float" office:value="1.5359581218331368">
            <text:p>1.5359581218331368</text:p>
          </table:table-cell>
          <table:table-cell office:value-type="float" office:value="2.1655579785089336">
            <text:p>2.1655579785089336</text:p>
          </table:table-cell>
          <table:table-cell office:value-type="float" office:value="0.0349052707399924">
            <text:p>0.0349052707399924</text:p>
          </table:table-cell>
          <table:table-cell office:value-type="float" office:value="0.0608828430556497">
            <text:p>0.0608828430556497</text:p>
          </table:table-cell>
          <table:table-cell office:value-type="float" office:value="0.0659279645860011">
            <text:p>0.0659279645860011</text:p>
          </table:table-cell>
          <table:table-cell office:value-type="float" office:value="0.0925315949848614">
            <text:p>0.0925315949848614</text:p>
          </table:table-cell>
          <table:table-cell office:value-type="float" office:value="0.0079390471534547">
            <text:p>0.0079390471534547</text:p>
          </table:table-cell>
          <table:table-cell office:value-type="float" office:value="103.91180680930673">
            <text:p>103.91180680930673</text:p>
          </table:table-cell>
          <table:table-cell office:value-type="float" office:value="23.199428886966064">
            <text:p>23.199428886966064</text:p>
          </table:table-cell>
          <table:table-cell office:value-type="float" office:value="0.0368311923508905">
            <text:p>0.0368311923508905</text:p>
          </table:table-cell>
          <table:table-cell office:value-type="float" office:value="0.1447509165060532">
            <text:p>0.1447509165060532</text:p>
          </table:table-cell>
          <table:table-cell office:value-type="float" office:value="0.1934242275347908">
            <text:p>0.1934242275347908</text:p>
          </table:table-cell>
          <table:table-cell office:value-type="float" office:value="0.4057067723617271">
            <text:p>0.4057067723617271</text:p>
          </table:table-cell>
          <table:table-cell office:value-type="float" office:value="0.5392589854014574">
            <text:p>0.5392589854014574</text:p>
          </table:table-cell>
          <table:table-cell office:value-type="float" office:value="0.0129837864221787">
            <text:p>0.0129837864221787</text:p>
          </table:table-cell>
          <table:table-cell office:value-type="float" office:value="0.0001342066986498">
            <text:p>0.0001342066986498</text:p>
          </table:table-cell>
          <table:table-cell office:value-type="float" office:value="0.0169443092770249">
            <text:p>0.0169443092770249</text:p>
          </table:table-cell>
          <table:table-cell office:value-type="float" office:value="0.4026387863540428">
            <text:p>0.4026387863540428</text:p>
          </table:table-cell>
          <table:table-cell office:value-type="float" office:value="0.1862642264181495">
            <text:p>0.1862642264181495</text:p>
          </table:table-cell>
          <table:table-cell office:value-type="float" office:value="0.0050193938022204">
            <text:p>0.0050193938022204</text:p>
          </table:table-cell>
          <table:table-cell office:value-type="float" office:value="0.0007962280161489">
            <text:p>0.0007962280161489</text:p>
          </table:table-cell>
          <table:table-cell office:value-type="float" office:value="0.0324602499248089">
            <text:p>0.0324602499248089</text:p>
          </table:table-cell>
          <table:table-cell office:value-type="float" office:value="0.0055702059548725">
            <text:p>0.0055702059548725</text:p>
          </table:table-cell>
          <table:table-cell office:value-type="float" office:value="0.0041599898228531">
            <text:p>0.0041599898228531</text:p>
          </table:table-cell>
          <table:table-cell office:value-type="float" office:value="0.3330286173090495">
            <text:p>0.3330286173090495</text:p>
          </table:table-cell>
          <table:table-cell office:value-type="float" office:value="5.007456909441662">
            <text:p>5.007456909441662</text:p>
          </table:table-cell>
          <table:table-cell office:value-type="float" office:value="0.05175949746828">
            <text:p>0.05175949746828</text:p>
          </table:table-cell>
          <table:table-cell office:value-type="float" office:value="6.534911758870212">
            <text:p>6.534911758870212</text:p>
          </table:table-cell>
          <table:table-cell office:value-type="float" office:value="155.2857007331637">
            <text:p>155.2857007331637</text:p>
          </table:table-cell>
          <table:table-cell office:value-type="float" office:value="71.83652420268774">
            <text:p>71.83652420268774</text:p>
          </table:table-cell>
          <table:table-cell office:value-type="float" office:value="1.9358296077023784">
            <text:p>1.9358296077023784</text:p>
          </table:table-cell>
          <table:table-cell office:value-type="float" office:value="0.3070812589881828">
            <text:p>0.3070812589881828</text:p>
          </table:table-cell>
          <table:table-cell office:value-type="float" office:value="12.518944588501062">
            <text:p>12.518944588501062</text:p>
          </table:table-cell>
          <table:table-cell office:value-type="float" office:value="2.148261330615713">
            <text:p>2.148261330615713</text:p>
          </table:table-cell>
          <table:table-cell office:value-type="float" office:value="1.604383274979774">
            <text:p>1.604383274979774</text:p>
          </table:table-cell>
          <table:table-cell office:value-type="float" office:value="128.43914683758115">
            <text:p>128.4391468375811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7467781038393415">
            <text:p>0.7467781038393415</text:p>
          </table:table-cell>
          <table:table-cell office:value-type="string" office:string-value="187">
            <text:p>187</text:p>
          </table:table-cell>
          <table:table-cell office:value-type="float" office:value="0.0006930533602209">
            <text:p>0.000693053360220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03769">
            <text:p>1.003769</text:p>
          </table:table-cell>
          <table:table-cell office:value-type="float" office:value="0.2100133573592365">
            <text:p>0.2100133573592365</text:p>
          </table:table-cell>
          <table:table-cell office:value-type="float" office:value="2.3915860169462264">
            <text:p>2.3915860169462264</text:p>
          </table:table-cell>
          <table:table-cell office:value-type="float" office:value="5.529281745197335">
            <text:p>5.529281745197335</text:p>
          </table:table-cell>
          <table:table-cell office:value-type="float" office:value="7.7958304101344">
            <text:p>7.7958304101344</text:p>
          </table:table-cell>
          <table:table-cell office:value-type="float" office:value="0.125658394892407">
            <text:p>0.125658394892407</text:p>
          </table:table-cell>
          <table:table-cell office:value-type="float" office:value="0.2190861358456776">
            <text:p>0.2190861358456776</text:p>
          </table:table-cell>
          <table:table-cell office:value-type="float" office:value="0.2373260588698322">
            <text:p>0.2373260588698322</text:p>
          </table:table-cell>
          <table:table-cell office:value-type="float" office:value="0.3331748224994534">
            <text:p>0.3331748224994534</text:p>
          </table:table-cell>
          <table:table-cell office:value-type="float" office:value="0.0561344470687177">
            <text:p>0.0561344470687177</text:p>
          </table:table-cell>
          <table:table-cell office:value-type="float" office:value="0.6392467620472001">
            <text:p>0.6392467620472001</text:p>
          </table:table-cell>
          <table:table-cell office:value-type="float" office:value="1.4779211063365074">
            <text:p>1.4779211063365074</text:p>
          </table:table-cell>
          <table:table-cell office:value-type="float" office:value="2.0837466483897575">
            <text:p>2.0837466483897575</text:p>
          </table:table-cell>
          <table:table-cell office:value-type="float" office:value="0.0335872184775471">
            <text:p>0.0335872184775471</text:p>
          </table:table-cell>
          <table:table-cell office:value-type="float" office:value="0.0585595090272395">
            <text:p>0.0585595090272395</text:p>
          </table:table-cell>
          <table:table-cell office:value-type="float" office:value="0.0634348560356943">
            <text:p>0.0634348560356943</text:p>
          </table:table-cell>
          <table:table-cell office:value-type="float" office:value="0.0890542614688715">
            <text:p>0.0890542614688715</text:p>
          </table:table-cell>
          <table:table-cell office:value-type="float" office:value="0.0076308937550153">
            <text:p>0.0076308937550153</text:p>
          </table:table-cell>
          <table:table-cell office:value-type="float" office:value="103.97734959706555">
            <text:p>103.97734959706555</text:p>
          </table:table-cell>
          <table:table-cell office:value-type="float" office:value="23.214087939345166">
            <text:p>23.214087939345166</text:p>
          </table:table-cell>
          <table:table-cell office:value-type="float" office:value="0.036071571706572">
            <text:p>0.036071571706572</text:p>
          </table:table-cell>
          <table:table-cell office:value-type="float" office:value="0.1418778324673518">
            <text:p>0.1418778324673518</text:p>
          </table:table-cell>
          <table:table-cell office:value-type="float" office:value="0.1893285179291275">
            <text:p>0.1893285179291275</text:p>
          </table:table-cell>
          <table:table-cell office:value-type="float" office:value="0.3987726668298175">
            <text:p>0.3987726668298175</text:p>
          </table:table-cell>
          <table:table-cell office:value-type="float" office:value="0.5304147742655881">
            <text:p>0.5304147742655881</text:p>
          </table:table-cell>
          <table:table-cell office:value-type="float" office:value="0.0128358350981266">
            <text:p>0.0128358350981266</text:p>
          </table:table-cell>
          <table:table-cell office:value-type="float" office:value="0.0001316295478614">
            <text:p>0.0001316295478614</text:p>
          </table:table-cell>
          <table:table-cell office:value-type="float" office:value="0.0169076406512829">
            <text:p>0.0169076406512829</text:p>
          </table:table-cell>
          <table:table-cell office:value-type="float" office:value="0.4027694123151333">
            <text:p>0.4027694123151333</text:p>
          </table:table-cell>
          <table:table-cell office:value-type="float" office:value="0.186321707788716">
            <text:p>0.186321707788716</text:p>
          </table:table-cell>
          <table:table-cell office:value-type="float" office:value="0.0050051735669822">
            <text:p>0.0050051735669822</text:p>
          </table:table-cell>
          <table:table-cell office:value-type="float" office:value="0.0007852048332031">
            <text:p>0.0007852048332031</text:p>
          </table:table-cell>
          <table:table-cell office:value-type="float" office:value="0.0324722077161978">
            <text:p>0.0324722077161978</text:p>
          </table:table-cell>
          <table:table-cell office:value-type="float" office:value="0.0054926828628285">
            <text:p>0.0054926828628285</text:p>
          </table:table-cell>
          <table:table-cell office:value-type="float" office:value="0.0041036831202148">
            <text:p>0.0041036831202148</text:p>
          </table:table-cell>
          <table:table-cell office:value-type="float" office:value="0.3331748224994534">
            <text:p>0.3331748224994534</text:p>
          </table:table-cell>
          <table:table-cell office:value-type="float" office:value="4.9503965222945">
            <text:p>4.9503965222945</text:p>
          </table:table-cell>
          <table:table-cell office:value-type="float" office:value="0.0507655677237234">
            <text:p>0.0507655677237234</text:p>
          </table:table-cell>
          <table:table-cell office:value-type="float" office:value="6.520769769980284">
            <text:p>6.520769769980284</text:p>
          </table:table-cell>
          <table:table-cell office:value-type="float" office:value="155.33607924757743">
            <text:p>155.33607924757743</text:p>
          </table:table-cell>
          <table:table-cell office:value-type="float" office:value="71.85869304287412">
            <text:p>71.85869304287412</text:p>
          </table:table-cell>
          <table:table-cell office:value-type="float" office:value="1.9303452895780515">
            <text:p>1.9303452895780515</text:p>
          </table:table-cell>
          <table:table-cell office:value-type="float" office:value="0.3028299480214668">
            <text:p>0.3028299480214668</text:p>
          </table:table-cell>
          <table:table-cell office:value-type="float" office:value="12.523556349906025">
            <text:p>12.523556349906025</text:p>
          </table:table-cell>
          <table:table-cell office:value-type="float" office:value="2.1183629997070894">
            <text:p>2.1183629997070894</text:p>
          </table:table-cell>
          <table:table-cell office:value-type="float" office:value="1.5826674689732767">
            <text:p>1.5826674689732767</text:p>
          </table:table-cell>
          <table:table-cell office:value-type="float" office:value="128.4955337933642">
            <text:p>128.495533793364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7180558690762899">
            <text:p>0.7180558690762899</text:p>
          </table:table-cell>
          <table:table-cell office:value-type="string" office:string-value="188">
            <text:p>188</text:p>
          </table:table-cell>
          <table:table-cell office:value-type="float" office:value="0.0006667090583085">
            <text:p>0.000666709058308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952309999999999">
            <text:p>0.8952309999999999</text:p>
          </table:table-cell>
          <table:table-cell office:value-type="float" office:value="0.2098350968096511">
            <text:p>0.2098350968096511</text:p>
          </table:table-cell>
          <table:table-cell office:value-type="float" office:value="2.392120261573936">
            <text:p>2.392120261573936</text:p>
          </table:table-cell>
          <table:table-cell office:value-type="float" office:value="5.53051228001052">
            <text:p>5.53051228001052</text:p>
          </table:table-cell>
          <table:table-cell office:value-type="float" office:value="7.797622125013374">
            <text:p>7.797622125013374</text:p>
          </table:table-cell>
          <table:table-cell office:value-type="float" office:value="0.125689525126361">
            <text:p>0.125689525126361</text:p>
          </table:table-cell>
          <table:table-cell office:value-type="float" office:value="0.2190506300147569">
            <text:p>0.2190506300147569</text:p>
          </table:table-cell>
          <table:table-cell office:value-type="float" office:value="0.2373715201791279">
            <text:p>0.2373715201791279</text:p>
          </table:table-cell>
          <table:table-cell office:value-type="float" office:value="0.3333190798409928">
            <text:p>0.3333190798409928</text:p>
          </table:table-cell>
          <table:table-cell office:value-type="float" office:value="0.0539548318237735">
            <text:p>0.0539548318237735</text:p>
          </table:table-cell>
          <table:table-cell office:value-type="float" office:value="0.6150851234030861">
            <text:p>0.6150851234030861</text:p>
          </table:table-cell>
          <table:table-cell office:value-type="float" office:value="1.4220588667203231">
            <text:p>1.4220588667203231</text:p>
          </table:table-cell>
          <table:table-cell office:value-type="float" office:value="2.00500010139906">
            <text:p>2.00500010139906</text:p>
          </table:table-cell>
          <table:table-cell office:value-type="float" office:value="0.0323185076915638">
            <text:p>0.0323185076915638</text:p>
          </table:table-cell>
          <table:table-cell office:value-type="float" office:value="0.0563244189510353">
            <text:p>0.0563244189510353</text:p>
          </table:table-cell>
          <table:table-cell office:value-type="float" office:value="0.0610352636224449">
            <text:p>0.0610352636224449</text:p>
          </table:table-cell>
          <table:table-cell office:value-type="float" office:value="0.0857062291766652">
            <text:p>0.0857062291766652</text:p>
          </table:table-cell>
          <table:table-cell office:value-type="float" office:value="0.0073346995750232">
            <text:p>0.0073346995750232</text:p>
          </table:table-cell>
          <table:table-cell office:value-type="float" office:value="104.04188015414684">
            <text:p>104.04188015414684</text:p>
          </table:table-cell>
          <table:table-cell office:value-type="float" office:value="23.228520803103567">
            <text:p>23.228520803103567</text:p>
          </table:table-cell>
          <table:table-cell office:value-type="float" office:value="0.0353283136637705">
            <text:p>0.0353283136637705</text:p>
          </table:table-cell>
          <table:table-cell office:value-type="float" office:value="0.1390628757957381">
            <text:p>0.1390628757957381</text:p>
          </table:table-cell>
          <table:table-cell office:value-type="float" office:value="0.1853301465552384">
            <text:p>0.1853301465552384</text:p>
          </table:table-cell>
          <table:table-cell office:value-type="float" office:value="0.3919744150955999">
            <text:p>0.3919744150955999</text:p>
          </table:table-cell>
          <table:table-cell office:value-type="float" office:value="0.5217381143399533">
            <text:p>0.5217381143399533</text:p>
          </table:table-cell>
          <table:table-cell office:value-type="float" office:value="0.0126895297963698">
            <text:p>0.0126895297963698</text:p>
          </table:table-cell>
          <table:table-cell office:value-type="float" office:value="0.0001291013552514">
            <text:p>0.0001291013552514</text:p>
          </table:table-cell>
          <table:table-cell office:value-type="float" office:value="0.0168716697010538">
            <text:p>0.0168716697010538</text:p>
          </table:table-cell>
          <table:table-cell office:value-type="float" office:value="0.4028982142497596">
            <text:p>0.4028982142497596</text:p>
          </table:table-cell>
          <table:table-cell office:value-type="float" office:value="0.1863784020874699">
            <text:p>0.1863784020874699</text:p>
          </table:table-cell>
          <table:table-cell office:value-type="float" office:value="0.0049912188384446">
            <text:p>0.0049912188384446</text:p>
          </table:table-cell>
          <table:table-cell office:value-type="float" office:value="0.0007743426962723">
            <text:p>0.0007743426962723</text:p>
          </table:table-cell>
          <table:table-cell office:value-type="float" office:value="0.0324840152904109">
            <text:p>0.0324840152904109</text:p>
          </table:table-cell>
          <table:table-cell office:value-type="float" office:value="0.0054162618535417">
            <text:p>0.0054162618535417</text:p>
          </table:table-cell>
          <table:table-cell office:value-type="float" office:value="0.004048164290433">
            <text:p>0.004048164290433</text:p>
          </table:table-cell>
          <table:table-cell office:value-type="float" office:value="0.3333190798409928">
            <text:p>0.3333190798409928</text:p>
          </table:table-cell>
          <table:table-cell office:value-type="float" office:value="4.893970956565976">
            <text:p>4.893970956565976</text:p>
          </table:table-cell>
          <table:table-cell office:value-type="float" office:value="0.0497905196798304">
            <text:p>0.0497905196798304</text:p>
          </table:table-cell>
          <table:table-cell office:value-type="float" office:value="6.50689685360542">
            <text:p>6.50689685360542</text:p>
          </table:table-cell>
          <table:table-cell office:value-type="float" office:value="155.38575428970483">
            <text:p>155.38575428970483</text:p>
          </table:table-cell>
          <table:table-cell office:value-type="float" office:value="71.88055833307453">
            <text:p>71.88055833307453</text:p>
          </table:table-cell>
          <table:table-cell office:value-type="float" office:value="1.9249633694229544">
            <text:p>1.9249633694229544</text:p>
          </table:table-cell>
          <table:table-cell office:value-type="float" office:value="0.2986407476713704">
            <text:p>0.2986407476713704</text:p>
          </table:table-cell>
          <table:table-cell office:value-type="float" office:value="12.528110177052792">
            <text:p>12.528110177052792</text:p>
          </table:table-cell>
          <table:table-cell office:value-type="float" office:value="2.088889709055455">
            <text:p>2.088889709055455</text:p>
          </table:table-cell>
          <table:table-cell office:value-type="float" office:value="1.5612555218912967">
            <text:p>1.5612555218912967</text:p>
          </table:table-cell>
          <table:table-cell office:value-type="float" office:value="128.55116952227573">
            <text:p>128.5511695222757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6904383356502788">
            <text:p>0.6904383356502788</text:p>
          </table:table-cell>
          <table:table-cell office:value-type="string" office:string-value="189">
            <text:p>189</text:p>
          </table:table-cell>
          <table:table-cell office:value-type="float" office:value="0.0006413599108712">
            <text:p>0.000641359910871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49685">
            <text:p>0.949685</text:p>
          </table:table-cell>
          <table:table-cell office:value-type="float" office:value="0.2096580620512139">
            <text:p>0.2096580620512139</text:p>
          </table:table-cell>
          <table:table-cell office:value-type="float" office:value="2.392650843384891">
            <text:p>2.392650843384891</text:p>
          </table:table-cell>
          <table:table-cell office:value-type="float" office:value="5.531734342308093">
            <text:p>5.531734342308093</text:p>
          </table:table-cell>
          <table:table-cell office:value-type="float" office:value="7.799400981218726">
            <text:p>7.799400981218726</text:p>
          </table:table-cell>
          <table:table-cell office:value-type="float" office:value="0.1257204052275217">
            <text:p>0.1257204052275217</text:p>
          </table:table-cell>
          <table:table-cell office:value-type="float" office:value="0.2190158553663496">
            <text:p>0.2190158553663496</text:p>
          </table:table-cell>
          <table:table-cell office:value-type="float" office:value="0.2374166727640208">
            <text:p>0.2374166727640208</text:p>
          </table:table-cell>
          <table:table-cell office:value-type="float" office:value="0.3334618370485313">
            <text:p>0.3334618370485313</text:p>
          </table:table-cell>
          <table:table-cell office:value-type="float" office:value="0.0518596086612974">
            <text:p>0.0518596086612974</text:p>
          </table:table-cell>
          <table:table-cell office:value-type="float" office:value="0.5918300264110695">
            <text:p>0.5918300264110695</text:p>
          </table:table-cell>
          <table:table-cell office:value-type="float" office:value="1.3682926160992623">
            <text:p>1.3682926160992623</text:p>
          </table:table-cell>
          <table:table-cell office:value-type="float" office:value="1.929207389982169">
            <text:p>1.929207389982169</text:p>
          </table:table-cell>
          <table:table-cell office:value-type="float" office:value="0.0310973541968845">
            <text:p>0.0310973541968845</text:p>
          </table:table-cell>
          <table:table-cell office:value-type="float" office:value="0.0541742895016539">
            <text:p>0.0541742895016539</text:p>
          </table:table-cell>
          <table:table-cell office:value-type="float" office:value="0.0587257919812396">
            <text:p>0.0587257919812396</text:p>
          </table:table-cell>
          <table:table-cell office:value-type="float" office:value="0.0824828780902776">
            <text:p>0.0824828780902776</text:p>
          </table:table-cell>
          <table:table-cell office:value-type="float" office:value="0.0070499709319928">
            <text:p>0.0070499709319928</text:p>
          </table:table-cell>
          <table:table-cell office:value-type="float" office:value="104.10553899343684">
            <text:p>104.10553899343684</text:p>
          </table:table-cell>
          <table:table-cell office:value-type="float" office:value="23.242758581259416">
            <text:p>23.242758581259416</text:p>
          </table:table-cell>
          <table:table-cell office:value-type="float" office:value="0.0346012062143137">
            <text:p>0.0346012062143137</text:p>
          </table:table-cell>
          <table:table-cell office:value-type="float" office:value="0.1363047557060391">
            <text:p>0.1363047557060391</text:p>
          </table:table-cell>
          <table:table-cell office:value-type="float" office:value="0.1814363063176322">
            <text:p>0.1814363063176322</text:p>
          </table:table-cell>
          <table:table-cell office:value-type="float" office:value="0.3853113971244119">
            <text:p>0.3853113971244119</text:p>
          </table:table-cell>
          <table:table-cell office:value-type="float" office:value="0.5132254835164404">
            <text:p>0.5132254835164404</text:p>
          </table:table-cell>
          <table:table-cell office:value-type="float" office:value="0.0125437922214993">
            <text:p>0.0125437922214993</text:p>
          </table:table-cell>
          <table:table-cell office:value-type="float" office:value="0.0001266214523633">
            <text:p>0.0001266214523633</text:p>
          </table:table-cell>
          <table:table-cell office:value-type="float" office:value="0.0168363120319039">
            <text:p>0.0168363120319039</text:p>
          </table:table-cell>
          <table:table-cell office:value-type="float" office:value="0.4030257689636371">
            <text:p>0.4030257689636371</text:p>
          </table:table-cell>
          <table:table-cell office:value-type="float" office:value="0.1864345353192162">
            <text:p>0.1864345353192162</text:p>
          </table:table-cell>
          <table:table-cell office:value-type="float" office:value="0.004977532151575">
            <text:p>0.004977532151575</text:p>
          </table:table-cell>
          <table:table-cell office:value-type="float" office:value="0.0007636470859316">
            <text:p>0.0007636470859316</text:p>
          </table:table-cell>
          <table:table-cell office:value-type="float" office:value="0.0324957170165624">
            <text:p>0.0324957170165624</text:p>
          </table:table-cell>
          <table:table-cell office:value-type="float" office:value="0.0053408498787308">
            <text:p>0.0053408498787308</text:p>
          </table:table-cell>
          <table:table-cell office:value-type="float" office:value="0.0039933868300488">
            <text:p>0.0039933868300488</text:p>
          </table:table-cell>
          <table:table-cell office:value-type="float" office:value="0.3334618370485313">
            <text:p>0.3334618370485313</text:p>
          </table:table-cell>
          <table:table-cell office:value-type="float" office:value="4.837764346065642">
            <text:p>4.837764346065642</text:p>
          </table:table-cell>
          <table:table-cell office:value-type="float" office:value="0.0488340955329672">
            <text:p>0.0488340955329672</text:p>
          </table:table-cell>
          <table:table-cell office:value-type="float" office:value="6.493260461344393">
            <text:p>6.493260461344393</text:p>
          </table:table-cell>
          <table:table-cell office:value-type="float" office:value="155.43494831620595">
            <text:p>155.43494831620595</text:p>
          </table:table-cell>
          <table:table-cell office:value-type="float" office:value="71.90220723656215">
            <text:p>71.90220723656215</text:p>
          </table:table-cell>
          <table:table-cell office:value-type="float" office:value="1.9196848248979443">
            <text:p>1.9196848248979443</text:p>
          </table:table-cell>
          <table:table-cell office:value-type="float" office:value="0.2945157716312727">
            <text:p>0.2945157716312727</text:p>
          </table:table-cell>
          <table:table-cell office:value-type="float" office:value="12.532623181777623">
            <text:p>12.532623181777623</text:p>
          </table:table-cell>
          <table:table-cell office:value-type="float" office:value="2.0598055727301365">
            <text:p>2.0598055727301365</text:p>
          </table:table-cell>
          <table:table-cell office:value-type="float" office:value="1.5401294987449508">
            <text:p>1.5401294987449508</text:p>
          </table:table-cell>
          <table:table-cell office:value-type="float" office:value="128.60622669450711">
            <text:p>128.6062266945071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663883015048345">
            <text:p>0.663883015048345</text:p>
          </table:table-cell>
          <table:table-cell office:value-type="string" office:string-value="190">
            <text:p>190</text:p>
          </table:table-cell>
          <table:table-cell office:value-type="float" office:value="0.0006169686587676">
            <text:p>0.000616968658767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56387">
            <text:p>0.956387</text:p>
          </table:table-cell>
          <table:table-cell office:value-type="float" office:value="0.2094846213513826">
            <text:p>0.2094846213513826</text:p>
          </table:table-cell>
          <table:table-cell office:value-type="float" office:value="2.393170608718164">
            <text:p>2.393170608718164</text:p>
          </table:table-cell>
          <table:table-cell office:value-type="float" office:value="5.53293163990315">
            <text:p>5.53293163990315</text:p>
          </table:table-cell>
          <table:table-cell office:value-type="float" office:value="7.801143689484358">
            <text:p>7.801143689484358</text:p>
          </table:table-cell>
          <table:table-cell office:value-type="float" office:value="0.125750660744883">
            <text:p>0.125750660744883</text:p>
          </table:table-cell>
          <table:table-cell office:value-type="float" office:value="0.2189813976243271">
            <text:p>0.2189813976243271</text:p>
          </table:table-cell>
          <table:table-cell office:value-type="float" office:value="0.2374608478638886">
            <text:p>0.2374608478638886</text:p>
          </table:table-cell>
          <table:table-cell office:value-type="float" office:value="0.3336020259036303">
            <text:p>0.3336020259036303</text:p>
          </table:table-cell>
          <table:table-cell office:value-type="float" office:value="0.0498460911077599">
            <text:p>0.0498460911077599</text:p>
          </table:table-cell>
          <table:table-cell office:value-type="float" office:value="0.5694460978998812">
            <text:p>0.5694460978998812</text:p>
          </table:table-cell>
          <table:table-cell office:value-type="float" office:value="1.316540626402406">
            <text:p>1.316540626402406</text:p>
          </table:table-cell>
          <table:table-cell office:value-type="float" office:value="1.8562532971740624">
            <text:p>1.8562532971740624</text:p>
          </table:table-cell>
          <table:table-cell office:value-type="float" office:value="0.0299219047771359">
            <text:p>0.0299219047771359</text:p>
          </table:table-cell>
          <table:table-cell office:value-type="float" office:value="0.052105813908782">
            <text:p>0.052105813908782</text:p>
          </table:table-cell>
          <table:table-cell office:value-type="float" office:value="0.0565029307678637">
            <text:p>0.0565029307678637</text:p>
          </table:table-cell>
          <table:table-cell office:value-type="float" office:value="0.0793793686126158">
            <text:p>0.0793793686126158</text:p>
          </table:table-cell>
          <table:table-cell office:value-type="float" office:value="0.0067763431533987">
            <text:p>0.0067763431533987</text:p>
          </table:table-cell>
          <table:table-cell office:value-type="float" office:value="104.16802429354954">
            <text:p>104.16802429354954</text:p>
          </table:table-cell>
          <table:table-cell office:value-type="float" office:value="23.256734584135664">
            <text:p>23.256734584135664</text:p>
          </table:table-cell>
          <table:table-cell office:value-type="float" office:value="0.0338894632488802">
            <text:p>0.0338894632488802</text:p>
          </table:table-cell>
          <table:table-cell office:value-type="float" office:value="0.1336025029110903">
            <text:p>0.1336025029110903</text:p>
          </table:table-cell>
          <table:table-cell office:value-type="float" office:value="0.1776192281944588">
            <text:p>0.1776192281944588</text:p>
          </table:table-cell>
          <table:table-cell office:value-type="float" office:value="0.3787743646301519">
            <text:p>0.3787743646301519</text:p>
          </table:table-cell>
          <table:table-cell office:value-type="float" office:value="0.5048725504299612">
            <text:p>0.5048725504299612</text:p>
          </table:table-cell>
          <table:table-cell office:value-type="float" office:value="0.0124013634894881">
            <text:p>0.0124013634894881</text:p>
          </table:table-cell>
          <table:table-cell office:value-type="float" office:value="0.0001241883243237">
            <text:p>0.0001241883243237</text:p>
          </table:table-cell>
          <table:table-cell office:value-type="float" office:value="0.0168017408650671">
            <text:p>0.0168017408650671</text:p>
          </table:table-cell>
          <table:table-cell office:value-type="float" office:value="0.4031506698313718">
            <text:p>0.4031506698313718</text:p>
          </table:table-cell>
          <table:table-cell office:value-type="float" office:value="0.1864895589989599">
            <text:p>0.1864895589989599</text:p>
          </table:table-cell>
          <table:table-cell office:value-type="float" office:value="0.0049640896984928">
            <text:p>0.0049640896984928</text:p>
          </table:table-cell>
          <table:table-cell office:value-type="float" office:value="0.0007530944858693">
            <text:p>0.0007530944858693</text:p>
          </table:table-cell>
          <table:table-cell office:value-type="float" office:value="0.0325072041246207">
            <text:p>0.0325072041246207</text:p>
          </table:table-cell>
          <table:table-cell office:value-type="float" office:value="0.0052666345468274">
            <text:p>0.0052666345468274</text:p>
          </table:table-cell>
          <table:table-cell office:value-type="float" office:value="0.0039394297313473">
            <text:p>0.0039394297313473</text:p>
          </table:table-cell>
          <table:table-cell office:value-type="float" office:value="0.3336020259036303">
            <text:p>0.3336020259036303</text:p>
          </table:table-cell>
          <table:table-cell office:value-type="float" office:value="4.782833856990914">
            <text:p>4.782833856990914</text:p>
          </table:table-cell>
          <table:table-cell office:value-type="float" office:value="0.047895711041955">
            <text:p>0.047895711041955</text:p>
          </table:table-cell>
          <table:table-cell office:value-type="float" office:value="6.479927399430443">
            <text:p>6.479927399430443</text:p>
          </table:table-cell>
          <table:table-cell office:value-type="float" office:value="155.48311883386515">
            <text:p>155.48311883386515</text:p>
          </table:table-cell>
          <table:table-cell office:value-type="float" office:value="71.92342821912888">
            <text:p>71.92342821912888</text:p>
          </table:table-cell>
          <table:table-cell office:value-type="float" office:value="1.914500474017728">
            <text:p>1.914500474017728</text:p>
          </table:table-cell>
          <table:table-cell office:value-type="float" office:value="0.2904459503652339">
            <text:p>0.2904459503652339</text:p>
          </table:table-cell>
          <table:table-cell office:value-type="float" office:value="12.537053414742466">
            <text:p>12.537053414742466</text:p>
          </table:table-cell>
          <table:table-cell office:value-type="float" office:value="2.031182945674927">
            <text:p>2.031182945674927</text:p>
          </table:table-cell>
          <table:table-cell office:value-type="float" office:value="1.5193198644887491">
            <text:p>1.5193198644887491</text:p>
          </table:table-cell>
          <table:table-cell office:value-type="float" office:value="128.66029333025313">
            <text:p>128.6602933302531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638349052931101">
            <text:p>0.638349052931101</text:p>
          </table:table-cell>
          <table:table-cell office:value-type="string" office:string-value="191">
            <text:p>191</text:p>
          </table:table-cell>
          <table:table-cell office:value-type="float" office:value="0.0005934995113369">
            <text:p>0.000593499511336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46718">
            <text:p>0.946718</text:p>
          </table:table-cell>
          <table:table-cell office:value-type="float" office:value="0.2093131943093514">
            <text:p>0.2093131943093514</text:p>
          </table:table-cell>
          <table:table-cell office:value-type="float" office:value="2.3936843323577395">
            <text:p>2.3936843323577395</text:p>
          </table:table-cell>
          <table:table-cell office:value-type="float" office:value="5.534115043979684">
            <text:p>5.534115043979684</text:p>
          </table:table-cell>
          <table:table-cell office:value-type="float" office:value="7.802865820184538">
            <text:p>7.802865820184538</text:p>
          </table:table-cell>
          <table:table-cell office:value-type="float" office:value="0.1257805433447398">
            <text:p>0.1257805433447398</text:p>
          </table:table-cell>
          <table:table-cell office:value-type="float" office:value="0.2189475111243363">
            <text:p>0.2189475111243363</text:p>
          </table:table-cell>
          <table:table-cell office:value-type="float" office:value="0.237504491484576">
            <text:p>0.237504491484576</text:p>
          </table:table-cell>
          <table:table-cell office:value-type="float" office:value="0.3337403839903748">
            <text:p>0.3337403839903748</text:p>
          </table:table-cell>
          <table:table-cell office:value-type="float" office:value="0.0479107345141295">
            <text:p>0.0479107345141295</text:p>
          </table:table-cell>
          <table:table-cell office:value-type="float" office:value="0.5479022712191218">
            <text:p>0.5479022712191218</text:p>
          </table:table-cell>
          <table:table-cell office:value-type="float" office:value="1.266731022464335">
            <text:p>1.266731022464335</text:p>
          </table:table-cell>
          <table:table-cell office:value-type="float" office:value="1.786036632777788">
            <text:p>1.786036632777788</text:p>
          </table:table-cell>
          <table:table-cell office:value-type="float" office:value="0.0287905320021364">
            <text:p>0.0287905320021364</text:p>
          </table:table-cell>
          <table:table-cell office:value-type="float" office:value="0.0501159810427623">
            <text:p>0.0501159810427623</text:p>
          </table:table-cell>
          <table:table-cell office:value-type="float" office:value="0.0543635802557836">
            <text:p>0.0543635802557836</text:p>
          </table:table-cell>
          <table:table-cell office:value-type="float" office:value="0.0763914906882299">
            <text:p>0.0763914906882299</text:p>
          </table:table-cell>
          <table:table-cell office:value-type="float" office:value="0.0065133345621969">
            <text:p>0.0065133345621969</text:p>
          </table:table-cell>
          <table:table-cell office:value-type="float" office:value="104.2295605013856">
            <text:p>104.2295605013856</text:p>
          </table:table-cell>
          <table:table-cell office:value-type="float" office:value="23.270498447904902">
            <text:p>23.270498447904902</text:p>
          </table:table-cell>
          <table:table-cell office:value-type="float" office:value="0.033193007980304">
            <text:p>0.033193007980304</text:p>
          </table:table-cell>
          <table:table-cell office:value-type="float" office:value="0.1309548203234508">
            <text:p>0.1309548203234508</text:p>
          </table:table-cell>
          <table:table-cell office:value-type="float" office:value="0.1738930356682267">
            <text:p>0.1738930356682267</text:p>
          </table:table-cell>
          <table:table-cell office:value-type="float" office:value="0.3723645552051426">
            <text:p>0.3723645552051426</text:p>
          </table:table-cell>
          <table:table-cell office:value-type="float" office:value="0.4966761905380609">
            <text:p>0.4966761905380609</text:p>
          </table:table-cell>
          <table:table-cell office:value-type="float" office:value="0.0122604342974486">
            <text:p>0.0122604342974486</text:p>
          </table:table-cell>
          <table:table-cell office:value-type="float" office:value="0.0001218015042603">
            <text:p>0.0001218015042603</text:p>
          </table:table-cell>
          <table:table-cell office:value-type="float" office:value="0.0167678194107097">
            <text:p>0.0167678194107097</text:p>
          </table:table-cell>
          <table:table-cell office:value-type="float" office:value="0.403273876345616">
            <text:p>0.403273876345616</text:p>
          </table:table-cell>
          <table:table-cell office:value-type="float" office:value="0.1865438469333957">
            <text:p>0.1865438469333957</text:p>
          </table:table-cell>
          <table:table-cell office:value-type="float" office:value="0.0049508996552232">
            <text:p>0.0049508996552232</text:p>
          </table:table-cell>
          <table:table-cell office:value-type="float" office:value="0.0007426960740882">
            <text:p>0.0007426960740882</text:p>
          </table:table-cell>
          <table:table-cell office:value-type="float" office:value="0.0325185503093512">
            <text:p>0.0325185503093512</text:p>
          </table:table-cell>
          <table:table-cell office:value-type="float" office:value="0.0051934687882179">
            <text:p>0.0051934687882179</text:p>
          </table:table-cell>
          <table:table-cell office:value-type="float" office:value="0.0038862226913136">
            <text:p>0.0038862226913136</text:p>
          </table:table-cell>
          <table:table-cell office:value-type="float" office:value="0.3337403839903748">
            <text:p>0.3337403839903748</text:p>
          </table:table-cell>
          <table:table-cell office:value-type="float" office:value="4.728481695497027">
            <text:p>4.728481695497027</text:p>
          </table:table-cell>
          <table:table-cell office:value-type="float" office:value="0.0469751861480717">
            <text:p>0.0469751861480717</text:p>
          </table:table-cell>
          <table:table-cell office:value-type="float" office:value="6.466844912128413">
            <text:p>6.466844912128413</text:p>
          </table:table-cell>
          <table:table-cell office:value-type="float" office:value="155.53063589021374">
            <text:p>155.53063589021374</text:p>
          </table:table-cell>
          <table:table-cell office:value-type="float" office:value="71.94436544680275">
            <text:p>71.94436544680275</text:p>
          </table:table-cell>
          <table:table-cell office:value-type="float" office:value="1.9094134700299383">
            <text:p>1.9094134700299383</text:p>
          </table:table-cell>
          <table:table-cell office:value-type="float" office:value="0.2864355948936316">
            <text:p>0.2864355948936316</text:p>
          </table:table-cell>
          <table:table-cell office:value-type="float" office:value="12.541429297807484">
            <text:p>12.541429297807484</text:p>
          </table:table-cell>
          <table:table-cell office:value-type="float" office:value="2.002965107552024">
            <text:p>2.002965107552024</text:p>
          </table:table-cell>
          <table:table-cell office:value-type="float" office:value="1.4987995053589316">
            <text:p>1.4987995053589316</text:p>
          </table:table-cell>
          <table:table-cell office:value-type="float" office:value="128.71365389356785">
            <text:p>128.7136538935678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6137971662799048">
            <text:p>0.6137971662799048</text:p>
          </table:table-cell>
          <table:table-cell office:value-type="string" office:string-value="192">
            <text:p>192</text:p>
          </table:table-cell>
          <table:table-cell office:value-type="float" office:value="0.0005709179231472">
            <text:p>0.000570917923147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004959999999999">
            <text:p>0.9004959999999999</text:p>
          </table:table-cell>
          <table:table-cell office:value-type="float" office:value="0.2091450195540608">
            <text:p>0.2091450195540608</text:p>
          </table:table-cell>
          <table:table-cell office:value-type="float" office:value="2.394188270818307">
            <text:p>2.394188270818307</text:p>
          </table:table-cell>
          <table:table-cell office:value-type="float" office:value="5.5352760355964925">
            <text:p>5.5352760355964925</text:p>
          </table:table-cell>
          <table:table-cell office:value-type="float" office:value="7.804555195992805">
            <text:p>7.804555195992805</text:p>
          </table:table-cell>
          <table:table-cell office:value-type="float" office:value="0.1258098575588315">
            <text:p>0.1258098575588315</text:p>
          </table:table-cell>
          <table:table-cell office:value-type="float" office:value="0.2189139709083416">
            <text:p>0.2189139709083416</text:p>
          </table:table-cell>
          <table:table-cell office:value-type="float" office:value="0.2375472531315999">
            <text:p>0.2375472531315999</text:p>
          </table:table-cell>
          <table:table-cell office:value-type="float" office:value="0.3338763590509347">
            <text:p>0.3338763590509347</text:p>
          </table:table-cell>
          <table:table-cell office:value-type="float" office:value="0.0460507875860845">
            <text:p>0.0460507875860845</text:p>
          </table:table-cell>
          <table:table-cell office:value-type="float" office:value="0.5271665360984119">
            <text:p>0.5271665360984119</text:p>
          </table:table-cell>
          <table:table-cell office:value-type="float" office:value="1.2187898210012567">
            <text:p>1.2187898210012567</text:p>
          </table:table-cell>
          <table:table-cell office:value-type="float" office:value="1.71845313027708">
            <text:p>1.71845313027708</text:p>
          </table:table-cell>
          <table:table-cell office:value-type="float" office:value="0.027701558655475">
            <text:p>0.027701558655475</text:p>
          </table:table-cell>
          <table:table-cell office:value-type="float" office:value="0.0482017730827221">
            <text:p>0.0482017730827221</text:p>
          </table:table-cell>
          <table:table-cell office:value-type="float" office:value="0.052304559386333">
            <text:p>0.052304559386333</text:p>
          </table:table-cell>
          <table:table-cell office:value-type="float" office:value="0.0735148717547902">
            <text:p>0.0735148717547902</text:p>
          </table:table-cell>
          <table:table-cell office:value-type="float" office:value="0.0062605715485812">
            <text:p>0.0062605715485812</text:p>
          </table:table-cell>
          <table:table-cell office:value-type="float" office:value="104.28999539122884">
            <text:p>104.28999539122884</text:p>
          </table:table-cell>
          <table:table-cell office:value-type="float" office:value="23.28401658450833">
            <text:p>23.28401658450833</text:p>
          </table:table-cell>
          <table:table-cell office:value-type="float" office:value="0.0325112777435521">
            <text:p>0.0325112777435521</text:p>
          </table:table-cell>
          <table:table-cell office:value-type="float" office:value="0.1283606852253053">
            <text:p>0.1283606852253053</text:p>
          </table:table-cell>
          <table:table-cell office:value-type="float" office:value="0.1702422802107304">
            <text:p>0.1702422802107304</text:p>
          </table:table-cell>
          <table:table-cell office:value-type="float" office:value="0.3660759611011863">
            <text:p>0.3660759611011863</text:p>
          </table:table-cell>
          <table:table-cell office:value-type="float" office:value="0.4886326436074486">
            <text:p>0.4886326436074486</text:p>
          </table:table-cell>
          <table:table-cell office:value-type="float" office:value="0.0121224457365533">
            <text:p>0.0121224457365533</text:p>
          </table:table-cell>
          <table:table-cell office:value-type="float" office:value="0.0001194598174626">
            <text:p>0.0001194598174626</text:p>
          </table:table-cell>
          <table:table-cell office:value-type="float" office:value="0.0167346380455644">
            <text:p>0.0167346380455644</text:p>
          </table:table-cell>
          <table:table-cell office:value-type="float" office:value="0.4033946531981911">
            <text:p>0.4033946531981911</text:p>
          </table:table-cell>
          <table:table-cell office:value-type="float" office:value="0.1865971150613652">
            <text:p>0.1865971150613652</text:p>
          </table:table-cell>
          <table:table-cell office:value-type="float" office:value="0.0049379466040995">
            <text:p>0.0049379466040995</text:p>
          </table:table-cell>
          <table:table-cell office:value-type="float" office:value="0.0007324384460134">
            <text:p>0.0007324384460134</text:p>
          </table:table-cell>
          <table:table-cell office:value-type="float" office:value="0.0325296991539678">
            <text:p>0.0325296991539678</text:p>
          </table:table-cell>
          <table:table-cell office:value-type="float" office:value="0.0051214430899017">
            <text:p>0.0051214430899017</text:p>
          </table:table-cell>
          <table:table-cell office:value-type="float" office:value="0.0038338017959456">
            <text:p>0.0038338017959456</text:p>
          </table:table-cell>
          <table:table-cell office:value-type="float" office:value="0.3338763590509347">
            <text:p>0.3338763590509347</text:p>
          </table:table-cell>
          <table:table-cell office:value-type="float" office:value="4.675263647216521">
            <text:p>4.675263647216521</text:p>
          </table:table-cell>
          <table:table-cell office:value-type="float" office:value="0.0460720678008276">
            <text:p>0.0460720678008276</text:p>
          </table:table-cell>
          <table:table-cell office:value-type="float" office:value="6.454047855032826">
            <text:p>6.454047855032826</text:p>
          </table:table-cell>
          <table:table-cell office:value-type="float" office:value="155.57721589894635">
            <text:p>155.57721589894635</text:p>
          </table:table-cell>
          <table:table-cell office:value-type="float" office:value="71.96490936571674">
            <text:p>71.96490936571674</text:p>
          </table:table-cell>
          <table:table-cell office:value-type="float" office:value="1.9044178668030611">
            <text:p>1.9044178668030611</text:p>
          </table:table-cell>
          <table:table-cell office:value-type="float" office:value="0.2824795354739966">
            <text:p>0.2824795354739966</text:p>
          </table:table-cell>
          <table:table-cell office:value-type="float" office:value="12.545729072710783">
            <text:p>12.545729072710783</text:p>
          </table:table-cell>
          <table:table-cell office:value-type="float" office:value="1.9751869564824105">
            <text:p>1.9751869564824105</text:p>
          </table:table-cell>
          <table:table-cell office:value-type="float" office:value="1.478582338642355">
            <text:p>1.478582338642355</text:p>
          </table:table-cell>
          <table:table-cell office:value-type="float" office:value="128.766095395174">
            <text:p>128.76609539517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5901895829614469">
            <text:p>0.5901895829614469</text:p>
          </table:table-cell>
          <table:table-cell office:value-type="string" office:string-value="193">
            <text:p>193</text:p>
          </table:table-cell>
          <table:table-cell office:value-type="float" office:value="0.0005491906267874">
            <text:p>0.000549190626787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06204">
            <text:p>0.906204</text:p>
          </table:table-cell>
          <table:table-cell office:value-type="float" office:value="0.2089811288080498">
            <text:p>0.2089811288080498</text:p>
          </table:table-cell>
          <table:table-cell office:value-type="float" office:value="2.3946793078448168">
            <text:p>2.3946793078448168</text:p>
          </table:table-cell>
          <table:table-cell office:value-type="float" office:value="5.536407516955492">
            <text:p>5.536407516955492</text:p>
          </table:table-cell>
          <table:table-cell office:value-type="float" office:value="7.80620168072652">
            <text:p>7.80620168072652</text:p>
          </table:table-cell>
          <table:table-cell office:value-type="float" office:value="0.125838440788359">
            <text:p>0.125838440788359</text:p>
          </table:table-cell>
          <table:table-cell office:value-type="float" office:value="0.218880584713994">
            <text:p>0.218880584713994</text:p>
          </table:table-cell>
          <table:table-cell office:value-type="float" office:value="0.237588840263789">
            <text:p>0.237588840263789</text:p>
          </table:table-cell>
          <table:table-cell office:value-type="float" office:value="0.3340094934975157">
            <text:p>0.3340094934975157</text:p>
          </table:table-cell>
          <table:table-cell office:value-type="float" office:value="0.0442635299096526">
            <text:p>0.0442635299096526</text:p>
          </table:table-cell>
          <table:table-cell office:value-type="float" office:value="0.5072082812997631">
            <text:p>0.5072082812997631</text:p>
          </table:table-cell>
          <table:table-cell office:value-type="float" office:value="1.1726462629258496">
            <text:p>1.1726462629258496</text:p>
          </table:table-cell>
          <table:table-cell office:value-type="float" office:value="1.6534030778108688">
            <text:p>1.6534030778108688</text:p>
          </table:table-cell>
          <table:table-cell office:value-type="float" office:value="0.0266533807114024">
            <text:p>0.0266533807114024</text:p>
          </table:table-cell>
          <table:table-cell office:value-type="float" office:value="0.046360297522505">
            <text:p>0.046360297522505</text:p>
          </table:table-cell>
          <table:table-cell office:value-type="float" office:value="0.0503228248272856">
            <text:p>0.0503228248272856</text:p>
          </table:table-cell>
          <table:table-cell office:value-type="float" office:value="0.0707453313601095">
            <text:p>0.0707453313601095</text:p>
          </table:table-cell>
          <table:table-cell office:value-type="float" office:value="0.0060176846663731">
            <text:p>0.0060176846663731</text:p>
          </table:table-cell>
          <table:table-cell office:value-type="float" office:value="104.34920374509768">
            <text:p>104.34920374509768</text:p>
          </table:table-cell>
          <table:table-cell office:value-type="float" office:value="23.2972613400414">
            <text:p>23.2972613400414</text:p>
          </table:table-cell>
          <table:table-cell office:value-type="float" office:value="0.0318437696347565">
            <text:p>0.0318437696347565</text:p>
          </table:table-cell>
          <table:table-cell office:value-type="float" office:value="0.1258190767128445">
            <text:p>0.1258190767128445</text:p>
          </table:table-cell>
          <table:table-cell office:value-type="float" office:value="0.1666540426456755">
            <text:p>0.1666540426456755</text:p>
          </table:table-cell>
          <table:table-cell office:value-type="float" office:value="0.3599033312548019">
            <text:p>0.3599033312548019</text:p>
          </table:table-cell>
          <table:table-cell office:value-type="float" office:value="0.4807383671333353">
            <text:p>0.4807383671333353</text:p>
          </table:table-cell>
          <table:table-cell office:value-type="float" office:value="0.0119886025654552">
            <text:p>0.0119886025654552</text:p>
          </table:table-cell>
          <table:table-cell office:value-type="float" office:value="0.0001171621758024">
            <text:p>0.0001171621758024</text:p>
          </table:table-cell>
          <table:table-cell office:value-type="float" office:value="0.0167022652773738">
            <text:p>0.0167022652773738</text:p>
          </table:table-cell>
          <table:table-cell office:value-type="float" office:value="0.4035123944413552">
            <text:p>0.4035123944413552</text:p>
          </table:table-cell>
          <table:table-cell office:value-type="float" office:value="0.1866491271576209">
            <text:p>0.1866491271576209</text:p>
          </table:table-cell>
          <table:table-cell office:value-type="float" office:value="0.0049252174699643">
            <text:p>0.0049252174699643</text:p>
          </table:table-cell>
          <table:table-cell office:value-type="float" office:value="0.0007223102021346">
            <text:p>0.0007223102021346</text:p>
          </table:table-cell>
          <table:table-cell office:value-type="float" office:value="0.0325406039206657">
            <text:p>0.0325406039206657</text:p>
          </table:table-cell>
          <table:table-cell office:value-type="float" office:value="0.0050506284765838">
            <text:p>0.0050506284765838</text:p>
          </table:table-cell>
          <table:table-cell office:value-type="float" office:value="0.003782194815528">
            <text:p>0.003782194815528</text:p>
          </table:table-cell>
          <table:table-cell office:value-type="float" office:value="0.3340094934975157">
            <text:p>0.3340094934975157</text:p>
          </table:table-cell>
          <table:table-cell office:value-type="float" office:value="4.623644351419127">
            <text:p>4.623644351419127</text:p>
          </table:table-cell>
          <table:table-cell office:value-type="float" office:value="0.0451859363417347">
            <text:p>0.0451859363417347</text:p>
          </table:table-cell>
          <table:table-cell office:value-type="float" office:value="6.441562649524768">
            <text:p>6.441562649524768</text:p>
          </table:table-cell>
          <table:table-cell office:value-type="float" office:value="155.62262516419747">
            <text:p>155.62262516419747</text:p>
          </table:table-cell>
          <table:table-cell office:value-type="float" office:value="71.98496887087967">
            <text:p>71.98496887087967</text:p>
          </table:table-cell>
          <table:table-cell office:value-type="float" office:value="1.899508621641142">
            <text:p>1.899508621641142</text:p>
          </table:table-cell>
          <table:table-cell office:value-type="float" office:value="0.2785733756572796">
            <text:p>0.2785733756572796</text:p>
          </table:table-cell>
          <table:table-cell office:value-type="float" office:value="12.549934714083166">
            <text:p>12.549934714083166</text:p>
          </table:table-cell>
          <table:table-cell office:value-type="float" office:value="1.947875884564096">
            <text:p>1.947875884564096</text:p>
          </table:table-cell>
          <table:table-cell office:value-type="float" office:value="1.4586790745046925">
            <text:p>1.4586790745046925</text:p>
          </table:table-cell>
          <table:table-cell office:value-type="float" office:value="128.8174413571869">
            <text:p>128.817441357186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5674899836167758">
            <text:p>0.5674899836167758</text:p>
          </table:table-cell>
          <table:table-cell office:value-type="string" office:string-value="194">
            <text:p>194</text:p>
          </table:table-cell>
          <table:table-cell office:value-type="float" office:value="0.0005282856343298">
            <text:p>0.000528285634329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07975">
            <text:p>1.007975</text:p>
          </table:table-cell>
          <table:table-cell office:value-type="float" office:value="0.2088202152909429">
            <text:p>0.2088202152909429</text:p>
          </table:table-cell>
          <table:table-cell office:value-type="float" office:value="2.3951613915312633">
            <text:p>2.3951613915312633</text:p>
          </table:table-cell>
          <table:table-cell office:value-type="float" office:value="5.537518477088402">
            <text:p>5.537518477088402</text:p>
          </table:table-cell>
          <table:table-cell office:value-type="float" office:value="7.807818150803837">
            <text:p>7.807818150803837</text:p>
          </table:table-cell>
          <table:table-cell office:value-type="float" office:value="0.1258665012569989">
            <text:p>0.1258665012569989</text:p>
          </table:table-cell>
          <table:table-cell office:value-type="float" office:value="0.218847561351279">
            <text:p>0.218847561351279</text:p>
          </table:table-cell>
          <table:table-cell office:value-type="float" office:value="0.2376296217038399">
            <text:p>0.2376296217038399</text:p>
          </table:table-cell>
          <table:table-cell office:value-type="float" office:value="0.3341403990132732">
            <text:p>0.3341403990132732</text:p>
          </table:table-cell>
          <table:table-cell office:value-type="float" office:value="0.0425458493622375">
            <text:p>0.0425458493622375</text:p>
          </table:table-cell>
          <table:table-cell office:value-type="float" office:value="0.4879995723611156">
            <text:p>0.4879995723611156</text:p>
          </table:table-cell>
          <table:table-cell office:value-type="float" office:value="1.1282357248725068">
            <text:p>1.1282357248725068</text:p>
          </table:table-cell>
          <table:table-cell office:value-type="float" office:value="1.590795481313976">
            <text:p>1.590795481313976</text:p>
          </table:table-cell>
          <table:table-cell office:value-type="float" office:value="0.025644534437296">
            <text:p>0.025644534437296</text:p>
          </table:table-cell>
          <table:table-cell office:value-type="float" office:value="0.0445888601617028">
            <text:p>0.0445888601617028</text:p>
          </table:table-cell>
          <table:table-cell office:value-type="float" office:value="0.0484155907747287">
            <text:p>0.0484155907747287</text:p>
          </table:table-cell>
          <table:table-cell office:value-type="float" office:value="0.0680790749231319">
            <text:p>0.0680790749231319</text:p>
          </table:table-cell>
          <table:table-cell office:value-type="float" office:value="0.0057842510195293">
            <text:p>0.0057842510195293</text:p>
          </table:table-cell>
          <table:table-cell office:value-type="float" office:value="104.40737269213147">
            <text:p>104.40737269213147</text:p>
          </table:table-cell>
          <table:table-cell office:value-type="float" office:value="23.310274101639497">
            <text:p>23.310274101639497</text:p>
          </table:table-cell>
          <table:table-cell office:value-type="float" office:value="0.0311903803565972">
            <text:p>0.0311903803565972</text:p>
          </table:table-cell>
          <table:table-cell office:value-type="float" office:value="0.1233287950038844">
            <text:p>0.1233287950038844</text:p>
          </table:table-cell>
          <table:table-cell office:value-type="float" office:value="0.1631396947669603">
            <text:p>0.1631396947669603</text:p>
          </table:table-cell>
          <table:table-cell office:value-type="float" office:value="0.3538473558202927">
            <text:p>0.3538473558202927</text:p>
          </table:table-cell>
          <table:table-cell office:value-type="float" office:value="0.4729904167108677">
            <text:p>0.4729904167108677</text:p>
          </table:table-cell>
          <table:table-cell office:value-type="float" office:value="0.0118574100747918">
            <text:p>0.0118574100747918</text:p>
          </table:table-cell>
          <table:table-cell office:value-type="float" office:value="0.0001149080816647">
            <text:p>0.0001149080816647</text:p>
          </table:table-cell>
          <table:table-cell office:value-type="float" office:value="0.0166705867548344">
            <text:p>0.0166705867548344</text:p>
          </table:table-cell>
          <table:table-cell office:value-type="float" office:value="0.4036278946750835">
            <text:p>0.4036278946750835</text:p>
          </table:table-cell>
          <table:table-cell office:value-type="float" office:value="0.186700192863014">
            <text:p>0.186700192863014</text:p>
          </table:table-cell>
          <table:table-cell office:value-type="float" office:value="0.004912718459487">
            <text:p>0.004912718459487</text:p>
          </table:table-cell>
          <table:table-cell office:value-type="float" office:value="0.0007123202473515">
            <text:p>0.0007123202473515</text:p>
          </table:table-cell>
          <table:table-cell office:value-type="float" office:value="0.032551325618128">
            <text:p>0.032551325618128</text:p>
          </table:table-cell>
          <table:table-cell office:value-type="float" office:value="0.004980901817823">
            <text:p>0.004980901817823</text:p>
          </table:table-cell>
          <table:table-cell office:value-type="float" office:value="0.0037313423945486">
            <text:p>0.0037313423945486</text:p>
          </table:table-cell>
          <table:table-cell office:value-type="float" office:value="0.3341403990132732">
            <text:p>0.3341403990132732</text:p>
          </table:table-cell>
          <table:table-cell office:value-type="float" office:value="4.573047343544974">
            <text:p>4.573047343544974</text:p>
          </table:table-cell>
          <table:table-cell office:value-type="float" office:value="0.0443165998556354">
            <text:p>0.0443165998556354</text:p>
          </table:table-cell>
          <table:table-cell office:value-type="float" office:value="6.429345193737007">
            <text:p>6.429345193737007</text:p>
          </table:table-cell>
          <table:table-cell office:value-type="float" office:value="155.66717013933948">
            <text:p>155.66717013933948</text:p>
          </table:table-cell>
          <table:table-cell office:value-type="float" office:value="72.00466338147865">
            <text:p>72.00466338147865</text:p>
          </table:table-cell>
          <table:table-cell office:value-type="float" office:value="1.8946881282703676">
            <text:p>1.8946881282703676</text:p>
          </table:table-cell>
          <table:table-cell office:value-type="float" office:value="0.2747205497960701">
            <text:p>0.2747205497960701</text:p>
          </table:table-cell>
          <table:table-cell office:value-type="float" office:value="12.554069751143459">
            <text:p>12.554069751143459</text:p>
          </table:table-cell>
          <table:table-cell office:value-type="float" office:value="1.9209844040798232">
            <text:p>1.9209844040798232</text:p>
          </table:table-cell>
          <table:table-cell office:value-type="float" office:value="1.4390668213055964">
            <text:p>1.4390668213055964</text:p>
          </table:table-cell>
          <table:table-cell office:value-type="float" office:value="128.8679276874491">
            <text:p>128.867927687449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5456634457853613">
            <text:p>0.5456634457853613</text:p>
          </table:table-cell>
          <table:table-cell office:value-type="string" office:string-value="195">
            <text:p>195</text:p>
          </table:table-cell>
          <table:table-cell office:value-type="float" office:value="0.0005081722502759">
            <text:p>0.000508172250275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01978">
            <text:p>0.901978</text:p>
          </table:table-cell>
          <table:table-cell office:value-type="float" office:value="0.208655681505888">
            <text:p>0.208655681505888</text:p>
          </table:table-cell>
          <table:table-cell office:value-type="float" office:value="2.395654452310234">
            <text:p>2.395654452310234</text:p>
          </table:table-cell>
          <table:table-cell office:value-type="float" office:value="5.538654300781476">
            <text:p>5.538654300781476</text:p>
          </table:table-cell>
          <table:table-cell office:value-type="float" office:value="7.809469544531678">
            <text:p>7.809469544531678</text:p>
          </table:table-cell>
          <table:table-cell office:value-type="float" office:value="0.1258950862172714">
            <text:p>0.1258950862172714</text:p>
          </table:table-cell>
          <table:table-cell office:value-type="float" office:value="0.2188160303215219">
            <text:p>0.2188160303215219</text:p>
          </table:table-cell>
          <table:table-cell office:value-type="float" office:value="0.237671465916385">
            <text:p>0.237671465916385</text:p>
          </table:table-cell>
          <table:table-cell office:value-type="float" office:value="0.3342721065177652">
            <text:p>0.3342721065177652</text:p>
          </table:table-cell>
          <table:table-cell office:value-type="float" office:value="0.0408937576016566">
            <text:p>0.0408937576016566</text:p>
          </table:table-cell>
          <table:table-cell office:value-type="float" office:value="0.4695166302832718">
            <text:p>0.4695166302832718</text:p>
          </table:table-cell>
          <table:table-cell office:value-type="float" office:value="1.0855030870996871">
            <text:p>1.0855030870996871</text:p>
          </table:table-cell>
          <table:table-cell office:value-type="float" office:value="1.53055288141093">
            <text:p>1.53055288141093</text:p>
          </table:table-cell>
          <table:table-cell office:value-type="float" office:value="0.0246737740465671">
            <text:p>0.0246737740465671</text:p>
          </table:table-cell>
          <table:table-cell office:value-type="float" office:value="0.0428850517692352">
            <text:p>0.0428850517692352</text:p>
          </table:table-cell>
          <table:table-cell office:value-type="float" office:value="0.0465804680987839">
            <text:p>0.0465804680987839</text:p>
          </table:table-cell>
          <table:table-cell office:value-type="float" office:value="0.0655129177325894">
            <text:p>0.0655129177325894</text:p>
          </table:table-cell>
          <table:table-cell office:value-type="float" office:value="0.0055597281787681">
            <text:p>0.0055597281787681</text:p>
          </table:table-cell>
          <table:table-cell office:value-type="float" office:value="104.46539828829955">
            <text:p>104.46539828829955</text:p>
          </table:table-cell>
          <table:table-cell office:value-type="float" office:value="23.3232529648591">
            <text:p>23.3232529648591</text:p>
          </table:table-cell>
          <table:table-cell office:value-type="float" office:value="0.0305518464119408">
            <text:p>0.0305518464119408</text:p>
          </table:table-cell>
          <table:table-cell office:value-type="float" office:value="0.1208882227838936">
            <text:p>0.1208882227838936</text:p>
          </table:table-cell>
          <table:table-cell office:value-type="float" office:value="0.1597641340374137">
            <text:p>0.1597641340374137</text:p>
          </table:table-cell>
          <table:table-cell office:value-type="float" office:value="0.3479213831389862">
            <text:p>0.3479213831389862</text:p>
          </table:table-cell>
          <table:table-cell office:value-type="float" office:value="0.4653867529968935">
            <text:p>0.4653867529968935</text:p>
          </table:table-cell>
          <table:table-cell office:value-type="float" office:value="0.0117212542165182">
            <text:p>0.0117212542165182</text:p>
          </table:table-cell>
          <table:table-cell office:value-type="float" office:value="0.00011269827425">
            <text:p>0.00011269827425</text:p>
          </table:table-cell>
          <table:table-cell office:value-type="float" office:value="0.0166390766014856">
            <text:p>0.0166390766014856</text:p>
          </table:table-cell>
          <table:table-cell office:value-type="float" office:value="0.4037451150235291">
            <text:p>0.4037451150235291</text:p>
          </table:table-cell>
          <table:table-cell office:value-type="float" office:value="0.186751856280293">
            <text:p>0.186751856280293</text:p>
          </table:table-cell>
          <table:table-cell office:value-type="float" office:value="0.0049004999045259">
            <text:p>0.0049004999045259</text:p>
          </table:table-cell>
          <table:table-cell office:value-type="float" office:value="0.0007025226349876">
            <text:p>0.0007025226349876</text:p>
          </table:table-cell>
          <table:table-cell office:value-type="float" office:value="0.0325621681959194">
            <text:p>0.0325621681959194</text:p>
          </table:table-cell>
          <table:table-cell office:value-type="float" office:value="0.0049117109967754">
            <text:p>0.0049117109967754</text:p>
          </table:table-cell>
          <table:table-cell office:value-type="float" office:value="0.0036809913539493">
            <text:p>0.0036809913539493</text:p>
          </table:table-cell>
          <table:table-cell office:value-type="float" office:value="0.3342721065177652">
            <text:p>0.3342721065177652</text:p>
          </table:table-cell>
          <table:table-cell office:value-type="float" office:value="4.520536113684609">
            <text:p>4.520536113684609</text:p>
          </table:table-cell>
          <table:table-cell office:value-type="float" office:value="0.0434643434300105">
            <text:p>0.0434643434300105</text:p>
          </table:table-cell>
          <table:table-cell office:value-type="float" office:value="6.417192672894978">
            <text:p>6.417192672894978</text:p>
          </table:table-cell>
          <table:table-cell office:value-type="float" office:value="155.7123785111245">
            <text:p>155.7123785111245</text:p>
          </table:table-cell>
          <table:table-cell office:value-type="float" office:value="72.02458841162061">
            <text:p>72.02458841162061</text:p>
          </table:table-cell>
          <table:table-cell office:value-type="float" office:value="1.8899757981785044">
            <text:p>1.8899757981785044</text:p>
          </table:table-cell>
          <table:table-cell office:value-type="float" office:value="0.2709419046356735">
            <text:p>0.2709419046356735</text:p>
          </table:table-cell>
          <table:table-cell office:value-type="float" office:value="12.55825140812024">
            <text:p>12.55825140812024</text:p>
          </table:table-cell>
          <table:table-cell office:value-type="float" office:value="1.8942995801264">
            <text:p>1.8942995801264</text:p>
          </table:table-cell>
          <table:table-cell office:value-type="float" office:value="1.4196479354776408">
            <text:p>1.4196479354776408</text:p>
          </table:table-cell>
          <table:table-cell office:value-type="float" office:value="128.91872332070653">
            <text:p>128.9187233207065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524676390178232">
            <text:p>0.524676390178232</text:p>
          </table:table-cell>
          <table:table-cell office:value-type="string" office:string-value="196">
            <text:p>196</text:p>
          </table:table-cell>
          <table:table-cell office:value-type="float" office:value="0.0004888205668715">
            <text:p>0.000488820566871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47866">
            <text:p>0.947866</text:p>
          </table:table-cell>
          <table:table-cell office:value-type="float" office:value="0.2084967554345155">
            <text:p>0.2084967554345155</text:p>
          </table:table-cell>
          <table:table-cell office:value-type="float" office:value="2.396130600369048">
            <text:p>2.396130600369048</text:p>
          </table:table-cell>
          <table:table-cell office:value-type="float" office:value="5.53975152082925">
            <text:p>5.53975152082925</text:p>
          </table:table-cell>
          <table:table-cell office:value-type="float" office:value="7.811065039266594">
            <text:p>7.811065039266594</text:p>
          </table:table-cell>
          <table:table-cell office:value-type="float" office:value="0.1259227326533567">
            <text:p>0.1259227326533567</text:p>
          </table:table-cell>
          <table:table-cell office:value-type="float" office:value="0.2187843839121811">
            <text:p>0.2187843839121811</text:p>
          </table:table-cell>
          <table:table-cell office:value-type="float" office:value="0.2377117588135411">
            <text:p>0.2377117588135411</text:p>
          </table:table-cell>
          <table:table-cell office:value-type="float" office:value="0.3344004077914461">
            <text:p>0.3344004077914461</text:p>
          </table:table-cell>
          <table:table-cell office:value-type="float" office:value="0.0393065230666769">
            <text:p>0.0393065230666769</text:p>
          </table:table-cell>
          <table:table-cell office:value-type="float" office:value="0.4517267547780013">
            <text:p>0.4517267547780013</text:p>
          </table:table-cell>
          <table:table-cell office:value-type="float" office:value="1.0443729471153496">
            <text:p>1.0443729471153496</text:p>
          </table:table-cell>
          <table:table-cell office:value-type="float" office:value="1.472568757731466">
            <text:p>1.472568757731466</text:p>
          </table:table-cell>
          <table:table-cell office:value-type="float" office:value="0.0237393852261298">
            <text:p>0.0237393852261298</text:p>
          </table:table-cell>
          <table:table-cell office:value-type="float" office:value="0.0412459820535375">
            <text:p>0.0412459820535375</text:p>
          </table:table-cell>
          <table:table-cell office:value-type="float" office:value="0.0448142356534628">
            <text:p>0.0448142356534628</text:p>
          </table:table-cell>
          <table:table-cell office:value-type="float" office:value="0.0630423112099167">
            <text:p>0.0630423112099167</text:p>
          </table:table-cell>
          <table:table-cell office:value-type="float" office:value="0.0053440176726248">
            <text:p>0.0053440176726248</text:p>
          </table:table-cell>
          <table:table-cell office:value-type="float" office:value="104.52205670780837">
            <text:p>104.52205670780837</text:p>
          </table:table-cell>
          <table:table-cell office:value-type="float" office:value="23.335927649225273">
            <text:p>23.335927649225273</text:p>
          </table:table-cell>
          <table:table-cell office:value-type="float" office:value="0.0299263335368722">
            <text:p>0.0299263335368722</text:p>
          </table:table-cell>
          <table:table-cell office:value-type="float" office:value="0.1184971055490561">
            <text:p>0.1184971055490561</text:p>
          </table:table-cell>
          <table:table-cell office:value-type="float" office:value="0.1564306638081286">
            <text:p>0.1564306638081286</text:p>
          </table:table-cell>
          <table:table-cell office:value-type="float" office:value="0.3421002567459398">
            <text:p>0.3421002567459398</text:p>
          </table:table-cell>
          <table:table-cell office:value-type="float" office:value="0.4579225385807217">
            <text:p>0.4579225385807217</text:p>
          </table:table-cell>
          <table:table-cell office:value-type="float" office:value="0.0115908099135525">
            <text:p>0.0115908099135525</text:p>
          </table:table-cell>
          <table:table-cell office:value-type="float" office:value="0.00011052974669">
            <text:p>0.00011052974669</text:p>
          </table:table-cell>
          <table:table-cell office:value-type="float" office:value="0.0166084781343425">
            <text:p>0.0166084781343425</text:p>
          </table:table-cell>
          <table:table-cell office:value-type="float" office:value="0.4038585083476249">
            <text:p>0.4038585083476249</text:p>
          </table:table-cell>
          <table:table-cell office:value-type="float" office:value="0.186801971447835">
            <text:p>0.186801971447835</text:p>
          </table:table-cell>
          <table:table-cell office:value-type="float" office:value="0.0048884765816885">
            <text:p>0.0048884765816885</text:p>
          </table:table-cell>
          <table:table-cell office:value-type="float" office:value="0.0006928356252916">
            <text:p>0.0006928356252916</text:p>
          </table:table-cell>
          <table:table-cell office:value-type="float" office:value="0.0325727080720063">
            <text:p>0.0325727080720063</text:p>
          </table:table-cell>
          <table:table-cell office:value-type="float" office:value="0.004843800979994">
            <text:p>0.004843800979994</text:p>
          </table:table-cell>
          <table:table-cell office:value-type="float" office:value="0.0036314733595289">
            <text:p>0.0036314733595289</text:p>
          </table:table-cell>
          <table:table-cell office:value-type="float" office:value="0.3344004077914461">
            <text:p>0.3344004077914461</text:p>
          </table:table-cell>
          <table:table-cell office:value-type="float" office:value="4.4702276593598205">
            <text:p>4.4702276593598205</text:p>
          </table:table-cell>
          <table:table-cell office:value-type="float" office:value="0.0426280074059696">
            <text:p>0.0426280074059696</text:p>
          </table:table-cell>
          <table:table-cell office:value-type="float" office:value="6.405391762071879">
            <text:p>6.405391762071879</text:p>
          </table:table-cell>
          <table:table-cell office:value-type="float" office:value="155.75611091442852">
            <text:p>155.75611091442852</text:p>
          </table:table-cell>
          <table:table-cell office:value-type="float" office:value="72.04391632828656">
            <text:p>72.04391632828656</text:p>
          </table:table-cell>
          <table:table-cell office:value-type="float" office:value="1.8853387632598275">
            <text:p>1.8853387632598275</text:p>
          </table:table-cell>
          <table:table-cell office:value-type="float" office:value="0.2672059156062431">
            <text:p>0.2672059156062431</text:p>
          </table:table-cell>
          <table:table-cell office:value-type="float" office:value="12.562316322130703">
            <text:p>12.562316322130703</text:p>
          </table:table-cell>
          <table:table-cell office:value-type="float" office:value="1.868108723954312">
            <text:p>1.868108723954312</text:p>
          </table:table-cell>
          <table:table-cell office:value-type="float" office:value="1.400550330569512">
            <text:p>1.400550330569512</text:p>
          </table:table-cell>
          <table:table-cell office:value-type="float" office:value="128.96820527292704">
            <text:p>128.9682052729270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5044965290175307">
            <text:p>0.5044965290175307</text:p>
          </table:table-cell>
          <table:table-cell office:value-type="string" office:string-value="197">
            <text:p>197</text:p>
          </table:table-cell>
          <table:table-cell office:value-type="float" office:value="0.0004702020810427">
            <text:p>0.000470202081042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01674">
            <text:p>0.901674</text:p>
          </table:table-cell>
          <table:table-cell office:value-type="float" office:value="0.208338825434308">
            <text:p>0.208338825434308</text:p>
          </table:table-cell>
          <table:table-cell office:value-type="float" office:value="2.3966037823266166">
            <text:p>2.3966037823266166</text:p>
          </table:table-cell>
          <table:table-cell office:value-type="float" office:value="5.540841845873736">
            <text:p>5.540841845873736</text:p>
          </table:table-cell>
          <table:table-cell office:value-type="float" office:value="7.812650063439766">
            <text:p>7.812650063439766</text:p>
          </table:table-cell>
          <table:table-cell office:value-type="float" office:value="0.1259501734841306">
            <text:p>0.1259501734841306</text:p>
          </table:table-cell>
          <table:table-cell office:value-type="float" office:value="0.2187534093098549">
            <text:p>0.2187534093098549</text:p>
          </table:table-cell>
          <table:table-cell office:value-type="float" office:value="0.2377518076262233">
            <text:p>0.2377518076262233</text:p>
          </table:table-cell>
          <table:table-cell office:value-type="float" office:value="0.3345274268243342">
            <text:p>0.3345274268243342</text:p>
          </table:table-cell>
          <table:table-cell office:value-type="float" office:value="0.0377807535772877">
            <text:p>0.0377807535772877</text:p>
          </table:table-cell>
          <table:table-cell office:value-type="float" office:value="0.4346069280832522">
            <text:p>0.4346069280832522</text:p>
          </table:table-cell>
          <table:table-cell office:value-type="float" office:value="1.0047919774592675">
            <text:p>1.0047919774592675</text:p>
          </table:table-cell>
          <table:table-cell office:value-type="float" office:value="1.4167681238342644">
            <text:p>1.4167681238342644</text:p>
          </table:table-cell>
          <table:table-cell office:value-type="float" office:value="0.0228401617293411">
            <text:p>0.0228401617293411</text:p>
          </table:table-cell>
          <table:table-cell office:value-type="float" office:value="0.0396693637592439">
            <text:p>0.0396693637592439</text:p>
          </table:table-cell>
          <table:table-cell office:value-type="float" office:value="0.0431145872007103">
            <text:p>0.0431145872007103</text:p>
          </table:table-cell>
          <table:table-cell office:value-type="float" office:value="0.0606641524994075">
            <text:p>0.0606641524994075</text:p>
          </table:table-cell>
          <table:table-cell office:value-type="float" office:value="0.0051366582468705">
            <text:p>0.0051366582468705</text:p>
          </table:table-cell>
          <table:table-cell office:value-type="float" office:value="104.57797823102996">
            <text:p>104.57797823102996</text:p>
          </table:table-cell>
          <table:table-cell office:value-type="float" office:value="23.348437260414958">
            <text:p>23.348437260414958</text:p>
          </table:table-cell>
          <table:table-cell office:value-type="float" office:value="0.0293142961317572">
            <text:p>0.0293142961317572</text:p>
          </table:table-cell>
          <table:table-cell office:value-type="float" office:value="0.1161540388565138">
            <text:p>0.1161540388565138</text:p>
          </table:table-cell>
          <table:table-cell office:value-type="float" office:value="0.1531840504453848">
            <text:p>0.1531840504453848</text:p>
          </table:table-cell>
          <table:table-cell office:value-type="float" office:value="0.336392625967996">
            <text:p>0.336392625967996</text:p>
          </table:table-cell>
          <table:table-cell office:value-type="float" office:value="0.450595542247541">
            <text:p>0.450595542247541</text:p>
          </table:table-cell>
          <table:table-cell office:value-type="float" office:value="0.0114607570554386">
            <text:p>0.0114607570554386</text:p>
          </table:table-cell>
          <table:table-cell office:value-type="float" office:value="0.0001084027967993">
            <text:p>0.0001084027967993</text:p>
          </table:table-cell>
          <table:table-cell office:value-type="float" office:value="0.0165783830071619">
            <text:p>0.0165783830071619</text:p>
          </table:table-cell>
          <table:table-cell office:value-type="float" office:value="0.4039708824870755">
            <text:p>0.4039708824870755</text:p>
          </table:table-cell>
          <table:table-cell office:value-type="float" office:value="0.1868516149379746">
            <text:p>0.1868516149379746</text:p>
          </table:table-cell>
          <table:table-cell office:value-type="float" office:value="0.0048766876481542">
            <text:p>0.0048766876481542</text:p>
          </table:table-cell>
          <table:table-cell office:value-type="float" office:value="0.0006832963356834">
            <text:p>0.0006832963356834</text:p>
          </table:table-cell>
          <table:table-cell office:value-type="float" office:value="0.0325831576119334">
            <text:p>0.0325831576119334</text:p>
          </table:table-cell>
          <table:table-cell office:value-type="float" office:value="0.0047767824462539">
            <text:p>0.0047767824462539</text:p>
          </table:table-cell>
          <table:table-cell office:value-type="float" office:value="0.0035826088491893">
            <text:p>0.0035826088491893</text:p>
          </table:table-cell>
          <table:table-cell office:value-type="float" office:value="0.3345274268243342">
            <text:p>0.3345274268243342</text:p>
          </table:table-cell>
          <table:table-cell office:value-type="float" office:value="4.420070173571011">
            <text:p>4.420070173571011</text:p>
          </table:table-cell>
          <table:table-cell office:value-type="float" office:value="0.0418077066415862">
            <text:p>0.0418077066415862</text:p>
          </table:table-cell>
          <table:table-cell office:value-type="float" office:value="6.393784974372156">
            <text:p>6.393784974372156</text:p>
          </table:table-cell>
          <table:table-cell office:value-type="float" office:value="155.79945024879044">
            <text:p>155.79945024879044</text:p>
          </table:table-cell>
          <table:table-cell office:value-type="float" office:value="72.06306233312867">
            <text:p>72.06306233312867</text:p>
          </table:table-cell>
          <table:table-cell office:value-type="float" office:value="1.8807921252636683">
            <text:p>1.8807921252636683</text:p>
          </table:table-cell>
          <table:table-cell office:value-type="float" office:value="0.2635268977830213">
            <text:p>0.2635268977830213</text:p>
          </table:table-cell>
          <table:table-cell office:value-type="float" office:value="12.566346396194374">
            <text:p>12.566346396194374</text:p>
          </table:table-cell>
          <table:table-cell office:value-type="float" office:value="1.842261686046764">
            <text:p>1.842261686046764</text:p>
          </table:table-cell>
          <table:table-cell office:value-type="float" office:value="1.3817047548668655">
            <text:p>1.3817047548668655</text:p>
          </table:table-cell>
          <table:table-cell office:value-type="float" office:value="129.01719270334098">
            <text:p>129.0171927033409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4850928163630102">
            <text:p>0.4850928163630102</text:p>
          </table:table-cell>
          <table:table-cell office:value-type="string" office:string-value="198">
            <text:p>198</text:p>
          </table:table-cell>
          <table:table-cell office:value-type="float" office:value="0.0004522892223384">
            <text:p>0.000452289222338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56231">
            <text:p>0.956231</text:p>
          </table:table-cell>
          <table:table-cell office:value-type="float" office:value="0.2081830234109863">
            <text:p>0.2081830234109863</text:p>
          </table:table-cell>
          <table:table-cell office:value-type="float" office:value="2.397070570619107">
            <text:p>2.397070570619107</text:p>
          </table:table-cell>
          <table:table-cell office:value-type="float" office:value="5.541917497612131">
            <text:p>5.541917497612131</text:p>
          </table:table-cell>
          <table:table-cell office:value-type="float" office:value="7.814213475069465">
            <text:p>7.814213475069465</text:p>
          </table:table-cell>
          <table:table-cell office:value-type="float" office:value="0.1259772297820603">
            <text:p>0.1259772297820603</text:p>
          </table:table-cell>
          <table:table-cell office:value-type="float" office:value="0.2187228975476858">
            <text:p>0.2187228975476858</text:p>
          </table:table-cell>
          <table:table-cell office:value-type="float" office:value="0.2377912908943767">
            <text:p>0.2377912908943767</text:p>
          </table:table-cell>
          <table:table-cell office:value-type="float" office:value="0.3346526580928049">
            <text:p>0.3346526580928049</text:p>
          </table:table-cell>
          <table:table-cell office:value-type="float" office:value="0.0363142775269103">
            <text:p>0.0363142775269103</text:p>
          </table:table-cell>
          <table:table-cell office:value-type="float" office:value="0.4181315292996071">
            <text:p>0.4181315292996071</text:p>
          </table:table-cell>
          <table:table-cell office:value-type="float" office:value="0.9667009669766712">
            <text:p>0.9667009669766712</text:p>
          </table:table-cell>
          <table:table-cell office:value-type="float" office:value="1.363067516931931">
            <text:p>1.363067516931931</text:p>
          </table:table-cell>
          <table:table-cell office:value-type="float" office:value="0.0219747605228394">
            <text:p>0.0219747605228394</text:p>
          </table:table-cell>
          <table:table-cell office:value-type="float" office:value="0.0381527939833805">
            <text:p>0.0381527939833805</text:p>
          </table:table-cell>
          <table:table-cell office:value-type="float" office:value="0.0414789774379123">
            <text:p>0.0414789774379123</text:p>
          </table:table-cell>
          <table:table-cell office:value-type="float" office:value="0.0583749303953044">
            <text:p>0.0583749303953044</text:p>
          </table:table-cell>
          <table:table-cell office:value-type="float" office:value="0.0049373550100539">
            <text:p>0.0049373550100539</text:p>
          </table:table-cell>
          <table:table-cell office:value-type="float" office:value="104.63302249964084">
            <text:p>104.63302249964084</text:p>
          </table:table-cell>
          <table:table-cell office:value-type="float" office:value="23.360750931620597">
            <text:p>23.360750931620597</text:p>
          </table:table-cell>
          <table:table-cell office:value-type="float" office:value="0.0287152391821459">
            <text:p>0.0287152391821459</text:p>
          </table:table-cell>
          <table:table-cell office:value-type="float" office:value="0.1138581243978656">
            <text:p>0.1138581243978656</text:p>
          </table:table-cell>
          <table:table-cell office:value-type="float" office:value="0.1500106001273768">
            <text:p>0.1500106001273768</text:p>
          </table:table-cell>
          <table:table-cell office:value-type="float" office:value="0.3307932870129463">
            <text:p>0.3307932870129463</text:p>
          </table:table-cell>
          <table:table-cell office:value-type="float" office:value="0.4434026096602479">
            <text:p>0.4434026096602479</text:p>
          </table:table-cell>
          <table:table-cell office:value-type="float" office:value="0.011332415618069">
            <text:p>0.011332415618069</text:p>
          </table:table-cell>
          <table:table-cell office:value-type="float" office:value="0.0001063163810164">
            <text:p>0.0001063163810164</text:p>
          </table:table-cell>
          <table:table-cell office:value-type="float" office:value="0.0165488900873835">
            <text:p>0.0165488900873835</text:p>
          </table:table-cell>
          <table:table-cell office:value-type="float" office:value="0.4040815499470129">
            <text:p>0.4040815499470129</text:p>
          </table:table-cell>
          <table:table-cell office:value-type="float" office:value="0.1869005289636431">
            <text:p>0.1869005289636431</text:p>
          </table:table-cell>
          <table:table-cell office:value-type="float" office:value="0.004865116685885">
            <text:p>0.004865116685885</text:p>
          </table:table-cell>
          <table:table-cell office:value-type="float" office:value="0.0006738926980058">
            <text:p>0.0006738926980058</text:p>
          </table:table-cell>
          <table:table-cell office:value-type="float" office:value="0.0325934655540181">
            <text:p>0.0325934655540181</text:p>
          </table:table-cell>
          <table:table-cell office:value-type="float" office:value="0.0047107357427467">
            <text:p>0.0047107357427467</text:p>
          </table:table-cell>
          <table:table-cell office:value-type="float" office:value="0.0035344302294133">
            <text:p>0.0035344302294133</text:p>
          </table:table-cell>
          <table:table-cell office:value-type="float" office:value="0.3346526580928049">
            <text:p>0.3346526580928049</text:p>
          </table:table-cell>
          <table:table-cell office:value-type="float" office:value="4.370572731420692">
            <text:p>4.370572731420692</text:p>
          </table:table-cell>
          <table:table-cell office:value-type="float" office:value="0.0410030386666088">
            <text:p>0.0410030386666088</text:p>
          </table:table-cell>
          <table:table-cell office:value-type="float" office:value="6.382410440001227">
            <text:p>6.382410440001227</text:p>
          </table:table-cell>
          <table:table-cell office:value-type="float" office:value="155.84213136806449">
            <text:p>155.84213136806449</text:p>
          </table:table-cell>
          <table:table-cell office:value-type="float" office:value="72.08192700540826">
            <text:p>72.08192700540826</text:p>
          </table:table-cell>
          <table:table-cell office:value-type="float" office:value="1.8763295522452963">
            <text:p>1.8763295522452963</text:p>
          </table:table-cell>
          <table:table-cell office:value-type="float" office:value="0.2599001968399188">
            <text:p>0.2599001968399188</text:p>
          </table:table-cell>
          <table:table-cell office:value-type="float" office:value="12.570321860218188">
            <text:p>12.570321860218188</text:p>
          </table:table-cell>
          <table:table-cell office:value-type="float" office:value="1.8167894539051483">
            <text:p>1.8167894539051483</text:p>
          </table:table-cell>
          <table:table-cell office:value-type="float" office:value="1.3631237065778379">
            <text:p>1.3631237065778379</text:p>
          </table:table-cell>
          <table:table-cell office:value-type="float" office:value="129.0654906466521">
            <text:p>129.065490646652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4664354003490483">
            <text:p>0.4664354003490483</text:p>
          </table:table-cell>
          <table:table-cell office:value-type="string" office:string-value="199">
            <text:p>199</text:p>
          </table:table-cell>
          <table:table-cell office:value-type="float" office:value="0.0004350554462498">
            <text:p>0.000435055446249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04583">
            <text:p>0.904583</text:p>
          </table:table-cell>
          <table:table-cell office:value-type="float" office:value="0.20803032648311">
            <text:p>0.20803032648311</text:p>
          </table:table-cell>
          <table:table-cell office:value-type="float" office:value="2.397528013621506">
            <text:p>2.397528013621506</text:p>
          </table:table-cell>
          <table:table-cell office:value-type="float" office:value="5.542971754195708">
            <text:p>5.542971754195708</text:p>
          </table:table-cell>
          <table:table-cell office:value-type="float" office:value="7.815745673415432">
            <text:p>7.815745673415432</text:p>
          </table:table-cell>
          <table:table-cell office:value-type="float" office:value="0.1260037474847162">
            <text:p>0.1260037474847162</text:p>
          </table:table-cell>
          <table:table-cell office:value-type="float" office:value="0.2186926647431871">
            <text:p>0.2186926647431871</text:p>
          </table:table-cell>
          <table:table-cell office:value-type="float" office:value="0.2378299310558872">
            <text:p>0.2378299310558872</text:p>
          </table:table-cell>
          <table:table-cell office:value-type="float" office:value="0.3347756675984017">
            <text:p>0.3347756675984017</text:p>
          </table:table-cell>
          <table:table-cell office:value-type="float" office:value="0.0349049578775892">
            <text:p>0.0349049578775892</text:p>
          </table:table-cell>
          <table:table-cell office:value-type="float" office:value="0.4022760322524093">
            <text:p>0.4022760322524093</text:p>
          </table:table-cell>
          <table:table-cell office:value-type="float" office:value="0.9300432243112228">
            <text:p>0.9300432243112228</text:p>
          </table:table-cell>
          <table:table-cell office:value-type="float" office:value="1.3113870372869176">
            <text:p>1.3113870372869176</text:p>
          </table:table-cell>
          <table:table-cell office:value-type="float" office:value="0.0211418958606955">
            <text:p>0.0211418958606955</text:p>
          </table:table-cell>
          <table:table-cell office:value-type="float" office:value="0.0366939685191449">
            <text:p>0.0366939685191449</text:p>
          </table:table-cell>
          <table:table-cell office:value-type="float" office:value="0.0399049689815762">
            <text:p>0.0399049689815762</text:p>
          </table:table-cell>
          <table:table-cell office:value-type="float" office:value="0.0561712841272339">
            <text:p>0.0561712841272339</text:p>
          </table:table-cell>
          <table:table-cell office:value-type="float" office:value="0.0047458177439704">
            <text:p>0.0047458177439704</text:p>
          </table:table-cell>
          <table:table-cell office:value-type="float" office:value="104.68706966814815">
            <text:p>104.68706966814815</text:p>
          </table:table-cell>
          <table:table-cell office:value-type="float" office:value="23.372842197401873">
            <text:p>23.372842197401873</text:p>
          </table:table-cell>
          <table:table-cell office:value-type="float" office:value="0.0281287219518431">
            <text:p>0.0281287219518431</text:p>
          </table:table-cell>
          <table:table-cell office:value-type="float" office:value="0.1116084682923417">
            <text:p>0.1116084682923417</text:p>
          </table:table-cell>
          <table:table-cell office:value-type="float" office:value="0.1468985043145704">
            <text:p>0.1468985043145704</text:p>
          </table:table-cell>
          <table:table-cell office:value-type="float" office:value="0.325297597576166">
            <text:p>0.325297597576166</text:p>
          </table:table-cell>
          <table:table-cell office:value-type="float" office:value="0.4363407472466429">
            <text:p>0.4363407472466429</text:p>
          </table:table-cell>
          <table:table-cell office:value-type="float" office:value="0.0112069282142415">
            <text:p>0.0112069282142415</text:p>
          </table:table-cell>
          <table:table-cell office:value-type="float" office:value="0.0001042695218682">
            <text:p>0.0001042695218682</text:p>
          </table:table-cell>
          <table:table-cell office:value-type="float" office:value="0.0165200652629486">
            <text:p>0.0165200652629486</text:p>
          </table:table-cell>
          <table:table-cell office:value-type="float" office:value="0.4041899358805105">
            <text:p>0.4041899358805105</text:p>
          </table:table-cell>
          <table:table-cell office:value-type="float" office:value="0.1869484897652742">
            <text:p>0.1869484897652742</text:p>
          </table:table-cell>
          <table:table-cell office:value-type="float" office:value="0.0048537513244464">
            <text:p>0.0048537513244464</text:p>
          </table:table-cell>
          <table:table-cell office:value-type="float" office:value="0.0006646141504108">
            <text:p>0.0006646141504108</text:p>
          </table:table-cell>
          <table:table-cell office:value-type="float" office:value="0.0326035877520033">
            <text:p>0.0326035877520033</text:p>
          </table:table-cell>
          <table:table-cell office:value-type="float" office:value="0.0046457267928886">
            <text:p>0.0046457267928886</text:p>
          </table:table-cell>
          <table:table-cell office:value-type="float" office:value="0.003486963737006">
            <text:p>0.003486963737006</text:p>
          </table:table-cell>
          <table:table-cell office:value-type="float" office:value="0.3347756675984017">
            <text:p>0.3347756675984017</text:p>
          </table:table-cell>
          <table:table-cell office:value-type="float" office:value="4.322176004386548">
            <text:p>4.322176004386548</text:p>
          </table:table-cell>
          <table:table-cell office:value-type="float" office:value="0.0402136264989108">
            <text:p>0.0402136264989108</text:p>
          </table:table-cell>
          <table:table-cell office:value-type="float" office:value="6.371293569961422">
            <text:p>6.371293569961422</text:p>
          </table:table-cell>
          <table:table-cell office:value-type="float" office:value="155.88393257103652">
            <text:p>155.88393257103652</text:p>
          </table:table-cell>
          <table:table-cell office:value-type="float" office:value="72.10042404777332">
            <text:p>72.10042404777332</text:p>
          </table:table-cell>
          <table:table-cell office:value-type="float" office:value="1.8719462732992556">
            <text:p>1.8719462732992556</text:p>
          </table:table-cell>
          <table:table-cell office:value-type="float" office:value="0.2563217393889664">
            <text:p>0.2563217393889664</text:p>
          </table:table-cell>
          <table:table-cell office:value-type="float" office:value="12.574225688315137">
            <text:p>12.574225688315137</text:p>
          </table:table-cell>
          <table:table-cell office:value-type="float" office:value="1.7917174522133696">
            <text:p>1.7917174522133696</text:p>
          </table:table-cell>
          <table:table-cell office:value-type="float" office:value="1.344817304451123">
            <text:p>1.344817304451123</text:p>
          </table:table-cell>
          <table:table-cell office:value-type="float" office:value="129.1129317226756">
            <text:p>129.112931722675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4484955772587003">
            <text:p>0.4484955772587003</text:p>
          </table:table-cell>
          <table:table-cell office:value-type="string" office:string-value="200">
            <text:p>200</text:p>
          </table:table-cell>
          <table:table-cell office:value-type="float" office:value="0.0004184752411433">
            <text:p>0.000418475241143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8474049999999999">
            <text:p>0.8474049999999999</text:p>
          </table:table-cell>
          <table:table-cell office:value-type="float" office:value="0.20787918582696">
            <text:p>0.20787918582696</text:p>
          </table:table-cell>
          <table:table-cell office:value-type="float" office:value="2.39798079334402">
            <text:p>2.39798079334402</text:p>
          </table:table-cell>
          <table:table-cell office:value-type="float" office:value="5.544015266969079">
            <text:p>5.544015266969079</text:p>
          </table:table-cell>
          <table:table-cell office:value-type="float" office:value="7.817261919665731">
            <text:p>7.817261919665731</text:p>
          </table:table-cell>
          <table:table-cell office:value-type="float" office:value="0.1260299732477914">
            <text:p>0.1260299732477914</text:p>
          </table:table-cell>
          <table:table-cell office:value-type="float" office:value="0.2186629704105394">
            <text:p>0.2186629704105394</text:p>
          </table:table-cell>
          <table:table-cell office:value-type="float" office:value="0.2378681676261617">
            <text:p>0.2378681676261617</text:p>
          </table:table-cell>
          <table:table-cell office:value-type="float" office:value="0.3348971765834038">
            <text:p>0.3348971765834038</text:p>
          </table:table-cell>
          <table:table-cell office:value-type="float" office:value="0.0335503174167025">
            <text:p>0.0335503174167025</text:p>
          </table:table-cell>
          <table:table-cell office:value-type="float" office:value="0.3870181444852193">
            <text:p>0.3870181444852193</text:p>
          </table:table-cell>
          <table:table-cell office:value-type="float" office:value="0.894767175606933">
            <text:p>0.894767175606933</text:p>
          </table:table-cell>
          <table:table-cell office:value-type="float" office:value="1.2616540597412371">
            <text:p>1.2616540597412371</text:p>
          </table:table-cell>
          <table:table-cell office:value-type="float" office:value="0.0203403991104797">
            <text:p>0.0203403991104797</text:p>
          </table:table-cell>
          <table:table-cell office:value-type="float" office:value="0.0352907484959045">
            <text:p>0.0352907484959045</text:p>
          </table:table-cell>
          <table:table-cell office:value-type="float" office:value="0.0383903395399586">
            <text:p>0.0383903395399586</text:p>
          </table:table-cell>
          <table:table-cell office:value-type="float" office:value="0.054050175979059">
            <text:p>0.054050175979059</text:p>
          </table:table-cell>
          <table:table-cell office:value-type="float" office:value="0.0045617097880584">
            <text:p>0.0045617097880584</text:p>
          </table:table-cell>
          <table:table-cell office:value-type="float" office:value="104.74033890520396">
            <text:p>104.74033890520396</text:p>
          </table:table-cell>
          <table:table-cell office:value-type="float" office:value="23.38475948097794">
            <text:p>23.38475948097794</text:p>
          </table:table-cell>
          <table:table-cell office:value-type="float" office:value="0.0275546974255912">
            <text:p>0.0275546974255912</text:p>
          </table:table-cell>
          <table:table-cell office:value-type="float" office:value="0.1094039926393309">
            <text:p>0.1094039926393309</text:p>
          </table:table-cell>
          <table:table-cell office:value-type="float" office:value="0.1438611694910482">
            <text:p>0.1438611694910482</text:p>
          </table:table-cell>
          <table:table-cell office:value-type="float" office:value="0.3199067981047125">
            <text:p>0.3199067981047125</text:p>
          </table:table-cell>
          <table:table-cell office:value-type="float" office:value="0.4294073392907255">
            <text:p>0.4294073392907255</text:p>
          </table:table-cell>
          <table:table-cell office:value-type="float" office:value="0.0110825124574744">
            <text:p>0.0110825124574744</text:p>
          </table:table-cell>
          <table:table-cell office:value-type="float" office:value="0.0001022618157462">
            <text:p>0.0001022618157462</text:p>
          </table:table-cell>
          <table:table-cell office:value-type="float" office:value="0.016491770533376">
            <text:p>0.016491770533376</text:p>
          </table:table-cell>
          <table:table-cell office:value-type="float" office:value="0.4042969842971828">
            <text:p>0.4042969842971828</text:p>
          </table:table-cell>
          <table:table-cell office:value-type="float" office:value="0.1869958618901015">
            <text:p>0.1869958618901015</text:p>
          </table:table-cell>
          <table:table-cell office:value-type="float" office:value="0.0048426015774198">
            <text:p>0.0048426015774198</text:p>
          </table:table-cell>
          <table:table-cell office:value-type="float" office:value="0.0006554715126656">
            <text:p>0.0006554715126656</text:p>
          </table:table-cell>
          <table:table-cell office:value-type="float" office:value="0.0326135957678557">
            <text:p>0.0326135957678557</text:p>
          </table:table-cell>
          <table:table-cell office:value-type="float" office:value="0.0045816195469939">
            <text:p>0.0045816195469939</text:p>
          </table:table-cell>
          <table:table-cell office:value-type="float" office:value="0.003440144017779">
            <text:p>0.003440144017779</text:p>
          </table:table-cell>
          <table:table-cell office:value-type="float" office:value="0.3348971765834038">
            <text:p>0.3348971765834038</text:p>
          </table:table-cell>
          <table:table-cell office:value-type="float" office:value="4.274192579474187">
            <text:p>4.274192579474187</text:p>
          </table:table-cell>
          <table:table-cell office:value-type="float" office:value="0.0394393144788419">
            <text:p>0.0394393144788419</text:p>
          </table:table-cell>
          <table:table-cell office:value-type="float" office:value="6.3603811416071325">
            <text:p>6.3603811416071325</text:p>
          </table:table-cell>
          <table:table-cell office:value-type="float" office:value="155.92521793389452">
            <text:p>155.92521793389452</text:p>
          </table:table-cell>
          <table:table-cell office:value-type="float" office:value="72.11869405515546">
            <text:p>72.11869405515546</text:p>
          </table:table-cell>
          <table:table-cell office:value-type="float" office:value="1.8676461503635295">
            <text:p>1.8676461503635295</text:p>
          </table:table-cell>
          <table:table-cell office:value-type="float" office:value="0.2527956982897722">
            <text:p>0.2527956982897722</text:p>
          </table:table-cell>
          <table:table-cell office:value-type="float" office:value="12.57808547978892">
            <text:p>12.57808547978892</text:p>
          </table:table-cell>
          <table:table-cell office:value-type="float" office:value="1.7669932106891495">
            <text:p>1.7669932106891495</text:p>
          </table:table-cell>
          <table:table-cell office:value-type="float" office:value="1.326760343336851">
            <text:p>1.326760343336851</text:p>
          </table:table-cell>
          <table:table-cell office:value-type="float" office:value="129.15979409292137">
            <text:p>129.159794092921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